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mm"/>
    </style:style>
    <style:style style:name="co2" style:family="table-column">
      <style:table-column-properties fo:break-before="auto" style:column-width="10mm"/>
    </style:style>
    <style:style style:name="co3" style:family="table-column">
      <style:table-column-properties fo:break-before="auto" style:column-width="16.77mm"/>
    </style:style>
    <style:style style:name="co4" style:family="table-column">
      <style:table-column-properties fo:break-before="auto" style:column-width="17.16mm"/>
    </style:style>
    <style:style style:name="co5" style:family="table-column">
      <style:table-column-properties fo:break-before="auto" style:column-width="17.36mm"/>
    </style:style>
    <style:style style:name="co6" style:family="table-column">
      <style:table-column-properties fo:break-before="auto" style:column-width="8.77mm"/>
    </style:style>
    <style:style style:name="co7" style:family="table-column">
      <style:table-column-properties fo:break-before="auto" style:column-width="13.79mm"/>
    </style:style>
    <style:style style:name="co8" style:family="table-column">
      <style:table-column-properties fo:break-before="auto" style:column-width="20.74mm"/>
    </style:style>
    <style:style style:name="co9" style:family="table-column">
      <style:table-column-properties fo:break-before="auto" style:column-width="4.2mm"/>
    </style:style>
    <style:style style:name="co10" style:family="table-column">
      <style:table-column-properties fo:break-before="auto" style:column-width="21.04mm"/>
    </style:style>
    <style:style style:name="co11" style:family="table-column">
      <style:table-column-properties fo:break-before="auto" style:column-width="6.05mm"/>
    </style:style>
    <style:style style:name="co1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color="#ff3333"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data-style-name="N127">
      <style:table-cell-properties fo:background-color="#eeeeee" style:text-align-source="fix" style:repeat-content="false"/>
      <style:paragraph-properties fo:text-align="center" fo:margin-left="0mm"/>
    </style:style>
    <style:style style:name="ce4" style:family="table-cell" style:parent-style-name="Default" style:data-style-name="N127">
      <style:table-cell-properties fo:background-color="#99ccff" style:text-align-source="fix" style:repeat-content="false"/>
      <style:paragraph-properties fo:text-align="center" fo:margin-left="0mm"/>
    </style:style>
    <style:style style:name="ce5" style:family="table-cell" style:parent-style-name="Default" style:data-style-name="N127"/>
    <style:style style:name="ce6" style:family="table-cell" style:parent-style-name="Default" style:data-style-name="N127">
      <style:table-cell-properties style:text-align-source="fix" style:repeat-content="false"/>
      <style:paragraph-properties fo:text-align="center" fo:margin-left="0mm"/>
    </style:style>
    <style:style style:name="ce7" style:family="table-cell" style:parent-style-name="Default" style:data-style-name="N127">
      <style:table-cell-properties fo:background-color="#ff9999" style:text-align-source="fix" style:repeat-content="false"/>
      <style:paragraph-properties fo:text-align="center" fo:margin-left="0mm"/>
    </style:style>
    <style:style style:name="ce8" style:family="table-cell" style:parent-style-name="Default" style:data-style-name="N127">
      <style:table-cell-properties fo:background-color="#ffffcc" style:text-align-source="fix" style:repeat-content="false"/>
      <style:paragraph-properties fo:text-align="center" fo:margin-left="0mm"/>
    </style:style>
    <style:style style:name="ce9" style:family="table-cell" style:parent-style-name="Default">
      <style:table-cell-properties style:text-align-source="fix" style:repeat-content="false" fo:background-color="transparent"/>
      <style:paragraph-properties fo:text-align="center" fo:margin-left="0mm"/>
    </style:style>
    <style:style style:name="ce10" style:family="table-cell" style:parent-style-name="Default" style:data-style-name="N124"/>
    <style:style style:name="ce11" style:family="table-cell" style:parent-style-name="Default" style:data-style-name="N127">
      <style:table-cell-properties fo:background-color="#ccff99" style:text-align-source="fix" style:repeat-content="false"/>
      <style:paragraph-properties fo:text-align="center" fo:margin-left="0mm"/>
    </style:style>
    <style:style style:name="ce12" style:family="table-cell" style:parent-style-name="Default" style:data-style-name="N1"/>
    <style:style style:name="ce13" style:family="table-cell" style:parent-style-name="Default" style:data-style-name="N127">
      <style:table-cell-properties fo:background-color="#7e0021" style:text-align-source="fix" style:repeat-content="false"/>
      <style:paragraph-properties fo:text-align="center" fo:margin-left="0mm"/>
      <style:text-properties fo:color="#ffffff"/>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print="false">
        <table:shapes>
          <draw:frame draw:z-index="0" draw:style-name="gr1" draw:text-style-name="P1" svg:width="289.44mm" svg:height="103.98mm" svg:x="286.64mm" svg:y="59.05mm">
            <loext:p draw:notify-on-update-of-ranges="Sheet1.B2:Sheet1.B2 Sheet1.B3:Sheet1.B258 Sheet1.C2:Sheet1.C2 Sheet1.C3:Sheet1.C258 Sheet1.D2:Sheet1.D2 Sheet1.D3:Sheet1.D258 Sheet1.E2:Sheet1.E2 Sheet1.E3:Sheet1.E258"/>
            <draw:object xlink:href="./Object 1" xlink:type="simple" xlink:show="embed" xlink:actuate="onLoad"/>
            <draw:image xlink:href="./ObjectReplacements/Object 1" xlink:type="simple" xlink:show="embed" xlink:actuate="onLoad"/>
          </draw:frame>
          <draw:frame draw:z-index="1" draw:style-name="gr1" draw:text-style-name="P1" svg:width="297.26mm" svg:height="154.16mm" svg:x="292.96mm" svg:y="176.51mm">
            <loext:p draw:notify-on-update-of-ranges="Sheet1.H2:Sheet1.H258 Sheet1.J2:Sheet1.J258 Sheet1.K2:Sheet1.K258"/>
            <draw:object xlink:href="./Object 2" xlink:type="simple" xlink:show="embed" xlink:actuate="onLoad"/>
            <draw:image xlink:href="./ObjectReplacements/Object 2" xlink:type="simple" xlink:show="embed" xlink:actuate="onLoad"/>
          </draw:frame>
          <draw:frame draw:z-index="2" draw:style-name="gr1" draw:text-style-name="P1" svg:width="253.65mm" svg:height="131.54mm" svg:x="298.55mm" svg:y="337.27mm">
            <loext:p draw:notify-on-update-of-ranges="Sheet1.M2:Sheet1.M258"/>
            <draw:object xlink:href="./Object 5" xlink:type="simple" xlink:show="embed" xlink:actuate="onLoad"/>
            <draw:image xlink:href="./ObjectReplacements/Object 5" xlink:type="simple" xlink:show="embed" xlink:actuate="onLoad"/>
          </draw:frame>
          <draw:frame draw:z-index="3" draw:style-name="gr1" draw:text-style-name="P1" svg:width="253.65mm" svg:height="131.54mm" svg:x="301.65mm" svg:y="490.11mm">
            <loext:p draw:notify-on-update-of-ranges="Sheet1.P2:Sheet1.P258"/>
            <draw:object xlink:href="./Object 6" xlink:type="simple" xlink:show="embed" xlink:actuate="onLoad"/>
            <draw:image xlink:href="./ObjectReplacements/Object 6" xlink:type="simple" xlink:show="embed" xlink:actuate="onLoad"/>
          </draw:frame>
        </table:shapes>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Default"/>
        <table:table-column table:style-name="co7" table:default-cell-style-name="ce5"/>
        <table:table-column table:style-name="co8" table:default-cell-style-name="ce5"/>
        <table:table-column table:style-name="co9" table:default-cell-style-name="ce5"/>
        <table:table-column table:style-name="co8" table:default-cell-style-name="ce5"/>
        <table:table-column table:style-name="co10" table:default-cell-style-name="ce5"/>
        <table:table-column table:style-name="co11" table:default-cell-style-name="Default"/>
        <table:table-column table:style-name="co12" table:default-cell-style-name="ce12"/>
        <table:table-column table:style-name="co9" table:default-cell-style-name="ce5"/>
        <table:table-column table:style-name="co12" table:default-cell-style-name="Default"/>
        <table:table-column table:style-name="co12" table:default-cell-style-name="ce12"/>
        <table:table-column table:style-name="co9" table:default-cell-style-name="ce5"/>
        <table:table-row table:style-name="ro1">
          <table:table-cell table:number-columns-repeated="2"/>
          <table:table-cell table:style-name="ce3" office:value-type="string" calcext:value-type="string" table:number-columns-spanned="3" table:number-rows-spanned="1">
            <text:p>SPWM</text:p>
          </table:table-cell>
          <table:covered-table-cell table:number-columns-repeated="2" table:style-name="ce6"/>
          <table:table-cell table:style-name="ce2"/>
          <table:table-cell table:style-name="ce6"/>
          <table:table-cell table:style-name="ce3" office:value-type="string" calcext:value-type="string" table:number-columns-spanned="4" table:number-rows-spanned="1">
            <text:p>SVPWM</text:p>
          </table:table-cell>
          <table:covered-table-cell table:style-name="ce3"/>
          <table:covered-table-cell table:number-columns-repeated="2" table:style-name="ce6"/>
          <table:table-cell table:style-name="ce2"/>
          <table:table-cell office:value-type="string" calcext:value-type="string">
            <text:p>Sine</text:p>
          </table:table-cell>
          <table:table-cell table:style-name="ce3"/>
          <table:table-cell/>
          <table:table-cell office:value-type="string" calcext:value-type="string">
            <text:p>Square</text:p>
          </table:table-cell>
          <table:table-cell table:style-name="ce3"/>
        </table:table-row>
        <table:table-row table:style-name="ro1">
          <table:table-cell office:value-type="string" calcext:value-type="string">
            <text:p>Amplitude</text:p>
          </table:table-cell>
          <table:table-cell table:style-name="ce2" office:value-type="string" calcext:value-type="string">
            <text:p>Angle</text:p>
          </table:table-cell>
          <table:table-cell table:style-name="ce4" office:value-type="string" calcext:value-type="string">
            <text:p>Phase A</text:p>
          </table:table-cell>
          <table:table-cell table:style-name="ce7" office:value-type="string" calcext:value-type="string">
            <text:p>Phase B</text:p>
          </table:table-cell>
          <table:table-cell table:style-name="ce8" office:value-type="string" calcext:value-type="string">
            <text:p>Phase C</text:p>
          </table:table-cell>
          <table:table-cell table:style-name="ce9"/>
          <table:table-cell table:style-name="ce6" office:value-type="string" calcext:value-type="string">
            <text:p>Voff</text:p>
          </table:table-cell>
          <table:table-cell table:style-name="ce11" office:value-type="string" calcext:value-type="string">
            <text:p>Phase Asv</text:p>
          </table:table-cell>
          <table:table-cell table:style-name="ce11"/>
          <table:table-cell table:style-name="ce13" office:value-type="string" calcext:value-type="string">
            <text:p>Phase Bsv</text:p>
          </table:table-cell>
          <table:table-cell table:style-name="ce4" office:value-type="string" calcext:value-type="string">
            <text:p>Phase Csv</text:p>
          </table:table-cell>
          <table:table-cell table:style-name="ce9"/>
          <table:table-cell/>
          <table:table-cell table:style-name="ce11"/>
          <table:table-cell table:number-columns-repeated="2"/>
          <table:table-cell table:style-name="ce11"/>
        </table:table-row>
        <table:table-row table:style-name="ro1">
          <table:table-cell table:style-name="ce1" office:value-type="float" office:value="255" calcext:value-type="float">
            <text:p>255</text:p>
          </table:table-cell>
          <table:table-cell table:style-name="ce2" office:value-type="float" office:value="1" calcext:value-type="float">
            <text:p>1</text:p>
          </table:table-cell>
          <table:table-cell table:formula="of:=[.$A$3]*SIN(RADIANS([.B3]))" office:value-type="float" office:value="4.4503636415073" calcext:value-type="float">
            <text:p>4,5</text:p>
          </table:table-cell>
          <table:table-cell table:formula="of:=[.$A$3]*SIN(RADIANS([.B3]-120))" office:value-type="float" office:value="-223.028025320546" calcext:value-type="float">
            <text:p>-223,0</text:p>
          </table:table-cell>
          <table:table-cell table:formula="of:=[.$A$3]*SIN(RADIANS([.B3]+120))" office:value-type="float" office:value="218.577661679039" calcext:value-type="float">
            <text:p>218,6</text:p>
          </table:table-cell>
          <table:table-cell table:style-name="ce10"/>
          <table:table-cell table:style-name="ce6" table:formula="of:=(MIN([.C3];[.D3];[.E3])+MAX([.C3];[.D3];[.E3]))/2" office:value-type="float" office:value="-2.22518182075365" calcext:value-type="float">
            <text:p>-2,2</text:p>
          </table:table-cell>
          <table:table-cell table:style-name="ce12" table:formula="of:=([.C3]-[.G3]+[.$A$3])/2" office:value-type="float" office:value="130.83777273113" calcext:value-type="float">
            <text:p>131</text:p>
          </table:table-cell>
          <table:table-cell table:style-name="ce12" office:value-type="string" calcext:value-type="string">
            <text:p>,</text:p>
          </table:table-cell>
          <table:table-cell table:style-name="ce12" table:formula="of:=([.D3]-[.G3]+[.$A$3])/2" office:value-type="float" office:value="17.0985782501039" calcext:value-type="float">
            <text:p>17</text:p>
          </table:table-cell>
          <table:table-cell table:style-name="ce12" table:formula="of:=([.E3]-[.G3]+[.$A$3])/2" office:value-type="float" office:value="237.901421749896" calcext:value-type="float">
            <text:p>238</text:p>
          </table:table-cell>
          <table:table-cell table:style-name="ce10"/>
          <table:table-cell table:formula="of:=([.$A$3]+[.C3])/2" office:value-type="float" office:value="129.725181820754" calcext:value-type="float">
            <text:p>130</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3]+1.40625" office:value-type="float" office:value="2.40625" calcext:value-type="float">
            <text:p>2,40625</text:p>
          </table:table-cell>
          <table:table-cell table:formula="of:=[.$A$3]*SIN(RADIANS([.B4]))" office:value-type="float" office:value="10.7060834227931" calcext:value-type="float">
            <text:p>10,7</text:p>
          </table:table-cell>
          <table:table-cell table:formula="of:=[.$A$3]*SIN(RADIANS([.B4]-120))" office:value-type="float" office:value="-225.994798487643" calcext:value-type="float">
            <text:p>-226,0</text:p>
          </table:table-cell>
          <table:table-cell table:formula="of:=[.$A$3]*SIN(RADIANS([.B4]+120))" office:value-type="float" office:value="215.28871506485" calcext:value-type="float">
            <text:p>215,3</text:p>
          </table:table-cell>
          <table:table-cell table:style-name="ce10"/>
          <table:table-cell table:style-name="ce6" table:formula="of:=(MIN([.C4];[.D4];[.E4])+MAX([.C4];[.D4];[.E4]))/2" office:value-type="float" office:value="-5.35304171139653" calcext:value-type="float">
            <text:p>-5,4</text:p>
          </table:table-cell>
          <table:table-cell table:style-name="ce12" table:formula="of:=([.C4]-[.G4]+[.$A$3])/2" office:value-type="float" office:value="135.529562567095" calcext:value-type="float">
            <text:p>136</text:p>
          </table:table-cell>
          <table:table-cell table:style-name="ce12" office:value-type="string" calcext:value-type="string">
            <text:p>,</text:p>
          </table:table-cell>
          <table:table-cell table:style-name="ce12" table:formula="of:=([.D4]-[.G4]+[.$A$3])/2" office:value-type="float" office:value="17.179121611877" calcext:value-type="float">
            <text:p>17</text:p>
          </table:table-cell>
          <table:table-cell table:style-name="ce12" table:formula="of:=([.E4]-[.G4]+[.$A$3])/2" office:value-type="float" office:value="237.820878388123" calcext:value-type="float">
            <text:p>238</text:p>
          </table:table-cell>
          <table:table-cell table:style-name="ce10"/>
          <table:table-cell table:formula="of:=([.$A$3]+[.C4])/2" office:value-type="float" office:value="132.853041711397" calcext:value-type="float">
            <text:p>133</text:p>
          </table:table-cell>
          <table:table-cell table:style-name="ce12" office:value-type="string" calcext:value-type="string">
            <text:p>,</text:p>
          </table:table-cell>
          <table:table-cell/>
          <table:table-cell table:formula="of:=[.P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4]+1.40625" office:value-type="float" office:value="3.8125" calcext:value-type="float">
            <text:p>3,8125</text:p>
          </table:table-cell>
          <table:table-cell table:formula="of:=[.$A$3]*SIN(RADIANS([.B5]))" office:value-type="float" office:value="16.9553542597513" calcext:value-type="float">
            <text:p>17,0</text:p>
          </table:table-cell>
          <table:table-cell table:formula="of:=[.$A$3]*SIN(RADIANS([.B5]-120))" office:value-type="float" office:value="-228.82544083862" calcext:value-type="float">
            <text:p>-228,8</text:p>
          </table:table-cell>
          <table:table-cell table:formula="of:=[.$A$3]*SIN(RADIANS([.B5]+120))" office:value-type="float" office:value="211.870086578869" calcext:value-type="float">
            <text:p>211,9</text:p>
          </table:table-cell>
          <table:table-cell table:style-name="ce10"/>
          <table:table-cell table:style-name="ce6" table:formula="of:=(MIN([.C5];[.D5];[.E5])+MAX([.C5];[.D5];[.E5]))/2" office:value-type="float" office:value="-8.47767712987563" calcext:value-type="float">
            <text:p>-8,5</text:p>
          </table:table-cell>
          <table:table-cell table:style-name="ce12" table:formula="of:=([.C5]-[.G5]+[.$A$3])/2" office:value-type="float" office:value="140.216515694813" calcext:value-type="float">
            <text:p>140</text:p>
          </table:table-cell>
          <table:table-cell table:style-name="ce12" office:value-type="string" calcext:value-type="string">
            <text:p>,</text:p>
          </table:table-cell>
          <table:table-cell table:style-name="ce12" table:formula="of:=([.D5]-[.G5]+[.$A$3])/2" office:value-type="float" office:value="17.3261181456277" calcext:value-type="float">
            <text:p>17</text:p>
          </table:table-cell>
          <table:table-cell table:style-name="ce12" table:formula="of:=([.E5]-[.G5]+[.$A$3])/2" office:value-type="float" office:value="237.673881854372" calcext:value-type="float">
            <text:p>238</text:p>
          </table:table-cell>
          <table:table-cell table:style-name="ce10"/>
          <table:table-cell table:formula="of:=([.$A$3]+[.C5])/2" office:value-type="float" office:value="135.977677129876" calcext:value-type="float">
            <text:p>136</text:p>
          </table:table-cell>
          <table:table-cell table:style-name="ce12" office:value-type="string" calcext:value-type="string">
            <text:p>,</text:p>
          </table:table-cell>
          <table:table-cell/>
          <table:table-cell table:formula="of:=[.P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5]+1.40625" office:value-type="float" office:value="5.21875" calcext:value-type="float">
            <text:p>5,21875</text:p>
          </table:table-cell>
          <table:table-cell table:formula="of:=[.$A$3]*SIN(RADIANS([.B6]))" office:value-type="float" office:value="23.1944118253049" calcext:value-type="float">
            <text:p>23,2</text:p>
          </table:table-cell>
          <table:table-cell table:formula="of:=[.$A$3]*SIN(RADIANS([.B6]-120))" office:value-type="float" office:value="-231.518247300371" calcext:value-type="float">
            <text:p>-231,5</text:p>
          </table:table-cell>
          <table:table-cell table:formula="of:=[.$A$3]*SIN(RADIANS([.B6]+120))" office:value-type="float" office:value="208.323835475066" calcext:value-type="float">
            <text:p>208,3</text:p>
          </table:table-cell>
          <table:table-cell table:style-name="ce10"/>
          <table:table-cell table:style-name="ce6" table:formula="of:=(MIN([.C6];[.D6];[.E6])+MAX([.C6];[.D6];[.E6]))/2" office:value-type="float" office:value="-11.5972059126525" calcext:value-type="float">
            <text:p>-11,6</text:p>
          </table:table-cell>
          <table:table-cell table:style-name="ce12" table:formula="of:=([.C6]-[.G6]+[.$A$3])/2" office:value-type="float" office:value="144.895808868979" calcext:value-type="float">
            <text:p>145</text:p>
          </table:table-cell>
          <table:table-cell table:style-name="ce12" office:value-type="string" calcext:value-type="string">
            <text:p>,</text:p>
          </table:table-cell>
          <table:table-cell table:style-name="ce12" table:formula="of:=([.D6]-[.G6]+[.$A$3])/2" office:value-type="float" office:value="17.5394793061407" calcext:value-type="float">
            <text:p>18</text:p>
          </table:table-cell>
          <table:table-cell table:style-name="ce12" table:formula="of:=([.E6]-[.G6]+[.$A$3])/2" office:value-type="float" office:value="237.460520693859" calcext:value-type="float">
            <text:p>237</text:p>
          </table:table-cell>
          <table:table-cell table:style-name="ce10"/>
          <table:table-cell table:formula="of:=([.$A$3]+[.C6])/2" office:value-type="float" office:value="139.097205912652" calcext:value-type="float">
            <text:p>139</text:p>
          </table:table-cell>
          <table:table-cell table:style-name="ce12" office:value-type="string" calcext:value-type="string">
            <text:p>,</text:p>
          </table:table-cell>
          <table:table-cell/>
          <table:table-cell table:formula="of:=[.P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6]+1.40625" office:value-type="float" office:value="6.625" calcext:value-type="float">
            <text:p>6,625</text:p>
          </table:table-cell>
          <table:table-cell table:formula="of:=[.$A$3]*SIN(RADIANS([.B7]))" office:value-type="float" office:value="29.4194979444699" calcext:value-type="float">
            <text:p>29,4</text:p>
          </table:table-cell>
          <table:table-cell table:formula="of:=[.$A$3]*SIN(RADIANS([.B7]-120))" office:value-type="float" office:value="-234.071595826973" calcext:value-type="float">
            <text:p>-234,1</text:p>
          </table:table-cell>
          <table:table-cell table:formula="of:=[.$A$3]*SIN(RADIANS([.B7]+120))" office:value-type="float" office:value="204.652097882503" calcext:value-type="float">
            <text:p>204,7</text:p>
          </table:table-cell>
          <table:table-cell table:style-name="ce10"/>
          <table:table-cell table:style-name="ce6" table:formula="of:=(MIN([.C7];[.D7];[.E7])+MAX([.C7];[.D7];[.E7]))/2" office:value-type="float" office:value="-14.709748972235" calcext:value-type="float">
            <text:p>-14,7</text:p>
          </table:table-cell>
          <table:table-cell table:style-name="ce12" table:formula="of:=([.C7]-[.G7]+[.$A$3])/2" office:value-type="float" office:value="149.564623458352" calcext:value-type="float">
            <text:p>150</text:p>
          </table:table-cell>
          <table:table-cell table:style-name="ce12" office:value-type="string" calcext:value-type="string">
            <text:p>,</text:p>
          </table:table-cell>
          <table:table-cell table:style-name="ce12" table:formula="of:=([.D7]-[.G7]+[.$A$3])/2" office:value-type="float" office:value="17.819076572631" calcext:value-type="float">
            <text:p>18</text:p>
          </table:table-cell>
          <table:table-cell table:style-name="ce12" table:formula="of:=([.E7]-[.G7]+[.$A$3])/2" office:value-type="float" office:value="237.180923427369" calcext:value-type="float">
            <text:p>237</text:p>
          </table:table-cell>
          <table:table-cell table:style-name="ce10"/>
          <table:table-cell table:formula="of:=([.$A$3]+[.C7])/2" office:value-type="float" office:value="142.209748972235" calcext:value-type="float">
            <text:p>142</text:p>
          </table:table-cell>
          <table:table-cell table:style-name="ce12" office:value-type="string" calcext:value-type="string">
            <text:p>,</text:p>
          </table:table-cell>
          <table:table-cell/>
          <table:table-cell table:formula="of:=[.P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7]+1.40625" office:value-type="float" office:value="8.03125" calcext:value-type="float">
            <text:p>8,03125</text:p>
          </table:table-cell>
          <table:table-cell table:formula="of:=[.$A$3]*SIN(RADIANS([.B8]))" office:value-type="float" office:value="35.626862858139" calcext:value-type="float">
            <text:p>35,6</text:p>
          </table:table-cell>
          <table:table-cell table:formula="of:=[.$A$3]*SIN(RADIANS([.B8]-120))" office:value-type="float" office:value="-236.483948376749" calcext:value-type="float">
            <text:p>-236,5</text:p>
          </table:table-cell>
          <table:table-cell table:formula="of:=[.$A$3]*SIN(RADIANS([.B8]+120))" office:value-type="float" office:value="200.85708551861" calcext:value-type="float">
            <text:p>200,9</text:p>
          </table:table-cell>
          <table:table-cell table:style-name="ce10"/>
          <table:table-cell table:style-name="ce6" table:formula="of:=(MIN([.C8];[.D8];[.E8])+MAX([.C8];[.D8];[.E8]))/2" office:value-type="float" office:value="-17.8134314290695" calcext:value-type="float">
            <text:p>-17,8</text:p>
          </table:table-cell>
          <table:table-cell table:style-name="ce12" table:formula="of:=([.C8]-[.G8]+[.$A$3])/2" office:value-type="float" office:value="154.220147143604" calcext:value-type="float">
            <text:p>154</text:p>
          </table:table-cell>
          <table:table-cell table:style-name="ce12" office:value-type="string" calcext:value-type="string">
            <text:p>,</text:p>
          </table:table-cell>
          <table:table-cell table:style-name="ce12" table:formula="of:=([.D8]-[.G8]+[.$A$3])/2" office:value-type="float" office:value="18.1647415261601" calcext:value-type="float">
            <text:p>18</text:p>
          </table:table-cell>
          <table:table-cell table:style-name="ce12" table:formula="of:=([.E8]-[.G8]+[.$A$3])/2" office:value-type="float" office:value="236.83525847384" calcext:value-type="float">
            <text:p>237</text:p>
          </table:table-cell>
          <table:table-cell table:style-name="ce10"/>
          <table:table-cell table:formula="of:=([.$A$3]+[.C8])/2" office:value-type="float" office:value="145.31343142907" calcext:value-type="float">
            <text:p>145</text:p>
          </table:table-cell>
          <table:table-cell table:style-name="ce12" office:value-type="string" calcext:value-type="string">
            <text:p>,</text:p>
          </table:table-cell>
          <table:table-cell/>
          <table:table-cell table:formula="of:=[.P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8]+1.40625" office:value-type="float" office:value="9.4375" calcext:value-type="float">
            <text:p>9,4375</text:p>
          </table:table-cell>
          <table:table-cell table:formula="of:=[.$A$3]*SIN(RADIANS([.B9]))" office:value-type="float" office:value="41.8127674817966" calcext:value-type="float">
            <text:p>41,8</text:p>
          </table:table-cell>
          <table:table-cell table:formula="of:=[.$A$3]*SIN(RADIANS([.B9]-120))" office:value-type="float" office:value="-238.753851838728" calcext:value-type="float">
            <text:p>-238,8</text:p>
          </table:table-cell>
          <table:table-cell table:formula="of:=[.$A$3]*SIN(RADIANS([.B9]+120))" office:value-type="float" office:value="196.941084356931" calcext:value-type="float">
            <text:p>196,9</text:p>
          </table:table-cell>
          <table:table-cell table:style-name="ce10"/>
          <table:table-cell table:style-name="ce6" table:formula="of:=(MIN([.C9];[.D9];[.E9])+MAX([.C9];[.D9];[.E9]))/2" office:value-type="float" office:value="-20.9063837408983" calcext:value-type="float">
            <text:p>-20,9</text:p>
          </table:table-cell>
          <table:table-cell table:style-name="ce12" table:formula="of:=([.C9]-[.G9]+[.$A$3])/2" office:value-type="float" office:value="158.859575611347" calcext:value-type="float">
            <text:p>159</text:p>
          </table:table-cell>
          <table:table-cell table:style-name="ce12" office:value-type="string" calcext:value-type="string">
            <text:p>,</text:p>
          </table:table-cell>
          <table:table-cell table:style-name="ce12" table:formula="of:=([.D9]-[.G9]+[.$A$3])/2" office:value-type="float" office:value="18.5762659510852" calcext:value-type="float">
            <text:p>19</text:p>
          </table:table-cell>
          <table:table-cell table:style-name="ce12" table:formula="of:=([.E9]-[.G9]+[.$A$3])/2" office:value-type="float" office:value="236.423734048915" calcext:value-type="float">
            <text:p>236</text:p>
          </table:table-cell>
          <table:table-cell table:style-name="ce10"/>
          <table:table-cell table:formula="of:=([.$A$3]+[.C9])/2" office:value-type="float" office:value="148.406383740898" calcext:value-type="float">
            <text:p>148</text:p>
          </table:table-cell>
          <table:table-cell table:style-name="ce12" office:value-type="string" calcext:value-type="string">
            <text:p>,</text:p>
          </table:table-cell>
          <table:table-cell/>
          <table:table-cell table:formula="of:=[.P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9]+1.40625" office:value-type="float" office:value="10.84375" calcext:value-type="float">
            <text:p>10,84375</text:p>
          </table:table-cell>
          <table:table-cell table:formula="of:=[.$A$3]*SIN(RADIANS([.B10]))" office:value-type="float" office:value="47.9734856578033" calcext:value-type="float">
            <text:p>48,0</text:p>
          </table:table-cell>
          <table:table-cell table:formula="of:=[.$A$3]*SIN(RADIANS([.B10]-120))" office:value-type="float" office:value="-240.879938907941" calcext:value-type="float">
            <text:p>-240,9</text:p>
          </table:table-cell>
          <table:table-cell table:formula="of:=[.$A$3]*SIN(RADIANS([.B10]+120))" office:value-type="float" office:value="192.906453250137" calcext:value-type="float">
            <text:p>192,9</text:p>
          </table:table-cell>
          <table:table-cell table:style-name="ce10"/>
          <table:table-cell table:style-name="ce6" table:formula="of:=(MIN([.C10];[.D10];[.E10])+MAX([.C10];[.D10];[.E10]))/2" office:value-type="float" office:value="-23.9867428289016" calcext:value-type="float">
            <text:p>-24,0</text:p>
          </table:table-cell>
          <table:table-cell table:style-name="ce12" table:formula="of:=([.C10]-[.G10]+[.$A$3])/2" office:value-type="float" office:value="163.480114243352" calcext:value-type="float">
            <text:p>163</text:p>
          </table:table-cell>
          <table:table-cell table:style-name="ce12" office:value-type="string" calcext:value-type="string">
            <text:p>,</text:p>
          </table:table-cell>
          <table:table-cell table:style-name="ce12" table:formula="of:=([.D10]-[.G10]+[.$A$3])/2" office:value-type="float" office:value="19.0534019604806" calcext:value-type="float">
            <text:p>19</text:p>
          </table:table-cell>
          <table:table-cell table:style-name="ce12" table:formula="of:=([.E10]-[.G10]+[.$A$3])/2" office:value-type="float" office:value="235.946598039519" calcext:value-type="float">
            <text:p>236</text:p>
          </table:table-cell>
          <table:table-cell table:style-name="ce10"/>
          <table:table-cell table:formula="of:=([.$A$3]+[.C10])/2" office:value-type="float" office:value="151.486742828902" calcext:value-type="float">
            <text:p>151</text:p>
          </table:table-cell>
          <table:table-cell table:style-name="ce12" office:value-type="string" calcext:value-type="string">
            <text:p>,</text:p>
          </table:table-cell>
          <table:table-cell/>
          <table:table-cell table:formula="of:=[.P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0]+1.40625" office:value-type="float" office:value="12.25" calcext:value-type="float">
            <text:p>12,25</text:p>
          </table:table-cell>
          <table:table-cell table:formula="of:=[.$A$3]*SIN(RADIANS([.B11]))" office:value-type="float" office:value="54.1053063998938" calcext:value-type="float">
            <text:p>54,1</text:p>
          </table:table-cell>
          <table:table-cell table:formula="of:=[.$A$3]*SIN(RADIANS([.B11]-120))" office:value-type="float" office:value="-242.860928909036" calcext:value-type="float">
            <text:p>-242,9</text:p>
          </table:table-cell>
          <table:table-cell table:formula="of:=[.$A$3]*SIN(RADIANS([.B11]+120))" office:value-type="float" office:value="188.755622509142" calcext:value-type="float">
            <text:p>188,8</text:p>
          </table:table-cell>
          <table:table-cell table:style-name="ce10"/>
          <table:table-cell table:style-name="ce6" table:formula="of:=(MIN([.C11];[.D11];[.E11])+MAX([.C11];[.D11];[.E11]))/2" office:value-type="float" office:value="-27.0526531999469" calcext:value-type="float">
            <text:p>-27,1</text:p>
          </table:table-cell>
          <table:table-cell table:style-name="ce12" table:formula="of:=([.C11]-[.G11]+[.$A$3])/2" office:value-type="float" office:value="168.07897979992" calcext:value-type="float">
            <text:p>168</text:p>
          </table:table-cell>
          <table:table-cell table:style-name="ce12" office:value-type="string" calcext:value-type="string">
            <text:p>,</text:p>
          </table:table-cell>
          <table:table-cell table:style-name="ce12" table:formula="of:=([.D11]-[.G11]+[.$A$3])/2" office:value-type="float" office:value="19.5958621454554" calcext:value-type="float">
            <text:p>20</text:p>
          </table:table-cell>
          <table:table-cell table:style-name="ce12" table:formula="of:=([.E11]-[.G11]+[.$A$3])/2" office:value-type="float" office:value="235.404137854545" calcext:value-type="float">
            <text:p>235</text:p>
          </table:table-cell>
          <table:table-cell table:style-name="ce10"/>
          <table:table-cell table:formula="of:=([.$A$3]+[.C11])/2" office:value-type="float" office:value="154.552653199947" calcext:value-type="float">
            <text:p>155</text:p>
          </table:table-cell>
          <table:table-cell table:style-name="ce12" office:value-type="string" calcext:value-type="string">
            <text:p>,</text:p>
          </table:table-cell>
          <table:table-cell/>
          <table:table-cell table:formula="of:=[.P1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1.40625" office:value-type="float" office:value="13.65625" calcext:value-type="float">
            <text:p>13,65625</text:p>
          </table:table-cell>
          <table:table-cell table:formula="of:=[.$A$3]*SIN(RADIANS([.B12]))" office:value-type="float" office:value="60.2045361285368" calcext:value-type="float">
            <text:p>60,2</text:p>
          </table:table-cell>
          <table:table-cell table:formula="of:=[.$A$3]*SIN(RADIANS([.B12]-120))" office:value-type="float" office:value="-244.695628567712" calcext:value-type="float">
            <text:p>-244,7</text:p>
          </table:table-cell>
          <table:table-cell table:formula="of:=[.$A$3]*SIN(RADIANS([.B12]+120))" office:value-type="float" office:value="184.491092439175" calcext:value-type="float">
            <text:p>184,5</text:p>
          </table:table-cell>
          <table:table-cell table:style-name="ce10"/>
          <table:table-cell table:style-name="ce6" table:formula="of:=(MIN([.C12];[.D12];[.E12])+MAX([.C12];[.D12];[.E12]))/2" office:value-type="float" office:value="-30.1022680642684" calcext:value-type="float">
            <text:p>-30,1</text:p>
          </table:table-cell>
          <table:table-cell table:style-name="ce12" table:formula="of:=([.C12]-[.G12]+[.$A$3])/2" office:value-type="float" office:value="172.653402096403" calcext:value-type="float">
            <text:p>173</text:p>
          </table:table-cell>
          <table:table-cell table:style-name="ce12" office:value-type="string" calcext:value-type="string">
            <text:p>,</text:p>
          </table:table-cell>
          <table:table-cell table:style-name="ce12" table:formula="of:=([.D12]-[.G12]+[.$A$3])/2" office:value-type="float" office:value="20.2033197482783" calcext:value-type="float">
            <text:p>20</text:p>
          </table:table-cell>
          <table:table-cell table:style-name="ce12" table:formula="of:=([.E12]-[.G12]+[.$A$3])/2" office:value-type="float" office:value="234.796680251722" calcext:value-type="float">
            <text:p>235</text:p>
          </table:table-cell>
          <table:table-cell table:style-name="ce10"/>
          <table:table-cell table:formula="of:=([.$A$3]+[.C12])/2" office:value-type="float" office:value="157.602268064268" calcext:value-type="float">
            <text:p>158</text:p>
          </table:table-cell>
          <table:table-cell table:style-name="ce12" office:value-type="string" calcext:value-type="string">
            <text:p>,</text:p>
          </table:table-cell>
          <table:table-cell/>
          <table:table-cell table:formula="of:=[.P1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1.40625" office:value-type="float" office:value="15.0625" calcext:value-type="float">
            <text:p>15,0625</text:p>
          </table:table-cell>
          <table:table-cell table:formula="of:=[.$A$3]*SIN(RADIANS([.B13]))" office:value-type="float" office:value="66.2675008958085" calcext:value-type="float">
            <text:p>66,3</text:p>
          </table:table-cell>
          <table:table-cell table:formula="of:=[.$A$3]*SIN(RADIANS([.B13]-120))" office:value-type="float" office:value="-246.382932729497" calcext:value-type="float">
            <text:p>-246,4</text:p>
          </table:table-cell>
          <table:table-cell table:formula="of:=[.$A$3]*SIN(RADIANS([.B13]+120))" office:value-type="float" office:value="180.115431833689" calcext:value-type="float">
            <text:p>180,1</text:p>
          </table:table-cell>
          <table:table-cell table:style-name="ce10"/>
          <table:table-cell table:style-name="ce6" table:formula="of:=(MIN([.C13];[.D13];[.E13])+MAX([.C13];[.D13];[.E13]))/2" office:value-type="float" office:value="-33.1337504479043" calcext:value-type="float">
            <text:p>-33,1</text:p>
          </table:table-cell>
          <table:table-cell table:style-name="ce12" table:formula="of:=([.C13]-[.G13]+[.$A$3])/2" office:value-type="float" office:value="177.200625671856" calcext:value-type="float">
            <text:p>177</text:p>
          </table:table-cell>
          <table:table-cell table:style-name="ce12" office:value-type="string" calcext:value-type="string">
            <text:p>,</text:p>
          </table:table-cell>
          <table:table-cell table:style-name="ce12" table:formula="of:=([.D13]-[.G13]+[.$A$3])/2" office:value-type="float" office:value="20.8754088592036" calcext:value-type="float">
            <text:p>21</text:p>
          </table:table-cell>
          <table:table-cell table:style-name="ce12" table:formula="of:=([.E13]-[.G13]+[.$A$3])/2" office:value-type="float" office:value="234.124591140796" calcext:value-type="float">
            <text:p>234</text:p>
          </table:table-cell>
          <table:table-cell table:style-name="ce10"/>
          <table:table-cell table:formula="of:=([.$A$3]+[.C13])/2" office:value-type="float" office:value="160.633750447904" calcext:value-type="float">
            <text:p>161</text:p>
          </table:table-cell>
          <table:table-cell table:style-name="ce12" office:value-type="string" calcext:value-type="string">
            <text:p>,</text:p>
          </table:table-cell>
          <table:table-cell/>
          <table:table-cell table:formula="of:=[.P1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1.40625" office:value-type="float" office:value="16.46875" calcext:value-type="float">
            <text:p>16,46875</text:p>
          </table:table-cell>
          <table:table-cell table:formula="of:=[.$A$3]*SIN(RADIANS([.B14]))" office:value-type="float" office:value="72.290548598442" calcext:value-type="float">
            <text:p>72,3</text:p>
          </table:table-cell>
          <table:table-cell table:formula="of:=[.$A$3]*SIN(RADIANS([.B14]-120))" office:value-type="float" office:value="-247.921825025458" calcext:value-type="float">
            <text:p>-247,9</text:p>
          </table:table-cell>
          <table:table-cell table:formula="of:=[.$A$3]*SIN(RADIANS([.B14]+120))" office:value-type="float" office:value="175.631276427015" calcext:value-type="float">
            <text:p>175,6</text:p>
          </table:table-cell>
          <table:table-cell table:style-name="ce10"/>
          <table:table-cell table:style-name="ce6" table:formula="of:=(MIN([.C14];[.D14];[.E14])+MAX([.C14];[.D14];[.E14]))/2" office:value-type="float" office:value="-36.145274299221" calcext:value-type="float">
            <text:p>-36,1</text:p>
          </table:table-cell>
          <table:table-cell table:style-name="ce12" table:formula="of:=([.C14]-[.G14]+[.$A$3])/2" office:value-type="float" office:value="181.717911448832" calcext:value-type="float">
            <text:p>182</text:p>
          </table:table-cell>
          <table:table-cell table:style-name="ce12" office:value-type="string" calcext:value-type="string">
            <text:p>,</text:p>
          </table:table-cell>
          <table:table-cell table:style-name="ce12" table:formula="of:=([.D14]-[.G14]+[.$A$3])/2" office:value-type="float" office:value="21.6117246368818" calcext:value-type="float">
            <text:p>22</text:p>
          </table:table-cell>
          <table:table-cell table:style-name="ce12" table:formula="of:=([.E14]-[.G14]+[.$A$3])/2" office:value-type="float" office:value="233.388275363118" calcext:value-type="float">
            <text:p>233</text:p>
          </table:table-cell>
          <table:table-cell table:style-name="ce10"/>
          <table:table-cell table:formula="of:=([.$A$3]+[.C14])/2" office:value-type="float" office:value="163.645274299221" calcext:value-type="float">
            <text:p>164</text:p>
          </table:table-cell>
          <table:table-cell table:style-name="ce12" office:value-type="string" calcext:value-type="string">
            <text:p>,</text:p>
          </table:table-cell>
          <table:table-cell/>
          <table:table-cell table:formula="of:=[.P1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1.40625" office:value-type="float" office:value="17.875" calcext:value-type="float">
            <text:p>17,875</text:p>
          </table:table-cell>
          <table:table-cell table:formula="of:=[.$A$3]*SIN(RADIANS([.B15]))" office:value-type="float" office:value="78.2700511777176" calcext:value-type="float">
            <text:p>78,3</text:p>
          </table:table-cell>
          <table:table-cell table:formula="of:=[.$A$3]*SIN(RADIANS([.B15]-120))" office:value-type="float" office:value="-249.311378484417" calcext:value-type="float">
            <text:p>-249,3</text:p>
          </table:table-cell>
          <table:table-cell table:formula="of:=[.$A$3]*SIN(RADIANS([.B15]+120))" office:value-type="float" office:value="171.041327306699" calcext:value-type="float">
            <text:p>171,0</text:p>
          </table:table-cell>
          <table:table-cell table:style-name="ce10"/>
          <table:table-cell table:style-name="ce6" table:formula="of:=(MIN([.C15];[.D15];[.E15])+MAX([.C15];[.D15];[.E15]))/2" office:value-type="float" office:value="-39.1350255888588" calcext:value-type="float">
            <text:p>-39,1</text:p>
          </table:table-cell>
          <table:table-cell table:style-name="ce12" table:formula="of:=([.C15]-[.G15]+[.$A$3])/2" office:value-type="float" office:value="186.202538383288" calcext:value-type="float">
            <text:p>186</text:p>
          </table:table-cell>
          <table:table-cell table:style-name="ce12" office:value-type="string" calcext:value-type="string">
            <text:p>,</text:p>
          </table:table-cell>
          <table:table-cell table:style-name="ce12" table:formula="of:=([.D15]-[.G15]+[.$A$3])/2" office:value-type="float" office:value="22.411823552221" calcext:value-type="float">
            <text:p>22</text:p>
          </table:table-cell>
          <table:table-cell table:style-name="ce12" table:formula="of:=([.E15]-[.G15]+[.$A$3])/2" office:value-type="float" office:value="232.588176447779" calcext:value-type="float">
            <text:p>233</text:p>
          </table:table-cell>
          <table:table-cell table:style-name="ce10"/>
          <table:table-cell table:formula="of:=([.$A$3]+[.C15])/2" office:value-type="float" office:value="166.635025588859" calcext:value-type="float">
            <text:p>167</text:p>
          </table:table-cell>
          <table:table-cell table:style-name="ce12" office:value-type="string" calcext:value-type="string">
            <text:p>,</text:p>
          </table:table-cell>
          <table:table-cell/>
          <table:table-cell table:formula="of:=[.P1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1.40625" office:value-type="float" office:value="19.28125" calcext:value-type="float">
            <text:p>19,28125</text:p>
          </table:table-cell>
          <table:table-cell table:formula="of:=[.$A$3]*SIN(RADIANS([.B16]))" office:value-type="float" office:value="84.2024068048695" calcext:value-type="float">
            <text:p>84,2</text:p>
          </table:table-cell>
          <table:table-cell table:formula="of:=[.$A$3]*SIN(RADIANS([.B16]-120))" office:value-type="float" office:value="-250.55075609133" calcext:value-type="float">
            <text:p>-250,6</text:p>
          </table:table-cell>
          <table:table-cell table:formula="of:=[.$A$3]*SIN(RADIANS([.B16]+120))" office:value-type="float" office:value="166.34834928646" calcext:value-type="float">
            <text:p>166,3</text:p>
          </table:table-cell>
          <table:table-cell table:style-name="ce10"/>
          <table:table-cell table:style-name="ce6" table:formula="of:=(MIN([.C16];[.D16];[.E16])+MAX([.C16];[.D16];[.E16]))/2" office:value-type="float" office:value="-42.1012034024347" calcext:value-type="float">
            <text:p>-42,1</text:p>
          </table:table-cell>
          <table:table-cell table:style-name="ce12" table:formula="of:=([.C16]-[.G16]+[.$A$3])/2" office:value-type="float" office:value="190.651805103652" calcext:value-type="float">
            <text:p>191</text:p>
          </table:table-cell>
          <table:table-cell table:style-name="ce12" office:value-type="string" calcext:value-type="string">
            <text:p>,</text:p>
          </table:table-cell>
          <table:table-cell table:style-name="ce12" table:formula="of:=([.D16]-[.G16]+[.$A$3])/2" office:value-type="float" office:value="23.2752236555525" calcext:value-type="float">
            <text:p>23</text:p>
          </table:table-cell>
          <table:table-cell table:style-name="ce12" table:formula="of:=([.E16]-[.G16]+[.$A$3])/2" office:value-type="float" office:value="231.724776344448" calcext:value-type="float">
            <text:p>232</text:p>
          </table:table-cell>
          <table:table-cell table:style-name="ce10"/>
          <table:table-cell table:formula="of:=([.$A$3]+[.C16])/2" office:value-type="float" office:value="169.601203402435" calcext:value-type="float">
            <text:p>170</text:p>
          </table:table-cell>
          <table:table-cell table:style-name="ce12" office:value-type="string" calcext:value-type="string">
            <text:p>,</text:p>
          </table:table-cell>
          <table:table-cell/>
          <table:table-cell table:formula="of:=[.P1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6]+1.40625" office:value-type="float" office:value="20.6875" calcext:value-type="float">
            <text:p>20,6875</text:p>
          </table:table-cell>
          <table:table-cell table:formula="of:=[.$A$3]*SIN(RADIANS([.B17]))" office:value-type="float" office:value="90.0840420506929" calcext:value-type="float">
            <text:p>90,1</text:p>
          </table:table-cell>
          <table:table-cell table:formula="of:=[.$A$3]*SIN(RADIANS([.B17]-120))" office:value-type="float" office:value="-251.63921129147" calcext:value-type="float">
            <text:p>-251,6</text:p>
          </table:table-cell>
          <table:table-cell table:formula="of:=[.$A$3]*SIN(RADIANS([.B17]+120))" office:value-type="float" office:value="161.555169240777" calcext:value-type="float">
            <text:p>161,6</text:p>
          </table:table-cell>
          <table:table-cell table:style-name="ce10"/>
          <table:table-cell table:style-name="ce6" table:formula="of:=(MIN([.C17];[.D17];[.E17])+MAX([.C17];[.D17];[.E17]))/2" office:value-type="float" office:value="-45.0420210253464" calcext:value-type="float">
            <text:p>-45,0</text:p>
          </table:table-cell>
          <table:table-cell table:style-name="ce12" table:formula="of:=([.C17]-[.G17]+[.$A$3])/2" office:value-type="float" office:value="195.06303153802" calcext:value-type="float">
            <text:p>195</text:p>
          </table:table-cell>
          <table:table-cell table:style-name="ce12" office:value-type="string" calcext:value-type="string">
            <text:p>,</text:p>
          </table:table-cell>
          <table:table-cell table:style-name="ce12" table:formula="of:=([.D17]-[.G17]+[.$A$3])/2" office:value-type="float" office:value="24.2014048669384" calcext:value-type="float">
            <text:p>24</text:p>
          </table:table-cell>
          <table:table-cell table:style-name="ce12" table:formula="of:=([.E17]-[.G17]+[.$A$3])/2" office:value-type="float" office:value="230.798595133062" calcext:value-type="float">
            <text:p>231</text:p>
          </table:table-cell>
          <table:table-cell table:style-name="ce10"/>
          <table:table-cell table:formula="of:=([.$A$3]+[.C17])/2" office:value-type="float" office:value="172.542021025346" calcext:value-type="float">
            <text:p>173</text:p>
          </table:table-cell>
          <table:table-cell table:style-name="ce12" office:value-type="string" calcext:value-type="string">
            <text:p>,</text:p>
          </table:table-cell>
          <table:table-cell/>
          <table:table-cell table:formula="of:=[.P1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7]+1.40625" office:value-type="float" office:value="22.09375" calcext:value-type="float">
            <text:p>22,09375</text:p>
          </table:table-cell>
          <table:table-cell table:formula="of:=[.$A$3]*SIN(RADIANS([.B18]))" office:value-type="float" office:value="95.9114140380442" calcext:value-type="float">
            <text:p>95,9</text:p>
          </table:table-cell>
          <table:table-cell table:formula="of:=[.$A$3]*SIN(RADIANS([.B18]-120))" office:value-type="float" office:value="-252.576088440124" calcext:value-type="float">
            <text:p>-252,6</text:p>
          </table:table-cell>
          <table:table-cell table:formula="of:=[.$A$3]*SIN(RADIANS([.B18]+120))" office:value-type="float" office:value="156.66467440208" calcext:value-type="float">
            <text:p>156,7</text:p>
          </table:table-cell>
          <table:table-cell table:style-name="ce10"/>
          <table:table-cell table:style-name="ce6" table:formula="of:=(MIN([.C18];[.D18];[.E18])+MAX([.C18];[.D18];[.E18]))/2" office:value-type="float" office:value="-47.9557070190221" calcext:value-type="float">
            <text:p>-48,0</text:p>
          </table:table-cell>
          <table:table-cell table:style-name="ce12" table:formula="of:=([.C18]-[.G18]+[.$A$3])/2" office:value-type="float" office:value="199.433560528533" calcext:value-type="float">
            <text:p>199</text:p>
          </table:table-cell>
          <table:table-cell table:style-name="ce12" office:value-type="string" calcext:value-type="string">
            <text:p>,</text:p>
          </table:table-cell>
          <table:table-cell table:style-name="ce12" table:formula="of:=([.D18]-[.G18]+[.$A$3])/2" office:value-type="float" office:value="25.1898092894492" calcext:value-type="float">
            <text:p>25</text:p>
          </table:table-cell>
          <table:table-cell table:style-name="ce12" table:formula="of:=([.E18]-[.G18]+[.$A$3])/2" office:value-type="float" office:value="229.810190710551" calcext:value-type="float">
            <text:p>230</text:p>
          </table:table-cell>
          <table:table-cell table:style-name="ce10"/>
          <table:table-cell table:formula="of:=([.$A$3]+[.C18])/2" office:value-type="float" office:value="175.455707019022" calcext:value-type="float">
            <text:p>175</text:p>
          </table:table-cell>
          <table:table-cell table:style-name="ce12" office:value-type="string" calcext:value-type="string">
            <text:p>,</text:p>
          </table:table-cell>
          <table:table-cell/>
          <table:table-cell table:formula="of:=[.P1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8]+1.40625" office:value-type="float" office:value="23.5" calcext:value-type="float">
            <text:p>23,5</text:p>
          </table:table-cell>
          <table:table-cell table:formula="of:=[.$A$3]*SIN(RADIANS([.B19]))" office:value-type="float" office:value="101.681012575938" calcext:value-type="float">
            <text:p>101,7</text:p>
          </table:table-cell>
          <table:table-cell table:formula="of:=[.$A$3]*SIN(RADIANS([.B19]-120))" office:value-type="float" office:value="-253.36082319753" calcext:value-type="float">
            <text:p>-253,4</text:p>
          </table:table-cell>
          <table:table-cell table:formula="of:=[.$A$3]*SIN(RADIANS([.B19]+120))" office:value-type="float" office:value="151.679810621592" calcext:value-type="float">
            <text:p>151,7</text:p>
          </table:table-cell>
          <table:table-cell table:style-name="ce10"/>
          <table:table-cell table:style-name="ce6" table:formula="of:=(MIN([.C19];[.D19];[.E19])+MAX([.C19];[.D19];[.E19]))/2" office:value-type="float" office:value="-50.8405062879689" calcext:value-type="float">
            <text:p>-50,8</text:p>
          </table:table-cell>
          <table:table-cell table:style-name="ce12" table:formula="of:=([.C19]-[.G19]+[.$A$3])/2" office:value-type="float" office:value="203.760759431953" calcext:value-type="float">
            <text:p>204</text:p>
          </table:table-cell>
          <table:table-cell table:style-name="ce12" office:value-type="string" calcext:value-type="string">
            <text:p>,</text:p>
          </table:table-cell>
          <table:table-cell table:style-name="ce12" table:formula="of:=([.D19]-[.G19]+[.$A$3])/2" office:value-type="float" office:value="26.2398415452195" calcext:value-type="float">
            <text:p>26</text:p>
          </table:table-cell>
          <table:table-cell table:style-name="ce12" table:formula="of:=([.E19]-[.G19]+[.$A$3])/2" office:value-type="float" office:value="228.76015845478" calcext:value-type="float">
            <text:p>229</text:p>
          </table:table-cell>
          <table:table-cell table:style-name="ce10"/>
          <table:table-cell table:formula="of:=([.$A$3]+[.C19])/2" office:value-type="float" office:value="178.340506287969" calcext:value-type="float">
            <text:p>178</text:p>
          </table:table-cell>
          <table:table-cell table:style-name="ce12" office:value-type="string" calcext:value-type="string">
            <text:p>,</text:p>
          </table:table-cell>
          <table:table-cell/>
          <table:table-cell table:formula="of:=[.P1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9]+1.40625" office:value-type="float" office:value="24.90625" calcext:value-type="float">
            <text:p>24,90625</text:p>
          </table:table-cell>
          <table:table-cell table:formula="of:=[.$A$3]*SIN(RADIANS([.B20]))" office:value-type="float" office:value="107.389362273954" calcext:value-type="float">
            <text:p>107,4</text:p>
          </table:table-cell>
          <table:table-cell table:formula="of:=[.$A$3]*SIN(RADIANS([.B20]-120))" office:value-type="float" office:value="-253.992942868813" calcext:value-type="float">
            <text:p>-254,0</text:p>
          </table:table-cell>
          <table:table-cell table:formula="of:=[.$A$3]*SIN(RADIANS([.B20]+120))" office:value-type="float" office:value="146.603580594859" calcext:value-type="float">
            <text:p>146,6</text:p>
          </table:table-cell>
          <table:table-cell table:style-name="ce10"/>
          <table:table-cell table:style-name="ce6" table:formula="of:=(MIN([.C20];[.D20];[.E20])+MAX([.C20];[.D20];[.E20]))/2" office:value-type="float" office:value="-53.6946811369768" calcext:value-type="float">
            <text:p>-53,7</text:p>
          </table:table-cell>
          <table:table-cell table:style-name="ce12" table:formula="of:=([.C20]-[.G20]+[.$A$3])/2" office:value-type="float" office:value="208.042021705465" calcext:value-type="float">
            <text:p>208</text:p>
          </table:table-cell>
          <table:table-cell table:style-name="ce12" office:value-type="string" calcext:value-type="string">
            <text:p>,</text:p>
          </table:table-cell>
          <table:table-cell table:style-name="ce12" table:formula="of:=([.D20]-[.G20]+[.$A$3])/2" office:value-type="float" office:value="27.3508691340819" calcext:value-type="float">
            <text:p>27</text:p>
          </table:table-cell>
          <table:table-cell table:style-name="ce12" table:formula="of:=([.E20]-[.G20]+[.$A$3])/2" office:value-type="float" office:value="227.649130865918" calcext:value-type="float">
            <text:p>228</text:p>
          </table:table-cell>
          <table:table-cell table:style-name="ce10"/>
          <table:table-cell table:formula="of:=([.$A$3]+[.C20])/2" office:value-type="float" office:value="181.194681136977" calcext:value-type="float">
            <text:p>181</text:p>
          </table:table-cell>
          <table:table-cell table:style-name="ce12" office:value-type="string" calcext:value-type="string">
            <text:p>,</text:p>
          </table:table-cell>
          <table:table-cell/>
          <table:table-cell table:formula="of:=[.P1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0]+1.40625" office:value-type="float" office:value="26.3125" calcext:value-type="float">
            <text:p>26,3125</text:p>
          </table:table-cell>
          <table:table-cell table:formula="of:=[.$A$3]*SIN(RADIANS([.B21]))" office:value-type="float" office:value="113.033024635682" calcext:value-type="float">
            <text:p>113,0</text:p>
          </table:table-cell>
          <table:table-cell table:formula="of:=[.$A$3]*SIN(RADIANS([.B21]-120))" office:value-type="float" office:value="-254.47206668872" calcext:value-type="float">
            <text:p>-254,5</text:p>
          </table:table-cell>
          <table:table-cell table:formula="of:=[.$A$3]*SIN(RADIANS([.B21]+120))" office:value-type="float" office:value="141.439042053038" calcext:value-type="float">
            <text:p>141,4</text:p>
          </table:table-cell>
          <table:table-cell table:style-name="ce10"/>
          <table:table-cell table:style-name="ce6" table:formula="of:=(MIN([.C21];[.D21];[.E21])+MAX([.C21];[.D21];[.E21]))/2" office:value-type="float" office:value="-56.5165123178412" calcext:value-type="float">
            <text:p>-56,5</text:p>
          </table:table-cell>
          <table:table-cell table:style-name="ce12" table:formula="of:=([.C21]-[.G21]+[.$A$3])/2" office:value-type="float" office:value="212.274768476762" calcext:value-type="float">
            <text:p>212</text:p>
          </table:table-cell>
          <table:table-cell table:style-name="ce12" office:value-type="string" calcext:value-type="string">
            <text:p>,</text:p>
          </table:table-cell>
          <table:table-cell table:style-name="ce12" table:formula="of:=([.D21]-[.G21]+[.$A$3])/2" office:value-type="float" office:value="28.5222228145606" calcext:value-type="float">
            <text:p>29</text:p>
          </table:table-cell>
          <table:table-cell table:style-name="ce12" table:formula="of:=([.E21]-[.G21]+[.$A$3])/2" office:value-type="float" office:value="226.477777185439" calcext:value-type="float">
            <text:p>226</text:p>
          </table:table-cell>
          <table:table-cell table:style-name="ce10"/>
          <table:table-cell table:formula="of:=([.$A$3]+[.C21])/2" office:value-type="float" office:value="184.016512317841" calcext:value-type="float">
            <text:p>184</text:p>
          </table:table-cell>
          <table:table-cell table:style-name="ce12" office:value-type="string" calcext:value-type="string">
            <text:p>,</text:p>
          </table:table-cell>
          <table:table-cell/>
          <table:table-cell table:formula="of:=[.P2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1]+1.40625" office:value-type="float" office:value="27.71875" calcext:value-type="float">
            <text:p>27,71875</text:p>
          </table:table-cell>
          <table:table-cell table:formula="of:=[.$A$3]*SIN(RADIANS([.B22]))" office:value-type="float" office:value="118.608600129948" calcext:value-type="float">
            <text:p>118,6</text:p>
          </table:table-cell>
          <table:table-cell table:formula="of:=[.$A$3]*SIN(RADIANS([.B22]-120))" office:value-type="float" office:value="-254.797906050977" calcext:value-type="float">
            <text:p>-254,8</text:p>
          </table:table-cell>
          <table:table-cell table:formula="of:=[.$A$3]*SIN(RADIANS([.B22]+120))" office:value-type="float" office:value="136.189305921029" calcext:value-type="float">
            <text:p>136,2</text:p>
          </table:table-cell>
          <table:table-cell table:style-name="ce10"/>
          <table:table-cell table:style-name="ce6" table:formula="of:=(MIN([.C22];[.D22];[.E22])+MAX([.C22];[.D22];[.E22]))/2" office:value-type="float" office:value="-59.3043000649739" calcext:value-type="float">
            <text:p>-59,3</text:p>
          </table:table-cell>
          <table:table-cell table:style-name="ce12" table:formula="of:=([.C22]-[.G22]+[.$A$3])/2" office:value-type="float" office:value="216.456450097461" calcext:value-type="float">
            <text:p>216</text:p>
          </table:table-cell>
          <table:table-cell table:style-name="ce12" office:value-type="string" calcext:value-type="string">
            <text:p>,</text:p>
          </table:table-cell>
          <table:table-cell table:style-name="ce12" table:formula="of:=([.D22]-[.G22]+[.$A$3])/2" office:value-type="float" office:value="29.7531970069984" calcext:value-type="float">
            <text:p>30</text:p>
          </table:table-cell>
          <table:table-cell table:style-name="ce12" table:formula="of:=([.E22]-[.G22]+[.$A$3])/2" office:value-type="float" office:value="225.246802993002" calcext:value-type="float">
            <text:p>225</text:p>
          </table:table-cell>
          <table:table-cell table:style-name="ce10"/>
          <table:table-cell table:formula="of:=([.$A$3]+[.C22])/2" office:value-type="float" office:value="186.804300064974" calcext:value-type="float">
            <text:p>187</text:p>
          </table:table-cell>
          <table:table-cell table:style-name="ce12" office:value-type="string" calcext:value-type="string">
            <text:p>,</text:p>
          </table:table-cell>
          <table:table-cell/>
          <table:table-cell table:formula="of:=[.P2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2]+1.40625" office:value-type="float" office:value="29.125" calcext:value-type="float">
            <text:p>29,125</text:p>
          </table:table-cell>
          <table:table-cell table:formula="of:=[.$A$3]*SIN(RADIANS([.B23]))" office:value-type="float" office:value="124.112730238556" calcext:value-type="float">
            <text:p>124,1</text:p>
          </table:table-cell>
          <table:table-cell table:formula="of:=[.$A$3]*SIN(RADIANS([.B23]-120))" office:value-type="float" office:value="-254.970264682136" calcext:value-type="float">
            <text:p>-255,0</text:p>
          </table:table-cell>
          <table:table-cell table:formula="of:=[.$A$3]*SIN(RADIANS([.B23]+120))" office:value-type="float" office:value="130.85753444358" calcext:value-type="float">
            <text:p>130,9</text:p>
          </table:table-cell>
          <table:table-cell table:style-name="ce10"/>
          <table:table-cell table:style-name="ce6" table:formula="of:=(MIN([.C23];[.D23];[.E23])+MAX([.C23];[.D23];[.E23]))/2" office:value-type="float" office:value="-62.0563651192781" calcext:value-type="float">
            <text:p>-62,1</text:p>
          </table:table-cell>
          <table:table-cell table:style-name="ce12" table:formula="of:=([.C23]-[.G23]+[.$A$3])/2" office:value-type="float" office:value="220.584547678917" calcext:value-type="float">
            <text:p>221</text:p>
          </table:table-cell>
          <table:table-cell table:style-name="ce12" office:value-type="string" calcext:value-type="string">
            <text:p>,</text:p>
          </table:table-cell>
          <table:table-cell table:style-name="ce12" table:formula="of:=([.D23]-[.G23]+[.$A$3])/2" office:value-type="float" office:value="31.0430502185709" calcext:value-type="float">
            <text:p>31</text:p>
          </table:table-cell>
          <table:table-cell table:style-name="ce12" table:formula="of:=([.E23]-[.G23]+[.$A$3])/2" office:value-type="float" office:value="223.956949781429" calcext:value-type="float">
            <text:p>224</text:p>
          </table:table-cell>
          <table:table-cell table:style-name="ce10"/>
          <table:table-cell table:formula="of:=([.$A$3]+[.C23])/2" office:value-type="float" office:value="189.556365119278" calcext:value-type="float">
            <text:p>190</text:p>
          </table:table-cell>
          <table:table-cell table:style-name="ce12" office:value-type="string" calcext:value-type="string">
            <text:p>,</text:p>
          </table:table-cell>
          <table:table-cell/>
          <table:table-cell table:formula="of:=[.P2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1.40625" office:value-type="float" office:value="30.53125" calcext:value-type="float">
            <text:p>30,53125</text:p>
          </table:table-cell>
          <table:table-cell table:formula="of:=[.$A$3]*SIN(RADIANS([.B24]))" office:value-type="float" office:value="129.542099479343" calcext:value-type="float">
            <text:p>129,5</text:p>
          </table:table-cell>
          <table:table-cell table:formula="of:=[.$A$3]*SIN(RADIANS([.B24]-120))" office:value-type="float" office:value="-254.989038759803" calcext:value-type="float">
            <text:p>-255,0</text:p>
          </table:table-cell>
          <table:table-cell table:formula="of:=[.$A$3]*SIN(RADIANS([.B24]+120))" office:value-type="float" office:value="125.446939280461" calcext:value-type="float">
            <text:p>125,4</text:p>
          </table:table-cell>
          <table:table-cell table:style-name="ce10"/>
          <table:table-cell table:style-name="ce6" table:formula="of:=(MIN([.C24];[.D24];[.E24])+MAX([.C24];[.D24];[.E24]))/2" office:value-type="float" office:value="-62.7234696402304" calcext:value-type="float">
            <text:p>-62,7</text:p>
          </table:table-cell>
          <table:table-cell table:style-name="ce12" table:formula="of:=([.C24]-[.G24]+[.$A$3])/2" office:value-type="float" office:value="223.632784559786" calcext:value-type="float">
            <text:p>224</text:p>
          </table:table-cell>
          <table:table-cell table:style-name="ce12" office:value-type="string" calcext:value-type="string">
            <text:p>,</text:p>
          </table:table-cell>
          <table:table-cell table:style-name="ce12" table:formula="of:=([.D24]-[.G24]+[.$A$3])/2" office:value-type="float" office:value="31.3672154402135" calcext:value-type="float">
            <text:p>31</text:p>
          </table:table-cell>
          <table:table-cell table:style-name="ce12" table:formula="of:=([.E24]-[.G24]+[.$A$3])/2" office:value-type="float" office:value="221.585204460346" calcext:value-type="float">
            <text:p>222</text:p>
          </table:table-cell>
          <table:table-cell table:style-name="ce10"/>
          <table:table-cell table:formula="of:=([.$A$3]+[.C24])/2" office:value-type="float" office:value="192.271049739671" calcext:value-type="float">
            <text:p>192</text:p>
          </table:table-cell>
          <table:table-cell table:style-name="ce12" office:value-type="string" calcext:value-type="string">
            <text:p>,</text:p>
          </table:table-cell>
          <table:table-cell/>
          <table:table-cell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4]+1.40625" office:value-type="float" office:value="31.9375" calcext:value-type="float">
            <text:p>31,9375</text:p>
          </table:table-cell>
          <table:table-cell table:formula="of:=[.$A$3]*SIN(RADIANS([.B25]))" office:value-type="float" office:value="134.893437403294" calcext:value-type="float">
            <text:p>134,9</text:p>
          </table:table-cell>
          <table:table-cell table:formula="of:=[.$A$3]*SIN(RADIANS([.B25]-120))" office:value-type="float" office:value="-254.854216975176" calcext:value-type="float">
            <text:p>-254,9</text:p>
          </table:table-cell>
          <table:table-cell table:formula="of:=[.$A$3]*SIN(RADIANS([.B25]+120))" office:value-type="float" office:value="119.960779571882" calcext:value-type="float">
            <text:p>120,0</text:p>
          </table:table-cell>
          <table:table-cell table:style-name="ce10"/>
          <table:table-cell table:style-name="ce6" table:formula="of:=(MIN([.C25];[.D25];[.E25])+MAX([.C25];[.D25];[.E25]))/2" office:value-type="float" office:value="-59.980389785941" calcext:value-type="float">
            <text:p>-60,0</text:p>
          </table:table-cell>
          <table:table-cell table:style-name="ce12" table:formula="of:=([.C25]-[.G25]+[.$A$3])/2" office:value-type="float" office:value="224.936913594617" calcext:value-type="float">
            <text:p>225</text:p>
          </table:table-cell>
          <table:table-cell table:style-name="ce12" office:value-type="string" calcext:value-type="string">
            <text:p>,</text:p>
          </table:table-cell>
          <table:table-cell table:style-name="ce12" table:formula="of:=([.D25]-[.G25]+[.$A$3])/2" office:value-type="float" office:value="30.0630864053826" calcext:value-type="float">
            <text:p>30</text:p>
          </table:table-cell>
          <table:table-cell table:style-name="ce12" table:formula="of:=([.E25]-[.G25]+[.$A$3])/2" office:value-type="float" office:value="217.470584678912" calcext:value-type="float">
            <text:p>217</text:p>
          </table:table-cell>
          <table:table-cell table:style-name="ce10"/>
          <table:table-cell table:formula="of:=([.$A$3]+[.C25])/2" office:value-type="float" office:value="194.946718701647" calcext:value-type="float">
            <text:p>195</text:p>
          </table:table-cell>
          <table:table-cell table:style-name="ce12" office:value-type="string" calcext:value-type="string">
            <text:p>,</text:p>
          </table:table-cell>
          <table:table-cell/>
          <table:table-cell table:formula="of:=[.P2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5]+1.40625" office:value-type="float" office:value="33.34375" calcext:value-type="float">
            <text:p>33,34375</text:p>
          </table:table-cell>
          <table:table-cell table:formula="of:=[.$A$3]*SIN(RADIANS([.B26]))" office:value-type="float" office:value="140.163520564544" calcext:value-type="float">
            <text:p>140,2</text:p>
          </table:table-cell>
          <table:table-cell table:formula="of:=[.$A$3]*SIN(RADIANS([.B26]-120))" office:value-type="float" office:value="-254.565880539855" calcext:value-type="float">
            <text:p>-254,6</text:p>
          </table:table-cell>
          <table:table-cell table:formula="of:=[.$A$3]*SIN(RADIANS([.B26]+120))" office:value-type="float" office:value="114.402359975312" calcext:value-type="float">
            <text:p>114,4</text:p>
          </table:table-cell>
          <table:table-cell table:style-name="ce10"/>
          <table:table-cell table:style-name="ce6" table:formula="of:=(MIN([.C26];[.D26];[.E26])+MAX([.C26];[.D26];[.E26]))/2" office:value-type="float" office:value="-57.2011799876558" calcext:value-type="float">
            <text:p>-57,2</text:p>
          </table:table-cell>
          <table:table-cell table:style-name="ce12" table:formula="of:=([.C26]-[.G26]+[.$A$3])/2" office:value-type="float" office:value="226.1823502761" calcext:value-type="float">
            <text:p>226</text:p>
          </table:table-cell>
          <table:table-cell table:style-name="ce12" office:value-type="string" calcext:value-type="string">
            <text:p>,</text:p>
          </table:table-cell>
          <table:table-cell table:style-name="ce12" table:formula="of:=([.D26]-[.G26]+[.$A$3])/2" office:value-type="float" office:value="28.8176497239002" calcext:value-type="float">
            <text:p>29</text:p>
          </table:table-cell>
          <table:table-cell table:style-name="ce12" table:formula="of:=([.E26]-[.G26]+[.$A$3])/2" office:value-type="float" office:value="213.301769981484" calcext:value-type="float">
            <text:p>213</text:p>
          </table:table-cell>
          <table:table-cell table:style-name="ce10"/>
          <table:table-cell table:formula="of:=([.$A$3]+[.C26])/2" office:value-type="float" office:value="197.581760282272" calcext:value-type="float">
            <text:p>198</text:p>
          </table:table-cell>
          <table:table-cell table:style-name="ce12" office:value-type="string" calcext:value-type="string">
            <text:p>,</text:p>
          </table:table-cell>
          <table:table-cell/>
          <table:table-cell table:formula="of:=[.P2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6]+1.40625" office:value-type="float" office:value="34.75" calcext:value-type="float">
            <text:p>34,75</text:p>
          </table:table-cell>
          <table:table-cell table:formula="of:=[.$A$3]*SIN(RADIANS([.B27]))" office:value-type="float" office:value="145.349174462057" calcext:value-type="float">
            <text:p>145,3</text:p>
          </table:table-cell>
          <table:table-cell table:formula="of:=[.$A$3]*SIN(RADIANS([.B27]-120))" office:value-type="float" office:value="-254.124203136929" calcext:value-type="float">
            <text:p>-254,1</text:p>
          </table:table-cell>
          <table:table-cell table:formula="of:=[.$A$3]*SIN(RADIANS([.B27]+120))" office:value-type="float" office:value="108.775028674872" calcext:value-type="float">
            <text:p>108,8</text:p>
          </table:table-cell>
          <table:table-cell table:style-name="ce10"/>
          <table:table-cell table:style-name="ce6" table:formula="of:=(MIN([.C27];[.D27];[.E27])+MAX([.C27];[.D27];[.E27]))/2" office:value-type="float" office:value="-54.387514337436" calcext:value-type="float">
            <text:p>-54,4</text:p>
          </table:table-cell>
          <table:table-cell table:style-name="ce12" table:formula="of:=([.C27]-[.G27]+[.$A$3])/2" office:value-type="float" office:value="227.368344399747" calcext:value-type="float">
            <text:p>227</text:p>
          </table:table-cell>
          <table:table-cell table:style-name="ce12" office:value-type="string" calcext:value-type="string">
            <text:p>,</text:p>
          </table:table-cell>
          <table:table-cell table:style-name="ce12" table:formula="of:=([.D27]-[.G27]+[.$A$3])/2" office:value-type="float" office:value="27.6316556002534" calcext:value-type="float">
            <text:p>28</text:p>
          </table:table-cell>
          <table:table-cell table:style-name="ce12" table:formula="of:=([.E27]-[.G27]+[.$A$3])/2" office:value-type="float" office:value="209.081271506154" calcext:value-type="float">
            <text:p>209</text:p>
          </table:table-cell>
          <table:table-cell table:style-name="ce10"/>
          <table:table-cell table:formula="of:=([.$A$3]+[.C27])/2" office:value-type="float" office:value="200.174587231029" calcext:value-type="float">
            <text:p>200</text:p>
          </table:table-cell>
          <table:table-cell table:style-name="ce12" office:value-type="string" calcext:value-type="string">
            <text:p>,</text:p>
          </table:table-cell>
          <table:table-cell/>
          <table:table-cell table:formula="of:=[.P2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7]+1.40625" office:value-type="float" office:value="36.15625" calcext:value-type="float">
            <text:p>36,15625</text:p>
          </table:table-cell>
          <table:table-cell table:formula="of:=[.$A$3]*SIN(RADIANS([.B28]))" office:value-type="float" office:value="150.447275451831" calcext:value-type="float">
            <text:p>150,4</text:p>
          </table:table-cell>
          <table:table-cell table:formula="of:=[.$A$3]*SIN(RADIANS([.B28]-120))" office:value-type="float" office:value="-253.529450816349" calcext:value-type="float">
            <text:p>-253,5</text:p>
          </table:table-cell>
          <table:table-cell table:formula="of:=[.$A$3]*SIN(RADIANS([.B28]+120))" office:value-type="float" office:value="103.082175364519" calcext:value-type="float">
            <text:p>103,1</text:p>
          </table:table-cell>
          <table:table-cell table:style-name="ce10"/>
          <table:table-cell table:style-name="ce6" table:formula="of:=(MIN([.C28];[.D28];[.E28])+MAX([.C28];[.D28];[.E28]))/2" office:value-type="float" office:value="-51.5410876822593" calcext:value-type="float">
            <text:p>-51,5</text:p>
          </table:table-cell>
          <table:table-cell table:style-name="ce12" table:formula="of:=([.C28]-[.G28]+[.$A$3])/2" office:value-type="float" office:value="228.494181567045" calcext:value-type="float">
            <text:p>228</text:p>
          </table:table-cell>
          <table:table-cell table:style-name="ce12" office:value-type="string" calcext:value-type="string">
            <text:p>,</text:p>
          </table:table-cell>
          <table:table-cell table:style-name="ce12" table:formula="of:=([.D28]-[.G28]+[.$A$3])/2" office:value-type="float" office:value="26.505818432955" calcext:value-type="float">
            <text:p>27</text:p>
          </table:table-cell>
          <table:table-cell table:style-name="ce12" table:formula="of:=([.E28]-[.G28]+[.$A$3])/2" office:value-type="float" office:value="204.811631523389" calcext:value-type="float">
            <text:p>205</text:p>
          </table:table-cell>
          <table:table-cell table:style-name="ce10"/>
          <table:table-cell table:formula="of:=([.$A$3]+[.C28])/2" office:value-type="float" office:value="202.723637725915" calcext:value-type="float">
            <text:p>203</text:p>
          </table:table-cell>
          <table:table-cell table:style-name="ce12" office:value-type="string" calcext:value-type="string">
            <text:p>,</text:p>
          </table:table-cell>
          <table:table-cell/>
          <table:table-cell table:formula="of:=[.P2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8]+1.40625" office:value-type="float" office:value="37.5625" calcext:value-type="float">
            <text:p>37,5625</text:p>
          </table:table-cell>
          <table:table-cell table:formula="of:=[.$A$3]*SIN(RADIANS([.B29]))" office:value-type="float" office:value="155.454752628458" calcext:value-type="float">
            <text:p>155,5</text:p>
          </table:table-cell>
          <table:table-cell table:formula="of:=[.$A$3]*SIN(RADIANS([.B29]-120))" office:value-type="float" office:value="-252.781981834674" calcext:value-type="float">
            <text:p>-252,8</text:p>
          </table:table-cell>
          <table:table-cell table:formula="of:=[.$A$3]*SIN(RADIANS([.B29]+120))" office:value-type="float" office:value="97.3272292062167" calcext:value-type="float">
            <text:p>97,3</text:p>
          </table:table-cell>
          <table:table-cell table:style-name="ce10"/>
          <table:table-cell table:style-name="ce6" table:formula="of:=(MIN([.C29];[.D29];[.E29])+MAX([.C29];[.D29];[.E29]))/2" office:value-type="float" office:value="-48.6636146031084" calcext:value-type="float">
            <text:p>-48,7</text:p>
          </table:table-cell>
          <table:table-cell table:style-name="ce12" table:formula="of:=([.C29]-[.G29]+[.$A$3])/2" office:value-type="float" office:value="229.559183615783" calcext:value-type="float">
            <text:p>230</text:p>
          </table:table-cell>
          <table:table-cell table:style-name="ce12" office:value-type="string" calcext:value-type="string">
            <text:p>,</text:p>
          </table:table-cell>
          <table:table-cell table:style-name="ce12" table:formula="of:=([.D29]-[.G29]+[.$A$3])/2" office:value-type="float" office:value="25.440816384217" calcext:value-type="float">
            <text:p>25</text:p>
          </table:table-cell>
          <table:table-cell table:style-name="ce12" table:formula="of:=([.E29]-[.G29]+[.$A$3])/2" office:value-type="float" office:value="200.495421904663" calcext:value-type="float">
            <text:p>200</text:p>
          </table:table-cell>
          <table:table-cell table:style-name="ce10"/>
          <table:table-cell table:formula="of:=([.$A$3]+[.C29])/2" office:value-type="float" office:value="205.227376314229" calcext:value-type="float">
            <text:p>205</text:p>
          </table:table-cell>
          <table:table-cell table:style-name="ce12" office:value-type="string" calcext:value-type="string">
            <text:p>,</text:p>
          </table:table-cell>
          <table:table-cell/>
          <table:table-cell table:formula="of:=[.P2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9]+1.40625" office:value-type="float" office:value="38.96875" calcext:value-type="float">
            <text:p>38,96875</text:p>
          </table:table-cell>
          <table:table-cell table:formula="of:=[.$A$3]*SIN(RADIANS([.B30]))" office:value-type="float" office:value="160.368589674929" calcext:value-type="float">
            <text:p>160,4</text:p>
          </table:table-cell>
          <table:table-cell table:formula="of:=[.$A$3]*SIN(RADIANS([.B30]-120))" office:value-type="float" office:value="-251.882246439269" calcext:value-type="float">
            <text:p>-251,9</text:p>
          </table:table-cell>
          <table:table-cell table:formula="of:=[.$A$3]*SIN(RADIANS([.B30]+120))" office:value-type="float" office:value="91.5136567643404" calcext:value-type="float">
            <text:p>91,5</text:p>
          </table:table-cell>
          <table:table-cell table:style-name="ce10"/>
          <table:table-cell table:style-name="ce6" table:formula="of:=(MIN([.C30];[.D30];[.E30])+MAX([.C30];[.D30];[.E30]))/2" office:value-type="float" office:value="-45.7568283821702" calcext:value-type="float">
            <text:p>-45,8</text:p>
          </table:table-cell>
          <table:table-cell table:style-name="ce12" table:formula="of:=([.C30]-[.G30]+[.$A$3])/2" office:value-type="float" office:value="230.56270902855" calcext:value-type="float">
            <text:p>231</text:p>
          </table:table-cell>
          <table:table-cell table:style-name="ce12" office:value-type="string" calcext:value-type="string">
            <text:p>,</text:p>
          </table:table-cell>
          <table:table-cell table:style-name="ce12" table:formula="of:=([.D30]-[.G30]+[.$A$3])/2" office:value-type="float" office:value="24.4372909714505" calcext:value-type="float">
            <text:p>24</text:p>
          </table:table-cell>
          <table:table-cell table:style-name="ce12" table:formula="of:=([.E30]-[.G30]+[.$A$3])/2" office:value-type="float" office:value="196.135242573255" calcext:value-type="float">
            <text:p>196</text:p>
          </table:table-cell>
          <table:table-cell table:style-name="ce10"/>
          <table:table-cell table:formula="of:=([.$A$3]+[.C30])/2" office:value-type="float" office:value="207.684294837464" calcext:value-type="float">
            <text:p>208</text:p>
          </table:table-cell>
          <table:table-cell table:style-name="ce12" office:value-type="string" calcext:value-type="string">
            <text:p>,</text:p>
          </table:table-cell>
          <table:table-cell/>
          <table:table-cell table:formula="of:=[.P2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0]+1.40625" office:value-type="float" office:value="40.375" calcext:value-type="float">
            <text:p>40,375</text:p>
          </table:table-cell>
          <table:table-cell table:formula="of:=[.$A$3]*SIN(RADIANS([.B31]))" office:value-type="float" office:value="165.185826679548" calcext:value-type="float">
            <text:p>165,2</text:p>
          </table:table-cell>
          <table:table-cell table:formula="of:=[.$A$3]*SIN(RADIANS([.B31]-120))" office:value-type="float" office:value="-250.830786597093" calcext:value-type="float">
            <text:p>-250,8</text:p>
          </table:table-cell>
          <table:table-cell table:formula="of:=[.$A$3]*SIN(RADIANS([.B31]+120))" office:value-type="float" office:value="85.6449599175453" calcext:value-type="float">
            <text:p>85,6</text:p>
          </table:table-cell>
          <table:table-cell table:style-name="ce10"/>
          <table:table-cell table:style-name="ce6" table:formula="of:=(MIN([.C31];[.D31];[.E31])+MAX([.C31];[.D31];[.E31]))/2" office:value-type="float" office:value="-42.8224799587726" calcext:value-type="float">
            <text:p>-42,8</text:p>
          </table:table-cell>
          <table:table-cell table:style-name="ce12" table:formula="of:=([.C31]-[.G31]+[.$A$3])/2" office:value-type="float" office:value="231.50415331916" calcext:value-type="float">
            <text:p>232</text:p>
          </table:table-cell>
          <table:table-cell table:style-name="ce12" office:value-type="string" calcext:value-type="string">
            <text:p>,</text:p>
          </table:table-cell>
          <table:table-cell table:style-name="ce12" table:formula="of:=([.D31]-[.G31]+[.$A$3])/2" office:value-type="float" office:value="23.4958466808398" calcext:value-type="float">
            <text:p>23</text:p>
          </table:table-cell>
          <table:table-cell table:style-name="ce12" table:formula="of:=([.E31]-[.G31]+[.$A$3])/2" office:value-type="float" office:value="191.733719938159" calcext:value-type="float">
            <text:p>192</text:p>
          </table:table-cell>
          <table:table-cell table:style-name="ce10"/>
          <table:table-cell table:formula="of:=([.$A$3]+[.C31])/2" office:value-type="float" office:value="210.092913339774" calcext:value-type="float">
            <text:p>210</text:p>
          </table:table-cell>
          <table:table-cell table:style-name="ce12" office:value-type="string" calcext:value-type="string">
            <text:p>,</text:p>
          </table:table-cell>
          <table:table-cell/>
          <table:table-cell table:formula="of:=[.P3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1]+1.40625" office:value-type="float" office:value="41.78125" calcext:value-type="float">
            <text:p>41,78125</text:p>
          </table:table-cell>
          <table:table-cell table:formula="of:=[.$A$3]*SIN(RADIANS([.B32]))" office:value-type="float" office:value="169.903561918871" calcext:value-type="float">
            <text:p>169,9</text:p>
          </table:table-cell>
          <table:table-cell table:formula="of:=[.$A$3]*SIN(RADIANS([.B32]-120))" office:value-type="float" office:value="-249.628235668238" calcext:value-type="float">
            <text:p>-249,6</text:p>
          </table:table-cell>
          <table:table-cell table:formula="of:=[.$A$3]*SIN(RADIANS([.B32]+120))" office:value-type="float" office:value="79.7246737493672" calcext:value-type="float">
            <text:p>79,7</text:p>
          </table:table-cell>
          <table:table-cell table:style-name="ce10"/>
          <table:table-cell table:style-name="ce6" table:formula="of:=(MIN([.C32];[.D32];[.E32])+MAX([.C32];[.D32];[.E32]))/2" office:value-type="float" office:value="-39.8623368746836" calcext:value-type="float">
            <text:p>-39,9</text:p>
          </table:table-cell>
          <table:table-cell table:style-name="ce12" table:formula="of:=([.C32]-[.G32]+[.$A$3])/2" office:value-type="float" office:value="232.382949396777" calcext:value-type="float">
            <text:p>232</text:p>
          </table:table-cell>
          <table:table-cell table:style-name="ce12" office:value-type="string" calcext:value-type="string">
            <text:p>,</text:p>
          </table:table-cell>
          <table:table-cell table:style-name="ce12" table:formula="of:=([.D32]-[.G32]+[.$A$3])/2" office:value-type="float" office:value="22.6170506032228" calcext:value-type="float">
            <text:p>23</text:p>
          </table:table-cell>
          <table:table-cell table:style-name="ce12" table:formula="of:=([.E32]-[.G32]+[.$A$3])/2" office:value-type="float" office:value="187.293505312025" calcext:value-type="float">
            <text:p>187</text:p>
          </table:table-cell>
          <table:table-cell table:style-name="ce10"/>
          <table:table-cell table:formula="of:=([.$A$3]+[.C32])/2" office:value-type="float" office:value="212.451780959435" calcext:value-type="float">
            <text:p>212</text:p>
          </table:table-cell>
          <table:table-cell table:style-name="ce12" office:value-type="string" calcext:value-type="string">
            <text:p>,</text:p>
          </table:table-cell>
          <table:table-cell/>
          <table:table-cell table:formula="of:=[.P3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2]+1.40625" office:value-type="float" office:value="43.1875" calcext:value-type="float">
            <text:p>43,1875</text:p>
          </table:table-cell>
          <table:table-cell table:formula="of:=[.$A$3]*SIN(RADIANS([.B33]))" office:value-type="float" office:value="174.518953605597" calcext:value-type="float">
            <text:p>174,5</text:p>
          </table:table-cell>
          <table:table-cell table:formula="of:=[.$A$3]*SIN(RADIANS([.B33]-120))" office:value-type="float" office:value="-248.275318024417" calcext:value-type="float">
            <text:p>-248,3</text:p>
          </table:table-cell>
          <table:table-cell table:formula="of:=[.$A$3]*SIN(RADIANS([.B33]+120))" office:value-type="float" office:value="73.75636441882" calcext:value-type="float">
            <text:p>73,8</text:p>
          </table:table-cell>
          <table:table-cell table:style-name="ce10"/>
          <table:table-cell table:style-name="ce6" table:formula="of:=(MIN([.C33];[.D33];[.E33])+MAX([.C33];[.D33];[.E33]))/2" office:value-type="float" office:value="-36.87818220941" calcext:value-type="float">
            <text:p>-36,9</text:p>
          </table:table-cell>
          <table:table-cell table:style-name="ce12" table:formula="of:=([.C33]-[.G33]+[.$A$3])/2" office:value-type="float" office:value="233.198567907504" calcext:value-type="float">
            <text:p>233</text:p>
          </table:table-cell>
          <table:table-cell table:style-name="ce12" office:value-type="string" calcext:value-type="string">
            <text:p>,</text:p>
          </table:table-cell>
          <table:table-cell table:style-name="ce12" table:formula="of:=([.D33]-[.G33]+[.$A$3])/2" office:value-type="float" office:value="21.8014320924963" calcext:value-type="float">
            <text:p>22</text:p>
          </table:table-cell>
          <table:table-cell table:style-name="ce12" table:formula="of:=([.E33]-[.G33]+[.$A$3])/2" office:value-type="float" office:value="182.817273314115" calcext:value-type="float">
            <text:p>183</text:p>
          </table:table-cell>
          <table:table-cell table:style-name="ce10"/>
          <table:table-cell table:formula="of:=([.$A$3]+[.C33])/2" office:value-type="float" office:value="214.759476802799" calcext:value-type="float">
            <text:p>215</text:p>
          </table:table-cell>
          <table:table-cell table:style-name="ce12" office:value-type="string" calcext:value-type="string">
            <text:p>,</text:p>
          </table:table-cell>
          <table:table-cell/>
          <table:table-cell table:formula="of:=[.P3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3]+1.40625" office:value-type="float" office:value="44.59375" calcext:value-type="float">
            <text:p>44,59375</text:p>
          </table:table-cell>
          <table:table-cell table:formula="of:=[.$A$3]*SIN(RADIANS([.B34]))" office:value-type="float" office:value="179.029221600356" calcext:value-type="float">
            <text:p>179,0</text:p>
          </table:table-cell>
          <table:table-cell table:formula="of:=[.$A$3]*SIN(RADIANS([.B34]-120))" office:value-type="float" office:value="-246.772848612631" calcext:value-type="float">
            <text:p>-246,8</text:p>
          </table:table-cell>
          <table:table-cell table:formula="of:=[.$A$3]*SIN(RADIANS([.B34]+120))" office:value-type="float" office:value="67.743627012275" calcext:value-type="float">
            <text:p>67,7</text:p>
          </table:table-cell>
          <table:table-cell table:style-name="ce10"/>
          <table:table-cell table:style-name="ce6" table:formula="of:=(MIN([.C34];[.D34];[.E34])+MAX([.C34];[.D34];[.E34]))/2" office:value-type="float" office:value="-33.8718135061375" calcext:value-type="float">
            <text:p>-33,9</text:p>
          </table:table-cell>
          <table:table-cell table:style-name="ce12" table:formula="of:=([.C34]-[.G34]+[.$A$3])/2" office:value-type="float" office:value="233.950517553247" calcext:value-type="float">
            <text:p>234</text:p>
          </table:table-cell>
          <table:table-cell table:style-name="ce12" office:value-type="string" calcext:value-type="string">
            <text:p>,</text:p>
          </table:table-cell>
          <table:table-cell table:style-name="ce12" table:formula="of:=([.D34]-[.G34]+[.$A$3])/2" office:value-type="float" office:value="21.0494824467533" calcext:value-type="float">
            <text:p>21</text:p>
          </table:table-cell>
          <table:table-cell table:style-name="ce12" table:formula="of:=([.E34]-[.G34]+[.$A$3])/2" office:value-type="float" office:value="178.307720259206" calcext:value-type="float">
            <text:p>178</text:p>
          </table:table-cell>
          <table:table-cell table:style-name="ce10"/>
          <table:table-cell table:formula="of:=([.$A$3]+[.C34])/2" office:value-type="float" office:value="217.014610800178" calcext:value-type="float">
            <text:p>217</text:p>
          </table:table-cell>
          <table:table-cell table:style-name="ce12" office:value-type="string" calcext:value-type="string">
            <text:p>,</text:p>
          </table:table-cell>
          <table:table-cell/>
          <table:table-cell table:formula="of:=[.P3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4]+1.40625" office:value-type="float" office:value="46" calcext:value-type="float">
            <text:p>46</text:p>
          </table:table-cell>
          <table:table-cell table:formula="of:=[.$A$3]*SIN(RADIANS([.B35]))" office:value-type="float" office:value="183.431649086356" calcext:value-type="float">
            <text:p>183,4</text:p>
          </table:table-cell>
          <table:table-cell table:formula="of:=[.$A$3]*SIN(RADIANS([.B35]-120))" office:value-type="float" office:value="-245.121732464271" calcext:value-type="float">
            <text:p>-245,1</text:p>
          </table:table-cell>
          <table:table-cell table:formula="of:=[.$A$3]*SIN(RADIANS([.B35]+120))" office:value-type="float" office:value="61.6900833779153" calcext:value-type="float">
            <text:p>61,7</text:p>
          </table:table-cell>
          <table:table-cell table:style-name="ce10"/>
          <table:table-cell table:style-name="ce6" table:formula="of:=(MIN([.C35];[.D35];[.E35])+MAX([.C35];[.D35];[.E35]))/2" office:value-type="float" office:value="-30.8450416889576" calcext:value-type="float">
            <text:p>-30,8</text:p>
          </table:table-cell>
          <table:table-cell table:style-name="ce12" table:formula="of:=([.C35]-[.G35]+[.$A$3])/2" office:value-type="float" office:value="234.638345387657" calcext:value-type="float">
            <text:p>235</text:p>
          </table:table-cell>
          <table:table-cell table:style-name="ce12" office:value-type="string" calcext:value-type="string">
            <text:p>,</text:p>
          </table:table-cell>
          <table:table-cell table:style-name="ce12" table:formula="of:=([.D35]-[.G35]+[.$A$3])/2" office:value-type="float" office:value="20.3616546123432" calcext:value-type="float">
            <text:p>20</text:p>
          </table:table-cell>
          <table:table-cell table:style-name="ce12" table:formula="of:=([.E35]-[.G35]+[.$A$3])/2" office:value-type="float" office:value="173.767562533436" calcext:value-type="float">
            <text:p>174</text:p>
          </table:table-cell>
          <table:table-cell table:style-name="ce10"/>
          <table:table-cell table:formula="of:=([.$A$3]+[.C35])/2" office:value-type="float" office:value="219.215824543178" calcext:value-type="float">
            <text:p>219</text:p>
          </table:table-cell>
          <table:table-cell table:style-name="ce12" office:value-type="string" calcext:value-type="string">
            <text:p>,</text:p>
          </table:table-cell>
          <table:table-cell/>
          <table:table-cell table:formula="of:=[.P3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5]+1.40625" office:value-type="float" office:value="47.40625" calcext:value-type="float">
            <text:p>47,40625</text:p>
          </table:table-cell>
          <table:table-cell table:formula="of:=[.$A$3]*SIN(RADIANS([.B36]))" office:value-type="float" office:value="187.723584205898" calcext:value-type="float">
            <text:p>187,7</text:p>
          </table:table-cell>
          <table:table-cell table:formula="of:=[.$A$3]*SIN(RADIANS([.B36]-120))" office:value-type="float" office:value="-243.322964149967" calcext:value-type="float">
            <text:p>-243,3</text:p>
          </table:table-cell>
          <table:table-cell table:formula="of:=[.$A$3]*SIN(RADIANS([.B36]+120))" office:value-type="float" office:value="55.5993799440695" calcext:value-type="float">
            <text:p>55,6</text:p>
          </table:table-cell>
          <table:table-cell table:style-name="ce10"/>
          <table:table-cell table:style-name="ce6" table:formula="of:=(MIN([.C36];[.D36];[.E36])+MAX([.C36];[.D36];[.E36]))/2" office:value-type="float" office:value="-27.7996899720347" calcext:value-type="float">
            <text:p>-27,8</text:p>
          </table:table-cell>
          <table:table-cell table:style-name="ce12" table:formula="of:=([.C36]-[.G36]+[.$A$3])/2" office:value-type="float" office:value="235.261637088966" calcext:value-type="float">
            <text:p>235</text:p>
          </table:table-cell>
          <table:table-cell table:style-name="ce12" office:value-type="string" calcext:value-type="string">
            <text:p>,</text:p>
          </table:table-cell>
          <table:table-cell table:style-name="ce12" table:formula="of:=([.D36]-[.G36]+[.$A$3])/2" office:value-type="float" office:value="19.7383629110338" calcext:value-type="float">
            <text:p>20</text:p>
          </table:table-cell>
          <table:table-cell table:style-name="ce12" table:formula="of:=([.E36]-[.G36]+[.$A$3])/2" office:value-type="float" office:value="169.199534958052" calcext:value-type="float">
            <text:p>169</text:p>
          </table:table-cell>
          <table:table-cell table:style-name="ce10"/>
          <table:table-cell table:formula="of:=([.$A$3]+[.C36])/2" office:value-type="float" office:value="221.361792102949" calcext:value-type="float">
            <text:p>221</text:p>
          </table:table-cell>
          <table:table-cell table:style-name="ce12" office:value-type="string" calcext:value-type="string">
            <text:p>,</text:p>
          </table:table-cell>
          <table:table-cell/>
          <table:table-cell table:formula="of:=[.P3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6]+1.40625" office:value-type="float" office:value="48.8125" calcext:value-type="float">
            <text:p>48,8125</text:p>
          </table:table-cell>
          <table:table-cell table:formula="of:=[.$A$3]*SIN(RADIANS([.B37]))" office:value-type="float" office:value="191.902441657751" calcext:value-type="float">
            <text:p>191,9</text:p>
          </table:table-cell>
          <table:table-cell table:formula="of:=[.$A$3]*SIN(RADIANS([.B37]-120))" office:value-type="float" office:value="-241.377627180491" calcext:value-type="float">
            <text:p>-241,4</text:p>
          </table:table-cell>
          <table:table-cell table:formula="of:=[.$A$3]*SIN(RADIANS([.B37]+120))" office:value-type="float" office:value="49.47518552274" calcext:value-type="float">
            <text:p>49,5</text:p>
          </table:table-cell>
          <table:table-cell table:style-name="ce10"/>
          <table:table-cell table:style-name="ce6" table:formula="of:=(MIN([.C37];[.D37];[.E37])+MAX([.C37];[.D37];[.E37]))/2" office:value-type="float" office:value="-24.73759276137" calcext:value-type="float">
            <text:p>-24,7</text:p>
          </table:table-cell>
          <table:table-cell table:style-name="ce12" table:formula="of:=([.C37]-[.G37]+[.$A$3])/2" office:value-type="float" office:value="235.82001720956" calcext:value-type="float">
            <text:p>236</text:p>
          </table:table-cell>
          <table:table-cell table:style-name="ce12" office:value-type="string" calcext:value-type="string">
            <text:p>,</text:p>
          </table:table-cell>
          <table:table-cell table:style-name="ce12" table:formula="of:=([.D37]-[.G37]+[.$A$3])/2" office:value-type="float" office:value="19.1799827904396" calcext:value-type="float">
            <text:p>19</text:p>
          </table:table-cell>
          <table:table-cell table:style-name="ce12" table:formula="of:=([.E37]-[.G37]+[.$A$3])/2" office:value-type="float" office:value="164.606389142055" calcext:value-type="float">
            <text:p>165</text:p>
          </table:table-cell>
          <table:table-cell table:style-name="ce10"/>
          <table:table-cell table:formula="of:=([.$A$3]+[.C37])/2" office:value-type="float" office:value="223.451220828875" calcext:value-type="float">
            <text:p>223</text:p>
          </table:table-cell>
          <table:table-cell table:style-name="ce12" office:value-type="string" calcext:value-type="string">
            <text:p>,</text:p>
          </table:table-cell>
          <table:table-cell/>
          <table:table-cell table:formula="of:=[.P3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7]+1.40625" office:value-type="float" office:value="50.21875" calcext:value-type="float">
            <text:p>50,21875</text:p>
          </table:table-cell>
          <table:table-cell table:formula="of:=[.$A$3]*SIN(RADIANS([.B38]))" office:value-type="float" office:value="195.965704254444" calcext:value-type="float">
            <text:p>196,0</text:p>
          </table:table-cell>
          <table:table-cell table:formula="of:=[.$A$3]*SIN(RADIANS([.B38]-120))" office:value-type="float" office:value="-239.286893354092" calcext:value-type="float">
            <text:p>-239,3</text:p>
          </table:table-cell>
          <table:table-cell table:formula="of:=[.$A$3]*SIN(RADIANS([.B38]+120))" office:value-type="float" office:value="43.3211890996481" calcext:value-type="float">
            <text:p>43,3</text:p>
          </table:table-cell>
          <table:table-cell table:style-name="ce10"/>
          <table:table-cell table:style-name="ce6" table:formula="of:=(MIN([.C38];[.D38];[.E38])+MAX([.C38];[.D38];[.E38]))/2" office:value-type="float" office:value="-21.660594549824" calcext:value-type="float">
            <text:p>-21,7</text:p>
          </table:table-cell>
          <table:table-cell table:style-name="ce12" table:formula="of:=([.C38]-[.G38]+[.$A$3])/2" office:value-type="float" office:value="236.313149402134" calcext:value-type="float">
            <text:p>236</text:p>
          </table:table-cell>
          <table:table-cell table:style-name="ce12" office:value-type="string" calcext:value-type="string">
            <text:p>,</text:p>
          </table:table-cell>
          <table:table-cell table:style-name="ce12" table:formula="of:=([.D38]-[.G38]+[.$A$3])/2" office:value-type="float" office:value="18.6868505978662" calcext:value-type="float">
            <text:p>19</text:p>
          </table:table-cell>
          <table:table-cell table:style-name="ce12" table:formula="of:=([.E38]-[.G38]+[.$A$3])/2" office:value-type="float" office:value="159.990891824736" calcext:value-type="float">
            <text:p>160</text:p>
          </table:table-cell>
          <table:table-cell table:style-name="ce10"/>
          <table:table-cell table:formula="of:=([.$A$3]+[.C38])/2" office:value-type="float" office:value="225.482852127222" calcext:value-type="float">
            <text:p>225</text:p>
          </table:table-cell>
          <table:table-cell table:style-name="ce12" office:value-type="string" calcext:value-type="string">
            <text:p>,</text:p>
          </table:table-cell>
          <table:table-cell/>
          <table:table-cell table:formula="of:=[.P3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8]+1.40625" office:value-type="float" office:value="51.625" calcext:value-type="float">
            <text:p>51,625</text:p>
          </table:table-cell>
          <table:table-cell table:formula="of:=[.$A$3]*SIN(RADIANS([.B39]))" office:value-type="float" office:value="199.910924438523" calcext:value-type="float">
            <text:p>199,9</text:p>
          </table:table-cell>
          <table:table-cell table:formula="of:=[.$A$3]*SIN(RADIANS([.B39]-120))" office:value-type="float" office:value="-237.052022050649" calcext:value-type="float">
            <text:p>-237,1</text:p>
          </table:table-cell>
          <table:table-cell table:formula="of:=[.$A$3]*SIN(RADIANS([.B39]+120))" office:value-type="float" office:value="37.141097612126" calcext:value-type="float">
            <text:p>37,1</text:p>
          </table:table-cell>
          <table:table-cell table:style-name="ce10"/>
          <table:table-cell table:style-name="ce6" table:formula="of:=(MIN([.C39];[.D39];[.E39])+MAX([.C39];[.D39];[.E39]))/2" office:value-type="float" office:value="-18.570548806063" calcext:value-type="float">
            <text:p>-18,6</text:p>
          </table:table-cell>
          <table:table-cell table:style-name="ce12" table:formula="of:=([.C39]-[.G39]+[.$A$3])/2" office:value-type="float" office:value="236.740736622293" calcext:value-type="float">
            <text:p>237</text:p>
          </table:table-cell>
          <table:table-cell table:style-name="ce12" office:value-type="string" calcext:value-type="string">
            <text:p>,</text:p>
          </table:table-cell>
          <table:table-cell table:style-name="ce12" table:formula="of:=([.D39]-[.G39]+[.$A$3])/2" office:value-type="float" office:value="18.2592633777068" calcext:value-type="float">
            <text:p>18</text:p>
          </table:table-cell>
          <table:table-cell table:style-name="ce12" table:formula="of:=([.E39]-[.G39]+[.$A$3])/2" office:value-type="float" office:value="155.355823209094" calcext:value-type="float">
            <text:p>155</text:p>
          </table:table-cell>
          <table:table-cell table:style-name="ce10"/>
          <table:table-cell table:formula="of:=([.$A$3]+[.C39])/2" office:value-type="float" office:value="227.455462219262" calcext:value-type="float">
            <text:p>227</text:p>
          </table:table-cell>
          <table:table-cell table:style-name="ce12" office:value-type="string" calcext:value-type="string">
            <text:p>,</text:p>
          </table:table-cell>
          <table:table-cell/>
          <table:table-cell table:formula="of:=[.P3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9]+1.40625" office:value-type="float" office:value="53.03125" calcext:value-type="float">
            <text:p>53,03125</text:p>
          </table:table-cell>
          <table:table-cell table:formula="of:=[.$A$3]*SIN(RADIANS([.B40]))" office:value-type="float" office:value="203.735725756872" calcext:value-type="float">
            <text:p>203,7</text:p>
          </table:table-cell>
          <table:table-cell table:formula="of:=[.$A$3]*SIN(RADIANS([.B40]-120))" office:value-type="float" office:value="-234.67435947307" calcext:value-type="float">
            <text:p>-234,7</text:p>
          </table:table-cell>
          <table:table-cell table:formula="of:=[.$A$3]*SIN(RADIANS([.B40]+120))" office:value-type="float" office:value="30.9386337161975" calcext:value-type="float">
            <text:p>30,9</text:p>
          </table:table-cell>
          <table:table-cell table:style-name="ce10"/>
          <table:table-cell table:style-name="ce6" table:formula="of:=(MIN([.C40];[.D40];[.E40])+MAX([.C40];[.D40];[.E40]))/2" office:value-type="float" office:value="-15.4693168580988" calcext:value-type="float">
            <text:p>-15,5</text:p>
          </table:table-cell>
          <table:table-cell table:style-name="ce12" table:formula="of:=([.C40]-[.G40]+[.$A$3])/2" office:value-type="float" office:value="237.102521307485" calcext:value-type="float">
            <text:p>237</text:p>
          </table:table-cell>
          <table:table-cell table:style-name="ce12" office:value-type="string" calcext:value-type="string">
            <text:p>,</text:p>
          </table:table-cell>
          <table:table-cell table:style-name="ce12" table:formula="of:=([.D40]-[.G40]+[.$A$3])/2" office:value-type="float" office:value="17.8974786925145" calcext:value-type="float">
            <text:p>18</text:p>
          </table:table-cell>
          <table:table-cell table:style-name="ce12" table:formula="of:=([.E40]-[.G40]+[.$A$3])/2" office:value-type="float" office:value="150.703975287148" calcext:value-type="float">
            <text:p>151</text:p>
          </table:table-cell>
          <table:table-cell table:style-name="ce10"/>
          <table:table-cell table:formula="of:=([.$A$3]+[.C40])/2" office:value-type="float" office:value="229.367862878436" calcext:value-type="float">
            <text:p>229</text:p>
          </table:table-cell>
          <table:table-cell table:style-name="ce12" office:value-type="string" calcext:value-type="string">
            <text:p>,</text:p>
          </table:table-cell>
          <table:table-cell/>
          <table:table-cell table:formula="of:=[.P3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0]+1.40625" office:value-type="float" office:value="54.4375" calcext:value-type="float">
            <text:p>54,4375</text:p>
          </table:table-cell>
          <table:table-cell table:formula="of:=[.$A$3]*SIN(RADIANS([.B41]))" office:value-type="float" office:value="207.437804292195" calcext:value-type="float">
            <text:p>207,4</text:p>
          </table:table-cell>
          <table:table-cell table:formula="of:=[.$A$3]*SIN(RADIANS([.B41]-120))" office:value-type="float" office:value="-232.155337836383" calcext:value-type="float">
            <text:p>-232,2</text:p>
          </table:table-cell>
          <table:table-cell table:formula="of:=[.$A$3]*SIN(RADIANS([.B41]+120))" office:value-type="float" office:value="24.7175335441885" calcext:value-type="float">
            <text:p>24,7</text:p>
          </table:table-cell>
          <table:table-cell table:style-name="ce10"/>
          <table:table-cell table:style-name="ce6" table:formula="of:=(MIN([.C41];[.D41];[.E41])+MAX([.C41];[.D41];[.E41]))/2" office:value-type="float" office:value="-12.3587667720942" calcext:value-type="float">
            <text:p>-12,4</text:p>
          </table:table-cell>
          <table:table-cell table:style-name="ce12" table:formula="of:=([.C41]-[.G41]+[.$A$3])/2" office:value-type="float" office:value="237.398285532144" calcext:value-type="float">
            <text:p>237</text:p>
          </table:table-cell>
          <table:table-cell table:style-name="ce12" office:value-type="string" calcext:value-type="string">
            <text:p>,</text:p>
          </table:table-cell>
          <table:table-cell table:style-name="ce12" table:formula="of:=([.D41]-[.G41]+[.$A$3])/2" office:value-type="float" office:value="17.6017144678556" calcext:value-type="float">
            <text:p>18</text:p>
          </table:table-cell>
          <table:table-cell table:style-name="ce12" table:formula="of:=([.E41]-[.G41]+[.$A$3])/2" office:value-type="float" office:value="146.038150158141" calcext:value-type="float">
            <text:p>146</text:p>
          </table:table-cell>
          <table:table-cell table:style-name="ce10"/>
          <table:table-cell table:formula="of:=([.$A$3]+[.C41])/2" office:value-type="float" office:value="231.218902146097" calcext:value-type="float">
            <text:p>231</text:p>
          </table:table-cell>
          <table:table-cell table:style-name="ce12" office:value-type="string" calcext:value-type="string">
            <text:p>,</text:p>
          </table:table-cell>
          <table:table-cell/>
          <table:table-cell table:formula="of:=[.P4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1]+1.40625" office:value-type="float" office:value="55.84375" calcext:value-type="float">
            <text:p>55,84375</text:p>
          </table:table-cell>
          <table:table-cell table:formula="of:=[.$A$3]*SIN(RADIANS([.B42]))" office:value-type="float" office:value="211.01493005081" calcext:value-type="float">
            <text:p>211,0</text:p>
          </table:table-cell>
          <table:table-cell table:formula="of:=[.$A$3]*SIN(RADIANS([.B42]-120))" office:value-type="float" office:value="-229.496474505031" calcext:value-type="float">
            <text:p>-229,5</text:p>
          </table:table-cell>
          <table:table-cell table:formula="of:=[.$A$3]*SIN(RADIANS([.B42]+120))" office:value-type="float" office:value="18.4815444542205" calcext:value-type="float">
            <text:p>18,5</text:p>
          </table:table-cell>
          <table:table-cell table:style-name="ce10"/>
          <table:table-cell table:style-name="ce6" table:formula="of:=(MIN([.C42];[.D42];[.E42])+MAX([.C42];[.D42];[.E42]))/2" office:value-type="float" office:value="-9.24077222711023" calcext:value-type="float">
            <text:p>-9,2</text:p>
          </table:table-cell>
          <table:table-cell table:style-name="ce12" table:formula="of:=([.C42]-[.G42]+[.$A$3])/2" office:value-type="float" office:value="237.62785113896" calcext:value-type="float">
            <text:p>238</text:p>
          </table:table-cell>
          <table:table-cell table:style-name="ce12" office:value-type="string" calcext:value-type="string">
            <text:p>,</text:p>
          </table:table-cell>
          <table:table-cell table:style-name="ce12" table:formula="of:=([.D42]-[.G42]+[.$A$3])/2" office:value-type="float" office:value="17.3721488610397" calcext:value-type="float">
            <text:p>17</text:p>
          </table:table-cell>
          <table:table-cell table:style-name="ce12" table:formula="of:=([.E42]-[.G42]+[.$A$3])/2" office:value-type="float" office:value="141.361158340665" calcext:value-type="float">
            <text:p>141</text:p>
          </table:table-cell>
          <table:table-cell table:style-name="ce10"/>
          <table:table-cell table:formula="of:=([.$A$3]+[.C42])/2" office:value-type="float" office:value="233.007465025405" calcext:value-type="float">
            <text:p>233</text:p>
          </table:table-cell>
          <table:table-cell table:style-name="ce12" office:value-type="string" calcext:value-type="string">
            <text:p>,</text:p>
          </table:table-cell>
          <table:table-cell/>
          <table:table-cell table:formula="of:=[.P4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2]+1.40625" office:value-type="float" office:value="57.25" calcext:value-type="float">
            <text:p>57,25</text:p>
          </table:table-cell>
          <table:table-cell table:formula="of:=[.$A$3]*SIN(RADIANS([.B43]))" office:value-type="float" office:value="214.46494830592" calcext:value-type="float">
            <text:p>214,5</text:p>
          </table:table-cell>
          <table:table-cell table:formula="of:=[.$A$3]*SIN(RADIANS([.B43]-120))" office:value-type="float" office:value="-226.699371078863" calcext:value-type="float">
            <text:p>-226,7</text:p>
          </table:table-cell>
          <table:table-cell table:formula="of:=[.$A$3]*SIN(RADIANS([.B43]+120))" office:value-type="float" office:value="12.2344227729428" calcext:value-type="float">
            <text:p>12,2</text:p>
          </table:table-cell>
          <table:table-cell table:style-name="ce10"/>
          <table:table-cell table:style-name="ce6" table:formula="of:=(MIN([.C43];[.D43];[.E43])+MAX([.C43];[.D43];[.E43]))/2" office:value-type="float" office:value="-6.11721138647135" calcext:value-type="float">
            <text:p>-6,1</text:p>
          </table:table-cell>
          <table:table-cell table:style-name="ce12" table:formula="of:=([.C43]-[.G43]+[.$A$3])/2" office:value-type="float" office:value="237.791079846196" calcext:value-type="float">
            <text:p>238</text:p>
          </table:table-cell>
          <table:table-cell table:style-name="ce12" office:value-type="string" calcext:value-type="string">
            <text:p>,</text:p>
          </table:table-cell>
          <table:table-cell table:style-name="ce12" table:formula="of:=([.D43]-[.G43]+[.$A$3])/2" office:value-type="float" office:value="17.2089201538043" calcext:value-type="float">
            <text:p>17</text:p>
          </table:table-cell>
          <table:table-cell table:style-name="ce12" table:formula="of:=([.E43]-[.G43]+[.$A$3])/2" office:value-type="float" office:value="136.675817079707" calcext:value-type="float">
            <text:p>137</text:p>
          </table:table-cell>
          <table:table-cell table:style-name="ce10"/>
          <table:table-cell table:formula="of:=([.$A$3]+[.C43])/2" office:value-type="float" office:value="234.73247415296" calcext:value-type="float">
            <text:p>235</text:p>
          </table:table-cell>
          <table:table-cell table:style-name="ce12" office:value-type="string" calcext:value-type="string">
            <text:p>,</text:p>
          </table:table-cell>
          <table:table-cell/>
          <table:table-cell table:formula="of:=[.P4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3]+1.40625" office:value-type="float" office:value="58.65625" calcext:value-type="float">
            <text:p>58,65625</text:p>
          </table:table-cell>
          <table:table-cell table:formula="of:=[.$A$3]*SIN(RADIANS([.B44]))" office:value-type="float" office:value="217.785780895531" calcext:value-type="float">
            <text:p>217,8</text:p>
          </table:table-cell>
          <table:table-cell table:formula="of:=[.$A$3]*SIN(RADIANS([.B44]-120))" office:value-type="float" office:value="-223.765712428392" calcext:value-type="float">
            <text:p>-223,8</text:p>
          </table:table-cell>
          <table:table-cell table:formula="of:=[.$A$3]*SIN(RADIANS([.B44]+120))" office:value-type="float" office:value="5.97993153286104" calcext:value-type="float">
            <text:p>6,0</text:p>
          </table:table-cell>
          <table:table-cell table:style-name="ce10"/>
          <table:table-cell table:style-name="ce6" table:formula="of:=(MIN([.C44];[.D44];[.E44])+MAX([.C44];[.D44];[.E44]))/2" office:value-type="float" office:value="-2.98996576643054" calcext:value-type="float">
            <text:p>-3,0</text:p>
          </table:table-cell>
          <table:table-cell table:style-name="ce12" table:formula="of:=([.C44]-[.G44]+[.$A$3])/2" office:value-type="float" office:value="237.887873330981" calcext:value-type="float">
            <text:p>238</text:p>
          </table:table-cell>
          <table:table-cell table:style-name="ce12" office:value-type="string" calcext:value-type="string">
            <text:p>,</text:p>
          </table:table-cell>
          <table:table-cell table:style-name="ce12" table:formula="of:=([.D44]-[.G44]+[.$A$3])/2" office:value-type="float" office:value="17.1121266690191" calcext:value-type="float">
            <text:p>17</text:p>
          </table:table-cell>
          <table:table-cell table:style-name="ce12" table:formula="of:=([.E44]-[.G44]+[.$A$3])/2" office:value-type="float" office:value="131.984948649646" calcext:value-type="float">
            <text:p>132</text:p>
          </table:table-cell>
          <table:table-cell table:style-name="ce10"/>
          <table:table-cell table:formula="of:=([.$A$3]+[.C44])/2" office:value-type="float" office:value="236.392890447766" calcext:value-type="float">
            <text:p>236</text:p>
          </table:table-cell>
          <table:table-cell table:style-name="ce12" office:value-type="string" calcext:value-type="string">
            <text:p>,</text:p>
          </table:table-cell>
          <table:table-cell/>
          <table:table-cell table:formula="of:=[.P4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4]+1.40625" office:value-type="float" office:value="60.0625" calcext:value-type="float">
            <text:p>60,0625</text:p>
          </table:table-cell>
          <table:table-cell table:formula="of:=[.$A$3]*SIN(RADIANS([.B45]))" office:value-type="float" office:value="220.975427474266" calcext:value-type="float">
            <text:p>221,0</text:p>
          </table:table-cell>
          <table:table-cell table:formula="of:=[.$A$3]*SIN(RADIANS([.B45]-120))" office:value-type="float" office:value="-220.697265679894" calcext:value-type="float">
            <text:p>-220,7</text:p>
          </table:table-cell>
          <table:table-cell table:formula="of:=[.$A$3]*SIN(RADIANS([.B45]+120))" office:value-type="float" office:value="-0.27816179437193" calcext:value-type="float">
            <text:p>-0,3</text:p>
          </table:table-cell>
          <table:table-cell table:style-name="ce10"/>
          <table:table-cell table:style-name="ce6" table:formula="of:=(MIN([.C45];[.D45];[.E45])+MAX([.C45];[.D45];[.E45]))/2" office:value-type="float" office:value="0.139080897185963" calcext:value-type="float">
            <text:p>0,1</text:p>
          </table:table-cell>
          <table:table-cell table:style-name="ce12" table:formula="of:=([.C45]-[.G45]+[.$A$3])/2" office:value-type="float" office:value="237.91817328854" calcext:value-type="float">
            <text:p>238</text:p>
          </table:table-cell>
          <table:table-cell table:style-name="ce12" office:value-type="string" calcext:value-type="string">
            <text:p>,</text:p>
          </table:table-cell>
          <table:table-cell table:style-name="ce12" table:formula="of:=([.D45]-[.G45]+[.$A$3])/2" office:value-type="float" office:value="17.0818267114601" calcext:value-type="float">
            <text:p>17</text:p>
          </table:table-cell>
          <table:table-cell table:style-name="ce12" table:formula="of:=([.E45]-[.G45]+[.$A$3])/2" office:value-type="float" office:value="127.291378654221" calcext:value-type="float">
            <text:p>127</text:p>
          </table:table-cell>
          <table:table-cell table:style-name="ce10"/>
          <table:table-cell table:formula="of:=([.$A$3]+[.C45])/2" office:value-type="float" office:value="237.987713737133" calcext:value-type="float">
            <text:p>238</text:p>
          </table:table-cell>
          <table:table-cell table:style-name="ce12" office:value-type="string" calcext:value-type="string">
            <text:p>,</text:p>
          </table:table-cell>
          <table:table-cell/>
          <table:table-cell table:formula="of:=[.P4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5]+1.40625" office:value-type="float" office:value="61.46875" calcext:value-type="float">
            <text:p>61,46875</text:p>
          </table:table-cell>
          <table:table-cell table:formula="of:=[.$A$3]*SIN(RADIANS([.B46]))" office:value-type="float" office:value="224.031966718293" calcext:value-type="float">
            <text:p>224,0</text:p>
          </table:table-cell>
          <table:table-cell table:formula="of:=[.$A$3]*SIN(RADIANS([.B46]-120))" office:value-type="float" office:value="-217.495879150952" calcext:value-type="float">
            <text:p>-217,5</text:p>
          </table:table-cell>
          <table:table-cell table:formula="of:=[.$A$3]*SIN(RADIANS([.B46]+120))" office:value-type="float" office:value="-6.53608756734111" calcext:value-type="float">
            <text:p>-6,5</text:p>
          </table:table-cell>
          <table:table-cell table:style-name="ce10"/>
          <table:table-cell table:style-name="ce6" table:formula="of:=(MIN([.C46];[.D46];[.E46])+MAX([.C46];[.D46];[.E46]))/2" office:value-type="float" office:value="3.26804378367056" calcext:value-type="float">
            <text:p>3,3</text:p>
          </table:table-cell>
          <table:table-cell table:style-name="ce12" table:formula="of:=([.C46]-[.G46]+[.$A$3])/2" office:value-type="float" office:value="237.881961467311" calcext:value-type="float">
            <text:p>238</text:p>
          </table:table-cell>
          <table:table-cell table:style-name="ce12" office:value-type="string" calcext:value-type="string">
            <text:p>,</text:p>
          </table:table-cell>
          <table:table-cell table:style-name="ce12" table:formula="of:=([.D46]-[.G46]+[.$A$3])/2" office:value-type="float" office:value="17.1180385326886" calcext:value-type="float">
            <text:p>17</text:p>
          </table:table-cell>
          <table:table-cell table:style-name="ce12" table:formula="of:=([.E46]-[.G46]+[.$A$3])/2" office:value-type="float" office:value="122.597934324494" calcext:value-type="float">
            <text:p>123</text:p>
          </table:table-cell>
          <table:table-cell table:style-name="ce10"/>
          <table:table-cell table:formula="of:=([.$A$3]+[.C46])/2" office:value-type="float" office:value="239.515983359147" calcext:value-type="float">
            <text:p>240</text:p>
          </table:table-cell>
          <table:table-cell table:style-name="ce12" office:value-type="string" calcext:value-type="string">
            <text:p>,</text:p>
          </table:table-cell>
          <table:table-cell/>
          <table:table-cell table:formula="of:=[.P4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6]+1.40625" office:value-type="float" office:value="62.875" calcext:value-type="float">
            <text:p>62,875</text:p>
          </table:table-cell>
          <table:table-cell table:formula="of:=[.$A$3]*SIN(RADIANS([.B47]))" office:value-type="float" office:value="226.953557482664" calcext:value-type="float">
            <text:p>227,0</text:p>
          </table:table-cell>
          <table:table-cell table:formula="of:=[.$A$3]*SIN(RADIANS([.B47]-120))" office:value-type="float" office:value="-214.163481237105" calcext:value-type="float">
            <text:p>-214,2</text:p>
          </table:table-cell>
          <table:table-cell table:formula="of:=[.$A$3]*SIN(RADIANS([.B47]+120))" office:value-type="float" office:value="-12.7900762455598" calcext:value-type="float">
            <text:p>-12,8</text:p>
          </table:table-cell>
          <table:table-cell table:style-name="ce10"/>
          <table:table-cell table:style-name="ce6" table:formula="of:=(MIN([.C47];[.D47];[.E47])+MAX([.C47];[.D47];[.E47]))/2" office:value-type="float" office:value="6.39503812277989" calcext:value-type="float">
            <text:p>6,4</text:p>
          </table:table-cell>
          <table:table-cell table:style-name="ce12" table:formula="of:=([.C47]-[.G47]+[.$A$3])/2" office:value-type="float" office:value="237.779259679942" calcext:value-type="float">
            <text:p>238</text:p>
          </table:table-cell>
          <table:table-cell table:style-name="ce12" office:value-type="string" calcext:value-type="string">
            <text:p>,</text:p>
          </table:table-cell>
          <table:table-cell table:style-name="ce12" table:formula="of:=([.D47]-[.G47]+[.$A$3])/2" office:value-type="float" office:value="17.2207403200577" calcext:value-type="float">
            <text:p>17</text:p>
          </table:table-cell>
          <table:table-cell table:style-name="ce12" table:formula="of:=([.E47]-[.G47]+[.$A$3])/2" office:value-type="float" office:value="117.90744281583" calcext:value-type="float">
            <text:p>118</text:p>
          </table:table-cell>
          <table:table-cell table:style-name="ce10"/>
          <table:table-cell table:formula="of:=([.$A$3]+[.C47])/2" office:value-type="float" office:value="240.976778741332" calcext:value-type="float">
            <text:p>241</text:p>
          </table:table-cell>
          <table:table-cell table:style-name="ce12" office:value-type="string" calcext:value-type="string">
            <text:p>,</text:p>
          </table:table-cell>
          <table:table-cell/>
          <table:table-cell table:formula="of:=[.P4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7]+1.40625" office:value-type="float" office:value="64.28125" calcext:value-type="float">
            <text:p>64,28125</text:p>
          </table:table-cell>
          <table:table-cell table:formula="of:=[.$A$3]*SIN(RADIANS([.B48]))" office:value-type="float" office:value="229.738439910348" calcext:value-type="float">
            <text:p>229,7</text:p>
          </table:table-cell>
          <table:table-cell table:formula="of:=[.$A$3]*SIN(RADIANS([.B48]-120))" office:value-type="float" office:value="-210.702079250248" calcext:value-type="float">
            <text:p>-210,7</text:p>
          </table:table-cell>
          <table:table-cell table:formula="of:=[.$A$3]*SIN(RADIANS([.B48]+120))" office:value-type="float" office:value="-19.0363606600999" calcext:value-type="float">
            <text:p>-19,0</text:p>
          </table:table-cell>
          <table:table-cell table:style-name="ce10"/>
          <table:table-cell table:style-name="ce6" table:formula="of:=(MIN([.C48];[.D48];[.E48])+MAX([.C48];[.D48];[.E48]))/2" office:value-type="float" office:value="9.51818033004997" calcext:value-type="float">
            <text:p>9,5</text:p>
          </table:table-cell>
          <table:table-cell table:style-name="ce12" table:formula="of:=([.C48]-[.G48]+[.$A$3])/2" office:value-type="float" office:value="237.610129790149" calcext:value-type="float">
            <text:p>238</text:p>
          </table:table-cell>
          <table:table-cell table:style-name="ce12" office:value-type="string" calcext:value-type="string">
            <text:p>,</text:p>
          </table:table-cell>
          <table:table-cell table:style-name="ce12" table:formula="of:=([.D48]-[.G48]+[.$A$3])/2" office:value-type="float" office:value="17.3898702098509" calcext:value-type="float">
            <text:p>17</text:p>
          </table:table-cell>
          <table:table-cell table:style-name="ce12" table:formula="of:=([.E48]-[.G48]+[.$A$3])/2" office:value-type="float" office:value="113.222729504925" calcext:value-type="float">
            <text:p>113</text:p>
          </table:table-cell>
          <table:table-cell table:style-name="ce10"/>
          <table:table-cell table:formula="of:=([.$A$3]+[.C48])/2" office:value-type="float" office:value="242.369219955174" calcext:value-type="float">
            <text:p>242</text:p>
          </table:table-cell>
          <table:table-cell table:style-name="ce12" office:value-type="string" calcext:value-type="string">
            <text:p>,</text:p>
          </table:table-cell>
          <table:table-cell/>
          <table:table-cell table:formula="of:=[.P4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8]+1.40625" office:value-type="float" office:value="65.6875" calcext:value-type="float">
            <text:p>65,6875</text:p>
          </table:table-cell>
          <table:table-cell table:formula="of:=[.$A$3]*SIN(RADIANS([.B49]))" office:value-type="float" office:value="232.384936492304" calcext:value-type="float">
            <text:p>232,4</text:p>
          </table:table-cell>
          <table:table-cell table:formula="of:=[.$A$3]*SIN(RADIANS([.B49]-120))" office:value-type="float" office:value="-207.11375820951" calcext:value-type="float">
            <text:p>-207,1</text:p>
          </table:table-cell>
          <table:table-cell table:formula="of:=[.$A$3]*SIN(RADIANS([.B49]+120))" office:value-type="float" office:value="-25.2711782827938" calcext:value-type="float">
            <text:p>-25,3</text:p>
          </table:table-cell>
          <table:table-cell table:style-name="ce10"/>
          <table:table-cell table:style-name="ce6" table:formula="of:=(MIN([.C49];[.D49];[.E49])+MAX([.C49];[.D49];[.E49]))/2" office:value-type="float" office:value="12.6355891413969" calcext:value-type="float">
            <text:p>12,6</text:p>
          </table:table-cell>
          <table:table-cell table:style-name="ce12" table:formula="of:=([.C49]-[.G49]+[.$A$3])/2" office:value-type="float" office:value="237.374673675453" calcext:value-type="float">
            <text:p>237</text:p>
          </table:table-cell>
          <table:table-cell table:style-name="ce12" office:value-type="string" calcext:value-type="string">
            <text:p>,</text:p>
          </table:table-cell>
          <table:table-cell table:style-name="ce12" table:formula="of:=([.D49]-[.G49]+[.$A$3])/2" office:value-type="float" office:value="17.6253263245467" calcext:value-type="float">
            <text:p>18</text:p>
          </table:table-cell>
          <table:table-cell table:style-name="ce12" table:formula="of:=([.E49]-[.G49]+[.$A$3])/2" office:value-type="float" office:value="108.546616287905" calcext:value-type="float">
            <text:p>109</text:p>
          </table:table-cell>
          <table:table-cell table:style-name="ce10"/>
          <table:table-cell table:formula="of:=([.$A$3]+[.C49])/2" office:value-type="float" office:value="243.692468246152" calcext:value-type="float">
            <text:p>244</text:p>
          </table:table-cell>
          <table:table-cell table:style-name="ce12" office:value-type="string" calcext:value-type="string">
            <text:p>,</text:p>
          </table:table-cell>
          <table:table-cell/>
          <table:table-cell table:formula="of:=[.P4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9]+1.40625" office:value-type="float" office:value="67.09375" calcext:value-type="float">
            <text:p>67,09375</text:p>
          </table:table-cell>
          <table:table-cell table:formula="of:=[.$A$3]*SIN(RADIANS([.B50]))" office:value-type="float" office:value="234.891453077948" calcext:value-type="float">
            <text:p>234,9</text:p>
          </table:table-cell>
          <table:table-cell table:formula="of:=[.$A$3]*SIN(RADIANS([.B50]-120))" office:value-type="float" office:value="-203.400679585308" calcext:value-type="float">
            <text:p>-203,4</text:p>
          </table:table-cell>
          <table:table-cell table:formula="of:=[.$A$3]*SIN(RADIANS([.B50]+120))" office:value-type="float" office:value="-31.4907734926403" calcext:value-type="float">
            <text:p>-31,5</text:p>
          </table:table-cell>
          <table:table-cell table:style-name="ce10"/>
          <table:table-cell table:style-name="ce6" table:formula="of:=(MIN([.C50];[.D50];[.E50])+MAX([.C50];[.D50];[.E50]))/2" office:value-type="float" office:value="15.7453867463202" calcext:value-type="float">
            <text:p>15,7</text:p>
          </table:table-cell>
          <table:table-cell table:style-name="ce12" table:formula="of:=([.C50]-[.G50]+[.$A$3])/2" office:value-type="float" office:value="237.073033165814" calcext:value-type="float">
            <text:p>237</text:p>
          </table:table-cell>
          <table:table-cell table:style-name="ce12" office:value-type="string" calcext:value-type="string">
            <text:p>,</text:p>
          </table:table-cell>
          <table:table-cell table:style-name="ce12" table:formula="of:=([.D50]-[.G50]+[.$A$3])/2" office:value-type="float" office:value="17.9269668341859" calcext:value-type="float">
            <text:p>18</text:p>
          </table:table-cell>
          <table:table-cell table:style-name="ce12" table:formula="of:=([.E50]-[.G50]+[.$A$3])/2" office:value-type="float" office:value="103.88191988052" calcext:value-type="float">
            <text:p>104</text:p>
          </table:table-cell>
          <table:table-cell table:style-name="ce10"/>
          <table:table-cell table:formula="of:=([.$A$3]+[.C50])/2" office:value-type="float" office:value="244.945726538974" calcext:value-type="float">
            <text:p>245</text:p>
          </table:table-cell>
          <table:table-cell table:style-name="ce12" office:value-type="string" calcext:value-type="string">
            <text:p>,</text:p>
          </table:table-cell>
          <table:table-cell/>
          <table:table-cell table:formula="of:=[.P4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0]+1.40625" office:value-type="float" office:value="68.5" calcext:value-type="float">
            <text:p>68,5</text:p>
          </table:table-cell>
          <table:table-cell table:formula="of:=[.$A$3]*SIN(RADIANS([.B51]))" office:value-type="float" office:value="237.256479835416" calcext:value-type="float">
            <text:p>237,3</text:p>
          </table:table-cell>
          <table:table-cell table:formula="of:=[.$A$3]*SIN(RADIANS([.B51]-120))" office:value-type="float" office:value="-199.565079997366" calcext:value-type="float">
            <text:p>-199,6</text:p>
          </table:table-cell>
          <table:table-cell table:formula="of:=[.$A$3]*SIN(RADIANS([.B51]+120))" office:value-type="float" office:value="-37.6913998380507" calcext:value-type="float">
            <text:p>-37,7</text:p>
          </table:table-cell>
          <table:table-cell table:style-name="ce10"/>
          <table:table-cell table:style-name="ce6" table:formula="of:=(MIN([.C51];[.D51];[.E51])+MAX([.C51];[.D51];[.E51]))/2" office:value-type="float" office:value="18.8456999190253" calcext:value-type="float">
            <text:p>18,8</text:p>
          </table:table-cell>
          <table:table-cell table:style-name="ce12" table:formula="of:=([.C51]-[.G51]+[.$A$3])/2" office:value-type="float" office:value="236.705389958195" calcext:value-type="float">
            <text:p>237</text:p>
          </table:table-cell>
          <table:table-cell table:style-name="ce12" office:value-type="string" calcext:value-type="string">
            <text:p>,</text:p>
          </table:table-cell>
          <table:table-cell table:style-name="ce12" table:formula="of:=([.D51]-[.G51]+[.$A$3])/2" office:value-type="float" office:value="18.2946100418045" calcext:value-type="float">
            <text:p>18</text:p>
          </table:table-cell>
          <table:table-cell table:style-name="ce12" table:formula="of:=([.E51]-[.G51]+[.$A$3])/2" office:value-type="float" office:value="99.231450121462" calcext:value-type="float">
            <text:p>99</text:p>
          </table:table-cell>
          <table:table-cell table:style-name="ce10"/>
          <table:table-cell table:formula="of:=([.$A$3]+[.C51])/2" office:value-type="float" office:value="246.128239917708" calcext:value-type="float">
            <text:p>246</text:p>
          </table:table-cell>
          <table:table-cell table:style-name="ce12" office:value-type="string" calcext:value-type="string">
            <text:p>,</text:p>
          </table:table-cell>
          <table:table-cell/>
          <table:table-cell table:formula="of:=[.P5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1]+1.40625" office:value-type="float" office:value="69.90625" calcext:value-type="float">
            <text:p>69,90625</text:p>
          </table:table-cell>
          <table:table-cell table:formula="of:=[.$A$3]*SIN(RADIANS([.B52]))" office:value-type="float" office:value="239.478592161022" calcext:value-type="float">
            <text:p>239,5</text:p>
          </table:table-cell>
          <table:table-cell table:formula="of:=[.$A$3]*SIN(RADIANS([.B52]-120))" office:value-type="float" office:value="-195.609269867452" calcext:value-type="float">
            <text:p>-195,6</text:p>
          </table:table-cell>
          <table:table-cell table:formula="of:=[.$A$3]*SIN(RADIANS([.B52]+120))" office:value-type="float" office:value="-43.8693222935709" calcext:value-type="float">
            <text:p>-43,9</text:p>
          </table:table-cell>
          <table:table-cell table:style-name="ce10"/>
          <table:table-cell table:style-name="ce6" table:formula="of:=(MIN([.C52];[.D52];[.E52])+MAX([.C52];[.D52];[.E52]))/2" office:value-type="float" office:value="21.9346611467855" calcext:value-type="float">
            <text:p>21,9</text:p>
          </table:table-cell>
          <table:table-cell table:style-name="ce12" table:formula="of:=([.C52]-[.G52]+[.$A$3])/2" office:value-type="float" office:value="236.271965507118" calcext:value-type="float">
            <text:p>236</text:p>
          </table:table-cell>
          <table:table-cell table:style-name="ce12" office:value-type="string" calcext:value-type="string">
            <text:p>,</text:p>
          </table:table-cell>
          <table:table-cell table:style-name="ce12" table:formula="of:=([.D52]-[.G52]+[.$A$3])/2" office:value-type="float" office:value="18.7280344928815" calcext:value-type="float">
            <text:p>19</text:p>
          </table:table-cell>
          <table:table-cell table:style-name="ce12" table:formula="of:=([.E52]-[.G52]+[.$A$3])/2" office:value-type="float" office:value="94.5980082798218" calcext:value-type="float">
            <text:p>95</text:p>
          </table:table-cell>
          <table:table-cell table:style-name="ce10"/>
          <table:table-cell table:formula="of:=([.$A$3]+[.C52])/2" office:value-type="float" office:value="247.239296080511" calcext:value-type="float">
            <text:p>247</text:p>
          </table:table-cell>
          <table:table-cell table:style-name="ce12" office:value-type="string" calcext:value-type="string">
            <text:p>,</text:p>
          </table:table-cell>
          <table:table-cell/>
          <table:table-cell table:formula="of:=[.P5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2]+1.40625" office:value-type="float" office:value="71.3125" calcext:value-type="float">
            <text:p>71,3125</text:p>
          </table:table-cell>
          <table:table-cell table:formula="of:=[.$A$3]*SIN(RADIANS([.B53]))" office:value-type="float" office:value="241.556451537392" calcext:value-type="float">
            <text:p>241,6</text:p>
          </table:table-cell>
          <table:table-cell table:formula="of:=[.$A$3]*SIN(RADIANS([.B53]-120))" office:value-type="float" office:value="-191.535632027671" calcext:value-type="float">
            <text:p>-191,5</text:p>
          </table:table-cell>
          <table:table-cell table:formula="of:=[.$A$3]*SIN(RADIANS([.B53]+120))" office:value-type="float" office:value="-50.020819509721" calcext:value-type="float">
            <text:p>-50,0</text:p>
          </table:table-cell>
          <table:table-cell table:style-name="ce10"/>
          <table:table-cell table:style-name="ce6" table:formula="of:=(MIN([.C53];[.D53];[.E53])+MAX([.C53];[.D53];[.E53]))/2" office:value-type="float" office:value="25.0104097548605" calcext:value-type="float">
            <text:p>25,0</text:p>
          </table:table-cell>
          <table:table-cell table:style-name="ce12" table:formula="of:=([.C53]-[.G53]+[.$A$3])/2" office:value-type="float" office:value="235.773020891266" calcext:value-type="float">
            <text:p>236</text:p>
          </table:table-cell>
          <table:table-cell table:style-name="ce12" office:value-type="string" calcext:value-type="string">
            <text:p>,</text:p>
          </table:table-cell>
          <table:table-cell table:style-name="ce12" table:formula="of:=([.D53]-[.G53]+[.$A$3])/2" office:value-type="float" office:value="19.2269791087342" calcext:value-type="float">
            <text:p>19</text:p>
          </table:table-cell>
          <table:table-cell table:style-name="ce12" table:formula="of:=([.E53]-[.G53]+[.$A$3])/2" office:value-type="float" office:value="89.9843853677092" calcext:value-type="float">
            <text:p>90</text:p>
          </table:table-cell>
          <table:table-cell table:style-name="ce10"/>
          <table:table-cell table:formula="of:=([.$A$3]+[.C53])/2" office:value-type="float" office:value="248.278225768696" calcext:value-type="float">
            <text:p>248</text:p>
          </table:table-cell>
          <table:table-cell table:style-name="ce12" office:value-type="string" calcext:value-type="string">
            <text:p>,</text:p>
          </table:table-cell>
          <table:table-cell/>
          <table:table-cell table:formula="of:=[.P5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3]+1.40625" office:value-type="float" office:value="72.71875" calcext:value-type="float">
            <text:p>72,71875</text:p>
          </table:table-cell>
          <table:table-cell table:formula="of:=[.$A$3]*SIN(RADIANS([.B54]))" office:value-type="float" office:value="243.488806339733" calcext:value-type="float">
            <text:p>243,5</text:p>
          </table:table-cell>
          <table:table-cell table:formula="of:=[.$A$3]*SIN(RADIANS([.B54]-120))" office:value-type="float" office:value="-187.346620285136" calcext:value-type="float">
            <text:p>-187,3</text:p>
          </table:table-cell>
          <table:table-cell table:formula="of:=[.$A$3]*SIN(RADIANS([.B54]+120))" office:value-type="float" office:value="-56.1421860545975" calcext:value-type="float">
            <text:p>-56,1</text:p>
          </table:table-cell>
          <table:table-cell table:style-name="ce10"/>
          <table:table-cell table:style-name="ce6" table:formula="of:=(MIN([.C54];[.D54];[.E54])+MAX([.C54];[.D54];[.E54]))/2" office:value-type="float" office:value="28.0710930272987" calcext:value-type="float">
            <text:p>28,1</text:p>
          </table:table-cell>
          <table:table-cell table:style-name="ce12" table:formula="of:=([.C54]-[.G54]+[.$A$3])/2" office:value-type="float" office:value="235.208856656217" calcext:value-type="float">
            <text:p>235</text:p>
          </table:table-cell>
          <table:table-cell table:style-name="ce12" office:value-type="string" calcext:value-type="string">
            <text:p>,</text:p>
          </table:table-cell>
          <table:table-cell table:style-name="ce12" table:formula="of:=([.D54]-[.G54]+[.$A$3])/2" office:value-type="float" office:value="19.7911433437827" calcext:value-type="float">
            <text:p>20</text:p>
          </table:table-cell>
          <table:table-cell table:style-name="ce12" table:formula="of:=([.E54]-[.G54]+[.$A$3])/2" office:value-type="float" office:value="85.3933604590519" calcext:value-type="float">
            <text:p>85</text:p>
          </table:table-cell>
          <table:table-cell table:style-name="ce10"/>
          <table:table-cell table:formula="of:=([.$A$3]+[.C54])/2" office:value-type="float" office:value="249.244403169867" calcext:value-type="float">
            <text:p>249</text:p>
          </table:table-cell>
          <table:table-cell table:style-name="ce12" office:value-type="string" calcext:value-type="string">
            <text:p>,</text:p>
          </table:table-cell>
          <table:table-cell/>
          <table:table-cell table:formula="of:=[.P5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4]+1.40625" office:value-type="float" office:value="74.125" calcext:value-type="float">
            <text:p>74,125</text:p>
          </table:table-cell>
          <table:table-cell table:formula="of:=[.$A$3]*SIN(RADIANS([.B55]))" office:value-type="float" office:value="245.274492589768" calcext:value-type="float">
            <text:p>245,3</text:p>
          </table:table-cell>
          <table:table-cell table:formula="of:=[.$A$3]*SIN(RADIANS([.B55]-120))" office:value-type="float" office:value="-183.044757943882" calcext:value-type="float">
            <text:p>-183,0</text:p>
          </table:table-cell>
          <table:table-cell table:formula="of:=[.$A$3]*SIN(RADIANS([.B55]+120))" office:value-type="float" office:value="-62.2297346458862" calcext:value-type="float">
            <text:p>-62,2</text:p>
          </table:table-cell>
          <table:table-cell table:style-name="ce10"/>
          <table:table-cell table:style-name="ce6" table:formula="of:=(MIN([.C55];[.D55];[.E55])+MAX([.C55];[.D55];[.E55]))/2" office:value-type="float" office:value="31.1148673229431" calcext:value-type="float">
            <text:p>31,1</text:p>
          </table:table-cell>
          <table:table-cell table:style-name="ce12" table:formula="of:=([.C55]-[.G55]+[.$A$3])/2" office:value-type="float" office:value="234.579812633413" calcext:value-type="float">
            <text:p>235</text:p>
          </table:table-cell>
          <table:table-cell table:style-name="ce12" office:value-type="string" calcext:value-type="string">
            <text:p>,</text:p>
          </table:table-cell>
          <table:table-cell table:style-name="ce12" table:formula="of:=([.D55]-[.G55]+[.$A$3])/2" office:value-type="float" office:value="20.4201873665874" calcext:value-type="float">
            <text:p>20</text:p>
          </table:table-cell>
          <table:table-cell table:style-name="ce12" table:formula="of:=([.E55]-[.G55]+[.$A$3])/2" office:value-type="float" office:value="80.8276990155854" calcext:value-type="float">
            <text:p>81</text:p>
          </table:table-cell>
          <table:table-cell table:style-name="ce10"/>
          <table:table-cell table:formula="of:=([.$A$3]+[.C55])/2" office:value-type="float" office:value="250.137246294884" calcext:value-type="float">
            <text:p>250</text:p>
          </table:table-cell>
          <table:table-cell table:style-name="ce12" office:value-type="string" calcext:value-type="string">
            <text:p>,</text:p>
          </table:table-cell>
          <table:table-cell/>
          <table:table-cell table:formula="of:=[.P5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5]+1.40625" office:value-type="float" office:value="75.53125" calcext:value-type="float">
            <text:p>75,53125</text:p>
          </table:table-cell>
          <table:table-cell table:formula="of:=[.$A$3]*SIN(RADIANS([.B56]))" office:value-type="float" office:value="246.912434656871" calcext:value-type="float">
            <text:p>246,9</text:p>
          </table:table-cell>
          <table:table-cell table:formula="of:=[.$A$3]*SIN(RADIANS([.B56]-120))" office:value-type="float" office:value="-178.632636284927" calcext:value-type="float">
            <text:p>-178,6</text:p>
          </table:table-cell>
          <table:table-cell table:formula="of:=[.$A$3]*SIN(RADIANS([.B56]+120))" office:value-type="float" office:value="-68.2797983719438" calcext:value-type="float">
            <text:p>-68,3</text:p>
          </table:table-cell>
          <table:table-cell table:style-name="ce10"/>
          <table:table-cell table:style-name="ce6" table:formula="of:=(MIN([.C56];[.D56];[.E56])+MAX([.C56];[.D56];[.E56]))/2" office:value-type="float" office:value="34.1398991859719" calcext:value-type="float">
            <text:p>34,1</text:p>
          </table:table-cell>
          <table:table-cell table:style-name="ce12" table:formula="of:=([.C56]-[.G56]+[.$A$3])/2" office:value-type="float" office:value="233.88626773545" calcext:value-type="float">
            <text:p>234</text:p>
          </table:table-cell>
          <table:table-cell table:style-name="ce12" office:value-type="string" calcext:value-type="string">
            <text:p>,</text:p>
          </table:table-cell>
          <table:table-cell table:style-name="ce12" table:formula="of:=([.D56]-[.G56]+[.$A$3])/2" office:value-type="float" office:value="21.1137322645504" calcext:value-type="float">
            <text:p>21</text:p>
          </table:table-cell>
          <table:table-cell table:style-name="ce12" table:formula="of:=([.E56]-[.G56]+[.$A$3])/2" office:value-type="float" office:value="76.2901512210422" calcext:value-type="float">
            <text:p>76</text:p>
          </table:table-cell>
          <table:table-cell table:style-name="ce10"/>
          <table:table-cell table:formula="of:=([.$A$3]+[.C56])/2" office:value-type="float" office:value="250.956217328436" calcext:value-type="float">
            <text:p>251</text:p>
          </table:table-cell>
          <table:table-cell table:style-name="ce12" office:value-type="string" calcext:value-type="string">
            <text:p>,</text:p>
          </table:table-cell>
          <table:table-cell/>
          <table:table-cell table:formula="of:=[.P5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6]+1.40625" office:value-type="float" office:value="76.9375" calcext:value-type="float">
            <text:p>76,9375</text:p>
          </table:table-cell>
          <table:table-cell table:formula="of:=[.$A$3]*SIN(RADIANS([.B57]))" office:value-type="float" office:value="248.401645905987" calcext:value-type="float">
            <text:p>248,4</text:p>
          </table:table-cell>
          <table:table-cell table:formula="of:=[.$A$3]*SIN(RADIANS([.B57]-120))" office:value-type="float" office:value="-174.112913005379" calcext:value-type="float">
            <text:p>-174,1</text:p>
          </table:table-cell>
          <table:table-cell table:formula="of:=[.$A$3]*SIN(RADIANS([.B57]+120))" office:value-type="float" office:value="-74.2887329006083" calcext:value-type="float">
            <text:p>-74,3</text:p>
          </table:table-cell>
          <table:table-cell table:style-name="ce10"/>
          <table:table-cell table:style-name="ce6" table:formula="of:=(MIN([.C57];[.D57];[.E57])+MAX([.C57];[.D57];[.E57]))/2" office:value-type="float" office:value="37.1443664503041" calcext:value-type="float">
            <text:p>37,1</text:p>
          </table:table-cell>
          <table:table-cell table:style-name="ce12" table:formula="of:=([.C57]-[.G57]+[.$A$3])/2" office:value-type="float" office:value="233.128639727841" calcext:value-type="float">
            <text:p>233</text:p>
          </table:table-cell>
          <table:table-cell table:style-name="ce12" office:value-type="string" calcext:value-type="string">
            <text:p>,</text:p>
          </table:table-cell>
          <table:table-cell table:style-name="ce12" table:formula="of:=([.D57]-[.G57]+[.$A$3])/2" office:value-type="float" office:value="21.8713602721585" calcext:value-type="float">
            <text:p>22</text:p>
          </table:table-cell>
          <table:table-cell table:style-name="ce12" table:formula="of:=([.E57]-[.G57]+[.$A$3])/2" office:value-type="float" office:value="71.7834503245438" calcext:value-type="float">
            <text:p>72</text:p>
          </table:table-cell>
          <table:table-cell table:style-name="ce10"/>
          <table:table-cell table:formula="of:=([.$A$3]+[.C57])/2" office:value-type="float" office:value="251.700822952994" calcext:value-type="float">
            <text:p>252</text:p>
          </table:table-cell>
          <table:table-cell table:style-name="ce12" office:value-type="string" calcext:value-type="string">
            <text:p>,</text:p>
          </table:table-cell>
          <table:table-cell/>
          <table:table-cell table:formula="of:=[.P5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7]+1.40625" office:value-type="float" office:value="78.34375" calcext:value-type="float">
            <text:p>78,34375</text:p>
          </table:table-cell>
          <table:table-cell table:formula="of:=[.$A$3]*SIN(RADIANS([.B58]))" office:value-type="float" office:value="249.741229291945" calcext:value-type="float">
            <text:p>249,7</text:p>
          </table:table-cell>
          <table:table-cell table:formula="of:=[.$A$3]*SIN(RADIANS([.B58]-120))" office:value-type="float" office:value="-169.488310617537" calcext:value-type="float">
            <text:p>-169,5</text:p>
          </table:table-cell>
          <table:table-cell table:formula="of:=[.$A$3]*SIN(RADIANS([.B58]+120))" office:value-type="float" office:value="-80.2529186744081" calcext:value-type="float">
            <text:p>-80,3</text:p>
          </table:table-cell>
          <table:table-cell table:style-name="ce10"/>
          <table:table-cell table:style-name="ce6" table:formula="of:=(MIN([.C58];[.D58];[.E58])+MAX([.C58];[.D58];[.E58]))/2" office:value-type="float" office:value="40.1264593372041" calcext:value-type="float">
            <text:p>40,1</text:p>
          </table:table-cell>
          <table:table-cell table:style-name="ce12" table:formula="of:=([.C58]-[.G58]+[.$A$3])/2" office:value-type="float" office:value="232.307384977371" calcext:value-type="float">
            <text:p>232</text:p>
          </table:table-cell>
          <table:table-cell table:style-name="ce12" office:value-type="string" calcext:value-type="string">
            <text:p>,</text:p>
          </table:table-cell>
          <table:table-cell table:style-name="ce12" table:formula="of:=([.D58]-[.G58]+[.$A$3])/2" office:value-type="float" office:value="22.6926150226293" calcext:value-type="float">
            <text:p>23</text:p>
          </table:table-cell>
          <table:table-cell table:style-name="ce12" table:formula="of:=([.E58]-[.G58]+[.$A$3])/2" office:value-type="float" office:value="67.3103109941939" calcext:value-type="float">
            <text:p>67</text:p>
          </table:table-cell>
          <table:table-cell table:style-name="ce10"/>
          <table:table-cell table:formula="of:=([.$A$3]+[.C58])/2" office:value-type="float" office:value="252.370614645973" calcext:value-type="float">
            <text:p>252</text:p>
          </table:table-cell>
          <table:table-cell table:style-name="ce12" office:value-type="string" calcext:value-type="string">
            <text:p>,</text:p>
          </table:table-cell>
          <table:table-cell/>
          <table:table-cell table:formula="of:=[.P5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8]+1.40625" office:value-type="float" office:value="79.75" calcext:value-type="float">
            <text:p>79,75</text:p>
          </table:table-cell>
          <table:table-cell table:formula="of:=[.$A$3]*SIN(RADIANS([.B59]))" office:value-type="float" office:value="250.930377899804" calcext:value-type="float">
            <text:p>250,9</text:p>
          </table:table-cell>
          <table:table-cell table:formula="of:=[.$A$3]*SIN(RADIANS([.B59]-120))" office:value-type="float" office:value="-164.761614808956" calcext:value-type="float">
            <text:p>-164,8</text:p>
          </table:table-cell>
          <table:table-cell table:formula="of:=[.$A$3]*SIN(RADIANS([.B59]+120))" office:value-type="float" office:value="-86.1687630908483" calcext:value-type="float">
            <text:p>-86,2</text:p>
          </table:table-cell>
          <table:table-cell table:style-name="ce10"/>
          <table:table-cell table:style-name="ce6" table:formula="of:=(MIN([.C59];[.D59];[.E59])+MAX([.C59];[.D59];[.E59]))/2" office:value-type="float" office:value="43.0843815454242" calcext:value-type="float">
            <text:p>43,1</text:p>
          </table:table-cell>
          <table:table-cell table:style-name="ce12" table:formula="of:=([.C59]-[.G59]+[.$A$3])/2" office:value-type="float" office:value="231.42299817719" calcext:value-type="float">
            <text:p>231</text:p>
          </table:table-cell>
          <table:table-cell table:style-name="ce12" office:value-type="string" calcext:value-type="string">
            <text:p>,</text:p>
          </table:table-cell>
          <table:table-cell table:style-name="ce12" table:formula="of:=([.D59]-[.G59]+[.$A$3])/2" office:value-type="float" office:value="23.57700182281" calcext:value-type="float">
            <text:p>24</text:p>
          </table:table-cell>
          <table:table-cell table:style-name="ce12" table:formula="of:=([.E59]-[.G59]+[.$A$3])/2" office:value-type="float" office:value="62.8734276818638" calcext:value-type="float">
            <text:p>63</text:p>
          </table:table-cell>
          <table:table-cell table:style-name="ce10"/>
          <table:table-cell table:formula="of:=([.$A$3]+[.C59])/2" office:value-type="float" office:value="252.965188949902" calcext:value-type="float">
            <text:p>253</text:p>
          </table:table-cell>
          <table:table-cell table:style-name="ce12" office:value-type="string" calcext:value-type="string">
            <text:p>,</text:p>
          </table:table-cell>
          <table:table-cell/>
          <table:table-cell table:formula="of:=[.P5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9]+1.40625" office:value-type="float" office:value="81.15625" calcext:value-type="float">
            <text:p>81,15625</text:p>
          </table:table-cell>
          <table:table-cell table:formula="of:=[.$A$3]*SIN(RADIANS([.B60]))" office:value-type="float" office:value="251.968375430907" calcext:value-type="float">
            <text:p>252,0</text:p>
          </table:table-cell>
          <table:table-cell table:formula="of:=[.$A$3]*SIN(RADIANS([.B60]-120))" office:value-type="float" office:value="-159.935672764447" calcext:value-type="float">
            <text:p>-159,9</text:p>
          </table:table-cell>
          <table:table-cell table:formula="of:=[.$A$3]*SIN(RADIANS([.B60]+120))" office:value-type="float" office:value="-92.0327026664603" calcext:value-type="float">
            <text:p>-92,0</text:p>
          </table:table-cell>
          <table:table-cell table:style-name="ce10"/>
          <table:table-cell table:style-name="ce6" table:formula="of:=(MIN([.C60];[.D60];[.E60])+MAX([.C60];[.D60];[.E60]))/2" office:value-type="float" office:value="46.0163513332301" calcext:value-type="float">
            <text:p>46,0</text:p>
          </table:table-cell>
          <table:table-cell table:style-name="ce12" table:formula="of:=([.C60]-[.G60]+[.$A$3])/2" office:value-type="float" office:value="230.476012048839" calcext:value-type="float">
            <text:p>230</text:p>
          </table:table-cell>
          <table:table-cell table:style-name="ce12" office:value-type="string" calcext:value-type="string">
            <text:p>,</text:p>
          </table:table-cell>
          <table:table-cell table:style-name="ce12" table:formula="of:=([.D60]-[.G60]+[.$A$3])/2" office:value-type="float" office:value="24.5239879511614" calcext:value-type="float">
            <text:p>25</text:p>
          </table:table-cell>
          <table:table-cell table:style-name="ce12" table:formula="of:=([.E60]-[.G60]+[.$A$3])/2" office:value-type="float" office:value="58.4754730001548" calcext:value-type="float">
            <text:p>58</text:p>
          </table:table-cell>
          <table:table-cell table:style-name="ce10"/>
          <table:table-cell table:formula="of:=([.$A$3]+[.C60])/2" office:value-type="float" office:value="253.484187715454" calcext:value-type="float">
            <text:p>253</text:p>
          </table:table-cell>
          <table:table-cell table:style-name="ce12" office:value-type="string" calcext:value-type="string">
            <text:p>,</text:p>
          </table:table-cell>
          <table:table-cell/>
          <table:table-cell table:formula="of:=[.P5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0]+1.40625" office:value-type="float" office:value="82.5625" calcext:value-type="float">
            <text:p>82,5625</text:p>
          </table:table-cell>
          <table:table-cell table:formula="of:=[.$A$3]*SIN(RADIANS([.B61]))" office:value-type="float" office:value="252.854596634355" calcext:value-type="float">
            <text:p>252,9</text:p>
          </table:table-cell>
          <table:table-cell table:formula="of:=[.$A$3]*SIN(RADIANS([.B61]-120))" office:value-type="float" office:value="-155.013391451045" calcext:value-type="float">
            <text:p>-155,0</text:p>
          </table:table-cell>
          <table:table-cell table:formula="of:=[.$A$3]*SIN(RADIANS([.B61]+120))" office:value-type="float" office:value="-97.8412051833104" calcext:value-type="float">
            <text:p>-97,8</text:p>
          </table:table-cell>
          <table:table-cell table:style-name="ce10"/>
          <table:table-cell table:style-name="ce6" table:formula="of:=(MIN([.C61];[.D61];[.E61])+MAX([.C61];[.D61];[.E61]))/2" office:value-type="float" office:value="48.9206025916552" calcext:value-type="float">
            <text:p>48,9</text:p>
          </table:table-cell>
          <table:table-cell table:style-name="ce12" table:formula="of:=([.C61]-[.G61]+[.$A$3])/2" office:value-type="float" office:value="229.46699702135" calcext:value-type="float">
            <text:p>229</text:p>
          </table:table-cell>
          <table:table-cell table:style-name="ce12" office:value-type="string" calcext:value-type="string">
            <text:p>,</text:p>
          </table:table-cell>
          <table:table-cell table:style-name="ce12" table:formula="of:=([.D61]-[.G61]+[.$A$3])/2" office:value-type="float" office:value="25.53300297865" calcext:value-type="float">
            <text:p>26</text:p>
          </table:table-cell>
          <table:table-cell table:style-name="ce12" table:formula="of:=([.E61]-[.G61]+[.$A$3])/2" office:value-type="float" office:value="54.1190961125172" calcext:value-type="float">
            <text:p>54</text:p>
          </table:table-cell>
          <table:table-cell table:style-name="ce10"/>
          <table:table-cell table:formula="of:=([.$A$3]+[.C61])/2" office:value-type="float" office:value="253.927298317178" calcext:value-type="float">
            <text:p>254</text:p>
          </table:table-cell>
          <table:table-cell table:style-name="ce12" office:value-type="string" calcext:value-type="string">
            <text:p>,</text:p>
          </table:table-cell>
          <table:table-cell/>
          <table:table-cell table:formula="of:=[.P6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1]+1.40625" office:value-type="float" office:value="83.96875" calcext:value-type="float">
            <text:p>83,96875</text:p>
          </table:table-cell>
          <table:table-cell table:formula="of:=[.$A$3]*SIN(RADIANS([.B62]))" office:value-type="float" office:value="253.588507683633" calcext:value-type="float">
            <text:p>253,6</text:p>
          </table:table-cell>
          <table:table-cell table:formula="of:=[.$A$3]*SIN(RADIANS([.B62]-120))" office:value-type="float" office:value="-149.997735866957" calcext:value-type="float">
            <text:p>-150,0</text:p>
          </table:table-cell>
          <table:table-cell table:formula="of:=[.$A$3]*SIN(RADIANS([.B62]+120))" office:value-type="float" office:value="-103.590771816676" calcext:value-type="float">
            <text:p>-103,6</text:p>
          </table:table-cell>
          <table:table-cell table:style-name="ce10"/>
          <table:table-cell table:style-name="ce6" table:formula="of:=(MIN([.C62];[.D62];[.E62])+MAX([.C62];[.D62];[.E62]))/2" office:value-type="float" office:value="51.7953859083382" calcext:value-type="float">
            <text:p>51,8</text:p>
          </table:table-cell>
          <table:table-cell table:style-name="ce12" table:formula="of:=([.C62]-[.G62]+[.$A$3])/2" office:value-type="float" office:value="228.396560887647" calcext:value-type="float">
            <text:p>228</text:p>
          </table:table-cell>
          <table:table-cell table:style-name="ce12" office:value-type="string" calcext:value-type="string">
            <text:p>,</text:p>
          </table:table-cell>
          <table:table-cell table:style-name="ce12" table:formula="of:=([.D62]-[.G62]+[.$A$3])/2" office:value-type="float" office:value="26.6034391123526" calcext:value-type="float">
            <text:p>27</text:p>
          </table:table-cell>
          <table:table-cell table:style-name="ce12" table:formula="of:=([.E62]-[.G62]+[.$A$3])/2" office:value-type="float" office:value="49.8069211374928" calcext:value-type="float">
            <text:p>50</text:p>
          </table:table-cell>
          <table:table-cell table:style-name="ce10"/>
          <table:table-cell table:formula="of:=([.$A$3]+[.C62])/2" office:value-type="float" office:value="254.294253841817" calcext:value-type="float">
            <text:p>254</text:p>
          </table:table-cell>
          <table:table-cell table:style-name="ce12" office:value-type="string" calcext:value-type="string">
            <text:p>,</text:p>
          </table:table-cell>
          <table:table-cell/>
          <table:table-cell table:formula="of:=[.P6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2]+1.40625" office:value-type="float" office:value="85.375" calcext:value-type="float">
            <text:p>85,375</text:p>
          </table:table-cell>
          <table:table-cell table:formula="of:=[.$A$3]*SIN(RADIANS([.B63]))" office:value-type="float" office:value="254.169666498167" calcext:value-type="float">
            <text:p>254,2</text:p>
          </table:table-cell>
          <table:table-cell table:formula="of:=[.$A$3]*SIN(RADIANS([.B63]-120))" office:value-type="float" office:value="-144.891727255559" calcext:value-type="float">
            <text:p>-144,9</text:p>
          </table:table-cell>
          <table:table-cell table:formula="of:=[.$A$3]*SIN(RADIANS([.B63]+120))" office:value-type="float" office:value="-109.277939242608" calcext:value-type="float">
            <text:p>-109,3</text:p>
          </table:table-cell>
          <table:table-cell table:style-name="ce10"/>
          <table:table-cell table:style-name="ce6" table:formula="of:=(MIN([.C63];[.D63];[.E63])+MAX([.C63];[.D63];[.E63]))/2" office:value-type="float" office:value="54.6389696213042" calcext:value-type="float">
            <text:p>54,6</text:p>
          </table:table-cell>
          <table:table-cell table:style-name="ce12" table:formula="of:=([.C63]-[.G63]+[.$A$3])/2" office:value-type="float" office:value="227.265348438432" calcext:value-type="float">
            <text:p>227</text:p>
          </table:table-cell>
          <table:table-cell table:style-name="ce12" office:value-type="string" calcext:value-type="string">
            <text:p>,</text:p>
          </table:table-cell>
          <table:table-cell table:style-name="ce12" table:formula="of:=([.D63]-[.G63]+[.$A$3])/2" office:value-type="float" office:value="27.7346515615685" calcext:value-type="float">
            <text:p>28</text:p>
          </table:table-cell>
          <table:table-cell table:style-name="ce12" table:formula="of:=([.E63]-[.G63]+[.$A$3])/2" office:value-type="float" office:value="45.5415455680438" calcext:value-type="float">
            <text:p>46</text:p>
          </table:table-cell>
          <table:table-cell table:style-name="ce10"/>
          <table:table-cell table:formula="of:=([.$A$3]+[.C63])/2" office:value-type="float" office:value="254.584833249084" calcext:value-type="float">
            <text:p>255</text:p>
          </table:table-cell>
          <table:table-cell table:style-name="ce12" office:value-type="string" calcext:value-type="string">
            <text:p>,</text:p>
          </table:table-cell>
          <table:table-cell/>
          <table:table-cell table:formula="of:=[.P6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3]+1.40625" office:value-type="float" office:value="86.78125" calcext:value-type="float">
            <text:p>86,78125</text:p>
          </table:table-cell>
          <table:table-cell table:formula="of:=[.$A$3]*SIN(RADIANS([.B64]))" office:value-type="float" office:value="254.597723009619" calcext:value-type="float">
            <text:p>254,6</text:p>
          </table:table-cell>
          <table:table-cell table:formula="of:=[.$A$3]*SIN(RADIANS([.B64]-120))" office:value-type="float" office:value="-139.698441285513" calcext:value-type="float">
            <text:p>-139,7</text:p>
          </table:table-cell>
          <table:table-cell table:formula="of:=[.$A$3]*SIN(RADIANS([.B64]+120))" office:value-type="float" office:value="-114.899281724106" calcext:value-type="float">
            <text:p>-114,9</text:p>
          </table:table-cell>
          <table:table-cell table:style-name="ce10"/>
          <table:table-cell table:style-name="ce6" table:formula="of:=(MIN([.C64];[.D64];[.E64])+MAX([.C64];[.D64];[.E64]))/2" office:value-type="float" office:value="57.449640862053" calcext:value-type="float">
            <text:p>57,4</text:p>
          </table:table-cell>
          <table:table-cell table:style-name="ce12" table:formula="of:=([.C64]-[.G64]+[.$A$3])/2" office:value-type="float" office:value="226.074041073783" calcext:value-type="float">
            <text:p>226</text:p>
          </table:table-cell>
          <table:table-cell table:style-name="ce12" office:value-type="string" calcext:value-type="string">
            <text:p>,</text:p>
          </table:table-cell>
          <table:table-cell table:style-name="ce12" table:formula="of:=([.D64]-[.G64]+[.$A$3])/2" office:value-type="float" office:value="28.925958926217" calcext:value-type="float">
            <text:p>29</text:p>
          </table:table-cell>
          <table:table-cell table:style-name="ce12" table:formula="of:=([.E64]-[.G64]+[.$A$3])/2" office:value-type="float" office:value="41.3255387069206" calcext:value-type="float">
            <text:p>41</text:p>
          </table:table-cell>
          <table:table-cell table:style-name="ce10"/>
          <table:table-cell table:formula="of:=([.$A$3]+[.C64])/2" office:value-type="float" office:value="254.798861504809" calcext:value-type="float">
            <text:p>255</text:p>
          </table:table-cell>
          <table:table-cell table:style-name="ce12" office:value-type="string" calcext:value-type="string">
            <text:p>,</text:p>
          </table:table-cell>
          <table:table-cell/>
          <table:table-cell table:formula="of:=[.P6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4]+1.40625" office:value-type="float" office:value="88.1875" calcext:value-type="float">
            <text:p>88,1875</text:p>
          </table:table-cell>
          <table:table-cell table:formula="of:=[.$A$3]*SIN(RADIANS([.B65]))" office:value-type="float" office:value="254.872419372752" calcext:value-type="float">
            <text:p>254,9</text:p>
          </table:table-cell>
          <table:table-cell table:formula="of:=[.$A$3]*SIN(RADIANS([.B65]-120))" office:value-type="float" office:value="-134.421006198098" calcext:value-type="float">
            <text:p>-134,4</text:p>
          </table:table-cell>
          <table:table-cell table:formula="of:=[.$A$3]*SIN(RADIANS([.B65]+120))" office:value-type="float" office:value="-120.451413174654" calcext:value-type="float">
            <text:p>-120,5</text:p>
          </table:table-cell>
          <table:table-cell table:style-name="ce10"/>
          <table:table-cell table:style-name="ce6" table:formula="of:=(MIN([.C65];[.D65];[.E65])+MAX([.C65];[.D65];[.E65]))/2" office:value-type="float" office:value="60.2257065873269" calcext:value-type="float">
            <text:p>60,2</text:p>
          </table:table-cell>
          <table:table-cell table:style-name="ce12" table:formula="of:=([.C65]-[.G65]+[.$A$3])/2" office:value-type="float" office:value="224.823356392712" calcext:value-type="float">
            <text:p>225</text:p>
          </table:table-cell>
          <table:table-cell table:style-name="ce12" office:value-type="string" calcext:value-type="string">
            <text:p>,</text:p>
          </table:table-cell>
          <table:table-cell table:style-name="ce12" table:formula="of:=([.D65]-[.G65]+[.$A$3])/2" office:value-type="float" office:value="30.1766436072876" calcext:value-type="float">
            <text:p>30</text:p>
          </table:table-cell>
          <table:table-cell table:style-name="ce12" table:formula="of:=([.E65]-[.G65]+[.$A$3])/2" office:value-type="float" office:value="37.1614401190096" calcext:value-type="float">
            <text:p>37</text:p>
          </table:table-cell>
          <table:table-cell table:style-name="ce10"/>
          <table:table-cell table:formula="of:=([.$A$3]+[.C65])/2" office:value-type="float" office:value="254.936209686376" calcext:value-type="float">
            <text:p>255</text:p>
          </table:table-cell>
          <table:table-cell table:style-name="ce12" office:value-type="string" calcext:value-type="string">
            <text:p>,</text:p>
          </table:table-cell>
          <table:table-cell/>
          <table:table-cell table:formula="of:=[.P6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5]+1.40625" office:value-type="float" office:value="89.59375" calcext:value-type="float">
            <text:p>89,59375</text:p>
          </table:table-cell>
          <table:table-cell table:formula="of:=[.$A$3]*SIN(RADIANS([.B66]))" office:value-type="float" office:value="254.993590120748" calcext:value-type="float">
            <text:p>255,0</text:p>
          </table:table-cell>
          <table:table-cell table:formula="of:=[.$A$3]*SIN(RADIANS([.B66]-120))" office:value-type="float" office:value="-129.062600922874" calcext:value-type="float">
            <text:p>-129,1</text:p>
          </table:table-cell>
          <table:table-cell table:formula="of:=[.$A$3]*SIN(RADIANS([.B66]+120))" office:value-type="float" office:value="-125.930989197874" calcext:value-type="float">
            <text:p>-125,9</text:p>
          </table:table-cell>
          <table:table-cell table:style-name="ce10"/>
          <table:table-cell table:style-name="ce6" table:formula="of:=(MIN([.C66];[.D66];[.E66])+MAX([.C66];[.D66];[.E66]))/2" office:value-type="float" office:value="62.9654945989369" calcext:value-type="float">
            <text:p>63,0</text:p>
          </table:table-cell>
          <table:table-cell table:style-name="ce12" table:formula="of:=([.C66]-[.G66]+[.$A$3])/2" office:value-type="float" office:value="223.514047760905" calcext:value-type="float">
            <text:p>224</text:p>
          </table:table-cell>
          <table:table-cell table:style-name="ce12" office:value-type="string" calcext:value-type="string">
            <text:p>,</text:p>
          </table:table-cell>
          <table:table-cell table:style-name="ce12" table:formula="of:=([.D66]-[.G66]+[.$A$3])/2" office:value-type="float" office:value="31.4859522390945" calcext:value-type="float">
            <text:p>31</text:p>
          </table:table-cell>
          <table:table-cell table:style-name="ce12" table:formula="of:=([.E66]-[.G66]+[.$A$3])/2" office:value-type="float" office:value="33.0517581015947" calcext:value-type="float">
            <text:p>33</text:p>
          </table:table-cell>
          <table:table-cell table:style-name="ce10"/>
          <table:table-cell table:formula="of:=([.$A$3]+[.C66])/2" office:value-type="float" office:value="254.996795060374" calcext:value-type="float">
            <text:p>255</text:p>
          </table:table-cell>
          <table:table-cell table:style-name="ce12" office:value-type="string" calcext:value-type="string">
            <text:p>,</text:p>
          </table:table-cell>
          <table:table-cell/>
          <table:table-cell table:formula="of:=[.P6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6]+1.40625" office:value-type="float" office:value="91" calcext:value-type="float">
            <text:p>91</text:p>
          </table:table-cell>
          <table:table-cell table:formula="of:=[.$A$3]*SIN(RADIANS([.B67]))" office:value-type="float" office:value="254.96116226488" calcext:value-type="float">
            <text:p>255,0</text:p>
          </table:table-cell>
          <table:table-cell table:formula="of:=[.$A$3]*SIN(RADIANS([.B67]-120))" office:value-type="float" office:value="-123.626453162816" calcext:value-type="float">
            <text:p>-123,6</text:p>
          </table:table-cell>
          <table:table-cell table:formula="of:=[.$A$3]*SIN(RADIANS([.B67]+120))" office:value-type="float" office:value="-131.334709102064" calcext:value-type="float">
            <text:p>-131,3</text:p>
          </table:table-cell>
          <table:table-cell table:style-name="ce10"/>
          <table:table-cell table:style-name="ce6" table:formula="of:=(MIN([.C67];[.D67];[.E67])+MAX([.C67];[.D67];[.E67]))/2" office:value-type="float" office:value="61.813226581408" calcext:value-type="float">
            <text:p>61,8</text:p>
          </table:table-cell>
          <table:table-cell table:style-name="ce12" table:formula="of:=([.C67]-[.G67]+[.$A$3])/2" office:value-type="float" office:value="224.073967841736" calcext:value-type="float">
            <text:p>224</text:p>
          </table:table-cell>
          <table:table-cell table:style-name="ce12" office:value-type="string" calcext:value-type="string">
            <text:p>,</text:p>
          </table:table-cell>
          <table:table-cell table:style-name="ce12" table:formula="of:=([.D67]-[.G67]+[.$A$3])/2" office:value-type="float" office:value="34.780160127888" calcext:value-type="float">
            <text:p>35</text:p>
          </table:table-cell>
          <table:table-cell table:style-name="ce12" table:formula="of:=([.E67]-[.G67]+[.$A$3])/2" office:value-type="float" office:value="30.9260321582641" calcext:value-type="float">
            <text:p>31</text:p>
          </table:table-cell>
          <table:table-cell table:style-name="ce10"/>
          <table:table-cell table:formula="of:=([.$A$3]+[.C67])/2" office:value-type="float" office:value="254.98058113244" calcext:value-type="float">
            <text:p>255</text:p>
          </table:table-cell>
          <table:table-cell table:style-name="ce12" office:value-type="string" calcext:value-type="string">
            <text:p>,</text:p>
          </table:table-cell>
          <table:table-cell/>
          <table:table-cell table:formula="of:=[.P6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7]+1.40625" office:value-type="float" office:value="92.40625" calcext:value-type="float">
            <text:p>92,40625</text:p>
          </table:table-cell>
          <table:table-cell table:formula="of:=[.$A$3]*SIN(RADIANS([.B68]))" office:value-type="float" office:value="254.775155338475" calcext:value-type="float">
            <text:p>254,8</text:p>
          </table:table-cell>
          <table:table-cell table:formula="of:=[.$A$3]*SIN(RADIANS([.B68]-120))" office:value-type="float" office:value="-118.115837450063" calcext:value-type="float">
            <text:p>-118,1</text:p>
          </table:table-cell>
          <table:table-cell table:formula="of:=[.$A$3]*SIN(RADIANS([.B68]+120))" office:value-type="float" office:value="-136.659317888412" calcext:value-type="float">
            <text:p>-136,7</text:p>
          </table:table-cell>
          <table:table-cell table:style-name="ce10"/>
          <table:table-cell table:style-name="ce6" table:formula="of:=(MIN([.C68];[.D68];[.E68])+MAX([.C68];[.D68];[.E68]))/2" office:value-type="float" office:value="59.0579187250317" calcext:value-type="float">
            <text:p>59,1</text:p>
          </table:table-cell>
          <table:table-cell table:style-name="ce12" table:formula="of:=([.C68]-[.G68]+[.$A$3])/2" office:value-type="float" office:value="225.358618306722" calcext:value-type="float">
            <text:p>225</text:p>
          </table:table-cell>
          <table:table-cell table:style-name="ce12" office:value-type="string" calcext:value-type="string">
            <text:p>,</text:p>
          </table:table-cell>
          <table:table-cell table:style-name="ce12" table:formula="of:=([.D68]-[.G68]+[.$A$3])/2" office:value-type="float" office:value="38.9131219124525" calcext:value-type="float">
            <text:p>39</text:p>
          </table:table-cell>
          <table:table-cell table:style-name="ce12" table:formula="of:=([.E68]-[.G68]+[.$A$3])/2" office:value-type="float" office:value="29.6413816932782" calcext:value-type="float">
            <text:p>30</text:p>
          </table:table-cell>
          <table:table-cell table:style-name="ce10"/>
          <table:table-cell table:formula="of:=([.$A$3]+[.C68])/2" office:value-type="float" office:value="254.887577669238" calcext:value-type="float">
            <text:p>255</text:p>
          </table:table-cell>
          <table:table-cell table:style-name="ce12" office:value-type="string" calcext:value-type="string">
            <text:p>,</text:p>
          </table:table-cell>
          <table:table-cell/>
          <table:table-cell table:formula="of:=[.P6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8]+1.40625" office:value-type="float" office:value="93.8125" calcext:value-type="float">
            <text:p>93,8125</text:p>
          </table:table-cell>
          <table:table-cell table:formula="of:=[.$A$3]*SIN(RADIANS([.B69]))" office:value-type="float" office:value="254.435681385152" calcext:value-type="float">
            <text:p>254,4</text:p>
          </table:table-cell>
          <table:table-cell table:formula="of:=[.$A$3]*SIN(RADIANS([.B69]-120))" office:value-type="float" office:value="-112.534073173466" calcext:value-type="float">
            <text:p>-112,5</text:p>
          </table:table-cell>
          <table:table-cell table:formula="of:=[.$A$3]*SIN(RADIANS([.B69]+120))" office:value-type="float" office:value="-141.901608211685" calcext:value-type="float">
            <text:p>-141,9</text:p>
          </table:table-cell>
          <table:table-cell table:style-name="ce10"/>
          <table:table-cell table:style-name="ce6" table:formula="of:=(MIN([.C69];[.D69];[.E69])+MAX([.C69];[.D69];[.E69]))/2" office:value-type="float" office:value="56.2670365867332" calcext:value-type="float">
            <text:p>56,3</text:p>
          </table:table-cell>
          <table:table-cell table:style-name="ce12" table:formula="of:=([.C69]-[.G69]+[.$A$3])/2" office:value-type="float" office:value="226.584322399209" calcext:value-type="float">
            <text:p>227</text:p>
          </table:table-cell>
          <table:table-cell table:style-name="ce12" office:value-type="string" calcext:value-type="string">
            <text:p>,</text:p>
          </table:table-cell>
          <table:table-cell table:style-name="ce12" table:formula="of:=([.D69]-[.G69]+[.$A$3])/2" office:value-type="float" office:value="43.0994451199002" calcext:value-type="float">
            <text:p>43</text:p>
          </table:table-cell>
          <table:table-cell table:style-name="ce12" table:formula="of:=([.E69]-[.G69]+[.$A$3])/2" office:value-type="float" office:value="28.4156776007909" calcext:value-type="float">
            <text:p>28</text:p>
          </table:table-cell>
          <table:table-cell table:style-name="ce10"/>
          <table:table-cell table:formula="of:=([.$A$3]+[.C69])/2" office:value-type="float" office:value="254.717840692576" calcext:value-type="float">
            <text:p>255</text:p>
          </table:table-cell>
          <table:table-cell table:style-name="ce12" office:value-type="string" calcext:value-type="string">
            <text:p>,</text:p>
          </table:table-cell>
          <table:table-cell/>
          <table:table-cell table:formula="of:=[.P6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9]+1.40625" office:value-type="float" office:value="95.21875" calcext:value-type="float">
            <text:p>95,21875</text:p>
          </table:table-cell>
          <table:table-cell table:formula="of:=[.$A$3]*SIN(RADIANS([.B70]))" office:value-type="float" office:value="253.942944891324" calcext:value-type="float">
            <text:p>253,9</text:p>
          </table:table-cell>
          <table:table-cell table:formula="of:=[.$A$3]*SIN(RADIANS([.B70]-120))" office:value-type="float" office:value="-106.88452257911" calcext:value-type="float">
            <text:p>-106,9</text:p>
          </table:table-cell>
          <table:table-cell table:formula="of:=[.$A$3]*SIN(RADIANS([.B70]+120))" office:value-type="float" office:value="-147.058422312214" calcext:value-type="float">
            <text:p>-147,1</text:p>
          </table:table-cell>
          <table:table-cell table:style-name="ce10"/>
          <table:table-cell table:style-name="ce6" table:formula="of:=(MIN([.C70];[.D70];[.E70])+MAX([.C70];[.D70];[.E70]))/2" office:value-type="float" office:value="53.4422612895549" calcext:value-type="float">
            <text:p>53,4</text:p>
          </table:table-cell>
          <table:table-cell table:style-name="ce12" table:formula="of:=([.C70]-[.G70]+[.$A$3])/2" office:value-type="float" office:value="227.750341800885" calcext:value-type="float">
            <text:p>228</text:p>
          </table:table-cell>
          <table:table-cell table:style-name="ce12" office:value-type="string" calcext:value-type="string">
            <text:p>,</text:p>
          </table:table-cell>
          <table:table-cell table:style-name="ce12" table:formula="of:=([.D70]-[.G70]+[.$A$3])/2" office:value-type="float" office:value="47.3366080656676" calcext:value-type="float">
            <text:p>47</text:p>
          </table:table-cell>
          <table:table-cell table:style-name="ce12" table:formula="of:=([.E70]-[.G70]+[.$A$3])/2" office:value-type="float" office:value="27.2496581991153" calcext:value-type="float">
            <text:p>27</text:p>
          </table:table-cell>
          <table:table-cell table:style-name="ce10"/>
          <table:table-cell table:formula="of:=([.$A$3]+[.C70])/2" office:value-type="float" office:value="254.471472445662" calcext:value-type="float">
            <text:p>254</text:p>
          </table:table-cell>
          <table:table-cell table:style-name="ce12" office:value-type="string" calcext:value-type="string">
            <text:p>,</text:p>
          </table:table-cell>
          <table:table-cell/>
          <table:table-cell table:formula="of:=[.P6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0]+1.40625" office:value-type="float" office:value="96.625" calcext:value-type="float">
            <text:p>96,625</text:p>
          </table:table-cell>
          <table:table-cell table:formula="of:=[.$A$3]*SIN(RADIANS([.B71]))" office:value-type="float" office:value="253.297242663033" calcext:value-type="float">
            <text:p>253,3</text:p>
          </table:table-cell>
          <table:table-cell table:formula="of:=[.$A$3]*SIN(RADIANS([.B71]-120))" office:value-type="float" office:value="-101.170588745021" calcext:value-type="float">
            <text:p>-101,2</text:p>
          </table:table-cell>
          <table:table-cell table:formula="of:=[.$A$3]*SIN(RADIANS([.B71]+120))" office:value-type="float" office:value="-152.126653918011" calcext:value-type="float">
            <text:p>-152,1</text:p>
          </table:table-cell>
          <table:table-cell table:style-name="ce10"/>
          <table:table-cell table:style-name="ce6" table:formula="of:=(MIN([.C71];[.D71];[.E71])+MAX([.C71];[.D71];[.E71]))/2" office:value-type="float" office:value="50.5852943725107" calcext:value-type="float">
            <text:p>50,6</text:p>
          </table:table-cell>
          <table:table-cell table:style-name="ce12" table:formula="of:=([.C71]-[.G71]+[.$A$3])/2" office:value-type="float" office:value="228.855974145261" calcext:value-type="float">
            <text:p>229</text:p>
          </table:table-cell>
          <table:table-cell table:style-name="ce12" office:value-type="string" calcext:value-type="string">
            <text:p>,</text:p>
          </table:table-cell>
          <table:table-cell table:style-name="ce12" table:formula="of:=([.D71]-[.G71]+[.$A$3])/2" office:value-type="float" office:value="51.622058441234" calcext:value-type="float">
            <text:p>52</text:p>
          </table:table-cell>
          <table:table-cell table:style-name="ce12" table:formula="of:=([.E71]-[.G71]+[.$A$3])/2" office:value-type="float" office:value="26.1440258547389" calcext:value-type="float">
            <text:p>26</text:p>
          </table:table-cell>
          <table:table-cell table:style-name="ce10"/>
          <table:table-cell table:formula="of:=([.$A$3]+[.C71])/2" office:value-type="float" office:value="254.148621331516" calcext:value-type="float">
            <text:p>254</text:p>
          </table:table-cell>
          <table:table-cell table:style-name="ce12" office:value-type="string" calcext:value-type="string">
            <text:p>,</text:p>
          </table:table-cell>
          <table:table-cell/>
          <table:table-cell table:formula="of:=[.P7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1]+1.40625" office:value-type="float" office:value="98.03125" calcext:value-type="float">
            <text:p>98,03125</text:p>
          </table:table-cell>
          <table:table-cell table:formula="of:=[.$A$3]*SIN(RADIANS([.B72]))" office:value-type="float" office:value="252.498963647155" calcext:value-type="float">
            <text:p>252,5</text:p>
          </table:table-cell>
          <table:table-cell table:formula="of:=[.$A$3]*SIN(RADIANS([.B72]-120))" office:value-type="float" office:value="-95.3957135312849" calcext:value-type="float">
            <text:p>-95,4</text:p>
          </table:table-cell>
          <table:table-cell table:formula="of:=[.$A$3]*SIN(RADIANS([.B72]+120))" office:value-type="float" office:value="-157.10325011587" calcext:value-type="float">
            <text:p>-157,1</text:p>
          </table:table-cell>
          <table:table-cell table:style-name="ce10"/>
          <table:table-cell table:style-name="ce6" table:formula="of:=(MIN([.C72];[.D72];[.E72])+MAX([.C72];[.D72];[.E72]))/2" office:value-type="float" office:value="47.6978567656424" calcext:value-type="float">
            <text:p>47,7</text:p>
          </table:table-cell>
          <table:table-cell table:style-name="ce12" table:formula="of:=([.C72]-[.G72]+[.$A$3])/2" office:value-type="float" office:value="229.900553440756" calcext:value-type="float">
            <text:p>230</text:p>
          </table:table-cell>
          <table:table-cell table:style-name="ce12" office:value-type="string" calcext:value-type="string">
            <text:p>,</text:p>
          </table:table-cell>
          <table:table-cell table:style-name="ce12" table:formula="of:=([.D72]-[.G72]+[.$A$3])/2" office:value-type="float" office:value="55.9532148515364" calcext:value-type="float">
            <text:p>56</text:p>
          </table:table-cell>
          <table:table-cell table:style-name="ce12" table:formula="of:=([.E72]-[.G72]+[.$A$3])/2" office:value-type="float" office:value="25.0994465592437" calcext:value-type="float">
            <text:p>25</text:p>
          </table:table-cell>
          <table:table-cell table:style-name="ce10"/>
          <table:table-cell table:formula="of:=([.$A$3]+[.C72])/2" office:value-type="float" office:value="253.749481823578" calcext:value-type="float">
            <text:p>254</text:p>
          </table:table-cell>
          <table:table-cell table:style-name="ce12" office:value-type="string" calcext:value-type="string">
            <text:p>,</text:p>
          </table:table-cell>
          <table:table-cell/>
          <table:table-cell table:formula="of:=[.P7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2]+1.40625" office:value-type="float" office:value="99.4375" calcext:value-type="float">
            <text:p>99,4375</text:p>
          </table:table-cell>
          <table:table-cell table:formula="of:=[.$A$3]*SIN(RADIANS([.B73]))" office:value-type="float" office:value="251.548588697121" calcext:value-type="float">
            <text:p>251,5</text:p>
          </table:table-cell>
          <table:table-cell table:formula="of:=[.$A$3]*SIN(RADIANS([.B73]-120))" office:value-type="float" office:value="-89.5633755067926" calcext:value-type="float">
            <text:p>-89,6</text:p>
          </table:table-cell>
          <table:table-cell table:formula="of:=[.$A$3]*SIN(RADIANS([.B73]+120))" office:value-type="float" office:value="-161.985213190328" calcext:value-type="float">
            <text:p>-162,0</text:p>
          </table:table-cell>
          <table:table-cell table:style-name="ce10"/>
          <table:table-cell table:style-name="ce6" table:formula="of:=(MIN([.C73];[.D73];[.E73])+MAX([.C73];[.D73];[.E73]))/2" office:value-type="float" office:value="44.7816877533963" calcext:value-type="float">
            <text:p>44,8</text:p>
          </table:table-cell>
          <table:table-cell table:style-name="ce12" table:formula="of:=([.C73]-[.G73]+[.$A$3])/2" office:value-type="float" office:value="230.883450471862" calcext:value-type="float">
            <text:p>231</text:p>
          </table:table-cell>
          <table:table-cell table:style-name="ce12" office:value-type="string" calcext:value-type="string">
            <text:p>,</text:p>
          </table:table-cell>
          <table:table-cell table:style-name="ce12" table:formula="of:=([.D73]-[.G73]+[.$A$3])/2" office:value-type="float" office:value="60.3274683699055" calcext:value-type="float">
            <text:p>60</text:p>
          </table:table-cell>
          <table:table-cell table:style-name="ce12" table:formula="of:=([.E73]-[.G73]+[.$A$3])/2" office:value-type="float" office:value="24.1165495281378" calcext:value-type="float">
            <text:p>24</text:p>
          </table:table-cell>
          <table:table-cell table:style-name="ce10"/>
          <table:table-cell table:formula="of:=([.$A$3]+[.C73])/2" office:value-type="float" office:value="253.27429434856" calcext:value-type="float">
            <text:p>253</text:p>
          </table:table-cell>
          <table:table-cell table:style-name="ce12" office:value-type="string" calcext:value-type="string">
            <text:p>,</text:p>
          </table:table-cell>
          <table:table-cell/>
          <table:table-cell table:formula="of:=[.P7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3]+1.40625" office:value-type="float" office:value="100.84375" calcext:value-type="float">
            <text:p>100,84375</text:p>
          </table:table-cell>
          <table:table-cell table:formula="of:=[.$A$3]*SIN(RADIANS([.B74]))" office:value-type="float" office:value="250.446690283263" calcext:value-type="float">
            <text:p>250,4</text:p>
          </table:table-cell>
          <table:table-cell table:formula="of:=[.$A$3]*SIN(RADIANS([.B74]-120))" office:value-type="float" office:value="-83.6770878538854" calcext:value-type="float">
            <text:p>-83,7</text:p>
          </table:table-cell>
          <table:table-cell table:formula="of:=[.$A$3]*SIN(RADIANS([.B74]+120))" office:value-type="float" office:value="-166.769602429377" calcext:value-type="float">
            <text:p>-166,8</text:p>
          </table:table-cell>
          <table:table-cell table:style-name="ce10"/>
          <table:table-cell table:style-name="ce6" table:formula="of:=(MIN([.C74];[.D74];[.E74])+MAX([.C74];[.D74];[.E74]))/2" office:value-type="float" office:value="41.8385439269427" calcext:value-type="float">
            <text:p>41,8</text:p>
          </table:table-cell>
          <table:table-cell table:style-name="ce12" table:formula="of:=([.C74]-[.G74]+[.$A$3])/2" office:value-type="float" office:value="231.80407317816" calcext:value-type="float">
            <text:p>232</text:p>
          </table:table-cell>
          <table:table-cell table:style-name="ce12" office:value-type="string" calcext:value-type="string">
            <text:p>,</text:p>
          </table:table-cell>
          <table:table-cell table:style-name="ce12" table:formula="of:=([.D74]-[.G74]+[.$A$3])/2" office:value-type="float" office:value="64.742184109586" calcext:value-type="float">
            <text:p>65</text:p>
          </table:table-cell>
          <table:table-cell table:style-name="ce12" table:formula="of:=([.E74]-[.G74]+[.$A$3])/2" office:value-type="float" office:value="23.19592682184" calcext:value-type="float">
            <text:p>23</text:p>
          </table:table-cell>
          <table:table-cell table:style-name="ce10"/>
          <table:table-cell table:formula="of:=([.$A$3]+[.C74])/2" office:value-type="float" office:value="252.723345141631" calcext:value-type="float">
            <text:p>253</text:p>
          </table:table-cell>
          <table:table-cell table:style-name="ce12" office:value-type="string" calcext:value-type="string">
            <text:p>,</text:p>
          </table:table-cell>
          <table:table-cell/>
          <table:table-cell table:formula="of:=[.P7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4]+1.40625" office:value-type="float" office:value="102.25" calcext:value-type="float">
            <text:p>102,25</text:p>
          </table:table-cell>
          <table:table-cell table:formula="of:=[.$A$3]*SIN(RADIANS([.B75]))" office:value-type="float" office:value="249.193932147983" calcext:value-type="float">
            <text:p>249,2</text:p>
          </table:table-cell>
          <table:table-cell table:formula="of:=[.$A$3]*SIN(RADIANS([.B75]-120))" office:value-type="float" office:value="-77.7403962521427" calcext:value-type="float">
            <text:p>-77,7</text:p>
          </table:table-cell>
          <table:table-cell table:formula="of:=[.$A$3]*SIN(RADIANS([.B75]+120))" office:value-type="float" office:value="-171.45353589584" calcext:value-type="float">
            <text:p>-171,5</text:p>
          </table:table-cell>
          <table:table-cell table:style-name="ce10"/>
          <table:table-cell table:style-name="ce6" table:formula="of:=(MIN([.C75];[.D75];[.E75])+MAX([.C75];[.D75];[.E75]))/2" office:value-type="float" office:value="38.8701981260714" calcext:value-type="float">
            <text:p>38,9</text:p>
          </table:table-cell>
          <table:table-cell table:style-name="ce12" table:formula="of:=([.C75]-[.G75]+[.$A$3])/2" office:value-type="float" office:value="232.661867010956" calcext:value-type="float">
            <text:p>233</text:p>
          </table:table-cell>
          <table:table-cell table:style-name="ce12" office:value-type="string" calcext:value-type="string">
            <text:p>,</text:p>
          </table:table-cell>
          <table:table-cell table:style-name="ce12" table:formula="of:=([.D75]-[.G75]+[.$A$3])/2" office:value-type="float" office:value="69.1947028108929" calcext:value-type="float">
            <text:p>69</text:p>
          </table:table-cell>
          <table:table-cell table:style-name="ce12" table:formula="of:=([.E75]-[.G75]+[.$A$3])/2" office:value-type="float" office:value="22.3381329890441" calcext:value-type="float">
            <text:p>22</text:p>
          </table:table-cell>
          <table:table-cell table:style-name="ce10"/>
          <table:table-cell table:formula="of:=([.$A$3]+[.C75])/2" office:value-type="float" office:value="252.096966073992" calcext:value-type="float">
            <text:p>252</text:p>
          </table:table-cell>
          <table:table-cell table:style-name="ce12" office:value-type="string" calcext:value-type="string">
            <text:p>,</text:p>
          </table:table-cell>
          <table:table-cell/>
          <table:table-cell table:formula="of:=[.P7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5]+1.40625" office:value-type="float" office:value="103.65625" calcext:value-type="float">
            <text:p>103,65625</text:p>
          </table:table-cell>
          <table:table-cell table:formula="of:=[.$A$3]*SIN(RADIANS([.B76]))" office:value-type="float" office:value="247.791068905939" calcext:value-type="float">
            <text:p>247,8</text:p>
          </table:table-cell>
          <table:table-cell table:formula="of:=[.$A$3]*SIN(RADIANS([.B76]-120))" office:value-type="float" office:value="-71.7568767425985" calcext:value-type="float">
            <text:p>-71,8</text:p>
          </table:table-cell>
          <table:table-cell table:formula="of:=[.$A$3]*SIN(RADIANS([.B76]+120))" office:value-type="float" office:value="-176.03419216334" calcext:value-type="float">
            <text:p>-176,0</text:p>
          </table:table-cell>
          <table:table-cell table:style-name="ce10"/>
          <table:table-cell table:style-name="ce6" table:formula="of:=(MIN([.C76];[.D76];[.E76])+MAX([.C76];[.D76];[.E76]))/2" office:value-type="float" office:value="35.8784383712993" calcext:value-type="float">
            <text:p>35,9</text:p>
          </table:table-cell>
          <table:table-cell table:style-name="ce12" table:formula="of:=([.C76]-[.G76]+[.$A$3])/2" office:value-type="float" office:value="233.45631526732" calcext:value-type="float">
            <text:p>233</text:p>
          </table:table-cell>
          <table:table-cell table:style-name="ce12" office:value-type="string" calcext:value-type="string">
            <text:p>,</text:p>
          </table:table-cell>
          <table:table-cell table:style-name="ce12" table:formula="of:=([.D76]-[.G76]+[.$A$3])/2" office:value-type="float" office:value="73.6823424430511" calcext:value-type="float">
            <text:p>74</text:p>
          </table:table-cell>
          <table:table-cell table:style-name="ce12" table:formula="of:=([.E76]-[.G76]+[.$A$3])/2" office:value-type="float" office:value="21.5436847326802" calcext:value-type="float">
            <text:p>22</text:p>
          </table:table-cell>
          <table:table-cell table:style-name="ce10"/>
          <table:table-cell table:formula="of:=([.$A$3]+[.C76])/2" office:value-type="float" office:value="251.395534452969" calcext:value-type="float">
            <text:p>251</text:p>
          </table:table-cell>
          <table:table-cell table:style-name="ce12" office:value-type="string" calcext:value-type="string">
            <text:p>,</text:p>
          </table:table-cell>
          <table:table-cell/>
          <table:table-cell table:formula="of:=[.P7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6]+1.40625" office:value-type="float" office:value="105.0625" calcext:value-type="float">
            <text:p>105,0625</text:p>
          </table:table-cell>
          <table:table-cell table:formula="of:=[.$A$3]*SIN(RADIANS([.B77]))" office:value-type="float" office:value="246.23894558949" calcext:value-type="float">
            <text:p>246,2</text:p>
          </table:table-cell>
          <table:table-cell table:formula="of:=[.$A$3]*SIN(RADIANS([.B77]-120))" office:value-type="float" office:value="-65.730133573667" calcext:value-type="float">
            <text:p>-65,7</text:p>
          </table:table-cell>
          <table:table-cell table:formula="of:=[.$A$3]*SIN(RADIANS([.B77]+120))" office:value-type="float" office:value="-180.508812015823" calcext:value-type="float">
            <text:p>-180,5</text:p>
          </table:table-cell>
          <table:table-cell table:style-name="ce10"/>
          <table:table-cell table:style-name="ce6" table:formula="of:=(MIN([.C77];[.D77];[.E77])+MAX([.C77];[.D77];[.E77]))/2" office:value-type="float" office:value="32.8650667868335" calcext:value-type="float">
            <text:p>32,9</text:p>
          </table:table-cell>
          <table:table-cell table:style-name="ce12" table:formula="of:=([.C77]-[.G77]+[.$A$3])/2" office:value-type="float" office:value="234.186939401328" calcext:value-type="float">
            <text:p>234</text:p>
          </table:table-cell>
          <table:table-cell table:style-name="ce12" office:value-type="string" calcext:value-type="string">
            <text:p>,</text:p>
          </table:table-cell>
          <table:table-cell table:style-name="ce12" table:formula="of:=([.D77]-[.G77]+[.$A$3])/2" office:value-type="float" office:value="78.2023998197498" calcext:value-type="float">
            <text:p>78</text:p>
          </table:table-cell>
          <table:table-cell table:style-name="ce12" table:formula="of:=([.E77]-[.G77]+[.$A$3])/2" office:value-type="float" office:value="20.8130605986715" calcext:value-type="float">
            <text:p>21</text:p>
          </table:table-cell>
          <table:table-cell table:style-name="ce10"/>
          <table:table-cell table:formula="of:=([.$A$3]+[.C77])/2" office:value-type="float" office:value="250.619472794745" calcext:value-type="float">
            <text:p>251</text:p>
          </table:table-cell>
          <table:table-cell table:style-name="ce12" office:value-type="string" calcext:value-type="string">
            <text:p>,</text:p>
          </table:table-cell>
          <table:table-cell/>
          <table:table-cell table:formula="of:=[.P7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7]+1.40625" office:value-type="float" office:value="106.46875" calcext:value-type="float">
            <text:p>106,46875</text:p>
          </table:table-cell>
          <table:table-cell table:formula="of:=[.$A$3]*SIN(RADIANS([.B78]))" office:value-type="float" office:value="244.538497139686" calcext:value-type="float">
            <text:p>244,5</text:p>
          </table:table-cell>
          <table:table-cell table:formula="of:=[.$A$3]*SIN(RADIANS([.B78]-120))" office:value-type="float" office:value="-59.6637970300787" calcext:value-type="float">
            <text:p>-59,7</text:p>
          </table:table-cell>
          <table:table-cell table:formula="of:=[.$A$3]*SIN(RADIANS([.B78]+120))" office:value-type="float" office:value="-184.874700109607" calcext:value-type="float">
            <text:p>-184,9</text:p>
          </table:table-cell>
          <table:table-cell table:style-name="ce10"/>
          <table:table-cell table:style-name="ce6" table:formula="of:=(MIN([.C78];[.D78];[.E78])+MAX([.C78];[.D78];[.E78]))/2" office:value-type="float" office:value="29.8318985150394" calcext:value-type="float">
            <text:p>29,8</text:p>
          </table:table-cell>
          <table:table-cell table:style-name="ce12" table:formula="of:=([.C78]-[.G78]+[.$A$3])/2" office:value-type="float" office:value="234.853299312323" calcext:value-type="float">
            <text:p>235</text:p>
          </table:table-cell>
          <table:table-cell table:style-name="ce12" office:value-type="string" calcext:value-type="string">
            <text:p>,</text:p>
          </table:table-cell>
          <table:table-cell table:style-name="ce12" table:formula="of:=([.D78]-[.G78]+[.$A$3])/2" office:value-type="float" office:value="82.752152227441" calcext:value-type="float">
            <text:p>83</text:p>
          </table:table-cell>
          <table:table-cell table:style-name="ce12" table:formula="of:=([.E78]-[.G78]+[.$A$3])/2" office:value-type="float" office:value="20.1467006876766" calcext:value-type="float">
            <text:p>20</text:p>
          </table:table-cell>
          <table:table-cell table:style-name="ce10"/>
          <table:table-cell table:formula="of:=([.$A$3]+[.C78])/2" office:value-type="float" office:value="249.769248569843" calcext:value-type="float">
            <text:p>250</text:p>
          </table:table-cell>
          <table:table-cell table:style-name="ce12" office:value-type="string" calcext:value-type="string">
            <text:p>,</text:p>
          </table:table-cell>
          <table:table-cell/>
          <table:table-cell table:formula="of:=[.P7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8]+1.40625" office:value-type="float" office:value="107.875" calcext:value-type="float">
            <text:p>107,875</text:p>
          </table:table-cell>
          <table:table-cell table:formula="of:=[.$A$3]*SIN(RADIANS([.B79]))" office:value-type="float" office:value="242.690747843088" calcext:value-type="float">
            <text:p>242,7</text:p>
          </table:table-cell>
          <table:table-cell table:formula="of:=[.$A$3]*SIN(RADIANS([.B79]-120))" office:value-type="float" office:value="-53.5615212461325" calcext:value-type="float">
            <text:p>-53,6</text:p>
          </table:table-cell>
          <table:table-cell table:formula="of:=[.$A$3]*SIN(RADIANS([.B79]+120))" office:value-type="float" office:value="-189.129226596956" calcext:value-type="float">
            <text:p>-189,1</text:p>
          </table:table-cell>
          <table:table-cell table:style-name="ce10"/>
          <table:table-cell table:style-name="ce6" table:formula="of:=(MIN([.C79];[.D79];[.E79])+MAX([.C79];[.D79];[.E79]))/2" office:value-type="float" office:value="26.7807606230663" calcext:value-type="float">
            <text:p>26,8</text:p>
          </table:table-cell>
          <table:table-cell table:style-name="ce12" table:formula="of:=([.C79]-[.G79]+[.$A$3])/2" office:value-type="float" office:value="235.454993610011" calcext:value-type="float">
            <text:p>235</text:p>
          </table:table-cell>
          <table:table-cell table:style-name="ce12" office:value-type="string" calcext:value-type="string">
            <text:p>,</text:p>
          </table:table-cell>
          <table:table-cell table:style-name="ce12" table:formula="of:=([.D79]-[.G79]+[.$A$3])/2" office:value-type="float" office:value="87.3288590654006" calcext:value-type="float">
            <text:p>87</text:p>
          </table:table-cell>
          <table:table-cell table:style-name="ce12" table:formula="of:=([.E79]-[.G79]+[.$A$3])/2" office:value-type="float" office:value="19.545006389989" calcext:value-type="float">
            <text:p>20</text:p>
          </table:table-cell>
          <table:table-cell table:style-name="ce10"/>
          <table:table-cell table:formula="of:=([.$A$3]+[.C79])/2" office:value-type="float" office:value="248.845373921544" calcext:value-type="float">
            <text:p>249</text:p>
          </table:table-cell>
          <table:table-cell table:style-name="ce12" office:value-type="string" calcext:value-type="string">
            <text:p>,</text:p>
          </table:table-cell>
          <table:table-cell/>
          <table:table-cell table:formula="of:=[.P7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9]+1.40625" office:value-type="float" office:value="109.28125" calcext:value-type="float">
            <text:p>109,28125</text:p>
          </table:table-cell>
          <table:table-cell table:formula="of:=[.$A$3]*SIN(RADIANS([.B80]))" office:value-type="float" office:value="240.696810714781" calcext:value-type="float">
            <text:p>240,7</text:p>
          </table:table-cell>
          <table:table-cell table:formula="of:=[.$A$3]*SIN(RADIANS([.B80]-120))" office:value-type="float" office:value="-47.426982004582" calcext:value-type="float">
            <text:p>-47,4</text:p>
          </table:table-cell>
          <table:table-cell table:formula="of:=[.$A$3]*SIN(RADIANS([.B80]+120))" office:value-type="float" office:value="-193.269828710199" calcext:value-type="float">
            <text:p>-193,3</text:p>
          </table:table-cell>
          <table:table-cell table:style-name="ce10"/>
          <table:table-cell table:style-name="ce6" table:formula="of:=(MIN([.C80];[.D80];[.E80])+MAX([.C80];[.D80];[.E80]))/2" office:value-type="float" office:value="23.713491002291" calcext:value-type="float">
            <text:p>23,7</text:p>
          </table:table-cell>
          <table:table-cell table:style-name="ce12" table:formula="of:=([.C80]-[.G80]+[.$A$3])/2" office:value-type="float" office:value="235.991659856245" calcext:value-type="float">
            <text:p>236</text:p>
          </table:table-cell>
          <table:table-cell table:style-name="ce12" office:value-type="string" calcext:value-type="string">
            <text:p>,</text:p>
          </table:table-cell>
          <table:table-cell table:style-name="ce12" table:formula="of:=([.D80]-[.G80]+[.$A$3])/2" office:value-type="float" office:value="91.9297634965635" calcext:value-type="float">
            <text:p>92</text:p>
          </table:table-cell>
          <table:table-cell table:style-name="ce12" table:formula="of:=([.E80]-[.G80]+[.$A$3])/2" office:value-type="float" office:value="19.0083401437548" calcext:value-type="float">
            <text:p>19</text:p>
          </table:table-cell>
          <table:table-cell table:style-name="ce10"/>
          <table:table-cell table:formula="of:=([.$A$3]+[.C80])/2" office:value-type="float" office:value="247.848405357391" calcext:value-type="float">
            <text:p>248</text:p>
          </table:table-cell>
          <table:table-cell table:style-name="ce12" office:value-type="string" calcext:value-type="string">
            <text:p>,</text:p>
          </table:table-cell>
          <table:table-cell/>
          <table:table-cell table:formula="of:=[.P7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0]+1.40625" office:value-type="float" office:value="110.6875" calcext:value-type="float">
            <text:p>110,6875</text:p>
          </table:table-cell>
          <table:table-cell table:formula="of:=[.$A$3]*SIN(RADIANS([.B81]))" office:value-type="float" office:value="238.557886827933" calcext:value-type="float">
            <text:p>238,6</text:p>
          </table:table-cell>
          <table:table-cell table:formula="of:=[.$A$3]*SIN(RADIANS([.B81]-120))" office:value-type="float" office:value="-41.263874522481" calcext:value-type="float">
            <text:p>-41,3</text:p>
          </table:table-cell>
          <table:table-cell table:formula="of:=[.$A$3]*SIN(RADIANS([.B81]+120))" office:value-type="float" office:value="-197.294012305452" calcext:value-type="float">
            <text:p>-197,3</text:p>
          </table:table-cell>
          <table:table-cell table:style-name="ce10"/>
          <table:table-cell table:style-name="ce6" table:formula="of:=(MIN([.C81];[.D81];[.E81])+MAX([.C81];[.D81];[.E81]))/2" office:value-type="float" office:value="20.6319372612405" calcext:value-type="float">
            <text:p>20,6</text:p>
          </table:table-cell>
          <table:table-cell table:style-name="ce12" table:formula="of:=([.C81]-[.G81]+[.$A$3])/2" office:value-type="float" office:value="236.462974783346" calcext:value-type="float">
            <text:p>236</text:p>
          </table:table-cell>
          <table:table-cell table:style-name="ce12" office:value-type="string" calcext:value-type="string">
            <text:p>,</text:p>
          </table:table-cell>
          <table:table-cell table:style-name="ce12" table:formula="of:=([.D81]-[.G81]+[.$A$3])/2" office:value-type="float" office:value="96.5520941081393" calcext:value-type="float">
            <text:p>97</text:p>
          </table:table-cell>
          <table:table-cell table:style-name="ce12" table:formula="of:=([.E81]-[.G81]+[.$A$3])/2" office:value-type="float" office:value="18.5370252166536" calcext:value-type="float">
            <text:p>19</text:p>
          </table:table-cell>
          <table:table-cell table:style-name="ce10"/>
          <table:table-cell table:formula="of:=([.$A$3]+[.C81])/2" office:value-type="float" office:value="246.778943413967" calcext:value-type="float">
            <text:p>247</text:p>
          </table:table-cell>
          <table:table-cell table:style-name="ce12" office:value-type="string" calcext:value-type="string">
            <text:p>,</text:p>
          </table:table-cell>
          <table:table-cell/>
          <table:table-cell table:formula="of:=[.P8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1]+1.40625" office:value-type="float" office:value="112.09375" calcext:value-type="float">
            <text:p>112,09375</text:p>
          </table:table-cell>
          <table:table-cell table:formula="of:=[.$A$3]*SIN(RADIANS([.B82]))" office:value-type="float" office:value="236.275264590314" calcext:value-type="float">
            <text:p>236,3</text:p>
          </table:table-cell>
          <table:table-cell table:formula="of:=[.$A$3]*SIN(RADIANS([.B82]-120))" office:value-type="float" office:value="-35.0759112253233" calcext:value-type="float">
            <text:p>-35,1</text:p>
          </table:table-cell>
          <table:table-cell table:formula="of:=[.$A$3]*SIN(RADIANS([.B82]+120))" office:value-type="float" office:value="-201.199353364991" calcext:value-type="float">
            <text:p>-201,2</text:p>
          </table:table-cell>
          <table:table-cell table:style-name="ce10"/>
          <table:table-cell table:style-name="ce6" table:formula="of:=(MIN([.C82];[.D82];[.E82])+MAX([.C82];[.D82];[.E82]))/2" office:value-type="float" office:value="17.5379556126617" calcext:value-type="float">
            <text:p>17,5</text:p>
          </table:table-cell>
          <table:table-cell table:style-name="ce12" table:formula="of:=([.C82]-[.G82]+[.$A$3])/2" office:value-type="float" office:value="236.868654488826" calcext:value-type="float">
            <text:p>237</text:p>
          </table:table-cell>
          <table:table-cell table:style-name="ce12" office:value-type="string" calcext:value-type="string">
            <text:p>,</text:p>
          </table:table-cell>
          <table:table-cell table:style-name="ce12" table:formula="of:=([.D82]-[.G82]+[.$A$3])/2" office:value-type="float" office:value="101.193066581008" calcext:value-type="float">
            <text:p>101</text:p>
          </table:table-cell>
          <table:table-cell table:style-name="ce12" table:formula="of:=([.E82]-[.G82]+[.$A$3])/2" office:value-type="float" office:value="18.1313455111739" calcext:value-type="float">
            <text:p>18</text:p>
          </table:table-cell>
          <table:table-cell table:style-name="ce10"/>
          <table:table-cell table:formula="of:=([.$A$3]+[.C82])/2" office:value-type="float" office:value="245.637632295157" calcext:value-type="float">
            <text:p>246</text:p>
          </table:table-cell>
          <table:table-cell table:style-name="ce12" office:value-type="string" calcext:value-type="string">
            <text:p>,</text:p>
          </table:table-cell>
          <table:table-cell/>
          <table:table-cell table:formula="of:=[.P8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2]+1.40625" office:value-type="float" office:value="113.5" calcext:value-type="float">
            <text:p>113,5</text:p>
          </table:table-cell>
          <table:table-cell table:formula="of:=[.$A$3]*SIN(RADIANS([.B83]))" office:value-type="float" office:value="233.850318968207" calcext:value-type="float">
            <text:p>233,9</text:p>
          </table:table-cell>
          <table:table-cell table:formula="of:=[.$A$3]*SIN(RADIANS([.B83]-120))" office:value-type="float" office:value="-28.8668195108162" calcext:value-type="float">
            <text:p>-28,9</text:p>
          </table:table-cell>
          <table:table-cell table:formula="of:=[.$A$3]*SIN(RADIANS([.B83]+120))" office:value-type="float" office:value="-204.98349945739" calcext:value-type="float">
            <text:p>-205,0</text:p>
          </table:table-cell>
          <table:table-cell table:style-name="ce10"/>
          <table:table-cell table:style-name="ce6" table:formula="of:=(MIN([.C83];[.D83];[.E83])+MAX([.C83];[.D83];[.E83]))/2" office:value-type="float" office:value="14.4334097554081" calcext:value-type="float">
            <text:p>14,4</text:p>
          </table:table-cell>
          <table:table-cell table:style-name="ce12" table:formula="of:=([.C83]-[.G83]+[.$A$3])/2" office:value-type="float" office:value="237.208454606399" calcext:value-type="float">
            <text:p>237</text:p>
          </table:table-cell>
          <table:table-cell table:style-name="ce12" office:value-type="string" calcext:value-type="string">
            <text:p>,</text:p>
          </table:table-cell>
          <table:table-cell table:style-name="ce12" table:formula="of:=([.D83]-[.G83]+[.$A$3])/2" office:value-type="float" office:value="105.849885366888" calcext:value-type="float">
            <text:p>106</text:p>
          </table:table-cell>
          <table:table-cell table:style-name="ce12" table:formula="of:=([.E83]-[.G83]+[.$A$3])/2" office:value-type="float" office:value="17.7915453936008" calcext:value-type="float">
            <text:p>18</text:p>
          </table:table-cell>
          <table:table-cell table:style-name="ce10"/>
          <table:table-cell table:formula="of:=([.$A$3]+[.C83])/2" office:value-type="float" office:value="244.425159484103" calcext:value-type="float">
            <text:p>244</text:p>
          </table:table-cell>
          <table:table-cell table:style-name="ce12" office:value-type="string" calcext:value-type="string">
            <text:p>,</text:p>
          </table:table-cell>
          <table:table-cell/>
          <table:table-cell table:formula="of:=[.P8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3]+1.40625" office:value-type="float" office:value="114.90625" calcext:value-type="float">
            <text:p>114,90625</text:p>
          </table:table-cell>
          <table:table-cell table:formula="of:=[.$A$3]*SIN(RADIANS([.B84]))" office:value-type="float" office:value="231.28451065818" calcext:value-type="float">
            <text:p>231,3</text:p>
          </table:table-cell>
          <table:table-cell table:formula="of:=[.$A$3]*SIN(RADIANS([.B84]-120))" office:value-type="float" office:value="-22.6403395036358" calcext:value-type="float">
            <text:p>-22,6</text:p>
          </table:table-cell>
          <table:table-cell table:formula="of:=[.$A$3]*SIN(RADIANS([.B84]+120))" office:value-type="float" office:value="-208.644171154544" calcext:value-type="float">
            <text:p>-208,6</text:p>
          </table:table-cell>
          <table:table-cell table:style-name="ce10"/>
          <table:table-cell table:style-name="ce6" table:formula="of:=(MIN([.C84];[.D84];[.E84])+MAX([.C84];[.D84];[.E84]))/2" office:value-type="float" office:value="11.3201697518179" calcext:value-type="float">
            <text:p>11,3</text:p>
          </table:table-cell>
          <table:table-cell table:style-name="ce12" table:formula="of:=([.C84]-[.G84]+[.$A$3])/2" office:value-type="float" office:value="237.482170453181" calcext:value-type="float">
            <text:p>237</text:p>
          </table:table-cell>
          <table:table-cell table:style-name="ce12" office:value-type="string" calcext:value-type="string">
            <text:p>,</text:p>
          </table:table-cell>
          <table:table-cell table:style-name="ce12" table:formula="of:=([.D84]-[.G84]+[.$A$3])/2" office:value-type="float" office:value="110.519745372273" calcext:value-type="float">
            <text:p>111</text:p>
          </table:table-cell>
          <table:table-cell table:style-name="ce12" table:formula="of:=([.E84]-[.G84]+[.$A$3])/2" office:value-type="float" office:value="17.5178295468192" calcext:value-type="float">
            <text:p>18</text:p>
          </table:table-cell>
          <table:table-cell table:style-name="ce10"/>
          <table:table-cell table:formula="of:=([.$A$3]+[.C84])/2" office:value-type="float" office:value="243.14225532909" calcext:value-type="float">
            <text:p>243</text:p>
          </table:table-cell>
          <table:table-cell table:style-name="ce12" office:value-type="string" calcext:value-type="string">
            <text:p>,</text:p>
          </table:table-cell>
          <table:table-cell/>
          <table:table-cell table:formula="of:=[.P8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4]+1.40625" office:value-type="float" office:value="116.3125" calcext:value-type="float">
            <text:p>116,3125</text:p>
          </table:table-cell>
          <table:table-cell table:formula="of:=[.$A$3]*SIN(RADIANS([.B85]))" office:value-type="float" office:value="228.579385207217" calcext:value-type="float">
            <text:p>228,6</text:p>
          </table:table-cell>
          <table:table-cell table:formula="of:=[.$A$3]*SIN(RADIANS([.B85]-120))" office:value-type="float" office:value="-16.4002218025151" calcext:value-type="float">
            <text:p>-16,4</text:p>
          </table:table-cell>
          <table:table-cell table:formula="of:=[.$A$3]*SIN(RADIANS([.B85]+120))" office:value-type="float" office:value="-212.179163404702" calcext:value-type="float">
            <text:p>-212,2</text:p>
          </table:table-cell>
          <table:table-cell table:style-name="ce10"/>
          <table:table-cell table:style-name="ce6" table:formula="of:=(MIN([.C85];[.D85];[.E85])+MAX([.C85];[.D85];[.E85]))/2" office:value-type="float" office:value="8.20011090125755" calcext:value-type="float">
            <text:p>8,2</text:p>
          </table:table-cell>
          <table:table-cell table:style-name="ce12" table:formula="of:=([.C85]-[.G85]+[.$A$3])/2" office:value-type="float" office:value="237.68963715298" calcext:value-type="float">
            <text:p>238</text:p>
          </table:table-cell>
          <table:table-cell table:style-name="ce12" office:value-type="string" calcext:value-type="string">
            <text:p>,</text:p>
          </table:table-cell>
          <table:table-cell table:style-name="ce12" table:formula="of:=([.D85]-[.G85]+[.$A$3])/2" office:value-type="float" office:value="115.199833648114" calcext:value-type="float">
            <text:p>115</text:p>
          </table:table-cell>
          <table:table-cell table:style-name="ce12" table:formula="of:=([.E85]-[.G85]+[.$A$3])/2" office:value-type="float" office:value="17.3103628470204" calcext:value-type="float">
            <text:p>17</text:p>
          </table:table-cell>
          <table:table-cell table:style-name="ce10"/>
          <table:table-cell table:formula="of:=([.$A$3]+[.C85])/2" office:value-type="float" office:value="241.789692603608" calcext:value-type="float">
            <text:p>242</text:p>
          </table:table-cell>
          <table:table-cell table:style-name="ce12" office:value-type="string" calcext:value-type="string">
            <text:p>,</text:p>
          </table:table-cell>
          <table:table-cell/>
          <table:table-cell table:formula="of:=[.P8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5]+1.40625" office:value-type="float" office:value="117.71875" calcext:value-type="float">
            <text:p>117,71875</text:p>
          </table:table-cell>
          <table:table-cell table:formula="of:=[.$A$3]*SIN(RADIANS([.B86]))" office:value-type="float" office:value="225.736572081739" calcext:value-type="float">
            <text:p>225,7</text:p>
          </table:table-cell>
          <table:table-cell table:formula="of:=[.$A$3]*SIN(RADIANS([.B86]-120))" office:value-type="float" office:value="-10.1502252210245" calcext:value-type="float">
            <text:p>-10,2</text:p>
          </table:table-cell>
          <table:table-cell table:formula="of:=[.$A$3]*SIN(RADIANS([.B86]+120))" office:value-type="float" office:value="-215.586346860715" calcext:value-type="float">
            <text:p>-215,6</text:p>
          </table:table-cell>
          <table:table-cell table:style-name="ce10"/>
          <table:table-cell table:style-name="ce6" table:formula="of:=(MIN([.C86];[.D86];[.E86])+MAX([.C86];[.D86];[.E86]))/2" office:value-type="float" office:value="5.07511261051222" calcext:value-type="float">
            <text:p>5,1</text:p>
          </table:table-cell>
          <table:table-cell table:style-name="ce12" table:formula="of:=([.C86]-[.G86]+[.$A$3])/2" office:value-type="float" office:value="237.830729735613" calcext:value-type="float">
            <text:p>238</text:p>
          </table:table-cell>
          <table:table-cell table:style-name="ce12" office:value-type="string" calcext:value-type="string">
            <text:p>,</text:p>
          </table:table-cell>
          <table:table-cell table:style-name="ce12" table:formula="of:=([.D86]-[.G86]+[.$A$3])/2" office:value-type="float" office:value="119.887331084232" calcext:value-type="float">
            <text:p>120</text:p>
          </table:table-cell>
          <table:table-cell table:style-name="ce12" table:formula="of:=([.E86]-[.G86]+[.$A$3])/2" office:value-type="float" office:value="17.1692702643866" calcext:value-type="float">
            <text:p>17</text:p>
          </table:table-cell>
          <table:table-cell table:style-name="ce10"/>
          <table:table-cell table:formula="of:=([.$A$3]+[.C86])/2" office:value-type="float" office:value="240.36828604087" calcext:value-type="float">
            <text:p>240</text:p>
          </table:table-cell>
          <table:table-cell table:style-name="ce12" office:value-type="string" calcext:value-type="string">
            <text:p>,</text:p>
          </table:table-cell>
          <table:table-cell/>
          <table:table-cell table:formula="of:=[.P8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6]+1.40625" office:value-type="float" office:value="119.125" calcext:value-type="float">
            <text:p>119,125</text:p>
          </table:table-cell>
          <table:table-cell table:formula="of:=[.$A$3]*SIN(RADIANS([.B87]))" office:value-type="float" office:value="222.757783686073" calcext:value-type="float">
            <text:p>222,8</text:p>
          </table:table-cell>
          <table:table-cell table:formula="of:=[.$A$3]*SIN(RADIANS([.B87]-120))" office:value-type="float" office:value="-3.894114523402" calcext:value-type="float">
            <text:p>-3,9</text:p>
          </table:table-cell>
          <table:table-cell table:formula="of:=[.$A$3]*SIN(RADIANS([.B87]+120))" office:value-type="float" office:value="-218.863669162671" calcext:value-type="float">
            <text:p>-218,9</text:p>
          </table:table-cell>
          <table:table-cell table:style-name="ce10"/>
          <table:table-cell table:style-name="ce6" table:formula="of:=(MIN([.C87];[.D87];[.E87])+MAX([.C87];[.D87];[.E87]))/2" office:value-type="float" office:value="1.94705726170101" calcext:value-type="float">
            <text:p>1,9</text:p>
          </table:table-cell>
          <table:table-cell table:style-name="ce12" table:formula="of:=([.C87]-[.G87]+[.$A$3])/2" office:value-type="float" office:value="237.905363212186" calcext:value-type="float">
            <text:p>238</text:p>
          </table:table-cell>
          <table:table-cell table:style-name="ce12" office:value-type="string" calcext:value-type="string">
            <text:p>,</text:p>
          </table:table-cell>
          <table:table-cell table:style-name="ce12" table:formula="of:=([.D87]-[.G87]+[.$A$3])/2" office:value-type="float" office:value="124.579414107449" calcext:value-type="float">
            <text:p>125</text:p>
          </table:table-cell>
          <table:table-cell table:style-name="ce12" table:formula="of:=([.E87]-[.G87]+[.$A$3])/2" office:value-type="float" office:value="17.0946367878139" calcext:value-type="float">
            <text:p>17</text:p>
          </table:table-cell>
          <table:table-cell table:style-name="ce10"/>
          <table:table-cell table:formula="of:=([.$A$3]+[.C87])/2" office:value-type="float" office:value="238.878891843037" calcext:value-type="float">
            <text:p>239</text:p>
          </table:table-cell>
          <table:table-cell table:style-name="ce12" office:value-type="string" calcext:value-type="string">
            <text:p>,</text:p>
          </table:table-cell>
          <table:table-cell/>
          <table:table-cell table:formula="of:=[.P8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7]+1.40625" office:value-type="float" office:value="120.53125" calcext:value-type="float">
            <text:p>120,53125</text:p>
          </table:table-cell>
          <table:table-cell table:formula="of:=[.$A$3]*SIN(RADIANS([.B88]))" office:value-type="float" office:value="219.644814330965" calcext:value-type="float">
            <text:p>219,6</text:p>
          </table:table-cell>
          <table:table-cell table:formula="of:=[.$A$3]*SIN(RADIANS([.B88]-120))" office:value-type="float" office:value="2.36434184319903" calcext:value-type="float">
            <text:p>2,4</text:p>
          </table:table-cell>
          <table:table-cell table:formula="of:=[.$A$3]*SIN(RADIANS([.B88]+120))" office:value-type="float" office:value="-222.009156174164" calcext:value-type="float">
            <text:p>-222,0</text:p>
          </table:table-cell>
          <table:table-cell table:style-name="ce10"/>
          <table:table-cell table:style-name="ce6" table:formula="of:=(MIN([.C88];[.D88];[.E88])+MAX([.C88];[.D88];[.E88]))/2" office:value-type="float" office:value="-1.18217092159949" calcext:value-type="float">
            <text:p>-1,2</text:p>
          </table:table-cell>
          <table:table-cell table:style-name="ce12" table:formula="of:=([.C88]-[.G88]+[.$A$3])/2" office:value-type="float" office:value="237.913492626282" calcext:value-type="float">
            <text:p>238</text:p>
          </table:table-cell>
          <table:table-cell table:style-name="ce12" office:value-type="string" calcext:value-type="string">
            <text:p>,</text:p>
          </table:table-cell>
          <table:table-cell table:style-name="ce12" table:formula="of:=([.D88]-[.G88]+[.$A$3])/2" office:value-type="float" office:value="129.273256382399" calcext:value-type="float">
            <text:p>129</text:p>
          </table:table-cell>
          <table:table-cell table:style-name="ce12" table:formula="of:=([.E88]-[.G88]+[.$A$3])/2" office:value-type="float" office:value="17.0865073737177" calcext:value-type="float">
            <text:p>17</text:p>
          </table:table-cell>
          <table:table-cell table:style-name="ce10"/>
          <table:table-cell table:formula="of:=([.$A$3]+[.C88])/2" office:value-type="float" office:value="237.322407165483" calcext:value-type="float">
            <text:p>237</text:p>
          </table:table-cell>
          <table:table-cell table:style-name="ce12" office:value-type="string" calcext:value-type="string">
            <text:p>,</text:p>
          </table:table-cell>
          <table:table-cell/>
          <table:table-cell table:formula="of:=[.P8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8]+1.40625" office:value-type="float" office:value="121.9375" calcext:value-type="float">
            <text:p>121,9375</text:p>
          </table:table-cell>
          <table:table-cell table:formula="of:=[.$A$3]*SIN(RADIANS([.B89]))" office:value-type="float" office:value="216.399539152752" calcext:value-type="float">
            <text:p>216,4</text:p>
          </table:table-cell>
          <table:table-cell table:formula="of:=[.$A$3]*SIN(RADIANS([.B89]-120))" office:value-type="float" office:value="8.62137401868215" calcext:value-type="float">
            <text:p>8,6</text:p>
          </table:table-cell>
          <table:table-cell table:formula="of:=[.$A$3]*SIN(RADIANS([.B89]+120))" office:value-type="float" office:value="-225.020913171435" calcext:value-type="float">
            <text:p>-225,0</text:p>
          </table:table-cell>
          <table:table-cell table:style-name="ce10"/>
          <table:table-cell table:style-name="ce6" table:formula="of:=(MIN([.C89];[.D89];[.E89])+MAX([.C89];[.D89];[.E89]))/2" office:value-type="float" office:value="-4.31068700934107" calcext:value-type="float">
            <text:p>-4,3</text:p>
          </table:table-cell>
          <table:table-cell table:style-name="ce12" table:formula="of:=([.C89]-[.G89]+[.$A$3])/2" office:value-type="float" office:value="237.855113081047" calcext:value-type="float">
            <text:p>238</text:p>
          </table:table-cell>
          <table:table-cell table:style-name="ce12" office:value-type="string" calcext:value-type="string">
            <text:p>,</text:p>
          </table:table-cell>
          <table:table-cell table:style-name="ce12" table:formula="of:=([.D89]-[.G89]+[.$A$3])/2" office:value-type="float" office:value="133.966030514012" calcext:value-type="float">
            <text:p>134</text:p>
          </table:table-cell>
          <table:table-cell table:style-name="ce12" table:formula="of:=([.E89]-[.G89]+[.$A$3])/2" office:value-type="float" office:value="17.1448869189532" calcext:value-type="float">
            <text:p>17</text:p>
          </table:table-cell>
          <table:table-cell table:style-name="ce10"/>
          <table:table-cell table:formula="of:=([.$A$3]+[.C89])/2" office:value-type="float" office:value="235.699769576376" calcext:value-type="float">
            <text:p>236</text:p>
          </table:table-cell>
          <table:table-cell table:style-name="ce12" office:value-type="string" calcext:value-type="string">
            <text:p>,</text:p>
          </table:table-cell>
          <table:table-cell/>
          <table:table-cell table:formula="of:=[.P8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9]+1.40625" office:value-type="float" office:value="123.34375" calcext:value-type="float">
            <text:p>123,34375</text:p>
          </table:table-cell>
          <table:table-cell table:formula="of:=[.$A$3]*SIN(RADIANS([.B90]))" office:value-type="float" office:value="213.023912983854" calcext:value-type="float">
            <text:p>213,0</text:p>
          </table:table-cell>
          <table:table-cell table:formula="of:=[.$A$3]*SIN(RADIANS([.B90]-120))" office:value-type="float" office:value="14.8732130008304" calcext:value-type="float">
            <text:p>14,9</text:p>
          </table:table-cell>
          <table:table-cell table:formula="of:=[.$A$3]*SIN(RADIANS([.B90]+120))" office:value-type="float" office:value="-227.897125984685" calcext:value-type="float">
            <text:p>-227,9</text:p>
          </table:table-cell>
          <table:table-cell table:style-name="ce10"/>
          <table:table-cell table:style-name="ce6" table:formula="of:=(MIN([.C90];[.D90];[.E90])+MAX([.C90];[.D90];[.E90]))/2" office:value-type="float" office:value="-7.43660650041517" calcext:value-type="float">
            <text:p>-7,4</text:p>
          </table:table-cell>
          <table:table-cell table:style-name="ce12" table:formula="of:=([.C90]-[.G90]+[.$A$3])/2" office:value-type="float" office:value="237.730259742135" calcext:value-type="float">
            <text:p>238</text:p>
          </table:table-cell>
          <table:table-cell table:style-name="ce12" office:value-type="string" calcext:value-type="string">
            <text:p>,</text:p>
          </table:table-cell>
          <table:table-cell table:style-name="ce12" table:formula="of:=([.D90]-[.G90]+[.$A$3])/2" office:value-type="float" office:value="138.654909750623" calcext:value-type="float">
            <text:p>139</text:p>
          </table:table-cell>
          <table:table-cell table:style-name="ce12" table:formula="of:=([.E90]-[.G90]+[.$A$3])/2" office:value-type="float" office:value="17.2697402578653" calcext:value-type="float">
            <text:p>17</text:p>
          </table:table-cell>
          <table:table-cell table:style-name="ce10"/>
          <table:table-cell table:formula="of:=([.$A$3]+[.C90])/2" office:value-type="float" office:value="234.011956491927" calcext:value-type="float">
            <text:p>234</text:p>
          </table:table-cell>
          <table:table-cell table:style-name="ce12" office:value-type="string" calcext:value-type="string">
            <text:p>,</text:p>
          </table:table-cell>
          <table:table-cell/>
          <table:table-cell table:formula="of:=[.P8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0]+1.40625" office:value-type="float" office:value="124.75" calcext:value-type="float">
            <text:p>124,75</text:p>
          </table:table-cell>
          <table:table-cell table:formula="of:=[.$A$3]*SIN(RADIANS([.B91]))" office:value-type="float" office:value="209.519969175252" calcext:value-type="float">
            <text:p>209,5</text:p>
          </table:table-cell>
          <table:table-cell table:formula="of:=[.$A$3]*SIN(RADIANS([.B91]-120))" office:value-type="float" office:value="21.1160929156121" calcext:value-type="float">
            <text:p>21,1</text:p>
          </table:table-cell>
          <table:table-cell table:formula="of:=[.$A$3]*SIN(RADIANS([.B91]+120))" office:value-type="float" office:value="-230.636062090864" calcext:value-type="float">
            <text:p>-230,6</text:p>
          </table:table-cell>
          <table:table-cell table:style-name="ce10"/>
          <table:table-cell table:style-name="ce6" table:formula="of:=(MIN([.C91];[.D91];[.E91])+MAX([.C91];[.D91];[.E91]))/2" office:value-type="float" office:value="-10.558046457806" calcext:value-type="float">
            <text:p>-10,6</text:p>
          </table:table-cell>
          <table:table-cell table:style-name="ce12" table:formula="of:=([.C91]-[.G91]+[.$A$3])/2" office:value-type="float" office:value="237.539007816529" calcext:value-type="float">
            <text:p>238</text:p>
          </table:table-cell>
          <table:table-cell table:style-name="ce12" office:value-type="string" calcext:value-type="string">
            <text:p>,</text:p>
          </table:table-cell>
          <table:table-cell table:style-name="ce12" table:formula="of:=([.D91]-[.G91]+[.$A$3])/2" office:value-type="float" office:value="143.337069686709" calcext:value-type="float">
            <text:p>143</text:p>
          </table:table-cell>
          <table:table-cell table:style-name="ce12" table:formula="of:=([.E91]-[.G91]+[.$A$3])/2" office:value-type="float" office:value="17.4609921834711" calcext:value-type="float">
            <text:p>17</text:p>
          </table:table-cell>
          <table:table-cell table:style-name="ce10"/>
          <table:table-cell table:formula="of:=([.$A$3]+[.C91])/2" office:value-type="float" office:value="232.259984587626" calcext:value-type="float">
            <text:p>232</text:p>
          </table:table-cell>
          <table:table-cell table:style-name="ce12" office:value-type="string" calcext:value-type="string">
            <text:p>,</text:p>
          </table:table-cell>
          <table:table-cell/>
          <table:table-cell table:formula="of:=[.P9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1]+1.40625" office:value-type="float" office:value="126.15625" calcext:value-type="float">
            <text:p>126,15625</text:p>
          </table:table-cell>
          <table:table-cell table:formula="of:=[.$A$3]*SIN(RADIANS([.B92]))" office:value-type="float" office:value="205.889818371674" calcext:value-type="float">
            <text:p>205,9</text:p>
          </table:table-cell>
          <table:table-cell table:formula="of:=[.$A$3]*SIN(RADIANS([.B92]-120))" office:value-type="float" office:value="27.3462532856031" calcext:value-type="float">
            <text:p>27,3</text:p>
          </table:table-cell>
          <table:table-cell table:formula="of:=[.$A$3]*SIN(RADIANS([.B92]+120))" office:value-type="float" office:value="-233.236071657277" calcext:value-type="float">
            <text:p>-233,2</text:p>
          </table:table-cell>
          <table:table-cell table:style-name="ce10"/>
          <table:table-cell table:style-name="ce6" table:formula="of:=(MIN([.C92];[.D92];[.E92])+MAX([.C92];[.D92];[.E92]))/2" office:value-type="float" office:value="-13.6731266428015" calcext:value-type="float">
            <text:p>-13,7</text:p>
          </table:table-cell>
          <table:table-cell table:style-name="ce12" table:formula="of:=([.C92]-[.G92]+[.$A$3])/2" office:value-type="float" office:value="237.281472507238" calcext:value-type="float">
            <text:p>237</text:p>
          </table:table-cell>
          <table:table-cell table:style-name="ce12" office:value-type="string" calcext:value-type="string">
            <text:p>,</text:p>
          </table:table-cell>
          <table:table-cell table:style-name="ce12" table:formula="of:=([.D92]-[.G92]+[.$A$3])/2" office:value-type="float" office:value="148.009689964202" calcext:value-type="float">
            <text:p>148</text:p>
          </table:table-cell>
          <table:table-cell table:style-name="ce12" table:formula="of:=([.E92]-[.G92]+[.$A$3])/2" office:value-type="float" office:value="17.7185274927621" calcext:value-type="float">
            <text:p>18</text:p>
          </table:table-cell>
          <table:table-cell table:style-name="ce10"/>
          <table:table-cell table:formula="of:=([.$A$3]+[.C92])/2" office:value-type="float" office:value="230.444909185837" calcext:value-type="float">
            <text:p>230</text:p>
          </table:table-cell>
          <table:table-cell table:style-name="ce12" office:value-type="string" calcext:value-type="string">
            <text:p>,</text:p>
          </table:table-cell>
          <table:table-cell/>
          <table:table-cell table:formula="of:=[.P9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2]+1.40625" office:value-type="float" office:value="127.5625" calcext:value-type="float">
            <text:p>127,5625</text:p>
          </table:table-cell>
          <table:table-cell table:formula="of:=[.$A$3]*SIN(RADIANS([.B93]))" office:value-type="float" office:value="202.135647240226" calcext:value-type="float">
            <text:p>202,1</text:p>
          </table:table-cell>
          <table:table-cell table:formula="of:=[.$A$3]*SIN(RADIANS([.B93]-120))" office:value-type="float" office:value="33.5599412951571" calcext:value-type="float">
            <text:p>33,6</text:p>
          </table:table-cell>
          <table:table-cell table:formula="of:=[.$A$3]*SIN(RADIANS([.B93]+120))" office:value-type="float" office:value="-235.695588535383" calcext:value-type="float">
            <text:p>-235,7</text:p>
          </table:table-cell>
          <table:table-cell table:style-name="ce10"/>
          <table:table-cell table:style-name="ce6" table:formula="of:=(MIN([.C93];[.D93];[.E93])+MAX([.C93];[.D93];[.E93]))/2" office:value-type="float" office:value="-16.7799706475785" calcext:value-type="float">
            <text:p>-16,8</text:p>
          </table:table-cell>
          <table:table-cell table:style-name="ce12" table:formula="of:=([.C93]-[.G93]+[.$A$3])/2" office:value-type="float" office:value="236.957808943902" calcext:value-type="float">
            <text:p>237</text:p>
          </table:table-cell>
          <table:table-cell table:style-name="ce12" office:value-type="string" calcext:value-type="string">
            <text:p>,</text:p>
          </table:table-cell>
          <table:table-cell table:style-name="ce12" table:formula="of:=([.D93]-[.G93]+[.$A$3])/2" office:value-type="float" office:value="152.669955971368" calcext:value-type="float">
            <text:p>153</text:p>
          </table:table-cell>
          <table:table-cell table:style-name="ce12" table:formula="of:=([.E93]-[.G93]+[.$A$3])/2" office:value-type="float" office:value="18.0421910560978" calcext:value-type="float">
            <text:p>18</text:p>
          </table:table-cell>
          <table:table-cell table:style-name="ce10"/>
          <table:table-cell table:formula="of:=([.$A$3]+[.C93])/2" office:value-type="float" office:value="228.567823620113" calcext:value-type="float">
            <text:p>229</text:p>
          </table:table-cell>
          <table:table-cell table:style-name="ce12" office:value-type="string" calcext:value-type="string">
            <text:p>,</text:p>
          </table:table-cell>
          <table:table-cell/>
          <table:table-cell table:formula="of:=[.P9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3]+1.40625" office:value-type="float" office:value="128.96875" calcext:value-type="float">
            <text:p>128,96875</text:p>
          </table:table-cell>
          <table:table-cell table:formula="of:=[.$A$3]*SIN(RADIANS([.B94]))" office:value-type="float" office:value="198.259717153219" calcext:value-type="float">
            <text:p>198,3</text:p>
          </table:table-cell>
          <table:table-cell table:formula="of:=[.$A$3]*SIN(RADIANS([.B94]-120))" office:value-type="float" office:value="39.7534140509619" calcext:value-type="float">
            <text:p>39,8</text:p>
          </table:table-cell>
          <table:table-cell table:formula="of:=[.$A$3]*SIN(RADIANS([.B94]+120))" office:value-type="float" office:value="-238.013131204181" calcext:value-type="float">
            <text:p>-238,0</text:p>
          </table:table-cell>
          <table:table-cell table:style-name="ce10"/>
          <table:table-cell table:style-name="ce6" table:formula="of:=(MIN([.C94];[.D94];[.E94])+MAX([.C94];[.D94];[.E94]))/2" office:value-type="float" office:value="-19.876707025481" calcext:value-type="float">
            <text:p>-19,9</text:p>
          </table:table-cell>
          <table:table-cell table:style-name="ce12" table:formula="of:=([.C94]-[.G94]+[.$A$3])/2" office:value-type="float" office:value="236.56821208935" calcext:value-type="float">
            <text:p>237</text:p>
          </table:table-cell>
          <table:table-cell table:style-name="ce12" office:value-type="string" calcext:value-type="string">
            <text:p>,</text:p>
          </table:table-cell>
          <table:table-cell table:style-name="ce12" table:formula="of:=([.D94]-[.G94]+[.$A$3])/2" office:value-type="float" office:value="157.315060538221" calcext:value-type="float">
            <text:p>157</text:p>
          </table:table-cell>
          <table:table-cell table:style-name="ce12" table:formula="of:=([.E94]-[.G94]+[.$A$3])/2" office:value-type="float" office:value="18.4317879106502" calcext:value-type="float">
            <text:p>18</text:p>
          </table:table-cell>
          <table:table-cell table:style-name="ce10"/>
          <table:table-cell table:formula="of:=([.$A$3]+[.C94])/2" office:value-type="float" office:value="226.629858576609" calcext:value-type="float">
            <text:p>227</text:p>
          </table:table-cell>
          <table:table-cell table:style-name="ce12" office:value-type="string" calcext:value-type="string">
            <text:p>,</text:p>
          </table:table-cell>
          <table:table-cell/>
          <table:table-cell table:formula="of:=[.P9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4]+1.40625" office:value-type="float" office:value="130.375" calcext:value-type="float">
            <text:p>130,375</text:p>
          </table:table-cell>
          <table:table-cell table:formula="of:=[.$A$3]*SIN(RADIANS([.B95]))" office:value-type="float" office:value="194.264362826007" calcext:value-type="float">
            <text:p>194,3</text:p>
          </table:table-cell>
          <table:table-cell table:formula="of:=[.$A$3]*SIN(RADIANS([.B95]-120))" office:value-type="float" office:value="45.9229408366183" calcext:value-type="float">
            <text:p>45,9</text:p>
          </table:table-cell>
          <table:table-cell table:formula="of:=[.$A$3]*SIN(RADIANS([.B95]+120))" office:value-type="float" office:value="-240.187303662625" calcext:value-type="float">
            <text:p>-240,2</text:p>
          </table:table-cell>
          <table:table-cell table:style-name="ce10"/>
          <table:table-cell table:style-name="ce6" table:formula="of:=(MIN([.C95];[.D95];[.E95])+MAX([.C95];[.D95];[.E95]))/2" office:value-type="float" office:value="-22.9614704183091" calcext:value-type="float">
            <text:p>-23,0</text:p>
          </table:table-cell>
          <table:table-cell table:style-name="ce12" table:formula="of:=([.C95]-[.G95]+[.$A$3])/2" office:value-type="float" office:value="236.112916622158" calcext:value-type="float">
            <text:p>236</text:p>
          </table:table-cell>
          <table:table-cell table:style-name="ce12" office:value-type="string" calcext:value-type="string">
            <text:p>,</text:p>
          </table:table-cell>
          <table:table-cell table:style-name="ce12" table:formula="of:=([.D95]-[.G95]+[.$A$3])/2" office:value-type="float" office:value="161.942205627464" calcext:value-type="float">
            <text:p>162</text:p>
          </table:table-cell>
          <table:table-cell table:style-name="ce12" table:formula="of:=([.E95]-[.G95]+[.$A$3])/2" office:value-type="float" office:value="18.887083377842" calcext:value-type="float">
            <text:p>19</text:p>
          </table:table-cell>
          <table:table-cell table:style-name="ce10"/>
          <table:table-cell table:formula="of:=([.$A$3]+[.C95])/2" office:value-type="float" office:value="224.632181413003" calcext:value-type="float">
            <text:p>225</text:p>
          </table:table-cell>
          <table:table-cell table:style-name="ce12" office:value-type="string" calcext:value-type="string">
            <text:p>,</text:p>
          </table:table-cell>
          <table:table-cell/>
          <table:table-cell table:formula="of:=[.P9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5]+1.40625" office:value-type="float" office:value="131.78125" calcext:value-type="float">
            <text:p>131,78125</text:p>
          </table:table-cell>
          <table:table-cell table:formula="of:=[.$A$3]*SIN(RADIANS([.B96]))" office:value-type="float" office:value="190.151990910641" calcext:value-type="float">
            <text:p>190,2</text:p>
          </table:table-cell>
          <table:table-cell table:formula="of:=[.$A$3]*SIN(RADIANS([.B96]-120))" office:value-type="float" office:value="52.0648053598841" calcext:value-type="float">
            <text:p>52,1</text:p>
          </table:table-cell>
          <table:table-cell table:formula="of:=[.$A$3]*SIN(RADIANS([.B96]+120))" office:value-type="float" office:value="-242.216796270525" calcext:value-type="float">
            <text:p>-242,2</text:p>
          </table:table-cell>
          <table:table-cell table:style-name="ce10"/>
          <table:table-cell table:style-name="ce6" table:formula="of:=(MIN([.C96];[.D96];[.E96])+MAX([.C96];[.D96];[.E96]))/2" office:value-type="float" office:value="-26.032402679942" calcext:value-type="float">
            <text:p>-26,0</text:p>
          </table:table-cell>
          <table:table-cell table:style-name="ce12" table:formula="of:=([.C96]-[.G96]+[.$A$3])/2" office:value-type="float" office:value="235.592196795291" calcext:value-type="float">
            <text:p>236</text:p>
          </table:table-cell>
          <table:table-cell table:style-name="ce12" office:value-type="string" calcext:value-type="string">
            <text:p>,</text:p>
          </table:table-cell>
          <table:table-cell table:style-name="ce12" table:formula="of:=([.D96]-[.G96]+[.$A$3])/2" office:value-type="float" office:value="166.548604019913" calcext:value-type="float">
            <text:p>167</text:p>
          </table:table-cell>
          <table:table-cell table:style-name="ce12" table:formula="of:=([.E96]-[.G96]+[.$A$3])/2" office:value-type="float" office:value="19.4078032047086" calcext:value-type="float">
            <text:p>19</text:p>
          </table:table-cell>
          <table:table-cell table:style-name="ce10"/>
          <table:table-cell table:formula="of:=([.$A$3]+[.C96])/2" office:value-type="float" office:value="222.57599545532" calcext:value-type="float">
            <text:p>223</text:p>
          </table:table-cell>
          <table:table-cell table:style-name="ce12" office:value-type="string" calcext:value-type="string">
            <text:p>,</text:p>
          </table:table-cell>
          <table:table-cell/>
          <table:table-cell table:formula="of:=[.P9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6]+1.40625" office:value-type="float" office:value="133.1875" calcext:value-type="float">
            <text:p>133,1875</text:p>
          </table:table-cell>
          <table:table-cell table:formula="of:=[.$A$3]*SIN(RADIANS([.B97]))" office:value-type="float" office:value="185.925078546191" calcext:value-type="float">
            <text:p>185,9</text:p>
          </table:table-cell>
          <table:table-cell table:formula="of:=[.$A$3]*SIN(RADIANS([.B97]-120))" office:value-type="float" office:value="58.1753079912296" calcext:value-type="float">
            <text:p>58,2</text:p>
          </table:table-cell>
          <table:table-cell table:formula="of:=[.$A$3]*SIN(RADIANS([.B97]+120))" office:value-type="float" office:value="-244.100386537421" calcext:value-type="float">
            <text:p>-244,1</text:p>
          </table:table-cell>
          <table:table-cell table:style-name="ce10"/>
          <table:table-cell table:style-name="ce6" table:formula="of:=(MIN([.C97];[.D97];[.E97])+MAX([.C97];[.D97];[.E97]))/2" office:value-type="float" office:value="-29.0876539956148" calcext:value-type="float">
            <text:p>-29,1</text:p>
          </table:table-cell>
          <table:table-cell table:style-name="ce12" table:formula="of:=([.C97]-[.G97]+[.$A$3])/2" office:value-type="float" office:value="235.006366270903" calcext:value-type="float">
            <text:p>235</text:p>
          </table:table-cell>
          <table:table-cell table:style-name="ce12" office:value-type="string" calcext:value-type="string">
            <text:p>,</text:p>
          </table:table-cell>
          <table:table-cell table:style-name="ce12" table:formula="of:=([.D97]-[.G97]+[.$A$3])/2" office:value-type="float" office:value="171.131480993422" calcext:value-type="float">
            <text:p>171</text:p>
          </table:table-cell>
          <table:table-cell table:style-name="ce12" table:formula="of:=([.E97]-[.G97]+[.$A$3])/2" office:value-type="float" office:value="19.993633729097" calcext:value-type="float">
            <text:p>20</text:p>
          </table:table-cell>
          <table:table-cell table:style-name="ce10"/>
          <table:table-cell table:formula="of:=([.$A$3]+[.C97])/2" office:value-type="float" office:value="220.462539273096" calcext:value-type="float">
            <text:p>220</text:p>
          </table:table-cell>
          <table:table-cell table:style-name="ce12" office:value-type="string" calcext:value-type="string">
            <text:p>,</text:p>
          </table:table-cell>
          <table:table-cell/>
          <table:table-cell table:formula="of:=[.P9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7]+1.40625" office:value-type="float" office:value="134.59375" calcext:value-type="float">
            <text:p>134,59375</text:p>
          </table:table-cell>
          <table:table-cell table:formula="of:=[.$A$3]*SIN(RADIANS([.B98]))" office:value-type="float" office:value="181.586171866612" calcext:value-type="float">
            <text:p>181,6</text:p>
          </table:table-cell>
          <table:table-cell table:formula="of:=[.$A$3]*SIN(RADIANS([.B98]-120))" office:value-type="float" office:value="64.250767992356" calcext:value-type="float">
            <text:p>64,3</text:p>
          </table:table-cell>
          <table:table-cell table:formula="of:=[.$A$3]*SIN(RADIANS([.B98]+120))" office:value-type="float" office:value="-245.836939858968" calcext:value-type="float">
            <text:p>-245,8</text:p>
          </table:table-cell>
          <table:table-cell table:style-name="ce10"/>
          <table:table-cell table:style-name="ce6" table:formula="of:=(MIN([.C98];[.D98];[.E98])+MAX([.C98];[.D98];[.E98]))/2" office:value-type="float" office:value="-32.125383996178" calcext:value-type="float">
            <text:p>-32,1</text:p>
          </table:table-cell>
          <table:table-cell table:style-name="ce12" table:formula="of:=([.C98]-[.G98]+[.$A$3])/2" office:value-type="float" office:value="234.355777931395" calcext:value-type="float">
            <text:p>234</text:p>
          </table:table-cell>
          <table:table-cell table:style-name="ce12" office:value-type="string" calcext:value-type="string">
            <text:p>,</text:p>
          </table:table-cell>
          <table:table-cell table:style-name="ce12" table:formula="of:=([.D98]-[.G98]+[.$A$3])/2" office:value-type="float" office:value="175.688075994267" calcext:value-type="float">
            <text:p>176</text:p>
          </table:table-cell>
          <table:table-cell table:style-name="ce12" table:formula="of:=([.E98]-[.G98]+[.$A$3])/2" office:value-type="float" office:value="20.6442220686051" calcext:value-type="float">
            <text:p>21</text:p>
          </table:table-cell>
          <table:table-cell table:style-name="ce10"/>
          <table:table-cell table:formula="of:=([.$A$3]+[.C98])/2" office:value-type="float" office:value="218.293085933306" calcext:value-type="float">
            <text:p>218</text:p>
          </table:table-cell>
          <table:table-cell table:style-name="ce12" office:value-type="string" calcext:value-type="string">
            <text:p>,</text:p>
          </table:table-cell>
          <table:table-cell/>
          <table:table-cell table:formula="of:=[.P9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8]+1.40625" office:value-type="float" office:value="136" calcext:value-type="float">
            <text:p>136</text:p>
          </table:table-cell>
          <table:table-cell table:formula="of:=[.$A$3]*SIN(RADIANS([.B99]))" office:value-type="float" office:value="177.137884467044" calcext:value-type="float">
            <text:p>177,1</text:p>
          </table:table-cell>
          <table:table-cell table:formula="of:=[.$A$3]*SIN(RADIANS([.B99]-120))" office:value-type="float" office:value="70.2875257333348" calcext:value-type="float">
            <text:p>70,3</text:p>
          </table:table-cell>
          <table:table-cell table:formula="of:=[.$A$3]*SIN(RADIANS([.B99]+120))" office:value-type="float" office:value="-247.425410200379" calcext:value-type="float">
            <text:p>-247,4</text:p>
          </table:table-cell>
          <table:table-cell table:style-name="ce10"/>
          <table:table-cell table:style-name="ce6" table:formula="of:=(MIN([.C99];[.D99];[.E99])+MAX([.C99];[.D99];[.E99]))/2" office:value-type="float" office:value="-35.1437628666674" calcext:value-type="float">
            <text:p>-35,1</text:p>
          </table:table-cell>
          <table:table-cell table:style-name="ce12" table:formula="of:=([.C99]-[.G99]+[.$A$3])/2" office:value-type="float" office:value="233.640823666856" calcext:value-type="float">
            <text:p>234</text:p>
          </table:table-cell>
          <table:table-cell table:style-name="ce12" office:value-type="string" calcext:value-type="string">
            <text:p>,</text:p>
          </table:table-cell>
          <table:table-cell table:style-name="ce12" table:formula="of:=([.D99]-[.G99]+[.$A$3])/2" office:value-type="float" office:value="180.215644300001" calcext:value-type="float">
            <text:p>180</text:p>
          </table:table-cell>
          <table:table-cell table:style-name="ce12" table:formula="of:=([.E99]-[.G99]+[.$A$3])/2" office:value-type="float" office:value="21.3591763331441" calcext:value-type="float">
            <text:p>21</text:p>
          </table:table-cell>
          <table:table-cell table:style-name="ce10"/>
          <table:table-cell table:formula="of:=([.$A$3]+[.C99])/2" office:value-type="float" office:value="216.068942233522" calcext:value-type="float">
            <text:p>216</text:p>
          </table:table-cell>
          <table:table-cell table:style-name="ce12" office:value-type="string" calcext:value-type="string">
            <text:p>,</text:p>
          </table:table-cell>
          <table:table-cell/>
          <table:table-cell table:formula="of:=[.P9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9]+1.40625" office:value-type="float" office:value="137.40625" calcext:value-type="float">
            <text:p>137,40625</text:p>
          </table:table-cell>
          <table:table-cell table:formula="of:=[.$A$3]*SIN(RADIANS([.B100]))" office:value-type="float" office:value="172.582895829486" calcext:value-type="float">
            <text:p>172,6</text:p>
          </table:table-cell>
          <table:table-cell table:formula="of:=[.$A$3]*SIN(RADIANS([.B100]-120))" office:value-type="float" office:value="76.2819448970317" calcext:value-type="float">
            <text:p>76,3</text:p>
          </table:table-cell>
          <table:table-cell table:formula="of:=[.$A$3]*SIN(RADIANS([.B100]+120))" office:value-type="float" office:value="-248.864840726518" calcext:value-type="float">
            <text:p>-248,9</text:p>
          </table:table-cell>
          <table:table-cell table:style-name="ce10"/>
          <table:table-cell table:style-name="ce6" table:formula="of:=(MIN([.C100];[.D100];[.E100])+MAX([.C100];[.D100];[.E100]))/2" office:value-type="float" office:value="-38.1409724485159" calcext:value-type="float">
            <text:p>-38,1</text:p>
          </table:table-cell>
          <table:table-cell table:style-name="ce12" table:formula="of:=([.C100]-[.G100]+[.$A$3])/2" office:value-type="float" office:value="232.861934139001" calcext:value-type="float">
            <text:p>233</text:p>
          </table:table-cell>
          <table:table-cell table:style-name="ce12" office:value-type="string" calcext:value-type="string">
            <text:p>,</text:p>
          </table:table-cell>
          <table:table-cell table:style-name="ce12" table:formula="of:=([.D100]-[.G100]+[.$A$3])/2" office:value-type="float" office:value="184.711458672774" calcext:value-type="float">
            <text:p>185</text:p>
          </table:table-cell>
          <table:table-cell table:style-name="ce12" table:formula="of:=([.E100]-[.G100]+[.$A$3])/2" office:value-type="float" office:value="22.1380658609991" calcext:value-type="float">
            <text:p>22</text:p>
          </table:table-cell>
          <table:table-cell table:style-name="ce10"/>
          <table:table-cell table:formula="of:=([.$A$3]+[.C100])/2" office:value-type="float" office:value="213.791447914743" calcext:value-type="float">
            <text:p>214</text:p>
          </table:table-cell>
          <table:table-cell table:style-name="ce12" office:value-type="string" calcext:value-type="string">
            <text:p>,</text:p>
          </table:table-cell>
          <table:table-cell/>
          <table:table-cell table:formula="of:=[.P9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0]+1.40625" office:value-type="float" office:value="138.8125" calcext:value-type="float">
            <text:p>138,8125</text:p>
          </table:table-cell>
          <table:table-cell table:formula="of:=[.$A$3]*SIN(RADIANS([.B101]))" office:value-type="float" office:value="167.92394970877" calcext:value-type="float">
            <text:p>167,9</text:p>
          </table:table-cell>
          <table:table-cell table:formula="of:=[.$A$3]*SIN(RADIANS([.B101]-120))" office:value-type="float" office:value="82.2304146694883" calcext:value-type="float">
            <text:p>82,2</text:p>
          </table:table-cell>
          <table:table-cell table:formula="of:=[.$A$3]*SIN(RADIANS([.B101]+120))" office:value-type="float" office:value="-250.154364378258" calcext:value-type="float">
            <text:p>-250,2</text:p>
          </table:table-cell>
          <table:table-cell table:style-name="ce10"/>
          <table:table-cell table:style-name="ce6" table:formula="of:=(MIN([.C101];[.D101];[.E101])+MAX([.C101];[.D101];[.E101]))/2" office:value-type="float" office:value="-41.1152073347441" calcext:value-type="float">
            <text:p>-41,1</text:p>
          </table:table-cell>
          <table:table-cell table:style-name="ce12" table:formula="of:=([.C101]-[.G101]+[.$A$3])/2" office:value-type="float" office:value="232.019578521757" calcext:value-type="float">
            <text:p>232</text:p>
          </table:table-cell>
          <table:table-cell table:style-name="ce12" office:value-type="string" calcext:value-type="string">
            <text:p>,</text:p>
          </table:table-cell>
          <table:table-cell table:style-name="ce12" table:formula="of:=([.D101]-[.G101]+[.$A$3])/2" office:value-type="float" office:value="189.172811002116" calcext:value-type="float">
            <text:p>189</text:p>
          </table:table-cell>
          <table:table-cell table:style-name="ce12" table:formula="of:=([.E101]-[.G101]+[.$A$3])/2" office:value-type="float" office:value="22.9804214782429" calcext:value-type="float">
            <text:p>23</text:p>
          </table:table-cell>
          <table:table-cell table:style-name="ce10"/>
          <table:table-cell table:formula="of:=([.$A$3]+[.C101])/2" office:value-type="float" office:value="211.461974854385" calcext:value-type="float">
            <text:p>211</text:p>
          </table:table-cell>
          <table:table-cell table:style-name="ce12" office:value-type="string" calcext:value-type="string">
            <text:p>,</text:p>
          </table:table-cell>
          <table:table-cell/>
          <table:table-cell table:formula="of:=[.P10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1]+1.40625" office:value-type="float" office:value="140.21875" calcext:value-type="float">
            <text:p>140,21875</text:p>
          </table:table-cell>
          <table:table-cell table:formula="of:=[.$A$3]*SIN(RADIANS([.B102]))" office:value-type="float" office:value="163.163852479831" calcext:value-type="float">
            <text:p>163,2</text:p>
          </table:table-cell>
          <table:table-cell table:formula="of:=[.$A$3]*SIN(RADIANS([.B102]-120))" office:value-type="float" office:value="88.1293519149412" calcext:value-type="float">
            <text:p>88,1</text:p>
          </table:table-cell>
          <table:table-cell table:formula="of:=[.$A$3]*SIN(RADIANS([.B102]+120))" office:value-type="float" office:value="-251.293204394772" calcext:value-type="float">
            <text:p>-251,3</text:p>
          </table:table-cell>
          <table:table-cell table:style-name="ce10"/>
          <table:table-cell table:style-name="ce6" table:formula="of:=(MIN([.C102];[.D102];[.E102])+MAX([.C102];[.D102];[.E102]))/2" office:value-type="float" office:value="-44.0646759574706" calcext:value-type="float">
            <text:p>-44,1</text:p>
          </table:table-cell>
          <table:table-cell table:style-name="ce12" table:formula="of:=([.C102]-[.G102]+[.$A$3])/2" office:value-type="float" office:value="231.114264218651" calcext:value-type="float">
            <text:p>231</text:p>
          </table:table-cell>
          <table:table-cell table:style-name="ce12" office:value-type="string" calcext:value-type="string">
            <text:p>,</text:p>
          </table:table-cell>
          <table:table-cell table:style-name="ce12" table:formula="of:=([.D102]-[.G102]+[.$A$3])/2" office:value-type="float" office:value="193.597013936206" calcext:value-type="float">
            <text:p>194</text:p>
          </table:table-cell>
          <table:table-cell table:style-name="ce12" table:formula="of:=([.E102]-[.G102]+[.$A$3])/2" office:value-type="float" office:value="23.8857357813494" calcext:value-type="float">
            <text:p>24</text:p>
          </table:table-cell>
          <table:table-cell table:style-name="ce10"/>
          <table:table-cell table:formula="of:=([.$A$3]+[.C102])/2" office:value-type="float" office:value="209.081926239915" calcext:value-type="float">
            <text:p>209</text:p>
          </table:table-cell>
          <table:table-cell table:style-name="ce12" office:value-type="string" calcext:value-type="string">
            <text:p>,</text:p>
          </table:table-cell>
          <table:table-cell/>
          <table:table-cell table:formula="of:=[.P10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2]+1.40625" office:value-type="float" office:value="141.625" calcext:value-type="float">
            <text:p>141,625</text:p>
          </table:table-cell>
          <table:table-cell table:formula="of:=[.$A$3]*SIN(RADIANS([.B103]))" office:value-type="float" office:value="158.305471447247" calcext:value-type="float">
            <text:p>158,3</text:p>
          </table:table-cell>
          <table:table-cell table:formula="of:=[.$A$3]*SIN(RADIANS([.B103]-120))" office:value-type="float" office:value="93.9752033341693" calcext:value-type="float">
            <text:p>94,0</text:p>
          </table:table-cell>
          <table:table-cell table:formula="of:=[.$A$3]*SIN(RADIANS([.B103]+120))" office:value-type="float" office:value="-252.280674781416" calcext:value-type="float">
            <text:p>-252,3</text:p>
          </table:table-cell>
          <table:table-cell table:style-name="ce10"/>
          <table:table-cell table:style-name="ce6" table:formula="of:=(MIN([.C103];[.D103];[.E103])+MAX([.C103];[.D103];[.E103]))/2" office:value-type="float" office:value="-46.9876016670846" calcext:value-type="float">
            <text:p>-47,0</text:p>
          </table:table-cell>
          <table:table-cell table:style-name="ce12" table:formula="of:=([.C103]-[.G103]+[.$A$3])/2" office:value-type="float" office:value="230.146536557166" calcext:value-type="float">
            <text:p>230</text:p>
          </table:table-cell>
          <table:table-cell table:style-name="ce12" office:value-type="string" calcext:value-type="string">
            <text:p>,</text:p>
          </table:table-cell>
          <table:table-cell table:style-name="ce12" table:formula="of:=([.D103]-[.G103]+[.$A$3])/2" office:value-type="float" office:value="197.981402500627" calcext:value-type="float">
            <text:p>198</text:p>
          </table:table-cell>
          <table:table-cell table:style-name="ce12" table:formula="of:=([.E103]-[.G103]+[.$A$3])/2" office:value-type="float" office:value="24.8534634428344" calcext:value-type="float">
            <text:p>25</text:p>
          </table:table-cell>
          <table:table-cell table:style-name="ce10"/>
          <table:table-cell table:formula="of:=([.$A$3]+[.C103])/2" office:value-type="float" office:value="206.652735723623" calcext:value-type="float">
            <text:p>207</text:p>
          </table:table-cell>
          <table:table-cell table:style-name="ce12" office:value-type="string" calcext:value-type="string">
            <text:p>,</text:p>
          </table:table-cell>
          <table:table-cell/>
          <table:table-cell table:formula="of:=[.P10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3]+1.40625" office:value-type="float" office:value="143.03125" calcext:value-type="float">
            <text:p>143,03125</text:p>
          </table:table-cell>
          <table:table-cell table:formula="of:=[.$A$3]*SIN(RADIANS([.B104]))" office:value-type="float" office:value="153.351733118086" calcext:value-type="float">
            <text:p>153,4</text:p>
          </table:table-cell>
          <table:table-cell table:formula="of:=[.$A$3]*SIN(RADIANS([.B104]-120))" office:value-type="float" office:value="99.7644476048681" calcext:value-type="float">
            <text:p>99,8</text:p>
          </table:table-cell>
          <table:table-cell table:formula="of:=[.$A$3]*SIN(RADIANS([.B104]+120))" office:value-type="float" office:value="-253.116180722954" calcext:value-type="float">
            <text:p>-253,1</text:p>
          </table:table-cell>
          <table:table-cell table:style-name="ce10"/>
          <table:table-cell table:style-name="ce6" table:formula="of:=(MIN([.C104];[.D104];[.E104])+MAX([.C104];[.D104];[.E104]))/2" office:value-type="float" office:value="-49.882223802434" calcext:value-type="float">
            <text:p>-49,9</text:p>
          </table:table-cell>
          <table:table-cell table:style-name="ce12" table:formula="of:=([.C104]-[.G104]+[.$A$3])/2" office:value-type="float" office:value="229.11697846026" calcext:value-type="float">
            <text:p>229</text:p>
          </table:table-cell>
          <table:table-cell table:style-name="ce12" office:value-type="string" calcext:value-type="string">
            <text:p>,</text:p>
          </table:table-cell>
          <table:table-cell table:style-name="ce12" table:formula="of:=([.D104]-[.G104]+[.$A$3])/2" office:value-type="float" office:value="202.323335703651" calcext:value-type="float">
            <text:p>202</text:p>
          </table:table-cell>
          <table:table-cell table:style-name="ce12" table:formula="of:=([.E104]-[.G104]+[.$A$3])/2" office:value-type="float" office:value="25.8830215397402" calcext:value-type="float">
            <text:p>26</text:p>
          </table:table-cell>
          <table:table-cell table:style-name="ce10"/>
          <table:table-cell table:formula="of:=([.$A$3]+[.C104])/2" office:value-type="float" office:value="204.175866559043" calcext:value-type="float">
            <text:p>204</text:p>
          </table:table-cell>
          <table:table-cell table:style-name="ce12" office:value-type="string" calcext:value-type="string">
            <text:p>,</text:p>
          </table:table-cell>
          <table:table-cell/>
          <table:table-cell table:formula="of:=[.P10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4]+1.40625" office:value-type="float" office:value="144.4375" calcext:value-type="float">
            <text:p>144,4375</text:p>
          </table:table-cell>
          <table:table-cell table:formula="of:=[.$A$3]*SIN(RADIANS([.B105]))" office:value-type="float" office:value="148.305621439085" calcext:value-type="float">
            <text:p>148,3</text:p>
          </table:table-cell>
          <table:table-cell table:formula="of:=[.$A$3]*SIN(RADIANS([.B105]-120))" office:value-type="float" office:value="105.493597502763" calcext:value-type="float">
            <text:p>105,5</text:p>
          </table:table-cell>
          <table:table-cell table:formula="of:=[.$A$3]*SIN(RADIANS([.B105]+120))" office:value-type="float" office:value="-253.799218941848" calcext:value-type="float">
            <text:p>-253,8</text:p>
          </table:table-cell>
          <table:table-cell table:style-name="ce10"/>
          <table:table-cell table:style-name="ce6" table:formula="of:=(MIN([.C105];[.D105];[.E105])+MAX([.C105];[.D105];[.E105]))/2" office:value-type="float" office:value="-52.7467987513813" calcext:value-type="float">
            <text:p>-52,7</text:p>
          </table:table-cell>
          <table:table-cell table:style-name="ce12" table:formula="of:=([.C105]-[.G105]+[.$A$3])/2" office:value-type="float" office:value="228.026210095233" calcext:value-type="float">
            <text:p>228</text:p>
          </table:table-cell>
          <table:table-cell table:style-name="ce12" office:value-type="string" calcext:value-type="string">
            <text:p>,</text:p>
          </table:table-cell>
          <table:table-cell table:style-name="ce12" table:formula="of:=([.D105]-[.G105]+[.$A$3])/2" office:value-type="float" office:value="206.620198127072" calcext:value-type="float">
            <text:p>207</text:p>
          </table:table-cell>
          <table:table-cell table:style-name="ce12" table:formula="of:=([.E105]-[.G105]+[.$A$3])/2" office:value-type="float" office:value="26.9737899047668" calcext:value-type="float">
            <text:p>27</text:p>
          </table:table-cell>
          <table:table-cell table:style-name="ce10"/>
          <table:table-cell table:formula="of:=([.$A$3]+[.C105])/2" office:value-type="float" office:value="201.652810719542" calcext:value-type="float">
            <text:p>202</text:p>
          </table:table-cell>
          <table:table-cell table:style-name="ce12" office:value-type="string" calcext:value-type="string">
            <text:p>,</text:p>
          </table:table-cell>
          <table:table-cell/>
          <table:table-cell table:formula="of:=[.P10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5]+1.40625" office:value-type="float" office:value="145.84375" calcext:value-type="float">
            <text:p>145,84375</text:p>
          </table:table-cell>
          <table:table-cell table:formula="of:=[.$A$3]*SIN(RADIANS([.B106]))" office:value-type="float" office:value="143.170175999234" calcext:value-type="float">
            <text:p>143,2</text:p>
          </table:table-cell>
          <table:table-cell table:formula="of:=[.$A$3]*SIN(RADIANS([.B106]-120))" office:value-type="float" office:value="111.159202002181" calcext:value-type="float">
            <text:p>111,2</text:p>
          </table:table-cell>
          <table:table-cell table:formula="of:=[.$A$3]*SIN(RADIANS([.B106]+120))" office:value-type="float" office:value="-254.329378001415" calcext:value-type="float">
            <text:p>-254,3</text:p>
          </table:table-cell>
          <table:table-cell table:style-name="ce10"/>
          <table:table-cell table:style-name="ce6" table:formula="of:=(MIN([.C106];[.D106];[.E106])+MAX([.C106];[.D106];[.E106]))/2" office:value-type="float" office:value="-55.5796010010906" calcext:value-type="float">
            <text:p>-55,6</text:p>
          </table:table-cell>
          <table:table-cell table:style-name="ce12" table:formula="of:=([.C106]-[.G106]+[.$A$3])/2" office:value-type="float" office:value="226.874888500162" calcext:value-type="float">
            <text:p>227</text:p>
          </table:table-cell>
          <table:table-cell table:style-name="ce12" office:value-type="string" calcext:value-type="string">
            <text:p>,</text:p>
          </table:table-cell>
          <table:table-cell table:style-name="ce12" table:formula="of:=([.D106]-[.G106]+[.$A$3])/2" office:value-type="float" office:value="210.869401501636" calcext:value-type="float">
            <text:p>211</text:p>
          </table:table-cell>
          <table:table-cell table:style-name="ce12" table:formula="of:=([.E106]-[.G106]+[.$A$3])/2" office:value-type="float" office:value="28.1251114998378" calcext:value-type="float">
            <text:p>28</text:p>
          </table:table-cell>
          <table:table-cell table:style-name="ce10"/>
          <table:table-cell table:formula="of:=([.$A$3]+[.C106])/2" office:value-type="float" office:value="199.085087999617" calcext:value-type="float">
            <text:p>199</text:p>
          </table:table-cell>
          <table:table-cell table:style-name="ce12" office:value-type="string" calcext:value-type="string">
            <text:p>,</text:p>
          </table:table-cell>
          <table:table-cell/>
          <table:table-cell table:formula="of:=[.P10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6]+1.40625" office:value-type="float" office:value="147.25" calcext:value-type="float">
            <text:p>147,25</text:p>
          </table:table-cell>
          <table:table-cell table:formula="of:=[.$A$3]*SIN(RADIANS([.B107]))" office:value-type="float" office:value="137.948490198838" calcext:value-type="float">
            <text:p>137,9</text:p>
          </table:table-cell>
          <table:table-cell table:formula="of:=[.$A$3]*SIN(RADIANS([.B107]-120))" office:value-type="float" office:value="116.757848354824" calcext:value-type="float">
            <text:p>116,8</text:p>
          </table:table-cell>
          <table:table-cell table:formula="of:=[.$A$3]*SIN(RADIANS([.B107]+120))" office:value-type="float" office:value="-254.706338553662" calcext:value-type="float">
            <text:p>-254,7</text:p>
          </table:table-cell>
          <table:table-cell table:style-name="ce10"/>
          <table:table-cell table:style-name="ce6" table:formula="of:=(MIN([.C107];[.D107];[.E107])+MAX([.C107];[.D107];[.E107]))/2" office:value-type="float" office:value="-58.378924177412" calcext:value-type="float">
            <text:p>-58,4</text:p>
          </table:table-cell>
          <table:table-cell table:style-name="ce12" table:formula="of:=([.C107]-[.G107]+[.$A$3])/2" office:value-type="float" office:value="225.663707188125" calcext:value-type="float">
            <text:p>226</text:p>
          </table:table-cell>
          <table:table-cell table:style-name="ce12" office:value-type="string" calcext:value-type="string">
            <text:p>,</text:p>
          </table:table-cell>
          <table:table-cell table:style-name="ce12" table:formula="of:=([.D107]-[.G107]+[.$A$3])/2" office:value-type="float" office:value="215.068386266118" calcext:value-type="float">
            <text:p>215</text:p>
          </table:table-cell>
          <table:table-cell table:style-name="ce12" table:formula="of:=([.E107]-[.G107]+[.$A$3])/2" office:value-type="float" office:value="29.3362928118748" calcext:value-type="float">
            <text:p>29</text:p>
          </table:table-cell>
          <table:table-cell table:style-name="ce10"/>
          <table:table-cell table:formula="of:=([.$A$3]+[.C107])/2" office:value-type="float" office:value="196.474245099419" calcext:value-type="float">
            <text:p>196</text:p>
          </table:table-cell>
          <table:table-cell table:style-name="ce12" office:value-type="string" calcext:value-type="string">
            <text:p>,</text:p>
          </table:table-cell>
          <table:table-cell/>
          <table:table-cell table:formula="of:=[.P10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7]+1.40625" office:value-type="float" office:value="148.65625" calcext:value-type="float">
            <text:p>148,65625</text:p>
          </table:table-cell>
          <table:table-cell table:formula="of:=[.$A$3]*SIN(RADIANS([.B108]))" office:value-type="float" office:value="132.643709386174" calcext:value-type="float">
            <text:p>132,6</text:p>
          </table:table-cell>
          <table:table-cell table:formula="of:=[.$A$3]*SIN(RADIANS([.B108]-120))" office:value-type="float" office:value="122.286164145475" calcext:value-type="float">
            <text:p>122,3</text:p>
          </table:table-cell>
          <table:table-cell table:formula="of:=[.$A$3]*SIN(RADIANS([.B108]+120))" office:value-type="float" office:value="-254.929873531648" calcext:value-type="float">
            <text:p>-254,9</text:p>
          </table:table-cell>
          <table:table-cell table:style-name="ce10"/>
          <table:table-cell table:style-name="ce6" table:formula="of:=(MIN([.C108];[.D108];[.E108])+MAX([.C108];[.D108];[.E108]))/2" office:value-type="float" office:value="-61.1430820727375" calcext:value-type="float">
            <text:p>-61,1</text:p>
          </table:table-cell>
          <table:table-cell table:style-name="ce12" table:formula="of:=([.C108]-[.G108]+[.$A$3])/2" office:value-type="float" office:value="224.393395729455" calcext:value-type="float">
            <text:p>224</text:p>
          </table:table-cell>
          <table:table-cell table:style-name="ce12" office:value-type="string" calcext:value-type="string">
            <text:p>,</text:p>
          </table:table-cell>
          <table:table-cell table:style-name="ce12" table:formula="of:=([.D108]-[.G108]+[.$A$3])/2" office:value-type="float" office:value="219.214623109106" calcext:value-type="float">
            <text:p>219</text:p>
          </table:table-cell>
          <table:table-cell table:style-name="ce12" table:formula="of:=([.E108]-[.G108]+[.$A$3])/2" office:value-type="float" office:value="30.6066042705445" calcext:value-type="float">
            <text:p>31</text:p>
          </table:table-cell>
          <table:table-cell table:style-name="ce10"/>
          <table:table-cell table:formula="of:=([.$A$3]+[.C108])/2" office:value-type="float" office:value="193.821854693087" calcext:value-type="float">
            <text:p>194</text:p>
          </table:table-cell>
          <table:table-cell table:style-name="ce12" office:value-type="string" calcext:value-type="string">
            <text:p>,</text:p>
          </table:table-cell>
          <table:table-cell/>
          <table:table-cell table:formula="of:=[.P10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8]+1.40625" office:value-type="float" office:value="150.0625" calcext:value-type="float">
            <text:p>150,0625</text:p>
          </table:table-cell>
          <table:table-cell table:formula="of:=[.$A$3]*SIN(RADIANS([.B109]))" office:value-type="float" office:value="127.259028962842" calcext:value-type="float">
            <text:p>127,3</text:p>
          </table:table-cell>
          <table:table-cell table:formula="of:=[.$A$3]*SIN(RADIANS([.B109]-120))" office:value-type="float" office:value="127.740819323419" calcext:value-type="float">
            <text:p>127,7</text:p>
          </table:table-cell>
          <table:table-cell table:formula="of:=[.$A$3]*SIN(RADIANS([.B109]+120))" office:value-type="float" office:value="-254.999848286261" calcext:value-type="float">
            <text:p>-255,0</text:p>
          </table:table-cell>
          <table:table-cell table:style-name="ce10"/>
          <table:table-cell table:style-name="ce6" table:formula="of:=(MIN([.C109];[.D109];[.E109])+MAX([.C109];[.D109];[.E109]))/2" office:value-type="float" office:value="-63.6295144814211" calcext:value-type="float">
            <text:p>-63,6</text:p>
          </table:table-cell>
          <table:table-cell table:style-name="ce12" table:formula="of:=([.C109]-[.G109]+[.$A$3])/2" office:value-type="float" office:value="222.944271722132" calcext:value-type="float">
            <text:p>223</text:p>
          </table:table-cell>
          <table:table-cell table:style-name="ce12" office:value-type="string" calcext:value-type="string">
            <text:p>,</text:p>
          </table:table-cell>
          <table:table-cell table:style-name="ce12" table:formula="of:=([.D109]-[.G109]+[.$A$3])/2" office:value-type="float" office:value="223.18516690242" calcext:value-type="float">
            <text:p>223</text:p>
          </table:table-cell>
          <table:table-cell table:style-name="ce12" table:formula="of:=([.E109]-[.G109]+[.$A$3])/2" office:value-type="float" office:value="31.81483309758" calcext:value-type="float">
            <text:p>32</text:p>
          </table:table-cell>
          <table:table-cell table:style-name="ce10"/>
          <table:table-cell table:formula="of:=([.$A$3]+[.C109])/2" office:value-type="float" office:value="191.129514481421" calcext:value-type="float">
            <text:p>191</text:p>
          </table:table-cell>
          <table:table-cell table:style-name="ce12" office:value-type="string" calcext:value-type="string">
            <text:p>,</text:p>
          </table:table-cell>
          <table:table-cell/>
          <table:table-cell table:formula="of:=[.P10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9]+1.40625" office:value-type="float" office:value="151.46875" calcext:value-type="float">
            <text:p>151,46875</text:p>
          </table:table-cell>
          <table:table-cell table:formula="of:=[.$A$3]*SIN(RADIANS([.B110]))" office:value-type="float" office:value="121.797692458985" calcext:value-type="float">
            <text:p>121,8</text:p>
          </table:table-cell>
          <table:table-cell table:formula="of:=[.$A$3]*SIN(RADIANS([.B110]-120))" office:value-type="float" office:value="133.118528208339" calcext:value-type="float">
            <text:p>133,1</text:p>
          </table:table-cell>
          <table:table-cell table:formula="of:=[.$A$3]*SIN(RADIANS([.B110]+120))" office:value-type="float" office:value="-254.916220667324" calcext:value-type="float">
            <text:p>-254,9</text:p>
          </table:table-cell>
          <table:table-cell table:style-name="ce10"/>
          <table:table-cell table:style-name="ce6" table:formula="of:=(MIN([.C110];[.D110];[.E110])+MAX([.C110];[.D110];[.E110]))/2" office:value-type="float" office:value="-60.8988462294926" calcext:value-type="float">
            <text:p>-60,9</text:p>
          </table:table-cell>
          <table:table-cell table:style-name="ce12" table:formula="of:=([.C110]-[.G110]+[.$A$3])/2" office:value-type="float" office:value="218.848269344239" calcext:value-type="float">
            <text:p>219</text:p>
          </table:table-cell>
          <table:table-cell table:style-name="ce12" office:value-type="string" calcext:value-type="string">
            <text:p>,</text:p>
          </table:table-cell>
          <table:table-cell table:style-name="ce12" table:formula="of:=([.D110]-[.G110]+[.$A$3])/2" office:value-type="float" office:value="224.508687218916" calcext:value-type="float">
            <text:p>225</text:p>
          </table:table-cell>
          <table:table-cell table:style-name="ce12" table:formula="of:=([.E110]-[.G110]+[.$A$3])/2" office:value-type="float" office:value="30.4913127810841" calcext:value-type="float">
            <text:p>30</text:p>
          </table:table-cell>
          <table:table-cell table:style-name="ce10"/>
          <table:table-cell table:formula="of:=([.$A$3]+[.C110])/2" office:value-type="float" office:value="188.398846229493" calcext:value-type="float">
            <text:p>188</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0]+1.40625" office:value-type="float" office:value="152.875" calcext:value-type="float">
            <text:p>152,875</text:p>
          </table:table-cell>
          <table:table-cell table:formula="of:=[.$A$3]*SIN(RADIANS([.B111]))" office:value-type="float" office:value="116.2629895795" calcext:value-type="float">
            <text:p>116,3</text:p>
          </table:table-cell>
          <table:table-cell table:formula="of:=[.$A$3]*SIN(RADIANS([.B111]-120))" office:value-type="float" office:value="138.416051469489" calcext:value-type="float">
            <text:p>138,4</text:p>
          </table:table-cell>
          <table:table-cell table:formula="of:=[.$A$3]*SIN(RADIANS([.B111]+120))" office:value-type="float" office:value="-254.679041048989" calcext:value-type="float">
            <text:p>-254,7</text:p>
          </table:table-cell>
          <table:table-cell table:style-name="ce10"/>
          <table:table-cell table:style-name="ce6" table:formula="of:=(MIN([.C111];[.D111];[.E111])+MAX([.C111];[.D111];[.E111]))/2" office:value-type="float" office:value="-58.13149478975" calcext:value-type="float">
            <text:p>-58,1</text:p>
          </table:table-cell>
          <table:table-cell table:style-name="ce12" table:formula="of:=([.C111]-[.G111]+[.$A$3])/2" office:value-type="float" office:value="214.697242184625" calcext:value-type="float">
            <text:p>215</text:p>
          </table:table-cell>
          <table:table-cell table:style-name="ce12" office:value-type="string" calcext:value-type="string">
            <text:p>,</text:p>
          </table:table-cell>
          <table:table-cell table:style-name="ce12" table:formula="of:=([.D111]-[.G111]+[.$A$3])/2" office:value-type="float" office:value="225.77377312962" calcext:value-type="float">
            <text:p>226</text:p>
          </table:table-cell>
          <table:table-cell table:style-name="ce12" table:formula="of:=([.E111]-[.G111]+[.$A$3])/2" office:value-type="float" office:value="29.2262268703803" calcext:value-type="float">
            <text:p>29</text:p>
          </table:table-cell>
          <table:table-cell table:style-name="ce10"/>
          <table:table-cell table:formula="of:=([.$A$3]+[.C111])/2" office:value-type="float" office:value="185.63149478975" calcext:value-type="float">
            <text:p>186</text:p>
          </table:table-cell>
          <table:table-cell table:style-name="ce12" office:value-type="string" calcext:value-type="string">
            <text:p>,</text:p>
          </table:table-cell>
          <table:table-cell/>
          <table:table-cell table:formula="of:=[.P11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1]+1.40625" office:value-type="float" office:value="154.28125" calcext:value-type="float">
            <text:p>154,28125</text:p>
          </table:table-cell>
          <table:table-cell table:formula="of:=[.$A$3]*SIN(RADIANS([.B112]))" office:value-type="float" office:value="110.658254222445" calcext:value-type="float">
            <text:p>110,7</text:p>
          </table:table-cell>
          <table:table-cell table:formula="of:=[.$A$3]*SIN(RADIANS([.B112]-120))" office:value-type="float" office:value="143.630198076944" calcext:value-type="float">
            <text:p>143,6</text:p>
          </table:table-cell>
          <table:table-cell table:formula="of:=[.$A$3]*SIN(RADIANS([.B112]+120))" office:value-type="float" office:value="-254.288452299389" calcext:value-type="float">
            <text:p>-254,3</text:p>
          </table:table-cell>
          <table:table-cell table:style-name="ce10"/>
          <table:table-cell table:style-name="ce6" table:formula="of:=(MIN([.C112];[.D112];[.E112])+MAX([.C112];[.D112];[.E112]))/2" office:value-type="float" office:value="-55.3291271112226" calcext:value-type="float">
            <text:p>-55,3</text:p>
          </table:table-cell>
          <table:table-cell table:style-name="ce12" table:formula="of:=([.C112]-[.G112]+[.$A$3])/2" office:value-type="float" office:value="210.493690666834" calcext:value-type="float">
            <text:p>210</text:p>
          </table:table-cell>
          <table:table-cell table:style-name="ce12" office:value-type="string" calcext:value-type="string">
            <text:p>,</text:p>
          </table:table-cell>
          <table:table-cell table:style-name="ce12" table:formula="of:=([.D112]-[.G112]+[.$A$3])/2" office:value-type="float" office:value="226.979662594083" calcext:value-type="float">
            <text:p>227</text:p>
          </table:table-cell>
          <table:table-cell table:style-name="ce12" table:formula="of:=([.E112]-[.G112]+[.$A$3])/2" office:value-type="float" office:value="28.0203374059168" calcext:value-type="float">
            <text:p>28</text:p>
          </table:table-cell>
          <table:table-cell table:style-name="ce10"/>
          <table:table-cell table:formula="of:=([.$A$3]+[.C112])/2" office:value-type="float" office:value="182.829127111223" calcext:value-type="float">
            <text:p>183</text:p>
          </table:table-cell>
          <table:table-cell table:style-name="ce12" office:value-type="string" calcext:value-type="string">
            <text:p>,</text:p>
          </table:table-cell>
          <table:table-cell/>
          <table:table-cell table:formula="of:=[.P11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2]+1.40625" office:value-type="float" office:value="155.6875" calcext:value-type="float">
            <text:p>155,6875</text:p>
          </table:table-cell>
          <table:table-cell table:formula="of:=[.$A$3]*SIN(RADIANS([.B113]))" office:value-type="float" office:value="104.986862470826" calcext:value-type="float">
            <text:p>105,0</text:p>
          </table:table-cell>
          <table:table-cell table:formula="of:=[.$A$3]*SIN(RADIANS([.B113]-120))" office:value-type="float" office:value="148.757827223756" calcext:value-type="float">
            <text:p>148,8</text:p>
          </table:table-cell>
          <table:table-cell table:formula="of:=[.$A$3]*SIN(RADIANS([.B113]+120))" office:value-type="float" office:value="-253.744689694581" calcext:value-type="float">
            <text:p>-253,7</text:p>
          </table:table-cell>
          <table:table-cell table:style-name="ce10"/>
          <table:table-cell table:style-name="ce6" table:formula="of:=(MIN([.C113];[.D113];[.E113])+MAX([.C113];[.D113];[.E113]))/2" office:value-type="float" office:value="-52.4934312354128" calcext:value-type="float">
            <text:p>-52,5</text:p>
          </table:table-cell>
          <table:table-cell table:style-name="ce12" table:formula="of:=([.C113]-[.G113]+[.$A$3])/2" office:value-type="float" office:value="206.240146853119" calcext:value-type="float">
            <text:p>206</text:p>
          </table:table-cell>
          <table:table-cell table:style-name="ce12" office:value-type="string" calcext:value-type="string">
            <text:p>,</text:p>
          </table:table-cell>
          <table:table-cell table:style-name="ce12" table:formula="of:=([.D113]-[.G113]+[.$A$3])/2" office:value-type="float" office:value="228.125629229584" calcext:value-type="float">
            <text:p>228</text:p>
          </table:table-cell>
          <table:table-cell table:style-name="ce12" table:formula="of:=([.E113]-[.G113]+[.$A$3])/2" office:value-type="float" office:value="26.8743707704158" calcext:value-type="float">
            <text:p>27</text:p>
          </table:table-cell>
          <table:table-cell table:style-name="ce10"/>
          <table:table-cell table:formula="of:=([.$A$3]+[.C113])/2" office:value-type="float" office:value="179.993431235413" calcext:value-type="float">
            <text:p>180</text:p>
          </table:table-cell>
          <table:table-cell table:style-name="ce12" office:value-type="string" calcext:value-type="string">
            <text:p>,</text:p>
          </table:table-cell>
          <table:table-cell/>
          <table:table-cell table:formula="of:=[.P11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3]+1.40625" office:value-type="float" office:value="157.09375" calcext:value-type="float">
            <text:p>157,09375</text:p>
          </table:table-cell>
          <table:table-cell table:formula="of:=[.$A$3]*SIN(RADIANS([.B114]))" office:value-type="float" office:value="99.2522305589651" calcext:value-type="float">
            <text:p>99,3</text:p>
          </table:table-cell>
          <table:table-cell table:formula="of:=[.$A$3]*SIN(RADIANS([.B114]-120))" office:value-type="float" office:value="153.795850217861" calcext:value-type="float">
            <text:p>153,8</text:p>
          </table:table-cell>
          <table:table-cell table:formula="of:=[.$A$3]*SIN(RADIANS([.B114]+120))" office:value-type="float" office:value="-253.048080776826" calcext:value-type="float">
            <text:p>-253,0</text:p>
          </table:table-cell>
          <table:table-cell table:style-name="ce10"/>
          <table:table-cell table:style-name="ce6" table:formula="of:=(MIN([.C114];[.D114];[.E114])+MAX([.C114];[.D114];[.E114]))/2" office:value-type="float" office:value="-49.6261152794825" calcext:value-type="float">
            <text:p>-49,6</text:p>
          </table:table-cell>
          <table:table-cell table:style-name="ce12" table:formula="of:=([.C114]-[.G114]+[.$A$3])/2" office:value-type="float" office:value="201.939172919224" calcext:value-type="float">
            <text:p>202</text:p>
          </table:table-cell>
          <table:table-cell table:style-name="ce12" office:value-type="string" calcext:value-type="string">
            <text:p>,</text:p>
          </table:table-cell>
          <table:table-cell table:style-name="ce12" table:formula="of:=([.D114]-[.G114]+[.$A$3])/2" office:value-type="float" office:value="229.210982748672" calcext:value-type="float">
            <text:p>229</text:p>
          </table:table-cell>
          <table:table-cell table:style-name="ce12" table:formula="of:=([.E114]-[.G114]+[.$A$3])/2" office:value-type="float" office:value="25.7890172513281" calcext:value-type="float">
            <text:p>26</text:p>
          </table:table-cell>
          <table:table-cell table:style-name="ce10"/>
          <table:table-cell table:formula="of:=([.$A$3]+[.C114])/2" office:value-type="float" office:value="177.126115279483" calcext:value-type="float">
            <text:p>177</text:p>
          </table:table-cell>
          <table:table-cell table:style-name="ce12" office:value-type="string" calcext:value-type="string">
            <text:p>,</text:p>
          </table:table-cell>
          <table:table-cell/>
          <table:table-cell table:formula="of:=[.P11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4]+1.40625" office:value-type="float" office:value="158.5" calcext:value-type="float">
            <text:p>158,5</text:p>
          </table:table-cell>
          <table:table-cell table:formula="of:=[.$A$3]*SIN(RADIANS([.B115]))" office:value-type="float" office:value="93.4578128146958" calcext:value-type="float">
            <text:p>93,5</text:p>
          </table:table-cell>
          <table:table-cell table:formula="of:=[.$A$3]*SIN(RADIANS([.B115]-120))" office:value-type="float" office:value="158.741232342593" calcext:value-type="float">
            <text:p>158,7</text:p>
          </table:table-cell>
          <table:table-cell table:formula="of:=[.$A$3]*SIN(RADIANS([.B115]+120))" office:value-type="float" office:value="-252.199045157289" calcext:value-type="float">
            <text:p>-252,2</text:p>
          </table:table-cell>
          <table:table-cell table:style-name="ce10"/>
          <table:table-cell table:style-name="ce6" table:formula="of:=(MIN([.C115];[.D115];[.E115])+MAX([.C115];[.D115];[.E115]))/2" office:value-type="float" office:value="-46.7289064073479" calcext:value-type="float">
            <text:p>-46,7</text:p>
          </table:table-cell>
          <table:table-cell table:style-name="ce12" table:formula="of:=([.C115]-[.G115]+[.$A$3])/2" office:value-type="float" office:value="197.593359611022" calcext:value-type="float">
            <text:p>198</text:p>
          </table:table-cell>
          <table:table-cell table:style-name="ce12" office:value-type="string" calcext:value-type="string">
            <text:p>,</text:p>
          </table:table-cell>
          <table:table-cell table:style-name="ce12" table:formula="of:=([.D115]-[.G115]+[.$A$3])/2" office:value-type="float" office:value="230.23506937497" calcext:value-type="float">
            <text:p>230</text:p>
          </table:table-cell>
          <table:table-cell table:style-name="ce12" table:formula="of:=([.E115]-[.G115]+[.$A$3])/2" office:value-type="float" office:value="24.7649306250296" calcext:value-type="float">
            <text:p>25</text:p>
          </table:table-cell>
          <table:table-cell table:style-name="ce10"/>
          <table:table-cell table:formula="of:=([.$A$3]+[.C115])/2" office:value-type="float" office:value="174.228906407348" calcext:value-type="float">
            <text:p>174</text:p>
          </table:table-cell>
          <table:table-cell table:style-name="ce12" office:value-type="string" calcext:value-type="string">
            <text:p>,</text:p>
          </table:table-cell>
          <table:table-cell/>
          <table:table-cell table:formula="of:=[.P11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5]+1.40625" office:value-type="float" office:value="159.90625" calcext:value-type="float">
            <text:p>159,90625</text:p>
          </table:table-cell>
          <table:table-cell table:formula="of:=[.$A$3]*SIN(RADIANS([.B116]))" office:value-type="float" office:value="87.6070995785997" calcext:value-type="float">
            <text:p>87,6</text:p>
          </table:table-cell>
          <table:table-cell table:formula="of:=[.$A$3]*SIN(RADIANS([.B116]-120))" office:value-type="float" office:value="163.590994684678" calcext:value-type="float">
            <text:p>163,6</text:p>
          </table:table-cell>
          <table:table-cell table:formula="of:=[.$A$3]*SIN(RADIANS([.B116]+120))" office:value-type="float" office:value="-251.198094263278" calcext:value-type="float">
            <text:p>-251,2</text:p>
          </table:table-cell>
          <table:table-cell table:style-name="ce10"/>
          <table:table-cell table:style-name="ce6" table:formula="of:=(MIN([.C116];[.D116];[.E116])+MAX([.C116];[.D116];[.E116]))/2" office:value-type="float" office:value="-43.8035497892999" calcext:value-type="float">
            <text:p>-43,8</text:p>
          </table:table-cell>
          <table:table-cell table:style-name="ce12" table:formula="of:=([.C116]-[.G116]+[.$A$3])/2" office:value-type="float" office:value="193.20532468395" calcext:value-type="float">
            <text:p>193</text:p>
          </table:table-cell>
          <table:table-cell table:style-name="ce12" office:value-type="string" calcext:value-type="string">
            <text:p>,</text:p>
          </table:table-cell>
          <table:table-cell table:style-name="ce12" table:formula="of:=([.D116]-[.G116]+[.$A$3])/2" office:value-type="float" office:value="231.197272236989" calcext:value-type="float">
            <text:p>231</text:p>
          </table:table-cell>
          <table:table-cell table:style-name="ce12" table:formula="of:=([.E116]-[.G116]+[.$A$3])/2" office:value-type="float" office:value="23.8027277630108" calcext:value-type="float">
            <text:p>24</text:p>
          </table:table-cell>
          <table:table-cell table:style-name="ce10"/>
          <table:table-cell table:formula="of:=([.$A$3]+[.C116])/2" office:value-type="float" office:value="171.3035497893" calcext:value-type="float">
            <text:p>171</text:p>
          </table:table-cell>
          <table:table-cell table:style-name="ce12" office:value-type="string" calcext:value-type="string">
            <text:p>,</text:p>
          </table:table-cell>
          <table:table-cell/>
          <table:table-cell table:formula="of:=[.P11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6]+1.40625" office:value-type="float" office:value="161.3125" calcext:value-type="float">
            <text:p>161,3125</text:p>
          </table:table-cell>
          <table:table-cell table:formula="of:=[.$A$3]*SIN(RADIANS([.B117]))" office:value-type="float" office:value="81.7036151015579" calcext:value-type="float">
            <text:p>81,7</text:p>
          </table:table-cell>
          <table:table-cell table:formula="of:=[.$A$3]*SIN(RADIANS([.B117]-120))" office:value-type="float" office:value="168.342215928627" calcext:value-type="float">
            <text:p>168,3</text:p>
          </table:table-cell>
          <table:table-cell table:formula="of:=[.$A$3]*SIN(RADIANS([.B117]+120))" office:value-type="float" office:value="-250.045831030185" calcext:value-type="float">
            <text:p>-250,0</text:p>
          </table:table-cell>
          <table:table-cell table:style-name="ce10"/>
          <table:table-cell table:style-name="ce6" table:formula="of:=(MIN([.C117];[.D117];[.E117])+MAX([.C117];[.D117];[.E117]))/2" office:value-type="float" office:value="-40.851807550779" calcext:value-type="float">
            <text:p>-40,9</text:p>
          </table:table-cell>
          <table:table-cell table:style-name="ce12" table:formula="of:=([.C117]-[.G117]+[.$A$3])/2" office:value-type="float" office:value="188.777711326168" calcext:value-type="float">
            <text:p>189</text:p>
          </table:table-cell>
          <table:table-cell table:style-name="ce12" office:value-type="string" calcext:value-type="string">
            <text:p>,</text:p>
          </table:table-cell>
          <table:table-cell table:style-name="ce12" table:formula="of:=([.D117]-[.G117]+[.$A$3])/2" office:value-type="float" office:value="232.097011739703" calcext:value-type="float">
            <text:p>232</text:p>
          </table:table-cell>
          <table:table-cell table:style-name="ce12" table:formula="of:=([.E117]-[.G117]+[.$A$3])/2" office:value-type="float" office:value="22.9029882602969" calcext:value-type="float">
            <text:p>23</text:p>
          </table:table-cell>
          <table:table-cell table:style-name="ce10"/>
          <table:table-cell table:formula="of:=([.$A$3]+[.C117])/2" office:value-type="float" office:value="168.351807550779" calcext:value-type="float">
            <text:p>168</text:p>
          </table:table-cell>
          <table:table-cell table:style-name="ce12" office:value-type="string" calcext:value-type="string">
            <text:p>,</text:p>
          </table:table-cell>
          <table:table-cell/>
          <table:table-cell table:formula="of:=[.P11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7]+1.40625" office:value-type="float" office:value="162.71875" calcext:value-type="float">
            <text:p>162,71875</text:p>
          </table:table-cell>
          <table:table-cell table:formula="of:=[.$A$3]*SIN(RADIANS([.B118]))" office:value-type="float" office:value="75.7509154218739" calcext:value-type="float">
            <text:p>75,8</text:p>
          </table:table-cell>
          <table:table-cell table:formula="of:=[.$A$3]*SIN(RADIANS([.B118]-120))" office:value-type="float" office:value="172.992034116422" calcext:value-type="float">
            <text:p>173,0</text:p>
          </table:table-cell>
          <table:table-cell table:formula="of:=[.$A$3]*SIN(RADIANS([.B118]+120))" office:value-type="float" office:value="-248.742949538295" calcext:value-type="float">
            <text:p>-248,7</text:p>
          </table:table-cell>
          <table:table-cell table:style-name="ce10"/>
          <table:table-cell table:style-name="ce6" table:formula="of:=(MIN([.C118];[.D118];[.E118])+MAX([.C118];[.D118];[.E118]))/2" office:value-type="float" office:value="-37.8754577109369" calcext:value-type="float">
            <text:p>-37,9</text:p>
          </table:table-cell>
          <table:table-cell table:style-name="ce12" table:formula="of:=([.C118]-[.G118]+[.$A$3])/2" office:value-type="float" office:value="184.313186566405" calcext:value-type="float">
            <text:p>184</text:p>
          </table:table-cell>
          <table:table-cell table:style-name="ce12" office:value-type="string" calcext:value-type="string">
            <text:p>,</text:p>
          </table:table-cell>
          <table:table-cell table:style-name="ce12" table:formula="of:=([.D118]-[.G118]+[.$A$3])/2" office:value-type="float" office:value="232.933745913679" calcext:value-type="float">
            <text:p>233</text:p>
          </table:table-cell>
          <table:table-cell table:style-name="ce12" table:formula="of:=([.E118]-[.G118]+[.$A$3])/2" office:value-type="float" office:value="22.0662540863208" calcext:value-type="float">
            <text:p>22</text:p>
          </table:table-cell>
          <table:table-cell table:style-name="ce10"/>
          <table:table-cell table:formula="of:=([.$A$3]+[.C118])/2" office:value-type="float" office:value="165.375457710937" calcext:value-type="float">
            <text:p>165</text:p>
          </table:table-cell>
          <table:table-cell table:style-name="ce12" office:value-type="string" calcext:value-type="string">
            <text:p>,</text:p>
          </table:table-cell>
          <table:table-cell/>
          <table:table-cell table:formula="of:=[.P11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8]+1.40625" office:value-type="float" office:value="164.125" calcext:value-type="float">
            <text:p>164,125</text:p>
          </table:table-cell>
          <table:table-cell table:formula="of:=[.$A$3]*SIN(RADIANS([.B119]))" office:value-type="float" office:value="69.7525862232489" calcext:value-type="float">
            <text:p>69,8</text:p>
          </table:table-cell>
          <table:table-cell table:formula="of:=[.$A$3]*SIN(RADIANS([.B119]-120))" office:value-type="float" office:value="177.537648371453" calcext:value-type="float">
            <text:p>177,5</text:p>
          </table:table-cell>
          <table:table-cell table:formula="of:=[.$A$3]*SIN(RADIANS([.B119]+120))" office:value-type="float" office:value="-247.290234594702" calcext:value-type="float">
            <text:p>-247,3</text:p>
          </table:table-cell>
          <table:table-cell table:style-name="ce10"/>
          <table:table-cell table:style-name="ce6" table:formula="of:=(MIN([.C119];[.D119];[.E119])+MAX([.C119];[.D119];[.E119]))/2" office:value-type="float" office:value="-34.8762931116244" calcext:value-type="float">
            <text:p>-34,9</text:p>
          </table:table-cell>
          <table:table-cell table:style-name="ce12" table:formula="of:=([.C119]-[.G119]+[.$A$3])/2" office:value-type="float" office:value="179.814439667437" calcext:value-type="float">
            <text:p>180</text:p>
          </table:table-cell>
          <table:table-cell table:style-name="ce12" office:value-type="string" calcext:value-type="string">
            <text:p>,</text:p>
          </table:table-cell>
          <table:table-cell table:style-name="ce12" table:formula="of:=([.D119]-[.G119]+[.$A$3])/2" office:value-type="float" office:value="233.706970741539" calcext:value-type="float">
            <text:p>234</text:p>
          </table:table-cell>
          <table:table-cell table:style-name="ce12" table:formula="of:=([.E119]-[.G119]+[.$A$3])/2" office:value-type="float" office:value="21.2930292584614" calcext:value-type="float">
            <text:p>21</text:p>
          </table:table-cell>
          <table:table-cell table:style-name="ce10"/>
          <table:table-cell table:formula="of:=([.$A$3]+[.C119])/2" office:value-type="float" office:value="162.376293111624" calcext:value-type="float">
            <text:p>162</text:p>
          </table:table-cell>
          <table:table-cell table:style-name="ce12" office:value-type="string" calcext:value-type="string">
            <text:p>,</text:p>
          </table:table-cell>
          <table:table-cell/>
          <table:table-cell table:formula="of:=[.P11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9]+1.40625" office:value-type="float" office:value="165.53125" calcext:value-type="float">
            <text:p>165,53125</text:p>
          </table:table-cell>
          <table:table-cell table:formula="of:=[.$A$3]*SIN(RADIANS([.B120]))" office:value-type="float" office:value="63.7122406749001" calcext:value-type="float">
            <text:p>63,7</text:p>
          </table:table-cell>
          <table:table-cell table:formula="of:=[.$A$3]*SIN(RADIANS([.B120]-120))" office:value-type="float" office:value="181.976320585665" calcext:value-type="float">
            <text:p>182,0</text:p>
          </table:table-cell>
          <table:table-cell table:formula="of:=[.$A$3]*SIN(RADIANS([.B120]+120))" office:value-type="float" office:value="-245.688561260566" calcext:value-type="float">
            <text:p>-245,7</text:p>
          </table:table-cell>
          <table:table-cell table:style-name="ce10"/>
          <table:table-cell table:style-name="ce6" table:formula="of:=(MIN([.C120];[.D120];[.E120])+MAX([.C120];[.D120];[.E120]))/2" office:value-type="float" office:value="-31.85612033745" calcext:value-type="float">
            <text:p>-31,9</text:p>
          </table:table-cell>
          <table:table-cell table:style-name="ce12" table:formula="of:=([.C120]-[.G120]+[.$A$3])/2" office:value-type="float" office:value="175.284180506175" calcext:value-type="float">
            <text:p>175</text:p>
          </table:table-cell>
          <table:table-cell table:style-name="ce12" office:value-type="string" calcext:value-type="string">
            <text:p>,</text:p>
          </table:table-cell>
          <table:table-cell table:style-name="ce12" table:formula="of:=([.D120]-[.G120]+[.$A$3])/2" office:value-type="float" office:value="234.416220461558" calcext:value-type="float">
            <text:p>234</text:p>
          </table:table-cell>
          <table:table-cell table:style-name="ce12" table:formula="of:=([.E120]-[.G120]+[.$A$3])/2" office:value-type="float" office:value="20.5837795384422" calcext:value-type="float">
            <text:p>21</text:p>
          </table:table-cell>
          <table:table-cell table:style-name="ce10"/>
          <table:table-cell table:formula="of:=([.$A$3]+[.C120])/2" office:value-type="float" office:value="159.35612033745" calcext:value-type="float">
            <text:p>159</text:p>
          </table:table-cell>
          <table:table-cell table:style-name="ce12" office:value-type="string" calcext:value-type="string">
            <text:p>,</text:p>
          </table:table-cell>
          <table:table-cell/>
          <table:table-cell table:formula="of:=[.P11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0]+1.40625" office:value-type="float" office:value="166.9375" calcext:value-type="float">
            <text:p>166,9375</text:p>
          </table:table-cell>
          <table:table-cell table:formula="of:=[.$A$3]*SIN(RADIANS([.B121]))" office:value-type="float" office:value="57.633517255123" calcext:value-type="float">
            <text:p>57,6</text:p>
          </table:table-cell>
          <table:table-cell table:formula="of:=[.$A$3]*SIN(RADIANS([.B121]-120))" office:value-type="float" office:value="186.30537706889" calcext:value-type="float">
            <text:p>186,3</text:p>
          </table:table-cell>
          <table:table-cell table:formula="of:=[.$A$3]*SIN(RADIANS([.B121]+120))" office:value-type="float" office:value="-243.938894324013" calcext:value-type="float">
            <text:p>-243,9</text:p>
          </table:table-cell>
          <table:table-cell table:style-name="ce10"/>
          <table:table-cell table:style-name="ce6" table:formula="of:=(MIN([.C121];[.D121];[.E121])+MAX([.C121];[.D121];[.E121]))/2" office:value-type="float" office:value="-28.8167586275615" calcext:value-type="float">
            <text:p>-28,8</text:p>
          </table:table-cell>
          <table:table-cell table:style-name="ce12" table:formula="of:=([.C121]-[.G121]+[.$A$3])/2" office:value-type="float" office:value="170.725137941342" calcext:value-type="float">
            <text:p>171</text:p>
          </table:table-cell>
          <table:table-cell table:style-name="ce12" office:value-type="string" calcext:value-type="string">
            <text:p>,</text:p>
          </table:table-cell>
          <table:table-cell table:style-name="ce12" table:formula="of:=([.D121]-[.G121]+[.$A$3])/2" office:value-type="float" office:value="235.061067848226" calcext:value-type="float">
            <text:p>235</text:p>
          </table:table-cell>
          <table:table-cell table:style-name="ce12" table:formula="of:=([.E121]-[.G121]+[.$A$3])/2" office:value-type="float" office:value="19.9389321517741" calcext:value-type="float">
            <text:p>20</text:p>
          </table:table-cell>
          <table:table-cell table:style-name="ce10"/>
          <table:table-cell table:formula="of:=([.$A$3]+[.C121])/2" office:value-type="float" office:value="156.316758627562" calcext:value-type="float">
            <text:p>156</text:p>
          </table:table-cell>
          <table:table-cell table:style-name="ce12" office:value-type="string" calcext:value-type="string">
            <text:p>,</text:p>
          </table:table-cell>
          <table:table-cell/>
          <table:table-cell table:formula="of:=[.P12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1]+1.40625" office:value-type="float" office:value="168.34375" calcext:value-type="float">
            <text:p>168,34375</text:p>
          </table:table-cell>
          <table:table-cell table:formula="of:=[.$A$3]*SIN(RADIANS([.B122]))" office:value-type="float" office:value="51.5200775596074" calcext:value-type="float">
            <text:p>51,5</text:p>
          </table:table-cell>
          <table:table-cell table:formula="of:=[.$A$3]*SIN(RADIANS([.B122]-120))" office:value-type="float" office:value="190.522210159375" calcext:value-type="float">
            <text:p>190,5</text:p>
          </table:table-cell>
          <table:table-cell table:formula="of:=[.$A$3]*SIN(RADIANS([.B122]+120))" office:value-type="float" office:value="-242.042287718983" calcext:value-type="float">
            <text:p>-242,0</text:p>
          </table:table-cell>
          <table:table-cell table:style-name="ce10"/>
          <table:table-cell table:style-name="ce6" table:formula="of:=(MIN([.C122];[.D122];[.E122])+MAX([.C122];[.D122];[.E122]))/2" office:value-type="float" office:value="-25.7600387798037" calcext:value-type="float">
            <text:p>-25,8</text:p>
          </table:table-cell>
          <table:table-cell table:style-name="ce12" table:formula="of:=([.C122]-[.G122]+[.$A$3])/2" office:value-type="float" office:value="166.140058169706" calcext:value-type="float">
            <text:p>166</text:p>
          </table:table-cell>
          <table:table-cell table:style-name="ce12" office:value-type="string" calcext:value-type="string">
            <text:p>,</text:p>
          </table:table-cell>
          <table:table-cell table:style-name="ce12" table:formula="of:=([.D122]-[.G122]+[.$A$3])/2" office:value-type="float" office:value="235.64112446959" calcext:value-type="float">
            <text:p>236</text:p>
          </table:table-cell>
          <table:table-cell table:style-name="ce12" table:formula="of:=([.E122]-[.G122]+[.$A$3])/2" office:value-type="float" office:value="19.3588755304105" calcext:value-type="float">
            <text:p>19</text:p>
          </table:table-cell>
          <table:table-cell table:style-name="ce10"/>
          <table:table-cell table:formula="of:=([.$A$3]+[.C122])/2" office:value-type="float" office:value="153.260038779804" calcext:value-type="float">
            <text:p>153</text:p>
          </table:table-cell>
          <table:table-cell table:style-name="ce12" office:value-type="string" calcext:value-type="string">
            <text:p>,</text:p>
          </table:table-cell>
          <table:table-cell/>
          <table:table-cell table:formula="of:=[.P12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2]+1.40625" office:value-type="float" office:value="169.75" calcext:value-type="float">
            <text:p>169,75</text:p>
          </table:table-cell>
          <table:table-cell table:formula="of:=[.$A$3]*SIN(RADIANS([.B123]))" office:value-type="float" office:value="45.3756040958297" calcext:value-type="float">
            <text:p>45,4</text:p>
          </table:table-cell>
          <table:table-cell table:formula="of:=[.$A$3]*SIN(RADIANS([.B123]-120))" office:value-type="float" office:value="194.624279794545" calcext:value-type="float">
            <text:p>194,6</text:p>
          </table:table-cell>
          <table:table-cell table:formula="of:=[.$A$3]*SIN(RADIANS([.B123]+120))" office:value-type="float" office:value="-239.999883890375" calcext:value-type="float">
            <text:p>-240,0</text:p>
          </table:table-cell>
          <table:table-cell table:style-name="ce10"/>
          <table:table-cell table:style-name="ce6" table:formula="of:=(MIN([.C123];[.D123];[.E123])+MAX([.C123];[.D123];[.E123]))/2" office:value-type="float" office:value="-22.6878020479148" calcext:value-type="float">
            <text:p>-22,7</text:p>
          </table:table-cell>
          <table:table-cell table:style-name="ce12" table:formula="of:=([.C123]-[.G123]+[.$A$3])/2" office:value-type="float" office:value="161.531703071872" calcext:value-type="float">
            <text:p>162</text:p>
          </table:table-cell>
          <table:table-cell table:style-name="ce12" office:value-type="string" calcext:value-type="string">
            <text:p>,</text:p>
          </table:table-cell>
          <table:table-cell table:style-name="ce12" table:formula="of:=([.D123]-[.G123]+[.$A$3])/2" office:value-type="float" office:value="236.15604092123" calcext:value-type="float">
            <text:p>236</text:p>
          </table:table-cell>
          <table:table-cell table:style-name="ce12" table:formula="of:=([.E123]-[.G123]+[.$A$3])/2" office:value-type="float" office:value="18.8439590787702" calcext:value-type="float">
            <text:p>19</text:p>
          </table:table-cell>
          <table:table-cell table:style-name="ce10"/>
          <table:table-cell table:formula="of:=([.$A$3]+[.C123])/2" office:value-type="float" office:value="150.187802047915" calcext:value-type="float">
            <text:p>150</text:p>
          </table:table-cell>
          <table:table-cell table:style-name="ce12" office:value-type="string" calcext:value-type="string">
            <text:p>,</text:p>
          </table:table-cell>
          <table:table-cell/>
          <table:table-cell table:formula="of:=[.P12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3]+1.40625" office:value-type="float" office:value="171.15625" calcext:value-type="float">
            <text:p>171,15625</text:p>
          </table:table-cell>
          <table:table-cell table:formula="of:=[.$A$3]*SIN(RADIANS([.B124]))" office:value-type="float" office:value="39.2037980648478" calcext:value-type="float">
            <text:p>39,2</text:p>
          </table:table-cell>
          <table:table-cell table:formula="of:=[.$A$3]*SIN(RADIANS([.B124]-120))" office:value-type="float" office:value="198.609115041037" calcext:value-type="float">
            <text:p>198,6</text:p>
          </table:table-cell>
          <table:table-cell table:formula="of:=[.$A$3]*SIN(RADIANS([.B124]+120))" office:value-type="float" office:value="-237.812913105884" calcext:value-type="float">
            <text:p>-237,8</text:p>
          </table:table-cell>
          <table:table-cell table:style-name="ce10"/>
          <table:table-cell table:style-name="ce6" table:formula="of:=(MIN([.C124];[.D124];[.E124])+MAX([.C124];[.D124];[.E124]))/2" office:value-type="float" office:value="-19.6018990324239" calcext:value-type="float">
            <text:p>-19,6</text:p>
          </table:table-cell>
          <table:table-cell table:style-name="ce12" table:formula="of:=([.C124]-[.G124]+[.$A$3])/2" office:value-type="float" office:value="156.902848548636" calcext:value-type="float">
            <text:p>157</text:p>
          </table:table-cell>
          <table:table-cell table:style-name="ce12" office:value-type="string" calcext:value-type="string">
            <text:p>,</text:p>
          </table:table-cell>
          <table:table-cell table:style-name="ce12" table:formula="of:=([.D124]-[.G124]+[.$A$3])/2" office:value-type="float" office:value="236.60550703673" calcext:value-type="float">
            <text:p>237</text:p>
          </table:table-cell>
          <table:table-cell table:style-name="ce12" table:formula="of:=([.E124]-[.G124]+[.$A$3])/2" office:value-type="float" office:value="18.3944929632697" calcext:value-type="float">
            <text:p>18</text:p>
          </table:table-cell>
          <table:table-cell table:style-name="ce10"/>
          <table:table-cell table:formula="of:=([.$A$3]+[.C124])/2" office:value-type="float" office:value="147.101899032424" calcext:value-type="float">
            <text:p>147</text:p>
          </table:table-cell>
          <table:table-cell table:style-name="ce12" office:value-type="string" calcext:value-type="string">
            <text:p>,</text:p>
          </table:table-cell>
          <table:table-cell/>
          <table:table-cell table:formula="of:=[.P12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4]+1.40625" office:value-type="float" office:value="172.5625" calcext:value-type="float">
            <text:p>172,5625</text:p>
          </table:table-cell>
          <table:table-cell table:formula="of:=[.$A$3]*SIN(RADIANS([.B125]))" office:value-type="float" office:value="33.008377131836" calcext:value-type="float">
            <text:p>33,0</text:p>
          </table:table-cell>
          <table:table-cell table:formula="of:=[.$A$3]*SIN(RADIANS([.B125]-120))" office:value-type="float" office:value="202.474315583101" calcext:value-type="float">
            <text:p>202,5</text:p>
          </table:table-cell>
          <table:table-cell table:formula="of:=[.$A$3]*SIN(RADIANS([.B125]+120))" office:value-type="float" office:value="-235.482692714937" calcext:value-type="float">
            <text:p>-235,5</text:p>
          </table:table-cell>
          <table:table-cell table:style-name="ce10"/>
          <table:table-cell table:style-name="ce6" table:formula="of:=(MIN([.C125];[.D125];[.E125])+MAX([.C125];[.D125];[.E125]))/2" office:value-type="float" office:value="-16.504188565918" calcext:value-type="float">
            <text:p>-16,5</text:p>
          </table:table-cell>
          <table:table-cell table:style-name="ce12" table:formula="of:=([.C125]-[.G125]+[.$A$3])/2" office:value-type="float" office:value="152.256282848877" calcext:value-type="float">
            <text:p>152</text:p>
          </table:table-cell>
          <table:table-cell table:style-name="ce12" office:value-type="string" calcext:value-type="string">
            <text:p>,</text:p>
          </table:table-cell>
          <table:table-cell table:style-name="ce12" table:formula="of:=([.D125]-[.G125]+[.$A$3])/2" office:value-type="float" office:value="236.989252074509" calcext:value-type="float">
            <text:p>237</text:p>
          </table:table-cell>
          <table:table-cell table:style-name="ce12" table:formula="of:=([.E125]-[.G125]+[.$A$3])/2" office:value-type="float" office:value="18.0107479254906" calcext:value-type="float">
            <text:p>18</text:p>
          </table:table-cell>
          <table:table-cell table:style-name="ce10"/>
          <table:table-cell table:formula="of:=([.$A$3]+[.C125])/2" office:value-type="float" office:value="144.004188565918" calcext:value-type="float">
            <text:p>144</text:p>
          </table:table-cell>
          <table:table-cell table:style-name="ce12" office:value-type="string" calcext:value-type="string">
            <text:p>,</text:p>
          </table:table-cell>
          <table:table-cell/>
          <table:table-cell table:formula="of:=[.P12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5]+1.40625" office:value-type="float" office:value="173.96875" calcext:value-type="float">
            <text:p>173,96875</text:p>
          </table:table-cell>
          <table:table-cell table:formula="of:=[.$A$3]*SIN(RADIANS([.B126]))" office:value-type="float" office:value="26.7930731867026" calcext:value-type="float">
            <text:p>26,8</text:p>
          </table:table-cell>
          <table:table-cell table:formula="of:=[.$A$3]*SIN(RADIANS([.B126]-120))" office:value-type="float" office:value="206.21755316846" calcext:value-type="float">
            <text:p>206,2</text:p>
          </table:table-cell>
          <table:table-cell table:formula="of:=[.$A$3]*SIN(RADIANS([.B126]+120))" office:value-type="float" office:value="-233.010626355163" calcext:value-type="float">
            <text:p>-233,0</text:p>
          </table:table-cell>
          <table:table-cell table:style-name="ce10"/>
          <table:table-cell table:style-name="ce6" table:formula="of:=(MIN([.C126];[.D126];[.E126])+MAX([.C126];[.D126];[.E126]))/2" office:value-type="float" office:value="-13.3965365933513" calcext:value-type="float">
            <text:p>-13,4</text:p>
          </table:table-cell>
          <table:table-cell table:style-name="ce12" table:formula="of:=([.C126]-[.G126]+[.$A$3])/2" office:value-type="float" office:value="147.594804890027" calcext:value-type="float">
            <text:p>148</text:p>
          </table:table-cell>
          <table:table-cell table:style-name="ce12" office:value-type="string" calcext:value-type="string">
            <text:p>,</text:p>
          </table:table-cell>
          <table:table-cell table:style-name="ce12" table:formula="of:=([.D126]-[.G126]+[.$A$3])/2" office:value-type="float" office:value="237.307044880906" calcext:value-type="float">
            <text:p>237</text:p>
          </table:table-cell>
          <table:table-cell table:style-name="ce12" table:formula="of:=([.E126]-[.G126]+[.$A$3])/2" office:value-type="float" office:value="17.6929551190943" calcext:value-type="float">
            <text:p>18</text:p>
          </table:table-cell>
          <table:table-cell table:style-name="ce10"/>
          <table:table-cell table:formula="of:=([.$A$3]+[.C126])/2" office:value-type="float" office:value="140.896536593351" calcext:value-type="float">
            <text:p>141</text:p>
          </table:table-cell>
          <table:table-cell table:style-name="ce12" office:value-type="string" calcext:value-type="string">
            <text:p>,</text:p>
          </table:table-cell>
          <table:table-cell/>
          <table:table-cell table:formula="of:=[.P12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6]+1.40625" office:value-type="float" office:value="175.375" calcext:value-type="float">
            <text:p>175,375</text:p>
          </table:table-cell>
          <table:table-cell table:formula="of:=[.$A$3]*SIN(RADIANS([.B127]))" office:value-type="float" office:value="20.5616300961393" calcext:value-type="float">
            <text:p>20,6</text:p>
          </table:table-cell>
          <table:table-cell table:formula="of:=[.$A$3]*SIN(RADIANS([.B127]-120))" office:value-type="float" office:value="209.836573010762" calcext:value-type="float">
            <text:p>209,8</text:p>
          </table:table-cell>
          <table:table-cell table:formula="of:=[.$A$3]*SIN(RADIANS([.B127]+120))" office:value-type="float" office:value="-230.398203106901" calcext:value-type="float">
            <text:p>-230,4</text:p>
          </table:table-cell>
          <table:table-cell table:style-name="ce10"/>
          <table:table-cell table:style-name="ce6" table:formula="of:=(MIN([.C127];[.D127];[.E127])+MAX([.C127];[.D127];[.E127]))/2" office:value-type="float" office:value="-10.2808150480696" calcext:value-type="float">
            <text:p>-10,3</text:p>
          </table:table-cell>
          <table:table-cell table:style-name="ce12" table:formula="of:=([.C127]-[.G127]+[.$A$3])/2" office:value-type="float" office:value="142.921222572104" calcext:value-type="float">
            <text:p>143</text:p>
          </table:table-cell>
          <table:table-cell table:style-name="ce12" office:value-type="string" calcext:value-type="string">
            <text:p>,</text:p>
          </table:table-cell>
          <table:table-cell table:style-name="ce12" table:formula="of:=([.D127]-[.G127]+[.$A$3])/2" office:value-type="float" office:value="237.558694029416" calcext:value-type="float">
            <text:p>238</text:p>
          </table:table-cell>
          <table:table-cell table:style-name="ce12" table:formula="of:=([.E127]-[.G127]+[.$A$3])/2" office:value-type="float" office:value="17.4413059705843" calcext:value-type="float">
            <text:p>17</text:p>
          </table:table-cell>
          <table:table-cell table:style-name="ce10"/>
          <table:table-cell table:formula="of:=([.$A$3]+[.C127])/2" office:value-type="float" office:value="137.78081504807" calcext:value-type="float">
            <text:p>138</text:p>
          </table:table-cell>
          <table:table-cell table:style-name="ce12" office:value-type="string" calcext:value-type="string">
            <text:p>,</text:p>
          </table:table-cell>
          <table:table-cell/>
          <table:table-cell table:formula="of:=[.P12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7]+1.40625" office:value-type="float" office:value="176.78125" calcext:value-type="float">
            <text:p>176,78125</text:p>
          </table:table-cell>
          <table:table-cell table:formula="of:=[.$A$3]*SIN(RADIANS([.B128]))" office:value-type="float" office:value="14.3178014484548" calcext:value-type="float">
            <text:p>14,3</text:p>
          </table:table-cell>
          <table:table-cell table:formula="of:=[.$A$3]*SIN(RADIANS([.B128]-120))" office:value-type="float" office:value="213.329195147776" calcext:value-type="float">
            <text:p>213,3</text:p>
          </table:table-cell>
          <table:table-cell table:formula="of:=[.$A$3]*SIN(RADIANS([.B128]+120))" office:value-type="float" office:value="-227.646996596231" calcext:value-type="float">
            <text:p>-227,6</text:p>
          </table:table-cell>
          <table:table-cell table:style-name="ce10"/>
          <table:table-cell table:style-name="ce6" table:formula="of:=(MIN([.C128];[.D128];[.E128])+MAX([.C128];[.D128];[.E128]))/2" office:value-type="float" office:value="-7.15890072422741" calcext:value-type="float">
            <text:p>-7,2</text:p>
          </table:table-cell>
          <table:table-cell table:style-name="ce12" table:formula="of:=([.C128]-[.G128]+[.$A$3])/2" office:value-type="float" office:value="138.238351086341" calcext:value-type="float">
            <text:p>138</text:p>
          </table:table-cell>
          <table:table-cell table:style-name="ce12" office:value-type="string" calcext:value-type="string">
            <text:p>,</text:p>
          </table:table-cell>
          <table:table-cell table:style-name="ce12" table:formula="of:=([.D128]-[.G128]+[.$A$3])/2" office:value-type="float" office:value="237.744047936002" calcext:value-type="float">
            <text:p>238</text:p>
          </table:table-cell>
          <table:table-cell table:style-name="ce12" table:formula="of:=([.E128]-[.G128]+[.$A$3])/2" office:value-type="float" office:value="17.2559520639981" calcext:value-type="float">
            <text:p>17</text:p>
          </table:table-cell>
          <table:table-cell table:style-name="ce10"/>
          <table:table-cell table:formula="of:=([.$A$3]+[.C128])/2" office:value-type="float" office:value="134.658900724227" calcext:value-type="float">
            <text:p>135</text:p>
          </table:table-cell>
          <table:table-cell table:style-name="ce12" office:value-type="string" calcext:value-type="string">
            <text:p>,</text:p>
          </table:table-cell>
          <table:table-cell/>
          <table:table-cell table:formula="of:=[.P12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8]+1.40625" office:value-type="float" office:value="178.1875" calcext:value-type="float">
            <text:p>178,1875</text:p>
          </table:table-cell>
          <table:table-cell table:formula="of:=[.$A$3]*SIN(RADIANS([.B129]))" office:value-type="float" office:value="8.06534829255495" calcext:value-type="float">
            <text:p>8,1</text:p>
          </table:table-cell>
          <table:table-cell table:formula="of:=[.$A$3]*SIN(RADIANS([.B129]-120))" office:value-type="float" office:value="216.693315754527" calcext:value-type="float">
            <text:p>216,7</text:p>
          </table:table-cell>
          <table:table-cell table:formula="of:=[.$A$3]*SIN(RADIANS([.B129]+120))" office:value-type="float" office:value="-224.758664047081" calcext:value-type="float">
            <text:p>-224,8</text:p>
          </table:table-cell>
          <table:table-cell table:style-name="ce10"/>
          <table:table-cell table:style-name="ce6" table:formula="of:=(MIN([.C129];[.D129];[.E129])+MAX([.C129];[.D129];[.E129]))/2" office:value-type="float" office:value="-4.03267414627744" calcext:value-type="float">
            <text:p>-4,0</text:p>
          </table:table-cell>
          <table:table-cell table:style-name="ce12" table:formula="of:=([.C129]-[.G129]+[.$A$3])/2" office:value-type="float" office:value="133.549011219416" calcext:value-type="float">
            <text:p>134</text:p>
          </table:table-cell>
          <table:table-cell table:style-name="ce12" office:value-type="string" calcext:value-type="string">
            <text:p>,</text:p>
          </table:table-cell>
          <table:table-cell table:style-name="ce12" table:formula="of:=([.D129]-[.G129]+[.$A$3])/2" office:value-type="float" office:value="237.862994950402" calcext:value-type="float">
            <text:p>238</text:p>
          </table:table-cell>
          <table:table-cell table:style-name="ce12" table:formula="of:=([.E129]-[.G129]+[.$A$3])/2" office:value-type="float" office:value="17.137005049598" calcext:value-type="float">
            <text:p>17</text:p>
          </table:table-cell>
          <table:table-cell table:style-name="ce10"/>
          <table:table-cell table:formula="of:=([.$A$3]+[.C129])/2" office:value-type="float" office:value="131.532674146278" calcext:value-type="float">
            <text:p>132</text:p>
          </table:table-cell>
          <table:table-cell table:style-name="ce12" office:value-type="string" calcext:value-type="string">
            <text:p>,</text:p>
          </table:table-cell>
          <table:table-cell/>
          <table:table-cell table:formula="of:=[.P12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9]+1.40625" office:value-type="float" office:value="179.59375" calcext:value-type="float">
            <text:p>179,59375</text:p>
          </table:table-cell>
          <table:table-cell table:formula="of:=[.$A$3]*SIN(RADIANS([.B130]))" office:value-type="float" office:value="1.80803687242641" calcext:value-type="float">
            <text:p>1,8</text:p>
          </table:table-cell>
          <table:table-cell table:formula="of:=[.$A$3]*SIN(RADIANS([.B130]-120))" office:value-type="float" office:value="219.926908410551" calcext:value-type="float">
            <text:p>219,9</text:p>
          </table:table-cell>
          <table:table-cell table:formula="of:=[.$A$3]*SIN(RADIANS([.B130]+120))" office:value-type="float" office:value="-221.734945282977" calcext:value-type="float">
            <text:p>-221,7</text:p>
          </table:table-cell>
          <table:table-cell table:style-name="ce10"/>
          <table:table-cell table:style-name="ce6" table:formula="of:=(MIN([.C130];[.D130];[.E130])+MAX([.C130];[.D130];[.E130]))/2" office:value-type="float" office:value="-0.904018436213178" calcext:value-type="float">
            <text:p>-0,9</text:p>
          </table:table-cell>
          <table:table-cell table:style-name="ce12" table:formula="of:=([.C130]-[.G130]+[.$A$3])/2" office:value-type="float" office:value="128.85602765432" calcext:value-type="float">
            <text:p>129</text:p>
          </table:table-cell>
          <table:table-cell table:style-name="ce12" office:value-type="string" calcext:value-type="string">
            <text:p>,</text:p>
          </table:table-cell>
          <table:table-cell table:style-name="ce12" table:formula="of:=([.D130]-[.G130]+[.$A$3])/2" office:value-type="float" office:value="237.915463423382" calcext:value-type="float">
            <text:p>238</text:p>
          </table:table-cell>
          <table:table-cell table:style-name="ce12" table:formula="of:=([.E130]-[.G130]+[.$A$3])/2" office:value-type="float" office:value="17.0845365766179" calcext:value-type="float">
            <text:p>17</text:p>
          </table:table-cell>
          <table:table-cell table:style-name="ce10"/>
          <table:table-cell table:formula="of:=([.$A$3]+[.C130])/2" office:value-type="float" office:value="128.404018436213" calcext:value-type="float">
            <text:p>128</text:p>
          </table:table-cell>
          <table:table-cell table:style-name="ce12" office:value-type="string" calcext:value-type="string">
            <text:p>,</text:p>
          </table:table-cell>
          <table:table-cell/>
          <table:table-cell table:formula="of:=[.P12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0]+1.40625" office:value-type="float" office:value="181" calcext:value-type="float">
            <text:p>181</text:p>
          </table:table-cell>
          <table:table-cell table:formula="of:=[.$A$3]*SIN(RADIANS([.B131]))" office:value-type="float" office:value="-4.45036364150733" calcext:value-type="float">
            <text:p>-4,5</text:p>
          </table:table-cell>
          <table:table-cell table:formula="of:=[.$A$3]*SIN(RADIANS([.B131]-120))" office:value-type="float" office:value="223.028025320546" calcext:value-type="float">
            <text:p>223,0</text:p>
          </table:table-cell>
          <table:table-cell table:formula="of:=[.$A$3]*SIN(RADIANS([.B131]+120))" office:value-type="float" office:value="-218.577661679039" calcext:value-type="float">
            <text:p>-218,6</text:p>
          </table:table-cell>
          <table:table-cell table:style-name="ce10"/>
          <table:table-cell table:style-name="ce6" table:formula="of:=(MIN([.C131];[.D131];[.E131])+MAX([.C131];[.D131];[.E131]))/2" office:value-type="float" office:value="2.22518182075363" calcext:value-type="float">
            <text:p>2,2</text:p>
          </table:table-cell>
          <table:table-cell table:style-name="ce12" table:formula="of:=([.C131]-[.G131]+[.$A$3])/2" office:value-type="float" office:value="124.16222726887" calcext:value-type="float">
            <text:p>124</text:p>
          </table:table-cell>
          <table:table-cell table:style-name="ce12" office:value-type="string" calcext:value-type="string">
            <text:p>,</text:p>
          </table:table-cell>
          <table:table-cell table:style-name="ce12" table:formula="of:=([.D131]-[.G131]+[.$A$3])/2" office:value-type="float" office:value="237.901421749896" calcext:value-type="float">
            <text:p>238</text:p>
          </table:table-cell>
          <table:table-cell table:style-name="ce12" table:formula="of:=([.E131]-[.G131]+[.$A$3])/2" office:value-type="float" office:value="17.0985782501039" calcext:value-type="float">
            <text:p>17</text:p>
          </table:table-cell>
          <table:table-cell table:style-name="ce10"/>
          <table:table-cell table:formula="of:=([.$A$3]+[.C131])/2" office:value-type="float" office:value="125.274818179246" calcext:value-type="float">
            <text:p>125</text:p>
          </table:table-cell>
          <table:table-cell table:style-name="ce12" office:value-type="string" calcext:value-type="string">
            <text:p>,</text:p>
          </table:table-cell>
          <table:table-cell/>
          <table:table-cell table:formula="of:=[.P13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1]+1.40625" office:value-type="float" office:value="182.40625" calcext:value-type="float">
            <text:p>182,40625</text:p>
          </table:table-cell>
          <table:table-cell table:formula="of:=[.$A$3]*SIN(RADIANS([.B132]))" office:value-type="float" office:value="-10.7060834227931" calcext:value-type="float">
            <text:p>-10,7</text:p>
          </table:table-cell>
          <table:table-cell table:formula="of:=[.$A$3]*SIN(RADIANS([.B132]-120))" office:value-type="float" office:value="225.994798487643" calcext:value-type="float">
            <text:p>226,0</text:p>
          </table:table-cell>
          <table:table-cell table:formula="of:=[.$A$3]*SIN(RADIANS([.B132]+120))" office:value-type="float" office:value="-215.28871506485" calcext:value-type="float">
            <text:p>-215,3</text:p>
          </table:table-cell>
          <table:table-cell table:style-name="ce10"/>
          <table:table-cell table:style-name="ce6" table:formula="of:=(MIN([.C132];[.D132];[.E132])+MAX([.C132];[.D132];[.E132]))/2" office:value-type="float" office:value="5.35304171139654" calcext:value-type="float">
            <text:p>5,4</text:p>
          </table:table-cell>
          <table:table-cell table:style-name="ce12" table:formula="of:=([.C132]-[.G132]+[.$A$3])/2" office:value-type="float" office:value="119.470437432905" calcext:value-type="float">
            <text:p>119</text:p>
          </table:table-cell>
          <table:table-cell table:style-name="ce12" office:value-type="string" calcext:value-type="string">
            <text:p>,</text:p>
          </table:table-cell>
          <table:table-cell table:style-name="ce12" table:formula="of:=([.D132]-[.G132]+[.$A$3])/2" office:value-type="float" office:value="237.820878388123" calcext:value-type="float">
            <text:p>238</text:p>
          </table:table-cell>
          <table:table-cell table:style-name="ce12" table:formula="of:=([.E132]-[.G132]+[.$A$3])/2" office:value-type="float" office:value="17.1791216118769" calcext:value-type="float">
            <text:p>17</text:p>
          </table:table-cell>
          <table:table-cell table:style-name="ce10"/>
          <table:table-cell table:formula="of:=([.$A$3]+[.C132])/2" office:value-type="float" office:value="122.146958288603" calcext:value-type="float">
            <text:p>122</text:p>
          </table:table-cell>
          <table:table-cell table:style-name="ce12" office:value-type="string" calcext:value-type="string">
            <text:p>,</text:p>
          </table:table-cell>
          <table:table-cell/>
          <table:table-cell table:formula="of:=[.P13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2]+1.40625" office:value-type="float" office:value="183.8125" calcext:value-type="float">
            <text:p>183,8125</text:p>
          </table:table-cell>
          <table:table-cell table:formula="of:=[.$A$3]*SIN(RADIANS([.B133]))" office:value-type="float" office:value="-16.9553542597513" calcext:value-type="float">
            <text:p>-17,0</text:p>
          </table:table-cell>
          <table:table-cell table:formula="of:=[.$A$3]*SIN(RADIANS([.B133]-120))" office:value-type="float" office:value="228.82544083862" calcext:value-type="float">
            <text:p>228,8</text:p>
          </table:table-cell>
          <table:table-cell table:formula="of:=[.$A$3]*SIN(RADIANS([.B133]+120))" office:value-type="float" office:value="-211.870086578869" calcext:value-type="float">
            <text:p>-211,9</text:p>
          </table:table-cell>
          <table:table-cell table:style-name="ce10"/>
          <table:table-cell table:style-name="ce6" table:formula="of:=(MIN([.C133];[.D133];[.E133])+MAX([.C133];[.D133];[.E133]))/2" office:value-type="float" office:value="8.47767712987563" calcext:value-type="float">
            <text:p>8,5</text:p>
          </table:table-cell>
          <table:table-cell table:style-name="ce12" table:formula="of:=([.C133]-[.G133]+[.$A$3])/2" office:value-type="float" office:value="114.783484305187" calcext:value-type="float">
            <text:p>115</text:p>
          </table:table-cell>
          <table:table-cell table:style-name="ce12" office:value-type="string" calcext:value-type="string">
            <text:p>,</text:p>
          </table:table-cell>
          <table:table-cell table:style-name="ce12" table:formula="of:=([.D133]-[.G133]+[.$A$3])/2" office:value-type="float" office:value="237.673881854372" calcext:value-type="float">
            <text:p>238</text:p>
          </table:table-cell>
          <table:table-cell table:style-name="ce12" table:formula="of:=([.E133]-[.G133]+[.$A$3])/2" office:value-type="float" office:value="17.3261181456277" calcext:value-type="float">
            <text:p>17</text:p>
          </table:table-cell>
          <table:table-cell table:style-name="ce10"/>
          <table:table-cell table:formula="of:=([.$A$3]+[.C133])/2" office:value-type="float" office:value="119.022322870124" calcext:value-type="float">
            <text:p>119</text:p>
          </table:table-cell>
          <table:table-cell table:style-name="ce12" office:value-type="string" calcext:value-type="string">
            <text:p>,</text:p>
          </table:table-cell>
          <table:table-cell/>
          <table:table-cell table:formula="of:=[.P13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3]+1.40625" office:value-type="float" office:value="185.21875" calcext:value-type="float">
            <text:p>185,21875</text:p>
          </table:table-cell>
          <table:table-cell table:formula="of:=[.$A$3]*SIN(RADIANS([.B134]))" office:value-type="float" office:value="-23.1944118253049" calcext:value-type="float">
            <text:p>-23,2</text:p>
          </table:table-cell>
          <table:table-cell table:formula="of:=[.$A$3]*SIN(RADIANS([.B134]-120))" office:value-type="float" office:value="231.518247300371" calcext:value-type="float">
            <text:p>231,5</text:p>
          </table:table-cell>
          <table:table-cell table:formula="of:=[.$A$3]*SIN(RADIANS([.B134]+120))" office:value-type="float" office:value="-208.323835475066" calcext:value-type="float">
            <text:p>-208,3</text:p>
          </table:table-cell>
          <table:table-cell table:style-name="ce10"/>
          <table:table-cell table:style-name="ce6" table:formula="of:=(MIN([.C134];[.D134];[.E134])+MAX([.C134];[.D134];[.E134]))/2" office:value-type="float" office:value="11.5972059126524" calcext:value-type="float">
            <text:p>11,6</text:p>
          </table:table-cell>
          <table:table-cell table:style-name="ce12" table:formula="of:=([.C134]-[.G134]+[.$A$3])/2" office:value-type="float" office:value="110.104191131021" calcext:value-type="float">
            <text:p>110</text:p>
          </table:table-cell>
          <table:table-cell table:style-name="ce12" office:value-type="string" calcext:value-type="string">
            <text:p>,</text:p>
          </table:table-cell>
          <table:table-cell table:style-name="ce12" table:formula="of:=([.D134]-[.G134]+[.$A$3])/2" office:value-type="float" office:value="237.460520693859" calcext:value-type="float">
            <text:p>237</text:p>
          </table:table-cell>
          <table:table-cell table:style-name="ce12" table:formula="of:=([.E134]-[.G134]+[.$A$3])/2" office:value-type="float" office:value="17.5394793061407" calcext:value-type="float">
            <text:p>18</text:p>
          </table:table-cell>
          <table:table-cell table:style-name="ce10"/>
          <table:table-cell table:formula="of:=([.$A$3]+[.C134])/2" office:value-type="float" office:value="115.902794087348" calcext:value-type="float">
            <text:p>116</text:p>
          </table:table-cell>
          <table:table-cell table:style-name="ce12" office:value-type="string" calcext:value-type="string">
            <text:p>,</text:p>
          </table:table-cell>
          <table:table-cell/>
          <table:table-cell table:formula="of:=[.P13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4]+1.40625" office:value-type="float" office:value="186.625" calcext:value-type="float">
            <text:p>186,625</text:p>
          </table:table-cell>
          <table:table-cell table:formula="of:=[.$A$3]*SIN(RADIANS([.B135]))" office:value-type="float" office:value="-29.4194979444699" calcext:value-type="float">
            <text:p>-29,4</text:p>
          </table:table-cell>
          <table:table-cell table:formula="of:=[.$A$3]*SIN(RADIANS([.B135]-120))" office:value-type="float" office:value="234.071595826973" calcext:value-type="float">
            <text:p>234,1</text:p>
          </table:table-cell>
          <table:table-cell table:formula="of:=[.$A$3]*SIN(RADIANS([.B135]+120))" office:value-type="float" office:value="-204.652097882503" calcext:value-type="float">
            <text:p>-204,7</text:p>
          </table:table-cell>
          <table:table-cell table:style-name="ce10"/>
          <table:table-cell table:style-name="ce6" table:formula="of:=(MIN([.C135];[.D135];[.E135])+MAX([.C135];[.D135];[.E135]))/2" office:value-type="float" office:value="14.7097489722349" calcext:value-type="float">
            <text:p>14,7</text:p>
          </table:table-cell>
          <table:table-cell table:style-name="ce12" table:formula="of:=([.C135]-[.G135]+[.$A$3])/2" office:value-type="float" office:value="105.435376541648" calcext:value-type="float">
            <text:p>105</text:p>
          </table:table-cell>
          <table:table-cell table:style-name="ce12" office:value-type="string" calcext:value-type="string">
            <text:p>,</text:p>
          </table:table-cell>
          <table:table-cell table:style-name="ce12" table:formula="of:=([.D135]-[.G135]+[.$A$3])/2" office:value-type="float" office:value="237.180923427369" calcext:value-type="float">
            <text:p>237</text:p>
          </table:table-cell>
          <table:table-cell table:style-name="ce12" table:formula="of:=([.E135]-[.G135]+[.$A$3])/2" office:value-type="float" office:value="17.819076572631" calcext:value-type="float">
            <text:p>18</text:p>
          </table:table-cell>
          <table:table-cell table:style-name="ce10"/>
          <table:table-cell table:formula="of:=([.$A$3]+[.C135])/2" office:value-type="float" office:value="112.790251027765" calcext:value-type="float">
            <text:p>113</text:p>
          </table:table-cell>
          <table:table-cell table:style-name="ce12" office:value-type="string" calcext:value-type="string">
            <text:p>,</text:p>
          </table:table-cell>
          <table:table-cell/>
          <table:table-cell table:formula="of:=[.P13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5]+1.40625" office:value-type="float" office:value="188.03125" calcext:value-type="float">
            <text:p>188,03125</text:p>
          </table:table-cell>
          <table:table-cell table:formula="of:=[.$A$3]*SIN(RADIANS([.B136]))" office:value-type="float" office:value="-35.6268628581391" calcext:value-type="float">
            <text:p>-35,6</text:p>
          </table:table-cell>
          <table:table-cell table:formula="of:=[.$A$3]*SIN(RADIANS([.B136]-120))" office:value-type="float" office:value="236.483948376749" calcext:value-type="float">
            <text:p>236,5</text:p>
          </table:table-cell>
          <table:table-cell table:formula="of:=[.$A$3]*SIN(RADIANS([.B136]+120))" office:value-type="float" office:value="-200.85708551861" calcext:value-type="float">
            <text:p>-200,9</text:p>
          </table:table-cell>
          <table:table-cell table:style-name="ce10"/>
          <table:table-cell table:style-name="ce6" table:formula="of:=(MIN([.C136];[.D136];[.E136])+MAX([.C136];[.D136];[.E136]))/2" office:value-type="float" office:value="17.8134314290695" calcext:value-type="float">
            <text:p>17,8</text:p>
          </table:table-cell>
          <table:table-cell table:style-name="ce12" table:formula="of:=([.C136]-[.G136]+[.$A$3])/2" office:value-type="float" office:value="100.779852856396" calcext:value-type="float">
            <text:p>101</text:p>
          </table:table-cell>
          <table:table-cell table:style-name="ce12" office:value-type="string" calcext:value-type="string">
            <text:p>,</text:p>
          </table:table-cell>
          <table:table-cell table:style-name="ce12" table:formula="of:=([.D136]-[.G136]+[.$A$3])/2" office:value-type="float" office:value="236.83525847384" calcext:value-type="float">
            <text:p>237</text:p>
          </table:table-cell>
          <table:table-cell table:style-name="ce12" table:formula="of:=([.E136]-[.G136]+[.$A$3])/2" office:value-type="float" office:value="18.1647415261601" calcext:value-type="float">
            <text:p>18</text:p>
          </table:table-cell>
          <table:table-cell table:style-name="ce10"/>
          <table:table-cell table:formula="of:=([.$A$3]+[.C136])/2" office:value-type="float" office:value="109.68656857093" calcext:value-type="float">
            <text:p>110</text:p>
          </table:table-cell>
          <table:table-cell table:style-name="ce12" office:value-type="string" calcext:value-type="string">
            <text:p>,</text:p>
          </table:table-cell>
          <table:table-cell/>
          <table:table-cell table:formula="of:=[.P13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6]+1.40625" office:value-type="float" office:value="189.4375" calcext:value-type="float">
            <text:p>189,4375</text:p>
          </table:table-cell>
          <table:table-cell table:formula="of:=[.$A$3]*SIN(RADIANS([.B137]))" office:value-type="float" office:value="-41.8127674817966" calcext:value-type="float">
            <text:p>-41,8</text:p>
          </table:table-cell>
          <table:table-cell table:formula="of:=[.$A$3]*SIN(RADIANS([.B137]-120))" office:value-type="float" office:value="238.753851838728" calcext:value-type="float">
            <text:p>238,8</text:p>
          </table:table-cell>
          <table:table-cell table:formula="of:=[.$A$3]*SIN(RADIANS([.B137]+120))" office:value-type="float" office:value="-196.941084356931" calcext:value-type="float">
            <text:p>-196,9</text:p>
          </table:table-cell>
          <table:table-cell table:style-name="ce10"/>
          <table:table-cell table:style-name="ce6" table:formula="of:=(MIN([.C137];[.D137];[.E137])+MAX([.C137];[.D137];[.E137]))/2" office:value-type="float" office:value="20.9063837408983" calcext:value-type="float">
            <text:p>20,9</text:p>
          </table:table-cell>
          <table:table-cell table:style-name="ce12" table:formula="of:=([.C137]-[.G137]+[.$A$3])/2" office:value-type="float" office:value="96.1404243886525" calcext:value-type="float">
            <text:p>96</text:p>
          </table:table-cell>
          <table:table-cell table:style-name="ce12" office:value-type="string" calcext:value-type="string">
            <text:p>,</text:p>
          </table:table-cell>
          <table:table-cell table:style-name="ce12" table:formula="of:=([.D137]-[.G137]+[.$A$3])/2" office:value-type="float" office:value="236.423734048915" calcext:value-type="float">
            <text:p>236</text:p>
          </table:table-cell>
          <table:table-cell table:style-name="ce12" table:formula="of:=([.E137]-[.G137]+[.$A$3])/2" office:value-type="float" office:value="18.5762659510852" calcext:value-type="float">
            <text:p>19</text:p>
          </table:table-cell>
          <table:table-cell table:style-name="ce10"/>
          <table:table-cell table:formula="of:=([.$A$3]+[.C137])/2" office:value-type="float" office:value="106.593616259102" calcext:value-type="float">
            <text:p>107</text:p>
          </table:table-cell>
          <table:table-cell table:style-name="ce12" office:value-type="string" calcext:value-type="string">
            <text:p>,</text:p>
          </table:table-cell>
          <table:table-cell/>
          <table:table-cell table:formula="of:=[.P13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7]+1.40625" office:value-type="float" office:value="190.84375" calcext:value-type="float">
            <text:p>190,84375</text:p>
          </table:table-cell>
          <table:table-cell table:formula="of:=[.$A$3]*SIN(RADIANS([.B138]))" office:value-type="float" office:value="-47.9734856578033" calcext:value-type="float">
            <text:p>-48,0</text:p>
          </table:table-cell>
          <table:table-cell table:formula="of:=[.$A$3]*SIN(RADIANS([.B138]-120))" office:value-type="float" office:value="240.879938907941" calcext:value-type="float">
            <text:p>240,9</text:p>
          </table:table-cell>
          <table:table-cell table:formula="of:=[.$A$3]*SIN(RADIANS([.B138]+120))" office:value-type="float" office:value="-192.906453250137" calcext:value-type="float">
            <text:p>-192,9</text:p>
          </table:table-cell>
          <table:table-cell table:style-name="ce10"/>
          <table:table-cell table:style-name="ce6" table:formula="of:=(MIN([.C138];[.D138];[.E138])+MAX([.C138];[.D138];[.E138]))/2" office:value-type="float" office:value="23.9867428289016" calcext:value-type="float">
            <text:p>24,0</text:p>
          </table:table-cell>
          <table:table-cell table:style-name="ce12" table:formula="of:=([.C138]-[.G138]+[.$A$3])/2" office:value-type="float" office:value="91.5198857566476" calcext:value-type="float">
            <text:p>92</text:p>
          </table:table-cell>
          <table:table-cell table:style-name="ce12" office:value-type="string" calcext:value-type="string">
            <text:p>,</text:p>
          </table:table-cell>
          <table:table-cell table:style-name="ce12" table:formula="of:=([.D138]-[.G138]+[.$A$3])/2" office:value-type="float" office:value="235.946598039519" calcext:value-type="float">
            <text:p>236</text:p>
          </table:table-cell>
          <table:table-cell table:style-name="ce12" table:formula="of:=([.E138]-[.G138]+[.$A$3])/2" office:value-type="float" office:value="19.0534019604806" calcext:value-type="float">
            <text:p>19</text:p>
          </table:table-cell>
          <table:table-cell table:style-name="ce10"/>
          <table:table-cell table:formula="of:=([.$A$3]+[.C138])/2" office:value-type="float" office:value="103.513257171098" calcext:value-type="float">
            <text:p>104</text:p>
          </table:table-cell>
          <table:table-cell table:style-name="ce12" office:value-type="string" calcext:value-type="string">
            <text:p>,</text:p>
          </table:table-cell>
          <table:table-cell/>
          <table:table-cell table:formula="of:=[.P13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8]+1.40625" office:value-type="float" office:value="192.25" calcext:value-type="float">
            <text:p>192,25</text:p>
          </table:table-cell>
          <table:table-cell table:formula="of:=[.$A$3]*SIN(RADIANS([.B139]))" office:value-type="float" office:value="-54.1053063998938" calcext:value-type="float">
            <text:p>-54,1</text:p>
          </table:table-cell>
          <table:table-cell table:formula="of:=[.$A$3]*SIN(RADIANS([.B139]-120))" office:value-type="float" office:value="242.860928909036" calcext:value-type="float">
            <text:p>242,9</text:p>
          </table:table-cell>
          <table:table-cell table:formula="of:=[.$A$3]*SIN(RADIANS([.B139]+120))" office:value-type="float" office:value="-188.755622509142" calcext:value-type="float">
            <text:p>-188,8</text:p>
          </table:table-cell>
          <table:table-cell table:style-name="ce10"/>
          <table:table-cell table:style-name="ce6" table:formula="of:=(MIN([.C139];[.D139];[.E139])+MAX([.C139];[.D139];[.E139]))/2" office:value-type="float" office:value="27.0526531999469" calcext:value-type="float">
            <text:p>27,1</text:p>
          </table:table-cell>
          <table:table-cell table:style-name="ce12" table:formula="of:=([.C139]-[.G139]+[.$A$3])/2" office:value-type="float" office:value="86.9210202000797" calcext:value-type="float">
            <text:p>87</text:p>
          </table:table-cell>
          <table:table-cell table:style-name="ce12" office:value-type="string" calcext:value-type="string">
            <text:p>,</text:p>
          </table:table-cell>
          <table:table-cell table:style-name="ce12" table:formula="of:=([.D139]-[.G139]+[.$A$3])/2" office:value-type="float" office:value="235.404137854545" calcext:value-type="float">
            <text:p>235</text:p>
          </table:table-cell>
          <table:table-cell table:style-name="ce12" table:formula="of:=([.E139]-[.G139]+[.$A$3])/2" office:value-type="float" office:value="19.5958621454555" calcext:value-type="float">
            <text:p>20</text:p>
          </table:table-cell>
          <table:table-cell table:style-name="ce10"/>
          <table:table-cell table:formula="of:=([.$A$3]+[.C139])/2" office:value-type="float" office:value="100.447346800053" calcext:value-type="float">
            <text:p>100</text:p>
          </table:table-cell>
          <table:table-cell table:style-name="ce12" office:value-type="string" calcext:value-type="string">
            <text:p>,</text:p>
          </table:table-cell>
          <table:table-cell/>
          <table:table-cell table:formula="of:=[.P13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9]+1.40625" office:value-type="float" office:value="193.65625" calcext:value-type="float">
            <text:p>193,65625</text:p>
          </table:table-cell>
          <table:table-cell table:formula="of:=[.$A$3]*SIN(RADIANS([.B140]))" office:value-type="float" office:value="-60.2045361285367" calcext:value-type="float">
            <text:p>-60,2</text:p>
          </table:table-cell>
          <table:table-cell table:formula="of:=[.$A$3]*SIN(RADIANS([.B140]-120))" office:value-type="float" office:value="244.695628567712" calcext:value-type="float">
            <text:p>244,7</text:p>
          </table:table-cell>
          <table:table-cell table:formula="of:=[.$A$3]*SIN(RADIANS([.B140]+120))" office:value-type="float" office:value="-184.491092439175" calcext:value-type="float">
            <text:p>-184,5</text:p>
          </table:table-cell>
          <table:table-cell table:style-name="ce10"/>
          <table:table-cell table:style-name="ce6" table:formula="of:=(MIN([.C140];[.D140];[.E140])+MAX([.C140];[.D140];[.E140]))/2" office:value-type="float" office:value="30.1022680642684" calcext:value-type="float">
            <text:p>30,1</text:p>
          </table:table-cell>
          <table:table-cell table:style-name="ce12" table:formula="of:=([.C140]-[.G140]+[.$A$3])/2" office:value-type="float" office:value="82.3465979035975" calcext:value-type="float">
            <text:p>82</text:p>
          </table:table-cell>
          <table:table-cell table:style-name="ce12" office:value-type="string" calcext:value-type="string">
            <text:p>,</text:p>
          </table:table-cell>
          <table:table-cell table:style-name="ce12" table:formula="of:=([.D140]-[.G140]+[.$A$3])/2" office:value-type="float" office:value="234.796680251722" calcext:value-type="float">
            <text:p>235</text:p>
          </table:table-cell>
          <table:table-cell table:style-name="ce12" table:formula="of:=([.E140]-[.G140]+[.$A$3])/2" office:value-type="float" office:value="20.2033197482783" calcext:value-type="float">
            <text:p>20</text:p>
          </table:table-cell>
          <table:table-cell table:style-name="ce10"/>
          <table:table-cell table:formula="of:=([.$A$3]+[.C140])/2" office:value-type="float" office:value="97.3977319357316" calcext:value-type="float">
            <text:p>97</text:p>
          </table:table-cell>
          <table:table-cell table:style-name="ce12" office:value-type="string" calcext:value-type="string">
            <text:p>,</text:p>
          </table:table-cell>
          <table:table-cell/>
          <table:table-cell table:formula="of:=[.P13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0]+1.40625" office:value-type="float" office:value="195.0625" calcext:value-type="float">
            <text:p>195,0625</text:p>
          </table:table-cell>
          <table:table-cell table:formula="of:=[.$A$3]*SIN(RADIANS([.B141]))" office:value-type="float" office:value="-66.2675008958084" calcext:value-type="float">
            <text:p>-66,3</text:p>
          </table:table-cell>
          <table:table-cell table:formula="of:=[.$A$3]*SIN(RADIANS([.B141]-120))" office:value-type="float" office:value="246.382932729497" calcext:value-type="float">
            <text:p>246,4</text:p>
          </table:table-cell>
          <table:table-cell table:formula="of:=[.$A$3]*SIN(RADIANS([.B141]+120))" office:value-type="float" office:value="-180.115431833689" calcext:value-type="float">
            <text:p>-180,1</text:p>
          </table:table-cell>
          <table:table-cell table:style-name="ce10"/>
          <table:table-cell table:style-name="ce6" table:formula="of:=(MIN([.C141];[.D141];[.E141])+MAX([.C141];[.D141];[.E141]))/2" office:value-type="float" office:value="33.1337504479042" calcext:value-type="float">
            <text:p>33,1</text:p>
          </table:table-cell>
          <table:table-cell table:style-name="ce12" table:formula="of:=([.C141]-[.G141]+[.$A$3])/2" office:value-type="float" office:value="77.7993743281437" calcext:value-type="float">
            <text:p>78</text:p>
          </table:table-cell>
          <table:table-cell table:style-name="ce12" office:value-type="string" calcext:value-type="string">
            <text:p>,</text:p>
          </table:table-cell>
          <table:table-cell table:style-name="ce12" table:formula="of:=([.D141]-[.G141]+[.$A$3])/2" office:value-type="float" office:value="234.124591140796" calcext:value-type="float">
            <text:p>234</text:p>
          </table:table-cell>
          <table:table-cell table:style-name="ce12" table:formula="of:=([.E141]-[.G141]+[.$A$3])/2" office:value-type="float" office:value="20.8754088592036" calcext:value-type="float">
            <text:p>21</text:p>
          </table:table-cell>
          <table:table-cell table:style-name="ce10"/>
          <table:table-cell table:formula="of:=([.$A$3]+[.C141])/2" office:value-type="float" office:value="94.3662495520958" calcext:value-type="float">
            <text:p>94</text:p>
          </table:table-cell>
          <table:table-cell table:style-name="ce12" office:value-type="string" calcext:value-type="string">
            <text:p>,</text:p>
          </table:table-cell>
          <table:table-cell/>
          <table:table-cell table:formula="of:=[.P14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1]+1.40625" office:value-type="float" office:value="196.46875" calcext:value-type="float">
            <text:p>196,46875</text:p>
          </table:table-cell>
          <table:table-cell table:formula="of:=[.$A$3]*SIN(RADIANS([.B142]))" office:value-type="float" office:value="-72.2905485984421" calcext:value-type="float">
            <text:p>-72,3</text:p>
          </table:table-cell>
          <table:table-cell table:formula="of:=[.$A$3]*SIN(RADIANS([.B142]-120))" office:value-type="float" office:value="247.921825025458" calcext:value-type="float">
            <text:p>247,9</text:p>
          </table:table-cell>
          <table:table-cell table:formula="of:=[.$A$3]*SIN(RADIANS([.B142]+120))" office:value-type="float" office:value="-175.631276427015" calcext:value-type="float">
            <text:p>-175,6</text:p>
          </table:table-cell>
          <table:table-cell table:style-name="ce10"/>
          <table:table-cell table:style-name="ce6" table:formula="of:=(MIN([.C142];[.D142];[.E142])+MAX([.C142];[.D142];[.E142]))/2" office:value-type="float" office:value="36.145274299221" calcext:value-type="float">
            <text:p>36,1</text:p>
          </table:table-cell>
          <table:table-cell table:style-name="ce12" table:formula="of:=([.C142]-[.G142]+[.$A$3])/2" office:value-type="float" office:value="73.2820885511685" calcext:value-type="float">
            <text:p>73</text:p>
          </table:table-cell>
          <table:table-cell table:style-name="ce12" office:value-type="string" calcext:value-type="string">
            <text:p>,</text:p>
          </table:table-cell>
          <table:table-cell table:style-name="ce12" table:formula="of:=([.D142]-[.G142]+[.$A$3])/2" office:value-type="float" office:value="233.388275363118" calcext:value-type="float">
            <text:p>233</text:p>
          </table:table-cell>
          <table:table-cell table:style-name="ce12" table:formula="of:=([.E142]-[.G142]+[.$A$3])/2" office:value-type="float" office:value="21.6117246368817" calcext:value-type="float">
            <text:p>22</text:p>
          </table:table-cell>
          <table:table-cell table:style-name="ce10"/>
          <table:table-cell table:formula="of:=([.$A$3]+[.C142])/2" office:value-type="float" office:value="91.354725700779" calcext:value-type="float">
            <text:p>91</text:p>
          </table:table-cell>
          <table:table-cell table:style-name="ce12" office:value-type="string" calcext:value-type="string">
            <text:p>,</text:p>
          </table:table-cell>
          <table:table-cell/>
          <table:table-cell table:formula="of:=[.P14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2]+1.40625" office:value-type="float" office:value="197.875" calcext:value-type="float">
            <text:p>197,875</text:p>
          </table:table-cell>
          <table:table-cell table:formula="of:=[.$A$3]*SIN(RADIANS([.B143]))" office:value-type="float" office:value="-78.2700511777176" calcext:value-type="float">
            <text:p>-78,3</text:p>
          </table:table-cell>
          <table:table-cell table:formula="of:=[.$A$3]*SIN(RADIANS([.B143]-120))" office:value-type="float" office:value="249.311378484417" calcext:value-type="float">
            <text:p>249,3</text:p>
          </table:table-cell>
          <table:table-cell table:formula="of:=[.$A$3]*SIN(RADIANS([.B143]+120))" office:value-type="float" office:value="-171.041327306699" calcext:value-type="float">
            <text:p>-171,0</text:p>
          </table:table-cell>
          <table:table-cell table:style-name="ce10"/>
          <table:table-cell table:style-name="ce6" table:formula="of:=(MIN([.C143];[.D143];[.E143])+MAX([.C143];[.D143];[.E143]))/2" office:value-type="float" office:value="39.1350255888588" calcext:value-type="float">
            <text:p>39,1</text:p>
          </table:table-cell>
          <table:table-cell table:style-name="ce12" table:formula="of:=([.C143]-[.G143]+[.$A$3])/2" office:value-type="float" office:value="68.7974616167118" calcext:value-type="float">
            <text:p>69</text:p>
          </table:table-cell>
          <table:table-cell table:style-name="ce12" office:value-type="string" calcext:value-type="string">
            <text:p>,</text:p>
          </table:table-cell>
          <table:table-cell table:style-name="ce12" table:formula="of:=([.D143]-[.G143]+[.$A$3])/2" office:value-type="float" office:value="232.588176447779" calcext:value-type="float">
            <text:p>233</text:p>
          </table:table-cell>
          <table:table-cell table:style-name="ce12" table:formula="of:=([.E143]-[.G143]+[.$A$3])/2" office:value-type="float" office:value="22.411823552221" calcext:value-type="float">
            <text:p>22</text:p>
          </table:table-cell>
          <table:table-cell table:style-name="ce10"/>
          <table:table-cell table:formula="of:=([.$A$3]+[.C143])/2" office:value-type="float" office:value="88.3649744111412" calcext:value-type="float">
            <text:p>88</text:p>
          </table:table-cell>
          <table:table-cell table:style-name="ce12" office:value-type="string" calcext:value-type="string">
            <text:p>,</text:p>
          </table:table-cell>
          <table:table-cell/>
          <table:table-cell table:formula="of:=[.P14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3]+1.40625" office:value-type="float" office:value="199.28125" calcext:value-type="float">
            <text:p>199,28125</text:p>
          </table:table-cell>
          <table:table-cell table:formula="of:=[.$A$3]*SIN(RADIANS([.B144]))" office:value-type="float" office:value="-84.2024068048695" calcext:value-type="float">
            <text:p>-84,2</text:p>
          </table:table-cell>
          <table:table-cell table:formula="of:=[.$A$3]*SIN(RADIANS([.B144]-120))" office:value-type="float" office:value="250.55075609133" calcext:value-type="float">
            <text:p>250,6</text:p>
          </table:table-cell>
          <table:table-cell table:formula="of:=[.$A$3]*SIN(RADIANS([.B144]+120))" office:value-type="float" office:value="-166.34834928646" calcext:value-type="float">
            <text:p>-166,3</text:p>
          </table:table-cell>
          <table:table-cell table:style-name="ce10"/>
          <table:table-cell table:style-name="ce6" table:formula="of:=(MIN([.C144];[.D144];[.E144])+MAX([.C144];[.D144];[.E144]))/2" office:value-type="float" office:value="42.1012034024347" calcext:value-type="float">
            <text:p>42,1</text:p>
          </table:table-cell>
          <table:table-cell table:style-name="ce12" table:formula="of:=([.C144]-[.G144]+[.$A$3])/2" office:value-type="float" office:value="64.3481948963479" calcext:value-type="float">
            <text:p>64</text:p>
          </table:table-cell>
          <table:table-cell table:style-name="ce12" office:value-type="string" calcext:value-type="string">
            <text:p>,</text:p>
          </table:table-cell>
          <table:table-cell table:style-name="ce12" table:formula="of:=([.D144]-[.G144]+[.$A$3])/2" office:value-type="float" office:value="231.724776344448" calcext:value-type="float">
            <text:p>232</text:p>
          </table:table-cell>
          <table:table-cell table:style-name="ce12" table:formula="of:=([.E144]-[.G144]+[.$A$3])/2" office:value-type="float" office:value="23.2752236555525" calcext:value-type="float">
            <text:p>23</text:p>
          </table:table-cell>
          <table:table-cell table:style-name="ce10"/>
          <table:table-cell table:formula="of:=([.$A$3]+[.C144])/2" office:value-type="float" office:value="85.3987965975653" calcext:value-type="float">
            <text:p>85</text:p>
          </table:table-cell>
          <table:table-cell table:style-name="ce12" office:value-type="string" calcext:value-type="string">
            <text:p>,</text:p>
          </table:table-cell>
          <table:table-cell/>
          <table:table-cell table:formula="of:=[.P14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4]+1.40625" office:value-type="float" office:value="200.6875" calcext:value-type="float">
            <text:p>200,6875</text:p>
          </table:table-cell>
          <table:table-cell table:formula="of:=[.$A$3]*SIN(RADIANS([.B145]))" office:value-type="float" office:value="-90.0840420506928" calcext:value-type="float">
            <text:p>-90,1</text:p>
          </table:table-cell>
          <table:table-cell table:formula="of:=[.$A$3]*SIN(RADIANS([.B145]-120))" office:value-type="float" office:value="251.63921129147" calcext:value-type="float">
            <text:p>251,6</text:p>
          </table:table-cell>
          <table:table-cell table:formula="of:=[.$A$3]*SIN(RADIANS([.B145]+120))" office:value-type="float" office:value="-161.555169240777" calcext:value-type="float">
            <text:p>-161,6</text:p>
          </table:table-cell>
          <table:table-cell table:style-name="ce10"/>
          <table:table-cell table:style-name="ce6" table:formula="of:=(MIN([.C145];[.D145];[.E145])+MAX([.C145];[.D145];[.E145]))/2" office:value-type="float" office:value="45.0420210253464" calcext:value-type="float">
            <text:p>45,0</text:p>
          </table:table-cell>
          <table:table-cell table:style-name="ce12" table:formula="of:=([.C145]-[.G145]+[.$A$3])/2" office:value-type="float" office:value="59.9369684619804" calcext:value-type="float">
            <text:p>60</text:p>
          </table:table-cell>
          <table:table-cell table:style-name="ce12" office:value-type="string" calcext:value-type="string">
            <text:p>,</text:p>
          </table:table-cell>
          <table:table-cell table:style-name="ce12" table:formula="of:=([.D145]-[.G145]+[.$A$3])/2" office:value-type="float" office:value="230.798595133062" calcext:value-type="float">
            <text:p>231</text:p>
          </table:table-cell>
          <table:table-cell table:style-name="ce12" table:formula="of:=([.E145]-[.G145]+[.$A$3])/2" office:value-type="float" office:value="24.2014048669383" calcext:value-type="float">
            <text:p>24</text:p>
          </table:table-cell>
          <table:table-cell table:style-name="ce10"/>
          <table:table-cell table:formula="of:=([.$A$3]+[.C145])/2" office:value-type="float" office:value="82.4579789746536" calcext:value-type="float">
            <text:p>82</text:p>
          </table:table-cell>
          <table:table-cell table:style-name="ce12" office:value-type="string" calcext:value-type="string">
            <text:p>,</text:p>
          </table:table-cell>
          <table:table-cell/>
          <table:table-cell table:formula="of:=[.P14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5]+1.40625" office:value-type="float" office:value="202.09375" calcext:value-type="float">
            <text:p>202,09375</text:p>
          </table:table-cell>
          <table:table-cell table:formula="of:=[.$A$3]*SIN(RADIANS([.B146]))" office:value-type="float" office:value="-95.9114140380441" calcext:value-type="float">
            <text:p>-95,9</text:p>
          </table:table-cell>
          <table:table-cell table:formula="of:=[.$A$3]*SIN(RADIANS([.B146]-120))" office:value-type="float" office:value="252.576088440124" calcext:value-type="float">
            <text:p>252,6</text:p>
          </table:table-cell>
          <table:table-cell table:formula="of:=[.$A$3]*SIN(RADIANS([.B146]+120))" office:value-type="float" office:value="-156.66467440208" calcext:value-type="float">
            <text:p>-156,7</text:p>
          </table:table-cell>
          <table:table-cell table:style-name="ce10"/>
          <table:table-cell table:style-name="ce6" table:formula="of:=(MIN([.C146];[.D146];[.E146])+MAX([.C146];[.D146];[.E146]))/2" office:value-type="float" office:value="47.955707019022" calcext:value-type="float">
            <text:p>48,0</text:p>
          </table:table-cell>
          <table:table-cell table:style-name="ce12" table:formula="of:=([.C146]-[.G146]+[.$A$3])/2" office:value-type="float" office:value="55.5664394714669" calcext:value-type="float">
            <text:p>56</text:p>
          </table:table-cell>
          <table:table-cell table:style-name="ce12" office:value-type="string" calcext:value-type="string">
            <text:p>,</text:p>
          </table:table-cell>
          <table:table-cell table:style-name="ce12" table:formula="of:=([.D146]-[.G146]+[.$A$3])/2" office:value-type="float" office:value="229.810190710551" calcext:value-type="float">
            <text:p>230</text:p>
          </table:table-cell>
          <table:table-cell table:style-name="ce12" table:formula="of:=([.E146]-[.G146]+[.$A$3])/2" office:value-type="float" office:value="25.1898092894491" calcext:value-type="float">
            <text:p>25</text:p>
          </table:table-cell>
          <table:table-cell table:style-name="ce10"/>
          <table:table-cell table:formula="of:=([.$A$3]+[.C146])/2" office:value-type="float" office:value="79.5442929809779" calcext:value-type="float">
            <text:p>80</text:p>
          </table:table-cell>
          <table:table-cell table:style-name="ce12" office:value-type="string" calcext:value-type="string">
            <text:p>,</text:p>
          </table:table-cell>
          <table:table-cell/>
          <table:table-cell table:formula="of:=[.P14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6]+1.40625" office:value-type="float" office:value="203.5" calcext:value-type="float">
            <text:p>203,5</text:p>
          </table:table-cell>
          <table:table-cell table:formula="of:=[.$A$3]*SIN(RADIANS([.B147]))" office:value-type="float" office:value="-101.681012575938" calcext:value-type="float">
            <text:p>-101,7</text:p>
          </table:table-cell>
          <table:table-cell table:formula="of:=[.$A$3]*SIN(RADIANS([.B147]-120))" office:value-type="float" office:value="253.36082319753" calcext:value-type="float">
            <text:p>253,4</text:p>
          </table:table-cell>
          <table:table-cell table:formula="of:=[.$A$3]*SIN(RADIANS([.B147]+120))" office:value-type="float" office:value="-151.679810621592" calcext:value-type="float">
            <text:p>-151,7</text:p>
          </table:table-cell>
          <table:table-cell table:style-name="ce10"/>
          <table:table-cell table:style-name="ce6" table:formula="of:=(MIN([.C147];[.D147];[.E147])+MAX([.C147];[.D147];[.E147]))/2" office:value-type="float" office:value="50.8405062879689" calcext:value-type="float">
            <text:p>50,8</text:p>
          </table:table-cell>
          <table:table-cell table:style-name="ce12" table:formula="of:=([.C147]-[.G147]+[.$A$3])/2" office:value-type="float" office:value="51.2392405680466" calcext:value-type="float">
            <text:p>51</text:p>
          </table:table-cell>
          <table:table-cell table:style-name="ce12" office:value-type="string" calcext:value-type="string">
            <text:p>,</text:p>
          </table:table-cell>
          <table:table-cell table:style-name="ce12" table:formula="of:=([.D147]-[.G147]+[.$A$3])/2" office:value-type="float" office:value="228.76015845478" calcext:value-type="float">
            <text:p>229</text:p>
          </table:table-cell>
          <table:table-cell table:style-name="ce12" table:formula="of:=([.E147]-[.G147]+[.$A$3])/2" office:value-type="float" office:value="26.2398415452195" calcext:value-type="float">
            <text:p>26</text:p>
          </table:table-cell>
          <table:table-cell table:style-name="ce10"/>
          <table:table-cell table:formula="of:=([.$A$3]+[.C147])/2" office:value-type="float" office:value="76.6594937120311" calcext:value-type="float">
            <text:p>77</text:p>
          </table:table-cell>
          <table:table-cell table:style-name="ce12" office:value-type="string" calcext:value-type="string">
            <text:p>,</text:p>
          </table:table-cell>
          <table:table-cell/>
          <table:table-cell table:formula="of:=[.P14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7]+1.40625" office:value-type="float" office:value="204.90625" calcext:value-type="float">
            <text:p>204,90625</text:p>
          </table:table-cell>
          <table:table-cell table:formula="of:=[.$A$3]*SIN(RADIANS([.B148]))" office:value-type="float" office:value="-107.389362273954" calcext:value-type="float">
            <text:p>-107,4</text:p>
          </table:table-cell>
          <table:table-cell table:formula="of:=[.$A$3]*SIN(RADIANS([.B148]-120))" office:value-type="float" office:value="253.992942868813" calcext:value-type="float">
            <text:p>254,0</text:p>
          </table:table-cell>
          <table:table-cell table:formula="of:=[.$A$3]*SIN(RADIANS([.B148]+120))" office:value-type="float" office:value="-146.603580594859" calcext:value-type="float">
            <text:p>-146,6</text:p>
          </table:table-cell>
          <table:table-cell table:style-name="ce10"/>
          <table:table-cell table:style-name="ce6" table:formula="of:=(MIN([.C148];[.D148];[.E148])+MAX([.C148];[.D148];[.E148]))/2" office:value-type="float" office:value="53.6946811369768" calcext:value-type="float">
            <text:p>53,7</text:p>
          </table:table-cell>
          <table:table-cell table:style-name="ce12" table:formula="of:=([.C148]-[.G148]+[.$A$3])/2" office:value-type="float" office:value="46.9579782945348" calcext:value-type="float">
            <text:p>47</text:p>
          </table:table-cell>
          <table:table-cell table:style-name="ce12" office:value-type="string" calcext:value-type="string">
            <text:p>,</text:p>
          </table:table-cell>
          <table:table-cell table:style-name="ce12" table:formula="of:=([.D148]-[.G148]+[.$A$3])/2" office:value-type="float" office:value="227.649130865918" calcext:value-type="float">
            <text:p>228</text:p>
          </table:table-cell>
          <table:table-cell table:style-name="ce12" table:formula="of:=([.E148]-[.G148]+[.$A$3])/2" office:value-type="float" office:value="27.3508691340819" calcext:value-type="float">
            <text:p>27</text:p>
          </table:table-cell>
          <table:table-cell table:style-name="ce10"/>
          <table:table-cell table:formula="of:=([.$A$3]+[.C148])/2" office:value-type="float" office:value="73.8053188630232" calcext:value-type="float">
            <text:p>74</text:p>
          </table:table-cell>
          <table:table-cell table:style-name="ce12" office:value-type="string" calcext:value-type="string">
            <text:p>,</text:p>
          </table:table-cell>
          <table:table-cell/>
          <table:table-cell table:formula="of:=[.P14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8]+1.40625" office:value-type="float" office:value="206.3125" calcext:value-type="float">
            <text:p>206,3125</text:p>
          </table:table-cell>
          <table:table-cell table:formula="of:=[.$A$3]*SIN(RADIANS([.B149]))" office:value-type="float" office:value="-113.033024635682" calcext:value-type="float">
            <text:p>-113,0</text:p>
          </table:table-cell>
          <table:table-cell table:formula="of:=[.$A$3]*SIN(RADIANS([.B149]-120))" office:value-type="float" office:value="254.47206668872" calcext:value-type="float">
            <text:p>254,5</text:p>
          </table:table-cell>
          <table:table-cell table:formula="of:=[.$A$3]*SIN(RADIANS([.B149]+120))" office:value-type="float" office:value="-141.439042053037" calcext:value-type="float">
            <text:p>-141,4</text:p>
          </table:table-cell>
          <table:table-cell table:style-name="ce10"/>
          <table:table-cell table:style-name="ce6" table:formula="of:=(MIN([.C149];[.D149];[.E149])+MAX([.C149];[.D149];[.E149]))/2" office:value-type="float" office:value="56.5165123178412" calcext:value-type="float">
            <text:p>56,5</text:p>
          </table:table-cell>
          <table:table-cell table:style-name="ce12" table:formula="of:=([.C149]-[.G149]+[.$A$3])/2" office:value-type="float" office:value="42.7252315232382" calcext:value-type="float">
            <text:p>43</text:p>
          </table:table-cell>
          <table:table-cell table:style-name="ce12" office:value-type="string" calcext:value-type="string">
            <text:p>,</text:p>
          </table:table-cell>
          <table:table-cell table:style-name="ce12" table:formula="of:=([.D149]-[.G149]+[.$A$3])/2" office:value-type="float" office:value="226.477777185439" calcext:value-type="float">
            <text:p>226</text:p>
          </table:table-cell>
          <table:table-cell table:style-name="ce12" table:formula="of:=([.E149]-[.G149]+[.$A$3])/2" office:value-type="float" office:value="28.5222228145607" calcext:value-type="float">
            <text:p>29</text:p>
          </table:table-cell>
          <table:table-cell table:style-name="ce10"/>
          <table:table-cell table:formula="of:=([.$A$3]+[.C149])/2" office:value-type="float" office:value="70.9834876821588" calcext:value-type="float">
            <text:p>71</text:p>
          </table:table-cell>
          <table:table-cell table:style-name="ce12" office:value-type="string" calcext:value-type="string">
            <text:p>,</text:p>
          </table:table-cell>
          <table:table-cell/>
          <table:table-cell table:formula="of:=[.P14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9]+1.40625" office:value-type="float" office:value="207.71875" calcext:value-type="float">
            <text:p>207,71875</text:p>
          </table:table-cell>
          <table:table-cell table:formula="of:=[.$A$3]*SIN(RADIANS([.B150]))" office:value-type="float" office:value="-118.608600129948" calcext:value-type="float">
            <text:p>-118,6</text:p>
          </table:table-cell>
          <table:table-cell table:formula="of:=[.$A$3]*SIN(RADIANS([.B150]-120))" office:value-type="float" office:value="254.797906050977" calcext:value-type="float">
            <text:p>254,8</text:p>
          </table:table-cell>
          <table:table-cell table:formula="of:=[.$A$3]*SIN(RADIANS([.B150]+120))" office:value-type="float" office:value="-136.189305921029" calcext:value-type="float">
            <text:p>-136,2</text:p>
          </table:table-cell>
          <table:table-cell table:style-name="ce10"/>
          <table:table-cell table:style-name="ce6" table:formula="of:=(MIN([.C150];[.D150];[.E150])+MAX([.C150];[.D150];[.E150]))/2" office:value-type="float" office:value="59.3043000649739" calcext:value-type="float">
            <text:p>59,3</text:p>
          </table:table-cell>
          <table:table-cell table:style-name="ce12" table:formula="of:=([.C150]-[.G150]+[.$A$3])/2" office:value-type="float" office:value="38.5435499025392" calcext:value-type="float">
            <text:p>39</text:p>
          </table:table-cell>
          <table:table-cell table:style-name="ce12" office:value-type="string" calcext:value-type="string">
            <text:p>,</text:p>
          </table:table-cell>
          <table:table-cell table:style-name="ce12" table:formula="of:=([.D150]-[.G150]+[.$A$3])/2" office:value-type="float" office:value="225.246802993002" calcext:value-type="float">
            <text:p>225</text:p>
          </table:table-cell>
          <table:table-cell table:style-name="ce12" table:formula="of:=([.E150]-[.G150]+[.$A$3])/2" office:value-type="float" office:value="29.7531970069985" calcext:value-type="float">
            <text:p>30</text:p>
          </table:table-cell>
          <table:table-cell table:style-name="ce10"/>
          <table:table-cell table:formula="of:=([.$A$3]+[.C150])/2" office:value-type="float" office:value="68.1956999350261" calcext:value-type="float">
            <text:p>68</text:p>
          </table:table-cell>
          <table:table-cell table:style-name="ce12" office:value-type="string" calcext:value-type="string">
            <text:p>,</text:p>
          </table:table-cell>
          <table:table-cell/>
          <table:table-cell table:formula="of:=[.P14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0]+1.40625" office:value-type="float" office:value="209.125" calcext:value-type="float">
            <text:p>209,125</text:p>
          </table:table-cell>
          <table:table-cell table:formula="of:=[.$A$3]*SIN(RADIANS([.B151]))" office:value-type="float" office:value="-124.112730238556" calcext:value-type="float">
            <text:p>-124,1</text:p>
          </table:table-cell>
          <table:table-cell table:formula="of:=[.$A$3]*SIN(RADIANS([.B151]-120))" office:value-type="float" office:value="254.970264682136" calcext:value-type="float">
            <text:p>255,0</text:p>
          </table:table-cell>
          <table:table-cell table:formula="of:=[.$A$3]*SIN(RADIANS([.B151]+120))" office:value-type="float" office:value="-130.85753444358" calcext:value-type="float">
            <text:p>-130,9</text:p>
          </table:table-cell>
          <table:table-cell table:style-name="ce10"/>
          <table:table-cell table:style-name="ce6" table:formula="of:=(MIN([.C151];[.D151];[.E151])+MAX([.C151];[.D151];[.E151]))/2" office:value-type="float" office:value="62.056365119278" calcext:value-type="float">
            <text:p>62,1</text:p>
          </table:table-cell>
          <table:table-cell table:style-name="ce12" table:formula="of:=([.C151]-[.G151]+[.$A$3])/2" office:value-type="float" office:value="34.415452321083" calcext:value-type="float">
            <text:p>34</text:p>
          </table:table-cell>
          <table:table-cell table:style-name="ce12" office:value-type="string" calcext:value-type="string">
            <text:p>,</text:p>
          </table:table-cell>
          <table:table-cell table:style-name="ce12" table:formula="of:=([.D151]-[.G151]+[.$A$3])/2" office:value-type="float" office:value="223.956949781429" calcext:value-type="float">
            <text:p>224</text:p>
          </table:table-cell>
          <table:table-cell table:style-name="ce12" table:formula="of:=([.E151]-[.G151]+[.$A$3])/2" office:value-type="float" office:value="31.0430502185709" calcext:value-type="float">
            <text:p>31</text:p>
          </table:table-cell>
          <table:table-cell table:style-name="ce10"/>
          <table:table-cell table:formula="of:=([.$A$3]+[.C151])/2" office:value-type="float" office:value="65.443634880722" calcext:value-type="float">
            <text:p>65</text:p>
          </table:table-cell>
          <table:table-cell table:style-name="ce12" office:value-type="string" calcext:value-type="string">
            <text:p>,</text:p>
          </table:table-cell>
          <table:table-cell/>
          <table:table-cell table:formula="of:=[.P15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1]+1.40625" office:value-type="float" office:value="210.53125" calcext:value-type="float">
            <text:p>210,53125</text:p>
          </table:table-cell>
          <table:table-cell table:formula="of:=[.$A$3]*SIN(RADIANS([.B152]))" office:value-type="float" office:value="-129.542099479343" calcext:value-type="float">
            <text:p>-129,5</text:p>
          </table:table-cell>
          <table:table-cell table:formula="of:=[.$A$3]*SIN(RADIANS([.B152]-120))" office:value-type="float" office:value="254.989038759803" calcext:value-type="float">
            <text:p>255,0</text:p>
          </table:table-cell>
          <table:table-cell table:formula="of:=[.$A$3]*SIN(RADIANS([.B152]+120))" office:value-type="float" office:value="-125.446939280461" calcext:value-type="float">
            <text:p>-125,4</text:p>
          </table:table-cell>
          <table:table-cell table:style-name="ce10"/>
          <table:table-cell table:style-name="ce6" table:formula="of:=(MIN([.C152];[.D152];[.E152])+MAX([.C152];[.D152];[.E152]))/2" office:value-type="float" office:value="62.7234696402304" calcext:value-type="float">
            <text:p>62,7</text:p>
          </table:table-cell>
          <table:table-cell table:style-name="ce12" table:formula="of:=([.C152]-[.G152]+[.$A$3])/2" office:value-type="float" office:value="31.3672154402135" calcext:value-type="float">
            <text:p>31</text:p>
          </table:table-cell>
          <table:table-cell table:style-name="ce12" office:value-type="string" calcext:value-type="string">
            <text:p>,</text:p>
          </table:table-cell>
          <table:table-cell table:style-name="ce12" table:formula="of:=([.D152]-[.G152]+[.$A$3])/2" office:value-type="float" office:value="223.632784559786" calcext:value-type="float">
            <text:p>224</text:p>
          </table:table-cell>
          <table:table-cell table:style-name="ce12" table:formula="of:=([.E152]-[.G152]+[.$A$3])/2" office:value-type="float" office:value="33.4147955396544" calcext:value-type="float">
            <text:p>33</text:p>
          </table:table-cell>
          <table:table-cell table:style-name="ce10"/>
          <table:table-cell table:formula="of:=([.$A$3]+[.C152])/2" office:value-type="float" office:value="62.7289502603287" calcext:value-type="float">
            <text:p>63</text:p>
          </table:table-cell>
          <table:table-cell table:style-name="ce12" office:value-type="string" calcext:value-type="string">
            <text:p>,</text:p>
          </table:table-cell>
          <table:table-cell/>
          <table:table-cell table:formula="of:=[.P15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2]+1.40625" office:value-type="float" office:value="211.9375" calcext:value-type="float">
            <text:p>211,9375</text:p>
          </table:table-cell>
          <table:table-cell table:formula="of:=[.$A$3]*SIN(RADIANS([.B153]))" office:value-type="float" office:value="-134.893437403294" calcext:value-type="float">
            <text:p>-134,9</text:p>
          </table:table-cell>
          <table:table-cell table:formula="of:=[.$A$3]*SIN(RADIANS([.B153]-120))" office:value-type="float" office:value="254.854216975176" calcext:value-type="float">
            <text:p>254,9</text:p>
          </table:table-cell>
          <table:table-cell table:formula="of:=[.$A$3]*SIN(RADIANS([.B153]+120))" office:value-type="float" office:value="-119.960779571882" calcext:value-type="float">
            <text:p>-120,0</text:p>
          </table:table-cell>
          <table:table-cell table:style-name="ce10"/>
          <table:table-cell table:style-name="ce6" table:formula="of:=(MIN([.C153];[.D153];[.E153])+MAX([.C153];[.D153];[.E153]))/2" office:value-type="float" office:value="59.980389785941" calcext:value-type="float">
            <text:p>60,0</text:p>
          </table:table-cell>
          <table:table-cell table:style-name="ce12" table:formula="of:=([.C153]-[.G153]+[.$A$3])/2" office:value-type="float" office:value="30.0630864053826" calcext:value-type="float">
            <text:p>30</text:p>
          </table:table-cell>
          <table:table-cell table:style-name="ce12" office:value-type="string" calcext:value-type="string">
            <text:p>,</text:p>
          </table:table-cell>
          <table:table-cell table:style-name="ce12" table:formula="of:=([.D153]-[.G153]+[.$A$3])/2" office:value-type="float" office:value="224.936913594617" calcext:value-type="float">
            <text:p>225</text:p>
          </table:table-cell>
          <table:table-cell table:style-name="ce12" table:formula="of:=([.E153]-[.G153]+[.$A$3])/2" office:value-type="float" office:value="37.5294153210885" calcext:value-type="float">
            <text:p>38</text:p>
          </table:table-cell>
          <table:table-cell table:style-name="ce10"/>
          <table:table-cell table:formula="of:=([.$A$3]+[.C153])/2" office:value-type="float" office:value="60.0532812983531" calcext:value-type="float">
            <text:p>60</text:p>
          </table:table-cell>
          <table:table-cell table:style-name="ce12" office:value-type="string" calcext:value-type="string">
            <text:p>,</text:p>
          </table:table-cell>
          <table:table-cell/>
          <table:table-cell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3]+1.40625" office:value-type="float" office:value="213.34375" calcext:value-type="float">
            <text:p>213,34375</text:p>
          </table:table-cell>
          <table:table-cell table:formula="of:=[.$A$3]*SIN(RADIANS([.B154]))" office:value-type="float" office:value="-140.163520564544" calcext:value-type="float">
            <text:p>-140,2</text:p>
          </table:table-cell>
          <table:table-cell table:formula="of:=[.$A$3]*SIN(RADIANS([.B154]-120))" office:value-type="float" office:value="254.565880539855" calcext:value-type="float">
            <text:p>254,6</text:p>
          </table:table-cell>
          <table:table-cell table:formula="of:=[.$A$3]*SIN(RADIANS([.B154]+120))" office:value-type="float" office:value="-114.402359975312" calcext:value-type="float">
            <text:p>-114,4</text:p>
          </table:table-cell>
          <table:table-cell table:style-name="ce10"/>
          <table:table-cell table:style-name="ce6" table:formula="of:=(MIN([.C154];[.D154];[.E154])+MAX([.C154];[.D154];[.E154]))/2" office:value-type="float" office:value="57.2011799876558" calcext:value-type="float">
            <text:p>57,2</text:p>
          </table:table-cell>
          <table:table-cell table:style-name="ce12" table:formula="of:=([.C154]-[.G154]+[.$A$3])/2" office:value-type="float" office:value="28.8176497239002" calcext:value-type="float">
            <text:p>29</text:p>
          </table:table-cell>
          <table:table-cell table:style-name="ce12" office:value-type="string" calcext:value-type="string">
            <text:p>,</text:p>
          </table:table-cell>
          <table:table-cell table:style-name="ce12" table:formula="of:=([.D154]-[.G154]+[.$A$3])/2" office:value-type="float" office:value="226.1823502761" calcext:value-type="float">
            <text:p>226</text:p>
          </table:table-cell>
          <table:table-cell table:style-name="ce12" table:formula="of:=([.E154]-[.G154]+[.$A$3])/2" office:value-type="float" office:value="41.6982300185162" calcext:value-type="float">
            <text:p>42</text:p>
          </table:table-cell>
          <table:table-cell table:style-name="ce10"/>
          <table:table-cell table:formula="of:=([.$A$3]+[.C154])/2" office:value-type="float" office:value="57.4182397177281" calcext:value-type="float">
            <text:p>57</text:p>
          </table:table-cell>
          <table:table-cell table:style-name="ce12" office:value-type="string" calcext:value-type="string">
            <text:p>,</text:p>
          </table:table-cell>
          <table:table-cell/>
          <table:table-cell table:formula="of:=[.P15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4]+1.40625" office:value-type="float" office:value="214.75" calcext:value-type="float">
            <text:p>214,75</text:p>
          </table:table-cell>
          <table:table-cell table:formula="of:=[.$A$3]*SIN(RADIANS([.B155]))" office:value-type="float" office:value="-145.349174462057" calcext:value-type="float">
            <text:p>-145,3</text:p>
          </table:table-cell>
          <table:table-cell table:formula="of:=[.$A$3]*SIN(RADIANS([.B155]-120))" office:value-type="float" office:value="254.124203136929" calcext:value-type="float">
            <text:p>254,1</text:p>
          </table:table-cell>
          <table:table-cell table:formula="of:=[.$A$3]*SIN(RADIANS([.B155]+120))" office:value-type="float" office:value="-108.775028674872" calcext:value-type="float">
            <text:p>-108,8</text:p>
          </table:table-cell>
          <table:table-cell table:style-name="ce10"/>
          <table:table-cell table:style-name="ce6" table:formula="of:=(MIN([.C155];[.D155];[.E155])+MAX([.C155];[.D155];[.E155]))/2" office:value-type="float" office:value="54.387514337436" calcext:value-type="float">
            <text:p>54,4</text:p>
          </table:table-cell>
          <table:table-cell table:style-name="ce12" table:formula="of:=([.C155]-[.G155]+[.$A$3])/2" office:value-type="float" office:value="27.6316556002534" calcext:value-type="float">
            <text:p>28</text:p>
          </table:table-cell>
          <table:table-cell table:style-name="ce12" office:value-type="string" calcext:value-type="string">
            <text:p>,</text:p>
          </table:table-cell>
          <table:table-cell table:style-name="ce12" table:formula="of:=([.D155]-[.G155]+[.$A$3])/2" office:value-type="float" office:value="227.368344399747" calcext:value-type="float">
            <text:p>227</text:p>
          </table:table-cell>
          <table:table-cell table:style-name="ce12" table:formula="of:=([.E155]-[.G155]+[.$A$3])/2" office:value-type="float" office:value="45.918728493846" calcext:value-type="float">
            <text:p>46</text:p>
          </table:table-cell>
          <table:table-cell table:style-name="ce10"/>
          <table:table-cell table:formula="of:=([.$A$3]+[.C155])/2" office:value-type="float" office:value="54.8254127689714" calcext:value-type="float">
            <text:p>55</text:p>
          </table:table-cell>
          <table:table-cell table:style-name="ce12" office:value-type="string" calcext:value-type="string">
            <text:p>,</text:p>
          </table:table-cell>
          <table:table-cell/>
          <table:table-cell table:formula="of:=[.P15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5]+1.40625" office:value-type="float" office:value="216.15625" calcext:value-type="float">
            <text:p>216,15625</text:p>
          </table:table-cell>
          <table:table-cell table:formula="of:=[.$A$3]*SIN(RADIANS([.B156]))" office:value-type="float" office:value="-150.447275451831" calcext:value-type="float">
            <text:p>-150,4</text:p>
          </table:table-cell>
          <table:table-cell table:formula="of:=[.$A$3]*SIN(RADIANS([.B156]-120))" office:value-type="float" office:value="253.529450816349" calcext:value-type="float">
            <text:p>253,5</text:p>
          </table:table-cell>
          <table:table-cell table:formula="of:=[.$A$3]*SIN(RADIANS([.B156]+120))" office:value-type="float" office:value="-103.082175364519" calcext:value-type="float">
            <text:p>-103,1</text:p>
          </table:table-cell>
          <table:table-cell table:style-name="ce10"/>
          <table:table-cell table:style-name="ce6" table:formula="of:=(MIN([.C156];[.D156];[.E156])+MAX([.C156];[.D156];[.E156]))/2" office:value-type="float" office:value="51.5410876822594" calcext:value-type="float">
            <text:p>51,5</text:p>
          </table:table-cell>
          <table:table-cell table:style-name="ce12" table:formula="of:=([.C156]-[.G156]+[.$A$3])/2" office:value-type="float" office:value="26.5058184329551" calcext:value-type="float">
            <text:p>27</text:p>
          </table:table-cell>
          <table:table-cell table:style-name="ce12" office:value-type="string" calcext:value-type="string">
            <text:p>,</text:p>
          </table:table-cell>
          <table:table-cell table:style-name="ce12" table:formula="of:=([.D156]-[.G156]+[.$A$3])/2" office:value-type="float" office:value="228.494181567045" calcext:value-type="float">
            <text:p>228</text:p>
          </table:table-cell>
          <table:table-cell table:style-name="ce12" table:formula="of:=([.E156]-[.G156]+[.$A$3])/2" office:value-type="float" office:value="50.1883684766109" calcext:value-type="float">
            <text:p>50</text:p>
          </table:table-cell>
          <table:table-cell table:style-name="ce10"/>
          <table:table-cell table:formula="of:=([.$A$3]+[.C156])/2" office:value-type="float" office:value="52.2763622740847" calcext:value-type="float">
            <text:p>52</text:p>
          </table:table-cell>
          <table:table-cell table:style-name="ce12" office:value-type="string" calcext:value-type="string">
            <text:p>,</text:p>
          </table:table-cell>
          <table:table-cell/>
          <table:table-cell table:formula="of:=[.P15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6]+1.40625" office:value-type="float" office:value="217.5625" calcext:value-type="float">
            <text:p>217,5625</text:p>
          </table:table-cell>
          <table:table-cell table:formula="of:=[.$A$3]*SIN(RADIANS([.B157]))" office:value-type="float" office:value="-155.454752628458" calcext:value-type="float">
            <text:p>-155,5</text:p>
          </table:table-cell>
          <table:table-cell table:formula="of:=[.$A$3]*SIN(RADIANS([.B157]-120))" office:value-type="float" office:value="252.781981834674" calcext:value-type="float">
            <text:p>252,8</text:p>
          </table:table-cell>
          <table:table-cell table:formula="of:=[.$A$3]*SIN(RADIANS([.B157]+120))" office:value-type="float" office:value="-97.3272292062168" calcext:value-type="float">
            <text:p>-97,3</text:p>
          </table:table-cell>
          <table:table-cell table:style-name="ce10"/>
          <table:table-cell table:style-name="ce6" table:formula="of:=(MIN([.C157];[.D157];[.E157])+MAX([.C157];[.D157];[.E157]))/2" office:value-type="float" office:value="48.6636146031083" calcext:value-type="float">
            <text:p>48,7</text:p>
          </table:table-cell>
          <table:table-cell table:style-name="ce12" table:formula="of:=([.C157]-[.G157]+[.$A$3])/2" office:value-type="float" office:value="25.440816384217" calcext:value-type="float">
            <text:p>25</text:p>
          </table:table-cell>
          <table:table-cell table:style-name="ce12" office:value-type="string" calcext:value-type="string">
            <text:p>,</text:p>
          </table:table-cell>
          <table:table-cell table:style-name="ce12" table:formula="of:=([.D157]-[.G157]+[.$A$3])/2" office:value-type="float" office:value="229.559183615783" calcext:value-type="float">
            <text:p>230</text:p>
          </table:table-cell>
          <table:table-cell table:style-name="ce12" table:formula="of:=([.E157]-[.G157]+[.$A$3])/2" office:value-type="float" office:value="54.5045780953374" calcext:value-type="float">
            <text:p>55</text:p>
          </table:table-cell>
          <table:table-cell table:style-name="ce10"/>
          <table:table-cell table:formula="of:=([.$A$3]+[.C157])/2" office:value-type="float" office:value="49.7726236857712" calcext:value-type="float">
            <text:p>50</text:p>
          </table:table-cell>
          <table:table-cell table:style-name="ce12" office:value-type="string" calcext:value-type="string">
            <text:p>,</text:p>
          </table:table-cell>
          <table:table-cell/>
          <table:table-cell table:formula="of:=[.P15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7]+1.40625" office:value-type="float" office:value="218.96875" calcext:value-type="float">
            <text:p>218,96875</text:p>
          </table:table-cell>
          <table:table-cell table:formula="of:=[.$A$3]*SIN(RADIANS([.B158]))" office:value-type="float" office:value="-160.368589674929" calcext:value-type="float">
            <text:p>-160,4</text:p>
          </table:table-cell>
          <table:table-cell table:formula="of:=[.$A$3]*SIN(RADIANS([.B158]-120))" office:value-type="float" office:value="251.882246439269" calcext:value-type="float">
            <text:p>251,9</text:p>
          </table:table-cell>
          <table:table-cell table:formula="of:=[.$A$3]*SIN(RADIANS([.B158]+120))" office:value-type="float" office:value="-91.5136567643403" calcext:value-type="float">
            <text:p>-91,5</text:p>
          </table:table-cell>
          <table:table-cell table:style-name="ce10"/>
          <table:table-cell table:style-name="ce6" table:formula="of:=(MIN([.C158];[.D158];[.E158])+MAX([.C158];[.D158];[.E158]))/2" office:value-type="float" office:value="45.7568283821702" calcext:value-type="float">
            <text:p>45,8</text:p>
          </table:table-cell>
          <table:table-cell table:style-name="ce12" table:formula="of:=([.C158]-[.G158]+[.$A$3])/2" office:value-type="float" office:value="24.4372909714505" calcext:value-type="float">
            <text:p>24</text:p>
          </table:table-cell>
          <table:table-cell table:style-name="ce12" office:value-type="string" calcext:value-type="string">
            <text:p>,</text:p>
          </table:table-cell>
          <table:table-cell table:style-name="ce12" table:formula="of:=([.D158]-[.G158]+[.$A$3])/2" office:value-type="float" office:value="230.56270902855" calcext:value-type="float">
            <text:p>231</text:p>
          </table:table-cell>
          <table:table-cell table:style-name="ce12" table:formula="of:=([.E158]-[.G158]+[.$A$3])/2" office:value-type="float" office:value="58.8647574267448" calcext:value-type="float">
            <text:p>59</text:p>
          </table:table-cell>
          <table:table-cell table:style-name="ce10"/>
          <table:table-cell table:formula="of:=([.$A$3]+[.C158])/2" office:value-type="float" office:value="47.3157051625356" calcext:value-type="float">
            <text:p>47</text:p>
          </table:table-cell>
          <table:table-cell table:style-name="ce12" office:value-type="string" calcext:value-type="string">
            <text:p>,</text:p>
          </table:table-cell>
          <table:table-cell/>
          <table:table-cell table:formula="of:=[.P15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8]+1.40625" office:value-type="float" office:value="220.375" calcext:value-type="float">
            <text:p>220,375</text:p>
          </table:table-cell>
          <table:table-cell table:formula="of:=[.$A$3]*SIN(RADIANS([.B159]))" office:value-type="float" office:value="-165.185826679548" calcext:value-type="float">
            <text:p>-165,2</text:p>
          </table:table-cell>
          <table:table-cell table:formula="of:=[.$A$3]*SIN(RADIANS([.B159]-120))" office:value-type="float" office:value="250.830786597093" calcext:value-type="float">
            <text:p>250,8</text:p>
          </table:table-cell>
          <table:table-cell table:formula="of:=[.$A$3]*SIN(RADIANS([.B159]+120))" office:value-type="float" office:value="-85.6449599175453" calcext:value-type="float">
            <text:p>-85,6</text:p>
          </table:table-cell>
          <table:table-cell table:style-name="ce10"/>
          <table:table-cell table:style-name="ce6" table:formula="of:=(MIN([.C159];[.D159];[.E159])+MAX([.C159];[.D159];[.E159]))/2" office:value-type="float" office:value="42.8224799587727" calcext:value-type="float">
            <text:p>42,8</text:p>
          </table:table-cell>
          <table:table-cell table:style-name="ce12" table:formula="of:=([.C159]-[.G159]+[.$A$3])/2" office:value-type="float" office:value="23.4958466808398" calcext:value-type="float">
            <text:p>23</text:p>
          </table:table-cell>
          <table:table-cell table:style-name="ce12" office:value-type="string" calcext:value-type="string">
            <text:p>,</text:p>
          </table:table-cell>
          <table:table-cell table:style-name="ce12" table:formula="of:=([.D159]-[.G159]+[.$A$3])/2" office:value-type="float" office:value="231.50415331916" calcext:value-type="float">
            <text:p>232</text:p>
          </table:table-cell>
          <table:table-cell table:style-name="ce12" table:formula="of:=([.E159]-[.G159]+[.$A$3])/2" office:value-type="float" office:value="63.2662800618411" calcext:value-type="float">
            <text:p>63</text:p>
          </table:table-cell>
          <table:table-cell table:style-name="ce10"/>
          <table:table-cell table:formula="of:=([.$A$3]+[.C159])/2" office:value-type="float" office:value="44.9070866602261" calcext:value-type="float">
            <text:p>45</text:p>
          </table:table-cell>
          <table:table-cell table:style-name="ce12" office:value-type="string" calcext:value-type="string">
            <text:p>,</text:p>
          </table:table-cell>
          <table:table-cell/>
          <table:table-cell table:formula="of:=[.P15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9]+1.40625" office:value-type="float" office:value="221.78125" calcext:value-type="float">
            <text:p>221,78125</text:p>
          </table:table-cell>
          <table:table-cell table:formula="of:=[.$A$3]*SIN(RADIANS([.B160]))" office:value-type="float" office:value="-169.903561918871" calcext:value-type="float">
            <text:p>-169,9</text:p>
          </table:table-cell>
          <table:table-cell table:formula="of:=[.$A$3]*SIN(RADIANS([.B160]-120))" office:value-type="float" office:value="249.628235668238" calcext:value-type="float">
            <text:p>249,6</text:p>
          </table:table-cell>
          <table:table-cell table:formula="of:=[.$A$3]*SIN(RADIANS([.B160]+120))" office:value-type="float" office:value="-79.7246737493672" calcext:value-type="float">
            <text:p>-79,7</text:p>
          </table:table-cell>
          <table:table-cell table:style-name="ce10"/>
          <table:table-cell table:style-name="ce6" table:formula="of:=(MIN([.C160];[.D160];[.E160])+MAX([.C160];[.D160];[.E160]))/2" office:value-type="float" office:value="39.8623368746836" calcext:value-type="float">
            <text:p>39,9</text:p>
          </table:table-cell>
          <table:table-cell table:style-name="ce12" table:formula="of:=([.C160]-[.G160]+[.$A$3])/2" office:value-type="float" office:value="22.6170506032228" calcext:value-type="float">
            <text:p>23</text:p>
          </table:table-cell>
          <table:table-cell table:style-name="ce12" office:value-type="string" calcext:value-type="string">
            <text:p>,</text:p>
          </table:table-cell>
          <table:table-cell table:style-name="ce12" table:formula="of:=([.D160]-[.G160]+[.$A$3])/2" office:value-type="float" office:value="232.382949396777" calcext:value-type="float">
            <text:p>232</text:p>
          </table:table-cell>
          <table:table-cell table:style-name="ce12" table:formula="of:=([.E160]-[.G160]+[.$A$3])/2" office:value-type="float" office:value="67.7064946879746" calcext:value-type="float">
            <text:p>68</text:p>
          </table:table-cell>
          <table:table-cell table:style-name="ce10"/>
          <table:table-cell table:formula="of:=([.$A$3]+[.C160])/2" office:value-type="float" office:value="42.5482190405646" calcext:value-type="float">
            <text:p>43</text:p>
          </table:table-cell>
          <table:table-cell table:style-name="ce12" office:value-type="string" calcext:value-type="string">
            <text:p>,</text:p>
          </table:table-cell>
          <table:table-cell/>
          <table:table-cell table:formula="of:=[.P15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0]+1.40625" office:value-type="float" office:value="223.1875" calcext:value-type="float">
            <text:p>223,1875</text:p>
          </table:table-cell>
          <table:table-cell table:formula="of:=[.$A$3]*SIN(RADIANS([.B161]))" office:value-type="float" office:value="-174.518953605597" calcext:value-type="float">
            <text:p>-174,5</text:p>
          </table:table-cell>
          <table:table-cell table:formula="of:=[.$A$3]*SIN(RADIANS([.B161]-120))" office:value-type="float" office:value="248.275318024417" calcext:value-type="float">
            <text:p>248,3</text:p>
          </table:table-cell>
          <table:table-cell table:formula="of:=[.$A$3]*SIN(RADIANS([.B161]+120))" office:value-type="float" office:value="-73.75636441882" calcext:value-type="float">
            <text:p>-73,8</text:p>
          </table:table-cell>
          <table:table-cell table:style-name="ce10"/>
          <table:table-cell table:style-name="ce6" table:formula="of:=(MIN([.C161];[.D161];[.E161])+MAX([.C161];[.D161];[.E161]))/2" office:value-type="float" office:value="36.87818220941" calcext:value-type="float">
            <text:p>36,9</text:p>
          </table:table-cell>
          <table:table-cell table:style-name="ce12" table:formula="of:=([.C161]-[.G161]+[.$A$3])/2" office:value-type="float" office:value="21.8014320924963" calcext:value-type="float">
            <text:p>22</text:p>
          </table:table-cell>
          <table:table-cell table:style-name="ce12" office:value-type="string" calcext:value-type="string">
            <text:p>,</text:p>
          </table:table-cell>
          <table:table-cell table:style-name="ce12" table:formula="of:=([.D161]-[.G161]+[.$A$3])/2" office:value-type="float" office:value="233.198567907504" calcext:value-type="float">
            <text:p>233</text:p>
          </table:table-cell>
          <table:table-cell table:style-name="ce12" table:formula="of:=([.E161]-[.G161]+[.$A$3])/2" office:value-type="float" office:value="72.182726685885" calcext:value-type="float">
            <text:p>72</text:p>
          </table:table-cell>
          <table:table-cell table:style-name="ce10"/>
          <table:table-cell table:formula="of:=([.$A$3]+[.C161])/2" office:value-type="float" office:value="40.2405231972013" calcext:value-type="float">
            <text:p>40</text:p>
          </table:table-cell>
          <table:table-cell table:style-name="ce12" office:value-type="string" calcext:value-type="string">
            <text:p>,</text:p>
          </table:table-cell>
          <table:table-cell/>
          <table:table-cell table:formula="of:=[.P16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1]+1.40625" office:value-type="float" office:value="224.59375" calcext:value-type="float">
            <text:p>224,59375</text:p>
          </table:table-cell>
          <table:table-cell table:formula="of:=[.$A$3]*SIN(RADIANS([.B162]))" office:value-type="float" office:value="-179.029221600356" calcext:value-type="float">
            <text:p>-179,0</text:p>
          </table:table-cell>
          <table:table-cell table:formula="of:=[.$A$3]*SIN(RADIANS([.B162]-120))" office:value-type="float" office:value="246.772848612631" calcext:value-type="float">
            <text:p>246,8</text:p>
          </table:table-cell>
          <table:table-cell table:formula="of:=[.$A$3]*SIN(RADIANS([.B162]+120))" office:value-type="float" office:value="-67.7436270122751" calcext:value-type="float">
            <text:p>-67,7</text:p>
          </table:table-cell>
          <table:table-cell table:style-name="ce10"/>
          <table:table-cell table:style-name="ce6" table:formula="of:=(MIN([.C162];[.D162];[.E162])+MAX([.C162];[.D162];[.E162]))/2" office:value-type="float" office:value="33.8718135061375" calcext:value-type="float">
            <text:p>33,9</text:p>
          </table:table-cell>
          <table:table-cell table:style-name="ce12" table:formula="of:=([.C162]-[.G162]+[.$A$3])/2" office:value-type="float" office:value="21.0494824467533" calcext:value-type="float">
            <text:p>21</text:p>
          </table:table-cell>
          <table:table-cell table:style-name="ce12" office:value-type="string" calcext:value-type="string">
            <text:p>,</text:p>
          </table:table-cell>
          <table:table-cell table:style-name="ce12" table:formula="of:=([.D162]-[.G162]+[.$A$3])/2" office:value-type="float" office:value="233.950517553247" calcext:value-type="float">
            <text:p>234</text:p>
          </table:table-cell>
          <table:table-cell table:style-name="ce12" table:formula="of:=([.E162]-[.G162]+[.$A$3])/2" office:value-type="float" office:value="76.6922797407937" calcext:value-type="float">
            <text:p>77</text:p>
          </table:table-cell>
          <table:table-cell table:style-name="ce10"/>
          <table:table-cell table:formula="of:=([.$A$3]+[.C162])/2" office:value-type="float" office:value="37.9853891998221" calcext:value-type="float">
            <text:p>38</text:p>
          </table:table-cell>
          <table:table-cell table:style-name="ce12" office:value-type="string" calcext:value-type="string">
            <text:p>,</text:p>
          </table:table-cell>
          <table:table-cell/>
          <table:table-cell table:formula="of:=[.P16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2]+1.40625" office:value-type="float" office:value="226" calcext:value-type="float">
            <text:p>226</text:p>
          </table:table-cell>
          <table:table-cell table:formula="of:=[.$A$3]*SIN(RADIANS([.B163]))" office:value-type="float" office:value="-183.431649086356" calcext:value-type="float">
            <text:p>-183,4</text:p>
          </table:table-cell>
          <table:table-cell table:formula="of:=[.$A$3]*SIN(RADIANS([.B163]-120))" office:value-type="float" office:value="245.121732464271" calcext:value-type="float">
            <text:p>245,1</text:p>
          </table:table-cell>
          <table:table-cell table:formula="of:=[.$A$3]*SIN(RADIANS([.B163]+120))" office:value-type="float" office:value="-61.6900833779153" calcext:value-type="float">
            <text:p>-61,7</text:p>
          </table:table-cell>
          <table:table-cell table:style-name="ce10"/>
          <table:table-cell table:style-name="ce6" table:formula="of:=(MIN([.C163];[.D163];[.E163])+MAX([.C163];[.D163];[.E163]))/2" office:value-type="float" office:value="30.8450416889576" calcext:value-type="float">
            <text:p>30,8</text:p>
          </table:table-cell>
          <table:table-cell table:style-name="ce12" table:formula="of:=([.C163]-[.G163]+[.$A$3])/2" office:value-type="float" office:value="20.3616546123432" calcext:value-type="float">
            <text:p>20</text:p>
          </table:table-cell>
          <table:table-cell table:style-name="ce12" office:value-type="string" calcext:value-type="string">
            <text:p>,</text:p>
          </table:table-cell>
          <table:table-cell table:style-name="ce12" table:formula="of:=([.D163]-[.G163]+[.$A$3])/2" office:value-type="float" office:value="234.638345387657" calcext:value-type="float">
            <text:p>235</text:p>
          </table:table-cell>
          <table:table-cell table:style-name="ce12" table:formula="of:=([.E163]-[.G163]+[.$A$3])/2" office:value-type="float" office:value="81.2324374665635" calcext:value-type="float">
            <text:p>81</text:p>
          </table:table-cell>
          <table:table-cell table:style-name="ce10"/>
          <table:table-cell table:formula="of:=([.$A$3]+[.C163])/2" office:value-type="float" office:value="35.784175456822" calcext:value-type="float">
            <text:p>36</text:p>
          </table:table-cell>
          <table:table-cell table:style-name="ce12" office:value-type="string" calcext:value-type="string">
            <text:p>,</text:p>
          </table:table-cell>
          <table:table-cell/>
          <table:table-cell table:formula="of:=[.P16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3]+1.40625" office:value-type="float" office:value="227.40625" calcext:value-type="float">
            <text:p>227,40625</text:p>
          </table:table-cell>
          <table:table-cell table:formula="of:=[.$A$3]*SIN(RADIANS([.B164]))" office:value-type="float" office:value="-187.723584205898" calcext:value-type="float">
            <text:p>-187,7</text:p>
          </table:table-cell>
          <table:table-cell table:formula="of:=[.$A$3]*SIN(RADIANS([.B164]-120))" office:value-type="float" office:value="243.322964149967" calcext:value-type="float">
            <text:p>243,3</text:p>
          </table:table-cell>
          <table:table-cell table:formula="of:=[.$A$3]*SIN(RADIANS([.B164]+120))" office:value-type="float" office:value="-55.5993799440695" calcext:value-type="float">
            <text:p>-55,6</text:p>
          </table:table-cell>
          <table:table-cell table:style-name="ce10"/>
          <table:table-cell table:style-name="ce6" table:formula="of:=(MIN([.C164];[.D164];[.E164])+MAX([.C164];[.D164];[.E164]))/2" office:value-type="float" office:value="27.7996899720347" calcext:value-type="float">
            <text:p>27,8</text:p>
          </table:table-cell>
          <table:table-cell table:style-name="ce12" table:formula="of:=([.C164]-[.G164]+[.$A$3])/2" office:value-type="float" office:value="19.7383629110338" calcext:value-type="float">
            <text:p>20</text:p>
          </table:table-cell>
          <table:table-cell table:style-name="ce12" office:value-type="string" calcext:value-type="string">
            <text:p>,</text:p>
          </table:table-cell>
          <table:table-cell table:style-name="ce12" table:formula="of:=([.D164]-[.G164]+[.$A$3])/2" office:value-type="float" office:value="235.261637088966" calcext:value-type="float">
            <text:p>235</text:p>
          </table:table-cell>
          <table:table-cell table:style-name="ce12" table:formula="of:=([.E164]-[.G164]+[.$A$3])/2" office:value-type="float" office:value="85.8004650419479" calcext:value-type="float">
            <text:p>86</text:p>
          </table:table-cell>
          <table:table-cell table:style-name="ce10"/>
          <table:table-cell table:formula="of:=([.$A$3]+[.C164])/2" office:value-type="float" office:value="33.6382078970511" calcext:value-type="float">
            <text:p>34</text:p>
          </table:table-cell>
          <table:table-cell table:style-name="ce12" office:value-type="string" calcext:value-type="string">
            <text:p>,</text:p>
          </table:table-cell>
          <table:table-cell/>
          <table:table-cell table:formula="of:=[.P16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4]+1.40625" office:value-type="float" office:value="228.8125" calcext:value-type="float">
            <text:p>228,8125</text:p>
          </table:table-cell>
          <table:table-cell table:formula="of:=[.$A$3]*SIN(RADIANS([.B165]))" office:value-type="float" office:value="-191.902441657751" calcext:value-type="float">
            <text:p>-191,9</text:p>
          </table:table-cell>
          <table:table-cell table:formula="of:=[.$A$3]*SIN(RADIANS([.B165]-120))" office:value-type="float" office:value="241.377627180491" calcext:value-type="float">
            <text:p>241,4</text:p>
          </table:table-cell>
          <table:table-cell table:formula="of:=[.$A$3]*SIN(RADIANS([.B165]+120))" office:value-type="float" office:value="-49.4751855227401" calcext:value-type="float">
            <text:p>-49,5</text:p>
          </table:table-cell>
          <table:table-cell table:style-name="ce10"/>
          <table:table-cell table:style-name="ce6" table:formula="of:=(MIN([.C165];[.D165];[.E165])+MAX([.C165];[.D165];[.E165]))/2" office:value-type="float" office:value="24.73759276137" calcext:value-type="float">
            <text:p>24,7</text:p>
          </table:table-cell>
          <table:table-cell table:style-name="ce12" table:formula="of:=([.C165]-[.G165]+[.$A$3])/2" office:value-type="float" office:value="19.1799827904396" calcext:value-type="float">
            <text:p>19</text:p>
          </table:table-cell>
          <table:table-cell table:style-name="ce12" office:value-type="string" calcext:value-type="string">
            <text:p>,</text:p>
          </table:table-cell>
          <table:table-cell table:style-name="ce12" table:formula="of:=([.D165]-[.G165]+[.$A$3])/2" office:value-type="float" office:value="235.82001720956" calcext:value-type="float">
            <text:p>236</text:p>
          </table:table-cell>
          <table:table-cell table:style-name="ce12" table:formula="of:=([.E165]-[.G165]+[.$A$3])/2" office:value-type="float" office:value="90.393610857945" calcext:value-type="float">
            <text:p>90</text:p>
          </table:table-cell>
          <table:table-cell table:style-name="ce10"/>
          <table:table-cell table:formula="of:=([.$A$3]+[.C165])/2" office:value-type="float" office:value="31.5487791711246" calcext:value-type="float">
            <text:p>32</text:p>
          </table:table-cell>
          <table:table-cell table:style-name="ce12" office:value-type="string" calcext:value-type="string">
            <text:p>,</text:p>
          </table:table-cell>
          <table:table-cell/>
          <table:table-cell table:formula="of:=[.P16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5]+1.40625" office:value-type="float" office:value="230.21875" calcext:value-type="float">
            <text:p>230,21875</text:p>
          </table:table-cell>
          <table:table-cell table:formula="of:=[.$A$3]*SIN(RADIANS([.B166]))" office:value-type="float" office:value="-195.965704254444" calcext:value-type="float">
            <text:p>-196,0</text:p>
          </table:table-cell>
          <table:table-cell table:formula="of:=[.$A$3]*SIN(RADIANS([.B166]-120))" office:value-type="float" office:value="239.286893354092" calcext:value-type="float">
            <text:p>239,3</text:p>
          </table:table-cell>
          <table:table-cell table:formula="of:=[.$A$3]*SIN(RADIANS([.B166]+120))" office:value-type="float" office:value="-43.3211890996481" calcext:value-type="float">
            <text:p>-43,3</text:p>
          </table:table-cell>
          <table:table-cell table:style-name="ce10"/>
          <table:table-cell table:style-name="ce6" table:formula="of:=(MIN([.C166];[.D166];[.E166])+MAX([.C166];[.D166];[.E166]))/2" office:value-type="float" office:value="21.660594549824" calcext:value-type="float">
            <text:p>21,7</text:p>
          </table:table-cell>
          <table:table-cell table:style-name="ce12" table:formula="of:=([.C166]-[.G166]+[.$A$3])/2" office:value-type="float" office:value="18.6868505978661" calcext:value-type="float">
            <text:p>19</text:p>
          </table:table-cell>
          <table:table-cell table:style-name="ce12" office:value-type="string" calcext:value-type="string">
            <text:p>,</text:p>
          </table:table-cell>
          <table:table-cell table:style-name="ce12" table:formula="of:=([.D166]-[.G166]+[.$A$3])/2" office:value-type="float" office:value="236.313149402134" calcext:value-type="float">
            <text:p>236</text:p>
          </table:table-cell>
          <table:table-cell table:style-name="ce12" table:formula="of:=([.E166]-[.G166]+[.$A$3])/2" office:value-type="float" office:value="95.009108175264" calcext:value-type="float">
            <text:p>95</text:p>
          </table:table-cell>
          <table:table-cell table:style-name="ce10"/>
          <table:table-cell table:formula="of:=([.$A$3]+[.C166])/2" office:value-type="float" office:value="29.5171478727781" calcext:value-type="float">
            <text:p>30</text:p>
          </table:table-cell>
          <table:table-cell table:style-name="ce12" office:value-type="string" calcext:value-type="string">
            <text:p>,</text:p>
          </table:table-cell>
          <table:table-cell/>
          <table:table-cell table:formula="of:=[.P16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6]+1.40625" office:value-type="float" office:value="231.625" calcext:value-type="float">
            <text:p>231,625</text:p>
          </table:table-cell>
          <table:table-cell table:formula="of:=[.$A$3]*SIN(RADIANS([.B167]))" office:value-type="float" office:value="-199.910924438523" calcext:value-type="float">
            <text:p>-199,9</text:p>
          </table:table-cell>
          <table:table-cell table:formula="of:=[.$A$3]*SIN(RADIANS([.B167]-120))" office:value-type="float" office:value="237.052022050649" calcext:value-type="float">
            <text:p>237,1</text:p>
          </table:table-cell>
          <table:table-cell table:formula="of:=[.$A$3]*SIN(RADIANS([.B167]+120))" office:value-type="float" office:value="-37.1410976121261" calcext:value-type="float">
            <text:p>-37,1</text:p>
          </table:table-cell>
          <table:table-cell table:style-name="ce10"/>
          <table:table-cell table:style-name="ce6" table:formula="of:=(MIN([.C167];[.D167];[.E167])+MAX([.C167];[.D167];[.E167]))/2" office:value-type="float" office:value="18.570548806063" calcext:value-type="float">
            <text:p>18,6</text:p>
          </table:table-cell>
          <table:table-cell table:style-name="ce12" table:formula="of:=([.C167]-[.G167]+[.$A$3])/2" office:value-type="float" office:value="18.2592633777068" calcext:value-type="float">
            <text:p>18</text:p>
          </table:table-cell>
          <table:table-cell table:style-name="ce12" office:value-type="string" calcext:value-type="string">
            <text:p>,</text:p>
          </table:table-cell>
          <table:table-cell table:style-name="ce12" table:formula="of:=([.D167]-[.G167]+[.$A$3])/2" office:value-type="float" office:value="236.740736622293" calcext:value-type="float">
            <text:p>237</text:p>
          </table:table-cell>
          <table:table-cell table:style-name="ce12" table:formula="of:=([.E167]-[.G167]+[.$A$3])/2" office:value-type="float" office:value="99.6441767909055" calcext:value-type="float">
            <text:p>100</text:p>
          </table:table-cell>
          <table:table-cell table:style-name="ce10"/>
          <table:table-cell table:formula="of:=([.$A$3]+[.C167])/2" office:value-type="float" office:value="27.5445377807383" calcext:value-type="float">
            <text:p>28</text:p>
          </table:table-cell>
          <table:table-cell table:style-name="ce12" office:value-type="string" calcext:value-type="string">
            <text:p>,</text:p>
          </table:table-cell>
          <table:table-cell/>
          <table:table-cell table:formula="of:=[.P16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7]+1.40625" office:value-type="float" office:value="233.03125" calcext:value-type="float">
            <text:p>233,03125</text:p>
          </table:table-cell>
          <table:table-cell table:formula="of:=[.$A$3]*SIN(RADIANS([.B168]))" office:value-type="float" office:value="-203.735725756872" calcext:value-type="float">
            <text:p>-203,7</text:p>
          </table:table-cell>
          <table:table-cell table:formula="of:=[.$A$3]*SIN(RADIANS([.B168]-120))" office:value-type="float" office:value="234.67435947307" calcext:value-type="float">
            <text:p>234,7</text:p>
          </table:table-cell>
          <table:table-cell table:formula="of:=[.$A$3]*SIN(RADIANS([.B168]+120))" office:value-type="float" office:value="-30.9386337161974" calcext:value-type="float">
            <text:p>-30,9</text:p>
          </table:table-cell>
          <table:table-cell table:style-name="ce10"/>
          <table:table-cell table:style-name="ce6" table:formula="of:=(MIN([.C168];[.D168];[.E168])+MAX([.C168];[.D168];[.E168]))/2" office:value-type="float" office:value="15.4693168580988" calcext:value-type="float">
            <text:p>15,5</text:p>
          </table:table-cell>
          <table:table-cell table:style-name="ce12" table:formula="of:=([.C168]-[.G168]+[.$A$3])/2" office:value-type="float" office:value="17.8974786925145" calcext:value-type="float">
            <text:p>18</text:p>
          </table:table-cell>
          <table:table-cell table:style-name="ce12" office:value-type="string" calcext:value-type="string">
            <text:p>,</text:p>
          </table:table-cell>
          <table:table-cell table:style-name="ce12" table:formula="of:=([.D168]-[.G168]+[.$A$3])/2" office:value-type="float" office:value="237.102521307485" calcext:value-type="float">
            <text:p>237</text:p>
          </table:table-cell>
          <table:table-cell table:style-name="ce12" table:formula="of:=([.E168]-[.G168]+[.$A$3])/2" office:value-type="float" office:value="104.296024712852" calcext:value-type="float">
            <text:p>104</text:p>
          </table:table-cell>
          <table:table-cell table:style-name="ce10"/>
          <table:table-cell table:formula="of:=([.$A$3]+[.C168])/2" office:value-type="float" office:value="25.6321371215639" calcext:value-type="float">
            <text:p>26</text:p>
          </table:table-cell>
          <table:table-cell table:style-name="ce12" office:value-type="string" calcext:value-type="string">
            <text:p>,</text:p>
          </table:table-cell>
          <table:table-cell/>
          <table:table-cell table:formula="of:=[.P16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8]+1.40625" office:value-type="float" office:value="234.4375" calcext:value-type="float">
            <text:p>234,4375</text:p>
          </table:table-cell>
          <table:table-cell table:formula="of:=[.$A$3]*SIN(RADIANS([.B169]))" office:value-type="float" office:value="-207.437804292195" calcext:value-type="float">
            <text:p>-207,4</text:p>
          </table:table-cell>
          <table:table-cell table:formula="of:=[.$A$3]*SIN(RADIANS([.B169]-120))" office:value-type="float" office:value="232.155337836383" calcext:value-type="float">
            <text:p>232,2</text:p>
          </table:table-cell>
          <table:table-cell table:formula="of:=[.$A$3]*SIN(RADIANS([.B169]+120))" office:value-type="float" office:value="-24.7175335441884" calcext:value-type="float">
            <text:p>-24,7</text:p>
          </table:table-cell>
          <table:table-cell table:style-name="ce10"/>
          <table:table-cell table:style-name="ce6" table:formula="of:=(MIN([.C169];[.D169];[.E169])+MAX([.C169];[.D169];[.E169]))/2" office:value-type="float" office:value="12.3587667720942" calcext:value-type="float">
            <text:p>12,4</text:p>
          </table:table-cell>
          <table:table-cell table:style-name="ce12" table:formula="of:=([.C169]-[.G169]+[.$A$3])/2" office:value-type="float" office:value="17.6017144678556" calcext:value-type="float">
            <text:p>18</text:p>
          </table:table-cell>
          <table:table-cell table:style-name="ce12" office:value-type="string" calcext:value-type="string">
            <text:p>,</text:p>
          </table:table-cell>
          <table:table-cell table:style-name="ce12" table:formula="of:=([.D169]-[.G169]+[.$A$3])/2" office:value-type="float" office:value="237.398285532144" calcext:value-type="float">
            <text:p>237</text:p>
          </table:table-cell>
          <table:table-cell table:style-name="ce12" table:formula="of:=([.E169]-[.G169]+[.$A$3])/2" office:value-type="float" office:value="108.961849841859" calcext:value-type="float">
            <text:p>109</text:p>
          </table:table-cell>
          <table:table-cell table:style-name="ce10"/>
          <table:table-cell table:formula="of:=([.$A$3]+[.C169])/2" office:value-type="float" office:value="23.7810978539027" calcext:value-type="float">
            <text:p>24</text:p>
          </table:table-cell>
          <table:table-cell table:style-name="ce12" office:value-type="string" calcext:value-type="string">
            <text:p>,</text:p>
          </table:table-cell>
          <table:table-cell/>
          <table:table-cell table:formula="of:=[.P16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9]+1.40625" office:value-type="float" office:value="235.84375" calcext:value-type="float">
            <text:p>235,84375</text:p>
          </table:table-cell>
          <table:table-cell table:formula="of:=[.$A$3]*SIN(RADIANS([.B170]))" office:value-type="float" office:value="-211.01493005081" calcext:value-type="float">
            <text:p>-211,0</text:p>
          </table:table-cell>
          <table:table-cell table:formula="of:=[.$A$3]*SIN(RADIANS([.B170]-120))" office:value-type="float" office:value="229.496474505031" calcext:value-type="float">
            <text:p>229,5</text:p>
          </table:table-cell>
          <table:table-cell table:formula="of:=[.$A$3]*SIN(RADIANS([.B170]+120))" office:value-type="float" office:value="-18.4815444542204" calcext:value-type="float">
            <text:p>-18,5</text:p>
          </table:table-cell>
          <table:table-cell table:style-name="ce10"/>
          <table:table-cell table:style-name="ce6" table:formula="of:=(MIN([.C170];[.D170];[.E170])+MAX([.C170];[.D170];[.E170]))/2" office:value-type="float" office:value="9.24077222711023" calcext:value-type="float">
            <text:p>9,2</text:p>
          </table:table-cell>
          <table:table-cell table:style-name="ce12" table:formula="of:=([.C170]-[.G170]+[.$A$3])/2" office:value-type="float" office:value="17.3721488610397" calcext:value-type="float">
            <text:p>17</text:p>
          </table:table-cell>
          <table:table-cell table:style-name="ce12" office:value-type="string" calcext:value-type="string">
            <text:p>,</text:p>
          </table:table-cell>
          <table:table-cell table:style-name="ce12" table:formula="of:=([.D170]-[.G170]+[.$A$3])/2" office:value-type="float" office:value="237.62785113896" calcext:value-type="float">
            <text:p>238</text:p>
          </table:table-cell>
          <table:table-cell table:style-name="ce12" table:formula="of:=([.E170]-[.G170]+[.$A$3])/2" office:value-type="float" office:value="113.638841659335" calcext:value-type="float">
            <text:p>114</text:p>
          </table:table-cell>
          <table:table-cell table:style-name="ce10"/>
          <table:table-cell table:formula="of:=([.$A$3]+[.C170])/2" office:value-type="float" office:value="21.9925349745948" calcext:value-type="float">
            <text:p>22</text:p>
          </table:table-cell>
          <table:table-cell table:style-name="ce12" office:value-type="string" calcext:value-type="string">
            <text:p>,</text:p>
          </table:table-cell>
          <table:table-cell/>
          <table:table-cell table:formula="of:=[.P16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0]+1.40625" office:value-type="float" office:value="237.25" calcext:value-type="float">
            <text:p>237,25</text:p>
          </table:table-cell>
          <table:table-cell table:formula="of:=[.$A$3]*SIN(RADIANS([.B171]))" office:value-type="float" office:value="-214.46494830592" calcext:value-type="float">
            <text:p>-214,5</text:p>
          </table:table-cell>
          <table:table-cell table:formula="of:=[.$A$3]*SIN(RADIANS([.B171]-120))" office:value-type="float" office:value="226.699371078863" calcext:value-type="float">
            <text:p>226,7</text:p>
          </table:table-cell>
          <table:table-cell table:formula="of:=[.$A$3]*SIN(RADIANS([.B171]+120))" office:value-type="float" office:value="-12.2344227729427" calcext:value-type="float">
            <text:p>-12,2</text:p>
          </table:table-cell>
          <table:table-cell table:style-name="ce10"/>
          <table:table-cell table:style-name="ce6" table:formula="of:=(MIN([.C171];[.D171];[.E171])+MAX([.C171];[.D171];[.E171]))/2" office:value-type="float" office:value="6.11721138647135" calcext:value-type="float">
            <text:p>6,1</text:p>
          </table:table-cell>
          <table:table-cell table:style-name="ce12" table:formula="of:=([.C171]-[.G171]+[.$A$3])/2" office:value-type="float" office:value="17.2089201538043" calcext:value-type="float">
            <text:p>17</text:p>
          </table:table-cell>
          <table:table-cell table:style-name="ce12" office:value-type="string" calcext:value-type="string">
            <text:p>,</text:p>
          </table:table-cell>
          <table:table-cell table:style-name="ce12" table:formula="of:=([.D171]-[.G171]+[.$A$3])/2" office:value-type="float" office:value="237.791079846196" calcext:value-type="float">
            <text:p>238</text:p>
          </table:table-cell>
          <table:table-cell table:style-name="ce12" table:formula="of:=([.E171]-[.G171]+[.$A$3])/2" office:value-type="float" office:value="118.324182920293" calcext:value-type="float">
            <text:p>118</text:p>
          </table:table-cell>
          <table:table-cell table:style-name="ce10"/>
          <table:table-cell table:formula="of:=([.$A$3]+[.C171])/2" office:value-type="float" office:value="20.26752584704" calcext:value-type="float">
            <text:p>20</text:p>
          </table:table-cell>
          <table:table-cell table:style-name="ce12" office:value-type="string" calcext:value-type="string">
            <text:p>,</text:p>
          </table:table-cell>
          <table:table-cell/>
          <table:table-cell table:formula="of:=[.P17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1]+1.40625" office:value-type="float" office:value="238.65625" calcext:value-type="float">
            <text:p>238,65625</text:p>
          </table:table-cell>
          <table:table-cell table:formula="of:=[.$A$3]*SIN(RADIANS([.B172]))" office:value-type="float" office:value="-217.785780895531" calcext:value-type="float">
            <text:p>-217,8</text:p>
          </table:table-cell>
          <table:table-cell table:formula="of:=[.$A$3]*SIN(RADIANS([.B172]-120))" office:value-type="float" office:value="223.765712428392" calcext:value-type="float">
            <text:p>223,8</text:p>
          </table:table-cell>
          <table:table-cell table:formula="of:=[.$A$3]*SIN(RADIANS([.B172]+120))" office:value-type="float" office:value="-5.97993153286107" calcext:value-type="float">
            <text:p>-6,0</text:p>
          </table:table-cell>
          <table:table-cell table:style-name="ce10"/>
          <table:table-cell table:style-name="ce6" table:formula="of:=(MIN([.C172];[.D172];[.E172])+MAX([.C172];[.D172];[.E172]))/2" office:value-type="float" office:value="2.98996576643056" calcext:value-type="float">
            <text:p>3,0</text:p>
          </table:table-cell>
          <table:table-cell table:style-name="ce12" table:formula="of:=([.C172]-[.G172]+[.$A$3])/2" office:value-type="float" office:value="17.1121266690191" calcext:value-type="float">
            <text:p>17</text:p>
          </table:table-cell>
          <table:table-cell table:style-name="ce12" office:value-type="string" calcext:value-type="string">
            <text:p>,</text:p>
          </table:table-cell>
          <table:table-cell table:style-name="ce12" table:formula="of:=([.D172]-[.G172]+[.$A$3])/2" office:value-type="float" office:value="237.887873330981" calcext:value-type="float">
            <text:p>238</text:p>
          </table:table-cell>
          <table:table-cell table:style-name="ce12" table:formula="of:=([.E172]-[.G172]+[.$A$3])/2" office:value-type="float" office:value="123.015051350354" calcext:value-type="float">
            <text:p>123</text:p>
          </table:table-cell>
          <table:table-cell table:style-name="ce10"/>
          <table:table-cell table:formula="of:=([.$A$3]+[.C172])/2" office:value-type="float" office:value="18.6071095522344" calcext:value-type="float">
            <text:p>19</text:p>
          </table:table-cell>
          <table:table-cell table:style-name="ce12" office:value-type="string" calcext:value-type="string">
            <text:p>,</text:p>
          </table:table-cell>
          <table:table-cell/>
          <table:table-cell table:formula="of:=[.P17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2]+1.40625" office:value-type="float" office:value="240.0625" calcext:value-type="float">
            <text:p>240,0625</text:p>
          </table:table-cell>
          <table:table-cell table:formula="of:=[.$A$3]*SIN(RADIANS([.B173]))" office:value-type="float" office:value="-220.975427474266" calcext:value-type="float">
            <text:p>-221,0</text:p>
          </table:table-cell>
          <table:table-cell table:formula="of:=[.$A$3]*SIN(RADIANS([.B173]-120))" office:value-type="float" office:value="220.697265679894" calcext:value-type="float">
            <text:p>220,7</text:p>
          </table:table-cell>
          <table:table-cell table:formula="of:=[.$A$3]*SIN(RADIANS([.B173]+120))" office:value-type="float" office:value="0.278161794371899" calcext:value-type="float">
            <text:p>0,3</text:p>
          </table:table-cell>
          <table:table-cell table:style-name="ce10"/>
          <table:table-cell table:style-name="ce6" table:formula="of:=(MIN([.C173];[.D173];[.E173])+MAX([.C173];[.D173];[.E173]))/2" office:value-type="float" office:value="-0.139080897185934" calcext:value-type="float">
            <text:p>-0,1</text:p>
          </table:table-cell>
          <table:table-cell table:style-name="ce12" table:formula="of:=([.C173]-[.G173]+[.$A$3])/2" office:value-type="float" office:value="17.0818267114601" calcext:value-type="float">
            <text:p>17</text:p>
          </table:table-cell>
          <table:table-cell table:style-name="ce12" office:value-type="string" calcext:value-type="string">
            <text:p>,</text:p>
          </table:table-cell>
          <table:table-cell table:style-name="ce12" table:formula="of:=([.D173]-[.G173]+[.$A$3])/2" office:value-type="float" office:value="237.91817328854" calcext:value-type="float">
            <text:p>238</text:p>
          </table:table-cell>
          <table:table-cell table:style-name="ce12" table:formula="of:=([.E173]-[.G173]+[.$A$3])/2" office:value-type="float" office:value="127.708621345779" calcext:value-type="float">
            <text:p>128</text:p>
          </table:table-cell>
          <table:table-cell table:style-name="ce10"/>
          <table:table-cell table:formula="of:=([.$A$3]+[.C173])/2" office:value-type="float" office:value="17.0122862628671" calcext:value-type="float">
            <text:p>17</text:p>
          </table:table-cell>
          <table:table-cell table:style-name="ce12" office:value-type="string" calcext:value-type="string">
            <text:p>,</text:p>
          </table:table-cell>
          <table:table-cell/>
          <table:table-cell table:formula="of:=[.P17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3]+1.40625" office:value-type="float" office:value="241.46875" calcext:value-type="float">
            <text:p>241,46875</text:p>
          </table:table-cell>
          <table:table-cell table:formula="of:=[.$A$3]*SIN(RADIANS([.B174]))" office:value-type="float" office:value="-224.031966718293" calcext:value-type="float">
            <text:p>-224,0</text:p>
          </table:table-cell>
          <table:table-cell table:formula="of:=[.$A$3]*SIN(RADIANS([.B174]-120))" office:value-type="float" office:value="217.495879150952" calcext:value-type="float">
            <text:p>217,5</text:p>
          </table:table-cell>
          <table:table-cell table:formula="of:=[.$A$3]*SIN(RADIANS([.B174]+120))" office:value-type="float" office:value="6.53608756734108" calcext:value-type="float">
            <text:p>6,5</text:p>
          </table:table-cell>
          <table:table-cell table:style-name="ce10"/>
          <table:table-cell table:style-name="ce6" table:formula="of:=(MIN([.C174];[.D174];[.E174])+MAX([.C174];[.D174];[.E174]))/2" office:value-type="float" office:value="-3.26804378367054" calcext:value-type="float">
            <text:p>-3,3</text:p>
          </table:table-cell>
          <table:table-cell table:style-name="ce12" table:formula="of:=([.C174]-[.G174]+[.$A$3])/2" office:value-type="float" office:value="17.1180385326886" calcext:value-type="float">
            <text:p>17</text:p>
          </table:table-cell>
          <table:table-cell table:style-name="ce12" office:value-type="string" calcext:value-type="string">
            <text:p>,</text:p>
          </table:table-cell>
          <table:table-cell table:style-name="ce12" table:formula="of:=([.D174]-[.G174]+[.$A$3])/2" office:value-type="float" office:value="237.881961467311" calcext:value-type="float">
            <text:p>238</text:p>
          </table:table-cell>
          <table:table-cell table:style-name="ce12" table:formula="of:=([.E174]-[.G174]+[.$A$3])/2" office:value-type="float" office:value="132.402065675506" calcext:value-type="float">
            <text:p>132</text:p>
          </table:table-cell>
          <table:table-cell table:style-name="ce10"/>
          <table:table-cell table:formula="of:=([.$A$3]+[.C174])/2" office:value-type="float" office:value="15.4840166408534" calcext:value-type="float">
            <text:p>15</text:p>
          </table:table-cell>
          <table:table-cell table:style-name="ce12" office:value-type="string" calcext:value-type="string">
            <text:p>,</text:p>
          </table:table-cell>
          <table:table-cell/>
          <table:table-cell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4]+1.40625" office:value-type="float" office:value="242.875" calcext:value-type="float">
            <text:p>242,875</text:p>
          </table:table-cell>
          <table:table-cell table:formula="of:=[.$A$3]*SIN(RADIANS([.B175]))" office:value-type="float" office:value="-226.953557482664" calcext:value-type="float">
            <text:p>-227,0</text:p>
          </table:table-cell>
          <table:table-cell table:formula="of:=[.$A$3]*SIN(RADIANS([.B175]-120))" office:value-type="float" office:value="214.163481237105" calcext:value-type="float">
            <text:p>214,2</text:p>
          </table:table-cell>
          <table:table-cell table:formula="of:=[.$A$3]*SIN(RADIANS([.B175]+120))" office:value-type="float" office:value="12.7900762455597" calcext:value-type="float">
            <text:p>12,8</text:p>
          </table:table-cell>
          <table:table-cell table:style-name="ce10"/>
          <table:table-cell table:style-name="ce6" table:formula="of:=(MIN([.C175];[.D175];[.E175])+MAX([.C175];[.D175];[.E175]))/2" office:value-type="float" office:value="-6.39503812277987" calcext:value-type="float">
            <text:p>-6,4</text:p>
          </table:table-cell>
          <table:table-cell table:style-name="ce12" table:formula="of:=([.C175]-[.G175]+[.$A$3])/2" office:value-type="float" office:value="17.2207403200577" calcext:value-type="float">
            <text:p>17</text:p>
          </table:table-cell>
          <table:table-cell table:style-name="ce12" office:value-type="string" calcext:value-type="string">
            <text:p>,</text:p>
          </table:table-cell>
          <table:table-cell table:style-name="ce12" table:formula="of:=([.D175]-[.G175]+[.$A$3])/2" office:value-type="float" office:value="237.779259679942" calcext:value-type="float">
            <text:p>238</text:p>
          </table:table-cell>
          <table:table-cell table:style-name="ce12" table:formula="of:=([.E175]-[.G175]+[.$A$3])/2" office:value-type="float" office:value="137.09255718417" calcext:value-type="float">
            <text:p>137</text:p>
          </table:table-cell>
          <table:table-cell table:style-name="ce10"/>
          <table:table-cell table:formula="of:=([.$A$3]+[.C175])/2" office:value-type="float" office:value="14.0232212586678" calcext:value-type="float">
            <text:p>14</text:p>
          </table:table-cell>
          <table:table-cell table:style-name="ce12" office:value-type="string" calcext:value-type="string">
            <text:p>,</text:p>
          </table:table-cell>
          <table:table-cell/>
          <table:table-cell table:formula="of:=[.P17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5]+1.40625" office:value-type="float" office:value="244.28125" calcext:value-type="float">
            <text:p>244,28125</text:p>
          </table:table-cell>
          <table:table-cell table:formula="of:=[.$A$3]*SIN(RADIANS([.B176]))" office:value-type="float" office:value="-229.738439910348" calcext:value-type="float">
            <text:p>-229,7</text:p>
          </table:table-cell>
          <table:table-cell table:formula="of:=[.$A$3]*SIN(RADIANS([.B176]-120))" office:value-type="float" office:value="210.702079250248" calcext:value-type="float">
            <text:p>210,7</text:p>
          </table:table-cell>
          <table:table-cell table:formula="of:=[.$A$3]*SIN(RADIANS([.B176]+120))" office:value-type="float" office:value="19.0363606600998" calcext:value-type="float">
            <text:p>19,0</text:p>
          </table:table-cell>
          <table:table-cell table:style-name="ce10"/>
          <table:table-cell table:style-name="ce6" table:formula="of:=(MIN([.C176];[.D176];[.E176])+MAX([.C176];[.D176];[.E176]))/2" office:value-type="float" office:value="-9.51818033004999" calcext:value-type="float">
            <text:p>-9,5</text:p>
          </table:table-cell>
          <table:table-cell table:style-name="ce12" table:formula="of:=([.C176]-[.G176]+[.$A$3])/2" office:value-type="float" office:value="17.3898702098509" calcext:value-type="float">
            <text:p>17</text:p>
          </table:table-cell>
          <table:table-cell table:style-name="ce12" office:value-type="string" calcext:value-type="string">
            <text:p>,</text:p>
          </table:table-cell>
          <table:table-cell table:style-name="ce12" table:formula="of:=([.D176]-[.G176]+[.$A$3])/2" office:value-type="float" office:value="237.610129790149" calcext:value-type="float">
            <text:p>238</text:p>
          </table:table-cell>
          <table:table-cell table:style-name="ce12" table:formula="of:=([.E176]-[.G176]+[.$A$3])/2" office:value-type="float" office:value="141.777270495075" calcext:value-type="float">
            <text:p>142</text:p>
          </table:table-cell>
          <table:table-cell table:style-name="ce10"/>
          <table:table-cell table:formula="of:=([.$A$3]+[.C176])/2" office:value-type="float" office:value="12.6307800448259" calcext:value-type="float">
            <text:p>13</text:p>
          </table:table-cell>
          <table:table-cell table:style-name="ce12" office:value-type="string" calcext:value-type="string">
            <text:p>,</text:p>
          </table:table-cell>
          <table:table-cell/>
          <table:table-cell table:formula="of:=[.P17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6]+1.40625" office:value-type="float" office:value="245.6875" calcext:value-type="float">
            <text:p>245,6875</text:p>
          </table:table-cell>
          <table:table-cell table:formula="of:=[.$A$3]*SIN(RADIANS([.B177]))" office:value-type="float" office:value="-232.384936492304" calcext:value-type="float">
            <text:p>-232,4</text:p>
          </table:table-cell>
          <table:table-cell table:formula="of:=[.$A$3]*SIN(RADIANS([.B177]-120))" office:value-type="float" office:value="207.11375820951" calcext:value-type="float">
            <text:p>207,1</text:p>
          </table:table-cell>
          <table:table-cell table:formula="of:=[.$A$3]*SIN(RADIANS([.B177]+120))" office:value-type="float" office:value="25.2711782827937" calcext:value-type="float">
            <text:p>25,3</text:p>
          </table:table-cell>
          <table:table-cell table:style-name="ce10"/>
          <table:table-cell table:style-name="ce6" table:formula="of:=(MIN([.C177];[.D177];[.E177])+MAX([.C177];[.D177];[.E177]))/2" office:value-type="float" office:value="-12.6355891413969" calcext:value-type="float">
            <text:p>-12,6</text:p>
          </table:table-cell>
          <table:table-cell table:style-name="ce12" table:formula="of:=([.C177]-[.G177]+[.$A$3])/2" office:value-type="float" office:value="17.6253263245467" calcext:value-type="float">
            <text:p>18</text:p>
          </table:table-cell>
          <table:table-cell table:style-name="ce12" office:value-type="string" calcext:value-type="string">
            <text:p>,</text:p>
          </table:table-cell>
          <table:table-cell table:style-name="ce12" table:formula="of:=([.D177]-[.G177]+[.$A$3])/2" office:value-type="float" office:value="237.374673675453" calcext:value-type="float">
            <text:p>237</text:p>
          </table:table-cell>
          <table:table-cell table:style-name="ce12" table:formula="of:=([.E177]-[.G177]+[.$A$3])/2" office:value-type="float" office:value="146.453383712095" calcext:value-type="float">
            <text:p>146</text:p>
          </table:table-cell>
          <table:table-cell table:style-name="ce10"/>
          <table:table-cell table:formula="of:=([.$A$3]+[.C177])/2" office:value-type="float" office:value="11.3075317538482" calcext:value-type="float">
            <text:p>11</text:p>
          </table:table-cell>
          <table:table-cell table:style-name="ce12" office:value-type="string" calcext:value-type="string">
            <text:p>,</text:p>
          </table:table-cell>
          <table:table-cell/>
          <table:table-cell table:formula="of:=[.P17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7]+1.40625" office:value-type="float" office:value="247.09375" calcext:value-type="float">
            <text:p>247,09375</text:p>
          </table:table-cell>
          <table:table-cell table:formula="of:=[.$A$3]*SIN(RADIANS([.B178]))" office:value-type="float" office:value="-234.891453077948" calcext:value-type="float">
            <text:p>-234,9</text:p>
          </table:table-cell>
          <table:table-cell table:formula="of:=[.$A$3]*SIN(RADIANS([.B178]-120))" office:value-type="float" office:value="203.400679585308" calcext:value-type="float">
            <text:p>203,4</text:p>
          </table:table-cell>
          <table:table-cell table:formula="of:=[.$A$3]*SIN(RADIANS([.B178]+120))" office:value-type="float" office:value="31.4907734926402" calcext:value-type="float">
            <text:p>31,5</text:p>
          </table:table-cell>
          <table:table-cell table:style-name="ce10"/>
          <table:table-cell table:style-name="ce6" table:formula="of:=(MIN([.C178];[.D178];[.E178])+MAX([.C178];[.D178];[.E178]))/2" office:value-type="float" office:value="-15.7453867463201" calcext:value-type="float">
            <text:p>-15,7</text:p>
          </table:table-cell>
          <table:table-cell table:style-name="ce12" table:formula="of:=([.C178]-[.G178]+[.$A$3])/2" office:value-type="float" office:value="17.9269668341859" calcext:value-type="float">
            <text:p>18</text:p>
          </table:table-cell>
          <table:table-cell table:style-name="ce12" office:value-type="string" calcext:value-type="string">
            <text:p>,</text:p>
          </table:table-cell>
          <table:table-cell table:style-name="ce12" table:formula="of:=([.D178]-[.G178]+[.$A$3])/2" office:value-type="float" office:value="237.073033165814" calcext:value-type="float">
            <text:p>237</text:p>
          </table:table-cell>
          <table:table-cell table:style-name="ce12" table:formula="of:=([.E178]-[.G178]+[.$A$3])/2" office:value-type="float" office:value="151.11808011948" calcext:value-type="float">
            <text:p>151</text:p>
          </table:table-cell>
          <table:table-cell table:style-name="ce10"/>
          <table:table-cell table:formula="of:=([.$A$3]+[.C178])/2" office:value-type="float" office:value="10.0542734610258" calcext:value-type="float">
            <text:p>10</text:p>
          </table:table-cell>
          <table:table-cell table:style-name="ce12" office:value-type="string" calcext:value-type="string">
            <text:p>,</text:p>
          </table:table-cell>
          <table:table-cell/>
          <table:table-cell table:formula="of:=[.P17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8]+1.40625" office:value-type="float" office:value="248.5" calcext:value-type="float">
            <text:p>248,5</text:p>
          </table:table-cell>
          <table:table-cell table:formula="of:=[.$A$3]*SIN(RADIANS([.B179]))" office:value-type="float" office:value="-237.256479835416" calcext:value-type="float">
            <text:p>-237,3</text:p>
          </table:table-cell>
          <table:table-cell table:formula="of:=[.$A$3]*SIN(RADIANS([.B179]-120))" office:value-type="float" office:value="199.565079997366" calcext:value-type="float">
            <text:p>199,6</text:p>
          </table:table-cell>
          <table:table-cell table:formula="of:=[.$A$3]*SIN(RADIANS([.B179]+120))" office:value-type="float" office:value="37.6913998380508" calcext:value-type="float">
            <text:p>37,7</text:p>
          </table:table-cell>
          <table:table-cell table:style-name="ce10"/>
          <table:table-cell table:style-name="ce6" table:formula="of:=(MIN([.C179];[.D179];[.E179])+MAX([.C179];[.D179];[.E179]))/2" office:value-type="float" office:value="-18.8456999190253" calcext:value-type="float">
            <text:p>-18,8</text:p>
          </table:table-cell>
          <table:table-cell table:style-name="ce12" table:formula="of:=([.C179]-[.G179]+[.$A$3])/2" office:value-type="float" office:value="18.2946100418045" calcext:value-type="float">
            <text:p>18</text:p>
          </table:table-cell>
          <table:table-cell table:style-name="ce12" office:value-type="string" calcext:value-type="string">
            <text:p>,</text:p>
          </table:table-cell>
          <table:table-cell table:style-name="ce12" table:formula="of:=([.D179]-[.G179]+[.$A$3])/2" office:value-type="float" office:value="236.705389958195" calcext:value-type="float">
            <text:p>237</text:p>
          </table:table-cell>
          <table:table-cell table:style-name="ce12" table:formula="of:=([.E179]-[.G179]+[.$A$3])/2" office:value-type="float" office:value="155.768549878538" calcext:value-type="float">
            <text:p>156</text:p>
          </table:table-cell>
          <table:table-cell table:style-name="ce10"/>
          <table:table-cell table:formula="of:=([.$A$3]+[.C179])/2" office:value-type="float" office:value="8.87176008229187" calcext:value-type="float">
            <text:p>9</text:p>
          </table:table-cell>
          <table:table-cell table:style-name="ce12" office:value-type="string" calcext:value-type="string">
            <text:p>,</text:p>
          </table:table-cell>
          <table:table-cell/>
          <table:table-cell table:formula="of:=[.P17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9]+1.40625" office:value-type="float" office:value="249.90625" calcext:value-type="float">
            <text:p>249,90625</text:p>
          </table:table-cell>
          <table:table-cell table:formula="of:=[.$A$3]*SIN(RADIANS([.B180]))" office:value-type="float" office:value="-239.478592161022" calcext:value-type="float">
            <text:p>-239,5</text:p>
          </table:table-cell>
          <table:table-cell table:formula="of:=[.$A$3]*SIN(RADIANS([.B180]-120))" office:value-type="float" office:value="195.609269867452" calcext:value-type="float">
            <text:p>195,6</text:p>
          </table:table-cell>
          <table:table-cell table:formula="of:=[.$A$3]*SIN(RADIANS([.B180]+120))" office:value-type="float" office:value="43.869322293571" calcext:value-type="float">
            <text:p>43,9</text:p>
          </table:table-cell>
          <table:table-cell table:style-name="ce10"/>
          <table:table-cell table:style-name="ce6" table:formula="of:=(MIN([.C180];[.D180];[.E180])+MAX([.C180];[.D180];[.E180]))/2" office:value-type="float" office:value="-21.9346611467854" calcext:value-type="float">
            <text:p>-21,9</text:p>
          </table:table-cell>
          <table:table-cell table:style-name="ce12" table:formula="of:=([.C180]-[.G180]+[.$A$3])/2" office:value-type="float" office:value="18.7280344928815" calcext:value-type="float">
            <text:p>19</text:p>
          </table:table-cell>
          <table:table-cell table:style-name="ce12" office:value-type="string" calcext:value-type="string">
            <text:p>,</text:p>
          </table:table-cell>
          <table:table-cell table:style-name="ce12" table:formula="of:=([.D180]-[.G180]+[.$A$3])/2" office:value-type="float" office:value="236.271965507118" calcext:value-type="float">
            <text:p>236</text:p>
          </table:table-cell>
          <table:table-cell table:style-name="ce12" table:formula="of:=([.E180]-[.G180]+[.$A$3])/2" office:value-type="float" office:value="160.401991720178" calcext:value-type="float">
            <text:p>160</text:p>
          </table:table-cell>
          <table:table-cell table:style-name="ce10"/>
          <table:table-cell table:formula="of:=([.$A$3]+[.C180])/2" office:value-type="float" office:value="7.76070391948878" calcext:value-type="float">
            <text:p>8</text:p>
          </table:table-cell>
          <table:table-cell table:style-name="ce12" office:value-type="string" calcext:value-type="string">
            <text:p>,</text:p>
          </table:table-cell>
          <table:table-cell/>
          <table:table-cell table:formula="of:=[.P17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0]+1.40625" office:value-type="float" office:value="251.3125" calcext:value-type="float">
            <text:p>251,3125</text:p>
          </table:table-cell>
          <table:table-cell table:formula="of:=[.$A$3]*SIN(RADIANS([.B181]))" office:value-type="float" office:value="-241.556451537392" calcext:value-type="float">
            <text:p>-241,6</text:p>
          </table:table-cell>
          <table:table-cell table:formula="of:=[.$A$3]*SIN(RADIANS([.B181]-120))" office:value-type="float" office:value="191.535632027671" calcext:value-type="float">
            <text:p>191,5</text:p>
          </table:table-cell>
          <table:table-cell table:formula="of:=[.$A$3]*SIN(RADIANS([.B181]+120))" office:value-type="float" office:value="50.0208195097211" calcext:value-type="float">
            <text:p>50,0</text:p>
          </table:table-cell>
          <table:table-cell table:style-name="ce10"/>
          <table:table-cell table:style-name="ce6" table:formula="of:=(MIN([.C181];[.D181];[.E181])+MAX([.C181];[.D181];[.E181]))/2" office:value-type="float" office:value="-25.0104097548605" calcext:value-type="float">
            <text:p>-25,0</text:p>
          </table:table-cell>
          <table:table-cell table:style-name="ce12" table:formula="of:=([.C181]-[.G181]+[.$A$3])/2" office:value-type="float" office:value="19.2269791087342" calcext:value-type="float">
            <text:p>19</text:p>
          </table:table-cell>
          <table:table-cell table:style-name="ce12" office:value-type="string" calcext:value-type="string">
            <text:p>,</text:p>
          </table:table-cell>
          <table:table-cell table:style-name="ce12" table:formula="of:=([.D181]-[.G181]+[.$A$3])/2" office:value-type="float" office:value="235.773020891266" calcext:value-type="float">
            <text:p>236</text:p>
          </table:table-cell>
          <table:table-cell table:style-name="ce12" table:formula="of:=([.E181]-[.G181]+[.$A$3])/2" office:value-type="float" office:value="165.015614632291" calcext:value-type="float">
            <text:p>165</text:p>
          </table:table-cell>
          <table:table-cell table:style-name="ce10"/>
          <table:table-cell table:formula="of:=([.$A$3]+[.C181])/2" office:value-type="float" office:value="6.72177423130393" calcext:value-type="float">
            <text:p>7</text:p>
          </table:table-cell>
          <table:table-cell table:style-name="ce12" office:value-type="string" calcext:value-type="string">
            <text:p>,</text:p>
          </table:table-cell>
          <table:table-cell/>
          <table:table-cell table:formula="of:=[.P18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1]+1.40625" office:value-type="float" office:value="252.71875" calcext:value-type="float">
            <text:p>252,71875</text:p>
          </table:table-cell>
          <table:table-cell table:formula="of:=[.$A$3]*SIN(RADIANS([.B182]))" office:value-type="float" office:value="-243.488806339733" calcext:value-type="float">
            <text:p>-243,5</text:p>
          </table:table-cell>
          <table:table-cell table:formula="of:=[.$A$3]*SIN(RADIANS([.B182]-120))" office:value-type="float" office:value="187.346620285136" calcext:value-type="float">
            <text:p>187,3</text:p>
          </table:table-cell>
          <table:table-cell table:formula="of:=[.$A$3]*SIN(RADIANS([.B182]+120))" office:value-type="float" office:value="56.1421860545975" calcext:value-type="float">
            <text:p>56,1</text:p>
          </table:table-cell>
          <table:table-cell table:style-name="ce10"/>
          <table:table-cell table:style-name="ce6" table:formula="of:=(MIN([.C182];[.D182];[.E182])+MAX([.C182];[.D182];[.E182]))/2" office:value-type="float" office:value="-28.0710930272987" calcext:value-type="float">
            <text:p>-28,1</text:p>
          </table:table-cell>
          <table:table-cell table:style-name="ce12" table:formula="of:=([.C182]-[.G182]+[.$A$3])/2" office:value-type="float" office:value="19.7911433437827" calcext:value-type="float">
            <text:p>20</text:p>
          </table:table-cell>
          <table:table-cell table:style-name="ce12" office:value-type="string" calcext:value-type="string">
            <text:p>,</text:p>
          </table:table-cell>
          <table:table-cell table:style-name="ce12" table:formula="of:=([.D182]-[.G182]+[.$A$3])/2" office:value-type="float" office:value="235.208856656217" calcext:value-type="float">
            <text:p>235</text:p>
          </table:table-cell>
          <table:table-cell table:style-name="ce12" table:formula="of:=([.E182]-[.G182]+[.$A$3])/2" office:value-type="float" office:value="169.606639540948" calcext:value-type="float">
            <text:p>170</text:p>
          </table:table-cell>
          <table:table-cell table:style-name="ce10"/>
          <table:table-cell table:formula="of:=([.$A$3]+[.C182])/2" office:value-type="float" office:value="5.7555968301334" calcext:value-type="float">
            <text:p>6</text:p>
          </table:table-cell>
          <table:table-cell table:style-name="ce12" office:value-type="string" calcext:value-type="string">
            <text:p>,</text:p>
          </table:table-cell>
          <table:table-cell/>
          <table:table-cell table:formula="of:=[.P18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2]+1.40625" office:value-type="float" office:value="254.125" calcext:value-type="float">
            <text:p>254,125</text:p>
          </table:table-cell>
          <table:table-cell table:formula="of:=[.$A$3]*SIN(RADIANS([.B183]))" office:value-type="float" office:value="-245.274492589768" calcext:value-type="float">
            <text:p>-245,3</text:p>
          </table:table-cell>
          <table:table-cell table:formula="of:=[.$A$3]*SIN(RADIANS([.B183]-120))" office:value-type="float" office:value="183.044757943882" calcext:value-type="float">
            <text:p>183,0</text:p>
          </table:table-cell>
          <table:table-cell table:formula="of:=[.$A$3]*SIN(RADIANS([.B183]+120))" office:value-type="float" office:value="62.2297346458861" calcext:value-type="float">
            <text:p>62,2</text:p>
          </table:table-cell>
          <table:table-cell table:style-name="ce10"/>
          <table:table-cell table:style-name="ce6" table:formula="of:=(MIN([.C183];[.D183];[.E183])+MAX([.C183];[.D183];[.E183]))/2" office:value-type="float" office:value="-31.1148673229431" calcext:value-type="float">
            <text:p>-31,1</text:p>
          </table:table-cell>
          <table:table-cell table:style-name="ce12" table:formula="of:=([.C183]-[.G183]+[.$A$3])/2" office:value-type="float" office:value="20.4201873665875" calcext:value-type="float">
            <text:p>20</text:p>
          </table:table-cell>
          <table:table-cell table:style-name="ce12" office:value-type="string" calcext:value-type="string">
            <text:p>,</text:p>
          </table:table-cell>
          <table:table-cell table:style-name="ce12" table:formula="of:=([.D183]-[.G183]+[.$A$3])/2" office:value-type="float" office:value="234.579812633413" calcext:value-type="float">
            <text:p>235</text:p>
          </table:table-cell>
          <table:table-cell table:style-name="ce12" table:formula="of:=([.E183]-[.G183]+[.$A$3])/2" office:value-type="float" office:value="174.172300984415" calcext:value-type="float">
            <text:p>174</text:p>
          </table:table-cell>
          <table:table-cell table:style-name="ce10"/>
          <table:table-cell table:formula="of:=([.$A$3]+[.C183])/2" office:value-type="float" office:value="4.86275370511592" calcext:value-type="float">
            <text:p>5</text:p>
          </table:table-cell>
          <table:table-cell table:style-name="ce12" office:value-type="string" calcext:value-type="string">
            <text:p>,</text:p>
          </table:table-cell>
          <table:table-cell/>
          <table:table-cell table:formula="of:=[.P18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3]+1.40625" office:value-type="float" office:value="255.53125" calcext:value-type="float">
            <text:p>255,53125</text:p>
          </table:table-cell>
          <table:table-cell table:formula="of:=[.$A$3]*SIN(RADIANS([.B184]))" office:value-type="float" office:value="-246.912434656871" calcext:value-type="float">
            <text:p>-246,9</text:p>
          </table:table-cell>
          <table:table-cell table:formula="of:=[.$A$3]*SIN(RADIANS([.B184]-120))" office:value-type="float" office:value="178.632636284927" calcext:value-type="float">
            <text:p>178,6</text:p>
          </table:table-cell>
          <table:table-cell table:formula="of:=[.$A$3]*SIN(RADIANS([.B184]+120))" office:value-type="float" office:value="68.2797983719438" calcext:value-type="float">
            <text:p>68,3</text:p>
          </table:table-cell>
          <table:table-cell table:style-name="ce10"/>
          <table:table-cell table:style-name="ce6" table:formula="of:=(MIN([.C184];[.D184];[.E184])+MAX([.C184];[.D184];[.E184]))/2" office:value-type="float" office:value="-34.1398991859719" calcext:value-type="float">
            <text:p>-34,1</text:p>
          </table:table-cell>
          <table:table-cell table:style-name="ce12" table:formula="of:=([.C184]-[.G184]+[.$A$3])/2" office:value-type="float" office:value="21.1137322645504" calcext:value-type="float">
            <text:p>21</text:p>
          </table:table-cell>
          <table:table-cell table:style-name="ce12" office:value-type="string" calcext:value-type="string">
            <text:p>,</text:p>
          </table:table-cell>
          <table:table-cell table:style-name="ce12" table:formula="of:=([.D184]-[.G184]+[.$A$3])/2" office:value-type="float" office:value="233.88626773545" calcext:value-type="float">
            <text:p>234</text:p>
          </table:table-cell>
          <table:table-cell table:style-name="ce12" table:formula="of:=([.E184]-[.G184]+[.$A$3])/2" office:value-type="float" office:value="178.709848778958" calcext:value-type="float">
            <text:p>179</text:p>
          </table:table-cell>
          <table:table-cell table:style-name="ce10"/>
          <table:table-cell table:formula="of:=([.$A$3]+[.C184])/2" office:value-type="float" office:value="4.0437826715645" calcext:value-type="float">
            <text:p>4</text:p>
          </table:table-cell>
          <table:table-cell table:style-name="ce12" office:value-type="string" calcext:value-type="string">
            <text:p>,</text:p>
          </table:table-cell>
          <table:table-cell/>
          <table:table-cell table:formula="of:=[.P18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4]+1.40625" office:value-type="float" office:value="256.9375" calcext:value-type="float">
            <text:p>256,9375</text:p>
          </table:table-cell>
          <table:table-cell table:formula="of:=[.$A$3]*SIN(RADIANS([.B185]))" office:value-type="float" office:value="-248.401645905987" calcext:value-type="float">
            <text:p>-248,4</text:p>
          </table:table-cell>
          <table:table-cell table:formula="of:=[.$A$3]*SIN(RADIANS([.B185]-120))" office:value-type="float" office:value="174.112913005379" calcext:value-type="float">
            <text:p>174,1</text:p>
          </table:table-cell>
          <table:table-cell table:formula="of:=[.$A$3]*SIN(RADIANS([.B185]+120))" office:value-type="float" office:value="74.2887329006082" calcext:value-type="float">
            <text:p>74,3</text:p>
          </table:table-cell>
          <table:table-cell table:style-name="ce10"/>
          <table:table-cell table:style-name="ce6" table:formula="of:=(MIN([.C185];[.D185];[.E185])+MAX([.C185];[.D185];[.E185]))/2" office:value-type="float" office:value="-37.1443664503041" calcext:value-type="float">
            <text:p>-37,1</text:p>
          </table:table-cell>
          <table:table-cell table:style-name="ce12" table:formula="of:=([.C185]-[.G185]+[.$A$3])/2" office:value-type="float" office:value="21.8713602721585" calcext:value-type="float">
            <text:p>22</text:p>
          </table:table-cell>
          <table:table-cell table:style-name="ce12" office:value-type="string" calcext:value-type="string">
            <text:p>,</text:p>
          </table:table-cell>
          <table:table-cell table:style-name="ce12" table:formula="of:=([.D185]-[.G185]+[.$A$3])/2" office:value-type="float" office:value="233.128639727841" calcext:value-type="float">
            <text:p>233</text:p>
          </table:table-cell>
          <table:table-cell table:style-name="ce12" table:formula="of:=([.E185]-[.G185]+[.$A$3])/2" office:value-type="float" office:value="183.216549675456" calcext:value-type="float">
            <text:p>183</text:p>
          </table:table-cell>
          <table:table-cell table:style-name="ce10"/>
          <table:table-cell table:formula="of:=([.$A$3]+[.C185])/2" office:value-type="float" office:value="3.29917704700642" calcext:value-type="float">
            <text:p>3</text:p>
          </table:table-cell>
          <table:table-cell table:style-name="ce12" office:value-type="string" calcext:value-type="string">
            <text:p>,</text:p>
          </table:table-cell>
          <table:table-cell/>
          <table:table-cell table:formula="of:=[.P18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5]+1.40625" office:value-type="float" office:value="258.34375" calcext:value-type="float">
            <text:p>258,34375</text:p>
          </table:table-cell>
          <table:table-cell table:formula="of:=[.$A$3]*SIN(RADIANS([.B186]))" office:value-type="float" office:value="-249.741229291945" calcext:value-type="float">
            <text:p>-249,7</text:p>
          </table:table-cell>
          <table:table-cell table:formula="of:=[.$A$3]*SIN(RADIANS([.B186]-120))" office:value-type="float" office:value="169.488310617537" calcext:value-type="float">
            <text:p>169,5</text:p>
          </table:table-cell>
          <table:table-cell table:formula="of:=[.$A$3]*SIN(RADIANS([.B186]+120))" office:value-type="float" office:value="80.2529186744081" calcext:value-type="float">
            <text:p>80,3</text:p>
          </table:table-cell>
          <table:table-cell table:style-name="ce10"/>
          <table:table-cell table:style-name="ce6" table:formula="of:=(MIN([.C186];[.D186];[.E186])+MAX([.C186];[.D186];[.E186]))/2" office:value-type="float" office:value="-40.1264593372041" calcext:value-type="float">
            <text:p>-40,1</text:p>
          </table:table-cell>
          <table:table-cell table:style-name="ce12" table:formula="of:=([.C186]-[.G186]+[.$A$3])/2" office:value-type="float" office:value="22.6926150226294" calcext:value-type="float">
            <text:p>23</text:p>
          </table:table-cell>
          <table:table-cell table:style-name="ce12" office:value-type="string" calcext:value-type="string">
            <text:p>,</text:p>
          </table:table-cell>
          <table:table-cell table:style-name="ce12" table:formula="of:=([.D186]-[.G186]+[.$A$3])/2" office:value-type="float" office:value="232.307384977371" calcext:value-type="float">
            <text:p>232</text:p>
          </table:table-cell>
          <table:table-cell table:style-name="ce12" table:formula="of:=([.E186]-[.G186]+[.$A$3])/2" office:value-type="float" office:value="187.689689005806" calcext:value-type="float">
            <text:p>188</text:p>
          </table:table-cell>
          <table:table-cell table:style-name="ce10"/>
          <table:table-cell table:formula="of:=([.$A$3]+[.C186])/2" office:value-type="float" office:value="2.62938535402732" calcext:value-type="float">
            <text:p>3</text:p>
          </table:table-cell>
          <table:table-cell table:style-name="ce12" office:value-type="string" calcext:value-type="string">
            <text:p>,</text:p>
          </table:table-cell>
          <table:table-cell/>
          <table:table-cell table:formula="of:=[.P18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6]+1.40625" office:value-type="float" office:value="259.75" calcext:value-type="float">
            <text:p>259,75</text:p>
          </table:table-cell>
          <table:table-cell table:formula="of:=[.$A$3]*SIN(RADIANS([.B187]))" office:value-type="float" office:value="-250.930377899804" calcext:value-type="float">
            <text:p>-250,9</text:p>
          </table:table-cell>
          <table:table-cell table:formula="of:=[.$A$3]*SIN(RADIANS([.B187]-120))" office:value-type="float" office:value="164.761614808956" calcext:value-type="float">
            <text:p>164,8</text:p>
          </table:table-cell>
          <table:table-cell table:formula="of:=[.$A$3]*SIN(RADIANS([.B187]+120))" office:value-type="float" office:value="86.1687630908483" calcext:value-type="float">
            <text:p>86,2</text:p>
          </table:table-cell>
          <table:table-cell table:style-name="ce10"/>
          <table:table-cell table:style-name="ce6" table:formula="of:=(MIN([.C187];[.D187];[.E187])+MAX([.C187];[.D187];[.E187]))/2" office:value-type="float" office:value="-43.0843815454242" calcext:value-type="float">
            <text:p>-43,1</text:p>
          </table:table-cell>
          <table:table-cell table:style-name="ce12" table:formula="of:=([.C187]-[.G187]+[.$A$3])/2" office:value-type="float" office:value="23.57700182281" calcext:value-type="float">
            <text:p>24</text:p>
          </table:table-cell>
          <table:table-cell table:style-name="ce12" office:value-type="string" calcext:value-type="string">
            <text:p>,</text:p>
          </table:table-cell>
          <table:table-cell table:style-name="ce12" table:formula="of:=([.D187]-[.G187]+[.$A$3])/2" office:value-type="float" office:value="231.42299817719" calcext:value-type="float">
            <text:p>231</text:p>
          </table:table-cell>
          <table:table-cell table:style-name="ce12" table:formula="of:=([.E187]-[.G187]+[.$A$3])/2" office:value-type="float" office:value="192.126572318136" calcext:value-type="float">
            <text:p>192</text:p>
          </table:table-cell>
          <table:table-cell table:style-name="ce10"/>
          <table:table-cell table:formula="of:=([.$A$3]+[.C187])/2" office:value-type="float" office:value="2.03481105009791" calcext:value-type="float">
            <text:p>2</text:p>
          </table:table-cell>
          <table:table-cell table:style-name="ce12" office:value-type="string" calcext:value-type="string">
            <text:p>,</text:p>
          </table:table-cell>
          <table:table-cell/>
          <table:table-cell table:formula="of:=[.P18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7]+1.40625" office:value-type="float" office:value="261.15625" calcext:value-type="float">
            <text:p>261,15625</text:p>
          </table:table-cell>
          <table:table-cell table:formula="of:=[.$A$3]*SIN(RADIANS([.B188]))" office:value-type="float" office:value="-251.968375430907" calcext:value-type="float">
            <text:p>-252,0</text:p>
          </table:table-cell>
          <table:table-cell table:formula="of:=[.$A$3]*SIN(RADIANS([.B188]-120))" office:value-type="float" office:value="159.935672764447" calcext:value-type="float">
            <text:p>159,9</text:p>
          </table:table-cell>
          <table:table-cell table:formula="of:=[.$A$3]*SIN(RADIANS([.B188]+120))" office:value-type="float" office:value="92.0327026664602" calcext:value-type="float">
            <text:p>92,0</text:p>
          </table:table-cell>
          <table:table-cell table:style-name="ce10"/>
          <table:table-cell table:style-name="ce6" table:formula="of:=(MIN([.C188];[.D188];[.E188])+MAX([.C188];[.D188];[.E188]))/2" office:value-type="float" office:value="-46.0163513332302" calcext:value-type="float">
            <text:p>-46,0</text:p>
          </table:table-cell>
          <table:table-cell table:style-name="ce12" table:formula="of:=([.C188]-[.G188]+[.$A$3])/2" office:value-type="float" office:value="24.5239879511614" calcext:value-type="float">
            <text:p>25</text:p>
          </table:table-cell>
          <table:table-cell table:style-name="ce12" office:value-type="string" calcext:value-type="string">
            <text:p>,</text:p>
          </table:table-cell>
          <table:table-cell table:style-name="ce12" table:formula="of:=([.D188]-[.G188]+[.$A$3])/2" office:value-type="float" office:value="230.476012048839" calcext:value-type="float">
            <text:p>230</text:p>
          </table:table-cell>
          <table:table-cell table:style-name="ce12" table:formula="of:=([.E188]-[.G188]+[.$A$3])/2" office:value-type="float" office:value="196.524526999845" calcext:value-type="float">
            <text:p>197</text:p>
          </table:table-cell>
          <table:table-cell table:style-name="ce10"/>
          <table:table-cell table:formula="of:=([.$A$3]+[.C188])/2" office:value-type="float" office:value="1.51581228454636" calcext:value-type="float">
            <text:p>2</text:p>
          </table:table-cell>
          <table:table-cell table:style-name="ce12" office:value-type="string" calcext:value-type="string">
            <text:p>,</text:p>
          </table:table-cell>
          <table:table-cell/>
          <table:table-cell table:formula="of:=[.P18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8]+1.40625" office:value-type="float" office:value="262.5625" calcext:value-type="float">
            <text:p>262,5625</text:p>
          </table:table-cell>
          <table:table-cell table:formula="of:=[.$A$3]*SIN(RADIANS([.B189]))" office:value-type="float" office:value="-252.854596634355" calcext:value-type="float">
            <text:p>-252,9</text:p>
          </table:table-cell>
          <table:table-cell table:formula="of:=[.$A$3]*SIN(RADIANS([.B189]-120))" office:value-type="float" office:value="155.013391451045" calcext:value-type="float">
            <text:p>155,0</text:p>
          </table:table-cell>
          <table:table-cell table:formula="of:=[.$A$3]*SIN(RADIANS([.B189]+120))" office:value-type="float" office:value="97.8412051833102" calcext:value-type="float">
            <text:p>97,8</text:p>
          </table:table-cell>
          <table:table-cell table:style-name="ce10"/>
          <table:table-cell table:style-name="ce6" table:formula="of:=(MIN([.C189];[.D189];[.E189])+MAX([.C189];[.D189];[.E189]))/2" office:value-type="float" office:value="-48.9206025916552" calcext:value-type="float">
            <text:p>-48,9</text:p>
          </table:table-cell>
          <table:table-cell table:style-name="ce12" table:formula="of:=([.C189]-[.G189]+[.$A$3])/2" office:value-type="float" office:value="25.53300297865" calcext:value-type="float">
            <text:p>26</text:p>
          </table:table-cell>
          <table:table-cell table:style-name="ce12" office:value-type="string" calcext:value-type="string">
            <text:p>,</text:p>
          </table:table-cell>
          <table:table-cell table:style-name="ce12" table:formula="of:=([.D189]-[.G189]+[.$A$3])/2" office:value-type="float" office:value="229.46699702135" calcext:value-type="float">
            <text:p>229</text:p>
          </table:table-cell>
          <table:table-cell table:style-name="ce12" table:formula="of:=([.E189]-[.G189]+[.$A$3])/2" office:value-type="float" office:value="200.880903887483" calcext:value-type="float">
            <text:p>201</text:p>
          </table:table-cell>
          <table:table-cell table:style-name="ce10"/>
          <table:table-cell table:formula="of:=([.$A$3]+[.C189])/2" office:value-type="float" office:value="1.07270168282238" calcext:value-type="float">
            <text:p>1</text:p>
          </table:table-cell>
          <table:table-cell table:style-name="ce12" office:value-type="string" calcext:value-type="string">
            <text:p>,</text:p>
          </table:table-cell>
          <table:table-cell/>
          <table:table-cell table:formula="of:=[.P18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9]+1.40625" office:value-type="float" office:value="263.96875" calcext:value-type="float">
            <text:p>263,96875</text:p>
          </table:table-cell>
          <table:table-cell table:formula="of:=[.$A$3]*SIN(RADIANS([.B190]))" office:value-type="float" office:value="-253.588507683633" calcext:value-type="float">
            <text:p>-253,6</text:p>
          </table:table-cell>
          <table:table-cell table:formula="of:=[.$A$3]*SIN(RADIANS([.B190]-120))" office:value-type="float" office:value="149.997735866957" calcext:value-type="float">
            <text:p>150,0</text:p>
          </table:table-cell>
          <table:table-cell table:formula="of:=[.$A$3]*SIN(RADIANS([.B190]+120))" office:value-type="float" office:value="103.590771816676" calcext:value-type="float">
            <text:p>103,6</text:p>
          </table:table-cell>
          <table:table-cell table:style-name="ce10"/>
          <table:table-cell table:style-name="ce6" table:formula="of:=(MIN([.C190];[.D190];[.E190])+MAX([.C190];[.D190];[.E190]))/2" office:value-type="float" office:value="-51.7953859083382" calcext:value-type="float">
            <text:p>-51,8</text:p>
          </table:table-cell>
          <table:table-cell table:style-name="ce12" table:formula="of:=([.C190]-[.G190]+[.$A$3])/2" office:value-type="float" office:value="26.6034391123526" calcext:value-type="float">
            <text:p>27</text:p>
          </table:table-cell>
          <table:table-cell table:style-name="ce12" office:value-type="string" calcext:value-type="string">
            <text:p>,</text:p>
          </table:table-cell>
          <table:table-cell table:style-name="ce12" table:formula="of:=([.D190]-[.G190]+[.$A$3])/2" office:value-type="float" office:value="228.396560887647" calcext:value-type="float">
            <text:p>228</text:p>
          </table:table-cell>
          <table:table-cell table:style-name="ce12" table:formula="of:=([.E190]-[.G190]+[.$A$3])/2" office:value-type="float" office:value="205.193078862507" calcext:value-type="float">
            <text:p>205</text:p>
          </table:table-cell>
          <table:table-cell table:style-name="ce10"/>
          <table:table-cell table:formula="of:=([.$A$3]+[.C190])/2" office:value-type="float" office:value="0.705746158183487" calcext:value-type="float">
            <text:p>1</text:p>
          </table:table-cell>
          <table:table-cell table:style-name="ce12" office:value-type="string" calcext:value-type="string">
            <text:p>,</text:p>
          </table:table-cell>
          <table:table-cell/>
          <table:table-cell table:formula="of:=[.P18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0]+1.40625" office:value-type="float" office:value="265.375" calcext:value-type="float">
            <text:p>265,375</text:p>
          </table:table-cell>
          <table:table-cell table:formula="of:=[.$A$3]*SIN(RADIANS([.B191]))" office:value-type="float" office:value="-254.169666498167" calcext:value-type="float">
            <text:p>-254,2</text:p>
          </table:table-cell>
          <table:table-cell table:formula="of:=[.$A$3]*SIN(RADIANS([.B191]-120))" office:value-type="float" office:value="144.891727255559" calcext:value-type="float">
            <text:p>144,9</text:p>
          </table:table-cell>
          <table:table-cell table:formula="of:=[.$A$3]*SIN(RADIANS([.B191]+120))" office:value-type="float" office:value="109.277939242608" calcext:value-type="float">
            <text:p>109,3</text:p>
          </table:table-cell>
          <table:table-cell table:style-name="ce10"/>
          <table:table-cell table:style-name="ce6" table:formula="of:=(MIN([.C191];[.D191];[.E191])+MAX([.C191];[.D191];[.E191]))/2" office:value-type="float" office:value="-54.6389696213041" calcext:value-type="float">
            <text:p>-54,6</text:p>
          </table:table-cell>
          <table:table-cell table:style-name="ce12" table:formula="of:=([.C191]-[.G191]+[.$A$3])/2" office:value-type="float" office:value="27.7346515615685" calcext:value-type="float">
            <text:p>28</text:p>
          </table:table-cell>
          <table:table-cell table:style-name="ce12" office:value-type="string" calcext:value-type="string">
            <text:p>,</text:p>
          </table:table-cell>
          <table:table-cell table:style-name="ce12" table:formula="of:=([.D191]-[.G191]+[.$A$3])/2" office:value-type="float" office:value="227.265348438432" calcext:value-type="float">
            <text:p>227</text:p>
          </table:table-cell>
          <table:table-cell table:style-name="ce12" table:formula="of:=([.E191]-[.G191]+[.$A$3])/2" office:value-type="float" office:value="209.458454431956" calcext:value-type="float">
            <text:p>209</text:p>
          </table:table-cell>
          <table:table-cell table:style-name="ce10"/>
          <table:table-cell table:formula="of:=([.$A$3]+[.C191])/2" office:value-type="float" office:value="0.415166750916399" calcext:value-type="float">
            <text:p>0</text:p>
          </table:table-cell>
          <table:table-cell table:style-name="ce12" office:value-type="string" calcext:value-type="string">
            <text:p>,</text:p>
          </table:table-cell>
          <table:table-cell/>
          <table:table-cell table:formula="of:=[.P19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1]+1.40625" office:value-type="float" office:value="266.78125" calcext:value-type="float">
            <text:p>266,78125</text:p>
          </table:table-cell>
          <table:table-cell table:formula="of:=[.$A$3]*SIN(RADIANS([.B192]))" office:value-type="float" office:value="-254.597723009619" calcext:value-type="float">
            <text:p>-254,6</text:p>
          </table:table-cell>
          <table:table-cell table:formula="of:=[.$A$3]*SIN(RADIANS([.B192]-120))" office:value-type="float" office:value="139.698441285513" calcext:value-type="float">
            <text:p>139,7</text:p>
          </table:table-cell>
          <table:table-cell table:formula="of:=[.$A$3]*SIN(RADIANS([.B192]+120))" office:value-type="float" office:value="114.899281724106" calcext:value-type="float">
            <text:p>114,9</text:p>
          </table:table-cell>
          <table:table-cell table:style-name="ce10"/>
          <table:table-cell table:style-name="ce6" table:formula="of:=(MIN([.C192];[.D192];[.E192])+MAX([.C192];[.D192];[.E192]))/2" office:value-type="float" office:value="-57.449640862053" calcext:value-type="float">
            <text:p>-57,4</text:p>
          </table:table-cell>
          <table:table-cell table:style-name="ce12" table:formula="of:=([.C192]-[.G192]+[.$A$3])/2" office:value-type="float" office:value="28.925958926217" calcext:value-type="float">
            <text:p>29</text:p>
          </table:table-cell>
          <table:table-cell table:style-name="ce12" office:value-type="string" calcext:value-type="string">
            <text:p>,</text:p>
          </table:table-cell>
          <table:table-cell table:style-name="ce12" table:formula="of:=([.D192]-[.G192]+[.$A$3])/2" office:value-type="float" office:value="226.074041073783" calcext:value-type="float">
            <text:p>226</text:p>
          </table:table-cell>
          <table:table-cell table:style-name="ce12" table:formula="of:=([.E192]-[.G192]+[.$A$3])/2" office:value-type="float" office:value="213.674461293079" calcext:value-type="float">
            <text:p>214</text:p>
          </table:table-cell>
          <table:table-cell table:style-name="ce10"/>
          <table:table-cell table:formula="of:=([.$A$3]+[.C192])/2" office:value-type="float" office:value="0.201138495190548" calcext:value-type="float">
            <text:p>0</text:p>
          </table:table-cell>
          <table:table-cell table:style-name="ce12" office:value-type="string" calcext:value-type="string">
            <text:p>,</text:p>
          </table:table-cell>
          <table:table-cell/>
          <table:table-cell table:formula="of:=[.P19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2]+1.40625" office:value-type="float" office:value="268.1875" calcext:value-type="float">
            <text:p>268,1875</text:p>
          </table:table-cell>
          <table:table-cell table:formula="of:=[.$A$3]*SIN(RADIANS([.B193]))" office:value-type="float" office:value="-254.872419372752" calcext:value-type="float">
            <text:p>-254,9</text:p>
          </table:table-cell>
          <table:table-cell table:formula="of:=[.$A$3]*SIN(RADIANS([.B193]-120))" office:value-type="float" office:value="134.421006198098" calcext:value-type="float">
            <text:p>134,4</text:p>
          </table:table-cell>
          <table:table-cell table:formula="of:=[.$A$3]*SIN(RADIANS([.B193]+120))" office:value-type="float" office:value="120.451413174654" calcext:value-type="float">
            <text:p>120,5</text:p>
          </table:table-cell>
          <table:table-cell table:style-name="ce10"/>
          <table:table-cell table:style-name="ce6" table:formula="of:=(MIN([.C193];[.D193];[.E193])+MAX([.C193];[.D193];[.E193]))/2" office:value-type="float" office:value="-60.2257065873269" calcext:value-type="float">
            <text:p>-60,2</text:p>
          </table:table-cell>
          <table:table-cell table:style-name="ce12" table:formula="of:=([.C193]-[.G193]+[.$A$3])/2" office:value-type="float" office:value="30.1766436072876" calcext:value-type="float">
            <text:p>30</text:p>
          </table:table-cell>
          <table:table-cell table:style-name="ce12" office:value-type="string" calcext:value-type="string">
            <text:p>,</text:p>
          </table:table-cell>
          <table:table-cell table:style-name="ce12" table:formula="of:=([.D193]-[.G193]+[.$A$3])/2" office:value-type="float" office:value="224.823356392712" calcext:value-type="float">
            <text:p>225</text:p>
          </table:table-cell>
          <table:table-cell table:style-name="ce12" table:formula="of:=([.E193]-[.G193]+[.$A$3])/2" office:value-type="float" office:value="217.83855988099" calcext:value-type="float">
            <text:p>218</text:p>
          </table:table-cell>
          <table:table-cell table:style-name="ce10"/>
          <table:table-cell table:formula="of:=([.$A$3]+[.C193])/2" office:value-type="float" office:value="0.0637903136241818" calcext:value-type="float">
            <text:p>0</text:p>
          </table:table-cell>
          <table:table-cell table:style-name="ce12" office:value-type="string" calcext:value-type="string">
            <text:p>,</text:p>
          </table:table-cell>
          <table:table-cell/>
          <table:table-cell table:formula="of:=[.P19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3]+1.40625" office:value-type="float" office:value="269.59375" calcext:value-type="float">
            <text:p>269,59375</text:p>
          </table:table-cell>
          <table:table-cell table:formula="of:=[.$A$3]*SIN(RADIANS([.B194]))" office:value-type="float" office:value="-254.993590120748" calcext:value-type="float">
            <text:p>-255,0</text:p>
          </table:table-cell>
          <table:table-cell table:formula="of:=[.$A$3]*SIN(RADIANS([.B194]-120))" office:value-type="float" office:value="129.062600922874" calcext:value-type="float">
            <text:p>129,1</text:p>
          </table:table-cell>
          <table:table-cell table:formula="of:=[.$A$3]*SIN(RADIANS([.B194]+120))" office:value-type="float" office:value="125.930989197874" calcext:value-type="float">
            <text:p>125,9</text:p>
          </table:table-cell>
          <table:table-cell table:style-name="ce10"/>
          <table:table-cell table:style-name="ce6" table:formula="of:=(MIN([.C194];[.D194];[.E194])+MAX([.C194];[.D194];[.E194]))/2" office:value-type="float" office:value="-62.9654945989368" calcext:value-type="float">
            <text:p>-63,0</text:p>
          </table:table-cell>
          <table:table-cell table:style-name="ce12" table:formula="of:=([.C194]-[.G194]+[.$A$3])/2" office:value-type="float" office:value="31.4859522390945" calcext:value-type="float">
            <text:p>31</text:p>
          </table:table-cell>
          <table:table-cell table:style-name="ce12" office:value-type="string" calcext:value-type="string">
            <text:p>,</text:p>
          </table:table-cell>
          <table:table-cell table:style-name="ce12" table:formula="of:=([.D194]-[.G194]+[.$A$3])/2" office:value-type="float" office:value="223.514047760905" calcext:value-type="float">
            <text:p>224</text:p>
          </table:table-cell>
          <table:table-cell table:style-name="ce12" table:formula="of:=([.E194]-[.G194]+[.$A$3])/2" office:value-type="float" office:value="221.948241898405" calcext:value-type="float">
            <text:p>222</text:p>
          </table:table-cell>
          <table:table-cell table:style-name="ce10"/>
          <table:table-cell table:formula="of:=([.$A$3]+[.C194])/2" office:value-type="float" office:value="0.00320493962608737" calcext:value-type="float">
            <text:p>0</text:p>
          </table:table-cell>
          <table:table-cell table:style-name="ce12" office:value-type="string" calcext:value-type="string">
            <text:p>,</text:p>
          </table:table-cell>
          <table:table-cell/>
          <table:table-cell table:formula="of:=[.P19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4]+1.40625" office:value-type="float" office:value="271" calcext:value-type="float">
            <text:p>271</text:p>
          </table:table-cell>
          <table:table-cell table:formula="of:=[.$A$3]*SIN(RADIANS([.B195]))" office:value-type="float" office:value="-254.96116226488" calcext:value-type="float">
            <text:p>-255,0</text:p>
          </table:table-cell>
          <table:table-cell table:formula="of:=[.$A$3]*SIN(RADIANS([.B195]-120))" office:value-type="float" office:value="123.626453162816" calcext:value-type="float">
            <text:p>123,6</text:p>
          </table:table-cell>
          <table:table-cell table:formula="of:=[.$A$3]*SIN(RADIANS([.B195]+120))" office:value-type="float" office:value="131.334709102064" calcext:value-type="float">
            <text:p>131,3</text:p>
          </table:table-cell>
          <table:table-cell table:style-name="ce10"/>
          <table:table-cell table:style-name="ce6" table:formula="of:=(MIN([.C195];[.D195];[.E195])+MAX([.C195];[.D195];[.E195]))/2" office:value-type="float" office:value="-61.813226581408" calcext:value-type="float">
            <text:p>-61,8</text:p>
          </table:table-cell>
          <table:table-cell table:style-name="ce12" table:formula="of:=([.C195]-[.G195]+[.$A$3])/2" office:value-type="float" office:value="30.9260321582641" calcext:value-type="float">
            <text:p>31</text:p>
          </table:table-cell>
          <table:table-cell table:style-name="ce12" office:value-type="string" calcext:value-type="string">
            <text:p>,</text:p>
          </table:table-cell>
          <table:table-cell table:style-name="ce12" table:formula="of:=([.D195]-[.G195]+[.$A$3])/2" office:value-type="float" office:value="220.219839872112" calcext:value-type="float">
            <text:p>220</text:p>
          </table:table-cell>
          <table:table-cell table:style-name="ce12" table:formula="of:=([.E195]-[.G195]+[.$A$3])/2" office:value-type="float" office:value="224.073967841736" calcext:value-type="float">
            <text:p>224</text:p>
          </table:table-cell>
          <table:table-cell table:style-name="ce10"/>
          <table:table-cell table:formula="of:=([.$A$3]+[.C195])/2" office:value-type="float" office:value="0.0194188675601197" calcext:value-type="float">
            <text:p>0</text:p>
          </table:table-cell>
          <table:table-cell table:style-name="ce12" office:value-type="string" calcext:value-type="string">
            <text:p>,</text:p>
          </table:table-cell>
          <table:table-cell/>
          <table:table-cell table:formula="of:=[.P19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5]+1.40625" office:value-type="float" office:value="272.40625" calcext:value-type="float">
            <text:p>272,40625</text:p>
          </table:table-cell>
          <table:table-cell table:formula="of:=[.$A$3]*SIN(RADIANS([.B196]))" office:value-type="float" office:value="-254.775155338475" calcext:value-type="float">
            <text:p>-254,8</text:p>
          </table:table-cell>
          <table:table-cell table:formula="of:=[.$A$3]*SIN(RADIANS([.B196]-120))" office:value-type="float" office:value="118.115837450063" calcext:value-type="float">
            <text:p>118,1</text:p>
          </table:table-cell>
          <table:table-cell table:formula="of:=[.$A$3]*SIN(RADIANS([.B196]+120))" office:value-type="float" office:value="136.659317888412" calcext:value-type="float">
            <text:p>136,7</text:p>
          </table:table-cell>
          <table:table-cell table:style-name="ce10"/>
          <table:table-cell table:style-name="ce6" table:formula="of:=(MIN([.C196];[.D196];[.E196])+MAX([.C196];[.D196];[.E196]))/2" office:value-type="float" office:value="-59.0579187250317" calcext:value-type="float">
            <text:p>-59,1</text:p>
          </table:table-cell>
          <table:table-cell table:style-name="ce12" table:formula="of:=([.C196]-[.G196]+[.$A$3])/2" office:value-type="float" office:value="29.6413816932782" calcext:value-type="float">
            <text:p>30</text:p>
          </table:table-cell>
          <table:table-cell table:style-name="ce12" office:value-type="string" calcext:value-type="string">
            <text:p>,</text:p>
          </table:table-cell>
          <table:table-cell table:style-name="ce12" table:formula="of:=([.D196]-[.G196]+[.$A$3])/2" office:value-type="float" office:value="216.086878087548" calcext:value-type="float">
            <text:p>216</text:p>
          </table:table-cell>
          <table:table-cell table:style-name="ce12" table:formula="of:=([.E196]-[.G196]+[.$A$3])/2" office:value-type="float" office:value="225.358618306722" calcext:value-type="float">
            <text:p>225</text:p>
          </table:table-cell>
          <table:table-cell table:style-name="ce10"/>
          <table:table-cell table:formula="of:=([.$A$3]+[.C196])/2" office:value-type="float" office:value="0.112422330762371" calcext:value-type="float">
            <text:p>0</text:p>
          </table:table-cell>
          <table:table-cell table:style-name="ce12" office:value-type="string" calcext:value-type="string">
            <text:p>,</text:p>
          </table:table-cell>
          <table:table-cell/>
          <table:table-cell table:formula="of:=[.P19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6]+1.40625" office:value-type="float" office:value="273.8125" calcext:value-type="float">
            <text:p>273,8125</text:p>
          </table:table-cell>
          <table:table-cell table:formula="of:=[.$A$3]*SIN(RADIANS([.B197]))" office:value-type="float" office:value="-254.435681385152" calcext:value-type="float">
            <text:p>-254,4</text:p>
          </table:table-cell>
          <table:table-cell table:formula="of:=[.$A$3]*SIN(RADIANS([.B197]-120))" office:value-type="float" office:value="112.534073173466" calcext:value-type="float">
            <text:p>112,5</text:p>
          </table:table-cell>
          <table:table-cell table:formula="of:=[.$A$3]*SIN(RADIANS([.B197]+120))" office:value-type="float" office:value="141.901608211685" calcext:value-type="float">
            <text:p>141,9</text:p>
          </table:table-cell>
          <table:table-cell table:style-name="ce10"/>
          <table:table-cell table:style-name="ce6" table:formula="of:=(MIN([.C197];[.D197];[.E197])+MAX([.C197];[.D197];[.E197]))/2" office:value-type="float" office:value="-56.2670365867333" calcext:value-type="float">
            <text:p>-56,3</text:p>
          </table:table-cell>
          <table:table-cell table:style-name="ce12" table:formula="of:=([.C197]-[.G197]+[.$A$3])/2" office:value-type="float" office:value="28.4156776007909" calcext:value-type="float">
            <text:p>28</text:p>
          </table:table-cell>
          <table:table-cell table:style-name="ce12" office:value-type="string" calcext:value-type="string">
            <text:p>,</text:p>
          </table:table-cell>
          <table:table-cell table:style-name="ce12" table:formula="of:=([.D197]-[.G197]+[.$A$3])/2" office:value-type="float" office:value="211.9005548801" calcext:value-type="float">
            <text:p>212</text:p>
          </table:table-cell>
          <table:table-cell table:style-name="ce12" table:formula="of:=([.E197]-[.G197]+[.$A$3])/2" office:value-type="float" office:value="226.584322399209" calcext:value-type="float">
            <text:p>227</text:p>
          </table:table-cell>
          <table:table-cell table:style-name="ce10"/>
          <table:table-cell table:formula="of:=([.$A$3]+[.C197])/2" office:value-type="float" office:value="0.282159307424251" calcext:value-type="float">
            <text:p>0</text:p>
          </table:table-cell>
          <table:table-cell table:style-name="ce12" office:value-type="string" calcext:value-type="string">
            <text:p>,</text:p>
          </table:table-cell>
          <table:table-cell/>
          <table:table-cell table:formula="of:=[.P19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7]+1.40625" office:value-type="float" office:value="275.21875" calcext:value-type="float">
            <text:p>275,21875</text:p>
          </table:table-cell>
          <table:table-cell table:formula="of:=[.$A$3]*SIN(RADIANS([.B198]))" office:value-type="float" office:value="-253.942944891324" calcext:value-type="float">
            <text:p>-253,9</text:p>
          </table:table-cell>
          <table:table-cell table:formula="of:=[.$A$3]*SIN(RADIANS([.B198]-120))" office:value-type="float" office:value="106.88452257911" calcext:value-type="float">
            <text:p>106,9</text:p>
          </table:table-cell>
          <table:table-cell table:formula="of:=[.$A$3]*SIN(RADIANS([.B198]+120))" office:value-type="float" office:value="147.058422312214" calcext:value-type="float">
            <text:p>147,1</text:p>
          </table:table-cell>
          <table:table-cell table:style-name="ce10"/>
          <table:table-cell table:style-name="ce6" table:formula="of:=(MIN([.C198];[.D198];[.E198])+MAX([.C198];[.D198];[.E198]))/2" office:value-type="float" office:value="-53.442261289555" calcext:value-type="float">
            <text:p>-53,4</text:p>
          </table:table-cell>
          <table:table-cell table:style-name="ce12" table:formula="of:=([.C198]-[.G198]+[.$A$3])/2" office:value-type="float" office:value="27.2496581991154" calcext:value-type="float">
            <text:p>27</text:p>
          </table:table-cell>
          <table:table-cell table:style-name="ce12" office:value-type="string" calcext:value-type="string">
            <text:p>,</text:p>
          </table:table-cell>
          <table:table-cell table:style-name="ce12" table:formula="of:=([.D198]-[.G198]+[.$A$3])/2" office:value-type="float" office:value="207.663391934332" calcext:value-type="float">
            <text:p>208</text:p>
          </table:table-cell>
          <table:table-cell table:style-name="ce12" table:formula="of:=([.E198]-[.G198]+[.$A$3])/2" office:value-type="float" office:value="227.750341800885" calcext:value-type="float">
            <text:p>228</text:p>
          </table:table-cell>
          <table:table-cell table:style-name="ce10"/>
          <table:table-cell table:formula="of:=([.$A$3]+[.C198])/2" office:value-type="float" office:value="0.52852755433787" calcext:value-type="float">
            <text:p>1</text:p>
          </table:table-cell>
          <table:table-cell table:style-name="ce12" office:value-type="string" calcext:value-type="string">
            <text:p>,</text:p>
          </table:table-cell>
          <table:table-cell/>
          <table:table-cell table:formula="of:=[.P19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8]+1.40625" office:value-type="float" office:value="276.625" calcext:value-type="float">
            <text:p>276,625</text:p>
          </table:table-cell>
          <table:table-cell table:formula="of:=[.$A$3]*SIN(RADIANS([.B199]))" office:value-type="float" office:value="-253.297242663033" calcext:value-type="float">
            <text:p>-253,3</text:p>
          </table:table-cell>
          <table:table-cell table:formula="of:=[.$A$3]*SIN(RADIANS([.B199]-120))" office:value-type="float" office:value="101.170588745021" calcext:value-type="float">
            <text:p>101,2</text:p>
          </table:table-cell>
          <table:table-cell table:formula="of:=[.$A$3]*SIN(RADIANS([.B199]+120))" office:value-type="float" office:value="152.126653918011" calcext:value-type="float">
            <text:p>152,1</text:p>
          </table:table-cell>
          <table:table-cell table:style-name="ce10"/>
          <table:table-cell table:style-name="ce6" table:formula="of:=(MIN([.C199];[.D199];[.E199])+MAX([.C199];[.D199];[.E199]))/2" office:value-type="float" office:value="-50.5852943725107" calcext:value-type="float">
            <text:p>-50,6</text:p>
          </table:table-cell>
          <table:table-cell table:style-name="ce12" table:formula="of:=([.C199]-[.G199]+[.$A$3])/2" office:value-type="float" office:value="26.144025854739" calcext:value-type="float">
            <text:p>26</text:p>
          </table:table-cell>
          <table:table-cell table:style-name="ce12" office:value-type="string" calcext:value-type="string">
            <text:p>,</text:p>
          </table:table-cell>
          <table:table-cell table:style-name="ce12" table:formula="of:=([.D199]-[.G199]+[.$A$3])/2" office:value-type="float" office:value="203.377941558766" calcext:value-type="float">
            <text:p>203</text:p>
          </table:table-cell>
          <table:table-cell table:style-name="ce12" table:formula="of:=([.E199]-[.G199]+[.$A$3])/2" office:value-type="float" office:value="228.855974145261" calcext:value-type="float">
            <text:p>229</text:p>
          </table:table-cell>
          <table:table-cell table:style-name="ce10"/>
          <table:table-cell table:formula="of:=([.$A$3]+[.C199])/2" office:value-type="float" office:value="0.851378668483591" calcext:value-type="float">
            <text:p>1</text:p>
          </table:table-cell>
          <table:table-cell table:style-name="ce12" office:value-type="string" calcext:value-type="string">
            <text:p>,</text:p>
          </table:table-cell>
          <table:table-cell/>
          <table:table-cell table:formula="of:=[.P19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9]+1.40625" office:value-type="float" office:value="278.03125" calcext:value-type="float">
            <text:p>278,03125</text:p>
          </table:table-cell>
          <table:table-cell table:formula="of:=[.$A$3]*SIN(RADIANS([.B200]))" office:value-type="float" office:value="-252.498963647155" calcext:value-type="float">
            <text:p>-252,5</text:p>
          </table:table-cell>
          <table:table-cell table:formula="of:=[.$A$3]*SIN(RADIANS([.B200]-120))" office:value-type="float" office:value="95.3957135312849" calcext:value-type="float">
            <text:p>95,4</text:p>
          </table:table-cell>
          <table:table-cell table:formula="of:=[.$A$3]*SIN(RADIANS([.B200]+120))" office:value-type="float" office:value="157.10325011587" calcext:value-type="float">
            <text:p>157,1</text:p>
          </table:table-cell>
          <table:table-cell table:style-name="ce10"/>
          <table:table-cell table:style-name="ce6" table:formula="of:=(MIN([.C200];[.D200];[.E200])+MAX([.C200];[.D200];[.E200]))/2" office:value-type="float" office:value="-47.6978567656424" calcext:value-type="float">
            <text:p>-47,7</text:p>
          </table:table-cell>
          <table:table-cell table:style-name="ce12" table:formula="of:=([.C200]-[.G200]+[.$A$3])/2" office:value-type="float" office:value="25.0994465592437" calcext:value-type="float">
            <text:p>25</text:p>
          </table:table-cell>
          <table:table-cell table:style-name="ce12" office:value-type="string" calcext:value-type="string">
            <text:p>,</text:p>
          </table:table-cell>
          <table:table-cell table:style-name="ce12" table:formula="of:=([.D200]-[.G200]+[.$A$3])/2" office:value-type="float" office:value="199.046785148464" calcext:value-type="float">
            <text:p>199</text:p>
          </table:table-cell>
          <table:table-cell table:style-name="ce12" table:formula="of:=([.E200]-[.G200]+[.$A$3])/2" office:value-type="float" office:value="229.900553440756" calcext:value-type="float">
            <text:p>230</text:p>
          </table:table-cell>
          <table:table-cell table:style-name="ce10"/>
          <table:table-cell table:formula="of:=([.$A$3]+[.C200])/2" office:value-type="float" office:value="1.25051817642246" calcext:value-type="float">
            <text:p>1</text:p>
          </table:table-cell>
          <table:table-cell table:style-name="ce12" office:value-type="string" calcext:value-type="string">
            <text:p>,</text:p>
          </table:table-cell>
          <table:table-cell/>
          <table:table-cell table:formula="of:=[.P19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0]+1.40625" office:value-type="float" office:value="279.4375" calcext:value-type="float">
            <text:p>279,4375</text:p>
          </table:table-cell>
          <table:table-cell table:formula="of:=[.$A$3]*SIN(RADIANS([.B201]))" office:value-type="float" office:value="-251.548588697121" calcext:value-type="float">
            <text:p>-251,5</text:p>
          </table:table-cell>
          <table:table-cell table:formula="of:=[.$A$3]*SIN(RADIANS([.B201]-120))" office:value-type="float" office:value="89.5633755067926" calcext:value-type="float">
            <text:p>89,6</text:p>
          </table:table-cell>
          <table:table-cell table:formula="of:=[.$A$3]*SIN(RADIANS([.B201]+120))" office:value-type="float" office:value="161.985213190328" calcext:value-type="float">
            <text:p>162,0</text:p>
          </table:table-cell>
          <table:table-cell table:style-name="ce10"/>
          <table:table-cell table:style-name="ce6" table:formula="of:=(MIN([.C201];[.D201];[.E201])+MAX([.C201];[.D201];[.E201]))/2" office:value-type="float" office:value="-44.7816877533963" calcext:value-type="float">
            <text:p>-44,8</text:p>
          </table:table-cell>
          <table:table-cell table:style-name="ce12" table:formula="of:=([.C201]-[.G201]+[.$A$3])/2" office:value-type="float" office:value="24.1165495281378" calcext:value-type="float">
            <text:p>24</text:p>
          </table:table-cell>
          <table:table-cell table:style-name="ce12" office:value-type="string" calcext:value-type="string">
            <text:p>,</text:p>
          </table:table-cell>
          <table:table-cell table:style-name="ce12" table:formula="of:=([.D201]-[.G201]+[.$A$3])/2" office:value-type="float" office:value="194.672531630094" calcext:value-type="float">
            <text:p>195</text:p>
          </table:table-cell>
          <table:table-cell table:style-name="ce12" table:formula="of:=([.E201]-[.G201]+[.$A$3])/2" office:value-type="float" office:value="230.883450471862" calcext:value-type="float">
            <text:p>231</text:p>
          </table:table-cell>
          <table:table-cell table:style-name="ce10"/>
          <table:table-cell table:formula="of:=([.$A$3]+[.C201])/2" office:value-type="float" office:value="1.72570565143964" calcext:value-type="float">
            <text:p>2</text:p>
          </table:table-cell>
          <table:table-cell table:style-name="ce12" office:value-type="string" calcext:value-type="string">
            <text:p>,</text:p>
          </table:table-cell>
          <table:table-cell/>
          <table:table-cell table:formula="of:=[.P20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1]+1.40625" office:value-type="float" office:value="280.84375" calcext:value-type="float">
            <text:p>280,84375</text:p>
          </table:table-cell>
          <table:table-cell table:formula="of:=[.$A$3]*SIN(RADIANS([.B202]))" office:value-type="float" office:value="-250.446690283263" calcext:value-type="float">
            <text:p>-250,4</text:p>
          </table:table-cell>
          <table:table-cell table:formula="of:=[.$A$3]*SIN(RADIANS([.B202]-120))" office:value-type="float" office:value="83.6770878538853" calcext:value-type="float">
            <text:p>83,7</text:p>
          </table:table-cell>
          <table:table-cell table:formula="of:=[.$A$3]*SIN(RADIANS([.B202]+120))" office:value-type="float" office:value="166.769602429377" calcext:value-type="float">
            <text:p>166,8</text:p>
          </table:table-cell>
          <table:table-cell table:style-name="ce10"/>
          <table:table-cell table:style-name="ce6" table:formula="of:=(MIN([.C202];[.D202];[.E202])+MAX([.C202];[.D202];[.E202]))/2" office:value-type="float" office:value="-41.8385439269427" calcext:value-type="float">
            <text:p>-41,8</text:p>
          </table:table-cell>
          <table:table-cell table:style-name="ce12" table:formula="of:=([.C202]-[.G202]+[.$A$3])/2" office:value-type="float" office:value="23.1959268218399" calcext:value-type="float">
            <text:p>23</text:p>
          </table:table-cell>
          <table:table-cell table:style-name="ce12" office:value-type="string" calcext:value-type="string">
            <text:p>,</text:p>
          </table:table-cell>
          <table:table-cell table:style-name="ce12" table:formula="of:=([.D202]-[.G202]+[.$A$3])/2" office:value-type="float" office:value="190.257815890414" calcext:value-type="float">
            <text:p>190</text:p>
          </table:table-cell>
          <table:table-cell table:style-name="ce12" table:formula="of:=([.E202]-[.G202]+[.$A$3])/2" office:value-type="float" office:value="231.80407317816" calcext:value-type="float">
            <text:p>232</text:p>
          </table:table-cell>
          <table:table-cell table:style-name="ce10"/>
          <table:table-cell table:formula="of:=([.$A$3]+[.C202])/2" office:value-type="float" office:value="2.27665485836862" calcext:value-type="float">
            <text:p>2</text:p>
          </table:table-cell>
          <table:table-cell table:style-name="ce12" office:value-type="string" calcext:value-type="string">
            <text:p>,</text:p>
          </table:table-cell>
          <table:table-cell/>
          <table:table-cell table:formula="of:=[.P20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2]+1.40625" office:value-type="float" office:value="282.25" calcext:value-type="float">
            <text:p>282,25</text:p>
          </table:table-cell>
          <table:table-cell table:formula="of:=[.$A$3]*SIN(RADIANS([.B203]))" office:value-type="float" office:value="-249.193932147983" calcext:value-type="float">
            <text:p>-249,2</text:p>
          </table:table-cell>
          <table:table-cell table:formula="of:=[.$A$3]*SIN(RADIANS([.B203]-120))" office:value-type="float" office:value="77.7403962521427" calcext:value-type="float">
            <text:p>77,7</text:p>
          </table:table-cell>
          <table:table-cell table:formula="of:=[.$A$3]*SIN(RADIANS([.B203]+120))" office:value-type="float" office:value="171.45353589584" calcext:value-type="float">
            <text:p>171,5</text:p>
          </table:table-cell>
          <table:table-cell table:style-name="ce10"/>
          <table:table-cell table:style-name="ce6" table:formula="of:=(MIN([.C203];[.D203];[.E203])+MAX([.C203];[.D203];[.E203]))/2" office:value-type="float" office:value="-38.8701981260714" calcext:value-type="float">
            <text:p>-38,9</text:p>
          </table:table-cell>
          <table:table-cell table:style-name="ce12" table:formula="of:=([.C203]-[.G203]+[.$A$3])/2" office:value-type="float" office:value="22.3381329890441" calcext:value-type="float">
            <text:p>22</text:p>
          </table:table-cell>
          <table:table-cell table:style-name="ce12" office:value-type="string" calcext:value-type="string">
            <text:p>,</text:p>
          </table:table-cell>
          <table:table-cell table:style-name="ce12" table:formula="of:=([.D203]-[.G203]+[.$A$3])/2" office:value-type="float" office:value="185.805297189107" calcext:value-type="float">
            <text:p>186</text:p>
          </table:table-cell>
          <table:table-cell table:style-name="ce12" table:formula="of:=([.E203]-[.G203]+[.$A$3])/2" office:value-type="float" office:value="232.661867010956" calcext:value-type="float">
            <text:p>233</text:p>
          </table:table-cell>
          <table:table-cell table:style-name="ce10"/>
          <table:table-cell table:formula="of:=([.$A$3]+[.C203])/2" office:value-type="float" office:value="2.90303392600845" calcext:value-type="float">
            <text:p>3</text:p>
          </table:table-cell>
          <table:table-cell table:style-name="ce12" office:value-type="string" calcext:value-type="string">
            <text:p>,</text:p>
          </table:table-cell>
          <table:table-cell/>
          <table:table-cell table:formula="of:=[.P20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3]+1.40625" office:value-type="float" office:value="283.65625" calcext:value-type="float">
            <text:p>283,65625</text:p>
          </table:table-cell>
          <table:table-cell table:formula="of:=[.$A$3]*SIN(RADIANS([.B204]))" office:value-type="float" office:value="-247.791068905939" calcext:value-type="float">
            <text:p>-247,8</text:p>
          </table:table-cell>
          <table:table-cell table:formula="of:=[.$A$3]*SIN(RADIANS([.B204]-120))" office:value-type="float" office:value="71.7568767425985" calcext:value-type="float">
            <text:p>71,8</text:p>
          </table:table-cell>
          <table:table-cell table:formula="of:=[.$A$3]*SIN(RADIANS([.B204]+120))" office:value-type="float" office:value="176.03419216334" calcext:value-type="float">
            <text:p>176,0</text:p>
          </table:table-cell>
          <table:table-cell table:style-name="ce10"/>
          <table:table-cell table:style-name="ce6" table:formula="of:=(MIN([.C204];[.D204];[.E204])+MAX([.C204];[.D204];[.E204]))/2" office:value-type="float" office:value="-35.8784383712993" calcext:value-type="float">
            <text:p>-35,9</text:p>
          </table:table-cell>
          <table:table-cell table:style-name="ce12" table:formula="of:=([.C204]-[.G204]+[.$A$3])/2" office:value-type="float" office:value="21.5436847326802" calcext:value-type="float">
            <text:p>22</text:p>
          </table:table-cell>
          <table:table-cell table:style-name="ce12" office:value-type="string" calcext:value-type="string">
            <text:p>,</text:p>
          </table:table-cell>
          <table:table-cell table:style-name="ce12" table:formula="of:=([.D204]-[.G204]+[.$A$3])/2" office:value-type="float" office:value="181.317657556949" calcext:value-type="float">
            <text:p>181</text:p>
          </table:table-cell>
          <table:table-cell table:style-name="ce12" table:formula="of:=([.E204]-[.G204]+[.$A$3])/2" office:value-type="float" office:value="233.45631526732" calcext:value-type="float">
            <text:p>233</text:p>
          </table:table-cell>
          <table:table-cell table:style-name="ce10"/>
          <table:table-cell table:formula="of:=([.$A$3]+[.C204])/2" office:value-type="float" office:value="3.60446554703059" calcext:value-type="float">
            <text:p>4</text:p>
          </table:table-cell>
          <table:table-cell table:style-name="ce12" office:value-type="string" calcext:value-type="string">
            <text:p>,</text:p>
          </table:table-cell>
          <table:table-cell/>
          <table:table-cell table:formula="of:=[.P20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4]+1.40625" office:value-type="float" office:value="285.0625" calcext:value-type="float">
            <text:p>285,0625</text:p>
          </table:table-cell>
          <table:table-cell table:formula="of:=[.$A$3]*SIN(RADIANS([.B205]))" office:value-type="float" office:value="-246.23894558949" calcext:value-type="float">
            <text:p>-246,2</text:p>
          </table:table-cell>
          <table:table-cell table:formula="of:=[.$A$3]*SIN(RADIANS([.B205]-120))" office:value-type="float" office:value="65.730133573667" calcext:value-type="float">
            <text:p>65,7</text:p>
          </table:table-cell>
          <table:table-cell table:formula="of:=[.$A$3]*SIN(RADIANS([.B205]+120))" office:value-type="float" office:value="180.508812015823" calcext:value-type="float">
            <text:p>180,5</text:p>
          </table:table-cell>
          <table:table-cell table:style-name="ce10"/>
          <table:table-cell table:style-name="ce6" table:formula="of:=(MIN([.C205];[.D205];[.E205])+MAX([.C205];[.D205];[.E205]))/2" office:value-type="float" office:value="-32.8650667868335" calcext:value-type="float">
            <text:p>-32,9</text:p>
          </table:table-cell>
          <table:table-cell table:style-name="ce12" table:formula="of:=([.C205]-[.G205]+[.$A$3])/2" office:value-type="float" office:value="20.8130605986715" calcext:value-type="float">
            <text:p>21</text:p>
          </table:table-cell>
          <table:table-cell table:style-name="ce12" office:value-type="string" calcext:value-type="string">
            <text:p>,</text:p>
          </table:table-cell>
          <table:table-cell table:style-name="ce12" table:formula="of:=([.D205]-[.G205]+[.$A$3])/2" office:value-type="float" office:value="176.79760018025" calcext:value-type="float">
            <text:p>177</text:p>
          </table:table-cell>
          <table:table-cell table:style-name="ce12" table:formula="of:=([.E205]-[.G205]+[.$A$3])/2" office:value-type="float" office:value="234.186939401328" calcext:value-type="float">
            <text:p>234</text:p>
          </table:table-cell>
          <table:table-cell table:style-name="ce10"/>
          <table:table-cell table:formula="of:=([.$A$3]+[.C205])/2" office:value-type="float" office:value="4.38052720525478" calcext:value-type="float">
            <text:p>4</text:p>
          </table:table-cell>
          <table:table-cell table:style-name="ce12" office:value-type="string" calcext:value-type="string">
            <text:p>,</text:p>
          </table:table-cell>
          <table:table-cell/>
          <table:table-cell table:formula="of:=[.P20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5]+1.40625" office:value-type="float" office:value="286.46875" calcext:value-type="float">
            <text:p>286,46875</text:p>
          </table:table-cell>
          <table:table-cell table:formula="of:=[.$A$3]*SIN(RADIANS([.B206]))" office:value-type="float" office:value="-244.538497139686" calcext:value-type="float">
            <text:p>-244,5</text:p>
          </table:table-cell>
          <table:table-cell table:formula="of:=[.$A$3]*SIN(RADIANS([.B206]-120))" office:value-type="float" office:value="59.6637970300788" calcext:value-type="float">
            <text:p>59,7</text:p>
          </table:table-cell>
          <table:table-cell table:formula="of:=[.$A$3]*SIN(RADIANS([.B206]+120))" office:value-type="float" office:value="184.874700109607" calcext:value-type="float">
            <text:p>184,9</text:p>
          </table:table-cell>
          <table:table-cell table:style-name="ce10"/>
          <table:table-cell table:style-name="ce6" table:formula="of:=(MIN([.C206];[.D206];[.E206])+MAX([.C206];[.D206];[.E206]))/2" office:value-type="float" office:value="-29.8318985150394" calcext:value-type="float">
            <text:p>-29,8</text:p>
          </table:table-cell>
          <table:table-cell table:style-name="ce12" table:formula="of:=([.C206]-[.G206]+[.$A$3])/2" office:value-type="float" office:value="20.1467006876766" calcext:value-type="float">
            <text:p>20</text:p>
          </table:table-cell>
          <table:table-cell table:style-name="ce12" office:value-type="string" calcext:value-type="string">
            <text:p>,</text:p>
          </table:table-cell>
          <table:table-cell table:style-name="ce12" table:formula="of:=([.D206]-[.G206]+[.$A$3])/2" office:value-type="float" office:value="172.247847772559" calcext:value-type="float">
            <text:p>172</text:p>
          </table:table-cell>
          <table:table-cell table:style-name="ce12" table:formula="of:=([.E206]-[.G206]+[.$A$3])/2" office:value-type="float" office:value="234.853299312323" calcext:value-type="float">
            <text:p>235</text:p>
          </table:table-cell>
          <table:table-cell table:style-name="ce10"/>
          <table:table-cell table:formula="of:=([.$A$3]+[.C206])/2" office:value-type="float" office:value="5.23075143015691" calcext:value-type="float">
            <text:p>5</text:p>
          </table:table-cell>
          <table:table-cell table:style-name="ce12" office:value-type="string" calcext:value-type="string">
            <text:p>,</text:p>
          </table:table-cell>
          <table:table-cell/>
          <table:table-cell table:formula="of:=[.P20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6]+1.40625" office:value-type="float" office:value="287.875" calcext:value-type="float">
            <text:p>287,875</text:p>
          </table:table-cell>
          <table:table-cell table:formula="of:=[.$A$3]*SIN(RADIANS([.B207]))" office:value-type="float" office:value="-242.690747843088" calcext:value-type="float">
            <text:p>-242,7</text:p>
          </table:table-cell>
          <table:table-cell table:formula="of:=[.$A$3]*SIN(RADIANS([.B207]-120))" office:value-type="float" office:value="53.5615212461325" calcext:value-type="float">
            <text:p>53,6</text:p>
          </table:table-cell>
          <table:table-cell table:formula="of:=[.$A$3]*SIN(RADIANS([.B207]+120))" office:value-type="float" office:value="189.129226596956" calcext:value-type="float">
            <text:p>189,1</text:p>
          </table:table-cell>
          <table:table-cell table:style-name="ce10"/>
          <table:table-cell table:style-name="ce6" table:formula="of:=(MIN([.C207];[.D207];[.E207])+MAX([.C207];[.D207];[.E207]))/2" office:value-type="float" office:value="-26.7807606230663" calcext:value-type="float">
            <text:p>-26,8</text:p>
          </table:table-cell>
          <table:table-cell table:style-name="ce12" table:formula="of:=([.C207]-[.G207]+[.$A$3])/2" office:value-type="float" office:value="19.545006389989" calcext:value-type="float">
            <text:p>20</text:p>
          </table:table-cell>
          <table:table-cell table:style-name="ce12" office:value-type="string" calcext:value-type="string">
            <text:p>,</text:p>
          </table:table-cell>
          <table:table-cell table:style-name="ce12" table:formula="of:=([.D207]-[.G207]+[.$A$3])/2" office:value-type="float" office:value="167.671140934599" calcext:value-type="float">
            <text:p>168</text:p>
          </table:table-cell>
          <table:table-cell table:style-name="ce12" table:formula="of:=([.E207]-[.G207]+[.$A$3])/2" office:value-type="float" office:value="235.454993610011" calcext:value-type="float">
            <text:p>235</text:p>
          </table:table-cell>
          <table:table-cell table:style-name="ce10"/>
          <table:table-cell table:formula="of:=([.$A$3]+[.C207])/2" office:value-type="float" office:value="6.15462607845583" calcext:value-type="float">
            <text:p>6</text:p>
          </table:table-cell>
          <table:table-cell table:style-name="ce12" office:value-type="string" calcext:value-type="string">
            <text:p>,</text:p>
          </table:table-cell>
          <table:table-cell/>
          <table:table-cell table:formula="of:=[.P20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7]+1.40625" office:value-type="float" office:value="289.28125" calcext:value-type="float">
            <text:p>289,28125</text:p>
          </table:table-cell>
          <table:table-cell table:formula="of:=[.$A$3]*SIN(RADIANS([.B208]))" office:value-type="float" office:value="-240.696810714781" calcext:value-type="float">
            <text:p>-240,7</text:p>
          </table:table-cell>
          <table:table-cell table:formula="of:=[.$A$3]*SIN(RADIANS([.B208]-120))" office:value-type="float" office:value="47.426982004582" calcext:value-type="float">
            <text:p>47,4</text:p>
          </table:table-cell>
          <table:table-cell table:formula="of:=[.$A$3]*SIN(RADIANS([.B208]+120))" office:value-type="float" office:value="193.269828710199" calcext:value-type="float">
            <text:p>193,3</text:p>
          </table:table-cell>
          <table:table-cell table:style-name="ce10"/>
          <table:table-cell table:style-name="ce6" table:formula="of:=(MIN([.C208];[.D208];[.E208])+MAX([.C208];[.D208];[.E208]))/2" office:value-type="float" office:value="-23.713491002291" calcext:value-type="float">
            <text:p>-23,7</text:p>
          </table:table-cell>
          <table:table-cell table:style-name="ce12" table:formula="of:=([.C208]-[.G208]+[.$A$3])/2" office:value-type="float" office:value="19.0083401437548" calcext:value-type="float">
            <text:p>19</text:p>
          </table:table-cell>
          <table:table-cell table:style-name="ce12" office:value-type="string" calcext:value-type="string">
            <text:p>,</text:p>
          </table:table-cell>
          <table:table-cell table:style-name="ce12" table:formula="of:=([.D208]-[.G208]+[.$A$3])/2" office:value-type="float" office:value="163.070236503436" calcext:value-type="float">
            <text:p>163</text:p>
          </table:table-cell>
          <table:table-cell table:style-name="ce12" table:formula="of:=([.E208]-[.G208]+[.$A$3])/2" office:value-type="float" office:value="235.991659856245" calcext:value-type="float">
            <text:p>236</text:p>
          </table:table-cell>
          <table:table-cell table:style-name="ce10"/>
          <table:table-cell table:formula="of:=([.$A$3]+[.C208])/2" office:value-type="float" office:value="7.15159464260935" calcext:value-type="float">
            <text:p>7</text:p>
          </table:table-cell>
          <table:table-cell table:style-name="ce12" office:value-type="string" calcext:value-type="string">
            <text:p>,</text:p>
          </table:table-cell>
          <table:table-cell/>
          <table:table-cell table:formula="of:=[.P20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8]+1.40625" office:value-type="float" office:value="290.6875" calcext:value-type="float">
            <text:p>290,6875</text:p>
          </table:table-cell>
          <table:table-cell table:formula="of:=[.$A$3]*SIN(RADIANS([.B209]))" office:value-type="float" office:value="-238.557886827933" calcext:value-type="float">
            <text:p>-238,6</text:p>
          </table:table-cell>
          <table:table-cell table:formula="of:=[.$A$3]*SIN(RADIANS([.B209]-120))" office:value-type="float" office:value="41.263874522481" calcext:value-type="float">
            <text:p>41,3</text:p>
          </table:table-cell>
          <table:table-cell table:formula="of:=[.$A$3]*SIN(RADIANS([.B209]+120))" office:value-type="float" office:value="197.294012305452" calcext:value-type="float">
            <text:p>197,3</text:p>
          </table:table-cell>
          <table:table-cell table:style-name="ce10"/>
          <table:table-cell table:style-name="ce6" table:formula="of:=(MIN([.C209];[.D209];[.E209])+MAX([.C209];[.D209];[.E209]))/2" office:value-type="float" office:value="-20.6319372612405" calcext:value-type="float">
            <text:p>-20,6</text:p>
          </table:table-cell>
          <table:table-cell table:style-name="ce12" table:formula="of:=([.C209]-[.G209]+[.$A$3])/2" office:value-type="float" office:value="18.5370252166537" calcext:value-type="float">
            <text:p>19</text:p>
          </table:table-cell>
          <table:table-cell table:style-name="ce12" office:value-type="string" calcext:value-type="string">
            <text:p>,</text:p>
          </table:table-cell>
          <table:table-cell table:style-name="ce12" table:formula="of:=([.D209]-[.G209]+[.$A$3])/2" office:value-type="float" office:value="158.447905891861" calcext:value-type="float">
            <text:p>158</text:p>
          </table:table-cell>
          <table:table-cell table:style-name="ce12" table:formula="of:=([.E209]-[.G209]+[.$A$3])/2" office:value-type="float" office:value="236.462974783346" calcext:value-type="float">
            <text:p>236</text:p>
          </table:table-cell>
          <table:table-cell table:style-name="ce10"/>
          <table:table-cell table:formula="of:=([.$A$3]+[.C209])/2" office:value-type="float" office:value="8.2210565860334" calcext:value-type="float">
            <text:p>8</text:p>
          </table:table-cell>
          <table:table-cell table:style-name="ce12" office:value-type="string" calcext:value-type="string">
            <text:p>,</text:p>
          </table:table-cell>
          <table:table-cell/>
          <table:table-cell table:formula="of:=[.P20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9]+1.40625" office:value-type="float" office:value="292.09375" calcext:value-type="float">
            <text:p>292,09375</text:p>
          </table:table-cell>
          <table:table-cell table:formula="of:=[.$A$3]*SIN(RADIANS([.B210]))" office:value-type="float" office:value="-236.275264590314" calcext:value-type="float">
            <text:p>-236,3</text:p>
          </table:table-cell>
          <table:table-cell table:formula="of:=[.$A$3]*SIN(RADIANS([.B210]-120))" office:value-type="float" office:value="35.0759112253233" calcext:value-type="float">
            <text:p>35,1</text:p>
          </table:table-cell>
          <table:table-cell table:formula="of:=[.$A$3]*SIN(RADIANS([.B210]+120))" office:value-type="float" office:value="201.199353364991" calcext:value-type="float">
            <text:p>201,2</text:p>
          </table:table-cell>
          <table:table-cell table:style-name="ce10"/>
          <table:table-cell table:style-name="ce6" table:formula="of:=(MIN([.C210];[.D210];[.E210])+MAX([.C210];[.D210];[.E210]))/2" office:value-type="float" office:value="-17.5379556126617" calcext:value-type="float">
            <text:p>-17,5</text:p>
          </table:table-cell>
          <table:table-cell table:style-name="ce12" table:formula="of:=([.C210]-[.G210]+[.$A$3])/2" office:value-type="float" office:value="18.1313455111739" calcext:value-type="float">
            <text:p>18</text:p>
          </table:table-cell>
          <table:table-cell table:style-name="ce12" office:value-type="string" calcext:value-type="string">
            <text:p>,</text:p>
          </table:table-cell>
          <table:table-cell table:style-name="ce12" table:formula="of:=([.D210]-[.G210]+[.$A$3])/2" office:value-type="float" office:value="153.806933418992" calcext:value-type="float">
            <text:p>154</text:p>
          </table:table-cell>
          <table:table-cell table:style-name="ce12" table:formula="of:=([.E210]-[.G210]+[.$A$3])/2" office:value-type="float" office:value="236.868654488826" calcext:value-type="float">
            <text:p>237</text:p>
          </table:table-cell>
          <table:table-cell table:style-name="ce10"/>
          <table:table-cell table:formula="of:=([.$A$3]+[.C210])/2" office:value-type="float" office:value="9.36236770484304" calcext:value-type="float">
            <text:p>9</text:p>
          </table:table-cell>
          <table:table-cell table:style-name="ce12" office:value-type="string" calcext:value-type="string">
            <text:p>,</text:p>
          </table:table-cell>
          <table:table-cell/>
          <table:table-cell table:formula="of:=[.P20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0]+1.40625" office:value-type="float" office:value="293.5" calcext:value-type="float">
            <text:p>293,5</text:p>
          </table:table-cell>
          <table:table-cell table:formula="of:=[.$A$3]*SIN(RADIANS([.B211]))" office:value-type="float" office:value="-233.850318968207" calcext:value-type="float">
            <text:p>-233,9</text:p>
          </table:table-cell>
          <table:table-cell table:formula="of:=[.$A$3]*SIN(RADIANS([.B211]-120))" office:value-type="float" office:value="28.8668195108163" calcext:value-type="float">
            <text:p>28,9</text:p>
          </table:table-cell>
          <table:table-cell table:formula="of:=[.$A$3]*SIN(RADIANS([.B211]+120))" office:value-type="float" office:value="204.98349945739" calcext:value-type="float">
            <text:p>205,0</text:p>
          </table:table-cell>
          <table:table-cell table:style-name="ce10"/>
          <table:table-cell table:style-name="ce6" table:formula="of:=(MIN([.C211];[.D211];[.E211])+MAX([.C211];[.D211];[.E211]))/2" office:value-type="float" office:value="-14.4334097554081" calcext:value-type="float">
            <text:p>-14,4</text:p>
          </table:table-cell>
          <table:table-cell table:style-name="ce12" table:formula="of:=([.C211]-[.G211]+[.$A$3])/2" office:value-type="float" office:value="17.7915453936007" calcext:value-type="float">
            <text:p>18</text:p>
          </table:table-cell>
          <table:table-cell table:style-name="ce12" office:value-type="string" calcext:value-type="string">
            <text:p>,</text:p>
          </table:table-cell>
          <table:table-cell table:style-name="ce12" table:formula="of:=([.D211]-[.G211]+[.$A$3])/2" office:value-type="float" office:value="149.150114633112" calcext:value-type="float">
            <text:p>149</text:p>
          </table:table-cell>
          <table:table-cell table:style-name="ce12" table:formula="of:=([.E211]-[.G211]+[.$A$3])/2" office:value-type="float" office:value="237.208454606399" calcext:value-type="float">
            <text:p>237</text:p>
          </table:table-cell>
          <table:table-cell table:style-name="ce10"/>
          <table:table-cell table:formula="of:=([.$A$3]+[.C211])/2" office:value-type="float" office:value="10.5748405158967" calcext:value-type="float">
            <text:p>11</text:p>
          </table:table-cell>
          <table:table-cell table:style-name="ce12" office:value-type="string" calcext:value-type="string">
            <text:p>,</text:p>
          </table:table-cell>
          <table:table-cell/>
          <table:table-cell table:formula="of:=[.P21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1]+1.40625" office:value-type="float" office:value="294.90625" calcext:value-type="float">
            <text:p>294,90625</text:p>
          </table:table-cell>
          <table:table-cell table:formula="of:=[.$A$3]*SIN(RADIANS([.B212]))" office:value-type="float" office:value="-231.28451065818" calcext:value-type="float">
            <text:p>-231,3</text:p>
          </table:table-cell>
          <table:table-cell table:formula="of:=[.$A$3]*SIN(RADIANS([.B212]-120))" office:value-type="float" office:value="22.6403395036358" calcext:value-type="float">
            <text:p>22,6</text:p>
          </table:table-cell>
          <table:table-cell table:formula="of:=[.$A$3]*SIN(RADIANS([.B212]+120))" office:value-type="float" office:value="208.644171154544" calcext:value-type="float">
            <text:p>208,6</text:p>
          </table:table-cell>
          <table:table-cell table:style-name="ce10"/>
          <table:table-cell table:style-name="ce6" table:formula="of:=(MIN([.C212];[.D212];[.E212])+MAX([.C212];[.D212];[.E212]))/2" office:value-type="float" office:value="-11.3201697518179" calcext:value-type="float">
            <text:p>-11,3</text:p>
          </table:table-cell>
          <table:table-cell table:style-name="ce12" table:formula="of:=([.C212]-[.G212]+[.$A$3])/2" office:value-type="float" office:value="17.5178295468192" calcext:value-type="float">
            <text:p>18</text:p>
          </table:table-cell>
          <table:table-cell table:style-name="ce12" office:value-type="string" calcext:value-type="string">
            <text:p>,</text:p>
          </table:table-cell>
          <table:table-cell table:style-name="ce12" table:formula="of:=([.D212]-[.G212]+[.$A$3])/2" office:value-type="float" office:value="144.480254627727" calcext:value-type="float">
            <text:p>144</text:p>
          </table:table-cell>
          <table:table-cell table:style-name="ce12" table:formula="of:=([.E212]-[.G212]+[.$A$3])/2" office:value-type="float" office:value="237.482170453181" calcext:value-type="float">
            <text:p>237</text:p>
          </table:table-cell>
          <table:table-cell table:style-name="ce10"/>
          <table:table-cell table:formula="of:=([.$A$3]+[.C212])/2" office:value-type="float" office:value="11.8577446709102" calcext:value-type="float">
            <text:p>12</text:p>
          </table:table-cell>
          <table:table-cell table:style-name="ce12" office:value-type="string" calcext:value-type="string">
            <text:p>,</text:p>
          </table:table-cell>
          <table:table-cell/>
          <table:table-cell table:formula="of:=[.P21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2]+1.40625" office:value-type="float" office:value="296.3125" calcext:value-type="float">
            <text:p>296,3125</text:p>
          </table:table-cell>
          <table:table-cell table:formula="of:=[.$A$3]*SIN(RADIANS([.B213]))" office:value-type="float" office:value="-228.579385207217" calcext:value-type="float">
            <text:p>-228,6</text:p>
          </table:table-cell>
          <table:table-cell table:formula="of:=[.$A$3]*SIN(RADIANS([.B213]-120))" office:value-type="float" office:value="16.4002218025151" calcext:value-type="float">
            <text:p>16,4</text:p>
          </table:table-cell>
          <table:table-cell table:formula="of:=[.$A$3]*SIN(RADIANS([.B213]+120))" office:value-type="float" office:value="212.179163404702" calcext:value-type="float">
            <text:p>212,2</text:p>
          </table:table-cell>
          <table:table-cell table:style-name="ce10"/>
          <table:table-cell table:style-name="ce6" table:formula="of:=(MIN([.C213];[.D213];[.E213])+MAX([.C213];[.D213];[.E213]))/2" office:value-type="float" office:value="-8.20011090125756" calcext:value-type="float">
            <text:p>-8,2</text:p>
          </table:table-cell>
          <table:table-cell table:style-name="ce12" table:formula="of:=([.C213]-[.G213]+[.$A$3])/2" office:value-type="float" office:value="17.3103628470204" calcext:value-type="float">
            <text:p>17</text:p>
          </table:table-cell>
          <table:table-cell table:style-name="ce12" office:value-type="string" calcext:value-type="string">
            <text:p>,</text:p>
          </table:table-cell>
          <table:table-cell table:style-name="ce12" table:formula="of:=([.D213]-[.G213]+[.$A$3])/2" office:value-type="float" office:value="139.800166351886" calcext:value-type="float">
            <text:p>140</text:p>
          </table:table-cell>
          <table:table-cell table:style-name="ce12" table:formula="of:=([.E213]-[.G213]+[.$A$3])/2" office:value-type="float" office:value="237.68963715298" calcext:value-type="float">
            <text:p>238</text:p>
          </table:table-cell>
          <table:table-cell table:style-name="ce10"/>
          <table:table-cell table:formula="of:=([.$A$3]+[.C213])/2" office:value-type="float" office:value="13.2103073963916" calcext:value-type="float">
            <text:p>13</text:p>
          </table:table-cell>
          <table:table-cell table:style-name="ce12" office:value-type="string" calcext:value-type="string">
            <text:p>,</text:p>
          </table:table-cell>
          <table:table-cell/>
          <table:table-cell table:formula="of:=[.P21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3]+1.40625" office:value-type="float" office:value="297.71875" calcext:value-type="float">
            <text:p>297,71875</text:p>
          </table:table-cell>
          <table:table-cell table:formula="of:=[.$A$3]*SIN(RADIANS([.B214]))" office:value-type="float" office:value="-225.736572081739" calcext:value-type="float">
            <text:p>-225,7</text:p>
          </table:table-cell>
          <table:table-cell table:formula="of:=[.$A$3]*SIN(RADIANS([.B214]-120))" office:value-type="float" office:value="10.1502252210244" calcext:value-type="float">
            <text:p>10,2</text:p>
          </table:table-cell>
          <table:table-cell table:formula="of:=[.$A$3]*SIN(RADIANS([.B214]+120))" office:value-type="float" office:value="215.586346860715" calcext:value-type="float">
            <text:p>215,6</text:p>
          </table:table-cell>
          <table:table-cell table:style-name="ce10"/>
          <table:table-cell table:style-name="ce6" table:formula="of:=(MIN([.C214];[.D214];[.E214])+MAX([.C214];[.D214];[.E214]))/2" office:value-type="float" office:value="-5.07511261051224" calcext:value-type="float">
            <text:p>-5,1</text:p>
          </table:table-cell>
          <table:table-cell table:style-name="ce12" table:formula="of:=([.C214]-[.G214]+[.$A$3])/2" office:value-type="float" office:value="17.1692702643866" calcext:value-type="float">
            <text:p>17</text:p>
          </table:table-cell>
          <table:table-cell table:style-name="ce12" office:value-type="string" calcext:value-type="string">
            <text:p>,</text:p>
          </table:table-cell>
          <table:table-cell table:style-name="ce12" table:formula="of:=([.D214]-[.G214]+[.$A$3])/2" office:value-type="float" office:value="135.112668915768" calcext:value-type="float">
            <text:p>135</text:p>
          </table:table-cell>
          <table:table-cell table:style-name="ce12" table:formula="of:=([.E214]-[.G214]+[.$A$3])/2" office:value-type="float" office:value="237.830729735613" calcext:value-type="float">
            <text:p>238</text:p>
          </table:table-cell>
          <table:table-cell table:style-name="ce10"/>
          <table:table-cell table:formula="of:=([.$A$3]+[.C214])/2" office:value-type="float" office:value="14.6317139591305" calcext:value-type="float">
            <text:p>15</text:p>
          </table:table-cell>
          <table:table-cell table:style-name="ce12" office:value-type="string" calcext:value-type="string">
            <text:p>,</text:p>
          </table:table-cell>
          <table:table-cell/>
          <table:table-cell table:formula="of:=[.P21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4]+1.40625" office:value-type="float" office:value="299.125" calcext:value-type="float">
            <text:p>299,125</text:p>
          </table:table-cell>
          <table:table-cell table:formula="of:=[.$A$3]*SIN(RADIANS([.B215]))" office:value-type="float" office:value="-222.757783686073" calcext:value-type="float">
            <text:p>-222,8</text:p>
          </table:table-cell>
          <table:table-cell table:formula="of:=[.$A$3]*SIN(RADIANS([.B215]-120))" office:value-type="float" office:value="3.89411452340202" calcext:value-type="float">
            <text:p>3,9</text:p>
          </table:table-cell>
          <table:table-cell table:formula="of:=[.$A$3]*SIN(RADIANS([.B215]+120))" office:value-type="float" office:value="218.863669162671" calcext:value-type="float">
            <text:p>218,9</text:p>
          </table:table-cell>
          <table:table-cell table:style-name="ce10"/>
          <table:table-cell table:style-name="ce6" table:formula="of:=(MIN([.C215];[.D215];[.E215])+MAX([.C215];[.D215];[.E215]))/2" office:value-type="float" office:value="-1.94705726170102" calcext:value-type="float">
            <text:p>-1,9</text:p>
          </table:table-cell>
          <table:table-cell table:style-name="ce12" table:formula="of:=([.C215]-[.G215]+[.$A$3])/2" office:value-type="float" office:value="17.0946367878139" calcext:value-type="float">
            <text:p>17</text:p>
          </table:table-cell>
          <table:table-cell table:style-name="ce12" office:value-type="string" calcext:value-type="string">
            <text:p>,</text:p>
          </table:table-cell>
          <table:table-cell table:style-name="ce12" table:formula="of:=([.D215]-[.G215]+[.$A$3])/2" office:value-type="float" office:value="130.420585892552" calcext:value-type="float">
            <text:p>130</text:p>
          </table:table-cell>
          <table:table-cell table:style-name="ce12" table:formula="of:=([.E215]-[.G215]+[.$A$3])/2" office:value-type="float" office:value="237.905363212186" calcext:value-type="float">
            <text:p>238</text:p>
          </table:table-cell>
          <table:table-cell table:style-name="ce10"/>
          <table:table-cell table:formula="of:=([.$A$3]+[.C215])/2" office:value-type="float" office:value="16.1211081569633" calcext:value-type="float">
            <text:p>16</text:p>
          </table:table-cell>
          <table:table-cell table:style-name="ce12" office:value-type="string" calcext:value-type="string">
            <text:p>,</text:p>
          </table:table-cell>
          <table:table-cell/>
          <table:table-cell table:formula="of:=[.P21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5]+1.40625" office:value-type="float" office:value="300.53125" calcext:value-type="float">
            <text:p>300,53125</text:p>
          </table:table-cell>
          <table:table-cell table:formula="of:=[.$A$3]*SIN(RADIANS([.B216]))" office:value-type="float" office:value="-219.644814330965" calcext:value-type="float">
            <text:p>-219,6</text:p>
          </table:table-cell>
          <table:table-cell table:formula="of:=[.$A$3]*SIN(RADIANS([.B216]-120))" office:value-type="float" office:value="-2.36434184319899" calcext:value-type="float">
            <text:p>-2,4</text:p>
          </table:table-cell>
          <table:table-cell table:formula="of:=[.$A$3]*SIN(RADIANS([.B216]+120))" office:value-type="float" office:value="222.009156174164" calcext:value-type="float">
            <text:p>222,0</text:p>
          </table:table-cell>
          <table:table-cell table:style-name="ce10"/>
          <table:table-cell table:style-name="ce6" table:formula="of:=(MIN([.C216];[.D216];[.E216])+MAX([.C216];[.D216];[.E216]))/2" office:value-type="float" office:value="1.18217092159946" calcext:value-type="float">
            <text:p>1,2</text:p>
          </table:table-cell>
          <table:table-cell table:style-name="ce12" table:formula="of:=([.C216]-[.G216]+[.$A$3])/2" office:value-type="float" office:value="17.0865073737177" calcext:value-type="float">
            <text:p>17</text:p>
          </table:table-cell>
          <table:table-cell table:style-name="ce12" office:value-type="string" calcext:value-type="string">
            <text:p>,</text:p>
          </table:table-cell>
          <table:table-cell table:style-name="ce12" table:formula="of:=([.D216]-[.G216]+[.$A$3])/2" office:value-type="float" office:value="125.726743617601" calcext:value-type="float">
            <text:p>126</text:p>
          </table:table-cell>
          <table:table-cell table:style-name="ce12" table:formula="of:=([.E216]-[.G216]+[.$A$3])/2" office:value-type="float" office:value="237.913492626282" calcext:value-type="float">
            <text:p>238</text:p>
          </table:table-cell>
          <table:table-cell table:style-name="ce10"/>
          <table:table-cell table:formula="of:=([.$A$3]+[.C216])/2" office:value-type="float" office:value="17.6775928345174" calcext:value-type="float">
            <text:p>18</text:p>
          </table:table-cell>
          <table:table-cell table:style-name="ce12" office:value-type="string" calcext:value-type="string">
            <text:p>,</text:p>
          </table:table-cell>
          <table:table-cell/>
          <table:table-cell table:formula="of:=[.P21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6]+1.40625" office:value-type="float" office:value="301.9375" calcext:value-type="float">
            <text:p>301,9375</text:p>
          </table:table-cell>
          <table:table-cell table:formula="of:=[.$A$3]*SIN(RADIANS([.B217]))" office:value-type="float" office:value="-216.399539152753" calcext:value-type="float">
            <text:p>-216,4</text:p>
          </table:table-cell>
          <table:table-cell table:formula="of:=[.$A$3]*SIN(RADIANS([.B217]-120))" office:value-type="float" office:value="-8.62137401868209" calcext:value-type="float">
            <text:p>-8,6</text:p>
          </table:table-cell>
          <table:table-cell table:formula="of:=[.$A$3]*SIN(RADIANS([.B217]+120))" office:value-type="float" office:value="225.020913171435" calcext:value-type="float">
            <text:p>225,0</text:p>
          </table:table-cell>
          <table:table-cell table:style-name="ce10"/>
          <table:table-cell table:style-name="ce6" table:formula="of:=(MIN([.C217];[.D217];[.E217])+MAX([.C217];[.D217];[.E217]))/2" office:value-type="float" office:value="4.31068700934102" calcext:value-type="float">
            <text:p>4,3</text:p>
          </table:table-cell>
          <table:table-cell table:style-name="ce12" table:formula="of:=([.C217]-[.G217]+[.$A$3])/2" office:value-type="float" office:value="17.1448869189532" calcext:value-type="float">
            <text:p>17</text:p>
          </table:table-cell>
          <table:table-cell table:style-name="ce12" office:value-type="string" calcext:value-type="string">
            <text:p>,</text:p>
          </table:table-cell>
          <table:table-cell table:style-name="ce12" table:formula="of:=([.D217]-[.G217]+[.$A$3])/2" office:value-type="float" office:value="121.033969485988" calcext:value-type="float">
            <text:p>121</text:p>
          </table:table-cell>
          <table:table-cell table:style-name="ce12" table:formula="of:=([.E217]-[.G217]+[.$A$3])/2" office:value-type="float" office:value="237.855113081047" calcext:value-type="float">
            <text:p>238</text:p>
          </table:table-cell>
          <table:table-cell table:style-name="ce10"/>
          <table:table-cell table:formula="of:=([.$A$3]+[.C217])/2" office:value-type="float" office:value="19.3002304236237" calcext:value-type="float">
            <text:p>19</text:p>
          </table:table-cell>
          <table:table-cell table:style-name="ce12" office:value-type="string" calcext:value-type="string">
            <text:p>,</text:p>
          </table:table-cell>
          <table:table-cell/>
          <table:table-cell table:formula="of:=[.P21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7]+1.40625" office:value-type="float" office:value="303.34375" calcext:value-type="float">
            <text:p>303,34375</text:p>
          </table:table-cell>
          <table:table-cell table:formula="of:=[.$A$3]*SIN(RADIANS([.B218]))" office:value-type="float" office:value="-213.023912983854" calcext:value-type="float">
            <text:p>-213,0</text:p>
          </table:table-cell>
          <table:table-cell table:formula="of:=[.$A$3]*SIN(RADIANS([.B218]-120))" office:value-type="float" office:value="-14.8732130008304" calcext:value-type="float">
            <text:p>-14,9</text:p>
          </table:table-cell>
          <table:table-cell table:formula="of:=[.$A$3]*SIN(RADIANS([.B218]+120))" office:value-type="float" office:value="227.897125984685" calcext:value-type="float">
            <text:p>227,9</text:p>
          </table:table-cell>
          <table:table-cell table:style-name="ce10"/>
          <table:table-cell table:style-name="ce6" table:formula="of:=(MIN([.C218];[.D218];[.E218])+MAX([.C218];[.D218];[.E218]))/2" office:value-type="float" office:value="7.43660650041517" calcext:value-type="float">
            <text:p>7,4</text:p>
          </table:table-cell>
          <table:table-cell table:style-name="ce12" table:formula="of:=([.C218]-[.G218]+[.$A$3])/2" office:value-type="float" office:value="17.2697402578653" calcext:value-type="float">
            <text:p>17</text:p>
          </table:table-cell>
          <table:table-cell table:style-name="ce12" office:value-type="string" calcext:value-type="string">
            <text:p>,</text:p>
          </table:table-cell>
          <table:table-cell table:style-name="ce12" table:formula="of:=([.D218]-[.G218]+[.$A$3])/2" office:value-type="float" office:value="116.345090249377" calcext:value-type="float">
            <text:p>116</text:p>
          </table:table-cell>
          <table:table-cell table:style-name="ce12" table:formula="of:=([.E218]-[.G218]+[.$A$3])/2" office:value-type="float" office:value="237.730259742135" calcext:value-type="float">
            <text:p>238</text:p>
          </table:table-cell>
          <table:table-cell table:style-name="ce10"/>
          <table:table-cell table:formula="of:=([.$A$3]+[.C218])/2" office:value-type="float" office:value="20.9880435080729" calcext:value-type="float">
            <text:p>21</text:p>
          </table:table-cell>
          <table:table-cell table:style-name="ce12" office:value-type="string" calcext:value-type="string">
            <text:p>,</text:p>
          </table:table-cell>
          <table:table-cell/>
          <table:table-cell table:formula="of:=[.P21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8]+1.40625" office:value-type="float" office:value="304.75" calcext:value-type="float">
            <text:p>304,75</text:p>
          </table:table-cell>
          <table:table-cell table:formula="of:=[.$A$3]*SIN(RADIANS([.B219]))" office:value-type="float" office:value="-209.519969175252" calcext:value-type="float">
            <text:p>-209,5</text:p>
          </table:table-cell>
          <table:table-cell table:formula="of:=[.$A$3]*SIN(RADIANS([.B219]-120))" office:value-type="float" office:value="-21.1160929156121" calcext:value-type="float">
            <text:p>-21,1</text:p>
          </table:table-cell>
          <table:table-cell table:formula="of:=[.$A$3]*SIN(RADIANS([.B219]+120))" office:value-type="float" office:value="230.636062090864" calcext:value-type="float">
            <text:p>230,6</text:p>
          </table:table-cell>
          <table:table-cell table:style-name="ce10"/>
          <table:table-cell table:style-name="ce6" table:formula="of:=(MIN([.C219];[.D219];[.E219])+MAX([.C219];[.D219];[.E219]))/2" office:value-type="float" office:value="10.5580464578061" calcext:value-type="float">
            <text:p>10,6</text:p>
          </table:table-cell>
          <table:table-cell table:style-name="ce12" table:formula="of:=([.C219]-[.G219]+[.$A$3])/2" office:value-type="float" office:value="17.4609921834711" calcext:value-type="float">
            <text:p>17</text:p>
          </table:table-cell>
          <table:table-cell table:style-name="ce12" office:value-type="string" calcext:value-type="string">
            <text:p>,</text:p>
          </table:table-cell>
          <table:table-cell table:style-name="ce12" table:formula="of:=([.D219]-[.G219]+[.$A$3])/2" office:value-type="float" office:value="111.662930313291" calcext:value-type="float">
            <text:p>112</text:p>
          </table:table-cell>
          <table:table-cell table:style-name="ce12" table:formula="of:=([.E219]-[.G219]+[.$A$3])/2" office:value-type="float" office:value="237.539007816529" calcext:value-type="float">
            <text:p>238</text:p>
          </table:table-cell>
          <table:table-cell table:style-name="ce10"/>
          <table:table-cell table:formula="of:=([.$A$3]+[.C219])/2" office:value-type="float" office:value="22.7400154123742" calcext:value-type="float">
            <text:p>23</text:p>
          </table:table-cell>
          <table:table-cell table:style-name="ce12" office:value-type="string" calcext:value-type="string">
            <text:p>,</text:p>
          </table:table-cell>
          <table:table-cell/>
          <table:table-cell table:formula="of:=[.P21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9]+1.40625" office:value-type="float" office:value="306.15625" calcext:value-type="float">
            <text:p>306,15625</text:p>
          </table:table-cell>
          <table:table-cell table:formula="of:=[.$A$3]*SIN(RADIANS([.B220]))" office:value-type="float" office:value="-205.889818371674" calcext:value-type="float">
            <text:p>-205,9</text:p>
          </table:table-cell>
          <table:table-cell table:formula="of:=[.$A$3]*SIN(RADIANS([.B220]-120))" office:value-type="float" office:value="-27.3462532856031" calcext:value-type="float">
            <text:p>-27,3</text:p>
          </table:table-cell>
          <table:table-cell table:formula="of:=[.$A$3]*SIN(RADIANS([.B220]+120))" office:value-type="float" office:value="233.236071657277" calcext:value-type="float">
            <text:p>233,2</text:p>
          </table:table-cell>
          <table:table-cell table:style-name="ce10"/>
          <table:table-cell table:style-name="ce6" table:formula="of:=(MIN([.C220];[.D220];[.E220])+MAX([.C220];[.D220];[.E220]))/2" office:value-type="float" office:value="13.6731266428015" calcext:value-type="float">
            <text:p>13,7</text:p>
          </table:table-cell>
          <table:table-cell table:style-name="ce12" table:formula="of:=([.C220]-[.G220]+[.$A$3])/2" office:value-type="float" office:value="17.7185274927621" calcext:value-type="float">
            <text:p>18</text:p>
          </table:table-cell>
          <table:table-cell table:style-name="ce12" office:value-type="string" calcext:value-type="string">
            <text:p>,</text:p>
          </table:table-cell>
          <table:table-cell table:style-name="ce12" table:formula="of:=([.D220]-[.G220]+[.$A$3])/2" office:value-type="float" office:value="106.990310035798" calcext:value-type="float">
            <text:p>107</text:p>
          </table:table-cell>
          <table:table-cell table:style-name="ce12" table:formula="of:=([.E220]-[.G220]+[.$A$3])/2" office:value-type="float" office:value="237.281472507238" calcext:value-type="float">
            <text:p>237</text:p>
          </table:table-cell>
          <table:table-cell table:style-name="ce10"/>
          <table:table-cell table:formula="of:=([.$A$3]+[.C220])/2" office:value-type="float" office:value="24.5550908141629" calcext:value-type="float">
            <text:p>25</text:p>
          </table:table-cell>
          <table:table-cell table:style-name="ce12" office:value-type="string" calcext:value-type="string">
            <text:p>,</text:p>
          </table:table-cell>
          <table:table-cell/>
          <table:table-cell table:formula="of:=[.P21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0]+1.40625" office:value-type="float" office:value="307.5625" calcext:value-type="float">
            <text:p>307,5625</text:p>
          </table:table-cell>
          <table:table-cell table:formula="of:=[.$A$3]*SIN(RADIANS([.B221]))" office:value-type="float" office:value="-202.135647240226" calcext:value-type="float">
            <text:p>-202,1</text:p>
          </table:table-cell>
          <table:table-cell table:formula="of:=[.$A$3]*SIN(RADIANS([.B221]-120))" office:value-type="float" office:value="-33.559941295157" calcext:value-type="float">
            <text:p>-33,6</text:p>
          </table:table-cell>
          <table:table-cell table:formula="of:=[.$A$3]*SIN(RADIANS([.B221]+120))" office:value-type="float" office:value="235.695588535383" calcext:value-type="float">
            <text:p>235,7</text:p>
          </table:table-cell>
          <table:table-cell table:style-name="ce10"/>
          <table:table-cell table:style-name="ce6" table:formula="of:=(MIN([.C221];[.D221];[.E221])+MAX([.C221];[.D221];[.E221]))/2" office:value-type="float" office:value="16.7799706475785" calcext:value-type="float">
            <text:p>16,8</text:p>
          </table:table-cell>
          <table:table-cell table:style-name="ce12" table:formula="of:=([.C221]-[.G221]+[.$A$3])/2" office:value-type="float" office:value="18.0421910560978" calcext:value-type="float">
            <text:p>18</text:p>
          </table:table-cell>
          <table:table-cell table:style-name="ce12" office:value-type="string" calcext:value-type="string">
            <text:p>,</text:p>
          </table:table-cell>
          <table:table-cell table:style-name="ce12" table:formula="of:=([.D221]-[.G221]+[.$A$3])/2" office:value-type="float" office:value="102.330044028632" calcext:value-type="float">
            <text:p>102</text:p>
          </table:table-cell>
          <table:table-cell table:style-name="ce12" table:formula="of:=([.E221]-[.G221]+[.$A$3])/2" office:value-type="float" office:value="236.957808943902" calcext:value-type="float">
            <text:p>237</text:p>
          </table:table-cell>
          <table:table-cell table:style-name="ce10"/>
          <table:table-cell table:formula="of:=([.$A$3]+[.C221])/2" office:value-type="float" office:value="26.432176379887" calcext:value-type="float">
            <text:p>26</text:p>
          </table:table-cell>
          <table:table-cell table:style-name="ce12" office:value-type="string" calcext:value-type="string">
            <text:p>,</text:p>
          </table:table-cell>
          <table:table-cell/>
          <table:table-cell table:formula="of:=[.P22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1]+1.40625" office:value-type="float" office:value="308.96875" calcext:value-type="float">
            <text:p>308,96875</text:p>
          </table:table-cell>
          <table:table-cell table:formula="of:=[.$A$3]*SIN(RADIANS([.B222]))" office:value-type="float" office:value="-198.259717153219" calcext:value-type="float">
            <text:p>-198,3</text:p>
          </table:table-cell>
          <table:table-cell table:formula="of:=[.$A$3]*SIN(RADIANS([.B222]-120))" office:value-type="float" office:value="-39.7534140509618" calcext:value-type="float">
            <text:p>-39,8</text:p>
          </table:table-cell>
          <table:table-cell table:formula="of:=[.$A$3]*SIN(RADIANS([.B222]+120))" office:value-type="float" office:value="238.013131204181" calcext:value-type="float">
            <text:p>238,0</text:p>
          </table:table-cell>
          <table:table-cell table:style-name="ce10"/>
          <table:table-cell table:style-name="ce6" table:formula="of:=(MIN([.C222];[.D222];[.E222])+MAX([.C222];[.D222];[.E222]))/2" office:value-type="float" office:value="19.876707025481" calcext:value-type="float">
            <text:p>19,9</text:p>
          </table:table-cell>
          <table:table-cell table:style-name="ce12" table:formula="of:=([.C222]-[.G222]+[.$A$3])/2" office:value-type="float" office:value="18.4317879106502" calcext:value-type="float">
            <text:p>18</text:p>
          </table:table-cell>
          <table:table-cell table:style-name="ce12" office:value-type="string" calcext:value-type="string">
            <text:p>,</text:p>
          </table:table-cell>
          <table:table-cell table:style-name="ce12" table:formula="of:=([.D222]-[.G222]+[.$A$3])/2" office:value-type="float" office:value="97.6849394617786" calcext:value-type="float">
            <text:p>98</text:p>
          </table:table-cell>
          <table:table-cell table:style-name="ce12" table:formula="of:=([.E222]-[.G222]+[.$A$3])/2" office:value-type="float" office:value="236.56821208935" calcext:value-type="float">
            <text:p>237</text:p>
          </table:table-cell>
          <table:table-cell table:style-name="ce10"/>
          <table:table-cell table:formula="of:=([.$A$3]+[.C222])/2" office:value-type="float" office:value="28.3701414233906" calcext:value-type="float">
            <text:p>28</text:p>
          </table:table-cell>
          <table:table-cell table:style-name="ce12" office:value-type="string" calcext:value-type="string">
            <text:p>,</text:p>
          </table:table-cell>
          <table:table-cell/>
          <table:table-cell table:formula="of:=[.P22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2]+1.40625" office:value-type="float" office:value="310.375" calcext:value-type="float">
            <text:p>310,375</text:p>
          </table:table-cell>
          <table:table-cell table:formula="of:=[.$A$3]*SIN(RADIANS([.B223]))" office:value-type="float" office:value="-194.264362826007" calcext:value-type="float">
            <text:p>-194,3</text:p>
          </table:table-cell>
          <table:table-cell table:formula="of:=[.$A$3]*SIN(RADIANS([.B223]-120))" office:value-type="float" office:value="-45.9229408366183" calcext:value-type="float">
            <text:p>-45,9</text:p>
          </table:table-cell>
          <table:table-cell table:formula="of:=[.$A$3]*SIN(RADIANS([.B223]+120))" office:value-type="float" office:value="240.187303662625" calcext:value-type="float">
            <text:p>240,2</text:p>
          </table:table-cell>
          <table:table-cell table:style-name="ce10"/>
          <table:table-cell table:style-name="ce6" table:formula="of:=(MIN([.C223];[.D223];[.E223])+MAX([.C223];[.D223];[.E223]))/2" office:value-type="float" office:value="22.9614704183091" calcext:value-type="float">
            <text:p>23,0</text:p>
          </table:table-cell>
          <table:table-cell table:style-name="ce12" table:formula="of:=([.C223]-[.G223]+[.$A$3])/2" office:value-type="float" office:value="18.887083377842" calcext:value-type="float">
            <text:p>19</text:p>
          </table:table-cell>
          <table:table-cell table:style-name="ce12" office:value-type="string" calcext:value-type="string">
            <text:p>,</text:p>
          </table:table-cell>
          <table:table-cell table:style-name="ce12" table:formula="of:=([.D223]-[.G223]+[.$A$3])/2" office:value-type="float" office:value="93.0577943725363" calcext:value-type="float">
            <text:p>93</text:p>
          </table:table-cell>
          <table:table-cell table:style-name="ce12" table:formula="of:=([.E223]-[.G223]+[.$A$3])/2" office:value-type="float" office:value="236.112916622158" calcext:value-type="float">
            <text:p>236</text:p>
          </table:table-cell>
          <table:table-cell table:style-name="ce10"/>
          <table:table-cell table:formula="of:=([.$A$3]+[.C223])/2" office:value-type="float" office:value="30.3678185869966" calcext:value-type="float">
            <text:p>30</text:p>
          </table:table-cell>
          <table:table-cell table:style-name="ce12" office:value-type="string" calcext:value-type="string">
            <text:p>,</text:p>
          </table:table-cell>
          <table:table-cell/>
          <table:table-cell table:formula="of:=[.P22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3]+1.40625" office:value-type="float" office:value="311.78125" calcext:value-type="float">
            <text:p>311,78125</text:p>
          </table:table-cell>
          <table:table-cell table:formula="of:=[.$A$3]*SIN(RADIANS([.B224]))" office:value-type="float" office:value="-190.151990910641" calcext:value-type="float">
            <text:p>-190,2</text:p>
          </table:table-cell>
          <table:table-cell table:formula="of:=[.$A$3]*SIN(RADIANS([.B224]-120))" office:value-type="float" office:value="-52.0648053598841" calcext:value-type="float">
            <text:p>-52,1</text:p>
          </table:table-cell>
          <table:table-cell table:formula="of:=[.$A$3]*SIN(RADIANS([.B224]+120))" office:value-type="float" office:value="242.216796270525" calcext:value-type="float">
            <text:p>242,2</text:p>
          </table:table-cell>
          <table:table-cell table:style-name="ce10"/>
          <table:table-cell table:style-name="ce6" table:formula="of:=(MIN([.C224];[.D224];[.E224])+MAX([.C224];[.D224];[.E224]))/2" office:value-type="float" office:value="26.032402679942" calcext:value-type="float">
            <text:p>26,0</text:p>
          </table:table-cell>
          <table:table-cell table:style-name="ce12" table:formula="of:=([.C224]-[.G224]+[.$A$3])/2" office:value-type="float" office:value="19.4078032047086" calcext:value-type="float">
            <text:p>19</text:p>
          </table:table-cell>
          <table:table-cell table:style-name="ce12" office:value-type="string" calcext:value-type="string">
            <text:p>,</text:p>
          </table:table-cell>
          <table:table-cell table:style-name="ce12" table:formula="of:=([.D224]-[.G224]+[.$A$3])/2" office:value-type="float" office:value="88.4513959800869" calcext:value-type="float">
            <text:p>88</text:p>
          </table:table-cell>
          <table:table-cell table:style-name="ce12" table:formula="of:=([.E224]-[.G224]+[.$A$3])/2" office:value-type="float" office:value="235.592196795291" calcext:value-type="float">
            <text:p>236</text:p>
          </table:table-cell>
          <table:table-cell table:style-name="ce10"/>
          <table:table-cell table:formula="of:=([.$A$3]+[.C224])/2" office:value-type="float" office:value="32.4240045446796" calcext:value-type="float">
            <text:p>32</text:p>
          </table:table-cell>
          <table:table-cell table:style-name="ce12" office:value-type="string" calcext:value-type="string">
            <text:p>,</text:p>
          </table:table-cell>
          <table:table-cell/>
          <table:table-cell table:formula="of:=[.P22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4]+1.40625" office:value-type="float" office:value="313.1875" calcext:value-type="float">
            <text:p>313,1875</text:p>
          </table:table-cell>
          <table:table-cell table:formula="of:=[.$A$3]*SIN(RADIANS([.B225]))" office:value-type="float" office:value="-185.925078546191" calcext:value-type="float">
            <text:p>-185,9</text:p>
          </table:table-cell>
          <table:table-cell table:formula="of:=[.$A$3]*SIN(RADIANS([.B225]-120))" office:value-type="float" office:value="-58.1753079912296" calcext:value-type="float">
            <text:p>-58,2</text:p>
          </table:table-cell>
          <table:table-cell table:formula="of:=[.$A$3]*SIN(RADIANS([.B225]+120))" office:value-type="float" office:value="244.100386537421" calcext:value-type="float">
            <text:p>244,1</text:p>
          </table:table-cell>
          <table:table-cell table:style-name="ce10"/>
          <table:table-cell table:style-name="ce6" table:formula="of:=(MIN([.C225];[.D225];[.E225])+MAX([.C225];[.D225];[.E225]))/2" office:value-type="float" office:value="29.0876539956148" calcext:value-type="float">
            <text:p>29,1</text:p>
          </table:table-cell>
          <table:table-cell table:style-name="ce12" table:formula="of:=([.C225]-[.G225]+[.$A$3])/2" office:value-type="float" office:value="19.993633729097" calcext:value-type="float">
            <text:p>20</text:p>
          </table:table-cell>
          <table:table-cell table:style-name="ce12" office:value-type="string" calcext:value-type="string">
            <text:p>,</text:p>
          </table:table-cell>
          <table:table-cell table:style-name="ce12" table:formula="of:=([.D225]-[.G225]+[.$A$3])/2" office:value-type="float" office:value="83.8685190065779" calcext:value-type="float">
            <text:p>84</text:p>
          </table:table-cell>
          <table:table-cell table:style-name="ce12" table:formula="of:=([.E225]-[.G225]+[.$A$3])/2" office:value-type="float" office:value="235.006366270903" calcext:value-type="float">
            <text:p>235</text:p>
          </table:table-cell>
          <table:table-cell table:style-name="ce10"/>
          <table:table-cell table:formula="of:=([.$A$3]+[.C225])/2" office:value-type="float" office:value="34.5374607269044" calcext:value-type="float">
            <text:p>35</text:p>
          </table:table-cell>
          <table:table-cell table:style-name="ce12" office:value-type="string" calcext:value-type="string">
            <text:p>,</text:p>
          </table:table-cell>
          <table:table-cell/>
          <table:table-cell table:formula="of:=[.P22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5]+1.40625" office:value-type="float" office:value="314.59375" calcext:value-type="float">
            <text:p>314,59375</text:p>
          </table:table-cell>
          <table:table-cell table:formula="of:=[.$A$3]*SIN(RADIANS([.B226]))" office:value-type="float" office:value="-181.586171866612" calcext:value-type="float">
            <text:p>-181,6</text:p>
          </table:table-cell>
          <table:table-cell table:formula="of:=[.$A$3]*SIN(RADIANS([.B226]-120))" office:value-type="float" office:value="-64.250767992356" calcext:value-type="float">
            <text:p>-64,3</text:p>
          </table:table-cell>
          <table:table-cell table:formula="of:=[.$A$3]*SIN(RADIANS([.B226]+120))" office:value-type="float" office:value="245.836939858968" calcext:value-type="float">
            <text:p>245,8</text:p>
          </table:table-cell>
          <table:table-cell table:style-name="ce10"/>
          <table:table-cell table:style-name="ce6" table:formula="of:=(MIN([.C226];[.D226];[.E226])+MAX([.C226];[.D226];[.E226]))/2" office:value-type="float" office:value="32.125383996178" calcext:value-type="float">
            <text:p>32,1</text:p>
          </table:table-cell>
          <table:table-cell table:style-name="ce12" table:formula="of:=([.C226]-[.G226]+[.$A$3])/2" office:value-type="float" office:value="20.6442220686051" calcext:value-type="float">
            <text:p>21</text:p>
          </table:table-cell>
          <table:table-cell table:style-name="ce12" office:value-type="string" calcext:value-type="string">
            <text:p>,</text:p>
          </table:table-cell>
          <table:table-cell table:style-name="ce12" table:formula="of:=([.D226]-[.G226]+[.$A$3])/2" office:value-type="float" office:value="79.311924005733" calcext:value-type="float">
            <text:p>79</text:p>
          </table:table-cell>
          <table:table-cell table:style-name="ce12" table:formula="of:=([.E226]-[.G226]+[.$A$3])/2" office:value-type="float" office:value="234.355777931395" calcext:value-type="float">
            <text:p>234</text:p>
          </table:table-cell>
          <table:table-cell table:style-name="ce10"/>
          <table:table-cell table:formula="of:=([.$A$3]+[.C226])/2" office:value-type="float" office:value="36.7069140666941" calcext:value-type="float">
            <text:p>37</text:p>
          </table:table-cell>
          <table:table-cell table:style-name="ce12" office:value-type="string" calcext:value-type="string">
            <text:p>,</text:p>
          </table:table-cell>
          <table:table-cell/>
          <table:table-cell table:formula="of:=[.P22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6]+1.40625" office:value-type="float" office:value="316" calcext:value-type="float">
            <text:p>316</text:p>
          </table:table-cell>
          <table:table-cell table:formula="of:=[.$A$3]*SIN(RADIANS([.B227]))" office:value-type="float" office:value="-177.137884467044" calcext:value-type="float">
            <text:p>-177,1</text:p>
          </table:table-cell>
          <table:table-cell table:formula="of:=[.$A$3]*SIN(RADIANS([.B227]-120))" office:value-type="float" office:value="-70.2875257333348" calcext:value-type="float">
            <text:p>-70,3</text:p>
          </table:table-cell>
          <table:table-cell table:formula="of:=[.$A$3]*SIN(RADIANS([.B227]+120))" office:value-type="float" office:value="247.425410200379" calcext:value-type="float">
            <text:p>247,4</text:p>
          </table:table-cell>
          <table:table-cell table:style-name="ce10"/>
          <table:table-cell table:style-name="ce6" table:formula="of:=(MIN([.C227];[.D227];[.E227])+MAX([.C227];[.D227];[.E227]))/2" office:value-type="float" office:value="35.1437628666674" calcext:value-type="float">
            <text:p>35,1</text:p>
          </table:table-cell>
          <table:table-cell table:style-name="ce12" table:formula="of:=([.C227]-[.G227]+[.$A$3])/2" office:value-type="float" office:value="21.3591763331441" calcext:value-type="float">
            <text:p>21</text:p>
          </table:table-cell>
          <table:table-cell table:style-name="ce12" office:value-type="string" calcext:value-type="string">
            <text:p>,</text:p>
          </table:table-cell>
          <table:table-cell table:style-name="ce12" table:formula="of:=([.D227]-[.G227]+[.$A$3])/2" office:value-type="float" office:value="74.7843556999989" calcext:value-type="float">
            <text:p>75</text:p>
          </table:table-cell>
          <table:table-cell table:style-name="ce12" table:formula="of:=([.E227]-[.G227]+[.$A$3])/2" office:value-type="float" office:value="233.640823666856" calcext:value-type="float">
            <text:p>234</text:p>
          </table:table-cell>
          <table:table-cell table:style-name="ce10"/>
          <table:table-cell table:formula="of:=([.$A$3]+[.C227])/2" office:value-type="float" office:value="38.9310577664778" calcext:value-type="float">
            <text:p>39</text:p>
          </table:table-cell>
          <table:table-cell table:style-name="ce12" office:value-type="string" calcext:value-type="string">
            <text:p>,</text:p>
          </table:table-cell>
          <table:table-cell/>
          <table:table-cell table:formula="of:=[.P22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7]+1.40625" office:value-type="float" office:value="317.40625" calcext:value-type="float">
            <text:p>317,40625</text:p>
          </table:table-cell>
          <table:table-cell table:formula="of:=[.$A$3]*SIN(RADIANS([.B228]))" office:value-type="float" office:value="-172.582895829486" calcext:value-type="float">
            <text:p>-172,6</text:p>
          </table:table-cell>
          <table:table-cell table:formula="of:=[.$A$3]*SIN(RADIANS([.B228]-120))" office:value-type="float" office:value="-76.2819448970316" calcext:value-type="float">
            <text:p>-76,3</text:p>
          </table:table-cell>
          <table:table-cell table:formula="of:=[.$A$3]*SIN(RADIANS([.B228]+120))" office:value-type="float" office:value="248.864840726518" calcext:value-type="float">
            <text:p>248,9</text:p>
          </table:table-cell>
          <table:table-cell table:style-name="ce10"/>
          <table:table-cell table:style-name="ce6" table:formula="of:=(MIN([.C228];[.D228];[.E228])+MAX([.C228];[.D228];[.E228]))/2" office:value-type="float" office:value="38.1409724485158" calcext:value-type="float">
            <text:p>38,1</text:p>
          </table:table-cell>
          <table:table-cell table:style-name="ce12" table:formula="of:=([.C228]-[.G228]+[.$A$3])/2" office:value-type="float" office:value="22.1380658609991" calcext:value-type="float">
            <text:p>22</text:p>
          </table:table-cell>
          <table:table-cell table:style-name="ce12" office:value-type="string" calcext:value-type="string">
            <text:p>,</text:p>
          </table:table-cell>
          <table:table-cell table:style-name="ce12" table:formula="of:=([.D228]-[.G228]+[.$A$3])/2" office:value-type="float" office:value="70.2885413272263" calcext:value-type="float">
            <text:p>70</text:p>
          </table:table-cell>
          <table:table-cell table:style-name="ce12" table:formula="of:=([.E228]-[.G228]+[.$A$3])/2" office:value-type="float" office:value="232.861934139001" calcext:value-type="float">
            <text:p>233</text:p>
          </table:table-cell>
          <table:table-cell table:style-name="ce10"/>
          <table:table-cell table:formula="of:=([.$A$3]+[.C228])/2" office:value-type="float" office:value="41.208552085257" calcext:value-type="float">
            <text:p>41</text:p>
          </table:table-cell>
          <table:table-cell table:style-name="ce12" office:value-type="string" calcext:value-type="string">
            <text:p>,</text:p>
          </table:table-cell>
          <table:table-cell/>
          <table:table-cell table:formula="of:=[.P22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8]+1.40625" office:value-type="float" office:value="318.8125" calcext:value-type="float">
            <text:p>318,8125</text:p>
          </table:table-cell>
          <table:table-cell table:formula="of:=[.$A$3]*SIN(RADIANS([.B229]))" office:value-type="float" office:value="-167.92394970877" calcext:value-type="float">
            <text:p>-167,9</text:p>
          </table:table-cell>
          <table:table-cell table:formula="of:=[.$A$3]*SIN(RADIANS([.B229]-120))" office:value-type="float" office:value="-82.2304146694883" calcext:value-type="float">
            <text:p>-82,2</text:p>
          </table:table-cell>
          <table:table-cell table:formula="of:=[.$A$3]*SIN(RADIANS([.B229]+120))" office:value-type="float" office:value="250.154364378258" calcext:value-type="float">
            <text:p>250,2</text:p>
          </table:table-cell>
          <table:table-cell table:style-name="ce10"/>
          <table:table-cell table:style-name="ce6" table:formula="of:=(MIN([.C229];[.D229];[.E229])+MAX([.C229];[.D229];[.E229]))/2" office:value-type="float" office:value="41.1152073347442" calcext:value-type="float">
            <text:p>41,1</text:p>
          </table:table-cell>
          <table:table-cell table:style-name="ce12" table:formula="of:=([.C229]-[.G229]+[.$A$3])/2" office:value-type="float" office:value="22.9804214782429" calcext:value-type="float">
            <text:p>23</text:p>
          </table:table-cell>
          <table:table-cell table:style-name="ce12" office:value-type="string" calcext:value-type="string">
            <text:p>,</text:p>
          </table:table-cell>
          <table:table-cell table:style-name="ce12" table:formula="of:=([.D229]-[.G229]+[.$A$3])/2" office:value-type="float" office:value="65.8271889978838" calcext:value-type="float">
            <text:p>66</text:p>
          </table:table-cell>
          <table:table-cell table:style-name="ce12" table:formula="of:=([.E229]-[.G229]+[.$A$3])/2" office:value-type="float" office:value="232.019578521757" calcext:value-type="float">
            <text:p>232</text:p>
          </table:table-cell>
          <table:table-cell table:style-name="ce10"/>
          <table:table-cell table:formula="of:=([.$A$3]+[.C229])/2" office:value-type="float" office:value="43.538025145615" calcext:value-type="float">
            <text:p>44</text:p>
          </table:table-cell>
          <table:table-cell table:style-name="ce12" office:value-type="string" calcext:value-type="string">
            <text:p>,</text:p>
          </table:table-cell>
          <table:table-cell/>
          <table:table-cell table:formula="of:=[.P22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9]+1.40625" office:value-type="float" office:value="320.21875" calcext:value-type="float">
            <text:p>320,21875</text:p>
          </table:table-cell>
          <table:table-cell table:formula="of:=[.$A$3]*SIN(RADIANS([.B230]))" office:value-type="float" office:value="-163.163852479831" calcext:value-type="float">
            <text:p>-163,2</text:p>
          </table:table-cell>
          <table:table-cell table:formula="of:=[.$A$3]*SIN(RADIANS([.B230]-120))" office:value-type="float" office:value="-88.1293519149412" calcext:value-type="float">
            <text:p>-88,1</text:p>
          </table:table-cell>
          <table:table-cell table:formula="of:=[.$A$3]*SIN(RADIANS([.B230]+120))" office:value-type="float" office:value="251.293204394772" calcext:value-type="float">
            <text:p>251,3</text:p>
          </table:table-cell>
          <table:table-cell table:style-name="ce10"/>
          <table:table-cell table:style-name="ce6" table:formula="of:=(MIN([.C230];[.D230];[.E230])+MAX([.C230];[.D230];[.E230]))/2" office:value-type="float" office:value="44.0646759574706" calcext:value-type="float">
            <text:p>44,1</text:p>
          </table:table-cell>
          <table:table-cell table:style-name="ce12" table:formula="of:=([.C230]-[.G230]+[.$A$3])/2" office:value-type="float" office:value="23.8857357813494" calcext:value-type="float">
            <text:p>24</text:p>
          </table:table-cell>
          <table:table-cell table:style-name="ce12" office:value-type="string" calcext:value-type="string">
            <text:p>,</text:p>
          </table:table-cell>
          <table:table-cell table:style-name="ce12" table:formula="of:=([.D230]-[.G230]+[.$A$3])/2" office:value-type="float" office:value="61.4029860637941" calcext:value-type="float">
            <text:p>61</text:p>
          </table:table-cell>
          <table:table-cell table:style-name="ce12" table:formula="of:=([.E230]-[.G230]+[.$A$3])/2" office:value-type="float" office:value="231.114264218651" calcext:value-type="float">
            <text:p>231</text:p>
          </table:table-cell>
          <table:table-cell table:style-name="ce10"/>
          <table:table-cell table:formula="of:=([.$A$3]+[.C230])/2" office:value-type="float" office:value="45.9180737600847" calcext:value-type="float">
            <text:p>46</text:p>
          </table:table-cell>
          <table:table-cell table:style-name="ce12" office:value-type="string" calcext:value-type="string">
            <text:p>,</text:p>
          </table:table-cell>
          <table:table-cell/>
          <table:table-cell table:formula="of:=[.P22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0]+1.40625" office:value-type="float" office:value="321.625" calcext:value-type="float">
            <text:p>321,625</text:p>
          </table:table-cell>
          <table:table-cell table:formula="of:=[.$A$3]*SIN(RADIANS([.B231]))" office:value-type="float" office:value="-158.305471447247" calcext:value-type="float">
            <text:p>-158,3</text:p>
          </table:table-cell>
          <table:table-cell table:formula="of:=[.$A$3]*SIN(RADIANS([.B231]-120))" office:value-type="float" office:value="-93.9752033341693" calcext:value-type="float">
            <text:p>-94,0</text:p>
          </table:table-cell>
          <table:table-cell table:formula="of:=[.$A$3]*SIN(RADIANS([.B231]+120))" office:value-type="float" office:value="252.280674781416" calcext:value-type="float">
            <text:p>252,3</text:p>
          </table:table-cell>
          <table:table-cell table:style-name="ce10"/>
          <table:table-cell table:style-name="ce6" table:formula="of:=(MIN([.C231];[.D231];[.E231])+MAX([.C231];[.D231];[.E231]))/2" office:value-type="float" office:value="46.9876016670847" calcext:value-type="float">
            <text:p>47,0</text:p>
          </table:table-cell>
          <table:table-cell table:style-name="ce12" table:formula="of:=([.C231]-[.G231]+[.$A$3])/2" office:value-type="float" office:value="24.8534634428344" calcext:value-type="float">
            <text:p>25</text:p>
          </table:table-cell>
          <table:table-cell table:style-name="ce12" office:value-type="string" calcext:value-type="string">
            <text:p>,</text:p>
          </table:table-cell>
          <table:table-cell table:style-name="ce12" table:formula="of:=([.D231]-[.G231]+[.$A$3])/2" office:value-type="float" office:value="57.018597499373" calcext:value-type="float">
            <text:p>57</text:p>
          </table:table-cell>
          <table:table-cell table:style-name="ce12" table:formula="of:=([.E231]-[.G231]+[.$A$3])/2" office:value-type="float" office:value="230.146536557166" calcext:value-type="float">
            <text:p>230</text:p>
          </table:table-cell>
          <table:table-cell table:style-name="ce10"/>
          <table:table-cell table:formula="of:=([.$A$3]+[.C231])/2" office:value-type="float" office:value="48.3472642763767" calcext:value-type="float">
            <text:p>48</text:p>
          </table:table-cell>
          <table:table-cell table:style-name="ce12" office:value-type="string" calcext:value-type="string">
            <text:p>,</text:p>
          </table:table-cell>
          <table:table-cell/>
          <table:table-cell table:formula="of:=[.P23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1]+1.40625" office:value-type="float" office:value="323.03125" calcext:value-type="float">
            <text:p>323,03125</text:p>
          </table:table-cell>
          <table:table-cell table:formula="of:=[.$A$3]*SIN(RADIANS([.B232]))" office:value-type="float" office:value="-153.351733118086" calcext:value-type="float">
            <text:p>-153,4</text:p>
          </table:table-cell>
          <table:table-cell table:formula="of:=[.$A$3]*SIN(RADIANS([.B232]-120))" office:value-type="float" office:value="-99.764447604868" calcext:value-type="float">
            <text:p>-99,8</text:p>
          </table:table-cell>
          <table:table-cell table:formula="of:=[.$A$3]*SIN(RADIANS([.B232]+120))" office:value-type="float" office:value="253.116180722954" calcext:value-type="float">
            <text:p>253,1</text:p>
          </table:table-cell>
          <table:table-cell table:style-name="ce10"/>
          <table:table-cell table:style-name="ce6" table:formula="of:=(MIN([.C232];[.D232];[.E232])+MAX([.C232];[.D232];[.E232]))/2" office:value-type="float" office:value="49.882223802434" calcext:value-type="float">
            <text:p>49,9</text:p>
          </table:table-cell>
          <table:table-cell table:style-name="ce12" table:formula="of:=([.C232]-[.G232]+[.$A$3])/2" office:value-type="float" office:value="25.8830215397402" calcext:value-type="float">
            <text:p>26</text:p>
          </table:table-cell>
          <table:table-cell table:style-name="ce12" office:value-type="string" calcext:value-type="string">
            <text:p>,</text:p>
          </table:table-cell>
          <table:table-cell table:style-name="ce12" table:formula="of:=([.D232]-[.G232]+[.$A$3])/2" office:value-type="float" office:value="52.676664296349" calcext:value-type="float">
            <text:p>53</text:p>
          </table:table-cell>
          <table:table-cell table:style-name="ce12" table:formula="of:=([.E232]-[.G232]+[.$A$3])/2" office:value-type="float" office:value="229.11697846026" calcext:value-type="float">
            <text:p>229</text:p>
          </table:table-cell>
          <table:table-cell table:style-name="ce10"/>
          <table:table-cell table:formula="of:=([.$A$3]+[.C232])/2" office:value-type="float" office:value="50.8241334409572" calcext:value-type="float">
            <text:p>51</text:p>
          </table:table-cell>
          <table:table-cell table:style-name="ce12" office:value-type="string" calcext:value-type="string">
            <text:p>,</text:p>
          </table:table-cell>
          <table:table-cell/>
          <table:table-cell table:formula="of:=[.P23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2]+1.40625" office:value-type="float" office:value="324.4375" calcext:value-type="float">
            <text:p>324,4375</text:p>
          </table:table-cell>
          <table:table-cell table:formula="of:=[.$A$3]*SIN(RADIANS([.B233]))" office:value-type="float" office:value="-148.305621439085" calcext:value-type="float">
            <text:p>-148,3</text:p>
          </table:table-cell>
          <table:table-cell table:formula="of:=[.$A$3]*SIN(RADIANS([.B233]-120))" office:value-type="float" office:value="-105.493597502763" calcext:value-type="float">
            <text:p>-105,5</text:p>
          </table:table-cell>
          <table:table-cell table:formula="of:=[.$A$3]*SIN(RADIANS([.B233]+120))" office:value-type="float" office:value="253.799218941848" calcext:value-type="float">
            <text:p>253,8</text:p>
          </table:table-cell>
          <table:table-cell table:style-name="ce10"/>
          <table:table-cell table:style-name="ce6" table:formula="of:=(MIN([.C233];[.D233];[.E233])+MAX([.C233];[.D233];[.E233]))/2" office:value-type="float" office:value="52.7467987513813" calcext:value-type="float">
            <text:p>52,7</text:p>
          </table:table-cell>
          <table:table-cell table:style-name="ce12" table:formula="of:=([.C233]-[.G233]+[.$A$3])/2" office:value-type="float" office:value="26.9737899047668" calcext:value-type="float">
            <text:p>27</text:p>
          </table:table-cell>
          <table:table-cell table:style-name="ce12" office:value-type="string" calcext:value-type="string">
            <text:p>,</text:p>
          </table:table-cell>
          <table:table-cell table:style-name="ce12" table:formula="of:=([.D233]-[.G233]+[.$A$3])/2" office:value-type="float" office:value="48.3798018729281" calcext:value-type="float">
            <text:p>48</text:p>
          </table:table-cell>
          <table:table-cell table:style-name="ce12" table:formula="of:=([.E233]-[.G233]+[.$A$3])/2" office:value-type="float" office:value="228.026210095233" calcext:value-type="float">
            <text:p>228</text:p>
          </table:table-cell>
          <table:table-cell table:style-name="ce10"/>
          <table:table-cell table:formula="of:=([.$A$3]+[.C233])/2" office:value-type="float" office:value="53.3471892804575" calcext:value-type="float">
            <text:p>53</text:p>
          </table:table-cell>
          <table:table-cell table:style-name="ce12" office:value-type="string" calcext:value-type="string">
            <text:p>,</text:p>
          </table:table-cell>
          <table:table-cell/>
          <table:table-cell table:formula="of:=[.P23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3]+1.40625" office:value-type="float" office:value="325.84375" calcext:value-type="float">
            <text:p>325,84375</text:p>
          </table:table-cell>
          <table:table-cell table:formula="of:=[.$A$3]*SIN(RADIANS([.B234]))" office:value-type="float" office:value="-143.170175999234" calcext:value-type="float">
            <text:p>-143,2</text:p>
          </table:table-cell>
          <table:table-cell table:formula="of:=[.$A$3]*SIN(RADIANS([.B234]-120))" office:value-type="float" office:value="-111.159202002181" calcext:value-type="float">
            <text:p>-111,2</text:p>
          </table:table-cell>
          <table:table-cell table:formula="of:=[.$A$3]*SIN(RADIANS([.B234]+120))" office:value-type="float" office:value="254.329378001415" calcext:value-type="float">
            <text:p>254,3</text:p>
          </table:table-cell>
          <table:table-cell table:style-name="ce10"/>
          <table:table-cell table:style-name="ce6" table:formula="of:=(MIN([.C234];[.D234];[.E234])+MAX([.C234];[.D234];[.E234]))/2" office:value-type="float" office:value="55.5796010010906" calcext:value-type="float">
            <text:p>55,6</text:p>
          </table:table-cell>
          <table:table-cell table:style-name="ce12" table:formula="of:=([.C234]-[.G234]+[.$A$3])/2" office:value-type="float" office:value="28.1251114998378" calcext:value-type="float">
            <text:p>28</text:p>
          </table:table-cell>
          <table:table-cell table:style-name="ce12" office:value-type="string" calcext:value-type="string">
            <text:p>,</text:p>
          </table:table-cell>
          <table:table-cell table:style-name="ce12" table:formula="of:=([.D234]-[.G234]+[.$A$3])/2" office:value-type="float" office:value="44.1305984983641" calcext:value-type="float">
            <text:p>44</text:p>
          </table:table-cell>
          <table:table-cell table:style-name="ce12" table:formula="of:=([.E234]-[.G234]+[.$A$3])/2" office:value-type="float" office:value="226.874888500162" calcext:value-type="float">
            <text:p>227</text:p>
          </table:table-cell>
          <table:table-cell table:style-name="ce10"/>
          <table:table-cell table:formula="of:=([.$A$3]+[.C234])/2" office:value-type="float" office:value="55.9149120003831" calcext:value-type="float">
            <text:p>56</text:p>
          </table:table-cell>
          <table:table-cell table:style-name="ce12" office:value-type="string" calcext:value-type="string">
            <text:p>,</text:p>
          </table:table-cell>
          <table:table-cell/>
          <table:table-cell table:formula="of:=[.P23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4]+1.40625" office:value-type="float" office:value="327.25" calcext:value-type="float">
            <text:p>327,25</text:p>
          </table:table-cell>
          <table:table-cell table:formula="of:=[.$A$3]*SIN(RADIANS([.B235]))" office:value-type="float" office:value="-137.948490198838" calcext:value-type="float">
            <text:p>-137,9</text:p>
          </table:table-cell>
          <table:table-cell table:formula="of:=[.$A$3]*SIN(RADIANS([.B235]-120))" office:value-type="float" office:value="-116.757848354824" calcext:value-type="float">
            <text:p>-116,8</text:p>
          </table:table-cell>
          <table:table-cell table:formula="of:=[.$A$3]*SIN(RADIANS([.B235]+120))" office:value-type="float" office:value="254.706338553662" calcext:value-type="float">
            <text:p>254,7</text:p>
          </table:table-cell>
          <table:table-cell table:style-name="ce10"/>
          <table:table-cell table:style-name="ce6" table:formula="of:=(MIN([.C235];[.D235];[.E235])+MAX([.C235];[.D235];[.E235]))/2" office:value-type="float" office:value="58.378924177412" calcext:value-type="float">
            <text:p>58,4</text:p>
          </table:table-cell>
          <table:table-cell table:style-name="ce12" table:formula="of:=([.C235]-[.G235]+[.$A$3])/2" office:value-type="float" office:value="29.3362928118748" calcext:value-type="float">
            <text:p>29</text:p>
          </table:table-cell>
          <table:table-cell table:style-name="ce12" office:value-type="string" calcext:value-type="string">
            <text:p>,</text:p>
          </table:table-cell>
          <table:table-cell table:style-name="ce12" table:formula="of:=([.D235]-[.G235]+[.$A$3])/2" office:value-type="float" office:value="39.931613733882" calcext:value-type="float">
            <text:p>40</text:p>
          </table:table-cell>
          <table:table-cell table:style-name="ce12" table:formula="of:=([.E235]-[.G235]+[.$A$3])/2" office:value-type="float" office:value="225.663707188125" calcext:value-type="float">
            <text:p>226</text:p>
          </table:table-cell>
          <table:table-cell table:style-name="ce10"/>
          <table:table-cell table:formula="of:=([.$A$3]+[.C235])/2" office:value-type="float" office:value="58.5257549005808" calcext:value-type="float">
            <text:p>59</text:p>
          </table:table-cell>
          <table:table-cell table:style-name="ce12" office:value-type="string" calcext:value-type="string">
            <text:p>,</text:p>
          </table:table-cell>
          <table:table-cell/>
          <table:table-cell table:formula="of:=[.P23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5]+1.40625" office:value-type="float" office:value="328.65625" calcext:value-type="float">
            <text:p>328,65625</text:p>
          </table:table-cell>
          <table:table-cell table:formula="of:=[.$A$3]*SIN(RADIANS([.B236]))" office:value-type="float" office:value="-132.643709386174" calcext:value-type="float">
            <text:p>-132,6</text:p>
          </table:table-cell>
          <table:table-cell table:formula="of:=[.$A$3]*SIN(RADIANS([.B236]-120))" office:value-type="float" office:value="-122.286164145475" calcext:value-type="float">
            <text:p>-122,3</text:p>
          </table:table-cell>
          <table:table-cell table:formula="of:=[.$A$3]*SIN(RADIANS([.B236]+120))" office:value-type="float" office:value="254.929873531648" calcext:value-type="float">
            <text:p>254,9</text:p>
          </table:table-cell>
          <table:table-cell table:style-name="ce10"/>
          <table:table-cell table:style-name="ce6" table:formula="of:=(MIN([.C236];[.D236];[.E236])+MAX([.C236];[.D236];[.E236]))/2" office:value-type="float" office:value="61.1430820727374" calcext:value-type="float">
            <text:p>61,1</text:p>
          </table:table-cell>
          <table:table-cell table:style-name="ce12" table:formula="of:=([.C236]-[.G236]+[.$A$3])/2" office:value-type="float" office:value="30.6066042705445" calcext:value-type="float">
            <text:p>31</text:p>
          </table:table-cell>
          <table:table-cell table:style-name="ce12" office:value-type="string" calcext:value-type="string">
            <text:p>,</text:p>
          </table:table-cell>
          <table:table-cell table:style-name="ce12" table:formula="of:=([.D236]-[.G236]+[.$A$3])/2" office:value-type="float" office:value="35.7853768908938" calcext:value-type="float">
            <text:p>36</text:p>
          </table:table-cell>
          <table:table-cell table:style-name="ce12" table:formula="of:=([.E236]-[.G236]+[.$A$3])/2" office:value-type="float" office:value="224.393395729456" calcext:value-type="float">
            <text:p>224</text:p>
          </table:table-cell>
          <table:table-cell table:style-name="ce10"/>
          <table:table-cell table:formula="of:=([.$A$3]+[.C236])/2" office:value-type="float" office:value="61.1781453069132" calcext:value-type="float">
            <text:p>61</text:p>
          </table:table-cell>
          <table:table-cell table:style-name="ce12" office:value-type="string" calcext:value-type="string">
            <text:p>,</text:p>
          </table:table-cell>
          <table:table-cell/>
          <table:table-cell table:formula="of:=[.P23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6]+1.40625" office:value-type="float" office:value="330.0625" calcext:value-type="float">
            <text:p>330,0625</text:p>
          </table:table-cell>
          <table:table-cell table:formula="of:=[.$A$3]*SIN(RADIANS([.B237]))" office:value-type="float" office:value="-127.259028962842" calcext:value-type="float">
            <text:p>-127,3</text:p>
          </table:table-cell>
          <table:table-cell table:formula="of:=[.$A$3]*SIN(RADIANS([.B237]-120))" office:value-type="float" office:value="-127.740819323419" calcext:value-type="float">
            <text:p>-127,7</text:p>
          </table:table-cell>
          <table:table-cell table:formula="of:=[.$A$3]*SIN(RADIANS([.B237]+120))" office:value-type="float" office:value="254.999848286261" calcext:value-type="float">
            <text:p>255,0</text:p>
          </table:table-cell>
          <table:table-cell table:style-name="ce10"/>
          <table:table-cell table:style-name="ce6" table:formula="of:=(MIN([.C237];[.D237];[.E237])+MAX([.C237];[.D237];[.E237]))/2" office:value-type="float" office:value="63.6295144814211" calcext:value-type="float">
            <text:p>63,6</text:p>
          </table:table-cell>
          <table:table-cell table:style-name="ce12" table:formula="of:=([.C237]-[.G237]+[.$A$3])/2" office:value-type="float" office:value="32.0557282778683" calcext:value-type="float">
            <text:p>32</text:p>
          </table:table-cell>
          <table:table-cell table:style-name="ce12" office:value-type="string" calcext:value-type="string">
            <text:p>,</text:p>
          </table:table-cell>
          <table:table-cell table:style-name="ce12" table:formula="of:=([.D237]-[.G237]+[.$A$3])/2" office:value-type="float" office:value="31.81483309758" calcext:value-type="float">
            <text:p>32</text:p>
          </table:table-cell>
          <table:table-cell table:style-name="ce12" table:formula="of:=([.E237]-[.G237]+[.$A$3])/2" office:value-type="float" office:value="223.18516690242" calcext:value-type="float">
            <text:p>223</text:p>
          </table:table-cell>
          <table:table-cell table:style-name="ce10"/>
          <table:table-cell table:formula="of:=([.$A$3]+[.C237])/2" office:value-type="float" office:value="63.8704855185789" calcext:value-type="float">
            <text:p>64</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7]+1.40625" office:value-type="float" office:value="331.46875" calcext:value-type="float">
            <text:p>331,46875</text:p>
          </table:table-cell>
          <table:table-cell table:formula="of:=[.$A$3]*SIN(RADIANS([.B238]))" office:value-type="float" office:value="-121.797692458985" calcext:value-type="float">
            <text:p>-121,8</text:p>
          </table:table-cell>
          <table:table-cell table:formula="of:=[.$A$3]*SIN(RADIANS([.B238]-120))" office:value-type="float" office:value="-133.118528208339" calcext:value-type="float">
            <text:p>-133,1</text:p>
          </table:table-cell>
          <table:table-cell table:formula="of:=[.$A$3]*SIN(RADIANS([.B238]+120))" office:value-type="float" office:value="254.916220667324" calcext:value-type="float">
            <text:p>254,9</text:p>
          </table:table-cell>
          <table:table-cell table:style-name="ce10"/>
          <table:table-cell table:style-name="ce6" table:formula="of:=(MIN([.C238];[.D238];[.E238])+MAX([.C238];[.D238];[.E238]))/2" office:value-type="float" office:value="60.8988462294926" calcext:value-type="float">
            <text:p>60,9</text:p>
          </table:table-cell>
          <table:table-cell table:style-name="ce12" table:formula="of:=([.C238]-[.G238]+[.$A$3])/2" office:value-type="float" office:value="36.151730655761" calcext:value-type="float">
            <text:p>36</text:p>
          </table:table-cell>
          <table:table-cell table:style-name="ce12" office:value-type="string" calcext:value-type="string">
            <text:p>,</text:p>
          </table:table-cell>
          <table:table-cell table:style-name="ce12" table:formula="of:=([.D238]-[.G238]+[.$A$3])/2" office:value-type="float" office:value="30.4913127810841" calcext:value-type="float">
            <text:p>30</text:p>
          </table:table-cell>
          <table:table-cell table:style-name="ce12" table:formula="of:=([.E238]-[.G238]+[.$A$3])/2" office:value-type="float" office:value="224.508687218916" calcext:value-type="float">
            <text:p>225</text:p>
          </table:table-cell>
          <table:table-cell table:style-name="ce10"/>
          <table:table-cell table:formula="of:=([.$A$3]+[.C238])/2" office:value-type="float" office:value="66.6011537705074" calcext:value-type="float">
            <text:p>67</text:p>
          </table:table-cell>
          <table:table-cell table:style-name="ce12" office:value-type="string" calcext:value-type="string">
            <text:p>,</text:p>
          </table:table-cell>
          <table:table-cell/>
          <table:table-cell table:formula="of:=[.P23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8]+1.40625" office:value-type="float" office:value="332.875" calcext:value-type="float">
            <text:p>332,875</text:p>
          </table:table-cell>
          <table:table-cell table:formula="of:=[.$A$3]*SIN(RADIANS([.B239]))" office:value-type="float" office:value="-116.2629895795" calcext:value-type="float">
            <text:p>-116,3</text:p>
          </table:table-cell>
          <table:table-cell table:formula="of:=[.$A$3]*SIN(RADIANS([.B239]-120))" office:value-type="float" office:value="-138.416051469489" calcext:value-type="float">
            <text:p>-138,4</text:p>
          </table:table-cell>
          <table:table-cell table:formula="of:=[.$A$3]*SIN(RADIANS([.B239]+120))" office:value-type="float" office:value="254.679041048989" calcext:value-type="float">
            <text:p>254,7</text:p>
          </table:table-cell>
          <table:table-cell table:style-name="ce10"/>
          <table:table-cell table:style-name="ce6" table:formula="of:=(MIN([.C239];[.D239];[.E239])+MAX([.C239];[.D239];[.E239]))/2" office:value-type="float" office:value="58.13149478975" calcext:value-type="float">
            <text:p>58,1</text:p>
          </table:table-cell>
          <table:table-cell table:style-name="ce12" table:formula="of:=([.C239]-[.G239]+[.$A$3])/2" office:value-type="float" office:value="40.302757815375" calcext:value-type="float">
            <text:p>40</text:p>
          </table:table-cell>
          <table:table-cell table:style-name="ce12" office:value-type="string" calcext:value-type="string">
            <text:p>,</text:p>
          </table:table-cell>
          <table:table-cell table:style-name="ce12" table:formula="of:=([.D239]-[.G239]+[.$A$3])/2" office:value-type="float" office:value="29.2262268703803" calcext:value-type="float">
            <text:p>29</text:p>
          </table:table-cell>
          <table:table-cell table:style-name="ce12" table:formula="of:=([.E239]-[.G239]+[.$A$3])/2" office:value-type="float" office:value="225.77377312962" calcext:value-type="float">
            <text:p>226</text:p>
          </table:table-cell>
          <table:table-cell table:style-name="ce10"/>
          <table:table-cell table:formula="of:=([.$A$3]+[.C239])/2" office:value-type="float" office:value="69.36850521025" calcext:value-type="float">
            <text:p>69</text:p>
          </table:table-cell>
          <table:table-cell table:style-name="ce12" office:value-type="string" calcext:value-type="string">
            <text:p>,</text:p>
          </table:table-cell>
          <table:table-cell/>
          <table:table-cell table:formula="of:=[.P23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9]+1.40625" office:value-type="float" office:value="334.28125" calcext:value-type="float">
            <text:p>334,28125</text:p>
          </table:table-cell>
          <table:table-cell table:formula="of:=[.$A$3]*SIN(RADIANS([.B240]))" office:value-type="float" office:value="-110.658254222445" calcext:value-type="float">
            <text:p>-110,7</text:p>
          </table:table-cell>
          <table:table-cell table:formula="of:=[.$A$3]*SIN(RADIANS([.B240]-120))" office:value-type="float" office:value="-143.630198076944" calcext:value-type="float">
            <text:p>-143,6</text:p>
          </table:table-cell>
          <table:table-cell table:formula="of:=[.$A$3]*SIN(RADIANS([.B240]+120))" office:value-type="float" office:value="254.288452299389" calcext:value-type="float">
            <text:p>254,3</text:p>
          </table:table-cell>
          <table:table-cell table:style-name="ce10"/>
          <table:table-cell table:style-name="ce6" table:formula="of:=(MIN([.C240];[.D240];[.E240])+MAX([.C240];[.D240];[.E240]))/2" office:value-type="float" office:value="55.3291271112226" calcext:value-type="float">
            <text:p>55,3</text:p>
          </table:table-cell>
          <table:table-cell table:style-name="ce12" table:formula="of:=([.C240]-[.G240]+[.$A$3])/2" office:value-type="float" office:value="44.5063093331661" calcext:value-type="float">
            <text:p>45</text:p>
          </table:table-cell>
          <table:table-cell table:style-name="ce12" office:value-type="string" calcext:value-type="string">
            <text:p>,</text:p>
          </table:table-cell>
          <table:table-cell table:style-name="ce12" table:formula="of:=([.D240]-[.G240]+[.$A$3])/2" office:value-type="float" office:value="28.0203374059168" calcext:value-type="float">
            <text:p>28</text:p>
          </table:table-cell>
          <table:table-cell table:style-name="ce12" table:formula="of:=([.E240]-[.G240]+[.$A$3])/2" office:value-type="float" office:value="226.979662594083" calcext:value-type="float">
            <text:p>227</text:p>
          </table:table-cell>
          <table:table-cell table:style-name="ce10"/>
          <table:table-cell table:formula="of:=([.$A$3]+[.C240])/2" office:value-type="float" office:value="72.1708728887774" calcext:value-type="float">
            <text:p>72</text:p>
          </table:table-cell>
          <table:table-cell table:style-name="ce12" office:value-type="string" calcext:value-type="string">
            <text:p>,</text:p>
          </table:table-cell>
          <table:table-cell/>
          <table:table-cell table:formula="of:=[.P23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0]+1.40625" office:value-type="float" office:value="335.6875" calcext:value-type="float">
            <text:p>335,6875</text:p>
          </table:table-cell>
          <table:table-cell table:formula="of:=[.$A$3]*SIN(RADIANS([.B241]))" office:value-type="float" office:value="-104.986862470826" calcext:value-type="float">
            <text:p>-105,0</text:p>
          </table:table-cell>
          <table:table-cell table:formula="of:=[.$A$3]*SIN(RADIANS([.B241]-120))" office:value-type="float" office:value="-148.757827223756" calcext:value-type="float">
            <text:p>-148,8</text:p>
          </table:table-cell>
          <table:table-cell table:formula="of:=[.$A$3]*SIN(RADIANS([.B241]+120))" office:value-type="float" office:value="253.744689694581" calcext:value-type="float">
            <text:p>253,7</text:p>
          </table:table-cell>
          <table:table-cell table:style-name="ce10"/>
          <table:table-cell table:style-name="ce6" table:formula="of:=(MIN([.C241];[.D241];[.E241])+MAX([.C241];[.D241];[.E241]))/2" office:value-type="float" office:value="52.4934312354128" calcext:value-type="float">
            <text:p>52,5</text:p>
          </table:table-cell>
          <table:table-cell table:style-name="ce12" table:formula="of:=([.C241]-[.G241]+[.$A$3])/2" office:value-type="float" office:value="48.7598531468809" calcext:value-type="float">
            <text:p>49</text:p>
          </table:table-cell>
          <table:table-cell table:style-name="ce12" office:value-type="string" calcext:value-type="string">
            <text:p>,</text:p>
          </table:table-cell>
          <table:table-cell table:style-name="ce12" table:formula="of:=([.D241]-[.G241]+[.$A$3])/2" office:value-type="float" office:value="26.8743707704158" calcext:value-type="float">
            <text:p>27</text:p>
          </table:table-cell>
          <table:table-cell table:style-name="ce12" table:formula="of:=([.E241]-[.G241]+[.$A$3])/2" office:value-type="float" office:value="228.125629229584" calcext:value-type="float">
            <text:p>228</text:p>
          </table:table-cell>
          <table:table-cell table:style-name="ce10"/>
          <table:table-cell table:formula="of:=([.$A$3]+[.C241])/2" office:value-type="float" office:value="75.0065687645873" calcext:value-type="float">
            <text:p>75</text:p>
          </table:table-cell>
          <table:table-cell table:style-name="ce12" office:value-type="string" calcext:value-type="string">
            <text:p>,</text:p>
          </table:table-cell>
          <table:table-cell/>
          <table:table-cell table:formula="of:=[.P24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1]+1.40625" office:value-type="float" office:value="337.09375" calcext:value-type="float">
            <text:p>337,09375</text:p>
          </table:table-cell>
          <table:table-cell table:formula="of:=[.$A$3]*SIN(RADIANS([.B242]))" office:value-type="float" office:value="-99.252230558965" calcext:value-type="float">
            <text:p>-99,3</text:p>
          </table:table-cell>
          <table:table-cell table:formula="of:=[.$A$3]*SIN(RADIANS([.B242]-120))" office:value-type="float" office:value="-153.795850217861" calcext:value-type="float">
            <text:p>-153,8</text:p>
          </table:table-cell>
          <table:table-cell table:formula="of:=[.$A$3]*SIN(RADIANS([.B242]+120))" office:value-type="float" office:value="253.048080776826" calcext:value-type="float">
            <text:p>253,0</text:p>
          </table:table-cell>
          <table:table-cell table:style-name="ce10"/>
          <table:table-cell table:style-name="ce6" table:formula="of:=(MIN([.C242];[.D242];[.E242])+MAX([.C242];[.D242];[.E242]))/2" office:value-type="float" office:value="49.6261152794826" calcext:value-type="float">
            <text:p>49,6</text:p>
          </table:table-cell>
          <table:table-cell table:style-name="ce12" table:formula="of:=([.C242]-[.G242]+[.$A$3])/2" office:value-type="float" office:value="53.0608270807762" calcext:value-type="float">
            <text:p>53</text:p>
          </table:table-cell>
          <table:table-cell table:style-name="ce12" office:value-type="string" calcext:value-type="string">
            <text:p>,</text:p>
          </table:table-cell>
          <table:table-cell table:style-name="ce12" table:formula="of:=([.D242]-[.G242]+[.$A$3])/2" office:value-type="float" office:value="25.7890172513281" calcext:value-type="float">
            <text:p>26</text:p>
          </table:table-cell>
          <table:table-cell table:style-name="ce12" table:formula="of:=([.E242]-[.G242]+[.$A$3])/2" office:value-type="float" office:value="229.210982748672" calcext:value-type="float">
            <text:p>229</text:p>
          </table:table-cell>
          <table:table-cell table:style-name="ce10"/>
          <table:table-cell table:formula="of:=([.$A$3]+[.C242])/2" office:value-type="float" office:value="77.8738847205175" calcext:value-type="float">
            <text:p>78</text:p>
          </table:table-cell>
          <table:table-cell table:style-name="ce12" office:value-type="string" calcext:value-type="string">
            <text:p>,</text:p>
          </table:table-cell>
          <table:table-cell/>
          <table:table-cell table:formula="of:=[.P24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2]+1.40625" office:value-type="float" office:value="338.5" calcext:value-type="float">
            <text:p>338,5</text:p>
          </table:table-cell>
          <table:table-cell table:formula="of:=[.$A$3]*SIN(RADIANS([.B243]))" office:value-type="float" office:value="-93.4578128146958" calcext:value-type="float">
            <text:p>-93,5</text:p>
          </table:table-cell>
          <table:table-cell table:formula="of:=[.$A$3]*SIN(RADIANS([.B243]-120))" office:value-type="float" office:value="-158.741232342593" calcext:value-type="float">
            <text:p>-158,7</text:p>
          </table:table-cell>
          <table:table-cell table:formula="of:=[.$A$3]*SIN(RADIANS([.B243]+120))" office:value-type="float" office:value="252.199045157289" calcext:value-type="float">
            <text:p>252,2</text:p>
          </table:table-cell>
          <table:table-cell table:style-name="ce10"/>
          <table:table-cell table:style-name="ce6" table:formula="of:=(MIN([.C243];[.D243];[.E243])+MAX([.C243];[.D243];[.E243]))/2" office:value-type="float" office:value="46.7289064073479" calcext:value-type="float">
            <text:p>46,7</text:p>
          </table:table-cell>
          <table:table-cell table:style-name="ce12" table:formula="of:=([.C243]-[.G243]+[.$A$3])/2" office:value-type="float" office:value="57.4066403889781" calcext:value-type="float">
            <text:p>57</text:p>
          </table:table-cell>
          <table:table-cell table:style-name="ce12" office:value-type="string" calcext:value-type="string">
            <text:p>,</text:p>
          </table:table-cell>
          <table:table-cell table:style-name="ce12" table:formula="of:=([.D243]-[.G243]+[.$A$3])/2" office:value-type="float" office:value="24.7649306250296" calcext:value-type="float">
            <text:p>25</text:p>
          </table:table-cell>
          <table:table-cell table:style-name="ce12" table:formula="of:=([.E243]-[.G243]+[.$A$3])/2" office:value-type="float" office:value="230.23506937497" calcext:value-type="float">
            <text:p>230</text:p>
          </table:table-cell>
          <table:table-cell table:style-name="ce10"/>
          <table:table-cell table:formula="of:=([.$A$3]+[.C243])/2" office:value-type="float" office:value="80.7710935926521" calcext:value-type="float">
            <text:p>81</text:p>
          </table:table-cell>
          <table:table-cell table:style-name="ce12" office:value-type="string" calcext:value-type="string">
            <text:p>,</text:p>
          </table:table-cell>
          <table:table-cell/>
          <table:table-cell table:formula="of:=[.P24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3]+1.40625" office:value-type="float" office:value="339.90625" calcext:value-type="float">
            <text:p>339,90625</text:p>
          </table:table-cell>
          <table:table-cell table:formula="of:=[.$A$3]*SIN(RADIANS([.B244]))" office:value-type="float" office:value="-87.6070995785997" calcext:value-type="float">
            <text:p>-87,6</text:p>
          </table:table-cell>
          <table:table-cell table:formula="of:=[.$A$3]*SIN(RADIANS([.B244]-120))" office:value-type="float" office:value="-163.590994684678" calcext:value-type="float">
            <text:p>-163,6</text:p>
          </table:table-cell>
          <table:table-cell table:formula="of:=[.$A$3]*SIN(RADIANS([.B244]+120))" office:value-type="float" office:value="251.198094263278" calcext:value-type="float">
            <text:p>251,2</text:p>
          </table:table-cell>
          <table:table-cell table:style-name="ce10"/>
          <table:table-cell table:style-name="ce6" table:formula="of:=(MIN([.C244];[.D244];[.E244])+MAX([.C244];[.D244];[.E244]))/2" office:value-type="float" office:value="43.8035497892999" calcext:value-type="float">
            <text:p>43,8</text:p>
          </table:table-cell>
          <table:table-cell table:style-name="ce12" table:formula="of:=([.C244]-[.G244]+[.$A$3])/2" office:value-type="float" office:value="61.7946753160502" calcext:value-type="float">
            <text:p>62</text:p>
          </table:table-cell>
          <table:table-cell table:style-name="ce12" office:value-type="string" calcext:value-type="string">
            <text:p>,</text:p>
          </table:table-cell>
          <table:table-cell table:style-name="ce12" table:formula="of:=([.D244]-[.G244]+[.$A$3])/2" office:value-type="float" office:value="23.8027277630108" calcext:value-type="float">
            <text:p>24</text:p>
          </table:table-cell>
          <table:table-cell table:style-name="ce12" table:formula="of:=([.E244]-[.G244]+[.$A$3])/2" office:value-type="float" office:value="231.197272236989" calcext:value-type="float">
            <text:p>231</text:p>
          </table:table-cell>
          <table:table-cell table:style-name="ce10"/>
          <table:table-cell table:formula="of:=([.$A$3]+[.C244])/2" office:value-type="float" office:value="83.6964502107002" calcext:value-type="float">
            <text:p>84</text:p>
          </table:table-cell>
          <table:table-cell table:style-name="ce12" office:value-type="string" calcext:value-type="string">
            <text:p>,</text:p>
          </table:table-cell>
          <table:table-cell/>
          <table:table-cell table:formula="of:=[.P24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4]+1.40625" office:value-type="float" office:value="341.3125" calcext:value-type="float">
            <text:p>341,3125</text:p>
          </table:table-cell>
          <table:table-cell table:formula="of:=[.$A$3]*SIN(RADIANS([.B245]))" office:value-type="float" office:value="-81.7036151015579" calcext:value-type="float">
            <text:p>-81,7</text:p>
          </table:table-cell>
          <table:table-cell table:formula="of:=[.$A$3]*SIN(RADIANS([.B245]-120))" office:value-type="float" office:value="-168.342215928627" calcext:value-type="float">
            <text:p>-168,3</text:p>
          </table:table-cell>
          <table:table-cell table:formula="of:=[.$A$3]*SIN(RADIANS([.B245]+120))" office:value-type="float" office:value="250.045831030185" calcext:value-type="float">
            <text:p>250,0</text:p>
          </table:table-cell>
          <table:table-cell table:style-name="ce10"/>
          <table:table-cell table:style-name="ce6" table:formula="of:=(MIN([.C245];[.D245];[.E245])+MAX([.C245];[.D245];[.E245]))/2" office:value-type="float" office:value="40.851807550779" calcext:value-type="float">
            <text:p>40,9</text:p>
          </table:table-cell>
          <table:table-cell table:style-name="ce12" table:formula="of:=([.C245]-[.G245]+[.$A$3])/2" office:value-type="float" office:value="66.2222886738316" calcext:value-type="float">
            <text:p>66</text:p>
          </table:table-cell>
          <table:table-cell table:style-name="ce12" office:value-type="string" calcext:value-type="string">
            <text:p>,</text:p>
          </table:table-cell>
          <table:table-cell table:style-name="ce12" table:formula="of:=([.D245]-[.G245]+[.$A$3])/2" office:value-type="float" office:value="22.9029882602969" calcext:value-type="float">
            <text:p>23</text:p>
          </table:table-cell>
          <table:table-cell table:style-name="ce12" table:formula="of:=([.E245]-[.G245]+[.$A$3])/2" office:value-type="float" office:value="232.097011739703" calcext:value-type="float">
            <text:p>232</text:p>
          </table:table-cell>
          <table:table-cell table:style-name="ce10"/>
          <table:table-cell table:formula="of:=([.$A$3]+[.C245])/2" office:value-type="float" office:value="86.648192449221" calcext:value-type="float">
            <text:p>87</text:p>
          </table:table-cell>
          <table:table-cell table:style-name="ce12" office:value-type="string" calcext:value-type="string">
            <text:p>,</text:p>
          </table:table-cell>
          <table:table-cell/>
          <table:table-cell table:formula="of:=[.P24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5]+1.40625" office:value-type="float" office:value="342.71875" calcext:value-type="float">
            <text:p>342,71875</text:p>
          </table:table-cell>
          <table:table-cell table:formula="of:=[.$A$3]*SIN(RADIANS([.B246]))" office:value-type="float" office:value="-75.7509154218739" calcext:value-type="float">
            <text:p>-75,8</text:p>
          </table:table-cell>
          <table:table-cell table:formula="of:=[.$A$3]*SIN(RADIANS([.B246]-120))" office:value-type="float" office:value="-172.992034116422" calcext:value-type="float">
            <text:p>-173,0</text:p>
          </table:table-cell>
          <table:table-cell table:formula="of:=[.$A$3]*SIN(RADIANS([.B246]+120))" office:value-type="float" office:value="248.742949538295" calcext:value-type="float">
            <text:p>248,7</text:p>
          </table:table-cell>
          <table:table-cell table:style-name="ce10"/>
          <table:table-cell table:style-name="ce6" table:formula="of:=(MIN([.C246];[.D246];[.E246])+MAX([.C246];[.D246];[.E246]))/2" office:value-type="float" office:value="37.8754577109369" calcext:value-type="float">
            <text:p>37,9</text:p>
          </table:table-cell>
          <table:table-cell table:style-name="ce12" table:formula="of:=([.C246]-[.G246]+[.$A$3])/2" office:value-type="float" office:value="70.6868134335946" calcext:value-type="float">
            <text:p>71</text:p>
          </table:table-cell>
          <table:table-cell table:style-name="ce12" office:value-type="string" calcext:value-type="string">
            <text:p>,</text:p>
          </table:table-cell>
          <table:table-cell table:style-name="ce12" table:formula="of:=([.D246]-[.G246]+[.$A$3])/2" office:value-type="float" office:value="22.0662540863208" calcext:value-type="float">
            <text:p>22</text:p>
          </table:table-cell>
          <table:table-cell table:style-name="ce12" table:formula="of:=([.E246]-[.G246]+[.$A$3])/2" office:value-type="float" office:value="232.933745913679" calcext:value-type="float">
            <text:p>233</text:p>
          </table:table-cell>
          <table:table-cell table:style-name="ce10"/>
          <table:table-cell table:formula="of:=([.$A$3]+[.C246])/2" office:value-type="float" office:value="89.6245422890631" calcext:value-type="float">
            <text:p>90</text:p>
          </table:table-cell>
          <table:table-cell table:style-name="ce12" office:value-type="string" calcext:value-type="string">
            <text:p>,</text:p>
          </table:table-cell>
          <table:table-cell/>
          <table:table-cell table:formula="of:=[.P24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6]+1.40625" office:value-type="float" office:value="344.125" calcext:value-type="float">
            <text:p>344,125</text:p>
          </table:table-cell>
          <table:table-cell table:formula="of:=[.$A$3]*SIN(RADIANS([.B247]))" office:value-type="float" office:value="-69.7525862232489" calcext:value-type="float">
            <text:p>-69,8</text:p>
          </table:table-cell>
          <table:table-cell table:formula="of:=[.$A$3]*SIN(RADIANS([.B247]-120))" office:value-type="float" office:value="-177.537648371453" calcext:value-type="float">
            <text:p>-177,5</text:p>
          </table:table-cell>
          <table:table-cell table:formula="of:=[.$A$3]*SIN(RADIANS([.B247]+120))" office:value-type="float" office:value="247.290234594702" calcext:value-type="float">
            <text:p>247,3</text:p>
          </table:table-cell>
          <table:table-cell table:style-name="ce10"/>
          <table:table-cell table:style-name="ce6" table:formula="of:=(MIN([.C247];[.D247];[.E247])+MAX([.C247];[.D247];[.E247]))/2" office:value-type="float" office:value="34.8762931116244" calcext:value-type="float">
            <text:p>34,9</text:p>
          </table:table-cell>
          <table:table-cell table:style-name="ce12" table:formula="of:=([.C247]-[.G247]+[.$A$3])/2" office:value-type="float" office:value="75.1855603325633" calcext:value-type="float">
            <text:p>75</text:p>
          </table:table-cell>
          <table:table-cell table:style-name="ce12" office:value-type="string" calcext:value-type="string">
            <text:p>,</text:p>
          </table:table-cell>
          <table:table-cell table:style-name="ce12" table:formula="of:=([.D247]-[.G247]+[.$A$3])/2" office:value-type="float" office:value="21.2930292584613" calcext:value-type="float">
            <text:p>21</text:p>
          </table:table-cell>
          <table:table-cell table:style-name="ce12" table:formula="of:=([.E247]-[.G247]+[.$A$3])/2" office:value-type="float" office:value="233.706970741539" calcext:value-type="float">
            <text:p>234</text:p>
          </table:table-cell>
          <table:table-cell table:style-name="ce10"/>
          <table:table-cell table:formula="of:=([.$A$3]+[.C247])/2" office:value-type="float" office:value="92.6237068883756" calcext:value-type="float">
            <text:p>93</text:p>
          </table:table-cell>
          <table:table-cell table:style-name="ce12" office:value-type="string" calcext:value-type="string">
            <text:p>,</text:p>
          </table:table-cell>
          <table:table-cell/>
          <table:table-cell table:formula="of:=[.P24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7]+1.40625" office:value-type="float" office:value="345.53125" calcext:value-type="float">
            <text:p>345,53125</text:p>
          </table:table-cell>
          <table:table-cell table:formula="of:=[.$A$3]*SIN(RADIANS([.B248]))" office:value-type="float" office:value="-63.7122406749002" calcext:value-type="float">
            <text:p>-63,7</text:p>
          </table:table-cell>
          <table:table-cell table:formula="of:=[.$A$3]*SIN(RADIANS([.B248]-120))" office:value-type="float" office:value="-181.976320585665" calcext:value-type="float">
            <text:p>-182,0</text:p>
          </table:table-cell>
          <table:table-cell table:formula="of:=[.$A$3]*SIN(RADIANS([.B248]+120))" office:value-type="float" office:value="245.688561260566" calcext:value-type="float">
            <text:p>245,7</text:p>
          </table:table-cell>
          <table:table-cell table:style-name="ce10"/>
          <table:table-cell table:style-name="ce6" table:formula="of:=(MIN([.C248];[.D248];[.E248])+MAX([.C248];[.D248];[.E248]))/2" office:value-type="float" office:value="31.8561203374501" calcext:value-type="float">
            <text:p>31,9</text:p>
          </table:table-cell>
          <table:table-cell table:style-name="ce12" table:formula="of:=([.C248]-[.G248]+[.$A$3])/2" office:value-type="float" office:value="79.7158194938249" calcext:value-type="float">
            <text:p>80</text:p>
          </table:table-cell>
          <table:table-cell table:style-name="ce12" office:value-type="string" calcext:value-type="string">
            <text:p>,</text:p>
          </table:table-cell>
          <table:table-cell table:style-name="ce12" table:formula="of:=([.D248]-[.G248]+[.$A$3])/2" office:value-type="float" office:value="20.5837795384422" calcext:value-type="float">
            <text:p>21</text:p>
          </table:table-cell>
          <table:table-cell table:style-name="ce12" table:formula="of:=([.E248]-[.G248]+[.$A$3])/2" office:value-type="float" office:value="234.416220461558" calcext:value-type="float">
            <text:p>234</text:p>
          </table:table-cell>
          <table:table-cell table:style-name="ce10"/>
          <table:table-cell table:formula="of:=([.$A$3]+[.C248])/2" office:value-type="float" office:value="95.6438796625499" calcext:value-type="float">
            <text:p>96</text:p>
          </table:table-cell>
          <table:table-cell table:style-name="ce12" office:value-type="string" calcext:value-type="string">
            <text:p>,</text:p>
          </table:table-cell>
          <table:table-cell/>
          <table:table-cell table:formula="of:=[.P24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8]+1.40625" office:value-type="float" office:value="346.9375" calcext:value-type="float">
            <text:p>346,9375</text:p>
          </table:table-cell>
          <table:table-cell table:formula="of:=[.$A$3]*SIN(RADIANS([.B249]))" office:value-type="float" office:value="-57.6335172551231" calcext:value-type="float">
            <text:p>-57,6</text:p>
          </table:table-cell>
          <table:table-cell table:formula="of:=[.$A$3]*SIN(RADIANS([.B249]-120))" office:value-type="float" office:value="-186.30537706889" calcext:value-type="float">
            <text:p>-186,3</text:p>
          </table:table-cell>
          <table:table-cell table:formula="of:=[.$A$3]*SIN(RADIANS([.B249]+120))" office:value-type="float" office:value="243.938894324013" calcext:value-type="float">
            <text:p>243,9</text:p>
          </table:table-cell>
          <table:table-cell table:style-name="ce10"/>
          <table:table-cell table:style-name="ce6" table:formula="of:=(MIN([.C249];[.D249];[.E249])+MAX([.C249];[.D249];[.E249]))/2" office:value-type="float" office:value="28.8167586275615" calcext:value-type="float">
            <text:p>28,8</text:p>
          </table:table-cell>
          <table:table-cell table:style-name="ce12" table:formula="of:=([.C249]-[.G249]+[.$A$3])/2" office:value-type="float" office:value="84.2748620586577" calcext:value-type="float">
            <text:p>84</text:p>
          </table:table-cell>
          <table:table-cell table:style-name="ce12" office:value-type="string" calcext:value-type="string">
            <text:p>,</text:p>
          </table:table-cell>
          <table:table-cell table:style-name="ce12" table:formula="of:=([.D249]-[.G249]+[.$A$3])/2" office:value-type="float" office:value="19.9389321517742" calcext:value-type="float">
            <text:p>20</text:p>
          </table:table-cell>
          <table:table-cell table:style-name="ce12" table:formula="of:=([.E249]-[.G249]+[.$A$3])/2" office:value-type="float" office:value="235.061067848226" calcext:value-type="float">
            <text:p>235</text:p>
          </table:table-cell>
          <table:table-cell table:style-name="ce10"/>
          <table:table-cell table:formula="of:=([.$A$3]+[.C249])/2" office:value-type="float" office:value="98.6832413724384" calcext:value-type="float">
            <text:p>99</text:p>
          </table:table-cell>
          <table:table-cell table:style-name="ce12" office:value-type="string" calcext:value-type="string">
            <text:p>,</text:p>
          </table:table-cell>
          <table:table-cell/>
          <table:table-cell table:formula="of:=[.P24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9]+1.40625" office:value-type="float" office:value="348.34375" calcext:value-type="float">
            <text:p>348,34375</text:p>
          </table:table-cell>
          <table:table-cell table:formula="of:=[.$A$3]*SIN(RADIANS([.B250]))" office:value-type="float" office:value="-51.5200775596073" calcext:value-type="float">
            <text:p>-51,5</text:p>
          </table:table-cell>
          <table:table-cell table:formula="of:=[.$A$3]*SIN(RADIANS([.B250]-120))" office:value-type="float" office:value="-190.522210159375" calcext:value-type="float">
            <text:p>-190,5</text:p>
          </table:table-cell>
          <table:table-cell table:formula="of:=[.$A$3]*SIN(RADIANS([.B250]+120))" office:value-type="float" office:value="242.042287718983" calcext:value-type="float">
            <text:p>242,0</text:p>
          </table:table-cell>
          <table:table-cell table:style-name="ce10"/>
          <table:table-cell table:style-name="ce6" table:formula="of:=(MIN([.C250];[.D250];[.E250])+MAX([.C250];[.D250];[.E250]))/2" office:value-type="float" office:value="25.7600387798037" calcext:value-type="float">
            <text:p>25,8</text:p>
          </table:table-cell>
          <table:table-cell table:style-name="ce12" table:formula="of:=([.C250]-[.G250]+[.$A$3])/2" office:value-type="float" office:value="88.8599418302945" calcext:value-type="float">
            <text:p>89</text:p>
          </table:table-cell>
          <table:table-cell table:style-name="ce12" office:value-type="string" calcext:value-type="string">
            <text:p>,</text:p>
          </table:table-cell>
          <table:table-cell table:style-name="ce12" table:formula="of:=([.D250]-[.G250]+[.$A$3])/2" office:value-type="float" office:value="19.3588755304104" calcext:value-type="float">
            <text:p>19</text:p>
          </table:table-cell>
          <table:table-cell table:style-name="ce12" table:formula="of:=([.E250]-[.G250]+[.$A$3])/2" office:value-type="float" office:value="235.64112446959" calcext:value-type="float">
            <text:p>236</text:p>
          </table:table-cell>
          <table:table-cell table:style-name="ce10"/>
          <table:table-cell table:formula="of:=([.$A$3]+[.C250])/2" office:value-type="float" office:value="101.739961220196" calcext:value-type="float">
            <text:p>102</text:p>
          </table:table-cell>
          <table:table-cell table:style-name="ce12" office:value-type="string" calcext:value-type="string">
            <text:p>,</text:p>
          </table:table-cell>
          <table:table-cell/>
          <table:table-cell table:formula="of:=[.P24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0]+1.40625" office:value-type="float" office:value="349.75" calcext:value-type="float">
            <text:p>349,75</text:p>
          </table:table-cell>
          <table:table-cell table:formula="of:=[.$A$3]*SIN(RADIANS([.B251]))" office:value-type="float" office:value="-45.3756040958296" calcext:value-type="float">
            <text:p>-45,4</text:p>
          </table:table-cell>
          <table:table-cell table:formula="of:=[.$A$3]*SIN(RADIANS([.B251]-120))" office:value-type="float" office:value="-194.624279794545" calcext:value-type="float">
            <text:p>-194,6</text:p>
          </table:table-cell>
          <table:table-cell table:formula="of:=[.$A$3]*SIN(RADIANS([.B251]+120))" office:value-type="float" office:value="239.999883890374" calcext:value-type="float">
            <text:p>240,0</text:p>
          </table:table-cell>
          <table:table-cell table:style-name="ce10"/>
          <table:table-cell table:style-name="ce6" table:formula="of:=(MIN([.C251];[.D251];[.E251])+MAX([.C251];[.D251];[.E251]))/2" office:value-type="float" office:value="22.6878020479148" calcext:value-type="float">
            <text:p>22,7</text:p>
          </table:table-cell>
          <table:table-cell table:style-name="ce12" table:formula="of:=([.C251]-[.G251]+[.$A$3])/2" office:value-type="float" office:value="93.4682969281278" calcext:value-type="float">
            <text:p>93</text:p>
          </table:table-cell>
          <table:table-cell table:style-name="ce12" office:value-type="string" calcext:value-type="string">
            <text:p>,</text:p>
          </table:table-cell>
          <table:table-cell table:style-name="ce12" table:formula="of:=([.D251]-[.G251]+[.$A$3])/2" office:value-type="float" office:value="18.8439590787702" calcext:value-type="float">
            <text:p>19</text:p>
          </table:table-cell>
          <table:table-cell table:style-name="ce12" table:formula="of:=([.E251]-[.G251]+[.$A$3])/2" office:value-type="float" office:value="236.15604092123" calcext:value-type="float">
            <text:p>236</text:p>
          </table:table-cell>
          <table:table-cell table:style-name="ce10"/>
          <table:table-cell table:formula="of:=([.$A$3]+[.C251])/2" office:value-type="float" office:value="104.812197952085" calcext:value-type="float">
            <text:p>105</text:p>
          </table:table-cell>
          <table:table-cell table:style-name="ce12" office:value-type="string" calcext:value-type="string">
            <text:p>,</text:p>
          </table:table-cell>
          <table:table-cell/>
          <table:table-cell table:formula="of:=[.P25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1]+1.40625" office:value-type="float" office:value="351.15625" calcext:value-type="float">
            <text:p>351,15625</text:p>
          </table:table-cell>
          <table:table-cell table:formula="of:=[.$A$3]*SIN(RADIANS([.B252]))" office:value-type="float" office:value="-39.2037980648477" calcext:value-type="float">
            <text:p>-39,2</text:p>
          </table:table-cell>
          <table:table-cell table:formula="of:=[.$A$3]*SIN(RADIANS([.B252]-120))" office:value-type="float" office:value="-198.609115041037" calcext:value-type="float">
            <text:p>-198,6</text:p>
          </table:table-cell>
          <table:table-cell table:formula="of:=[.$A$3]*SIN(RADIANS([.B252]+120))" office:value-type="float" office:value="237.812913105884" calcext:value-type="float">
            <text:p>237,8</text:p>
          </table:table-cell>
          <table:table-cell table:style-name="ce10"/>
          <table:table-cell table:style-name="ce6" table:formula="of:=(MIN([.C252];[.D252];[.E252])+MAX([.C252];[.D252];[.E252]))/2" office:value-type="float" office:value="19.6018990324239" calcext:value-type="float">
            <text:p>19,6</text:p>
          </table:table-cell>
          <table:table-cell table:style-name="ce12" table:formula="of:=([.C252]-[.G252]+[.$A$3])/2" office:value-type="float" office:value="98.0971514513642" calcext:value-type="float">
            <text:p>98</text:p>
          </table:table-cell>
          <table:table-cell table:style-name="ce12" office:value-type="string" calcext:value-type="string">
            <text:p>,</text:p>
          </table:table-cell>
          <table:table-cell table:style-name="ce12" table:formula="of:=([.D252]-[.G252]+[.$A$3])/2" office:value-type="float" office:value="18.3944929632697" calcext:value-type="float">
            <text:p>18</text:p>
          </table:table-cell>
          <table:table-cell table:style-name="ce12" table:formula="of:=([.E252]-[.G252]+[.$A$3])/2" office:value-type="float" office:value="236.60550703673" calcext:value-type="float">
            <text:p>237</text:p>
          </table:table-cell>
          <table:table-cell table:style-name="ce10"/>
          <table:table-cell table:formula="of:=([.$A$3]+[.C252])/2" office:value-type="float" office:value="107.898100967576" calcext:value-type="float">
            <text:p>108</text:p>
          </table:table-cell>
          <table:table-cell table:style-name="ce12" office:value-type="string" calcext:value-type="string">
            <text:p>,</text:p>
          </table:table-cell>
          <table:table-cell/>
          <table:table-cell table:formula="of:=[.P25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2]+1.40625" office:value-type="float" office:value="352.5625" calcext:value-type="float">
            <text:p>352,5625</text:p>
          </table:table-cell>
          <table:table-cell table:formula="of:=[.$A$3]*SIN(RADIANS([.B253]))" office:value-type="float" office:value="-33.0083771318359" calcext:value-type="float">
            <text:p>-33,0</text:p>
          </table:table-cell>
          <table:table-cell table:formula="of:=[.$A$3]*SIN(RADIANS([.B253]-120))" office:value-type="float" office:value="-202.474315583101" calcext:value-type="float">
            <text:p>-202,5</text:p>
          </table:table-cell>
          <table:table-cell table:formula="of:=[.$A$3]*SIN(RADIANS([.B253]+120))" office:value-type="float" office:value="235.482692714937" calcext:value-type="float">
            <text:p>235,5</text:p>
          </table:table-cell>
          <table:table-cell table:style-name="ce10"/>
          <table:table-cell table:style-name="ce6" table:formula="of:=(MIN([.C253];[.D253];[.E253])+MAX([.C253];[.D253];[.E253]))/2" office:value-type="float" office:value="16.504188565918" calcext:value-type="float">
            <text:p>16,5</text:p>
          </table:table-cell>
          <table:table-cell table:style-name="ce12" table:formula="of:=([.C253]-[.G253]+[.$A$3])/2" office:value-type="float" office:value="102.743717151123" calcext:value-type="float">
            <text:p>103</text:p>
          </table:table-cell>
          <table:table-cell table:style-name="ce12" office:value-type="string" calcext:value-type="string">
            <text:p>,</text:p>
          </table:table-cell>
          <table:table-cell table:style-name="ce12" table:formula="of:=([.D253]-[.G253]+[.$A$3])/2" office:value-type="float" office:value="18.0107479254906" calcext:value-type="float">
            <text:p>18</text:p>
          </table:table-cell>
          <table:table-cell table:style-name="ce12" table:formula="of:=([.E253]-[.G253]+[.$A$3])/2" office:value-type="float" office:value="236.989252074509" calcext:value-type="float">
            <text:p>237</text:p>
          </table:table-cell>
          <table:table-cell table:style-name="ce10"/>
          <table:table-cell table:formula="of:=([.$A$3]+[.C253])/2" office:value-type="float" office:value="110.995811434082" calcext:value-type="float">
            <text:p>111</text:p>
          </table:table-cell>
          <table:table-cell table:style-name="ce12" office:value-type="string" calcext:value-type="string">
            <text:p>,</text:p>
          </table:table-cell>
          <table:table-cell/>
          <table:table-cell table:formula="of:=[.P25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3]+1.40625" office:value-type="float" office:value="353.96875" calcext:value-type="float">
            <text:p>353,96875</text:p>
          </table:table-cell>
          <table:table-cell table:formula="of:=[.$A$3]*SIN(RADIANS([.B254]))" office:value-type="float" office:value="-26.7930731867027" calcext:value-type="float">
            <text:p>-26,8</text:p>
          </table:table-cell>
          <table:table-cell table:formula="of:=[.$A$3]*SIN(RADIANS([.B254]-120))" office:value-type="float" office:value="-206.21755316846" calcext:value-type="float">
            <text:p>-206,2</text:p>
          </table:table-cell>
          <table:table-cell table:formula="of:=[.$A$3]*SIN(RADIANS([.B254]+120))" office:value-type="float" office:value="233.010626355163" calcext:value-type="float">
            <text:p>233,0</text:p>
          </table:table-cell>
          <table:table-cell table:style-name="ce10"/>
          <table:table-cell table:style-name="ce6" table:formula="of:=(MIN([.C254];[.D254];[.E254])+MAX([.C254];[.D254];[.E254]))/2" office:value-type="float" office:value="13.3965365933514" calcext:value-type="float">
            <text:p>13,4</text:p>
          </table:table-cell>
          <table:table-cell table:style-name="ce12" table:formula="of:=([.C254]-[.G254]+[.$A$3])/2" office:value-type="float" office:value="107.405195109973" calcext:value-type="float">
            <text:p>107</text:p>
          </table:table-cell>
          <table:table-cell table:style-name="ce12" office:value-type="string" calcext:value-type="string">
            <text:p>,</text:p>
          </table:table-cell>
          <table:table-cell table:style-name="ce12" table:formula="of:=([.D254]-[.G254]+[.$A$3])/2" office:value-type="float" office:value="17.6929551190943" calcext:value-type="float">
            <text:p>18</text:p>
          </table:table-cell>
          <table:table-cell table:style-name="ce12" table:formula="of:=([.E254]-[.G254]+[.$A$3])/2" office:value-type="float" office:value="237.307044880906" calcext:value-type="float">
            <text:p>237</text:p>
          </table:table-cell>
          <table:table-cell table:style-name="ce10"/>
          <table:table-cell table:formula="of:=([.$A$3]+[.C254])/2" office:value-type="float" office:value="114.103463406649" calcext:value-type="float">
            <text:p>114</text:p>
          </table:table-cell>
          <table:table-cell table:style-name="ce12" office:value-type="string" calcext:value-type="string">
            <text:p>,</text:p>
          </table:table-cell>
          <table:table-cell/>
          <table:table-cell table:formula="of:=[.P25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4]+1.40625" office:value-type="float" office:value="355.375" calcext:value-type="float">
            <text:p>355,375</text:p>
          </table:table-cell>
          <table:table-cell table:formula="of:=[.$A$3]*SIN(RADIANS([.B255]))" office:value-type="float" office:value="-20.5616300961393" calcext:value-type="float">
            <text:p>-20,6</text:p>
          </table:table-cell>
          <table:table-cell table:formula="of:=[.$A$3]*SIN(RADIANS([.B255]-120))" office:value-type="float" office:value="-209.836573010762" calcext:value-type="float">
            <text:p>-209,8</text:p>
          </table:table-cell>
          <table:table-cell table:formula="of:=[.$A$3]*SIN(RADIANS([.B255]+120))" office:value-type="float" office:value="230.398203106901" calcext:value-type="float">
            <text:p>230,4</text:p>
          </table:table-cell>
          <table:table-cell table:style-name="ce10"/>
          <table:table-cell table:style-name="ce6" table:formula="of:=(MIN([.C255];[.D255];[.E255])+MAX([.C255];[.D255];[.E255]))/2" office:value-type="float" office:value="10.2808150480696" calcext:value-type="float">
            <text:p>10,3</text:p>
          </table:table-cell>
          <table:table-cell table:style-name="ce12" table:formula="of:=([.C255]-[.G255]+[.$A$3])/2" office:value-type="float" office:value="112.078777427896" calcext:value-type="float">
            <text:p>112</text:p>
          </table:table-cell>
          <table:table-cell table:style-name="ce12" office:value-type="string" calcext:value-type="string">
            <text:p>,</text:p>
          </table:table-cell>
          <table:table-cell table:style-name="ce12" table:formula="of:=([.D255]-[.G255]+[.$A$3])/2" office:value-type="float" office:value="17.4413059705843" calcext:value-type="float">
            <text:p>17</text:p>
          </table:table-cell>
          <table:table-cell table:style-name="ce12" table:formula="of:=([.E255]-[.G255]+[.$A$3])/2" office:value-type="float" office:value="237.558694029416" calcext:value-type="float">
            <text:p>238</text:p>
          </table:table-cell>
          <table:table-cell table:style-name="ce10"/>
          <table:table-cell table:formula="of:=([.$A$3]+[.C255])/2" office:value-type="float" office:value="117.21918495193" calcext:value-type="float">
            <text:p>117</text:p>
          </table:table-cell>
          <table:table-cell table:style-name="ce12" office:value-type="string" calcext:value-type="string">
            <text:p>,</text:p>
          </table:table-cell>
          <table:table-cell/>
          <table:table-cell table:formula="of:=[.P25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5]+1.40625" office:value-type="float" office:value="356.78125" calcext:value-type="float">
            <text:p>356,78125</text:p>
          </table:table-cell>
          <table:table-cell table:formula="of:=[.$A$3]*SIN(RADIANS([.B256]))" office:value-type="float" office:value="-14.3178014484549" calcext:value-type="float">
            <text:p>-14,3</text:p>
          </table:table-cell>
          <table:table-cell table:formula="of:=[.$A$3]*SIN(RADIANS([.B256]-120))" office:value-type="float" office:value="-213.329195147776" calcext:value-type="float">
            <text:p>-213,3</text:p>
          </table:table-cell>
          <table:table-cell table:formula="of:=[.$A$3]*SIN(RADIANS([.B256]+120))" office:value-type="float" office:value="227.646996596231" calcext:value-type="float">
            <text:p>227,6</text:p>
          </table:table-cell>
          <table:table-cell table:style-name="ce10"/>
          <table:table-cell table:style-name="ce6" table:formula="of:=(MIN([.C256];[.D256];[.E256])+MAX([.C256];[.D256];[.E256]))/2" office:value-type="float" office:value="7.15890072422749" calcext:value-type="float">
            <text:p>7,2</text:p>
          </table:table-cell>
          <table:table-cell table:style-name="ce12" table:formula="of:=([.C256]-[.G256]+[.$A$3])/2" office:value-type="float" office:value="116.761648913659" calcext:value-type="float">
            <text:p>117</text:p>
          </table:table-cell>
          <table:table-cell table:style-name="ce12" office:value-type="string" calcext:value-type="string">
            <text:p>,</text:p>
          </table:table-cell>
          <table:table-cell table:style-name="ce12" table:formula="of:=([.D256]-[.G256]+[.$A$3])/2" office:value-type="float" office:value="17.2559520639981" calcext:value-type="float">
            <text:p>17</text:p>
          </table:table-cell>
          <table:table-cell table:style-name="ce12" table:formula="of:=([.E256]-[.G256]+[.$A$3])/2" office:value-type="float" office:value="237.744047936002" calcext:value-type="float">
            <text:p>238</text:p>
          </table:table-cell>
          <table:table-cell table:style-name="ce10"/>
          <table:table-cell table:formula="of:=([.$A$3]+[.C256])/2" office:value-type="float" office:value="120.341099275773" calcext:value-type="float">
            <text:p>120</text:p>
          </table:table-cell>
          <table:table-cell table:style-name="ce12" office:value-type="string" calcext:value-type="string">
            <text:p>,</text:p>
          </table:table-cell>
          <table:table-cell/>
          <table:table-cell table:formula="of:=[.P25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6]+1.40625" office:value-type="float" office:value="358.1875" calcext:value-type="float">
            <text:p>358,1875</text:p>
          </table:table-cell>
          <table:table-cell table:formula="of:=[.$A$3]*SIN(RADIANS([.B257]))" office:value-type="float" office:value="-8.06534829255498" calcext:value-type="float">
            <text:p>-8,1</text:p>
          </table:table-cell>
          <table:table-cell table:formula="of:=[.$A$3]*SIN(RADIANS([.B257]-120))" office:value-type="float" office:value="-216.693315754526" calcext:value-type="float">
            <text:p>-216,7</text:p>
          </table:table-cell>
          <table:table-cell table:formula="of:=[.$A$3]*SIN(RADIANS([.B257]+120))" office:value-type="float" office:value="224.758664047081" calcext:value-type="float">
            <text:p>224,8</text:p>
          </table:table-cell>
          <table:table-cell table:style-name="ce10"/>
          <table:table-cell table:style-name="ce6" table:formula="of:=(MIN([.C257];[.D257];[.E257])+MAX([.C257];[.D257];[.E257]))/2" office:value-type="float" office:value="4.0326741462775" calcext:value-type="float">
            <text:p>4,0</text:p>
          </table:table-cell>
          <table:table-cell table:style-name="ce12" table:formula="of:=([.C257]-[.G257]+[.$A$3])/2" office:value-type="float" office:value="121.450988780584" calcext:value-type="float">
            <text:p>121</text:p>
          </table:table-cell>
          <table:table-cell table:style-name="ce12" office:value-type="string" calcext:value-type="string">
            <text:p>,</text:p>
          </table:table-cell>
          <table:table-cell table:style-name="ce12" table:formula="of:=([.D257]-[.G257]+[.$A$3])/2" office:value-type="float" office:value="17.137005049598" calcext:value-type="float">
            <text:p>17</text:p>
          </table:table-cell>
          <table:table-cell table:style-name="ce12" table:formula="of:=([.E257]-[.G257]+[.$A$3])/2" office:value-type="float" office:value="237.862994950402" calcext:value-type="float">
            <text:p>238</text:p>
          </table:table-cell>
          <table:table-cell table:style-name="ce10"/>
          <table:table-cell table:formula="of:=([.$A$3]+[.C257])/2" office:value-type="float" office:value="123.467325853723" calcext:value-type="float">
            <text:p>123</text:p>
          </table:table-cell>
          <table:table-cell table:style-name="ce12" office:value-type="string" calcext:value-type="string">
            <text:p>,</text:p>
          </table:table-cell>
          <table:table-cell/>
          <table:table-cell table:formula="of:=[.P25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7]+1.40625" office:value-type="float" office:value="359.59375" calcext:value-type="float">
            <text:p>359,59375</text:p>
          </table:table-cell>
          <table:table-cell table:formula="of:=[.$A$3]*SIN(RADIANS([.B258]))" office:value-type="float" office:value="-1.80803687242645" calcext:value-type="float">
            <text:p>-1,8</text:p>
          </table:table-cell>
          <table:table-cell table:formula="of:=[.$A$3]*SIN(RADIANS([.B258]-120))" office:value-type="float" office:value="-219.926908410551" calcext:value-type="float">
            <text:p>-219,9</text:p>
          </table:table-cell>
          <table:table-cell table:formula="of:=[.$A$3]*SIN(RADIANS([.B258]+120))" office:value-type="float" office:value="221.734945282977" calcext:value-type="float">
            <text:p>221,7</text:p>
          </table:table-cell>
          <table:table-cell table:style-name="ce10"/>
          <table:table-cell table:style-name="ce6" table:formula="of:=(MIN([.C258];[.D258];[.E258])+MAX([.C258];[.D258];[.E258]))/2" office:value-type="float" office:value="0.904018436213121" calcext:value-type="float">
            <text:p>0,9</text:p>
          </table:table-cell>
          <table:table-cell table:style-name="ce12" table:formula="of:=([.C258]-[.G258]+[.$A$3])/2" office:value-type="float" office:value="126.14397234568" calcext:value-type="float">
            <text:p>126</text:p>
          </table:table-cell>
          <table:table-cell table:style-name="ce12" office:value-type="string" calcext:value-type="string">
            <text:p>,</text:p>
          </table:table-cell>
          <table:table-cell table:style-name="ce12" table:formula="of:=([.D258]-[.G258]+[.$A$3])/2" office:value-type="float" office:value="17.0845365766179" calcext:value-type="float">
            <text:p>17</text:p>
          </table:table-cell>
          <table:table-cell table:style-name="ce12" table:formula="of:=([.E258]-[.G258]+[.$A$3])/2" office:value-type="float" office:value="237.915463423382" calcext:value-type="float">
            <text:p>238</text:p>
          </table:table-cell>
          <table:table-cell table:style-name="ce10"/>
          <table:table-cell table:formula="of:=([.$A$3]+[.C258])/2" office:value-type="float" office:value="126.595981563787" calcext:value-type="float">
            <text:p>127</text:p>
          </table:table-cell>
          <table:table-cell table:style-name="ce12"/>
          <table:table-cell/>
          <table:table-cell table:formula="of:=[.P257]" office:value-type="float" office:value="127" calcext:value-type="float">
            <text:p>127</text:p>
          </table:table-cell>
          <table:table-cell table:style-name="ce12"/>
        </table:table-row>
        <table:table-row table:style-name="ro1" table:number-rows-repeated="104">
          <table:table-cell/>
          <table:table-cell table:style-name="ce2"/>
          <table:table-cell table:number-columns-repeated="3"/>
          <table:table-cell table:style-name="ce10"/>
          <table:table-cell table:style-name="ce6"/>
          <table:table-cell table:style-name="ce12" table:number-columns-repeated="4"/>
          <table:table-cell table:style-name="ce10"/>
          <table:table-cell/>
          <table:table-cell table:style-name="ce12"/>
          <table:table-cell table:number-columns-repeated="2"/>
          <table:table-cell table:style-name="ce12"/>
        </table:table-row>
        <table:table-row table:style-name="ro1">
          <table:table-cell/>
          <table:table-cell table:style-name="ce2"/>
          <table:table-cell table:number-columns-repeated="3"/>
          <table:table-cell table:style-name="ce10"/>
          <table:table-cell table:style-name="ce6"/>
          <table:table-cell table:number-columns-repeated="4"/>
          <table:table-cell table:style-name="ce10"/>
          <table:table-cell table:number-columns-repeated="5"/>
        </table:table-row>
        <table:table-row table:style-name="ro1" table:number-rows-repeated="1048212">
          <table:table-cell table:number-columns-repeated="17"/>
        </table:table-row>
        <table:table-row table:style-name="ro1">
          <table:table-cell table:number-columns-repeated="17"/>
        </table:table-row>
      </table:table>
      <table:table table:name="Sheet1_2" table:style-name="ta1" table:print="false">
        <table:shapes>
          <draw:frame draw:z-index="0" draw:style-name="gr1" draw:text-style-name="P1" svg:width="160.02mm" svg:height="90.01mm" svg:x="218.88mm" svg:y="14.31mm">
            <loext:p draw:notify-on-update-of-ranges="Sheet1_2.B3:Sheet1_2.B362 Sheet1_2.C2:Sheet1_2.C2 Sheet1_2.C3:Sheet1_2.C362 Sheet1_2.D2:Sheet1_2.D2 Sheet1_2.D3:Sheet1_2.D362 Sheet1_2.E2:Sheet1_2.E2"/>
            <draw:object xlink:href="./Object 3" xlink:type="simple" xlink:show="embed" xlink:actuate="onLoad"/>
            <draw:image xlink:href="./ObjectReplacements/Object 3" xlink:type="simple" xlink:show="embed" xlink:actuate="onLoad"/>
          </draw:frame>
          <draw:frame draw:z-index="1" draw:style-name="gr1" draw:text-style-name="P1" svg:width="160.02mm" svg:height="90.01mm" svg:x="212.42mm" svg:y="118.46mm">
            <loext:p draw:notify-on-update-of-ranges="Sheet1_2.K3:Sheet1_2.K362 Sheet1_2.H2:Sheet1_2.H2 Sheet1_2.H3:Sheet1_2.H362 Sheet1_2.J2:Sheet1_2.J2 Sheet1_2.J3:Sheet1_2.J362 Sheet1_2.K2:Sheet1_2.K2"/>
            <draw:object xlink:href="./Object 4" xlink:type="simple" xlink:show="embed" xlink:actuate="onLoad"/>
            <draw:image xlink:href="./ObjectReplacements/Object 4" xlink:type="simple" xlink:show="embed" xlink:actuate="onLoad"/>
          </draw:frame>
        </table:shapes>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Default"/>
        <table:table-column table:style-name="co7" table:default-cell-style-name="ce5"/>
        <table:table-column table:style-name="co8" table:default-cell-style-name="ce5"/>
        <table:table-column table:style-name="co9" table:default-cell-style-name="ce5"/>
        <table:table-column table:style-name="co8" table:default-cell-style-name="ce5"/>
        <table:table-column table:style-name="co10" table:default-cell-style-name="ce5"/>
        <table:table-column table:style-name="co11" table:default-cell-style-name="Default"/>
        <table:table-row table:style-name="ro1">
          <table:table-cell table:number-columns-repeated="2"/>
          <table:table-cell table:style-name="ce3" office:value-type="string" calcext:value-type="string" table:number-columns-spanned="3" table:number-rows-spanned="1">
            <text:p>SPWM</text:p>
          </table:table-cell>
          <table:covered-table-cell table:number-columns-repeated="2" table:style-name="ce6"/>
          <table:table-cell table:style-name="ce2"/>
          <table:table-cell table:style-name="ce6"/>
          <table:table-cell table:style-name="ce3" office:value-type="string" calcext:value-type="string" table:number-columns-spanned="4" table:number-rows-spanned="1">
            <text:p>SVPWM</text:p>
          </table:table-cell>
          <table:covered-table-cell table:style-name="ce3"/>
          <table:covered-table-cell table:number-columns-repeated="2" table:style-name="ce6"/>
          <table:table-cell table:style-name="ce2"/>
        </table:table-row>
        <table:table-row table:style-name="ro1">
          <table:table-cell office:value-type="string" calcext:value-type="string">
            <text:p>Amplitude</text:p>
          </table:table-cell>
          <table:table-cell table:style-name="ce2" office:value-type="string" calcext:value-type="string">
            <text:p>Angle</text:p>
          </table:table-cell>
          <table:table-cell table:style-name="ce4" office:value-type="string" calcext:value-type="string">
            <text:p>Phase A</text:p>
          </table:table-cell>
          <table:table-cell table:style-name="ce7" office:value-type="string" calcext:value-type="string">
            <text:p>Phase B</text:p>
          </table:table-cell>
          <table:table-cell table:style-name="ce8" office:value-type="string" calcext:value-type="string">
            <text:p>Phase C</text:p>
          </table:table-cell>
          <table:table-cell table:style-name="ce9"/>
          <table:table-cell table:style-name="ce6" office:value-type="string" calcext:value-type="string">
            <text:p>Voff</text:p>
          </table:table-cell>
          <table:table-cell table:style-name="ce11" office:value-type="string" calcext:value-type="string">
            <text:p>Phase Asv</text:p>
          </table:table-cell>
          <table:table-cell table:style-name="ce11"/>
          <table:table-cell table:style-name="ce13" office:value-type="string" calcext:value-type="string">
            <text:p>Phase Bsv</text:p>
          </table:table-cell>
          <table:table-cell table:style-name="ce4" office:value-type="string" calcext:value-type="string">
            <text:p>Phase Csv</text:p>
          </table:table-cell>
          <table:table-cell table:style-name="ce9"/>
        </table:table-row>
        <table:table-row table:style-name="ro1">
          <table:table-cell table:style-name="ce1" office:value-type="float" office:value="511" calcext:value-type="float">
            <text:p>511</text:p>
          </table:table-cell>
          <table:table-cell table:style-name="ce2" office:value-type="float" office:value="1" calcext:value-type="float">
            <text:p>1</text:p>
          </table:table-cell>
          <table:table-cell table:formula="of:=[.$A$3]*SIN(RADIANS([.B3]))" office:value-type="float" office:value="8.91817968945187" calcext:value-type="float">
            <text:p>8,9</text:p>
          </table:table-cell>
          <table:table-cell table:formula="of:=[.$A$3]*SIN(RADIANS([.B3]-120))" office:value-type="float" office:value="-446.930670348231" calcext:value-type="float">
            <text:p>-446,9</text:p>
          </table:table-cell>
          <table:table-cell table:formula="of:=[.$A$3]*SIN(RADIANS([.B3]+120))" office:value-type="float" office:value="438.012490658779" calcext:value-type="float">
            <text:p>438,0</text:p>
          </table:table-cell>
          <table:table-cell table:style-name="ce10"/>
          <table:table-cell table:style-name="ce6" table:formula="of:=(MIN([.C3];[.D3];[.E3])+MAX([.C3];[.D3];[.E3]))/2" office:value-type="float" office:value="-4.45908984472592" calcext:value-type="float">
            <text:p>-4,5</text:p>
          </table:table-cell>
          <table:table-cell table:style-name="ce12" table:formula="of:=([.C3]-[.G3]+[.$A$3])/2" office:value-type="float" office:value="262.188634767089" calcext:value-type="float">
            <text:p>262</text:p>
          </table:table-cell>
          <table:table-cell table:style-name="ce12" office:value-type="string" calcext:value-type="string">
            <text:p>,</text:p>
          </table:table-cell>
          <table:table-cell table:style-name="ce12" table:formula="of:=([.D3]-[.G3]+[.$A$3])/2" office:value-type="float" office:value="34.2642097482473" calcext:value-type="float">
            <text:p>34</text:p>
          </table:table-cell>
          <table:table-cell table:style-name="ce12" table:formula="of:=([.E3]-[.G3]+[.$A$3])/2" office:value-type="float" office:value="476.735790251753" calcext:value-type="float">
            <text:p>477</text:p>
          </table:table-cell>
          <table:table-cell table:style-name="ce10"/>
        </table:table-row>
        <table:table-row table:style-name="ro1">
          <table:table-cell/>
          <table:table-cell table:style-name="ce2" table:formula="of:=[.B3]+1" office:value-type="float" office:value="2" calcext:value-type="float">
            <text:p>2</text:p>
          </table:table-cell>
          <table:table-cell table:formula="of:=[.$A$3]*SIN(RADIANS([.B4]))" office:value-type="float" office:value="17.833642814978" calcext:value-type="float">
            <text:p>17,8</text:p>
          </table:table-cell>
          <table:table-cell table:formula="of:=[.$A$3]*SIN(RADIANS([.B4]-120))" office:value-type="float" office:value="-451.186219950912" calcext:value-type="float">
            <text:p>-451,2</text:p>
          </table:table-cell>
          <table:table-cell table:formula="of:=[.$A$3]*SIN(RADIANS([.B4]+120))" office:value-type="float" office:value="433.352577135934" calcext:value-type="float">
            <text:p>433,4</text:p>
          </table:table-cell>
          <table:table-cell table:style-name="ce10"/>
          <table:table-cell table:style-name="ce6" table:formula="of:=(MIN([.C4];[.D4];[.E4])+MAX([.C4];[.D4];[.E4]))/2" office:value-type="float" office:value="-8.91682140748895" calcext:value-type="float">
            <text:p>-8,9</text:p>
          </table:table-cell>
          <table:table-cell table:style-name="ce12" table:formula="of:=([.C4]-[.G4]+[.$A$3])/2" office:value-type="float" office:value="268.875232111233" calcext:value-type="float">
            <text:p>269</text:p>
          </table:table-cell>
          <table:table-cell table:style-name="ce12" office:value-type="string" calcext:value-type="string">
            <text:p>,</text:p>
          </table:table-cell>
          <table:table-cell table:style-name="ce12" table:formula="of:=([.D4]-[.G4]+[.$A$3])/2" office:value-type="float" office:value="34.3653007282887" calcext:value-type="float">
            <text:p>34</text:p>
          </table:table-cell>
          <table:table-cell table:style-name="ce12" table:formula="of:=([.E4]-[.G4]+[.$A$3])/2" office:value-type="float" office:value="476.634699271711" calcext:value-type="float">
            <text:p>477</text:p>
          </table:table-cell>
          <table:table-cell table:style-name="ce10"/>
        </table:table-row>
        <table:table-row table:style-name="ro1">
          <table:table-cell/>
          <table:table-cell table:style-name="ce2" table:formula="of:=[.B4]+1" office:value-type="float" office:value="3" calcext:value-type="float">
            <text:p>3</text:p>
          </table:table-cell>
          <table:table-cell table:formula="of:=[.$A$3]*SIN(RADIANS([.B5]))" office:value-type="float" office:value="26.7436736401443" calcext:value-type="float">
            <text:p>26,7</text:p>
          </table:table-cell>
          <table:table-cell table:formula="of:=[.$A$3]*SIN(RADIANS([.B5]-120))" office:value-type="float" office:value="-455.304333860256" calcext:value-type="float">
            <text:p>-455,3</text:p>
          </table:table-cell>
          <table:table-cell table:formula="of:=[.$A$3]*SIN(RADIANS([.B5]+120))" office:value-type="float" office:value="428.560660220112" calcext:value-type="float">
            <text:p>428,6</text:p>
          </table:table-cell>
          <table:table-cell table:style-name="ce10"/>
          <table:table-cell table:style-name="ce6" table:formula="of:=(MIN([.C5];[.D5];[.E5])+MAX([.C5];[.D5];[.E5]))/2" office:value-type="float" office:value="-13.3718368200722" calcext:value-type="float">
            <text:p>-13,4</text:p>
          </table:table-cell>
          <table:table-cell table:style-name="ce12" table:formula="of:=([.C5]-[.G5]+[.$A$3])/2" office:value-type="float" office:value="275.557755230108" calcext:value-type="float">
            <text:p>276</text:p>
          </table:table-cell>
          <table:table-cell table:style-name="ce12" office:value-type="string" calcext:value-type="string">
            <text:p>,</text:p>
          </table:table-cell>
          <table:table-cell table:style-name="ce12" table:formula="of:=([.D5]-[.G5]+[.$A$3])/2" office:value-type="float" office:value="34.5337514799081" calcext:value-type="float">
            <text:p>35</text:p>
          </table:table-cell>
          <table:table-cell table:style-name="ce12" table:formula="of:=([.E5]-[.G5]+[.$A$3])/2" office:value-type="float" office:value="476.466248520092" calcext:value-type="float">
            <text:p>476</text:p>
          </table:table-cell>
          <table:table-cell table:style-name="ce10"/>
        </table:table-row>
        <table:table-row table:style-name="ro1">
          <table:table-cell/>
          <table:table-cell table:style-name="ce2" table:formula="of:=[.B5]+1" office:value-type="float" office:value="4" calcext:value-type="float">
            <text:p>4</text:p>
          </table:table-cell>
          <table:table-cell table:formula="of:=[.$A$3]*SIN(RADIANS([.B6]))" office:value-type="float" office:value="35.645558083248" calcext:value-type="float">
            <text:p>35,6</text:p>
          </table:table-cell>
          <table:table-cell table:formula="of:=[.$A$3]*SIN(RADIANS([.B6]-120))" office:value-type="float" office:value="-459.283757658874" calcext:value-type="float">
            <text:p>-459,3</text:p>
          </table:table-cell>
          <table:table-cell table:formula="of:=[.$A$3]*SIN(RADIANS([.B6]+120))" office:value-type="float" office:value="423.638199575626" calcext:value-type="float">
            <text:p>423,6</text:p>
          </table:table-cell>
          <table:table-cell table:style-name="ce10"/>
          <table:table-cell table:style-name="ce6" table:formula="of:=(MIN([.C6];[.D6];[.E6])+MAX([.C6];[.D6];[.E6]))/2" office:value-type="float" office:value="-17.822779041624" calcext:value-type="float">
            <text:p>-17,8</text:p>
          </table:table-cell>
          <table:table-cell table:style-name="ce12" table:formula="of:=([.C6]-[.G6]+[.$A$3])/2" office:value-type="float" office:value="282.234168562436" calcext:value-type="float">
            <text:p>282</text:p>
          </table:table-cell>
          <table:table-cell table:style-name="ce12" office:value-type="string" calcext:value-type="string">
            <text:p>,</text:p>
          </table:table-cell>
          <table:table-cell table:style-name="ce12" table:formula="of:=([.D6]-[.G6]+[.$A$3])/2" office:value-type="float" office:value="34.7695106913748" calcext:value-type="float">
            <text:p>35</text:p>
          </table:table-cell>
          <table:table-cell table:style-name="ce12" table:formula="of:=([.E6]-[.G6]+[.$A$3])/2" office:value-type="float" office:value="476.230489308625" calcext:value-type="float">
            <text:p>476</text:p>
          </table:table-cell>
          <table:table-cell table:style-name="ce10"/>
        </table:table-row>
        <table:table-row table:style-name="ro1">
          <table:table-cell/>
          <table:table-cell table:style-name="ce2" table:formula="of:=[.B6]+1" office:value-type="float" office:value="5" calcext:value-type="float">
            <text:p>5</text:p>
          </table:table-cell>
          <table:table-cell table:formula="of:=[.$A$3]*SIN(RADIANS([.B7]))" office:value-type="float" office:value="44.5365845440533" calcext:value-type="float">
            <text:p>44,5</text:p>
          </table:table-cell>
          <table:table-cell table:formula="of:=[.$A$3]*SIN(RADIANS([.B7]-120))" office:value-type="float" office:value="-463.123279175728" calcext:value-type="float">
            <text:p>-463,1</text:p>
          </table:table-cell>
          <table:table-cell table:formula="of:=[.$A$3]*SIN(RADIANS([.B7]+120))" office:value-type="float" office:value="418.586694631675" calcext:value-type="float">
            <text:p>418,6</text:p>
          </table:table-cell>
          <table:table-cell table:style-name="ce10"/>
          <table:table-cell table:style-name="ce6" table:formula="of:=(MIN([.C7];[.D7];[.E7])+MAX([.C7];[.D7];[.E7]))/2" office:value-type="float" office:value="-22.2682922720267" calcext:value-type="float">
            <text:p>-22,3</text:p>
          </table:table-cell>
          <table:table-cell table:style-name="ce12" table:formula="of:=([.C7]-[.G7]+[.$A$3])/2" office:value-type="float" office:value="288.90243840804" calcext:value-type="float">
            <text:p>289</text:p>
          </table:table-cell>
          <table:table-cell table:style-name="ce12" office:value-type="string" calcext:value-type="string">
            <text:p>,</text:p>
          </table:table-cell>
          <table:table-cell table:style-name="ce12" table:formula="of:=([.D7]-[.G7]+[.$A$3])/2" office:value-type="float" office:value="35.0725065481493" calcext:value-type="float">
            <text:p>35</text:p>
          </table:table-cell>
          <table:table-cell table:style-name="ce12" table:formula="of:=([.E7]-[.G7]+[.$A$3])/2" office:value-type="float" office:value="475.927493451851" calcext:value-type="float">
            <text:p>476</text:p>
          </table:table-cell>
          <table:table-cell table:style-name="ce10"/>
        </table:table-row>
        <table:table-row table:style-name="ro1">
          <table:table-cell/>
          <table:table-cell table:style-name="ce2" table:formula="of:=[.B7]+1" office:value-type="float" office:value="6" calcext:value-type="float">
            <text:p>6</text:p>
          </table:table-cell>
          <table:table-cell table:formula="of:=[.$A$3]*SIN(RADIANS([.B8]))" office:value-type="float" office:value="53.4140447297709" calcext:value-type="float">
            <text:p>53,4</text:p>
          </table:table-cell>
          <table:table-cell table:formula="of:=[.$A$3]*SIN(RADIANS([.B8]-120))" office:value-type="float" office:value="-466.821728855369" calcext:value-type="float">
            <text:p>-466,8</text:p>
          </table:table-cell>
          <table:table-cell table:formula="of:=[.$A$3]*SIN(RADIANS([.B8]+120))" office:value-type="float" office:value="413.407684125598" calcext:value-type="float">
            <text:p>413,4</text:p>
          </table:table-cell>
          <table:table-cell table:style-name="ce10"/>
          <table:table-cell table:style-name="ce6" table:formula="of:=(MIN([.C8];[.D8];[.E8])+MAX([.C8];[.D8];[.E8]))/2" office:value-type="float" office:value="-26.7070223648854" calcext:value-type="float">
            <text:p>-26,7</text:p>
          </table:table-cell>
          <table:table-cell table:style-name="ce12" table:formula="of:=([.C8]-[.G8]+[.$A$3])/2" office:value-type="float" office:value="295.560533547328" calcext:value-type="float">
            <text:p>296</text:p>
          </table:table-cell>
          <table:table-cell table:style-name="ce12" office:value-type="string" calcext:value-type="string">
            <text:p>,</text:p>
          </table:table-cell>
          <table:table-cell table:style-name="ce12" table:formula="of:=([.D8]-[.G8]+[.$A$3])/2" office:value-type="float" office:value="35.4426467547582" calcext:value-type="float">
            <text:p>35</text:p>
          </table:table-cell>
          <table:table-cell table:style-name="ce12" table:formula="of:=([.E8]-[.G8]+[.$A$3])/2" office:value-type="float" office:value="475.557353245242" calcext:value-type="float">
            <text:p>476</text:p>
          </table:table-cell>
          <table:table-cell table:style-name="ce10"/>
        </table:table-row>
        <table:table-row table:style-name="ro1">
          <table:table-cell/>
          <table:table-cell table:style-name="ce2" table:formula="of:=[.B8]+1" office:value-type="float" office:value="7" calcext:value-type="float">
            <text:p>7</text:p>
          </table:table-cell>
          <table:table-cell table:formula="of:=[.$A$3]*SIN(RADIANS([.B9]))" office:value-type="float" office:value="62.2752344800304" calcext:value-type="float">
            <text:p>62,3</text:p>
          </table:table-cell>
          <table:table-cell table:formula="of:=[.$A$3]*SIN(RADIANS([.B9]-120))" office:value-type="float" office:value="-470.377980114197" calcext:value-type="float">
            <text:p>-470,4</text:p>
          </table:table-cell>
          <table:table-cell table:formula="of:=[.$A$3]*SIN(RADIANS([.B9]+120))" office:value-type="float" office:value="408.102745634167" calcext:value-type="float">
            <text:p>408,1</text:p>
          </table:table-cell>
          <table:table-cell table:style-name="ce10"/>
          <table:table-cell table:style-name="ce6" table:formula="of:=(MIN([.C9];[.D9];[.E9])+MAX([.C9];[.D9];[.E9]))/2" office:value-type="float" office:value="-31.1376172400152" calcext:value-type="float">
            <text:p>-31,1</text:p>
          </table:table-cell>
          <table:table-cell table:style-name="ce12" table:formula="of:=([.C9]-[.G9]+[.$A$3])/2" office:value-type="float" office:value="302.206425860023" calcext:value-type="float">
            <text:p>302</text:p>
          </table:table-cell>
          <table:table-cell table:style-name="ce12" office:value-type="string" calcext:value-type="string">
            <text:p>,</text:p>
          </table:table-cell>
          <table:table-cell table:style-name="ce12" table:formula="of:=([.D9]-[.G9]+[.$A$3])/2" office:value-type="float" office:value="35.8798185629091" calcext:value-type="float">
            <text:p>36</text:p>
          </table:table-cell>
          <table:table-cell table:style-name="ce12" table:formula="of:=([.E9]-[.G9]+[.$A$3])/2" office:value-type="float" office:value="475.120181437091" calcext:value-type="float">
            <text:p>475</text:p>
          </table:table-cell>
          <table:table-cell table:style-name="ce10"/>
        </table:table-row>
        <table:table-row table:style-name="ro1">
          <table:table-cell/>
          <table:table-cell table:style-name="ce2" table:formula="of:=[.B9]+1" office:value-type="float" office:value="8" calcext:value-type="float">
            <text:p>8</text:p>
          </table:table-cell>
          <table:table-cell table:formula="of:=[.$A$3]*SIN(RADIANS([.B10]))" office:value-type="float" office:value="71.1174545905934" calcext:value-type="float">
            <text:p>71,1</text:p>
          </table:table-cell>
          <table:table-cell table:formula="of:=[.$A$3]*SIN(RADIANS([.B10]-120))" office:value-type="float" office:value="-473.790949683628" calcext:value-type="float">
            <text:p>-473,8</text:p>
          </table:table-cell>
          <table:table-cell table:formula="of:=[.$A$3]*SIN(RADIANS([.B10]+120))" office:value-type="float" office:value="402.673495093035" calcext:value-type="float">
            <text:p>402,7</text:p>
          </table:table-cell>
          <table:table-cell table:style-name="ce10"/>
          <table:table-cell table:style-name="ce6" table:formula="of:=(MIN([.C10];[.D10];[.E10])+MAX([.C10];[.D10];[.E10]))/2" office:value-type="float" office:value="-35.5587272952967" calcext:value-type="float">
            <text:p>-35,6</text:p>
          </table:table-cell>
          <table:table-cell table:style-name="ce12" table:formula="of:=([.C10]-[.G10]+[.$A$3])/2" office:value-type="float" office:value="308.838090942945" calcext:value-type="float">
            <text:p>309</text:p>
          </table:table-cell>
          <table:table-cell table:style-name="ce12" office:value-type="string" calcext:value-type="string">
            <text:p>,</text:p>
          </table:table-cell>
          <table:table-cell table:style-name="ce12" table:formula="of:=([.D10]-[.G10]+[.$A$3])/2" office:value-type="float" office:value="36.3838888058342" calcext:value-type="float">
            <text:p>36</text:p>
          </table:table-cell>
          <table:table-cell table:style-name="ce12" table:formula="of:=([.E10]-[.G10]+[.$A$3])/2" office:value-type="float" office:value="474.616111194166" calcext:value-type="float">
            <text:p>475</text:p>
          </table:table-cell>
          <table:table-cell table:style-name="ce10"/>
        </table:table-row>
        <table:table-row table:style-name="ro1">
          <table:table-cell/>
          <table:table-cell table:style-name="ce2" table:formula="of:=[.B10]+1" office:value-type="float" office:value="9" calcext:value-type="float">
            <text:p>9</text:p>
          </table:table-cell>
          <table:table-cell table:formula="of:=[.$A$3]*SIN(RADIANS([.B11]))" office:value-type="float" office:value="79.938011635558" calcext:value-type="float">
            <text:p>79,9</text:p>
          </table:table-cell>
          <table:table-cell table:formula="of:=[.$A$3]*SIN(RADIANS([.B11]-120))" office:value-type="float" office:value="-477.05959794007" calcext:value-type="float">
            <text:p>-477,1</text:p>
          </table:table-cell>
          <table:table-cell table:formula="of:=[.$A$3]*SIN(RADIANS([.B11]+120))" office:value-type="float" office:value="397.121586304512" calcext:value-type="float">
            <text:p>397,1</text:p>
          </table:table-cell>
          <table:table-cell table:style-name="ce10"/>
          <table:table-cell table:style-name="ce6" table:formula="of:=(MIN([.C11];[.D11];[.E11])+MAX([.C11];[.D11];[.E11]))/2" office:value-type="float" office:value="-39.969005817779" calcext:value-type="float">
            <text:p>-40,0</text:p>
          </table:table-cell>
          <table:table-cell table:style-name="ce12" table:formula="of:=([.C11]-[.G11]+[.$A$3])/2" office:value-type="float" office:value="315.453508726668" calcext:value-type="float">
            <text:p>315</text:p>
          </table:table-cell>
          <table:table-cell table:style-name="ce12" office:value-type="string" calcext:value-type="string">
            <text:p>,</text:p>
          </table:table-cell>
          <table:table-cell table:style-name="ce12" table:formula="of:=([.D11]-[.G11]+[.$A$3])/2" office:value-type="float" office:value="36.9547039388544" calcext:value-type="float">
            <text:p>37</text:p>
          </table:table-cell>
          <table:table-cell table:style-name="ce12" table:formula="of:=([.E11]-[.G11]+[.$A$3])/2" office:value-type="float" office:value="474.045296061146" calcext:value-type="float">
            <text:p>474</text:p>
          </table:table-cell>
          <table:table-cell table:style-name="ce10"/>
        </table:table-row>
        <table:table-row table:style-name="ro1">
          <table:table-cell/>
          <table:table-cell table:style-name="ce2" table:formula="of:=[.B11]+1" office:value-type="float" office:value="10" calcext:value-type="float">
            <text:p>10</text:p>
          </table:table-cell>
          <table:table-cell table:formula="of:=[.$A$3]*SIN(RADIANS([.B12]))" office:value-type="float" office:value="88.7342187878014" calcext:value-type="float">
            <text:p>88,7</text:p>
          </table:table-cell>
          <table:table-cell table:formula="of:=[.$A$3]*SIN(RADIANS([.B12]-120))" office:value-type="float" office:value="-480.182929221599" calcext:value-type="float">
            <text:p>-480,2</text:p>
          </table:table-cell>
          <table:table-cell table:formula="of:=[.$A$3]*SIN(RADIANS([.B12]+120))" office:value-type="float" office:value="391.448710433798" calcext:value-type="float">
            <text:p>391,4</text:p>
          </table:table-cell>
          <table:table-cell table:style-name="ce10"/>
          <table:table-cell table:style-name="ce6" table:formula="of:=(MIN([.C12];[.D12];[.E12])+MAX([.C12];[.D12];[.E12]))/2" office:value-type="float" office:value="-44.3671093939007" calcext:value-type="float">
            <text:p>-44,4</text:p>
          </table:table-cell>
          <table:table-cell table:style-name="ce12" table:formula="of:=([.C12]-[.G12]+[.$A$3])/2" office:value-type="float" office:value="322.050664090851" calcext:value-type="float">
            <text:p>322</text:p>
          </table:table-cell>
          <table:table-cell table:style-name="ce12" office:value-type="string" calcext:value-type="string">
            <text:p>,</text:p>
          </table:table-cell>
          <table:table-cell table:style-name="ce12" table:formula="of:=([.D12]-[.G12]+[.$A$3])/2" office:value-type="float" office:value="37.5920900861508" calcext:value-type="float">
            <text:p>38</text:p>
          </table:table-cell>
          <table:table-cell table:style-name="ce12" table:formula="of:=([.E12]-[.G12]+[.$A$3])/2" office:value-type="float" office:value="473.407909913849" calcext:value-type="float">
            <text:p>473</text:p>
          </table:table-cell>
          <table:table-cell table:style-name="ce10"/>
        </table:table-row>
        <table:table-row table:style-name="ro1">
          <table:table-cell/>
          <table:table-cell table:style-name="ce2" table:formula="of:=[.B12]+1" office:value-type="float" office:value="11" calcext:value-type="float">
            <text:p>11</text:p>
          </table:table-cell>
          <table:table-cell table:formula="of:=[.$A$3]*SIN(RADIANS([.B13]))" office:value-type="float" office:value="97.5033966374144" calcext:value-type="float">
            <text:p>97,5</text:p>
          </table:table-cell>
          <table:table-cell table:formula="of:=[.$A$3]*SIN(RADIANS([.B13]-120))" office:value-type="float" office:value="-483.159992131251" calcext:value-type="float">
            <text:p>-483,2</text:p>
          </table:table-cell>
          <table:table-cell table:formula="of:=[.$A$3]*SIN(RADIANS([.B13]+120))" office:value-type="float" office:value="385.656595493837" calcext:value-type="float">
            <text:p>385,7</text:p>
          </table:table-cell>
          <table:table-cell table:style-name="ce10"/>
          <table:table-cell table:style-name="ce6" table:formula="of:=(MIN([.C13];[.D13];[.E13])+MAX([.C13];[.D13];[.E13]))/2" office:value-type="float" office:value="-48.7516983187072" calcext:value-type="float">
            <text:p>-48,8</text:p>
          </table:table-cell>
          <table:table-cell table:style-name="ce12" table:formula="of:=([.C13]-[.G13]+[.$A$3])/2" office:value-type="float" office:value="328.627547478061" calcext:value-type="float">
            <text:p>329</text:p>
          </table:table-cell>
          <table:table-cell table:style-name="ce12" office:value-type="string" calcext:value-type="string">
            <text:p>,</text:p>
          </table:table-cell>
          <table:table-cell table:style-name="ce12" table:formula="of:=([.D13]-[.G13]+[.$A$3])/2" office:value-type="float" office:value="38.2958530937281" calcext:value-type="float">
            <text:p>38</text:p>
          </table:table-cell>
          <table:table-cell table:style-name="ce12" table:formula="of:=([.E13]-[.G13]+[.$A$3])/2" office:value-type="float" office:value="472.704146906272" calcext:value-type="float">
            <text:p>473</text:p>
          </table:table-cell>
          <table:table-cell table:style-name="ce10"/>
        </table:table-row>
        <table:table-row table:style-name="ro1">
          <table:table-cell/>
          <table:table-cell table:style-name="ce2" table:formula="of:=[.B13]+1" office:value-type="float" office:value="12" calcext:value-type="float">
            <text:p>12</text:p>
          </table:table-cell>
          <table:table-cell table:formula="of:=[.$A$3]*SIN(RADIANS([.B14]))" office:value-type="float" office:value="106.242874007875" calcext:value-type="float">
            <text:p>106,2</text:p>
          </table:table-cell>
          <table:table-cell table:formula="of:=[.$A$3]*SIN(RADIANS([.B14]-120))" office:value-type="float" office:value="-485.989879826824" calcext:value-type="float">
            <text:p>-486,0</text:p>
          </table:table-cell>
          <table:table-cell table:formula="of:=[.$A$3]*SIN(RADIANS([.B14]+120))" office:value-type="float" office:value="379.747005818948" calcext:value-type="float">
            <text:p>379,7</text:p>
          </table:table-cell>
          <table:table-cell table:style-name="ce10"/>
          <table:table-cell table:style-name="ce6" table:formula="of:=(MIN([.C14];[.D14];[.E14])+MAX([.C14];[.D14];[.E14]))/2" office:value-type="float" office:value="-53.1214370039375" calcext:value-type="float">
            <text:p>-53,1</text:p>
          </table:table-cell>
          <table:table-cell table:style-name="ce12" table:formula="of:=([.C14]-[.G14]+[.$A$3])/2" office:value-type="float" office:value="335.182155505906" calcext:value-type="float">
            <text:p>335</text:p>
          </table:table-cell>
          <table:table-cell table:style-name="ce12" office:value-type="string" calcext:value-type="string">
            <text:p>,</text:p>
          </table:table-cell>
          <table:table-cell table:style-name="ce12" table:formula="of:=([.D14]-[.G14]+[.$A$3])/2" office:value-type="float" office:value="39.065778588557" calcext:value-type="float">
            <text:p>39</text:p>
          </table:table-cell>
          <table:table-cell table:style-name="ce12" table:formula="of:=([.E14]-[.G14]+[.$A$3])/2" office:value-type="float" office:value="471.934221411443" calcext:value-type="float">
            <text:p>472</text:p>
          </table:table-cell>
          <table:table-cell table:style-name="ce10"/>
        </table:table-row>
        <table:table-row table:style-name="ro1">
          <table:table-cell/>
          <table:table-cell table:style-name="ce2" table:formula="of:=[.B14]+1" office:value-type="float" office:value="13" calcext:value-type="float">
            <text:p>13</text:p>
          </table:table-cell>
          <table:table-cell table:formula="of:=[.$A$3]*SIN(RADIANS([.B15]))" office:value-type="float" office:value="114.949988769715" calcext:value-type="float">
            <text:p>114,9</text:p>
          </table:table-cell>
          <table:table-cell table:formula="of:=[.$A$3]*SIN(RADIANS([.B15]-120))" office:value-type="float" office:value="-488.671730297111" calcext:value-type="float">
            <text:p>-488,7</text:p>
          </table:table-cell>
          <table:table-cell table:formula="of:=[.$A$3]*SIN(RADIANS([.B15]+120))" office:value-type="float" office:value="373.721741527396" calcext:value-type="float">
            <text:p>373,7</text:p>
          </table:table-cell>
          <table:table-cell table:style-name="ce10"/>
          <table:table-cell table:style-name="ce6" table:formula="of:=(MIN([.C15];[.D15];[.E15])+MAX([.C15];[.D15];[.E15]))/2" office:value-type="float" office:value="-57.4749943848575" calcext:value-type="float">
            <text:p>-57,5</text:p>
          </table:table-cell>
          <table:table-cell table:style-name="ce12" table:formula="of:=([.C15]-[.G15]+[.$A$3])/2" office:value-type="float" office:value="341.712491577286" calcext:value-type="float">
            <text:p>342</text:p>
          </table:table-cell>
          <table:table-cell table:style-name="ce12" office:value-type="string" calcext:value-type="string">
            <text:p>,</text:p>
          </table:table-cell>
          <table:table-cell table:style-name="ce12" table:formula="of:=([.D15]-[.G15]+[.$A$3])/2" office:value-type="float" office:value="39.9016320438732" calcext:value-type="float">
            <text:p>40</text:p>
          </table:table-cell>
          <table:table-cell table:style-name="ce12" table:formula="of:=([.E15]-[.G15]+[.$A$3])/2" office:value-type="float" office:value="471.098367956127" calcext:value-type="float">
            <text:p>471</text:p>
          </table:table-cell>
          <table:table-cell table:style-name="ce10"/>
        </table:table-row>
        <table:table-row table:style-name="ro1">
          <table:table-cell/>
          <table:table-cell table:style-name="ce2" table:formula="of:=[.B15]+1" office:value-type="float" office:value="14" calcext:value-type="float">
            <text:p>14</text:p>
          </table:table-cell>
          <table:table-cell table:formula="of:=[.$A$3]*SIN(RADIANS([.B16]))" office:value-type="float" office:value="123.62208865143" calcext:value-type="float">
            <text:p>123,6</text:p>
          </table:table-cell>
          <table:table-cell table:formula="of:=[.$A$3]*SIN(RADIANS([.B16]-120))" office:value-type="float" office:value="-491.204726624481" calcext:value-type="float">
            <text:p>-491,2</text:p>
          </table:table-cell>
          <table:table-cell table:formula="of:=[.$A$3]*SIN(RADIANS([.B16]+120))" office:value-type="float" office:value="367.582637973051" calcext:value-type="float">
            <text:p>367,6</text:p>
          </table:table-cell>
          <table:table-cell table:style-name="ce10"/>
          <table:table-cell table:style-name="ce6" table:formula="of:=(MIN([.C16];[.D16];[.E16])+MAX([.C16];[.D16];[.E16]))/2" office:value-type="float" office:value="-61.8110443257151" calcext:value-type="float">
            <text:p>-61,8</text:p>
          </table:table-cell>
          <table:table-cell table:style-name="ce12" table:formula="of:=([.C16]-[.G16]+[.$A$3])/2" office:value-type="float" office:value="348.216566488573" calcext:value-type="float">
            <text:p>348</text:p>
          </table:table-cell>
          <table:table-cell table:style-name="ce12" office:value-type="string" calcext:value-type="string">
            <text:p>,</text:p>
          </table:table-cell>
          <table:table-cell table:style-name="ce12" table:formula="of:=([.D16]-[.G16]+[.$A$3])/2" office:value-type="float" office:value="40.8031588506171" calcext:value-type="float">
            <text:p>41</text:p>
          </table:table-cell>
          <table:table-cell table:style-name="ce12" table:formula="of:=([.E16]-[.G16]+[.$A$3])/2" office:value-type="float" office:value="470.196841149383" calcext:value-type="float">
            <text:p>470</text:p>
          </table:table-cell>
          <table:table-cell table:style-name="ce10"/>
        </table:table-row>
        <table:table-row table:style-name="ro1">
          <table:table-cell/>
          <table:table-cell table:style-name="ce2" table:formula="of:=[.B16]+1" office:value-type="float" office:value="15" calcext:value-type="float">
            <text:p>15</text:p>
          </table:table-cell>
          <table:table-cell table:formula="of:=[.$A$3]*SIN(RADIANS([.B17]))" office:value-type="float" office:value="132.256532047388" calcext:value-type="float">
            <text:p>132,3</text:p>
          </table:table-cell>
          <table:table-cell table:formula="of:=[.$A$3]*SIN(RADIANS([.B17]-120))" office:value-type="float" office:value="-493.588097233714" calcext:value-type="float">
            <text:p>-493,6</text:p>
          </table:table-cell>
          <table:table-cell table:formula="of:=[.$A$3]*SIN(RADIANS([.B17]+120))" office:value-type="float" office:value="361.331565186326" calcext:value-type="float">
            <text:p>361,3</text:p>
          </table:table-cell>
          <table:table-cell table:style-name="ce10"/>
          <table:table-cell table:style-name="ce6" table:formula="of:=(MIN([.C17];[.D17];[.E17])+MAX([.C17];[.D17];[.E17]))/2" office:value-type="float" office:value="-66.128266023694" calcext:value-type="float">
            <text:p>-66,1</text:p>
          </table:table-cell>
          <table:table-cell table:style-name="ce12" table:formula="of:=([.C17]-[.G17]+[.$A$3])/2" office:value-type="float" office:value="354.692399035541" calcext:value-type="float">
            <text:p>355</text:p>
          </table:table-cell>
          <table:table-cell table:style-name="ce12" office:value-type="string" calcext:value-type="string">
            <text:p>,</text:p>
          </table:table-cell>
          <table:table-cell table:style-name="ce12" table:formula="of:=([.D17]-[.G17]+[.$A$3])/2" office:value-type="float" office:value="41.7700843949901" calcext:value-type="float">
            <text:p>42</text:p>
          </table:table-cell>
          <table:table-cell table:style-name="ce12" table:formula="of:=([.E17]-[.G17]+[.$A$3])/2" office:value-type="float" office:value="469.22991560501" calcext:value-type="float">
            <text:p>469</text:p>
          </table:table-cell>
          <table:table-cell table:style-name="ce10"/>
        </table:table-row>
        <table:table-row table:style-name="ro1">
          <table:table-cell/>
          <table:table-cell table:style-name="ce2" table:formula="of:=[.B17]+1" office:value-type="float" office:value="16" calcext:value-type="float">
            <text:p>16</text:p>
          </table:table-cell>
          <table:table-cell table:formula="of:=[.$A$3]*SIN(RADIANS([.B18]))" office:value-type="float" office:value="140.850688822487" calcext:value-type="float">
            <text:p>140,9</text:p>
          </table:table-cell>
          <table:table-cell table:formula="of:=[.$A$3]*SIN(RADIANS([.B18]-120))" office:value-type="float" office:value="-495.821116127034" calcext:value-type="float">
            <text:p>-495,8</text:p>
          </table:table-cell>
          <table:table-cell table:formula="of:=[.$A$3]*SIN(RADIANS([.B18]+120))" office:value-type="float" office:value="354.970427304548" calcext:value-type="float">
            <text:p>355,0</text:p>
          </table:table-cell>
          <table:table-cell table:style-name="ce10"/>
          <table:table-cell table:style-name="ce6" table:formula="of:=(MIN([.C18];[.D18];[.E18])+MAX([.C18];[.D18];[.E18]))/2" office:value-type="float" office:value="-70.4253444112433" calcext:value-type="float">
            <text:p>-70,4</text:p>
          </table:table-cell>
          <table:table-cell table:style-name="ce12" table:formula="of:=([.C18]-[.G18]+[.$A$3])/2" office:value-type="float" office:value="361.138016616865" calcext:value-type="float">
            <text:p>361</text:p>
          </table:table-cell>
          <table:table-cell table:style-name="ce12" office:value-type="string" calcext:value-type="string">
            <text:p>,</text:p>
          </table:table-cell>
          <table:table-cell table:style-name="ce12" table:formula="of:=([.D18]-[.G18]+[.$A$3])/2" office:value-type="float" office:value="42.8021141421046" calcext:value-type="float">
            <text:p>43</text:p>
          </table:table-cell>
          <table:table-cell table:style-name="ce12" table:formula="of:=([.E18]-[.G18]+[.$A$3])/2" office:value-type="float" office:value="468.197885857895" calcext:value-type="float">
            <text:p>468</text:p>
          </table:table-cell>
          <table:table-cell table:style-name="ce10"/>
        </table:table-row>
        <table:table-row table:style-name="ro1">
          <table:table-cell/>
          <table:table-cell table:style-name="ce2" table:formula="of:=[.B18]+1" office:value-type="float" office:value="17" calcext:value-type="float">
            <text:p>17</text:p>
          </table:table-cell>
          <table:table-cell table:formula="of:=[.$A$3]*SIN(RADIANS([.B19]))" office:value-type="float" office:value="149.401941113318" calcext:value-type="float">
            <text:p>149,4</text:p>
          </table:table-cell>
          <table:table-cell table:formula="of:=[.$A$3]*SIN(RADIANS([.B19]-120))" office:value-type="float" office:value="-497.903103105255" calcext:value-type="float">
            <text:p>-497,9</text:p>
          </table:table-cell>
          <table:table-cell table:formula="of:=[.$A$3]*SIN(RADIANS([.B19]+120))" office:value-type="float" office:value="348.501161991937" calcext:value-type="float">
            <text:p>348,5</text:p>
          </table:table-cell>
          <table:table-cell table:style-name="ce10"/>
          <table:table-cell table:style-name="ce6" table:formula="of:=(MIN([.C19];[.D19];[.E19])+MAX([.C19];[.D19];[.E19]))/2" office:value-type="float" office:value="-74.7009705566592" calcext:value-type="float">
            <text:p>-74,7</text:p>
          </table:table-cell>
          <table:table-cell table:style-name="ce12" table:formula="of:=([.C19]-[.G19]+[.$A$3])/2" office:value-type="float" office:value="367.551455834989" calcext:value-type="float">
            <text:p>368</text:p>
          </table:table-cell>
          <table:table-cell table:style-name="ce12" office:value-type="string" calcext:value-type="string">
            <text:p>,</text:p>
          </table:table-cell>
          <table:table-cell table:style-name="ce12" table:formula="of:=([.D19]-[.G19]+[.$A$3])/2" office:value-type="float" office:value="43.898933725702" calcext:value-type="float">
            <text:p>44</text:p>
          </table:table-cell>
          <table:table-cell table:style-name="ce12" table:formula="of:=([.E19]-[.G19]+[.$A$3])/2" office:value-type="float" office:value="467.101066274298" calcext:value-type="float">
            <text:p>467</text:p>
          </table:table-cell>
          <table:table-cell table:style-name="ce10"/>
        </table:table-row>
        <table:table-row table:style-name="ro1">
          <table:table-cell/>
          <table:table-cell table:style-name="ce2" table:formula="of:=[.B19]+1" office:value-type="float" office:value="18" calcext:value-type="float">
            <text:p>18</text:p>
          </table:table-cell>
          <table:table-cell table:formula="of:=[.$A$3]*SIN(RADIANS([.B20]))" office:value-type="float" office:value="157.907684125598" calcext:value-type="float">
            <text:p>157,9</text:p>
          </table:table-cell>
          <table:table-cell table:formula="of:=[.$A$3]*SIN(RADIANS([.B20]-120))" office:value-type="float" office:value="-499.833423974975" calcext:value-type="float">
            <text:p>-499,8</text:p>
          </table:table-cell>
          <table:table-cell table:formula="of:=[.$A$3]*SIN(RADIANS([.B20]+120))" office:value-type="float" office:value="341.925739849377" calcext:value-type="float">
            <text:p>341,9</text:p>
          </table:table-cell>
          <table:table-cell table:style-name="ce10"/>
          <table:table-cell table:style-name="ce6" table:formula="of:=(MIN([.C20];[.D20];[.E20])+MAX([.C20];[.D20];[.E20]))/2" office:value-type="float" office:value="-78.9538420627991" calcext:value-type="float">
            <text:p>-79,0</text:p>
          </table:table-cell>
          <table:table-cell table:style-name="ce12" table:formula="of:=([.C20]-[.G20]+[.$A$3])/2" office:value-type="float" office:value="373.930763094199" calcext:value-type="float">
            <text:p>374</text:p>
          </table:table-cell>
          <table:table-cell table:style-name="ce12" office:value-type="string" calcext:value-type="string">
            <text:p>,</text:p>
          </table:table-cell>
          <table:table-cell table:style-name="ce12" table:formula="of:=([.D20]-[.G20]+[.$A$3])/2" office:value-type="float" office:value="45.0602090439122" calcext:value-type="float">
            <text:p>45</text:p>
          </table:table-cell>
          <table:table-cell table:style-name="ce12" table:formula="of:=([.E20]-[.G20]+[.$A$3])/2" office:value-type="float" office:value="465.939790956088" calcext:value-type="float">
            <text:p>466</text:p>
          </table:table-cell>
          <table:table-cell table:style-name="ce10"/>
        </table:table-row>
        <table:table-row table:style-name="ro1">
          <table:table-cell/>
          <table:table-cell table:style-name="ce2" table:formula="of:=[.B20]+1" office:value-type="float" office:value="19" calcext:value-type="float">
            <text:p>19</text:p>
          </table:table-cell>
          <table:table-cell table:formula="of:=[.$A$3]*SIN(RADIANS([.B21]))" office:value-type="float" office:value="166.365326927607" calcext:value-type="float">
            <text:p>166,4</text:p>
          </table:table-cell>
          <table:table-cell table:formula="of:=[.$A$3]*SIN(RADIANS([.B21]-120))" office:value-type="float" office:value="-501.611490741756" calcext:value-type="float">
            <text:p>-501,6</text:p>
          </table:table-cell>
          <table:table-cell table:formula="of:=[.$A$3]*SIN(RADIANS([.B21]+120))" office:value-type="float" office:value="335.246163814149" calcext:value-type="float">
            <text:p>335,2</text:p>
          </table:table-cell>
          <table:table-cell table:style-name="ce10"/>
          <table:table-cell table:style-name="ce6" table:formula="of:=(MIN([.C21];[.D21];[.E21])+MAX([.C21];[.D21];[.E21]))/2" office:value-type="float" office:value="-83.1826634638036" calcext:value-type="float">
            <text:p>-83,2</text:p>
          </table:table-cell>
          <table:table-cell table:style-name="ce12" table:formula="of:=([.C21]-[.G21]+[.$A$3])/2" office:value-type="float" office:value="380.273995195705" calcext:value-type="float">
            <text:p>380</text:p>
          </table:table-cell>
          <table:table-cell table:style-name="ce12" office:value-type="string" calcext:value-type="string">
            <text:p>,</text:p>
          </table:table-cell>
          <table:table-cell table:style-name="ce12" table:formula="of:=([.D21]-[.G21]+[.$A$3])/2" office:value-type="float" office:value="46.2855863610236" calcext:value-type="float">
            <text:p>46</text:p>
          </table:table-cell>
          <table:table-cell table:style-name="ce12" table:formula="of:=([.E21]-[.G21]+[.$A$3])/2" office:value-type="float" office:value="464.714413638976" calcext:value-type="float">
            <text:p>465</text:p>
          </table:table-cell>
          <table:table-cell table:style-name="ce10"/>
        </table:table-row>
        <table:table-row table:style-name="ro1">
          <table:table-cell/>
          <table:table-cell table:style-name="ce2" table:formula="of:=[.B21]+1" office:value-type="float" office:value="20" calcext:value-type="float">
            <text:p>20</text:p>
          </table:table-cell>
          <table:table-cell table:formula="of:=[.$A$3]*SIN(RADIANS([.B22]))" office:value-type="float" office:value="174.772293239417" calcext:value-type="float">
            <text:p>174,8</text:p>
          </table:table-cell>
          <table:table-cell table:formula="of:=[.$A$3]*SIN(RADIANS([.B22]-120))" office:value-type="float" office:value="-503.236761789238" calcext:value-type="float">
            <text:p>-503,2</text:p>
          </table:table-cell>
          <table:table-cell table:formula="of:=[.$A$3]*SIN(RADIANS([.B22]+120))" office:value-type="float" office:value="328.464468549822" calcext:value-type="float">
            <text:p>328,5</text:p>
          </table:table-cell>
          <table:table-cell table:style-name="ce10"/>
          <table:table-cell table:style-name="ce6" table:formula="of:=(MIN([.C22];[.D22];[.E22])+MAX([.C22];[.D22];[.E22]))/2" office:value-type="float" office:value="-87.3861466197083" calcext:value-type="float">
            <text:p>-87,4</text:p>
          </table:table-cell>
          <table:table-cell table:style-name="ce12" table:formula="of:=([.C22]-[.G22]+[.$A$3])/2" office:value-type="float" office:value="386.579219929562" calcext:value-type="float">
            <text:p>387</text:p>
          </table:table-cell>
          <table:table-cell table:style-name="ce12" office:value-type="string" calcext:value-type="string">
            <text:p>,</text:p>
          </table:table-cell>
          <table:table-cell table:style-name="ce12" table:formula="of:=([.D22]-[.G22]+[.$A$3])/2" office:value-type="float" office:value="47.574692415235" calcext:value-type="float">
            <text:p>48</text:p>
          </table:table-cell>
          <table:table-cell table:style-name="ce12" table:formula="of:=([.E22]-[.G22]+[.$A$3])/2" office:value-type="float" office:value="463.425307584765" calcext:value-type="float">
            <text:p>463</text:p>
          </table:table-cell>
          <table:table-cell table:style-name="ce10"/>
        </table:table-row>
        <table:table-row table:style-name="ro1">
          <table:table-cell/>
          <table:table-cell table:style-name="ce2" table:formula="of:=[.B22]+1" office:value-type="float" office:value="21" calcext:value-type="float">
            <text:p>21</text:p>
          </table:table-cell>
          <table:table-cell table:formula="of:=[.$A$3]*SIN(RADIANS([.B23]))" office:value-type="float" office:value="183.126022217648" calcext:value-type="float">
            <text:p>183,1</text:p>
          </table:table-cell>
          <table:table-cell table:formula="of:=[.$A$3]*SIN(RADIANS([.B23]-120))" office:value-type="float" office:value="-504.708742044115" calcext:value-type="float">
            <text:p>-504,7</text:p>
          </table:table-cell>
          <table:table-cell table:formula="of:=[.$A$3]*SIN(RADIANS([.B23]+120))" office:value-type="float" office:value="321.582719826467" calcext:value-type="float">
            <text:p>321,6</text:p>
          </table:table-cell>
          <table:table-cell table:style-name="ce10"/>
          <table:table-cell table:style-name="ce6" table:formula="of:=(MIN([.C23];[.D23];[.E23])+MAX([.C23];[.D23];[.E23]))/2" office:value-type="float" office:value="-91.5630111088242" calcext:value-type="float">
            <text:p>-91,6</text:p>
          </table:table-cell>
          <table:table-cell table:style-name="ce12" table:formula="of:=([.C23]-[.G23]+[.$A$3])/2" office:value-type="float" office:value="392.844516663236" calcext:value-type="float">
            <text:p>393</text:p>
          </table:table-cell>
          <table:table-cell table:style-name="ce12" office:value-type="string" calcext:value-type="string">
            <text:p>,</text:p>
          </table:table-cell>
          <table:table-cell table:style-name="ce12" table:formula="of:=([.D23]-[.G23]+[.$A$3])/2" office:value-type="float" office:value="48.9271345323544" calcext:value-type="float">
            <text:p>49</text:p>
          </table:table-cell>
          <table:table-cell table:style-name="ce12" table:formula="of:=([.E23]-[.G23]+[.$A$3])/2" office:value-type="float" office:value="462.072865467646" calcext:value-type="float">
            <text:p>462</text:p>
          </table:table-cell>
          <table:table-cell table:style-name="ce10"/>
        </table:table-row>
        <table:table-row table:style-name="ro1">
          <table:table-cell/>
          <table:table-cell table:style-name="ce2" table:formula="of:=[.B23]+1" office:value-type="float" office:value="22" calcext:value-type="float">
            <text:p>22</text:p>
          </table:table-cell>
          <table:table-cell table:formula="of:=[.$A$3]*SIN(RADIANS([.B24]))" office:value-type="float" office:value="191.423969235531" calcext:value-type="float">
            <text:p>191,4</text:p>
          </table:table-cell>
          <table:table-cell table:formula="of:=[.$A$3]*SIN(RADIANS([.B24]-120))" office:value-type="float" office:value="-506.026983126943" calcext:value-type="float">
            <text:p>-506,0</text:p>
          </table:table-cell>
          <table:table-cell table:formula="of:=[.$A$3]*SIN(RADIANS([.B24]+120))" office:value-type="float" office:value="314.603013891411" calcext:value-type="float">
            <text:p>314,6</text:p>
          </table:table-cell>
          <table:table-cell table:style-name="ce10"/>
          <table:table-cell table:style-name="ce6" table:formula="of:=(MIN([.C24];[.D24];[.E24])+MAX([.C24];[.D24];[.E24]))/2" office:value-type="float" office:value="-95.7119846177655" calcext:value-type="float">
            <text:p>-95,7</text:p>
          </table:table-cell>
          <table:table-cell table:style-name="ce12" table:formula="of:=([.C24]-[.G24]+[.$A$3])/2" office:value-type="float" office:value="399.067976926648" calcext:value-type="float">
            <text:p>399</text:p>
          </table:table-cell>
          <table:table-cell table:style-name="ce12" office:value-type="string" calcext:value-type="string">
            <text:p>,</text:p>
          </table:table-cell>
          <table:table-cell table:style-name="ce12" table:formula="of:=([.D24]-[.G24]+[.$A$3])/2" office:value-type="float" office:value="50.3425007454115" calcext:value-type="float">
            <text:p>50</text:p>
          </table:table-cell>
          <table:table-cell table:style-name="ce12" table:formula="of:=([.E24]-[.G24]+[.$A$3])/2" office:value-type="float" office:value="460.657499254589" calcext:value-type="float">
            <text:p>461</text:p>
          </table:table-cell>
          <table:table-cell table:style-name="ce10"/>
        </table:table-row>
        <table:table-row table:style-name="ro1">
          <table:table-cell/>
          <table:table-cell table:style-name="ce2" table:formula="of:=[.B24]+1" office:value-type="float" office:value="23" calcext:value-type="float">
            <text:p>23</text:p>
          </table:table-cell>
          <table:table-cell table:formula="of:=[.$A$3]*SIN(RADIANS([.B25]))" office:value-type="float" office:value="199.663606658019" calcext:value-type="float">
            <text:p>199,7</text:p>
          </table:table-cell>
          <table:table-cell table:formula="of:=[.$A$3]*SIN(RADIANS([.B25]-120))" office:value-type="float" office:value="-507.191083488716" calcext:value-type="float">
            <text:p>-507,2</text:p>
          </table:table-cell>
          <table:table-cell table:formula="of:=[.$A$3]*SIN(RADIANS([.B25]+120))" office:value-type="float" office:value="307.527476830697" calcext:value-type="float">
            <text:p>307,5</text:p>
          </table:table-cell>
          <table:table-cell table:style-name="ce10"/>
          <table:table-cell table:style-name="ce6" table:formula="of:=(MIN([.C25];[.D25];[.E25])+MAX([.C25];[.D25];[.E25]))/2" office:value-type="float" office:value="-99.8318033290095" calcext:value-type="float">
            <text:p>-99,8</text:p>
          </table:table-cell>
          <table:table-cell table:style-name="ce12" table:formula="of:=([.C25]-[.G25]+[.$A$3])/2" office:value-type="float" office:value="405.247704993514" calcext:value-type="float">
            <text:p>405</text:p>
          </table:table-cell>
          <table:table-cell table:style-name="ce12" office:value-type="string" calcext:value-type="string">
            <text:p>,</text:p>
          </table:table-cell>
          <table:table-cell table:style-name="ce12" table:formula="of:=([.D25]-[.G25]+[.$A$3])/2" office:value-type="float" office:value="51.8203599201469" calcext:value-type="float">
            <text:p>52</text:p>
          </table:table-cell>
          <table:table-cell table:style-name="ce12" table:formula="of:=([.E25]-[.G25]+[.$A$3])/2" office:value-type="float" office:value="459.179640079853" calcext:value-type="float">
            <text:p>459</text:p>
          </table:table-cell>
          <table:table-cell table:style-name="ce10"/>
        </table:table-row>
        <table:table-row table:style-name="ro1">
          <table:table-cell/>
          <table:table-cell table:style-name="ce2" table:formula="of:=[.B25]+1" office:value-type="float" office:value="24" calcext:value-type="float">
            <text:p>24</text:p>
          </table:table-cell>
          <table:table-cell table:formula="of:=[.$A$3]*SIN(RADIANS([.B26]))" office:value-type="float" office:value="207.842424611734" calcext:value-type="float">
            <text:p>207,8</text:p>
          </table:table-cell>
          <table:table-cell table:formula="of:=[.$A$3]*SIN(RADIANS([.B26]-120))" office:value-type="float" office:value="-508.200688533188" calcext:value-type="float">
            <text:p>-508,2</text:p>
          </table:table-cell>
          <table:table-cell table:formula="of:=[.$A$3]*SIN(RADIANS([.B26]+120))" office:value-type="float" office:value="300.358263921454" calcext:value-type="float">
            <text:p>300,4</text:p>
          </table:table-cell>
          <table:table-cell table:style-name="ce10"/>
          <table:table-cell table:style-name="ce6" table:formula="of:=(MIN([.C26];[.D26];[.E26])+MAX([.C26];[.D26];[.E26]))/2" office:value-type="float" office:value="-103.921212305867" calcext:value-type="float">
            <text:p>-103,9</text:p>
          </table:table-cell>
          <table:table-cell table:style-name="ce12" table:formula="of:=([.C26]-[.G26]+[.$A$3])/2" office:value-type="float" office:value="411.3818184588" calcext:value-type="float">
            <text:p>411</text:p>
          </table:table-cell>
          <table:table-cell table:style-name="ce12" office:value-type="string" calcext:value-type="string">
            <text:p>,</text:p>
          </table:table-cell>
          <table:table-cell table:style-name="ce12" table:formula="of:=([.D26]-[.G26]+[.$A$3])/2" office:value-type="float" office:value="53.3602618863396" calcext:value-type="float">
            <text:p>53</text:p>
          </table:table-cell>
          <table:table-cell table:style-name="ce12" table:formula="of:=([.E26]-[.G26]+[.$A$3])/2" office:value-type="float" office:value="457.63973811366" calcext:value-type="float">
            <text:p>458</text:p>
          </table:table-cell>
          <table:table-cell table:style-name="ce10"/>
        </table:table-row>
        <table:table-row table:style-name="ro1">
          <table:table-cell/>
          <table:table-cell table:style-name="ce2" table:formula="of:=[.B26]+1" office:value-type="float" office:value="25" calcext:value-type="float">
            <text:p>25</text:p>
          </table:table-cell>
          <table:table-cell table:formula="of:=[.$A$3]*SIN(RADIANS([.B27]))" office:value-type="float" office:value="215.957931749497" calcext:value-type="float">
            <text:p>216,0</text:p>
          </table:table-cell>
          <table:table-cell table:formula="of:=[.$A$3]*SIN(RADIANS([.B27]-120))" office:value-type="float" office:value="-509.055490724882" calcext:value-type="float">
            <text:p>-509,1</text:p>
          </table:table-cell>
          <table:table-cell table:formula="of:=[.$A$3]*SIN(RADIANS([.B27]+120))" office:value-type="float" office:value="293.097558975384" calcext:value-type="float">
            <text:p>293,1</text:p>
          </table:table-cell>
          <table:table-cell table:style-name="ce10"/>
          <table:table-cell table:style-name="ce6" table:formula="of:=(MIN([.C27];[.D27];[.E27])+MAX([.C27];[.D27];[.E27]))/2" office:value-type="float" office:value="-107.978965874749" calcext:value-type="float">
            <text:p>-108,0</text:p>
          </table:table-cell>
          <table:table-cell table:style-name="ce12" table:formula="of:=([.C27]-[.G27]+[.$A$3])/2" office:value-type="float" office:value="417.468448812123" calcext:value-type="float">
            <text:p>417</text:p>
          </table:table-cell>
          <table:table-cell table:style-name="ce12" office:value-type="string" calcext:value-type="string">
            <text:p>,</text:p>
          </table:table-cell>
          <table:table-cell table:style-name="ce12" table:formula="of:=([.D27]-[.G27]+[.$A$3])/2" office:value-type="float" office:value="54.9617375749334" calcext:value-type="float">
            <text:p>55</text:p>
          </table:table-cell>
          <table:table-cell table:style-name="ce12" table:formula="of:=([.E27]-[.G27]+[.$A$3])/2" office:value-type="float" office:value="456.038262425067" calcext:value-type="float">
            <text:p>456</text:p>
          </table:table-cell>
          <table:table-cell table:style-name="ce10"/>
        </table:table-row>
        <table:table-row table:style-name="ro1">
          <table:table-cell/>
          <table:table-cell table:style-name="ce2" table:formula="of:=[.B27]+1" office:value-type="float" office:value="26" calcext:value-type="float">
            <text:p>26</text:p>
          </table:table-cell>
          <table:table-cell table:formula="of:=[.$A$3]*SIN(RADIANS([.B28]))" office:value-type="float" office:value="224.007656009219" calcext:value-type="float">
            <text:p>224,0</text:p>
          </table:table-cell>
          <table:table-cell table:formula="of:=[.$A$3]*SIN(RADIANS([.B28]-120))" office:value-type="float" office:value="-509.75522968277" calcext:value-type="float">
            <text:p>-509,8</text:p>
          </table:table-cell>
          <table:table-cell table:formula="of:=[.$A$3]*SIN(RADIANS([.B28]+120))" office:value-type="float" office:value="285.747573673552" calcext:value-type="float">
            <text:p>285,7</text:p>
          </table:table-cell>
          <table:table-cell table:style-name="ce10"/>
          <table:table-cell table:style-name="ce6" table:formula="of:=(MIN([.C28];[.D28];[.E28])+MAX([.C28];[.D28];[.E28]))/2" office:value-type="float" office:value="-112.003828004609" calcext:value-type="float">
            <text:p>-112,0</text:p>
          </table:table-cell>
          <table:table-cell table:style-name="ce12" table:formula="of:=([.C28]-[.G28]+[.$A$3])/2" office:value-type="float" office:value="423.505742006914" calcext:value-type="float">
            <text:p>424</text:p>
          </table:table-cell>
          <table:table-cell table:style-name="ce12" office:value-type="string" calcext:value-type="string">
            <text:p>,</text:p>
          </table:table-cell>
          <table:table-cell table:style-name="ce12" table:formula="of:=([.D28]-[.G28]+[.$A$3])/2" office:value-type="float" office:value="56.6242991609196" calcext:value-type="float">
            <text:p>57</text:p>
          </table:table-cell>
          <table:table-cell table:style-name="ce12" table:formula="of:=([.E28]-[.G28]+[.$A$3])/2" office:value-type="float" office:value="454.37570083908" calcext:value-type="float">
            <text:p>454</text:p>
          </table:table-cell>
          <table:table-cell table:style-name="ce10"/>
        </table:table-row>
        <table:table-row table:style-name="ro1">
          <table:table-cell/>
          <table:table-cell table:style-name="ce2" table:formula="of:=[.B28]+1" office:value-type="float" office:value="27" calcext:value-type="float">
            <text:p>27</text:p>
          </table:table-cell>
          <table:table-cell table:formula="of:=[.$A$3]*SIN(RADIANS([.B29]))" office:value-type="float" office:value="231.989145366908" calcext:value-type="float">
            <text:p>232,0</text:p>
          </table:table-cell>
          <table:table-cell table:formula="of:=[.$A$3]*SIN(RADIANS([.B29]-120))" office:value-type="float" office:value="-510.299692259587" calcext:value-type="float">
            <text:p>-510,3</text:p>
          </table:table-cell>
          <table:table-cell table:formula="of:=[.$A$3]*SIN(RADIANS([.B29]+120))" office:value-type="float" office:value="278.310546892679" calcext:value-type="float">
            <text:p>278,3</text:p>
          </table:table-cell>
          <table:table-cell table:style-name="ce10"/>
          <table:table-cell table:style-name="ce6" table:formula="of:=(MIN([.C29];[.D29];[.E29])+MAX([.C29];[.D29];[.E29]))/2" office:value-type="float" office:value="-115.994572683454" calcext:value-type="float">
            <text:p>-116,0</text:p>
          </table:table-cell>
          <table:table-cell table:style-name="ce12" table:formula="of:=([.C29]-[.G29]+[.$A$3])/2" office:value-type="float" office:value="429.491859025181" calcext:value-type="float">
            <text:p>429</text:p>
          </table:table-cell>
          <table:table-cell table:style-name="ce12" office:value-type="string" calcext:value-type="string">
            <text:p>,</text:p>
          </table:table-cell>
          <table:table-cell table:style-name="ce12" table:formula="of:=([.D29]-[.G29]+[.$A$3])/2" office:value-type="float" office:value="58.3474402119335" calcext:value-type="float">
            <text:p>58</text:p>
          </table:table-cell>
          <table:table-cell table:style-name="ce12" table:formula="of:=([.E29]-[.G29]+[.$A$3])/2" office:value-type="float" office:value="452.652559788067" calcext:value-type="float">
            <text:p>453</text:p>
          </table:table-cell>
          <table:table-cell table:style-name="ce10"/>
        </table:table-row>
        <table:table-row table:style-name="ro1">
          <table:table-cell/>
          <table:table-cell table:style-name="ce2" table:formula="of:=[.B29]+1" office:value-type="float" office:value="28" calcext:value-type="float">
            <text:p>28</text:p>
          </table:table-cell>
          <table:table-cell table:formula="of:=[.$A$3]*SIN(RADIANS([.B30]))" office:value-type="float" office:value="239.89996858359" calcext:value-type="float">
            <text:p>239,9</text:p>
          </table:table-cell>
          <table:table-cell table:formula="of:=[.$A$3]*SIN(RADIANS([.B30]-120))" office:value-type="float" office:value="-510.688712606758" calcext:value-type="float">
            <text:p>-510,7</text:p>
          </table:table-cell>
          <table:table-cell table:formula="of:=[.$A$3]*SIN(RADIANS([.B30]+120))" office:value-type="float" office:value="270.788744023168" calcext:value-type="float">
            <text:p>270,8</text:p>
          </table:table-cell>
          <table:table-cell table:style-name="ce10"/>
          <table:table-cell table:style-name="ce6" table:formula="of:=(MIN([.C30];[.D30];[.E30])+MAX([.C30];[.D30];[.E30]))/2" office:value-type="float" office:value="-119.949984291795" calcext:value-type="float">
            <text:p>-119,9</text:p>
          </table:table-cell>
          <table:table-cell table:style-name="ce12" table:formula="of:=([.C30]-[.G30]+[.$A$3])/2" office:value-type="float" office:value="435.424976437693" calcext:value-type="float">
            <text:p>435</text:p>
          </table:table-cell>
          <table:table-cell table:style-name="ce12" office:value-type="string" calcext:value-type="string">
            <text:p>,</text:p>
          </table:table-cell>
          <table:table-cell table:style-name="ce12" table:formula="of:=([.D30]-[.G30]+[.$A$3])/2" office:value-type="float" office:value="60.1306358425186" calcext:value-type="float">
            <text:p>60</text:p>
          </table:table-cell>
          <table:table-cell table:style-name="ce12" table:formula="of:=([.E30]-[.G30]+[.$A$3])/2" office:value-type="float" office:value="450.869364157481" calcext:value-type="float">
            <text:p>451</text:p>
          </table:table-cell>
          <table:table-cell table:style-name="ce10"/>
        </table:table-row>
        <table:table-row table:style-name="ro1">
          <table:table-cell/>
          <table:table-cell table:style-name="ce2" table:formula="of:=[.B30]+1" office:value-type="float" office:value="29" calcext:value-type="float">
            <text:p>29</text:p>
          </table:table-cell>
          <table:table-cell table:formula="of:=[.$A$3]*SIN(RADIANS([.B31]))" office:value-type="float" office:value="247.737715945878" calcext:value-type="float">
            <text:p>247,7</text:p>
          </table:table-cell>
          <table:table-cell table:formula="of:=[.$A$3]*SIN(RADIANS([.B31]-120))" office:value-type="float" office:value="-510.922172224916" calcext:value-type="float">
            <text:p>-510,9</text:p>
          </table:table-cell>
          <table:table-cell table:formula="of:=[.$A$3]*SIN(RADIANS([.B31]+120))" office:value-type="float" office:value="263.184456279038" calcext:value-type="float">
            <text:p>263,2</text:p>
          </table:table-cell>
          <table:table-cell table:style-name="ce10"/>
          <table:table-cell table:style-name="ce6" table:formula="of:=(MIN([.C31];[.D31];[.E31])+MAX([.C31];[.D31];[.E31]))/2" office:value-type="float" office:value="-123.868857972939" calcext:value-type="float">
            <text:p>-123,9</text:p>
          </table:table-cell>
          <table:table-cell table:style-name="ce12" table:formula="of:=([.C31]-[.G31]+[.$A$3])/2" office:value-type="float" office:value="441.303286959409" calcext:value-type="float">
            <text:p>441</text:p>
          </table:table-cell>
          <table:table-cell table:style-name="ce12" office:value-type="string" calcext:value-type="string">
            <text:p>,</text:p>
          </table:table-cell>
          <table:table-cell table:style-name="ce12" table:formula="of:=([.D31]-[.G31]+[.$A$3])/2" office:value-type="float" office:value="61.9733428740116" calcext:value-type="float">
            <text:p>62</text:p>
          </table:table-cell>
          <table:table-cell table:style-name="ce12" table:formula="of:=([.E31]-[.G31]+[.$A$3])/2" office:value-type="float" office:value="449.026657125988" calcext:value-type="float">
            <text:p>449</text:p>
          </table:table-cell>
          <table:table-cell table:style-name="ce10"/>
        </table:table-row>
        <table:table-row table:style-name="ro1">
          <table:table-cell/>
          <table:table-cell table:style-name="ce2" table:formula="of:=[.B31]+1" office:value-type="float" office:value="30" calcext:value-type="float">
            <text:p>30</text:p>
          </table:table-cell>
          <table:table-cell table:formula="of:=[.$A$3]*SIN(RADIANS([.B32]))" office:value-type="float" office:value="255.5" calcext:value-type="float">
            <text:p>255,5</text:p>
          </table:table-cell>
          <table:table-cell table:formula="of:=[.$A$3]*SIN(RADIANS([.B32]-120))" office:value-type="float" office:value="-511" calcext:value-type="float">
            <text:p>-511,0</text:p>
          </table:table-cell>
          <table:table-cell table:formula="of:=[.$A$3]*SIN(RADIANS([.B32]+120))" office:value-type="float" office:value="255.5" calcext:value-type="float">
            <text:p>255,5</text:p>
          </table:table-cell>
          <table:table-cell table:style-name="ce10"/>
          <table:table-cell table:style-name="ce6" table:formula="of:=(MIN([.C32];[.D32];[.E32])+MAX([.C32];[.D32];[.E32]))/2" office:value-type="float" office:value="-127.75" calcext:value-type="float">
            <text:p>-127,8</text:p>
          </table:table-cell>
          <table:table-cell table:style-name="ce12" table:formula="of:=([.C32]-[.G32]+[.$A$3])/2" office:value-type="float" office:value="447.125" calcext:value-type="float">
            <text:p>447</text:p>
          </table:table-cell>
          <table:table-cell table:style-name="ce12" office:value-type="string" calcext:value-type="string">
            <text:p>,</text:p>
          </table:table-cell>
          <table:table-cell table:style-name="ce12" table:formula="of:=([.D32]-[.G32]+[.$A$3])/2" office:value-type="float" office:value="63.875" calcext:value-type="float">
            <text:p>64</text:p>
          </table:table-cell>
          <table:table-cell table:style-name="ce12" table:formula="of:=([.E32]-[.G32]+[.$A$3])/2" office:value-type="float" office:value="447.125" calcext:value-type="float">
            <text:p>447</text:p>
          </table:table-cell>
          <table:table-cell table:style-name="ce10"/>
        </table:table-row>
        <table:table-row table:style-name="ro1">
          <table:table-cell/>
          <table:table-cell table:style-name="ce2" table:formula="of:=[.B32]+1" office:value-type="float" office:value="31" calcext:value-type="float">
            <text:p>31</text:p>
          </table:table-cell>
          <table:table-cell table:formula="of:=[.$A$3]*SIN(RADIANS([.B33]))" office:value-type="float" office:value="263.184456279038" calcext:value-type="float">
            <text:p>263,2</text:p>
          </table:table-cell>
          <table:table-cell table:formula="of:=[.$A$3]*SIN(RADIANS([.B33]-120))" office:value-type="float" office:value="-510.922172224916" calcext:value-type="float">
            <text:p>-510,9</text:p>
          </table:table-cell>
          <table:table-cell table:formula="of:=[.$A$3]*SIN(RADIANS([.B33]+120))" office:value-type="float" office:value="247.737715945878" calcext:value-type="float">
            <text:p>247,7</text:p>
          </table:table-cell>
          <table:table-cell table:style-name="ce10"/>
          <table:table-cell table:style-name="ce6" table:formula="of:=(MIN([.C33];[.D33];[.E33])+MAX([.C33];[.D33];[.E33]))/2" office:value-type="float" office:value="-123.868857972939" calcext:value-type="float">
            <text:p>-123,9</text:p>
          </table:table-cell>
          <table:table-cell table:style-name="ce12" table:formula="of:=([.C33]-[.G33]+[.$A$3])/2" office:value-type="float" office:value="449.026657125988" calcext:value-type="float">
            <text:p>449</text:p>
          </table:table-cell>
          <table:table-cell table:style-name="ce12" office:value-type="string" calcext:value-type="string">
            <text:p>,</text:p>
          </table:table-cell>
          <table:table-cell table:style-name="ce12" table:formula="of:=([.D33]-[.G33]+[.$A$3])/2" office:value-type="float" office:value="61.9733428740116" calcext:value-type="float">
            <text:p>62</text:p>
          </table:table-cell>
          <table:table-cell table:style-name="ce12" table:formula="of:=([.E33]-[.G33]+[.$A$3])/2" office:value-type="float" office:value="441.303286959409" calcext:value-type="float">
            <text:p>441</text:p>
          </table:table-cell>
          <table:table-cell table:style-name="ce10"/>
        </table:table-row>
        <table:table-row table:style-name="ro1">
          <table:table-cell/>
          <table:table-cell table:style-name="ce2" table:formula="of:=[.B33]+1" office:value-type="float" office:value="32" calcext:value-type="float">
            <text:p>32</text:p>
          </table:table-cell>
          <table:table-cell table:formula="of:=[.$A$3]*SIN(RADIANS([.B34]))" office:value-type="float" office:value="270.788744023168" calcext:value-type="float">
            <text:p>270,8</text:p>
          </table:table-cell>
          <table:table-cell table:formula="of:=[.$A$3]*SIN(RADIANS([.B34]-120))" office:value-type="float" office:value="-510.688712606758" calcext:value-type="float">
            <text:p>-510,7</text:p>
          </table:table-cell>
          <table:table-cell table:formula="of:=[.$A$3]*SIN(RADIANS([.B34]+120))" office:value-type="float" office:value="239.89996858359" calcext:value-type="float">
            <text:p>239,9</text:p>
          </table:table-cell>
          <table:table-cell table:style-name="ce10"/>
          <table:table-cell table:style-name="ce6" table:formula="of:=(MIN([.C34];[.D34];[.E34])+MAX([.C34];[.D34];[.E34]))/2" office:value-type="float" office:value="-119.949984291795" calcext:value-type="float">
            <text:p>-119,9</text:p>
          </table:table-cell>
          <table:table-cell table:style-name="ce12" table:formula="of:=([.C34]-[.G34]+[.$A$3])/2" office:value-type="float" office:value="450.869364157481" calcext:value-type="float">
            <text:p>451</text:p>
          </table:table-cell>
          <table:table-cell table:style-name="ce12" office:value-type="string" calcext:value-type="string">
            <text:p>,</text:p>
          </table:table-cell>
          <table:table-cell table:style-name="ce12" table:formula="of:=([.D34]-[.G34]+[.$A$3])/2" office:value-type="float" office:value="60.1306358425186" calcext:value-type="float">
            <text:p>60</text:p>
          </table:table-cell>
          <table:table-cell table:style-name="ce12" table:formula="of:=([.E34]-[.G34]+[.$A$3])/2" office:value-type="float" office:value="435.424976437693" calcext:value-type="float">
            <text:p>435</text:p>
          </table:table-cell>
          <table:table-cell table:style-name="ce10"/>
        </table:table-row>
        <table:table-row table:style-name="ro1">
          <table:table-cell/>
          <table:table-cell table:style-name="ce2" table:formula="of:=[.B34]+1" office:value-type="float" office:value="33" calcext:value-type="float">
            <text:p>33</text:p>
          </table:table-cell>
          <table:table-cell table:formula="of:=[.$A$3]*SIN(RADIANS([.B35]))" office:value-type="float" office:value="278.310546892679" calcext:value-type="float">
            <text:p>278,3</text:p>
          </table:table-cell>
          <table:table-cell table:formula="of:=[.$A$3]*SIN(RADIANS([.B35]-120))" office:value-type="float" office:value="-510.299692259587" calcext:value-type="float">
            <text:p>-510,3</text:p>
          </table:table-cell>
          <table:table-cell table:formula="of:=[.$A$3]*SIN(RADIANS([.B35]+120))" office:value-type="float" office:value="231.989145366908" calcext:value-type="float">
            <text:p>232,0</text:p>
          </table:table-cell>
          <table:table-cell table:style-name="ce10"/>
          <table:table-cell table:style-name="ce6" table:formula="of:=(MIN([.C35];[.D35];[.E35])+MAX([.C35];[.D35];[.E35]))/2" office:value-type="float" office:value="-115.994572683454" calcext:value-type="float">
            <text:p>-116,0</text:p>
          </table:table-cell>
          <table:table-cell table:style-name="ce12" table:formula="of:=([.C35]-[.G35]+[.$A$3])/2" office:value-type="float" office:value="452.652559788067" calcext:value-type="float">
            <text:p>453</text:p>
          </table:table-cell>
          <table:table-cell table:style-name="ce12" office:value-type="string" calcext:value-type="string">
            <text:p>,</text:p>
          </table:table-cell>
          <table:table-cell table:style-name="ce12" table:formula="of:=([.D35]-[.G35]+[.$A$3])/2" office:value-type="float" office:value="58.3474402119335" calcext:value-type="float">
            <text:p>58</text:p>
          </table:table-cell>
          <table:table-cell table:style-name="ce12" table:formula="of:=([.E35]-[.G35]+[.$A$3])/2" office:value-type="float" office:value="429.491859025181" calcext:value-type="float">
            <text:p>429</text:p>
          </table:table-cell>
          <table:table-cell table:style-name="ce10"/>
        </table:table-row>
        <table:table-row table:style-name="ro1">
          <table:table-cell/>
          <table:table-cell table:style-name="ce2" table:formula="of:=[.B35]+1" office:value-type="float" office:value="34" calcext:value-type="float">
            <text:p>34</text:p>
          </table:table-cell>
          <table:table-cell table:formula="of:=[.$A$3]*SIN(RADIANS([.B36]))" office:value-type="float" office:value="285.747573673552" calcext:value-type="float">
            <text:p>285,7</text:p>
          </table:table-cell>
          <table:table-cell table:formula="of:=[.$A$3]*SIN(RADIANS([.B36]-120))" office:value-type="float" office:value="-509.75522968277" calcext:value-type="float">
            <text:p>-509,8</text:p>
          </table:table-cell>
          <table:table-cell table:formula="of:=[.$A$3]*SIN(RADIANS([.B36]+120))" office:value-type="float" office:value="224.007656009218" calcext:value-type="float">
            <text:p>224,0</text:p>
          </table:table-cell>
          <table:table-cell table:style-name="ce10"/>
          <table:table-cell table:style-name="ce6" table:formula="of:=(MIN([.C36];[.D36];[.E36])+MAX([.C36];[.D36];[.E36]))/2" office:value-type="float" office:value="-112.003828004609" calcext:value-type="float">
            <text:p>-112,0</text:p>
          </table:table-cell>
          <table:table-cell table:style-name="ce12" table:formula="of:=([.C36]-[.G36]+[.$A$3])/2" office:value-type="float" office:value="454.37570083908" calcext:value-type="float">
            <text:p>454</text:p>
          </table:table-cell>
          <table:table-cell table:style-name="ce12" office:value-type="string" calcext:value-type="string">
            <text:p>,</text:p>
          </table:table-cell>
          <table:table-cell table:style-name="ce12" table:formula="of:=([.D36]-[.G36]+[.$A$3])/2" office:value-type="float" office:value="56.6242991609196" calcext:value-type="float">
            <text:p>57</text:p>
          </table:table-cell>
          <table:table-cell table:style-name="ce12" table:formula="of:=([.E36]-[.G36]+[.$A$3])/2" office:value-type="float" office:value="423.505742006914" calcext:value-type="float">
            <text:p>424</text:p>
          </table:table-cell>
          <table:table-cell table:style-name="ce10"/>
        </table:table-row>
        <table:table-row table:style-name="ro1">
          <table:table-cell/>
          <table:table-cell table:style-name="ce2" table:formula="of:=[.B36]+1" office:value-type="float" office:value="35" calcext:value-type="float">
            <text:p>35</text:p>
          </table:table-cell>
          <table:table-cell table:formula="of:=[.$A$3]*SIN(RADIANS([.B37]))" office:value-type="float" office:value="293.097558975384" calcext:value-type="float">
            <text:p>293,1</text:p>
          </table:table-cell>
          <table:table-cell table:formula="of:=[.$A$3]*SIN(RADIANS([.B37]-120))" office:value-type="float" office:value="-509.055490724882" calcext:value-type="float">
            <text:p>-509,1</text:p>
          </table:table-cell>
          <table:table-cell table:formula="of:=[.$A$3]*SIN(RADIANS([.B37]+120))" office:value-type="float" office:value="215.957931749497" calcext:value-type="float">
            <text:p>216,0</text:p>
          </table:table-cell>
          <table:table-cell table:style-name="ce10"/>
          <table:table-cell table:style-name="ce6" table:formula="of:=(MIN([.C37];[.D37];[.E37])+MAX([.C37];[.D37];[.E37]))/2" office:value-type="float" office:value="-107.978965874749" calcext:value-type="float">
            <text:p>-108,0</text:p>
          </table:table-cell>
          <table:table-cell table:style-name="ce12" table:formula="of:=([.C37]-[.G37]+[.$A$3])/2" office:value-type="float" office:value="456.038262425067" calcext:value-type="float">
            <text:p>456</text:p>
          </table:table-cell>
          <table:table-cell table:style-name="ce12" office:value-type="string" calcext:value-type="string">
            <text:p>,</text:p>
          </table:table-cell>
          <table:table-cell table:style-name="ce12" table:formula="of:=([.D37]-[.G37]+[.$A$3])/2" office:value-type="float" office:value="54.9617375749334" calcext:value-type="float">
            <text:p>55</text:p>
          </table:table-cell>
          <table:table-cell table:style-name="ce12" table:formula="of:=([.E37]-[.G37]+[.$A$3])/2" office:value-type="float" office:value="417.468448812123" calcext:value-type="float">
            <text:p>417</text:p>
          </table:table-cell>
          <table:table-cell table:style-name="ce10"/>
        </table:table-row>
        <table:table-row table:style-name="ro1">
          <table:table-cell/>
          <table:table-cell table:style-name="ce2" table:formula="of:=[.B37]+1" office:value-type="float" office:value="36" calcext:value-type="float">
            <text:p>36</text:p>
          </table:table-cell>
          <table:table-cell table:formula="of:=[.$A$3]*SIN(RADIANS([.B38]))" office:value-type="float" office:value="300.358263921454" calcext:value-type="float">
            <text:p>300,4</text:p>
          </table:table-cell>
          <table:table-cell table:formula="of:=[.$A$3]*SIN(RADIANS([.B38]-120))" office:value-type="float" office:value="-508.200688533188" calcext:value-type="float">
            <text:p>-508,2</text:p>
          </table:table-cell>
          <table:table-cell table:formula="of:=[.$A$3]*SIN(RADIANS([.B38]+120))" office:value-type="float" office:value="207.842424611734" calcext:value-type="float">
            <text:p>207,8</text:p>
          </table:table-cell>
          <table:table-cell table:style-name="ce10"/>
          <table:table-cell table:style-name="ce6" table:formula="of:=(MIN([.C38];[.D38];[.E38])+MAX([.C38];[.D38];[.E38]))/2" office:value-type="float" office:value="-103.921212305867" calcext:value-type="float">
            <text:p>-103,9</text:p>
          </table:table-cell>
          <table:table-cell table:style-name="ce12" table:formula="of:=([.C38]-[.G38]+[.$A$3])/2" office:value-type="float" office:value="457.63973811366" calcext:value-type="float">
            <text:p>458</text:p>
          </table:table-cell>
          <table:table-cell table:style-name="ce12" office:value-type="string" calcext:value-type="string">
            <text:p>,</text:p>
          </table:table-cell>
          <table:table-cell table:style-name="ce12" table:formula="of:=([.D38]-[.G38]+[.$A$3])/2" office:value-type="float" office:value="53.3602618863396" calcext:value-type="float">
            <text:p>53</text:p>
          </table:table-cell>
          <table:table-cell table:style-name="ce12" table:formula="of:=([.E38]-[.G38]+[.$A$3])/2" office:value-type="float" office:value="411.3818184588" calcext:value-type="float">
            <text:p>411</text:p>
          </table:table-cell>
          <table:table-cell table:style-name="ce10"/>
        </table:table-row>
        <table:table-row table:style-name="ro1">
          <table:table-cell/>
          <table:table-cell table:style-name="ce2" table:formula="of:=[.B38]+1" office:value-type="float" office:value="37" calcext:value-type="float">
            <text:p>37</text:p>
          </table:table-cell>
          <table:table-cell table:formula="of:=[.$A$3]*SIN(RADIANS([.B39]))" office:value-type="float" office:value="307.527476830697" calcext:value-type="float">
            <text:p>307,5</text:p>
          </table:table-cell>
          <table:table-cell table:formula="of:=[.$A$3]*SIN(RADIANS([.B39]-120))" office:value-type="float" office:value="-507.191083488716" calcext:value-type="float">
            <text:p>-507,2</text:p>
          </table:table-cell>
          <table:table-cell table:formula="of:=[.$A$3]*SIN(RADIANS([.B39]+120))" office:value-type="float" office:value="199.663606658019" calcext:value-type="float">
            <text:p>199,7</text:p>
          </table:table-cell>
          <table:table-cell table:style-name="ce10"/>
          <table:table-cell table:style-name="ce6" table:formula="of:=(MIN([.C39];[.D39];[.E39])+MAX([.C39];[.D39];[.E39]))/2" office:value-type="float" office:value="-99.8318033290094" calcext:value-type="float">
            <text:p>-99,8</text:p>
          </table:table-cell>
          <table:table-cell table:style-name="ce12" table:formula="of:=([.C39]-[.G39]+[.$A$3])/2" office:value-type="float" office:value="459.179640079853" calcext:value-type="float">
            <text:p>459</text:p>
          </table:table-cell>
          <table:table-cell table:style-name="ce12" office:value-type="string" calcext:value-type="string">
            <text:p>,</text:p>
          </table:table-cell>
          <table:table-cell table:style-name="ce12" table:formula="of:=([.D39]-[.G39]+[.$A$3])/2" office:value-type="float" office:value="51.8203599201469" calcext:value-type="float">
            <text:p>52</text:p>
          </table:table-cell>
          <table:table-cell table:style-name="ce12" table:formula="of:=([.E39]-[.G39]+[.$A$3])/2" office:value-type="float" office:value="405.247704993514" calcext:value-type="float">
            <text:p>405</text:p>
          </table:table-cell>
          <table:table-cell table:style-name="ce10"/>
        </table:table-row>
        <table:table-row table:style-name="ro1">
          <table:table-cell/>
          <table:table-cell table:style-name="ce2" table:formula="of:=[.B39]+1" office:value-type="float" office:value="38" calcext:value-type="float">
            <text:p>38</text:p>
          </table:table-cell>
          <table:table-cell table:formula="of:=[.$A$3]*SIN(RADIANS([.B40]))" office:value-type="float" office:value="314.603013891411" calcext:value-type="float">
            <text:p>314,6</text:p>
          </table:table-cell>
          <table:table-cell table:formula="of:=[.$A$3]*SIN(RADIANS([.B40]-120))" office:value-type="float" office:value="-506.026983126943" calcext:value-type="float">
            <text:p>-506,0</text:p>
          </table:table-cell>
          <table:table-cell table:formula="of:=[.$A$3]*SIN(RADIANS([.B40]+120))" office:value-type="float" office:value="191.423969235531" calcext:value-type="float">
            <text:p>191,4</text:p>
          </table:table-cell>
          <table:table-cell table:style-name="ce10"/>
          <table:table-cell table:style-name="ce6" table:formula="of:=(MIN([.C40];[.D40];[.E40])+MAX([.C40];[.D40];[.E40]))/2" office:value-type="float" office:value="-95.7119846177656" calcext:value-type="float">
            <text:p>-95,7</text:p>
          </table:table-cell>
          <table:table-cell table:style-name="ce12" table:formula="of:=([.C40]-[.G40]+[.$A$3])/2" office:value-type="float" office:value="460.657499254589" calcext:value-type="float">
            <text:p>461</text:p>
          </table:table-cell>
          <table:table-cell table:style-name="ce12" office:value-type="string" calcext:value-type="string">
            <text:p>,</text:p>
          </table:table-cell>
          <table:table-cell table:style-name="ce12" table:formula="of:=([.D40]-[.G40]+[.$A$3])/2" office:value-type="float" office:value="50.3425007454115" calcext:value-type="float">
            <text:p>50</text:p>
          </table:table-cell>
          <table:table-cell table:style-name="ce12" table:formula="of:=([.E40]-[.G40]+[.$A$3])/2" office:value-type="float" office:value="399.067976926648" calcext:value-type="float">
            <text:p>399</text:p>
          </table:table-cell>
          <table:table-cell table:style-name="ce10"/>
        </table:table-row>
        <table:table-row table:style-name="ro1">
          <table:table-cell/>
          <table:table-cell table:style-name="ce2" table:formula="of:=[.B40]+1" office:value-type="float" office:value="39" calcext:value-type="float">
            <text:p>39</text:p>
          </table:table-cell>
          <table:table-cell table:formula="of:=[.$A$3]*SIN(RADIANS([.B41]))" office:value-type="float" office:value="321.582719826467" calcext:value-type="float">
            <text:p>321,6</text:p>
          </table:table-cell>
          <table:table-cell table:formula="of:=[.$A$3]*SIN(RADIANS([.B41]-120))" office:value-type="float" office:value="-504.708742044115" calcext:value-type="float">
            <text:p>-504,7</text:p>
          </table:table-cell>
          <table:table-cell table:formula="of:=[.$A$3]*SIN(RADIANS([.B41]+120))" office:value-type="float" office:value="183.126022217648" calcext:value-type="float">
            <text:p>183,1</text:p>
          </table:table-cell>
          <table:table-cell table:style-name="ce10"/>
          <table:table-cell table:style-name="ce6" table:formula="of:=(MIN([.C41];[.D41];[.E41])+MAX([.C41];[.D41];[.E41]))/2" office:value-type="float" office:value="-91.5630111088242" calcext:value-type="float">
            <text:p>-91,6</text:p>
          </table:table-cell>
          <table:table-cell table:style-name="ce12" table:formula="of:=([.C41]-[.G41]+[.$A$3])/2" office:value-type="float" office:value="462.072865467646" calcext:value-type="float">
            <text:p>462</text:p>
          </table:table-cell>
          <table:table-cell table:style-name="ce12" office:value-type="string" calcext:value-type="string">
            <text:p>,</text:p>
          </table:table-cell>
          <table:table-cell table:style-name="ce12" table:formula="of:=([.D41]-[.G41]+[.$A$3])/2" office:value-type="float" office:value="48.9271345323544" calcext:value-type="float">
            <text:p>49</text:p>
          </table:table-cell>
          <table:table-cell table:style-name="ce12" table:formula="of:=([.E41]-[.G41]+[.$A$3])/2" office:value-type="float" office:value="392.844516663236" calcext:value-type="float">
            <text:p>393</text:p>
          </table:table-cell>
          <table:table-cell table:style-name="ce10"/>
        </table:table-row>
        <table:table-row table:style-name="ro1">
          <table:table-cell/>
          <table:table-cell table:style-name="ce2" table:formula="of:=[.B41]+1" office:value-type="float" office:value="40" calcext:value-type="float">
            <text:p>40</text:p>
          </table:table-cell>
          <table:table-cell table:formula="of:=[.$A$3]*SIN(RADIANS([.B42]))" office:value-type="float" office:value="328.464468549822" calcext:value-type="float">
            <text:p>328,5</text:p>
          </table:table-cell>
          <table:table-cell table:formula="of:=[.$A$3]*SIN(RADIANS([.B42]-120))" office:value-type="float" office:value="-503.236761789238" calcext:value-type="float">
            <text:p>-503,2</text:p>
          </table:table-cell>
          <table:table-cell table:formula="of:=[.$A$3]*SIN(RADIANS([.B42]+120))" office:value-type="float" office:value="174.772293239417" calcext:value-type="float">
            <text:p>174,8</text:p>
          </table:table-cell>
          <table:table-cell table:style-name="ce10"/>
          <table:table-cell table:style-name="ce6" table:formula="of:=(MIN([.C42];[.D42];[.E42])+MAX([.C42];[.D42];[.E42]))/2" office:value-type="float" office:value="-87.3861466197084" calcext:value-type="float">
            <text:p>-87,4</text:p>
          </table:table-cell>
          <table:table-cell table:style-name="ce12" table:formula="of:=([.C42]-[.G42]+[.$A$3])/2" office:value-type="float" office:value="463.425307584765" calcext:value-type="float">
            <text:p>463</text:p>
          </table:table-cell>
          <table:table-cell table:style-name="ce12" office:value-type="string" calcext:value-type="string">
            <text:p>,</text:p>
          </table:table-cell>
          <table:table-cell table:style-name="ce12" table:formula="of:=([.D42]-[.G42]+[.$A$3])/2" office:value-type="float" office:value="47.574692415235" calcext:value-type="float">
            <text:p>48</text:p>
          </table:table-cell>
          <table:table-cell table:style-name="ce12" table:formula="of:=([.E42]-[.G42]+[.$A$3])/2" office:value-type="float" office:value="386.579219929563" calcext:value-type="float">
            <text:p>387</text:p>
          </table:table-cell>
          <table:table-cell table:style-name="ce10"/>
        </table:table-row>
        <table:table-row table:style-name="ro1">
          <table:table-cell/>
          <table:table-cell table:style-name="ce2" table:formula="of:=[.B42]+1" office:value-type="float" office:value="41" calcext:value-type="float">
            <text:p>41</text:p>
          </table:table-cell>
          <table:table-cell table:formula="of:=[.$A$3]*SIN(RADIANS([.B43]))" office:value-type="float" office:value="335.246163814149" calcext:value-type="float">
            <text:p>335,2</text:p>
          </table:table-cell>
          <table:table-cell table:formula="of:=[.$A$3]*SIN(RADIANS([.B43]-120))" office:value-type="float" office:value="-501.611490741756" calcext:value-type="float">
            <text:p>-501,6</text:p>
          </table:table-cell>
          <table:table-cell table:formula="of:=[.$A$3]*SIN(RADIANS([.B43]+120))" office:value-type="float" office:value="166.365326927607" calcext:value-type="float">
            <text:p>166,4</text:p>
          </table:table-cell>
          <table:table-cell table:style-name="ce10"/>
          <table:table-cell table:style-name="ce6" table:formula="of:=(MIN([.C43];[.D43];[.E43])+MAX([.C43];[.D43];[.E43]))/2" office:value-type="float" office:value="-83.1826634638036" calcext:value-type="float">
            <text:p>-83,2</text:p>
          </table:table-cell>
          <table:table-cell table:style-name="ce12" table:formula="of:=([.C43]-[.G43]+[.$A$3])/2" office:value-type="float" office:value="464.714413638976" calcext:value-type="float">
            <text:p>465</text:p>
          </table:table-cell>
          <table:table-cell table:style-name="ce12" office:value-type="string" calcext:value-type="string">
            <text:p>,</text:p>
          </table:table-cell>
          <table:table-cell table:style-name="ce12" table:formula="of:=([.D43]-[.G43]+[.$A$3])/2" office:value-type="float" office:value="46.2855863610236" calcext:value-type="float">
            <text:p>46</text:p>
          </table:table-cell>
          <table:table-cell table:style-name="ce12" table:formula="of:=([.E43]-[.G43]+[.$A$3])/2" office:value-type="float" office:value="380.273995195705" calcext:value-type="float">
            <text:p>380</text:p>
          </table:table-cell>
          <table:table-cell table:style-name="ce10"/>
        </table:table-row>
        <table:table-row table:style-name="ro1">
          <table:table-cell/>
          <table:table-cell table:style-name="ce2" table:formula="of:=[.B43]+1" office:value-type="float" office:value="42" calcext:value-type="float">
            <text:p>42</text:p>
          </table:table-cell>
          <table:table-cell table:formula="of:=[.$A$3]*SIN(RADIANS([.B44]))" office:value-type="float" office:value="341.925739849377" calcext:value-type="float">
            <text:p>341,9</text:p>
          </table:table-cell>
          <table:table-cell table:formula="of:=[.$A$3]*SIN(RADIANS([.B44]-120))" office:value-type="float" office:value="-499.833423974975" calcext:value-type="float">
            <text:p>-499,8</text:p>
          </table:table-cell>
          <table:table-cell table:formula="of:=[.$A$3]*SIN(RADIANS([.B44]+120))" office:value-type="float" office:value="157.907684125598" calcext:value-type="float">
            <text:p>157,9</text:p>
          </table:table-cell>
          <table:table-cell table:style-name="ce10"/>
          <table:table-cell table:style-name="ce6" table:formula="of:=(MIN([.C44];[.D44];[.E44])+MAX([.C44];[.D44];[.E44]))/2" office:value-type="float" office:value="-78.9538420627991" calcext:value-type="float">
            <text:p>-79,0</text:p>
          </table:table-cell>
          <table:table-cell table:style-name="ce12" table:formula="of:=([.C44]-[.G44]+[.$A$3])/2" office:value-type="float" office:value="465.939790956088" calcext:value-type="float">
            <text:p>466</text:p>
          </table:table-cell>
          <table:table-cell table:style-name="ce12" office:value-type="string" calcext:value-type="string">
            <text:p>,</text:p>
          </table:table-cell>
          <table:table-cell table:style-name="ce12" table:formula="of:=([.D44]-[.G44]+[.$A$3])/2" office:value-type="float" office:value="45.0602090439122" calcext:value-type="float">
            <text:p>45</text:p>
          </table:table-cell>
          <table:table-cell table:style-name="ce12" table:formula="of:=([.E44]-[.G44]+[.$A$3])/2" office:value-type="float" office:value="373.930763094199" calcext:value-type="float">
            <text:p>374</text:p>
          </table:table-cell>
          <table:table-cell table:style-name="ce10"/>
        </table:table-row>
        <table:table-row table:style-name="ro1">
          <table:table-cell/>
          <table:table-cell table:style-name="ce2" table:formula="of:=[.B44]+1" office:value-type="float" office:value="43" calcext:value-type="float">
            <text:p>43</text:p>
          </table:table-cell>
          <table:table-cell table:formula="of:=[.$A$3]*SIN(RADIANS([.B45]))" office:value-type="float" office:value="348.501161991937" calcext:value-type="float">
            <text:p>348,5</text:p>
          </table:table-cell>
          <table:table-cell table:formula="of:=[.$A$3]*SIN(RADIANS([.B45]-120))" office:value-type="float" office:value="-497.903103105255" calcext:value-type="float">
            <text:p>-497,9</text:p>
          </table:table-cell>
          <table:table-cell table:formula="of:=[.$A$3]*SIN(RADIANS([.B45]+120))" office:value-type="float" office:value="149.401941113318" calcext:value-type="float">
            <text:p>149,4</text:p>
          </table:table-cell>
          <table:table-cell table:style-name="ce10"/>
          <table:table-cell table:style-name="ce6" table:formula="of:=(MIN([.C45];[.D45];[.E45])+MAX([.C45];[.D45];[.E45]))/2" office:value-type="float" office:value="-74.7009705566592" calcext:value-type="float">
            <text:p>-74,7</text:p>
          </table:table-cell>
          <table:table-cell table:style-name="ce12" table:formula="of:=([.C45]-[.G45]+[.$A$3])/2" office:value-type="float" office:value="467.101066274298" calcext:value-type="float">
            <text:p>467</text:p>
          </table:table-cell>
          <table:table-cell table:style-name="ce12" office:value-type="string" calcext:value-type="string">
            <text:p>,</text:p>
          </table:table-cell>
          <table:table-cell table:style-name="ce12" table:formula="of:=([.D45]-[.G45]+[.$A$3])/2" office:value-type="float" office:value="43.898933725702" calcext:value-type="float">
            <text:p>44</text:p>
          </table:table-cell>
          <table:table-cell table:style-name="ce12" table:formula="of:=([.E45]-[.G45]+[.$A$3])/2" office:value-type="float" office:value="367.551455834989" calcext:value-type="float">
            <text:p>368</text:p>
          </table:table-cell>
          <table:table-cell table:style-name="ce10"/>
        </table:table-row>
        <table:table-row table:style-name="ro1">
          <table:table-cell/>
          <table:table-cell table:style-name="ce2" table:formula="of:=[.B45]+1" office:value-type="float" office:value="44" calcext:value-type="float">
            <text:p>44</text:p>
          </table:table-cell>
          <table:table-cell table:formula="of:=[.$A$3]*SIN(RADIANS([.B46]))" office:value-type="float" office:value="354.970427304548" calcext:value-type="float">
            <text:p>355,0</text:p>
          </table:table-cell>
          <table:table-cell table:formula="of:=[.$A$3]*SIN(RADIANS([.B46]-120))" office:value-type="float" office:value="-495.821116127034" calcext:value-type="float">
            <text:p>-495,8</text:p>
          </table:table-cell>
          <table:table-cell table:formula="of:=[.$A$3]*SIN(RADIANS([.B46]+120))" office:value-type="float" office:value="140.850688822487" calcext:value-type="float">
            <text:p>140,9</text:p>
          </table:table-cell>
          <table:table-cell table:style-name="ce10"/>
          <table:table-cell table:style-name="ce6" table:formula="of:=(MIN([.C46];[.D46];[.E46])+MAX([.C46];[.D46];[.E46]))/2" office:value-type="float" office:value="-70.4253444112433" calcext:value-type="float">
            <text:p>-70,4</text:p>
          </table:table-cell>
          <table:table-cell table:style-name="ce12" table:formula="of:=([.C46]-[.G46]+[.$A$3])/2" office:value-type="float" office:value="468.197885857895" calcext:value-type="float">
            <text:p>468</text:p>
          </table:table-cell>
          <table:table-cell table:style-name="ce12" office:value-type="string" calcext:value-type="string">
            <text:p>,</text:p>
          </table:table-cell>
          <table:table-cell table:style-name="ce12" table:formula="of:=([.D46]-[.G46]+[.$A$3])/2" office:value-type="float" office:value="42.8021141421046" calcext:value-type="float">
            <text:p>43</text:p>
          </table:table-cell>
          <table:table-cell table:style-name="ce12" table:formula="of:=([.E46]-[.G46]+[.$A$3])/2" office:value-type="float" office:value="361.138016616865" calcext:value-type="float">
            <text:p>361</text:p>
          </table:table-cell>
          <table:table-cell table:style-name="ce10"/>
        </table:table-row>
        <table:table-row table:style-name="ro1">
          <table:table-cell/>
          <table:table-cell table:style-name="ce2" table:formula="of:=[.B46]+1" office:value-type="float" office:value="45" calcext:value-type="float">
            <text:p>45</text:p>
          </table:table-cell>
          <table:table-cell table:formula="of:=[.$A$3]*SIN(RADIANS([.B47]))" office:value-type="float" office:value="361.331565186326" calcext:value-type="float">
            <text:p>361,3</text:p>
          </table:table-cell>
          <table:table-cell table:formula="of:=[.$A$3]*SIN(RADIANS([.B47]-120))" office:value-type="float" office:value="-493.588097233714" calcext:value-type="float">
            <text:p>-493,6</text:p>
          </table:table-cell>
          <table:table-cell table:formula="of:=[.$A$3]*SIN(RADIANS([.B47]+120))" office:value-type="float" office:value="132.256532047388" calcext:value-type="float">
            <text:p>132,3</text:p>
          </table:table-cell>
          <table:table-cell table:style-name="ce10"/>
          <table:table-cell table:style-name="ce6" table:formula="of:=(MIN([.C47];[.D47];[.E47])+MAX([.C47];[.D47];[.E47]))/2" office:value-type="float" office:value="-66.1282660236941" calcext:value-type="float">
            <text:p>-66,1</text:p>
          </table:table-cell>
          <table:table-cell table:style-name="ce12" table:formula="of:=([.C47]-[.G47]+[.$A$3])/2" office:value-type="float" office:value="469.22991560501" calcext:value-type="float">
            <text:p>469</text:p>
          </table:table-cell>
          <table:table-cell table:style-name="ce12" office:value-type="string" calcext:value-type="string">
            <text:p>,</text:p>
          </table:table-cell>
          <table:table-cell table:style-name="ce12" table:formula="of:=([.D47]-[.G47]+[.$A$3])/2" office:value-type="float" office:value="41.7700843949901" calcext:value-type="float">
            <text:p>42</text:p>
          </table:table-cell>
          <table:table-cell table:style-name="ce12" table:formula="of:=([.E47]-[.G47]+[.$A$3])/2" office:value-type="float" office:value="354.692399035541" calcext:value-type="float">
            <text:p>355</text:p>
          </table:table-cell>
          <table:table-cell table:style-name="ce10"/>
        </table:table-row>
        <table:table-row table:style-name="ro1">
          <table:table-cell/>
          <table:table-cell table:style-name="ce2" table:formula="of:=[.B47]+1" office:value-type="float" office:value="46" calcext:value-type="float">
            <text:p>46</text:p>
          </table:table-cell>
          <table:table-cell table:formula="of:=[.$A$3]*SIN(RADIANS([.B48]))" office:value-type="float" office:value="367.582637973051" calcext:value-type="float">
            <text:p>367,6</text:p>
          </table:table-cell>
          <table:table-cell table:formula="of:=[.$A$3]*SIN(RADIANS([.B48]-120))" office:value-type="float" office:value="-491.204726624481" calcext:value-type="float">
            <text:p>-491,2</text:p>
          </table:table-cell>
          <table:table-cell table:formula="of:=[.$A$3]*SIN(RADIANS([.B48]+120))" office:value-type="float" office:value="123.62208865143" calcext:value-type="float">
            <text:p>123,6</text:p>
          </table:table-cell>
          <table:table-cell table:style-name="ce10"/>
          <table:table-cell table:style-name="ce6" table:formula="of:=(MIN([.C48];[.D48];[.E48])+MAX([.C48];[.D48];[.E48]))/2" office:value-type="float" office:value="-61.8110443257151" calcext:value-type="float">
            <text:p>-61,8</text:p>
          </table:table-cell>
          <table:table-cell table:style-name="ce12" table:formula="of:=([.C48]-[.G48]+[.$A$3])/2" office:value-type="float" office:value="470.196841149383" calcext:value-type="float">
            <text:p>470</text:p>
          </table:table-cell>
          <table:table-cell table:style-name="ce12" office:value-type="string" calcext:value-type="string">
            <text:p>,</text:p>
          </table:table-cell>
          <table:table-cell table:style-name="ce12" table:formula="of:=([.D48]-[.G48]+[.$A$3])/2" office:value-type="float" office:value="40.8031588506171" calcext:value-type="float">
            <text:p>41</text:p>
          </table:table-cell>
          <table:table-cell table:style-name="ce12" table:formula="of:=([.E48]-[.G48]+[.$A$3])/2" office:value-type="float" office:value="348.216566488573" calcext:value-type="float">
            <text:p>348</text:p>
          </table:table-cell>
          <table:table-cell table:style-name="ce10"/>
        </table:table-row>
        <table:table-row table:style-name="ro1">
          <table:table-cell/>
          <table:table-cell table:style-name="ce2" table:formula="of:=[.B48]+1" office:value-type="float" office:value="47" calcext:value-type="float">
            <text:p>47</text:p>
          </table:table-cell>
          <table:table-cell table:formula="of:=[.$A$3]*SIN(RADIANS([.B49]))" office:value-type="float" office:value="373.721741527396" calcext:value-type="float">
            <text:p>373,7</text:p>
          </table:table-cell>
          <table:table-cell table:formula="of:=[.$A$3]*SIN(RADIANS([.B49]-120))" office:value-type="float" office:value="-488.671730297111" calcext:value-type="float">
            <text:p>-488,7</text:p>
          </table:table-cell>
          <table:table-cell table:formula="of:=[.$A$3]*SIN(RADIANS([.B49]+120))" office:value-type="float" office:value="114.949988769715" calcext:value-type="float">
            <text:p>114,9</text:p>
          </table:table-cell>
          <table:table-cell table:style-name="ce10"/>
          <table:table-cell table:style-name="ce6" table:formula="of:=(MIN([.C49];[.D49];[.E49])+MAX([.C49];[.D49];[.E49]))/2" office:value-type="float" office:value="-57.4749943848575" calcext:value-type="float">
            <text:p>-57,5</text:p>
          </table:table-cell>
          <table:table-cell table:style-name="ce12" table:formula="of:=([.C49]-[.G49]+[.$A$3])/2" office:value-type="float" office:value="471.098367956127" calcext:value-type="float">
            <text:p>471</text:p>
          </table:table-cell>
          <table:table-cell table:style-name="ce12" office:value-type="string" calcext:value-type="string">
            <text:p>,</text:p>
          </table:table-cell>
          <table:table-cell table:style-name="ce12" table:formula="of:=([.D49]-[.G49]+[.$A$3])/2" office:value-type="float" office:value="39.9016320438732" calcext:value-type="float">
            <text:p>40</text:p>
          </table:table-cell>
          <table:table-cell table:style-name="ce12" table:formula="of:=([.E49]-[.G49]+[.$A$3])/2" office:value-type="float" office:value="341.712491577286" calcext:value-type="float">
            <text:p>342</text:p>
          </table:table-cell>
          <table:table-cell table:style-name="ce10"/>
        </table:table-row>
        <table:table-row table:style-name="ro1">
          <table:table-cell/>
          <table:table-cell table:style-name="ce2" table:formula="of:=[.B49]+1" office:value-type="float" office:value="48" calcext:value-type="float">
            <text:p>48</text:p>
          </table:table-cell>
          <table:table-cell table:formula="of:=[.$A$3]*SIN(RADIANS([.B50]))" office:value-type="float" office:value="379.747005818948" calcext:value-type="float">
            <text:p>379,7</text:p>
          </table:table-cell>
          <table:table-cell table:formula="of:=[.$A$3]*SIN(RADIANS([.B50]-120))" office:value-type="float" office:value="-485.989879826824" calcext:value-type="float">
            <text:p>-486,0</text:p>
          </table:table-cell>
          <table:table-cell table:formula="of:=[.$A$3]*SIN(RADIANS([.B50]+120))" office:value-type="float" office:value="106.242874007875" calcext:value-type="float">
            <text:p>106,2</text:p>
          </table:table-cell>
          <table:table-cell table:style-name="ce10"/>
          <table:table-cell table:style-name="ce6" table:formula="of:=(MIN([.C50];[.D50];[.E50])+MAX([.C50];[.D50];[.E50]))/2" office:value-type="float" office:value="-53.1214370039375" calcext:value-type="float">
            <text:p>-53,1</text:p>
          </table:table-cell>
          <table:table-cell table:style-name="ce12" table:formula="of:=([.C50]-[.G50]+[.$A$3])/2" office:value-type="float" office:value="471.934221411443" calcext:value-type="float">
            <text:p>472</text:p>
          </table:table-cell>
          <table:table-cell table:style-name="ce12" office:value-type="string" calcext:value-type="string">
            <text:p>,</text:p>
          </table:table-cell>
          <table:table-cell table:style-name="ce12" table:formula="of:=([.D50]-[.G50]+[.$A$3])/2" office:value-type="float" office:value="39.065778588557" calcext:value-type="float">
            <text:p>39</text:p>
          </table:table-cell>
          <table:table-cell table:style-name="ce12" table:formula="of:=([.E50]-[.G50]+[.$A$3])/2" office:value-type="float" office:value="335.182155505906" calcext:value-type="float">
            <text:p>335</text:p>
          </table:table-cell>
          <table:table-cell table:style-name="ce10"/>
        </table:table-row>
        <table:table-row table:style-name="ro1">
          <table:table-cell/>
          <table:table-cell table:style-name="ce2" table:formula="of:=[.B50]+1" office:value-type="float" office:value="49" calcext:value-type="float">
            <text:p>49</text:p>
          </table:table-cell>
          <table:table-cell table:formula="of:=[.$A$3]*SIN(RADIANS([.B51]))" office:value-type="float" office:value="385.656595493836" calcext:value-type="float">
            <text:p>385,7</text:p>
          </table:table-cell>
          <table:table-cell table:formula="of:=[.$A$3]*SIN(RADIANS([.B51]-120))" office:value-type="float" office:value="-483.159992131251" calcext:value-type="float">
            <text:p>-483,2</text:p>
          </table:table-cell>
          <table:table-cell table:formula="of:=[.$A$3]*SIN(RADIANS([.B51]+120))" office:value-type="float" office:value="97.5033966374145" calcext:value-type="float">
            <text:p>97,5</text:p>
          </table:table-cell>
          <table:table-cell table:style-name="ce10"/>
          <table:table-cell table:style-name="ce6" table:formula="of:=(MIN([.C51];[.D51];[.E51])+MAX([.C51];[.D51];[.E51]))/2" office:value-type="float" office:value="-48.7516983187072" calcext:value-type="float">
            <text:p>-48,8</text:p>
          </table:table-cell>
          <table:table-cell table:style-name="ce12" table:formula="of:=([.C51]-[.G51]+[.$A$3])/2" office:value-type="float" office:value="472.704146906272" calcext:value-type="float">
            <text:p>473</text:p>
          </table:table-cell>
          <table:table-cell table:style-name="ce12" office:value-type="string" calcext:value-type="string">
            <text:p>,</text:p>
          </table:table-cell>
          <table:table-cell table:style-name="ce12" table:formula="of:=([.D51]-[.G51]+[.$A$3])/2" office:value-type="float" office:value="38.2958530937282" calcext:value-type="float">
            <text:p>38</text:p>
          </table:table-cell>
          <table:table-cell table:style-name="ce12" table:formula="of:=([.E51]-[.G51]+[.$A$3])/2" office:value-type="float" office:value="328.627547478061" calcext:value-type="float">
            <text:p>329</text:p>
          </table:table-cell>
          <table:table-cell table:style-name="ce10"/>
        </table:table-row>
        <table:table-row table:style-name="ro1">
          <table:table-cell/>
          <table:table-cell table:style-name="ce2" table:formula="of:=[.B51]+1" office:value-type="float" office:value="50" calcext:value-type="float">
            <text:p>50</text:p>
          </table:table-cell>
          <table:table-cell table:formula="of:=[.$A$3]*SIN(RADIANS([.B52]))" office:value-type="float" office:value="391.448710433798" calcext:value-type="float">
            <text:p>391,4</text:p>
          </table:table-cell>
          <table:table-cell table:formula="of:=[.$A$3]*SIN(RADIANS([.B52]-120))" office:value-type="float" office:value="-480.182929221599" calcext:value-type="float">
            <text:p>-480,2</text:p>
          </table:table-cell>
          <table:table-cell table:formula="of:=[.$A$3]*SIN(RADIANS([.B52]+120))" office:value-type="float" office:value="88.7342187878014" calcext:value-type="float">
            <text:p>88,7</text:p>
          </table:table-cell>
          <table:table-cell table:style-name="ce10"/>
          <table:table-cell table:style-name="ce6" table:formula="of:=(MIN([.C52];[.D52];[.E52])+MAX([.C52];[.D52];[.E52]))/2" office:value-type="float" office:value="-44.3671093939007" calcext:value-type="float">
            <text:p>-44,4</text:p>
          </table:table-cell>
          <table:table-cell table:style-name="ce12" table:formula="of:=([.C52]-[.G52]+[.$A$3])/2" office:value-type="float" office:value="473.407909913849" calcext:value-type="float">
            <text:p>473</text:p>
          </table:table-cell>
          <table:table-cell table:style-name="ce12" office:value-type="string" calcext:value-type="string">
            <text:p>,</text:p>
          </table:table-cell>
          <table:table-cell table:style-name="ce12" table:formula="of:=([.D52]-[.G52]+[.$A$3])/2" office:value-type="float" office:value="37.5920900861508" calcext:value-type="float">
            <text:p>38</text:p>
          </table:table-cell>
          <table:table-cell table:style-name="ce12" table:formula="of:=([.E52]-[.G52]+[.$A$3])/2" office:value-type="float" office:value="322.050664090851" calcext:value-type="float">
            <text:p>322</text:p>
          </table:table-cell>
          <table:table-cell table:style-name="ce10"/>
        </table:table-row>
        <table:table-row table:style-name="ro1">
          <table:table-cell/>
          <table:table-cell table:style-name="ce2" table:formula="of:=[.B52]+1" office:value-type="float" office:value="51" calcext:value-type="float">
            <text:p>51</text:p>
          </table:table-cell>
          <table:table-cell table:formula="of:=[.$A$3]*SIN(RADIANS([.B53]))" office:value-type="float" office:value="397.121586304512" calcext:value-type="float">
            <text:p>397,1</text:p>
          </table:table-cell>
          <table:table-cell table:formula="of:=[.$A$3]*SIN(RADIANS([.B53]-120))" office:value-type="float" office:value="-477.05959794007" calcext:value-type="float">
            <text:p>-477,1</text:p>
          </table:table-cell>
          <table:table-cell table:formula="of:=[.$A$3]*SIN(RADIANS([.B53]+120))" office:value-type="float" office:value="79.938011635558" calcext:value-type="float">
            <text:p>79,9</text:p>
          </table:table-cell>
          <table:table-cell table:style-name="ce10"/>
          <table:table-cell table:style-name="ce6" table:formula="of:=(MIN([.C53];[.D53];[.E53])+MAX([.C53];[.D53];[.E53]))/2" office:value-type="float" office:value="-39.969005817779" calcext:value-type="float">
            <text:p>-40,0</text:p>
          </table:table-cell>
          <table:table-cell table:style-name="ce12" table:formula="of:=([.C53]-[.G53]+[.$A$3])/2" office:value-type="float" office:value="474.045296061146" calcext:value-type="float">
            <text:p>474</text:p>
          </table:table-cell>
          <table:table-cell table:style-name="ce12" office:value-type="string" calcext:value-type="string">
            <text:p>,</text:p>
          </table:table-cell>
          <table:table-cell table:style-name="ce12" table:formula="of:=([.D53]-[.G53]+[.$A$3])/2" office:value-type="float" office:value="36.9547039388544" calcext:value-type="float">
            <text:p>37</text:p>
          </table:table-cell>
          <table:table-cell table:style-name="ce12" table:formula="of:=([.E53]-[.G53]+[.$A$3])/2" office:value-type="float" office:value="315.453508726669" calcext:value-type="float">
            <text:p>315</text:p>
          </table:table-cell>
          <table:table-cell table:style-name="ce10"/>
        </table:table-row>
        <table:table-row table:style-name="ro1">
          <table:table-cell/>
          <table:table-cell table:style-name="ce2" table:formula="of:=[.B53]+1" office:value-type="float" office:value="52" calcext:value-type="float">
            <text:p>52</text:p>
          </table:table-cell>
          <table:table-cell table:formula="of:=[.$A$3]*SIN(RADIANS([.B54]))" office:value-type="float" office:value="402.673495093035" calcext:value-type="float">
            <text:p>402,7</text:p>
          </table:table-cell>
          <table:table-cell table:formula="of:=[.$A$3]*SIN(RADIANS([.B54]-120))" office:value-type="float" office:value="-473.790949683628" calcext:value-type="float">
            <text:p>-473,8</text:p>
          </table:table-cell>
          <table:table-cell table:formula="of:=[.$A$3]*SIN(RADIANS([.B54]+120))" office:value-type="float" office:value="71.1174545905934" calcext:value-type="float">
            <text:p>71,1</text:p>
          </table:table-cell>
          <table:table-cell table:style-name="ce10"/>
          <table:table-cell table:style-name="ce6" table:formula="of:=(MIN([.C54];[.D54];[.E54])+MAX([.C54];[.D54];[.E54]))/2" office:value-type="float" office:value="-35.5587272952967" calcext:value-type="float">
            <text:p>-35,6</text:p>
          </table:table-cell>
          <table:table-cell table:style-name="ce12" table:formula="of:=([.C54]-[.G54]+[.$A$3])/2" office:value-type="float" office:value="474.616111194166" calcext:value-type="float">
            <text:p>475</text:p>
          </table:table-cell>
          <table:table-cell table:style-name="ce12" office:value-type="string" calcext:value-type="string">
            <text:p>,</text:p>
          </table:table-cell>
          <table:table-cell table:style-name="ce12" table:formula="of:=([.D54]-[.G54]+[.$A$3])/2" office:value-type="float" office:value="36.3838888058342" calcext:value-type="float">
            <text:p>36</text:p>
          </table:table-cell>
          <table:table-cell table:style-name="ce12" table:formula="of:=([.E54]-[.G54]+[.$A$3])/2" office:value-type="float" office:value="308.838090942945" calcext:value-type="float">
            <text:p>309</text:p>
          </table:table-cell>
          <table:table-cell table:style-name="ce10"/>
        </table:table-row>
        <table:table-row table:style-name="ro1">
          <table:table-cell/>
          <table:table-cell table:style-name="ce2" table:formula="of:=[.B54]+1" office:value-type="float" office:value="53" calcext:value-type="float">
            <text:p>53</text:p>
          </table:table-cell>
          <table:table-cell table:formula="of:=[.$A$3]*SIN(RADIANS([.B55]))" office:value-type="float" office:value="408.102745634167" calcext:value-type="float">
            <text:p>408,1</text:p>
          </table:table-cell>
          <table:table-cell table:formula="of:=[.$A$3]*SIN(RADIANS([.B55]-120))" office:value-type="float" office:value="-470.377980114197" calcext:value-type="float">
            <text:p>-470,4</text:p>
          </table:table-cell>
          <table:table-cell table:formula="of:=[.$A$3]*SIN(RADIANS([.B55]+120))" office:value-type="float" office:value="62.2752344800304" calcext:value-type="float">
            <text:p>62,3</text:p>
          </table:table-cell>
          <table:table-cell table:style-name="ce10"/>
          <table:table-cell table:style-name="ce6" table:formula="of:=(MIN([.C55];[.D55];[.E55])+MAX([.C55];[.D55];[.E55]))/2" office:value-type="float" office:value="-31.1376172400152" calcext:value-type="float">
            <text:p>-31,1</text:p>
          </table:table-cell>
          <table:table-cell table:style-name="ce12" table:formula="of:=([.C55]-[.G55]+[.$A$3])/2" office:value-type="float" office:value="475.120181437091" calcext:value-type="float">
            <text:p>475</text:p>
          </table:table-cell>
          <table:table-cell table:style-name="ce12" office:value-type="string" calcext:value-type="string">
            <text:p>,</text:p>
          </table:table-cell>
          <table:table-cell table:style-name="ce12" table:formula="of:=([.D55]-[.G55]+[.$A$3])/2" office:value-type="float" office:value="35.8798185629091" calcext:value-type="float">
            <text:p>36</text:p>
          </table:table-cell>
          <table:table-cell table:style-name="ce12" table:formula="of:=([.E55]-[.G55]+[.$A$3])/2" office:value-type="float" office:value="302.206425860023" calcext:value-type="float">
            <text:p>302</text:p>
          </table:table-cell>
          <table:table-cell table:style-name="ce10"/>
        </table:table-row>
        <table:table-row table:style-name="ro1">
          <table:table-cell/>
          <table:table-cell table:style-name="ce2" table:formula="of:=[.B55]+1" office:value-type="float" office:value="54" calcext:value-type="float">
            <text:p>54</text:p>
          </table:table-cell>
          <table:table-cell table:formula="of:=[.$A$3]*SIN(RADIANS([.B56]))" office:value-type="float" office:value="413.407684125598" calcext:value-type="float">
            <text:p>413,4</text:p>
          </table:table-cell>
          <table:table-cell table:formula="of:=[.$A$3]*SIN(RADIANS([.B56]-120))" office:value-type="float" office:value="-466.821728855369" calcext:value-type="float">
            <text:p>-466,8</text:p>
          </table:table-cell>
          <table:table-cell table:formula="of:=[.$A$3]*SIN(RADIANS([.B56]+120))" office:value-type="float" office:value="53.4140447297711" calcext:value-type="float">
            <text:p>53,4</text:p>
          </table:table-cell>
          <table:table-cell table:style-name="ce10"/>
          <table:table-cell table:style-name="ce6" table:formula="of:=(MIN([.C56];[.D56];[.E56])+MAX([.C56];[.D56];[.E56]))/2" office:value-type="float" office:value="-26.7070223648854" calcext:value-type="float">
            <text:p>-26,7</text:p>
          </table:table-cell>
          <table:table-cell table:style-name="ce12" table:formula="of:=([.C56]-[.G56]+[.$A$3])/2" office:value-type="float" office:value="475.557353245242" calcext:value-type="float">
            <text:p>476</text:p>
          </table:table-cell>
          <table:table-cell table:style-name="ce12" office:value-type="string" calcext:value-type="string">
            <text:p>,</text:p>
          </table:table-cell>
          <table:table-cell table:style-name="ce12" table:formula="of:=([.D56]-[.G56]+[.$A$3])/2" office:value-type="float" office:value="35.4426467547582" calcext:value-type="float">
            <text:p>35</text:p>
          </table:table-cell>
          <table:table-cell table:style-name="ce12" table:formula="of:=([.E56]-[.G56]+[.$A$3])/2" office:value-type="float" office:value="295.560533547328" calcext:value-type="float">
            <text:p>296</text:p>
          </table:table-cell>
          <table:table-cell table:style-name="ce10"/>
        </table:table-row>
        <table:table-row table:style-name="ro1">
          <table:table-cell/>
          <table:table-cell table:style-name="ce2" table:formula="of:=[.B56]+1" office:value-type="float" office:value="55" calcext:value-type="float">
            <text:p>55</text:p>
          </table:table-cell>
          <table:table-cell table:formula="of:=[.$A$3]*SIN(RADIANS([.B57]))" office:value-type="float" office:value="418.586694631675" calcext:value-type="float">
            <text:p>418,6</text:p>
          </table:table-cell>
          <table:table-cell table:formula="of:=[.$A$3]*SIN(RADIANS([.B57]-120))" office:value-type="float" office:value="-463.123279175728" calcext:value-type="float">
            <text:p>-463,1</text:p>
          </table:table-cell>
          <table:table-cell table:formula="of:=[.$A$3]*SIN(RADIANS([.B57]+120))" office:value-type="float" office:value="44.5365845440533" calcext:value-type="float">
            <text:p>44,5</text:p>
          </table:table-cell>
          <table:table-cell table:style-name="ce10"/>
          <table:table-cell table:style-name="ce6" table:formula="of:=(MIN([.C57];[.D57];[.E57])+MAX([.C57];[.D57];[.E57]))/2" office:value-type="float" office:value="-22.2682922720267" calcext:value-type="float">
            <text:p>-22,3</text:p>
          </table:table-cell>
          <table:table-cell table:style-name="ce12" table:formula="of:=([.C57]-[.G57]+[.$A$3])/2" office:value-type="float" office:value="475.927493451851" calcext:value-type="float">
            <text:p>476</text:p>
          </table:table-cell>
          <table:table-cell table:style-name="ce12" office:value-type="string" calcext:value-type="string">
            <text:p>,</text:p>
          </table:table-cell>
          <table:table-cell table:style-name="ce12" table:formula="of:=([.D57]-[.G57]+[.$A$3])/2" office:value-type="float" office:value="35.0725065481493" calcext:value-type="float">
            <text:p>35</text:p>
          </table:table-cell>
          <table:table-cell table:style-name="ce12" table:formula="of:=([.E57]-[.G57]+[.$A$3])/2" office:value-type="float" office:value="288.90243840804" calcext:value-type="float">
            <text:p>289</text:p>
          </table:table-cell>
          <table:table-cell table:style-name="ce10"/>
        </table:table-row>
        <table:table-row table:style-name="ro1">
          <table:table-cell/>
          <table:table-cell table:style-name="ce2" table:formula="of:=[.B57]+1" office:value-type="float" office:value="56" calcext:value-type="float">
            <text:p>56</text:p>
          </table:table-cell>
          <table:table-cell table:formula="of:=[.$A$3]*SIN(RADIANS([.B58]))" office:value-type="float" office:value="423.638199575626" calcext:value-type="float">
            <text:p>423,6</text:p>
          </table:table-cell>
          <table:table-cell table:formula="of:=[.$A$3]*SIN(RADIANS([.B58]-120))" office:value-type="float" office:value="-459.283757658874" calcext:value-type="float">
            <text:p>-459,3</text:p>
          </table:table-cell>
          <table:table-cell table:formula="of:=[.$A$3]*SIN(RADIANS([.B58]+120))" office:value-type="float" office:value="35.6455580832481" calcext:value-type="float">
            <text:p>35,6</text:p>
          </table:table-cell>
          <table:table-cell table:style-name="ce10"/>
          <table:table-cell table:style-name="ce6" table:formula="of:=(MIN([.C58];[.D58];[.E58])+MAX([.C58];[.D58];[.E58]))/2" office:value-type="float" office:value="-17.822779041624" calcext:value-type="float">
            <text:p>-17,8</text:p>
          </table:table-cell>
          <table:table-cell table:style-name="ce12" table:formula="of:=([.C58]-[.G58]+[.$A$3])/2" office:value-type="float" office:value="476.230489308625" calcext:value-type="float">
            <text:p>476</text:p>
          </table:table-cell>
          <table:table-cell table:style-name="ce12" office:value-type="string" calcext:value-type="string">
            <text:p>,</text:p>
          </table:table-cell>
          <table:table-cell table:style-name="ce12" table:formula="of:=([.D58]-[.G58]+[.$A$3])/2" office:value-type="float" office:value="34.7695106913748" calcext:value-type="float">
            <text:p>35</text:p>
          </table:table-cell>
          <table:table-cell table:style-name="ce12" table:formula="of:=([.E58]-[.G58]+[.$A$3])/2" office:value-type="float" office:value="282.234168562436" calcext:value-type="float">
            <text:p>282</text:p>
          </table:table-cell>
          <table:table-cell table:style-name="ce10"/>
        </table:table-row>
        <table:table-row table:style-name="ro1">
          <table:table-cell/>
          <table:table-cell table:style-name="ce2" table:formula="of:=[.B58]+1" office:value-type="float" office:value="57" calcext:value-type="float">
            <text:p>57</text:p>
          </table:table-cell>
          <table:table-cell table:formula="of:=[.$A$3]*SIN(RADIANS([.B59]))" office:value-type="float" office:value="428.560660220112" calcext:value-type="float">
            <text:p>428,6</text:p>
          </table:table-cell>
          <table:table-cell table:formula="of:=[.$A$3]*SIN(RADIANS([.B59]-120))" office:value-type="float" office:value="-455.304333860256" calcext:value-type="float">
            <text:p>-455,3</text:p>
          </table:table-cell>
          <table:table-cell table:formula="of:=[.$A$3]*SIN(RADIANS([.B59]+120))" office:value-type="float" office:value="26.7436736401443" calcext:value-type="float">
            <text:p>26,7</text:p>
          </table:table-cell>
          <table:table-cell table:style-name="ce10"/>
          <table:table-cell table:style-name="ce6" table:formula="of:=(MIN([.C59];[.D59];[.E59])+MAX([.C59];[.D59];[.E59]))/2" office:value-type="float" office:value="-13.3718368200721" calcext:value-type="float">
            <text:p>-13,4</text:p>
          </table:table-cell>
          <table:table-cell table:style-name="ce12" table:formula="of:=([.C59]-[.G59]+[.$A$3])/2" office:value-type="float" office:value="476.466248520092" calcext:value-type="float">
            <text:p>476</text:p>
          </table:table-cell>
          <table:table-cell table:style-name="ce12" office:value-type="string" calcext:value-type="string">
            <text:p>,</text:p>
          </table:table-cell>
          <table:table-cell table:style-name="ce12" table:formula="of:=([.D59]-[.G59]+[.$A$3])/2" office:value-type="float" office:value="34.5337514799081" calcext:value-type="float">
            <text:p>35</text:p>
          </table:table-cell>
          <table:table-cell table:style-name="ce12" table:formula="of:=([.E59]-[.G59]+[.$A$3])/2" office:value-type="float" office:value="275.557755230108" calcext:value-type="float">
            <text:p>276</text:p>
          </table:table-cell>
          <table:table-cell table:style-name="ce10"/>
        </table:table-row>
        <table:table-row table:style-name="ro1">
          <table:table-cell/>
          <table:table-cell table:style-name="ce2" table:formula="of:=[.B59]+1" office:value-type="float" office:value="58" calcext:value-type="float">
            <text:p>58</text:p>
          </table:table-cell>
          <table:table-cell table:formula="of:=[.$A$3]*SIN(RADIANS([.B60]))" office:value-type="float" office:value="433.352577135934" calcext:value-type="float">
            <text:p>433,4</text:p>
          </table:table-cell>
          <table:table-cell table:formula="of:=[.$A$3]*SIN(RADIANS([.B60]-120))" office:value-type="float" office:value="-451.186219950912" calcext:value-type="float">
            <text:p>-451,2</text:p>
          </table:table-cell>
          <table:table-cell table:formula="of:=[.$A$3]*SIN(RADIANS([.B60]+120))" office:value-type="float" office:value="17.8336428149781" calcext:value-type="float">
            <text:p>17,8</text:p>
          </table:table-cell>
          <table:table-cell table:style-name="ce10"/>
          <table:table-cell table:style-name="ce6" table:formula="of:=(MIN([.C60];[.D60];[.E60])+MAX([.C60];[.D60];[.E60]))/2" office:value-type="float" office:value="-8.91682140748898" calcext:value-type="float">
            <text:p>-8,9</text:p>
          </table:table-cell>
          <table:table-cell table:style-name="ce12" table:formula="of:=([.C60]-[.G60]+[.$A$3])/2" office:value-type="float" office:value="476.634699271711" calcext:value-type="float">
            <text:p>477</text:p>
          </table:table-cell>
          <table:table-cell table:style-name="ce12" office:value-type="string" calcext:value-type="string">
            <text:p>,</text:p>
          </table:table-cell>
          <table:table-cell table:style-name="ce12" table:formula="of:=([.D60]-[.G60]+[.$A$3])/2" office:value-type="float" office:value="34.3653007282887" calcext:value-type="float">
            <text:p>34</text:p>
          </table:table-cell>
          <table:table-cell table:style-name="ce12" table:formula="of:=([.E60]-[.G60]+[.$A$3])/2" office:value-type="float" office:value="268.875232111233" calcext:value-type="float">
            <text:p>269</text:p>
          </table:table-cell>
          <table:table-cell table:style-name="ce10"/>
        </table:table-row>
        <table:table-row table:style-name="ro1">
          <table:table-cell/>
          <table:table-cell table:style-name="ce2" table:formula="of:=[.B60]+1" office:value-type="float" office:value="59" calcext:value-type="float">
            <text:p>59</text:p>
          </table:table-cell>
          <table:table-cell table:formula="of:=[.$A$3]*SIN(RADIANS([.B61]))" office:value-type="float" office:value="438.012490658779" calcext:value-type="float">
            <text:p>438,0</text:p>
          </table:table-cell>
          <table:table-cell table:formula="of:=[.$A$3]*SIN(RADIANS([.B61]-120))" office:value-type="float" office:value="-446.930670348231" calcext:value-type="float">
            <text:p>-446,9</text:p>
          </table:table-cell>
          <table:table-cell table:formula="of:=[.$A$3]*SIN(RADIANS([.B61]+120))" office:value-type="float" office:value="8.91817968945184" calcext:value-type="float">
            <text:p>8,9</text:p>
          </table:table-cell>
          <table:table-cell table:style-name="ce10"/>
          <table:table-cell table:style-name="ce6" table:formula="of:=(MIN([.C61];[.D61];[.E61])+MAX([.C61];[.D61];[.E61]))/2" office:value-type="float" office:value="-4.4590898447259" calcext:value-type="float">
            <text:p>-4,5</text:p>
          </table:table-cell>
          <table:table-cell table:style-name="ce12" table:formula="of:=([.C61]-[.G61]+[.$A$3])/2" office:value-type="float" office:value="476.735790251753" calcext:value-type="float">
            <text:p>477</text:p>
          </table:table-cell>
          <table:table-cell table:style-name="ce12" office:value-type="string" calcext:value-type="string">
            <text:p>,</text:p>
          </table:table-cell>
          <table:table-cell table:style-name="ce12" table:formula="of:=([.D61]-[.G61]+[.$A$3])/2" office:value-type="float" office:value="34.2642097482473" calcext:value-type="float">
            <text:p>34</text:p>
          </table:table-cell>
          <table:table-cell table:style-name="ce12" table:formula="of:=([.E61]-[.G61]+[.$A$3])/2" office:value-type="float" office:value="262.188634767089" calcext:value-type="float">
            <text:p>262</text:p>
          </table:table-cell>
          <table:table-cell table:style-name="ce10"/>
        </table:table-row>
        <table:table-row table:style-name="ro1">
          <table:table-cell/>
          <table:table-cell table:style-name="ce2" table:formula="of:=[.B61]+1" office:value-type="float" office:value="60" calcext:value-type="float">
            <text:p>60</text:p>
          </table:table-cell>
          <table:table-cell table:formula="of:=[.$A$3]*SIN(RADIANS([.B62]))" office:value-type="float" office:value="442.538981333848" calcext:value-type="float">
            <text:p>442,5</text:p>
          </table:table-cell>
          <table:table-cell table:formula="of:=[.$A$3]*SIN(RADIANS([.B62]-120))" office:value-type="float" office:value="-442.538981333848" calcext:value-type="float">
            <text:p>-442,5</text:p>
          </table:table-cell>
          <table:table-cell table:formula="of:=[.$A$3]*SIN(RADIANS([.B62]+120))" office:value-type="float" office:value="0.0000000000000625794514364298" calcext:value-type="float">
            <text:p>0,0</text:p>
          </table:table-cell>
          <table:table-cell table:style-name="ce10"/>
          <table:table-cell table:style-name="ce6" table:formula="of:=(MIN([.C62];[.D62];[.E62])+MAX([.C62];[.D62];[.E62]))/2" office:value-type="float" office:value="0" calcext:value-type="float">
            <text:p>0,0</text:p>
          </table:table-cell>
          <table:table-cell table:style-name="ce12" table:formula="of:=([.C62]-[.G62]+[.$A$3])/2" office:value-type="float" office:value="476.769490666924" calcext:value-type="float">
            <text:p>477</text:p>
          </table:table-cell>
          <table:table-cell table:style-name="ce12" office:value-type="string" calcext:value-type="string">
            <text:p>,</text:p>
          </table:table-cell>
          <table:table-cell table:style-name="ce12" table:formula="of:=([.D62]-[.G62]+[.$A$3])/2" office:value-type="float" office:value="34.2305093330759" calcext:value-type="float">
            <text:p>34</text:p>
          </table:table-cell>
          <table:table-cell table:style-name="ce12" table:formula="of:=([.E62]-[.G62]+[.$A$3])/2" office:value-type="float" office:value="255.5" calcext:value-type="float">
            <text:p>256</text:p>
          </table:table-cell>
          <table:table-cell table:style-name="ce10"/>
        </table:table-row>
        <table:table-row table:style-name="ro1">
          <table:table-cell/>
          <table:table-cell table:style-name="ce2" table:formula="of:=[.B62]+1" office:value-type="float" office:value="61" calcext:value-type="float">
            <text:p>61</text:p>
          </table:table-cell>
          <table:table-cell table:formula="of:=[.$A$3]*SIN(RADIANS([.B63]))" office:value-type="float" office:value="446.930670348231" calcext:value-type="float">
            <text:p>446,9</text:p>
          </table:table-cell>
          <table:table-cell table:formula="of:=[.$A$3]*SIN(RADIANS([.B63]-120))" office:value-type="float" office:value="-438.012490658779" calcext:value-type="float">
            <text:p>-438,0</text:p>
          </table:table-cell>
          <table:table-cell table:formula="of:=[.$A$3]*SIN(RADIANS([.B63]+120))" office:value-type="float" office:value="-8.91817968945194" calcext:value-type="float">
            <text:p>-8,9</text:p>
          </table:table-cell>
          <table:table-cell table:style-name="ce10"/>
          <table:table-cell table:style-name="ce6" table:formula="of:=(MIN([.C63];[.D63];[.E63])+MAX([.C63];[.D63];[.E63]))/2" office:value-type="float" office:value="4.4590898447259" calcext:value-type="float">
            <text:p>4,5</text:p>
          </table:table-cell>
          <table:table-cell table:style-name="ce12" table:formula="of:=([.C63]-[.G63]+[.$A$3])/2" office:value-type="float" office:value="476.735790251753" calcext:value-type="float">
            <text:p>477</text:p>
          </table:table-cell>
          <table:table-cell table:style-name="ce12" office:value-type="string" calcext:value-type="string">
            <text:p>,</text:p>
          </table:table-cell>
          <table:table-cell table:style-name="ce12" table:formula="of:=([.D63]-[.G63]+[.$A$3])/2" office:value-type="float" office:value="34.2642097482473" calcext:value-type="float">
            <text:p>34</text:p>
          </table:table-cell>
          <table:table-cell table:style-name="ce12" table:formula="of:=([.E63]-[.G63]+[.$A$3])/2" office:value-type="float" office:value="248.811365232911" calcext:value-type="float">
            <text:p>249</text:p>
          </table:table-cell>
          <table:table-cell table:style-name="ce10"/>
        </table:table-row>
        <table:table-row table:style-name="ro1">
          <table:table-cell/>
          <table:table-cell table:style-name="ce2" table:formula="of:=[.B63]+1" office:value-type="float" office:value="62" calcext:value-type="float">
            <text:p>62</text:p>
          </table:table-cell>
          <table:table-cell table:formula="of:=[.$A$3]*SIN(RADIANS([.B64]))" office:value-type="float" office:value="451.186219950912" calcext:value-type="float">
            <text:p>451,2</text:p>
          </table:table-cell>
          <table:table-cell table:formula="of:=[.$A$3]*SIN(RADIANS([.B64]-120))" office:value-type="float" office:value="-433.352577135934" calcext:value-type="float">
            <text:p>-433,4</text:p>
          </table:table-cell>
          <table:table-cell table:formula="of:=[.$A$3]*SIN(RADIANS([.B64]+120))" office:value-type="float" office:value="-17.833642814978" calcext:value-type="float">
            <text:p>-17,8</text:p>
          </table:table-cell>
          <table:table-cell table:style-name="ce10"/>
          <table:table-cell table:style-name="ce6" table:formula="of:=(MIN([.C64];[.D64];[.E64])+MAX([.C64];[.D64];[.E64]))/2" office:value-type="float" office:value="8.91682140748898" calcext:value-type="float">
            <text:p>8,9</text:p>
          </table:table-cell>
          <table:table-cell table:style-name="ce12" table:formula="of:=([.C64]-[.G64]+[.$A$3])/2" office:value-type="float" office:value="476.634699271711" calcext:value-type="float">
            <text:p>477</text:p>
          </table:table-cell>
          <table:table-cell table:style-name="ce12" office:value-type="string" calcext:value-type="string">
            <text:p>,</text:p>
          </table:table-cell>
          <table:table-cell table:style-name="ce12" table:formula="of:=([.D64]-[.G64]+[.$A$3])/2" office:value-type="float" office:value="34.3653007282887" calcext:value-type="float">
            <text:p>34</text:p>
          </table:table-cell>
          <table:table-cell table:style-name="ce12" table:formula="of:=([.E64]-[.G64]+[.$A$3])/2" office:value-type="float" office:value="242.124767888767" calcext:value-type="float">
            <text:p>242</text:p>
          </table:table-cell>
          <table:table-cell table:style-name="ce10"/>
        </table:table-row>
        <table:table-row table:style-name="ro1">
          <table:table-cell/>
          <table:table-cell table:style-name="ce2" table:formula="of:=[.B64]+1" office:value-type="float" office:value="63" calcext:value-type="float">
            <text:p>63</text:p>
          </table:table-cell>
          <table:table-cell table:formula="of:=[.$A$3]*SIN(RADIANS([.B65]))" office:value-type="float" office:value="455.304333860256" calcext:value-type="float">
            <text:p>455,3</text:p>
          </table:table-cell>
          <table:table-cell table:formula="of:=[.$A$3]*SIN(RADIANS([.B65]-120))" office:value-type="float" office:value="-428.560660220112" calcext:value-type="float">
            <text:p>-428,6</text:p>
          </table:table-cell>
          <table:table-cell table:formula="of:=[.$A$3]*SIN(RADIANS([.B65]+120))" office:value-type="float" office:value="-26.7436736401442" calcext:value-type="float">
            <text:p>-26,7</text:p>
          </table:table-cell>
          <table:table-cell table:style-name="ce10"/>
          <table:table-cell table:style-name="ce6" table:formula="of:=(MIN([.C65];[.D65];[.E65])+MAX([.C65];[.D65];[.E65]))/2" office:value-type="float" office:value="13.3718368200721" calcext:value-type="float">
            <text:p>13,4</text:p>
          </table:table-cell>
          <table:table-cell table:style-name="ce12" table:formula="of:=([.C65]-[.G65]+[.$A$3])/2" office:value-type="float" office:value="476.466248520092" calcext:value-type="float">
            <text:p>476</text:p>
          </table:table-cell>
          <table:table-cell table:style-name="ce12" office:value-type="string" calcext:value-type="string">
            <text:p>,</text:p>
          </table:table-cell>
          <table:table-cell table:style-name="ce12" table:formula="of:=([.D65]-[.G65]+[.$A$3])/2" office:value-type="float" office:value="34.5337514799081" calcext:value-type="float">
            <text:p>35</text:p>
          </table:table-cell>
          <table:table-cell table:style-name="ce12" table:formula="of:=([.E65]-[.G65]+[.$A$3])/2" office:value-type="float" office:value="235.442244769892" calcext:value-type="float">
            <text:p>235</text:p>
          </table:table-cell>
          <table:table-cell table:style-name="ce10"/>
        </table:table-row>
        <table:table-row table:style-name="ro1">
          <table:table-cell/>
          <table:table-cell table:style-name="ce2" table:formula="of:=[.B65]+1" office:value-type="float" office:value="64" calcext:value-type="float">
            <text:p>64</text:p>
          </table:table-cell>
          <table:table-cell table:formula="of:=[.$A$3]*SIN(RADIANS([.B66]))" office:value-type="float" office:value="459.283757658874" calcext:value-type="float">
            <text:p>459,3</text:p>
          </table:table-cell>
          <table:table-cell table:formula="of:=[.$A$3]*SIN(RADIANS([.B66]-120))" office:value-type="float" office:value="-423.638199575626" calcext:value-type="float">
            <text:p>-423,6</text:p>
          </table:table-cell>
          <table:table-cell table:formula="of:=[.$A$3]*SIN(RADIANS([.B66]+120))" office:value-type="float" office:value="-35.645558083248" calcext:value-type="float">
            <text:p>-35,6</text:p>
          </table:table-cell>
          <table:table-cell table:style-name="ce10"/>
          <table:table-cell table:style-name="ce6" table:formula="of:=(MIN([.C66];[.D66];[.E66])+MAX([.C66];[.D66];[.E66]))/2" office:value-type="float" office:value="17.822779041624" calcext:value-type="float">
            <text:p>17,8</text:p>
          </table:table-cell>
          <table:table-cell table:style-name="ce12" table:formula="of:=([.C66]-[.G66]+[.$A$3])/2" office:value-type="float" office:value="476.230489308625" calcext:value-type="float">
            <text:p>476</text:p>
          </table:table-cell>
          <table:table-cell table:style-name="ce12" office:value-type="string" calcext:value-type="string">
            <text:p>,</text:p>
          </table:table-cell>
          <table:table-cell table:style-name="ce12" table:formula="of:=([.D66]-[.G66]+[.$A$3])/2" office:value-type="float" office:value="34.7695106913748" calcext:value-type="float">
            <text:p>35</text:p>
          </table:table-cell>
          <table:table-cell table:style-name="ce12" table:formula="of:=([.E66]-[.G66]+[.$A$3])/2" office:value-type="float" office:value="228.765831437564" calcext:value-type="float">
            <text:p>229</text:p>
          </table:table-cell>
          <table:table-cell table:style-name="ce10"/>
        </table:table-row>
        <table:table-row table:style-name="ro1">
          <table:table-cell/>
          <table:table-cell table:style-name="ce2" table:formula="of:=[.B66]+1" office:value-type="float" office:value="65" calcext:value-type="float">
            <text:p>65</text:p>
          </table:table-cell>
          <table:table-cell table:formula="of:=[.$A$3]*SIN(RADIANS([.B67]))" office:value-type="float" office:value="463.123279175728" calcext:value-type="float">
            <text:p>463,1</text:p>
          </table:table-cell>
          <table:table-cell table:formula="of:=[.$A$3]*SIN(RADIANS([.B67]-120))" office:value-type="float" office:value="-418.586694631675" calcext:value-type="float">
            <text:p>-418,6</text:p>
          </table:table-cell>
          <table:table-cell table:formula="of:=[.$A$3]*SIN(RADIANS([.B67]+120))" office:value-type="float" office:value="-44.5365845440532" calcext:value-type="float">
            <text:p>-44,5</text:p>
          </table:table-cell>
          <table:table-cell table:style-name="ce10"/>
          <table:table-cell table:style-name="ce6" table:formula="of:=(MIN([.C67];[.D67];[.E67])+MAX([.C67];[.D67];[.E67]))/2" office:value-type="float" office:value="22.2682922720267" calcext:value-type="float">
            <text:p>22,3</text:p>
          </table:table-cell>
          <table:table-cell table:style-name="ce12" table:formula="of:=([.C67]-[.G67]+[.$A$3])/2" office:value-type="float" office:value="475.927493451851" calcext:value-type="float">
            <text:p>476</text:p>
          </table:table-cell>
          <table:table-cell table:style-name="ce12" office:value-type="string" calcext:value-type="string">
            <text:p>,</text:p>
          </table:table-cell>
          <table:table-cell table:style-name="ce12" table:formula="of:=([.D67]-[.G67]+[.$A$3])/2" office:value-type="float" office:value="35.0725065481493" calcext:value-type="float">
            <text:p>35</text:p>
          </table:table-cell>
          <table:table-cell table:style-name="ce12" table:formula="of:=([.E67]-[.G67]+[.$A$3])/2" office:value-type="float" office:value="222.09756159196" calcext:value-type="float">
            <text:p>222</text:p>
          </table:table-cell>
          <table:table-cell table:style-name="ce10"/>
        </table:table-row>
        <table:table-row table:style-name="ro1">
          <table:table-cell/>
          <table:table-cell table:style-name="ce2" table:formula="of:=[.B67]+1" office:value-type="float" office:value="66" calcext:value-type="float">
            <text:p>66</text:p>
          </table:table-cell>
          <table:table-cell table:formula="of:=[.$A$3]*SIN(RADIANS([.B68]))" office:value-type="float" office:value="466.821728855369" calcext:value-type="float">
            <text:p>466,8</text:p>
          </table:table-cell>
          <table:table-cell table:formula="of:=[.$A$3]*SIN(RADIANS([.B68]-120))" office:value-type="float" office:value="-413.407684125598" calcext:value-type="float">
            <text:p>-413,4</text:p>
          </table:table-cell>
          <table:table-cell table:formula="of:=[.$A$3]*SIN(RADIANS([.B68]+120))" office:value-type="float" office:value="-53.4140447297709" calcext:value-type="float">
            <text:p>-53,4</text:p>
          </table:table-cell>
          <table:table-cell table:style-name="ce10"/>
          <table:table-cell table:style-name="ce6" table:formula="of:=(MIN([.C68];[.D68];[.E68])+MAX([.C68];[.D68];[.E68]))/2" office:value-type="float" office:value="26.7070223648854" calcext:value-type="float">
            <text:p>26,7</text:p>
          </table:table-cell>
          <table:table-cell table:style-name="ce12" table:formula="of:=([.C68]-[.G68]+[.$A$3])/2" office:value-type="float" office:value="475.557353245242" calcext:value-type="float">
            <text:p>476</text:p>
          </table:table-cell>
          <table:table-cell table:style-name="ce12" office:value-type="string" calcext:value-type="string">
            <text:p>,</text:p>
          </table:table-cell>
          <table:table-cell table:style-name="ce12" table:formula="of:=([.D68]-[.G68]+[.$A$3])/2" office:value-type="float" office:value="35.4426467547582" calcext:value-type="float">
            <text:p>35</text:p>
          </table:table-cell>
          <table:table-cell table:style-name="ce12" table:formula="of:=([.E68]-[.G68]+[.$A$3])/2" office:value-type="float" office:value="215.439466452672" calcext:value-type="float">
            <text:p>215</text:p>
          </table:table-cell>
          <table:table-cell table:style-name="ce10"/>
        </table:table-row>
        <table:table-row table:style-name="ro1">
          <table:table-cell/>
          <table:table-cell table:style-name="ce2" table:formula="of:=[.B68]+1" office:value-type="float" office:value="67" calcext:value-type="float">
            <text:p>67</text:p>
          </table:table-cell>
          <table:table-cell table:formula="of:=[.$A$3]*SIN(RADIANS([.B69]))" office:value-type="float" office:value="470.377980114197" calcext:value-type="float">
            <text:p>470,4</text:p>
          </table:table-cell>
          <table:table-cell table:formula="of:=[.$A$3]*SIN(RADIANS([.B69]-120))" office:value-type="float" office:value="-408.102745634167" calcext:value-type="float">
            <text:p>-408,1</text:p>
          </table:table-cell>
          <table:table-cell table:formula="of:=[.$A$3]*SIN(RADIANS([.B69]+120))" office:value-type="float" office:value="-62.2752344800303" calcext:value-type="float">
            <text:p>-62,3</text:p>
          </table:table-cell>
          <table:table-cell table:style-name="ce10"/>
          <table:table-cell table:style-name="ce6" table:formula="of:=(MIN([.C69];[.D69];[.E69])+MAX([.C69];[.D69];[.E69]))/2" office:value-type="float" office:value="31.1376172400152" calcext:value-type="float">
            <text:p>31,1</text:p>
          </table:table-cell>
          <table:table-cell table:style-name="ce12" table:formula="of:=([.C69]-[.G69]+[.$A$3])/2" office:value-type="float" office:value="475.120181437091" calcext:value-type="float">
            <text:p>475</text:p>
          </table:table-cell>
          <table:table-cell table:style-name="ce12" office:value-type="string" calcext:value-type="string">
            <text:p>,</text:p>
          </table:table-cell>
          <table:table-cell table:style-name="ce12" table:formula="of:=([.D69]-[.G69]+[.$A$3])/2" office:value-type="float" office:value="35.8798185629091" calcext:value-type="float">
            <text:p>36</text:p>
          </table:table-cell>
          <table:table-cell table:style-name="ce12" table:formula="of:=([.E69]-[.G69]+[.$A$3])/2" office:value-type="float" office:value="208.793574139977" calcext:value-type="float">
            <text:p>209</text:p>
          </table:table-cell>
          <table:table-cell table:style-name="ce10"/>
        </table:table-row>
        <table:table-row table:style-name="ro1">
          <table:table-cell/>
          <table:table-cell table:style-name="ce2" table:formula="of:=[.B69]+1" office:value-type="float" office:value="68" calcext:value-type="float">
            <text:p>68</text:p>
          </table:table-cell>
          <table:table-cell table:formula="of:=[.$A$3]*SIN(RADIANS([.B70]))" office:value-type="float" office:value="473.790949683628" calcext:value-type="float">
            <text:p>473,8</text:p>
          </table:table-cell>
          <table:table-cell table:formula="of:=[.$A$3]*SIN(RADIANS([.B70]-120))" office:value-type="float" office:value="-402.673495093035" calcext:value-type="float">
            <text:p>-402,7</text:p>
          </table:table-cell>
          <table:table-cell table:formula="of:=[.$A$3]*SIN(RADIANS([.B70]+120))" office:value-type="float" office:value="-71.1174545905935" calcext:value-type="float">
            <text:p>-71,1</text:p>
          </table:table-cell>
          <table:table-cell table:style-name="ce10"/>
          <table:table-cell table:style-name="ce6" table:formula="of:=(MIN([.C70];[.D70];[.E70])+MAX([.C70];[.D70];[.E70]))/2" office:value-type="float" office:value="35.5587272952967" calcext:value-type="float">
            <text:p>35,6</text:p>
          </table:table-cell>
          <table:table-cell table:style-name="ce12" table:formula="of:=([.C70]-[.G70]+[.$A$3])/2" office:value-type="float" office:value="474.616111194166" calcext:value-type="float">
            <text:p>475</text:p>
          </table:table-cell>
          <table:table-cell table:style-name="ce12" office:value-type="string" calcext:value-type="string">
            <text:p>,</text:p>
          </table:table-cell>
          <table:table-cell table:style-name="ce12" table:formula="of:=([.D70]-[.G70]+[.$A$3])/2" office:value-type="float" office:value="36.3838888058342" calcext:value-type="float">
            <text:p>36</text:p>
          </table:table-cell>
          <table:table-cell table:style-name="ce12" table:formula="of:=([.E70]-[.G70]+[.$A$3])/2" office:value-type="float" office:value="202.161909057055" calcext:value-type="float">
            <text:p>202</text:p>
          </table:table-cell>
          <table:table-cell table:style-name="ce10"/>
        </table:table-row>
        <table:table-row table:style-name="ro1">
          <table:table-cell/>
          <table:table-cell table:style-name="ce2" table:formula="of:=[.B70]+1" office:value-type="float" office:value="69" calcext:value-type="float">
            <text:p>69</text:p>
          </table:table-cell>
          <table:table-cell table:formula="of:=[.$A$3]*SIN(RADIANS([.B71]))" office:value-type="float" office:value="477.05959794007" calcext:value-type="float">
            <text:p>477,1</text:p>
          </table:table-cell>
          <table:table-cell table:formula="of:=[.$A$3]*SIN(RADIANS([.B71]-120))" office:value-type="float" office:value="-397.121586304512" calcext:value-type="float">
            <text:p>-397,1</text:p>
          </table:table-cell>
          <table:table-cell table:formula="of:=[.$A$3]*SIN(RADIANS([.B71]+120))" office:value-type="float" office:value="-79.9380116355579" calcext:value-type="float">
            <text:p>-79,9</text:p>
          </table:table-cell>
          <table:table-cell table:style-name="ce10"/>
          <table:table-cell table:style-name="ce6" table:formula="of:=(MIN([.C71];[.D71];[.E71])+MAX([.C71];[.D71];[.E71]))/2" office:value-type="float" office:value="39.969005817779" calcext:value-type="float">
            <text:p>40,0</text:p>
          </table:table-cell>
          <table:table-cell table:style-name="ce12" table:formula="of:=([.C71]-[.G71]+[.$A$3])/2" office:value-type="float" office:value="474.045296061146" calcext:value-type="float">
            <text:p>474</text:p>
          </table:table-cell>
          <table:table-cell table:style-name="ce12" office:value-type="string" calcext:value-type="string">
            <text:p>,</text:p>
          </table:table-cell>
          <table:table-cell table:style-name="ce12" table:formula="of:=([.D71]-[.G71]+[.$A$3])/2" office:value-type="float" office:value="36.9547039388544" calcext:value-type="float">
            <text:p>37</text:p>
          </table:table-cell>
          <table:table-cell table:style-name="ce12" table:formula="of:=([.E71]-[.G71]+[.$A$3])/2" office:value-type="float" office:value="195.546491273332" calcext:value-type="float">
            <text:p>196</text:p>
          </table:table-cell>
          <table:table-cell table:style-name="ce10"/>
        </table:table-row>
        <table:table-row table:style-name="ro1">
          <table:table-cell/>
          <table:table-cell table:style-name="ce2" table:formula="of:=[.B71]+1" office:value-type="float" office:value="70" calcext:value-type="float">
            <text:p>70</text:p>
          </table:table-cell>
          <table:table-cell table:formula="of:=[.$A$3]*SIN(RADIANS([.B72]))" office:value-type="float" office:value="480.182929221599" calcext:value-type="float">
            <text:p>480,2</text:p>
          </table:table-cell>
          <table:table-cell table:formula="of:=[.$A$3]*SIN(RADIANS([.B72]-120))" office:value-type="float" office:value="-391.448710433798" calcext:value-type="float">
            <text:p>-391,4</text:p>
          </table:table-cell>
          <table:table-cell table:formula="of:=[.$A$3]*SIN(RADIANS([.B72]+120))" office:value-type="float" office:value="-88.7342187878015" calcext:value-type="float">
            <text:p>-88,7</text:p>
          </table:table-cell>
          <table:table-cell table:style-name="ce10"/>
          <table:table-cell table:style-name="ce6" table:formula="of:=(MIN([.C72];[.D72];[.E72])+MAX([.C72];[.D72];[.E72]))/2" office:value-type="float" office:value="44.3671093939007" calcext:value-type="float">
            <text:p>44,4</text:p>
          </table:table-cell>
          <table:table-cell table:style-name="ce12" table:formula="of:=([.C72]-[.G72]+[.$A$3])/2" office:value-type="float" office:value="473.407909913849" calcext:value-type="float">
            <text:p>473</text:p>
          </table:table-cell>
          <table:table-cell table:style-name="ce12" office:value-type="string" calcext:value-type="string">
            <text:p>,</text:p>
          </table:table-cell>
          <table:table-cell table:style-name="ce12" table:formula="of:=([.D72]-[.G72]+[.$A$3])/2" office:value-type="float" office:value="37.5920900861508" calcext:value-type="float">
            <text:p>38</text:p>
          </table:table-cell>
          <table:table-cell table:style-name="ce12" table:formula="of:=([.E72]-[.G72]+[.$A$3])/2" office:value-type="float" office:value="188.949335909149" calcext:value-type="float">
            <text:p>189</text:p>
          </table:table-cell>
          <table:table-cell table:style-name="ce10"/>
        </table:table-row>
        <table:table-row table:style-name="ro1">
          <table:table-cell/>
          <table:table-cell table:style-name="ce2" table:formula="of:=[.B72]+1" office:value-type="float" office:value="71" calcext:value-type="float">
            <text:p>71</text:p>
          </table:table-cell>
          <table:table-cell table:formula="of:=[.$A$3]*SIN(RADIANS([.B73]))" office:value-type="float" office:value="483.159992131251" calcext:value-type="float">
            <text:p>483,2</text:p>
          </table:table-cell>
          <table:table-cell table:formula="of:=[.$A$3]*SIN(RADIANS([.B73]-120))" office:value-type="float" office:value="-385.656595493836" calcext:value-type="float">
            <text:p>-385,7</text:p>
          </table:table-cell>
          <table:table-cell table:formula="of:=[.$A$3]*SIN(RADIANS([.B73]+120))" office:value-type="float" office:value="-97.5033966374144" calcext:value-type="float">
            <text:p>-97,5</text:p>
          </table:table-cell>
          <table:table-cell table:style-name="ce10"/>
          <table:table-cell table:style-name="ce6" table:formula="of:=(MIN([.C73];[.D73];[.E73])+MAX([.C73];[.D73];[.E73]))/2" office:value-type="float" office:value="48.7516983187072" calcext:value-type="float">
            <text:p>48,8</text:p>
          </table:table-cell>
          <table:table-cell table:style-name="ce12" table:formula="of:=([.C73]-[.G73]+[.$A$3])/2" office:value-type="float" office:value="472.704146906272" calcext:value-type="float">
            <text:p>473</text:p>
          </table:table-cell>
          <table:table-cell table:style-name="ce12" office:value-type="string" calcext:value-type="string">
            <text:p>,</text:p>
          </table:table-cell>
          <table:table-cell table:style-name="ce12" table:formula="of:=([.D73]-[.G73]+[.$A$3])/2" office:value-type="float" office:value="38.2958530937282" calcext:value-type="float">
            <text:p>38</text:p>
          </table:table-cell>
          <table:table-cell table:style-name="ce12" table:formula="of:=([.E73]-[.G73]+[.$A$3])/2" office:value-type="float" office:value="182.372452521939" calcext:value-type="float">
            <text:p>182</text:p>
          </table:table-cell>
          <table:table-cell table:style-name="ce10"/>
        </table:table-row>
        <table:table-row table:style-name="ro1">
          <table:table-cell/>
          <table:table-cell table:style-name="ce2" table:formula="of:=[.B73]+1" office:value-type="float" office:value="72" calcext:value-type="float">
            <text:p>72</text:p>
          </table:table-cell>
          <table:table-cell table:formula="of:=[.$A$3]*SIN(RADIANS([.B74]))" office:value-type="float" office:value="485.989879826824" calcext:value-type="float">
            <text:p>486,0</text:p>
          </table:table-cell>
          <table:table-cell table:formula="of:=[.$A$3]*SIN(RADIANS([.B74]-120))" office:value-type="float" office:value="-379.747005818948" calcext:value-type="float">
            <text:p>-379,7</text:p>
          </table:table-cell>
          <table:table-cell table:formula="of:=[.$A$3]*SIN(RADIANS([.B74]+120))" office:value-type="float" office:value="-106.242874007875" calcext:value-type="float">
            <text:p>-106,2</text:p>
          </table:table-cell>
          <table:table-cell table:style-name="ce10"/>
          <table:table-cell table:style-name="ce6" table:formula="of:=(MIN([.C74];[.D74];[.E74])+MAX([.C74];[.D74];[.E74]))/2" office:value-type="float" office:value="53.1214370039375" calcext:value-type="float">
            <text:p>53,1</text:p>
          </table:table-cell>
          <table:table-cell table:style-name="ce12" table:formula="of:=([.C74]-[.G74]+[.$A$3])/2" office:value-type="float" office:value="471.934221411443" calcext:value-type="float">
            <text:p>472</text:p>
          </table:table-cell>
          <table:table-cell table:style-name="ce12" office:value-type="string" calcext:value-type="string">
            <text:p>,</text:p>
          </table:table-cell>
          <table:table-cell table:style-name="ce12" table:formula="of:=([.D74]-[.G74]+[.$A$3])/2" office:value-type="float" office:value="39.065778588557" calcext:value-type="float">
            <text:p>39</text:p>
          </table:table-cell>
          <table:table-cell table:style-name="ce12" table:formula="of:=([.E74]-[.G74]+[.$A$3])/2" office:value-type="float" office:value="175.817844494094" calcext:value-type="float">
            <text:p>176</text:p>
          </table:table-cell>
          <table:table-cell table:style-name="ce10"/>
        </table:table-row>
        <table:table-row table:style-name="ro1">
          <table:table-cell/>
          <table:table-cell table:style-name="ce2" table:formula="of:=[.B74]+1" office:value-type="float" office:value="73" calcext:value-type="float">
            <text:p>73</text:p>
          </table:table-cell>
          <table:table-cell table:formula="of:=[.$A$3]*SIN(RADIANS([.B75]))" office:value-type="float" office:value="488.671730297111" calcext:value-type="float">
            <text:p>488,7</text:p>
          </table:table-cell>
          <table:table-cell table:formula="of:=[.$A$3]*SIN(RADIANS([.B75]-120))" office:value-type="float" office:value="-373.721741527396" calcext:value-type="float">
            <text:p>-373,7</text:p>
          </table:table-cell>
          <table:table-cell table:formula="of:=[.$A$3]*SIN(RADIANS([.B75]+120))" office:value-type="float" office:value="-114.949988769715" calcext:value-type="float">
            <text:p>-114,9</text:p>
          </table:table-cell>
          <table:table-cell table:style-name="ce10"/>
          <table:table-cell table:style-name="ce6" table:formula="of:=(MIN([.C75];[.D75];[.E75])+MAX([.C75];[.D75];[.E75]))/2" office:value-type="float" office:value="57.4749943848575" calcext:value-type="float">
            <text:p>57,5</text:p>
          </table:table-cell>
          <table:table-cell table:style-name="ce12" table:formula="of:=([.C75]-[.G75]+[.$A$3])/2" office:value-type="float" office:value="471.098367956127" calcext:value-type="float">
            <text:p>471</text:p>
          </table:table-cell>
          <table:table-cell table:style-name="ce12" office:value-type="string" calcext:value-type="string">
            <text:p>,</text:p>
          </table:table-cell>
          <table:table-cell table:style-name="ce12" table:formula="of:=([.D75]-[.G75]+[.$A$3])/2" office:value-type="float" office:value="39.9016320438732" calcext:value-type="float">
            <text:p>40</text:p>
          </table:table-cell>
          <table:table-cell table:style-name="ce12" table:formula="of:=([.E75]-[.G75]+[.$A$3])/2" office:value-type="float" office:value="169.287508422714" calcext:value-type="float">
            <text:p>169</text:p>
          </table:table-cell>
          <table:table-cell table:style-name="ce10"/>
        </table:table-row>
        <table:table-row table:style-name="ro1">
          <table:table-cell/>
          <table:table-cell table:style-name="ce2" table:formula="of:=[.B75]+1" office:value-type="float" office:value="74" calcext:value-type="float">
            <text:p>74</text:p>
          </table:table-cell>
          <table:table-cell table:formula="of:=[.$A$3]*SIN(RADIANS([.B76]))" office:value-type="float" office:value="491.204726624481" calcext:value-type="float">
            <text:p>491,2</text:p>
          </table:table-cell>
          <table:table-cell table:formula="of:=[.$A$3]*SIN(RADIANS([.B76]-120))" office:value-type="float" office:value="-367.582637973051" calcext:value-type="float">
            <text:p>-367,6</text:p>
          </table:table-cell>
          <table:table-cell table:formula="of:=[.$A$3]*SIN(RADIANS([.B76]+120))" office:value-type="float" office:value="-123.62208865143" calcext:value-type="float">
            <text:p>-123,6</text:p>
          </table:table-cell>
          <table:table-cell table:style-name="ce10"/>
          <table:table-cell table:style-name="ce6" table:formula="of:=(MIN([.C76];[.D76];[.E76])+MAX([.C76];[.D76];[.E76]))/2" office:value-type="float" office:value="61.8110443257151" calcext:value-type="float">
            <text:p>61,8</text:p>
          </table:table-cell>
          <table:table-cell table:style-name="ce12" table:formula="of:=([.C76]-[.G76]+[.$A$3])/2" office:value-type="float" office:value="470.196841149383" calcext:value-type="float">
            <text:p>470</text:p>
          </table:table-cell>
          <table:table-cell table:style-name="ce12" office:value-type="string" calcext:value-type="string">
            <text:p>,</text:p>
          </table:table-cell>
          <table:table-cell table:style-name="ce12" table:formula="of:=([.D76]-[.G76]+[.$A$3])/2" office:value-type="float" office:value="40.8031588506171" calcext:value-type="float">
            <text:p>41</text:p>
          </table:table-cell>
          <table:table-cell table:style-name="ce12" table:formula="of:=([.E76]-[.G76]+[.$A$3])/2" office:value-type="float" office:value="162.783433511427" calcext:value-type="float">
            <text:p>163</text:p>
          </table:table-cell>
          <table:table-cell table:style-name="ce10"/>
        </table:table-row>
        <table:table-row table:style-name="ro1">
          <table:table-cell/>
          <table:table-cell table:style-name="ce2" table:formula="of:=[.B76]+1" office:value-type="float" office:value="75" calcext:value-type="float">
            <text:p>75</text:p>
          </table:table-cell>
          <table:table-cell table:formula="of:=[.$A$3]*SIN(RADIANS([.B77]))" office:value-type="float" office:value="493.588097233714" calcext:value-type="float">
            <text:p>493,6</text:p>
          </table:table-cell>
          <table:table-cell table:formula="of:=[.$A$3]*SIN(RADIANS([.B77]-120))" office:value-type="float" office:value="-361.331565186326" calcext:value-type="float">
            <text:p>-361,3</text:p>
          </table:table-cell>
          <table:table-cell table:formula="of:=[.$A$3]*SIN(RADIANS([.B77]+120))" office:value-type="float" office:value="-132.256532047388" calcext:value-type="float">
            <text:p>-132,3</text:p>
          </table:table-cell>
          <table:table-cell table:style-name="ce10"/>
          <table:table-cell table:style-name="ce6" table:formula="of:=(MIN([.C77];[.D77];[.E77])+MAX([.C77];[.D77];[.E77]))/2" office:value-type="float" office:value="66.1282660236941" calcext:value-type="float">
            <text:p>66,1</text:p>
          </table:table-cell>
          <table:table-cell table:style-name="ce12" table:formula="of:=([.C77]-[.G77]+[.$A$3])/2" office:value-type="float" office:value="469.22991560501" calcext:value-type="float">
            <text:p>469</text:p>
          </table:table-cell>
          <table:table-cell table:style-name="ce12" office:value-type="string" calcext:value-type="string">
            <text:p>,</text:p>
          </table:table-cell>
          <table:table-cell table:style-name="ce12" table:formula="of:=([.D77]-[.G77]+[.$A$3])/2" office:value-type="float" office:value="41.7700843949901" calcext:value-type="float">
            <text:p>42</text:p>
          </table:table-cell>
          <table:table-cell table:style-name="ce12" table:formula="of:=([.E77]-[.G77]+[.$A$3])/2" office:value-type="float" office:value="156.307600964459" calcext:value-type="float">
            <text:p>156</text:p>
          </table:table-cell>
          <table:table-cell table:style-name="ce10"/>
        </table:table-row>
        <table:table-row table:style-name="ro1">
          <table:table-cell/>
          <table:table-cell table:style-name="ce2" table:formula="of:=[.B77]+1" office:value-type="float" office:value="76" calcext:value-type="float">
            <text:p>76</text:p>
          </table:table-cell>
          <table:table-cell table:formula="of:=[.$A$3]*SIN(RADIANS([.B78]))" office:value-type="float" office:value="495.821116127034" calcext:value-type="float">
            <text:p>495,8</text:p>
          </table:table-cell>
          <table:table-cell table:formula="of:=[.$A$3]*SIN(RADIANS([.B78]-120))" office:value-type="float" office:value="-354.970427304548" calcext:value-type="float">
            <text:p>-355,0</text:p>
          </table:table-cell>
          <table:table-cell table:formula="of:=[.$A$3]*SIN(RADIANS([.B78]+120))" office:value-type="float" office:value="-140.850688822486" calcext:value-type="float">
            <text:p>-140,9</text:p>
          </table:table-cell>
          <table:table-cell table:style-name="ce10"/>
          <table:table-cell table:style-name="ce6" table:formula="of:=(MIN([.C78];[.D78];[.E78])+MAX([.C78];[.D78];[.E78]))/2" office:value-type="float" office:value="70.4253444112433" calcext:value-type="float">
            <text:p>70,4</text:p>
          </table:table-cell>
          <table:table-cell table:style-name="ce12" table:formula="of:=([.C78]-[.G78]+[.$A$3])/2" office:value-type="float" office:value="468.197885857895" calcext:value-type="float">
            <text:p>468</text:p>
          </table:table-cell>
          <table:table-cell table:style-name="ce12" office:value-type="string" calcext:value-type="string">
            <text:p>,</text:p>
          </table:table-cell>
          <table:table-cell table:style-name="ce12" table:formula="of:=([.D78]-[.G78]+[.$A$3])/2" office:value-type="float" office:value="42.8021141421046" calcext:value-type="float">
            <text:p>43</text:p>
          </table:table-cell>
          <table:table-cell table:style-name="ce12" table:formula="of:=([.E78]-[.G78]+[.$A$3])/2" office:value-type="float" office:value="149.861983383135" calcext:value-type="float">
            <text:p>150</text:p>
          </table:table-cell>
          <table:table-cell table:style-name="ce10"/>
        </table:table-row>
        <table:table-row table:style-name="ro1">
          <table:table-cell/>
          <table:table-cell table:style-name="ce2" table:formula="of:=[.B78]+1" office:value-type="float" office:value="77" calcext:value-type="float">
            <text:p>77</text:p>
          </table:table-cell>
          <table:table-cell table:formula="of:=[.$A$3]*SIN(RADIANS([.B79]))" office:value-type="float" office:value="497.903103105255" calcext:value-type="float">
            <text:p>497,9</text:p>
          </table:table-cell>
          <table:table-cell table:formula="of:=[.$A$3]*SIN(RADIANS([.B79]-120))" office:value-type="float" office:value="-348.501161991937" calcext:value-type="float">
            <text:p>-348,5</text:p>
          </table:table-cell>
          <table:table-cell table:formula="of:=[.$A$3]*SIN(RADIANS([.B79]+120))" office:value-type="float" office:value="-149.401941113318" calcext:value-type="float">
            <text:p>-149,4</text:p>
          </table:table-cell>
          <table:table-cell table:style-name="ce10"/>
          <table:table-cell table:style-name="ce6" table:formula="of:=(MIN([.C79];[.D79];[.E79])+MAX([.C79];[.D79];[.E79]))/2" office:value-type="float" office:value="74.7009705566592" calcext:value-type="float">
            <text:p>74,7</text:p>
          </table:table-cell>
          <table:table-cell table:style-name="ce12" table:formula="of:=([.C79]-[.G79]+[.$A$3])/2" office:value-type="float" office:value="467.101066274298" calcext:value-type="float">
            <text:p>467</text:p>
          </table:table-cell>
          <table:table-cell table:style-name="ce12" office:value-type="string" calcext:value-type="string">
            <text:p>,</text:p>
          </table:table-cell>
          <table:table-cell table:style-name="ce12" table:formula="of:=([.D79]-[.G79]+[.$A$3])/2" office:value-type="float" office:value="43.898933725702" calcext:value-type="float">
            <text:p>44</text:p>
          </table:table-cell>
          <table:table-cell table:style-name="ce12" table:formula="of:=([.E79]-[.G79]+[.$A$3])/2" office:value-type="float" office:value="143.448544165011" calcext:value-type="float">
            <text:p>143</text:p>
          </table:table-cell>
          <table:table-cell table:style-name="ce10"/>
        </table:table-row>
        <table:table-row table:style-name="ro1">
          <table:table-cell/>
          <table:table-cell table:style-name="ce2" table:formula="of:=[.B79]+1" office:value-type="float" office:value="78" calcext:value-type="float">
            <text:p>78</text:p>
          </table:table-cell>
          <table:table-cell table:formula="of:=[.$A$3]*SIN(RADIANS([.B80]))" office:value-type="float" office:value="499.833423974975" calcext:value-type="float">
            <text:p>499,8</text:p>
          </table:table-cell>
          <table:table-cell table:formula="of:=[.$A$3]*SIN(RADIANS([.B80]-120))" office:value-type="float" office:value="-341.925739849377" calcext:value-type="float">
            <text:p>-341,9</text:p>
          </table:table-cell>
          <table:table-cell table:formula="of:=[.$A$3]*SIN(RADIANS([.B80]+120))" office:value-type="float" office:value="-157.907684125598" calcext:value-type="float">
            <text:p>-157,9</text:p>
          </table:table-cell>
          <table:table-cell table:style-name="ce10"/>
          <table:table-cell table:style-name="ce6" table:formula="of:=(MIN([.C80];[.D80];[.E80])+MAX([.C80];[.D80];[.E80]))/2" office:value-type="float" office:value="78.9538420627991" calcext:value-type="float">
            <text:p>79,0</text:p>
          </table:table-cell>
          <table:table-cell table:style-name="ce12" table:formula="of:=([.C80]-[.G80]+[.$A$3])/2" office:value-type="float" office:value="465.939790956088" calcext:value-type="float">
            <text:p>466</text:p>
          </table:table-cell>
          <table:table-cell table:style-name="ce12" office:value-type="string" calcext:value-type="string">
            <text:p>,</text:p>
          </table:table-cell>
          <table:table-cell table:style-name="ce12" table:formula="of:=([.D80]-[.G80]+[.$A$3])/2" office:value-type="float" office:value="45.0602090439122" calcext:value-type="float">
            <text:p>45</text:p>
          </table:table-cell>
          <table:table-cell table:style-name="ce12" table:formula="of:=([.E80]-[.G80]+[.$A$3])/2" office:value-type="float" office:value="137.069236905801" calcext:value-type="float">
            <text:p>137</text:p>
          </table:table-cell>
          <table:table-cell table:style-name="ce10"/>
        </table:table-row>
        <table:table-row table:style-name="ro1">
          <table:table-cell/>
          <table:table-cell table:style-name="ce2" table:formula="of:=[.B80]+1" office:value-type="float" office:value="79" calcext:value-type="float">
            <text:p>79</text:p>
          </table:table-cell>
          <table:table-cell table:formula="of:=[.$A$3]*SIN(RADIANS([.B81]))" office:value-type="float" office:value="501.611490741756" calcext:value-type="float">
            <text:p>501,6</text:p>
          </table:table-cell>
          <table:table-cell table:formula="of:=[.$A$3]*SIN(RADIANS([.B81]-120))" office:value-type="float" office:value="-335.246163814149" calcext:value-type="float">
            <text:p>-335,2</text:p>
          </table:table-cell>
          <table:table-cell table:formula="of:=[.$A$3]*SIN(RADIANS([.B81]+120))" office:value-type="float" office:value="-166.365326927607" calcext:value-type="float">
            <text:p>-166,4</text:p>
          </table:table-cell>
          <table:table-cell table:style-name="ce10"/>
          <table:table-cell table:style-name="ce6" table:formula="of:=(MIN([.C81];[.D81];[.E81])+MAX([.C81];[.D81];[.E81]))/2" office:value-type="float" office:value="83.1826634638036" calcext:value-type="float">
            <text:p>83,2</text:p>
          </table:table-cell>
          <table:table-cell table:style-name="ce12" table:formula="of:=([.C81]-[.G81]+[.$A$3])/2" office:value-type="float" office:value="464.714413638976" calcext:value-type="float">
            <text:p>465</text:p>
          </table:table-cell>
          <table:table-cell table:style-name="ce12" office:value-type="string" calcext:value-type="string">
            <text:p>,</text:p>
          </table:table-cell>
          <table:table-cell table:style-name="ce12" table:formula="of:=([.D81]-[.G81]+[.$A$3])/2" office:value-type="float" office:value="46.2855863610236" calcext:value-type="float">
            <text:p>46</text:p>
          </table:table-cell>
          <table:table-cell table:style-name="ce12" table:formula="of:=([.E81]-[.G81]+[.$A$3])/2" office:value-type="float" office:value="130.726004804295" calcext:value-type="float">
            <text:p>131</text:p>
          </table:table-cell>
          <table:table-cell table:style-name="ce10"/>
        </table:table-row>
        <table:table-row table:style-name="ro1">
          <table:table-cell/>
          <table:table-cell table:style-name="ce2" table:formula="of:=[.B81]+1" office:value-type="float" office:value="80" calcext:value-type="float">
            <text:p>80</text:p>
          </table:table-cell>
          <table:table-cell table:formula="of:=[.$A$3]*SIN(RADIANS([.B82]))" office:value-type="float" office:value="503.236761789238" calcext:value-type="float">
            <text:p>503,2</text:p>
          </table:table-cell>
          <table:table-cell table:formula="of:=[.$A$3]*SIN(RADIANS([.B82]-120))" office:value-type="float" office:value="-328.464468549822" calcext:value-type="float">
            <text:p>-328,5</text:p>
          </table:table-cell>
          <table:table-cell table:formula="of:=[.$A$3]*SIN(RADIANS([.B82]+120))" office:value-type="float" office:value="-174.772293239417" calcext:value-type="float">
            <text:p>-174,8</text:p>
          </table:table-cell>
          <table:table-cell table:style-name="ce10"/>
          <table:table-cell table:style-name="ce6" table:formula="of:=(MIN([.C82];[.D82];[.E82])+MAX([.C82];[.D82];[.E82]))/2" office:value-type="float" office:value="87.3861466197084" calcext:value-type="float">
            <text:p>87,4</text:p>
          </table:table-cell>
          <table:table-cell table:style-name="ce12" table:formula="of:=([.C82]-[.G82]+[.$A$3])/2" office:value-type="float" office:value="463.425307584765" calcext:value-type="float">
            <text:p>463</text:p>
          </table:table-cell>
          <table:table-cell table:style-name="ce12" office:value-type="string" calcext:value-type="string">
            <text:p>,</text:p>
          </table:table-cell>
          <table:table-cell table:style-name="ce12" table:formula="of:=([.D82]-[.G82]+[.$A$3])/2" office:value-type="float" office:value="47.574692415235" calcext:value-type="float">
            <text:p>48</text:p>
          </table:table-cell>
          <table:table-cell table:style-name="ce12" table:formula="of:=([.E82]-[.G82]+[.$A$3])/2" office:value-type="float" office:value="124.420780070437" calcext:value-type="float">
            <text:p>124</text:p>
          </table:table-cell>
          <table:table-cell table:style-name="ce10"/>
        </table:table-row>
        <table:table-row table:style-name="ro1">
          <table:table-cell/>
          <table:table-cell table:style-name="ce2" table:formula="of:=[.B82]+1" office:value-type="float" office:value="81" calcext:value-type="float">
            <text:p>81</text:p>
          </table:table-cell>
          <table:table-cell table:formula="of:=[.$A$3]*SIN(RADIANS([.B83]))" office:value-type="float" office:value="504.708742044115" calcext:value-type="float">
            <text:p>504,7</text:p>
          </table:table-cell>
          <table:table-cell table:formula="of:=[.$A$3]*SIN(RADIANS([.B83]-120))" office:value-type="float" office:value="-321.582719826467" calcext:value-type="float">
            <text:p>-321,6</text:p>
          </table:table-cell>
          <table:table-cell table:formula="of:=[.$A$3]*SIN(RADIANS([.B83]+120))" office:value-type="float" office:value="-183.126022217649" calcext:value-type="float">
            <text:p>-183,1</text:p>
          </table:table-cell>
          <table:table-cell table:style-name="ce10"/>
          <table:table-cell table:style-name="ce6" table:formula="of:=(MIN([.C83];[.D83];[.E83])+MAX([.C83];[.D83];[.E83]))/2" office:value-type="float" office:value="91.5630111088242" calcext:value-type="float">
            <text:p>91,6</text:p>
          </table:table-cell>
          <table:table-cell table:style-name="ce12" table:formula="of:=([.C83]-[.G83]+[.$A$3])/2" office:value-type="float" office:value="462.072865467646" calcext:value-type="float">
            <text:p>462</text:p>
          </table:table-cell>
          <table:table-cell table:style-name="ce12" office:value-type="string" calcext:value-type="string">
            <text:p>,</text:p>
          </table:table-cell>
          <table:table-cell table:style-name="ce12" table:formula="of:=([.D83]-[.G83]+[.$A$3])/2" office:value-type="float" office:value="48.9271345323544" calcext:value-type="float">
            <text:p>49</text:p>
          </table:table-cell>
          <table:table-cell table:style-name="ce12" table:formula="of:=([.E83]-[.G83]+[.$A$3])/2" office:value-type="float" office:value="118.155483336764" calcext:value-type="float">
            <text:p>118</text:p>
          </table:table-cell>
          <table:table-cell table:style-name="ce10"/>
        </table:table-row>
        <table:table-row table:style-name="ro1">
          <table:table-cell/>
          <table:table-cell table:style-name="ce2" table:formula="of:=[.B83]+1" office:value-type="float" office:value="82" calcext:value-type="float">
            <text:p>82</text:p>
          </table:table-cell>
          <table:table-cell table:formula="of:=[.$A$3]*SIN(RADIANS([.B84]))" office:value-type="float" office:value="506.026983126943" calcext:value-type="float">
            <text:p>506,0</text:p>
          </table:table-cell>
          <table:table-cell table:formula="of:=[.$A$3]*SIN(RADIANS([.B84]-120))" office:value-type="float" office:value="-314.603013891411" calcext:value-type="float">
            <text:p>-314,6</text:p>
          </table:table-cell>
          <table:table-cell table:formula="of:=[.$A$3]*SIN(RADIANS([.B84]+120))" office:value-type="float" office:value="-191.423969235531" calcext:value-type="float">
            <text:p>-191,4</text:p>
          </table:table-cell>
          <table:table-cell table:style-name="ce10"/>
          <table:table-cell table:style-name="ce6" table:formula="of:=(MIN([.C84];[.D84];[.E84])+MAX([.C84];[.D84];[.E84]))/2" office:value-type="float" office:value="95.7119846177656" calcext:value-type="float">
            <text:p>95,7</text:p>
          </table:table-cell>
          <table:table-cell table:style-name="ce12" table:formula="of:=([.C84]-[.G84]+[.$A$3])/2" office:value-type="float" office:value="460.657499254589" calcext:value-type="float">
            <text:p>461</text:p>
          </table:table-cell>
          <table:table-cell table:style-name="ce12" office:value-type="string" calcext:value-type="string">
            <text:p>,</text:p>
          </table:table-cell>
          <table:table-cell table:style-name="ce12" table:formula="of:=([.D84]-[.G84]+[.$A$3])/2" office:value-type="float" office:value="50.3425007454115" calcext:value-type="float">
            <text:p>50</text:p>
          </table:table-cell>
          <table:table-cell table:style-name="ce12" table:formula="of:=([.E84]-[.G84]+[.$A$3])/2" office:value-type="float" office:value="111.932023073352" calcext:value-type="float">
            <text:p>112</text:p>
          </table:table-cell>
          <table:table-cell table:style-name="ce10"/>
        </table:table-row>
        <table:table-row table:style-name="ro1">
          <table:table-cell/>
          <table:table-cell table:style-name="ce2" table:formula="of:=[.B84]+1" office:value-type="float" office:value="83" calcext:value-type="float">
            <text:p>83</text:p>
          </table:table-cell>
          <table:table-cell table:formula="of:=[.$A$3]*SIN(RADIANS([.B85]))" office:value-type="float" office:value="507.191083488716" calcext:value-type="float">
            <text:p>507,2</text:p>
          </table:table-cell>
          <table:table-cell table:formula="of:=[.$A$3]*SIN(RADIANS([.B85]-120))" office:value-type="float" office:value="-307.527476830697" calcext:value-type="float">
            <text:p>-307,5</text:p>
          </table:table-cell>
          <table:table-cell table:formula="of:=[.$A$3]*SIN(RADIANS([.B85]+120))" office:value-type="float" office:value="-199.663606658019" calcext:value-type="float">
            <text:p>-199,7</text:p>
          </table:table-cell>
          <table:table-cell table:style-name="ce10"/>
          <table:table-cell table:style-name="ce6" table:formula="of:=(MIN([.C85];[.D85];[.E85])+MAX([.C85];[.D85];[.E85]))/2" office:value-type="float" office:value="99.8318033290094" calcext:value-type="float">
            <text:p>99,8</text:p>
          </table:table-cell>
          <table:table-cell table:style-name="ce12" table:formula="of:=([.C85]-[.G85]+[.$A$3])/2" office:value-type="float" office:value="459.179640079853" calcext:value-type="float">
            <text:p>459</text:p>
          </table:table-cell>
          <table:table-cell table:style-name="ce12" office:value-type="string" calcext:value-type="string">
            <text:p>,</text:p>
          </table:table-cell>
          <table:table-cell table:style-name="ce12" table:formula="of:=([.D85]-[.G85]+[.$A$3])/2" office:value-type="float" office:value="51.8203599201469" calcext:value-type="float">
            <text:p>52</text:p>
          </table:table-cell>
          <table:table-cell table:style-name="ce12" table:formula="of:=([.E85]-[.G85]+[.$A$3])/2" office:value-type="float" office:value="105.752295006486" calcext:value-type="float">
            <text:p>106</text:p>
          </table:table-cell>
          <table:table-cell table:style-name="ce10"/>
        </table:table-row>
        <table:table-row table:style-name="ro1">
          <table:table-cell/>
          <table:table-cell table:style-name="ce2" table:formula="of:=[.B85]+1" office:value-type="float" office:value="84" calcext:value-type="float">
            <text:p>84</text:p>
          </table:table-cell>
          <table:table-cell table:formula="of:=[.$A$3]*SIN(RADIANS([.B86]))" office:value-type="float" office:value="508.200688533188" calcext:value-type="float">
            <text:p>508,2</text:p>
          </table:table-cell>
          <table:table-cell table:formula="of:=[.$A$3]*SIN(RADIANS([.B86]-120))" office:value-type="float" office:value="-300.358263921454" calcext:value-type="float">
            <text:p>-300,4</text:p>
          </table:table-cell>
          <table:table-cell table:formula="of:=[.$A$3]*SIN(RADIANS([.B86]+120))" office:value-type="float" office:value="-207.842424611734" calcext:value-type="float">
            <text:p>-207,8</text:p>
          </table:table-cell>
          <table:table-cell table:style-name="ce10"/>
          <table:table-cell table:style-name="ce6" table:formula="of:=(MIN([.C86];[.D86];[.E86])+MAX([.C86];[.D86];[.E86]))/2" office:value-type="float" office:value="103.921212305867" calcext:value-type="float">
            <text:p>103,9</text:p>
          </table:table-cell>
          <table:table-cell table:style-name="ce12" table:formula="of:=([.C86]-[.G86]+[.$A$3])/2" office:value-type="float" office:value="457.63973811366" calcext:value-type="float">
            <text:p>458</text:p>
          </table:table-cell>
          <table:table-cell table:style-name="ce12" office:value-type="string" calcext:value-type="string">
            <text:p>,</text:p>
          </table:table-cell>
          <table:table-cell table:style-name="ce12" table:formula="of:=([.D86]-[.G86]+[.$A$3])/2" office:value-type="float" office:value="53.3602618863396" calcext:value-type="float">
            <text:p>53</text:p>
          </table:table-cell>
          <table:table-cell table:style-name="ce12" table:formula="of:=([.E86]-[.G86]+[.$A$3])/2" office:value-type="float" office:value="99.6181815411996" calcext:value-type="float">
            <text:p>100</text:p>
          </table:table-cell>
          <table:table-cell table:style-name="ce10"/>
        </table:table-row>
        <table:table-row table:style-name="ro1">
          <table:table-cell/>
          <table:table-cell table:style-name="ce2" table:formula="of:=[.B86]+1" office:value-type="float" office:value="85" calcext:value-type="float">
            <text:p>85</text:p>
          </table:table-cell>
          <table:table-cell table:formula="of:=[.$A$3]*SIN(RADIANS([.B87]))" office:value-type="float" office:value="509.055490724882" calcext:value-type="float">
            <text:p>509,1</text:p>
          </table:table-cell>
          <table:table-cell table:formula="of:=[.$A$3]*SIN(RADIANS([.B87]-120))" office:value-type="float" office:value="-293.097558975384" calcext:value-type="float">
            <text:p>-293,1</text:p>
          </table:table-cell>
          <table:table-cell table:formula="of:=[.$A$3]*SIN(RADIANS([.B87]+120))" office:value-type="float" office:value="-215.957931749497" calcext:value-type="float">
            <text:p>-216,0</text:p>
          </table:table-cell>
          <table:table-cell table:style-name="ce10"/>
          <table:table-cell table:style-name="ce6" table:formula="of:=(MIN([.C87];[.D87];[.E87])+MAX([.C87];[.D87];[.E87]))/2" office:value-type="float" office:value="107.978965874749" calcext:value-type="float">
            <text:p>108,0</text:p>
          </table:table-cell>
          <table:table-cell table:style-name="ce12" table:formula="of:=([.C87]-[.G87]+[.$A$3])/2" office:value-type="float" office:value="456.038262425067" calcext:value-type="float">
            <text:p>456</text:p>
          </table:table-cell>
          <table:table-cell table:style-name="ce12" office:value-type="string" calcext:value-type="string">
            <text:p>,</text:p>
          </table:table-cell>
          <table:table-cell table:style-name="ce12" table:formula="of:=([.D87]-[.G87]+[.$A$3])/2" office:value-type="float" office:value="54.9617375749334" calcext:value-type="float">
            <text:p>55</text:p>
          </table:table-cell>
          <table:table-cell table:style-name="ce12" table:formula="of:=([.E87]-[.G87]+[.$A$3])/2" office:value-type="float" office:value="93.531551187877" calcext:value-type="float">
            <text:p>94</text:p>
          </table:table-cell>
          <table:table-cell table:style-name="ce10"/>
        </table:table-row>
        <table:table-row table:style-name="ro1">
          <table:table-cell/>
          <table:table-cell table:style-name="ce2" table:formula="of:=[.B87]+1" office:value-type="float" office:value="86" calcext:value-type="float">
            <text:p>86</text:p>
          </table:table-cell>
          <table:table-cell table:formula="of:=[.$A$3]*SIN(RADIANS([.B88]))" office:value-type="float" office:value="509.75522968277" calcext:value-type="float">
            <text:p>509,8</text:p>
          </table:table-cell>
          <table:table-cell table:formula="of:=[.$A$3]*SIN(RADIANS([.B88]-120))" office:value-type="float" office:value="-285.747573673552" calcext:value-type="float">
            <text:p>-285,7</text:p>
          </table:table-cell>
          <table:table-cell table:formula="of:=[.$A$3]*SIN(RADIANS([.B88]+120))" office:value-type="float" office:value="-224.007656009219" calcext:value-type="float">
            <text:p>-224,0</text:p>
          </table:table-cell>
          <table:table-cell table:style-name="ce10"/>
          <table:table-cell table:style-name="ce6" table:formula="of:=(MIN([.C88];[.D88];[.E88])+MAX([.C88];[.D88];[.E88]))/2" office:value-type="float" office:value="112.003828004609" calcext:value-type="float">
            <text:p>112,0</text:p>
          </table:table-cell>
          <table:table-cell table:style-name="ce12" table:formula="of:=([.C88]-[.G88]+[.$A$3])/2" office:value-type="float" office:value="454.37570083908" calcext:value-type="float">
            <text:p>454</text:p>
          </table:table-cell>
          <table:table-cell table:style-name="ce12" office:value-type="string" calcext:value-type="string">
            <text:p>,</text:p>
          </table:table-cell>
          <table:table-cell table:style-name="ce12" table:formula="of:=([.D88]-[.G88]+[.$A$3])/2" office:value-type="float" office:value="56.6242991609196" calcext:value-type="float">
            <text:p>57</text:p>
          </table:table-cell>
          <table:table-cell table:style-name="ce12" table:formula="of:=([.E88]-[.G88]+[.$A$3])/2" office:value-type="float" office:value="87.4942579930861" calcext:value-type="float">
            <text:p>87</text:p>
          </table:table-cell>
          <table:table-cell table:style-name="ce10"/>
        </table:table-row>
        <table:table-row table:style-name="ro1">
          <table:table-cell/>
          <table:table-cell table:style-name="ce2" table:formula="of:=[.B88]+1" office:value-type="float" office:value="87" calcext:value-type="float">
            <text:p>87</text:p>
          </table:table-cell>
          <table:table-cell table:formula="of:=[.$A$3]*SIN(RADIANS([.B89]))" office:value-type="float" office:value="510.299692259587" calcext:value-type="float">
            <text:p>510,3</text:p>
          </table:table-cell>
          <table:table-cell table:formula="of:=[.$A$3]*SIN(RADIANS([.B89]-120))" office:value-type="float" office:value="-278.310546892679" calcext:value-type="float">
            <text:p>-278,3</text:p>
          </table:table-cell>
          <table:table-cell table:formula="of:=[.$A$3]*SIN(RADIANS([.B89]+120))" office:value-type="float" office:value="-231.989145366908" calcext:value-type="float">
            <text:p>-232,0</text:p>
          </table:table-cell>
          <table:table-cell table:style-name="ce10"/>
          <table:table-cell table:style-name="ce6" table:formula="of:=(MIN([.C89];[.D89];[.E89])+MAX([.C89];[.D89];[.E89]))/2" office:value-type="float" office:value="115.994572683454" calcext:value-type="float">
            <text:p>116,0</text:p>
          </table:table-cell>
          <table:table-cell table:style-name="ce12" table:formula="of:=([.C89]-[.G89]+[.$A$3])/2" office:value-type="float" office:value="452.652559788067" calcext:value-type="float">
            <text:p>453</text:p>
          </table:table-cell>
          <table:table-cell table:style-name="ce12" office:value-type="string" calcext:value-type="string">
            <text:p>,</text:p>
          </table:table-cell>
          <table:table-cell table:style-name="ce12" table:formula="of:=([.D89]-[.G89]+[.$A$3])/2" office:value-type="float" office:value="58.3474402119335" calcext:value-type="float">
            <text:p>58</text:p>
          </table:table-cell>
          <table:table-cell table:style-name="ce12" table:formula="of:=([.E89]-[.G89]+[.$A$3])/2" office:value-type="float" office:value="81.5081409748187" calcext:value-type="float">
            <text:p>82</text:p>
          </table:table-cell>
          <table:table-cell table:style-name="ce10"/>
        </table:table-row>
        <table:table-row table:style-name="ro1">
          <table:table-cell/>
          <table:table-cell table:style-name="ce2" table:formula="of:=[.B89]+1" office:value-type="float" office:value="88" calcext:value-type="float">
            <text:p>88</text:p>
          </table:table-cell>
          <table:table-cell table:formula="of:=[.$A$3]*SIN(RADIANS([.B90]))" office:value-type="float" office:value="510.688712606758" calcext:value-type="float">
            <text:p>510,7</text:p>
          </table:table-cell>
          <table:table-cell table:formula="of:=[.$A$3]*SIN(RADIANS([.B90]-120))" office:value-type="float" office:value="-270.788744023168" calcext:value-type="float">
            <text:p>-270,8</text:p>
          </table:table-cell>
          <table:table-cell table:formula="of:=[.$A$3]*SIN(RADIANS([.B90]+120))" office:value-type="float" office:value="-239.89996858359" calcext:value-type="float">
            <text:p>-239,9</text:p>
          </table:table-cell>
          <table:table-cell table:style-name="ce10"/>
          <table:table-cell table:style-name="ce6" table:formula="of:=(MIN([.C90];[.D90];[.E90])+MAX([.C90];[.D90];[.E90]))/2" office:value-type="float" office:value="119.949984291795" calcext:value-type="float">
            <text:p>119,9</text:p>
          </table:table-cell>
          <table:table-cell table:style-name="ce12" table:formula="of:=([.C90]-[.G90]+[.$A$3])/2" office:value-type="float" office:value="450.869364157481" calcext:value-type="float">
            <text:p>451</text:p>
          </table:table-cell>
          <table:table-cell table:style-name="ce12" office:value-type="string" calcext:value-type="string">
            <text:p>,</text:p>
          </table:table-cell>
          <table:table-cell table:style-name="ce12" table:formula="of:=([.D90]-[.G90]+[.$A$3])/2" office:value-type="float" office:value="60.1306358425186" calcext:value-type="float">
            <text:p>60</text:p>
          </table:table-cell>
          <table:table-cell table:style-name="ce12" table:formula="of:=([.E90]-[.G90]+[.$A$3])/2" office:value-type="float" office:value="75.5750235623073" calcext:value-type="float">
            <text:p>76</text:p>
          </table:table-cell>
          <table:table-cell table:style-name="ce10"/>
        </table:table-row>
        <table:table-row table:style-name="ro1">
          <table:table-cell/>
          <table:table-cell table:style-name="ce2" table:formula="of:=[.B90]+1" office:value-type="float" office:value="89" calcext:value-type="float">
            <text:p>89</text:p>
          </table:table-cell>
          <table:table-cell table:formula="of:=[.$A$3]*SIN(RADIANS([.B91]))" office:value-type="float" office:value="510.922172224916" calcext:value-type="float">
            <text:p>510,9</text:p>
          </table:table-cell>
          <table:table-cell table:formula="of:=[.$A$3]*SIN(RADIANS([.B91]-120))" office:value-type="float" office:value="-263.184456279038" calcext:value-type="float">
            <text:p>-263,2</text:p>
          </table:table-cell>
          <table:table-cell table:formula="of:=[.$A$3]*SIN(RADIANS([.B91]+120))" office:value-type="float" office:value="-247.737715945878" calcext:value-type="float">
            <text:p>-247,7</text:p>
          </table:table-cell>
          <table:table-cell table:style-name="ce10"/>
          <table:table-cell table:style-name="ce6" table:formula="of:=(MIN([.C91];[.D91];[.E91])+MAX([.C91];[.D91];[.E91]))/2" office:value-type="float" office:value="123.868857972939" calcext:value-type="float">
            <text:p>123,9</text:p>
          </table:table-cell>
          <table:table-cell table:style-name="ce12" table:formula="of:=([.C91]-[.G91]+[.$A$3])/2" office:value-type="float" office:value="449.026657125988" calcext:value-type="float">
            <text:p>449</text:p>
          </table:table-cell>
          <table:table-cell table:style-name="ce12" office:value-type="string" calcext:value-type="string">
            <text:p>,</text:p>
          </table:table-cell>
          <table:table-cell table:style-name="ce12" table:formula="of:=([.D91]-[.G91]+[.$A$3])/2" office:value-type="float" office:value="61.9733428740116" calcext:value-type="float">
            <text:p>62</text:p>
          </table:table-cell>
          <table:table-cell table:style-name="ce12" table:formula="of:=([.E91]-[.G91]+[.$A$3])/2" office:value-type="float" office:value="69.6967130405913" calcext:value-type="float">
            <text:p>70</text:p>
          </table:table-cell>
          <table:table-cell table:style-name="ce10"/>
        </table:table-row>
        <table:table-row table:style-name="ro1">
          <table:table-cell/>
          <table:table-cell table:style-name="ce2" table:formula="of:=[.B91]+1" office:value-type="float" office:value="90" calcext:value-type="float">
            <text:p>90</text:p>
          </table:table-cell>
          <table:table-cell table:formula="of:=[.$A$3]*SIN(RADIANS([.B92]))" office:value-type="float" office:value="511" calcext:value-type="float">
            <text:p>511,0</text:p>
          </table:table-cell>
          <table:table-cell table:formula="of:=[.$A$3]*SIN(RADIANS([.B92]-120))" office:value-type="float" office:value="-255.5" calcext:value-type="float">
            <text:p>-255,5</text:p>
          </table:table-cell>
          <table:table-cell table:formula="of:=[.$A$3]*SIN(RADIANS([.B92]+120))" office:value-type="float" office:value="-255.5" calcext:value-type="float">
            <text:p>-255,5</text:p>
          </table:table-cell>
          <table:table-cell table:style-name="ce10"/>
          <table:table-cell table:style-name="ce6" table:formula="of:=(MIN([.C92];[.D92];[.E92])+MAX([.C92];[.D92];[.E92]))/2" office:value-type="float" office:value="127.75" calcext:value-type="float">
            <text:p>127,8</text:p>
          </table:table-cell>
          <table:table-cell table:style-name="ce12" table:formula="of:=([.C92]-[.G92]+[.$A$3])/2" office:value-type="float" office:value="447.125" calcext:value-type="float">
            <text:p>447</text:p>
          </table:table-cell>
          <table:table-cell table:style-name="ce12" office:value-type="string" calcext:value-type="string">
            <text:p>,</text:p>
          </table:table-cell>
          <table:table-cell table:style-name="ce12" table:formula="of:=([.D92]-[.G92]+[.$A$3])/2" office:value-type="float" office:value="63.875" calcext:value-type="float">
            <text:p>64</text:p>
          </table:table-cell>
          <table:table-cell table:style-name="ce12" table:formula="of:=([.E92]-[.G92]+[.$A$3])/2" office:value-type="float" office:value="63.875" calcext:value-type="float">
            <text:p>64</text:p>
          </table:table-cell>
          <table:table-cell table:style-name="ce10"/>
        </table:table-row>
        <table:table-row table:style-name="ro1">
          <table:table-cell/>
          <table:table-cell table:style-name="ce2" table:formula="of:=[.B92]+1" office:value-type="float" office:value="91" calcext:value-type="float">
            <text:p>91</text:p>
          </table:table-cell>
          <table:table-cell table:formula="of:=[.$A$3]*SIN(RADIANS([.B93]))" office:value-type="float" office:value="510.922172224916" calcext:value-type="float">
            <text:p>510,9</text:p>
          </table:table-cell>
          <table:table-cell table:formula="of:=[.$A$3]*SIN(RADIANS([.B93]-120))" office:value-type="float" office:value="-247.737715945878" calcext:value-type="float">
            <text:p>-247,7</text:p>
          </table:table-cell>
          <table:table-cell table:formula="of:=[.$A$3]*SIN(RADIANS([.B93]+120))" office:value-type="float" office:value="-263.184456279038" calcext:value-type="float">
            <text:p>-263,2</text:p>
          </table:table-cell>
          <table:table-cell table:style-name="ce10"/>
          <table:table-cell table:style-name="ce6" table:formula="of:=(MIN([.C93];[.D93];[.E93])+MAX([.C93];[.D93];[.E93]))/2" office:value-type="float" office:value="123.868857972939" calcext:value-type="float">
            <text:p>123,9</text:p>
          </table:table-cell>
          <table:table-cell table:style-name="ce12" table:formula="of:=([.C93]-[.G93]+[.$A$3])/2" office:value-type="float" office:value="449.026657125988" calcext:value-type="float">
            <text:p>449</text:p>
          </table:table-cell>
          <table:table-cell table:style-name="ce12" office:value-type="string" calcext:value-type="string">
            <text:p>,</text:p>
          </table:table-cell>
          <table:table-cell table:style-name="ce12" table:formula="of:=([.D93]-[.G93]+[.$A$3])/2" office:value-type="float" office:value="69.6967130405913" calcext:value-type="float">
            <text:p>70</text:p>
          </table:table-cell>
          <table:table-cell table:style-name="ce12" table:formula="of:=([.E93]-[.G93]+[.$A$3])/2" office:value-type="float" office:value="61.9733428740116" calcext:value-type="float">
            <text:p>62</text:p>
          </table:table-cell>
          <table:table-cell table:style-name="ce10"/>
        </table:table-row>
        <table:table-row table:style-name="ro1">
          <table:table-cell/>
          <table:table-cell table:style-name="ce2" table:formula="of:=[.B93]+1" office:value-type="float" office:value="92" calcext:value-type="float">
            <text:p>92</text:p>
          </table:table-cell>
          <table:table-cell table:formula="of:=[.$A$3]*SIN(RADIANS([.B94]))" office:value-type="float" office:value="510.688712606758" calcext:value-type="float">
            <text:p>510,7</text:p>
          </table:table-cell>
          <table:table-cell table:formula="of:=[.$A$3]*SIN(RADIANS([.B94]-120))" office:value-type="float" office:value="-239.89996858359" calcext:value-type="float">
            <text:p>-239,9</text:p>
          </table:table-cell>
          <table:table-cell table:formula="of:=[.$A$3]*SIN(RADIANS([.B94]+120))" office:value-type="float" office:value="-270.788744023168" calcext:value-type="float">
            <text:p>-270,8</text:p>
          </table:table-cell>
          <table:table-cell table:style-name="ce10"/>
          <table:table-cell table:style-name="ce6" table:formula="of:=(MIN([.C94];[.D94];[.E94])+MAX([.C94];[.D94];[.E94]))/2" office:value-type="float" office:value="119.949984291795" calcext:value-type="float">
            <text:p>119,9</text:p>
          </table:table-cell>
          <table:table-cell table:style-name="ce12" table:formula="of:=([.C94]-[.G94]+[.$A$3])/2" office:value-type="float" office:value="450.869364157481" calcext:value-type="float">
            <text:p>451</text:p>
          </table:table-cell>
          <table:table-cell table:style-name="ce12" office:value-type="string" calcext:value-type="string">
            <text:p>,</text:p>
          </table:table-cell>
          <table:table-cell table:style-name="ce12" table:formula="of:=([.D94]-[.G94]+[.$A$3])/2" office:value-type="float" office:value="75.5750235623073" calcext:value-type="float">
            <text:p>76</text:p>
          </table:table-cell>
          <table:table-cell table:style-name="ce12" table:formula="of:=([.E94]-[.G94]+[.$A$3])/2" office:value-type="float" office:value="60.1306358425186" calcext:value-type="float">
            <text:p>60</text:p>
          </table:table-cell>
          <table:table-cell table:style-name="ce10"/>
        </table:table-row>
        <table:table-row table:style-name="ro1">
          <table:table-cell/>
          <table:table-cell table:style-name="ce2" table:formula="of:=[.B94]+1" office:value-type="float" office:value="93" calcext:value-type="float">
            <text:p>93</text:p>
          </table:table-cell>
          <table:table-cell table:formula="of:=[.$A$3]*SIN(RADIANS([.B95]))" office:value-type="float" office:value="510.299692259587" calcext:value-type="float">
            <text:p>510,3</text:p>
          </table:table-cell>
          <table:table-cell table:formula="of:=[.$A$3]*SIN(RADIANS([.B95]-120))" office:value-type="float" office:value="-231.989145366908" calcext:value-type="float">
            <text:p>-232,0</text:p>
          </table:table-cell>
          <table:table-cell table:formula="of:=[.$A$3]*SIN(RADIANS([.B95]+120))" office:value-type="float" office:value="-278.310546892679" calcext:value-type="float">
            <text:p>-278,3</text:p>
          </table:table-cell>
          <table:table-cell table:style-name="ce10"/>
          <table:table-cell table:style-name="ce6" table:formula="of:=(MIN([.C95];[.D95];[.E95])+MAX([.C95];[.D95];[.E95]))/2" office:value-type="float" office:value="115.994572683454" calcext:value-type="float">
            <text:p>116,0</text:p>
          </table:table-cell>
          <table:table-cell table:style-name="ce12" table:formula="of:=([.C95]-[.G95]+[.$A$3])/2" office:value-type="float" office:value="452.652559788067" calcext:value-type="float">
            <text:p>453</text:p>
          </table:table-cell>
          <table:table-cell table:style-name="ce12" office:value-type="string" calcext:value-type="string">
            <text:p>,</text:p>
          </table:table-cell>
          <table:table-cell table:style-name="ce12" table:formula="of:=([.D95]-[.G95]+[.$A$3])/2" office:value-type="float" office:value="81.5081409748187" calcext:value-type="float">
            <text:p>82</text:p>
          </table:table-cell>
          <table:table-cell table:style-name="ce12" table:formula="of:=([.E95]-[.G95]+[.$A$3])/2" office:value-type="float" office:value="58.3474402119335" calcext:value-type="float">
            <text:p>58</text:p>
          </table:table-cell>
          <table:table-cell table:style-name="ce10"/>
        </table:table-row>
        <table:table-row table:style-name="ro1">
          <table:table-cell/>
          <table:table-cell table:style-name="ce2" table:formula="of:=[.B95]+1" office:value-type="float" office:value="94" calcext:value-type="float">
            <text:p>94</text:p>
          </table:table-cell>
          <table:table-cell table:formula="of:=[.$A$3]*SIN(RADIANS([.B96]))" office:value-type="float" office:value="509.75522968277" calcext:value-type="float">
            <text:p>509,8</text:p>
          </table:table-cell>
          <table:table-cell table:formula="of:=[.$A$3]*SIN(RADIANS([.B96]-120))" office:value-type="float" office:value="-224.007656009219" calcext:value-type="float">
            <text:p>-224,0</text:p>
          </table:table-cell>
          <table:table-cell table:formula="of:=[.$A$3]*SIN(RADIANS([.B96]+120))" office:value-type="float" office:value="-285.747573673552" calcext:value-type="float">
            <text:p>-285,7</text:p>
          </table:table-cell>
          <table:table-cell table:style-name="ce10"/>
          <table:table-cell table:style-name="ce6" table:formula="of:=(MIN([.C96];[.D96];[.E96])+MAX([.C96];[.D96];[.E96]))/2" office:value-type="float" office:value="112.003828004609" calcext:value-type="float">
            <text:p>112,0</text:p>
          </table:table-cell>
          <table:table-cell table:style-name="ce12" table:formula="of:=([.C96]-[.G96]+[.$A$3])/2" office:value-type="float" office:value="454.37570083908" calcext:value-type="float">
            <text:p>454</text:p>
          </table:table-cell>
          <table:table-cell table:style-name="ce12" office:value-type="string" calcext:value-type="string">
            <text:p>,</text:p>
          </table:table-cell>
          <table:table-cell table:style-name="ce12" table:formula="of:=([.D96]-[.G96]+[.$A$3])/2" office:value-type="float" office:value="87.4942579930861" calcext:value-type="float">
            <text:p>87</text:p>
          </table:table-cell>
          <table:table-cell table:style-name="ce12" table:formula="of:=([.E96]-[.G96]+[.$A$3])/2" office:value-type="float" office:value="56.6242991609196" calcext:value-type="float">
            <text:p>57</text:p>
          </table:table-cell>
          <table:table-cell table:style-name="ce10"/>
        </table:table-row>
        <table:table-row table:style-name="ro1">
          <table:table-cell/>
          <table:table-cell table:style-name="ce2" table:formula="of:=[.B96]+1" office:value-type="float" office:value="95" calcext:value-type="float">
            <text:p>95</text:p>
          </table:table-cell>
          <table:table-cell table:formula="of:=[.$A$3]*SIN(RADIANS([.B97]))" office:value-type="float" office:value="509.055490724882" calcext:value-type="float">
            <text:p>509,1</text:p>
          </table:table-cell>
          <table:table-cell table:formula="of:=[.$A$3]*SIN(RADIANS([.B97]-120))" office:value-type="float" office:value="-215.957931749497" calcext:value-type="float">
            <text:p>-216,0</text:p>
          </table:table-cell>
          <table:table-cell table:formula="of:=[.$A$3]*SIN(RADIANS([.B97]+120))" office:value-type="float" office:value="-293.097558975385" calcext:value-type="float">
            <text:p>-293,1</text:p>
          </table:table-cell>
          <table:table-cell table:style-name="ce10"/>
          <table:table-cell table:style-name="ce6" table:formula="of:=(MIN([.C97];[.D97];[.E97])+MAX([.C97];[.D97];[.E97]))/2" office:value-type="float" office:value="107.978965874749" calcext:value-type="float">
            <text:p>108,0</text:p>
          </table:table-cell>
          <table:table-cell table:style-name="ce12" table:formula="of:=([.C97]-[.G97]+[.$A$3])/2" office:value-type="float" office:value="456.038262425067" calcext:value-type="float">
            <text:p>456</text:p>
          </table:table-cell>
          <table:table-cell table:style-name="ce12" office:value-type="string" calcext:value-type="string">
            <text:p>,</text:p>
          </table:table-cell>
          <table:table-cell table:style-name="ce12" table:formula="of:=([.D97]-[.G97]+[.$A$3])/2" office:value-type="float" office:value="93.5315511878769" calcext:value-type="float">
            <text:p>94</text:p>
          </table:table-cell>
          <table:table-cell table:style-name="ce12" table:formula="of:=([.E97]-[.G97]+[.$A$3])/2" office:value-type="float" office:value="54.9617375749334" calcext:value-type="float">
            <text:p>55</text:p>
          </table:table-cell>
          <table:table-cell table:style-name="ce10"/>
        </table:table-row>
        <table:table-row table:style-name="ro1">
          <table:table-cell/>
          <table:table-cell table:style-name="ce2" table:formula="of:=[.B97]+1" office:value-type="float" office:value="96" calcext:value-type="float">
            <text:p>96</text:p>
          </table:table-cell>
          <table:table-cell table:formula="of:=[.$A$3]*SIN(RADIANS([.B98]))" office:value-type="float" office:value="508.200688533188" calcext:value-type="float">
            <text:p>508,2</text:p>
          </table:table-cell>
          <table:table-cell table:formula="of:=[.$A$3]*SIN(RADIANS([.B98]-120))" office:value-type="float" office:value="-207.842424611734" calcext:value-type="float">
            <text:p>-207,8</text:p>
          </table:table-cell>
          <table:table-cell table:formula="of:=[.$A$3]*SIN(RADIANS([.B98]+120))" office:value-type="float" office:value="-300.358263921454" calcext:value-type="float">
            <text:p>-300,4</text:p>
          </table:table-cell>
          <table:table-cell table:style-name="ce10"/>
          <table:table-cell table:style-name="ce6" table:formula="of:=(MIN([.C98];[.D98];[.E98])+MAX([.C98];[.D98];[.E98]))/2" office:value-type="float" office:value="103.921212305867" calcext:value-type="float">
            <text:p>103,9</text:p>
          </table:table-cell>
          <table:table-cell table:style-name="ce12" table:formula="of:=([.C98]-[.G98]+[.$A$3])/2" office:value-type="float" office:value="457.63973811366" calcext:value-type="float">
            <text:p>458</text:p>
          </table:table-cell>
          <table:table-cell table:style-name="ce12" office:value-type="string" calcext:value-type="string">
            <text:p>,</text:p>
          </table:table-cell>
          <table:table-cell table:style-name="ce12" table:formula="of:=([.D98]-[.G98]+[.$A$3])/2" office:value-type="float" office:value="99.6181815411996" calcext:value-type="float">
            <text:p>100</text:p>
          </table:table-cell>
          <table:table-cell table:style-name="ce12" table:formula="of:=([.E98]-[.G98]+[.$A$3])/2" office:value-type="float" office:value="53.3602618863397" calcext:value-type="float">
            <text:p>53</text:p>
          </table:table-cell>
          <table:table-cell table:style-name="ce10"/>
        </table:table-row>
        <table:table-row table:style-name="ro1">
          <table:table-cell/>
          <table:table-cell table:style-name="ce2" table:formula="of:=[.B98]+1" office:value-type="float" office:value="97" calcext:value-type="float">
            <text:p>97</text:p>
          </table:table-cell>
          <table:table-cell table:formula="of:=[.$A$3]*SIN(RADIANS([.B99]))" office:value-type="float" office:value="507.191083488716" calcext:value-type="float">
            <text:p>507,2</text:p>
          </table:table-cell>
          <table:table-cell table:formula="of:=[.$A$3]*SIN(RADIANS([.B99]-120))" office:value-type="float" office:value="-199.663606658019" calcext:value-type="float">
            <text:p>-199,7</text:p>
          </table:table-cell>
          <table:table-cell table:formula="of:=[.$A$3]*SIN(RADIANS([.B99]+120))" office:value-type="float" office:value="-307.527476830697" calcext:value-type="float">
            <text:p>-307,5</text:p>
          </table:table-cell>
          <table:table-cell table:style-name="ce10"/>
          <table:table-cell table:style-name="ce6" table:formula="of:=(MIN([.C99];[.D99];[.E99])+MAX([.C99];[.D99];[.E99]))/2" office:value-type="float" office:value="99.8318033290094" calcext:value-type="float">
            <text:p>99,8</text:p>
          </table:table-cell>
          <table:table-cell table:style-name="ce12" table:formula="of:=([.C99]-[.G99]+[.$A$3])/2" office:value-type="float" office:value="459.179640079853" calcext:value-type="float">
            <text:p>459</text:p>
          </table:table-cell>
          <table:table-cell table:style-name="ce12" office:value-type="string" calcext:value-type="string">
            <text:p>,</text:p>
          </table:table-cell>
          <table:table-cell table:style-name="ce12" table:formula="of:=([.D99]-[.G99]+[.$A$3])/2" office:value-type="float" office:value="105.752295006486" calcext:value-type="float">
            <text:p>106</text:p>
          </table:table-cell>
          <table:table-cell table:style-name="ce12" table:formula="of:=([.E99]-[.G99]+[.$A$3])/2" office:value-type="float" office:value="51.8203599201469" calcext:value-type="float">
            <text:p>52</text:p>
          </table:table-cell>
          <table:table-cell table:style-name="ce10"/>
        </table:table-row>
        <table:table-row table:style-name="ro1">
          <table:table-cell/>
          <table:table-cell table:style-name="ce2" table:formula="of:=[.B99]+1" office:value-type="float" office:value="98" calcext:value-type="float">
            <text:p>98</text:p>
          </table:table-cell>
          <table:table-cell table:formula="of:=[.$A$3]*SIN(RADIANS([.B100]))" office:value-type="float" office:value="506.026983126943" calcext:value-type="float">
            <text:p>506,0</text:p>
          </table:table-cell>
          <table:table-cell table:formula="of:=[.$A$3]*SIN(RADIANS([.B100]-120))" office:value-type="float" office:value="-191.423969235531" calcext:value-type="float">
            <text:p>-191,4</text:p>
          </table:table-cell>
          <table:table-cell table:formula="of:=[.$A$3]*SIN(RADIANS([.B100]+120))" office:value-type="float" office:value="-314.603013891411" calcext:value-type="float">
            <text:p>-314,6</text:p>
          </table:table-cell>
          <table:table-cell table:style-name="ce10"/>
          <table:table-cell table:style-name="ce6" table:formula="of:=(MIN([.C100];[.D100];[.E100])+MAX([.C100];[.D100];[.E100]))/2" office:value-type="float" office:value="95.7119846177656" calcext:value-type="float">
            <text:p>95,7</text:p>
          </table:table-cell>
          <table:table-cell table:style-name="ce12" table:formula="of:=([.C100]-[.G100]+[.$A$3])/2" office:value-type="float" office:value="460.657499254589" calcext:value-type="float">
            <text:p>461</text:p>
          </table:table-cell>
          <table:table-cell table:style-name="ce12" office:value-type="string" calcext:value-type="string">
            <text:p>,</text:p>
          </table:table-cell>
          <table:table-cell table:style-name="ce12" table:formula="of:=([.D100]-[.G100]+[.$A$3])/2" office:value-type="float" office:value="111.932023073352" calcext:value-type="float">
            <text:p>112</text:p>
          </table:table-cell>
          <table:table-cell table:style-name="ce12" table:formula="of:=([.E100]-[.G100]+[.$A$3])/2" office:value-type="float" office:value="50.3425007454115" calcext:value-type="float">
            <text:p>50</text:p>
          </table:table-cell>
          <table:table-cell table:style-name="ce10"/>
        </table:table-row>
        <table:table-row table:style-name="ro1">
          <table:table-cell/>
          <table:table-cell table:style-name="ce2" table:formula="of:=[.B100]+1" office:value-type="float" office:value="99" calcext:value-type="float">
            <text:p>99</text:p>
          </table:table-cell>
          <table:table-cell table:formula="of:=[.$A$3]*SIN(RADIANS([.B101]))" office:value-type="float" office:value="504.708742044115" calcext:value-type="float">
            <text:p>504,7</text:p>
          </table:table-cell>
          <table:table-cell table:formula="of:=[.$A$3]*SIN(RADIANS([.B101]-120))" office:value-type="float" office:value="-183.126022217648" calcext:value-type="float">
            <text:p>-183,1</text:p>
          </table:table-cell>
          <table:table-cell table:formula="of:=[.$A$3]*SIN(RADIANS([.B101]+120))" office:value-type="float" office:value="-321.582719826467" calcext:value-type="float">
            <text:p>-321,6</text:p>
          </table:table-cell>
          <table:table-cell table:style-name="ce10"/>
          <table:table-cell table:style-name="ce6" table:formula="of:=(MIN([.C101];[.D101];[.E101])+MAX([.C101];[.D101];[.E101]))/2" office:value-type="float" office:value="91.5630111088242" calcext:value-type="float">
            <text:p>91,6</text:p>
          </table:table-cell>
          <table:table-cell table:style-name="ce12" table:formula="of:=([.C101]-[.G101]+[.$A$3])/2" office:value-type="float" office:value="462.072865467646" calcext:value-type="float">
            <text:p>462</text:p>
          </table:table-cell>
          <table:table-cell table:style-name="ce12" office:value-type="string" calcext:value-type="string">
            <text:p>,</text:p>
          </table:table-cell>
          <table:table-cell table:style-name="ce12" table:formula="of:=([.D101]-[.G101]+[.$A$3])/2" office:value-type="float" office:value="118.155483336764" calcext:value-type="float">
            <text:p>118</text:p>
          </table:table-cell>
          <table:table-cell table:style-name="ce12" table:formula="of:=([.E101]-[.G101]+[.$A$3])/2" office:value-type="float" office:value="48.9271345323544" calcext:value-type="float">
            <text:p>49</text:p>
          </table:table-cell>
          <table:table-cell table:style-name="ce10"/>
        </table:table-row>
        <table:table-row table:style-name="ro1">
          <table:table-cell/>
          <table:table-cell table:style-name="ce2" table:formula="of:=[.B101]+1" office:value-type="float" office:value="100" calcext:value-type="float">
            <text:p>100</text:p>
          </table:table-cell>
          <table:table-cell table:formula="of:=[.$A$3]*SIN(RADIANS([.B102]))" office:value-type="float" office:value="503.236761789238" calcext:value-type="float">
            <text:p>503,2</text:p>
          </table:table-cell>
          <table:table-cell table:formula="of:=[.$A$3]*SIN(RADIANS([.B102]-120))" office:value-type="float" office:value="-174.772293239417" calcext:value-type="float">
            <text:p>-174,8</text:p>
          </table:table-cell>
          <table:table-cell table:formula="of:=[.$A$3]*SIN(RADIANS([.B102]+120))" office:value-type="float" office:value="-328.464468549822" calcext:value-type="float">
            <text:p>-328,5</text:p>
          </table:table-cell>
          <table:table-cell table:style-name="ce10"/>
          <table:table-cell table:style-name="ce6" table:formula="of:=(MIN([.C102];[.D102];[.E102])+MAX([.C102];[.D102];[.E102]))/2" office:value-type="float" office:value="87.3861466197084" calcext:value-type="float">
            <text:p>87,4</text:p>
          </table:table-cell>
          <table:table-cell table:style-name="ce12" table:formula="of:=([.C102]-[.G102]+[.$A$3])/2" office:value-type="float" office:value="463.425307584765" calcext:value-type="float">
            <text:p>463</text:p>
          </table:table-cell>
          <table:table-cell table:style-name="ce12" office:value-type="string" calcext:value-type="string">
            <text:p>,</text:p>
          </table:table-cell>
          <table:table-cell table:style-name="ce12" table:formula="of:=([.D102]-[.G102]+[.$A$3])/2" office:value-type="float" office:value="124.420780070437" calcext:value-type="float">
            <text:p>124</text:p>
          </table:table-cell>
          <table:table-cell table:style-name="ce12" table:formula="of:=([.E102]-[.G102]+[.$A$3])/2" office:value-type="float" office:value="47.574692415235" calcext:value-type="float">
            <text:p>48</text:p>
          </table:table-cell>
          <table:table-cell table:style-name="ce10"/>
        </table:table-row>
        <table:table-row table:style-name="ro1">
          <table:table-cell/>
          <table:table-cell table:style-name="ce2" table:formula="of:=[.B102]+1" office:value-type="float" office:value="101" calcext:value-type="float">
            <text:p>101</text:p>
          </table:table-cell>
          <table:table-cell table:formula="of:=[.$A$3]*SIN(RADIANS([.B103]))" office:value-type="float" office:value="501.611490741756" calcext:value-type="float">
            <text:p>501,6</text:p>
          </table:table-cell>
          <table:table-cell table:formula="of:=[.$A$3]*SIN(RADIANS([.B103]-120))" office:value-type="float" office:value="-166.365326927607" calcext:value-type="float">
            <text:p>-166,4</text:p>
          </table:table-cell>
          <table:table-cell table:formula="of:=[.$A$3]*SIN(RADIANS([.B103]+120))" office:value-type="float" office:value="-335.246163814149" calcext:value-type="float">
            <text:p>-335,2</text:p>
          </table:table-cell>
          <table:table-cell table:style-name="ce10"/>
          <table:table-cell table:style-name="ce6" table:formula="of:=(MIN([.C103];[.D103];[.E103])+MAX([.C103];[.D103];[.E103]))/2" office:value-type="float" office:value="83.1826634638036" calcext:value-type="float">
            <text:p>83,2</text:p>
          </table:table-cell>
          <table:table-cell table:style-name="ce12" table:formula="of:=([.C103]-[.G103]+[.$A$3])/2" office:value-type="float" office:value="464.714413638976" calcext:value-type="float">
            <text:p>465</text:p>
          </table:table-cell>
          <table:table-cell table:style-name="ce12" office:value-type="string" calcext:value-type="string">
            <text:p>,</text:p>
          </table:table-cell>
          <table:table-cell table:style-name="ce12" table:formula="of:=([.D103]-[.G103]+[.$A$3])/2" office:value-type="float" office:value="130.726004804295" calcext:value-type="float">
            <text:p>131</text:p>
          </table:table-cell>
          <table:table-cell table:style-name="ce12" table:formula="of:=([.E103]-[.G103]+[.$A$3])/2" office:value-type="float" office:value="46.2855863610237" calcext:value-type="float">
            <text:p>46</text:p>
          </table:table-cell>
          <table:table-cell table:style-name="ce10"/>
        </table:table-row>
        <table:table-row table:style-name="ro1">
          <table:table-cell/>
          <table:table-cell table:style-name="ce2" table:formula="of:=[.B103]+1" office:value-type="float" office:value="102" calcext:value-type="float">
            <text:p>102</text:p>
          </table:table-cell>
          <table:table-cell table:formula="of:=[.$A$3]*SIN(RADIANS([.B104]))" office:value-type="float" office:value="499.833423974975" calcext:value-type="float">
            <text:p>499,8</text:p>
          </table:table-cell>
          <table:table-cell table:formula="of:=[.$A$3]*SIN(RADIANS([.B104]-120))" office:value-type="float" office:value="-157.907684125598" calcext:value-type="float">
            <text:p>-157,9</text:p>
          </table:table-cell>
          <table:table-cell table:formula="of:=[.$A$3]*SIN(RADIANS([.B104]+120))" office:value-type="float" office:value="-341.925739849377" calcext:value-type="float">
            <text:p>-341,9</text:p>
          </table:table-cell>
          <table:table-cell table:style-name="ce10"/>
          <table:table-cell table:style-name="ce6" table:formula="of:=(MIN([.C104];[.D104];[.E104])+MAX([.C104];[.D104];[.E104]))/2" office:value-type="float" office:value="78.9538420627991" calcext:value-type="float">
            <text:p>79,0</text:p>
          </table:table-cell>
          <table:table-cell table:style-name="ce12" table:formula="of:=([.C104]-[.G104]+[.$A$3])/2" office:value-type="float" office:value="465.939790956088" calcext:value-type="float">
            <text:p>466</text:p>
          </table:table-cell>
          <table:table-cell table:style-name="ce12" office:value-type="string" calcext:value-type="string">
            <text:p>,</text:p>
          </table:table-cell>
          <table:table-cell table:style-name="ce12" table:formula="of:=([.D104]-[.G104]+[.$A$3])/2" office:value-type="float" office:value="137.069236905801" calcext:value-type="float">
            <text:p>137</text:p>
          </table:table-cell>
          <table:table-cell table:style-name="ce12" table:formula="of:=([.E104]-[.G104]+[.$A$3])/2" office:value-type="float" office:value="45.0602090439122" calcext:value-type="float">
            <text:p>45</text:p>
          </table:table-cell>
          <table:table-cell table:style-name="ce10"/>
        </table:table-row>
        <table:table-row table:style-name="ro1">
          <table:table-cell/>
          <table:table-cell table:style-name="ce2" table:formula="of:=[.B104]+1" office:value-type="float" office:value="103" calcext:value-type="float">
            <text:p>103</text:p>
          </table:table-cell>
          <table:table-cell table:formula="of:=[.$A$3]*SIN(RADIANS([.B105]))" office:value-type="float" office:value="497.903103105255" calcext:value-type="float">
            <text:p>497,9</text:p>
          </table:table-cell>
          <table:table-cell table:formula="of:=[.$A$3]*SIN(RADIANS([.B105]-120))" office:value-type="float" office:value="-149.401941113318" calcext:value-type="float">
            <text:p>-149,4</text:p>
          </table:table-cell>
          <table:table-cell table:formula="of:=[.$A$3]*SIN(RADIANS([.B105]+120))" office:value-type="float" office:value="-348.501161991937" calcext:value-type="float">
            <text:p>-348,5</text:p>
          </table:table-cell>
          <table:table-cell table:style-name="ce10"/>
          <table:table-cell table:style-name="ce6" table:formula="of:=(MIN([.C105];[.D105];[.E105])+MAX([.C105];[.D105];[.E105]))/2" office:value-type="float" office:value="74.7009705566593" calcext:value-type="float">
            <text:p>74,7</text:p>
          </table:table-cell>
          <table:table-cell table:style-name="ce12" table:formula="of:=([.C105]-[.G105]+[.$A$3])/2" office:value-type="float" office:value="467.101066274298" calcext:value-type="float">
            <text:p>467</text:p>
          </table:table-cell>
          <table:table-cell table:style-name="ce12" office:value-type="string" calcext:value-type="string">
            <text:p>,</text:p>
          </table:table-cell>
          <table:table-cell table:style-name="ce12" table:formula="of:=([.D105]-[.G105]+[.$A$3])/2" office:value-type="float" office:value="143.448544165011" calcext:value-type="float">
            <text:p>143</text:p>
          </table:table-cell>
          <table:table-cell table:style-name="ce12" table:formula="of:=([.E105]-[.G105]+[.$A$3])/2" office:value-type="float" office:value="43.898933725702" calcext:value-type="float">
            <text:p>44</text:p>
          </table:table-cell>
          <table:table-cell table:style-name="ce10"/>
        </table:table-row>
        <table:table-row table:style-name="ro1">
          <table:table-cell/>
          <table:table-cell table:style-name="ce2" table:formula="of:=[.B105]+1" office:value-type="float" office:value="104" calcext:value-type="float">
            <text:p>104</text:p>
          </table:table-cell>
          <table:table-cell table:formula="of:=[.$A$3]*SIN(RADIANS([.B106]))" office:value-type="float" office:value="495.821116127034" calcext:value-type="float">
            <text:p>495,8</text:p>
          </table:table-cell>
          <table:table-cell table:formula="of:=[.$A$3]*SIN(RADIANS([.B106]-120))" office:value-type="float" office:value="-140.850688822487" calcext:value-type="float">
            <text:p>-140,9</text:p>
          </table:table-cell>
          <table:table-cell table:formula="of:=[.$A$3]*SIN(RADIANS([.B106]+120))" office:value-type="float" office:value="-354.970427304548" calcext:value-type="float">
            <text:p>-355,0</text:p>
          </table:table-cell>
          <table:table-cell table:style-name="ce10"/>
          <table:table-cell table:style-name="ce6" table:formula="of:=(MIN([.C106];[.D106];[.E106])+MAX([.C106];[.D106];[.E106]))/2" office:value-type="float" office:value="70.4253444112433" calcext:value-type="float">
            <text:p>70,4</text:p>
          </table:table-cell>
          <table:table-cell table:style-name="ce12" table:formula="of:=([.C106]-[.G106]+[.$A$3])/2" office:value-type="float" office:value="468.197885857895" calcext:value-type="float">
            <text:p>468</text:p>
          </table:table-cell>
          <table:table-cell table:style-name="ce12" office:value-type="string" calcext:value-type="string">
            <text:p>,</text:p>
          </table:table-cell>
          <table:table-cell table:style-name="ce12" table:formula="of:=([.D106]-[.G106]+[.$A$3])/2" office:value-type="float" office:value="149.861983383135" calcext:value-type="float">
            <text:p>150</text:p>
          </table:table-cell>
          <table:table-cell table:style-name="ce12" table:formula="of:=([.E106]-[.G106]+[.$A$3])/2" office:value-type="float" office:value="42.8021141421045" calcext:value-type="float">
            <text:p>43</text:p>
          </table:table-cell>
          <table:table-cell table:style-name="ce10"/>
        </table:table-row>
        <table:table-row table:style-name="ro1">
          <table:table-cell/>
          <table:table-cell table:style-name="ce2" table:formula="of:=[.B106]+1" office:value-type="float" office:value="105" calcext:value-type="float">
            <text:p>105</text:p>
          </table:table-cell>
          <table:table-cell table:formula="of:=[.$A$3]*SIN(RADIANS([.B107]))" office:value-type="float" office:value="493.588097233714" calcext:value-type="float">
            <text:p>493,6</text:p>
          </table:table-cell>
          <table:table-cell table:formula="of:=[.$A$3]*SIN(RADIANS([.B107]-120))" office:value-type="float" office:value="-132.256532047388" calcext:value-type="float">
            <text:p>-132,3</text:p>
          </table:table-cell>
          <table:table-cell table:formula="of:=[.$A$3]*SIN(RADIANS([.B107]+120))" office:value-type="float" office:value="-361.331565186326" calcext:value-type="float">
            <text:p>-361,3</text:p>
          </table:table-cell>
          <table:table-cell table:style-name="ce10"/>
          <table:table-cell table:style-name="ce6" table:formula="of:=(MIN([.C107];[.D107];[.E107])+MAX([.C107];[.D107];[.E107]))/2" office:value-type="float" office:value="66.1282660236941" calcext:value-type="float">
            <text:p>66,1</text:p>
          </table:table-cell>
          <table:table-cell table:style-name="ce12" table:formula="of:=([.C107]-[.G107]+[.$A$3])/2" office:value-type="float" office:value="469.22991560501" calcext:value-type="float">
            <text:p>469</text:p>
          </table:table-cell>
          <table:table-cell table:style-name="ce12" office:value-type="string" calcext:value-type="string">
            <text:p>,</text:p>
          </table:table-cell>
          <table:table-cell table:style-name="ce12" table:formula="of:=([.D107]-[.G107]+[.$A$3])/2" office:value-type="float" office:value="156.307600964459" calcext:value-type="float">
            <text:p>156</text:p>
          </table:table-cell>
          <table:table-cell table:style-name="ce12" table:formula="of:=([.E107]-[.G107]+[.$A$3])/2" office:value-type="float" office:value="41.7700843949901" calcext:value-type="float">
            <text:p>42</text:p>
          </table:table-cell>
          <table:table-cell table:style-name="ce10"/>
        </table:table-row>
        <table:table-row table:style-name="ro1">
          <table:table-cell/>
          <table:table-cell table:style-name="ce2" table:formula="of:=[.B107]+1" office:value-type="float" office:value="106" calcext:value-type="float">
            <text:p>106</text:p>
          </table:table-cell>
          <table:table-cell table:formula="of:=[.$A$3]*SIN(RADIANS([.B108]))" office:value-type="float" office:value="491.204726624481" calcext:value-type="float">
            <text:p>491,2</text:p>
          </table:table-cell>
          <table:table-cell table:formula="of:=[.$A$3]*SIN(RADIANS([.B108]-120))" office:value-type="float" office:value="-123.62208865143" calcext:value-type="float">
            <text:p>-123,6</text:p>
          </table:table-cell>
          <table:table-cell table:formula="of:=[.$A$3]*SIN(RADIANS([.B108]+120))" office:value-type="float" office:value="-367.582637973051" calcext:value-type="float">
            <text:p>-367,6</text:p>
          </table:table-cell>
          <table:table-cell table:style-name="ce10"/>
          <table:table-cell table:style-name="ce6" table:formula="of:=(MIN([.C108];[.D108];[.E108])+MAX([.C108];[.D108];[.E108]))/2" office:value-type="float" office:value="61.8110443257151" calcext:value-type="float">
            <text:p>61,8</text:p>
          </table:table-cell>
          <table:table-cell table:style-name="ce12" table:formula="of:=([.C108]-[.G108]+[.$A$3])/2" office:value-type="float" office:value="470.196841149383" calcext:value-type="float">
            <text:p>470</text:p>
          </table:table-cell>
          <table:table-cell table:style-name="ce12" office:value-type="string" calcext:value-type="string">
            <text:p>,</text:p>
          </table:table-cell>
          <table:table-cell table:style-name="ce12" table:formula="of:=([.D108]-[.G108]+[.$A$3])/2" office:value-type="float" office:value="162.783433511427" calcext:value-type="float">
            <text:p>163</text:p>
          </table:table-cell>
          <table:table-cell table:style-name="ce12" table:formula="of:=([.E108]-[.G108]+[.$A$3])/2" office:value-type="float" office:value="40.8031588506171" calcext:value-type="float">
            <text:p>41</text:p>
          </table:table-cell>
          <table:table-cell table:style-name="ce10"/>
        </table:table-row>
        <table:table-row table:style-name="ro1">
          <table:table-cell/>
          <table:table-cell table:style-name="ce2" table:formula="of:=[.B108]+1" office:value-type="float" office:value="107" calcext:value-type="float">
            <text:p>107</text:p>
          </table:table-cell>
          <table:table-cell table:formula="of:=[.$A$3]*SIN(RADIANS([.B109]))" office:value-type="float" office:value="488.671730297111" calcext:value-type="float">
            <text:p>488,7</text:p>
          </table:table-cell>
          <table:table-cell table:formula="of:=[.$A$3]*SIN(RADIANS([.B109]-120))" office:value-type="float" office:value="-114.949988769715" calcext:value-type="float">
            <text:p>-114,9</text:p>
          </table:table-cell>
          <table:table-cell table:formula="of:=[.$A$3]*SIN(RADIANS([.B109]+120))" office:value-type="float" office:value="-373.721741527396" calcext:value-type="float">
            <text:p>-373,7</text:p>
          </table:table-cell>
          <table:table-cell table:style-name="ce10"/>
          <table:table-cell table:style-name="ce6" table:formula="of:=(MIN([.C109];[.D109];[.E109])+MAX([.C109];[.D109];[.E109]))/2" office:value-type="float" office:value="57.4749943848575" calcext:value-type="float">
            <text:p>57,5</text:p>
          </table:table-cell>
          <table:table-cell table:style-name="ce12" table:formula="of:=([.C109]-[.G109]+[.$A$3])/2" office:value-type="float" office:value="471.098367956127" calcext:value-type="float">
            <text:p>471</text:p>
          </table:table-cell>
          <table:table-cell table:style-name="ce12" office:value-type="string" calcext:value-type="string">
            <text:p>,</text:p>
          </table:table-cell>
          <table:table-cell table:style-name="ce12" table:formula="of:=([.D109]-[.G109]+[.$A$3])/2" office:value-type="float" office:value="169.287508422714" calcext:value-type="float">
            <text:p>169</text:p>
          </table:table-cell>
          <table:table-cell table:style-name="ce12" table:formula="of:=([.E109]-[.G109]+[.$A$3])/2" office:value-type="float" office:value="39.9016320438732" calcext:value-type="float">
            <text:p>40</text:p>
          </table:table-cell>
          <table:table-cell table:style-name="ce10"/>
        </table:table-row>
        <table:table-row table:style-name="ro1">
          <table:table-cell/>
          <table:table-cell table:style-name="ce2" table:formula="of:=[.B109]+1" office:value-type="float" office:value="108" calcext:value-type="float">
            <text:p>108</text:p>
          </table:table-cell>
          <table:table-cell table:formula="of:=[.$A$3]*SIN(RADIANS([.B110]))" office:value-type="float" office:value="485.989879826824" calcext:value-type="float">
            <text:p>486,0</text:p>
          </table:table-cell>
          <table:table-cell table:formula="of:=[.$A$3]*SIN(RADIANS([.B110]-120))" office:value-type="float" office:value="-106.242874007875" calcext:value-type="float">
            <text:p>-106,2</text:p>
          </table:table-cell>
          <table:table-cell table:formula="of:=[.$A$3]*SIN(RADIANS([.B110]+120))" office:value-type="float" office:value="-379.747005818949" calcext:value-type="float">
            <text:p>-379,7</text:p>
          </table:table-cell>
          <table:table-cell table:style-name="ce10"/>
          <table:table-cell table:style-name="ce6" table:formula="of:=(MIN([.C110];[.D110];[.E110])+MAX([.C110];[.D110];[.E110]))/2" office:value-type="float" office:value="53.1214370039375" calcext:value-type="float">
            <text:p>53,1</text:p>
          </table:table-cell>
          <table:table-cell table:style-name="ce12" table:formula="of:=([.C110]-[.G110]+[.$A$3])/2" office:value-type="float" office:value="471.934221411443" calcext:value-type="float">
            <text:p>472</text:p>
          </table:table-cell>
          <table:table-cell table:style-name="ce12" office:value-type="string" calcext:value-type="string">
            <text:p>,</text:p>
          </table:table-cell>
          <table:table-cell table:style-name="ce12" table:formula="of:=([.D110]-[.G110]+[.$A$3])/2" office:value-type="float" office:value="175.817844494094" calcext:value-type="float">
            <text:p>176</text:p>
          </table:table-cell>
          <table:table-cell table:style-name="ce12" table:formula="of:=([.E110]-[.G110]+[.$A$3])/2" office:value-type="float" office:value="39.065778588557" calcext:value-type="float">
            <text:p>39</text:p>
          </table:table-cell>
          <table:table-cell table:style-name="ce10"/>
        </table:table-row>
        <table:table-row table:style-name="ro1">
          <table:table-cell/>
          <table:table-cell table:style-name="ce2" table:formula="of:=[.B110]+1" office:value-type="float" office:value="109" calcext:value-type="float">
            <text:p>109</text:p>
          </table:table-cell>
          <table:table-cell table:formula="of:=[.$A$3]*SIN(RADIANS([.B111]))" office:value-type="float" office:value="483.159992131251" calcext:value-type="float">
            <text:p>483,2</text:p>
          </table:table-cell>
          <table:table-cell table:formula="of:=[.$A$3]*SIN(RADIANS([.B111]-120))" office:value-type="float" office:value="-97.5033966374144" calcext:value-type="float">
            <text:p>-97,5</text:p>
          </table:table-cell>
          <table:table-cell table:formula="of:=[.$A$3]*SIN(RADIANS([.B111]+120))" office:value-type="float" office:value="-385.656595493836" calcext:value-type="float">
            <text:p>-385,7</text:p>
          </table:table-cell>
          <table:table-cell table:style-name="ce10"/>
          <table:table-cell table:style-name="ce6" table:formula="of:=(MIN([.C111];[.D111];[.E111])+MAX([.C111];[.D111];[.E111]))/2" office:value-type="float" office:value="48.7516983187072" calcext:value-type="float">
            <text:p>48,8</text:p>
          </table:table-cell>
          <table:table-cell table:style-name="ce12" table:formula="of:=([.C111]-[.G111]+[.$A$3])/2" office:value-type="float" office:value="472.704146906272" calcext:value-type="float">
            <text:p>473</text:p>
          </table:table-cell>
          <table:table-cell table:style-name="ce12" office:value-type="string" calcext:value-type="string">
            <text:p>,</text:p>
          </table:table-cell>
          <table:table-cell table:style-name="ce12" table:formula="of:=([.D111]-[.G111]+[.$A$3])/2" office:value-type="float" office:value="182.372452521939" calcext:value-type="float">
            <text:p>182</text:p>
          </table:table-cell>
          <table:table-cell table:style-name="ce12" table:formula="of:=([.E111]-[.G111]+[.$A$3])/2" office:value-type="float" office:value="38.2958530937281" calcext:value-type="float">
            <text:p>38</text:p>
          </table:table-cell>
          <table:table-cell table:style-name="ce10"/>
        </table:table-row>
        <table:table-row table:style-name="ro1">
          <table:table-cell/>
          <table:table-cell table:style-name="ce2" table:formula="of:=[.B111]+1" office:value-type="float" office:value="110" calcext:value-type="float">
            <text:p>110</text:p>
          </table:table-cell>
          <table:table-cell table:formula="of:=[.$A$3]*SIN(RADIANS([.B112]))" office:value-type="float" office:value="480.182929221599" calcext:value-type="float">
            <text:p>480,2</text:p>
          </table:table-cell>
          <table:table-cell table:formula="of:=[.$A$3]*SIN(RADIANS([.B112]-120))" office:value-type="float" office:value="-88.7342187878014" calcext:value-type="float">
            <text:p>-88,7</text:p>
          </table:table-cell>
          <table:table-cell table:formula="of:=[.$A$3]*SIN(RADIANS([.B112]+120))" office:value-type="float" office:value="-391.448710433798" calcext:value-type="float">
            <text:p>-391,4</text:p>
          </table:table-cell>
          <table:table-cell table:style-name="ce10"/>
          <table:table-cell table:style-name="ce6" table:formula="of:=(MIN([.C112];[.D112];[.E112])+MAX([.C112];[.D112];[.E112]))/2" office:value-type="float" office:value="44.3671093939007" calcext:value-type="float">
            <text:p>44,4</text:p>
          </table:table-cell>
          <table:table-cell table:style-name="ce12" table:formula="of:=([.C112]-[.G112]+[.$A$3])/2" office:value-type="float" office:value="473.407909913849" calcext:value-type="float">
            <text:p>473</text:p>
          </table:table-cell>
          <table:table-cell table:style-name="ce12" office:value-type="string" calcext:value-type="string">
            <text:p>,</text:p>
          </table:table-cell>
          <table:table-cell table:style-name="ce12" table:formula="of:=([.D112]-[.G112]+[.$A$3])/2" office:value-type="float" office:value="188.949335909149" calcext:value-type="float">
            <text:p>189</text:p>
          </table:table-cell>
          <table:table-cell table:style-name="ce12" table:formula="of:=([.E112]-[.G112]+[.$A$3])/2" office:value-type="float" office:value="37.5920900861508" calcext:value-type="float">
            <text:p>38</text:p>
          </table:table-cell>
          <table:table-cell table:style-name="ce10"/>
        </table:table-row>
        <table:table-row table:style-name="ro1">
          <table:table-cell/>
          <table:table-cell table:style-name="ce2" table:formula="of:=[.B112]+1" office:value-type="float" office:value="111" calcext:value-type="float">
            <text:p>111</text:p>
          </table:table-cell>
          <table:table-cell table:formula="of:=[.$A$3]*SIN(RADIANS([.B113]))" office:value-type="float" office:value="477.05959794007" calcext:value-type="float">
            <text:p>477,1</text:p>
          </table:table-cell>
          <table:table-cell table:formula="of:=[.$A$3]*SIN(RADIANS([.B113]-120))" office:value-type="float" office:value="-79.938011635558" calcext:value-type="float">
            <text:p>-79,9</text:p>
          </table:table-cell>
          <table:table-cell table:formula="of:=[.$A$3]*SIN(RADIANS([.B113]+120))" office:value-type="float" office:value="-397.121586304512" calcext:value-type="float">
            <text:p>-397,1</text:p>
          </table:table-cell>
          <table:table-cell table:style-name="ce10"/>
          <table:table-cell table:style-name="ce6" table:formula="of:=(MIN([.C113];[.D113];[.E113])+MAX([.C113];[.D113];[.E113]))/2" office:value-type="float" office:value="39.9690058177791" calcext:value-type="float">
            <text:p>40,0</text:p>
          </table:table-cell>
          <table:table-cell table:style-name="ce12" table:formula="of:=([.C113]-[.G113]+[.$A$3])/2" office:value-type="float" office:value="474.045296061146" calcext:value-type="float">
            <text:p>474</text:p>
          </table:table-cell>
          <table:table-cell table:style-name="ce12" office:value-type="string" calcext:value-type="string">
            <text:p>,</text:p>
          </table:table-cell>
          <table:table-cell table:style-name="ce12" table:formula="of:=([.D113]-[.G113]+[.$A$3])/2" office:value-type="float" office:value="195.546491273331" calcext:value-type="float">
            <text:p>196</text:p>
          </table:table-cell>
          <table:table-cell table:style-name="ce12" table:formula="of:=([.E113]-[.G113]+[.$A$3])/2" office:value-type="float" office:value="36.9547039388545" calcext:value-type="float">
            <text:p>37</text:p>
          </table:table-cell>
          <table:table-cell table:style-name="ce10"/>
        </table:table-row>
        <table:table-row table:style-name="ro1">
          <table:table-cell/>
          <table:table-cell table:style-name="ce2" table:formula="of:=[.B113]+1" office:value-type="float" office:value="112" calcext:value-type="float">
            <text:p>112</text:p>
          </table:table-cell>
          <table:table-cell table:formula="of:=[.$A$3]*SIN(RADIANS([.B114]))" office:value-type="float" office:value="473.790949683628" calcext:value-type="float">
            <text:p>473,8</text:p>
          </table:table-cell>
          <table:table-cell table:formula="of:=[.$A$3]*SIN(RADIANS([.B114]-120))" office:value-type="float" office:value="-71.1174545905934" calcext:value-type="float">
            <text:p>-71,1</text:p>
          </table:table-cell>
          <table:table-cell table:formula="of:=[.$A$3]*SIN(RADIANS([.B114]+120))" office:value-type="float" office:value="-402.673495093035" calcext:value-type="float">
            <text:p>-402,7</text:p>
          </table:table-cell>
          <table:table-cell table:style-name="ce10"/>
          <table:table-cell table:style-name="ce6" table:formula="of:=(MIN([.C114];[.D114];[.E114])+MAX([.C114];[.D114];[.E114]))/2" office:value-type="float" office:value="35.5587272952967" calcext:value-type="float">
            <text:p>35,6</text:p>
          </table:table-cell>
          <table:table-cell table:style-name="ce12" table:formula="of:=([.C114]-[.G114]+[.$A$3])/2" office:value-type="float" office:value="474.616111194166" calcext:value-type="float">
            <text:p>475</text:p>
          </table:table-cell>
          <table:table-cell table:style-name="ce12" office:value-type="string" calcext:value-type="string">
            <text:p>,</text:p>
          </table:table-cell>
          <table:table-cell table:style-name="ce12" table:formula="of:=([.D114]-[.G114]+[.$A$3])/2" office:value-type="float" office:value="202.161909057055" calcext:value-type="float">
            <text:p>202</text:p>
          </table:table-cell>
          <table:table-cell table:style-name="ce12" table:formula="of:=([.E114]-[.G114]+[.$A$3])/2" office:value-type="float" office:value="36.3838888058341" calcext:value-type="float">
            <text:p>36</text:p>
          </table:table-cell>
          <table:table-cell table:style-name="ce10"/>
        </table:table-row>
        <table:table-row table:style-name="ro1">
          <table:table-cell/>
          <table:table-cell table:style-name="ce2" table:formula="of:=[.B114]+1" office:value-type="float" office:value="113" calcext:value-type="float">
            <text:p>113</text:p>
          </table:table-cell>
          <table:table-cell table:formula="of:=[.$A$3]*SIN(RADIANS([.B115]))" office:value-type="float" office:value="470.377980114197" calcext:value-type="float">
            <text:p>470,4</text:p>
          </table:table-cell>
          <table:table-cell table:formula="of:=[.$A$3]*SIN(RADIANS([.B115]-120))" office:value-type="float" office:value="-62.2752344800304" calcext:value-type="float">
            <text:p>-62,3</text:p>
          </table:table-cell>
          <table:table-cell table:formula="of:=[.$A$3]*SIN(RADIANS([.B115]+120))" office:value-type="float" office:value="-408.102745634167" calcext:value-type="float">
            <text:p>-408,1</text:p>
          </table:table-cell>
          <table:table-cell table:style-name="ce10"/>
          <table:table-cell table:style-name="ce6" table:formula="of:=(MIN([.C115];[.D115];[.E115])+MAX([.C115];[.D115];[.E115]))/2" office:value-type="float" office:value="31.1376172400152" calcext:value-type="float">
            <text:p>31,1</text:p>
          </table:table-cell>
          <table:table-cell table:style-name="ce12" table:formula="of:=([.C115]-[.G115]+[.$A$3])/2" office:value-type="float" office:value="475.120181437091" calcext:value-type="float">
            <text:p>475</text:p>
          </table:table-cell>
          <table:table-cell table:style-name="ce12" office:value-type="string" calcext:value-type="string">
            <text:p>,</text:p>
          </table:table-cell>
          <table:table-cell table:style-name="ce12" table:formula="of:=([.D115]-[.G115]+[.$A$3])/2" office:value-type="float" office:value="208.793574139977" calcext:value-type="float">
            <text:p>209</text:p>
          </table:table-cell>
          <table:table-cell table:style-name="ce12" table:formula="of:=([.E115]-[.G115]+[.$A$3])/2" office:value-type="float" office:value="35.8798185629091" calcext:value-type="float">
            <text:p>36</text:p>
          </table:table-cell>
          <table:table-cell table:style-name="ce10"/>
        </table:table-row>
        <table:table-row table:style-name="ro1">
          <table:table-cell/>
          <table:table-cell table:style-name="ce2" table:formula="of:=[.B115]+1" office:value-type="float" office:value="114" calcext:value-type="float">
            <text:p>114</text:p>
          </table:table-cell>
          <table:table-cell table:formula="of:=[.$A$3]*SIN(RADIANS([.B116]))" office:value-type="float" office:value="466.821728855369" calcext:value-type="float">
            <text:p>466,8</text:p>
          </table:table-cell>
          <table:table-cell table:formula="of:=[.$A$3]*SIN(RADIANS([.B116]-120))" office:value-type="float" office:value="-53.4140447297709" calcext:value-type="float">
            <text:p>-53,4</text:p>
          </table:table-cell>
          <table:table-cell table:formula="of:=[.$A$3]*SIN(RADIANS([.B116]+120))" office:value-type="float" office:value="-413.407684125598" calcext:value-type="float">
            <text:p>-413,4</text:p>
          </table:table-cell>
          <table:table-cell table:style-name="ce10"/>
          <table:table-cell table:style-name="ce6" table:formula="of:=(MIN([.C116];[.D116];[.E116])+MAX([.C116];[.D116];[.E116]))/2" office:value-type="float" office:value="26.7070223648855" calcext:value-type="float">
            <text:p>26,7</text:p>
          </table:table-cell>
          <table:table-cell table:style-name="ce12" table:formula="of:=([.C116]-[.G116]+[.$A$3])/2" office:value-type="float" office:value="475.557353245242" calcext:value-type="float">
            <text:p>476</text:p>
          </table:table-cell>
          <table:table-cell table:style-name="ce12" office:value-type="string" calcext:value-type="string">
            <text:p>,</text:p>
          </table:table-cell>
          <table:table-cell table:style-name="ce12" table:formula="of:=([.D116]-[.G116]+[.$A$3])/2" office:value-type="float" office:value="215.439466452672" calcext:value-type="float">
            <text:p>215</text:p>
          </table:table-cell>
          <table:table-cell table:style-name="ce12" table:formula="of:=([.E116]-[.G116]+[.$A$3])/2" office:value-type="float" office:value="35.4426467547582" calcext:value-type="float">
            <text:p>35</text:p>
          </table:table-cell>
          <table:table-cell table:style-name="ce10"/>
        </table:table-row>
        <table:table-row table:style-name="ro1">
          <table:table-cell/>
          <table:table-cell table:style-name="ce2" table:formula="of:=[.B116]+1" office:value-type="float" office:value="115" calcext:value-type="float">
            <text:p>115</text:p>
          </table:table-cell>
          <table:table-cell table:formula="of:=[.$A$3]*SIN(RADIANS([.B117]))" office:value-type="float" office:value="463.123279175728" calcext:value-type="float">
            <text:p>463,1</text:p>
          </table:table-cell>
          <table:table-cell table:formula="of:=[.$A$3]*SIN(RADIANS([.B117]-120))" office:value-type="float" office:value="-44.5365845440533" calcext:value-type="float">
            <text:p>-44,5</text:p>
          </table:table-cell>
          <table:table-cell table:formula="of:=[.$A$3]*SIN(RADIANS([.B117]+120))" office:value-type="float" office:value="-418.586694631675" calcext:value-type="float">
            <text:p>-418,6</text:p>
          </table:table-cell>
          <table:table-cell table:style-name="ce10"/>
          <table:table-cell table:style-name="ce6" table:formula="of:=(MIN([.C117];[.D117];[.E117])+MAX([.C117];[.D117];[.E117]))/2" office:value-type="float" office:value="22.2682922720267" calcext:value-type="float">
            <text:p>22,3</text:p>
          </table:table-cell>
          <table:table-cell table:style-name="ce12" table:formula="of:=([.C117]-[.G117]+[.$A$3])/2" office:value-type="float" office:value="475.927493451851" calcext:value-type="float">
            <text:p>476</text:p>
          </table:table-cell>
          <table:table-cell table:style-name="ce12" office:value-type="string" calcext:value-type="string">
            <text:p>,</text:p>
          </table:table-cell>
          <table:table-cell table:style-name="ce12" table:formula="of:=([.D117]-[.G117]+[.$A$3])/2" office:value-type="float" office:value="222.09756159196" calcext:value-type="float">
            <text:p>222</text:p>
          </table:table-cell>
          <table:table-cell table:style-name="ce12" table:formula="of:=([.E117]-[.G117]+[.$A$3])/2" office:value-type="float" office:value="35.0725065481493" calcext:value-type="float">
            <text:p>35</text:p>
          </table:table-cell>
          <table:table-cell table:style-name="ce10"/>
        </table:table-row>
        <table:table-row table:style-name="ro1">
          <table:table-cell/>
          <table:table-cell table:style-name="ce2" table:formula="of:=[.B117]+1" office:value-type="float" office:value="116" calcext:value-type="float">
            <text:p>116</text:p>
          </table:table-cell>
          <table:table-cell table:formula="of:=[.$A$3]*SIN(RADIANS([.B118]))" office:value-type="float" office:value="459.283757658874" calcext:value-type="float">
            <text:p>459,3</text:p>
          </table:table-cell>
          <table:table-cell table:formula="of:=[.$A$3]*SIN(RADIANS([.B118]-120))" office:value-type="float" office:value="-35.645558083248" calcext:value-type="float">
            <text:p>-35,6</text:p>
          </table:table-cell>
          <table:table-cell table:formula="of:=[.$A$3]*SIN(RADIANS([.B118]+120))" office:value-type="float" office:value="-423.638199575626" calcext:value-type="float">
            <text:p>-423,6</text:p>
          </table:table-cell>
          <table:table-cell table:style-name="ce10"/>
          <table:table-cell table:style-name="ce6" table:formula="of:=(MIN([.C118];[.D118];[.E118])+MAX([.C118];[.D118];[.E118]))/2" office:value-type="float" office:value="17.822779041624" calcext:value-type="float">
            <text:p>17,8</text:p>
          </table:table-cell>
          <table:table-cell table:style-name="ce12" table:formula="of:=([.C118]-[.G118]+[.$A$3])/2" office:value-type="float" office:value="476.230489308625" calcext:value-type="float">
            <text:p>476</text:p>
          </table:table-cell>
          <table:table-cell table:style-name="ce12" office:value-type="string" calcext:value-type="string">
            <text:p>,</text:p>
          </table:table-cell>
          <table:table-cell table:style-name="ce12" table:formula="of:=([.D118]-[.G118]+[.$A$3])/2" office:value-type="float" office:value="228.765831437564" calcext:value-type="float">
            <text:p>229</text:p>
          </table:table-cell>
          <table:table-cell table:style-name="ce12" table:formula="of:=([.E118]-[.G118]+[.$A$3])/2" office:value-type="float" office:value="34.7695106913748" calcext:value-type="float">
            <text:p>35</text:p>
          </table:table-cell>
          <table:table-cell table:style-name="ce10"/>
        </table:table-row>
        <table:table-row table:style-name="ro1">
          <table:table-cell/>
          <table:table-cell table:style-name="ce2" table:formula="of:=[.B118]+1" office:value-type="float" office:value="117" calcext:value-type="float">
            <text:p>117</text:p>
          </table:table-cell>
          <table:table-cell table:formula="of:=[.$A$3]*SIN(RADIANS([.B119]))" office:value-type="float" office:value="455.304333860256" calcext:value-type="float">
            <text:p>455,3</text:p>
          </table:table-cell>
          <table:table-cell table:formula="of:=[.$A$3]*SIN(RADIANS([.B119]-120))" office:value-type="float" office:value="-26.7436736401443" calcext:value-type="float">
            <text:p>-26,7</text:p>
          </table:table-cell>
          <table:table-cell table:formula="of:=[.$A$3]*SIN(RADIANS([.B119]+120))" office:value-type="float" office:value="-428.560660220112" calcext:value-type="float">
            <text:p>-428,6</text:p>
          </table:table-cell>
          <table:table-cell table:style-name="ce10"/>
          <table:table-cell table:style-name="ce6" table:formula="of:=(MIN([.C119];[.D119];[.E119])+MAX([.C119];[.D119];[.E119]))/2" office:value-type="float" office:value="13.3718368200722" calcext:value-type="float">
            <text:p>13,4</text:p>
          </table:table-cell>
          <table:table-cell table:style-name="ce12" table:formula="of:=([.C119]-[.G119]+[.$A$3])/2" office:value-type="float" office:value="476.466248520092" calcext:value-type="float">
            <text:p>476</text:p>
          </table:table-cell>
          <table:table-cell table:style-name="ce12" office:value-type="string" calcext:value-type="string">
            <text:p>,</text:p>
          </table:table-cell>
          <table:table-cell table:style-name="ce12" table:formula="of:=([.D119]-[.G119]+[.$A$3])/2" office:value-type="float" office:value="235.442244769892" calcext:value-type="float">
            <text:p>235</text:p>
          </table:table-cell>
          <table:table-cell table:style-name="ce12" table:formula="of:=([.E119]-[.G119]+[.$A$3])/2" office:value-type="float" office:value="34.5337514799081" calcext:value-type="float">
            <text:p>35</text:p>
          </table:table-cell>
          <table:table-cell table:style-name="ce10"/>
        </table:table-row>
        <table:table-row table:style-name="ro1">
          <table:table-cell/>
          <table:table-cell table:style-name="ce2" table:formula="of:=[.B119]+1" office:value-type="float" office:value="118" calcext:value-type="float">
            <text:p>118</text:p>
          </table:table-cell>
          <table:table-cell table:formula="of:=[.$A$3]*SIN(RADIANS([.B120]))" office:value-type="float" office:value="451.186219950912" calcext:value-type="float">
            <text:p>451,2</text:p>
          </table:table-cell>
          <table:table-cell table:formula="of:=[.$A$3]*SIN(RADIANS([.B120]-120))" office:value-type="float" office:value="-17.833642814978" calcext:value-type="float">
            <text:p>-17,8</text:p>
          </table:table-cell>
          <table:table-cell table:formula="of:=[.$A$3]*SIN(RADIANS([.B120]+120))" office:value-type="float" office:value="-433.352577135934" calcext:value-type="float">
            <text:p>-433,4</text:p>
          </table:table-cell>
          <table:table-cell table:style-name="ce10"/>
          <table:table-cell table:style-name="ce6" table:formula="of:=(MIN([.C120];[.D120];[.E120])+MAX([.C120];[.D120];[.E120]))/2" office:value-type="float" office:value="8.91682140748898" calcext:value-type="float">
            <text:p>8,9</text:p>
          </table:table-cell>
          <table:table-cell table:style-name="ce12" table:formula="of:=([.C120]-[.G120]+[.$A$3])/2" office:value-type="float" office:value="476.634699271711" calcext:value-type="float">
            <text:p>477</text:p>
          </table:table-cell>
          <table:table-cell table:style-name="ce12" office:value-type="string" calcext:value-type="string">
            <text:p>,</text:p>
          </table:table-cell>
          <table:table-cell table:style-name="ce12" table:formula="of:=([.D120]-[.G120]+[.$A$3])/2" office:value-type="float" office:value="242.124767888767" calcext:value-type="float">
            <text:p>242</text:p>
          </table:table-cell>
          <table:table-cell table:style-name="ce12" table:formula="of:=([.E120]-[.G120]+[.$A$3])/2" office:value-type="float" office:value="34.3653007282887" calcext:value-type="float">
            <text:p>34</text:p>
          </table:table-cell>
          <table:table-cell table:style-name="ce10"/>
        </table:table-row>
        <table:table-row table:style-name="ro1">
          <table:table-cell/>
          <table:table-cell table:style-name="ce2" table:formula="of:=[.B120]+1" office:value-type="float" office:value="119" calcext:value-type="float">
            <text:p>119</text:p>
          </table:table-cell>
          <table:table-cell table:formula="of:=[.$A$3]*SIN(RADIANS([.B121]))" office:value-type="float" office:value="446.930670348231" calcext:value-type="float">
            <text:p>446,9</text:p>
          </table:table-cell>
          <table:table-cell table:formula="of:=[.$A$3]*SIN(RADIANS([.B121]-120))" office:value-type="float" office:value="-8.91817968945187" calcext:value-type="float">
            <text:p>-8,9</text:p>
          </table:table-cell>
          <table:table-cell table:formula="of:=[.$A$3]*SIN(RADIANS([.B121]+120))" office:value-type="float" office:value="-438.012490658779" calcext:value-type="float">
            <text:p>-438,0</text:p>
          </table:table-cell>
          <table:table-cell table:style-name="ce10"/>
          <table:table-cell table:style-name="ce6" table:formula="of:=(MIN([.C121];[.D121];[.E121])+MAX([.C121];[.D121];[.E121]))/2" office:value-type="float" office:value="4.45908984472598" calcext:value-type="float">
            <text:p>4,5</text:p>
          </table:table-cell>
          <table:table-cell table:style-name="ce12" table:formula="of:=([.C121]-[.G121]+[.$A$3])/2" office:value-type="float" office:value="476.735790251753" calcext:value-type="float">
            <text:p>477</text:p>
          </table:table-cell>
          <table:table-cell table:style-name="ce12" office:value-type="string" calcext:value-type="string">
            <text:p>,</text:p>
          </table:table-cell>
          <table:table-cell table:style-name="ce12" table:formula="of:=([.D121]-[.G121]+[.$A$3])/2" office:value-type="float" office:value="248.811365232911" calcext:value-type="float">
            <text:p>249</text:p>
          </table:table-cell>
          <table:table-cell table:style-name="ce12" table:formula="of:=([.E121]-[.G121]+[.$A$3])/2" office:value-type="float" office:value="34.2642097482474" calcext:value-type="float">
            <text:p>34</text:p>
          </table:table-cell>
          <table:table-cell table:style-name="ce10"/>
        </table:table-row>
        <table:table-row table:style-name="ro1">
          <table:table-cell/>
          <table:table-cell table:style-name="ce2" table:formula="of:=[.B121]+1" office:value-type="float" office:value="120" calcext:value-type="float">
            <text:p>120</text:p>
          </table:table-cell>
          <table:table-cell table:formula="of:=[.$A$3]*SIN(RADIANS([.B122]))" office:value-type="float" office:value="442.538981333848" calcext:value-type="float">
            <text:p>442,5</text:p>
          </table:table-cell>
          <table:table-cell table:formula="of:=[.$A$3]*SIN(RADIANS([.B122]-120))" office:value-type="float" office:value="0" calcext:value-type="float">
            <text:p>0,0</text:p>
          </table:table-cell>
          <table:table-cell table:formula="of:=[.$A$3]*SIN(RADIANS([.B122]+120))" office:value-type="float" office:value="-442.538981333848" calcext:value-type="float">
            <text:p>-442,5</text:p>
          </table:table-cell>
          <table:table-cell table:style-name="ce10"/>
          <table:table-cell table:style-name="ce6" table:formula="of:=(MIN([.C122];[.D122];[.E122])+MAX([.C122];[.D122];[.E122]))/2" office:value-type="float" office:value="0" calcext:value-type="float">
            <text:p>0,0</text:p>
          </table:table-cell>
          <table:table-cell table:style-name="ce12" table:formula="of:=([.C122]-[.G122]+[.$A$3])/2" office:value-type="float" office:value="476.769490666924" calcext:value-type="float">
            <text:p>477</text:p>
          </table:table-cell>
          <table:table-cell table:style-name="ce12" office:value-type="string" calcext:value-type="string">
            <text:p>,</text:p>
          </table:table-cell>
          <table:table-cell table:style-name="ce12" table:formula="of:=([.D122]-[.G122]+[.$A$3])/2" office:value-type="float" office:value="255.5" calcext:value-type="float">
            <text:p>256</text:p>
          </table:table-cell>
          <table:table-cell table:style-name="ce12" table:formula="of:=([.E122]-[.G122]+[.$A$3])/2" office:value-type="float" office:value="34.230509333076" calcext:value-type="float">
            <text:p>34</text:p>
          </table:table-cell>
          <table:table-cell table:style-name="ce10"/>
        </table:table-row>
        <table:table-row table:style-name="ro1">
          <table:table-cell/>
          <table:table-cell table:style-name="ce2" table:formula="of:=[.B122]+1" office:value-type="float" office:value="121" calcext:value-type="float">
            <text:p>121</text:p>
          </table:table-cell>
          <table:table-cell table:formula="of:=[.$A$3]*SIN(RADIANS([.B123]))" office:value-type="float" office:value="438.012490658779" calcext:value-type="float">
            <text:p>438,0</text:p>
          </table:table-cell>
          <table:table-cell table:formula="of:=[.$A$3]*SIN(RADIANS([.B123]-120))" office:value-type="float" office:value="8.91817968945187" calcext:value-type="float">
            <text:p>8,9</text:p>
          </table:table-cell>
          <table:table-cell table:formula="of:=[.$A$3]*SIN(RADIANS([.B123]+120))" office:value-type="float" office:value="-446.930670348231" calcext:value-type="float">
            <text:p>-446,9</text:p>
          </table:table-cell>
          <table:table-cell table:style-name="ce10"/>
          <table:table-cell table:style-name="ce6" table:formula="of:=(MIN([.C123];[.D123];[.E123])+MAX([.C123];[.D123];[.E123]))/2" office:value-type="float" office:value="-4.45908984472595" calcext:value-type="float">
            <text:p>-4,5</text:p>
          </table:table-cell>
          <table:table-cell table:style-name="ce12" table:formula="of:=([.C123]-[.G123]+[.$A$3])/2" office:value-type="float" office:value="476.735790251753" calcext:value-type="float">
            <text:p>477</text:p>
          </table:table-cell>
          <table:table-cell table:style-name="ce12" office:value-type="string" calcext:value-type="string">
            <text:p>,</text:p>
          </table:table-cell>
          <table:table-cell table:style-name="ce12" table:formula="of:=([.D123]-[.G123]+[.$A$3])/2" office:value-type="float" office:value="262.188634767089" calcext:value-type="float">
            <text:p>262</text:p>
          </table:table-cell>
          <table:table-cell table:style-name="ce12" table:formula="of:=([.E123]-[.G123]+[.$A$3])/2" office:value-type="float" office:value="34.2642097482473" calcext:value-type="float">
            <text:p>34</text:p>
          </table:table-cell>
          <table:table-cell table:style-name="ce10"/>
        </table:table-row>
        <table:table-row table:style-name="ro1">
          <table:table-cell/>
          <table:table-cell table:style-name="ce2" table:formula="of:=[.B123]+1" office:value-type="float" office:value="122" calcext:value-type="float">
            <text:p>122</text:p>
          </table:table-cell>
          <table:table-cell table:formula="of:=[.$A$3]*SIN(RADIANS([.B124]))" office:value-type="float" office:value="433.352577135934" calcext:value-type="float">
            <text:p>433,4</text:p>
          </table:table-cell>
          <table:table-cell table:formula="of:=[.$A$3]*SIN(RADIANS([.B124]-120))" office:value-type="float" office:value="17.833642814978" calcext:value-type="float">
            <text:p>17,8</text:p>
          </table:table-cell>
          <table:table-cell table:formula="of:=[.$A$3]*SIN(RADIANS([.B124]+120))" office:value-type="float" office:value="-451.186219950912" calcext:value-type="float">
            <text:p>-451,2</text:p>
          </table:table-cell>
          <table:table-cell table:style-name="ce10"/>
          <table:table-cell table:style-name="ce6" table:formula="of:=(MIN([.C124];[.D124];[.E124])+MAX([.C124];[.D124];[.E124]))/2" office:value-type="float" office:value="-8.91682140748898" calcext:value-type="float">
            <text:p>-8,9</text:p>
          </table:table-cell>
          <table:table-cell table:style-name="ce12" table:formula="of:=([.C124]-[.G124]+[.$A$3])/2" office:value-type="float" office:value="476.634699271711" calcext:value-type="float">
            <text:p>477</text:p>
          </table:table-cell>
          <table:table-cell table:style-name="ce12" office:value-type="string" calcext:value-type="string">
            <text:p>,</text:p>
          </table:table-cell>
          <table:table-cell table:style-name="ce12" table:formula="of:=([.D124]-[.G124]+[.$A$3])/2" office:value-type="float" office:value="268.875232111233" calcext:value-type="float">
            <text:p>269</text:p>
          </table:table-cell>
          <table:table-cell table:style-name="ce12" table:formula="of:=([.E124]-[.G124]+[.$A$3])/2" office:value-type="float" office:value="34.3653007282887" calcext:value-type="float">
            <text:p>34</text:p>
          </table:table-cell>
          <table:table-cell table:style-name="ce10"/>
        </table:table-row>
        <table:table-row table:style-name="ro1">
          <table:table-cell/>
          <table:table-cell table:style-name="ce2" table:formula="of:=[.B124]+1" office:value-type="float" office:value="123" calcext:value-type="float">
            <text:p>123</text:p>
          </table:table-cell>
          <table:table-cell table:formula="of:=[.$A$3]*SIN(RADIANS([.B125]))" office:value-type="float" office:value="428.560660220112" calcext:value-type="float">
            <text:p>428,6</text:p>
          </table:table-cell>
          <table:table-cell table:formula="of:=[.$A$3]*SIN(RADIANS([.B125]-120))" office:value-type="float" office:value="26.7436736401443" calcext:value-type="float">
            <text:p>26,7</text:p>
          </table:table-cell>
          <table:table-cell table:formula="of:=[.$A$3]*SIN(RADIANS([.B125]+120))" office:value-type="float" office:value="-455.304333860256" calcext:value-type="float">
            <text:p>-455,3</text:p>
          </table:table-cell>
          <table:table-cell table:style-name="ce10"/>
          <table:table-cell table:style-name="ce6" table:formula="of:=(MIN([.C125];[.D125];[.E125])+MAX([.C125];[.D125];[.E125]))/2" office:value-type="float" office:value="-13.3718368200722" calcext:value-type="float">
            <text:p>-13,4</text:p>
          </table:table-cell>
          <table:table-cell table:style-name="ce12" table:formula="of:=([.C125]-[.G125]+[.$A$3])/2" office:value-type="float" office:value="476.466248520092" calcext:value-type="float">
            <text:p>476</text:p>
          </table:table-cell>
          <table:table-cell table:style-name="ce12" office:value-type="string" calcext:value-type="string">
            <text:p>,</text:p>
          </table:table-cell>
          <table:table-cell table:style-name="ce12" table:formula="of:=([.D125]-[.G125]+[.$A$3])/2" office:value-type="float" office:value="275.557755230108" calcext:value-type="float">
            <text:p>276</text:p>
          </table:table-cell>
          <table:table-cell table:style-name="ce12" table:formula="of:=([.E125]-[.G125]+[.$A$3])/2" office:value-type="float" office:value="34.5337514799081" calcext:value-type="float">
            <text:p>35</text:p>
          </table:table-cell>
          <table:table-cell table:style-name="ce10"/>
        </table:table-row>
        <table:table-row table:style-name="ro1">
          <table:table-cell/>
          <table:table-cell table:style-name="ce2" table:formula="of:=[.B125]+1" office:value-type="float" office:value="124" calcext:value-type="float">
            <text:p>124</text:p>
          </table:table-cell>
          <table:table-cell table:formula="of:=[.$A$3]*SIN(RADIANS([.B126]))" office:value-type="float" office:value="423.638199575626" calcext:value-type="float">
            <text:p>423,6</text:p>
          </table:table-cell>
          <table:table-cell table:formula="of:=[.$A$3]*SIN(RADIANS([.B126]-120))" office:value-type="float" office:value="35.645558083248" calcext:value-type="float">
            <text:p>35,6</text:p>
          </table:table-cell>
          <table:table-cell table:formula="of:=[.$A$3]*SIN(RADIANS([.B126]+120))" office:value-type="float" office:value="-459.283757658874" calcext:value-type="float">
            <text:p>-459,3</text:p>
          </table:table-cell>
          <table:table-cell table:style-name="ce10"/>
          <table:table-cell table:style-name="ce6" table:formula="of:=(MIN([.C126];[.D126];[.E126])+MAX([.C126];[.D126];[.E126]))/2" office:value-type="float" office:value="-17.822779041624" calcext:value-type="float">
            <text:p>-17,8</text:p>
          </table:table-cell>
          <table:table-cell table:style-name="ce12" table:formula="of:=([.C126]-[.G126]+[.$A$3])/2" office:value-type="float" office:value="476.230489308625" calcext:value-type="float">
            <text:p>476</text:p>
          </table:table-cell>
          <table:table-cell table:style-name="ce12" office:value-type="string" calcext:value-type="string">
            <text:p>,</text:p>
          </table:table-cell>
          <table:table-cell table:style-name="ce12" table:formula="of:=([.D126]-[.G126]+[.$A$3])/2" office:value-type="float" office:value="282.234168562436" calcext:value-type="float">
            <text:p>282</text:p>
          </table:table-cell>
          <table:table-cell table:style-name="ce12" table:formula="of:=([.E126]-[.G126]+[.$A$3])/2" office:value-type="float" office:value="34.7695106913748" calcext:value-type="float">
            <text:p>35</text:p>
          </table:table-cell>
          <table:table-cell table:style-name="ce10"/>
        </table:table-row>
        <table:table-row table:style-name="ro1">
          <table:table-cell/>
          <table:table-cell table:style-name="ce2" table:formula="of:=[.B126]+1" office:value-type="float" office:value="125" calcext:value-type="float">
            <text:p>125</text:p>
          </table:table-cell>
          <table:table-cell table:formula="of:=[.$A$3]*SIN(RADIANS([.B127]))" office:value-type="float" office:value="418.586694631675" calcext:value-type="float">
            <text:p>418,6</text:p>
          </table:table-cell>
          <table:table-cell table:formula="of:=[.$A$3]*SIN(RADIANS([.B127]-120))" office:value-type="float" office:value="44.5365845440533" calcext:value-type="float">
            <text:p>44,5</text:p>
          </table:table-cell>
          <table:table-cell table:formula="of:=[.$A$3]*SIN(RADIANS([.B127]+120))" office:value-type="float" office:value="-463.123279175728" calcext:value-type="float">
            <text:p>-463,1</text:p>
          </table:table-cell>
          <table:table-cell table:style-name="ce10"/>
          <table:table-cell table:style-name="ce6" table:formula="of:=(MIN([.C127];[.D127];[.E127])+MAX([.C127];[.D127];[.E127]))/2" office:value-type="float" office:value="-22.2682922720267" calcext:value-type="float">
            <text:p>-22,3</text:p>
          </table:table-cell>
          <table:table-cell table:style-name="ce12" table:formula="of:=([.C127]-[.G127]+[.$A$3])/2" office:value-type="float" office:value="475.927493451851" calcext:value-type="float">
            <text:p>476</text:p>
          </table:table-cell>
          <table:table-cell table:style-name="ce12" office:value-type="string" calcext:value-type="string">
            <text:p>,</text:p>
          </table:table-cell>
          <table:table-cell table:style-name="ce12" table:formula="of:=([.D127]-[.G127]+[.$A$3])/2" office:value-type="float" office:value="288.90243840804" calcext:value-type="float">
            <text:p>289</text:p>
          </table:table-cell>
          <table:table-cell table:style-name="ce12" table:formula="of:=([.E127]-[.G127]+[.$A$3])/2" office:value-type="float" office:value="35.0725065481493" calcext:value-type="float">
            <text:p>35</text:p>
          </table:table-cell>
          <table:table-cell table:style-name="ce10"/>
        </table:table-row>
        <table:table-row table:style-name="ro1">
          <table:table-cell/>
          <table:table-cell table:style-name="ce2" table:formula="of:=[.B127]+1" office:value-type="float" office:value="126" calcext:value-type="float">
            <text:p>126</text:p>
          </table:table-cell>
          <table:table-cell table:formula="of:=[.$A$3]*SIN(RADIANS([.B128]))" office:value-type="float" office:value="413.407684125598" calcext:value-type="float">
            <text:p>413,4</text:p>
          </table:table-cell>
          <table:table-cell table:formula="of:=[.$A$3]*SIN(RADIANS([.B128]-120))" office:value-type="float" office:value="53.4140447297709" calcext:value-type="float">
            <text:p>53,4</text:p>
          </table:table-cell>
          <table:table-cell table:formula="of:=[.$A$3]*SIN(RADIANS([.B128]+120))" office:value-type="float" office:value="-466.821728855369" calcext:value-type="float">
            <text:p>-466,8</text:p>
          </table:table-cell>
          <table:table-cell table:style-name="ce10"/>
          <table:table-cell table:style-name="ce6" table:formula="of:=(MIN([.C128];[.D128];[.E128])+MAX([.C128];[.D128];[.E128]))/2" office:value-type="float" office:value="-26.7070223648855" calcext:value-type="float">
            <text:p>-26,7</text:p>
          </table:table-cell>
          <table:table-cell table:style-name="ce12" table:formula="of:=([.C128]-[.G128]+[.$A$3])/2" office:value-type="float" office:value="475.557353245242" calcext:value-type="float">
            <text:p>476</text:p>
          </table:table-cell>
          <table:table-cell table:style-name="ce12" office:value-type="string" calcext:value-type="string">
            <text:p>,</text:p>
          </table:table-cell>
          <table:table-cell table:style-name="ce12" table:formula="of:=([.D128]-[.G128]+[.$A$3])/2" office:value-type="float" office:value="295.560533547328" calcext:value-type="float">
            <text:p>296</text:p>
          </table:table-cell>
          <table:table-cell table:style-name="ce12" table:formula="of:=([.E128]-[.G128]+[.$A$3])/2" office:value-type="float" office:value="35.4426467547582" calcext:value-type="float">
            <text:p>35</text:p>
          </table:table-cell>
          <table:table-cell table:style-name="ce10"/>
        </table:table-row>
        <table:table-row table:style-name="ro1">
          <table:table-cell/>
          <table:table-cell table:style-name="ce2" table:formula="of:=[.B128]+1" office:value-type="float" office:value="127" calcext:value-type="float">
            <text:p>127</text:p>
          </table:table-cell>
          <table:table-cell table:formula="of:=[.$A$3]*SIN(RADIANS([.B129]))" office:value-type="float" office:value="408.102745634167" calcext:value-type="float">
            <text:p>408,1</text:p>
          </table:table-cell>
          <table:table-cell table:formula="of:=[.$A$3]*SIN(RADIANS([.B129]-120))" office:value-type="float" office:value="62.2752344800304" calcext:value-type="float">
            <text:p>62,3</text:p>
          </table:table-cell>
          <table:table-cell table:formula="of:=[.$A$3]*SIN(RADIANS([.B129]+120))" office:value-type="float" office:value="-470.377980114197" calcext:value-type="float">
            <text:p>-470,4</text:p>
          </table:table-cell>
          <table:table-cell table:style-name="ce10"/>
          <table:table-cell table:style-name="ce6" table:formula="of:=(MIN([.C129];[.D129];[.E129])+MAX([.C129];[.D129];[.E129]))/2" office:value-type="float" office:value="-31.1376172400152" calcext:value-type="float">
            <text:p>-31,1</text:p>
          </table:table-cell>
          <table:table-cell table:style-name="ce12" table:formula="of:=([.C129]-[.G129]+[.$A$3])/2" office:value-type="float" office:value="475.120181437091" calcext:value-type="float">
            <text:p>475</text:p>
          </table:table-cell>
          <table:table-cell table:style-name="ce12" office:value-type="string" calcext:value-type="string">
            <text:p>,</text:p>
          </table:table-cell>
          <table:table-cell table:style-name="ce12" table:formula="of:=([.D129]-[.G129]+[.$A$3])/2" office:value-type="float" office:value="302.206425860023" calcext:value-type="float">
            <text:p>302</text:p>
          </table:table-cell>
          <table:table-cell table:style-name="ce12" table:formula="of:=([.E129]-[.G129]+[.$A$3])/2" office:value-type="float" office:value="35.8798185629091" calcext:value-type="float">
            <text:p>36</text:p>
          </table:table-cell>
          <table:table-cell table:style-name="ce10"/>
        </table:table-row>
        <table:table-row table:style-name="ro1">
          <table:table-cell/>
          <table:table-cell table:style-name="ce2" table:formula="of:=[.B129]+1" office:value-type="float" office:value="128" calcext:value-type="float">
            <text:p>128</text:p>
          </table:table-cell>
          <table:table-cell table:formula="of:=[.$A$3]*SIN(RADIANS([.B130]))" office:value-type="float" office:value="402.673495093035" calcext:value-type="float">
            <text:p>402,7</text:p>
          </table:table-cell>
          <table:table-cell table:formula="of:=[.$A$3]*SIN(RADIANS([.B130]-120))" office:value-type="float" office:value="71.1174545905934" calcext:value-type="float">
            <text:p>71,1</text:p>
          </table:table-cell>
          <table:table-cell table:formula="of:=[.$A$3]*SIN(RADIANS([.B130]+120))" office:value-type="float" office:value="-473.790949683628" calcext:value-type="float">
            <text:p>-473,8</text:p>
          </table:table-cell>
          <table:table-cell table:style-name="ce10"/>
          <table:table-cell table:style-name="ce6" table:formula="of:=(MIN([.C130];[.D130];[.E130])+MAX([.C130];[.D130];[.E130]))/2" office:value-type="float" office:value="-35.5587272952967" calcext:value-type="float">
            <text:p>-35,6</text:p>
          </table:table-cell>
          <table:table-cell table:style-name="ce12" table:formula="of:=([.C130]-[.G130]+[.$A$3])/2" office:value-type="float" office:value="474.616111194166" calcext:value-type="float">
            <text:p>475</text:p>
          </table:table-cell>
          <table:table-cell table:style-name="ce12" office:value-type="string" calcext:value-type="string">
            <text:p>,</text:p>
          </table:table-cell>
          <table:table-cell table:style-name="ce12" table:formula="of:=([.D130]-[.G130]+[.$A$3])/2" office:value-type="float" office:value="308.838090942945" calcext:value-type="float">
            <text:p>309</text:p>
          </table:table-cell>
          <table:table-cell table:style-name="ce12" table:formula="of:=([.E130]-[.G130]+[.$A$3])/2" office:value-type="float" office:value="36.3838888058342" calcext:value-type="float">
            <text:p>36</text:p>
          </table:table-cell>
          <table:table-cell table:style-name="ce10"/>
        </table:table-row>
        <table:table-row table:style-name="ro1">
          <table:table-cell/>
          <table:table-cell table:style-name="ce2" table:formula="of:=[.B130]+1" office:value-type="float" office:value="129" calcext:value-type="float">
            <text:p>129</text:p>
          </table:table-cell>
          <table:table-cell table:formula="of:=[.$A$3]*SIN(RADIANS([.B131]))" office:value-type="float" office:value="397.121586304512" calcext:value-type="float">
            <text:p>397,1</text:p>
          </table:table-cell>
          <table:table-cell table:formula="of:=[.$A$3]*SIN(RADIANS([.B131]-120))" office:value-type="float" office:value="79.938011635558" calcext:value-type="float">
            <text:p>79,9</text:p>
          </table:table-cell>
          <table:table-cell table:formula="of:=[.$A$3]*SIN(RADIANS([.B131]+120))" office:value-type="float" office:value="-477.05959794007" calcext:value-type="float">
            <text:p>-477,1</text:p>
          </table:table-cell>
          <table:table-cell table:style-name="ce10"/>
          <table:table-cell table:style-name="ce6" table:formula="of:=(MIN([.C131];[.D131];[.E131])+MAX([.C131];[.D131];[.E131]))/2" office:value-type="float" office:value="-39.9690058177789" calcext:value-type="float">
            <text:p>-40,0</text:p>
          </table:table-cell>
          <table:table-cell table:style-name="ce12" table:formula="of:=([.C131]-[.G131]+[.$A$3])/2" office:value-type="float" office:value="474.045296061146" calcext:value-type="float">
            <text:p>474</text:p>
          </table:table-cell>
          <table:table-cell table:style-name="ce12" office:value-type="string" calcext:value-type="string">
            <text:p>,</text:p>
          </table:table-cell>
          <table:table-cell table:style-name="ce12" table:formula="of:=([.D131]-[.G131]+[.$A$3])/2" office:value-type="float" office:value="315.453508726668" calcext:value-type="float">
            <text:p>315</text:p>
          </table:table-cell>
          <table:table-cell table:style-name="ce12" table:formula="of:=([.E131]-[.G131]+[.$A$3])/2" office:value-type="float" office:value="36.9547039388544" calcext:value-type="float">
            <text:p>37</text:p>
          </table:table-cell>
          <table:table-cell table:style-name="ce10"/>
        </table:table-row>
        <table:table-row table:style-name="ro1">
          <table:table-cell/>
          <table:table-cell table:style-name="ce2" table:formula="of:=[.B131]+1" office:value-type="float" office:value="130" calcext:value-type="float">
            <text:p>130</text:p>
          </table:table-cell>
          <table:table-cell table:formula="of:=[.$A$3]*SIN(RADIANS([.B132]))" office:value-type="float" office:value="391.448710433798" calcext:value-type="float">
            <text:p>391,4</text:p>
          </table:table-cell>
          <table:table-cell table:formula="of:=[.$A$3]*SIN(RADIANS([.B132]-120))" office:value-type="float" office:value="88.7342187878014" calcext:value-type="float">
            <text:p>88,7</text:p>
          </table:table-cell>
          <table:table-cell table:formula="of:=[.$A$3]*SIN(RADIANS([.B132]+120))" office:value-type="float" office:value="-480.182929221599" calcext:value-type="float">
            <text:p>-480,2</text:p>
          </table:table-cell>
          <table:table-cell table:style-name="ce10"/>
          <table:table-cell table:style-name="ce6" table:formula="of:=(MIN([.C132];[.D132];[.E132])+MAX([.C132];[.D132];[.E132]))/2" office:value-type="float" office:value="-44.3671093939007" calcext:value-type="float">
            <text:p>-44,4</text:p>
          </table:table-cell>
          <table:table-cell table:style-name="ce12" table:formula="of:=([.C132]-[.G132]+[.$A$3])/2" office:value-type="float" office:value="473.407909913849" calcext:value-type="float">
            <text:p>473</text:p>
          </table:table-cell>
          <table:table-cell table:style-name="ce12" office:value-type="string" calcext:value-type="string">
            <text:p>,</text:p>
          </table:table-cell>
          <table:table-cell table:style-name="ce12" table:formula="of:=([.D132]-[.G132]+[.$A$3])/2" office:value-type="float" office:value="322.050664090851" calcext:value-type="float">
            <text:p>322</text:p>
          </table:table-cell>
          <table:table-cell table:style-name="ce12" table:formula="of:=([.E132]-[.G132]+[.$A$3])/2" office:value-type="float" office:value="37.5920900861508" calcext:value-type="float">
            <text:p>38</text:p>
          </table:table-cell>
          <table:table-cell table:style-name="ce10"/>
        </table:table-row>
        <table:table-row table:style-name="ro1">
          <table:table-cell/>
          <table:table-cell table:style-name="ce2" table:formula="of:=[.B132]+1" office:value-type="float" office:value="131" calcext:value-type="float">
            <text:p>131</text:p>
          </table:table-cell>
          <table:table-cell table:formula="of:=[.$A$3]*SIN(RADIANS([.B133]))" office:value-type="float" office:value="385.656595493837" calcext:value-type="float">
            <text:p>385,7</text:p>
          </table:table-cell>
          <table:table-cell table:formula="of:=[.$A$3]*SIN(RADIANS([.B133]-120))" office:value-type="float" office:value="97.5033966374144" calcext:value-type="float">
            <text:p>97,5</text:p>
          </table:table-cell>
          <table:table-cell table:formula="of:=[.$A$3]*SIN(RADIANS([.B133]+120))" office:value-type="float" office:value="-483.159992131251" calcext:value-type="float">
            <text:p>-483,2</text:p>
          </table:table-cell>
          <table:table-cell table:style-name="ce10"/>
          <table:table-cell table:style-name="ce6" table:formula="of:=(MIN([.C133];[.D133];[.E133])+MAX([.C133];[.D133];[.E133]))/2" office:value-type="float" office:value="-48.7516983187072" calcext:value-type="float">
            <text:p>-48,8</text:p>
          </table:table-cell>
          <table:table-cell table:style-name="ce12" table:formula="of:=([.C133]-[.G133]+[.$A$3])/2" office:value-type="float" office:value="472.704146906272" calcext:value-type="float">
            <text:p>473</text:p>
          </table:table-cell>
          <table:table-cell table:style-name="ce12" office:value-type="string" calcext:value-type="string">
            <text:p>,</text:p>
          </table:table-cell>
          <table:table-cell table:style-name="ce12" table:formula="of:=([.D133]-[.G133]+[.$A$3])/2" office:value-type="float" office:value="328.627547478061" calcext:value-type="float">
            <text:p>329</text:p>
          </table:table-cell>
          <table:table-cell table:style-name="ce12" table:formula="of:=([.E133]-[.G133]+[.$A$3])/2" office:value-type="float" office:value="38.2958530937281" calcext:value-type="float">
            <text:p>38</text:p>
          </table:table-cell>
          <table:table-cell table:style-name="ce10"/>
        </table:table-row>
        <table:table-row table:style-name="ro1">
          <table:table-cell/>
          <table:table-cell table:style-name="ce2" table:formula="of:=[.B133]+1" office:value-type="float" office:value="132" calcext:value-type="float">
            <text:p>132</text:p>
          </table:table-cell>
          <table:table-cell table:formula="of:=[.$A$3]*SIN(RADIANS([.B134]))" office:value-type="float" office:value="379.747005818948" calcext:value-type="float">
            <text:p>379,7</text:p>
          </table:table-cell>
          <table:table-cell table:formula="of:=[.$A$3]*SIN(RADIANS([.B134]-120))" office:value-type="float" office:value="106.242874007875" calcext:value-type="float">
            <text:p>106,2</text:p>
          </table:table-cell>
          <table:table-cell table:formula="of:=[.$A$3]*SIN(RADIANS([.B134]+120))" office:value-type="float" office:value="-485.989879826824" calcext:value-type="float">
            <text:p>-486,0</text:p>
          </table:table-cell>
          <table:table-cell table:style-name="ce10"/>
          <table:table-cell table:style-name="ce6" table:formula="of:=(MIN([.C134];[.D134];[.E134])+MAX([.C134];[.D134];[.E134]))/2" office:value-type="float" office:value="-53.1214370039375" calcext:value-type="float">
            <text:p>-53,1</text:p>
          </table:table-cell>
          <table:table-cell table:style-name="ce12" table:formula="of:=([.C134]-[.G134]+[.$A$3])/2" office:value-type="float" office:value="471.934221411443" calcext:value-type="float">
            <text:p>472</text:p>
          </table:table-cell>
          <table:table-cell table:style-name="ce12" office:value-type="string" calcext:value-type="string">
            <text:p>,</text:p>
          </table:table-cell>
          <table:table-cell table:style-name="ce12" table:formula="of:=([.D134]-[.G134]+[.$A$3])/2" office:value-type="float" office:value="335.182155505906" calcext:value-type="float">
            <text:p>335</text:p>
          </table:table-cell>
          <table:table-cell table:style-name="ce12" table:formula="of:=([.E134]-[.G134]+[.$A$3])/2" office:value-type="float" office:value="39.065778588557" calcext:value-type="float">
            <text:p>39</text:p>
          </table:table-cell>
          <table:table-cell table:style-name="ce10"/>
        </table:table-row>
        <table:table-row table:style-name="ro1">
          <table:table-cell/>
          <table:table-cell table:style-name="ce2" table:formula="of:=[.B134]+1" office:value-type="float" office:value="133" calcext:value-type="float">
            <text:p>133</text:p>
          </table:table-cell>
          <table:table-cell table:formula="of:=[.$A$3]*SIN(RADIANS([.B135]))" office:value-type="float" office:value="373.721741527396" calcext:value-type="float">
            <text:p>373,7</text:p>
          </table:table-cell>
          <table:table-cell table:formula="of:=[.$A$3]*SIN(RADIANS([.B135]-120))" office:value-type="float" office:value="114.949988769715" calcext:value-type="float">
            <text:p>114,9</text:p>
          </table:table-cell>
          <table:table-cell table:formula="of:=[.$A$3]*SIN(RADIANS([.B135]+120))" office:value-type="float" office:value="-488.671730297111" calcext:value-type="float">
            <text:p>-488,7</text:p>
          </table:table-cell>
          <table:table-cell table:style-name="ce10"/>
          <table:table-cell table:style-name="ce6" table:formula="of:=(MIN([.C135];[.D135];[.E135])+MAX([.C135];[.D135];[.E135]))/2" office:value-type="float" office:value="-57.4749943848574" calcext:value-type="float">
            <text:p>-57,5</text:p>
          </table:table-cell>
          <table:table-cell table:style-name="ce12" table:formula="of:=([.C135]-[.G135]+[.$A$3])/2" office:value-type="float" office:value="471.098367956127" calcext:value-type="float">
            <text:p>471</text:p>
          </table:table-cell>
          <table:table-cell table:style-name="ce12" office:value-type="string" calcext:value-type="string">
            <text:p>,</text:p>
          </table:table-cell>
          <table:table-cell table:style-name="ce12" table:formula="of:=([.D135]-[.G135]+[.$A$3])/2" office:value-type="float" office:value="341.712491577286" calcext:value-type="float">
            <text:p>342</text:p>
          </table:table-cell>
          <table:table-cell table:style-name="ce12" table:formula="of:=([.E135]-[.G135]+[.$A$3])/2" office:value-type="float" office:value="39.9016320438732" calcext:value-type="float">
            <text:p>40</text:p>
          </table:table-cell>
          <table:table-cell table:style-name="ce10"/>
        </table:table-row>
        <table:table-row table:style-name="ro1">
          <table:table-cell/>
          <table:table-cell table:style-name="ce2" table:formula="of:=[.B135]+1" office:value-type="float" office:value="134" calcext:value-type="float">
            <text:p>134</text:p>
          </table:table-cell>
          <table:table-cell table:formula="of:=[.$A$3]*SIN(RADIANS([.B136]))" office:value-type="float" office:value="367.582637973051" calcext:value-type="float">
            <text:p>367,6</text:p>
          </table:table-cell>
          <table:table-cell table:formula="of:=[.$A$3]*SIN(RADIANS([.B136]-120))" office:value-type="float" office:value="123.62208865143" calcext:value-type="float">
            <text:p>123,6</text:p>
          </table:table-cell>
          <table:table-cell table:formula="of:=[.$A$3]*SIN(RADIANS([.B136]+120))" office:value-type="float" office:value="-491.204726624481" calcext:value-type="float">
            <text:p>-491,2</text:p>
          </table:table-cell>
          <table:table-cell table:style-name="ce10"/>
          <table:table-cell table:style-name="ce6" table:formula="of:=(MIN([.C136];[.D136];[.E136])+MAX([.C136];[.D136];[.E136]))/2" office:value-type="float" office:value="-61.8110443257152" calcext:value-type="float">
            <text:p>-61,8</text:p>
          </table:table-cell>
          <table:table-cell table:style-name="ce12" table:formula="of:=([.C136]-[.G136]+[.$A$3])/2" office:value-type="float" office:value="470.196841149383" calcext:value-type="float">
            <text:p>470</text:p>
          </table:table-cell>
          <table:table-cell table:style-name="ce12" office:value-type="string" calcext:value-type="string">
            <text:p>,</text:p>
          </table:table-cell>
          <table:table-cell table:style-name="ce12" table:formula="of:=([.D136]-[.G136]+[.$A$3])/2" office:value-type="float" office:value="348.216566488573" calcext:value-type="float">
            <text:p>348</text:p>
          </table:table-cell>
          <table:table-cell table:style-name="ce12" table:formula="of:=([.E136]-[.G136]+[.$A$3])/2" office:value-type="float" office:value="40.8031588506171" calcext:value-type="float">
            <text:p>41</text:p>
          </table:table-cell>
          <table:table-cell table:style-name="ce10"/>
        </table:table-row>
        <table:table-row table:style-name="ro1">
          <table:table-cell/>
          <table:table-cell table:style-name="ce2" table:formula="of:=[.B136]+1" office:value-type="float" office:value="135" calcext:value-type="float">
            <text:p>135</text:p>
          </table:table-cell>
          <table:table-cell table:formula="of:=[.$A$3]*SIN(RADIANS([.B137]))" office:value-type="float" office:value="361.331565186326" calcext:value-type="float">
            <text:p>361,3</text:p>
          </table:table-cell>
          <table:table-cell table:formula="of:=[.$A$3]*SIN(RADIANS([.B137]-120))" office:value-type="float" office:value="132.256532047388" calcext:value-type="float">
            <text:p>132,3</text:p>
          </table:table-cell>
          <table:table-cell table:formula="of:=[.$A$3]*SIN(RADIANS([.B137]+120))" office:value-type="float" office:value="-493.588097233714" calcext:value-type="float">
            <text:p>-493,6</text:p>
          </table:table-cell>
          <table:table-cell table:style-name="ce10"/>
          <table:table-cell table:style-name="ce6" table:formula="of:=(MIN([.C137];[.D137];[.E137])+MAX([.C137];[.D137];[.E137]))/2" office:value-type="float" office:value="-66.128266023694" calcext:value-type="float">
            <text:p>-66,1</text:p>
          </table:table-cell>
          <table:table-cell table:style-name="ce12" table:formula="of:=([.C137]-[.G137]+[.$A$3])/2" office:value-type="float" office:value="469.22991560501" calcext:value-type="float">
            <text:p>469</text:p>
          </table:table-cell>
          <table:table-cell table:style-name="ce12" office:value-type="string" calcext:value-type="string">
            <text:p>,</text:p>
          </table:table-cell>
          <table:table-cell table:style-name="ce12" table:formula="of:=([.D137]-[.G137]+[.$A$3])/2" office:value-type="float" office:value="354.692399035541" calcext:value-type="float">
            <text:p>355</text:p>
          </table:table-cell>
          <table:table-cell table:style-name="ce12" table:formula="of:=([.E137]-[.G137]+[.$A$3])/2" office:value-type="float" office:value="41.7700843949901" calcext:value-type="float">
            <text:p>42</text:p>
          </table:table-cell>
          <table:table-cell table:style-name="ce10"/>
        </table:table-row>
        <table:table-row table:style-name="ro1">
          <table:table-cell/>
          <table:table-cell table:style-name="ce2" table:formula="of:=[.B137]+1" office:value-type="float" office:value="136" calcext:value-type="float">
            <text:p>136</text:p>
          </table:table-cell>
          <table:table-cell table:formula="of:=[.$A$3]*SIN(RADIANS([.B138]))" office:value-type="float" office:value="354.970427304548" calcext:value-type="float">
            <text:p>355,0</text:p>
          </table:table-cell>
          <table:table-cell table:formula="of:=[.$A$3]*SIN(RADIANS([.B138]-120))" office:value-type="float" office:value="140.850688822487" calcext:value-type="float">
            <text:p>140,9</text:p>
          </table:table-cell>
          <table:table-cell table:formula="of:=[.$A$3]*SIN(RADIANS([.B138]+120))" office:value-type="float" office:value="-495.821116127034" calcext:value-type="float">
            <text:p>-495,8</text:p>
          </table:table-cell>
          <table:table-cell table:style-name="ce10"/>
          <table:table-cell table:style-name="ce6" table:formula="of:=(MIN([.C138];[.D138];[.E138])+MAX([.C138];[.D138];[.E138]))/2" office:value-type="float" office:value="-70.4253444112433" calcext:value-type="float">
            <text:p>-70,4</text:p>
          </table:table-cell>
          <table:table-cell table:style-name="ce12" table:formula="of:=([.C138]-[.G138]+[.$A$3])/2" office:value-type="float" office:value="468.197885857895" calcext:value-type="float">
            <text:p>468</text:p>
          </table:table-cell>
          <table:table-cell table:style-name="ce12" office:value-type="string" calcext:value-type="string">
            <text:p>,</text:p>
          </table:table-cell>
          <table:table-cell table:style-name="ce12" table:formula="of:=([.D138]-[.G138]+[.$A$3])/2" office:value-type="float" office:value="361.138016616865" calcext:value-type="float">
            <text:p>361</text:p>
          </table:table-cell>
          <table:table-cell table:style-name="ce12" table:formula="of:=([.E138]-[.G138]+[.$A$3])/2" office:value-type="float" office:value="42.8021141421046" calcext:value-type="float">
            <text:p>43</text:p>
          </table:table-cell>
          <table:table-cell table:style-name="ce10"/>
        </table:table-row>
        <table:table-row table:style-name="ro1">
          <table:table-cell/>
          <table:table-cell table:style-name="ce2" table:formula="of:=[.B138]+1" office:value-type="float" office:value="137" calcext:value-type="float">
            <text:p>137</text:p>
          </table:table-cell>
          <table:table-cell table:formula="of:=[.$A$3]*SIN(RADIANS([.B139]))" office:value-type="float" office:value="348.501161991937" calcext:value-type="float">
            <text:p>348,5</text:p>
          </table:table-cell>
          <table:table-cell table:formula="of:=[.$A$3]*SIN(RADIANS([.B139]-120))" office:value-type="float" office:value="149.401941113318" calcext:value-type="float">
            <text:p>149,4</text:p>
          </table:table-cell>
          <table:table-cell table:formula="of:=[.$A$3]*SIN(RADIANS([.B139]+120))" office:value-type="float" office:value="-497.903103105255" calcext:value-type="float">
            <text:p>-497,9</text:p>
          </table:table-cell>
          <table:table-cell table:style-name="ce10"/>
          <table:table-cell table:style-name="ce6" table:formula="of:=(MIN([.C139];[.D139];[.E139])+MAX([.C139];[.D139];[.E139]))/2" office:value-type="float" office:value="-74.7009705566592" calcext:value-type="float">
            <text:p>-74,7</text:p>
          </table:table-cell>
          <table:table-cell table:style-name="ce12" table:formula="of:=([.C139]-[.G139]+[.$A$3])/2" office:value-type="float" office:value="467.101066274298" calcext:value-type="float">
            <text:p>467</text:p>
          </table:table-cell>
          <table:table-cell table:style-name="ce12" office:value-type="string" calcext:value-type="string">
            <text:p>,</text:p>
          </table:table-cell>
          <table:table-cell table:style-name="ce12" table:formula="of:=([.D139]-[.G139]+[.$A$3])/2" office:value-type="float" office:value="367.551455834989" calcext:value-type="float">
            <text:p>368</text:p>
          </table:table-cell>
          <table:table-cell table:style-name="ce12" table:formula="of:=([.E139]-[.G139]+[.$A$3])/2" office:value-type="float" office:value="43.898933725702" calcext:value-type="float">
            <text:p>44</text:p>
          </table:table-cell>
          <table:table-cell table:style-name="ce10"/>
        </table:table-row>
        <table:table-row table:style-name="ro1">
          <table:table-cell/>
          <table:table-cell table:style-name="ce2" table:formula="of:=[.B139]+1" office:value-type="float" office:value="138" calcext:value-type="float">
            <text:p>138</text:p>
          </table:table-cell>
          <table:table-cell table:formula="of:=[.$A$3]*SIN(RADIANS([.B140]))" office:value-type="float" office:value="341.925739849377" calcext:value-type="float">
            <text:p>341,9</text:p>
          </table:table-cell>
          <table:table-cell table:formula="of:=[.$A$3]*SIN(RADIANS([.B140]-120))" office:value-type="float" office:value="157.907684125598" calcext:value-type="float">
            <text:p>157,9</text:p>
          </table:table-cell>
          <table:table-cell table:formula="of:=[.$A$3]*SIN(RADIANS([.B140]+120))" office:value-type="float" office:value="-499.833423974975" calcext:value-type="float">
            <text:p>-499,8</text:p>
          </table:table-cell>
          <table:table-cell table:style-name="ce10"/>
          <table:table-cell table:style-name="ce6" table:formula="of:=(MIN([.C140];[.D140];[.E140])+MAX([.C140];[.D140];[.E140]))/2" office:value-type="float" office:value="-78.953842062799" calcext:value-type="float">
            <text:p>-79,0</text:p>
          </table:table-cell>
          <table:table-cell table:style-name="ce12" table:formula="of:=([.C140]-[.G140]+[.$A$3])/2" office:value-type="float" office:value="465.939790956088" calcext:value-type="float">
            <text:p>466</text:p>
          </table:table-cell>
          <table:table-cell table:style-name="ce12" office:value-type="string" calcext:value-type="string">
            <text:p>,</text:p>
          </table:table-cell>
          <table:table-cell table:style-name="ce12" table:formula="of:=([.D140]-[.G140]+[.$A$3])/2" office:value-type="float" office:value="373.930763094199" calcext:value-type="float">
            <text:p>374</text:p>
          </table:table-cell>
          <table:table-cell table:style-name="ce12" table:formula="of:=([.E140]-[.G140]+[.$A$3])/2" office:value-type="float" office:value="45.0602090439122" calcext:value-type="float">
            <text:p>45</text:p>
          </table:table-cell>
          <table:table-cell table:style-name="ce10"/>
        </table:table-row>
        <table:table-row table:style-name="ro1">
          <table:table-cell/>
          <table:table-cell table:style-name="ce2" table:formula="of:=[.B140]+1" office:value-type="float" office:value="139" calcext:value-type="float">
            <text:p>139</text:p>
          </table:table-cell>
          <table:table-cell table:formula="of:=[.$A$3]*SIN(RADIANS([.B141]))" office:value-type="float" office:value="335.246163814149" calcext:value-type="float">
            <text:p>335,2</text:p>
          </table:table-cell>
          <table:table-cell table:formula="of:=[.$A$3]*SIN(RADIANS([.B141]-120))" office:value-type="float" office:value="166.365326927607" calcext:value-type="float">
            <text:p>166,4</text:p>
          </table:table-cell>
          <table:table-cell table:formula="of:=[.$A$3]*SIN(RADIANS([.B141]+120))" office:value-type="float" office:value="-501.611490741756" calcext:value-type="float">
            <text:p>-501,6</text:p>
          </table:table-cell>
          <table:table-cell table:style-name="ce10"/>
          <table:table-cell table:style-name="ce6" table:formula="of:=(MIN([.C141];[.D141];[.E141])+MAX([.C141];[.D141];[.E141]))/2" office:value-type="float" office:value="-83.1826634638036" calcext:value-type="float">
            <text:p>-83,2</text:p>
          </table:table-cell>
          <table:table-cell table:style-name="ce12" table:formula="of:=([.C141]-[.G141]+[.$A$3])/2" office:value-type="float" office:value="464.714413638976" calcext:value-type="float">
            <text:p>465</text:p>
          </table:table-cell>
          <table:table-cell table:style-name="ce12" office:value-type="string" calcext:value-type="string">
            <text:p>,</text:p>
          </table:table-cell>
          <table:table-cell table:style-name="ce12" table:formula="of:=([.D141]-[.G141]+[.$A$3])/2" office:value-type="float" office:value="380.273995195705" calcext:value-type="float">
            <text:p>380</text:p>
          </table:table-cell>
          <table:table-cell table:style-name="ce12" table:formula="of:=([.E141]-[.G141]+[.$A$3])/2" office:value-type="float" office:value="46.2855863610236" calcext:value-type="float">
            <text:p>46</text:p>
          </table:table-cell>
          <table:table-cell table:style-name="ce10"/>
        </table:table-row>
        <table:table-row table:style-name="ro1">
          <table:table-cell/>
          <table:table-cell table:style-name="ce2" table:formula="of:=[.B141]+1" office:value-type="float" office:value="140" calcext:value-type="float">
            <text:p>140</text:p>
          </table:table-cell>
          <table:table-cell table:formula="of:=[.$A$3]*SIN(RADIANS([.B142]))" office:value-type="float" office:value="328.464468549822" calcext:value-type="float">
            <text:p>328,5</text:p>
          </table:table-cell>
          <table:table-cell table:formula="of:=[.$A$3]*SIN(RADIANS([.B142]-120))" office:value-type="float" office:value="174.772293239417" calcext:value-type="float">
            <text:p>174,8</text:p>
          </table:table-cell>
          <table:table-cell table:formula="of:=[.$A$3]*SIN(RADIANS([.B142]+120))" office:value-type="float" office:value="-503.236761789238" calcext:value-type="float">
            <text:p>-503,2</text:p>
          </table:table-cell>
          <table:table-cell table:style-name="ce10"/>
          <table:table-cell table:style-name="ce6" table:formula="of:=(MIN([.C142];[.D142];[.E142])+MAX([.C142];[.D142];[.E142]))/2" office:value-type="float" office:value="-87.3861466197083" calcext:value-type="float">
            <text:p>-87,4</text:p>
          </table:table-cell>
          <table:table-cell table:style-name="ce12" table:formula="of:=([.C142]-[.G142]+[.$A$3])/2" office:value-type="float" office:value="463.425307584765" calcext:value-type="float">
            <text:p>463</text:p>
          </table:table-cell>
          <table:table-cell table:style-name="ce12" office:value-type="string" calcext:value-type="string">
            <text:p>,</text:p>
          </table:table-cell>
          <table:table-cell table:style-name="ce12" table:formula="of:=([.D142]-[.G142]+[.$A$3])/2" office:value-type="float" office:value="386.579219929562" calcext:value-type="float">
            <text:p>387</text:p>
          </table:table-cell>
          <table:table-cell table:style-name="ce12" table:formula="of:=([.E142]-[.G142]+[.$A$3])/2" office:value-type="float" office:value="47.574692415235" calcext:value-type="float">
            <text:p>48</text:p>
          </table:table-cell>
          <table:table-cell table:style-name="ce10"/>
        </table:table-row>
        <table:table-row table:style-name="ro1">
          <table:table-cell/>
          <table:table-cell table:style-name="ce2" table:formula="of:=[.B142]+1" office:value-type="float" office:value="141" calcext:value-type="float">
            <text:p>141</text:p>
          </table:table-cell>
          <table:table-cell table:formula="of:=[.$A$3]*SIN(RADIANS([.B143]))" office:value-type="float" office:value="321.582719826467" calcext:value-type="float">
            <text:p>321,6</text:p>
          </table:table-cell>
          <table:table-cell table:formula="of:=[.$A$3]*SIN(RADIANS([.B143]-120))" office:value-type="float" office:value="183.126022217648" calcext:value-type="float">
            <text:p>183,1</text:p>
          </table:table-cell>
          <table:table-cell table:formula="of:=[.$A$3]*SIN(RADIANS([.B143]+120))" office:value-type="float" office:value="-504.708742044115" calcext:value-type="float">
            <text:p>-504,7</text:p>
          </table:table-cell>
          <table:table-cell table:style-name="ce10"/>
          <table:table-cell table:style-name="ce6" table:formula="of:=(MIN([.C143];[.D143];[.E143])+MAX([.C143];[.D143];[.E143]))/2" office:value-type="float" office:value="-91.5630111088242" calcext:value-type="float">
            <text:p>-91,6</text:p>
          </table:table-cell>
          <table:table-cell table:style-name="ce12" table:formula="of:=([.C143]-[.G143]+[.$A$3])/2" office:value-type="float" office:value="462.072865467646" calcext:value-type="float">
            <text:p>462</text:p>
          </table:table-cell>
          <table:table-cell table:style-name="ce12" office:value-type="string" calcext:value-type="string">
            <text:p>,</text:p>
          </table:table-cell>
          <table:table-cell table:style-name="ce12" table:formula="of:=([.D143]-[.G143]+[.$A$3])/2" office:value-type="float" office:value="392.844516663236" calcext:value-type="float">
            <text:p>393</text:p>
          </table:table-cell>
          <table:table-cell table:style-name="ce12" table:formula="of:=([.E143]-[.G143]+[.$A$3])/2" office:value-type="float" office:value="48.9271345323544" calcext:value-type="float">
            <text:p>49</text:p>
          </table:table-cell>
          <table:table-cell table:style-name="ce10"/>
        </table:table-row>
        <table:table-row table:style-name="ro1">
          <table:table-cell/>
          <table:table-cell table:style-name="ce2" table:formula="of:=[.B143]+1" office:value-type="float" office:value="142" calcext:value-type="float">
            <text:p>142</text:p>
          </table:table-cell>
          <table:table-cell table:formula="of:=[.$A$3]*SIN(RADIANS([.B144]))" office:value-type="float" office:value="314.603013891411" calcext:value-type="float">
            <text:p>314,6</text:p>
          </table:table-cell>
          <table:table-cell table:formula="of:=[.$A$3]*SIN(RADIANS([.B144]-120))" office:value-type="float" office:value="191.423969235531" calcext:value-type="float">
            <text:p>191,4</text:p>
          </table:table-cell>
          <table:table-cell table:formula="of:=[.$A$3]*SIN(RADIANS([.B144]+120))" office:value-type="float" office:value="-506.026983126942" calcext:value-type="float">
            <text:p>-506,0</text:p>
          </table:table-cell>
          <table:table-cell table:style-name="ce10"/>
          <table:table-cell table:style-name="ce6" table:formula="of:=(MIN([.C144];[.D144];[.E144])+MAX([.C144];[.D144];[.E144]))/2" office:value-type="float" office:value="-95.7119846177655" calcext:value-type="float">
            <text:p>-95,7</text:p>
          </table:table-cell>
          <table:table-cell table:style-name="ce12" table:formula="of:=([.C144]-[.G144]+[.$A$3])/2" office:value-type="float" office:value="460.657499254589" calcext:value-type="float">
            <text:p>461</text:p>
          </table:table-cell>
          <table:table-cell table:style-name="ce12" office:value-type="string" calcext:value-type="string">
            <text:p>,</text:p>
          </table:table-cell>
          <table:table-cell table:style-name="ce12" table:formula="of:=([.D144]-[.G144]+[.$A$3])/2" office:value-type="float" office:value="399.067976926648" calcext:value-type="float">
            <text:p>399</text:p>
          </table:table-cell>
          <table:table-cell table:style-name="ce12" table:formula="of:=([.E144]-[.G144]+[.$A$3])/2" office:value-type="float" office:value="50.3425007454115" calcext:value-type="float">
            <text:p>50</text:p>
          </table:table-cell>
          <table:table-cell table:style-name="ce10"/>
        </table:table-row>
        <table:table-row table:style-name="ro1">
          <table:table-cell/>
          <table:table-cell table:style-name="ce2" table:formula="of:=[.B144]+1" office:value-type="float" office:value="143" calcext:value-type="float">
            <text:p>143</text:p>
          </table:table-cell>
          <table:table-cell table:formula="of:=[.$A$3]*SIN(RADIANS([.B145]))" office:value-type="float" office:value="307.527476830697" calcext:value-type="float">
            <text:p>307,5</text:p>
          </table:table-cell>
          <table:table-cell table:formula="of:=[.$A$3]*SIN(RADIANS([.B145]-120))" office:value-type="float" office:value="199.663606658019" calcext:value-type="float">
            <text:p>199,7</text:p>
          </table:table-cell>
          <table:table-cell table:formula="of:=[.$A$3]*SIN(RADIANS([.B145]+120))" office:value-type="float" office:value="-507.191083488716" calcext:value-type="float">
            <text:p>-507,2</text:p>
          </table:table-cell>
          <table:table-cell table:style-name="ce10"/>
          <table:table-cell table:style-name="ce6" table:formula="of:=(MIN([.C145];[.D145];[.E145])+MAX([.C145];[.D145];[.E145]))/2" office:value-type="float" office:value="-99.8318033290095" calcext:value-type="float">
            <text:p>-99,8</text:p>
          </table:table-cell>
          <table:table-cell table:style-name="ce12" table:formula="of:=([.C145]-[.G145]+[.$A$3])/2" office:value-type="float" office:value="459.179640079853" calcext:value-type="float">
            <text:p>459</text:p>
          </table:table-cell>
          <table:table-cell table:style-name="ce12" office:value-type="string" calcext:value-type="string">
            <text:p>,</text:p>
          </table:table-cell>
          <table:table-cell table:style-name="ce12" table:formula="of:=([.D145]-[.G145]+[.$A$3])/2" office:value-type="float" office:value="405.247704993514" calcext:value-type="float">
            <text:p>405</text:p>
          </table:table-cell>
          <table:table-cell table:style-name="ce12" table:formula="of:=([.E145]-[.G145]+[.$A$3])/2" office:value-type="float" office:value="51.8203599201469" calcext:value-type="float">
            <text:p>52</text:p>
          </table:table-cell>
          <table:table-cell table:style-name="ce10"/>
        </table:table-row>
        <table:table-row table:style-name="ro1">
          <table:table-cell/>
          <table:table-cell table:style-name="ce2" table:formula="of:=[.B145]+1" office:value-type="float" office:value="144" calcext:value-type="float">
            <text:p>144</text:p>
          </table:table-cell>
          <table:table-cell table:formula="of:=[.$A$3]*SIN(RADIANS([.B146]))" office:value-type="float" office:value="300.358263921454" calcext:value-type="float">
            <text:p>300,4</text:p>
          </table:table-cell>
          <table:table-cell table:formula="of:=[.$A$3]*SIN(RADIANS([.B146]-120))" office:value-type="float" office:value="207.842424611734" calcext:value-type="float">
            <text:p>207,8</text:p>
          </table:table-cell>
          <table:table-cell table:formula="of:=[.$A$3]*SIN(RADIANS([.B146]+120))" office:value-type="float" office:value="-508.200688533188" calcext:value-type="float">
            <text:p>-508,2</text:p>
          </table:table-cell>
          <table:table-cell table:style-name="ce10"/>
          <table:table-cell table:style-name="ce6" table:formula="of:=(MIN([.C146];[.D146];[.E146])+MAX([.C146];[.D146];[.E146]))/2" office:value-type="float" office:value="-103.921212305867" calcext:value-type="float">
            <text:p>-103,9</text:p>
          </table:table-cell>
          <table:table-cell table:style-name="ce12" table:formula="of:=([.C146]-[.G146]+[.$A$3])/2" office:value-type="float" office:value="457.63973811366" calcext:value-type="float">
            <text:p>458</text:p>
          </table:table-cell>
          <table:table-cell table:style-name="ce12" office:value-type="string" calcext:value-type="string">
            <text:p>,</text:p>
          </table:table-cell>
          <table:table-cell table:style-name="ce12" table:formula="of:=([.D146]-[.G146]+[.$A$3])/2" office:value-type="float" office:value="411.3818184588" calcext:value-type="float">
            <text:p>411</text:p>
          </table:table-cell>
          <table:table-cell table:style-name="ce12" table:formula="of:=([.E146]-[.G146]+[.$A$3])/2" office:value-type="float" office:value="53.3602618863396" calcext:value-type="float">
            <text:p>53</text:p>
          </table:table-cell>
          <table:table-cell table:style-name="ce10"/>
        </table:table-row>
        <table:table-row table:style-name="ro1">
          <table:table-cell/>
          <table:table-cell table:style-name="ce2" table:formula="of:=[.B146]+1" office:value-type="float" office:value="145" calcext:value-type="float">
            <text:p>145</text:p>
          </table:table-cell>
          <table:table-cell table:formula="of:=[.$A$3]*SIN(RADIANS([.B147]))" office:value-type="float" office:value="293.097558975384" calcext:value-type="float">
            <text:p>293,1</text:p>
          </table:table-cell>
          <table:table-cell table:formula="of:=[.$A$3]*SIN(RADIANS([.B147]-120))" office:value-type="float" office:value="215.957931749497" calcext:value-type="float">
            <text:p>216,0</text:p>
          </table:table-cell>
          <table:table-cell table:formula="of:=[.$A$3]*SIN(RADIANS([.B147]+120))" office:value-type="float" office:value="-509.055490724882" calcext:value-type="float">
            <text:p>-509,1</text:p>
          </table:table-cell>
          <table:table-cell table:style-name="ce10"/>
          <table:table-cell table:style-name="ce6" table:formula="of:=(MIN([.C147];[.D147];[.E147])+MAX([.C147];[.D147];[.E147]))/2" office:value-type="float" office:value="-107.978965874749" calcext:value-type="float">
            <text:p>-108,0</text:p>
          </table:table-cell>
          <table:table-cell table:style-name="ce12" table:formula="of:=([.C147]-[.G147]+[.$A$3])/2" office:value-type="float" office:value="456.038262425067" calcext:value-type="float">
            <text:p>456</text:p>
          </table:table-cell>
          <table:table-cell table:style-name="ce12" office:value-type="string" calcext:value-type="string">
            <text:p>,</text:p>
          </table:table-cell>
          <table:table-cell table:style-name="ce12" table:formula="of:=([.D147]-[.G147]+[.$A$3])/2" office:value-type="float" office:value="417.468448812123" calcext:value-type="float">
            <text:p>417</text:p>
          </table:table-cell>
          <table:table-cell table:style-name="ce12" table:formula="of:=([.E147]-[.G147]+[.$A$3])/2" office:value-type="float" office:value="54.9617375749334" calcext:value-type="float">
            <text:p>55</text:p>
          </table:table-cell>
          <table:table-cell table:style-name="ce10"/>
        </table:table-row>
        <table:table-row table:style-name="ro1">
          <table:table-cell/>
          <table:table-cell table:style-name="ce2" table:formula="of:=[.B147]+1" office:value-type="float" office:value="146" calcext:value-type="float">
            <text:p>146</text:p>
          </table:table-cell>
          <table:table-cell table:formula="of:=[.$A$3]*SIN(RADIANS([.B148]))" office:value-type="float" office:value="285.747573673552" calcext:value-type="float">
            <text:p>285,7</text:p>
          </table:table-cell>
          <table:table-cell table:formula="of:=[.$A$3]*SIN(RADIANS([.B148]-120))" office:value-type="float" office:value="224.007656009219" calcext:value-type="float">
            <text:p>224,0</text:p>
          </table:table-cell>
          <table:table-cell table:formula="of:=[.$A$3]*SIN(RADIANS([.B148]+120))" office:value-type="float" office:value="-509.75522968277" calcext:value-type="float">
            <text:p>-509,8</text:p>
          </table:table-cell>
          <table:table-cell table:style-name="ce10"/>
          <table:table-cell table:style-name="ce6" table:formula="of:=(MIN([.C148];[.D148];[.E148])+MAX([.C148];[.D148];[.E148]))/2" office:value-type="float" office:value="-112.003828004609" calcext:value-type="float">
            <text:p>-112,0</text:p>
          </table:table-cell>
          <table:table-cell table:style-name="ce12" table:formula="of:=([.C148]-[.G148]+[.$A$3])/2" office:value-type="float" office:value="454.37570083908" calcext:value-type="float">
            <text:p>454</text:p>
          </table:table-cell>
          <table:table-cell table:style-name="ce12" office:value-type="string" calcext:value-type="string">
            <text:p>,</text:p>
          </table:table-cell>
          <table:table-cell table:style-name="ce12" table:formula="of:=([.D148]-[.G148]+[.$A$3])/2" office:value-type="float" office:value="423.505742006914" calcext:value-type="float">
            <text:p>424</text:p>
          </table:table-cell>
          <table:table-cell table:style-name="ce12" table:formula="of:=([.E148]-[.G148]+[.$A$3])/2" office:value-type="float" office:value="56.6242991609196" calcext:value-type="float">
            <text:p>57</text:p>
          </table:table-cell>
          <table:table-cell table:style-name="ce10"/>
        </table:table-row>
        <table:table-row table:style-name="ro1">
          <table:table-cell/>
          <table:table-cell table:style-name="ce2" table:formula="of:=[.B148]+1" office:value-type="float" office:value="147" calcext:value-type="float">
            <text:p>147</text:p>
          </table:table-cell>
          <table:table-cell table:formula="of:=[.$A$3]*SIN(RADIANS([.B149]))" office:value-type="float" office:value="278.310546892679" calcext:value-type="float">
            <text:p>278,3</text:p>
          </table:table-cell>
          <table:table-cell table:formula="of:=[.$A$3]*SIN(RADIANS([.B149]-120))" office:value-type="float" office:value="231.989145366908" calcext:value-type="float">
            <text:p>232,0</text:p>
          </table:table-cell>
          <table:table-cell table:formula="of:=[.$A$3]*SIN(RADIANS([.B149]+120))" office:value-type="float" office:value="-510.299692259587" calcext:value-type="float">
            <text:p>-510,3</text:p>
          </table:table-cell>
          <table:table-cell table:style-name="ce10"/>
          <table:table-cell table:style-name="ce6" table:formula="of:=(MIN([.C149];[.D149];[.E149])+MAX([.C149];[.D149];[.E149]))/2" office:value-type="float" office:value="-115.994572683454" calcext:value-type="float">
            <text:p>-116,0</text:p>
          </table:table-cell>
          <table:table-cell table:style-name="ce12" table:formula="of:=([.C149]-[.G149]+[.$A$3])/2" office:value-type="float" office:value="452.652559788067" calcext:value-type="float">
            <text:p>453</text:p>
          </table:table-cell>
          <table:table-cell table:style-name="ce12" office:value-type="string" calcext:value-type="string">
            <text:p>,</text:p>
          </table:table-cell>
          <table:table-cell table:style-name="ce12" table:formula="of:=([.D149]-[.G149]+[.$A$3])/2" office:value-type="float" office:value="429.491859025181" calcext:value-type="float">
            <text:p>429</text:p>
          </table:table-cell>
          <table:table-cell table:style-name="ce12" table:formula="of:=([.E149]-[.G149]+[.$A$3])/2" office:value-type="float" office:value="58.3474402119335" calcext:value-type="float">
            <text:p>58</text:p>
          </table:table-cell>
          <table:table-cell table:style-name="ce10"/>
        </table:table-row>
        <table:table-row table:style-name="ro1">
          <table:table-cell/>
          <table:table-cell table:style-name="ce2" table:formula="of:=[.B149]+1" office:value-type="float" office:value="148" calcext:value-type="float">
            <text:p>148</text:p>
          </table:table-cell>
          <table:table-cell table:formula="of:=[.$A$3]*SIN(RADIANS([.B150]))" office:value-type="float" office:value="270.788744023168" calcext:value-type="float">
            <text:p>270,8</text:p>
          </table:table-cell>
          <table:table-cell table:formula="of:=[.$A$3]*SIN(RADIANS([.B150]-120))" office:value-type="float" office:value="239.89996858359" calcext:value-type="float">
            <text:p>239,9</text:p>
          </table:table-cell>
          <table:table-cell table:formula="of:=[.$A$3]*SIN(RADIANS([.B150]+120))" office:value-type="float" office:value="-510.688712606758" calcext:value-type="float">
            <text:p>-510,7</text:p>
          </table:table-cell>
          <table:table-cell table:style-name="ce10"/>
          <table:table-cell table:style-name="ce6" table:formula="of:=(MIN([.C150];[.D150];[.E150])+MAX([.C150];[.D150];[.E150]))/2" office:value-type="float" office:value="-119.949984291795" calcext:value-type="float">
            <text:p>-119,9</text:p>
          </table:table-cell>
          <table:table-cell table:style-name="ce12" table:formula="of:=([.C150]-[.G150]+[.$A$3])/2" office:value-type="float" office:value="450.869364157481" calcext:value-type="float">
            <text:p>451</text:p>
          </table:table-cell>
          <table:table-cell table:style-name="ce12" office:value-type="string" calcext:value-type="string">
            <text:p>,</text:p>
          </table:table-cell>
          <table:table-cell table:style-name="ce12" table:formula="of:=([.D150]-[.G150]+[.$A$3])/2" office:value-type="float" office:value="435.424976437693" calcext:value-type="float">
            <text:p>435</text:p>
          </table:table-cell>
          <table:table-cell table:style-name="ce12" table:formula="of:=([.E150]-[.G150]+[.$A$3])/2" office:value-type="float" office:value="60.1306358425186" calcext:value-type="float">
            <text:p>60</text:p>
          </table:table-cell>
          <table:table-cell table:style-name="ce10"/>
        </table:table-row>
        <table:table-row table:style-name="ro1">
          <table:table-cell/>
          <table:table-cell table:style-name="ce2" table:formula="of:=[.B150]+1" office:value-type="float" office:value="149" calcext:value-type="float">
            <text:p>149</text:p>
          </table:table-cell>
          <table:table-cell table:formula="of:=[.$A$3]*SIN(RADIANS([.B151]))" office:value-type="float" office:value="263.184456279038" calcext:value-type="float">
            <text:p>263,2</text:p>
          </table:table-cell>
          <table:table-cell table:formula="of:=[.$A$3]*SIN(RADIANS([.B151]-120))" office:value-type="float" office:value="247.737715945878" calcext:value-type="float">
            <text:p>247,7</text:p>
          </table:table-cell>
          <table:table-cell table:formula="of:=[.$A$3]*SIN(RADIANS([.B151]+120))" office:value-type="float" office:value="-510.922172224916" calcext:value-type="float">
            <text:p>-510,9</text:p>
          </table:table-cell>
          <table:table-cell table:style-name="ce10"/>
          <table:table-cell table:style-name="ce6" table:formula="of:=(MIN([.C151];[.D151];[.E151])+MAX([.C151];[.D151];[.E151]))/2" office:value-type="float" office:value="-123.868857972939" calcext:value-type="float">
            <text:p>-123,9</text:p>
          </table:table-cell>
          <table:table-cell table:style-name="ce12" table:formula="of:=([.C151]-[.G151]+[.$A$3])/2" office:value-type="float" office:value="449.026657125988" calcext:value-type="float">
            <text:p>449</text:p>
          </table:table-cell>
          <table:table-cell table:style-name="ce12" office:value-type="string" calcext:value-type="string">
            <text:p>,</text:p>
          </table:table-cell>
          <table:table-cell table:style-name="ce12" table:formula="of:=([.D151]-[.G151]+[.$A$3])/2" office:value-type="float" office:value="441.303286959409" calcext:value-type="float">
            <text:p>441</text:p>
          </table:table-cell>
          <table:table-cell table:style-name="ce12" table:formula="of:=([.E151]-[.G151]+[.$A$3])/2" office:value-type="float" office:value="61.9733428740116" calcext:value-type="float">
            <text:p>62</text:p>
          </table:table-cell>
          <table:table-cell table:style-name="ce10"/>
        </table:table-row>
        <table:table-row table:style-name="ro1">
          <table:table-cell/>
          <table:table-cell table:style-name="ce2" table:formula="of:=[.B151]+1" office:value-type="float" office:value="150" calcext:value-type="float">
            <text:p>150</text:p>
          </table:table-cell>
          <table:table-cell table:formula="of:=[.$A$3]*SIN(RADIANS([.B152]))" office:value-type="float" office:value="255.5" calcext:value-type="float">
            <text:p>255,5</text:p>
          </table:table-cell>
          <table:table-cell table:formula="of:=[.$A$3]*SIN(RADIANS([.B152]-120))" office:value-type="float" office:value="255.5" calcext:value-type="float">
            <text:p>255,5</text:p>
          </table:table-cell>
          <table:table-cell table:formula="of:=[.$A$3]*SIN(RADIANS([.B152]+120))" office:value-type="float" office:value="-511" calcext:value-type="float">
            <text:p>-511,0</text:p>
          </table:table-cell>
          <table:table-cell table:style-name="ce10"/>
          <table:table-cell table:style-name="ce6" table:formula="of:=(MIN([.C152];[.D152];[.E152])+MAX([.C152];[.D152];[.E152]))/2" office:value-type="float" office:value="-127.75" calcext:value-type="float">
            <text:p>-127,8</text:p>
          </table:table-cell>
          <table:table-cell table:style-name="ce12" table:formula="of:=([.C152]-[.G152]+[.$A$3])/2" office:value-type="float" office:value="447.125" calcext:value-type="float">
            <text:p>447</text:p>
          </table:table-cell>
          <table:table-cell table:style-name="ce12" office:value-type="string" calcext:value-type="string">
            <text:p>,</text:p>
          </table:table-cell>
          <table:table-cell table:style-name="ce12" table:formula="of:=([.D152]-[.G152]+[.$A$3])/2" office:value-type="float" office:value="447.125" calcext:value-type="float">
            <text:p>447</text:p>
          </table:table-cell>
          <table:table-cell table:style-name="ce12" table:formula="of:=([.E152]-[.G152]+[.$A$3])/2" office:value-type="float" office:value="63.875" calcext:value-type="float">
            <text:p>64</text:p>
          </table:table-cell>
          <table:table-cell table:style-name="ce10"/>
        </table:table-row>
        <table:table-row table:style-name="ro1">
          <table:table-cell/>
          <table:table-cell table:style-name="ce2" table:formula="of:=[.B152]+1" office:value-type="float" office:value="151" calcext:value-type="float">
            <text:p>151</text:p>
          </table:table-cell>
          <table:table-cell table:formula="of:=[.$A$3]*SIN(RADIANS([.B153]))" office:value-type="float" office:value="247.737715945878" calcext:value-type="float">
            <text:p>247,7</text:p>
          </table:table-cell>
          <table:table-cell table:formula="of:=[.$A$3]*SIN(RADIANS([.B153]-120))" office:value-type="float" office:value="263.184456279038" calcext:value-type="float">
            <text:p>263,2</text:p>
          </table:table-cell>
          <table:table-cell table:formula="of:=[.$A$3]*SIN(RADIANS([.B153]+120))" office:value-type="float" office:value="-510.922172224916" calcext:value-type="float">
            <text:p>-510,9</text:p>
          </table:table-cell>
          <table:table-cell table:style-name="ce10"/>
          <table:table-cell table:style-name="ce6" table:formula="of:=(MIN([.C153];[.D153];[.E153])+MAX([.C153];[.D153];[.E153]))/2" office:value-type="float" office:value="-123.868857972939" calcext:value-type="float">
            <text:p>-123,9</text:p>
          </table:table-cell>
          <table:table-cell table:style-name="ce12" table:formula="of:=([.C153]-[.G153]+[.$A$3])/2" office:value-type="float" office:value="441.303286959409" calcext:value-type="float">
            <text:p>441</text:p>
          </table:table-cell>
          <table:table-cell table:style-name="ce12" office:value-type="string" calcext:value-type="string">
            <text:p>,</text:p>
          </table:table-cell>
          <table:table-cell table:style-name="ce12" table:formula="of:=([.D153]-[.G153]+[.$A$3])/2" office:value-type="float" office:value="449.026657125988" calcext:value-type="float">
            <text:p>449</text:p>
          </table:table-cell>
          <table:table-cell table:style-name="ce12" table:formula="of:=([.E153]-[.G153]+[.$A$3])/2" office:value-type="float" office:value="61.9733428740116" calcext:value-type="float">
            <text:p>62</text:p>
          </table:table-cell>
          <table:table-cell table:style-name="ce10"/>
        </table:table-row>
        <table:table-row table:style-name="ro1">
          <table:table-cell/>
          <table:table-cell table:style-name="ce2" table:formula="of:=[.B153]+1" office:value-type="float" office:value="152" calcext:value-type="float">
            <text:p>152</text:p>
          </table:table-cell>
          <table:table-cell table:formula="of:=[.$A$3]*SIN(RADIANS([.B154]))" office:value-type="float" office:value="239.89996858359" calcext:value-type="float">
            <text:p>239,9</text:p>
          </table:table-cell>
          <table:table-cell table:formula="of:=[.$A$3]*SIN(RADIANS([.B154]-120))" office:value-type="float" office:value="270.788744023168" calcext:value-type="float">
            <text:p>270,8</text:p>
          </table:table-cell>
          <table:table-cell table:formula="of:=[.$A$3]*SIN(RADIANS([.B154]+120))" office:value-type="float" office:value="-510.688712606758" calcext:value-type="float">
            <text:p>-510,7</text:p>
          </table:table-cell>
          <table:table-cell table:style-name="ce10"/>
          <table:table-cell table:style-name="ce6" table:formula="of:=(MIN([.C154];[.D154];[.E154])+MAX([.C154];[.D154];[.E154]))/2" office:value-type="float" office:value="-119.949984291795" calcext:value-type="float">
            <text:p>-119,9</text:p>
          </table:table-cell>
          <table:table-cell table:style-name="ce12" table:formula="of:=([.C154]-[.G154]+[.$A$3])/2" office:value-type="float" office:value="435.424976437693" calcext:value-type="float">
            <text:p>435</text:p>
          </table:table-cell>
          <table:table-cell table:style-name="ce12" office:value-type="string" calcext:value-type="string">
            <text:p>,</text:p>
          </table:table-cell>
          <table:table-cell table:style-name="ce12" table:formula="of:=([.D154]-[.G154]+[.$A$3])/2" office:value-type="float" office:value="450.869364157481" calcext:value-type="float">
            <text:p>451</text:p>
          </table:table-cell>
          <table:table-cell table:style-name="ce12" table:formula="of:=([.E154]-[.G154]+[.$A$3])/2" office:value-type="float" office:value="60.1306358425186" calcext:value-type="float">
            <text:p>60</text:p>
          </table:table-cell>
          <table:table-cell table:style-name="ce10"/>
        </table:table-row>
        <table:table-row table:style-name="ro1">
          <table:table-cell/>
          <table:table-cell table:style-name="ce2" table:formula="of:=[.B154]+1" office:value-type="float" office:value="153" calcext:value-type="float">
            <text:p>153</text:p>
          </table:table-cell>
          <table:table-cell table:formula="of:=[.$A$3]*SIN(RADIANS([.B155]))" office:value-type="float" office:value="231.989145366908" calcext:value-type="float">
            <text:p>232,0</text:p>
          </table:table-cell>
          <table:table-cell table:formula="of:=[.$A$3]*SIN(RADIANS([.B155]-120))" office:value-type="float" office:value="278.310546892679" calcext:value-type="float">
            <text:p>278,3</text:p>
          </table:table-cell>
          <table:table-cell table:formula="of:=[.$A$3]*SIN(RADIANS([.B155]+120))" office:value-type="float" office:value="-510.299692259587" calcext:value-type="float">
            <text:p>-510,3</text:p>
          </table:table-cell>
          <table:table-cell table:style-name="ce10"/>
          <table:table-cell table:style-name="ce6" table:formula="of:=(MIN([.C155];[.D155];[.E155])+MAX([.C155];[.D155];[.E155]))/2" office:value-type="float" office:value="-115.994572683454" calcext:value-type="float">
            <text:p>-116,0</text:p>
          </table:table-cell>
          <table:table-cell table:style-name="ce12" table:formula="of:=([.C155]-[.G155]+[.$A$3])/2" office:value-type="float" office:value="429.491859025181" calcext:value-type="float">
            <text:p>429</text:p>
          </table:table-cell>
          <table:table-cell table:style-name="ce12" office:value-type="string" calcext:value-type="string">
            <text:p>,</text:p>
          </table:table-cell>
          <table:table-cell table:style-name="ce12" table:formula="of:=([.D155]-[.G155]+[.$A$3])/2" office:value-type="float" office:value="452.652559788067" calcext:value-type="float">
            <text:p>453</text:p>
          </table:table-cell>
          <table:table-cell table:style-name="ce12" table:formula="of:=([.E155]-[.G155]+[.$A$3])/2" office:value-type="float" office:value="58.3474402119335" calcext:value-type="float">
            <text:p>58</text:p>
          </table:table-cell>
          <table:table-cell table:style-name="ce10"/>
        </table:table-row>
        <table:table-row table:style-name="ro1">
          <table:table-cell/>
          <table:table-cell table:style-name="ce2" table:formula="of:=[.B155]+1" office:value-type="float" office:value="154" calcext:value-type="float">
            <text:p>154</text:p>
          </table:table-cell>
          <table:table-cell table:formula="of:=[.$A$3]*SIN(RADIANS([.B156]))" office:value-type="float" office:value="224.007656009218" calcext:value-type="float">
            <text:p>224,0</text:p>
          </table:table-cell>
          <table:table-cell table:formula="of:=[.$A$3]*SIN(RADIANS([.B156]-120))" office:value-type="float" office:value="285.747573673552" calcext:value-type="float">
            <text:p>285,7</text:p>
          </table:table-cell>
          <table:table-cell table:formula="of:=[.$A$3]*SIN(RADIANS([.B156]+120))" office:value-type="float" office:value="-509.75522968277" calcext:value-type="float">
            <text:p>-509,8</text:p>
          </table:table-cell>
          <table:table-cell table:style-name="ce10"/>
          <table:table-cell table:style-name="ce6" table:formula="of:=(MIN([.C156];[.D156];[.E156])+MAX([.C156];[.D156];[.E156]))/2" office:value-type="float" office:value="-112.003828004609" calcext:value-type="float">
            <text:p>-112,0</text:p>
          </table:table-cell>
          <table:table-cell table:style-name="ce12" table:formula="of:=([.C156]-[.G156]+[.$A$3])/2" office:value-type="float" office:value="423.505742006914" calcext:value-type="float">
            <text:p>424</text:p>
          </table:table-cell>
          <table:table-cell table:style-name="ce12" office:value-type="string" calcext:value-type="string">
            <text:p>,</text:p>
          </table:table-cell>
          <table:table-cell table:style-name="ce12" table:formula="of:=([.D156]-[.G156]+[.$A$3])/2" office:value-type="float" office:value="454.375700839081" calcext:value-type="float">
            <text:p>454</text:p>
          </table:table-cell>
          <table:table-cell table:style-name="ce12" table:formula="of:=([.E156]-[.G156]+[.$A$3])/2" office:value-type="float" office:value="56.6242991609195" calcext:value-type="float">
            <text:p>57</text:p>
          </table:table-cell>
          <table:table-cell table:style-name="ce10"/>
        </table:table-row>
        <table:table-row table:style-name="ro1">
          <table:table-cell/>
          <table:table-cell table:style-name="ce2" table:formula="of:=[.B156]+1" office:value-type="float" office:value="155" calcext:value-type="float">
            <text:p>155</text:p>
          </table:table-cell>
          <table:table-cell table:formula="of:=[.$A$3]*SIN(RADIANS([.B157]))" office:value-type="float" office:value="215.957931749497" calcext:value-type="float">
            <text:p>216,0</text:p>
          </table:table-cell>
          <table:table-cell table:formula="of:=[.$A$3]*SIN(RADIANS([.B157]-120))" office:value-type="float" office:value="293.097558975384" calcext:value-type="float">
            <text:p>293,1</text:p>
          </table:table-cell>
          <table:table-cell table:formula="of:=[.$A$3]*SIN(RADIANS([.B157]+120))" office:value-type="float" office:value="-509.055490724882" calcext:value-type="float">
            <text:p>-509,1</text:p>
          </table:table-cell>
          <table:table-cell table:style-name="ce10"/>
          <table:table-cell table:style-name="ce6" table:formula="of:=(MIN([.C157];[.D157];[.E157])+MAX([.C157];[.D157];[.E157]))/2" office:value-type="float" office:value="-107.978965874749" calcext:value-type="float">
            <text:p>-108,0</text:p>
          </table:table-cell>
          <table:table-cell table:style-name="ce12" table:formula="of:=([.C157]-[.G157]+[.$A$3])/2" office:value-type="float" office:value="417.468448812123" calcext:value-type="float">
            <text:p>417</text:p>
          </table:table-cell>
          <table:table-cell table:style-name="ce12" office:value-type="string" calcext:value-type="string">
            <text:p>,</text:p>
          </table:table-cell>
          <table:table-cell table:style-name="ce12" table:formula="of:=([.D157]-[.G157]+[.$A$3])/2" office:value-type="float" office:value="456.038262425067" calcext:value-type="float">
            <text:p>456</text:p>
          </table:table-cell>
          <table:table-cell table:style-name="ce12" table:formula="of:=([.E157]-[.G157]+[.$A$3])/2" office:value-type="float" office:value="54.9617375749334" calcext:value-type="float">
            <text:p>55</text:p>
          </table:table-cell>
          <table:table-cell table:style-name="ce10"/>
        </table:table-row>
        <table:table-row table:style-name="ro1">
          <table:table-cell/>
          <table:table-cell table:style-name="ce2" table:formula="of:=[.B157]+1" office:value-type="float" office:value="156" calcext:value-type="float">
            <text:p>156</text:p>
          </table:table-cell>
          <table:table-cell table:formula="of:=[.$A$3]*SIN(RADIANS([.B158]))" office:value-type="float" office:value="207.842424611734" calcext:value-type="float">
            <text:p>207,8</text:p>
          </table:table-cell>
          <table:table-cell table:formula="of:=[.$A$3]*SIN(RADIANS([.B158]-120))" office:value-type="float" office:value="300.358263921454" calcext:value-type="float">
            <text:p>300,4</text:p>
          </table:table-cell>
          <table:table-cell table:formula="of:=[.$A$3]*SIN(RADIANS([.B158]+120))" office:value-type="float" office:value="-508.200688533188" calcext:value-type="float">
            <text:p>-508,2</text:p>
          </table:table-cell>
          <table:table-cell table:style-name="ce10"/>
          <table:table-cell table:style-name="ce6" table:formula="of:=(MIN([.C158];[.D158];[.E158])+MAX([.C158];[.D158];[.E158]))/2" office:value-type="float" office:value="-103.921212305867" calcext:value-type="float">
            <text:p>-103,9</text:p>
          </table:table-cell>
          <table:table-cell table:style-name="ce12" table:formula="of:=([.C158]-[.G158]+[.$A$3])/2" office:value-type="float" office:value="411.3818184588" calcext:value-type="float">
            <text:p>411</text:p>
          </table:table-cell>
          <table:table-cell table:style-name="ce12" office:value-type="string" calcext:value-type="string">
            <text:p>,</text:p>
          </table:table-cell>
          <table:table-cell table:style-name="ce12" table:formula="of:=([.D158]-[.G158]+[.$A$3])/2" office:value-type="float" office:value="457.63973811366" calcext:value-type="float">
            <text:p>458</text:p>
          </table:table-cell>
          <table:table-cell table:style-name="ce12" table:formula="of:=([.E158]-[.G158]+[.$A$3])/2" office:value-type="float" office:value="53.3602618863396" calcext:value-type="float">
            <text:p>53</text:p>
          </table:table-cell>
          <table:table-cell table:style-name="ce10"/>
        </table:table-row>
        <table:table-row table:style-name="ro1">
          <table:table-cell/>
          <table:table-cell table:style-name="ce2" table:formula="of:=[.B158]+1" office:value-type="float" office:value="157" calcext:value-type="float">
            <text:p>157</text:p>
          </table:table-cell>
          <table:table-cell table:formula="of:=[.$A$3]*SIN(RADIANS([.B159]))" office:value-type="float" office:value="199.663606658019" calcext:value-type="float">
            <text:p>199,7</text:p>
          </table:table-cell>
          <table:table-cell table:formula="of:=[.$A$3]*SIN(RADIANS([.B159]-120))" office:value-type="float" office:value="307.527476830697" calcext:value-type="float">
            <text:p>307,5</text:p>
          </table:table-cell>
          <table:table-cell table:formula="of:=[.$A$3]*SIN(RADIANS([.B159]+120))" office:value-type="float" office:value="-507.191083488716" calcext:value-type="float">
            <text:p>-507,2</text:p>
          </table:table-cell>
          <table:table-cell table:style-name="ce10"/>
          <table:table-cell table:style-name="ce6" table:formula="of:=(MIN([.C159];[.D159];[.E159])+MAX([.C159];[.D159];[.E159]))/2" office:value-type="float" office:value="-99.8318033290094" calcext:value-type="float">
            <text:p>-99,8</text:p>
          </table:table-cell>
          <table:table-cell table:style-name="ce12" table:formula="of:=([.C159]-[.G159]+[.$A$3])/2" office:value-type="float" office:value="405.247704993514" calcext:value-type="float">
            <text:p>405</text:p>
          </table:table-cell>
          <table:table-cell table:style-name="ce12" office:value-type="string" calcext:value-type="string">
            <text:p>,</text:p>
          </table:table-cell>
          <table:table-cell table:style-name="ce12" table:formula="of:=([.D159]-[.G159]+[.$A$3])/2" office:value-type="float" office:value="459.179640079853" calcext:value-type="float">
            <text:p>459</text:p>
          </table:table-cell>
          <table:table-cell table:style-name="ce12" table:formula="of:=([.E159]-[.G159]+[.$A$3])/2" office:value-type="float" office:value="51.8203599201469" calcext:value-type="float">
            <text:p>52</text:p>
          </table:table-cell>
          <table:table-cell table:style-name="ce10"/>
        </table:table-row>
        <table:table-row table:style-name="ro1">
          <table:table-cell/>
          <table:table-cell table:style-name="ce2" table:formula="of:=[.B159]+1" office:value-type="float" office:value="158" calcext:value-type="float">
            <text:p>158</text:p>
          </table:table-cell>
          <table:table-cell table:formula="of:=[.$A$3]*SIN(RADIANS([.B160]))" office:value-type="float" office:value="191.423969235531" calcext:value-type="float">
            <text:p>191,4</text:p>
          </table:table-cell>
          <table:table-cell table:formula="of:=[.$A$3]*SIN(RADIANS([.B160]-120))" office:value-type="float" office:value="314.603013891411" calcext:value-type="float">
            <text:p>314,6</text:p>
          </table:table-cell>
          <table:table-cell table:formula="of:=[.$A$3]*SIN(RADIANS([.B160]+120))" office:value-type="float" office:value="-506.026983126943" calcext:value-type="float">
            <text:p>-506,0</text:p>
          </table:table-cell>
          <table:table-cell table:style-name="ce10"/>
          <table:table-cell table:style-name="ce6" table:formula="of:=(MIN([.C160];[.D160];[.E160])+MAX([.C160];[.D160];[.E160]))/2" office:value-type="float" office:value="-95.7119846177656" calcext:value-type="float">
            <text:p>-95,7</text:p>
          </table:table-cell>
          <table:table-cell table:style-name="ce12" table:formula="of:=([.C160]-[.G160]+[.$A$3])/2" office:value-type="float" office:value="399.067976926648" calcext:value-type="float">
            <text:p>399</text:p>
          </table:table-cell>
          <table:table-cell table:style-name="ce12" office:value-type="string" calcext:value-type="string">
            <text:p>,</text:p>
          </table:table-cell>
          <table:table-cell table:style-name="ce12" table:formula="of:=([.D160]-[.G160]+[.$A$3])/2" office:value-type="float" office:value="460.657499254589" calcext:value-type="float">
            <text:p>461</text:p>
          </table:table-cell>
          <table:table-cell table:style-name="ce12" table:formula="of:=([.E160]-[.G160]+[.$A$3])/2" office:value-type="float" office:value="50.3425007454115" calcext:value-type="float">
            <text:p>50</text:p>
          </table:table-cell>
          <table:table-cell table:style-name="ce10"/>
        </table:table-row>
        <table:table-row table:style-name="ro1">
          <table:table-cell/>
          <table:table-cell table:style-name="ce2" table:formula="of:=[.B160]+1" office:value-type="float" office:value="159" calcext:value-type="float">
            <text:p>159</text:p>
          </table:table-cell>
          <table:table-cell table:formula="of:=[.$A$3]*SIN(RADIANS([.B161]))" office:value-type="float" office:value="183.126022217648" calcext:value-type="float">
            <text:p>183,1</text:p>
          </table:table-cell>
          <table:table-cell table:formula="of:=[.$A$3]*SIN(RADIANS([.B161]-120))" office:value-type="float" office:value="321.582719826467" calcext:value-type="float">
            <text:p>321,6</text:p>
          </table:table-cell>
          <table:table-cell table:formula="of:=[.$A$3]*SIN(RADIANS([.B161]+120))" office:value-type="float" office:value="-504.708742044115" calcext:value-type="float">
            <text:p>-504,7</text:p>
          </table:table-cell>
          <table:table-cell table:style-name="ce10"/>
          <table:table-cell table:style-name="ce6" table:formula="of:=(MIN([.C161];[.D161];[.E161])+MAX([.C161];[.D161];[.E161]))/2" office:value-type="float" office:value="-91.5630111088242" calcext:value-type="float">
            <text:p>-91,6</text:p>
          </table:table-cell>
          <table:table-cell table:style-name="ce12" table:formula="of:=([.C161]-[.G161]+[.$A$3])/2" office:value-type="float" office:value="392.844516663236" calcext:value-type="float">
            <text:p>393</text:p>
          </table:table-cell>
          <table:table-cell table:style-name="ce12" office:value-type="string" calcext:value-type="string">
            <text:p>,</text:p>
          </table:table-cell>
          <table:table-cell table:style-name="ce12" table:formula="of:=([.D161]-[.G161]+[.$A$3])/2" office:value-type="float" office:value="462.072865467646" calcext:value-type="float">
            <text:p>462</text:p>
          </table:table-cell>
          <table:table-cell table:style-name="ce12" table:formula="of:=([.E161]-[.G161]+[.$A$3])/2" office:value-type="float" office:value="48.9271345323544" calcext:value-type="float">
            <text:p>49</text:p>
          </table:table-cell>
          <table:table-cell table:style-name="ce10"/>
        </table:table-row>
        <table:table-row table:style-name="ro1">
          <table:table-cell/>
          <table:table-cell table:style-name="ce2" table:formula="of:=[.B161]+1" office:value-type="float" office:value="160" calcext:value-type="float">
            <text:p>160</text:p>
          </table:table-cell>
          <table:table-cell table:formula="of:=[.$A$3]*SIN(RADIANS([.B162]))" office:value-type="float" office:value="174.772293239417" calcext:value-type="float">
            <text:p>174,8</text:p>
          </table:table-cell>
          <table:table-cell table:formula="of:=[.$A$3]*SIN(RADIANS([.B162]-120))" office:value-type="float" office:value="328.464468549822" calcext:value-type="float">
            <text:p>328,5</text:p>
          </table:table-cell>
          <table:table-cell table:formula="of:=[.$A$3]*SIN(RADIANS([.B162]+120))" office:value-type="float" office:value="-503.236761789238" calcext:value-type="float">
            <text:p>-503,2</text:p>
          </table:table-cell>
          <table:table-cell table:style-name="ce10"/>
          <table:table-cell table:style-name="ce6" table:formula="of:=(MIN([.C162];[.D162];[.E162])+MAX([.C162];[.D162];[.E162]))/2" office:value-type="float" office:value="-87.3861466197084" calcext:value-type="float">
            <text:p>-87,4</text:p>
          </table:table-cell>
          <table:table-cell table:style-name="ce12" table:formula="of:=([.C162]-[.G162]+[.$A$3])/2" office:value-type="float" office:value="386.579219929563" calcext:value-type="float">
            <text:p>387</text:p>
          </table:table-cell>
          <table:table-cell table:style-name="ce12" office:value-type="string" calcext:value-type="string">
            <text:p>,</text:p>
          </table:table-cell>
          <table:table-cell table:style-name="ce12" table:formula="of:=([.D162]-[.G162]+[.$A$3])/2" office:value-type="float" office:value="463.425307584765" calcext:value-type="float">
            <text:p>463</text:p>
          </table:table-cell>
          <table:table-cell table:style-name="ce12" table:formula="of:=([.E162]-[.G162]+[.$A$3])/2" office:value-type="float" office:value="47.574692415235" calcext:value-type="float">
            <text:p>48</text:p>
          </table:table-cell>
          <table:table-cell table:style-name="ce10"/>
        </table:table-row>
        <table:table-row table:style-name="ro1">
          <table:table-cell/>
          <table:table-cell table:style-name="ce2" table:formula="of:=[.B162]+1" office:value-type="float" office:value="161" calcext:value-type="float">
            <text:p>161</text:p>
          </table:table-cell>
          <table:table-cell table:formula="of:=[.$A$3]*SIN(RADIANS([.B163]))" office:value-type="float" office:value="166.365326927607" calcext:value-type="float">
            <text:p>166,4</text:p>
          </table:table-cell>
          <table:table-cell table:formula="of:=[.$A$3]*SIN(RADIANS([.B163]-120))" office:value-type="float" office:value="335.246163814149" calcext:value-type="float">
            <text:p>335,2</text:p>
          </table:table-cell>
          <table:table-cell table:formula="of:=[.$A$3]*SIN(RADIANS([.B163]+120))" office:value-type="float" office:value="-501.611490741756" calcext:value-type="float">
            <text:p>-501,6</text:p>
          </table:table-cell>
          <table:table-cell table:style-name="ce10"/>
          <table:table-cell table:style-name="ce6" table:formula="of:=(MIN([.C163];[.D163];[.E163])+MAX([.C163];[.D163];[.E163]))/2" office:value-type="float" office:value="-83.1826634638035" calcext:value-type="float">
            <text:p>-83,2</text:p>
          </table:table-cell>
          <table:table-cell table:style-name="ce12" table:formula="of:=([.C163]-[.G163]+[.$A$3])/2" office:value-type="float" office:value="380.273995195705" calcext:value-type="float">
            <text:p>380</text:p>
          </table:table-cell>
          <table:table-cell table:style-name="ce12" office:value-type="string" calcext:value-type="string">
            <text:p>,</text:p>
          </table:table-cell>
          <table:table-cell table:style-name="ce12" table:formula="of:=([.D163]-[.G163]+[.$A$3])/2" office:value-type="float" office:value="464.714413638976" calcext:value-type="float">
            <text:p>465</text:p>
          </table:table-cell>
          <table:table-cell table:style-name="ce12" table:formula="of:=([.E163]-[.G163]+[.$A$3])/2" office:value-type="float" office:value="46.2855863610236" calcext:value-type="float">
            <text:p>46</text:p>
          </table:table-cell>
          <table:table-cell table:style-name="ce10"/>
        </table:table-row>
        <table:table-row table:style-name="ro1">
          <table:table-cell/>
          <table:table-cell table:style-name="ce2" table:formula="of:=[.B163]+1" office:value-type="float" office:value="162" calcext:value-type="float">
            <text:p>162</text:p>
          </table:table-cell>
          <table:table-cell table:formula="of:=[.$A$3]*SIN(RADIANS([.B164]))" office:value-type="float" office:value="157.907684125598" calcext:value-type="float">
            <text:p>157,9</text:p>
          </table:table-cell>
          <table:table-cell table:formula="of:=[.$A$3]*SIN(RADIANS([.B164]-120))" office:value-type="float" office:value="341.925739849377" calcext:value-type="float">
            <text:p>341,9</text:p>
          </table:table-cell>
          <table:table-cell table:formula="of:=[.$A$3]*SIN(RADIANS([.B164]+120))" office:value-type="float" office:value="-499.833423974975" calcext:value-type="float">
            <text:p>-499,8</text:p>
          </table:table-cell>
          <table:table-cell table:style-name="ce10"/>
          <table:table-cell table:style-name="ce6" table:formula="of:=(MIN([.C164];[.D164];[.E164])+MAX([.C164];[.D164];[.E164]))/2" office:value-type="float" office:value="-78.9538420627991" calcext:value-type="float">
            <text:p>-79,0</text:p>
          </table:table-cell>
          <table:table-cell table:style-name="ce12" table:formula="of:=([.C164]-[.G164]+[.$A$3])/2" office:value-type="float" office:value="373.930763094199" calcext:value-type="float">
            <text:p>374</text:p>
          </table:table-cell>
          <table:table-cell table:style-name="ce12" office:value-type="string" calcext:value-type="string">
            <text:p>,</text:p>
          </table:table-cell>
          <table:table-cell table:style-name="ce12" table:formula="of:=([.D164]-[.G164]+[.$A$3])/2" office:value-type="float" office:value="465.939790956088" calcext:value-type="float">
            <text:p>466</text:p>
          </table:table-cell>
          <table:table-cell table:style-name="ce12" table:formula="of:=([.E164]-[.G164]+[.$A$3])/2" office:value-type="float" office:value="45.0602090439122" calcext:value-type="float">
            <text:p>45</text:p>
          </table:table-cell>
          <table:table-cell table:style-name="ce10"/>
        </table:table-row>
        <table:table-row table:style-name="ro1">
          <table:table-cell/>
          <table:table-cell table:style-name="ce2" table:formula="of:=[.B164]+1" office:value-type="float" office:value="163" calcext:value-type="float">
            <text:p>163</text:p>
          </table:table-cell>
          <table:table-cell table:formula="of:=[.$A$3]*SIN(RADIANS([.B165]))" office:value-type="float" office:value="149.401941113318" calcext:value-type="float">
            <text:p>149,4</text:p>
          </table:table-cell>
          <table:table-cell table:formula="of:=[.$A$3]*SIN(RADIANS([.B165]-120))" office:value-type="float" office:value="348.501161991937" calcext:value-type="float">
            <text:p>348,5</text:p>
          </table:table-cell>
          <table:table-cell table:formula="of:=[.$A$3]*SIN(RADIANS([.B165]+120))" office:value-type="float" office:value="-497.903103105255" calcext:value-type="float">
            <text:p>-497,9</text:p>
          </table:table-cell>
          <table:table-cell table:style-name="ce10"/>
          <table:table-cell table:style-name="ce6" table:formula="of:=(MIN([.C165];[.D165];[.E165])+MAX([.C165];[.D165];[.E165]))/2" office:value-type="float" office:value="-74.7009705566592" calcext:value-type="float">
            <text:p>-74,7</text:p>
          </table:table-cell>
          <table:table-cell table:style-name="ce12" table:formula="of:=([.C165]-[.G165]+[.$A$3])/2" office:value-type="float" office:value="367.551455834989" calcext:value-type="float">
            <text:p>368</text:p>
          </table:table-cell>
          <table:table-cell table:style-name="ce12" office:value-type="string" calcext:value-type="string">
            <text:p>,</text:p>
          </table:table-cell>
          <table:table-cell table:style-name="ce12" table:formula="of:=([.D165]-[.G165]+[.$A$3])/2" office:value-type="float" office:value="467.101066274298" calcext:value-type="float">
            <text:p>467</text:p>
          </table:table-cell>
          <table:table-cell table:style-name="ce12" table:formula="of:=([.E165]-[.G165]+[.$A$3])/2" office:value-type="float" office:value="43.898933725702" calcext:value-type="float">
            <text:p>44</text:p>
          </table:table-cell>
          <table:table-cell table:style-name="ce10"/>
        </table:table-row>
        <table:table-row table:style-name="ro1">
          <table:table-cell/>
          <table:table-cell table:style-name="ce2" table:formula="of:=[.B165]+1" office:value-type="float" office:value="164" calcext:value-type="float">
            <text:p>164</text:p>
          </table:table-cell>
          <table:table-cell table:formula="of:=[.$A$3]*SIN(RADIANS([.B166]))" office:value-type="float" office:value="140.850688822487" calcext:value-type="float">
            <text:p>140,9</text:p>
          </table:table-cell>
          <table:table-cell table:formula="of:=[.$A$3]*SIN(RADIANS([.B166]-120))" office:value-type="float" office:value="354.970427304548" calcext:value-type="float">
            <text:p>355,0</text:p>
          </table:table-cell>
          <table:table-cell table:formula="of:=[.$A$3]*SIN(RADIANS([.B166]+120))" office:value-type="float" office:value="-495.821116127034" calcext:value-type="float">
            <text:p>-495,8</text:p>
          </table:table-cell>
          <table:table-cell table:style-name="ce10"/>
          <table:table-cell table:style-name="ce6" table:formula="of:=(MIN([.C166];[.D166];[.E166])+MAX([.C166];[.D166];[.E166]))/2" office:value-type="float" office:value="-70.4253444112433" calcext:value-type="float">
            <text:p>-70,4</text:p>
          </table:table-cell>
          <table:table-cell table:style-name="ce12" table:formula="of:=([.C166]-[.G166]+[.$A$3])/2" office:value-type="float" office:value="361.138016616865" calcext:value-type="float">
            <text:p>361</text:p>
          </table:table-cell>
          <table:table-cell table:style-name="ce12" office:value-type="string" calcext:value-type="string">
            <text:p>,</text:p>
          </table:table-cell>
          <table:table-cell table:style-name="ce12" table:formula="of:=([.D166]-[.G166]+[.$A$3])/2" office:value-type="float" office:value="468.197885857895" calcext:value-type="float">
            <text:p>468</text:p>
          </table:table-cell>
          <table:table-cell table:style-name="ce12" table:formula="of:=([.E166]-[.G166]+[.$A$3])/2" office:value-type="float" office:value="42.8021141421045" calcext:value-type="float">
            <text:p>43</text:p>
          </table:table-cell>
          <table:table-cell table:style-name="ce10"/>
        </table:table-row>
        <table:table-row table:style-name="ro1">
          <table:table-cell/>
          <table:table-cell table:style-name="ce2" table:formula="of:=[.B166]+1" office:value-type="float" office:value="165" calcext:value-type="float">
            <text:p>165</text:p>
          </table:table-cell>
          <table:table-cell table:formula="of:=[.$A$3]*SIN(RADIANS([.B167]))" office:value-type="float" office:value="132.256532047388" calcext:value-type="float">
            <text:p>132,3</text:p>
          </table:table-cell>
          <table:table-cell table:formula="of:=[.$A$3]*SIN(RADIANS([.B167]-120))" office:value-type="float" office:value="361.331565186326" calcext:value-type="float">
            <text:p>361,3</text:p>
          </table:table-cell>
          <table:table-cell table:formula="of:=[.$A$3]*SIN(RADIANS([.B167]+120))" office:value-type="float" office:value="-493.588097233714" calcext:value-type="float">
            <text:p>-493,6</text:p>
          </table:table-cell>
          <table:table-cell table:style-name="ce10"/>
          <table:table-cell table:style-name="ce6" table:formula="of:=(MIN([.C167];[.D167];[.E167])+MAX([.C167];[.D167];[.E167]))/2" office:value-type="float" office:value="-66.1282660236941" calcext:value-type="float">
            <text:p>-66,1</text:p>
          </table:table-cell>
          <table:table-cell table:style-name="ce12" table:formula="of:=([.C167]-[.G167]+[.$A$3])/2" office:value-type="float" office:value="354.692399035541" calcext:value-type="float">
            <text:p>355</text:p>
          </table:table-cell>
          <table:table-cell table:style-name="ce12" office:value-type="string" calcext:value-type="string">
            <text:p>,</text:p>
          </table:table-cell>
          <table:table-cell table:style-name="ce12" table:formula="of:=([.D167]-[.G167]+[.$A$3])/2" office:value-type="float" office:value="469.22991560501" calcext:value-type="float">
            <text:p>469</text:p>
          </table:table-cell>
          <table:table-cell table:style-name="ce12" table:formula="of:=([.E167]-[.G167]+[.$A$3])/2" office:value-type="float" office:value="41.7700843949901" calcext:value-type="float">
            <text:p>42</text:p>
          </table:table-cell>
          <table:table-cell table:style-name="ce10"/>
        </table:table-row>
        <table:table-row table:style-name="ro1">
          <table:table-cell/>
          <table:table-cell table:style-name="ce2" table:formula="of:=[.B167]+1" office:value-type="float" office:value="166" calcext:value-type="float">
            <text:p>166</text:p>
          </table:table-cell>
          <table:table-cell table:formula="of:=[.$A$3]*SIN(RADIANS([.B168]))" office:value-type="float" office:value="123.62208865143" calcext:value-type="float">
            <text:p>123,6</text:p>
          </table:table-cell>
          <table:table-cell table:formula="of:=[.$A$3]*SIN(RADIANS([.B168]-120))" office:value-type="float" office:value="367.582637973051" calcext:value-type="float">
            <text:p>367,6</text:p>
          </table:table-cell>
          <table:table-cell table:formula="of:=[.$A$3]*SIN(RADIANS([.B168]+120))" office:value-type="float" office:value="-491.204726624481" calcext:value-type="float">
            <text:p>-491,2</text:p>
          </table:table-cell>
          <table:table-cell table:style-name="ce10"/>
          <table:table-cell table:style-name="ce6" table:formula="of:=(MIN([.C168];[.D168];[.E168])+MAX([.C168];[.D168];[.E168]))/2" office:value-type="float" office:value="-61.8110443257151" calcext:value-type="float">
            <text:p>-61,8</text:p>
          </table:table-cell>
          <table:table-cell table:style-name="ce12" table:formula="of:=([.C168]-[.G168]+[.$A$3])/2" office:value-type="float" office:value="348.216566488573" calcext:value-type="float">
            <text:p>348</text:p>
          </table:table-cell>
          <table:table-cell table:style-name="ce12" office:value-type="string" calcext:value-type="string">
            <text:p>,</text:p>
          </table:table-cell>
          <table:table-cell table:style-name="ce12" table:formula="of:=([.D168]-[.G168]+[.$A$3])/2" office:value-type="float" office:value="470.196841149383" calcext:value-type="float">
            <text:p>470</text:p>
          </table:table-cell>
          <table:table-cell table:style-name="ce12" table:formula="of:=([.E168]-[.G168]+[.$A$3])/2" office:value-type="float" office:value="40.8031588506171" calcext:value-type="float">
            <text:p>41</text:p>
          </table:table-cell>
          <table:table-cell table:style-name="ce10"/>
        </table:table-row>
        <table:table-row table:style-name="ro1">
          <table:table-cell/>
          <table:table-cell table:style-name="ce2" table:formula="of:=[.B168]+1" office:value-type="float" office:value="167" calcext:value-type="float">
            <text:p>167</text:p>
          </table:table-cell>
          <table:table-cell table:formula="of:=[.$A$3]*SIN(RADIANS([.B169]))" office:value-type="float" office:value="114.949988769715" calcext:value-type="float">
            <text:p>114,9</text:p>
          </table:table-cell>
          <table:table-cell table:formula="of:=[.$A$3]*SIN(RADIANS([.B169]-120))" office:value-type="float" office:value="373.721741527396" calcext:value-type="float">
            <text:p>373,7</text:p>
          </table:table-cell>
          <table:table-cell table:formula="of:=[.$A$3]*SIN(RADIANS([.B169]+120))" office:value-type="float" office:value="-488.671730297111" calcext:value-type="float">
            <text:p>-488,7</text:p>
          </table:table-cell>
          <table:table-cell table:style-name="ce10"/>
          <table:table-cell table:style-name="ce6" table:formula="of:=(MIN([.C169];[.D169];[.E169])+MAX([.C169];[.D169];[.E169]))/2" office:value-type="float" office:value="-57.4749943848575" calcext:value-type="float">
            <text:p>-57,5</text:p>
          </table:table-cell>
          <table:table-cell table:style-name="ce12" table:formula="of:=([.C169]-[.G169]+[.$A$3])/2" office:value-type="float" office:value="341.712491577286" calcext:value-type="float">
            <text:p>342</text:p>
          </table:table-cell>
          <table:table-cell table:style-name="ce12" office:value-type="string" calcext:value-type="string">
            <text:p>,</text:p>
          </table:table-cell>
          <table:table-cell table:style-name="ce12" table:formula="of:=([.D169]-[.G169]+[.$A$3])/2" office:value-type="float" office:value="471.098367956127" calcext:value-type="float">
            <text:p>471</text:p>
          </table:table-cell>
          <table:table-cell table:style-name="ce12" table:formula="of:=([.E169]-[.G169]+[.$A$3])/2" office:value-type="float" office:value="39.9016320438732" calcext:value-type="float">
            <text:p>40</text:p>
          </table:table-cell>
          <table:table-cell table:style-name="ce10"/>
        </table:table-row>
        <table:table-row table:style-name="ro1">
          <table:table-cell/>
          <table:table-cell table:style-name="ce2" table:formula="of:=[.B169]+1" office:value-type="float" office:value="168" calcext:value-type="float">
            <text:p>168</text:p>
          </table:table-cell>
          <table:table-cell table:formula="of:=[.$A$3]*SIN(RADIANS([.B170]))" office:value-type="float" office:value="106.242874007875" calcext:value-type="float">
            <text:p>106,2</text:p>
          </table:table-cell>
          <table:table-cell table:formula="of:=[.$A$3]*SIN(RADIANS([.B170]-120))" office:value-type="float" office:value="379.747005818948" calcext:value-type="float">
            <text:p>379,7</text:p>
          </table:table-cell>
          <table:table-cell table:formula="of:=[.$A$3]*SIN(RADIANS([.B170]+120))" office:value-type="float" office:value="-485.989879826824" calcext:value-type="float">
            <text:p>-486,0</text:p>
          </table:table-cell>
          <table:table-cell table:style-name="ce10"/>
          <table:table-cell table:style-name="ce6" table:formula="of:=(MIN([.C170];[.D170];[.E170])+MAX([.C170];[.D170];[.E170]))/2" office:value-type="float" office:value="-53.1214370039375" calcext:value-type="float">
            <text:p>-53,1</text:p>
          </table:table-cell>
          <table:table-cell table:style-name="ce12" table:formula="of:=([.C170]-[.G170]+[.$A$3])/2" office:value-type="float" office:value="335.182155505906" calcext:value-type="float">
            <text:p>335</text:p>
          </table:table-cell>
          <table:table-cell table:style-name="ce12" office:value-type="string" calcext:value-type="string">
            <text:p>,</text:p>
          </table:table-cell>
          <table:table-cell table:style-name="ce12" table:formula="of:=([.D170]-[.G170]+[.$A$3])/2" office:value-type="float" office:value="471.934221411443" calcext:value-type="float">
            <text:p>472</text:p>
          </table:table-cell>
          <table:table-cell table:style-name="ce12" table:formula="of:=([.E170]-[.G170]+[.$A$3])/2" office:value-type="float" office:value="39.065778588557" calcext:value-type="float">
            <text:p>39</text:p>
          </table:table-cell>
          <table:table-cell table:style-name="ce10"/>
        </table:table-row>
        <table:table-row table:style-name="ro1">
          <table:table-cell/>
          <table:table-cell table:style-name="ce2" table:formula="of:=[.B170]+1" office:value-type="float" office:value="169" calcext:value-type="float">
            <text:p>169</text:p>
          </table:table-cell>
          <table:table-cell table:formula="of:=[.$A$3]*SIN(RADIANS([.B171]))" office:value-type="float" office:value="97.5033966374145" calcext:value-type="float">
            <text:p>97,5</text:p>
          </table:table-cell>
          <table:table-cell table:formula="of:=[.$A$3]*SIN(RADIANS([.B171]-120))" office:value-type="float" office:value="385.656595493836" calcext:value-type="float">
            <text:p>385,7</text:p>
          </table:table-cell>
          <table:table-cell table:formula="of:=[.$A$3]*SIN(RADIANS([.B171]+120))" office:value-type="float" office:value="-483.159992131251" calcext:value-type="float">
            <text:p>-483,2</text:p>
          </table:table-cell>
          <table:table-cell table:style-name="ce10"/>
          <table:table-cell table:style-name="ce6" table:formula="of:=(MIN([.C171];[.D171];[.E171])+MAX([.C171];[.D171];[.E171]))/2" office:value-type="float" office:value="-48.7516983187072" calcext:value-type="float">
            <text:p>-48,8</text:p>
          </table:table-cell>
          <table:table-cell table:style-name="ce12" table:formula="of:=([.C171]-[.G171]+[.$A$3])/2" office:value-type="float" office:value="328.627547478061" calcext:value-type="float">
            <text:p>329</text:p>
          </table:table-cell>
          <table:table-cell table:style-name="ce12" office:value-type="string" calcext:value-type="string">
            <text:p>,</text:p>
          </table:table-cell>
          <table:table-cell table:style-name="ce12" table:formula="of:=([.D171]-[.G171]+[.$A$3])/2" office:value-type="float" office:value="472.704146906272" calcext:value-type="float">
            <text:p>473</text:p>
          </table:table-cell>
          <table:table-cell table:style-name="ce12" table:formula="of:=([.E171]-[.G171]+[.$A$3])/2" office:value-type="float" office:value="38.2958530937281" calcext:value-type="float">
            <text:p>38</text:p>
          </table:table-cell>
          <table:table-cell table:style-name="ce10"/>
        </table:table-row>
        <table:table-row table:style-name="ro1">
          <table:table-cell/>
          <table:table-cell table:style-name="ce2" table:formula="of:=[.B171]+1" office:value-type="float" office:value="170" calcext:value-type="float">
            <text:p>170</text:p>
          </table:table-cell>
          <table:table-cell table:formula="of:=[.$A$3]*SIN(RADIANS([.B172]))" office:value-type="float" office:value="88.7342187878014" calcext:value-type="float">
            <text:p>88,7</text:p>
          </table:table-cell>
          <table:table-cell table:formula="of:=[.$A$3]*SIN(RADIANS([.B172]-120))" office:value-type="float" office:value="391.448710433798" calcext:value-type="float">
            <text:p>391,4</text:p>
          </table:table-cell>
          <table:table-cell table:formula="of:=[.$A$3]*SIN(RADIANS([.B172]+120))" office:value-type="float" office:value="-480.182929221599" calcext:value-type="float">
            <text:p>-480,2</text:p>
          </table:table-cell>
          <table:table-cell table:style-name="ce10"/>
          <table:table-cell table:style-name="ce6" table:formula="of:=(MIN([.C172];[.D172];[.E172])+MAX([.C172];[.D172];[.E172]))/2" office:value-type="float" office:value="-44.3671093939007" calcext:value-type="float">
            <text:p>-44,4</text:p>
          </table:table-cell>
          <table:table-cell table:style-name="ce12" table:formula="of:=([.C172]-[.G172]+[.$A$3])/2" office:value-type="float" office:value="322.050664090851" calcext:value-type="float">
            <text:p>322</text:p>
          </table:table-cell>
          <table:table-cell table:style-name="ce12" office:value-type="string" calcext:value-type="string">
            <text:p>,</text:p>
          </table:table-cell>
          <table:table-cell table:style-name="ce12" table:formula="of:=([.D172]-[.G172]+[.$A$3])/2" office:value-type="float" office:value="473.407909913849" calcext:value-type="float">
            <text:p>473</text:p>
          </table:table-cell>
          <table:table-cell table:style-name="ce12" table:formula="of:=([.E172]-[.G172]+[.$A$3])/2" office:value-type="float" office:value="37.5920900861508" calcext:value-type="float">
            <text:p>38</text:p>
          </table:table-cell>
          <table:table-cell table:style-name="ce10"/>
        </table:table-row>
        <table:table-row table:style-name="ro1">
          <table:table-cell/>
          <table:table-cell table:style-name="ce2" table:formula="of:=[.B172]+1" office:value-type="float" office:value="171" calcext:value-type="float">
            <text:p>171</text:p>
          </table:table-cell>
          <table:table-cell table:formula="of:=[.$A$3]*SIN(RADIANS([.B173]))" office:value-type="float" office:value="79.938011635558" calcext:value-type="float">
            <text:p>79,9</text:p>
          </table:table-cell>
          <table:table-cell table:formula="of:=[.$A$3]*SIN(RADIANS([.B173]-120))" office:value-type="float" office:value="397.121586304512" calcext:value-type="float">
            <text:p>397,1</text:p>
          </table:table-cell>
          <table:table-cell table:formula="of:=[.$A$3]*SIN(RADIANS([.B173]+120))" office:value-type="float" office:value="-477.05959794007" calcext:value-type="float">
            <text:p>-477,1</text:p>
          </table:table-cell>
          <table:table-cell table:style-name="ce10"/>
          <table:table-cell table:style-name="ce6" table:formula="of:=(MIN([.C173];[.D173];[.E173])+MAX([.C173];[.D173];[.E173]))/2" office:value-type="float" office:value="-39.969005817779" calcext:value-type="float">
            <text:p>-40,0</text:p>
          </table:table-cell>
          <table:table-cell table:style-name="ce12" table:formula="of:=([.C173]-[.G173]+[.$A$3])/2" office:value-type="float" office:value="315.453508726669" calcext:value-type="float">
            <text:p>315</text:p>
          </table:table-cell>
          <table:table-cell table:style-name="ce12" office:value-type="string" calcext:value-type="string">
            <text:p>,</text:p>
          </table:table-cell>
          <table:table-cell table:style-name="ce12" table:formula="of:=([.D173]-[.G173]+[.$A$3])/2" office:value-type="float" office:value="474.045296061146" calcext:value-type="float">
            <text:p>474</text:p>
          </table:table-cell>
          <table:table-cell table:style-name="ce12" table:formula="of:=([.E173]-[.G173]+[.$A$3])/2" office:value-type="float" office:value="36.9547039388544" calcext:value-type="float">
            <text:p>37</text:p>
          </table:table-cell>
          <table:table-cell table:style-name="ce10"/>
        </table:table-row>
        <table:table-row table:style-name="ro1">
          <table:table-cell/>
          <table:table-cell table:style-name="ce2" table:formula="of:=[.B173]+1" office:value-type="float" office:value="172" calcext:value-type="float">
            <text:p>172</text:p>
          </table:table-cell>
          <table:table-cell table:formula="of:=[.$A$3]*SIN(RADIANS([.B174]))" office:value-type="float" office:value="71.1174545905934" calcext:value-type="float">
            <text:p>71,1</text:p>
          </table:table-cell>
          <table:table-cell table:formula="of:=[.$A$3]*SIN(RADIANS([.B174]-120))" office:value-type="float" office:value="402.673495093035" calcext:value-type="float">
            <text:p>402,7</text:p>
          </table:table-cell>
          <table:table-cell table:formula="of:=[.$A$3]*SIN(RADIANS([.B174]+120))" office:value-type="float" office:value="-473.790949683628" calcext:value-type="float">
            <text:p>-473,8</text:p>
          </table:table-cell>
          <table:table-cell table:style-name="ce10"/>
          <table:table-cell table:style-name="ce6" table:formula="of:=(MIN([.C174];[.D174];[.E174])+MAX([.C174];[.D174];[.E174]))/2" office:value-type="float" office:value="-35.5587272952967" calcext:value-type="float">
            <text:p>-35,6</text:p>
          </table:table-cell>
          <table:table-cell table:style-name="ce12" table:formula="of:=([.C174]-[.G174]+[.$A$3])/2" office:value-type="float" office:value="308.838090942945" calcext:value-type="float">
            <text:p>309</text:p>
          </table:table-cell>
          <table:table-cell table:style-name="ce12" office:value-type="string" calcext:value-type="string">
            <text:p>,</text:p>
          </table:table-cell>
          <table:table-cell table:style-name="ce12" table:formula="of:=([.D174]-[.G174]+[.$A$3])/2" office:value-type="float" office:value="474.616111194166" calcext:value-type="float">
            <text:p>475</text:p>
          </table:table-cell>
          <table:table-cell table:style-name="ce12" table:formula="of:=([.E174]-[.G174]+[.$A$3])/2" office:value-type="float" office:value="36.3838888058342" calcext:value-type="float">
            <text:p>36</text:p>
          </table:table-cell>
          <table:table-cell table:style-name="ce10"/>
        </table:table-row>
        <table:table-row table:style-name="ro1">
          <table:table-cell/>
          <table:table-cell table:style-name="ce2" table:formula="of:=[.B174]+1" office:value-type="float" office:value="173" calcext:value-type="float">
            <text:p>173</text:p>
          </table:table-cell>
          <table:table-cell table:formula="of:=[.$A$3]*SIN(RADIANS([.B175]))" office:value-type="float" office:value="62.2752344800304" calcext:value-type="float">
            <text:p>62,3</text:p>
          </table:table-cell>
          <table:table-cell table:formula="of:=[.$A$3]*SIN(RADIANS([.B175]-120))" office:value-type="float" office:value="408.102745634167" calcext:value-type="float">
            <text:p>408,1</text:p>
          </table:table-cell>
          <table:table-cell table:formula="of:=[.$A$3]*SIN(RADIANS([.B175]+120))" office:value-type="float" office:value="-470.377980114197" calcext:value-type="float">
            <text:p>-470,4</text:p>
          </table:table-cell>
          <table:table-cell table:style-name="ce10"/>
          <table:table-cell table:style-name="ce6" table:formula="of:=(MIN([.C175];[.D175];[.E175])+MAX([.C175];[.D175];[.E175]))/2" office:value-type="float" office:value="-31.1376172400152" calcext:value-type="float">
            <text:p>-31,1</text:p>
          </table:table-cell>
          <table:table-cell table:style-name="ce12" table:formula="of:=([.C175]-[.G175]+[.$A$3])/2" office:value-type="float" office:value="302.206425860023" calcext:value-type="float">
            <text:p>302</text:p>
          </table:table-cell>
          <table:table-cell table:style-name="ce12" office:value-type="string" calcext:value-type="string">
            <text:p>,</text:p>
          </table:table-cell>
          <table:table-cell table:style-name="ce12" table:formula="of:=([.D175]-[.G175]+[.$A$3])/2" office:value-type="float" office:value="475.120181437091" calcext:value-type="float">
            <text:p>475</text:p>
          </table:table-cell>
          <table:table-cell table:style-name="ce12" table:formula="of:=([.E175]-[.G175]+[.$A$3])/2" office:value-type="float" office:value="35.8798185629091" calcext:value-type="float">
            <text:p>36</text:p>
          </table:table-cell>
          <table:table-cell table:style-name="ce10"/>
        </table:table-row>
        <table:table-row table:style-name="ro1">
          <table:table-cell/>
          <table:table-cell table:style-name="ce2" table:formula="of:=[.B175]+1" office:value-type="float" office:value="174" calcext:value-type="float">
            <text:p>174</text:p>
          </table:table-cell>
          <table:table-cell table:formula="of:=[.$A$3]*SIN(RADIANS([.B176]))" office:value-type="float" office:value="53.4140447297711" calcext:value-type="float">
            <text:p>53,4</text:p>
          </table:table-cell>
          <table:table-cell table:formula="of:=[.$A$3]*SIN(RADIANS([.B176]-120))" office:value-type="float" office:value="413.407684125598" calcext:value-type="float">
            <text:p>413,4</text:p>
          </table:table-cell>
          <table:table-cell table:formula="of:=[.$A$3]*SIN(RADIANS([.B176]+120))" office:value-type="float" office:value="-466.821728855369" calcext:value-type="float">
            <text:p>-466,8</text:p>
          </table:table-cell>
          <table:table-cell table:style-name="ce10"/>
          <table:table-cell table:style-name="ce6" table:formula="of:=(MIN([.C176];[.D176];[.E176])+MAX([.C176];[.D176];[.E176]))/2" office:value-type="float" office:value="-26.7070223648855" calcext:value-type="float">
            <text:p>-26,7</text:p>
          </table:table-cell>
          <table:table-cell table:style-name="ce12" table:formula="of:=([.C176]-[.G176]+[.$A$3])/2" office:value-type="float" office:value="295.560533547328" calcext:value-type="float">
            <text:p>296</text:p>
          </table:table-cell>
          <table:table-cell table:style-name="ce12" office:value-type="string" calcext:value-type="string">
            <text:p>,</text:p>
          </table:table-cell>
          <table:table-cell table:style-name="ce12" table:formula="of:=([.D176]-[.G176]+[.$A$3])/2" office:value-type="float" office:value="475.557353245242" calcext:value-type="float">
            <text:p>476</text:p>
          </table:table-cell>
          <table:table-cell table:style-name="ce12" table:formula="of:=([.E176]-[.G176]+[.$A$3])/2" office:value-type="float" office:value="35.4426467547582" calcext:value-type="float">
            <text:p>35</text:p>
          </table:table-cell>
          <table:table-cell table:style-name="ce10"/>
        </table:table-row>
        <table:table-row table:style-name="ro1">
          <table:table-cell/>
          <table:table-cell table:style-name="ce2" table:formula="of:=[.B176]+1" office:value-type="float" office:value="175" calcext:value-type="float">
            <text:p>175</text:p>
          </table:table-cell>
          <table:table-cell table:formula="of:=[.$A$3]*SIN(RADIANS([.B177]))" office:value-type="float" office:value="44.5365845440533" calcext:value-type="float">
            <text:p>44,5</text:p>
          </table:table-cell>
          <table:table-cell table:formula="of:=[.$A$3]*SIN(RADIANS([.B177]-120))" office:value-type="float" office:value="418.586694631675" calcext:value-type="float">
            <text:p>418,6</text:p>
          </table:table-cell>
          <table:table-cell table:formula="of:=[.$A$3]*SIN(RADIANS([.B177]+120))" office:value-type="float" office:value="-463.123279175728" calcext:value-type="float">
            <text:p>-463,1</text:p>
          </table:table-cell>
          <table:table-cell table:style-name="ce10"/>
          <table:table-cell table:style-name="ce6" table:formula="of:=(MIN([.C177];[.D177];[.E177])+MAX([.C177];[.D177];[.E177]))/2" office:value-type="float" office:value="-22.2682922720267" calcext:value-type="float">
            <text:p>-22,3</text:p>
          </table:table-cell>
          <table:table-cell table:style-name="ce12" table:formula="of:=([.C177]-[.G177]+[.$A$3])/2" office:value-type="float" office:value="288.90243840804" calcext:value-type="float">
            <text:p>289</text:p>
          </table:table-cell>
          <table:table-cell table:style-name="ce12" office:value-type="string" calcext:value-type="string">
            <text:p>,</text:p>
          </table:table-cell>
          <table:table-cell table:style-name="ce12" table:formula="of:=([.D177]-[.G177]+[.$A$3])/2" office:value-type="float" office:value="475.927493451851" calcext:value-type="float">
            <text:p>476</text:p>
          </table:table-cell>
          <table:table-cell table:style-name="ce12" table:formula="of:=([.E177]-[.G177]+[.$A$3])/2" office:value-type="float" office:value="35.0725065481493" calcext:value-type="float">
            <text:p>35</text:p>
          </table:table-cell>
          <table:table-cell table:style-name="ce10"/>
        </table:table-row>
        <table:table-row table:style-name="ro1">
          <table:table-cell/>
          <table:table-cell table:style-name="ce2" table:formula="of:=[.B177]+1" office:value-type="float" office:value="176" calcext:value-type="float">
            <text:p>176</text:p>
          </table:table-cell>
          <table:table-cell table:formula="of:=[.$A$3]*SIN(RADIANS([.B178]))" office:value-type="float" office:value="35.6455580832481" calcext:value-type="float">
            <text:p>35,6</text:p>
          </table:table-cell>
          <table:table-cell table:formula="of:=[.$A$3]*SIN(RADIANS([.B178]-120))" office:value-type="float" office:value="423.638199575626" calcext:value-type="float">
            <text:p>423,6</text:p>
          </table:table-cell>
          <table:table-cell table:formula="of:=[.$A$3]*SIN(RADIANS([.B178]+120))" office:value-type="float" office:value="-459.283757658874" calcext:value-type="float">
            <text:p>-459,3</text:p>
          </table:table-cell>
          <table:table-cell table:style-name="ce10"/>
          <table:table-cell table:style-name="ce6" table:formula="of:=(MIN([.C178];[.D178];[.E178])+MAX([.C178];[.D178];[.E178]))/2" office:value-type="float" office:value="-17.822779041624" calcext:value-type="float">
            <text:p>-17,8</text:p>
          </table:table-cell>
          <table:table-cell table:style-name="ce12" table:formula="of:=([.C178]-[.G178]+[.$A$3])/2" office:value-type="float" office:value="282.234168562436" calcext:value-type="float">
            <text:p>282</text:p>
          </table:table-cell>
          <table:table-cell table:style-name="ce12" office:value-type="string" calcext:value-type="string">
            <text:p>,</text:p>
          </table:table-cell>
          <table:table-cell table:style-name="ce12" table:formula="of:=([.D178]-[.G178]+[.$A$3])/2" office:value-type="float" office:value="476.230489308625" calcext:value-type="float">
            <text:p>476</text:p>
          </table:table-cell>
          <table:table-cell table:style-name="ce12" table:formula="of:=([.E178]-[.G178]+[.$A$3])/2" office:value-type="float" office:value="34.7695106913748" calcext:value-type="float">
            <text:p>35</text:p>
          </table:table-cell>
          <table:table-cell table:style-name="ce10"/>
        </table:table-row>
        <table:table-row table:style-name="ro1">
          <table:table-cell/>
          <table:table-cell table:style-name="ce2" table:formula="of:=[.B178]+1" office:value-type="float" office:value="177" calcext:value-type="float">
            <text:p>177</text:p>
          </table:table-cell>
          <table:table-cell table:formula="of:=[.$A$3]*SIN(RADIANS([.B179]))" office:value-type="float" office:value="26.7436736401443" calcext:value-type="float">
            <text:p>26,7</text:p>
          </table:table-cell>
          <table:table-cell table:formula="of:=[.$A$3]*SIN(RADIANS([.B179]-120))" office:value-type="float" office:value="428.560660220112" calcext:value-type="float">
            <text:p>428,6</text:p>
          </table:table-cell>
          <table:table-cell table:formula="of:=[.$A$3]*SIN(RADIANS([.B179]+120))" office:value-type="float" office:value="-455.304333860256" calcext:value-type="float">
            <text:p>-455,3</text:p>
          </table:table-cell>
          <table:table-cell table:style-name="ce10"/>
          <table:table-cell table:style-name="ce6" table:formula="of:=(MIN([.C179];[.D179];[.E179])+MAX([.C179];[.D179];[.E179]))/2" office:value-type="float" office:value="-13.3718368200722" calcext:value-type="float">
            <text:p>-13,4</text:p>
          </table:table-cell>
          <table:table-cell table:style-name="ce12" table:formula="of:=([.C179]-[.G179]+[.$A$3])/2" office:value-type="float" office:value="275.557755230108" calcext:value-type="float">
            <text:p>276</text:p>
          </table:table-cell>
          <table:table-cell table:style-name="ce12" office:value-type="string" calcext:value-type="string">
            <text:p>,</text:p>
          </table:table-cell>
          <table:table-cell table:style-name="ce12" table:formula="of:=([.D179]-[.G179]+[.$A$3])/2" office:value-type="float" office:value="476.466248520092" calcext:value-type="float">
            <text:p>476</text:p>
          </table:table-cell>
          <table:table-cell table:style-name="ce12" table:formula="of:=([.E179]-[.G179]+[.$A$3])/2" office:value-type="float" office:value="34.5337514799081" calcext:value-type="float">
            <text:p>35</text:p>
          </table:table-cell>
          <table:table-cell table:style-name="ce10"/>
        </table:table-row>
        <table:table-row table:style-name="ro1">
          <table:table-cell/>
          <table:table-cell table:style-name="ce2" table:formula="of:=[.B179]+1" office:value-type="float" office:value="178" calcext:value-type="float">
            <text:p>178</text:p>
          </table:table-cell>
          <table:table-cell table:formula="of:=[.$A$3]*SIN(RADIANS([.B180]))" office:value-type="float" office:value="17.8336428149781" calcext:value-type="float">
            <text:p>17,8</text:p>
          </table:table-cell>
          <table:table-cell table:formula="of:=[.$A$3]*SIN(RADIANS([.B180]-120))" office:value-type="float" office:value="433.352577135934" calcext:value-type="float">
            <text:p>433,4</text:p>
          </table:table-cell>
          <table:table-cell table:formula="of:=[.$A$3]*SIN(RADIANS([.B180]+120))" office:value-type="float" office:value="-451.186219950912" calcext:value-type="float">
            <text:p>-451,2</text:p>
          </table:table-cell>
          <table:table-cell table:style-name="ce10"/>
          <table:table-cell table:style-name="ce6" table:formula="of:=(MIN([.C180];[.D180];[.E180])+MAX([.C180];[.D180];[.E180]))/2" office:value-type="float" office:value="-8.91682140748904" calcext:value-type="float">
            <text:p>-8,9</text:p>
          </table:table-cell>
          <table:table-cell table:style-name="ce12" table:formula="of:=([.C180]-[.G180]+[.$A$3])/2" office:value-type="float" office:value="268.875232111234" calcext:value-type="float">
            <text:p>269</text:p>
          </table:table-cell>
          <table:table-cell table:style-name="ce12" office:value-type="string" calcext:value-type="string">
            <text:p>,</text:p>
          </table:table-cell>
          <table:table-cell table:style-name="ce12" table:formula="of:=([.D180]-[.G180]+[.$A$3])/2" office:value-type="float" office:value="476.634699271711" calcext:value-type="float">
            <text:p>477</text:p>
          </table:table-cell>
          <table:table-cell table:style-name="ce12" table:formula="of:=([.E180]-[.G180]+[.$A$3])/2" office:value-type="float" office:value="34.3653007282887" calcext:value-type="float">
            <text:p>34</text:p>
          </table:table-cell>
          <table:table-cell table:style-name="ce10"/>
        </table:table-row>
        <table:table-row table:style-name="ro1">
          <table:table-cell/>
          <table:table-cell table:style-name="ce2" table:formula="of:=[.B180]+1" office:value-type="float" office:value="179" calcext:value-type="float">
            <text:p>179</text:p>
          </table:table-cell>
          <table:table-cell table:formula="of:=[.$A$3]*SIN(RADIANS([.B181]))" office:value-type="float" office:value="8.91817968945184" calcext:value-type="float">
            <text:p>8,9</text:p>
          </table:table-cell>
          <table:table-cell table:formula="of:=[.$A$3]*SIN(RADIANS([.B181]-120))" office:value-type="float" office:value="438.012490658779" calcext:value-type="float">
            <text:p>438,0</text:p>
          </table:table-cell>
          <table:table-cell table:formula="of:=[.$A$3]*SIN(RADIANS([.B181]+120))" office:value-type="float" office:value="-446.930670348231" calcext:value-type="float">
            <text:p>-446,9</text:p>
          </table:table-cell>
          <table:table-cell table:style-name="ce10"/>
          <table:table-cell table:style-name="ce6" table:formula="of:=(MIN([.C181];[.D181];[.E181])+MAX([.C181];[.D181];[.E181]))/2" office:value-type="float" office:value="-4.45908984472587" calcext:value-type="float">
            <text:p>-4,5</text:p>
          </table:table-cell>
          <table:table-cell table:style-name="ce12" table:formula="of:=([.C181]-[.G181]+[.$A$3])/2" office:value-type="float" office:value="262.188634767089" calcext:value-type="float">
            <text:p>262</text:p>
          </table:table-cell>
          <table:table-cell table:style-name="ce12" office:value-type="string" calcext:value-type="string">
            <text:p>,</text:p>
          </table:table-cell>
          <table:table-cell table:style-name="ce12" table:formula="of:=([.D181]-[.G181]+[.$A$3])/2" office:value-type="float" office:value="476.735790251753" calcext:value-type="float">
            <text:p>477</text:p>
          </table:table-cell>
          <table:table-cell table:style-name="ce12" table:formula="of:=([.E181]-[.G181]+[.$A$3])/2" office:value-type="float" office:value="34.2642097482474" calcext:value-type="float">
            <text:p>34</text:p>
          </table:table-cell>
          <table:table-cell table:style-name="ce10"/>
        </table:table-row>
        <table:table-row table:style-name="ro1">
          <table:table-cell/>
          <table:table-cell table:style-name="ce2" table:formula="of:=[.B181]+1" office:value-type="float" office:value="180" calcext:value-type="float">
            <text:p>180</text:p>
          </table:table-cell>
          <table:table-cell table:formula="of:=[.$A$3]*SIN(RADIANS([.B182]))" office:value-type="float" office:value="0.0000000000000625794514364298" calcext:value-type="float">
            <text:p>0,0</text:p>
          </table:table-cell>
          <table:table-cell table:formula="of:=[.$A$3]*SIN(RADIANS([.B182]-120))" office:value-type="float" office:value="442.538981333848" calcext:value-type="float">
            <text:p>442,5</text:p>
          </table:table-cell>
          <table:table-cell table:formula="of:=[.$A$3]*SIN(RADIANS([.B182]+120))" office:value-type="float" office:value="-442.538981333848" calcext:value-type="float">
            <text:p>-442,5</text:p>
          </table:table-cell>
          <table:table-cell table:style-name="ce10"/>
          <table:table-cell table:style-name="ce6" table:formula="of:=(MIN([.C182];[.D182];[.E182])+MAX([.C182];[.D182];[.E182]))/2" office:value-type="float" office:value="0" calcext:value-type="float">
            <text:p>0,0</text:p>
          </table:table-cell>
          <table:table-cell table:style-name="ce12" table:formula="of:=([.C182]-[.G182]+[.$A$3])/2" office:value-type="float" office:value="255.5" calcext:value-type="float">
            <text:p>256</text:p>
          </table:table-cell>
          <table:table-cell table:style-name="ce12" office:value-type="string" calcext:value-type="string">
            <text:p>,</text:p>
          </table:table-cell>
          <table:table-cell table:style-name="ce12" table:formula="of:=([.D182]-[.G182]+[.$A$3])/2" office:value-type="float" office:value="476.769490666924" calcext:value-type="float">
            <text:p>477</text:p>
          </table:table-cell>
          <table:table-cell table:style-name="ce12" table:formula="of:=([.E182]-[.G182]+[.$A$3])/2" office:value-type="float" office:value="34.2305093330759" calcext:value-type="float">
            <text:p>34</text:p>
          </table:table-cell>
          <table:table-cell table:style-name="ce10"/>
        </table:table-row>
        <table:table-row table:style-name="ro1">
          <table:table-cell/>
          <table:table-cell table:style-name="ce2" table:formula="of:=[.B182]+1" office:value-type="float" office:value="181" calcext:value-type="float">
            <text:p>181</text:p>
          </table:table-cell>
          <table:table-cell table:formula="of:=[.$A$3]*SIN(RADIANS([.B183]))" office:value-type="float" office:value="-8.91817968945194" calcext:value-type="float">
            <text:p>-8,9</text:p>
          </table:table-cell>
          <table:table-cell table:formula="of:=[.$A$3]*SIN(RADIANS([.B183]-120))" office:value-type="float" office:value="446.930670348231" calcext:value-type="float">
            <text:p>446,9</text:p>
          </table:table-cell>
          <table:table-cell table:formula="of:=[.$A$3]*SIN(RADIANS([.B183]+120))" office:value-type="float" office:value="-438.012490658779" calcext:value-type="float">
            <text:p>-438,0</text:p>
          </table:table-cell>
          <table:table-cell table:style-name="ce10"/>
          <table:table-cell table:style-name="ce6" table:formula="of:=(MIN([.C183];[.D183];[.E183])+MAX([.C183];[.D183];[.E183]))/2" office:value-type="float" office:value="4.4590898447259" calcext:value-type="float">
            <text:p>4,5</text:p>
          </table:table-cell>
          <table:table-cell table:style-name="ce12" table:formula="of:=([.C183]-[.G183]+[.$A$3])/2" office:value-type="float" office:value="248.811365232911" calcext:value-type="float">
            <text:p>249</text:p>
          </table:table-cell>
          <table:table-cell table:style-name="ce12" office:value-type="string" calcext:value-type="string">
            <text:p>,</text:p>
          </table:table-cell>
          <table:table-cell table:style-name="ce12" table:formula="of:=([.D183]-[.G183]+[.$A$3])/2" office:value-type="float" office:value="476.735790251753" calcext:value-type="float">
            <text:p>477</text:p>
          </table:table-cell>
          <table:table-cell table:style-name="ce12" table:formula="of:=([.E183]-[.G183]+[.$A$3])/2" office:value-type="float" office:value="34.2642097482473" calcext:value-type="float">
            <text:p>34</text:p>
          </table:table-cell>
          <table:table-cell table:style-name="ce10"/>
        </table:table-row>
        <table:table-row table:style-name="ro1">
          <table:table-cell/>
          <table:table-cell table:style-name="ce2" table:formula="of:=[.B183]+1" office:value-type="float" office:value="182" calcext:value-type="float">
            <text:p>182</text:p>
          </table:table-cell>
          <table:table-cell table:formula="of:=[.$A$3]*SIN(RADIANS([.B184]))" office:value-type="float" office:value="-17.833642814978" calcext:value-type="float">
            <text:p>-17,8</text:p>
          </table:table-cell>
          <table:table-cell table:formula="of:=[.$A$3]*SIN(RADIANS([.B184]-120))" office:value-type="float" office:value="451.186219950912" calcext:value-type="float">
            <text:p>451,2</text:p>
          </table:table-cell>
          <table:table-cell table:formula="of:=[.$A$3]*SIN(RADIANS([.B184]+120))" office:value-type="float" office:value="-433.352577135934" calcext:value-type="float">
            <text:p>-433,4</text:p>
          </table:table-cell>
          <table:table-cell table:style-name="ce10"/>
          <table:table-cell table:style-name="ce6" table:formula="of:=(MIN([.C184];[.D184];[.E184])+MAX([.C184];[.D184];[.E184]))/2" office:value-type="float" office:value="8.91682140748893" calcext:value-type="float">
            <text:p>8,9</text:p>
          </table:table-cell>
          <table:table-cell table:style-name="ce12" table:formula="of:=([.C184]-[.G184]+[.$A$3])/2" office:value-type="float" office:value="242.124767888767" calcext:value-type="float">
            <text:p>242</text:p>
          </table:table-cell>
          <table:table-cell table:style-name="ce12" office:value-type="string" calcext:value-type="string">
            <text:p>,</text:p>
          </table:table-cell>
          <table:table-cell table:style-name="ce12" table:formula="of:=([.D184]-[.G184]+[.$A$3])/2" office:value-type="float" office:value="476.634699271711" calcext:value-type="float">
            <text:p>477</text:p>
          </table:table-cell>
          <table:table-cell table:style-name="ce12" table:formula="of:=([.E184]-[.G184]+[.$A$3])/2" office:value-type="float" office:value="34.3653007282887" calcext:value-type="float">
            <text:p>34</text:p>
          </table:table-cell>
          <table:table-cell table:style-name="ce10"/>
        </table:table-row>
        <table:table-row table:style-name="ro1">
          <table:table-cell/>
          <table:table-cell table:style-name="ce2" table:formula="of:=[.B184]+1" office:value-type="float" office:value="183" calcext:value-type="float">
            <text:p>183</text:p>
          </table:table-cell>
          <table:table-cell table:formula="of:=[.$A$3]*SIN(RADIANS([.B185]))" office:value-type="float" office:value="-26.7436736401442" calcext:value-type="float">
            <text:p>-26,7</text:p>
          </table:table-cell>
          <table:table-cell table:formula="of:=[.$A$3]*SIN(RADIANS([.B185]-120))" office:value-type="float" office:value="455.304333860256" calcext:value-type="float">
            <text:p>455,3</text:p>
          </table:table-cell>
          <table:table-cell table:formula="of:=[.$A$3]*SIN(RADIANS([.B185]+120))" office:value-type="float" office:value="-428.560660220112" calcext:value-type="float">
            <text:p>-428,6</text:p>
          </table:table-cell>
          <table:table-cell table:style-name="ce10"/>
          <table:table-cell table:style-name="ce6" table:formula="of:=(MIN([.C185];[.D185];[.E185])+MAX([.C185];[.D185];[.E185]))/2" office:value-type="float" office:value="13.3718368200721" calcext:value-type="float">
            <text:p>13,4</text:p>
          </table:table-cell>
          <table:table-cell table:style-name="ce12" table:formula="of:=([.C185]-[.G185]+[.$A$3])/2" office:value-type="float" office:value="235.442244769892" calcext:value-type="float">
            <text:p>235</text:p>
          </table:table-cell>
          <table:table-cell table:style-name="ce12" office:value-type="string" calcext:value-type="string">
            <text:p>,</text:p>
          </table:table-cell>
          <table:table-cell table:style-name="ce12" table:formula="of:=([.D185]-[.G185]+[.$A$3])/2" office:value-type="float" office:value="476.466248520092" calcext:value-type="float">
            <text:p>476</text:p>
          </table:table-cell>
          <table:table-cell table:style-name="ce12" table:formula="of:=([.E185]-[.G185]+[.$A$3])/2" office:value-type="float" office:value="34.5337514799081" calcext:value-type="float">
            <text:p>35</text:p>
          </table:table-cell>
          <table:table-cell table:style-name="ce10"/>
        </table:table-row>
        <table:table-row table:style-name="ro1">
          <table:table-cell/>
          <table:table-cell table:style-name="ce2" table:formula="of:=[.B185]+1" office:value-type="float" office:value="184" calcext:value-type="float">
            <text:p>184</text:p>
          </table:table-cell>
          <table:table-cell table:formula="of:=[.$A$3]*SIN(RADIANS([.B186]))" office:value-type="float" office:value="-35.645558083248" calcext:value-type="float">
            <text:p>-35,6</text:p>
          </table:table-cell>
          <table:table-cell table:formula="of:=[.$A$3]*SIN(RADIANS([.B186]-120))" office:value-type="float" office:value="459.283757658874" calcext:value-type="float">
            <text:p>459,3</text:p>
          </table:table-cell>
          <table:table-cell table:formula="of:=[.$A$3]*SIN(RADIANS([.B186]+120))" office:value-type="float" office:value="-423.638199575626" calcext:value-type="float">
            <text:p>-423,6</text:p>
          </table:table-cell>
          <table:table-cell table:style-name="ce10"/>
          <table:table-cell table:style-name="ce6" table:formula="of:=(MIN([.C186];[.D186];[.E186])+MAX([.C186];[.D186];[.E186]))/2" office:value-type="float" office:value="17.822779041624" calcext:value-type="float">
            <text:p>17,8</text:p>
          </table:table-cell>
          <table:table-cell table:style-name="ce12" table:formula="of:=([.C186]-[.G186]+[.$A$3])/2" office:value-type="float" office:value="228.765831437564" calcext:value-type="float">
            <text:p>229</text:p>
          </table:table-cell>
          <table:table-cell table:style-name="ce12" office:value-type="string" calcext:value-type="string">
            <text:p>,</text:p>
          </table:table-cell>
          <table:table-cell table:style-name="ce12" table:formula="of:=([.D186]-[.G186]+[.$A$3])/2" office:value-type="float" office:value="476.230489308625" calcext:value-type="float">
            <text:p>476</text:p>
          </table:table-cell>
          <table:table-cell table:style-name="ce12" table:formula="of:=([.E186]-[.G186]+[.$A$3])/2" office:value-type="float" office:value="34.7695106913748" calcext:value-type="float">
            <text:p>35</text:p>
          </table:table-cell>
          <table:table-cell table:style-name="ce10"/>
        </table:table-row>
        <table:table-row table:style-name="ro1">
          <table:table-cell/>
          <table:table-cell table:style-name="ce2" table:formula="of:=[.B186]+1" office:value-type="float" office:value="185" calcext:value-type="float">
            <text:p>185</text:p>
          </table:table-cell>
          <table:table-cell table:formula="of:=[.$A$3]*SIN(RADIANS([.B187]))" office:value-type="float" office:value="-44.5365845440532" calcext:value-type="float">
            <text:p>-44,5</text:p>
          </table:table-cell>
          <table:table-cell table:formula="of:=[.$A$3]*SIN(RADIANS([.B187]-120))" office:value-type="float" office:value="463.123279175728" calcext:value-type="float">
            <text:p>463,1</text:p>
          </table:table-cell>
          <table:table-cell table:formula="of:=[.$A$3]*SIN(RADIANS([.B187]+120))" office:value-type="float" office:value="-418.586694631675" calcext:value-type="float">
            <text:p>-418,6</text:p>
          </table:table-cell>
          <table:table-cell table:style-name="ce10"/>
          <table:table-cell table:style-name="ce6" table:formula="of:=(MIN([.C187];[.D187];[.E187])+MAX([.C187];[.D187];[.E187]))/2" office:value-type="float" office:value="22.2682922720267" calcext:value-type="float">
            <text:p>22,3</text:p>
          </table:table-cell>
          <table:table-cell table:style-name="ce12" table:formula="of:=([.C187]-[.G187]+[.$A$3])/2" office:value-type="float" office:value="222.09756159196" calcext:value-type="float">
            <text:p>222</text:p>
          </table:table-cell>
          <table:table-cell table:style-name="ce12" office:value-type="string" calcext:value-type="string">
            <text:p>,</text:p>
          </table:table-cell>
          <table:table-cell table:style-name="ce12" table:formula="of:=([.D187]-[.G187]+[.$A$3])/2" office:value-type="float" office:value="475.927493451851" calcext:value-type="float">
            <text:p>476</text:p>
          </table:table-cell>
          <table:table-cell table:style-name="ce12" table:formula="of:=([.E187]-[.G187]+[.$A$3])/2" office:value-type="float" office:value="35.0725065481493" calcext:value-type="float">
            <text:p>35</text:p>
          </table:table-cell>
          <table:table-cell table:style-name="ce10"/>
        </table:table-row>
        <table:table-row table:style-name="ro1">
          <table:table-cell/>
          <table:table-cell table:style-name="ce2" table:formula="of:=[.B187]+1" office:value-type="float" office:value="186" calcext:value-type="float">
            <text:p>186</text:p>
          </table:table-cell>
          <table:table-cell table:formula="of:=[.$A$3]*SIN(RADIANS([.B188]))" office:value-type="float" office:value="-53.4140447297709" calcext:value-type="float">
            <text:p>-53,4</text:p>
          </table:table-cell>
          <table:table-cell table:formula="of:=[.$A$3]*SIN(RADIANS([.B188]-120))" office:value-type="float" office:value="466.821728855369" calcext:value-type="float">
            <text:p>466,8</text:p>
          </table:table-cell>
          <table:table-cell table:formula="of:=[.$A$3]*SIN(RADIANS([.B188]+120))" office:value-type="float" office:value="-413.407684125598" calcext:value-type="float">
            <text:p>-413,4</text:p>
          </table:table-cell>
          <table:table-cell table:style-name="ce10"/>
          <table:table-cell table:style-name="ce6" table:formula="of:=(MIN([.C188];[.D188];[.E188])+MAX([.C188];[.D188];[.E188]))/2" office:value-type="float" office:value="26.7070223648854" calcext:value-type="float">
            <text:p>26,7</text:p>
          </table:table-cell>
          <table:table-cell table:style-name="ce12" table:formula="of:=([.C188]-[.G188]+[.$A$3])/2" office:value-type="float" office:value="215.439466452672" calcext:value-type="float">
            <text:p>215</text:p>
          </table:table-cell>
          <table:table-cell table:style-name="ce12" office:value-type="string" calcext:value-type="string">
            <text:p>,</text:p>
          </table:table-cell>
          <table:table-cell table:style-name="ce12" table:formula="of:=([.D188]-[.G188]+[.$A$3])/2" office:value-type="float" office:value="475.557353245242" calcext:value-type="float">
            <text:p>476</text:p>
          </table:table-cell>
          <table:table-cell table:style-name="ce12" table:formula="of:=([.E188]-[.G188]+[.$A$3])/2" office:value-type="float" office:value="35.4426467547582" calcext:value-type="float">
            <text:p>35</text:p>
          </table:table-cell>
          <table:table-cell table:style-name="ce10"/>
        </table:table-row>
        <table:table-row table:style-name="ro1">
          <table:table-cell/>
          <table:table-cell table:style-name="ce2" table:formula="of:=[.B188]+1" office:value-type="float" office:value="187" calcext:value-type="float">
            <text:p>187</text:p>
          </table:table-cell>
          <table:table-cell table:formula="of:=[.$A$3]*SIN(RADIANS([.B189]))" office:value-type="float" office:value="-62.2752344800303" calcext:value-type="float">
            <text:p>-62,3</text:p>
          </table:table-cell>
          <table:table-cell table:formula="of:=[.$A$3]*SIN(RADIANS([.B189]-120))" office:value-type="float" office:value="470.377980114197" calcext:value-type="float">
            <text:p>470,4</text:p>
          </table:table-cell>
          <table:table-cell table:formula="of:=[.$A$3]*SIN(RADIANS([.B189]+120))" office:value-type="float" office:value="-408.102745634167" calcext:value-type="float">
            <text:p>-408,1</text:p>
          </table:table-cell>
          <table:table-cell table:style-name="ce10"/>
          <table:table-cell table:style-name="ce6" table:formula="of:=(MIN([.C189];[.D189];[.E189])+MAX([.C189];[.D189];[.E189]))/2" office:value-type="float" office:value="31.1376172400151" calcext:value-type="float">
            <text:p>31,1</text:p>
          </table:table-cell>
          <table:table-cell table:style-name="ce12" table:formula="of:=([.C189]-[.G189]+[.$A$3])/2" office:value-type="float" office:value="208.793574139977" calcext:value-type="float">
            <text:p>209</text:p>
          </table:table-cell>
          <table:table-cell table:style-name="ce12" office:value-type="string" calcext:value-type="string">
            <text:p>,</text:p>
          </table:table-cell>
          <table:table-cell table:style-name="ce12" table:formula="of:=([.D189]-[.G189]+[.$A$3])/2" office:value-type="float" office:value="475.120181437091" calcext:value-type="float">
            <text:p>475</text:p>
          </table:table-cell>
          <table:table-cell table:style-name="ce12" table:formula="of:=([.E189]-[.G189]+[.$A$3])/2" office:value-type="float" office:value="35.8798185629091" calcext:value-type="float">
            <text:p>36</text:p>
          </table:table-cell>
          <table:table-cell table:style-name="ce10"/>
        </table:table-row>
        <table:table-row table:style-name="ro1">
          <table:table-cell/>
          <table:table-cell table:style-name="ce2" table:formula="of:=[.B189]+1" office:value-type="float" office:value="188" calcext:value-type="float">
            <text:p>188</text:p>
          </table:table-cell>
          <table:table-cell table:formula="of:=[.$A$3]*SIN(RADIANS([.B190]))" office:value-type="float" office:value="-71.1174545905935" calcext:value-type="float">
            <text:p>-71,1</text:p>
          </table:table-cell>
          <table:table-cell table:formula="of:=[.$A$3]*SIN(RADIANS([.B190]-120))" office:value-type="float" office:value="473.790949683628" calcext:value-type="float">
            <text:p>473,8</text:p>
          </table:table-cell>
          <table:table-cell table:formula="of:=[.$A$3]*SIN(RADIANS([.B190]+120))" office:value-type="float" office:value="-402.673495093035" calcext:value-type="float">
            <text:p>-402,7</text:p>
          </table:table-cell>
          <table:table-cell table:style-name="ce10"/>
          <table:table-cell table:style-name="ce6" table:formula="of:=(MIN([.C190];[.D190];[.E190])+MAX([.C190];[.D190];[.E190]))/2" office:value-type="float" office:value="35.5587272952968" calcext:value-type="float">
            <text:p>35,6</text:p>
          </table:table-cell>
          <table:table-cell table:style-name="ce12" table:formula="of:=([.C190]-[.G190]+[.$A$3])/2" office:value-type="float" office:value="202.161909057055" calcext:value-type="float">
            <text:p>202</text:p>
          </table:table-cell>
          <table:table-cell table:style-name="ce12" office:value-type="string" calcext:value-type="string">
            <text:p>,</text:p>
          </table:table-cell>
          <table:table-cell table:style-name="ce12" table:formula="of:=([.D190]-[.G190]+[.$A$3])/2" office:value-type="float" office:value="474.616111194166" calcext:value-type="float">
            <text:p>475</text:p>
          </table:table-cell>
          <table:table-cell table:style-name="ce12" table:formula="of:=([.E190]-[.G190]+[.$A$3])/2" office:value-type="float" office:value="36.3838888058342" calcext:value-type="float">
            <text:p>36</text:p>
          </table:table-cell>
          <table:table-cell table:style-name="ce10"/>
        </table:table-row>
        <table:table-row table:style-name="ro1">
          <table:table-cell/>
          <table:table-cell table:style-name="ce2" table:formula="of:=[.B190]+1" office:value-type="float" office:value="189" calcext:value-type="float">
            <text:p>189</text:p>
          </table:table-cell>
          <table:table-cell table:formula="of:=[.$A$3]*SIN(RADIANS([.B191]))" office:value-type="float" office:value="-79.9380116355579" calcext:value-type="float">
            <text:p>-79,9</text:p>
          </table:table-cell>
          <table:table-cell table:formula="of:=[.$A$3]*SIN(RADIANS([.B191]-120))" office:value-type="float" office:value="477.05959794007" calcext:value-type="float">
            <text:p>477,1</text:p>
          </table:table-cell>
          <table:table-cell table:formula="of:=[.$A$3]*SIN(RADIANS([.B191]+120))" office:value-type="float" office:value="-397.121586304512" calcext:value-type="float">
            <text:p>-397,1</text:p>
          </table:table-cell>
          <table:table-cell table:style-name="ce10"/>
          <table:table-cell table:style-name="ce6" table:formula="of:=(MIN([.C191];[.D191];[.E191])+MAX([.C191];[.D191];[.E191]))/2" office:value-type="float" office:value="39.969005817779" calcext:value-type="float">
            <text:p>40,0</text:p>
          </table:table-cell>
          <table:table-cell table:style-name="ce12" table:formula="of:=([.C191]-[.G191]+[.$A$3])/2" office:value-type="float" office:value="195.546491273332" calcext:value-type="float">
            <text:p>196</text:p>
          </table:table-cell>
          <table:table-cell table:style-name="ce12" office:value-type="string" calcext:value-type="string">
            <text:p>,</text:p>
          </table:table-cell>
          <table:table-cell table:style-name="ce12" table:formula="of:=([.D191]-[.G191]+[.$A$3])/2" office:value-type="float" office:value="474.045296061146" calcext:value-type="float">
            <text:p>474</text:p>
          </table:table-cell>
          <table:table-cell table:style-name="ce12" table:formula="of:=([.E191]-[.G191]+[.$A$3])/2" office:value-type="float" office:value="36.9547039388545" calcext:value-type="float">
            <text:p>37</text:p>
          </table:table-cell>
          <table:table-cell table:style-name="ce10"/>
        </table:table-row>
        <table:table-row table:style-name="ro1">
          <table:table-cell/>
          <table:table-cell table:style-name="ce2" table:formula="of:=[.B191]+1" office:value-type="float" office:value="190" calcext:value-type="float">
            <text:p>190</text:p>
          </table:table-cell>
          <table:table-cell table:formula="of:=[.$A$3]*SIN(RADIANS([.B192]))" office:value-type="float" office:value="-88.7342187878015" calcext:value-type="float">
            <text:p>-88,7</text:p>
          </table:table-cell>
          <table:table-cell table:formula="of:=[.$A$3]*SIN(RADIANS([.B192]-120))" office:value-type="float" office:value="480.182929221599" calcext:value-type="float">
            <text:p>480,2</text:p>
          </table:table-cell>
          <table:table-cell table:formula="of:=[.$A$3]*SIN(RADIANS([.B192]+120))" office:value-type="float" office:value="-391.448710433798" calcext:value-type="float">
            <text:p>-391,4</text:p>
          </table:table-cell>
          <table:table-cell table:style-name="ce10"/>
          <table:table-cell table:style-name="ce6" table:formula="of:=(MIN([.C192];[.D192];[.E192])+MAX([.C192];[.D192];[.E192]))/2" office:value-type="float" office:value="44.3671093939007" calcext:value-type="float">
            <text:p>44,4</text:p>
          </table:table-cell>
          <table:table-cell table:style-name="ce12" table:formula="of:=([.C192]-[.G192]+[.$A$3])/2" office:value-type="float" office:value="188.949335909149" calcext:value-type="float">
            <text:p>189</text:p>
          </table:table-cell>
          <table:table-cell table:style-name="ce12" office:value-type="string" calcext:value-type="string">
            <text:p>,</text:p>
          </table:table-cell>
          <table:table-cell table:style-name="ce12" table:formula="of:=([.D192]-[.G192]+[.$A$3])/2" office:value-type="float" office:value="473.407909913849" calcext:value-type="float">
            <text:p>473</text:p>
          </table:table-cell>
          <table:table-cell table:style-name="ce12" table:formula="of:=([.E192]-[.G192]+[.$A$3])/2" office:value-type="float" office:value="37.5920900861508" calcext:value-type="float">
            <text:p>38</text:p>
          </table:table-cell>
          <table:table-cell table:style-name="ce10"/>
        </table:table-row>
        <table:table-row table:style-name="ro1">
          <table:table-cell/>
          <table:table-cell table:style-name="ce2" table:formula="of:=[.B192]+1" office:value-type="float" office:value="191" calcext:value-type="float">
            <text:p>191</text:p>
          </table:table-cell>
          <table:table-cell table:formula="of:=[.$A$3]*SIN(RADIANS([.B193]))" office:value-type="float" office:value="-97.5033966374144" calcext:value-type="float">
            <text:p>-97,5</text:p>
          </table:table-cell>
          <table:table-cell table:formula="of:=[.$A$3]*SIN(RADIANS([.B193]-120))" office:value-type="float" office:value="483.159992131251" calcext:value-type="float">
            <text:p>483,2</text:p>
          </table:table-cell>
          <table:table-cell table:formula="of:=[.$A$3]*SIN(RADIANS([.B193]+120))" office:value-type="float" office:value="-385.656595493837" calcext:value-type="float">
            <text:p>-385,7</text:p>
          </table:table-cell>
          <table:table-cell table:style-name="ce10"/>
          <table:table-cell table:style-name="ce6" table:formula="of:=(MIN([.C193];[.D193];[.E193])+MAX([.C193];[.D193];[.E193]))/2" office:value-type="float" office:value="48.7516983187071" calcext:value-type="float">
            <text:p>48,8</text:p>
          </table:table-cell>
          <table:table-cell table:style-name="ce12" table:formula="of:=([.C193]-[.G193]+[.$A$3])/2" office:value-type="float" office:value="182.372452521939" calcext:value-type="float">
            <text:p>182</text:p>
          </table:table-cell>
          <table:table-cell table:style-name="ce12" office:value-type="string" calcext:value-type="string">
            <text:p>,</text:p>
          </table:table-cell>
          <table:table-cell table:style-name="ce12" table:formula="of:=([.D193]-[.G193]+[.$A$3])/2" office:value-type="float" office:value="472.704146906272" calcext:value-type="float">
            <text:p>473</text:p>
          </table:table-cell>
          <table:table-cell table:style-name="ce12" table:formula="of:=([.E193]-[.G193]+[.$A$3])/2" office:value-type="float" office:value="38.2958530937281" calcext:value-type="float">
            <text:p>38</text:p>
          </table:table-cell>
          <table:table-cell table:style-name="ce10"/>
        </table:table-row>
        <table:table-row table:style-name="ro1">
          <table:table-cell/>
          <table:table-cell table:style-name="ce2" table:formula="of:=[.B193]+1" office:value-type="float" office:value="192" calcext:value-type="float">
            <text:p>192</text:p>
          </table:table-cell>
          <table:table-cell table:formula="of:=[.$A$3]*SIN(RADIANS([.B194]))" office:value-type="float" office:value="-106.242874007875" calcext:value-type="float">
            <text:p>-106,2</text:p>
          </table:table-cell>
          <table:table-cell table:formula="of:=[.$A$3]*SIN(RADIANS([.B194]-120))" office:value-type="float" office:value="485.989879826824" calcext:value-type="float">
            <text:p>486,0</text:p>
          </table:table-cell>
          <table:table-cell table:formula="of:=[.$A$3]*SIN(RADIANS([.B194]+120))" office:value-type="float" office:value="-379.747005818949" calcext:value-type="float">
            <text:p>-379,7</text:p>
          </table:table-cell>
          <table:table-cell table:style-name="ce10"/>
          <table:table-cell table:style-name="ce6" table:formula="of:=(MIN([.C194];[.D194];[.E194])+MAX([.C194];[.D194];[.E194]))/2" office:value-type="float" office:value="53.1214370039374" calcext:value-type="float">
            <text:p>53,1</text:p>
          </table:table-cell>
          <table:table-cell table:style-name="ce12" table:formula="of:=([.C194]-[.G194]+[.$A$3])/2" office:value-type="float" office:value="175.817844494094" calcext:value-type="float">
            <text:p>176</text:p>
          </table:table-cell>
          <table:table-cell table:style-name="ce12" office:value-type="string" calcext:value-type="string">
            <text:p>,</text:p>
          </table:table-cell>
          <table:table-cell table:style-name="ce12" table:formula="of:=([.D194]-[.G194]+[.$A$3])/2" office:value-type="float" office:value="471.934221411443" calcext:value-type="float">
            <text:p>472</text:p>
          </table:table-cell>
          <table:table-cell table:style-name="ce12" table:formula="of:=([.E194]-[.G194]+[.$A$3])/2" office:value-type="float" office:value="39.065778588557" calcext:value-type="float">
            <text:p>39</text:p>
          </table:table-cell>
          <table:table-cell table:style-name="ce10"/>
        </table:table-row>
        <table:table-row table:style-name="ro1">
          <table:table-cell/>
          <table:table-cell table:style-name="ce2" table:formula="of:=[.B194]+1" office:value-type="float" office:value="193" calcext:value-type="float">
            <text:p>193</text:p>
          </table:table-cell>
          <table:table-cell table:formula="of:=[.$A$3]*SIN(RADIANS([.B195]))" office:value-type="float" office:value="-114.949988769715" calcext:value-type="float">
            <text:p>-114,9</text:p>
          </table:table-cell>
          <table:table-cell table:formula="of:=[.$A$3]*SIN(RADIANS([.B195]-120))" office:value-type="float" office:value="488.671730297111" calcext:value-type="float">
            <text:p>488,7</text:p>
          </table:table-cell>
          <table:table-cell table:formula="of:=[.$A$3]*SIN(RADIANS([.B195]+120))" office:value-type="float" office:value="-373.721741527396" calcext:value-type="float">
            <text:p>-373,7</text:p>
          </table:table-cell>
          <table:table-cell table:style-name="ce10"/>
          <table:table-cell table:style-name="ce6" table:formula="of:=(MIN([.C195];[.D195];[.E195])+MAX([.C195];[.D195];[.E195]))/2" office:value-type="float" office:value="57.4749943848575" calcext:value-type="float">
            <text:p>57,5</text:p>
          </table:table-cell>
          <table:table-cell table:style-name="ce12" table:formula="of:=([.C195]-[.G195]+[.$A$3])/2" office:value-type="float" office:value="169.287508422714" calcext:value-type="float">
            <text:p>169</text:p>
          </table:table-cell>
          <table:table-cell table:style-name="ce12" office:value-type="string" calcext:value-type="string">
            <text:p>,</text:p>
          </table:table-cell>
          <table:table-cell table:style-name="ce12" table:formula="of:=([.D195]-[.G195]+[.$A$3])/2" office:value-type="float" office:value="471.098367956127" calcext:value-type="float">
            <text:p>471</text:p>
          </table:table-cell>
          <table:table-cell table:style-name="ce12" table:formula="of:=([.E195]-[.G195]+[.$A$3])/2" office:value-type="float" office:value="39.9016320438732" calcext:value-type="float">
            <text:p>40</text:p>
          </table:table-cell>
          <table:table-cell table:style-name="ce10"/>
        </table:table-row>
        <table:table-row table:style-name="ro1">
          <table:table-cell/>
          <table:table-cell table:style-name="ce2" table:formula="of:=[.B195]+1" office:value-type="float" office:value="194" calcext:value-type="float">
            <text:p>194</text:p>
          </table:table-cell>
          <table:table-cell table:formula="of:=[.$A$3]*SIN(RADIANS([.B196]))" office:value-type="float" office:value="-123.62208865143" calcext:value-type="float">
            <text:p>-123,6</text:p>
          </table:table-cell>
          <table:table-cell table:formula="of:=[.$A$3]*SIN(RADIANS([.B196]-120))" office:value-type="float" office:value="491.204726624481" calcext:value-type="float">
            <text:p>491,2</text:p>
          </table:table-cell>
          <table:table-cell table:formula="of:=[.$A$3]*SIN(RADIANS([.B196]+120))" office:value-type="float" office:value="-367.582637973051" calcext:value-type="float">
            <text:p>-367,6</text:p>
          </table:table-cell>
          <table:table-cell table:style-name="ce10"/>
          <table:table-cell table:style-name="ce6" table:formula="of:=(MIN([.C196];[.D196];[.E196])+MAX([.C196];[.D196];[.E196]))/2" office:value-type="float" office:value="61.8110443257151" calcext:value-type="float">
            <text:p>61,8</text:p>
          </table:table-cell>
          <table:table-cell table:style-name="ce12" table:formula="of:=([.C196]-[.G196]+[.$A$3])/2" office:value-type="float" office:value="162.783433511427" calcext:value-type="float">
            <text:p>163</text:p>
          </table:table-cell>
          <table:table-cell table:style-name="ce12" office:value-type="string" calcext:value-type="string">
            <text:p>,</text:p>
          </table:table-cell>
          <table:table-cell table:style-name="ce12" table:formula="of:=([.D196]-[.G196]+[.$A$3])/2" office:value-type="float" office:value="470.196841149383" calcext:value-type="float">
            <text:p>470</text:p>
          </table:table-cell>
          <table:table-cell table:style-name="ce12" table:formula="of:=([.E196]-[.G196]+[.$A$3])/2" office:value-type="float" office:value="40.8031588506171" calcext:value-type="float">
            <text:p>41</text:p>
          </table:table-cell>
          <table:table-cell table:style-name="ce10"/>
        </table:table-row>
        <table:table-row table:style-name="ro1">
          <table:table-cell/>
          <table:table-cell table:style-name="ce2" table:formula="of:=[.B196]+1" office:value-type="float" office:value="195" calcext:value-type="float">
            <text:p>195</text:p>
          </table:table-cell>
          <table:table-cell table:formula="of:=[.$A$3]*SIN(RADIANS([.B197]))" office:value-type="float" office:value="-132.256532047388" calcext:value-type="float">
            <text:p>-132,3</text:p>
          </table:table-cell>
          <table:table-cell table:formula="of:=[.$A$3]*SIN(RADIANS([.B197]-120))" office:value-type="float" office:value="493.588097233714" calcext:value-type="float">
            <text:p>493,6</text:p>
          </table:table-cell>
          <table:table-cell table:formula="of:=[.$A$3]*SIN(RADIANS([.B197]+120))" office:value-type="float" office:value="-361.331565186326" calcext:value-type="float">
            <text:p>-361,3</text:p>
          </table:table-cell>
          <table:table-cell table:style-name="ce10"/>
          <table:table-cell table:style-name="ce6" table:formula="of:=(MIN([.C197];[.D197];[.E197])+MAX([.C197];[.D197];[.E197]))/2" office:value-type="float" office:value="66.128266023694" calcext:value-type="float">
            <text:p>66,1</text:p>
          </table:table-cell>
          <table:table-cell table:style-name="ce12" table:formula="of:=([.C197]-[.G197]+[.$A$3])/2" office:value-type="float" office:value="156.307600964459" calcext:value-type="float">
            <text:p>156</text:p>
          </table:table-cell>
          <table:table-cell table:style-name="ce12" office:value-type="string" calcext:value-type="string">
            <text:p>,</text:p>
          </table:table-cell>
          <table:table-cell table:style-name="ce12" table:formula="of:=([.D197]-[.G197]+[.$A$3])/2" office:value-type="float" office:value="469.22991560501" calcext:value-type="float">
            <text:p>469</text:p>
          </table:table-cell>
          <table:table-cell table:style-name="ce12" table:formula="of:=([.E197]-[.G197]+[.$A$3])/2" office:value-type="float" office:value="41.7700843949901" calcext:value-type="float">
            <text:p>42</text:p>
          </table:table-cell>
          <table:table-cell table:style-name="ce10"/>
        </table:table-row>
        <table:table-row table:style-name="ro1">
          <table:table-cell/>
          <table:table-cell table:style-name="ce2" table:formula="of:=[.B197]+1" office:value-type="float" office:value="196" calcext:value-type="float">
            <text:p>196</text:p>
          </table:table-cell>
          <table:table-cell table:formula="of:=[.$A$3]*SIN(RADIANS([.B198]))" office:value-type="float" office:value="-140.850688822486" calcext:value-type="float">
            <text:p>-140,9</text:p>
          </table:table-cell>
          <table:table-cell table:formula="of:=[.$A$3]*SIN(RADIANS([.B198]-120))" office:value-type="float" office:value="495.821116127034" calcext:value-type="float">
            <text:p>495,8</text:p>
          </table:table-cell>
          <table:table-cell table:formula="of:=[.$A$3]*SIN(RADIANS([.B198]+120))" office:value-type="float" office:value="-354.970427304548" calcext:value-type="float">
            <text:p>-355,0</text:p>
          </table:table-cell>
          <table:table-cell table:style-name="ce10"/>
          <table:table-cell table:style-name="ce6" table:formula="of:=(MIN([.C198];[.D198];[.E198])+MAX([.C198];[.D198];[.E198]))/2" office:value-type="float" office:value="70.4253444112432" calcext:value-type="float">
            <text:p>70,4</text:p>
          </table:table-cell>
          <table:table-cell table:style-name="ce12" table:formula="of:=([.C198]-[.G198]+[.$A$3])/2" office:value-type="float" office:value="149.861983383135" calcext:value-type="float">
            <text:p>150</text:p>
          </table:table-cell>
          <table:table-cell table:style-name="ce12" office:value-type="string" calcext:value-type="string">
            <text:p>,</text:p>
          </table:table-cell>
          <table:table-cell table:style-name="ce12" table:formula="of:=([.D198]-[.G198]+[.$A$3])/2" office:value-type="float" office:value="468.197885857895" calcext:value-type="float">
            <text:p>468</text:p>
          </table:table-cell>
          <table:table-cell table:style-name="ce12" table:formula="of:=([.E198]-[.G198]+[.$A$3])/2" office:value-type="float" office:value="42.8021141421045" calcext:value-type="float">
            <text:p>43</text:p>
          </table:table-cell>
          <table:table-cell table:style-name="ce10"/>
        </table:table-row>
        <table:table-row table:style-name="ro1">
          <table:table-cell/>
          <table:table-cell table:style-name="ce2" table:formula="of:=[.B198]+1" office:value-type="float" office:value="197" calcext:value-type="float">
            <text:p>197</text:p>
          </table:table-cell>
          <table:table-cell table:formula="of:=[.$A$3]*SIN(RADIANS([.B199]))" office:value-type="float" office:value="-149.401941113318" calcext:value-type="float">
            <text:p>-149,4</text:p>
          </table:table-cell>
          <table:table-cell table:formula="of:=[.$A$3]*SIN(RADIANS([.B199]-120))" office:value-type="float" office:value="497.903103105255" calcext:value-type="float">
            <text:p>497,9</text:p>
          </table:table-cell>
          <table:table-cell table:formula="of:=[.$A$3]*SIN(RADIANS([.B199]+120))" office:value-type="float" office:value="-348.501161991937" calcext:value-type="float">
            <text:p>-348,5</text:p>
          </table:table-cell>
          <table:table-cell table:style-name="ce10"/>
          <table:table-cell table:style-name="ce6" table:formula="of:=(MIN([.C199];[.D199];[.E199])+MAX([.C199];[.D199];[.E199]))/2" office:value-type="float" office:value="74.7009705566593" calcext:value-type="float">
            <text:p>74,7</text:p>
          </table:table-cell>
          <table:table-cell table:style-name="ce12" table:formula="of:=([.C199]-[.G199]+[.$A$3])/2" office:value-type="float" office:value="143.448544165011" calcext:value-type="float">
            <text:p>143</text:p>
          </table:table-cell>
          <table:table-cell table:style-name="ce12" office:value-type="string" calcext:value-type="string">
            <text:p>,</text:p>
          </table:table-cell>
          <table:table-cell table:style-name="ce12" table:formula="of:=([.D199]-[.G199]+[.$A$3])/2" office:value-type="float" office:value="467.101066274298" calcext:value-type="float">
            <text:p>467</text:p>
          </table:table-cell>
          <table:table-cell table:style-name="ce12" table:formula="of:=([.E199]-[.G199]+[.$A$3])/2" office:value-type="float" office:value="43.8989337257021" calcext:value-type="float">
            <text:p>44</text:p>
          </table:table-cell>
          <table:table-cell table:style-name="ce10"/>
        </table:table-row>
        <table:table-row table:style-name="ro1">
          <table:table-cell/>
          <table:table-cell table:style-name="ce2" table:formula="of:=[.B199]+1" office:value-type="float" office:value="198" calcext:value-type="float">
            <text:p>198</text:p>
          </table:table-cell>
          <table:table-cell table:formula="of:=[.$A$3]*SIN(RADIANS([.B200]))" office:value-type="float" office:value="-157.907684125598" calcext:value-type="float">
            <text:p>-157,9</text:p>
          </table:table-cell>
          <table:table-cell table:formula="of:=[.$A$3]*SIN(RADIANS([.B200]-120))" office:value-type="float" office:value="499.833423974975" calcext:value-type="float">
            <text:p>499,8</text:p>
          </table:table-cell>
          <table:table-cell table:formula="of:=[.$A$3]*SIN(RADIANS([.B200]+120))" office:value-type="float" office:value="-341.925739849376" calcext:value-type="float">
            <text:p>-341,9</text:p>
          </table:table-cell>
          <table:table-cell table:style-name="ce10"/>
          <table:table-cell table:style-name="ce6" table:formula="of:=(MIN([.C200];[.D200];[.E200])+MAX([.C200];[.D200];[.E200]))/2" office:value-type="float" office:value="78.9538420627991" calcext:value-type="float">
            <text:p>79,0</text:p>
          </table:table-cell>
          <table:table-cell table:style-name="ce12" table:formula="of:=([.C200]-[.G200]+[.$A$3])/2" office:value-type="float" office:value="137.069236905801" calcext:value-type="float">
            <text:p>137</text:p>
          </table:table-cell>
          <table:table-cell table:style-name="ce12" office:value-type="string" calcext:value-type="string">
            <text:p>,</text:p>
          </table:table-cell>
          <table:table-cell table:style-name="ce12" table:formula="of:=([.D200]-[.G200]+[.$A$3])/2" office:value-type="float" office:value="465.939790956088" calcext:value-type="float">
            <text:p>466</text:p>
          </table:table-cell>
          <table:table-cell table:style-name="ce12" table:formula="of:=([.E200]-[.G200]+[.$A$3])/2" office:value-type="float" office:value="45.0602090439122" calcext:value-type="float">
            <text:p>45</text:p>
          </table:table-cell>
          <table:table-cell table:style-name="ce10"/>
        </table:table-row>
        <table:table-row table:style-name="ro1">
          <table:table-cell/>
          <table:table-cell table:style-name="ce2" table:formula="of:=[.B200]+1" office:value-type="float" office:value="199" calcext:value-type="float">
            <text:p>199</text:p>
          </table:table-cell>
          <table:table-cell table:formula="of:=[.$A$3]*SIN(RADIANS([.B201]))" office:value-type="float" office:value="-166.365326927607" calcext:value-type="float">
            <text:p>-166,4</text:p>
          </table:table-cell>
          <table:table-cell table:formula="of:=[.$A$3]*SIN(RADIANS([.B201]-120))" office:value-type="float" office:value="501.611490741756" calcext:value-type="float">
            <text:p>501,6</text:p>
          </table:table-cell>
          <table:table-cell table:formula="of:=[.$A$3]*SIN(RADIANS([.B201]+120))" office:value-type="float" office:value="-335.246163814149" calcext:value-type="float">
            <text:p>-335,2</text:p>
          </table:table-cell>
          <table:table-cell table:style-name="ce10"/>
          <table:table-cell table:style-name="ce6" table:formula="of:=(MIN([.C201];[.D201];[.E201])+MAX([.C201];[.D201];[.E201]))/2" office:value-type="float" office:value="83.1826634638035" calcext:value-type="float">
            <text:p>83,2</text:p>
          </table:table-cell>
          <table:table-cell table:style-name="ce12" table:formula="of:=([.C201]-[.G201]+[.$A$3])/2" office:value-type="float" office:value="130.726004804295" calcext:value-type="float">
            <text:p>131</text:p>
          </table:table-cell>
          <table:table-cell table:style-name="ce12" office:value-type="string" calcext:value-type="string">
            <text:p>,</text:p>
          </table:table-cell>
          <table:table-cell table:style-name="ce12" table:formula="of:=([.D201]-[.G201]+[.$A$3])/2" office:value-type="float" office:value="464.714413638976" calcext:value-type="float">
            <text:p>465</text:p>
          </table:table-cell>
          <table:table-cell table:style-name="ce12" table:formula="of:=([.E201]-[.G201]+[.$A$3])/2" office:value-type="float" office:value="46.2855863610236" calcext:value-type="float">
            <text:p>46</text:p>
          </table:table-cell>
          <table:table-cell table:style-name="ce10"/>
        </table:table-row>
        <table:table-row table:style-name="ro1">
          <table:table-cell/>
          <table:table-cell table:style-name="ce2" table:formula="of:=[.B201]+1" office:value-type="float" office:value="200" calcext:value-type="float">
            <text:p>200</text:p>
          </table:table-cell>
          <table:table-cell table:formula="of:=[.$A$3]*SIN(RADIANS([.B202]))" office:value-type="float" office:value="-174.772293239417" calcext:value-type="float">
            <text:p>-174,8</text:p>
          </table:table-cell>
          <table:table-cell table:formula="of:=[.$A$3]*SIN(RADIANS([.B202]-120))" office:value-type="float" office:value="503.236761789238" calcext:value-type="float">
            <text:p>503,2</text:p>
          </table:table-cell>
          <table:table-cell table:formula="of:=[.$A$3]*SIN(RADIANS([.B202]+120))" office:value-type="float" office:value="-328.464468549822" calcext:value-type="float">
            <text:p>-328,5</text:p>
          </table:table-cell>
          <table:table-cell table:style-name="ce10"/>
          <table:table-cell table:style-name="ce6" table:formula="of:=(MIN([.C202];[.D202];[.E202])+MAX([.C202];[.D202];[.E202]))/2" office:value-type="float" office:value="87.3861466197083" calcext:value-type="float">
            <text:p>87,4</text:p>
          </table:table-cell>
          <table:table-cell table:style-name="ce12" table:formula="of:=([.C202]-[.G202]+[.$A$3])/2" office:value-type="float" office:value="124.420780070438" calcext:value-type="float">
            <text:p>124</text:p>
          </table:table-cell>
          <table:table-cell table:style-name="ce12" office:value-type="string" calcext:value-type="string">
            <text:p>,</text:p>
          </table:table-cell>
          <table:table-cell table:style-name="ce12" table:formula="of:=([.D202]-[.G202]+[.$A$3])/2" office:value-type="float" office:value="463.425307584765" calcext:value-type="float">
            <text:p>463</text:p>
          </table:table-cell>
          <table:table-cell table:style-name="ce12" table:formula="of:=([.E202]-[.G202]+[.$A$3])/2" office:value-type="float" office:value="47.574692415235" calcext:value-type="float">
            <text:p>48</text:p>
          </table:table-cell>
          <table:table-cell table:style-name="ce10"/>
        </table:table-row>
        <table:table-row table:style-name="ro1">
          <table:table-cell/>
          <table:table-cell table:style-name="ce2" table:formula="of:=[.B202]+1" office:value-type="float" office:value="201" calcext:value-type="float">
            <text:p>201</text:p>
          </table:table-cell>
          <table:table-cell table:formula="of:=[.$A$3]*SIN(RADIANS([.B203]))" office:value-type="float" office:value="-183.126022217649" calcext:value-type="float">
            <text:p>-183,1</text:p>
          </table:table-cell>
          <table:table-cell table:formula="of:=[.$A$3]*SIN(RADIANS([.B203]-120))" office:value-type="float" office:value="504.708742044115" calcext:value-type="float">
            <text:p>504,7</text:p>
          </table:table-cell>
          <table:table-cell table:formula="of:=[.$A$3]*SIN(RADIANS([.B203]+120))" office:value-type="float" office:value="-321.582719826467" calcext:value-type="float">
            <text:p>-321,6</text:p>
          </table:table-cell>
          <table:table-cell table:style-name="ce10"/>
          <table:table-cell table:style-name="ce6" table:formula="of:=(MIN([.C203];[.D203];[.E203])+MAX([.C203];[.D203];[.E203]))/2" office:value-type="float" office:value="91.5630111088241" calcext:value-type="float">
            <text:p>91,6</text:p>
          </table:table-cell>
          <table:table-cell table:style-name="ce12" table:formula="of:=([.C203]-[.G203]+[.$A$3])/2" office:value-type="float" office:value="118.155483336764" calcext:value-type="float">
            <text:p>118</text:p>
          </table:table-cell>
          <table:table-cell table:style-name="ce12" office:value-type="string" calcext:value-type="string">
            <text:p>,</text:p>
          </table:table-cell>
          <table:table-cell table:style-name="ce12" table:formula="of:=([.D203]-[.G203]+[.$A$3])/2" office:value-type="float" office:value="462.072865467646" calcext:value-type="float">
            <text:p>462</text:p>
          </table:table-cell>
          <table:table-cell table:style-name="ce12" table:formula="of:=([.E203]-[.G203]+[.$A$3])/2" office:value-type="float" office:value="48.9271345323544" calcext:value-type="float">
            <text:p>49</text:p>
          </table:table-cell>
          <table:table-cell table:style-name="ce10"/>
        </table:table-row>
        <table:table-row table:style-name="ro1">
          <table:table-cell/>
          <table:table-cell table:style-name="ce2" table:formula="of:=[.B203]+1" office:value-type="float" office:value="202" calcext:value-type="float">
            <text:p>202</text:p>
          </table:table-cell>
          <table:table-cell table:formula="of:=[.$A$3]*SIN(RADIANS([.B204]))" office:value-type="float" office:value="-191.423969235531" calcext:value-type="float">
            <text:p>-191,4</text:p>
          </table:table-cell>
          <table:table-cell table:formula="of:=[.$A$3]*SIN(RADIANS([.B204]-120))" office:value-type="float" office:value="506.026983126943" calcext:value-type="float">
            <text:p>506,0</text:p>
          </table:table-cell>
          <table:table-cell table:formula="of:=[.$A$3]*SIN(RADIANS([.B204]+120))" office:value-type="float" office:value="-314.603013891411" calcext:value-type="float">
            <text:p>-314,6</text:p>
          </table:table-cell>
          <table:table-cell table:style-name="ce10"/>
          <table:table-cell table:style-name="ce6" table:formula="of:=(MIN([.C204];[.D204];[.E204])+MAX([.C204];[.D204];[.E204]))/2" office:value-type="float" office:value="95.7119846177656" calcext:value-type="float">
            <text:p>95,7</text:p>
          </table:table-cell>
          <table:table-cell table:style-name="ce12" table:formula="of:=([.C204]-[.G204]+[.$A$3])/2" office:value-type="float" office:value="111.932023073352" calcext:value-type="float">
            <text:p>112</text:p>
          </table:table-cell>
          <table:table-cell table:style-name="ce12" office:value-type="string" calcext:value-type="string">
            <text:p>,</text:p>
          </table:table-cell>
          <table:table-cell table:style-name="ce12" table:formula="of:=([.D204]-[.G204]+[.$A$3])/2" office:value-type="float" office:value="460.657499254589" calcext:value-type="float">
            <text:p>461</text:p>
          </table:table-cell>
          <table:table-cell table:style-name="ce12" table:formula="of:=([.E204]-[.G204]+[.$A$3])/2" office:value-type="float" office:value="50.3425007454115" calcext:value-type="float">
            <text:p>50</text:p>
          </table:table-cell>
          <table:table-cell table:style-name="ce10"/>
        </table:table-row>
        <table:table-row table:style-name="ro1">
          <table:table-cell/>
          <table:table-cell table:style-name="ce2" table:formula="of:=[.B204]+1" office:value-type="float" office:value="203" calcext:value-type="float">
            <text:p>203</text:p>
          </table:table-cell>
          <table:table-cell table:formula="of:=[.$A$3]*SIN(RADIANS([.B205]))" office:value-type="float" office:value="-199.663606658019" calcext:value-type="float">
            <text:p>-199,7</text:p>
          </table:table-cell>
          <table:table-cell table:formula="of:=[.$A$3]*SIN(RADIANS([.B205]-120))" office:value-type="float" office:value="507.191083488716" calcext:value-type="float">
            <text:p>507,2</text:p>
          </table:table-cell>
          <table:table-cell table:formula="of:=[.$A$3]*SIN(RADIANS([.B205]+120))" office:value-type="float" office:value="-307.527476830697" calcext:value-type="float">
            <text:p>-307,5</text:p>
          </table:table-cell>
          <table:table-cell table:style-name="ce10"/>
          <table:table-cell table:style-name="ce6" table:formula="of:=(MIN([.C205];[.D205];[.E205])+MAX([.C205];[.D205];[.E205]))/2" office:value-type="float" office:value="99.8318033290094" calcext:value-type="float">
            <text:p>99,8</text:p>
          </table:table-cell>
          <table:table-cell table:style-name="ce12" table:formula="of:=([.C205]-[.G205]+[.$A$3])/2" office:value-type="float" office:value="105.752295006486" calcext:value-type="float">
            <text:p>106</text:p>
          </table:table-cell>
          <table:table-cell table:style-name="ce12" office:value-type="string" calcext:value-type="string">
            <text:p>,</text:p>
          </table:table-cell>
          <table:table-cell table:style-name="ce12" table:formula="of:=([.D205]-[.G205]+[.$A$3])/2" office:value-type="float" office:value="459.179640079853" calcext:value-type="float">
            <text:p>459</text:p>
          </table:table-cell>
          <table:table-cell table:style-name="ce12" table:formula="of:=([.E205]-[.G205]+[.$A$3])/2" office:value-type="float" office:value="51.8203599201469" calcext:value-type="float">
            <text:p>52</text:p>
          </table:table-cell>
          <table:table-cell table:style-name="ce10"/>
        </table:table-row>
        <table:table-row table:style-name="ro1">
          <table:table-cell/>
          <table:table-cell table:style-name="ce2" table:formula="of:=[.B205]+1" office:value-type="float" office:value="204" calcext:value-type="float">
            <text:p>204</text:p>
          </table:table-cell>
          <table:table-cell table:formula="of:=[.$A$3]*SIN(RADIANS([.B206]))" office:value-type="float" office:value="-207.842424611734" calcext:value-type="float">
            <text:p>-207,8</text:p>
          </table:table-cell>
          <table:table-cell table:formula="of:=[.$A$3]*SIN(RADIANS([.B206]-120))" office:value-type="float" office:value="508.200688533188" calcext:value-type="float">
            <text:p>508,2</text:p>
          </table:table-cell>
          <table:table-cell table:formula="of:=[.$A$3]*SIN(RADIANS([.B206]+120))" office:value-type="float" office:value="-300.358263921454" calcext:value-type="float">
            <text:p>-300,4</text:p>
          </table:table-cell>
          <table:table-cell table:style-name="ce10"/>
          <table:table-cell table:style-name="ce6" table:formula="of:=(MIN([.C206];[.D206];[.E206])+MAX([.C206];[.D206];[.E206]))/2" office:value-type="float" office:value="103.921212305867" calcext:value-type="float">
            <text:p>103,9</text:p>
          </table:table-cell>
          <table:table-cell table:style-name="ce12" table:formula="of:=([.C206]-[.G206]+[.$A$3])/2" office:value-type="float" office:value="99.6181815411996" calcext:value-type="float">
            <text:p>100</text:p>
          </table:table-cell>
          <table:table-cell table:style-name="ce12" office:value-type="string" calcext:value-type="string">
            <text:p>,</text:p>
          </table:table-cell>
          <table:table-cell table:style-name="ce12" table:formula="of:=([.D206]-[.G206]+[.$A$3])/2" office:value-type="float" office:value="457.63973811366" calcext:value-type="float">
            <text:p>458</text:p>
          </table:table-cell>
          <table:table-cell table:style-name="ce12" table:formula="of:=([.E206]-[.G206]+[.$A$3])/2" office:value-type="float" office:value="53.3602618863396" calcext:value-type="float">
            <text:p>53</text:p>
          </table:table-cell>
          <table:table-cell table:style-name="ce10"/>
        </table:table-row>
        <table:table-row table:style-name="ro1">
          <table:table-cell/>
          <table:table-cell table:style-name="ce2" table:formula="of:=[.B206]+1" office:value-type="float" office:value="205" calcext:value-type="float">
            <text:p>205</text:p>
          </table:table-cell>
          <table:table-cell table:formula="of:=[.$A$3]*SIN(RADIANS([.B207]))" office:value-type="float" office:value="-215.957931749497" calcext:value-type="float">
            <text:p>-216,0</text:p>
          </table:table-cell>
          <table:table-cell table:formula="of:=[.$A$3]*SIN(RADIANS([.B207]-120))" office:value-type="float" office:value="509.055490724882" calcext:value-type="float">
            <text:p>509,1</text:p>
          </table:table-cell>
          <table:table-cell table:formula="of:=[.$A$3]*SIN(RADIANS([.B207]+120))" office:value-type="float" office:value="-293.097558975385" calcext:value-type="float">
            <text:p>-293,1</text:p>
          </table:table-cell>
          <table:table-cell table:style-name="ce10"/>
          <table:table-cell table:style-name="ce6" table:formula="of:=(MIN([.C207];[.D207];[.E207])+MAX([.C207];[.D207];[.E207]))/2" office:value-type="float" office:value="107.978965874749" calcext:value-type="float">
            <text:p>108,0</text:p>
          </table:table-cell>
          <table:table-cell table:style-name="ce12" table:formula="of:=([.C207]-[.G207]+[.$A$3])/2" office:value-type="float" office:value="93.531551187877" calcext:value-type="float">
            <text:p>94</text:p>
          </table:table-cell>
          <table:table-cell table:style-name="ce12" office:value-type="string" calcext:value-type="string">
            <text:p>,</text:p>
          </table:table-cell>
          <table:table-cell table:style-name="ce12" table:formula="of:=([.D207]-[.G207]+[.$A$3])/2" office:value-type="float" office:value="456.038262425067" calcext:value-type="float">
            <text:p>456</text:p>
          </table:table-cell>
          <table:table-cell table:style-name="ce12" table:formula="of:=([.E207]-[.G207]+[.$A$3])/2" office:value-type="float" office:value="54.9617375749333" calcext:value-type="float">
            <text:p>55</text:p>
          </table:table-cell>
          <table:table-cell table:style-name="ce10"/>
        </table:table-row>
        <table:table-row table:style-name="ro1">
          <table:table-cell/>
          <table:table-cell table:style-name="ce2" table:formula="of:=[.B207]+1" office:value-type="float" office:value="206" calcext:value-type="float">
            <text:p>206</text:p>
          </table:table-cell>
          <table:table-cell table:formula="of:=[.$A$3]*SIN(RADIANS([.B208]))" office:value-type="float" office:value="-224.007656009219" calcext:value-type="float">
            <text:p>-224,0</text:p>
          </table:table-cell>
          <table:table-cell table:formula="of:=[.$A$3]*SIN(RADIANS([.B208]-120))" office:value-type="float" office:value="509.75522968277" calcext:value-type="float">
            <text:p>509,8</text:p>
          </table:table-cell>
          <table:table-cell table:formula="of:=[.$A$3]*SIN(RADIANS([.B208]+120))" office:value-type="float" office:value="-285.747573673551" calcext:value-type="float">
            <text:p>-285,7</text:p>
          </table:table-cell>
          <table:table-cell table:style-name="ce10"/>
          <table:table-cell table:style-name="ce6" table:formula="of:=(MIN([.C208];[.D208];[.E208])+MAX([.C208];[.D208];[.E208]))/2" office:value-type="float" office:value="112.003828004609" calcext:value-type="float">
            <text:p>112,0</text:p>
          </table:table-cell>
          <table:table-cell table:style-name="ce12" table:formula="of:=([.C208]-[.G208]+[.$A$3])/2" office:value-type="float" office:value="87.494257993086" calcext:value-type="float">
            <text:p>87</text:p>
          </table:table-cell>
          <table:table-cell table:style-name="ce12" office:value-type="string" calcext:value-type="string">
            <text:p>,</text:p>
          </table:table-cell>
          <table:table-cell table:style-name="ce12" table:formula="of:=([.D208]-[.G208]+[.$A$3])/2" office:value-type="float" office:value="454.37570083908" calcext:value-type="float">
            <text:p>454</text:p>
          </table:table-cell>
          <table:table-cell table:style-name="ce12" table:formula="of:=([.E208]-[.G208]+[.$A$3])/2" office:value-type="float" office:value="56.6242991609196" calcext:value-type="float">
            <text:p>57</text:p>
          </table:table-cell>
          <table:table-cell table:style-name="ce10"/>
        </table:table-row>
        <table:table-row table:style-name="ro1">
          <table:table-cell/>
          <table:table-cell table:style-name="ce2" table:formula="of:=[.B208]+1" office:value-type="float" office:value="207" calcext:value-type="float">
            <text:p>207</text:p>
          </table:table-cell>
          <table:table-cell table:formula="of:=[.$A$3]*SIN(RADIANS([.B209]))" office:value-type="float" office:value="-231.989145366908" calcext:value-type="float">
            <text:p>-232,0</text:p>
          </table:table-cell>
          <table:table-cell table:formula="of:=[.$A$3]*SIN(RADIANS([.B209]-120))" office:value-type="float" office:value="510.299692259587" calcext:value-type="float">
            <text:p>510,3</text:p>
          </table:table-cell>
          <table:table-cell table:formula="of:=[.$A$3]*SIN(RADIANS([.B209]+120))" office:value-type="float" office:value="-278.310546892679" calcext:value-type="float">
            <text:p>-278,3</text:p>
          </table:table-cell>
          <table:table-cell table:style-name="ce10"/>
          <table:table-cell table:style-name="ce6" table:formula="of:=(MIN([.C209];[.D209];[.E209])+MAX([.C209];[.D209];[.E209]))/2" office:value-type="float" office:value="115.994572683454" calcext:value-type="float">
            <text:p>116,0</text:p>
          </table:table-cell>
          <table:table-cell table:style-name="ce12" table:formula="of:=([.C209]-[.G209]+[.$A$3])/2" office:value-type="float" office:value="81.5081409748187" calcext:value-type="float">
            <text:p>82</text:p>
          </table:table-cell>
          <table:table-cell table:style-name="ce12" office:value-type="string" calcext:value-type="string">
            <text:p>,</text:p>
          </table:table-cell>
          <table:table-cell table:style-name="ce12" table:formula="of:=([.D209]-[.G209]+[.$A$3])/2" office:value-type="float" office:value="452.652559788066" calcext:value-type="float">
            <text:p>453</text:p>
          </table:table-cell>
          <table:table-cell table:style-name="ce12" table:formula="of:=([.E209]-[.G209]+[.$A$3])/2" office:value-type="float" office:value="58.3474402119335" calcext:value-type="float">
            <text:p>58</text:p>
          </table:table-cell>
          <table:table-cell table:style-name="ce10"/>
        </table:table-row>
        <table:table-row table:style-name="ro1">
          <table:table-cell/>
          <table:table-cell table:style-name="ce2" table:formula="of:=[.B209]+1" office:value-type="float" office:value="208" calcext:value-type="float">
            <text:p>208</text:p>
          </table:table-cell>
          <table:table-cell table:formula="of:=[.$A$3]*SIN(RADIANS([.B210]))" office:value-type="float" office:value="-239.89996858359" calcext:value-type="float">
            <text:p>-239,9</text:p>
          </table:table-cell>
          <table:table-cell table:formula="of:=[.$A$3]*SIN(RADIANS([.B210]-120))" office:value-type="float" office:value="510.688712606758" calcext:value-type="float">
            <text:p>510,7</text:p>
          </table:table-cell>
          <table:table-cell table:formula="of:=[.$A$3]*SIN(RADIANS([.B210]+120))" office:value-type="float" office:value="-270.788744023168" calcext:value-type="float">
            <text:p>-270,8</text:p>
          </table:table-cell>
          <table:table-cell table:style-name="ce10"/>
          <table:table-cell table:style-name="ce6" table:formula="of:=(MIN([.C210];[.D210];[.E210])+MAX([.C210];[.D210];[.E210]))/2" office:value-type="float" office:value="119.949984291795" calcext:value-type="float">
            <text:p>119,9</text:p>
          </table:table-cell>
          <table:table-cell table:style-name="ce12" table:formula="of:=([.C210]-[.G210]+[.$A$3])/2" office:value-type="float" office:value="75.5750235623073" calcext:value-type="float">
            <text:p>76</text:p>
          </table:table-cell>
          <table:table-cell table:style-name="ce12" office:value-type="string" calcext:value-type="string">
            <text:p>,</text:p>
          </table:table-cell>
          <table:table-cell table:style-name="ce12" table:formula="of:=([.D210]-[.G210]+[.$A$3])/2" office:value-type="float" office:value="450.869364157481" calcext:value-type="float">
            <text:p>451</text:p>
          </table:table-cell>
          <table:table-cell table:style-name="ce12" table:formula="of:=([.E210]-[.G210]+[.$A$3])/2" office:value-type="float" office:value="60.1306358425186" calcext:value-type="float">
            <text:p>60</text:p>
          </table:table-cell>
          <table:table-cell table:style-name="ce10"/>
        </table:table-row>
        <table:table-row table:style-name="ro1">
          <table:table-cell/>
          <table:table-cell table:style-name="ce2" table:formula="of:=[.B210]+1" office:value-type="float" office:value="209" calcext:value-type="float">
            <text:p>209</text:p>
          </table:table-cell>
          <table:table-cell table:formula="of:=[.$A$3]*SIN(RADIANS([.B211]))" office:value-type="float" office:value="-247.737715945878" calcext:value-type="float">
            <text:p>-247,7</text:p>
          </table:table-cell>
          <table:table-cell table:formula="of:=[.$A$3]*SIN(RADIANS([.B211]-120))" office:value-type="float" office:value="510.922172224916" calcext:value-type="float">
            <text:p>510,9</text:p>
          </table:table-cell>
          <table:table-cell table:formula="of:=[.$A$3]*SIN(RADIANS([.B211]+120))" office:value-type="float" office:value="-263.184456279038" calcext:value-type="float">
            <text:p>-263,2</text:p>
          </table:table-cell>
          <table:table-cell table:style-name="ce10"/>
          <table:table-cell table:style-name="ce6" table:formula="of:=(MIN([.C211];[.D211];[.E211])+MAX([.C211];[.D211];[.E211]))/2" office:value-type="float" office:value="123.868857972939" calcext:value-type="float">
            <text:p>123,9</text:p>
          </table:table-cell>
          <table:table-cell table:style-name="ce12" table:formula="of:=([.C211]-[.G211]+[.$A$3])/2" office:value-type="float" office:value="69.6967130405914" calcext:value-type="float">
            <text:p>70</text:p>
          </table:table-cell>
          <table:table-cell table:style-name="ce12" office:value-type="string" calcext:value-type="string">
            <text:p>,</text:p>
          </table:table-cell>
          <table:table-cell table:style-name="ce12" table:formula="of:=([.D211]-[.G211]+[.$A$3])/2" office:value-type="float" office:value="449.026657125988" calcext:value-type="float">
            <text:p>449</text:p>
          </table:table-cell>
          <table:table-cell table:style-name="ce12" table:formula="of:=([.E211]-[.G211]+[.$A$3])/2" office:value-type="float" office:value="61.9733428740116" calcext:value-type="float">
            <text:p>62</text:p>
          </table:table-cell>
          <table:table-cell table:style-name="ce10"/>
        </table:table-row>
        <table:table-row table:style-name="ro1">
          <table:table-cell/>
          <table:table-cell table:style-name="ce2" table:formula="of:=[.B211]+1" office:value-type="float" office:value="210" calcext:value-type="float">
            <text:p>210</text:p>
          </table:table-cell>
          <table:table-cell table:formula="of:=[.$A$3]*SIN(RADIANS([.B212]))" office:value-type="float" office:value="-255.5" calcext:value-type="float">
            <text:p>-255,5</text:p>
          </table:table-cell>
          <table:table-cell table:formula="of:=[.$A$3]*SIN(RADIANS([.B212]-120))" office:value-type="float" office:value="511" calcext:value-type="float">
            <text:p>511,0</text:p>
          </table:table-cell>
          <table:table-cell table:formula="of:=[.$A$3]*SIN(RADIANS([.B212]+120))" office:value-type="float" office:value="-255.5" calcext:value-type="float">
            <text:p>-255,5</text:p>
          </table:table-cell>
          <table:table-cell table:style-name="ce10"/>
          <table:table-cell table:style-name="ce6" table:formula="of:=(MIN([.C212];[.D212];[.E212])+MAX([.C212];[.D212];[.E212]))/2" office:value-type="float" office:value="127.75" calcext:value-type="float">
            <text:p>127,8</text:p>
          </table:table-cell>
          <table:table-cell table:style-name="ce12" table:formula="of:=([.C212]-[.G212]+[.$A$3])/2" office:value-type="float" office:value="63.875" calcext:value-type="float">
            <text:p>64</text:p>
          </table:table-cell>
          <table:table-cell table:style-name="ce12" office:value-type="string" calcext:value-type="string">
            <text:p>,</text:p>
          </table:table-cell>
          <table:table-cell table:style-name="ce12" table:formula="of:=([.D212]-[.G212]+[.$A$3])/2" office:value-type="float" office:value="447.125" calcext:value-type="float">
            <text:p>447</text:p>
          </table:table-cell>
          <table:table-cell table:style-name="ce12" table:formula="of:=([.E212]-[.G212]+[.$A$3])/2" office:value-type="float" office:value="63.8749999999999" calcext:value-type="float">
            <text:p>64</text:p>
          </table:table-cell>
          <table:table-cell table:style-name="ce10"/>
        </table:table-row>
        <table:table-row table:style-name="ro1">
          <table:table-cell/>
          <table:table-cell table:style-name="ce2" table:formula="of:=[.B212]+1" office:value-type="float" office:value="211" calcext:value-type="float">
            <text:p>211</text:p>
          </table:table-cell>
          <table:table-cell table:formula="of:=[.$A$3]*SIN(RADIANS([.B213]))" office:value-type="float" office:value="-263.184456279038" calcext:value-type="float">
            <text:p>-263,2</text:p>
          </table:table-cell>
          <table:table-cell table:formula="of:=[.$A$3]*SIN(RADIANS([.B213]-120))" office:value-type="float" office:value="510.922172224916" calcext:value-type="float">
            <text:p>510,9</text:p>
          </table:table-cell>
          <table:table-cell table:formula="of:=[.$A$3]*SIN(RADIANS([.B213]+120))" office:value-type="float" office:value="-247.737715945878" calcext:value-type="float">
            <text:p>-247,7</text:p>
          </table:table-cell>
          <table:table-cell table:style-name="ce10"/>
          <table:table-cell table:style-name="ce6" table:formula="of:=(MIN([.C213];[.D213];[.E213])+MAX([.C213];[.D213];[.E213]))/2" office:value-type="float" office:value="123.868857972939" calcext:value-type="float">
            <text:p>123,9</text:p>
          </table:table-cell>
          <table:table-cell table:style-name="ce12" table:formula="of:=([.C213]-[.G213]+[.$A$3])/2" office:value-type="float" office:value="61.9733428740116" calcext:value-type="float">
            <text:p>62</text:p>
          </table:table-cell>
          <table:table-cell table:style-name="ce12" office:value-type="string" calcext:value-type="string">
            <text:p>,</text:p>
          </table:table-cell>
          <table:table-cell table:style-name="ce12" table:formula="of:=([.D213]-[.G213]+[.$A$3])/2" office:value-type="float" office:value="449.026657125988" calcext:value-type="float">
            <text:p>449</text:p>
          </table:table-cell>
          <table:table-cell table:style-name="ce12" table:formula="of:=([.E213]-[.G213]+[.$A$3])/2" office:value-type="float" office:value="69.6967130405914" calcext:value-type="float">
            <text:p>70</text:p>
          </table:table-cell>
          <table:table-cell table:style-name="ce10"/>
        </table:table-row>
        <table:table-row table:style-name="ro1">
          <table:table-cell/>
          <table:table-cell table:style-name="ce2" table:formula="of:=[.B213]+1" office:value-type="float" office:value="212" calcext:value-type="float">
            <text:p>212</text:p>
          </table:table-cell>
          <table:table-cell table:formula="of:=[.$A$3]*SIN(RADIANS([.B214]))" office:value-type="float" office:value="-270.788744023168" calcext:value-type="float">
            <text:p>-270,8</text:p>
          </table:table-cell>
          <table:table-cell table:formula="of:=[.$A$3]*SIN(RADIANS([.B214]-120))" office:value-type="float" office:value="510.688712606758" calcext:value-type="float">
            <text:p>510,7</text:p>
          </table:table-cell>
          <table:table-cell table:formula="of:=[.$A$3]*SIN(RADIANS([.B214]+120))" office:value-type="float" office:value="-239.89996858359" calcext:value-type="float">
            <text:p>-239,9</text:p>
          </table:table-cell>
          <table:table-cell table:style-name="ce10"/>
          <table:table-cell table:style-name="ce6" table:formula="of:=(MIN([.C214];[.D214];[.E214])+MAX([.C214];[.D214];[.E214]))/2" office:value-type="float" office:value="119.949984291795" calcext:value-type="float">
            <text:p>119,9</text:p>
          </table:table-cell>
          <table:table-cell table:style-name="ce12" table:formula="of:=([.C214]-[.G214]+[.$A$3])/2" office:value-type="float" office:value="60.1306358425186" calcext:value-type="float">
            <text:p>60</text:p>
          </table:table-cell>
          <table:table-cell table:style-name="ce12" office:value-type="string" calcext:value-type="string">
            <text:p>,</text:p>
          </table:table-cell>
          <table:table-cell table:style-name="ce12" table:formula="of:=([.D214]-[.G214]+[.$A$3])/2" office:value-type="float" office:value="450.869364157481" calcext:value-type="float">
            <text:p>451</text:p>
          </table:table-cell>
          <table:table-cell table:style-name="ce12" table:formula="of:=([.E214]-[.G214]+[.$A$3])/2" office:value-type="float" office:value="75.5750235623073" calcext:value-type="float">
            <text:p>76</text:p>
          </table:table-cell>
          <table:table-cell table:style-name="ce10"/>
        </table:table-row>
        <table:table-row table:style-name="ro1">
          <table:table-cell/>
          <table:table-cell table:style-name="ce2" table:formula="of:=[.B214]+1" office:value-type="float" office:value="213" calcext:value-type="float">
            <text:p>213</text:p>
          </table:table-cell>
          <table:table-cell table:formula="of:=[.$A$3]*SIN(RADIANS([.B215]))" office:value-type="float" office:value="-278.310546892679" calcext:value-type="float">
            <text:p>-278,3</text:p>
          </table:table-cell>
          <table:table-cell table:formula="of:=[.$A$3]*SIN(RADIANS([.B215]-120))" office:value-type="float" office:value="510.299692259587" calcext:value-type="float">
            <text:p>510,3</text:p>
          </table:table-cell>
          <table:table-cell table:formula="of:=[.$A$3]*SIN(RADIANS([.B215]+120))" office:value-type="float" office:value="-231.989145366908" calcext:value-type="float">
            <text:p>-232,0</text:p>
          </table:table-cell>
          <table:table-cell table:style-name="ce10"/>
          <table:table-cell table:style-name="ce6" table:formula="of:=(MIN([.C215];[.D215];[.E215])+MAX([.C215];[.D215];[.E215]))/2" office:value-type="float" office:value="115.994572683454" calcext:value-type="float">
            <text:p>116,0</text:p>
          </table:table-cell>
          <table:table-cell table:style-name="ce12" table:formula="of:=([.C215]-[.G215]+[.$A$3])/2" office:value-type="float" office:value="58.3474402119335" calcext:value-type="float">
            <text:p>58</text:p>
          </table:table-cell>
          <table:table-cell table:style-name="ce12" office:value-type="string" calcext:value-type="string">
            <text:p>,</text:p>
          </table:table-cell>
          <table:table-cell table:style-name="ce12" table:formula="of:=([.D215]-[.G215]+[.$A$3])/2" office:value-type="float" office:value="452.652559788067" calcext:value-type="float">
            <text:p>453</text:p>
          </table:table-cell>
          <table:table-cell table:style-name="ce12" table:formula="of:=([.E215]-[.G215]+[.$A$3])/2" office:value-type="float" office:value="81.5081409748187" calcext:value-type="float">
            <text:p>82</text:p>
          </table:table-cell>
          <table:table-cell table:style-name="ce10"/>
        </table:table-row>
        <table:table-row table:style-name="ro1">
          <table:table-cell/>
          <table:table-cell table:style-name="ce2" table:formula="of:=[.B215]+1" office:value-type="float" office:value="214" calcext:value-type="float">
            <text:p>214</text:p>
          </table:table-cell>
          <table:table-cell table:formula="of:=[.$A$3]*SIN(RADIANS([.B216]))" office:value-type="float" office:value="-285.747573673552" calcext:value-type="float">
            <text:p>-285,7</text:p>
          </table:table-cell>
          <table:table-cell table:formula="of:=[.$A$3]*SIN(RADIANS([.B216]-120))" office:value-type="float" office:value="509.75522968277" calcext:value-type="float">
            <text:p>509,8</text:p>
          </table:table-cell>
          <table:table-cell table:formula="of:=[.$A$3]*SIN(RADIANS([.B216]+120))" office:value-type="float" office:value="-224.007656009219" calcext:value-type="float">
            <text:p>-224,0</text:p>
          </table:table-cell>
          <table:table-cell table:style-name="ce10"/>
          <table:table-cell table:style-name="ce6" table:formula="of:=(MIN([.C216];[.D216];[.E216])+MAX([.C216];[.D216];[.E216]))/2" office:value-type="float" office:value="112.003828004609" calcext:value-type="float">
            <text:p>112,0</text:p>
          </table:table-cell>
          <table:table-cell table:style-name="ce12" table:formula="of:=([.C216]-[.G216]+[.$A$3])/2" office:value-type="float" office:value="56.6242991609196" calcext:value-type="float">
            <text:p>57</text:p>
          </table:table-cell>
          <table:table-cell table:style-name="ce12" office:value-type="string" calcext:value-type="string">
            <text:p>,</text:p>
          </table:table-cell>
          <table:table-cell table:style-name="ce12" table:formula="of:=([.D216]-[.G216]+[.$A$3])/2" office:value-type="float" office:value="454.37570083908" calcext:value-type="float">
            <text:p>454</text:p>
          </table:table-cell>
          <table:table-cell table:style-name="ce12" table:formula="of:=([.E216]-[.G216]+[.$A$3])/2" office:value-type="float" office:value="87.494257993086" calcext:value-type="float">
            <text:p>87</text:p>
          </table:table-cell>
          <table:table-cell table:style-name="ce10"/>
        </table:table-row>
        <table:table-row table:style-name="ro1">
          <table:table-cell/>
          <table:table-cell table:style-name="ce2" table:formula="of:=[.B216]+1" office:value-type="float" office:value="215" calcext:value-type="float">
            <text:p>215</text:p>
          </table:table-cell>
          <table:table-cell table:formula="of:=[.$A$3]*SIN(RADIANS([.B217]))" office:value-type="float" office:value="-293.097558975385" calcext:value-type="float">
            <text:p>-293,1</text:p>
          </table:table-cell>
          <table:table-cell table:formula="of:=[.$A$3]*SIN(RADIANS([.B217]-120))" office:value-type="float" office:value="509.055490724882" calcext:value-type="float">
            <text:p>509,1</text:p>
          </table:table-cell>
          <table:table-cell table:formula="of:=[.$A$3]*SIN(RADIANS([.B217]+120))" office:value-type="float" office:value="-215.957931749497" calcext:value-type="float">
            <text:p>-216,0</text:p>
          </table:table-cell>
          <table:table-cell table:style-name="ce10"/>
          <table:table-cell table:style-name="ce6" table:formula="of:=(MIN([.C217];[.D217];[.E217])+MAX([.C217];[.D217];[.E217]))/2" office:value-type="float" office:value="107.978965874749" calcext:value-type="float">
            <text:p>108,0</text:p>
          </table:table-cell>
          <table:table-cell table:style-name="ce12" table:formula="of:=([.C217]-[.G217]+[.$A$3])/2" office:value-type="float" office:value="54.9617375749334" calcext:value-type="float">
            <text:p>55</text:p>
          </table:table-cell>
          <table:table-cell table:style-name="ce12" office:value-type="string" calcext:value-type="string">
            <text:p>,</text:p>
          </table:table-cell>
          <table:table-cell table:style-name="ce12" table:formula="of:=([.D217]-[.G217]+[.$A$3])/2" office:value-type="float" office:value="456.038262425067" calcext:value-type="float">
            <text:p>456</text:p>
          </table:table-cell>
          <table:table-cell table:style-name="ce12" table:formula="of:=([.E217]-[.G217]+[.$A$3])/2" office:value-type="float" office:value="93.531551187877" calcext:value-type="float">
            <text:p>94</text:p>
          </table:table-cell>
          <table:table-cell table:style-name="ce10"/>
        </table:table-row>
        <table:table-row table:style-name="ro1">
          <table:table-cell/>
          <table:table-cell table:style-name="ce2" table:formula="of:=[.B217]+1" office:value-type="float" office:value="216" calcext:value-type="float">
            <text:p>216</text:p>
          </table:table-cell>
          <table:table-cell table:formula="of:=[.$A$3]*SIN(RADIANS([.B218]))" office:value-type="float" office:value="-300.358263921454" calcext:value-type="float">
            <text:p>-300,4</text:p>
          </table:table-cell>
          <table:table-cell table:formula="of:=[.$A$3]*SIN(RADIANS([.B218]-120))" office:value-type="float" office:value="508.200688533188" calcext:value-type="float">
            <text:p>508,2</text:p>
          </table:table-cell>
          <table:table-cell table:formula="of:=[.$A$3]*SIN(RADIANS([.B218]+120))" office:value-type="float" office:value="-207.842424611734" calcext:value-type="float">
            <text:p>-207,8</text:p>
          </table:table-cell>
          <table:table-cell table:style-name="ce10"/>
          <table:table-cell table:style-name="ce6" table:formula="of:=(MIN([.C218];[.D218];[.E218])+MAX([.C218];[.D218];[.E218]))/2" office:value-type="float" office:value="103.921212305867" calcext:value-type="float">
            <text:p>103,9</text:p>
          </table:table-cell>
          <table:table-cell table:style-name="ce12" table:formula="of:=([.C218]-[.G218]+[.$A$3])/2" office:value-type="float" office:value="53.3602618863397" calcext:value-type="float">
            <text:p>53</text:p>
          </table:table-cell>
          <table:table-cell table:style-name="ce12" office:value-type="string" calcext:value-type="string">
            <text:p>,</text:p>
          </table:table-cell>
          <table:table-cell table:style-name="ce12" table:formula="of:=([.D218]-[.G218]+[.$A$3])/2" office:value-type="float" office:value="457.63973811366" calcext:value-type="float">
            <text:p>458</text:p>
          </table:table-cell>
          <table:table-cell table:style-name="ce12" table:formula="of:=([.E218]-[.G218]+[.$A$3])/2" office:value-type="float" office:value="99.6181815411996" calcext:value-type="float">
            <text:p>100</text:p>
          </table:table-cell>
          <table:table-cell table:style-name="ce10"/>
        </table:table-row>
        <table:table-row table:style-name="ro1">
          <table:table-cell/>
          <table:table-cell table:style-name="ce2" table:formula="of:=[.B218]+1" office:value-type="float" office:value="217" calcext:value-type="float">
            <text:p>217</text:p>
          </table:table-cell>
          <table:table-cell table:formula="of:=[.$A$3]*SIN(RADIANS([.B219]))" office:value-type="float" office:value="-307.527476830697" calcext:value-type="float">
            <text:p>-307,5</text:p>
          </table:table-cell>
          <table:table-cell table:formula="of:=[.$A$3]*SIN(RADIANS([.B219]-120))" office:value-type="float" office:value="507.191083488716" calcext:value-type="float">
            <text:p>507,2</text:p>
          </table:table-cell>
          <table:table-cell table:formula="of:=[.$A$3]*SIN(RADIANS([.B219]+120))" office:value-type="float" office:value="-199.663606658019" calcext:value-type="float">
            <text:p>-199,7</text:p>
          </table:table-cell>
          <table:table-cell table:style-name="ce10"/>
          <table:table-cell table:style-name="ce6" table:formula="of:=(MIN([.C219];[.D219];[.E219])+MAX([.C219];[.D219];[.E219]))/2" office:value-type="float" office:value="99.8318033290094" calcext:value-type="float">
            <text:p>99,8</text:p>
          </table:table-cell>
          <table:table-cell table:style-name="ce12" table:formula="of:=([.C219]-[.G219]+[.$A$3])/2" office:value-type="float" office:value="51.8203599201469" calcext:value-type="float">
            <text:p>52</text:p>
          </table:table-cell>
          <table:table-cell table:style-name="ce12" office:value-type="string" calcext:value-type="string">
            <text:p>,</text:p>
          </table:table-cell>
          <table:table-cell table:style-name="ce12" table:formula="of:=([.D219]-[.G219]+[.$A$3])/2" office:value-type="float" office:value="459.179640079853" calcext:value-type="float">
            <text:p>459</text:p>
          </table:table-cell>
          <table:table-cell table:style-name="ce12" table:formula="of:=([.E219]-[.G219]+[.$A$3])/2" office:value-type="float" office:value="105.752295006486" calcext:value-type="float">
            <text:p>106</text:p>
          </table:table-cell>
          <table:table-cell table:style-name="ce10"/>
        </table:table-row>
        <table:table-row table:style-name="ro1">
          <table:table-cell/>
          <table:table-cell table:style-name="ce2" table:formula="of:=[.B219]+1" office:value-type="float" office:value="218" calcext:value-type="float">
            <text:p>218</text:p>
          </table:table-cell>
          <table:table-cell table:formula="of:=[.$A$3]*SIN(RADIANS([.B220]))" office:value-type="float" office:value="-314.603013891411" calcext:value-type="float">
            <text:p>-314,6</text:p>
          </table:table-cell>
          <table:table-cell table:formula="of:=[.$A$3]*SIN(RADIANS([.B220]-120))" office:value-type="float" office:value="506.026983126943" calcext:value-type="float">
            <text:p>506,0</text:p>
          </table:table-cell>
          <table:table-cell table:formula="of:=[.$A$3]*SIN(RADIANS([.B220]+120))" office:value-type="float" office:value="-191.423969235531" calcext:value-type="float">
            <text:p>-191,4</text:p>
          </table:table-cell>
          <table:table-cell table:style-name="ce10"/>
          <table:table-cell table:style-name="ce6" table:formula="of:=(MIN([.C220];[.D220];[.E220])+MAX([.C220];[.D220];[.E220]))/2" office:value-type="float" office:value="95.7119846177656" calcext:value-type="float">
            <text:p>95,7</text:p>
          </table:table-cell>
          <table:table-cell table:style-name="ce12" table:formula="of:=([.C220]-[.G220]+[.$A$3])/2" office:value-type="float" office:value="50.3425007454115" calcext:value-type="float">
            <text:p>50</text:p>
          </table:table-cell>
          <table:table-cell table:style-name="ce12" office:value-type="string" calcext:value-type="string">
            <text:p>,</text:p>
          </table:table-cell>
          <table:table-cell table:style-name="ce12" table:formula="of:=([.D220]-[.G220]+[.$A$3])/2" office:value-type="float" office:value="460.657499254589" calcext:value-type="float">
            <text:p>461</text:p>
          </table:table-cell>
          <table:table-cell table:style-name="ce12" table:formula="of:=([.E220]-[.G220]+[.$A$3])/2" office:value-type="float" office:value="111.932023073352" calcext:value-type="float">
            <text:p>112</text:p>
          </table:table-cell>
          <table:table-cell table:style-name="ce10"/>
        </table:table-row>
        <table:table-row table:style-name="ro1">
          <table:table-cell/>
          <table:table-cell table:style-name="ce2" table:formula="of:=[.B220]+1" office:value-type="float" office:value="219" calcext:value-type="float">
            <text:p>219</text:p>
          </table:table-cell>
          <table:table-cell table:formula="of:=[.$A$3]*SIN(RADIANS([.B221]))" office:value-type="float" office:value="-321.582719826467" calcext:value-type="float">
            <text:p>-321,6</text:p>
          </table:table-cell>
          <table:table-cell table:formula="of:=[.$A$3]*SIN(RADIANS([.B221]-120))" office:value-type="float" office:value="504.708742044115" calcext:value-type="float">
            <text:p>504,7</text:p>
          </table:table-cell>
          <table:table-cell table:formula="of:=[.$A$3]*SIN(RADIANS([.B221]+120))" office:value-type="float" office:value="-183.126022217649" calcext:value-type="float">
            <text:p>-183,1</text:p>
          </table:table-cell>
          <table:table-cell table:style-name="ce10"/>
          <table:table-cell table:style-name="ce6" table:formula="of:=(MIN([.C221];[.D221];[.E221])+MAX([.C221];[.D221];[.E221]))/2" office:value-type="float" office:value="91.5630111088242" calcext:value-type="float">
            <text:p>91,6</text:p>
          </table:table-cell>
          <table:table-cell table:style-name="ce12" table:formula="of:=([.C221]-[.G221]+[.$A$3])/2" office:value-type="float" office:value="48.9271345323544" calcext:value-type="float">
            <text:p>49</text:p>
          </table:table-cell>
          <table:table-cell table:style-name="ce12" office:value-type="string" calcext:value-type="string">
            <text:p>,</text:p>
          </table:table-cell>
          <table:table-cell table:style-name="ce12" table:formula="of:=([.D221]-[.G221]+[.$A$3])/2" office:value-type="float" office:value="462.072865467646" calcext:value-type="float">
            <text:p>462</text:p>
          </table:table-cell>
          <table:table-cell table:style-name="ce12" table:formula="of:=([.E221]-[.G221]+[.$A$3])/2" office:value-type="float" office:value="118.155483336764" calcext:value-type="float">
            <text:p>118</text:p>
          </table:table-cell>
          <table:table-cell table:style-name="ce10"/>
        </table:table-row>
        <table:table-row table:style-name="ro1">
          <table:table-cell/>
          <table:table-cell table:style-name="ce2" table:formula="of:=[.B221]+1" office:value-type="float" office:value="220" calcext:value-type="float">
            <text:p>220</text:p>
          </table:table-cell>
          <table:table-cell table:formula="of:=[.$A$3]*SIN(RADIANS([.B222]))" office:value-type="float" office:value="-328.464468549822" calcext:value-type="float">
            <text:p>-328,5</text:p>
          </table:table-cell>
          <table:table-cell table:formula="of:=[.$A$3]*SIN(RADIANS([.B222]-120))" office:value-type="float" office:value="503.236761789238" calcext:value-type="float">
            <text:p>503,2</text:p>
          </table:table-cell>
          <table:table-cell table:formula="of:=[.$A$3]*SIN(RADIANS([.B222]+120))" office:value-type="float" office:value="-174.772293239417" calcext:value-type="float">
            <text:p>-174,8</text:p>
          </table:table-cell>
          <table:table-cell table:style-name="ce10"/>
          <table:table-cell table:style-name="ce6" table:formula="of:=(MIN([.C222];[.D222];[.E222])+MAX([.C222];[.D222];[.E222]))/2" office:value-type="float" office:value="87.3861466197084" calcext:value-type="float">
            <text:p>87,4</text:p>
          </table:table-cell>
          <table:table-cell table:style-name="ce12" table:formula="of:=([.C222]-[.G222]+[.$A$3])/2" office:value-type="float" office:value="47.574692415235" calcext:value-type="float">
            <text:p>48</text:p>
          </table:table-cell>
          <table:table-cell table:style-name="ce12" office:value-type="string" calcext:value-type="string">
            <text:p>,</text:p>
          </table:table-cell>
          <table:table-cell table:style-name="ce12" table:formula="of:=([.D222]-[.G222]+[.$A$3])/2" office:value-type="float" office:value="463.425307584765" calcext:value-type="float">
            <text:p>463</text:p>
          </table:table-cell>
          <table:table-cell table:style-name="ce12" table:formula="of:=([.E222]-[.G222]+[.$A$3])/2" office:value-type="float" office:value="124.420780070438" calcext:value-type="float">
            <text:p>124</text:p>
          </table:table-cell>
          <table:table-cell table:style-name="ce10"/>
        </table:table-row>
        <table:table-row table:style-name="ro1">
          <table:table-cell/>
          <table:table-cell table:style-name="ce2" table:formula="of:=[.B222]+1" office:value-type="float" office:value="221" calcext:value-type="float">
            <text:p>221</text:p>
          </table:table-cell>
          <table:table-cell table:formula="of:=[.$A$3]*SIN(RADIANS([.B223]))" office:value-type="float" office:value="-335.246163814149" calcext:value-type="float">
            <text:p>-335,2</text:p>
          </table:table-cell>
          <table:table-cell table:formula="of:=[.$A$3]*SIN(RADIANS([.B223]-120))" office:value-type="float" office:value="501.611490741756" calcext:value-type="float">
            <text:p>501,6</text:p>
          </table:table-cell>
          <table:table-cell table:formula="of:=[.$A$3]*SIN(RADIANS([.B223]+120))" office:value-type="float" office:value="-166.365326927607" calcext:value-type="float">
            <text:p>-166,4</text:p>
          </table:table-cell>
          <table:table-cell table:style-name="ce10"/>
          <table:table-cell table:style-name="ce6" table:formula="of:=(MIN([.C223];[.D223];[.E223])+MAX([.C223];[.D223];[.E223]))/2" office:value-type="float" office:value="83.1826634638036" calcext:value-type="float">
            <text:p>83,2</text:p>
          </table:table-cell>
          <table:table-cell table:style-name="ce12" table:formula="of:=([.C223]-[.G223]+[.$A$3])/2" office:value-type="float" office:value="46.2855863610237" calcext:value-type="float">
            <text:p>46</text:p>
          </table:table-cell>
          <table:table-cell table:style-name="ce12" office:value-type="string" calcext:value-type="string">
            <text:p>,</text:p>
          </table:table-cell>
          <table:table-cell table:style-name="ce12" table:formula="of:=([.D223]-[.G223]+[.$A$3])/2" office:value-type="float" office:value="464.714413638976" calcext:value-type="float">
            <text:p>465</text:p>
          </table:table-cell>
          <table:table-cell table:style-name="ce12" table:formula="of:=([.E223]-[.G223]+[.$A$3])/2" office:value-type="float" office:value="130.726004804295" calcext:value-type="float">
            <text:p>131</text:p>
          </table:table-cell>
          <table:table-cell table:style-name="ce10"/>
        </table:table-row>
        <table:table-row table:style-name="ro1">
          <table:table-cell/>
          <table:table-cell table:style-name="ce2" table:formula="of:=[.B223]+1" office:value-type="float" office:value="222" calcext:value-type="float">
            <text:p>222</text:p>
          </table:table-cell>
          <table:table-cell table:formula="of:=[.$A$3]*SIN(RADIANS([.B224]))" office:value-type="float" office:value="-341.925739849377" calcext:value-type="float">
            <text:p>-341,9</text:p>
          </table:table-cell>
          <table:table-cell table:formula="of:=[.$A$3]*SIN(RADIANS([.B224]-120))" office:value-type="float" office:value="499.833423974975" calcext:value-type="float">
            <text:p>499,8</text:p>
          </table:table-cell>
          <table:table-cell table:formula="of:=[.$A$3]*SIN(RADIANS([.B224]+120))" office:value-type="float" office:value="-157.907684125598" calcext:value-type="float">
            <text:p>-157,9</text:p>
          </table:table-cell>
          <table:table-cell table:style-name="ce10"/>
          <table:table-cell table:style-name="ce6" table:formula="of:=(MIN([.C224];[.D224];[.E224])+MAX([.C224];[.D224];[.E224]))/2" office:value-type="float" office:value="78.9538420627991" calcext:value-type="float">
            <text:p>79,0</text:p>
          </table:table-cell>
          <table:table-cell table:style-name="ce12" table:formula="of:=([.C224]-[.G224]+[.$A$3])/2" office:value-type="float" office:value="45.0602090439122" calcext:value-type="float">
            <text:p>45</text:p>
          </table:table-cell>
          <table:table-cell table:style-name="ce12" office:value-type="string" calcext:value-type="string">
            <text:p>,</text:p>
          </table:table-cell>
          <table:table-cell table:style-name="ce12" table:formula="of:=([.D224]-[.G224]+[.$A$3])/2" office:value-type="float" office:value="465.939790956088" calcext:value-type="float">
            <text:p>466</text:p>
          </table:table-cell>
          <table:table-cell table:style-name="ce12" table:formula="of:=([.E224]-[.G224]+[.$A$3])/2" office:value-type="float" office:value="137.069236905801" calcext:value-type="float">
            <text:p>137</text:p>
          </table:table-cell>
          <table:table-cell table:style-name="ce10"/>
        </table:table-row>
        <table:table-row table:style-name="ro1">
          <table:table-cell/>
          <table:table-cell table:style-name="ce2" table:formula="of:=[.B224]+1" office:value-type="float" office:value="223" calcext:value-type="float">
            <text:p>223</text:p>
          </table:table-cell>
          <table:table-cell table:formula="of:=[.$A$3]*SIN(RADIANS([.B225]))" office:value-type="float" office:value="-348.501161991937" calcext:value-type="float">
            <text:p>-348,5</text:p>
          </table:table-cell>
          <table:table-cell table:formula="of:=[.$A$3]*SIN(RADIANS([.B225]-120))" office:value-type="float" office:value="497.903103105255" calcext:value-type="float">
            <text:p>497,9</text:p>
          </table:table-cell>
          <table:table-cell table:formula="of:=[.$A$3]*SIN(RADIANS([.B225]+120))" office:value-type="float" office:value="-149.401941113319" calcext:value-type="float">
            <text:p>-149,4</text:p>
          </table:table-cell>
          <table:table-cell table:style-name="ce10"/>
          <table:table-cell table:style-name="ce6" table:formula="of:=(MIN([.C225];[.D225];[.E225])+MAX([.C225];[.D225];[.E225]))/2" office:value-type="float" office:value="74.7009705566593" calcext:value-type="float">
            <text:p>74,7</text:p>
          </table:table-cell>
          <table:table-cell table:style-name="ce12" table:formula="of:=([.C225]-[.G225]+[.$A$3])/2" office:value-type="float" office:value="43.898933725702" calcext:value-type="float">
            <text:p>44</text:p>
          </table:table-cell>
          <table:table-cell table:style-name="ce12" office:value-type="string" calcext:value-type="string">
            <text:p>,</text:p>
          </table:table-cell>
          <table:table-cell table:style-name="ce12" table:formula="of:=([.D225]-[.G225]+[.$A$3])/2" office:value-type="float" office:value="467.101066274298" calcext:value-type="float">
            <text:p>467</text:p>
          </table:table-cell>
          <table:table-cell table:style-name="ce12" table:formula="of:=([.E225]-[.G225]+[.$A$3])/2" office:value-type="float" office:value="143.448544165011" calcext:value-type="float">
            <text:p>143</text:p>
          </table:table-cell>
          <table:table-cell table:style-name="ce10"/>
        </table:table-row>
        <table:table-row table:style-name="ro1">
          <table:table-cell/>
          <table:table-cell table:style-name="ce2" table:formula="of:=[.B225]+1" office:value-type="float" office:value="224" calcext:value-type="float">
            <text:p>224</text:p>
          </table:table-cell>
          <table:table-cell table:formula="of:=[.$A$3]*SIN(RADIANS([.B226]))" office:value-type="float" office:value="-354.970427304548" calcext:value-type="float">
            <text:p>-355,0</text:p>
          </table:table-cell>
          <table:table-cell table:formula="of:=[.$A$3]*SIN(RADIANS([.B226]-120))" office:value-type="float" office:value="495.821116127034" calcext:value-type="float">
            <text:p>495,8</text:p>
          </table:table-cell>
          <table:table-cell table:formula="of:=[.$A$3]*SIN(RADIANS([.B226]+120))" office:value-type="float" office:value="-140.850688822486" calcext:value-type="float">
            <text:p>-140,9</text:p>
          </table:table-cell>
          <table:table-cell table:style-name="ce10"/>
          <table:table-cell table:style-name="ce6" table:formula="of:=(MIN([.C226];[.D226];[.E226])+MAX([.C226];[.D226];[.E226]))/2" office:value-type="float" office:value="70.4253444112433" calcext:value-type="float">
            <text:p>70,4</text:p>
          </table:table-cell>
          <table:table-cell table:style-name="ce12" table:formula="of:=([.C226]-[.G226]+[.$A$3])/2" office:value-type="float" office:value="42.8021141421045" calcext:value-type="float">
            <text:p>43</text:p>
          </table:table-cell>
          <table:table-cell table:style-name="ce12" office:value-type="string" calcext:value-type="string">
            <text:p>,</text:p>
          </table:table-cell>
          <table:table-cell table:style-name="ce12" table:formula="of:=([.D226]-[.G226]+[.$A$3])/2" office:value-type="float" office:value="468.197885857895" calcext:value-type="float">
            <text:p>468</text:p>
          </table:table-cell>
          <table:table-cell table:style-name="ce12" table:formula="of:=([.E226]-[.G226]+[.$A$3])/2" office:value-type="float" office:value="149.861983383135" calcext:value-type="float">
            <text:p>150</text:p>
          </table:table-cell>
          <table:table-cell table:style-name="ce10"/>
        </table:table-row>
        <table:table-row table:style-name="ro1">
          <table:table-cell/>
          <table:table-cell table:style-name="ce2" table:formula="of:=[.B226]+1" office:value-type="float" office:value="225" calcext:value-type="float">
            <text:p>225</text:p>
          </table:table-cell>
          <table:table-cell table:formula="of:=[.$A$3]*SIN(RADIANS([.B227]))" office:value-type="float" office:value="-361.331565186326" calcext:value-type="float">
            <text:p>-361,3</text:p>
          </table:table-cell>
          <table:table-cell table:formula="of:=[.$A$3]*SIN(RADIANS([.B227]-120))" office:value-type="float" office:value="493.588097233714" calcext:value-type="float">
            <text:p>493,6</text:p>
          </table:table-cell>
          <table:table-cell table:formula="of:=[.$A$3]*SIN(RADIANS([.B227]+120))" office:value-type="float" office:value="-132.256532047388" calcext:value-type="float">
            <text:p>-132,3</text:p>
          </table:table-cell>
          <table:table-cell table:style-name="ce10"/>
          <table:table-cell table:style-name="ce6" table:formula="of:=(MIN([.C227];[.D227];[.E227])+MAX([.C227];[.D227];[.E227]))/2" office:value-type="float" office:value="66.1282660236941" calcext:value-type="float">
            <text:p>66,1</text:p>
          </table:table-cell>
          <table:table-cell table:style-name="ce12" table:formula="of:=([.C227]-[.G227]+[.$A$3])/2" office:value-type="float" office:value="41.7700843949901" calcext:value-type="float">
            <text:p>42</text:p>
          </table:table-cell>
          <table:table-cell table:style-name="ce12" office:value-type="string" calcext:value-type="string">
            <text:p>,</text:p>
          </table:table-cell>
          <table:table-cell table:style-name="ce12" table:formula="of:=([.D227]-[.G227]+[.$A$3])/2" office:value-type="float" office:value="469.22991560501" calcext:value-type="float">
            <text:p>469</text:p>
          </table:table-cell>
          <table:table-cell table:style-name="ce12" table:formula="of:=([.E227]-[.G227]+[.$A$3])/2" office:value-type="float" office:value="156.307600964459" calcext:value-type="float">
            <text:p>156</text:p>
          </table:table-cell>
          <table:table-cell table:style-name="ce10"/>
        </table:table-row>
        <table:table-row table:style-name="ro1">
          <table:table-cell/>
          <table:table-cell table:style-name="ce2" table:formula="of:=[.B227]+1" office:value-type="float" office:value="226" calcext:value-type="float">
            <text:p>226</text:p>
          </table:table-cell>
          <table:table-cell table:formula="of:=[.$A$3]*SIN(RADIANS([.B228]))" office:value-type="float" office:value="-367.582637973051" calcext:value-type="float">
            <text:p>-367,6</text:p>
          </table:table-cell>
          <table:table-cell table:formula="of:=[.$A$3]*SIN(RADIANS([.B228]-120))" office:value-type="float" office:value="491.204726624481" calcext:value-type="float">
            <text:p>491,2</text:p>
          </table:table-cell>
          <table:table-cell table:formula="of:=[.$A$3]*SIN(RADIANS([.B228]+120))" office:value-type="float" office:value="-123.62208865143" calcext:value-type="float">
            <text:p>-123,6</text:p>
          </table:table-cell>
          <table:table-cell table:style-name="ce10"/>
          <table:table-cell table:style-name="ce6" table:formula="of:=(MIN([.C228];[.D228];[.E228])+MAX([.C228];[.D228];[.E228]))/2" office:value-type="float" office:value="61.8110443257151" calcext:value-type="float">
            <text:p>61,8</text:p>
          </table:table-cell>
          <table:table-cell table:style-name="ce12" table:formula="of:=([.C228]-[.G228]+[.$A$3])/2" office:value-type="float" office:value="40.8031588506171" calcext:value-type="float">
            <text:p>41</text:p>
          </table:table-cell>
          <table:table-cell table:style-name="ce12" office:value-type="string" calcext:value-type="string">
            <text:p>,</text:p>
          </table:table-cell>
          <table:table-cell table:style-name="ce12" table:formula="of:=([.D228]-[.G228]+[.$A$3])/2" office:value-type="float" office:value="470.196841149383" calcext:value-type="float">
            <text:p>470</text:p>
          </table:table-cell>
          <table:table-cell table:style-name="ce12" table:formula="of:=([.E228]-[.G228]+[.$A$3])/2" office:value-type="float" office:value="162.783433511427" calcext:value-type="float">
            <text:p>163</text:p>
          </table:table-cell>
          <table:table-cell table:style-name="ce10"/>
        </table:table-row>
        <table:table-row table:style-name="ro1">
          <table:table-cell/>
          <table:table-cell table:style-name="ce2" table:formula="of:=[.B228]+1" office:value-type="float" office:value="227" calcext:value-type="float">
            <text:p>227</text:p>
          </table:table-cell>
          <table:table-cell table:formula="of:=[.$A$3]*SIN(RADIANS([.B229]))" office:value-type="float" office:value="-373.721741527396" calcext:value-type="float">
            <text:p>-373,7</text:p>
          </table:table-cell>
          <table:table-cell table:formula="of:=[.$A$3]*SIN(RADIANS([.B229]-120))" office:value-type="float" office:value="488.671730297111" calcext:value-type="float">
            <text:p>488,7</text:p>
          </table:table-cell>
          <table:table-cell table:formula="of:=[.$A$3]*SIN(RADIANS([.B229]+120))" office:value-type="float" office:value="-114.949988769715" calcext:value-type="float">
            <text:p>-114,9</text:p>
          </table:table-cell>
          <table:table-cell table:style-name="ce10"/>
          <table:table-cell table:style-name="ce6" table:formula="of:=(MIN([.C229];[.D229];[.E229])+MAX([.C229];[.D229];[.E229]))/2" office:value-type="float" office:value="57.4749943848575" calcext:value-type="float">
            <text:p>57,5</text:p>
          </table:table-cell>
          <table:table-cell table:style-name="ce12" table:formula="of:=([.C229]-[.G229]+[.$A$3])/2" office:value-type="float" office:value="39.9016320438732" calcext:value-type="float">
            <text:p>40</text:p>
          </table:table-cell>
          <table:table-cell table:style-name="ce12" office:value-type="string" calcext:value-type="string">
            <text:p>,</text:p>
          </table:table-cell>
          <table:table-cell table:style-name="ce12" table:formula="of:=([.D229]-[.G229]+[.$A$3])/2" office:value-type="float" office:value="471.098367956127" calcext:value-type="float">
            <text:p>471</text:p>
          </table:table-cell>
          <table:table-cell table:style-name="ce12" table:formula="of:=([.E229]-[.G229]+[.$A$3])/2" office:value-type="float" office:value="169.287508422714" calcext:value-type="float">
            <text:p>169</text:p>
          </table:table-cell>
          <table:table-cell table:style-name="ce10"/>
        </table:table-row>
        <table:table-row table:style-name="ro1">
          <table:table-cell/>
          <table:table-cell table:style-name="ce2" table:formula="of:=[.B229]+1" office:value-type="float" office:value="228" calcext:value-type="float">
            <text:p>228</text:p>
          </table:table-cell>
          <table:table-cell table:formula="of:=[.$A$3]*SIN(RADIANS([.B230]))" office:value-type="float" office:value="-379.747005818949" calcext:value-type="float">
            <text:p>-379,7</text:p>
          </table:table-cell>
          <table:table-cell table:formula="of:=[.$A$3]*SIN(RADIANS([.B230]-120))" office:value-type="float" office:value="485.989879826824" calcext:value-type="float">
            <text:p>486,0</text:p>
          </table:table-cell>
          <table:table-cell table:formula="of:=[.$A$3]*SIN(RADIANS([.B230]+120))" office:value-type="float" office:value="-106.242874007875" calcext:value-type="float">
            <text:p>-106,2</text:p>
          </table:table-cell>
          <table:table-cell table:style-name="ce10"/>
          <table:table-cell table:style-name="ce6" table:formula="of:=(MIN([.C230];[.D230];[.E230])+MAX([.C230];[.D230];[.E230]))/2" office:value-type="float" office:value="53.1214370039375" calcext:value-type="float">
            <text:p>53,1</text:p>
          </table:table-cell>
          <table:table-cell table:style-name="ce12" table:formula="of:=([.C230]-[.G230]+[.$A$3])/2" office:value-type="float" office:value="39.065778588557" calcext:value-type="float">
            <text:p>39</text:p>
          </table:table-cell>
          <table:table-cell table:style-name="ce12" office:value-type="string" calcext:value-type="string">
            <text:p>,</text:p>
          </table:table-cell>
          <table:table-cell table:style-name="ce12" table:formula="of:=([.D230]-[.G230]+[.$A$3])/2" office:value-type="float" office:value="471.934221411443" calcext:value-type="float">
            <text:p>472</text:p>
          </table:table-cell>
          <table:table-cell table:style-name="ce12" table:formula="of:=([.E230]-[.G230]+[.$A$3])/2" office:value-type="float" office:value="175.817844494094" calcext:value-type="float">
            <text:p>176</text:p>
          </table:table-cell>
          <table:table-cell table:style-name="ce10"/>
        </table:table-row>
        <table:table-row table:style-name="ro1">
          <table:table-cell/>
          <table:table-cell table:style-name="ce2" table:formula="of:=[.B230]+1" office:value-type="float" office:value="229" calcext:value-type="float">
            <text:p>229</text:p>
          </table:table-cell>
          <table:table-cell table:formula="of:=[.$A$3]*SIN(RADIANS([.B231]))" office:value-type="float" office:value="-385.656595493836" calcext:value-type="float">
            <text:p>-385,7</text:p>
          </table:table-cell>
          <table:table-cell table:formula="of:=[.$A$3]*SIN(RADIANS([.B231]-120))" office:value-type="float" office:value="483.159992131251" calcext:value-type="float">
            <text:p>483,2</text:p>
          </table:table-cell>
          <table:table-cell table:formula="of:=[.$A$3]*SIN(RADIANS([.B231]+120))" office:value-type="float" office:value="-97.5033966374143" calcext:value-type="float">
            <text:p>-97,5</text:p>
          </table:table-cell>
          <table:table-cell table:style-name="ce10"/>
          <table:table-cell table:style-name="ce6" table:formula="of:=(MIN([.C231];[.D231];[.E231])+MAX([.C231];[.D231];[.E231]))/2" office:value-type="float" office:value="48.7516983187072" calcext:value-type="float">
            <text:p>48,8</text:p>
          </table:table-cell>
          <table:table-cell table:style-name="ce12" table:formula="of:=([.C231]-[.G231]+[.$A$3])/2" office:value-type="float" office:value="38.2958530937281" calcext:value-type="float">
            <text:p>38</text:p>
          </table:table-cell>
          <table:table-cell table:style-name="ce12" office:value-type="string" calcext:value-type="string">
            <text:p>,</text:p>
          </table:table-cell>
          <table:table-cell table:style-name="ce12" table:formula="of:=([.D231]-[.G231]+[.$A$3])/2" office:value-type="float" office:value="472.704146906272" calcext:value-type="float">
            <text:p>473</text:p>
          </table:table-cell>
          <table:table-cell table:style-name="ce12" table:formula="of:=([.E231]-[.G231]+[.$A$3])/2" office:value-type="float" office:value="182.372452521939" calcext:value-type="float">
            <text:p>182</text:p>
          </table:table-cell>
          <table:table-cell table:style-name="ce10"/>
        </table:table-row>
        <table:table-row table:style-name="ro1">
          <table:table-cell/>
          <table:table-cell table:style-name="ce2" table:formula="of:=[.B231]+1" office:value-type="float" office:value="230" calcext:value-type="float">
            <text:p>230</text:p>
          </table:table-cell>
          <table:table-cell table:formula="of:=[.$A$3]*SIN(RADIANS([.B232]))" office:value-type="float" office:value="-391.448710433798" calcext:value-type="float">
            <text:p>-391,4</text:p>
          </table:table-cell>
          <table:table-cell table:formula="of:=[.$A$3]*SIN(RADIANS([.B232]-120))" office:value-type="float" office:value="480.182929221599" calcext:value-type="float">
            <text:p>480,2</text:p>
          </table:table-cell>
          <table:table-cell table:formula="of:=[.$A$3]*SIN(RADIANS([.B232]+120))" office:value-type="float" office:value="-88.7342187878014" calcext:value-type="float">
            <text:p>-88,7</text:p>
          </table:table-cell>
          <table:table-cell table:style-name="ce10"/>
          <table:table-cell table:style-name="ce6" table:formula="of:=(MIN([.C232];[.D232];[.E232])+MAX([.C232];[.D232];[.E232]))/2" office:value-type="float" office:value="44.3671093939007" calcext:value-type="float">
            <text:p>44,4</text:p>
          </table:table-cell>
          <table:table-cell table:style-name="ce12" table:formula="of:=([.C232]-[.G232]+[.$A$3])/2" office:value-type="float" office:value="37.5920900861508" calcext:value-type="float">
            <text:p>38</text:p>
          </table:table-cell>
          <table:table-cell table:style-name="ce12" office:value-type="string" calcext:value-type="string">
            <text:p>,</text:p>
          </table:table-cell>
          <table:table-cell table:style-name="ce12" table:formula="of:=([.D232]-[.G232]+[.$A$3])/2" office:value-type="float" office:value="473.407909913849" calcext:value-type="float">
            <text:p>473</text:p>
          </table:table-cell>
          <table:table-cell table:style-name="ce12" table:formula="of:=([.E232]-[.G232]+[.$A$3])/2" office:value-type="float" office:value="188.949335909149" calcext:value-type="float">
            <text:p>189</text:p>
          </table:table-cell>
          <table:table-cell table:style-name="ce10"/>
        </table:table-row>
        <table:table-row table:style-name="ro1">
          <table:table-cell/>
          <table:table-cell table:style-name="ce2" table:formula="of:=[.B232]+1" office:value-type="float" office:value="231" calcext:value-type="float">
            <text:p>231</text:p>
          </table:table-cell>
          <table:table-cell table:formula="of:=[.$A$3]*SIN(RADIANS([.B233]))" office:value-type="float" office:value="-397.121586304512" calcext:value-type="float">
            <text:p>-397,1</text:p>
          </table:table-cell>
          <table:table-cell table:formula="of:=[.$A$3]*SIN(RADIANS([.B233]-120))" office:value-type="float" office:value="477.05959794007" calcext:value-type="float">
            <text:p>477,1</text:p>
          </table:table-cell>
          <table:table-cell table:formula="of:=[.$A$3]*SIN(RADIANS([.B233]+120))" office:value-type="float" office:value="-79.9380116355581" calcext:value-type="float">
            <text:p>-79,9</text:p>
          </table:table-cell>
          <table:table-cell table:style-name="ce10"/>
          <table:table-cell table:style-name="ce6" table:formula="of:=(MIN([.C233];[.D233];[.E233])+MAX([.C233];[.D233];[.E233]))/2" office:value-type="float" office:value="39.9690058177791" calcext:value-type="float">
            <text:p>40,0</text:p>
          </table:table-cell>
          <table:table-cell table:style-name="ce12" table:formula="of:=([.C233]-[.G233]+[.$A$3])/2" office:value-type="float" office:value="36.9547039388545" calcext:value-type="float">
            <text:p>37</text:p>
          </table:table-cell>
          <table:table-cell table:style-name="ce12" office:value-type="string" calcext:value-type="string">
            <text:p>,</text:p>
          </table:table-cell>
          <table:table-cell table:style-name="ce12" table:formula="of:=([.D233]-[.G233]+[.$A$3])/2" office:value-type="float" office:value="474.045296061146" calcext:value-type="float">
            <text:p>474</text:p>
          </table:table-cell>
          <table:table-cell table:style-name="ce12" table:formula="of:=([.E233]-[.G233]+[.$A$3])/2" office:value-type="float" office:value="195.546491273331" calcext:value-type="float">
            <text:p>196</text:p>
          </table:table-cell>
          <table:table-cell table:style-name="ce10"/>
        </table:table-row>
        <table:table-row table:style-name="ro1">
          <table:table-cell/>
          <table:table-cell table:style-name="ce2" table:formula="of:=[.B233]+1" office:value-type="float" office:value="232" calcext:value-type="float">
            <text:p>232</text:p>
          </table:table-cell>
          <table:table-cell table:formula="of:=[.$A$3]*SIN(RADIANS([.B234]))" office:value-type="float" office:value="-402.673495093035" calcext:value-type="float">
            <text:p>-402,7</text:p>
          </table:table-cell>
          <table:table-cell table:formula="of:=[.$A$3]*SIN(RADIANS([.B234]-120))" office:value-type="float" office:value="473.790949683628" calcext:value-type="float">
            <text:p>473,8</text:p>
          </table:table-cell>
          <table:table-cell table:formula="of:=[.$A$3]*SIN(RADIANS([.B234]+120))" office:value-type="float" office:value="-71.1174545905937" calcext:value-type="float">
            <text:p>-71,1</text:p>
          </table:table-cell>
          <table:table-cell table:style-name="ce10"/>
          <table:table-cell table:style-name="ce6" table:formula="of:=(MIN([.C234];[.D234];[.E234])+MAX([.C234];[.D234];[.E234]))/2" office:value-type="float" office:value="35.5587272952967" calcext:value-type="float">
            <text:p>35,6</text:p>
          </table:table-cell>
          <table:table-cell table:style-name="ce12" table:formula="of:=([.C234]-[.G234]+[.$A$3])/2" office:value-type="float" office:value="36.3838888058341" calcext:value-type="float">
            <text:p>36</text:p>
          </table:table-cell>
          <table:table-cell table:style-name="ce12" office:value-type="string" calcext:value-type="string">
            <text:p>,</text:p>
          </table:table-cell>
          <table:table-cell table:style-name="ce12" table:formula="of:=([.D234]-[.G234]+[.$A$3])/2" office:value-type="float" office:value="474.616111194166" calcext:value-type="float">
            <text:p>475</text:p>
          </table:table-cell>
          <table:table-cell table:style-name="ce12" table:formula="of:=([.E234]-[.G234]+[.$A$3])/2" office:value-type="float" office:value="202.161909057055" calcext:value-type="float">
            <text:p>202</text:p>
          </table:table-cell>
          <table:table-cell table:style-name="ce10"/>
        </table:table-row>
        <table:table-row table:style-name="ro1">
          <table:table-cell/>
          <table:table-cell table:style-name="ce2" table:formula="of:=[.B234]+1" office:value-type="float" office:value="233" calcext:value-type="float">
            <text:p>233</text:p>
          </table:table-cell>
          <table:table-cell table:formula="of:=[.$A$3]*SIN(RADIANS([.B235]))" office:value-type="float" office:value="-408.102745634167" calcext:value-type="float">
            <text:p>-408,1</text:p>
          </table:table-cell>
          <table:table-cell table:formula="of:=[.$A$3]*SIN(RADIANS([.B235]-120))" office:value-type="float" office:value="470.377980114197" calcext:value-type="float">
            <text:p>470,4</text:p>
          </table:table-cell>
          <table:table-cell table:formula="of:=[.$A$3]*SIN(RADIANS([.B235]+120))" office:value-type="float" office:value="-62.2752344800302" calcext:value-type="float">
            <text:p>-62,3</text:p>
          </table:table-cell>
          <table:table-cell table:style-name="ce10"/>
          <table:table-cell table:style-name="ce6" table:formula="of:=(MIN([.C235];[.D235];[.E235])+MAX([.C235];[.D235];[.E235]))/2" office:value-type="float" office:value="31.1376172400152" calcext:value-type="float">
            <text:p>31,1</text:p>
          </table:table-cell>
          <table:table-cell table:style-name="ce12" table:formula="of:=([.C235]-[.G235]+[.$A$3])/2" office:value-type="float" office:value="35.8798185629091" calcext:value-type="float">
            <text:p>36</text:p>
          </table:table-cell>
          <table:table-cell table:style-name="ce12" office:value-type="string" calcext:value-type="string">
            <text:p>,</text:p>
          </table:table-cell>
          <table:table-cell table:style-name="ce12" table:formula="of:=([.D235]-[.G235]+[.$A$3])/2" office:value-type="float" office:value="475.120181437091" calcext:value-type="float">
            <text:p>475</text:p>
          </table:table-cell>
          <table:table-cell table:style-name="ce12" table:formula="of:=([.E235]-[.G235]+[.$A$3])/2" office:value-type="float" office:value="208.793574139977" calcext:value-type="float">
            <text:p>209</text:p>
          </table:table-cell>
          <table:table-cell table:style-name="ce10"/>
        </table:table-row>
        <table:table-row table:style-name="ro1">
          <table:table-cell/>
          <table:table-cell table:style-name="ce2" table:formula="of:=[.B235]+1" office:value-type="float" office:value="234" calcext:value-type="float">
            <text:p>234</text:p>
          </table:table-cell>
          <table:table-cell table:formula="of:=[.$A$3]*SIN(RADIANS([.B236]))" office:value-type="float" office:value="-413.407684125598" calcext:value-type="float">
            <text:p>-413,4</text:p>
          </table:table-cell>
          <table:table-cell table:formula="of:=[.$A$3]*SIN(RADIANS([.B236]-120))" office:value-type="float" office:value="466.821728855369" calcext:value-type="float">
            <text:p>466,8</text:p>
          </table:table-cell>
          <table:table-cell table:formula="of:=[.$A$3]*SIN(RADIANS([.B236]+120))" office:value-type="float" office:value="-53.4140447297709" calcext:value-type="float">
            <text:p>-53,4</text:p>
          </table:table-cell>
          <table:table-cell table:style-name="ce10"/>
          <table:table-cell table:style-name="ce6" table:formula="of:=(MIN([.C236];[.D236];[.E236])+MAX([.C236];[.D236];[.E236]))/2" office:value-type="float" office:value="26.7070223648855" calcext:value-type="float">
            <text:p>26,7</text:p>
          </table:table-cell>
          <table:table-cell table:style-name="ce12" table:formula="of:=([.C236]-[.G236]+[.$A$3])/2" office:value-type="float" office:value="35.4426467547582" calcext:value-type="float">
            <text:p>35</text:p>
          </table:table-cell>
          <table:table-cell table:style-name="ce12" office:value-type="string" calcext:value-type="string">
            <text:p>,</text:p>
          </table:table-cell>
          <table:table-cell table:style-name="ce12" table:formula="of:=([.D236]-[.G236]+[.$A$3])/2" office:value-type="float" office:value="475.557353245242" calcext:value-type="float">
            <text:p>476</text:p>
          </table:table-cell>
          <table:table-cell table:style-name="ce12" table:formula="of:=([.E236]-[.G236]+[.$A$3])/2" office:value-type="float" office:value="215.439466452672" calcext:value-type="float">
            <text:p>215</text:p>
          </table:table-cell>
          <table:table-cell table:style-name="ce10"/>
        </table:table-row>
        <table:table-row table:style-name="ro1">
          <table:table-cell/>
          <table:table-cell table:style-name="ce2" table:formula="of:=[.B236]+1" office:value-type="float" office:value="235" calcext:value-type="float">
            <text:p>235</text:p>
          </table:table-cell>
          <table:table-cell table:formula="of:=[.$A$3]*SIN(RADIANS([.B237]))" office:value-type="float" office:value="-418.586694631675" calcext:value-type="float">
            <text:p>-418,6</text:p>
          </table:table-cell>
          <table:table-cell table:formula="of:=[.$A$3]*SIN(RADIANS([.B237]-120))" office:value-type="float" office:value="463.123279175728" calcext:value-type="float">
            <text:p>463,1</text:p>
          </table:table-cell>
          <table:table-cell table:formula="of:=[.$A$3]*SIN(RADIANS([.B237]+120))" office:value-type="float" office:value="-44.5365845440534" calcext:value-type="float">
            <text:p>-44,5</text:p>
          </table:table-cell>
          <table:table-cell table:style-name="ce10"/>
          <table:table-cell table:style-name="ce6" table:formula="of:=(MIN([.C237];[.D237];[.E237])+MAX([.C237];[.D237];[.E237]))/2" office:value-type="float" office:value="22.2682922720267" calcext:value-type="float">
            <text:p>22,3</text:p>
          </table:table-cell>
          <table:table-cell table:style-name="ce12" table:formula="of:=([.C237]-[.G237]+[.$A$3])/2" office:value-type="float" office:value="35.0725065481493" calcext:value-type="float">
            <text:p>35</text:p>
          </table:table-cell>
          <table:table-cell table:style-name="ce12" office:value-type="string" calcext:value-type="string">
            <text:p>,</text:p>
          </table:table-cell>
          <table:table-cell table:style-name="ce12" table:formula="of:=([.D237]-[.G237]+[.$A$3])/2" office:value-type="float" office:value="475.927493451851" calcext:value-type="float">
            <text:p>476</text:p>
          </table:table-cell>
          <table:table-cell table:style-name="ce12" table:formula="of:=([.E237]-[.G237]+[.$A$3])/2" office:value-type="float" office:value="222.09756159196" calcext:value-type="float">
            <text:p>222</text:p>
          </table:table-cell>
          <table:table-cell table:style-name="ce10"/>
        </table:table-row>
        <table:table-row table:style-name="ro1">
          <table:table-cell/>
          <table:table-cell table:style-name="ce2" table:formula="of:=[.B237]+1" office:value-type="float" office:value="236" calcext:value-type="float">
            <text:p>236</text:p>
          </table:table-cell>
          <table:table-cell table:formula="of:=[.$A$3]*SIN(RADIANS([.B238]))" office:value-type="float" office:value="-423.638199575626" calcext:value-type="float">
            <text:p>-423,6</text:p>
          </table:table-cell>
          <table:table-cell table:formula="of:=[.$A$3]*SIN(RADIANS([.B238]-120))" office:value-type="float" office:value="459.283757658874" calcext:value-type="float">
            <text:p>459,3</text:p>
          </table:table-cell>
          <table:table-cell table:formula="of:=[.$A$3]*SIN(RADIANS([.B238]+120))" office:value-type="float" office:value="-35.6455580832482" calcext:value-type="float">
            <text:p>-35,6</text:p>
          </table:table-cell>
          <table:table-cell table:style-name="ce10"/>
          <table:table-cell table:style-name="ce6" table:formula="of:=(MIN([.C238];[.D238];[.E238])+MAX([.C238];[.D238];[.E238]))/2" office:value-type="float" office:value="17.822779041624" calcext:value-type="float">
            <text:p>17,8</text:p>
          </table:table-cell>
          <table:table-cell table:style-name="ce12" table:formula="of:=([.C238]-[.G238]+[.$A$3])/2" office:value-type="float" office:value="34.7695106913748" calcext:value-type="float">
            <text:p>35</text:p>
          </table:table-cell>
          <table:table-cell table:style-name="ce12" office:value-type="string" calcext:value-type="string">
            <text:p>,</text:p>
          </table:table-cell>
          <table:table-cell table:style-name="ce12" table:formula="of:=([.D238]-[.G238]+[.$A$3])/2" office:value-type="float" office:value="476.230489308625" calcext:value-type="float">
            <text:p>476</text:p>
          </table:table-cell>
          <table:table-cell table:style-name="ce12" table:formula="of:=([.E238]-[.G238]+[.$A$3])/2" office:value-type="float" office:value="228.765831437564" calcext:value-type="float">
            <text:p>229</text:p>
          </table:table-cell>
          <table:table-cell table:style-name="ce10"/>
        </table:table-row>
        <table:table-row table:style-name="ro1">
          <table:table-cell/>
          <table:table-cell table:style-name="ce2" table:formula="of:=[.B238]+1" office:value-type="float" office:value="237" calcext:value-type="float">
            <text:p>237</text:p>
          </table:table-cell>
          <table:table-cell table:formula="of:=[.$A$3]*SIN(RADIANS([.B239]))" office:value-type="float" office:value="-428.560660220112" calcext:value-type="float">
            <text:p>-428,6</text:p>
          </table:table-cell>
          <table:table-cell table:formula="of:=[.$A$3]*SIN(RADIANS([.B239]-120))" office:value-type="float" office:value="455.304333860256" calcext:value-type="float">
            <text:p>455,3</text:p>
          </table:table-cell>
          <table:table-cell table:formula="of:=[.$A$3]*SIN(RADIANS([.B239]+120))" office:value-type="float" office:value="-26.7436736401446" calcext:value-type="float">
            <text:p>-26,7</text:p>
          </table:table-cell>
          <table:table-cell table:style-name="ce10"/>
          <table:table-cell table:style-name="ce6" table:formula="of:=(MIN([.C239];[.D239];[.E239])+MAX([.C239];[.D239];[.E239]))/2" office:value-type="float" office:value="13.3718368200722" calcext:value-type="float">
            <text:p>13,4</text:p>
          </table:table-cell>
          <table:table-cell table:style-name="ce12" table:formula="of:=([.C239]-[.G239]+[.$A$3])/2" office:value-type="float" office:value="34.5337514799081" calcext:value-type="float">
            <text:p>35</text:p>
          </table:table-cell>
          <table:table-cell table:style-name="ce12" office:value-type="string" calcext:value-type="string">
            <text:p>,</text:p>
          </table:table-cell>
          <table:table-cell table:style-name="ce12" table:formula="of:=([.D239]-[.G239]+[.$A$3])/2" office:value-type="float" office:value="476.466248520092" calcext:value-type="float">
            <text:p>476</text:p>
          </table:table-cell>
          <table:table-cell table:style-name="ce12" table:formula="of:=([.E239]-[.G239]+[.$A$3])/2" office:value-type="float" office:value="235.442244769892" calcext:value-type="float">
            <text:p>235</text:p>
          </table:table-cell>
          <table:table-cell table:style-name="ce10"/>
        </table:table-row>
        <table:table-row table:style-name="ro1">
          <table:table-cell/>
          <table:table-cell table:style-name="ce2" table:formula="of:=[.B239]+1" office:value-type="float" office:value="238" calcext:value-type="float">
            <text:p>238</text:p>
          </table:table-cell>
          <table:table-cell table:formula="of:=[.$A$3]*SIN(RADIANS([.B240]))" office:value-type="float" office:value="-433.352577135934" calcext:value-type="float">
            <text:p>-433,4</text:p>
          </table:table-cell>
          <table:table-cell table:formula="of:=[.$A$3]*SIN(RADIANS([.B240]-120))" office:value-type="float" office:value="451.186219950912" calcext:value-type="float">
            <text:p>451,2</text:p>
          </table:table-cell>
          <table:table-cell table:formula="of:=[.$A$3]*SIN(RADIANS([.B240]+120))" office:value-type="float" office:value="-17.8336428149779" calcext:value-type="float">
            <text:p>-17,8</text:p>
          </table:table-cell>
          <table:table-cell table:style-name="ce10"/>
          <table:table-cell table:style-name="ce6" table:formula="of:=(MIN([.C240];[.D240];[.E240])+MAX([.C240];[.D240];[.E240]))/2" office:value-type="float" office:value="8.91682140748898" calcext:value-type="float">
            <text:p>8,9</text:p>
          </table:table-cell>
          <table:table-cell table:style-name="ce12" table:formula="of:=([.C240]-[.G240]+[.$A$3])/2" office:value-type="float" office:value="34.3653007282887" calcext:value-type="float">
            <text:p>34</text:p>
          </table:table-cell>
          <table:table-cell table:style-name="ce12" office:value-type="string" calcext:value-type="string">
            <text:p>,</text:p>
          </table:table-cell>
          <table:table-cell table:style-name="ce12" table:formula="of:=([.D240]-[.G240]+[.$A$3])/2" office:value-type="float" office:value="476.634699271711" calcext:value-type="float">
            <text:p>477</text:p>
          </table:table-cell>
          <table:table-cell table:style-name="ce12" table:formula="of:=([.E240]-[.G240]+[.$A$3])/2" office:value-type="float" office:value="242.124767888767" calcext:value-type="float">
            <text:p>242</text:p>
          </table:table-cell>
          <table:table-cell table:style-name="ce10"/>
        </table:table-row>
        <table:table-row table:style-name="ro1">
          <table:table-cell/>
          <table:table-cell table:style-name="ce2" table:formula="of:=[.B240]+1" office:value-type="float" office:value="239" calcext:value-type="float">
            <text:p>239</text:p>
          </table:table-cell>
          <table:table-cell table:formula="of:=[.$A$3]*SIN(RADIANS([.B241]))" office:value-type="float" office:value="-438.012490658779" calcext:value-type="float">
            <text:p>-438,0</text:p>
          </table:table-cell>
          <table:table-cell table:formula="of:=[.$A$3]*SIN(RADIANS([.B241]-120))" office:value-type="float" office:value="446.930670348231" calcext:value-type="float">
            <text:p>446,9</text:p>
          </table:table-cell>
          <table:table-cell table:formula="of:=[.$A$3]*SIN(RADIANS([.B241]+120))" office:value-type="float" office:value="-8.9181796894519" calcext:value-type="float">
            <text:p>-8,9</text:p>
          </table:table-cell>
          <table:table-cell table:style-name="ce10"/>
          <table:table-cell table:style-name="ce6" table:formula="of:=(MIN([.C241];[.D241];[.E241])+MAX([.C241];[.D241];[.E241]))/2" office:value-type="float" office:value="4.45908984472598" calcext:value-type="float">
            <text:p>4,5</text:p>
          </table:table-cell>
          <table:table-cell table:style-name="ce12" table:formula="of:=([.C241]-[.G241]+[.$A$3])/2" office:value-type="float" office:value="34.2642097482474" calcext:value-type="float">
            <text:p>34</text:p>
          </table:table-cell>
          <table:table-cell table:style-name="ce12" office:value-type="string" calcext:value-type="string">
            <text:p>,</text:p>
          </table:table-cell>
          <table:table-cell table:style-name="ce12" table:formula="of:=([.D241]-[.G241]+[.$A$3])/2" office:value-type="float" office:value="476.735790251753" calcext:value-type="float">
            <text:p>477</text:p>
          </table:table-cell>
          <table:table-cell table:style-name="ce12" table:formula="of:=([.E241]-[.G241]+[.$A$3])/2" office:value-type="float" office:value="248.811365232911" calcext:value-type="float">
            <text:p>249</text:p>
          </table:table-cell>
          <table:table-cell table:style-name="ce10"/>
        </table:table-row>
        <table:table-row table:style-name="ro1">
          <table:table-cell/>
          <table:table-cell table:style-name="ce2" table:formula="of:=[.B241]+1" office:value-type="float" office:value="240" calcext:value-type="float">
            <text:p>240</text:p>
          </table:table-cell>
          <table:table-cell table:formula="of:=[.$A$3]*SIN(RADIANS([.B242]))" office:value-type="float" office:value="-442.538981333848" calcext:value-type="float">
            <text:p>-442,5</text:p>
          </table:table-cell>
          <table:table-cell table:formula="of:=[.$A$3]*SIN(RADIANS([.B242]-120))" office:value-type="float" office:value="442.538981333848" calcext:value-type="float">
            <text:p>442,5</text:p>
          </table:table-cell>
          <table:table-cell table:formula="of:=[.$A$3]*SIN(RADIANS([.B242]+120))" office:value-type="float" office:value="-0.00000000000012515890287286" calcext:value-type="float">
            <text:p>0,0</text:p>
          </table:table-cell>
          <table:table-cell table:style-name="ce10"/>
          <table:table-cell table:style-name="ce6" table:formula="of:=(MIN([.C242];[.D242];[.E242])+MAX([.C242];[.D242];[.E242]))/2" office:value-type="float" office:value="0" calcext:value-type="float">
            <text:p>0,0</text:p>
          </table:table-cell>
          <table:table-cell table:style-name="ce12" table:formula="of:=([.C242]-[.G242]+[.$A$3])/2" office:value-type="float" office:value="34.230509333076" calcext:value-type="float">
            <text:p>34</text:p>
          </table:table-cell>
          <table:table-cell table:style-name="ce12" office:value-type="string" calcext:value-type="string">
            <text:p>,</text:p>
          </table:table-cell>
          <table:table-cell table:style-name="ce12" table:formula="of:=([.D242]-[.G242]+[.$A$3])/2" office:value-type="float" office:value="476.769490666924" calcext:value-type="float">
            <text:p>477</text:p>
          </table:table-cell>
          <table:table-cell table:style-name="ce12" table:formula="of:=([.E242]-[.G242]+[.$A$3])/2" office:value-type="float" office:value="255.5" calcext:value-type="float">
            <text:p>256</text:p>
          </table:table-cell>
          <table:table-cell table:style-name="ce10"/>
        </table:table-row>
        <table:table-row table:style-name="ro1">
          <table:table-cell/>
          <table:table-cell table:style-name="ce2" table:formula="of:=[.B242]+1" office:value-type="float" office:value="241" calcext:value-type="float">
            <text:p>241</text:p>
          </table:table-cell>
          <table:table-cell table:formula="of:=[.$A$3]*SIN(RADIANS([.B243]))" office:value-type="float" office:value="-446.930670348231" calcext:value-type="float">
            <text:p>-446,9</text:p>
          </table:table-cell>
          <table:table-cell table:formula="of:=[.$A$3]*SIN(RADIANS([.B243]-120))" office:value-type="float" office:value="438.012490658779" calcext:value-type="float">
            <text:p>438,0</text:p>
          </table:table-cell>
          <table:table-cell table:formula="of:=[.$A$3]*SIN(RADIANS([.B243]+120))" office:value-type="float" office:value="8.91817968945165" calcext:value-type="float">
            <text:p>8,9</text:p>
          </table:table-cell>
          <table:table-cell table:style-name="ce10"/>
          <table:table-cell table:style-name="ce6" table:formula="of:=(MIN([.C243];[.D243];[.E243])+MAX([.C243];[.D243];[.E243]))/2" office:value-type="float" office:value="-4.45908984472595" calcext:value-type="float">
            <text:p>-4,5</text:p>
          </table:table-cell>
          <table:table-cell table:style-name="ce12" table:formula="of:=([.C243]-[.G243]+[.$A$3])/2" office:value-type="float" office:value="34.2642097482473" calcext:value-type="float">
            <text:p>34</text:p>
          </table:table-cell>
          <table:table-cell table:style-name="ce12" office:value-type="string" calcext:value-type="string">
            <text:p>,</text:p>
          </table:table-cell>
          <table:table-cell table:style-name="ce12" table:formula="of:=([.D243]-[.G243]+[.$A$3])/2" office:value-type="float" office:value="476.735790251753" calcext:value-type="float">
            <text:p>477</text:p>
          </table:table-cell>
          <table:table-cell table:style-name="ce12" table:formula="of:=([.E243]-[.G243]+[.$A$3])/2" office:value-type="float" office:value="262.188634767089" calcext:value-type="float">
            <text:p>262</text:p>
          </table:table-cell>
          <table:table-cell table:style-name="ce10"/>
        </table:table-row>
        <table:table-row table:style-name="ro1">
          <table:table-cell/>
          <table:table-cell table:style-name="ce2" table:formula="of:=[.B243]+1" office:value-type="float" office:value="242" calcext:value-type="float">
            <text:p>242</text:p>
          </table:table-cell>
          <table:table-cell table:formula="of:=[.$A$3]*SIN(RADIANS([.B244]))" office:value-type="float" office:value="-451.186219950912" calcext:value-type="float">
            <text:p>-451,2</text:p>
          </table:table-cell>
          <table:table-cell table:formula="of:=[.$A$3]*SIN(RADIANS([.B244]-120))" office:value-type="float" office:value="433.352577135934" calcext:value-type="float">
            <text:p>433,4</text:p>
          </table:table-cell>
          <table:table-cell table:formula="of:=[.$A$3]*SIN(RADIANS([.B244]+120))" office:value-type="float" office:value="17.8336428149781" calcext:value-type="float">
            <text:p>17,8</text:p>
          </table:table-cell>
          <table:table-cell table:style-name="ce10"/>
          <table:table-cell table:style-name="ce6" table:formula="of:=(MIN([.C244];[.D244];[.E244])+MAX([.C244];[.D244];[.E244]))/2" office:value-type="float" office:value="-8.91682140748898" calcext:value-type="float">
            <text:p>-8,9</text:p>
          </table:table-cell>
          <table:table-cell table:style-name="ce12" table:formula="of:=([.C244]-[.G244]+[.$A$3])/2" office:value-type="float" office:value="34.3653007282887" calcext:value-type="float">
            <text:p>34</text:p>
          </table:table-cell>
          <table:table-cell table:style-name="ce12" office:value-type="string" calcext:value-type="string">
            <text:p>,</text:p>
          </table:table-cell>
          <table:table-cell table:style-name="ce12" table:formula="of:=([.D244]-[.G244]+[.$A$3])/2" office:value-type="float" office:value="476.634699271711" calcext:value-type="float">
            <text:p>477</text:p>
          </table:table-cell>
          <table:table-cell table:style-name="ce12" table:formula="of:=([.E244]-[.G244]+[.$A$3])/2" office:value-type="float" office:value="268.875232111234" calcext:value-type="float">
            <text:p>269</text:p>
          </table:table-cell>
          <table:table-cell table:style-name="ce10"/>
        </table:table-row>
        <table:table-row table:style-name="ro1">
          <table:table-cell/>
          <table:table-cell table:style-name="ce2" table:formula="of:=[.B244]+1" office:value-type="float" office:value="243" calcext:value-type="float">
            <text:p>243</text:p>
          </table:table-cell>
          <table:table-cell table:formula="of:=[.$A$3]*SIN(RADIANS([.B245]))" office:value-type="float" office:value="-455.304333860256" calcext:value-type="float">
            <text:p>-455,3</text:p>
          </table:table-cell>
          <table:table-cell table:formula="of:=[.$A$3]*SIN(RADIANS([.B245]-120))" office:value-type="float" office:value="428.560660220112" calcext:value-type="float">
            <text:p>428,6</text:p>
          </table:table-cell>
          <table:table-cell table:formula="of:=[.$A$3]*SIN(RADIANS([.B245]+120))" office:value-type="float" office:value="26.7436736401443" calcext:value-type="float">
            <text:p>26,7</text:p>
          </table:table-cell>
          <table:table-cell table:style-name="ce10"/>
          <table:table-cell table:style-name="ce6" table:formula="of:=(MIN([.C245];[.D245];[.E245])+MAX([.C245];[.D245];[.E245]))/2" office:value-type="float" office:value="-13.3718368200722" calcext:value-type="float">
            <text:p>-13,4</text:p>
          </table:table-cell>
          <table:table-cell table:style-name="ce12" table:formula="of:=([.C245]-[.G245]+[.$A$3])/2" office:value-type="float" office:value="34.5337514799081" calcext:value-type="float">
            <text:p>35</text:p>
          </table:table-cell>
          <table:table-cell table:style-name="ce12" office:value-type="string" calcext:value-type="string">
            <text:p>,</text:p>
          </table:table-cell>
          <table:table-cell table:style-name="ce12" table:formula="of:=([.D245]-[.G245]+[.$A$3])/2" office:value-type="float" office:value="476.466248520092" calcext:value-type="float">
            <text:p>476</text:p>
          </table:table-cell>
          <table:table-cell table:style-name="ce12" table:formula="of:=([.E245]-[.G245]+[.$A$3])/2" office:value-type="float" office:value="275.557755230108" calcext:value-type="float">
            <text:p>276</text:p>
          </table:table-cell>
          <table:table-cell table:style-name="ce10"/>
        </table:table-row>
        <table:table-row table:style-name="ro1">
          <table:table-cell/>
          <table:table-cell table:style-name="ce2" table:formula="of:=[.B245]+1" office:value-type="float" office:value="244" calcext:value-type="float">
            <text:p>244</text:p>
          </table:table-cell>
          <table:table-cell table:formula="of:=[.$A$3]*SIN(RADIANS([.B246]))" office:value-type="float" office:value="-459.283757658874" calcext:value-type="float">
            <text:p>-459,3</text:p>
          </table:table-cell>
          <table:table-cell table:formula="of:=[.$A$3]*SIN(RADIANS([.B246]-120))" office:value-type="float" office:value="423.638199575626" calcext:value-type="float">
            <text:p>423,6</text:p>
          </table:table-cell>
          <table:table-cell table:formula="of:=[.$A$3]*SIN(RADIANS([.B246]+120))" office:value-type="float" office:value="35.6455580832479" calcext:value-type="float">
            <text:p>35,6</text:p>
          </table:table-cell>
          <table:table-cell table:style-name="ce10"/>
          <table:table-cell table:style-name="ce6" table:formula="of:=(MIN([.C246];[.D246];[.E246])+MAX([.C246];[.D246];[.E246]))/2" office:value-type="float" office:value="-17.822779041624" calcext:value-type="float">
            <text:p>-17,8</text:p>
          </table:table-cell>
          <table:table-cell table:style-name="ce12" table:formula="of:=([.C246]-[.G246]+[.$A$3])/2" office:value-type="float" office:value="34.7695106913748" calcext:value-type="float">
            <text:p>35</text:p>
          </table:table-cell>
          <table:table-cell table:style-name="ce12" office:value-type="string" calcext:value-type="string">
            <text:p>,</text:p>
          </table:table-cell>
          <table:table-cell table:style-name="ce12" table:formula="of:=([.D246]-[.G246]+[.$A$3])/2" office:value-type="float" office:value="476.230489308625" calcext:value-type="float">
            <text:p>476</text:p>
          </table:table-cell>
          <table:table-cell table:style-name="ce12" table:formula="of:=([.E246]-[.G246]+[.$A$3])/2" office:value-type="float" office:value="282.234168562436" calcext:value-type="float">
            <text:p>282</text:p>
          </table:table-cell>
          <table:table-cell table:style-name="ce10"/>
        </table:table-row>
        <table:table-row table:style-name="ro1">
          <table:table-cell/>
          <table:table-cell table:style-name="ce2" table:formula="of:=[.B246]+1" office:value-type="float" office:value="245" calcext:value-type="float">
            <text:p>245</text:p>
          </table:table-cell>
          <table:table-cell table:formula="of:=[.$A$3]*SIN(RADIANS([.B247]))" office:value-type="float" office:value="-463.123279175728" calcext:value-type="float">
            <text:p>-463,1</text:p>
          </table:table-cell>
          <table:table-cell table:formula="of:=[.$A$3]*SIN(RADIANS([.B247]-120))" office:value-type="float" office:value="418.586694631675" calcext:value-type="float">
            <text:p>418,6</text:p>
          </table:table-cell>
          <table:table-cell table:formula="of:=[.$A$3]*SIN(RADIANS([.B247]+120))" office:value-type="float" office:value="44.5365845440532" calcext:value-type="float">
            <text:p>44,5</text:p>
          </table:table-cell>
          <table:table-cell table:style-name="ce10"/>
          <table:table-cell table:style-name="ce6" table:formula="of:=(MIN([.C247];[.D247];[.E247])+MAX([.C247];[.D247];[.E247]))/2" office:value-type="float" office:value="-22.2682922720267" calcext:value-type="float">
            <text:p>-22,3</text:p>
          </table:table-cell>
          <table:table-cell table:style-name="ce12" table:formula="of:=([.C247]-[.G247]+[.$A$3])/2" office:value-type="float" office:value="35.0725065481493" calcext:value-type="float">
            <text:p>35</text:p>
          </table:table-cell>
          <table:table-cell table:style-name="ce12" office:value-type="string" calcext:value-type="string">
            <text:p>,</text:p>
          </table:table-cell>
          <table:table-cell table:style-name="ce12" table:formula="of:=([.D247]-[.G247]+[.$A$3])/2" office:value-type="float" office:value="475.927493451851" calcext:value-type="float">
            <text:p>476</text:p>
          </table:table-cell>
          <table:table-cell table:style-name="ce12" table:formula="of:=([.E247]-[.G247]+[.$A$3])/2" office:value-type="float" office:value="288.90243840804" calcext:value-type="float">
            <text:p>289</text:p>
          </table:table-cell>
          <table:table-cell table:style-name="ce10"/>
        </table:table-row>
        <table:table-row table:style-name="ro1">
          <table:table-cell/>
          <table:table-cell table:style-name="ce2" table:formula="of:=[.B247]+1" office:value-type="float" office:value="246" calcext:value-type="float">
            <text:p>246</text:p>
          </table:table-cell>
          <table:table-cell table:formula="of:=[.$A$3]*SIN(RADIANS([.B248]))" office:value-type="float" office:value="-466.821728855369" calcext:value-type="float">
            <text:p>-466,8</text:p>
          </table:table-cell>
          <table:table-cell table:formula="of:=[.$A$3]*SIN(RADIANS([.B248]-120))" office:value-type="float" office:value="413.407684125598" calcext:value-type="float">
            <text:p>413,4</text:p>
          </table:table-cell>
          <table:table-cell table:formula="of:=[.$A$3]*SIN(RADIANS([.B248]+120))" office:value-type="float" office:value="53.4140447297706" calcext:value-type="float">
            <text:p>53,4</text:p>
          </table:table-cell>
          <table:table-cell table:style-name="ce10"/>
          <table:table-cell table:style-name="ce6" table:formula="of:=(MIN([.C248];[.D248];[.E248])+MAX([.C248];[.D248];[.E248]))/2" office:value-type="float" office:value="-26.7070223648855" calcext:value-type="float">
            <text:p>-26,7</text:p>
          </table:table-cell>
          <table:table-cell table:style-name="ce12" table:formula="of:=([.C248]-[.G248]+[.$A$3])/2" office:value-type="float" office:value="35.4426467547582" calcext:value-type="float">
            <text:p>35</text:p>
          </table:table-cell>
          <table:table-cell table:style-name="ce12" office:value-type="string" calcext:value-type="string">
            <text:p>,</text:p>
          </table:table-cell>
          <table:table-cell table:style-name="ce12" table:formula="of:=([.D248]-[.G248]+[.$A$3])/2" office:value-type="float" office:value="475.557353245242" calcext:value-type="float">
            <text:p>476</text:p>
          </table:table-cell>
          <table:table-cell table:style-name="ce12" table:formula="of:=([.E248]-[.G248]+[.$A$3])/2" office:value-type="float" office:value="295.560533547328" calcext:value-type="float">
            <text:p>296</text:p>
          </table:table-cell>
          <table:table-cell table:style-name="ce10"/>
        </table:table-row>
        <table:table-row table:style-name="ro1">
          <table:table-cell/>
          <table:table-cell table:style-name="ce2" table:formula="of:=[.B248]+1" office:value-type="float" office:value="247" calcext:value-type="float">
            <text:p>247</text:p>
          </table:table-cell>
          <table:table-cell table:formula="of:=[.$A$3]*SIN(RADIANS([.B249]))" office:value-type="float" office:value="-470.377980114197" calcext:value-type="float">
            <text:p>-470,4</text:p>
          </table:table-cell>
          <table:table-cell table:formula="of:=[.$A$3]*SIN(RADIANS([.B249]-120))" office:value-type="float" office:value="408.102745634167" calcext:value-type="float">
            <text:p>408,1</text:p>
          </table:table-cell>
          <table:table-cell table:formula="of:=[.$A$3]*SIN(RADIANS([.B249]+120))" office:value-type="float" office:value="62.2752344800304" calcext:value-type="float">
            <text:p>62,3</text:p>
          </table:table-cell>
          <table:table-cell table:style-name="ce10"/>
          <table:table-cell table:style-name="ce6" table:formula="of:=(MIN([.C249];[.D249];[.E249])+MAX([.C249];[.D249];[.E249]))/2" office:value-type="float" office:value="-31.1376172400152" calcext:value-type="float">
            <text:p>-31,1</text:p>
          </table:table-cell>
          <table:table-cell table:style-name="ce12" table:formula="of:=([.C249]-[.G249]+[.$A$3])/2" office:value-type="float" office:value="35.8798185629091" calcext:value-type="float">
            <text:p>36</text:p>
          </table:table-cell>
          <table:table-cell table:style-name="ce12" office:value-type="string" calcext:value-type="string">
            <text:p>,</text:p>
          </table:table-cell>
          <table:table-cell table:style-name="ce12" table:formula="of:=([.D249]-[.G249]+[.$A$3])/2" office:value-type="float" office:value="475.120181437091" calcext:value-type="float">
            <text:p>475</text:p>
          </table:table-cell>
          <table:table-cell table:style-name="ce12" table:formula="of:=([.E249]-[.G249]+[.$A$3])/2" office:value-type="float" office:value="302.206425860023" calcext:value-type="float">
            <text:p>302</text:p>
          </table:table-cell>
          <table:table-cell table:style-name="ce10"/>
        </table:table-row>
        <table:table-row table:style-name="ro1">
          <table:table-cell/>
          <table:table-cell table:style-name="ce2" table:formula="of:=[.B249]+1" office:value-type="float" office:value="248" calcext:value-type="float">
            <text:p>248</text:p>
          </table:table-cell>
          <table:table-cell table:formula="of:=[.$A$3]*SIN(RADIANS([.B250]))" office:value-type="float" office:value="-473.790949683628" calcext:value-type="float">
            <text:p>-473,8</text:p>
          </table:table-cell>
          <table:table-cell table:formula="of:=[.$A$3]*SIN(RADIANS([.B250]-120))" office:value-type="float" office:value="402.673495093035" calcext:value-type="float">
            <text:p>402,7</text:p>
          </table:table-cell>
          <table:table-cell table:formula="of:=[.$A$3]*SIN(RADIANS([.B250]+120))" office:value-type="float" office:value="71.1174545905934" calcext:value-type="float">
            <text:p>71,1</text:p>
          </table:table-cell>
          <table:table-cell table:style-name="ce10"/>
          <table:table-cell table:style-name="ce6" table:formula="of:=(MIN([.C250];[.D250];[.E250])+MAX([.C250];[.D250];[.E250]))/2" office:value-type="float" office:value="-35.5587272952967" calcext:value-type="float">
            <text:p>-35,6</text:p>
          </table:table-cell>
          <table:table-cell table:style-name="ce12" table:formula="of:=([.C250]-[.G250]+[.$A$3])/2" office:value-type="float" office:value="36.3838888058342" calcext:value-type="float">
            <text:p>36</text:p>
          </table:table-cell>
          <table:table-cell table:style-name="ce12" office:value-type="string" calcext:value-type="string">
            <text:p>,</text:p>
          </table:table-cell>
          <table:table-cell table:style-name="ce12" table:formula="of:=([.D250]-[.G250]+[.$A$3])/2" office:value-type="float" office:value="474.616111194166" calcext:value-type="float">
            <text:p>475</text:p>
          </table:table-cell>
          <table:table-cell table:style-name="ce12" table:formula="of:=([.E250]-[.G250]+[.$A$3])/2" office:value-type="float" office:value="308.838090942945" calcext:value-type="float">
            <text:p>309</text:p>
          </table:table-cell>
          <table:table-cell table:style-name="ce10"/>
        </table:table-row>
        <table:table-row table:style-name="ro1">
          <table:table-cell/>
          <table:table-cell table:style-name="ce2" table:formula="of:=[.B250]+1" office:value-type="float" office:value="249" calcext:value-type="float">
            <text:p>249</text:p>
          </table:table-cell>
          <table:table-cell table:formula="of:=[.$A$3]*SIN(RADIANS([.B251]))" office:value-type="float" office:value="-477.05959794007" calcext:value-type="float">
            <text:p>-477,1</text:p>
          </table:table-cell>
          <table:table-cell table:formula="of:=[.$A$3]*SIN(RADIANS([.B251]-120))" office:value-type="float" office:value="397.121586304512" calcext:value-type="float">
            <text:p>397,1</text:p>
          </table:table-cell>
          <table:table-cell table:formula="of:=[.$A$3]*SIN(RADIANS([.B251]+120))" office:value-type="float" office:value="79.9380116355578" calcext:value-type="float">
            <text:p>79,9</text:p>
          </table:table-cell>
          <table:table-cell table:style-name="ce10"/>
          <table:table-cell table:style-name="ce6" table:formula="of:=(MIN([.C251];[.D251];[.E251])+MAX([.C251];[.D251];[.E251]))/2" office:value-type="float" office:value="-39.9690058177789" calcext:value-type="float">
            <text:p>-40,0</text:p>
          </table:table-cell>
          <table:table-cell table:style-name="ce12" table:formula="of:=([.C251]-[.G251]+[.$A$3])/2" office:value-type="float" office:value="36.9547039388544" calcext:value-type="float">
            <text:p>37</text:p>
          </table:table-cell>
          <table:table-cell table:style-name="ce12" office:value-type="string" calcext:value-type="string">
            <text:p>,</text:p>
          </table:table-cell>
          <table:table-cell table:style-name="ce12" table:formula="of:=([.D251]-[.G251]+[.$A$3])/2" office:value-type="float" office:value="474.045296061146" calcext:value-type="float">
            <text:p>474</text:p>
          </table:table-cell>
          <table:table-cell table:style-name="ce12" table:formula="of:=([.E251]-[.G251]+[.$A$3])/2" office:value-type="float" office:value="315.453508726668" calcext:value-type="float">
            <text:p>315</text:p>
          </table:table-cell>
          <table:table-cell table:style-name="ce10"/>
        </table:table-row>
        <table:table-row table:style-name="ro1">
          <table:table-cell/>
          <table:table-cell table:style-name="ce2" table:formula="of:=[.B251]+1" office:value-type="float" office:value="250" calcext:value-type="float">
            <text:p>250</text:p>
          </table:table-cell>
          <table:table-cell table:formula="of:=[.$A$3]*SIN(RADIANS([.B252]))" office:value-type="float" office:value="-480.182929221599" calcext:value-type="float">
            <text:p>-480,2</text:p>
          </table:table-cell>
          <table:table-cell table:formula="of:=[.$A$3]*SIN(RADIANS([.B252]-120))" office:value-type="float" office:value="391.448710433798" calcext:value-type="float">
            <text:p>391,4</text:p>
          </table:table-cell>
          <table:table-cell table:formula="of:=[.$A$3]*SIN(RADIANS([.B252]+120))" office:value-type="float" office:value="88.7342187878012" calcext:value-type="float">
            <text:p>88,7</text:p>
          </table:table-cell>
          <table:table-cell table:style-name="ce10"/>
          <table:table-cell table:style-name="ce6" table:formula="of:=(MIN([.C252];[.D252];[.E252])+MAX([.C252];[.D252];[.E252]))/2" office:value-type="float" office:value="-44.3671093939007" calcext:value-type="float">
            <text:p>-44,4</text:p>
          </table:table-cell>
          <table:table-cell table:style-name="ce12" table:formula="of:=([.C252]-[.G252]+[.$A$3])/2" office:value-type="float" office:value="37.5920900861508" calcext:value-type="float">
            <text:p>38</text:p>
          </table:table-cell>
          <table:table-cell table:style-name="ce12" office:value-type="string" calcext:value-type="string">
            <text:p>,</text:p>
          </table:table-cell>
          <table:table-cell table:style-name="ce12" table:formula="of:=([.D252]-[.G252]+[.$A$3])/2" office:value-type="float" office:value="473.407909913849" calcext:value-type="float">
            <text:p>473</text:p>
          </table:table-cell>
          <table:table-cell table:style-name="ce12" table:formula="of:=([.E252]-[.G252]+[.$A$3])/2" office:value-type="float" office:value="322.050664090851" calcext:value-type="float">
            <text:p>322</text:p>
          </table:table-cell>
          <table:table-cell table:style-name="ce10"/>
        </table:table-row>
        <table:table-row table:style-name="ro1">
          <table:table-cell/>
          <table:table-cell table:style-name="ce2" table:formula="of:=[.B252]+1" office:value-type="float" office:value="251" calcext:value-type="float">
            <text:p>251</text:p>
          </table:table-cell>
          <table:table-cell table:formula="of:=[.$A$3]*SIN(RADIANS([.B253]))" office:value-type="float" office:value="-483.159992131251" calcext:value-type="float">
            <text:p>-483,2</text:p>
          </table:table-cell>
          <table:table-cell table:formula="of:=[.$A$3]*SIN(RADIANS([.B253]-120))" office:value-type="float" office:value="385.656595493837" calcext:value-type="float">
            <text:p>385,7</text:p>
          </table:table-cell>
          <table:table-cell table:formula="of:=[.$A$3]*SIN(RADIANS([.B253]+120))" office:value-type="float" office:value="97.5033966374145" calcext:value-type="float">
            <text:p>97,5</text:p>
          </table:table-cell>
          <table:table-cell table:style-name="ce10"/>
          <table:table-cell table:style-name="ce6" table:formula="of:=(MIN([.C253];[.D253];[.E253])+MAX([.C253];[.D253];[.E253]))/2" office:value-type="float" office:value="-48.7516983187072" calcext:value-type="float">
            <text:p>-48,8</text:p>
          </table:table-cell>
          <table:table-cell table:style-name="ce12" table:formula="of:=([.C253]-[.G253]+[.$A$3])/2" office:value-type="float" office:value="38.2958530937281" calcext:value-type="float">
            <text:p>38</text:p>
          </table:table-cell>
          <table:table-cell table:style-name="ce12" office:value-type="string" calcext:value-type="string">
            <text:p>,</text:p>
          </table:table-cell>
          <table:table-cell table:style-name="ce12" table:formula="of:=([.D253]-[.G253]+[.$A$3])/2" office:value-type="float" office:value="472.704146906272" calcext:value-type="float">
            <text:p>473</text:p>
          </table:table-cell>
          <table:table-cell table:style-name="ce12" table:formula="of:=([.E253]-[.G253]+[.$A$3])/2" office:value-type="float" office:value="328.627547478061" calcext:value-type="float">
            <text:p>329</text:p>
          </table:table-cell>
          <table:table-cell table:style-name="ce10"/>
        </table:table-row>
        <table:table-row table:style-name="ro1">
          <table:table-cell/>
          <table:table-cell table:style-name="ce2" table:formula="of:=[.B253]+1" office:value-type="float" office:value="252" calcext:value-type="float">
            <text:p>252</text:p>
          </table:table-cell>
          <table:table-cell table:formula="of:=[.$A$3]*SIN(RADIANS([.B254]))" office:value-type="float" office:value="-485.989879826824" calcext:value-type="float">
            <text:p>-486,0</text:p>
          </table:table-cell>
          <table:table-cell table:formula="of:=[.$A$3]*SIN(RADIANS([.B254]-120))" office:value-type="float" office:value="379.747005818948" calcext:value-type="float">
            <text:p>379,7</text:p>
          </table:table-cell>
          <table:table-cell table:formula="of:=[.$A$3]*SIN(RADIANS([.B254]+120))" office:value-type="float" office:value="106.242874007875" calcext:value-type="float">
            <text:p>106,2</text:p>
          </table:table-cell>
          <table:table-cell table:style-name="ce10"/>
          <table:table-cell table:style-name="ce6" table:formula="of:=(MIN([.C254];[.D254];[.E254])+MAX([.C254];[.D254];[.E254]))/2" office:value-type="float" office:value="-53.1214370039375" calcext:value-type="float">
            <text:p>-53,1</text:p>
          </table:table-cell>
          <table:table-cell table:style-name="ce12" table:formula="of:=([.C254]-[.G254]+[.$A$3])/2" office:value-type="float" office:value="39.065778588557" calcext:value-type="float">
            <text:p>39</text:p>
          </table:table-cell>
          <table:table-cell table:style-name="ce12" office:value-type="string" calcext:value-type="string">
            <text:p>,</text:p>
          </table:table-cell>
          <table:table-cell table:style-name="ce12" table:formula="of:=([.D254]-[.G254]+[.$A$3])/2" office:value-type="float" office:value="471.934221411443" calcext:value-type="float">
            <text:p>472</text:p>
          </table:table-cell>
          <table:table-cell table:style-name="ce12" table:formula="of:=([.E254]-[.G254]+[.$A$3])/2" office:value-type="float" office:value="335.182155505906" calcext:value-type="float">
            <text:p>335</text:p>
          </table:table-cell>
          <table:table-cell table:style-name="ce10"/>
        </table:table-row>
        <table:table-row table:style-name="ro1">
          <table:table-cell/>
          <table:table-cell table:style-name="ce2" table:formula="of:=[.B254]+1" office:value-type="float" office:value="253" calcext:value-type="float">
            <text:p>253</text:p>
          </table:table-cell>
          <table:table-cell table:formula="of:=[.$A$3]*SIN(RADIANS([.B255]))" office:value-type="float" office:value="-488.671730297111" calcext:value-type="float">
            <text:p>-488,7</text:p>
          </table:table-cell>
          <table:table-cell table:formula="of:=[.$A$3]*SIN(RADIANS([.B255]-120))" office:value-type="float" office:value="373.721741527396" calcext:value-type="float">
            <text:p>373,7</text:p>
          </table:table-cell>
          <table:table-cell table:formula="of:=[.$A$3]*SIN(RADIANS([.B255]+120))" office:value-type="float" office:value="114.949988769715" calcext:value-type="float">
            <text:p>114,9</text:p>
          </table:table-cell>
          <table:table-cell table:style-name="ce10"/>
          <table:table-cell table:style-name="ce6" table:formula="of:=(MIN([.C255];[.D255];[.E255])+MAX([.C255];[.D255];[.E255]))/2" office:value-type="float" office:value="-57.4749943848574" calcext:value-type="float">
            <text:p>-57,5</text:p>
          </table:table-cell>
          <table:table-cell table:style-name="ce12" table:formula="of:=([.C255]-[.G255]+[.$A$3])/2" office:value-type="float" office:value="39.9016320438732" calcext:value-type="float">
            <text:p>40</text:p>
          </table:table-cell>
          <table:table-cell table:style-name="ce12" office:value-type="string" calcext:value-type="string">
            <text:p>,</text:p>
          </table:table-cell>
          <table:table-cell table:style-name="ce12" table:formula="of:=([.D255]-[.G255]+[.$A$3])/2" office:value-type="float" office:value="471.098367956127" calcext:value-type="float">
            <text:p>471</text:p>
          </table:table-cell>
          <table:table-cell table:style-name="ce12" table:formula="of:=([.E255]-[.G255]+[.$A$3])/2" office:value-type="float" office:value="341.712491577286" calcext:value-type="float">
            <text:p>342</text:p>
          </table:table-cell>
          <table:table-cell table:style-name="ce10"/>
        </table:table-row>
        <table:table-row table:style-name="ro1">
          <table:table-cell/>
          <table:table-cell table:style-name="ce2" table:formula="of:=[.B255]+1" office:value-type="float" office:value="254" calcext:value-type="float">
            <text:p>254</text:p>
          </table:table-cell>
          <table:table-cell table:formula="of:=[.$A$3]*SIN(RADIANS([.B256]))" office:value-type="float" office:value="-491.204726624481" calcext:value-type="float">
            <text:p>-491,2</text:p>
          </table:table-cell>
          <table:table-cell table:formula="of:=[.$A$3]*SIN(RADIANS([.B256]-120))" office:value-type="float" office:value="367.582637973051" calcext:value-type="float">
            <text:p>367,6</text:p>
          </table:table-cell>
          <table:table-cell table:formula="of:=[.$A$3]*SIN(RADIANS([.B256]+120))" office:value-type="float" office:value="123.62208865143" calcext:value-type="float">
            <text:p>123,6</text:p>
          </table:table-cell>
          <table:table-cell table:style-name="ce10"/>
          <table:table-cell table:style-name="ce6" table:formula="of:=(MIN([.C256];[.D256];[.E256])+MAX([.C256];[.D256];[.E256]))/2" office:value-type="float" office:value="-61.8110443257152" calcext:value-type="float">
            <text:p>-61,8</text:p>
          </table:table-cell>
          <table:table-cell table:style-name="ce12" table:formula="of:=([.C256]-[.G256]+[.$A$3])/2" office:value-type="float" office:value="40.8031588506171" calcext:value-type="float">
            <text:p>41</text:p>
          </table:table-cell>
          <table:table-cell table:style-name="ce12" office:value-type="string" calcext:value-type="string">
            <text:p>,</text:p>
          </table:table-cell>
          <table:table-cell table:style-name="ce12" table:formula="of:=([.D256]-[.G256]+[.$A$3])/2" office:value-type="float" office:value="470.196841149383" calcext:value-type="float">
            <text:p>470</text:p>
          </table:table-cell>
          <table:table-cell table:style-name="ce12" table:formula="of:=([.E256]-[.G256]+[.$A$3])/2" office:value-type="float" office:value="348.216566488573" calcext:value-type="float">
            <text:p>348</text:p>
          </table:table-cell>
          <table:table-cell table:style-name="ce10"/>
        </table:table-row>
        <table:table-row table:style-name="ro1">
          <table:table-cell/>
          <table:table-cell table:style-name="ce2" table:formula="of:=[.B256]+1" office:value-type="float" office:value="255" calcext:value-type="float">
            <text:p>255</text:p>
          </table:table-cell>
          <table:table-cell table:formula="of:=[.$A$3]*SIN(RADIANS([.B257]))" office:value-type="float" office:value="-493.588097233714" calcext:value-type="float">
            <text:p>-493,6</text:p>
          </table:table-cell>
          <table:table-cell table:formula="of:=[.$A$3]*SIN(RADIANS([.B257]-120))" office:value-type="float" office:value="361.331565186326" calcext:value-type="float">
            <text:p>361,3</text:p>
          </table:table-cell>
          <table:table-cell table:formula="of:=[.$A$3]*SIN(RADIANS([.B257]+120))" office:value-type="float" office:value="132.256532047388" calcext:value-type="float">
            <text:p>132,3</text:p>
          </table:table-cell>
          <table:table-cell table:style-name="ce10"/>
          <table:table-cell table:style-name="ce6" table:formula="of:=(MIN([.C257];[.D257];[.E257])+MAX([.C257];[.D257];[.E257]))/2" office:value-type="float" office:value="-66.128266023694" calcext:value-type="float">
            <text:p>-66,1</text:p>
          </table:table-cell>
          <table:table-cell table:style-name="ce12" table:formula="of:=([.C257]-[.G257]+[.$A$3])/2" office:value-type="float" office:value="41.7700843949901" calcext:value-type="float">
            <text:p>42</text:p>
          </table:table-cell>
          <table:table-cell table:style-name="ce12" office:value-type="string" calcext:value-type="string">
            <text:p>,</text:p>
          </table:table-cell>
          <table:table-cell table:style-name="ce12" table:formula="of:=([.D257]-[.G257]+[.$A$3])/2" office:value-type="float" office:value="469.22991560501" calcext:value-type="float">
            <text:p>469</text:p>
          </table:table-cell>
          <table:table-cell table:style-name="ce12" table:formula="of:=([.E257]-[.G257]+[.$A$3])/2" office:value-type="float" office:value="354.692399035541" calcext:value-type="float">
            <text:p>355</text:p>
          </table:table-cell>
          <table:table-cell table:style-name="ce10"/>
        </table:table-row>
        <table:table-row table:style-name="ro1">
          <table:table-cell/>
          <table:table-cell table:style-name="ce2" table:formula="of:=[.B257]+1" office:value-type="float" office:value="256" calcext:value-type="float">
            <text:p>256</text:p>
          </table:table-cell>
          <table:table-cell table:formula="of:=[.$A$3]*SIN(RADIANS([.B258]))" office:value-type="float" office:value="-495.821116127034" calcext:value-type="float">
            <text:p>-495,8</text:p>
          </table:table-cell>
          <table:table-cell table:formula="of:=[.$A$3]*SIN(RADIANS([.B258]-120))" office:value-type="float" office:value="354.970427304548" calcext:value-type="float">
            <text:p>355,0</text:p>
          </table:table-cell>
          <table:table-cell table:formula="of:=[.$A$3]*SIN(RADIANS([.B258]+120))" office:value-type="float" office:value="140.850688822487" calcext:value-type="float">
            <text:p>140,9</text:p>
          </table:table-cell>
          <table:table-cell table:style-name="ce10"/>
          <table:table-cell table:style-name="ce6" table:formula="of:=(MIN([.C258];[.D258];[.E258])+MAX([.C258];[.D258];[.E258]))/2" office:value-type="float" office:value="-70.4253444112433" calcext:value-type="float">
            <text:p>-70,4</text:p>
          </table:table-cell>
          <table:table-cell table:style-name="ce12" table:formula="of:=([.C258]-[.G258]+[.$A$3])/2" office:value-type="float" office:value="42.8021141421046" calcext:value-type="float">
            <text:p>43</text:p>
          </table:table-cell>
          <table:table-cell table:style-name="ce12" office:value-type="string" calcext:value-type="string">
            <text:p>,</text:p>
          </table:table-cell>
          <table:table-cell table:style-name="ce12" table:formula="of:=([.D258]-[.G258]+[.$A$3])/2" office:value-type="float" office:value="468.197885857895" calcext:value-type="float">
            <text:p>468</text:p>
          </table:table-cell>
          <table:table-cell table:style-name="ce12" table:formula="of:=([.E258]-[.G258]+[.$A$3])/2" office:value-type="float" office:value="361.138016616865" calcext:value-type="float">
            <text:p>361</text:p>
          </table:table-cell>
          <table:table-cell table:style-name="ce10"/>
        </table:table-row>
        <table:table-row table:style-name="ro1">
          <table:table-cell/>
          <table:table-cell table:style-name="ce2" table:formula="of:=[.B258]+1" office:value-type="float" office:value="257" calcext:value-type="float">
            <text:p>257</text:p>
          </table:table-cell>
          <table:table-cell table:formula="of:=[.$A$3]*SIN(RADIANS([.B259]))" office:value-type="float" office:value="-497.903103105255" calcext:value-type="float">
            <text:p>-497,9</text:p>
          </table:table-cell>
          <table:table-cell table:formula="of:=[.$A$3]*SIN(RADIANS([.B259]-120))" office:value-type="float" office:value="348.501161991937" calcext:value-type="float">
            <text:p>348,5</text:p>
          </table:table-cell>
          <table:table-cell table:formula="of:=[.$A$3]*SIN(RADIANS([.B259]+120))" office:value-type="float" office:value="149.401941113318" calcext:value-type="float">
            <text:p>149,4</text:p>
          </table:table-cell>
          <table:table-cell table:style-name="ce10"/>
          <table:table-cell table:style-name="ce6" table:formula="of:=(MIN([.C259];[.D259];[.E259])+MAX([.C259];[.D259];[.E259]))/2" office:value-type="float" office:value="-74.7009705566592" calcext:value-type="float">
            <text:p>-74,7</text:p>
          </table:table-cell>
          <table:table-cell table:style-name="ce12" table:formula="of:=([.C259]-[.G259]+[.$A$3])/2" office:value-type="float" office:value="43.898933725702" calcext:value-type="float">
            <text:p>44</text:p>
          </table:table-cell>
          <table:table-cell table:style-name="ce12" office:value-type="string" calcext:value-type="string">
            <text:p>,</text:p>
          </table:table-cell>
          <table:table-cell table:style-name="ce12" table:formula="of:=([.D259]-[.G259]+[.$A$3])/2" office:value-type="float" office:value="467.101066274298" calcext:value-type="float">
            <text:p>467</text:p>
          </table:table-cell>
          <table:table-cell table:style-name="ce12" table:formula="of:=([.E259]-[.G259]+[.$A$3])/2" office:value-type="float" office:value="367.551455834989" calcext:value-type="float">
            <text:p>368</text:p>
          </table:table-cell>
          <table:table-cell table:style-name="ce10"/>
        </table:table-row>
        <table:table-row table:style-name="ro1">
          <table:table-cell/>
          <table:table-cell table:style-name="ce2" table:formula="of:=[.B259]+1" office:value-type="float" office:value="258" calcext:value-type="float">
            <text:p>258</text:p>
          </table:table-cell>
          <table:table-cell table:formula="of:=[.$A$3]*SIN(RADIANS([.B260]))" office:value-type="float" office:value="-499.833423974975" calcext:value-type="float">
            <text:p>-499,8</text:p>
          </table:table-cell>
          <table:table-cell table:formula="of:=[.$A$3]*SIN(RADIANS([.B260]-120))" office:value-type="float" office:value="341.925739849377" calcext:value-type="float">
            <text:p>341,9</text:p>
          </table:table-cell>
          <table:table-cell table:formula="of:=[.$A$3]*SIN(RADIANS([.B260]+120))" office:value-type="float" office:value="157.907684125598" calcext:value-type="float">
            <text:p>157,9</text:p>
          </table:table-cell>
          <table:table-cell table:style-name="ce10"/>
          <table:table-cell table:style-name="ce6" table:formula="of:=(MIN([.C260];[.D260];[.E260])+MAX([.C260];[.D260];[.E260]))/2" office:value-type="float" office:value="-78.953842062799" calcext:value-type="float">
            <text:p>-79,0</text:p>
          </table:table-cell>
          <table:table-cell table:style-name="ce12" table:formula="of:=([.C260]-[.G260]+[.$A$3])/2" office:value-type="float" office:value="45.0602090439122" calcext:value-type="float">
            <text:p>45</text:p>
          </table:table-cell>
          <table:table-cell table:style-name="ce12" office:value-type="string" calcext:value-type="string">
            <text:p>,</text:p>
          </table:table-cell>
          <table:table-cell table:style-name="ce12" table:formula="of:=([.D260]-[.G260]+[.$A$3])/2" office:value-type="float" office:value="465.939790956088" calcext:value-type="float">
            <text:p>466</text:p>
          </table:table-cell>
          <table:table-cell table:style-name="ce12" table:formula="of:=([.E260]-[.G260]+[.$A$3])/2" office:value-type="float" office:value="373.930763094198" calcext:value-type="float">
            <text:p>374</text:p>
          </table:table-cell>
          <table:table-cell table:style-name="ce10"/>
        </table:table-row>
        <table:table-row table:style-name="ro1">
          <table:table-cell/>
          <table:table-cell table:style-name="ce2" table:formula="of:=[.B260]+1" office:value-type="float" office:value="259" calcext:value-type="float">
            <text:p>259</text:p>
          </table:table-cell>
          <table:table-cell table:formula="of:=[.$A$3]*SIN(RADIANS([.B261]))" office:value-type="float" office:value="-501.611490741756" calcext:value-type="float">
            <text:p>-501,6</text:p>
          </table:table-cell>
          <table:table-cell table:formula="of:=[.$A$3]*SIN(RADIANS([.B261]-120))" office:value-type="float" office:value="335.246163814149" calcext:value-type="float">
            <text:p>335,2</text:p>
          </table:table-cell>
          <table:table-cell table:formula="of:=[.$A$3]*SIN(RADIANS([.B261]+120))" office:value-type="float" office:value="166.365326927607" calcext:value-type="float">
            <text:p>166,4</text:p>
          </table:table-cell>
          <table:table-cell table:style-name="ce10"/>
          <table:table-cell table:style-name="ce6" table:formula="of:=(MIN([.C261];[.D261];[.E261])+MAX([.C261];[.D261];[.E261]))/2" office:value-type="float" office:value="-83.1826634638036" calcext:value-type="float">
            <text:p>-83,2</text:p>
          </table:table-cell>
          <table:table-cell table:style-name="ce12" table:formula="of:=([.C261]-[.G261]+[.$A$3])/2" office:value-type="float" office:value="46.2855863610236" calcext:value-type="float">
            <text:p>46</text:p>
          </table:table-cell>
          <table:table-cell table:style-name="ce12" office:value-type="string" calcext:value-type="string">
            <text:p>,</text:p>
          </table:table-cell>
          <table:table-cell table:style-name="ce12" table:formula="of:=([.D261]-[.G261]+[.$A$3])/2" office:value-type="float" office:value="464.714413638976" calcext:value-type="float">
            <text:p>465</text:p>
          </table:table-cell>
          <table:table-cell table:style-name="ce12" table:formula="of:=([.E261]-[.G261]+[.$A$3])/2" office:value-type="float" office:value="380.273995195705" calcext:value-type="float">
            <text:p>380</text:p>
          </table:table-cell>
          <table:table-cell table:style-name="ce10"/>
        </table:table-row>
        <table:table-row table:style-name="ro1">
          <table:table-cell/>
          <table:table-cell table:style-name="ce2" table:formula="of:=[.B261]+1" office:value-type="float" office:value="260" calcext:value-type="float">
            <text:p>260</text:p>
          </table:table-cell>
          <table:table-cell table:formula="of:=[.$A$3]*SIN(RADIANS([.B262]))" office:value-type="float" office:value="-503.236761789238" calcext:value-type="float">
            <text:p>-503,2</text:p>
          </table:table-cell>
          <table:table-cell table:formula="of:=[.$A$3]*SIN(RADIANS([.B262]-120))" office:value-type="float" office:value="328.464468549822" calcext:value-type="float">
            <text:p>328,5</text:p>
          </table:table-cell>
          <table:table-cell table:formula="of:=[.$A$3]*SIN(RADIANS([.B262]+120))" office:value-type="float" office:value="174.772293239417" calcext:value-type="float">
            <text:p>174,8</text:p>
          </table:table-cell>
          <table:table-cell table:style-name="ce10"/>
          <table:table-cell table:style-name="ce6" table:formula="of:=(MIN([.C262];[.D262];[.E262])+MAX([.C262];[.D262];[.E262]))/2" office:value-type="float" office:value="-87.3861466197083" calcext:value-type="float">
            <text:p>-87,4</text:p>
          </table:table-cell>
          <table:table-cell table:style-name="ce12" table:formula="of:=([.C262]-[.G262]+[.$A$3])/2" office:value-type="float" office:value="47.574692415235" calcext:value-type="float">
            <text:p>48</text:p>
          </table:table-cell>
          <table:table-cell table:style-name="ce12" office:value-type="string" calcext:value-type="string">
            <text:p>,</text:p>
          </table:table-cell>
          <table:table-cell table:style-name="ce12" table:formula="of:=([.D262]-[.G262]+[.$A$3])/2" office:value-type="float" office:value="463.425307584765" calcext:value-type="float">
            <text:p>463</text:p>
          </table:table-cell>
          <table:table-cell table:style-name="ce12" table:formula="of:=([.E262]-[.G262]+[.$A$3])/2" office:value-type="float" office:value="386.579219929563" calcext:value-type="float">
            <text:p>387</text:p>
          </table:table-cell>
          <table:table-cell table:style-name="ce10"/>
        </table:table-row>
        <table:table-row table:style-name="ro1">
          <table:table-cell/>
          <table:table-cell table:style-name="ce2" table:formula="of:=[.B262]+1" office:value-type="float" office:value="261" calcext:value-type="float">
            <text:p>261</text:p>
          </table:table-cell>
          <table:table-cell table:formula="of:=[.$A$3]*SIN(RADIANS([.B263]))" office:value-type="float" office:value="-504.708742044115" calcext:value-type="float">
            <text:p>-504,7</text:p>
          </table:table-cell>
          <table:table-cell table:formula="of:=[.$A$3]*SIN(RADIANS([.B263]-120))" office:value-type="float" office:value="321.582719826467" calcext:value-type="float">
            <text:p>321,6</text:p>
          </table:table-cell>
          <table:table-cell table:formula="of:=[.$A$3]*SIN(RADIANS([.B263]+120))" office:value-type="float" office:value="183.126022217648" calcext:value-type="float">
            <text:p>183,1</text:p>
          </table:table-cell>
          <table:table-cell table:style-name="ce10"/>
          <table:table-cell table:style-name="ce6" table:formula="of:=(MIN([.C263];[.D263];[.E263])+MAX([.C263];[.D263];[.E263]))/2" office:value-type="float" office:value="-91.5630111088242" calcext:value-type="float">
            <text:p>-91,6</text:p>
          </table:table-cell>
          <table:table-cell table:style-name="ce12" table:formula="of:=([.C263]-[.G263]+[.$A$3])/2" office:value-type="float" office:value="48.9271345323544" calcext:value-type="float">
            <text:p>49</text:p>
          </table:table-cell>
          <table:table-cell table:style-name="ce12" office:value-type="string" calcext:value-type="string">
            <text:p>,</text:p>
          </table:table-cell>
          <table:table-cell table:style-name="ce12" table:formula="of:=([.D263]-[.G263]+[.$A$3])/2" office:value-type="float" office:value="462.072865467646" calcext:value-type="float">
            <text:p>462</text:p>
          </table:table-cell>
          <table:table-cell table:style-name="ce12" table:formula="of:=([.E263]-[.G263]+[.$A$3])/2" office:value-type="float" office:value="392.844516663236" calcext:value-type="float">
            <text:p>393</text:p>
          </table:table-cell>
          <table:table-cell table:style-name="ce10"/>
        </table:table-row>
        <table:table-row table:style-name="ro1">
          <table:table-cell/>
          <table:table-cell table:style-name="ce2" table:formula="of:=[.B263]+1" office:value-type="float" office:value="262" calcext:value-type="float">
            <text:p>262</text:p>
          </table:table-cell>
          <table:table-cell table:formula="of:=[.$A$3]*SIN(RADIANS([.B264]))" office:value-type="float" office:value="-506.026983126942" calcext:value-type="float">
            <text:p>-506,0</text:p>
          </table:table-cell>
          <table:table-cell table:formula="of:=[.$A$3]*SIN(RADIANS([.B264]-120))" office:value-type="float" office:value="314.603013891411" calcext:value-type="float">
            <text:p>314,6</text:p>
          </table:table-cell>
          <table:table-cell table:formula="of:=[.$A$3]*SIN(RADIANS([.B264]+120))" office:value-type="float" office:value="191.423969235531" calcext:value-type="float">
            <text:p>191,4</text:p>
          </table:table-cell>
          <table:table-cell table:style-name="ce10"/>
          <table:table-cell table:style-name="ce6" table:formula="of:=(MIN([.C264];[.D264];[.E264])+MAX([.C264];[.D264];[.E264]))/2" office:value-type="float" office:value="-95.7119846177655" calcext:value-type="float">
            <text:p>-95,7</text:p>
          </table:table-cell>
          <table:table-cell table:style-name="ce12" table:formula="of:=([.C264]-[.G264]+[.$A$3])/2" office:value-type="float" office:value="50.3425007454115" calcext:value-type="float">
            <text:p>50</text:p>
          </table:table-cell>
          <table:table-cell table:style-name="ce12" office:value-type="string" calcext:value-type="string">
            <text:p>,</text:p>
          </table:table-cell>
          <table:table-cell table:style-name="ce12" table:formula="of:=([.D264]-[.G264]+[.$A$3])/2" office:value-type="float" office:value="460.657499254589" calcext:value-type="float">
            <text:p>461</text:p>
          </table:table-cell>
          <table:table-cell table:style-name="ce12" table:formula="of:=([.E264]-[.G264]+[.$A$3])/2" office:value-type="float" office:value="399.067976926648" calcext:value-type="float">
            <text:p>399</text:p>
          </table:table-cell>
          <table:table-cell table:style-name="ce10"/>
        </table:table-row>
        <table:table-row table:style-name="ro1">
          <table:table-cell/>
          <table:table-cell table:style-name="ce2" table:formula="of:=[.B264]+1" office:value-type="float" office:value="263" calcext:value-type="float">
            <text:p>263</text:p>
          </table:table-cell>
          <table:table-cell table:formula="of:=[.$A$3]*SIN(RADIANS([.B265]))" office:value-type="float" office:value="-507.191083488716" calcext:value-type="float">
            <text:p>-507,2</text:p>
          </table:table-cell>
          <table:table-cell table:formula="of:=[.$A$3]*SIN(RADIANS([.B265]-120))" office:value-type="float" office:value="307.527476830697" calcext:value-type="float">
            <text:p>307,5</text:p>
          </table:table-cell>
          <table:table-cell table:formula="of:=[.$A$3]*SIN(RADIANS([.B265]+120))" office:value-type="float" office:value="199.663606658019" calcext:value-type="float">
            <text:p>199,7</text:p>
          </table:table-cell>
          <table:table-cell table:style-name="ce10"/>
          <table:table-cell table:style-name="ce6" table:formula="of:=(MIN([.C265];[.D265];[.E265])+MAX([.C265];[.D265];[.E265]))/2" office:value-type="float" office:value="-99.8318033290095" calcext:value-type="float">
            <text:p>-99,8</text:p>
          </table:table-cell>
          <table:table-cell table:style-name="ce12" table:formula="of:=([.C265]-[.G265]+[.$A$3])/2" office:value-type="float" office:value="51.8203599201469" calcext:value-type="float">
            <text:p>52</text:p>
          </table:table-cell>
          <table:table-cell table:style-name="ce12" office:value-type="string" calcext:value-type="string">
            <text:p>,</text:p>
          </table:table-cell>
          <table:table-cell table:style-name="ce12" table:formula="of:=([.D265]-[.G265]+[.$A$3])/2" office:value-type="float" office:value="459.179640079853" calcext:value-type="float">
            <text:p>459</text:p>
          </table:table-cell>
          <table:table-cell table:style-name="ce12" table:formula="of:=([.E265]-[.G265]+[.$A$3])/2" office:value-type="float" office:value="405.247704993514" calcext:value-type="float">
            <text:p>405</text:p>
          </table:table-cell>
          <table:table-cell table:style-name="ce10"/>
        </table:table-row>
        <table:table-row table:style-name="ro1">
          <table:table-cell/>
          <table:table-cell table:style-name="ce2" table:formula="of:=[.B265]+1" office:value-type="float" office:value="264" calcext:value-type="float">
            <text:p>264</text:p>
          </table:table-cell>
          <table:table-cell table:formula="of:=[.$A$3]*SIN(RADIANS([.B266]))" office:value-type="float" office:value="-508.200688533188" calcext:value-type="float">
            <text:p>-508,2</text:p>
          </table:table-cell>
          <table:table-cell table:formula="of:=[.$A$3]*SIN(RADIANS([.B266]-120))" office:value-type="float" office:value="300.358263921454" calcext:value-type="float">
            <text:p>300,4</text:p>
          </table:table-cell>
          <table:table-cell table:formula="of:=[.$A$3]*SIN(RADIANS([.B266]+120))" office:value-type="float" office:value="207.842424611734" calcext:value-type="float">
            <text:p>207,8</text:p>
          </table:table-cell>
          <table:table-cell table:style-name="ce10"/>
          <table:table-cell table:style-name="ce6" table:formula="of:=(MIN([.C266];[.D266];[.E266])+MAX([.C266];[.D266];[.E266]))/2" office:value-type="float" office:value="-103.921212305867" calcext:value-type="float">
            <text:p>-103,9</text:p>
          </table:table-cell>
          <table:table-cell table:style-name="ce12" table:formula="of:=([.C266]-[.G266]+[.$A$3])/2" office:value-type="float" office:value="53.3602618863396" calcext:value-type="float">
            <text:p>53</text:p>
          </table:table-cell>
          <table:table-cell table:style-name="ce12" office:value-type="string" calcext:value-type="string">
            <text:p>,</text:p>
          </table:table-cell>
          <table:table-cell table:style-name="ce12" table:formula="of:=([.D266]-[.G266]+[.$A$3])/2" office:value-type="float" office:value="457.63973811366" calcext:value-type="float">
            <text:p>458</text:p>
          </table:table-cell>
          <table:table-cell table:style-name="ce12" table:formula="of:=([.E266]-[.G266]+[.$A$3])/2" office:value-type="float" office:value="411.3818184588" calcext:value-type="float">
            <text:p>411</text:p>
          </table:table-cell>
          <table:table-cell table:style-name="ce10"/>
        </table:table-row>
        <table:table-row table:style-name="ro1">
          <table:table-cell/>
          <table:table-cell table:style-name="ce2" table:formula="of:=[.B266]+1" office:value-type="float" office:value="265" calcext:value-type="float">
            <text:p>265</text:p>
          </table:table-cell>
          <table:table-cell table:formula="of:=[.$A$3]*SIN(RADIANS([.B267]))" office:value-type="float" office:value="-509.055490724882" calcext:value-type="float">
            <text:p>-509,1</text:p>
          </table:table-cell>
          <table:table-cell table:formula="of:=[.$A$3]*SIN(RADIANS([.B267]-120))" office:value-type="float" office:value="293.097558975384" calcext:value-type="float">
            <text:p>293,1</text:p>
          </table:table-cell>
          <table:table-cell table:formula="of:=[.$A$3]*SIN(RADIANS([.B267]+120))" office:value-type="float" office:value="215.957931749497" calcext:value-type="float">
            <text:p>216,0</text:p>
          </table:table-cell>
          <table:table-cell table:style-name="ce10"/>
          <table:table-cell table:style-name="ce6" table:formula="of:=(MIN([.C267];[.D267];[.E267])+MAX([.C267];[.D267];[.E267]))/2" office:value-type="float" office:value="-107.978965874749" calcext:value-type="float">
            <text:p>-108,0</text:p>
          </table:table-cell>
          <table:table-cell table:style-name="ce12" table:formula="of:=([.C267]-[.G267]+[.$A$3])/2" office:value-type="float" office:value="54.9617375749334" calcext:value-type="float">
            <text:p>55</text:p>
          </table:table-cell>
          <table:table-cell table:style-name="ce12" office:value-type="string" calcext:value-type="string">
            <text:p>,</text:p>
          </table:table-cell>
          <table:table-cell table:style-name="ce12" table:formula="of:=([.D267]-[.G267]+[.$A$3])/2" office:value-type="float" office:value="456.038262425067" calcext:value-type="float">
            <text:p>456</text:p>
          </table:table-cell>
          <table:table-cell table:style-name="ce12" table:formula="of:=([.E267]-[.G267]+[.$A$3])/2" office:value-type="float" office:value="417.468448812123" calcext:value-type="float">
            <text:p>417</text:p>
          </table:table-cell>
          <table:table-cell table:style-name="ce10"/>
        </table:table-row>
        <table:table-row table:style-name="ro1">
          <table:table-cell/>
          <table:table-cell table:style-name="ce2" table:formula="of:=[.B267]+1" office:value-type="float" office:value="266" calcext:value-type="float">
            <text:p>266</text:p>
          </table:table-cell>
          <table:table-cell table:formula="of:=[.$A$3]*SIN(RADIANS([.B268]))" office:value-type="float" office:value="-509.75522968277" calcext:value-type="float">
            <text:p>-509,8</text:p>
          </table:table-cell>
          <table:table-cell table:formula="of:=[.$A$3]*SIN(RADIANS([.B268]-120))" office:value-type="float" office:value="285.747573673552" calcext:value-type="float">
            <text:p>285,7</text:p>
          </table:table-cell>
          <table:table-cell table:formula="of:=[.$A$3]*SIN(RADIANS([.B268]+120))" office:value-type="float" office:value="224.007656009219" calcext:value-type="float">
            <text:p>224,0</text:p>
          </table:table-cell>
          <table:table-cell table:style-name="ce10"/>
          <table:table-cell table:style-name="ce6" table:formula="of:=(MIN([.C268];[.D268];[.E268])+MAX([.C268];[.D268];[.E268]))/2" office:value-type="float" office:value="-112.003828004609" calcext:value-type="float">
            <text:p>-112,0</text:p>
          </table:table-cell>
          <table:table-cell table:style-name="ce12" table:formula="of:=([.C268]-[.G268]+[.$A$3])/2" office:value-type="float" office:value="56.6242991609196" calcext:value-type="float">
            <text:p>57</text:p>
          </table:table-cell>
          <table:table-cell table:style-name="ce12" office:value-type="string" calcext:value-type="string">
            <text:p>,</text:p>
          </table:table-cell>
          <table:table-cell table:style-name="ce12" table:formula="of:=([.D268]-[.G268]+[.$A$3])/2" office:value-type="float" office:value="454.37570083908" calcext:value-type="float">
            <text:p>454</text:p>
          </table:table-cell>
          <table:table-cell table:style-name="ce12" table:formula="of:=([.E268]-[.G268]+[.$A$3])/2" office:value-type="float" office:value="423.505742006914" calcext:value-type="float">
            <text:p>424</text:p>
          </table:table-cell>
          <table:table-cell table:style-name="ce10"/>
        </table:table-row>
        <table:table-row table:style-name="ro1">
          <table:table-cell/>
          <table:table-cell table:style-name="ce2" table:formula="of:=[.B268]+1" office:value-type="float" office:value="267" calcext:value-type="float">
            <text:p>267</text:p>
          </table:table-cell>
          <table:table-cell table:formula="of:=[.$A$3]*SIN(RADIANS([.B269]))" office:value-type="float" office:value="-510.299692259587" calcext:value-type="float">
            <text:p>-510,3</text:p>
          </table:table-cell>
          <table:table-cell table:formula="of:=[.$A$3]*SIN(RADIANS([.B269]-120))" office:value-type="float" office:value="278.310546892679" calcext:value-type="float">
            <text:p>278,3</text:p>
          </table:table-cell>
          <table:table-cell table:formula="of:=[.$A$3]*SIN(RADIANS([.B269]+120))" office:value-type="float" office:value="231.989145366908" calcext:value-type="float">
            <text:p>232,0</text:p>
          </table:table-cell>
          <table:table-cell table:style-name="ce10"/>
          <table:table-cell table:style-name="ce6" table:formula="of:=(MIN([.C269];[.D269];[.E269])+MAX([.C269];[.D269];[.E269]))/2" office:value-type="float" office:value="-115.994572683454" calcext:value-type="float">
            <text:p>-116,0</text:p>
          </table:table-cell>
          <table:table-cell table:style-name="ce12" table:formula="of:=([.C269]-[.G269]+[.$A$3])/2" office:value-type="float" office:value="58.3474402119335" calcext:value-type="float">
            <text:p>58</text:p>
          </table:table-cell>
          <table:table-cell table:style-name="ce12" office:value-type="string" calcext:value-type="string">
            <text:p>,</text:p>
          </table:table-cell>
          <table:table-cell table:style-name="ce12" table:formula="of:=([.D269]-[.G269]+[.$A$3])/2" office:value-type="float" office:value="452.652559788067" calcext:value-type="float">
            <text:p>453</text:p>
          </table:table-cell>
          <table:table-cell table:style-name="ce12" table:formula="of:=([.E269]-[.G269]+[.$A$3])/2" office:value-type="float" office:value="429.491859025181" calcext:value-type="float">
            <text:p>429</text:p>
          </table:table-cell>
          <table:table-cell table:style-name="ce10"/>
        </table:table-row>
        <table:table-row table:style-name="ro1">
          <table:table-cell/>
          <table:table-cell table:style-name="ce2" table:formula="of:=[.B269]+1" office:value-type="float" office:value="268" calcext:value-type="float">
            <text:p>268</text:p>
          </table:table-cell>
          <table:table-cell table:formula="of:=[.$A$3]*SIN(RADIANS([.B270]))" office:value-type="float" office:value="-510.688712606758" calcext:value-type="float">
            <text:p>-510,7</text:p>
          </table:table-cell>
          <table:table-cell table:formula="of:=[.$A$3]*SIN(RADIANS([.B270]-120))" office:value-type="float" office:value="270.788744023168" calcext:value-type="float">
            <text:p>270,8</text:p>
          </table:table-cell>
          <table:table-cell table:formula="of:=[.$A$3]*SIN(RADIANS([.B270]+120))" office:value-type="float" office:value="239.89996858359" calcext:value-type="float">
            <text:p>239,9</text:p>
          </table:table-cell>
          <table:table-cell table:style-name="ce10"/>
          <table:table-cell table:style-name="ce6" table:formula="of:=(MIN([.C270];[.D270];[.E270])+MAX([.C270];[.D270];[.E270]))/2" office:value-type="float" office:value="-119.949984291795" calcext:value-type="float">
            <text:p>-119,9</text:p>
          </table:table-cell>
          <table:table-cell table:style-name="ce12" table:formula="of:=([.C270]-[.G270]+[.$A$3])/2" office:value-type="float" office:value="60.1306358425186" calcext:value-type="float">
            <text:p>60</text:p>
          </table:table-cell>
          <table:table-cell table:style-name="ce12" office:value-type="string" calcext:value-type="string">
            <text:p>,</text:p>
          </table:table-cell>
          <table:table-cell table:style-name="ce12" table:formula="of:=([.D270]-[.G270]+[.$A$3])/2" office:value-type="float" office:value="450.869364157481" calcext:value-type="float">
            <text:p>451</text:p>
          </table:table-cell>
          <table:table-cell table:style-name="ce12" table:formula="of:=([.E270]-[.G270]+[.$A$3])/2" office:value-type="float" office:value="435.424976437693" calcext:value-type="float">
            <text:p>435</text:p>
          </table:table-cell>
          <table:table-cell table:style-name="ce10"/>
        </table:table-row>
        <table:table-row table:style-name="ro1">
          <table:table-cell/>
          <table:table-cell table:style-name="ce2" table:formula="of:=[.B270]+1" office:value-type="float" office:value="269" calcext:value-type="float">
            <text:p>269</text:p>
          </table:table-cell>
          <table:table-cell table:formula="of:=[.$A$3]*SIN(RADIANS([.B271]))" office:value-type="float" office:value="-510.922172224916" calcext:value-type="float">
            <text:p>-510,9</text:p>
          </table:table-cell>
          <table:table-cell table:formula="of:=[.$A$3]*SIN(RADIANS([.B271]-120))" office:value-type="float" office:value="263.184456279038" calcext:value-type="float">
            <text:p>263,2</text:p>
          </table:table-cell>
          <table:table-cell table:formula="of:=[.$A$3]*SIN(RADIANS([.B271]+120))" office:value-type="float" office:value="247.737715945878" calcext:value-type="float">
            <text:p>247,7</text:p>
          </table:table-cell>
          <table:table-cell table:style-name="ce10"/>
          <table:table-cell table:style-name="ce6" table:formula="of:=(MIN([.C271];[.D271];[.E271])+MAX([.C271];[.D271];[.E271]))/2" office:value-type="float" office:value="-123.868857972939" calcext:value-type="float">
            <text:p>-123,9</text:p>
          </table:table-cell>
          <table:table-cell table:style-name="ce12" table:formula="of:=([.C271]-[.G271]+[.$A$3])/2" office:value-type="float" office:value="61.9733428740116" calcext:value-type="float">
            <text:p>62</text:p>
          </table:table-cell>
          <table:table-cell table:style-name="ce12" office:value-type="string" calcext:value-type="string">
            <text:p>,</text:p>
          </table:table-cell>
          <table:table-cell table:style-name="ce12" table:formula="of:=([.D271]-[.G271]+[.$A$3])/2" office:value-type="float" office:value="449.026657125988" calcext:value-type="float">
            <text:p>449</text:p>
          </table:table-cell>
          <table:table-cell table:style-name="ce12" table:formula="of:=([.E271]-[.G271]+[.$A$3])/2" office:value-type="float" office:value="441.303286959409" calcext:value-type="float">
            <text:p>441</text:p>
          </table:table-cell>
          <table:table-cell table:style-name="ce10"/>
        </table:table-row>
        <table:table-row table:style-name="ro1">
          <table:table-cell/>
          <table:table-cell table:style-name="ce2" table:formula="of:=[.B271]+1" office:value-type="float" office:value="270" calcext:value-type="float">
            <text:p>270</text:p>
          </table:table-cell>
          <table:table-cell table:formula="of:=[.$A$3]*SIN(RADIANS([.B272]))" office:value-type="float" office:value="-511" calcext:value-type="float">
            <text:p>-511,0</text:p>
          </table:table-cell>
          <table:table-cell table:formula="of:=[.$A$3]*SIN(RADIANS([.B272]-120))" office:value-type="float" office:value="255.5" calcext:value-type="float">
            <text:p>255,5</text:p>
          </table:table-cell>
          <table:table-cell table:formula="of:=[.$A$3]*SIN(RADIANS([.B272]+120))" office:value-type="float" office:value="255.5" calcext:value-type="float">
            <text:p>255,5</text:p>
          </table:table-cell>
          <table:table-cell table:style-name="ce10"/>
          <table:table-cell table:style-name="ce6" table:formula="of:=(MIN([.C272];[.D272];[.E272])+MAX([.C272];[.D272];[.E272]))/2" office:value-type="float" office:value="-127.75" calcext:value-type="float">
            <text:p>-127,8</text:p>
          </table:table-cell>
          <table:table-cell table:style-name="ce12" table:formula="of:=([.C272]-[.G272]+[.$A$3])/2" office:value-type="float" office:value="63.875" calcext:value-type="float">
            <text:p>64</text:p>
          </table:table-cell>
          <table:table-cell table:style-name="ce12" office:value-type="string" calcext:value-type="string">
            <text:p>,</text:p>
          </table:table-cell>
          <table:table-cell table:style-name="ce12" table:formula="of:=([.D272]-[.G272]+[.$A$3])/2" office:value-type="float" office:value="447.125" calcext:value-type="float">
            <text:p>447</text:p>
          </table:table-cell>
          <table:table-cell table:style-name="ce12" table:formula="of:=([.E272]-[.G272]+[.$A$3])/2" office:value-type="float" office:value="447.125" calcext:value-type="float">
            <text:p>447</text:p>
          </table:table-cell>
          <table:table-cell table:style-name="ce10"/>
        </table:table-row>
        <table:table-row table:style-name="ro1">
          <table:table-cell/>
          <table:table-cell table:style-name="ce2" table:formula="of:=[.B272]+1" office:value-type="float" office:value="271" calcext:value-type="float">
            <text:p>271</text:p>
          </table:table-cell>
          <table:table-cell table:formula="of:=[.$A$3]*SIN(RADIANS([.B273]))" office:value-type="float" office:value="-510.922172224916" calcext:value-type="float">
            <text:p>-510,9</text:p>
          </table:table-cell>
          <table:table-cell table:formula="of:=[.$A$3]*SIN(RADIANS([.B273]-120))" office:value-type="float" office:value="247.737715945878" calcext:value-type="float">
            <text:p>247,7</text:p>
          </table:table-cell>
          <table:table-cell table:formula="of:=[.$A$3]*SIN(RADIANS([.B273]+120))" office:value-type="float" office:value="263.184456279038" calcext:value-type="float">
            <text:p>263,2</text:p>
          </table:table-cell>
          <table:table-cell table:style-name="ce10"/>
          <table:table-cell table:style-name="ce6" table:formula="of:=(MIN([.C273];[.D273];[.E273])+MAX([.C273];[.D273];[.E273]))/2" office:value-type="float" office:value="-123.868857972939" calcext:value-type="float">
            <text:p>-123,9</text:p>
          </table:table-cell>
          <table:table-cell table:style-name="ce12" table:formula="of:=([.C273]-[.G273]+[.$A$3])/2" office:value-type="float" office:value="61.9733428740116" calcext:value-type="float">
            <text:p>62</text:p>
          </table:table-cell>
          <table:table-cell table:style-name="ce12" office:value-type="string" calcext:value-type="string">
            <text:p>,</text:p>
          </table:table-cell>
          <table:table-cell table:style-name="ce12" table:formula="of:=([.D273]-[.G273]+[.$A$3])/2" office:value-type="float" office:value="441.303286959409" calcext:value-type="float">
            <text:p>441</text:p>
          </table:table-cell>
          <table:table-cell table:style-name="ce12" table:formula="of:=([.E273]-[.G273]+[.$A$3])/2" office:value-type="float" office:value="449.026657125988" calcext:value-type="float">
            <text:p>449</text:p>
          </table:table-cell>
          <table:table-cell table:style-name="ce10"/>
        </table:table-row>
        <table:table-row table:style-name="ro1">
          <table:table-cell/>
          <table:table-cell table:style-name="ce2" table:formula="of:=[.B273]+1" office:value-type="float" office:value="272" calcext:value-type="float">
            <text:p>272</text:p>
          </table:table-cell>
          <table:table-cell table:formula="of:=[.$A$3]*SIN(RADIANS([.B274]))" office:value-type="float" office:value="-510.688712606758" calcext:value-type="float">
            <text:p>-510,7</text:p>
          </table:table-cell>
          <table:table-cell table:formula="of:=[.$A$3]*SIN(RADIANS([.B274]-120))" office:value-type="float" office:value="239.89996858359" calcext:value-type="float">
            <text:p>239,9</text:p>
          </table:table-cell>
          <table:table-cell table:formula="of:=[.$A$3]*SIN(RADIANS([.B274]+120))" office:value-type="float" office:value="270.788744023168" calcext:value-type="float">
            <text:p>270,8</text:p>
          </table:table-cell>
          <table:table-cell table:style-name="ce10"/>
          <table:table-cell table:style-name="ce6" table:formula="of:=(MIN([.C274];[.D274];[.E274])+MAX([.C274];[.D274];[.E274]))/2" office:value-type="float" office:value="-119.949984291795" calcext:value-type="float">
            <text:p>-119,9</text:p>
          </table:table-cell>
          <table:table-cell table:style-name="ce12" table:formula="of:=([.C274]-[.G274]+[.$A$3])/2" office:value-type="float" office:value="60.1306358425186" calcext:value-type="float">
            <text:p>60</text:p>
          </table:table-cell>
          <table:table-cell table:style-name="ce12" office:value-type="string" calcext:value-type="string">
            <text:p>,</text:p>
          </table:table-cell>
          <table:table-cell table:style-name="ce12" table:formula="of:=([.D274]-[.G274]+[.$A$3])/2" office:value-type="float" office:value="435.424976437693" calcext:value-type="float">
            <text:p>435</text:p>
          </table:table-cell>
          <table:table-cell table:style-name="ce12" table:formula="of:=([.E274]-[.G274]+[.$A$3])/2" office:value-type="float" office:value="450.869364157481" calcext:value-type="float">
            <text:p>451</text:p>
          </table:table-cell>
          <table:table-cell table:style-name="ce10"/>
        </table:table-row>
        <table:table-row table:style-name="ro1">
          <table:table-cell/>
          <table:table-cell table:style-name="ce2" table:formula="of:=[.B274]+1" office:value-type="float" office:value="273" calcext:value-type="float">
            <text:p>273</text:p>
          </table:table-cell>
          <table:table-cell table:formula="of:=[.$A$3]*SIN(RADIANS([.B275]))" office:value-type="float" office:value="-510.299692259587" calcext:value-type="float">
            <text:p>-510,3</text:p>
          </table:table-cell>
          <table:table-cell table:formula="of:=[.$A$3]*SIN(RADIANS([.B275]-120))" office:value-type="float" office:value="231.989145366908" calcext:value-type="float">
            <text:p>232,0</text:p>
          </table:table-cell>
          <table:table-cell table:formula="of:=[.$A$3]*SIN(RADIANS([.B275]+120))" office:value-type="float" office:value="278.310546892679" calcext:value-type="float">
            <text:p>278,3</text:p>
          </table:table-cell>
          <table:table-cell table:style-name="ce10"/>
          <table:table-cell table:style-name="ce6" table:formula="of:=(MIN([.C275];[.D275];[.E275])+MAX([.C275];[.D275];[.E275]))/2" office:value-type="float" office:value="-115.994572683454" calcext:value-type="float">
            <text:p>-116,0</text:p>
          </table:table-cell>
          <table:table-cell table:style-name="ce12" table:formula="of:=([.C275]-[.G275]+[.$A$3])/2" office:value-type="float" office:value="58.3474402119335" calcext:value-type="float">
            <text:p>58</text:p>
          </table:table-cell>
          <table:table-cell table:style-name="ce12" office:value-type="string" calcext:value-type="string">
            <text:p>,</text:p>
          </table:table-cell>
          <table:table-cell table:style-name="ce12" table:formula="of:=([.D275]-[.G275]+[.$A$3])/2" office:value-type="float" office:value="429.491859025181" calcext:value-type="float">
            <text:p>429</text:p>
          </table:table-cell>
          <table:table-cell table:style-name="ce12" table:formula="of:=([.E275]-[.G275]+[.$A$3])/2" office:value-type="float" office:value="452.652559788067" calcext:value-type="float">
            <text:p>453</text:p>
          </table:table-cell>
          <table:table-cell table:style-name="ce10"/>
        </table:table-row>
        <table:table-row table:style-name="ro1">
          <table:table-cell/>
          <table:table-cell table:style-name="ce2" table:formula="of:=[.B275]+1" office:value-type="float" office:value="274" calcext:value-type="float">
            <text:p>274</text:p>
          </table:table-cell>
          <table:table-cell table:formula="of:=[.$A$3]*SIN(RADIANS([.B276]))" office:value-type="float" office:value="-509.75522968277" calcext:value-type="float">
            <text:p>-509,8</text:p>
          </table:table-cell>
          <table:table-cell table:formula="of:=[.$A$3]*SIN(RADIANS([.B276]-120))" office:value-type="float" office:value="224.007656009218" calcext:value-type="float">
            <text:p>224,0</text:p>
          </table:table-cell>
          <table:table-cell table:formula="of:=[.$A$3]*SIN(RADIANS([.B276]+120))" office:value-type="float" office:value="285.747573673552" calcext:value-type="float">
            <text:p>285,7</text:p>
          </table:table-cell>
          <table:table-cell table:style-name="ce10"/>
          <table:table-cell table:style-name="ce6" table:formula="of:=(MIN([.C276];[.D276];[.E276])+MAX([.C276];[.D276];[.E276]))/2" office:value-type="float" office:value="-112.003828004609" calcext:value-type="float">
            <text:p>-112,0</text:p>
          </table:table-cell>
          <table:table-cell table:style-name="ce12" table:formula="of:=([.C276]-[.G276]+[.$A$3])/2" office:value-type="float" office:value="56.6242991609195" calcext:value-type="float">
            <text:p>57</text:p>
          </table:table-cell>
          <table:table-cell table:style-name="ce12" office:value-type="string" calcext:value-type="string">
            <text:p>,</text:p>
          </table:table-cell>
          <table:table-cell table:style-name="ce12" table:formula="of:=([.D276]-[.G276]+[.$A$3])/2" office:value-type="float" office:value="423.505742006914" calcext:value-type="float">
            <text:p>424</text:p>
          </table:table-cell>
          <table:table-cell table:style-name="ce12" table:formula="of:=([.E276]-[.G276]+[.$A$3])/2" office:value-type="float" office:value="454.375700839081" calcext:value-type="float">
            <text:p>454</text:p>
          </table:table-cell>
          <table:table-cell table:style-name="ce10"/>
        </table:table-row>
        <table:table-row table:style-name="ro1">
          <table:table-cell/>
          <table:table-cell table:style-name="ce2" table:formula="of:=[.B276]+1" office:value-type="float" office:value="275" calcext:value-type="float">
            <text:p>275</text:p>
          </table:table-cell>
          <table:table-cell table:formula="of:=[.$A$3]*SIN(RADIANS([.B277]))" office:value-type="float" office:value="-509.055490724882" calcext:value-type="float">
            <text:p>-509,1</text:p>
          </table:table-cell>
          <table:table-cell table:formula="of:=[.$A$3]*SIN(RADIANS([.B277]-120))" office:value-type="float" office:value="215.957931749497" calcext:value-type="float">
            <text:p>216,0</text:p>
          </table:table-cell>
          <table:table-cell table:formula="of:=[.$A$3]*SIN(RADIANS([.B277]+120))" office:value-type="float" office:value="293.097558975384" calcext:value-type="float">
            <text:p>293,1</text:p>
          </table:table-cell>
          <table:table-cell table:style-name="ce10"/>
          <table:table-cell table:style-name="ce6" table:formula="of:=(MIN([.C277];[.D277];[.E277])+MAX([.C277];[.D277];[.E277]))/2" office:value-type="float" office:value="-107.978965874749" calcext:value-type="float">
            <text:p>-108,0</text:p>
          </table:table-cell>
          <table:table-cell table:style-name="ce12" table:formula="of:=([.C277]-[.G277]+[.$A$3])/2" office:value-type="float" office:value="54.9617375749334" calcext:value-type="float">
            <text:p>55</text:p>
          </table:table-cell>
          <table:table-cell table:style-name="ce12" office:value-type="string" calcext:value-type="string">
            <text:p>,</text:p>
          </table:table-cell>
          <table:table-cell table:style-name="ce12" table:formula="of:=([.D277]-[.G277]+[.$A$3])/2" office:value-type="float" office:value="417.468448812123" calcext:value-type="float">
            <text:p>417</text:p>
          </table:table-cell>
          <table:table-cell table:style-name="ce12" table:formula="of:=([.E277]-[.G277]+[.$A$3])/2" office:value-type="float" office:value="456.038262425067" calcext:value-type="float">
            <text:p>456</text:p>
          </table:table-cell>
          <table:table-cell table:style-name="ce10"/>
        </table:table-row>
        <table:table-row table:style-name="ro1">
          <table:table-cell/>
          <table:table-cell table:style-name="ce2" table:formula="of:=[.B277]+1" office:value-type="float" office:value="276" calcext:value-type="float">
            <text:p>276</text:p>
          </table:table-cell>
          <table:table-cell table:formula="of:=[.$A$3]*SIN(RADIANS([.B278]))" office:value-type="float" office:value="-508.200688533188" calcext:value-type="float">
            <text:p>-508,2</text:p>
          </table:table-cell>
          <table:table-cell table:formula="of:=[.$A$3]*SIN(RADIANS([.B278]-120))" office:value-type="float" office:value="207.842424611734" calcext:value-type="float">
            <text:p>207,8</text:p>
          </table:table-cell>
          <table:table-cell table:formula="of:=[.$A$3]*SIN(RADIANS([.B278]+120))" office:value-type="float" office:value="300.358263921454" calcext:value-type="float">
            <text:p>300,4</text:p>
          </table:table-cell>
          <table:table-cell table:style-name="ce10"/>
          <table:table-cell table:style-name="ce6" table:formula="of:=(MIN([.C278];[.D278];[.E278])+MAX([.C278];[.D278];[.E278]))/2" office:value-type="float" office:value="-103.921212305867" calcext:value-type="float">
            <text:p>-103,9</text:p>
          </table:table-cell>
          <table:table-cell table:style-name="ce12" table:formula="of:=([.C278]-[.G278]+[.$A$3])/2" office:value-type="float" office:value="53.3602618863397" calcext:value-type="float">
            <text:p>53</text:p>
          </table:table-cell>
          <table:table-cell table:style-name="ce12" office:value-type="string" calcext:value-type="string">
            <text:p>,</text:p>
          </table:table-cell>
          <table:table-cell table:style-name="ce12" table:formula="of:=([.D278]-[.G278]+[.$A$3])/2" office:value-type="float" office:value="411.381818458801" calcext:value-type="float">
            <text:p>411</text:p>
          </table:table-cell>
          <table:table-cell table:style-name="ce12" table:formula="of:=([.E278]-[.G278]+[.$A$3])/2" office:value-type="float" office:value="457.63973811366" calcext:value-type="float">
            <text:p>458</text:p>
          </table:table-cell>
          <table:table-cell table:style-name="ce10"/>
        </table:table-row>
        <table:table-row table:style-name="ro1">
          <table:table-cell/>
          <table:table-cell table:style-name="ce2" table:formula="of:=[.B278]+1" office:value-type="float" office:value="277" calcext:value-type="float">
            <text:p>277</text:p>
          </table:table-cell>
          <table:table-cell table:formula="of:=[.$A$3]*SIN(RADIANS([.B279]))" office:value-type="float" office:value="-507.191083488716" calcext:value-type="float">
            <text:p>-507,2</text:p>
          </table:table-cell>
          <table:table-cell table:formula="of:=[.$A$3]*SIN(RADIANS([.B279]-120))" office:value-type="float" office:value="199.663606658019" calcext:value-type="float">
            <text:p>199,7</text:p>
          </table:table-cell>
          <table:table-cell table:formula="of:=[.$A$3]*SIN(RADIANS([.B279]+120))" office:value-type="float" office:value="307.527476830696" calcext:value-type="float">
            <text:p>307,5</text:p>
          </table:table-cell>
          <table:table-cell table:style-name="ce10"/>
          <table:table-cell table:style-name="ce6" table:formula="of:=(MIN([.C279];[.D279];[.E279])+MAX([.C279];[.D279];[.E279]))/2" office:value-type="float" office:value="-99.8318033290095" calcext:value-type="float">
            <text:p>-99,8</text:p>
          </table:table-cell>
          <table:table-cell table:style-name="ce12" table:formula="of:=([.C279]-[.G279]+[.$A$3])/2" office:value-type="float" office:value="51.820359920147" calcext:value-type="float">
            <text:p>52</text:p>
          </table:table-cell>
          <table:table-cell table:style-name="ce12" office:value-type="string" calcext:value-type="string">
            <text:p>,</text:p>
          </table:table-cell>
          <table:table-cell table:style-name="ce12" table:formula="of:=([.D279]-[.G279]+[.$A$3])/2" office:value-type="float" office:value="405.247704993514" calcext:value-type="float">
            <text:p>405</text:p>
          </table:table-cell>
          <table:table-cell table:style-name="ce12" table:formula="of:=([.E279]-[.G279]+[.$A$3])/2" office:value-type="float" office:value="459.179640079853" calcext:value-type="float">
            <text:p>459</text:p>
          </table:table-cell>
          <table:table-cell table:style-name="ce10"/>
        </table:table-row>
        <table:table-row table:style-name="ro1">
          <table:table-cell/>
          <table:table-cell table:style-name="ce2" table:formula="of:=[.B279]+1" office:value-type="float" office:value="278" calcext:value-type="float">
            <text:p>278</text:p>
          </table:table-cell>
          <table:table-cell table:formula="of:=[.$A$3]*SIN(RADIANS([.B280]))" office:value-type="float" office:value="-506.026983126943" calcext:value-type="float">
            <text:p>-506,0</text:p>
          </table:table-cell>
          <table:table-cell table:formula="of:=[.$A$3]*SIN(RADIANS([.B280]-120))" office:value-type="float" office:value="191.423969235531" calcext:value-type="float">
            <text:p>191,4</text:p>
          </table:table-cell>
          <table:table-cell table:formula="of:=[.$A$3]*SIN(RADIANS([.B280]+120))" office:value-type="float" office:value="314.603013891411" calcext:value-type="float">
            <text:p>314,6</text:p>
          </table:table-cell>
          <table:table-cell table:style-name="ce10"/>
          <table:table-cell table:style-name="ce6" table:formula="of:=(MIN([.C280];[.D280];[.E280])+MAX([.C280];[.D280];[.E280]))/2" office:value-type="float" office:value="-95.7119846177655" calcext:value-type="float">
            <text:p>-95,7</text:p>
          </table:table-cell>
          <table:table-cell table:style-name="ce12" table:formula="of:=([.C280]-[.G280]+[.$A$3])/2" office:value-type="float" office:value="50.3425007454115" calcext:value-type="float">
            <text:p>50</text:p>
          </table:table-cell>
          <table:table-cell table:style-name="ce12" office:value-type="string" calcext:value-type="string">
            <text:p>,</text:p>
          </table:table-cell>
          <table:table-cell table:style-name="ce12" table:formula="of:=([.D280]-[.G280]+[.$A$3])/2" office:value-type="float" office:value="399.067976926648" calcext:value-type="float">
            <text:p>399</text:p>
          </table:table-cell>
          <table:table-cell table:style-name="ce12" table:formula="of:=([.E280]-[.G280]+[.$A$3])/2" office:value-type="float" office:value="460.657499254589" calcext:value-type="float">
            <text:p>461</text:p>
          </table:table-cell>
          <table:table-cell table:style-name="ce10"/>
        </table:table-row>
        <table:table-row table:style-name="ro1">
          <table:table-cell/>
          <table:table-cell table:style-name="ce2" table:formula="of:=[.B280]+1" office:value-type="float" office:value="279" calcext:value-type="float">
            <text:p>279</text:p>
          </table:table-cell>
          <table:table-cell table:formula="of:=[.$A$3]*SIN(RADIANS([.B281]))" office:value-type="float" office:value="-504.708742044115" calcext:value-type="float">
            <text:p>-504,7</text:p>
          </table:table-cell>
          <table:table-cell table:formula="of:=[.$A$3]*SIN(RADIANS([.B281]-120))" office:value-type="float" office:value="183.126022217648" calcext:value-type="float">
            <text:p>183,1</text:p>
          </table:table-cell>
          <table:table-cell table:formula="of:=[.$A$3]*SIN(RADIANS([.B281]+120))" office:value-type="float" office:value="321.582719826467" calcext:value-type="float">
            <text:p>321,6</text:p>
          </table:table-cell>
          <table:table-cell table:style-name="ce10"/>
          <table:table-cell table:style-name="ce6" table:formula="of:=(MIN([.C281];[.D281];[.E281])+MAX([.C281];[.D281];[.E281]))/2" office:value-type="float" office:value="-91.5630111088242" calcext:value-type="float">
            <text:p>-91,6</text:p>
          </table:table-cell>
          <table:table-cell table:style-name="ce12" table:formula="of:=([.C281]-[.G281]+[.$A$3])/2" office:value-type="float" office:value="48.9271345323544" calcext:value-type="float">
            <text:p>49</text:p>
          </table:table-cell>
          <table:table-cell table:style-name="ce12" office:value-type="string" calcext:value-type="string">
            <text:p>,</text:p>
          </table:table-cell>
          <table:table-cell table:style-name="ce12" table:formula="of:=([.D281]-[.G281]+[.$A$3])/2" office:value-type="float" office:value="392.844516663236" calcext:value-type="float">
            <text:p>393</text:p>
          </table:table-cell>
          <table:table-cell table:style-name="ce12" table:formula="of:=([.E281]-[.G281]+[.$A$3])/2" office:value-type="float" office:value="462.072865467646" calcext:value-type="float">
            <text:p>462</text:p>
          </table:table-cell>
          <table:table-cell table:style-name="ce10"/>
        </table:table-row>
        <table:table-row table:style-name="ro1">
          <table:table-cell/>
          <table:table-cell table:style-name="ce2" table:formula="of:=[.B281]+1" office:value-type="float" office:value="280" calcext:value-type="float">
            <text:p>280</text:p>
          </table:table-cell>
          <table:table-cell table:formula="of:=[.$A$3]*SIN(RADIANS([.B282]))" office:value-type="float" office:value="-503.236761789238" calcext:value-type="float">
            <text:p>-503,2</text:p>
          </table:table-cell>
          <table:table-cell table:formula="of:=[.$A$3]*SIN(RADIANS([.B282]-120))" office:value-type="float" office:value="174.772293239417" calcext:value-type="float">
            <text:p>174,8</text:p>
          </table:table-cell>
          <table:table-cell table:formula="of:=[.$A$3]*SIN(RADIANS([.B282]+120))" office:value-type="float" office:value="328.464468549822" calcext:value-type="float">
            <text:p>328,5</text:p>
          </table:table-cell>
          <table:table-cell table:style-name="ce10"/>
          <table:table-cell table:style-name="ce6" table:formula="of:=(MIN([.C282];[.D282];[.E282])+MAX([.C282];[.D282];[.E282]))/2" office:value-type="float" office:value="-87.3861466197084" calcext:value-type="float">
            <text:p>-87,4</text:p>
          </table:table-cell>
          <table:table-cell table:style-name="ce12" table:formula="of:=([.C282]-[.G282]+[.$A$3])/2" office:value-type="float" office:value="47.574692415235" calcext:value-type="float">
            <text:p>48</text:p>
          </table:table-cell>
          <table:table-cell table:style-name="ce12" office:value-type="string" calcext:value-type="string">
            <text:p>,</text:p>
          </table:table-cell>
          <table:table-cell table:style-name="ce12" table:formula="of:=([.D282]-[.G282]+[.$A$3])/2" office:value-type="float" office:value="386.579219929563" calcext:value-type="float">
            <text:p>387</text:p>
          </table:table-cell>
          <table:table-cell table:style-name="ce12" table:formula="of:=([.E282]-[.G282]+[.$A$3])/2" office:value-type="float" office:value="463.425307584765" calcext:value-type="float">
            <text:p>463</text:p>
          </table:table-cell>
          <table:table-cell table:style-name="ce10"/>
        </table:table-row>
        <table:table-row table:style-name="ro1">
          <table:table-cell/>
          <table:table-cell table:style-name="ce2" table:formula="of:=[.B282]+1" office:value-type="float" office:value="281" calcext:value-type="float">
            <text:p>281</text:p>
          </table:table-cell>
          <table:table-cell table:formula="of:=[.$A$3]*SIN(RADIANS([.B283]))" office:value-type="float" office:value="-501.611490741756" calcext:value-type="float">
            <text:p>-501,6</text:p>
          </table:table-cell>
          <table:table-cell table:formula="of:=[.$A$3]*SIN(RADIANS([.B283]-120))" office:value-type="float" office:value="166.365326927607" calcext:value-type="float">
            <text:p>166,4</text:p>
          </table:table-cell>
          <table:table-cell table:formula="of:=[.$A$3]*SIN(RADIANS([.B283]+120))" office:value-type="float" office:value="335.246163814149" calcext:value-type="float">
            <text:p>335,2</text:p>
          </table:table-cell>
          <table:table-cell table:style-name="ce10"/>
          <table:table-cell table:style-name="ce6" table:formula="of:=(MIN([.C283];[.D283];[.E283])+MAX([.C283];[.D283];[.E283]))/2" office:value-type="float" office:value="-83.1826634638036" calcext:value-type="float">
            <text:p>-83,2</text:p>
          </table:table-cell>
          <table:table-cell table:style-name="ce12" table:formula="of:=([.C283]-[.G283]+[.$A$3])/2" office:value-type="float" office:value="46.2855863610237" calcext:value-type="float">
            <text:p>46</text:p>
          </table:table-cell>
          <table:table-cell table:style-name="ce12" office:value-type="string" calcext:value-type="string">
            <text:p>,</text:p>
          </table:table-cell>
          <table:table-cell table:style-name="ce12" table:formula="of:=([.D283]-[.G283]+[.$A$3])/2" office:value-type="float" office:value="380.273995195705" calcext:value-type="float">
            <text:p>380</text:p>
          </table:table-cell>
          <table:table-cell table:style-name="ce12" table:formula="of:=([.E283]-[.G283]+[.$A$3])/2" office:value-type="float" office:value="464.714413638976" calcext:value-type="float">
            <text:p>465</text:p>
          </table:table-cell>
          <table:table-cell table:style-name="ce10"/>
        </table:table-row>
        <table:table-row table:style-name="ro1">
          <table:table-cell/>
          <table:table-cell table:style-name="ce2" table:formula="of:=[.B283]+1" office:value-type="float" office:value="282" calcext:value-type="float">
            <text:p>282</text:p>
          </table:table-cell>
          <table:table-cell table:formula="of:=[.$A$3]*SIN(RADIANS([.B284]))" office:value-type="float" office:value="-499.833423974975" calcext:value-type="float">
            <text:p>-499,8</text:p>
          </table:table-cell>
          <table:table-cell table:formula="of:=[.$A$3]*SIN(RADIANS([.B284]-120))" office:value-type="float" office:value="157.907684125598" calcext:value-type="float">
            <text:p>157,9</text:p>
          </table:table-cell>
          <table:table-cell table:formula="of:=[.$A$3]*SIN(RADIANS([.B284]+120))" office:value-type="float" office:value="341.925739849377" calcext:value-type="float">
            <text:p>341,9</text:p>
          </table:table-cell>
          <table:table-cell table:style-name="ce10"/>
          <table:table-cell table:style-name="ce6" table:formula="of:=(MIN([.C284];[.D284];[.E284])+MAX([.C284];[.D284];[.E284]))/2" office:value-type="float" office:value="-78.953842062799" calcext:value-type="float">
            <text:p>-79,0</text:p>
          </table:table-cell>
          <table:table-cell table:style-name="ce12" table:formula="of:=([.C284]-[.G284]+[.$A$3])/2" office:value-type="float" office:value="45.0602090439122" calcext:value-type="float">
            <text:p>45</text:p>
          </table:table-cell>
          <table:table-cell table:style-name="ce12" office:value-type="string" calcext:value-type="string">
            <text:p>,</text:p>
          </table:table-cell>
          <table:table-cell table:style-name="ce12" table:formula="of:=([.D284]-[.G284]+[.$A$3])/2" office:value-type="float" office:value="373.930763094199" calcext:value-type="float">
            <text:p>374</text:p>
          </table:table-cell>
          <table:table-cell table:style-name="ce12" table:formula="of:=([.E284]-[.G284]+[.$A$3])/2" office:value-type="float" office:value="465.939790956088" calcext:value-type="float">
            <text:p>466</text:p>
          </table:table-cell>
          <table:table-cell table:style-name="ce10"/>
        </table:table-row>
        <table:table-row table:style-name="ro1">
          <table:table-cell/>
          <table:table-cell table:style-name="ce2" table:formula="of:=[.B284]+1" office:value-type="float" office:value="283" calcext:value-type="float">
            <text:p>283</text:p>
          </table:table-cell>
          <table:table-cell table:formula="of:=[.$A$3]*SIN(RADIANS([.B285]))" office:value-type="float" office:value="-497.903103105255" calcext:value-type="float">
            <text:p>-497,9</text:p>
          </table:table-cell>
          <table:table-cell table:formula="of:=[.$A$3]*SIN(RADIANS([.B285]-120))" office:value-type="float" office:value="149.401941113318" calcext:value-type="float">
            <text:p>149,4</text:p>
          </table:table-cell>
          <table:table-cell table:formula="of:=[.$A$3]*SIN(RADIANS([.B285]+120))" office:value-type="float" office:value="348.501161991937" calcext:value-type="float">
            <text:p>348,5</text:p>
          </table:table-cell>
          <table:table-cell table:style-name="ce10"/>
          <table:table-cell table:style-name="ce6" table:formula="of:=(MIN([.C285];[.D285];[.E285])+MAX([.C285];[.D285];[.E285]))/2" office:value-type="float" office:value="-74.7009705566592" calcext:value-type="float">
            <text:p>-74,7</text:p>
          </table:table-cell>
          <table:table-cell table:style-name="ce12" table:formula="of:=([.C285]-[.G285]+[.$A$3])/2" office:value-type="float" office:value="43.898933725702" calcext:value-type="float">
            <text:p>44</text:p>
          </table:table-cell>
          <table:table-cell table:style-name="ce12" office:value-type="string" calcext:value-type="string">
            <text:p>,</text:p>
          </table:table-cell>
          <table:table-cell table:style-name="ce12" table:formula="of:=([.D285]-[.G285]+[.$A$3])/2" office:value-type="float" office:value="367.551455834989" calcext:value-type="float">
            <text:p>368</text:p>
          </table:table-cell>
          <table:table-cell table:style-name="ce12" table:formula="of:=([.E285]-[.G285]+[.$A$3])/2" office:value-type="float" office:value="467.101066274298" calcext:value-type="float">
            <text:p>467</text:p>
          </table:table-cell>
          <table:table-cell table:style-name="ce10"/>
        </table:table-row>
        <table:table-row table:style-name="ro1">
          <table:table-cell/>
          <table:table-cell table:style-name="ce2" table:formula="of:=[.B285]+1" office:value-type="float" office:value="284" calcext:value-type="float">
            <text:p>284</text:p>
          </table:table-cell>
          <table:table-cell table:formula="of:=[.$A$3]*SIN(RADIANS([.B286]))" office:value-type="float" office:value="-495.821116127034" calcext:value-type="float">
            <text:p>-495,8</text:p>
          </table:table-cell>
          <table:table-cell table:formula="of:=[.$A$3]*SIN(RADIANS([.B286]-120))" office:value-type="float" office:value="140.850688822487" calcext:value-type="float">
            <text:p>140,9</text:p>
          </table:table-cell>
          <table:table-cell table:formula="of:=[.$A$3]*SIN(RADIANS([.B286]+120))" office:value-type="float" office:value="354.970427304548" calcext:value-type="float">
            <text:p>355,0</text:p>
          </table:table-cell>
          <table:table-cell table:style-name="ce10"/>
          <table:table-cell table:style-name="ce6" table:formula="of:=(MIN([.C286];[.D286];[.E286])+MAX([.C286];[.D286];[.E286]))/2" office:value-type="float" office:value="-70.4253444112433" calcext:value-type="float">
            <text:p>-70,4</text:p>
          </table:table-cell>
          <table:table-cell table:style-name="ce12" table:formula="of:=([.C286]-[.G286]+[.$A$3])/2" office:value-type="float" office:value="42.8021141421045" calcext:value-type="float">
            <text:p>43</text:p>
          </table:table-cell>
          <table:table-cell table:style-name="ce12" office:value-type="string" calcext:value-type="string">
            <text:p>,</text:p>
          </table:table-cell>
          <table:table-cell table:style-name="ce12" table:formula="of:=([.D286]-[.G286]+[.$A$3])/2" office:value-type="float" office:value="361.138016616865" calcext:value-type="float">
            <text:p>361</text:p>
          </table:table-cell>
          <table:table-cell table:style-name="ce12" table:formula="of:=([.E286]-[.G286]+[.$A$3])/2" office:value-type="float" office:value="468.197885857895" calcext:value-type="float">
            <text:p>468</text:p>
          </table:table-cell>
          <table:table-cell table:style-name="ce10"/>
        </table:table-row>
        <table:table-row table:style-name="ro1">
          <table:table-cell/>
          <table:table-cell table:style-name="ce2" table:formula="of:=[.B286]+1" office:value-type="float" office:value="285" calcext:value-type="float">
            <text:p>285</text:p>
          </table:table-cell>
          <table:table-cell table:formula="of:=[.$A$3]*SIN(RADIANS([.B287]))" office:value-type="float" office:value="-493.588097233714" calcext:value-type="float">
            <text:p>-493,6</text:p>
          </table:table-cell>
          <table:table-cell table:formula="of:=[.$A$3]*SIN(RADIANS([.B287]-120))" office:value-type="float" office:value="132.256532047388" calcext:value-type="float">
            <text:p>132,3</text:p>
          </table:table-cell>
          <table:table-cell table:formula="of:=[.$A$3]*SIN(RADIANS([.B287]+120))" office:value-type="float" office:value="361.331565186326" calcext:value-type="float">
            <text:p>361,3</text:p>
          </table:table-cell>
          <table:table-cell table:style-name="ce10"/>
          <table:table-cell table:style-name="ce6" table:formula="of:=(MIN([.C287];[.D287];[.E287])+MAX([.C287];[.D287];[.E287]))/2" office:value-type="float" office:value="-66.1282660236941" calcext:value-type="float">
            <text:p>-66,1</text:p>
          </table:table-cell>
          <table:table-cell table:style-name="ce12" table:formula="of:=([.C287]-[.G287]+[.$A$3])/2" office:value-type="float" office:value="41.7700843949901" calcext:value-type="float">
            <text:p>42</text:p>
          </table:table-cell>
          <table:table-cell table:style-name="ce12" office:value-type="string" calcext:value-type="string">
            <text:p>,</text:p>
          </table:table-cell>
          <table:table-cell table:style-name="ce12" table:formula="of:=([.D287]-[.G287]+[.$A$3])/2" office:value-type="float" office:value="354.692399035541" calcext:value-type="float">
            <text:p>355</text:p>
          </table:table-cell>
          <table:table-cell table:style-name="ce12" table:formula="of:=([.E287]-[.G287]+[.$A$3])/2" office:value-type="float" office:value="469.22991560501" calcext:value-type="float">
            <text:p>469</text:p>
          </table:table-cell>
          <table:table-cell table:style-name="ce10"/>
        </table:table-row>
        <table:table-row table:style-name="ro1">
          <table:table-cell/>
          <table:table-cell table:style-name="ce2" table:formula="of:=[.B287]+1" office:value-type="float" office:value="286" calcext:value-type="float">
            <text:p>286</text:p>
          </table:table-cell>
          <table:table-cell table:formula="of:=[.$A$3]*SIN(RADIANS([.B288]))" office:value-type="float" office:value="-491.204726624481" calcext:value-type="float">
            <text:p>-491,2</text:p>
          </table:table-cell>
          <table:table-cell table:formula="of:=[.$A$3]*SIN(RADIANS([.B288]-120))" office:value-type="float" office:value="123.62208865143" calcext:value-type="float">
            <text:p>123,6</text:p>
          </table:table-cell>
          <table:table-cell table:formula="of:=[.$A$3]*SIN(RADIANS([.B288]+120))" office:value-type="float" office:value="367.582637973051" calcext:value-type="float">
            <text:p>367,6</text:p>
          </table:table-cell>
          <table:table-cell table:style-name="ce10"/>
          <table:table-cell table:style-name="ce6" table:formula="of:=(MIN([.C288];[.D288];[.E288])+MAX([.C288];[.D288];[.E288]))/2" office:value-type="float" office:value="-61.8110443257152" calcext:value-type="float">
            <text:p>-61,8</text:p>
          </table:table-cell>
          <table:table-cell table:style-name="ce12" table:formula="of:=([.C288]-[.G288]+[.$A$3])/2" office:value-type="float" office:value="40.8031588506171" calcext:value-type="float">
            <text:p>41</text:p>
          </table:table-cell>
          <table:table-cell table:style-name="ce12" office:value-type="string" calcext:value-type="string">
            <text:p>,</text:p>
          </table:table-cell>
          <table:table-cell table:style-name="ce12" table:formula="of:=([.D288]-[.G288]+[.$A$3])/2" office:value-type="float" office:value="348.216566488573" calcext:value-type="float">
            <text:p>348</text:p>
          </table:table-cell>
          <table:table-cell table:style-name="ce12" table:formula="of:=([.E288]-[.G288]+[.$A$3])/2" office:value-type="float" office:value="470.196841149383" calcext:value-type="float">
            <text:p>470</text:p>
          </table:table-cell>
          <table:table-cell table:style-name="ce10"/>
        </table:table-row>
        <table:table-row table:style-name="ro1">
          <table:table-cell/>
          <table:table-cell table:style-name="ce2" table:formula="of:=[.B288]+1" office:value-type="float" office:value="287" calcext:value-type="float">
            <text:p>287</text:p>
          </table:table-cell>
          <table:table-cell table:formula="of:=[.$A$3]*SIN(RADIANS([.B289]))" office:value-type="float" office:value="-488.671730297111" calcext:value-type="float">
            <text:p>-488,7</text:p>
          </table:table-cell>
          <table:table-cell table:formula="of:=[.$A$3]*SIN(RADIANS([.B289]-120))" office:value-type="float" office:value="114.949988769715" calcext:value-type="float">
            <text:p>114,9</text:p>
          </table:table-cell>
          <table:table-cell table:formula="of:=[.$A$3]*SIN(RADIANS([.B289]+120))" office:value-type="float" office:value="373.721741527396" calcext:value-type="float">
            <text:p>373,7</text:p>
          </table:table-cell>
          <table:table-cell table:style-name="ce10"/>
          <table:table-cell table:style-name="ce6" table:formula="of:=(MIN([.C289];[.D289];[.E289])+MAX([.C289];[.D289];[.E289]))/2" office:value-type="float" office:value="-57.4749943848574" calcext:value-type="float">
            <text:p>-57,5</text:p>
          </table:table-cell>
          <table:table-cell table:style-name="ce12" table:formula="of:=([.C289]-[.G289]+[.$A$3])/2" office:value-type="float" office:value="39.9016320438732" calcext:value-type="float">
            <text:p>40</text:p>
          </table:table-cell>
          <table:table-cell table:style-name="ce12" office:value-type="string" calcext:value-type="string">
            <text:p>,</text:p>
          </table:table-cell>
          <table:table-cell table:style-name="ce12" table:formula="of:=([.D289]-[.G289]+[.$A$3])/2" office:value-type="float" office:value="341.712491577286" calcext:value-type="float">
            <text:p>342</text:p>
          </table:table-cell>
          <table:table-cell table:style-name="ce12" table:formula="of:=([.E289]-[.G289]+[.$A$3])/2" office:value-type="float" office:value="471.098367956127" calcext:value-type="float">
            <text:p>471</text:p>
          </table:table-cell>
          <table:table-cell table:style-name="ce10"/>
        </table:table-row>
        <table:table-row table:style-name="ro1">
          <table:table-cell/>
          <table:table-cell table:style-name="ce2" table:formula="of:=[.B289]+1" office:value-type="float" office:value="288" calcext:value-type="float">
            <text:p>288</text:p>
          </table:table-cell>
          <table:table-cell table:formula="of:=[.$A$3]*SIN(RADIANS([.B290]))" office:value-type="float" office:value="-485.989879826824" calcext:value-type="float">
            <text:p>-486,0</text:p>
          </table:table-cell>
          <table:table-cell table:formula="of:=[.$A$3]*SIN(RADIANS([.B290]-120))" office:value-type="float" office:value="106.242874007875" calcext:value-type="float">
            <text:p>106,2</text:p>
          </table:table-cell>
          <table:table-cell table:formula="of:=[.$A$3]*SIN(RADIANS([.B290]+120))" office:value-type="float" office:value="379.747005818948" calcext:value-type="float">
            <text:p>379,7</text:p>
          </table:table-cell>
          <table:table-cell table:style-name="ce10"/>
          <table:table-cell table:style-name="ce6" table:formula="of:=(MIN([.C290];[.D290];[.E290])+MAX([.C290];[.D290];[.E290]))/2" office:value-type="float" office:value="-53.1214370039375" calcext:value-type="float">
            <text:p>-53,1</text:p>
          </table:table-cell>
          <table:table-cell table:style-name="ce12" table:formula="of:=([.C290]-[.G290]+[.$A$3])/2" office:value-type="float" office:value="39.065778588557" calcext:value-type="float">
            <text:p>39</text:p>
          </table:table-cell>
          <table:table-cell table:style-name="ce12" office:value-type="string" calcext:value-type="string">
            <text:p>,</text:p>
          </table:table-cell>
          <table:table-cell table:style-name="ce12" table:formula="of:=([.D290]-[.G290]+[.$A$3])/2" office:value-type="float" office:value="335.182155505906" calcext:value-type="float">
            <text:p>335</text:p>
          </table:table-cell>
          <table:table-cell table:style-name="ce12" table:formula="of:=([.E290]-[.G290]+[.$A$3])/2" office:value-type="float" office:value="471.934221411443" calcext:value-type="float">
            <text:p>472</text:p>
          </table:table-cell>
          <table:table-cell table:style-name="ce10"/>
        </table:table-row>
        <table:table-row table:style-name="ro1">
          <table:table-cell/>
          <table:table-cell table:style-name="ce2" table:formula="of:=[.B290]+1" office:value-type="float" office:value="289" calcext:value-type="float">
            <text:p>289</text:p>
          </table:table-cell>
          <table:table-cell table:formula="of:=[.$A$3]*SIN(RADIANS([.B291]))" office:value-type="float" office:value="-483.159992131251" calcext:value-type="float">
            <text:p>-483,2</text:p>
          </table:table-cell>
          <table:table-cell table:formula="of:=[.$A$3]*SIN(RADIANS([.B291]-120))" office:value-type="float" office:value="97.5033966374145" calcext:value-type="float">
            <text:p>97,5</text:p>
          </table:table-cell>
          <table:table-cell table:formula="of:=[.$A$3]*SIN(RADIANS([.B291]+120))" office:value-type="float" office:value="385.656595493836" calcext:value-type="float">
            <text:p>385,7</text:p>
          </table:table-cell>
          <table:table-cell table:style-name="ce10"/>
          <table:table-cell table:style-name="ce6" table:formula="of:=(MIN([.C291];[.D291];[.E291])+MAX([.C291];[.D291];[.E291]))/2" office:value-type="float" office:value="-48.7516983187073" calcext:value-type="float">
            <text:p>-48,8</text:p>
          </table:table-cell>
          <table:table-cell table:style-name="ce12" table:formula="of:=([.C291]-[.G291]+[.$A$3])/2" office:value-type="float" office:value="38.2958530937281" calcext:value-type="float">
            <text:p>38</text:p>
          </table:table-cell>
          <table:table-cell table:style-name="ce12" office:value-type="string" calcext:value-type="string">
            <text:p>,</text:p>
          </table:table-cell>
          <table:table-cell table:style-name="ce12" table:formula="of:=([.D291]-[.G291]+[.$A$3])/2" office:value-type="float" office:value="328.627547478061" calcext:value-type="float">
            <text:p>329</text:p>
          </table:table-cell>
          <table:table-cell table:style-name="ce12" table:formula="of:=([.E291]-[.G291]+[.$A$3])/2" office:value-type="float" office:value="472.704146906272" calcext:value-type="float">
            <text:p>473</text:p>
          </table:table-cell>
          <table:table-cell table:style-name="ce10"/>
        </table:table-row>
        <table:table-row table:style-name="ro1">
          <table:table-cell/>
          <table:table-cell table:style-name="ce2" table:formula="of:=[.B291]+1" office:value-type="float" office:value="290" calcext:value-type="float">
            <text:p>290</text:p>
          </table:table-cell>
          <table:table-cell table:formula="of:=[.$A$3]*SIN(RADIANS([.B292]))" office:value-type="float" office:value="-480.182929221599" calcext:value-type="float">
            <text:p>-480,2</text:p>
          </table:table-cell>
          <table:table-cell table:formula="of:=[.$A$3]*SIN(RADIANS([.B292]-120))" office:value-type="float" office:value="88.7342187878014" calcext:value-type="float">
            <text:p>88,7</text:p>
          </table:table-cell>
          <table:table-cell table:formula="of:=[.$A$3]*SIN(RADIANS([.B292]+120))" office:value-type="float" office:value="391.448710433798" calcext:value-type="float">
            <text:p>391,4</text:p>
          </table:table-cell>
          <table:table-cell table:style-name="ce10"/>
          <table:table-cell table:style-name="ce6" table:formula="of:=(MIN([.C292];[.D292];[.E292])+MAX([.C292];[.D292];[.E292]))/2" office:value-type="float" office:value="-44.3671093939007" calcext:value-type="float">
            <text:p>-44,4</text:p>
          </table:table-cell>
          <table:table-cell table:style-name="ce12" table:formula="of:=([.C292]-[.G292]+[.$A$3])/2" office:value-type="float" office:value="37.5920900861508" calcext:value-type="float">
            <text:p>38</text:p>
          </table:table-cell>
          <table:table-cell table:style-name="ce12" office:value-type="string" calcext:value-type="string">
            <text:p>,</text:p>
          </table:table-cell>
          <table:table-cell table:style-name="ce12" table:formula="of:=([.D292]-[.G292]+[.$A$3])/2" office:value-type="float" office:value="322.050664090851" calcext:value-type="float">
            <text:p>322</text:p>
          </table:table-cell>
          <table:table-cell table:style-name="ce12" table:formula="of:=([.E292]-[.G292]+[.$A$3])/2" office:value-type="float" office:value="473.407909913849" calcext:value-type="float">
            <text:p>473</text:p>
          </table:table-cell>
          <table:table-cell table:style-name="ce10"/>
        </table:table-row>
        <table:table-row table:style-name="ro1">
          <table:table-cell/>
          <table:table-cell table:style-name="ce2" table:formula="of:=[.B292]+1" office:value-type="float" office:value="291" calcext:value-type="float">
            <text:p>291</text:p>
          </table:table-cell>
          <table:table-cell table:formula="of:=[.$A$3]*SIN(RADIANS([.B293]))" office:value-type="float" office:value="-477.05959794007" calcext:value-type="float">
            <text:p>-477,1</text:p>
          </table:table-cell>
          <table:table-cell table:formula="of:=[.$A$3]*SIN(RADIANS([.B293]-120))" office:value-type="float" office:value="79.938011635558" calcext:value-type="float">
            <text:p>79,9</text:p>
          </table:table-cell>
          <table:table-cell table:formula="of:=[.$A$3]*SIN(RADIANS([.B293]+120))" office:value-type="float" office:value="397.121586304512" calcext:value-type="float">
            <text:p>397,1</text:p>
          </table:table-cell>
          <table:table-cell table:style-name="ce10"/>
          <table:table-cell table:style-name="ce6" table:formula="of:=(MIN([.C293];[.D293];[.E293])+MAX([.C293];[.D293];[.E293]))/2" office:value-type="float" office:value="-39.9690058177789" calcext:value-type="float">
            <text:p>-40,0</text:p>
          </table:table-cell>
          <table:table-cell table:style-name="ce12" table:formula="of:=([.C293]-[.G293]+[.$A$3])/2" office:value-type="float" office:value="36.9547039388544" calcext:value-type="float">
            <text:p>37</text:p>
          </table:table-cell>
          <table:table-cell table:style-name="ce12" office:value-type="string" calcext:value-type="string">
            <text:p>,</text:p>
          </table:table-cell>
          <table:table-cell table:style-name="ce12" table:formula="of:=([.D293]-[.G293]+[.$A$3])/2" office:value-type="float" office:value="315.453508726668" calcext:value-type="float">
            <text:p>315</text:p>
          </table:table-cell>
          <table:table-cell table:style-name="ce12" table:formula="of:=([.E293]-[.G293]+[.$A$3])/2" office:value-type="float" office:value="474.045296061146" calcext:value-type="float">
            <text:p>474</text:p>
          </table:table-cell>
          <table:table-cell table:style-name="ce10"/>
        </table:table-row>
        <table:table-row table:style-name="ro1">
          <table:table-cell/>
          <table:table-cell table:style-name="ce2" table:formula="of:=[.B293]+1" office:value-type="float" office:value="292" calcext:value-type="float">
            <text:p>292</text:p>
          </table:table-cell>
          <table:table-cell table:formula="of:=[.$A$3]*SIN(RADIANS([.B294]))" office:value-type="float" office:value="-473.790949683628" calcext:value-type="float">
            <text:p>-473,8</text:p>
          </table:table-cell>
          <table:table-cell table:formula="of:=[.$A$3]*SIN(RADIANS([.B294]-120))" office:value-type="float" office:value="71.1174545905934" calcext:value-type="float">
            <text:p>71,1</text:p>
          </table:table-cell>
          <table:table-cell table:formula="of:=[.$A$3]*SIN(RADIANS([.B294]+120))" office:value-type="float" office:value="402.673495093035" calcext:value-type="float">
            <text:p>402,7</text:p>
          </table:table-cell>
          <table:table-cell table:style-name="ce10"/>
          <table:table-cell table:style-name="ce6" table:formula="of:=(MIN([.C294];[.D294];[.E294])+MAX([.C294];[.D294];[.E294]))/2" office:value-type="float" office:value="-35.5587272952967" calcext:value-type="float">
            <text:p>-35,6</text:p>
          </table:table-cell>
          <table:table-cell table:style-name="ce12" table:formula="of:=([.C294]-[.G294]+[.$A$3])/2" office:value-type="float" office:value="36.3838888058342" calcext:value-type="float">
            <text:p>36</text:p>
          </table:table-cell>
          <table:table-cell table:style-name="ce12" office:value-type="string" calcext:value-type="string">
            <text:p>,</text:p>
          </table:table-cell>
          <table:table-cell table:style-name="ce12" table:formula="of:=([.D294]-[.G294]+[.$A$3])/2" office:value-type="float" office:value="308.838090942945" calcext:value-type="float">
            <text:p>309</text:p>
          </table:table-cell>
          <table:table-cell table:style-name="ce12" table:formula="of:=([.E294]-[.G294]+[.$A$3])/2" office:value-type="float" office:value="474.616111194166" calcext:value-type="float">
            <text:p>475</text:p>
          </table:table-cell>
          <table:table-cell table:style-name="ce10"/>
        </table:table-row>
        <table:table-row table:style-name="ro1">
          <table:table-cell/>
          <table:table-cell table:style-name="ce2" table:formula="of:=[.B294]+1" office:value-type="float" office:value="293" calcext:value-type="float">
            <text:p>293</text:p>
          </table:table-cell>
          <table:table-cell table:formula="of:=[.$A$3]*SIN(RADIANS([.B295]))" office:value-type="float" office:value="-470.377980114197" calcext:value-type="float">
            <text:p>-470,4</text:p>
          </table:table-cell>
          <table:table-cell table:formula="of:=[.$A$3]*SIN(RADIANS([.B295]-120))" office:value-type="float" office:value="62.2752344800304" calcext:value-type="float">
            <text:p>62,3</text:p>
          </table:table-cell>
          <table:table-cell table:formula="of:=[.$A$3]*SIN(RADIANS([.B295]+120))" office:value-type="float" office:value="408.102745634167" calcext:value-type="float">
            <text:p>408,1</text:p>
          </table:table-cell>
          <table:table-cell table:style-name="ce10"/>
          <table:table-cell table:style-name="ce6" table:formula="of:=(MIN([.C295];[.D295];[.E295])+MAX([.C295];[.D295];[.E295]))/2" office:value-type="float" office:value="-31.1376172400152" calcext:value-type="float">
            <text:p>-31,1</text:p>
          </table:table-cell>
          <table:table-cell table:style-name="ce12" table:formula="of:=([.C295]-[.G295]+[.$A$3])/2" office:value-type="float" office:value="35.8798185629091" calcext:value-type="float">
            <text:p>36</text:p>
          </table:table-cell>
          <table:table-cell table:style-name="ce12" office:value-type="string" calcext:value-type="string">
            <text:p>,</text:p>
          </table:table-cell>
          <table:table-cell table:style-name="ce12" table:formula="of:=([.D295]-[.G295]+[.$A$3])/2" office:value-type="float" office:value="302.206425860023" calcext:value-type="float">
            <text:p>302</text:p>
          </table:table-cell>
          <table:table-cell table:style-name="ce12" table:formula="of:=([.E295]-[.G295]+[.$A$3])/2" office:value-type="float" office:value="475.120181437091" calcext:value-type="float">
            <text:p>475</text:p>
          </table:table-cell>
          <table:table-cell table:style-name="ce10"/>
        </table:table-row>
        <table:table-row table:style-name="ro1">
          <table:table-cell/>
          <table:table-cell table:style-name="ce2" table:formula="of:=[.B295]+1" office:value-type="float" office:value="294" calcext:value-type="float">
            <text:p>294</text:p>
          </table:table-cell>
          <table:table-cell table:formula="of:=[.$A$3]*SIN(RADIANS([.B296]))" office:value-type="float" office:value="-466.821728855369" calcext:value-type="float">
            <text:p>-466,8</text:p>
          </table:table-cell>
          <table:table-cell table:formula="of:=[.$A$3]*SIN(RADIANS([.B296]-120))" office:value-type="float" office:value="53.4140447297711" calcext:value-type="float">
            <text:p>53,4</text:p>
          </table:table-cell>
          <table:table-cell table:formula="of:=[.$A$3]*SIN(RADIANS([.B296]+120))" office:value-type="float" office:value="413.407684125598" calcext:value-type="float">
            <text:p>413,4</text:p>
          </table:table-cell>
          <table:table-cell table:style-name="ce10"/>
          <table:table-cell table:style-name="ce6" table:formula="of:=(MIN([.C296];[.D296];[.E296])+MAX([.C296];[.D296];[.E296]))/2" office:value-type="float" office:value="-26.7070223648855" calcext:value-type="float">
            <text:p>-26,7</text:p>
          </table:table-cell>
          <table:table-cell table:style-name="ce12" table:formula="of:=([.C296]-[.G296]+[.$A$3])/2" office:value-type="float" office:value="35.4426467547582" calcext:value-type="float">
            <text:p>35</text:p>
          </table:table-cell>
          <table:table-cell table:style-name="ce12" office:value-type="string" calcext:value-type="string">
            <text:p>,</text:p>
          </table:table-cell>
          <table:table-cell table:style-name="ce12" table:formula="of:=([.D296]-[.G296]+[.$A$3])/2" office:value-type="float" office:value="295.560533547328" calcext:value-type="float">
            <text:p>296</text:p>
          </table:table-cell>
          <table:table-cell table:style-name="ce12" table:formula="of:=([.E296]-[.G296]+[.$A$3])/2" office:value-type="float" office:value="475.557353245242" calcext:value-type="float">
            <text:p>476</text:p>
          </table:table-cell>
          <table:table-cell table:style-name="ce10"/>
        </table:table-row>
        <table:table-row table:style-name="ro1">
          <table:table-cell/>
          <table:table-cell table:style-name="ce2" table:formula="of:=[.B296]+1" office:value-type="float" office:value="295" calcext:value-type="float">
            <text:p>295</text:p>
          </table:table-cell>
          <table:table-cell table:formula="of:=[.$A$3]*SIN(RADIANS([.B297]))" office:value-type="float" office:value="-463.123279175728" calcext:value-type="float">
            <text:p>-463,1</text:p>
          </table:table-cell>
          <table:table-cell table:formula="of:=[.$A$3]*SIN(RADIANS([.B297]-120))" office:value-type="float" office:value="44.5365845440533" calcext:value-type="float">
            <text:p>44,5</text:p>
          </table:table-cell>
          <table:table-cell table:formula="of:=[.$A$3]*SIN(RADIANS([.B297]+120))" office:value-type="float" office:value="418.586694631675" calcext:value-type="float">
            <text:p>418,6</text:p>
          </table:table-cell>
          <table:table-cell table:style-name="ce10"/>
          <table:table-cell table:style-name="ce6" table:formula="of:=(MIN([.C297];[.D297];[.E297])+MAX([.C297];[.D297];[.E297]))/2" office:value-type="float" office:value="-22.2682922720267" calcext:value-type="float">
            <text:p>-22,3</text:p>
          </table:table-cell>
          <table:table-cell table:style-name="ce12" table:formula="of:=([.C297]-[.G297]+[.$A$3])/2" office:value-type="float" office:value="35.0725065481493" calcext:value-type="float">
            <text:p>35</text:p>
          </table:table-cell>
          <table:table-cell table:style-name="ce12" office:value-type="string" calcext:value-type="string">
            <text:p>,</text:p>
          </table:table-cell>
          <table:table-cell table:style-name="ce12" table:formula="of:=([.D297]-[.G297]+[.$A$3])/2" office:value-type="float" office:value="288.90243840804" calcext:value-type="float">
            <text:p>289</text:p>
          </table:table-cell>
          <table:table-cell table:style-name="ce12" table:formula="of:=([.E297]-[.G297]+[.$A$3])/2" office:value-type="float" office:value="475.927493451851" calcext:value-type="float">
            <text:p>476</text:p>
          </table:table-cell>
          <table:table-cell table:style-name="ce10"/>
        </table:table-row>
        <table:table-row table:style-name="ro1">
          <table:table-cell/>
          <table:table-cell table:style-name="ce2" table:formula="of:=[.B297]+1" office:value-type="float" office:value="296" calcext:value-type="float">
            <text:p>296</text:p>
          </table:table-cell>
          <table:table-cell table:formula="of:=[.$A$3]*SIN(RADIANS([.B298]))" office:value-type="float" office:value="-459.283757658874" calcext:value-type="float">
            <text:p>-459,3</text:p>
          </table:table-cell>
          <table:table-cell table:formula="of:=[.$A$3]*SIN(RADIANS([.B298]-120))" office:value-type="float" office:value="35.6455580832481" calcext:value-type="float">
            <text:p>35,6</text:p>
          </table:table-cell>
          <table:table-cell table:formula="of:=[.$A$3]*SIN(RADIANS([.B298]+120))" office:value-type="float" office:value="423.638199575626" calcext:value-type="float">
            <text:p>423,6</text:p>
          </table:table-cell>
          <table:table-cell table:style-name="ce10"/>
          <table:table-cell table:style-name="ce6" table:formula="of:=(MIN([.C298];[.D298];[.E298])+MAX([.C298];[.D298];[.E298]))/2" office:value-type="float" office:value="-17.822779041624" calcext:value-type="float">
            <text:p>-17,8</text:p>
          </table:table-cell>
          <table:table-cell table:style-name="ce12" table:formula="of:=([.C298]-[.G298]+[.$A$3])/2" office:value-type="float" office:value="34.7695106913748" calcext:value-type="float">
            <text:p>35</text:p>
          </table:table-cell>
          <table:table-cell table:style-name="ce12" office:value-type="string" calcext:value-type="string">
            <text:p>,</text:p>
          </table:table-cell>
          <table:table-cell table:style-name="ce12" table:formula="of:=([.D298]-[.G298]+[.$A$3])/2" office:value-type="float" office:value="282.234168562436" calcext:value-type="float">
            <text:p>282</text:p>
          </table:table-cell>
          <table:table-cell table:style-name="ce12" table:formula="of:=([.E298]-[.G298]+[.$A$3])/2" office:value-type="float" office:value="476.230489308625" calcext:value-type="float">
            <text:p>476</text:p>
          </table:table-cell>
          <table:table-cell table:style-name="ce10"/>
        </table:table-row>
        <table:table-row table:style-name="ro1">
          <table:table-cell/>
          <table:table-cell table:style-name="ce2" table:formula="of:=[.B298]+1" office:value-type="float" office:value="297" calcext:value-type="float">
            <text:p>297</text:p>
          </table:table-cell>
          <table:table-cell table:formula="of:=[.$A$3]*SIN(RADIANS([.B299]))" office:value-type="float" office:value="-455.304333860256" calcext:value-type="float">
            <text:p>-455,3</text:p>
          </table:table-cell>
          <table:table-cell table:formula="of:=[.$A$3]*SIN(RADIANS([.B299]-120))" office:value-type="float" office:value="26.7436736401443" calcext:value-type="float">
            <text:p>26,7</text:p>
          </table:table-cell>
          <table:table-cell table:formula="of:=[.$A$3]*SIN(RADIANS([.B299]+120))" office:value-type="float" office:value="428.560660220112" calcext:value-type="float">
            <text:p>428,6</text:p>
          </table:table-cell>
          <table:table-cell table:style-name="ce10"/>
          <table:table-cell table:style-name="ce6" table:formula="of:=(MIN([.C299];[.D299];[.E299])+MAX([.C299];[.D299];[.E299]))/2" office:value-type="float" office:value="-13.3718368200722" calcext:value-type="float">
            <text:p>-13,4</text:p>
          </table:table-cell>
          <table:table-cell table:style-name="ce12" table:formula="of:=([.C299]-[.G299]+[.$A$3])/2" office:value-type="float" office:value="34.5337514799081" calcext:value-type="float">
            <text:p>35</text:p>
          </table:table-cell>
          <table:table-cell table:style-name="ce12" office:value-type="string" calcext:value-type="string">
            <text:p>,</text:p>
          </table:table-cell>
          <table:table-cell table:style-name="ce12" table:formula="of:=([.D299]-[.G299]+[.$A$3])/2" office:value-type="float" office:value="275.557755230108" calcext:value-type="float">
            <text:p>276</text:p>
          </table:table-cell>
          <table:table-cell table:style-name="ce12" table:formula="of:=([.E299]-[.G299]+[.$A$3])/2" office:value-type="float" office:value="476.466248520092" calcext:value-type="float">
            <text:p>476</text:p>
          </table:table-cell>
          <table:table-cell table:style-name="ce10"/>
        </table:table-row>
        <table:table-row table:style-name="ro1">
          <table:table-cell/>
          <table:table-cell table:style-name="ce2" table:formula="of:=[.B299]+1" office:value-type="float" office:value="298" calcext:value-type="float">
            <text:p>298</text:p>
          </table:table-cell>
          <table:table-cell table:formula="of:=[.$A$3]*SIN(RADIANS([.B300]))" office:value-type="float" office:value="-451.186219950912" calcext:value-type="float">
            <text:p>-451,2</text:p>
          </table:table-cell>
          <table:table-cell table:formula="of:=[.$A$3]*SIN(RADIANS([.B300]-120))" office:value-type="float" office:value="17.8336428149781" calcext:value-type="float">
            <text:p>17,8</text:p>
          </table:table-cell>
          <table:table-cell table:formula="of:=[.$A$3]*SIN(RADIANS([.B300]+120))" office:value-type="float" office:value="433.352577135934" calcext:value-type="float">
            <text:p>433,4</text:p>
          </table:table-cell>
          <table:table-cell table:style-name="ce10"/>
          <table:table-cell table:style-name="ce6" table:formula="of:=(MIN([.C300];[.D300];[.E300])+MAX([.C300];[.D300];[.E300]))/2" office:value-type="float" office:value="-8.91682140748907" calcext:value-type="float">
            <text:p>-8,9</text:p>
          </table:table-cell>
          <table:table-cell table:style-name="ce12" table:formula="of:=([.C300]-[.G300]+[.$A$3])/2" office:value-type="float" office:value="34.3653007282887" calcext:value-type="float">
            <text:p>34</text:p>
          </table:table-cell>
          <table:table-cell table:style-name="ce12" office:value-type="string" calcext:value-type="string">
            <text:p>,</text:p>
          </table:table-cell>
          <table:table-cell table:style-name="ce12" table:formula="of:=([.D300]-[.G300]+[.$A$3])/2" office:value-type="float" office:value="268.875232111234" calcext:value-type="float">
            <text:p>269</text:p>
          </table:table-cell>
          <table:table-cell table:style-name="ce12" table:formula="of:=([.E300]-[.G300]+[.$A$3])/2" office:value-type="float" office:value="476.634699271711" calcext:value-type="float">
            <text:p>477</text:p>
          </table:table-cell>
          <table:table-cell table:style-name="ce10"/>
        </table:table-row>
        <table:table-row table:style-name="ro1">
          <table:table-cell/>
          <table:table-cell table:style-name="ce2" table:formula="of:=[.B300]+1" office:value-type="float" office:value="299" calcext:value-type="float">
            <text:p>299</text:p>
          </table:table-cell>
          <table:table-cell table:formula="of:=[.$A$3]*SIN(RADIANS([.B301]))" office:value-type="float" office:value="-446.930670348231" calcext:value-type="float">
            <text:p>-446,9</text:p>
          </table:table-cell>
          <table:table-cell table:formula="of:=[.$A$3]*SIN(RADIANS([.B301]-120))" office:value-type="float" office:value="8.91817968945184" calcext:value-type="float">
            <text:p>8,9</text:p>
          </table:table-cell>
          <table:table-cell table:formula="of:=[.$A$3]*SIN(RADIANS([.B301]+120))" office:value-type="float" office:value="438.012490658779" calcext:value-type="float">
            <text:p>438,0</text:p>
          </table:table-cell>
          <table:table-cell table:style-name="ce10"/>
          <table:table-cell table:style-name="ce6" table:formula="of:=(MIN([.C301];[.D301];[.E301])+MAX([.C301];[.D301];[.E301]))/2" office:value-type="float" office:value="-4.45908984472592" calcext:value-type="float">
            <text:p>-4,5</text:p>
          </table:table-cell>
          <table:table-cell table:style-name="ce12" table:formula="of:=([.C301]-[.G301]+[.$A$3])/2" office:value-type="float" office:value="34.2642097482474" calcext:value-type="float">
            <text:p>34</text:p>
          </table:table-cell>
          <table:table-cell table:style-name="ce12" office:value-type="string" calcext:value-type="string">
            <text:p>,</text:p>
          </table:table-cell>
          <table:table-cell table:style-name="ce12" table:formula="of:=([.D301]-[.G301]+[.$A$3])/2" office:value-type="float" office:value="262.188634767089" calcext:value-type="float">
            <text:p>262</text:p>
          </table:table-cell>
          <table:table-cell table:style-name="ce12" table:formula="of:=([.E301]-[.G301]+[.$A$3])/2" office:value-type="float" office:value="476.735790251753" calcext:value-type="float">
            <text:p>477</text:p>
          </table:table-cell>
          <table:table-cell table:style-name="ce10"/>
        </table:table-row>
        <table:table-row table:style-name="ro1">
          <table:table-cell/>
          <table:table-cell table:style-name="ce2" table:formula="of:=[.B301]+1" office:value-type="float" office:value="300" calcext:value-type="float">
            <text:p>300</text:p>
          </table:table-cell>
          <table:table-cell table:formula="of:=[.$A$3]*SIN(RADIANS([.B302]))" office:value-type="float" office:value="-442.538981333848" calcext:value-type="float">
            <text:p>-442,5</text:p>
          </table:table-cell>
          <table:table-cell table:formula="of:=[.$A$3]*SIN(RADIANS([.B302]-120))" office:value-type="float" office:value="0.0000000000000625794514364298" calcext:value-type="float">
            <text:p>0,0</text:p>
          </table:table-cell>
          <table:table-cell table:formula="of:=[.$A$3]*SIN(RADIANS([.B302]+120))" office:value-type="float" office:value="442.538981333848" calcext:value-type="float">
            <text:p>442,5</text:p>
          </table:table-cell>
          <table:table-cell table:style-name="ce10"/>
          <table:table-cell table:style-name="ce6" table:formula="of:=(MIN([.C302];[.D302];[.E302])+MAX([.C302];[.D302];[.E302]))/2" office:value-type="float" office:value="0" calcext:value-type="float">
            <text:p>0,0</text:p>
          </table:table-cell>
          <table:table-cell table:style-name="ce12" table:formula="of:=([.C302]-[.G302]+[.$A$3])/2" office:value-type="float" office:value="34.2305093330759" calcext:value-type="float">
            <text:p>34</text:p>
          </table:table-cell>
          <table:table-cell table:style-name="ce12" office:value-type="string" calcext:value-type="string">
            <text:p>,</text:p>
          </table:table-cell>
          <table:table-cell table:style-name="ce12" table:formula="of:=([.D302]-[.G302]+[.$A$3])/2" office:value-type="float" office:value="255.5" calcext:value-type="float">
            <text:p>256</text:p>
          </table:table-cell>
          <table:table-cell table:style-name="ce12" table:formula="of:=([.E302]-[.G302]+[.$A$3])/2" office:value-type="float" office:value="476.769490666924" calcext:value-type="float">
            <text:p>477</text:p>
          </table:table-cell>
          <table:table-cell table:style-name="ce10"/>
        </table:table-row>
        <table:table-row table:style-name="ro1">
          <table:table-cell/>
          <table:table-cell table:style-name="ce2" table:formula="of:=[.B302]+1" office:value-type="float" office:value="301" calcext:value-type="float">
            <text:p>301</text:p>
          </table:table-cell>
          <table:table-cell table:formula="of:=[.$A$3]*SIN(RADIANS([.B303]))" office:value-type="float" office:value="-438.012490658779" calcext:value-type="float">
            <text:p>-438,0</text:p>
          </table:table-cell>
          <table:table-cell table:formula="of:=[.$A$3]*SIN(RADIANS([.B303]-120))" office:value-type="float" office:value="-8.91817968945194" calcext:value-type="float">
            <text:p>-8,9</text:p>
          </table:table-cell>
          <table:table-cell table:formula="of:=[.$A$3]*SIN(RADIANS([.B303]+120))" office:value-type="float" office:value="446.930670348231" calcext:value-type="float">
            <text:p>446,9</text:p>
          </table:table-cell>
          <table:table-cell table:style-name="ce10"/>
          <table:table-cell table:style-name="ce6" table:formula="of:=(MIN([.C303];[.D303];[.E303])+MAX([.C303];[.D303];[.E303]))/2" office:value-type="float" office:value="4.45908984472592" calcext:value-type="float">
            <text:p>4,5</text:p>
          </table:table-cell>
          <table:table-cell table:style-name="ce12" table:formula="of:=([.C303]-[.G303]+[.$A$3])/2" office:value-type="float" office:value="34.2642097482473" calcext:value-type="float">
            <text:p>34</text:p>
          </table:table-cell>
          <table:table-cell table:style-name="ce12" office:value-type="string" calcext:value-type="string">
            <text:p>,</text:p>
          </table:table-cell>
          <table:table-cell table:style-name="ce12" table:formula="of:=([.D303]-[.G303]+[.$A$3])/2" office:value-type="float" office:value="248.811365232911" calcext:value-type="float">
            <text:p>249</text:p>
          </table:table-cell>
          <table:table-cell table:style-name="ce12" table:formula="of:=([.E303]-[.G303]+[.$A$3])/2" office:value-type="float" office:value="476.735790251753" calcext:value-type="float">
            <text:p>477</text:p>
          </table:table-cell>
          <table:table-cell table:style-name="ce10"/>
        </table:table-row>
        <table:table-row table:style-name="ro1">
          <table:table-cell/>
          <table:table-cell table:style-name="ce2" table:formula="of:=[.B303]+1" office:value-type="float" office:value="302" calcext:value-type="float">
            <text:p>302</text:p>
          </table:table-cell>
          <table:table-cell table:formula="of:=[.$A$3]*SIN(RADIANS([.B304]))" office:value-type="float" office:value="-433.352577135934" calcext:value-type="float">
            <text:p>-433,4</text:p>
          </table:table-cell>
          <table:table-cell table:formula="of:=[.$A$3]*SIN(RADIANS([.B304]-120))" office:value-type="float" office:value="-17.833642814978" calcext:value-type="float">
            <text:p>-17,8</text:p>
          </table:table-cell>
          <table:table-cell table:formula="of:=[.$A$3]*SIN(RADIANS([.B304]+120))" office:value-type="float" office:value="451.186219950912" calcext:value-type="float">
            <text:p>451,2</text:p>
          </table:table-cell>
          <table:table-cell table:style-name="ce10"/>
          <table:table-cell table:style-name="ce6" table:formula="of:=(MIN([.C304];[.D304];[.E304])+MAX([.C304];[.D304];[.E304]))/2" office:value-type="float" office:value="8.91682140748893" calcext:value-type="float">
            <text:p>8,9</text:p>
          </table:table-cell>
          <table:table-cell table:style-name="ce12" table:formula="of:=([.C304]-[.G304]+[.$A$3])/2" office:value-type="float" office:value="34.3653007282887" calcext:value-type="float">
            <text:p>34</text:p>
          </table:table-cell>
          <table:table-cell table:style-name="ce12" office:value-type="string" calcext:value-type="string">
            <text:p>,</text:p>
          </table:table-cell>
          <table:table-cell table:style-name="ce12" table:formula="of:=([.D304]-[.G304]+[.$A$3])/2" office:value-type="float" office:value="242.124767888767" calcext:value-type="float">
            <text:p>242</text:p>
          </table:table-cell>
          <table:table-cell table:style-name="ce12" table:formula="of:=([.E304]-[.G304]+[.$A$3])/2" office:value-type="float" office:value="476.634699271711" calcext:value-type="float">
            <text:p>477</text:p>
          </table:table-cell>
          <table:table-cell table:style-name="ce10"/>
        </table:table-row>
        <table:table-row table:style-name="ro1">
          <table:table-cell/>
          <table:table-cell table:style-name="ce2" table:formula="of:=[.B304]+1" office:value-type="float" office:value="303" calcext:value-type="float">
            <text:p>303</text:p>
          </table:table-cell>
          <table:table-cell table:formula="of:=[.$A$3]*SIN(RADIANS([.B305]))" office:value-type="float" office:value="-428.560660220112" calcext:value-type="float">
            <text:p>-428,6</text:p>
          </table:table-cell>
          <table:table-cell table:formula="of:=[.$A$3]*SIN(RADIANS([.B305]-120))" office:value-type="float" office:value="-26.7436736401442" calcext:value-type="float">
            <text:p>-26,7</text:p>
          </table:table-cell>
          <table:table-cell table:formula="of:=[.$A$3]*SIN(RADIANS([.B305]+120))" office:value-type="float" office:value="455.304333860256" calcext:value-type="float">
            <text:p>455,3</text:p>
          </table:table-cell>
          <table:table-cell table:style-name="ce10"/>
          <table:table-cell table:style-name="ce6" table:formula="of:=(MIN([.C305];[.D305];[.E305])+MAX([.C305];[.D305];[.E305]))/2" office:value-type="float" office:value="13.371836820072" calcext:value-type="float">
            <text:p>13,4</text:p>
          </table:table-cell>
          <table:table-cell table:style-name="ce12" table:formula="of:=([.C305]-[.G305]+[.$A$3])/2" office:value-type="float" office:value="34.5337514799081" calcext:value-type="float">
            <text:p>35</text:p>
          </table:table-cell>
          <table:table-cell table:style-name="ce12" office:value-type="string" calcext:value-type="string">
            <text:p>,</text:p>
          </table:table-cell>
          <table:table-cell table:style-name="ce12" table:formula="of:=([.D305]-[.G305]+[.$A$3])/2" office:value-type="float" office:value="235.442244769892" calcext:value-type="float">
            <text:p>235</text:p>
          </table:table-cell>
          <table:table-cell table:style-name="ce12" table:formula="of:=([.E305]-[.G305]+[.$A$3])/2" office:value-type="float" office:value="476.466248520092" calcext:value-type="float">
            <text:p>476</text:p>
          </table:table-cell>
          <table:table-cell table:style-name="ce10"/>
        </table:table-row>
        <table:table-row table:style-name="ro1">
          <table:table-cell/>
          <table:table-cell table:style-name="ce2" table:formula="of:=[.B305]+1" office:value-type="float" office:value="304" calcext:value-type="float">
            <text:p>304</text:p>
          </table:table-cell>
          <table:table-cell table:formula="of:=[.$A$3]*SIN(RADIANS([.B306]))" office:value-type="float" office:value="-423.638199575626" calcext:value-type="float">
            <text:p>-423,6</text:p>
          </table:table-cell>
          <table:table-cell table:formula="of:=[.$A$3]*SIN(RADIANS([.B306]-120))" office:value-type="float" office:value="-35.645558083248" calcext:value-type="float">
            <text:p>-35,6</text:p>
          </table:table-cell>
          <table:table-cell table:formula="of:=[.$A$3]*SIN(RADIANS([.B306]+120))" office:value-type="float" office:value="459.283757658874" calcext:value-type="float">
            <text:p>459,3</text:p>
          </table:table-cell>
          <table:table-cell table:style-name="ce10"/>
          <table:table-cell table:style-name="ce6" table:formula="of:=(MIN([.C306];[.D306];[.E306])+MAX([.C306];[.D306];[.E306]))/2" office:value-type="float" office:value="17.822779041624" calcext:value-type="float">
            <text:p>17,8</text:p>
          </table:table-cell>
          <table:table-cell table:style-name="ce12" table:formula="of:=([.C306]-[.G306]+[.$A$3])/2" office:value-type="float" office:value="34.7695106913749" calcext:value-type="float">
            <text:p>35</text:p>
          </table:table-cell>
          <table:table-cell table:style-name="ce12" office:value-type="string" calcext:value-type="string">
            <text:p>,</text:p>
          </table:table-cell>
          <table:table-cell table:style-name="ce12" table:formula="of:=([.D306]-[.G306]+[.$A$3])/2" office:value-type="float" office:value="228.765831437564" calcext:value-type="float">
            <text:p>229</text:p>
          </table:table-cell>
          <table:table-cell table:style-name="ce12" table:formula="of:=([.E306]-[.G306]+[.$A$3])/2" office:value-type="float" office:value="476.230489308625" calcext:value-type="float">
            <text:p>476</text:p>
          </table:table-cell>
          <table:table-cell table:style-name="ce10"/>
        </table:table-row>
        <table:table-row table:style-name="ro1">
          <table:table-cell/>
          <table:table-cell table:style-name="ce2" table:formula="of:=[.B306]+1" office:value-type="float" office:value="305" calcext:value-type="float">
            <text:p>305</text:p>
          </table:table-cell>
          <table:table-cell table:formula="of:=[.$A$3]*SIN(RADIANS([.B307]))" office:value-type="float" office:value="-418.586694631675" calcext:value-type="float">
            <text:p>-418,6</text:p>
          </table:table-cell>
          <table:table-cell table:formula="of:=[.$A$3]*SIN(RADIANS([.B307]-120))" office:value-type="float" office:value="-44.5365845440532" calcext:value-type="float">
            <text:p>-44,5</text:p>
          </table:table-cell>
          <table:table-cell table:formula="of:=[.$A$3]*SIN(RADIANS([.B307]+120))" office:value-type="float" office:value="463.123279175728" calcext:value-type="float">
            <text:p>463,1</text:p>
          </table:table-cell>
          <table:table-cell table:style-name="ce10"/>
          <table:table-cell table:style-name="ce6" table:formula="of:=(MIN([.C307];[.D307];[.E307])+MAX([.C307];[.D307];[.E307]))/2" office:value-type="float" office:value="22.2682922720267" calcext:value-type="float">
            <text:p>22,3</text:p>
          </table:table-cell>
          <table:table-cell table:style-name="ce12" table:formula="of:=([.C307]-[.G307]+[.$A$3])/2" office:value-type="float" office:value="35.0725065481492" calcext:value-type="float">
            <text:p>35</text:p>
          </table:table-cell>
          <table:table-cell table:style-name="ce12" office:value-type="string" calcext:value-type="string">
            <text:p>,</text:p>
          </table:table-cell>
          <table:table-cell table:style-name="ce12" table:formula="of:=([.D307]-[.G307]+[.$A$3])/2" office:value-type="float" office:value="222.09756159196" calcext:value-type="float">
            <text:p>222</text:p>
          </table:table-cell>
          <table:table-cell table:style-name="ce12" table:formula="of:=([.E307]-[.G307]+[.$A$3])/2" office:value-type="float" office:value="475.927493451851" calcext:value-type="float">
            <text:p>476</text:p>
          </table:table-cell>
          <table:table-cell table:style-name="ce10"/>
        </table:table-row>
        <table:table-row table:style-name="ro1">
          <table:table-cell/>
          <table:table-cell table:style-name="ce2" table:formula="of:=[.B307]+1" office:value-type="float" office:value="306" calcext:value-type="float">
            <text:p>306</text:p>
          </table:table-cell>
          <table:table-cell table:formula="of:=[.$A$3]*SIN(RADIANS([.B308]))" office:value-type="float" office:value="-413.407684125598" calcext:value-type="float">
            <text:p>-413,4</text:p>
          </table:table-cell>
          <table:table-cell table:formula="of:=[.$A$3]*SIN(RADIANS([.B308]-120))" office:value-type="float" office:value="-53.4140447297709" calcext:value-type="float">
            <text:p>-53,4</text:p>
          </table:table-cell>
          <table:table-cell table:formula="of:=[.$A$3]*SIN(RADIANS([.B308]+120))" office:value-type="float" office:value="466.821728855369" calcext:value-type="float">
            <text:p>466,8</text:p>
          </table:table-cell>
          <table:table-cell table:style-name="ce10"/>
          <table:table-cell table:style-name="ce6" table:formula="of:=(MIN([.C308];[.D308];[.E308])+MAX([.C308];[.D308];[.E308]))/2" office:value-type="float" office:value="26.7070223648854" calcext:value-type="float">
            <text:p>26,7</text:p>
          </table:table-cell>
          <table:table-cell table:style-name="ce12" table:formula="of:=([.C308]-[.G308]+[.$A$3])/2" office:value-type="float" office:value="35.4426467547582" calcext:value-type="float">
            <text:p>35</text:p>
          </table:table-cell>
          <table:table-cell table:style-name="ce12" office:value-type="string" calcext:value-type="string">
            <text:p>,</text:p>
          </table:table-cell>
          <table:table-cell table:style-name="ce12" table:formula="of:=([.D308]-[.G308]+[.$A$3])/2" office:value-type="float" office:value="215.439466452672" calcext:value-type="float">
            <text:p>215</text:p>
          </table:table-cell>
          <table:table-cell table:style-name="ce12" table:formula="of:=([.E308]-[.G308]+[.$A$3])/2" office:value-type="float" office:value="475.557353245242" calcext:value-type="float">
            <text:p>476</text:p>
          </table:table-cell>
          <table:table-cell table:style-name="ce10"/>
        </table:table-row>
        <table:table-row table:style-name="ro1">
          <table:table-cell/>
          <table:table-cell table:style-name="ce2" table:formula="of:=[.B308]+1" office:value-type="float" office:value="307" calcext:value-type="float">
            <text:p>307</text:p>
          </table:table-cell>
          <table:table-cell table:formula="of:=[.$A$3]*SIN(RADIANS([.B309]))" office:value-type="float" office:value="-408.102745634167" calcext:value-type="float">
            <text:p>-408,1</text:p>
          </table:table-cell>
          <table:table-cell table:formula="of:=[.$A$3]*SIN(RADIANS([.B309]-120))" office:value-type="float" office:value="-62.2752344800303" calcext:value-type="float">
            <text:p>-62,3</text:p>
          </table:table-cell>
          <table:table-cell table:formula="of:=[.$A$3]*SIN(RADIANS([.B309]+120))" office:value-type="float" office:value="470.377980114197" calcext:value-type="float">
            <text:p>470,4</text:p>
          </table:table-cell>
          <table:table-cell table:style-name="ce10"/>
          <table:table-cell table:style-name="ce6" table:formula="of:=(MIN([.C309];[.D309];[.E309])+MAX([.C309];[.D309];[.E309]))/2" office:value-type="float" office:value="31.1376172400151" calcext:value-type="float">
            <text:p>31,1</text:p>
          </table:table-cell>
          <table:table-cell table:style-name="ce12" table:formula="of:=([.C309]-[.G309]+[.$A$3])/2" office:value-type="float" office:value="35.8798185629091" calcext:value-type="float">
            <text:p>36</text:p>
          </table:table-cell>
          <table:table-cell table:style-name="ce12" office:value-type="string" calcext:value-type="string">
            <text:p>,</text:p>
          </table:table-cell>
          <table:table-cell table:style-name="ce12" table:formula="of:=([.D309]-[.G309]+[.$A$3])/2" office:value-type="float" office:value="208.793574139977" calcext:value-type="float">
            <text:p>209</text:p>
          </table:table-cell>
          <table:table-cell table:style-name="ce12" table:formula="of:=([.E309]-[.G309]+[.$A$3])/2" office:value-type="float" office:value="475.120181437091" calcext:value-type="float">
            <text:p>475</text:p>
          </table:table-cell>
          <table:table-cell table:style-name="ce10"/>
        </table:table-row>
        <table:table-row table:style-name="ro1">
          <table:table-cell/>
          <table:table-cell table:style-name="ce2" table:formula="of:=[.B309]+1" office:value-type="float" office:value="308" calcext:value-type="float">
            <text:p>308</text:p>
          </table:table-cell>
          <table:table-cell table:formula="of:=[.$A$3]*SIN(RADIANS([.B310]))" office:value-type="float" office:value="-402.673495093035" calcext:value-type="float">
            <text:p>-402,7</text:p>
          </table:table-cell>
          <table:table-cell table:formula="of:=[.$A$3]*SIN(RADIANS([.B310]-120))" office:value-type="float" office:value="-71.1174545905935" calcext:value-type="float">
            <text:p>-71,1</text:p>
          </table:table-cell>
          <table:table-cell table:formula="of:=[.$A$3]*SIN(RADIANS([.B310]+120))" office:value-type="float" office:value="473.790949683628" calcext:value-type="float">
            <text:p>473,8</text:p>
          </table:table-cell>
          <table:table-cell table:style-name="ce10"/>
          <table:table-cell table:style-name="ce6" table:formula="of:=(MIN([.C310];[.D310];[.E310])+MAX([.C310];[.D310];[.E310]))/2" office:value-type="float" office:value="35.5587272952967" calcext:value-type="float">
            <text:p>35,6</text:p>
          </table:table-cell>
          <table:table-cell table:style-name="ce12" table:formula="of:=([.C310]-[.G310]+[.$A$3])/2" office:value-type="float" office:value="36.3838888058342" calcext:value-type="float">
            <text:p>36</text:p>
          </table:table-cell>
          <table:table-cell table:style-name="ce12" office:value-type="string" calcext:value-type="string">
            <text:p>,</text:p>
          </table:table-cell>
          <table:table-cell table:style-name="ce12" table:formula="of:=([.D310]-[.G310]+[.$A$3])/2" office:value-type="float" office:value="202.161909057055" calcext:value-type="float">
            <text:p>202</text:p>
          </table:table-cell>
          <table:table-cell table:style-name="ce12" table:formula="of:=([.E310]-[.G310]+[.$A$3])/2" office:value-type="float" office:value="474.616111194166" calcext:value-type="float">
            <text:p>475</text:p>
          </table:table-cell>
          <table:table-cell table:style-name="ce10"/>
        </table:table-row>
        <table:table-row table:style-name="ro1">
          <table:table-cell/>
          <table:table-cell table:style-name="ce2" table:formula="of:=[.B310]+1" office:value-type="float" office:value="309" calcext:value-type="float">
            <text:p>309</text:p>
          </table:table-cell>
          <table:table-cell table:formula="of:=[.$A$3]*SIN(RADIANS([.B311]))" office:value-type="float" office:value="-397.121586304512" calcext:value-type="float">
            <text:p>-397,1</text:p>
          </table:table-cell>
          <table:table-cell table:formula="of:=[.$A$3]*SIN(RADIANS([.B311]-120))" office:value-type="float" office:value="-79.9380116355579" calcext:value-type="float">
            <text:p>-79,9</text:p>
          </table:table-cell>
          <table:table-cell table:formula="of:=[.$A$3]*SIN(RADIANS([.B311]+120))" office:value-type="float" office:value="477.05959794007" calcext:value-type="float">
            <text:p>477,1</text:p>
          </table:table-cell>
          <table:table-cell table:style-name="ce10"/>
          <table:table-cell table:style-name="ce6" table:formula="of:=(MIN([.C311];[.D311];[.E311])+MAX([.C311];[.D311];[.E311]))/2" office:value-type="float" office:value="39.969005817779" calcext:value-type="float">
            <text:p>40,0</text:p>
          </table:table-cell>
          <table:table-cell table:style-name="ce12" table:formula="of:=([.C311]-[.G311]+[.$A$3])/2" office:value-type="float" office:value="36.9547039388544" calcext:value-type="float">
            <text:p>37</text:p>
          </table:table-cell>
          <table:table-cell table:style-name="ce12" office:value-type="string" calcext:value-type="string">
            <text:p>,</text:p>
          </table:table-cell>
          <table:table-cell table:style-name="ce12" table:formula="of:=([.D311]-[.G311]+[.$A$3])/2" office:value-type="float" office:value="195.546491273332" calcext:value-type="float">
            <text:p>196</text:p>
          </table:table-cell>
          <table:table-cell table:style-name="ce12" table:formula="of:=([.E311]-[.G311]+[.$A$3])/2" office:value-type="float" office:value="474.045296061146" calcext:value-type="float">
            <text:p>474</text:p>
          </table:table-cell>
          <table:table-cell table:style-name="ce10"/>
        </table:table-row>
        <table:table-row table:style-name="ro1">
          <table:table-cell/>
          <table:table-cell table:style-name="ce2" table:formula="of:=[.B311]+1" office:value-type="float" office:value="310" calcext:value-type="float">
            <text:p>310</text:p>
          </table:table-cell>
          <table:table-cell table:formula="of:=[.$A$3]*SIN(RADIANS([.B312]))" office:value-type="float" office:value="-391.448710433798" calcext:value-type="float">
            <text:p>-391,4</text:p>
          </table:table-cell>
          <table:table-cell table:formula="of:=[.$A$3]*SIN(RADIANS([.B312]-120))" office:value-type="float" office:value="-88.7342187878015" calcext:value-type="float">
            <text:p>-88,7</text:p>
          </table:table-cell>
          <table:table-cell table:formula="of:=[.$A$3]*SIN(RADIANS([.B312]+120))" office:value-type="float" office:value="480.182929221599" calcext:value-type="float">
            <text:p>480,2</text:p>
          </table:table-cell>
          <table:table-cell table:style-name="ce10"/>
          <table:table-cell table:style-name="ce6" table:formula="of:=(MIN([.C312];[.D312];[.E312])+MAX([.C312];[.D312];[.E312]))/2" office:value-type="float" office:value="44.3671093939007" calcext:value-type="float">
            <text:p>44,4</text:p>
          </table:table-cell>
          <table:table-cell table:style-name="ce12" table:formula="of:=([.C312]-[.G312]+[.$A$3])/2" office:value-type="float" office:value="37.5920900861507" calcext:value-type="float">
            <text:p>38</text:p>
          </table:table-cell>
          <table:table-cell table:style-name="ce12" office:value-type="string" calcext:value-type="string">
            <text:p>,</text:p>
          </table:table-cell>
          <table:table-cell table:style-name="ce12" table:formula="of:=([.D312]-[.G312]+[.$A$3])/2" office:value-type="float" office:value="188.949335909149" calcext:value-type="float">
            <text:p>189</text:p>
          </table:table-cell>
          <table:table-cell table:style-name="ce12" table:formula="of:=([.E312]-[.G312]+[.$A$3])/2" office:value-type="float" office:value="473.407909913849" calcext:value-type="float">
            <text:p>473</text:p>
          </table:table-cell>
          <table:table-cell table:style-name="ce10"/>
        </table:table-row>
        <table:table-row table:style-name="ro1">
          <table:table-cell/>
          <table:table-cell table:style-name="ce2" table:formula="of:=[.B312]+1" office:value-type="float" office:value="311" calcext:value-type="float">
            <text:p>311</text:p>
          </table:table-cell>
          <table:table-cell table:formula="of:=[.$A$3]*SIN(RADIANS([.B313]))" office:value-type="float" office:value="-385.656595493837" calcext:value-type="float">
            <text:p>-385,7</text:p>
          </table:table-cell>
          <table:table-cell table:formula="of:=[.$A$3]*SIN(RADIANS([.B313]-120))" office:value-type="float" office:value="-97.5033966374144" calcext:value-type="float">
            <text:p>-97,5</text:p>
          </table:table-cell>
          <table:table-cell table:formula="of:=[.$A$3]*SIN(RADIANS([.B313]+120))" office:value-type="float" office:value="483.159992131251" calcext:value-type="float">
            <text:p>483,2</text:p>
          </table:table-cell>
          <table:table-cell table:style-name="ce10"/>
          <table:table-cell table:style-name="ce6" table:formula="of:=(MIN([.C313];[.D313];[.E313])+MAX([.C313];[.D313];[.E313]))/2" office:value-type="float" office:value="48.7516983187071" calcext:value-type="float">
            <text:p>48,8</text:p>
          </table:table-cell>
          <table:table-cell table:style-name="ce12" table:formula="of:=([.C313]-[.G313]+[.$A$3])/2" office:value-type="float" office:value="38.2958530937281" calcext:value-type="float">
            <text:p>38</text:p>
          </table:table-cell>
          <table:table-cell table:style-name="ce12" office:value-type="string" calcext:value-type="string">
            <text:p>,</text:p>
          </table:table-cell>
          <table:table-cell table:style-name="ce12" table:formula="of:=([.D313]-[.G313]+[.$A$3])/2" office:value-type="float" office:value="182.372452521939" calcext:value-type="float">
            <text:p>182</text:p>
          </table:table-cell>
          <table:table-cell table:style-name="ce12" table:formula="of:=([.E313]-[.G313]+[.$A$3])/2" office:value-type="float" office:value="472.704146906272" calcext:value-type="float">
            <text:p>473</text:p>
          </table:table-cell>
          <table:table-cell table:style-name="ce10"/>
        </table:table-row>
        <table:table-row table:style-name="ro1">
          <table:table-cell/>
          <table:table-cell table:style-name="ce2" table:formula="of:=[.B313]+1" office:value-type="float" office:value="312" calcext:value-type="float">
            <text:p>312</text:p>
          </table:table-cell>
          <table:table-cell table:formula="of:=[.$A$3]*SIN(RADIANS([.B314]))" office:value-type="float" office:value="-379.747005818949" calcext:value-type="float">
            <text:p>-379,7</text:p>
          </table:table-cell>
          <table:table-cell table:formula="of:=[.$A$3]*SIN(RADIANS([.B314]-120))" office:value-type="float" office:value="-106.242874007875" calcext:value-type="float">
            <text:p>-106,2</text:p>
          </table:table-cell>
          <table:table-cell table:formula="of:=[.$A$3]*SIN(RADIANS([.B314]+120))" office:value-type="float" office:value="485.989879826824" calcext:value-type="float">
            <text:p>486,0</text:p>
          </table:table-cell>
          <table:table-cell table:style-name="ce10"/>
          <table:table-cell table:style-name="ce6" table:formula="of:=(MIN([.C314];[.D314];[.E314])+MAX([.C314];[.D314];[.E314]))/2" office:value-type="float" office:value="53.1214370039374" calcext:value-type="float">
            <text:p>53,1</text:p>
          </table:table-cell>
          <table:table-cell table:style-name="ce12" table:formula="of:=([.C314]-[.G314]+[.$A$3])/2" office:value-type="float" office:value="39.065778588557" calcext:value-type="float">
            <text:p>39</text:p>
          </table:table-cell>
          <table:table-cell table:style-name="ce12" office:value-type="string" calcext:value-type="string">
            <text:p>,</text:p>
          </table:table-cell>
          <table:table-cell table:style-name="ce12" table:formula="of:=([.D314]-[.G314]+[.$A$3])/2" office:value-type="float" office:value="175.817844494094" calcext:value-type="float">
            <text:p>176</text:p>
          </table:table-cell>
          <table:table-cell table:style-name="ce12" table:formula="of:=([.E314]-[.G314]+[.$A$3])/2" office:value-type="float" office:value="471.934221411443" calcext:value-type="float">
            <text:p>472</text:p>
          </table:table-cell>
          <table:table-cell table:style-name="ce10"/>
        </table:table-row>
        <table:table-row table:style-name="ro1">
          <table:table-cell/>
          <table:table-cell table:style-name="ce2" table:formula="of:=[.B314]+1" office:value-type="float" office:value="313" calcext:value-type="float">
            <text:p>313</text:p>
          </table:table-cell>
          <table:table-cell table:formula="of:=[.$A$3]*SIN(RADIANS([.B315]))" office:value-type="float" office:value="-373.721741527396" calcext:value-type="float">
            <text:p>-373,7</text:p>
          </table:table-cell>
          <table:table-cell table:formula="of:=[.$A$3]*SIN(RADIANS([.B315]-120))" office:value-type="float" office:value="-114.949988769715" calcext:value-type="float">
            <text:p>-114,9</text:p>
          </table:table-cell>
          <table:table-cell table:formula="of:=[.$A$3]*SIN(RADIANS([.B315]+120))" office:value-type="float" office:value="488.671730297111" calcext:value-type="float">
            <text:p>488,7</text:p>
          </table:table-cell>
          <table:table-cell table:style-name="ce10"/>
          <table:table-cell table:style-name="ce6" table:formula="of:=(MIN([.C315];[.D315];[.E315])+MAX([.C315];[.D315];[.E315]))/2" office:value-type="float" office:value="57.4749943848575" calcext:value-type="float">
            <text:p>57,5</text:p>
          </table:table-cell>
          <table:table-cell table:style-name="ce12" table:formula="of:=([.C315]-[.G315]+[.$A$3])/2" office:value-type="float" office:value="39.9016320438732" calcext:value-type="float">
            <text:p>40</text:p>
          </table:table-cell>
          <table:table-cell table:style-name="ce12" office:value-type="string" calcext:value-type="string">
            <text:p>,</text:p>
          </table:table-cell>
          <table:table-cell table:style-name="ce12" table:formula="of:=([.D315]-[.G315]+[.$A$3])/2" office:value-type="float" office:value="169.287508422714" calcext:value-type="float">
            <text:p>169</text:p>
          </table:table-cell>
          <table:table-cell table:style-name="ce12" table:formula="of:=([.E315]-[.G315]+[.$A$3])/2" office:value-type="float" office:value="471.098367956127" calcext:value-type="float">
            <text:p>471</text:p>
          </table:table-cell>
          <table:table-cell table:style-name="ce10"/>
        </table:table-row>
        <table:table-row table:style-name="ro1">
          <table:table-cell/>
          <table:table-cell table:style-name="ce2" table:formula="of:=[.B315]+1" office:value-type="float" office:value="314" calcext:value-type="float">
            <text:p>314</text:p>
          </table:table-cell>
          <table:table-cell table:formula="of:=[.$A$3]*SIN(RADIANS([.B316]))" office:value-type="float" office:value="-367.582637973051" calcext:value-type="float">
            <text:p>-367,6</text:p>
          </table:table-cell>
          <table:table-cell table:formula="of:=[.$A$3]*SIN(RADIANS([.B316]-120))" office:value-type="float" office:value="-123.62208865143" calcext:value-type="float">
            <text:p>-123,6</text:p>
          </table:table-cell>
          <table:table-cell table:formula="of:=[.$A$3]*SIN(RADIANS([.B316]+120))" office:value-type="float" office:value="491.204726624481" calcext:value-type="float">
            <text:p>491,2</text:p>
          </table:table-cell>
          <table:table-cell table:style-name="ce10"/>
          <table:table-cell table:style-name="ce6" table:formula="of:=(MIN([.C316];[.D316];[.E316])+MAX([.C316];[.D316];[.E316]))/2" office:value-type="float" office:value="61.8110443257151" calcext:value-type="float">
            <text:p>61,8</text:p>
          </table:table-cell>
          <table:table-cell table:style-name="ce12" table:formula="of:=([.C316]-[.G316]+[.$A$3])/2" office:value-type="float" office:value="40.8031588506171" calcext:value-type="float">
            <text:p>41</text:p>
          </table:table-cell>
          <table:table-cell table:style-name="ce12" office:value-type="string" calcext:value-type="string">
            <text:p>,</text:p>
          </table:table-cell>
          <table:table-cell table:style-name="ce12" table:formula="of:=([.D316]-[.G316]+[.$A$3])/2" office:value-type="float" office:value="162.783433511427" calcext:value-type="float">
            <text:p>163</text:p>
          </table:table-cell>
          <table:table-cell table:style-name="ce12" table:formula="of:=([.E316]-[.G316]+[.$A$3])/2" office:value-type="float" office:value="470.196841149383" calcext:value-type="float">
            <text:p>470</text:p>
          </table:table-cell>
          <table:table-cell table:style-name="ce10"/>
        </table:table-row>
        <table:table-row table:style-name="ro1">
          <table:table-cell/>
          <table:table-cell table:style-name="ce2" table:formula="of:=[.B316]+1" office:value-type="float" office:value="315" calcext:value-type="float">
            <text:p>315</text:p>
          </table:table-cell>
          <table:table-cell table:formula="of:=[.$A$3]*SIN(RADIANS([.B317]))" office:value-type="float" office:value="-361.331565186326" calcext:value-type="float">
            <text:p>-361,3</text:p>
          </table:table-cell>
          <table:table-cell table:formula="of:=[.$A$3]*SIN(RADIANS([.B317]-120))" office:value-type="float" office:value="-132.256532047388" calcext:value-type="float">
            <text:p>-132,3</text:p>
          </table:table-cell>
          <table:table-cell table:formula="of:=[.$A$3]*SIN(RADIANS([.B317]+120))" office:value-type="float" office:value="493.588097233714" calcext:value-type="float">
            <text:p>493,6</text:p>
          </table:table-cell>
          <table:table-cell table:style-name="ce10"/>
          <table:table-cell table:style-name="ce6" table:formula="of:=(MIN([.C317];[.D317];[.E317])+MAX([.C317];[.D317];[.E317]))/2" office:value-type="float" office:value="66.128266023694" calcext:value-type="float">
            <text:p>66,1</text:p>
          </table:table-cell>
          <table:table-cell table:style-name="ce12" table:formula="of:=([.C317]-[.G317]+[.$A$3])/2" office:value-type="float" office:value="41.7700843949901" calcext:value-type="float">
            <text:p>42</text:p>
          </table:table-cell>
          <table:table-cell table:style-name="ce12" office:value-type="string" calcext:value-type="string">
            <text:p>,</text:p>
          </table:table-cell>
          <table:table-cell table:style-name="ce12" table:formula="of:=([.D317]-[.G317]+[.$A$3])/2" office:value-type="float" office:value="156.307600964459" calcext:value-type="float">
            <text:p>156</text:p>
          </table:table-cell>
          <table:table-cell table:style-name="ce12" table:formula="of:=([.E317]-[.G317]+[.$A$3])/2" office:value-type="float" office:value="469.22991560501" calcext:value-type="float">
            <text:p>469</text:p>
          </table:table-cell>
          <table:table-cell table:style-name="ce10"/>
        </table:table-row>
        <table:table-row table:style-name="ro1">
          <table:table-cell/>
          <table:table-cell table:style-name="ce2" table:formula="of:=[.B317]+1" office:value-type="float" office:value="316" calcext:value-type="float">
            <text:p>316</text:p>
          </table:table-cell>
          <table:table-cell table:formula="of:=[.$A$3]*SIN(RADIANS([.B318]))" office:value-type="float" office:value="-354.970427304548" calcext:value-type="float">
            <text:p>-355,0</text:p>
          </table:table-cell>
          <table:table-cell table:formula="of:=[.$A$3]*SIN(RADIANS([.B318]-120))" office:value-type="float" office:value="-140.850688822486" calcext:value-type="float">
            <text:p>-140,9</text:p>
          </table:table-cell>
          <table:table-cell table:formula="of:=[.$A$3]*SIN(RADIANS([.B318]+120))" office:value-type="float" office:value="495.821116127034" calcext:value-type="float">
            <text:p>495,8</text:p>
          </table:table-cell>
          <table:table-cell table:style-name="ce10"/>
          <table:table-cell table:style-name="ce6" table:formula="of:=(MIN([.C318];[.D318];[.E318])+MAX([.C318];[.D318];[.E318]))/2" office:value-type="float" office:value="70.4253444112432" calcext:value-type="float">
            <text:p>70,4</text:p>
          </table:table-cell>
          <table:table-cell table:style-name="ce12" table:formula="of:=([.C318]-[.G318]+[.$A$3])/2" office:value-type="float" office:value="42.8021141421045" calcext:value-type="float">
            <text:p>43</text:p>
          </table:table-cell>
          <table:table-cell table:style-name="ce12" office:value-type="string" calcext:value-type="string">
            <text:p>,</text:p>
          </table:table-cell>
          <table:table-cell table:style-name="ce12" table:formula="of:=([.D318]-[.G318]+[.$A$3])/2" office:value-type="float" office:value="149.861983383135" calcext:value-type="float">
            <text:p>150</text:p>
          </table:table-cell>
          <table:table-cell table:style-name="ce12" table:formula="of:=([.E318]-[.G318]+[.$A$3])/2" office:value-type="float" office:value="468.197885857895" calcext:value-type="float">
            <text:p>468</text:p>
          </table:table-cell>
          <table:table-cell table:style-name="ce10"/>
        </table:table-row>
        <table:table-row table:style-name="ro1">
          <table:table-cell/>
          <table:table-cell table:style-name="ce2" table:formula="of:=[.B318]+1" office:value-type="float" office:value="317" calcext:value-type="float">
            <text:p>317</text:p>
          </table:table-cell>
          <table:table-cell table:formula="of:=[.$A$3]*SIN(RADIANS([.B319]))" office:value-type="float" office:value="-348.501161991937" calcext:value-type="float">
            <text:p>-348,5</text:p>
          </table:table-cell>
          <table:table-cell table:formula="of:=[.$A$3]*SIN(RADIANS([.B319]-120))" office:value-type="float" office:value="-149.401941113318" calcext:value-type="float">
            <text:p>-149,4</text:p>
          </table:table-cell>
          <table:table-cell table:formula="of:=[.$A$3]*SIN(RADIANS([.B319]+120))" office:value-type="float" office:value="497.903103105255" calcext:value-type="float">
            <text:p>497,9</text:p>
          </table:table-cell>
          <table:table-cell table:style-name="ce10"/>
          <table:table-cell table:style-name="ce6" table:formula="of:=(MIN([.C319];[.D319];[.E319])+MAX([.C319];[.D319];[.E319]))/2" office:value-type="float" office:value="74.7009705566593" calcext:value-type="float">
            <text:p>74,7</text:p>
          </table:table-cell>
          <table:table-cell table:style-name="ce12" table:formula="of:=([.C319]-[.G319]+[.$A$3])/2" office:value-type="float" office:value="43.8989337257021" calcext:value-type="float">
            <text:p>44</text:p>
          </table:table-cell>
          <table:table-cell table:style-name="ce12" office:value-type="string" calcext:value-type="string">
            <text:p>,</text:p>
          </table:table-cell>
          <table:table-cell table:style-name="ce12" table:formula="of:=([.D319]-[.G319]+[.$A$3])/2" office:value-type="float" office:value="143.448544165011" calcext:value-type="float">
            <text:p>143</text:p>
          </table:table-cell>
          <table:table-cell table:style-name="ce12" table:formula="of:=([.E319]-[.G319]+[.$A$3])/2" office:value-type="float" office:value="467.101066274298" calcext:value-type="float">
            <text:p>467</text:p>
          </table:table-cell>
          <table:table-cell table:style-name="ce10"/>
        </table:table-row>
        <table:table-row table:style-name="ro1">
          <table:table-cell/>
          <table:table-cell table:style-name="ce2" table:formula="of:=[.B319]+1" office:value-type="float" office:value="318" calcext:value-type="float">
            <text:p>318</text:p>
          </table:table-cell>
          <table:table-cell table:formula="of:=[.$A$3]*SIN(RADIANS([.B320]))" office:value-type="float" office:value="-341.925739849376" calcext:value-type="float">
            <text:p>-341,9</text:p>
          </table:table-cell>
          <table:table-cell table:formula="of:=[.$A$3]*SIN(RADIANS([.B320]-120))" office:value-type="float" office:value="-157.907684125598" calcext:value-type="float">
            <text:p>-157,9</text:p>
          </table:table-cell>
          <table:table-cell table:formula="of:=[.$A$3]*SIN(RADIANS([.B320]+120))" office:value-type="float" office:value="499.833423974975" calcext:value-type="float">
            <text:p>499,8</text:p>
          </table:table-cell>
          <table:table-cell table:style-name="ce10"/>
          <table:table-cell table:style-name="ce6" table:formula="of:=(MIN([.C320];[.D320];[.E320])+MAX([.C320];[.D320];[.E320]))/2" office:value-type="float" office:value="78.9538420627991" calcext:value-type="float">
            <text:p>79,0</text:p>
          </table:table-cell>
          <table:table-cell table:style-name="ce12" table:formula="of:=([.C320]-[.G320]+[.$A$3])/2" office:value-type="float" office:value="45.0602090439122" calcext:value-type="float">
            <text:p>45</text:p>
          </table:table-cell>
          <table:table-cell table:style-name="ce12" office:value-type="string" calcext:value-type="string">
            <text:p>,</text:p>
          </table:table-cell>
          <table:table-cell table:style-name="ce12" table:formula="of:=([.D320]-[.G320]+[.$A$3])/2" office:value-type="float" office:value="137.069236905801" calcext:value-type="float">
            <text:p>137</text:p>
          </table:table-cell>
          <table:table-cell table:style-name="ce12" table:formula="of:=([.E320]-[.G320]+[.$A$3])/2" office:value-type="float" office:value="465.939790956088" calcext:value-type="float">
            <text:p>466</text:p>
          </table:table-cell>
          <table:table-cell table:style-name="ce10"/>
        </table:table-row>
        <table:table-row table:style-name="ro1">
          <table:table-cell/>
          <table:table-cell table:style-name="ce2" table:formula="of:=[.B320]+1" office:value-type="float" office:value="319" calcext:value-type="float">
            <text:p>319</text:p>
          </table:table-cell>
          <table:table-cell table:formula="of:=[.$A$3]*SIN(RADIANS([.B321]))" office:value-type="float" office:value="-335.246163814149" calcext:value-type="float">
            <text:p>-335,2</text:p>
          </table:table-cell>
          <table:table-cell table:formula="of:=[.$A$3]*SIN(RADIANS([.B321]-120))" office:value-type="float" office:value="-166.365326927607" calcext:value-type="float">
            <text:p>-166,4</text:p>
          </table:table-cell>
          <table:table-cell table:formula="of:=[.$A$3]*SIN(RADIANS([.B321]+120))" office:value-type="float" office:value="501.611490741756" calcext:value-type="float">
            <text:p>501,6</text:p>
          </table:table-cell>
          <table:table-cell table:style-name="ce10"/>
          <table:table-cell table:style-name="ce6" table:formula="of:=(MIN([.C321];[.D321];[.E321])+MAX([.C321];[.D321];[.E321]))/2" office:value-type="float" office:value="83.1826634638035" calcext:value-type="float">
            <text:p>83,2</text:p>
          </table:table-cell>
          <table:table-cell table:style-name="ce12" table:formula="of:=([.C321]-[.G321]+[.$A$3])/2" office:value-type="float" office:value="46.2855863610236" calcext:value-type="float">
            <text:p>46</text:p>
          </table:table-cell>
          <table:table-cell table:style-name="ce12" office:value-type="string" calcext:value-type="string">
            <text:p>,</text:p>
          </table:table-cell>
          <table:table-cell table:style-name="ce12" table:formula="of:=([.D321]-[.G321]+[.$A$3])/2" office:value-type="float" office:value="130.726004804295" calcext:value-type="float">
            <text:p>131</text:p>
          </table:table-cell>
          <table:table-cell table:style-name="ce12" table:formula="of:=([.E321]-[.G321]+[.$A$3])/2" office:value-type="float" office:value="464.714413638976" calcext:value-type="float">
            <text:p>465</text:p>
          </table:table-cell>
          <table:table-cell table:style-name="ce10"/>
        </table:table-row>
        <table:table-row table:style-name="ro1">
          <table:table-cell/>
          <table:table-cell table:style-name="ce2" table:formula="of:=[.B321]+1" office:value-type="float" office:value="320" calcext:value-type="float">
            <text:p>320</text:p>
          </table:table-cell>
          <table:table-cell table:formula="of:=[.$A$3]*SIN(RADIANS([.B322]))" office:value-type="float" office:value="-328.464468549822" calcext:value-type="float">
            <text:p>-328,5</text:p>
          </table:table-cell>
          <table:table-cell table:formula="of:=[.$A$3]*SIN(RADIANS([.B322]-120))" office:value-type="float" office:value="-174.772293239417" calcext:value-type="float">
            <text:p>-174,8</text:p>
          </table:table-cell>
          <table:table-cell table:formula="of:=[.$A$3]*SIN(RADIANS([.B322]+120))" office:value-type="float" office:value="503.236761789238" calcext:value-type="float">
            <text:p>503,2</text:p>
          </table:table-cell>
          <table:table-cell table:style-name="ce10"/>
          <table:table-cell table:style-name="ce6" table:formula="of:=(MIN([.C322];[.D322];[.E322])+MAX([.C322];[.D322];[.E322]))/2" office:value-type="float" office:value="87.3861466197083" calcext:value-type="float">
            <text:p>87,4</text:p>
          </table:table-cell>
          <table:table-cell table:style-name="ce12" table:formula="of:=([.C322]-[.G322]+[.$A$3])/2" office:value-type="float" office:value="47.574692415235" calcext:value-type="float">
            <text:p>48</text:p>
          </table:table-cell>
          <table:table-cell table:style-name="ce12" office:value-type="string" calcext:value-type="string">
            <text:p>,</text:p>
          </table:table-cell>
          <table:table-cell table:style-name="ce12" table:formula="of:=([.D322]-[.G322]+[.$A$3])/2" office:value-type="float" office:value="124.420780070438" calcext:value-type="float">
            <text:p>124</text:p>
          </table:table-cell>
          <table:table-cell table:style-name="ce12" table:formula="of:=([.E322]-[.G322]+[.$A$3])/2" office:value-type="float" office:value="463.425307584765" calcext:value-type="float">
            <text:p>463</text:p>
          </table:table-cell>
          <table:table-cell table:style-name="ce10"/>
        </table:table-row>
        <table:table-row table:style-name="ro1">
          <table:table-cell/>
          <table:table-cell table:style-name="ce2" table:formula="of:=[.B322]+1" office:value-type="float" office:value="321" calcext:value-type="float">
            <text:p>321</text:p>
          </table:table-cell>
          <table:table-cell table:formula="of:=[.$A$3]*SIN(RADIANS([.B323]))" office:value-type="float" office:value="-321.582719826467" calcext:value-type="float">
            <text:p>-321,6</text:p>
          </table:table-cell>
          <table:table-cell table:formula="of:=[.$A$3]*SIN(RADIANS([.B323]-120))" office:value-type="float" office:value="-183.126022217649" calcext:value-type="float">
            <text:p>-183,1</text:p>
          </table:table-cell>
          <table:table-cell table:formula="of:=[.$A$3]*SIN(RADIANS([.B323]+120))" office:value-type="float" office:value="504.708742044115" calcext:value-type="float">
            <text:p>504,7</text:p>
          </table:table-cell>
          <table:table-cell table:style-name="ce10"/>
          <table:table-cell table:style-name="ce6" table:formula="of:=(MIN([.C323];[.D323];[.E323])+MAX([.C323];[.D323];[.E323]))/2" office:value-type="float" office:value="91.5630111088241" calcext:value-type="float">
            <text:p>91,6</text:p>
          </table:table-cell>
          <table:table-cell table:style-name="ce12" table:formula="of:=([.C323]-[.G323]+[.$A$3])/2" office:value-type="float" office:value="48.9271345323544" calcext:value-type="float">
            <text:p>49</text:p>
          </table:table-cell>
          <table:table-cell table:style-name="ce12" office:value-type="string" calcext:value-type="string">
            <text:p>,</text:p>
          </table:table-cell>
          <table:table-cell table:style-name="ce12" table:formula="of:=([.D323]-[.G323]+[.$A$3])/2" office:value-type="float" office:value="118.155483336764" calcext:value-type="float">
            <text:p>118</text:p>
          </table:table-cell>
          <table:table-cell table:style-name="ce12" table:formula="of:=([.E323]-[.G323]+[.$A$3])/2" office:value-type="float" office:value="462.072865467646" calcext:value-type="float">
            <text:p>462</text:p>
          </table:table-cell>
          <table:table-cell table:style-name="ce10"/>
        </table:table-row>
        <table:table-row table:style-name="ro1">
          <table:table-cell/>
          <table:table-cell table:style-name="ce2" table:formula="of:=[.B323]+1" office:value-type="float" office:value="322" calcext:value-type="float">
            <text:p>322</text:p>
          </table:table-cell>
          <table:table-cell table:formula="of:=[.$A$3]*SIN(RADIANS([.B324]))" office:value-type="float" office:value="-314.603013891411" calcext:value-type="float">
            <text:p>-314,6</text:p>
          </table:table-cell>
          <table:table-cell table:formula="of:=[.$A$3]*SIN(RADIANS([.B324]-120))" office:value-type="float" office:value="-191.423969235531" calcext:value-type="float">
            <text:p>-191,4</text:p>
          </table:table-cell>
          <table:table-cell table:formula="of:=[.$A$3]*SIN(RADIANS([.B324]+120))" office:value-type="float" office:value="506.026983126942" calcext:value-type="float">
            <text:p>506,0</text:p>
          </table:table-cell>
          <table:table-cell table:style-name="ce10"/>
          <table:table-cell table:style-name="ce6" table:formula="of:=(MIN([.C324];[.D324];[.E324])+MAX([.C324];[.D324];[.E324]))/2" office:value-type="float" office:value="95.7119846177656" calcext:value-type="float">
            <text:p>95,7</text:p>
          </table:table-cell>
          <table:table-cell table:style-name="ce12" table:formula="of:=([.C324]-[.G324]+[.$A$3])/2" office:value-type="float" office:value="50.3425007454116" calcext:value-type="float">
            <text:p>50</text:p>
          </table:table-cell>
          <table:table-cell table:style-name="ce12" office:value-type="string" calcext:value-type="string">
            <text:p>,</text:p>
          </table:table-cell>
          <table:table-cell table:style-name="ce12" table:formula="of:=([.D324]-[.G324]+[.$A$3])/2" office:value-type="float" office:value="111.932023073352" calcext:value-type="float">
            <text:p>112</text:p>
          </table:table-cell>
          <table:table-cell table:style-name="ce12" table:formula="of:=([.E324]-[.G324]+[.$A$3])/2" office:value-type="float" office:value="460.657499254588" calcext:value-type="float">
            <text:p>461</text:p>
          </table:table-cell>
          <table:table-cell table:style-name="ce10"/>
        </table:table-row>
        <table:table-row table:style-name="ro1">
          <table:table-cell/>
          <table:table-cell table:style-name="ce2" table:formula="of:=[.B324]+1" office:value-type="float" office:value="323" calcext:value-type="float">
            <text:p>323</text:p>
          </table:table-cell>
          <table:table-cell table:formula="of:=[.$A$3]*SIN(RADIANS([.B325]))" office:value-type="float" office:value="-307.527476830697" calcext:value-type="float">
            <text:p>-307,5</text:p>
          </table:table-cell>
          <table:table-cell table:formula="of:=[.$A$3]*SIN(RADIANS([.B325]-120))" office:value-type="float" office:value="-199.663606658019" calcext:value-type="float">
            <text:p>-199,7</text:p>
          </table:table-cell>
          <table:table-cell table:formula="of:=[.$A$3]*SIN(RADIANS([.B325]+120))" office:value-type="float" office:value="507.191083488716" calcext:value-type="float">
            <text:p>507,2</text:p>
          </table:table-cell>
          <table:table-cell table:style-name="ce10"/>
          <table:table-cell table:style-name="ce6" table:formula="of:=(MIN([.C325];[.D325];[.E325])+MAX([.C325];[.D325];[.E325]))/2" office:value-type="float" office:value="99.8318033290095" calcext:value-type="float">
            <text:p>99,8</text:p>
          </table:table-cell>
          <table:table-cell table:style-name="ce12" table:formula="of:=([.C325]-[.G325]+[.$A$3])/2" office:value-type="float" office:value="51.8203599201469" calcext:value-type="float">
            <text:p>52</text:p>
          </table:table-cell>
          <table:table-cell table:style-name="ce12" office:value-type="string" calcext:value-type="string">
            <text:p>,</text:p>
          </table:table-cell>
          <table:table-cell table:style-name="ce12" table:formula="of:=([.D325]-[.G325]+[.$A$3])/2" office:value-type="float" office:value="105.752295006486" calcext:value-type="float">
            <text:p>106</text:p>
          </table:table-cell>
          <table:table-cell table:style-name="ce12" table:formula="of:=([.E325]-[.G325]+[.$A$3])/2" office:value-type="float" office:value="459.179640079853" calcext:value-type="float">
            <text:p>459</text:p>
          </table:table-cell>
          <table:table-cell table:style-name="ce10"/>
        </table:table-row>
        <table:table-row table:style-name="ro1">
          <table:table-cell/>
          <table:table-cell table:style-name="ce2" table:formula="of:=[.B325]+1" office:value-type="float" office:value="324" calcext:value-type="float">
            <text:p>324</text:p>
          </table:table-cell>
          <table:table-cell table:formula="of:=[.$A$3]*SIN(RADIANS([.B326]))" office:value-type="float" office:value="-300.358263921454" calcext:value-type="float">
            <text:p>-300,4</text:p>
          </table:table-cell>
          <table:table-cell table:formula="of:=[.$A$3]*SIN(RADIANS([.B326]-120))" office:value-type="float" office:value="-207.842424611734" calcext:value-type="float">
            <text:p>-207,8</text:p>
          </table:table-cell>
          <table:table-cell table:formula="of:=[.$A$3]*SIN(RADIANS([.B326]+120))" office:value-type="float" office:value="508.200688533188" calcext:value-type="float">
            <text:p>508,2</text:p>
          </table:table-cell>
          <table:table-cell table:style-name="ce10"/>
          <table:table-cell table:style-name="ce6" table:formula="of:=(MIN([.C326];[.D326];[.E326])+MAX([.C326];[.D326];[.E326]))/2" office:value-type="float" office:value="103.921212305867" calcext:value-type="float">
            <text:p>103,9</text:p>
          </table:table-cell>
          <table:table-cell table:style-name="ce12" table:formula="of:=([.C326]-[.G326]+[.$A$3])/2" office:value-type="float" office:value="53.3602618863396" calcext:value-type="float">
            <text:p>53</text:p>
          </table:table-cell>
          <table:table-cell table:style-name="ce12" office:value-type="string" calcext:value-type="string">
            <text:p>,</text:p>
          </table:table-cell>
          <table:table-cell table:style-name="ce12" table:formula="of:=([.D326]-[.G326]+[.$A$3])/2" office:value-type="float" office:value="99.6181815411996" calcext:value-type="float">
            <text:p>100</text:p>
          </table:table-cell>
          <table:table-cell table:style-name="ce12" table:formula="of:=([.E326]-[.G326]+[.$A$3])/2" office:value-type="float" office:value="457.63973811366" calcext:value-type="float">
            <text:p>458</text:p>
          </table:table-cell>
          <table:table-cell table:style-name="ce10"/>
        </table:table-row>
        <table:table-row table:style-name="ro1">
          <table:table-cell/>
          <table:table-cell table:style-name="ce2" table:formula="of:=[.B326]+1" office:value-type="float" office:value="325" calcext:value-type="float">
            <text:p>325</text:p>
          </table:table-cell>
          <table:table-cell table:formula="of:=[.$A$3]*SIN(RADIANS([.B327]))" office:value-type="float" office:value="-293.097558975385" calcext:value-type="float">
            <text:p>-293,1</text:p>
          </table:table-cell>
          <table:table-cell table:formula="of:=[.$A$3]*SIN(RADIANS([.B327]-120))" office:value-type="float" office:value="-215.957931749497" calcext:value-type="float">
            <text:p>-216,0</text:p>
          </table:table-cell>
          <table:table-cell table:formula="of:=[.$A$3]*SIN(RADIANS([.B327]+120))" office:value-type="float" office:value="509.055490724882" calcext:value-type="float">
            <text:p>509,1</text:p>
          </table:table-cell>
          <table:table-cell table:style-name="ce10"/>
          <table:table-cell table:style-name="ce6" table:formula="of:=(MIN([.C327];[.D327];[.E327])+MAX([.C327];[.D327];[.E327]))/2" office:value-type="float" office:value="107.978965874749" calcext:value-type="float">
            <text:p>108,0</text:p>
          </table:table-cell>
          <table:table-cell table:style-name="ce12" table:formula="of:=([.C327]-[.G327]+[.$A$3])/2" office:value-type="float" office:value="54.9617375749333" calcext:value-type="float">
            <text:p>55</text:p>
          </table:table-cell>
          <table:table-cell table:style-name="ce12" office:value-type="string" calcext:value-type="string">
            <text:p>,</text:p>
          </table:table-cell>
          <table:table-cell table:style-name="ce12" table:formula="of:=([.D327]-[.G327]+[.$A$3])/2" office:value-type="float" office:value="93.531551187877" calcext:value-type="float">
            <text:p>94</text:p>
          </table:table-cell>
          <table:table-cell table:style-name="ce12" table:formula="of:=([.E327]-[.G327]+[.$A$3])/2" office:value-type="float" office:value="456.038262425067" calcext:value-type="float">
            <text:p>456</text:p>
          </table:table-cell>
          <table:table-cell table:style-name="ce10"/>
        </table:table-row>
        <table:table-row table:style-name="ro1">
          <table:table-cell/>
          <table:table-cell table:style-name="ce2" table:formula="of:=[.B327]+1" office:value-type="float" office:value="326" calcext:value-type="float">
            <text:p>326</text:p>
          </table:table-cell>
          <table:table-cell table:formula="of:=[.$A$3]*SIN(RADIANS([.B328]))" office:value-type="float" office:value="-285.747573673551" calcext:value-type="float">
            <text:p>-285,7</text:p>
          </table:table-cell>
          <table:table-cell table:formula="of:=[.$A$3]*SIN(RADIANS([.B328]-120))" office:value-type="float" office:value="-224.007656009219" calcext:value-type="float">
            <text:p>-224,0</text:p>
          </table:table-cell>
          <table:table-cell table:formula="of:=[.$A$3]*SIN(RADIANS([.B328]+120))" office:value-type="float" office:value="509.75522968277" calcext:value-type="float">
            <text:p>509,8</text:p>
          </table:table-cell>
          <table:table-cell table:style-name="ce10"/>
          <table:table-cell table:style-name="ce6" table:formula="of:=(MIN([.C328];[.D328];[.E328])+MAX([.C328];[.D328];[.E328]))/2" office:value-type="float" office:value="112.003828004609" calcext:value-type="float">
            <text:p>112,0</text:p>
          </table:table-cell>
          <table:table-cell table:style-name="ce12" table:formula="of:=([.C328]-[.G328]+[.$A$3])/2" office:value-type="float" office:value="56.6242991609196" calcext:value-type="float">
            <text:p>57</text:p>
          </table:table-cell>
          <table:table-cell table:style-name="ce12" office:value-type="string" calcext:value-type="string">
            <text:p>,</text:p>
          </table:table-cell>
          <table:table-cell table:style-name="ce12" table:formula="of:=([.D328]-[.G328]+[.$A$3])/2" office:value-type="float" office:value="87.494257993086" calcext:value-type="float">
            <text:p>87</text:p>
          </table:table-cell>
          <table:table-cell table:style-name="ce12" table:formula="of:=([.E328]-[.G328]+[.$A$3])/2" office:value-type="float" office:value="454.37570083908" calcext:value-type="float">
            <text:p>454</text:p>
          </table:table-cell>
          <table:table-cell table:style-name="ce10"/>
        </table:table-row>
        <table:table-row table:style-name="ro1">
          <table:table-cell/>
          <table:table-cell table:style-name="ce2" table:formula="of:=[.B328]+1" office:value-type="float" office:value="327" calcext:value-type="float">
            <text:p>327</text:p>
          </table:table-cell>
          <table:table-cell table:formula="of:=[.$A$3]*SIN(RADIANS([.B329]))" office:value-type="float" office:value="-278.310546892679" calcext:value-type="float">
            <text:p>-278,3</text:p>
          </table:table-cell>
          <table:table-cell table:formula="of:=[.$A$3]*SIN(RADIANS([.B329]-120))" office:value-type="float" office:value="-231.989145366908" calcext:value-type="float">
            <text:p>-232,0</text:p>
          </table:table-cell>
          <table:table-cell table:formula="of:=[.$A$3]*SIN(RADIANS([.B329]+120))" office:value-type="float" office:value="510.299692259587" calcext:value-type="float">
            <text:p>510,3</text:p>
          </table:table-cell>
          <table:table-cell table:style-name="ce10"/>
          <table:table-cell table:style-name="ce6" table:formula="of:=(MIN([.C329];[.D329];[.E329])+MAX([.C329];[.D329];[.E329]))/2" office:value-type="float" office:value="115.994572683454" calcext:value-type="float">
            <text:p>116,0</text:p>
          </table:table-cell>
          <table:table-cell table:style-name="ce12" table:formula="of:=([.C329]-[.G329]+[.$A$3])/2" office:value-type="float" office:value="58.3474402119335" calcext:value-type="float">
            <text:p>58</text:p>
          </table:table-cell>
          <table:table-cell table:style-name="ce12" office:value-type="string" calcext:value-type="string">
            <text:p>,</text:p>
          </table:table-cell>
          <table:table-cell table:style-name="ce12" table:formula="of:=([.D329]-[.G329]+[.$A$3])/2" office:value-type="float" office:value="81.5081409748187" calcext:value-type="float">
            <text:p>82</text:p>
          </table:table-cell>
          <table:table-cell table:style-name="ce12" table:formula="of:=([.E329]-[.G329]+[.$A$3])/2" office:value-type="float" office:value="452.652559788067" calcext:value-type="float">
            <text:p>453</text:p>
          </table:table-cell>
          <table:table-cell table:style-name="ce10"/>
        </table:table-row>
        <table:table-row table:style-name="ro1">
          <table:table-cell/>
          <table:table-cell table:style-name="ce2" table:formula="of:=[.B329]+1" office:value-type="float" office:value="328" calcext:value-type="float">
            <text:p>328</text:p>
          </table:table-cell>
          <table:table-cell table:formula="of:=[.$A$3]*SIN(RADIANS([.B330]))" office:value-type="float" office:value="-270.788744023168" calcext:value-type="float">
            <text:p>-270,8</text:p>
          </table:table-cell>
          <table:table-cell table:formula="of:=[.$A$3]*SIN(RADIANS([.B330]-120))" office:value-type="float" office:value="-239.89996858359" calcext:value-type="float">
            <text:p>-239,9</text:p>
          </table:table-cell>
          <table:table-cell table:formula="of:=[.$A$3]*SIN(RADIANS([.B330]+120))" office:value-type="float" office:value="510.688712606758" calcext:value-type="float">
            <text:p>510,7</text:p>
          </table:table-cell>
          <table:table-cell table:style-name="ce10"/>
          <table:table-cell table:style-name="ce6" table:formula="of:=(MIN([.C330];[.D330];[.E330])+MAX([.C330];[.D330];[.E330]))/2" office:value-type="float" office:value="119.949984291795" calcext:value-type="float">
            <text:p>119,9</text:p>
          </table:table-cell>
          <table:table-cell table:style-name="ce12" table:formula="of:=([.C330]-[.G330]+[.$A$3])/2" office:value-type="float" office:value="60.1306358425186" calcext:value-type="float">
            <text:p>60</text:p>
          </table:table-cell>
          <table:table-cell table:style-name="ce12" office:value-type="string" calcext:value-type="string">
            <text:p>,</text:p>
          </table:table-cell>
          <table:table-cell table:style-name="ce12" table:formula="of:=([.D330]-[.G330]+[.$A$3])/2" office:value-type="float" office:value="75.5750235623073" calcext:value-type="float">
            <text:p>76</text:p>
          </table:table-cell>
          <table:table-cell table:style-name="ce12" table:formula="of:=([.E330]-[.G330]+[.$A$3])/2" office:value-type="float" office:value="450.869364157481" calcext:value-type="float">
            <text:p>451</text:p>
          </table:table-cell>
          <table:table-cell table:style-name="ce10"/>
        </table:table-row>
        <table:table-row table:style-name="ro1">
          <table:table-cell/>
          <table:table-cell table:style-name="ce2" table:formula="of:=[.B330]+1" office:value-type="float" office:value="329" calcext:value-type="float">
            <text:p>329</text:p>
          </table:table-cell>
          <table:table-cell table:formula="of:=[.$A$3]*SIN(RADIANS([.B331]))" office:value-type="float" office:value="-263.184456279038" calcext:value-type="float">
            <text:p>-263,2</text:p>
          </table:table-cell>
          <table:table-cell table:formula="of:=[.$A$3]*SIN(RADIANS([.B331]-120))" office:value-type="float" office:value="-247.737715945878" calcext:value-type="float">
            <text:p>-247,7</text:p>
          </table:table-cell>
          <table:table-cell table:formula="of:=[.$A$3]*SIN(RADIANS([.B331]+120))" office:value-type="float" office:value="510.922172224916" calcext:value-type="float">
            <text:p>510,9</text:p>
          </table:table-cell>
          <table:table-cell table:style-name="ce10"/>
          <table:table-cell table:style-name="ce6" table:formula="of:=(MIN([.C331];[.D331];[.E331])+MAX([.C331];[.D331];[.E331]))/2" office:value-type="float" office:value="123.868857972939" calcext:value-type="float">
            <text:p>123,9</text:p>
          </table:table-cell>
          <table:table-cell table:style-name="ce12" table:formula="of:=([.C331]-[.G331]+[.$A$3])/2" office:value-type="float" office:value="61.9733428740116" calcext:value-type="float">
            <text:p>62</text:p>
          </table:table-cell>
          <table:table-cell table:style-name="ce12" office:value-type="string" calcext:value-type="string">
            <text:p>,</text:p>
          </table:table-cell>
          <table:table-cell table:style-name="ce12" table:formula="of:=([.D331]-[.G331]+[.$A$3])/2" office:value-type="float" office:value="69.6967130405914" calcext:value-type="float">
            <text:p>70</text:p>
          </table:table-cell>
          <table:table-cell table:style-name="ce12" table:formula="of:=([.E331]-[.G331]+[.$A$3])/2" office:value-type="float" office:value="449.026657125988" calcext:value-type="float">
            <text:p>449</text:p>
          </table:table-cell>
          <table:table-cell table:style-name="ce10"/>
        </table:table-row>
        <table:table-row table:style-name="ro1">
          <table:table-cell/>
          <table:table-cell table:style-name="ce2" table:formula="of:=[.B331]+1" office:value-type="float" office:value="330" calcext:value-type="float">
            <text:p>330</text:p>
          </table:table-cell>
          <table:table-cell table:formula="of:=[.$A$3]*SIN(RADIANS([.B332]))" office:value-type="float" office:value="-255.5" calcext:value-type="float">
            <text:p>-255,5</text:p>
          </table:table-cell>
          <table:table-cell table:formula="of:=[.$A$3]*SIN(RADIANS([.B332]-120))" office:value-type="float" office:value="-255.5" calcext:value-type="float">
            <text:p>-255,5</text:p>
          </table:table-cell>
          <table:table-cell table:formula="of:=[.$A$3]*SIN(RADIANS([.B332]+120))" office:value-type="float" office:value="511" calcext:value-type="float">
            <text:p>511,0</text:p>
          </table:table-cell>
          <table:table-cell table:style-name="ce10"/>
          <table:table-cell table:style-name="ce6" table:formula="of:=(MIN([.C332];[.D332];[.E332])+MAX([.C332];[.D332];[.E332]))/2" office:value-type="float" office:value="127.75" calcext:value-type="float">
            <text:p>127,8</text:p>
          </table:table-cell>
          <table:table-cell table:style-name="ce12" table:formula="of:=([.C332]-[.G332]+[.$A$3])/2" office:value-type="float" office:value="63.8749999999999" calcext:value-type="float">
            <text:p>64</text:p>
          </table:table-cell>
          <table:table-cell table:style-name="ce12" office:value-type="string" calcext:value-type="string">
            <text:p>,</text:p>
          </table:table-cell>
          <table:table-cell table:style-name="ce12" table:formula="of:=([.D332]-[.G332]+[.$A$3])/2" office:value-type="float" office:value="63.875" calcext:value-type="float">
            <text:p>64</text:p>
          </table:table-cell>
          <table:table-cell table:style-name="ce12" table:formula="of:=([.E332]-[.G332]+[.$A$3])/2" office:value-type="float" office:value="447.125" calcext:value-type="float">
            <text:p>447</text:p>
          </table:table-cell>
          <table:table-cell table:style-name="ce10"/>
        </table:table-row>
        <table:table-row table:style-name="ro1">
          <table:table-cell/>
          <table:table-cell table:style-name="ce2" table:formula="of:=[.B332]+1" office:value-type="float" office:value="331" calcext:value-type="float">
            <text:p>331</text:p>
          </table:table-cell>
          <table:table-cell table:formula="of:=[.$A$3]*SIN(RADIANS([.B333]))" office:value-type="float" office:value="-247.737715945878" calcext:value-type="float">
            <text:p>-247,7</text:p>
          </table:table-cell>
          <table:table-cell table:formula="of:=[.$A$3]*SIN(RADIANS([.B333]-120))" office:value-type="float" office:value="-263.184456279038" calcext:value-type="float">
            <text:p>-263,2</text:p>
          </table:table-cell>
          <table:table-cell table:formula="of:=[.$A$3]*SIN(RADIANS([.B333]+120))" office:value-type="float" office:value="510.922172224916" calcext:value-type="float">
            <text:p>510,9</text:p>
          </table:table-cell>
          <table:table-cell table:style-name="ce10"/>
          <table:table-cell table:style-name="ce6" table:formula="of:=(MIN([.C333];[.D333];[.E333])+MAX([.C333];[.D333];[.E333]))/2" office:value-type="float" office:value="123.868857972939" calcext:value-type="float">
            <text:p>123,9</text:p>
          </table:table-cell>
          <table:table-cell table:style-name="ce12" table:formula="of:=([.C333]-[.G333]+[.$A$3])/2" office:value-type="float" office:value="69.6967130405914" calcext:value-type="float">
            <text:p>70</text:p>
          </table:table-cell>
          <table:table-cell table:style-name="ce12" office:value-type="string" calcext:value-type="string">
            <text:p>,</text:p>
          </table:table-cell>
          <table:table-cell table:style-name="ce12" table:formula="of:=([.D333]-[.G333]+[.$A$3])/2" office:value-type="float" office:value="61.9733428740116" calcext:value-type="float">
            <text:p>62</text:p>
          </table:table-cell>
          <table:table-cell table:style-name="ce12" table:formula="of:=([.E333]-[.G333]+[.$A$3])/2" office:value-type="float" office:value="449.026657125988" calcext:value-type="float">
            <text:p>449</text:p>
          </table:table-cell>
          <table:table-cell table:style-name="ce10"/>
        </table:table-row>
        <table:table-row table:style-name="ro1">
          <table:table-cell/>
          <table:table-cell table:style-name="ce2" table:formula="of:=[.B333]+1" office:value-type="float" office:value="332" calcext:value-type="float">
            <text:p>332</text:p>
          </table:table-cell>
          <table:table-cell table:formula="of:=[.$A$3]*SIN(RADIANS([.B334]))" office:value-type="float" office:value="-239.89996858359" calcext:value-type="float">
            <text:p>-239,9</text:p>
          </table:table-cell>
          <table:table-cell table:formula="of:=[.$A$3]*SIN(RADIANS([.B334]-120))" office:value-type="float" office:value="-270.788744023168" calcext:value-type="float">
            <text:p>-270,8</text:p>
          </table:table-cell>
          <table:table-cell table:formula="of:=[.$A$3]*SIN(RADIANS([.B334]+120))" office:value-type="float" office:value="510.688712606758" calcext:value-type="float">
            <text:p>510,7</text:p>
          </table:table-cell>
          <table:table-cell table:style-name="ce10"/>
          <table:table-cell table:style-name="ce6" table:formula="of:=(MIN([.C334];[.D334];[.E334])+MAX([.C334];[.D334];[.E334]))/2" office:value-type="float" office:value="119.949984291795" calcext:value-type="float">
            <text:p>119,9</text:p>
          </table:table-cell>
          <table:table-cell table:style-name="ce12" table:formula="of:=([.C334]-[.G334]+[.$A$3])/2" office:value-type="float" office:value="75.5750235623073" calcext:value-type="float">
            <text:p>76</text:p>
          </table:table-cell>
          <table:table-cell table:style-name="ce12" office:value-type="string" calcext:value-type="string">
            <text:p>,</text:p>
          </table:table-cell>
          <table:table-cell table:style-name="ce12" table:formula="of:=([.D334]-[.G334]+[.$A$3])/2" office:value-type="float" office:value="60.1306358425186" calcext:value-type="float">
            <text:p>60</text:p>
          </table:table-cell>
          <table:table-cell table:style-name="ce12" table:formula="of:=([.E334]-[.G334]+[.$A$3])/2" office:value-type="float" office:value="450.869364157481" calcext:value-type="float">
            <text:p>451</text:p>
          </table:table-cell>
          <table:table-cell table:style-name="ce10"/>
        </table:table-row>
        <table:table-row table:style-name="ro1">
          <table:table-cell/>
          <table:table-cell table:style-name="ce2" table:formula="of:=[.B334]+1" office:value-type="float" office:value="333" calcext:value-type="float">
            <text:p>333</text:p>
          </table:table-cell>
          <table:table-cell table:formula="of:=[.$A$3]*SIN(RADIANS([.B335]))" office:value-type="float" office:value="-231.989145366908" calcext:value-type="float">
            <text:p>-232,0</text:p>
          </table:table-cell>
          <table:table-cell table:formula="of:=[.$A$3]*SIN(RADIANS([.B335]-120))" office:value-type="float" office:value="-278.310546892679" calcext:value-type="float">
            <text:p>-278,3</text:p>
          </table:table-cell>
          <table:table-cell table:formula="of:=[.$A$3]*SIN(RADIANS([.B335]+120))" office:value-type="float" office:value="510.299692259587" calcext:value-type="float">
            <text:p>510,3</text:p>
          </table:table-cell>
          <table:table-cell table:style-name="ce10"/>
          <table:table-cell table:style-name="ce6" table:formula="of:=(MIN([.C335];[.D335];[.E335])+MAX([.C335];[.D335];[.E335]))/2" office:value-type="float" office:value="115.994572683454" calcext:value-type="float">
            <text:p>116,0</text:p>
          </table:table-cell>
          <table:table-cell table:style-name="ce12" table:formula="of:=([.C335]-[.G335]+[.$A$3])/2" office:value-type="float" office:value="81.5081409748187" calcext:value-type="float">
            <text:p>82</text:p>
          </table:table-cell>
          <table:table-cell table:style-name="ce12" office:value-type="string" calcext:value-type="string">
            <text:p>,</text:p>
          </table:table-cell>
          <table:table-cell table:style-name="ce12" table:formula="of:=([.D335]-[.G335]+[.$A$3])/2" office:value-type="float" office:value="58.3474402119335" calcext:value-type="float">
            <text:p>58</text:p>
          </table:table-cell>
          <table:table-cell table:style-name="ce12" table:formula="of:=([.E335]-[.G335]+[.$A$3])/2" office:value-type="float" office:value="452.652559788067" calcext:value-type="float">
            <text:p>453</text:p>
          </table:table-cell>
          <table:table-cell table:style-name="ce10"/>
        </table:table-row>
        <table:table-row table:style-name="ro1">
          <table:table-cell/>
          <table:table-cell table:style-name="ce2" table:formula="of:=[.B335]+1" office:value-type="float" office:value="334" calcext:value-type="float">
            <text:p>334</text:p>
          </table:table-cell>
          <table:table-cell table:formula="of:=[.$A$3]*SIN(RADIANS([.B336]))" office:value-type="float" office:value="-224.007656009219" calcext:value-type="float">
            <text:p>-224,0</text:p>
          </table:table-cell>
          <table:table-cell table:formula="of:=[.$A$3]*SIN(RADIANS([.B336]-120))" office:value-type="float" office:value="-285.747573673552" calcext:value-type="float">
            <text:p>-285,7</text:p>
          </table:table-cell>
          <table:table-cell table:formula="of:=[.$A$3]*SIN(RADIANS([.B336]+120))" office:value-type="float" office:value="509.75522968277" calcext:value-type="float">
            <text:p>509,8</text:p>
          </table:table-cell>
          <table:table-cell table:style-name="ce10"/>
          <table:table-cell table:style-name="ce6" table:formula="of:=(MIN([.C336];[.D336];[.E336])+MAX([.C336];[.D336];[.E336]))/2" office:value-type="float" office:value="112.003828004609" calcext:value-type="float">
            <text:p>112,0</text:p>
          </table:table-cell>
          <table:table-cell table:style-name="ce12" table:formula="of:=([.C336]-[.G336]+[.$A$3])/2" office:value-type="float" office:value="87.494257993086" calcext:value-type="float">
            <text:p>87</text:p>
          </table:table-cell>
          <table:table-cell table:style-name="ce12" office:value-type="string" calcext:value-type="string">
            <text:p>,</text:p>
          </table:table-cell>
          <table:table-cell table:style-name="ce12" table:formula="of:=([.D336]-[.G336]+[.$A$3])/2" office:value-type="float" office:value="56.6242991609196" calcext:value-type="float">
            <text:p>57</text:p>
          </table:table-cell>
          <table:table-cell table:style-name="ce12" table:formula="of:=([.E336]-[.G336]+[.$A$3])/2" office:value-type="float" office:value="454.37570083908" calcext:value-type="float">
            <text:p>454</text:p>
          </table:table-cell>
          <table:table-cell table:style-name="ce10"/>
        </table:table-row>
        <table:table-row table:style-name="ro1">
          <table:table-cell/>
          <table:table-cell table:style-name="ce2" table:formula="of:=[.B336]+1" office:value-type="float" office:value="335" calcext:value-type="float">
            <text:p>335</text:p>
          </table:table-cell>
          <table:table-cell table:formula="of:=[.$A$3]*SIN(RADIANS([.B337]))" office:value-type="float" office:value="-215.957931749497" calcext:value-type="float">
            <text:p>-216,0</text:p>
          </table:table-cell>
          <table:table-cell table:formula="of:=[.$A$3]*SIN(RADIANS([.B337]-120))" office:value-type="float" office:value="-293.097558975385" calcext:value-type="float">
            <text:p>-293,1</text:p>
          </table:table-cell>
          <table:table-cell table:formula="of:=[.$A$3]*SIN(RADIANS([.B337]+120))" office:value-type="float" office:value="509.055490724882" calcext:value-type="float">
            <text:p>509,1</text:p>
          </table:table-cell>
          <table:table-cell table:style-name="ce10"/>
          <table:table-cell table:style-name="ce6" table:formula="of:=(MIN([.C337];[.D337];[.E337])+MAX([.C337];[.D337];[.E337]))/2" office:value-type="float" office:value="107.978965874749" calcext:value-type="float">
            <text:p>108,0</text:p>
          </table:table-cell>
          <table:table-cell table:style-name="ce12" table:formula="of:=([.C337]-[.G337]+[.$A$3])/2" office:value-type="float" office:value="93.531551187877" calcext:value-type="float">
            <text:p>94</text:p>
          </table:table-cell>
          <table:table-cell table:style-name="ce12" office:value-type="string" calcext:value-type="string">
            <text:p>,</text:p>
          </table:table-cell>
          <table:table-cell table:style-name="ce12" table:formula="of:=([.D337]-[.G337]+[.$A$3])/2" office:value-type="float" office:value="54.9617375749334" calcext:value-type="float">
            <text:p>55</text:p>
          </table:table-cell>
          <table:table-cell table:style-name="ce12" table:formula="of:=([.E337]-[.G337]+[.$A$3])/2" office:value-type="float" office:value="456.038262425067" calcext:value-type="float">
            <text:p>456</text:p>
          </table:table-cell>
          <table:table-cell table:style-name="ce10"/>
        </table:table-row>
        <table:table-row table:style-name="ro1">
          <table:table-cell/>
          <table:table-cell table:style-name="ce2" table:formula="of:=[.B337]+1" office:value-type="float" office:value="336" calcext:value-type="float">
            <text:p>336</text:p>
          </table:table-cell>
          <table:table-cell table:formula="of:=[.$A$3]*SIN(RADIANS([.B338]))" office:value-type="float" office:value="-207.842424611734" calcext:value-type="float">
            <text:p>-207,8</text:p>
          </table:table-cell>
          <table:table-cell table:formula="of:=[.$A$3]*SIN(RADIANS([.B338]-120))" office:value-type="float" office:value="-300.358263921454" calcext:value-type="float">
            <text:p>-300,4</text:p>
          </table:table-cell>
          <table:table-cell table:formula="of:=[.$A$3]*SIN(RADIANS([.B338]+120))" office:value-type="float" office:value="508.200688533188" calcext:value-type="float">
            <text:p>508,2</text:p>
          </table:table-cell>
          <table:table-cell table:style-name="ce10"/>
          <table:table-cell table:style-name="ce6" table:formula="of:=(MIN([.C338];[.D338];[.E338])+MAX([.C338];[.D338];[.E338]))/2" office:value-type="float" office:value="103.921212305867" calcext:value-type="float">
            <text:p>103,9</text:p>
          </table:table-cell>
          <table:table-cell table:style-name="ce12" table:formula="of:=([.C338]-[.G338]+[.$A$3])/2" office:value-type="float" office:value="99.6181815411996" calcext:value-type="float">
            <text:p>100</text:p>
          </table:table-cell>
          <table:table-cell table:style-name="ce12" office:value-type="string" calcext:value-type="string">
            <text:p>,</text:p>
          </table:table-cell>
          <table:table-cell table:style-name="ce12" table:formula="of:=([.D338]-[.G338]+[.$A$3])/2" office:value-type="float" office:value="53.3602618863397" calcext:value-type="float">
            <text:p>53</text:p>
          </table:table-cell>
          <table:table-cell table:style-name="ce12" table:formula="of:=([.E338]-[.G338]+[.$A$3])/2" office:value-type="float" office:value="457.63973811366" calcext:value-type="float">
            <text:p>458</text:p>
          </table:table-cell>
          <table:table-cell table:style-name="ce10"/>
        </table:table-row>
        <table:table-row table:style-name="ro1">
          <table:table-cell/>
          <table:table-cell table:style-name="ce2" table:formula="of:=[.B338]+1" office:value-type="float" office:value="337" calcext:value-type="float">
            <text:p>337</text:p>
          </table:table-cell>
          <table:table-cell table:formula="of:=[.$A$3]*SIN(RADIANS([.B339]))" office:value-type="float" office:value="-199.663606658019" calcext:value-type="float">
            <text:p>-199,7</text:p>
          </table:table-cell>
          <table:table-cell table:formula="of:=[.$A$3]*SIN(RADIANS([.B339]-120))" office:value-type="float" office:value="-307.527476830697" calcext:value-type="float">
            <text:p>-307,5</text:p>
          </table:table-cell>
          <table:table-cell table:formula="of:=[.$A$3]*SIN(RADIANS([.B339]+120))" office:value-type="float" office:value="507.191083488716" calcext:value-type="float">
            <text:p>507,2</text:p>
          </table:table-cell>
          <table:table-cell table:style-name="ce10"/>
          <table:table-cell table:style-name="ce6" table:formula="of:=(MIN([.C339];[.D339];[.E339])+MAX([.C339];[.D339];[.E339]))/2" office:value-type="float" office:value="99.8318033290094" calcext:value-type="float">
            <text:p>99,8</text:p>
          </table:table-cell>
          <table:table-cell table:style-name="ce12" table:formula="of:=([.C339]-[.G339]+[.$A$3])/2" office:value-type="float" office:value="105.752295006486" calcext:value-type="float">
            <text:p>106</text:p>
          </table:table-cell>
          <table:table-cell table:style-name="ce12" office:value-type="string" calcext:value-type="string">
            <text:p>,</text:p>
          </table:table-cell>
          <table:table-cell table:style-name="ce12" table:formula="of:=([.D339]-[.G339]+[.$A$3])/2" office:value-type="float" office:value="51.8203599201469" calcext:value-type="float">
            <text:p>52</text:p>
          </table:table-cell>
          <table:table-cell table:style-name="ce12" table:formula="of:=([.E339]-[.G339]+[.$A$3])/2" office:value-type="float" office:value="459.179640079853" calcext:value-type="float">
            <text:p>459</text:p>
          </table:table-cell>
          <table:table-cell table:style-name="ce10"/>
        </table:table-row>
        <table:table-row table:style-name="ro1">
          <table:table-cell/>
          <table:table-cell table:style-name="ce2" table:formula="of:=[.B339]+1" office:value-type="float" office:value="338" calcext:value-type="float">
            <text:p>338</text:p>
          </table:table-cell>
          <table:table-cell table:formula="of:=[.$A$3]*SIN(RADIANS([.B340]))" office:value-type="float" office:value="-191.423969235531" calcext:value-type="float">
            <text:p>-191,4</text:p>
          </table:table-cell>
          <table:table-cell table:formula="of:=[.$A$3]*SIN(RADIANS([.B340]-120))" office:value-type="float" office:value="-314.603013891411" calcext:value-type="float">
            <text:p>-314,6</text:p>
          </table:table-cell>
          <table:table-cell table:formula="of:=[.$A$3]*SIN(RADIANS([.B340]+120))" office:value-type="float" office:value="506.026983126943" calcext:value-type="float">
            <text:p>506,0</text:p>
          </table:table-cell>
          <table:table-cell table:style-name="ce10"/>
          <table:table-cell table:style-name="ce6" table:formula="of:=(MIN([.C340];[.D340];[.E340])+MAX([.C340];[.D340];[.E340]))/2" office:value-type="float" office:value="95.7119846177656" calcext:value-type="float">
            <text:p>95,7</text:p>
          </table:table-cell>
          <table:table-cell table:style-name="ce12" table:formula="of:=([.C340]-[.G340]+[.$A$3])/2" office:value-type="float" office:value="111.932023073352" calcext:value-type="float">
            <text:p>112</text:p>
          </table:table-cell>
          <table:table-cell table:style-name="ce12" office:value-type="string" calcext:value-type="string">
            <text:p>,</text:p>
          </table:table-cell>
          <table:table-cell table:style-name="ce12" table:formula="of:=([.D340]-[.G340]+[.$A$3])/2" office:value-type="float" office:value="50.3425007454115" calcext:value-type="float">
            <text:p>50</text:p>
          </table:table-cell>
          <table:table-cell table:style-name="ce12" table:formula="of:=([.E340]-[.G340]+[.$A$3])/2" office:value-type="float" office:value="460.657499254589" calcext:value-type="float">
            <text:p>461</text:p>
          </table:table-cell>
          <table:table-cell table:style-name="ce10"/>
        </table:table-row>
        <table:table-row table:style-name="ro1">
          <table:table-cell/>
          <table:table-cell table:style-name="ce2" table:formula="of:=[.B340]+1" office:value-type="float" office:value="339" calcext:value-type="float">
            <text:p>339</text:p>
          </table:table-cell>
          <table:table-cell table:formula="of:=[.$A$3]*SIN(RADIANS([.B341]))" office:value-type="float" office:value="-183.126022217649" calcext:value-type="float">
            <text:p>-183,1</text:p>
          </table:table-cell>
          <table:table-cell table:formula="of:=[.$A$3]*SIN(RADIANS([.B341]-120))" office:value-type="float" office:value="-321.582719826467" calcext:value-type="float">
            <text:p>-321,6</text:p>
          </table:table-cell>
          <table:table-cell table:formula="of:=[.$A$3]*SIN(RADIANS([.B341]+120))" office:value-type="float" office:value="504.708742044115" calcext:value-type="float">
            <text:p>504,7</text:p>
          </table:table-cell>
          <table:table-cell table:style-name="ce10"/>
          <table:table-cell table:style-name="ce6" table:formula="of:=(MIN([.C341];[.D341];[.E341])+MAX([.C341];[.D341];[.E341]))/2" office:value-type="float" office:value="91.5630111088242" calcext:value-type="float">
            <text:p>91,6</text:p>
          </table:table-cell>
          <table:table-cell table:style-name="ce12" table:formula="of:=([.C341]-[.G341]+[.$A$3])/2" office:value-type="float" office:value="118.155483336764" calcext:value-type="float">
            <text:p>118</text:p>
          </table:table-cell>
          <table:table-cell table:style-name="ce12" office:value-type="string" calcext:value-type="string">
            <text:p>,</text:p>
          </table:table-cell>
          <table:table-cell table:style-name="ce12" table:formula="of:=([.D341]-[.G341]+[.$A$3])/2" office:value-type="float" office:value="48.9271345323544" calcext:value-type="float">
            <text:p>49</text:p>
          </table:table-cell>
          <table:table-cell table:style-name="ce12" table:formula="of:=([.E341]-[.G341]+[.$A$3])/2" office:value-type="float" office:value="462.072865467646" calcext:value-type="float">
            <text:p>462</text:p>
          </table:table-cell>
          <table:table-cell table:style-name="ce10"/>
        </table:table-row>
        <table:table-row table:style-name="ro1">
          <table:table-cell/>
          <table:table-cell table:style-name="ce2" table:formula="of:=[.B341]+1" office:value-type="float" office:value="340" calcext:value-type="float">
            <text:p>340</text:p>
          </table:table-cell>
          <table:table-cell table:formula="of:=[.$A$3]*SIN(RADIANS([.B342]))" office:value-type="float" office:value="-174.772293239417" calcext:value-type="float">
            <text:p>-174,8</text:p>
          </table:table-cell>
          <table:table-cell table:formula="of:=[.$A$3]*SIN(RADIANS([.B342]-120))" office:value-type="float" office:value="-328.464468549822" calcext:value-type="float">
            <text:p>-328,5</text:p>
          </table:table-cell>
          <table:table-cell table:formula="of:=[.$A$3]*SIN(RADIANS([.B342]+120))" office:value-type="float" office:value="503.236761789238" calcext:value-type="float">
            <text:p>503,2</text:p>
          </table:table-cell>
          <table:table-cell table:style-name="ce10"/>
          <table:table-cell table:style-name="ce6" table:formula="of:=(MIN([.C342];[.D342];[.E342])+MAX([.C342];[.D342];[.E342]))/2" office:value-type="float" office:value="87.3861466197084" calcext:value-type="float">
            <text:p>87,4</text:p>
          </table:table-cell>
          <table:table-cell table:style-name="ce12" table:formula="of:=([.C342]-[.G342]+[.$A$3])/2" office:value-type="float" office:value="124.420780070437" calcext:value-type="float">
            <text:p>124</text:p>
          </table:table-cell>
          <table:table-cell table:style-name="ce12" office:value-type="string" calcext:value-type="string">
            <text:p>,</text:p>
          </table:table-cell>
          <table:table-cell table:style-name="ce12" table:formula="of:=([.D342]-[.G342]+[.$A$3])/2" office:value-type="float" office:value="47.574692415235" calcext:value-type="float">
            <text:p>48</text:p>
          </table:table-cell>
          <table:table-cell table:style-name="ce12" table:formula="of:=([.E342]-[.G342]+[.$A$3])/2" office:value-type="float" office:value="463.425307584765" calcext:value-type="float">
            <text:p>463</text:p>
          </table:table-cell>
          <table:table-cell table:style-name="ce10"/>
        </table:table-row>
        <table:table-row table:style-name="ro1">
          <table:table-cell/>
          <table:table-cell table:style-name="ce2" table:formula="of:=[.B342]+1" office:value-type="float" office:value="341" calcext:value-type="float">
            <text:p>341</text:p>
          </table:table-cell>
          <table:table-cell table:formula="of:=[.$A$3]*SIN(RADIANS([.B343]))" office:value-type="float" office:value="-166.365326927607" calcext:value-type="float">
            <text:p>-166,4</text:p>
          </table:table-cell>
          <table:table-cell table:formula="of:=[.$A$3]*SIN(RADIANS([.B343]-120))" office:value-type="float" office:value="-335.246163814149" calcext:value-type="float">
            <text:p>-335,2</text:p>
          </table:table-cell>
          <table:table-cell table:formula="of:=[.$A$3]*SIN(RADIANS([.B343]+120))" office:value-type="float" office:value="501.611490741756" calcext:value-type="float">
            <text:p>501,6</text:p>
          </table:table-cell>
          <table:table-cell table:style-name="ce10"/>
          <table:table-cell table:style-name="ce6" table:formula="of:=(MIN([.C343];[.D343];[.E343])+MAX([.C343];[.D343];[.E343]))/2" office:value-type="float" office:value="83.1826634638036" calcext:value-type="float">
            <text:p>83,2</text:p>
          </table:table-cell>
          <table:table-cell table:style-name="ce12" table:formula="of:=([.C343]-[.G343]+[.$A$3])/2" office:value-type="float" office:value="130.726004804295" calcext:value-type="float">
            <text:p>131</text:p>
          </table:table-cell>
          <table:table-cell table:style-name="ce12" office:value-type="string" calcext:value-type="string">
            <text:p>,</text:p>
          </table:table-cell>
          <table:table-cell table:style-name="ce12" table:formula="of:=([.D343]-[.G343]+[.$A$3])/2" office:value-type="float" office:value="46.2855863610237" calcext:value-type="float">
            <text:p>46</text:p>
          </table:table-cell>
          <table:table-cell table:style-name="ce12" table:formula="of:=([.E343]-[.G343]+[.$A$3])/2" office:value-type="float" office:value="464.714413638976" calcext:value-type="float">
            <text:p>465</text:p>
          </table:table-cell>
          <table:table-cell table:style-name="ce10"/>
        </table:table-row>
        <table:table-row table:style-name="ro1">
          <table:table-cell/>
          <table:table-cell table:style-name="ce2" table:formula="of:=[.B343]+1" office:value-type="float" office:value="342" calcext:value-type="float">
            <text:p>342</text:p>
          </table:table-cell>
          <table:table-cell table:formula="of:=[.$A$3]*SIN(RADIANS([.B344]))" office:value-type="float" office:value="-157.907684125598" calcext:value-type="float">
            <text:p>-157,9</text:p>
          </table:table-cell>
          <table:table-cell table:formula="of:=[.$A$3]*SIN(RADIANS([.B344]-120))" office:value-type="float" office:value="-341.925739849377" calcext:value-type="float">
            <text:p>-341,9</text:p>
          </table:table-cell>
          <table:table-cell table:formula="of:=[.$A$3]*SIN(RADIANS([.B344]+120))" office:value-type="float" office:value="499.833423974975" calcext:value-type="float">
            <text:p>499,8</text:p>
          </table:table-cell>
          <table:table-cell table:style-name="ce10"/>
          <table:table-cell table:style-name="ce6" table:formula="of:=(MIN([.C344];[.D344];[.E344])+MAX([.C344];[.D344];[.E344]))/2" office:value-type="float" office:value="78.9538420627991" calcext:value-type="float">
            <text:p>79,0</text:p>
          </table:table-cell>
          <table:table-cell table:style-name="ce12" table:formula="of:=([.C344]-[.G344]+[.$A$3])/2" office:value-type="float" office:value="137.069236905801" calcext:value-type="float">
            <text:p>137</text:p>
          </table:table-cell>
          <table:table-cell table:style-name="ce12" office:value-type="string" calcext:value-type="string">
            <text:p>,</text:p>
          </table:table-cell>
          <table:table-cell table:style-name="ce12" table:formula="of:=([.D344]-[.G344]+[.$A$3])/2" office:value-type="float" office:value="45.0602090439122" calcext:value-type="float">
            <text:p>45</text:p>
          </table:table-cell>
          <table:table-cell table:style-name="ce12" table:formula="of:=([.E344]-[.G344]+[.$A$3])/2" office:value-type="float" office:value="465.939790956088" calcext:value-type="float">
            <text:p>466</text:p>
          </table:table-cell>
          <table:table-cell table:style-name="ce10"/>
        </table:table-row>
        <table:table-row table:style-name="ro1">
          <table:table-cell/>
          <table:table-cell table:style-name="ce2" table:formula="of:=[.B344]+1" office:value-type="float" office:value="343" calcext:value-type="float">
            <text:p>343</text:p>
          </table:table-cell>
          <table:table-cell table:formula="of:=[.$A$3]*SIN(RADIANS([.B345]))" office:value-type="float" office:value="-149.401941113319" calcext:value-type="float">
            <text:p>-149,4</text:p>
          </table:table-cell>
          <table:table-cell table:formula="of:=[.$A$3]*SIN(RADIANS([.B345]-120))" office:value-type="float" office:value="-348.501161991937" calcext:value-type="float">
            <text:p>-348,5</text:p>
          </table:table-cell>
          <table:table-cell table:formula="of:=[.$A$3]*SIN(RADIANS([.B345]+120))" office:value-type="float" office:value="497.903103105255" calcext:value-type="float">
            <text:p>497,9</text:p>
          </table:table-cell>
          <table:table-cell table:style-name="ce10"/>
          <table:table-cell table:style-name="ce6" table:formula="of:=(MIN([.C345];[.D345];[.E345])+MAX([.C345];[.D345];[.E345]))/2" office:value-type="float" office:value="74.7009705566593" calcext:value-type="float">
            <text:p>74,7</text:p>
          </table:table-cell>
          <table:table-cell table:style-name="ce12" table:formula="of:=([.C345]-[.G345]+[.$A$3])/2" office:value-type="float" office:value="143.448544165011" calcext:value-type="float">
            <text:p>143</text:p>
          </table:table-cell>
          <table:table-cell table:style-name="ce12" office:value-type="string" calcext:value-type="string">
            <text:p>,</text:p>
          </table:table-cell>
          <table:table-cell table:style-name="ce12" table:formula="of:=([.D345]-[.G345]+[.$A$3])/2" office:value-type="float" office:value="43.898933725702" calcext:value-type="float">
            <text:p>44</text:p>
          </table:table-cell>
          <table:table-cell table:style-name="ce12" table:formula="of:=([.E345]-[.G345]+[.$A$3])/2" office:value-type="float" office:value="467.101066274298" calcext:value-type="float">
            <text:p>467</text:p>
          </table:table-cell>
          <table:table-cell table:style-name="ce10"/>
        </table:table-row>
        <table:table-row table:style-name="ro1">
          <table:table-cell/>
          <table:table-cell table:style-name="ce2" table:formula="of:=[.B345]+1" office:value-type="float" office:value="344" calcext:value-type="float">
            <text:p>344</text:p>
          </table:table-cell>
          <table:table-cell table:formula="of:=[.$A$3]*SIN(RADIANS([.B346]))" office:value-type="float" office:value="-140.850688822486" calcext:value-type="float">
            <text:p>-140,9</text:p>
          </table:table-cell>
          <table:table-cell table:formula="of:=[.$A$3]*SIN(RADIANS([.B346]-120))" office:value-type="float" office:value="-354.970427304548" calcext:value-type="float">
            <text:p>-355,0</text:p>
          </table:table-cell>
          <table:table-cell table:formula="of:=[.$A$3]*SIN(RADIANS([.B346]+120))" office:value-type="float" office:value="495.821116127034" calcext:value-type="float">
            <text:p>495,8</text:p>
          </table:table-cell>
          <table:table-cell table:style-name="ce10"/>
          <table:table-cell table:style-name="ce6" table:formula="of:=(MIN([.C346];[.D346];[.E346])+MAX([.C346];[.D346];[.E346]))/2" office:value-type="float" office:value="70.4253444112433" calcext:value-type="float">
            <text:p>70,4</text:p>
          </table:table-cell>
          <table:table-cell table:style-name="ce12" table:formula="of:=([.C346]-[.G346]+[.$A$3])/2" office:value-type="float" office:value="149.861983383135" calcext:value-type="float">
            <text:p>150</text:p>
          </table:table-cell>
          <table:table-cell table:style-name="ce12" office:value-type="string" calcext:value-type="string">
            <text:p>,</text:p>
          </table:table-cell>
          <table:table-cell table:style-name="ce12" table:formula="of:=([.D346]-[.G346]+[.$A$3])/2" office:value-type="float" office:value="42.8021141421046" calcext:value-type="float">
            <text:p>43</text:p>
          </table:table-cell>
          <table:table-cell table:style-name="ce12" table:formula="of:=([.E346]-[.G346]+[.$A$3])/2" office:value-type="float" office:value="468.197885857895" calcext:value-type="float">
            <text:p>468</text:p>
          </table:table-cell>
          <table:table-cell table:style-name="ce10"/>
        </table:table-row>
        <table:table-row table:style-name="ro1">
          <table:table-cell/>
          <table:table-cell table:style-name="ce2" table:formula="of:=[.B346]+1" office:value-type="float" office:value="345" calcext:value-type="float">
            <text:p>345</text:p>
          </table:table-cell>
          <table:table-cell table:formula="of:=[.$A$3]*SIN(RADIANS([.B347]))" office:value-type="float" office:value="-132.256532047388" calcext:value-type="float">
            <text:p>-132,3</text:p>
          </table:table-cell>
          <table:table-cell table:formula="of:=[.$A$3]*SIN(RADIANS([.B347]-120))" office:value-type="float" office:value="-361.331565186326" calcext:value-type="float">
            <text:p>-361,3</text:p>
          </table:table-cell>
          <table:table-cell table:formula="of:=[.$A$3]*SIN(RADIANS([.B347]+120))" office:value-type="float" office:value="493.588097233714" calcext:value-type="float">
            <text:p>493,6</text:p>
          </table:table-cell>
          <table:table-cell table:style-name="ce10"/>
          <table:table-cell table:style-name="ce6" table:formula="of:=(MIN([.C347];[.D347];[.E347])+MAX([.C347];[.D347];[.E347]))/2" office:value-type="float" office:value="66.1282660236941" calcext:value-type="float">
            <text:p>66,1</text:p>
          </table:table-cell>
          <table:table-cell table:style-name="ce12" table:formula="of:=([.C347]-[.G347]+[.$A$3])/2" office:value-type="float" office:value="156.307600964459" calcext:value-type="float">
            <text:p>156</text:p>
          </table:table-cell>
          <table:table-cell table:style-name="ce12" office:value-type="string" calcext:value-type="string">
            <text:p>,</text:p>
          </table:table-cell>
          <table:table-cell table:style-name="ce12" table:formula="of:=([.D347]-[.G347]+[.$A$3])/2" office:value-type="float" office:value="41.7700843949901" calcext:value-type="float">
            <text:p>42</text:p>
          </table:table-cell>
          <table:table-cell table:style-name="ce12" table:formula="of:=([.E347]-[.G347]+[.$A$3])/2" office:value-type="float" office:value="469.22991560501" calcext:value-type="float">
            <text:p>469</text:p>
          </table:table-cell>
          <table:table-cell table:style-name="ce10"/>
        </table:table-row>
        <table:table-row table:style-name="ro1">
          <table:table-cell/>
          <table:table-cell table:style-name="ce2" table:formula="of:=[.B347]+1" office:value-type="float" office:value="346" calcext:value-type="float">
            <text:p>346</text:p>
          </table:table-cell>
          <table:table-cell table:formula="of:=[.$A$3]*SIN(RADIANS([.B348]))" office:value-type="float" office:value="-123.62208865143" calcext:value-type="float">
            <text:p>-123,6</text:p>
          </table:table-cell>
          <table:table-cell table:formula="of:=[.$A$3]*SIN(RADIANS([.B348]-120))" office:value-type="float" office:value="-367.582637973051" calcext:value-type="float">
            <text:p>-367,6</text:p>
          </table:table-cell>
          <table:table-cell table:formula="of:=[.$A$3]*SIN(RADIANS([.B348]+120))" office:value-type="float" office:value="491.204726624481" calcext:value-type="float">
            <text:p>491,2</text:p>
          </table:table-cell>
          <table:table-cell table:style-name="ce10"/>
          <table:table-cell table:style-name="ce6" table:formula="of:=(MIN([.C348];[.D348];[.E348])+MAX([.C348];[.D348];[.E348]))/2" office:value-type="float" office:value="61.8110443257151" calcext:value-type="float">
            <text:p>61,8</text:p>
          </table:table-cell>
          <table:table-cell table:style-name="ce12" table:formula="of:=([.C348]-[.G348]+[.$A$3])/2" office:value-type="float" office:value="162.783433511427" calcext:value-type="float">
            <text:p>163</text:p>
          </table:table-cell>
          <table:table-cell table:style-name="ce12" office:value-type="string" calcext:value-type="string">
            <text:p>,</text:p>
          </table:table-cell>
          <table:table-cell table:style-name="ce12" table:formula="of:=([.D348]-[.G348]+[.$A$3])/2" office:value-type="float" office:value="40.8031588506171" calcext:value-type="float">
            <text:p>41</text:p>
          </table:table-cell>
          <table:table-cell table:style-name="ce12" table:formula="of:=([.E348]-[.G348]+[.$A$3])/2" office:value-type="float" office:value="470.196841149383" calcext:value-type="float">
            <text:p>470</text:p>
          </table:table-cell>
          <table:table-cell table:style-name="ce10"/>
        </table:table-row>
        <table:table-row table:style-name="ro1">
          <table:table-cell/>
          <table:table-cell table:style-name="ce2" table:formula="of:=[.B348]+1" office:value-type="float" office:value="347" calcext:value-type="float">
            <text:p>347</text:p>
          </table:table-cell>
          <table:table-cell table:formula="of:=[.$A$3]*SIN(RADIANS([.B349]))" office:value-type="float" office:value="-114.949988769715" calcext:value-type="float">
            <text:p>-114,9</text:p>
          </table:table-cell>
          <table:table-cell table:formula="of:=[.$A$3]*SIN(RADIANS([.B349]-120))" office:value-type="float" office:value="-373.721741527396" calcext:value-type="float">
            <text:p>-373,7</text:p>
          </table:table-cell>
          <table:table-cell table:formula="of:=[.$A$3]*SIN(RADIANS([.B349]+120))" office:value-type="float" office:value="488.671730297111" calcext:value-type="float">
            <text:p>488,7</text:p>
          </table:table-cell>
          <table:table-cell table:style-name="ce10"/>
          <table:table-cell table:style-name="ce6" table:formula="of:=(MIN([.C349];[.D349];[.E349])+MAX([.C349];[.D349];[.E349]))/2" office:value-type="float" office:value="57.4749943848576" calcext:value-type="float">
            <text:p>57,5</text:p>
          </table:table-cell>
          <table:table-cell table:style-name="ce12" table:formula="of:=([.C349]-[.G349]+[.$A$3])/2" office:value-type="float" office:value="169.287508422714" calcext:value-type="float">
            <text:p>169</text:p>
          </table:table-cell>
          <table:table-cell table:style-name="ce12" office:value-type="string" calcext:value-type="string">
            <text:p>,</text:p>
          </table:table-cell>
          <table:table-cell table:style-name="ce12" table:formula="of:=([.D349]-[.G349]+[.$A$3])/2" office:value-type="float" office:value="39.9016320438732" calcext:value-type="float">
            <text:p>40</text:p>
          </table:table-cell>
          <table:table-cell table:style-name="ce12" table:formula="of:=([.E349]-[.G349]+[.$A$3])/2" office:value-type="float" office:value="471.098367956127" calcext:value-type="float">
            <text:p>471</text:p>
          </table:table-cell>
          <table:table-cell table:style-name="ce10"/>
        </table:table-row>
        <table:table-row table:style-name="ro1">
          <table:table-cell/>
          <table:table-cell table:style-name="ce2" table:formula="of:=[.B349]+1" office:value-type="float" office:value="348" calcext:value-type="float">
            <text:p>348</text:p>
          </table:table-cell>
          <table:table-cell table:formula="of:=[.$A$3]*SIN(RADIANS([.B350]))" office:value-type="float" office:value="-106.242874007875" calcext:value-type="float">
            <text:p>-106,2</text:p>
          </table:table-cell>
          <table:table-cell table:formula="of:=[.$A$3]*SIN(RADIANS([.B350]-120))" office:value-type="float" office:value="-379.747005818949" calcext:value-type="float">
            <text:p>-379,7</text:p>
          </table:table-cell>
          <table:table-cell table:formula="of:=[.$A$3]*SIN(RADIANS([.B350]+120))" office:value-type="float" office:value="485.989879826824" calcext:value-type="float">
            <text:p>486,0</text:p>
          </table:table-cell>
          <table:table-cell table:style-name="ce10"/>
          <table:table-cell table:style-name="ce6" table:formula="of:=(MIN([.C350];[.D350];[.E350])+MAX([.C350];[.D350];[.E350]))/2" office:value-type="float" office:value="53.1214370039375" calcext:value-type="float">
            <text:p>53,1</text:p>
          </table:table-cell>
          <table:table-cell table:style-name="ce12" table:formula="of:=([.C350]-[.G350]+[.$A$3])/2" office:value-type="float" office:value="175.817844494094" calcext:value-type="float">
            <text:p>176</text:p>
          </table:table-cell>
          <table:table-cell table:style-name="ce12" office:value-type="string" calcext:value-type="string">
            <text:p>,</text:p>
          </table:table-cell>
          <table:table-cell table:style-name="ce12" table:formula="of:=([.D350]-[.G350]+[.$A$3])/2" office:value-type="float" office:value="39.065778588557" calcext:value-type="float">
            <text:p>39</text:p>
          </table:table-cell>
          <table:table-cell table:style-name="ce12" table:formula="of:=([.E350]-[.G350]+[.$A$3])/2" office:value-type="float" office:value="471.934221411443" calcext:value-type="float">
            <text:p>472</text:p>
          </table:table-cell>
          <table:table-cell table:style-name="ce10"/>
        </table:table-row>
        <table:table-row table:style-name="ro1">
          <table:table-cell/>
          <table:table-cell table:style-name="ce2" table:formula="of:=[.B350]+1" office:value-type="float" office:value="349" calcext:value-type="float">
            <text:p>349</text:p>
          </table:table-cell>
          <table:table-cell table:formula="of:=[.$A$3]*SIN(RADIANS([.B351]))" office:value-type="float" office:value="-97.5033966374143" calcext:value-type="float">
            <text:p>-97,5</text:p>
          </table:table-cell>
          <table:table-cell table:formula="of:=[.$A$3]*SIN(RADIANS([.B351]-120))" office:value-type="float" office:value="-385.656595493836" calcext:value-type="float">
            <text:p>-385,7</text:p>
          </table:table-cell>
          <table:table-cell table:formula="of:=[.$A$3]*SIN(RADIANS([.B351]+120))" office:value-type="float" office:value="483.159992131251" calcext:value-type="float">
            <text:p>483,2</text:p>
          </table:table-cell>
          <table:table-cell table:style-name="ce10"/>
          <table:table-cell table:style-name="ce6" table:formula="of:=(MIN([.C351];[.D351];[.E351])+MAX([.C351];[.D351];[.E351]))/2" office:value-type="float" office:value="48.7516983187072" calcext:value-type="float">
            <text:p>48,8</text:p>
          </table:table-cell>
          <table:table-cell table:style-name="ce12" table:formula="of:=([.C351]-[.G351]+[.$A$3])/2" office:value-type="float" office:value="182.372452521939" calcext:value-type="float">
            <text:p>182</text:p>
          </table:table-cell>
          <table:table-cell table:style-name="ce12" office:value-type="string" calcext:value-type="string">
            <text:p>,</text:p>
          </table:table-cell>
          <table:table-cell table:style-name="ce12" table:formula="of:=([.D351]-[.G351]+[.$A$3])/2" office:value-type="float" office:value="38.2958530937282" calcext:value-type="float">
            <text:p>38</text:p>
          </table:table-cell>
          <table:table-cell table:style-name="ce12" table:formula="of:=([.E351]-[.G351]+[.$A$3])/2" office:value-type="float" office:value="472.704146906272" calcext:value-type="float">
            <text:p>473</text:p>
          </table:table-cell>
          <table:table-cell table:style-name="ce10"/>
        </table:table-row>
        <table:table-row table:style-name="ro1">
          <table:table-cell/>
          <table:table-cell table:style-name="ce2" table:formula="of:=[.B351]+1" office:value-type="float" office:value="350" calcext:value-type="float">
            <text:p>350</text:p>
          </table:table-cell>
          <table:table-cell table:formula="of:=[.$A$3]*SIN(RADIANS([.B352]))" office:value-type="float" office:value="-88.7342187878014" calcext:value-type="float">
            <text:p>-88,7</text:p>
          </table:table-cell>
          <table:table-cell table:formula="of:=[.$A$3]*SIN(RADIANS([.B352]-120))" office:value-type="float" office:value="-391.448710433798" calcext:value-type="float">
            <text:p>-391,4</text:p>
          </table:table-cell>
          <table:table-cell table:formula="of:=[.$A$3]*SIN(RADIANS([.B352]+120))" office:value-type="float" office:value="480.182929221599" calcext:value-type="float">
            <text:p>480,2</text:p>
          </table:table-cell>
          <table:table-cell table:style-name="ce10"/>
          <table:table-cell table:style-name="ce6" table:formula="of:=(MIN([.C352];[.D352];[.E352])+MAX([.C352];[.D352];[.E352]))/2" office:value-type="float" office:value="44.3671093939008" calcext:value-type="float">
            <text:p>44,4</text:p>
          </table:table-cell>
          <table:table-cell table:style-name="ce12" table:formula="of:=([.C352]-[.G352]+[.$A$3])/2" office:value-type="float" office:value="188.949335909149" calcext:value-type="float">
            <text:p>189</text:p>
          </table:table-cell>
          <table:table-cell table:style-name="ce12" office:value-type="string" calcext:value-type="string">
            <text:p>,</text:p>
          </table:table-cell>
          <table:table-cell table:style-name="ce12" table:formula="of:=([.D352]-[.G352]+[.$A$3])/2" office:value-type="float" office:value="37.5920900861507" calcext:value-type="float">
            <text:p>38</text:p>
          </table:table-cell>
          <table:table-cell table:style-name="ce12" table:formula="of:=([.E352]-[.G352]+[.$A$3])/2" office:value-type="float" office:value="473.407909913849" calcext:value-type="float">
            <text:p>473</text:p>
          </table:table-cell>
          <table:table-cell table:style-name="ce10"/>
        </table:table-row>
        <table:table-row table:style-name="ro1">
          <table:table-cell/>
          <table:table-cell table:style-name="ce2" table:formula="of:=[.B352]+1" office:value-type="float" office:value="351" calcext:value-type="float">
            <text:p>351</text:p>
          </table:table-cell>
          <table:table-cell table:formula="of:=[.$A$3]*SIN(RADIANS([.B353]))" office:value-type="float" office:value="-79.9380116355581" calcext:value-type="float">
            <text:p>-79,9</text:p>
          </table:table-cell>
          <table:table-cell table:formula="of:=[.$A$3]*SIN(RADIANS([.B353]-120))" office:value-type="float" office:value="-397.121586304512" calcext:value-type="float">
            <text:p>-397,1</text:p>
          </table:table-cell>
          <table:table-cell table:formula="of:=[.$A$3]*SIN(RADIANS([.B353]+120))" office:value-type="float" office:value="477.05959794007" calcext:value-type="float">
            <text:p>477,1</text:p>
          </table:table-cell>
          <table:table-cell table:style-name="ce10"/>
          <table:table-cell table:style-name="ce6" table:formula="of:=(MIN([.C353];[.D353];[.E353])+MAX([.C353];[.D353];[.E353]))/2" office:value-type="float" office:value="39.9690058177791" calcext:value-type="float">
            <text:p>40,0</text:p>
          </table:table-cell>
          <table:table-cell table:style-name="ce12" table:formula="of:=([.C353]-[.G353]+[.$A$3])/2" office:value-type="float" office:value="195.546491273331" calcext:value-type="float">
            <text:p>196</text:p>
          </table:table-cell>
          <table:table-cell table:style-name="ce12" office:value-type="string" calcext:value-type="string">
            <text:p>,</text:p>
          </table:table-cell>
          <table:table-cell table:style-name="ce12" table:formula="of:=([.D353]-[.G353]+[.$A$3])/2" office:value-type="float" office:value="36.9547039388545" calcext:value-type="float">
            <text:p>37</text:p>
          </table:table-cell>
          <table:table-cell table:style-name="ce12" table:formula="of:=([.E353]-[.G353]+[.$A$3])/2" office:value-type="float" office:value="474.045296061146" calcext:value-type="float">
            <text:p>474</text:p>
          </table:table-cell>
          <table:table-cell table:style-name="ce10"/>
        </table:table-row>
        <table:table-row table:style-name="ro1">
          <table:table-cell/>
          <table:table-cell table:style-name="ce2" table:formula="of:=[.B353]+1" office:value-type="float" office:value="352" calcext:value-type="float">
            <text:p>352</text:p>
          </table:table-cell>
          <table:table-cell table:formula="of:=[.$A$3]*SIN(RADIANS([.B354]))" office:value-type="float" office:value="-71.1174545905937" calcext:value-type="float">
            <text:p>-71,1</text:p>
          </table:table-cell>
          <table:table-cell table:formula="of:=[.$A$3]*SIN(RADIANS([.B354]-120))" office:value-type="float" office:value="-402.673495093035" calcext:value-type="float">
            <text:p>-402,7</text:p>
          </table:table-cell>
          <table:table-cell table:formula="of:=[.$A$3]*SIN(RADIANS([.B354]+120))" office:value-type="float" office:value="473.790949683628" calcext:value-type="float">
            <text:p>473,8</text:p>
          </table:table-cell>
          <table:table-cell table:style-name="ce10"/>
          <table:table-cell table:style-name="ce6" table:formula="of:=(MIN([.C354];[.D354];[.E354])+MAX([.C354];[.D354];[.E354]))/2" office:value-type="float" office:value="35.5587272952966" calcext:value-type="float">
            <text:p>35,6</text:p>
          </table:table-cell>
          <table:table-cell table:style-name="ce12" table:formula="of:=([.C354]-[.G354]+[.$A$3])/2" office:value-type="float" office:value="202.161909057055" calcext:value-type="float">
            <text:p>202</text:p>
          </table:table-cell>
          <table:table-cell table:style-name="ce12" office:value-type="string" calcext:value-type="string">
            <text:p>,</text:p>
          </table:table-cell>
          <table:table-cell table:style-name="ce12" table:formula="of:=([.D354]-[.G354]+[.$A$3])/2" office:value-type="float" office:value="36.3838888058342" calcext:value-type="float">
            <text:p>36</text:p>
          </table:table-cell>
          <table:table-cell table:style-name="ce12" table:formula="of:=([.E354]-[.G354]+[.$A$3])/2" office:value-type="float" office:value="474.616111194166" calcext:value-type="float">
            <text:p>475</text:p>
          </table:table-cell>
          <table:table-cell table:style-name="ce10"/>
        </table:table-row>
        <table:table-row table:style-name="ro1">
          <table:table-cell/>
          <table:table-cell table:style-name="ce2" table:formula="of:=[.B354]+1" office:value-type="float" office:value="353" calcext:value-type="float">
            <text:p>353</text:p>
          </table:table-cell>
          <table:table-cell table:formula="of:=[.$A$3]*SIN(RADIANS([.B355]))" office:value-type="float" office:value="-62.2752344800302" calcext:value-type="float">
            <text:p>-62,3</text:p>
          </table:table-cell>
          <table:table-cell table:formula="of:=[.$A$3]*SIN(RADIANS([.B355]-120))" office:value-type="float" office:value="-408.102745634167" calcext:value-type="float">
            <text:p>-408,1</text:p>
          </table:table-cell>
          <table:table-cell table:formula="of:=[.$A$3]*SIN(RADIANS([.B355]+120))" office:value-type="float" office:value="470.377980114197" calcext:value-type="float">
            <text:p>470,4</text:p>
          </table:table-cell>
          <table:table-cell table:style-name="ce10"/>
          <table:table-cell table:style-name="ce6" table:formula="of:=(MIN([.C355];[.D355];[.E355])+MAX([.C355];[.D355];[.E355]))/2" office:value-type="float" office:value="31.1376172400152" calcext:value-type="float">
            <text:p>31,1</text:p>
          </table:table-cell>
          <table:table-cell table:style-name="ce12" table:formula="of:=([.C355]-[.G355]+[.$A$3])/2" office:value-type="float" office:value="208.793574139977" calcext:value-type="float">
            <text:p>209</text:p>
          </table:table-cell>
          <table:table-cell table:style-name="ce12" office:value-type="string" calcext:value-type="string">
            <text:p>,</text:p>
          </table:table-cell>
          <table:table-cell table:style-name="ce12" table:formula="of:=([.D355]-[.G355]+[.$A$3])/2" office:value-type="float" office:value="35.8798185629091" calcext:value-type="float">
            <text:p>36</text:p>
          </table:table-cell>
          <table:table-cell table:style-name="ce12" table:formula="of:=([.E355]-[.G355]+[.$A$3])/2" office:value-type="float" office:value="475.120181437091" calcext:value-type="float">
            <text:p>475</text:p>
          </table:table-cell>
          <table:table-cell table:style-name="ce10"/>
        </table:table-row>
        <table:table-row table:style-name="ro1">
          <table:table-cell/>
          <table:table-cell table:style-name="ce2" table:formula="of:=[.B355]+1" office:value-type="float" office:value="354" calcext:value-type="float">
            <text:p>354</text:p>
          </table:table-cell>
          <table:table-cell table:formula="of:=[.$A$3]*SIN(RADIANS([.B356]))" office:value-type="float" office:value="-53.4140447297709" calcext:value-type="float">
            <text:p>-53,4</text:p>
          </table:table-cell>
          <table:table-cell table:formula="of:=[.$A$3]*SIN(RADIANS([.B356]-120))" office:value-type="float" office:value="-413.407684125598" calcext:value-type="float">
            <text:p>-413,4</text:p>
          </table:table-cell>
          <table:table-cell table:formula="of:=[.$A$3]*SIN(RADIANS([.B356]+120))" office:value-type="float" office:value="466.821728855369" calcext:value-type="float">
            <text:p>466,8</text:p>
          </table:table-cell>
          <table:table-cell table:style-name="ce10"/>
          <table:table-cell table:style-name="ce6" table:formula="of:=(MIN([.C356];[.D356];[.E356])+MAX([.C356];[.D356];[.E356]))/2" office:value-type="float" office:value="26.7070223648854" calcext:value-type="float">
            <text:p>26,7</text:p>
          </table:table-cell>
          <table:table-cell table:style-name="ce12" table:formula="of:=([.C356]-[.G356]+[.$A$3])/2" office:value-type="float" office:value="215.439466452672" calcext:value-type="float">
            <text:p>215</text:p>
          </table:table-cell>
          <table:table-cell table:style-name="ce12" office:value-type="string" calcext:value-type="string">
            <text:p>,</text:p>
          </table:table-cell>
          <table:table-cell table:style-name="ce12" table:formula="of:=([.D356]-[.G356]+[.$A$3])/2" office:value-type="float" office:value="35.4426467547582" calcext:value-type="float">
            <text:p>35</text:p>
          </table:table-cell>
          <table:table-cell table:style-name="ce12" table:formula="of:=([.E356]-[.G356]+[.$A$3])/2" office:value-type="float" office:value="475.557353245242" calcext:value-type="float">
            <text:p>476</text:p>
          </table:table-cell>
          <table:table-cell table:style-name="ce10"/>
        </table:table-row>
        <table:table-row table:style-name="ro1">
          <table:table-cell/>
          <table:table-cell table:style-name="ce2" table:formula="of:=[.B356]+1" office:value-type="float" office:value="355" calcext:value-type="float">
            <text:p>355</text:p>
          </table:table-cell>
          <table:table-cell table:formula="of:=[.$A$3]*SIN(RADIANS([.B357]))" office:value-type="float" office:value="-44.5365845440534" calcext:value-type="float">
            <text:p>-44,5</text:p>
          </table:table-cell>
          <table:table-cell table:formula="of:=[.$A$3]*SIN(RADIANS([.B357]-120))" office:value-type="float" office:value="-418.586694631675" calcext:value-type="float">
            <text:p>-418,6</text:p>
          </table:table-cell>
          <table:table-cell table:formula="of:=[.$A$3]*SIN(RADIANS([.B357]+120))" office:value-type="float" office:value="463.123279175728" calcext:value-type="float">
            <text:p>463,1</text:p>
          </table:table-cell>
          <table:table-cell table:style-name="ce10"/>
          <table:table-cell table:style-name="ce6" table:formula="of:=(MIN([.C357];[.D357];[.E357])+MAX([.C357];[.D357];[.E357]))/2" office:value-type="float" office:value="22.2682922720268" calcext:value-type="float">
            <text:p>22,3</text:p>
          </table:table-cell>
          <table:table-cell table:style-name="ce12" table:formula="of:=([.C357]-[.G357]+[.$A$3])/2" office:value-type="float" office:value="222.09756159196" calcext:value-type="float">
            <text:p>222</text:p>
          </table:table-cell>
          <table:table-cell table:style-name="ce12" office:value-type="string" calcext:value-type="string">
            <text:p>,</text:p>
          </table:table-cell>
          <table:table-cell table:style-name="ce12" table:formula="of:=([.D357]-[.G357]+[.$A$3])/2" office:value-type="float" office:value="35.0725065481492" calcext:value-type="float">
            <text:p>35</text:p>
          </table:table-cell>
          <table:table-cell table:style-name="ce12" table:formula="of:=([.E357]-[.G357]+[.$A$3])/2" office:value-type="float" office:value="475.927493451851" calcext:value-type="float">
            <text:p>476</text:p>
          </table:table-cell>
          <table:table-cell table:style-name="ce10"/>
        </table:table-row>
        <table:table-row table:style-name="ro1">
          <table:table-cell/>
          <table:table-cell table:style-name="ce2" table:formula="of:=[.B357]+1" office:value-type="float" office:value="356" calcext:value-type="float">
            <text:p>356</text:p>
          </table:table-cell>
          <table:table-cell table:formula="of:=[.$A$3]*SIN(RADIANS([.B358]))" office:value-type="float" office:value="-35.6455580832482" calcext:value-type="float">
            <text:p>-35,6</text:p>
          </table:table-cell>
          <table:table-cell table:formula="of:=[.$A$3]*SIN(RADIANS([.B358]-120))" office:value-type="float" office:value="-423.638199575626" calcext:value-type="float">
            <text:p>-423,6</text:p>
          </table:table-cell>
          <table:table-cell table:formula="of:=[.$A$3]*SIN(RADIANS([.B358]+120))" office:value-type="float" office:value="459.283757658874" calcext:value-type="float">
            <text:p>459,3</text:p>
          </table:table-cell>
          <table:table-cell table:style-name="ce10"/>
          <table:table-cell table:style-name="ce6" table:formula="of:=(MIN([.C358];[.D358];[.E358])+MAX([.C358];[.D358];[.E358]))/2" office:value-type="float" office:value="17.822779041624" calcext:value-type="float">
            <text:p>17,8</text:p>
          </table:table-cell>
          <table:table-cell table:style-name="ce12" table:formula="of:=([.C358]-[.G358]+[.$A$3])/2" office:value-type="float" office:value="228.765831437564" calcext:value-type="float">
            <text:p>229</text:p>
          </table:table-cell>
          <table:table-cell table:style-name="ce12" office:value-type="string" calcext:value-type="string">
            <text:p>,</text:p>
          </table:table-cell>
          <table:table-cell table:style-name="ce12" table:formula="of:=([.D358]-[.G358]+[.$A$3])/2" office:value-type="float" office:value="34.7695106913748" calcext:value-type="float">
            <text:p>35</text:p>
          </table:table-cell>
          <table:table-cell table:style-name="ce12" table:formula="of:=([.E358]-[.G358]+[.$A$3])/2" office:value-type="float" office:value="476.230489308625" calcext:value-type="float">
            <text:p>476</text:p>
          </table:table-cell>
          <table:table-cell table:style-name="ce10"/>
        </table:table-row>
        <table:table-row table:style-name="ro1">
          <table:table-cell/>
          <table:table-cell table:style-name="ce2" table:formula="of:=[.B358]+1" office:value-type="float" office:value="357" calcext:value-type="float">
            <text:p>357</text:p>
          </table:table-cell>
          <table:table-cell table:formula="of:=[.$A$3]*SIN(RADIANS([.B359]))" office:value-type="float" office:value="-26.7436736401446" calcext:value-type="float">
            <text:p>-26,7</text:p>
          </table:table-cell>
          <table:table-cell table:formula="of:=[.$A$3]*SIN(RADIANS([.B359]-120))" office:value-type="float" office:value="-428.560660220112" calcext:value-type="float">
            <text:p>-428,6</text:p>
          </table:table-cell>
          <table:table-cell table:formula="of:=[.$A$3]*SIN(RADIANS([.B359]+120))" office:value-type="float" office:value="455.304333860256" calcext:value-type="float">
            <text:p>455,3</text:p>
          </table:table-cell>
          <table:table-cell table:style-name="ce10"/>
          <table:table-cell table:style-name="ce6" table:formula="of:=(MIN([.C359];[.D359];[.E359])+MAX([.C359];[.D359];[.E359]))/2" office:value-type="float" office:value="13.3718368200721" calcext:value-type="float">
            <text:p>13,4</text:p>
          </table:table-cell>
          <table:table-cell table:style-name="ce12" table:formula="of:=([.C359]-[.G359]+[.$A$3])/2" office:value-type="float" office:value="235.442244769892" calcext:value-type="float">
            <text:p>235</text:p>
          </table:table-cell>
          <table:table-cell table:style-name="ce12" office:value-type="string" calcext:value-type="string">
            <text:p>,</text:p>
          </table:table-cell>
          <table:table-cell table:style-name="ce12" table:formula="of:=([.D359]-[.G359]+[.$A$3])/2" office:value-type="float" office:value="34.5337514799081" calcext:value-type="float">
            <text:p>35</text:p>
          </table:table-cell>
          <table:table-cell table:style-name="ce12" table:formula="of:=([.E359]-[.G359]+[.$A$3])/2" office:value-type="float" office:value="476.466248520092" calcext:value-type="float">
            <text:p>476</text:p>
          </table:table-cell>
          <table:table-cell table:style-name="ce10"/>
        </table:table-row>
        <table:table-row table:style-name="ro1">
          <table:table-cell/>
          <table:table-cell table:style-name="ce2" table:formula="of:=[.B359]+1" office:value-type="float" office:value="358" calcext:value-type="float">
            <text:p>358</text:p>
          </table:table-cell>
          <table:table-cell table:formula="of:=[.$A$3]*SIN(RADIANS([.B360]))" office:value-type="float" office:value="-17.8336428149779" calcext:value-type="float">
            <text:p>-17,8</text:p>
          </table:table-cell>
          <table:table-cell table:formula="of:=[.$A$3]*SIN(RADIANS([.B360]-120))" office:value-type="float" office:value="-433.352577135934" calcext:value-type="float">
            <text:p>-433,4</text:p>
          </table:table-cell>
          <table:table-cell table:formula="of:=[.$A$3]*SIN(RADIANS([.B360]+120))" office:value-type="float" office:value="451.186219950912" calcext:value-type="float">
            <text:p>451,2</text:p>
          </table:table-cell>
          <table:table-cell table:style-name="ce10"/>
          <table:table-cell table:style-name="ce6" table:formula="of:=(MIN([.C360];[.D360];[.E360])+MAX([.C360];[.D360];[.E360]))/2" office:value-type="float" office:value="8.91682140748907" calcext:value-type="float">
            <text:p>8,9</text:p>
          </table:table-cell>
          <table:table-cell table:style-name="ce12" table:formula="of:=([.C360]-[.G360]+[.$A$3])/2" office:value-type="float" office:value="242.124767888767" calcext:value-type="float">
            <text:p>242</text:p>
          </table:table-cell>
          <table:table-cell table:style-name="ce12" office:value-type="string" calcext:value-type="string">
            <text:p>,</text:p>
          </table:table-cell>
          <table:table-cell table:style-name="ce12" table:formula="of:=([.D360]-[.G360]+[.$A$3])/2" office:value-type="float" office:value="34.3653007282886" calcext:value-type="float">
            <text:p>34</text:p>
          </table:table-cell>
          <table:table-cell table:style-name="ce12" table:formula="of:=([.E360]-[.G360]+[.$A$3])/2" office:value-type="float" office:value="476.634699271711" calcext:value-type="float">
            <text:p>477</text:p>
          </table:table-cell>
          <table:table-cell table:style-name="ce10"/>
        </table:table-row>
        <table:table-row table:style-name="ro1">
          <table:table-cell/>
          <table:table-cell table:style-name="ce2" table:formula="of:=[.B360]+1" office:value-type="float" office:value="359" calcext:value-type="float">
            <text:p>359</text:p>
          </table:table-cell>
          <table:table-cell table:formula="of:=[.$A$3]*SIN(RADIANS([.B361]))" office:value-type="float" office:value="-8.9181796894519" calcext:value-type="float">
            <text:p>-8,9</text:p>
          </table:table-cell>
          <table:table-cell table:formula="of:=[.$A$3]*SIN(RADIANS([.B361]-120))" office:value-type="float" office:value="-438.012490658779" calcext:value-type="float">
            <text:p>-438,0</text:p>
          </table:table-cell>
          <table:table-cell table:formula="of:=[.$A$3]*SIN(RADIANS([.B361]+120))" office:value-type="float" office:value="446.930670348231" calcext:value-type="float">
            <text:p>446,9</text:p>
          </table:table-cell>
          <table:table-cell table:style-name="ce10"/>
          <table:table-cell table:style-name="ce6" table:formula="of:=(MIN([.C361];[.D361];[.E361])+MAX([.C361];[.D361];[.E361]))/2" office:value-type="float" office:value="4.45908984472595" calcext:value-type="float">
            <text:p>4,5</text:p>
          </table:table-cell>
          <table:table-cell table:style-name="ce12" table:formula="of:=([.C361]-[.G361]+[.$A$3])/2" office:value-type="float" office:value="248.811365232911" calcext:value-type="float">
            <text:p>249</text:p>
          </table:table-cell>
          <table:table-cell table:style-name="ce12" office:value-type="string" calcext:value-type="string">
            <text:p>,</text:p>
          </table:table-cell>
          <table:table-cell table:style-name="ce12" table:formula="of:=([.D361]-[.G361]+[.$A$3])/2" office:value-type="float" office:value="34.2642097482474" calcext:value-type="float">
            <text:p>34</text:p>
          </table:table-cell>
          <table:table-cell table:style-name="ce12" table:formula="of:=([.E361]-[.G361]+[.$A$3])/2" office:value-type="float" office:value="476.735790251753" calcext:value-type="float">
            <text:p>477</text:p>
          </table:table-cell>
          <table:table-cell table:style-name="ce10"/>
        </table:table-row>
        <table:table-row table:style-name="ro1">
          <table:table-cell/>
          <table:table-cell table:style-name="ce2" table:formula="of:=[.B361]+1" office:value-type="float" office:value="360" calcext:value-type="float">
            <text:p>360</text:p>
          </table:table-cell>
          <table:table-cell table:formula="of:=[.$A$3]*SIN(RADIANS([.B362]))" office:value-type="float" office:value="-0.00000000000012515890287286" calcext:value-type="float">
            <text:p>0,0</text:p>
          </table:table-cell>
          <table:table-cell table:formula="of:=[.$A$3]*SIN(RADIANS([.B362]-120))" office:value-type="float" office:value="-442.538981333848" calcext:value-type="float">
            <text:p>-442,5</text:p>
          </table:table-cell>
          <table:table-cell table:formula="of:=[.$A$3]*SIN(RADIANS([.B362]+120))" office:value-type="float" office:value="442.538981333848" calcext:value-type="float">
            <text:p>442,5</text:p>
          </table:table-cell>
          <table:table-cell table:style-name="ce10"/>
          <table:table-cell table:style-name="ce6" table:formula="of:=(MIN([.C362];[.D362];[.E362])+MAX([.C362];[.D362];[.E362]))/2" office:value-type="float" office:value="0" calcext:value-type="float">
            <text:p>0,0</text:p>
          </table:table-cell>
          <table:table-cell table:style-name="ce12" table:formula="of:=([.C362]-[.G362]+[.$A$3])/2" office:value-type="float" office:value="255.5" calcext:value-type="float">
            <text:p>256</text:p>
          </table:table-cell>
          <table:table-cell table:style-name="ce12" office:value-type="string" calcext:value-type="string">
            <text:p>,</text:p>
          </table:table-cell>
          <table:table-cell table:style-name="ce12" table:formula="of:=([.D362]-[.G362]+[.$A$3])/2" office:value-type="float" office:value="34.230509333076" calcext:value-type="float">
            <text:p>34</text:p>
          </table:table-cell>
          <table:table-cell table:style-name="ce12" table:formula="of:=([.E362]-[.G362]+[.$A$3])/2" office:value-type="float" office:value="476.769490666924" calcext:value-type="float">
            <text:p>477</text:p>
          </table:table-cell>
          <table:table-cell table:style-name="ce10"/>
        </table:table-row>
        <table:table-row table:style-name="ro1">
          <table:table-cell/>
          <table:table-cell table:style-name="ce2"/>
          <table:table-cell table:number-columns-repeated="3"/>
          <table:table-cell table:style-name="ce10"/>
          <table:table-cell table:style-name="ce6"/>
          <table:table-cell table:number-columns-repeated="4"/>
          <table:table-cell table:style-name="ce10"/>
        </table:table-row>
        <table:table-row table:style-name="ro1" table:number-rows-repeated="1048212">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Segoe UI'" style:font-family-generic-asian="system" style:font-pitch-asian="variable"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23">
      <number:number number:decimal-places="3" loext:min-decimal-places="3" number:min-integer-digits="1"/>
    </number:number-style>
    <number:number-style style:name="N124">
      <number:number number:decimal-places="4" loext:min-decimal-places="4" number:min-integer-digits="1"/>
    </number:number-style>
    <number:number-style style:name="N125">
      <number:number number:decimal-places="0" loext:min-decimal-places="0" number:min-integer-digits="3"/>
    </number:number-style>
    <number:number-style style:name="N126">
      <number:number number:decimal-places="9" loext:min-decimal-places="9" number:min-integer-digits="1"/>
    </number:number-style>
    <number:number-style style:name="N127">
      <number:number number:decimal-places="1" loext:min-decimal-places="1" number:min-integer-digits="1"/>
    </number:number-style>
    <number:number-style style:name="N128">
      <number:number number:decimal-places="5" loext:min-decimal-places="5" number:min-integer-digits="1"/>
    </number:number-style>
    <number:currency-style style:name="N130P0" style:volatile="true">
      <number:number number:decimal-places="2" loext:min-decimal-places="2" number:min-integer-digits="1" number:grouping="true"/>
      <number:text> </number:text>
      <number:currency-symbol number:language="pt" number:country="PT">€</number:currency-symbol>
    </number:currency-style>
    <number:currency-style style:name="N130">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30P0"/>
    </number:currency-style>
    <number:number-style style:name="N131">
      <number:number number:decimal-places="8" loext:min-decimal-places="8" number:min-integer-digits="1"/>
    </number:number-style>
    <number:number-style style:name="N132">
      <number:number number:decimal-places="7" loext:min-decimal-places="7" number:min-integer-digits="1"/>
    </number:number-style>
    <number:number-style style:name="N133">
      <number:number number:decimal-places="6" loext:min-decimal-places="6" number:min-integer-digits="1"/>
    </number:number-style>
    <number:currency-style style:name="N134P0" style:volatile="true">
      <number:number number:decimal-places="2" loext:min-decimal-places="2" number:min-integer-digits="1" number:grouping="true"/>
      <number:text> </number:text>
      <number:currency-symbol number:language="pt" number:country="PT">€</number:currency-symbol>
    </number:currency-style>
    <number:currency-style style:name="N134">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3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1">00-00-0000</text:date>, <text:time style:data-style-name="N2" text:time-value="09:44:04.1645107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7:39:27.10</meta:creation-date>
    <dc:date>2017-06-01T04:28:56.443410199</dc:date>
    <meta:editing-duration>P1DT21H51M53S</meta:editing-duration>
    <meta:editing-cycles>25</meta:editing-cycles>
    <meta:generator>LibreOffice/5.2.2.2$Linux_X86_64 LibreOffice_project/20m0$Build-2</meta:generator>
    <meta:document-statistic meta:table-count="2" meta:cell-count="6592"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8.945cm" svg:height="10.399cm" xlink:href=".." xlink:type="simple" chart:class="chart:line" chart:style-name="ch1">
        <chart:legend chart:legend-position="end" svg:x="26.278cm" svg:y="4.402cm" style:legend-expansion="high" chart:style-name="ch2"/>
        <chart:plot-area chart:style-name="ch3" table:cell-range-address="Sheet1.B2:Sheet1.E258" chart:data-source-has-labels="both" svg:x="0.578cm" svg:y="0.207cm" svg:width="25.122cm" svg:height="9.985cm">
          <chartooo:coordinate-region svg:x="1.782cm" svg:y="0.406cm" svg:width="23.918cm" svg:height="9.587cm"/>
          <chart:axis chart:dimension="x" chart:name="primary-x" chart:style-name="ch4" chartooo:axis-type="auto">
            <chartooo:date-scale/>
            <chart:categories table:cell-range-address="Sheet1.B3:Sheet1.B258"/>
          </chart:axis>
          <chart:axis chart:dimension="y" chart:name="primary-y" chart:style-name="ch5">
            <chart:grid chart:style-name="ch6" chart:class="major"/>
          </chart:axis>
          <chart:series chart:style-name="ch7" chart:values-cell-range-address="Sheet1.C3:Sheet1.C258" chart:label-cell-address="Sheet1.C2:Sheet1.C2" chart:class="chart:line">
            <chart:data-point chart:repeated="256"/>
          </chart:series>
          <chart:series chart:style-name="ch8" chart:values-cell-range-address="Sheet1.D3:Sheet1.D258" chart:label-cell-address="Sheet1.D2:Sheet1.D2" chart:class="chart:line">
            <chart:data-point chart:repeated="256"/>
          </chart:series>
          <chart:series chart:style-name="ch9" chart:values-cell-range-address="Sheet1.E3:Sheet1.E258" chart:label-cell-address="Sheet1.E2:Sheet1.E2" chart:class="chart:line">
            <chart:data-point chart:repeated="25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hase A</text:p>
                <draw:g>
                  <svg:desc>Sheet1.C2:Sheet1.C2</svg:desc>
                </draw:g>
              </table:table-cell>
              <table:table-cell office:value-type="string">
                <text:p>Phase B</text:p>
                <draw:g>
                  <svg:desc>Sheet1.D2:Sheet1.D2</svg:desc>
                </draw:g>
              </table:table-cell>
              <table:table-cell office:value-type="string">
                <text:p>Phase C</text:p>
                <draw:g>
                  <svg:desc>Sheet1.E2:Sheet1.E2</svg:desc>
                </draw:g>
              </table:table-cell>
            </table:table-row>
          </table:table-header-rows>
          <table:table-rows>
            <table:table-row>
              <table:table-cell office:value-type="float" office:value="1">
                <text:p>1</text:p>
                <draw:g>
                  <svg:desc>Sheet1.B3:Sheet1.B258</svg:desc>
                </draw:g>
              </table:table-cell>
              <table:table-cell office:value-type="float" office:value="4.4503636415073">
                <text:p>4.4503636415073</text:p>
                <draw:g>
                  <svg:desc>Sheet1.C3:Sheet1.C258</svg:desc>
                </draw:g>
              </table:table-cell>
              <table:table-cell office:value-type="float" office:value="-223.028025320546">
                <text:p>-223.028025320546</text:p>
                <draw:g>
                  <svg:desc>Sheet1.D3:Sheet1.D258</svg:desc>
                </draw:g>
              </table:table-cell>
              <table:table-cell office:value-type="float" office:value="218.577661679039">
                <text:p>218.577661679039</text:p>
                <draw:g>
                  <svg:desc>Sheet1.E3:Sheet1.E258</svg:desc>
                </draw:g>
              </table:table-cell>
            </table:table-row>
            <table:table-row>
              <table:table-cell office:value-type="float" office:value="2.40625">
                <text:p>2.40625</text:p>
              </table:table-cell>
              <table:table-cell office:value-type="float" office:value="10.7060834227931">
                <text:p>10.7060834227931</text:p>
              </table:table-cell>
              <table:table-cell office:value-type="float" office:value="-225.994798487643">
                <text:p>-225.994798487643</text:p>
              </table:table-cell>
              <table:table-cell office:value-type="float" office:value="215.28871506485">
                <text:p>215.28871506485</text:p>
              </table:table-cell>
            </table:table-row>
            <table:table-row>
              <table:table-cell office:value-type="float" office:value="3.8125">
                <text:p>3.8125</text:p>
              </table:table-cell>
              <table:table-cell office:value-type="float" office:value="16.9553542597513">
                <text:p>16.9553542597513</text:p>
              </table:table-cell>
              <table:table-cell office:value-type="float" office:value="-228.82544083862">
                <text:p>-228.82544083862</text:p>
              </table:table-cell>
              <table:table-cell office:value-type="float" office:value="211.870086578869">
                <text:p>211.870086578869</text:p>
              </table:table-cell>
            </table:table-row>
            <table:table-row>
              <table:table-cell office:value-type="float" office:value="5.21875">
                <text:p>5.21875</text:p>
              </table:table-cell>
              <table:table-cell office:value-type="float" office:value="23.1944118253049">
                <text:p>23.1944118253049</text:p>
              </table:table-cell>
              <table:table-cell office:value-type="float" office:value="-231.518247300371">
                <text:p>-231.518247300371</text:p>
              </table:table-cell>
              <table:table-cell office:value-type="float" office:value="208.323835475066">
                <text:p>208.323835475066</text:p>
              </table:table-cell>
            </table:table-row>
            <table:table-row>
              <table:table-cell office:value-type="float" office:value="6.625">
                <text:p>6.625</text:p>
              </table:table-cell>
              <table:table-cell office:value-type="float" office:value="29.4194979444699">
                <text:p>29.4194979444699</text:p>
              </table:table-cell>
              <table:table-cell office:value-type="float" office:value="-234.071595826973">
                <text:p>-234.071595826973</text:p>
              </table:table-cell>
              <table:table-cell office:value-type="float" office:value="204.652097882503">
                <text:p>204.652097882503</text:p>
              </table:table-cell>
            </table:table-row>
            <table:table-row>
              <table:table-cell office:value-type="float" office:value="8.03125">
                <text:p>8.03125</text:p>
              </table:table-cell>
              <table:table-cell office:value-type="float" office:value="35.626862858139">
                <text:p>35.626862858139</text:p>
              </table:table-cell>
              <table:table-cell office:value-type="float" office:value="-236.483948376749">
                <text:p>-236.483948376749</text:p>
              </table:table-cell>
              <table:table-cell office:value-type="float" office:value="200.85708551861">
                <text:p>200.85708551861</text:p>
              </table:table-cell>
            </table:table-row>
            <table:table-row>
              <table:table-cell office:value-type="float" office:value="9.4375">
                <text:p>9.4375</text:p>
              </table:table-cell>
              <table:table-cell office:value-type="float" office:value="41.8127674817966">
                <text:p>41.8127674817966</text:p>
              </table:table-cell>
              <table:table-cell office:value-type="float" office:value="-238.753851838728">
                <text:p>-238.753851838728</text:p>
              </table:table-cell>
              <table:table-cell office:value-type="float" office:value="196.941084356931">
                <text:p>196.941084356931</text:p>
              </table:table-cell>
            </table:table-row>
            <table:table-row>
              <table:table-cell office:value-type="float" office:value="10.84375">
                <text:p>10.84375</text:p>
              </table:table-cell>
              <table:table-cell office:value-type="float" office:value="47.9734856578033">
                <text:p>47.9734856578033</text:p>
              </table:table-cell>
              <table:table-cell office:value-type="float" office:value="-240.879938907941">
                <text:p>-240.879938907941</text:p>
              </table:table-cell>
              <table:table-cell office:value-type="float" office:value="192.906453250137">
                <text:p>192.906453250137</text:p>
              </table:table-cell>
            </table:table-row>
            <table:table-row>
              <table:table-cell office:value-type="float" office:value="12.25">
                <text:p>12.25</text:p>
              </table:table-cell>
              <table:table-cell office:value-type="float" office:value="54.1053063998938">
                <text:p>54.1053063998938</text:p>
              </table:table-cell>
              <table:table-cell office:value-type="float" office:value="-242.860928909036">
                <text:p>-242.860928909036</text:p>
              </table:table-cell>
              <table:table-cell office:value-type="float" office:value="188.755622509142">
                <text:p>188.755622509142</text:p>
              </table:table-cell>
            </table:table-row>
            <table:table-row>
              <table:table-cell office:value-type="float" office:value="13.65625">
                <text:p>13.65625</text:p>
              </table:table-cell>
              <table:table-cell office:value-type="float" office:value="60.2045361285368">
                <text:p>60.2045361285368</text:p>
              </table:table-cell>
              <table:table-cell office:value-type="float" office:value="-244.695628567712">
                <text:p>-244.695628567712</text:p>
              </table:table-cell>
              <table:table-cell office:value-type="float" office:value="184.491092439175">
                <text:p>184.491092439175</text:p>
              </table:table-cell>
            </table:table-row>
            <table:table-row>
              <table:table-cell office:value-type="float" office:value="15.0625">
                <text:p>15.0625</text:p>
              </table:table-cell>
              <table:table-cell office:value-type="float" office:value="66.2675008958085">
                <text:p>66.2675008958085</text:p>
              </table:table-cell>
              <table:table-cell office:value-type="float" office:value="-246.382932729497">
                <text:p>-246.382932729497</text:p>
              </table:table-cell>
              <table:table-cell office:value-type="float" office:value="180.115431833689">
                <text:p>180.115431833689</text:p>
              </table:table-cell>
            </table:table-row>
            <table:table-row>
              <table:table-cell office:value-type="float" office:value="16.46875">
                <text:p>16.46875</text:p>
              </table:table-cell>
              <table:table-cell office:value-type="float" office:value="72.290548598442">
                <text:p>72.290548598442</text:p>
              </table:table-cell>
              <table:table-cell office:value-type="float" office:value="-247.921825025458">
                <text:p>-247.921825025458</text:p>
              </table:table-cell>
              <table:table-cell office:value-type="float" office:value="175.631276427015">
                <text:p>175.631276427015</text:p>
              </table:table-cell>
            </table:table-row>
            <table:table-row>
              <table:table-cell office:value-type="float" office:value="17.875">
                <text:p>17.875</text:p>
              </table:table-cell>
              <table:table-cell office:value-type="float" office:value="78.2700511777176">
                <text:p>78.2700511777176</text:p>
              </table:table-cell>
              <table:table-cell office:value-type="float" office:value="-249.311378484417">
                <text:p>-249.311378484417</text:p>
              </table:table-cell>
              <table:table-cell office:value-type="float" office:value="171.041327306699">
                <text:p>171.041327306699</text:p>
              </table:table-cell>
            </table:table-row>
            <table:table-row>
              <table:table-cell office:value-type="float" office:value="19.28125">
                <text:p>19.28125</text:p>
              </table:table-cell>
              <table:table-cell office:value-type="float" office:value="84.2024068048695">
                <text:p>84.2024068048695</text:p>
              </table:table-cell>
              <table:table-cell office:value-type="float" office:value="-250.55075609133">
                <text:p>-250.55075609133</text:p>
              </table:table-cell>
              <table:table-cell office:value-type="float" office:value="166.34834928646">
                <text:p>166.34834928646</text:p>
              </table:table-cell>
            </table:table-row>
            <table:table-row>
              <table:table-cell office:value-type="float" office:value="20.6875">
                <text:p>20.6875</text:p>
              </table:table-cell>
              <table:table-cell office:value-type="float" office:value="90.0840420506929">
                <text:p>90.0840420506929</text:p>
              </table:table-cell>
              <table:table-cell office:value-type="float" office:value="-251.63921129147">
                <text:p>-251.63921129147</text:p>
              </table:table-cell>
              <table:table-cell office:value-type="float" office:value="161.555169240777">
                <text:p>161.555169240777</text:p>
              </table:table-cell>
            </table:table-row>
            <table:table-row>
              <table:table-cell office:value-type="float" office:value="22.09375">
                <text:p>22.09375</text:p>
              </table:table-cell>
              <table:table-cell office:value-type="float" office:value="95.9114140380442">
                <text:p>95.9114140380442</text:p>
              </table:table-cell>
              <table:table-cell office:value-type="float" office:value="-252.576088440124">
                <text:p>-252.576088440124</text:p>
              </table:table-cell>
              <table:table-cell office:value-type="float" office:value="156.66467440208">
                <text:p>156.66467440208</text:p>
              </table:table-cell>
            </table:table-row>
            <table:table-row>
              <table:table-cell office:value-type="float" office:value="23.5">
                <text:p>23.5</text:p>
              </table:table-cell>
              <table:table-cell office:value-type="float" office:value="101.681012575938">
                <text:p>101.681012575938</text:p>
              </table:table-cell>
              <table:table-cell office:value-type="float" office:value="-253.36082319753">
                <text:p>-253.36082319753</text:p>
              </table:table-cell>
              <table:table-cell office:value-type="float" office:value="151.679810621592">
                <text:p>151.679810621592</text:p>
              </table:table-cell>
            </table:table-row>
            <table:table-row>
              <table:table-cell office:value-type="float" office:value="24.90625">
                <text:p>24.90625</text:p>
              </table:table-cell>
              <table:table-cell office:value-type="float" office:value="107.389362273954">
                <text:p>107.389362273954</text:p>
              </table:table-cell>
              <table:table-cell office:value-type="float" office:value="-253.992942868813">
                <text:p>-253.992942868813</text:p>
              </table:table-cell>
              <table:table-cell office:value-type="float" office:value="146.603580594859">
                <text:p>146.603580594859</text:p>
              </table:table-cell>
            </table:table-row>
            <table:table-row>
              <table:table-cell office:value-type="float" office:value="26.3125">
                <text:p>26.3125</text:p>
              </table:table-cell>
              <table:table-cell office:value-type="float" office:value="113.033024635682">
                <text:p>113.033024635682</text:p>
              </table:table-cell>
              <table:table-cell office:value-type="float" office:value="-254.47206668872">
                <text:p>-254.47206668872</text:p>
              </table:table-cell>
              <table:table-cell office:value-type="float" office:value="141.439042053038">
                <text:p>141.439042053038</text:p>
              </table:table-cell>
            </table:table-row>
            <table:table-row>
              <table:table-cell office:value-type="float" office:value="27.71875">
                <text:p>27.71875</text:p>
              </table:table-cell>
              <table:table-cell office:value-type="float" office:value="118.608600129948">
                <text:p>118.608600129948</text:p>
              </table:table-cell>
              <table:table-cell office:value-type="float" office:value="-254.797906050977">
                <text:p>-254.797906050977</text:p>
              </table:table-cell>
              <table:table-cell office:value-type="float" office:value="136.189305921029">
                <text:p>136.189305921029</text:p>
              </table:table-cell>
            </table:table-row>
            <table:table-row>
              <table:table-cell office:value-type="float" office:value="29.125">
                <text:p>29.125</text:p>
              </table:table-cell>
              <table:table-cell office:value-type="float" office:value="124.112730238556">
                <text:p>124.112730238556</text:p>
              </table:table-cell>
              <table:table-cell office:value-type="float" office:value="-254.970264682136">
                <text:p>-254.970264682136</text:p>
              </table:table-cell>
              <table:table-cell office:value-type="float" office:value="130.85753444358">
                <text:p>130.85753444358</text:p>
              </table:table-cell>
            </table:table-row>
            <table:table-row>
              <table:table-cell office:value-type="float" office:value="30.53125">
                <text:p>30.53125</text:p>
              </table:table-cell>
              <table:table-cell office:value-type="float" office:value="129.542099479343">
                <text:p>129.542099479343</text:p>
              </table:table-cell>
              <table:table-cell office:value-type="float" office:value="-254.989038759803">
                <text:p>-254.989038759803</text:p>
              </table:table-cell>
              <table:table-cell office:value-type="float" office:value="125.446939280461">
                <text:p>125.446939280461</text:p>
              </table:table-cell>
            </table:table-row>
            <table:table-row>
              <table:table-cell office:value-type="float" office:value="31.9375">
                <text:p>31.9375</text:p>
              </table:table-cell>
              <table:table-cell office:value-type="float" office:value="134.893437403294">
                <text:p>134.893437403294</text:p>
              </table:table-cell>
              <table:table-cell office:value-type="float" office:value="-254.854216975176">
                <text:p>-254.854216975176</text:p>
              </table:table-cell>
              <table:table-cell office:value-type="float" office:value="119.960779571882">
                <text:p>119.960779571882</text:p>
              </table:table-cell>
            </table:table-row>
            <table:table-row>
              <table:table-cell office:value-type="float" office:value="33.34375">
                <text:p>33.34375</text:p>
              </table:table-cell>
              <table:table-cell office:value-type="float" office:value="140.163520564544">
                <text:p>140.163520564544</text:p>
              </table:table-cell>
              <table:table-cell office:value-type="float" office:value="-254.565880539855">
                <text:p>-254.565880539855</text:p>
              </table:table-cell>
              <table:table-cell office:value-type="float" office:value="114.402359975312">
                <text:p>114.402359975312</text:p>
              </table:table-cell>
            </table:table-row>
            <table:table-row>
              <table:table-cell office:value-type="float" office:value="34.75">
                <text:p>34.75</text:p>
              </table:table-cell>
              <table:table-cell office:value-type="float" office:value="145.349174462057">
                <text:p>145.349174462057</text:p>
              </table:table-cell>
              <table:table-cell office:value-type="float" office:value="-254.124203136929">
                <text:p>-254.124203136929</text:p>
              </table:table-cell>
              <table:table-cell office:value-type="float" office:value="108.775028674872">
                <text:p>108.775028674872</text:p>
              </table:table-cell>
            </table:table-row>
            <table:table-row>
              <table:table-cell office:value-type="float" office:value="36.15625">
                <text:p>36.15625</text:p>
              </table:table-cell>
              <table:table-cell office:value-type="float" office:value="150.447275451831">
                <text:p>150.447275451831</text:p>
              </table:table-cell>
              <table:table-cell office:value-type="float" office:value="-253.529450816349">
                <text:p>-253.529450816349</text:p>
              </table:table-cell>
              <table:table-cell office:value-type="float" office:value="103.082175364519">
                <text:p>103.082175364519</text:p>
              </table:table-cell>
            </table:table-row>
            <table:table-row>
              <table:table-cell office:value-type="float" office:value="37.5625">
                <text:p>37.5625</text:p>
              </table:table-cell>
              <table:table-cell office:value-type="float" office:value="155.454752628458">
                <text:p>155.454752628458</text:p>
              </table:table-cell>
              <table:table-cell office:value-type="float" office:value="-252.781981834674">
                <text:p>-252.781981834674</text:p>
              </table:table-cell>
              <table:table-cell office:value-type="float" office:value="97.3272292062167">
                <text:p>97.3272292062167</text:p>
              </table:table-cell>
            </table:table-row>
            <table:table-row>
              <table:table-cell office:value-type="float" office:value="38.96875">
                <text:p>38.96875</text:p>
              </table:table-cell>
              <table:table-cell office:value-type="float" office:value="160.368589674929">
                <text:p>160.368589674929</text:p>
              </table:table-cell>
              <table:table-cell office:value-type="float" office:value="-251.882246439269">
                <text:p>-251.882246439269</text:p>
              </table:table-cell>
              <table:table-cell office:value-type="float" office:value="91.5136567643404">
                <text:p>91.5136567643404</text:p>
              </table:table-cell>
            </table:table-row>
            <table:table-row>
              <table:table-cell office:value-type="float" office:value="40.375">
                <text:p>40.375</text:p>
              </table:table-cell>
              <table:table-cell office:value-type="float" office:value="165.185826679548">
                <text:p>165.185826679548</text:p>
              </table:table-cell>
              <table:table-cell office:value-type="float" office:value="-250.830786597093">
                <text:p>-250.830786597093</text:p>
              </table:table-cell>
              <table:table-cell office:value-type="float" office:value="85.6449599175453">
                <text:p>85.6449599175453</text:p>
              </table:table-cell>
            </table:table-row>
            <table:table-row>
              <table:table-cell office:value-type="float" office:value="41.78125">
                <text:p>41.78125</text:p>
              </table:table-cell>
              <table:table-cell office:value-type="float" office:value="169.903561918871">
                <text:p>169.903561918871</text:p>
              </table:table-cell>
              <table:table-cell office:value-type="float" office:value="-249.628235668238">
                <text:p>-249.628235668238</text:p>
              </table:table-cell>
              <table:table-cell office:value-type="float" office:value="79.7246737493672">
                <text:p>79.7246737493672</text:p>
              </table:table-cell>
            </table:table-row>
            <table:table-row>
              <table:table-cell office:value-type="float" office:value="43.1875">
                <text:p>43.1875</text:p>
              </table:table-cell>
              <table:table-cell office:value-type="float" office:value="174.518953605597">
                <text:p>174.518953605597</text:p>
              </table:table-cell>
              <table:table-cell office:value-type="float" office:value="-248.275318024417">
                <text:p>-248.275318024417</text:p>
              </table:table-cell>
              <table:table-cell office:value-type="float" office:value="73.75636441882">
                <text:p>73.75636441882</text:p>
              </table:table-cell>
            </table:table-row>
            <table:table-row>
              <table:table-cell office:value-type="float" office:value="44.59375">
                <text:p>44.59375</text:p>
              </table:table-cell>
              <table:table-cell office:value-type="float" office:value="179.029221600356">
                <text:p>179.029221600356</text:p>
              </table:table-cell>
              <table:table-cell office:value-type="float" office:value="-246.772848612631">
                <text:p>-246.772848612631</text:p>
              </table:table-cell>
              <table:table-cell office:value-type="float" office:value="67.743627012275">
                <text:p>67.743627012275</text:p>
              </table:table-cell>
            </table:table-row>
            <table:table-row>
              <table:table-cell office:value-type="float" office:value="46">
                <text:p>46</text:p>
              </table:table-cell>
              <table:table-cell office:value-type="float" office:value="183.431649086356">
                <text:p>183.431649086356</text:p>
              </table:table-cell>
              <table:table-cell office:value-type="float" office:value="-245.121732464271">
                <text:p>-245.121732464271</text:p>
              </table:table-cell>
              <table:table-cell office:value-type="float" office:value="61.6900833779153">
                <text:p>61.6900833779153</text:p>
              </table:table-cell>
            </table:table-row>
            <table:table-row>
              <table:table-cell office:value-type="float" office:value="47.40625">
                <text:p>47.40625</text:p>
              </table:table-cell>
              <table:table-cell office:value-type="float" office:value="187.723584205898">
                <text:p>187.723584205898</text:p>
              </table:table-cell>
              <table:table-cell office:value-type="float" office:value="-243.322964149967">
                <text:p>-243.322964149967</text:p>
              </table:table-cell>
              <table:table-cell office:value-type="float" office:value="55.5993799440695">
                <text:p>55.5993799440695</text:p>
              </table:table-cell>
            </table:table-row>
            <table:table-row>
              <table:table-cell office:value-type="float" office:value="48.8125">
                <text:p>48.8125</text:p>
              </table:table-cell>
              <table:table-cell office:value-type="float" office:value="191.902441657751">
                <text:p>191.902441657751</text:p>
              </table:table-cell>
              <table:table-cell office:value-type="float" office:value="-241.377627180491">
                <text:p>-241.377627180491</text:p>
              </table:table-cell>
              <table:table-cell office:value-type="float" office:value="49.47518552274">
                <text:p>49.47518552274</text:p>
              </table:table-cell>
            </table:table-row>
            <table:table-row>
              <table:table-cell office:value-type="float" office:value="50.21875">
                <text:p>50.21875</text:p>
              </table:table-cell>
              <table:table-cell office:value-type="float" office:value="195.965704254444">
                <text:p>195.965704254444</text:p>
              </table:table-cell>
              <table:table-cell office:value-type="float" office:value="-239.286893354092">
                <text:p>-239.286893354092</text:p>
              </table:table-cell>
              <table:table-cell office:value-type="float" office:value="43.3211890996481">
                <text:p>43.3211890996481</text:p>
              </table:table-cell>
            </table:table-row>
            <table:table-row>
              <table:table-cell office:value-type="float" office:value="51.625">
                <text:p>51.625</text:p>
              </table:table-cell>
              <table:table-cell office:value-type="float" office:value="199.910924438523">
                <text:p>199.910924438523</text:p>
              </table:table-cell>
              <table:table-cell office:value-type="float" office:value="-237.052022050649">
                <text:p>-237.052022050649</text:p>
              </table:table-cell>
              <table:table-cell office:value-type="float" office:value="37.141097612126">
                <text:p>37.141097612126</text:p>
              </table:table-cell>
            </table:table-row>
            <table:table-row>
              <table:table-cell office:value-type="float" office:value="53.03125">
                <text:p>53.03125</text:p>
              </table:table-cell>
              <table:table-cell office:value-type="float" office:value="203.735725756872">
                <text:p>203.735725756872</text:p>
              </table:table-cell>
              <table:table-cell office:value-type="float" office:value="-234.67435947307">
                <text:p>-234.67435947307</text:p>
              </table:table-cell>
              <table:table-cell office:value-type="float" office:value="30.9386337161975">
                <text:p>30.9386337161975</text:p>
              </table:table-cell>
            </table:table-row>
            <table:table-row>
              <table:table-cell office:value-type="float" office:value="54.4375">
                <text:p>54.4375</text:p>
              </table:table-cell>
              <table:table-cell office:value-type="float" office:value="207.437804292195">
                <text:p>207.437804292195</text:p>
              </table:table-cell>
              <table:table-cell office:value-type="float" office:value="-232.155337836383">
                <text:p>-232.155337836383</text:p>
              </table:table-cell>
              <table:table-cell office:value-type="float" office:value="24.7175335441885">
                <text:p>24.7175335441885</text:p>
              </table:table-cell>
            </table:table-row>
            <table:table-row>
              <table:table-cell office:value-type="float" office:value="55.84375">
                <text:p>55.84375</text:p>
              </table:table-cell>
              <table:table-cell office:value-type="float" office:value="211.01493005081">
                <text:p>211.01493005081</text:p>
              </table:table-cell>
              <table:table-cell office:value-type="float" office:value="-229.496474505031">
                <text:p>-229.496474505031</text:p>
              </table:table-cell>
              <table:table-cell office:value-type="float" office:value="18.4815444542205">
                <text:p>18.4815444542205</text:p>
              </table:table-cell>
            </table:table-row>
            <table:table-row>
              <table:table-cell office:value-type="float" office:value="57.25">
                <text:p>57.25</text:p>
              </table:table-cell>
              <table:table-cell office:value-type="float" office:value="214.46494830592">
                <text:p>214.46494830592</text:p>
              </table:table-cell>
              <table:table-cell office:value-type="float" office:value="-226.699371078863">
                <text:p>-226.699371078863</text:p>
              </table:table-cell>
              <table:table-cell office:value-type="float" office:value="12.2344227729428">
                <text:p>12.2344227729428</text:p>
              </table:table-cell>
            </table:table-row>
            <table:table-row>
              <table:table-cell office:value-type="float" office:value="58.65625">
                <text:p>58.65625</text:p>
              </table:table-cell>
              <table:table-cell office:value-type="float" office:value="217.785780895531">
                <text:p>217.785780895531</text:p>
              </table:table-cell>
              <table:table-cell office:value-type="float" office:value="-223.765712428392">
                <text:p>-223.765712428392</text:p>
              </table:table-cell>
              <table:table-cell office:value-type="float" office:value="5.97993153286104">
                <text:p>5.97993153286104</text:p>
              </table:table-cell>
            </table:table-row>
            <table:table-row>
              <table:table-cell office:value-type="float" office:value="60.0625">
                <text:p>60.0625</text:p>
              </table:table-cell>
              <table:table-cell office:value-type="float" office:value="220.975427474266">
                <text:p>220.975427474266</text:p>
              </table:table-cell>
              <table:table-cell office:value-type="float" office:value="-220.697265679894">
                <text:p>-220.697265679894</text:p>
              </table:table-cell>
              <table:table-cell office:value-type="float" office:value="-0.27816179437193">
                <text:p>-0.27816179437193</text:p>
              </table:table-cell>
            </table:table-row>
            <table:table-row>
              <table:table-cell office:value-type="float" office:value="61.46875">
                <text:p>61.46875</text:p>
              </table:table-cell>
              <table:table-cell office:value-type="float" office:value="224.031966718293">
                <text:p>224.031966718293</text:p>
              </table:table-cell>
              <table:table-cell office:value-type="float" office:value="-217.495879150952">
                <text:p>-217.495879150952</text:p>
              </table:table-cell>
              <table:table-cell office:value-type="float" office:value="-6.53608756734111">
                <text:p>-6.53608756734111</text:p>
              </table:table-cell>
            </table:table-row>
            <table:table-row>
              <table:table-cell office:value-type="float" office:value="62.875">
                <text:p>62.875</text:p>
              </table:table-cell>
              <table:table-cell office:value-type="float" office:value="226.953557482664">
                <text:p>226.953557482664</text:p>
              </table:table-cell>
              <table:table-cell office:value-type="float" office:value="-214.163481237105">
                <text:p>-214.163481237105</text:p>
              </table:table-cell>
              <table:table-cell office:value-type="float" office:value="-12.7900762455598">
                <text:p>-12.7900762455598</text:p>
              </table:table-cell>
            </table:table-row>
            <table:table-row>
              <table:table-cell office:value-type="float" office:value="64.28125">
                <text:p>64.28125</text:p>
              </table:table-cell>
              <table:table-cell office:value-type="float" office:value="229.738439910348">
                <text:p>229.738439910348</text:p>
              </table:table-cell>
              <table:table-cell office:value-type="float" office:value="-210.702079250248">
                <text:p>-210.702079250248</text:p>
              </table:table-cell>
              <table:table-cell office:value-type="float" office:value="-19.0363606600999">
                <text:p>-19.0363606600999</text:p>
              </table:table-cell>
            </table:table-row>
            <table:table-row>
              <table:table-cell office:value-type="float" office:value="65.6875">
                <text:p>65.6875</text:p>
              </table:table-cell>
              <table:table-cell office:value-type="float" office:value="232.384936492304">
                <text:p>232.384936492304</text:p>
              </table:table-cell>
              <table:table-cell office:value-type="float" office:value="-207.11375820951">
                <text:p>-207.11375820951</text:p>
              </table:table-cell>
              <table:table-cell office:value-type="float" office:value="-25.2711782827938">
                <text:p>-25.2711782827938</text:p>
              </table:table-cell>
            </table:table-row>
            <table:table-row>
              <table:table-cell office:value-type="float" office:value="67.09375">
                <text:p>67.09375</text:p>
              </table:table-cell>
              <table:table-cell office:value-type="float" office:value="234.891453077948">
                <text:p>234.891453077948</text:p>
              </table:table-cell>
              <table:table-cell office:value-type="float" office:value="-203.400679585308">
                <text:p>-203.400679585308</text:p>
              </table:table-cell>
              <table:table-cell office:value-type="float" office:value="-31.4907734926403">
                <text:p>-31.4907734926403</text:p>
              </table:table-cell>
            </table:table-row>
            <table:table-row>
              <table:table-cell office:value-type="float" office:value="68.5">
                <text:p>68.5</text:p>
              </table:table-cell>
              <table:table-cell office:value-type="float" office:value="237.256479835416">
                <text:p>237.256479835416</text:p>
              </table:table-cell>
              <table:table-cell office:value-type="float" office:value="-199.565079997366">
                <text:p>-199.565079997366</text:p>
              </table:table-cell>
              <table:table-cell office:value-type="float" office:value="-37.6913998380507">
                <text:p>-37.6913998380507</text:p>
              </table:table-cell>
            </table:table-row>
            <table:table-row>
              <table:table-cell office:value-type="float" office:value="69.90625">
                <text:p>69.90625</text:p>
              </table:table-cell>
              <table:table-cell office:value-type="float" office:value="239.478592161022">
                <text:p>239.478592161022</text:p>
              </table:table-cell>
              <table:table-cell office:value-type="float" office:value="-195.609269867452">
                <text:p>-195.609269867452</text:p>
              </table:table-cell>
              <table:table-cell office:value-type="float" office:value="-43.8693222935709">
                <text:p>-43.8693222935709</text:p>
              </table:table-cell>
            </table:table-row>
            <table:table-row>
              <table:table-cell office:value-type="float" office:value="71.3125">
                <text:p>71.3125</text:p>
              </table:table-cell>
              <table:table-cell office:value-type="float" office:value="241.556451537392">
                <text:p>241.556451537392</text:p>
              </table:table-cell>
              <table:table-cell office:value-type="float" office:value="-191.535632027671">
                <text:p>-191.535632027671</text:p>
              </table:table-cell>
              <table:table-cell office:value-type="float" office:value="-50.020819509721">
                <text:p>-50.020819509721</text:p>
              </table:table-cell>
            </table:table-row>
            <table:table-row>
              <table:table-cell office:value-type="float" office:value="72.71875">
                <text:p>72.71875</text:p>
              </table:table-cell>
              <table:table-cell office:value-type="float" office:value="243.488806339733">
                <text:p>243.488806339733</text:p>
              </table:table-cell>
              <table:table-cell office:value-type="float" office:value="-187.346620285136">
                <text:p>-187.346620285136</text:p>
              </table:table-cell>
              <table:table-cell office:value-type="float" office:value="-56.1421860545975">
                <text:p>-56.1421860545975</text:p>
              </table:table-cell>
            </table:table-row>
            <table:table-row>
              <table:table-cell office:value-type="float" office:value="74.125">
                <text:p>74.125</text:p>
              </table:table-cell>
              <table:table-cell office:value-type="float" office:value="245.274492589768">
                <text:p>245.274492589768</text:p>
              </table:table-cell>
              <table:table-cell office:value-type="float" office:value="-183.044757943882">
                <text:p>-183.044757943882</text:p>
              </table:table-cell>
              <table:table-cell office:value-type="float" office:value="-62.2297346458862">
                <text:p>-62.2297346458862</text:p>
              </table:table-cell>
            </table:table-row>
            <table:table-row>
              <table:table-cell office:value-type="float" office:value="75.53125">
                <text:p>75.53125</text:p>
              </table:table-cell>
              <table:table-cell office:value-type="float" office:value="246.912434656871">
                <text:p>246.912434656871</text:p>
              </table:table-cell>
              <table:table-cell office:value-type="float" office:value="-178.632636284927">
                <text:p>-178.632636284927</text:p>
              </table:table-cell>
              <table:table-cell office:value-type="float" office:value="-68.2797983719438">
                <text:p>-68.2797983719438</text:p>
              </table:table-cell>
            </table:table-row>
            <table:table-row>
              <table:table-cell office:value-type="float" office:value="76.9375">
                <text:p>76.9375</text:p>
              </table:table-cell>
              <table:table-cell office:value-type="float" office:value="248.401645905987">
                <text:p>248.401645905987</text:p>
              </table:table-cell>
              <table:table-cell office:value-type="float" office:value="-174.112913005379">
                <text:p>-174.112913005379</text:p>
              </table:table-cell>
              <table:table-cell office:value-type="float" office:value="-74.2887329006083">
                <text:p>-74.2887329006083</text:p>
              </table:table-cell>
            </table:table-row>
            <table:table-row>
              <table:table-cell office:value-type="float" office:value="78.34375">
                <text:p>78.34375</text:p>
              </table:table-cell>
              <table:table-cell office:value-type="float" office:value="249.741229291945">
                <text:p>249.741229291945</text:p>
              </table:table-cell>
              <table:table-cell office:value-type="float" office:value="-169.488310617537">
                <text:p>-169.488310617537</text:p>
              </table:table-cell>
              <table:table-cell office:value-type="float" office:value="-80.2529186744081">
                <text:p>-80.2529186744081</text:p>
              </table:table-cell>
            </table:table-row>
            <table:table-row>
              <table:table-cell office:value-type="float" office:value="79.75">
                <text:p>79.75</text:p>
              </table:table-cell>
              <table:table-cell office:value-type="float" office:value="250.930377899804">
                <text:p>250.930377899804</text:p>
              </table:table-cell>
              <table:table-cell office:value-type="float" office:value="-164.761614808956">
                <text:p>-164.761614808956</text:p>
              </table:table-cell>
              <table:table-cell office:value-type="float" office:value="-86.1687630908483">
                <text:p>-86.1687630908483</text:p>
              </table:table-cell>
            </table:table-row>
            <table:table-row>
              <table:table-cell office:value-type="float" office:value="81.15625">
                <text:p>81.15625</text:p>
              </table:table-cell>
              <table:table-cell office:value-type="float" office:value="251.968375430907">
                <text:p>251.968375430907</text:p>
              </table:table-cell>
              <table:table-cell office:value-type="float" office:value="-159.935672764447">
                <text:p>-159.935672764447</text:p>
              </table:table-cell>
              <table:table-cell office:value-type="float" office:value="-92.0327026664603">
                <text:p>-92.0327026664603</text:p>
              </table:table-cell>
            </table:table-row>
            <table:table-row>
              <table:table-cell office:value-type="float" office:value="82.5625">
                <text:p>82.5625</text:p>
              </table:table-cell>
              <table:table-cell office:value-type="float" office:value="252.854596634355">
                <text:p>252.854596634355</text:p>
              </table:table-cell>
              <table:table-cell office:value-type="float" office:value="-155.013391451045">
                <text:p>-155.013391451045</text:p>
              </table:table-cell>
              <table:table-cell office:value-type="float" office:value="-97.8412051833104">
                <text:p>-97.8412051833104</text:p>
              </table:table-cell>
            </table:table-row>
            <table:table-row>
              <table:table-cell office:value-type="float" office:value="83.96875">
                <text:p>83.96875</text:p>
              </table:table-cell>
              <table:table-cell office:value-type="float" office:value="253.588507683633">
                <text:p>253.588507683633</text:p>
              </table:table-cell>
              <table:table-cell office:value-type="float" office:value="-149.997735866957">
                <text:p>-149.997735866957</text:p>
              </table:table-cell>
              <table:table-cell office:value-type="float" office:value="-103.590771816676">
                <text:p>-103.590771816676</text:p>
              </table:table-cell>
            </table:table-row>
            <table:table-row>
              <table:table-cell office:value-type="float" office:value="85.375">
                <text:p>85.375</text:p>
              </table:table-cell>
              <table:table-cell office:value-type="float" office:value="254.169666498167">
                <text:p>254.169666498167</text:p>
              </table:table-cell>
              <table:table-cell office:value-type="float" office:value="-144.891727255559">
                <text:p>-144.891727255559</text:p>
              </table:table-cell>
              <table:table-cell office:value-type="float" office:value="-109.277939242608">
                <text:p>-109.277939242608</text:p>
              </table:table-cell>
            </table:table-row>
            <table:table-row>
              <table:table-cell office:value-type="float" office:value="86.78125">
                <text:p>86.78125</text:p>
              </table:table-cell>
              <table:table-cell office:value-type="float" office:value="254.597723009619">
                <text:p>254.597723009619</text:p>
              </table:table-cell>
              <table:table-cell office:value-type="float" office:value="-139.698441285513">
                <text:p>-139.698441285513</text:p>
              </table:table-cell>
              <table:table-cell office:value-type="float" office:value="-114.899281724106">
                <text:p>-114.899281724106</text:p>
              </table:table-cell>
            </table:table-row>
            <table:table-row>
              <table:table-cell office:value-type="float" office:value="88.1875">
                <text:p>88.1875</text:p>
              </table:table-cell>
              <table:table-cell office:value-type="float" office:value="254.872419372752">
                <text:p>254.872419372752</text:p>
              </table:table-cell>
              <table:table-cell office:value-type="float" office:value="-134.421006198098">
                <text:p>-134.421006198098</text:p>
              </table:table-cell>
              <table:table-cell office:value-type="float" office:value="-120.451413174654">
                <text:p>-120.451413174654</text:p>
              </table:table-cell>
            </table:table-row>
            <table:table-row>
              <table:table-cell office:value-type="float" office:value="89.59375">
                <text:p>89.59375</text:p>
              </table:table-cell>
              <table:table-cell office:value-type="float" office:value="254.993590120748">
                <text:p>254.993590120748</text:p>
              </table:table-cell>
              <table:table-cell office:value-type="float" office:value="-129.062600922874">
                <text:p>-129.062600922874</text:p>
              </table:table-cell>
              <table:table-cell office:value-type="float" office:value="-125.930989197874">
                <text:p>-125.930989197874</text:p>
              </table:table-cell>
            </table:table-row>
            <table:table-row>
              <table:table-cell office:value-type="float" office:value="91">
                <text:p>91</text:p>
              </table:table-cell>
              <table:table-cell office:value-type="float" office:value="254.96116226488">
                <text:p>254.96116226488</text:p>
              </table:table-cell>
              <table:table-cell office:value-type="float" office:value="-123.626453162816">
                <text:p>-123.626453162816</text:p>
              </table:table-cell>
              <table:table-cell office:value-type="float" office:value="-131.334709102064">
                <text:p>-131.334709102064</text:p>
              </table:table-cell>
            </table:table-row>
            <table:table-row>
              <table:table-cell office:value-type="float" office:value="92.40625">
                <text:p>92.40625</text:p>
              </table:table-cell>
              <table:table-cell office:value-type="float" office:value="254.775155338475">
                <text:p>254.775155338475</text:p>
              </table:table-cell>
              <table:table-cell office:value-type="float" office:value="-118.115837450063">
                <text:p>-118.115837450063</text:p>
              </table:table-cell>
              <table:table-cell office:value-type="float" office:value="-136.659317888412">
                <text:p>-136.659317888412</text:p>
              </table:table-cell>
            </table:table-row>
            <table:table-row>
              <table:table-cell office:value-type="float" office:value="93.8125">
                <text:p>93.8125</text:p>
              </table:table-cell>
              <table:table-cell office:value-type="float" office:value="254.435681385152">
                <text:p>254.435681385152</text:p>
              </table:table-cell>
              <table:table-cell office:value-type="float" office:value="-112.534073173466">
                <text:p>-112.534073173466</text:p>
              </table:table-cell>
              <table:table-cell office:value-type="float" office:value="-141.901608211685">
                <text:p>-141.901608211685</text:p>
              </table:table-cell>
            </table:table-row>
            <table:table-row>
              <table:table-cell office:value-type="float" office:value="95.21875">
                <text:p>95.21875</text:p>
              </table:table-cell>
              <table:table-cell office:value-type="float" office:value="253.942944891324">
                <text:p>253.942944891324</text:p>
              </table:table-cell>
              <table:table-cell office:value-type="float" office:value="-106.88452257911">
                <text:p>-106.88452257911</text:p>
              </table:table-cell>
              <table:table-cell office:value-type="float" office:value="-147.058422312214">
                <text:p>-147.058422312214</text:p>
              </table:table-cell>
            </table:table-row>
            <table:table-row>
              <table:table-cell office:value-type="float" office:value="96.625">
                <text:p>96.625</text:p>
              </table:table-cell>
              <table:table-cell office:value-type="float" office:value="253.297242663033">
                <text:p>253.297242663033</text:p>
              </table:table-cell>
              <table:table-cell office:value-type="float" office:value="-101.170588745021">
                <text:p>-101.170588745021</text:p>
              </table:table-cell>
              <table:table-cell office:value-type="float" office:value="-152.126653918011">
                <text:p>-152.126653918011</text:p>
              </table:table-cell>
            </table:table-row>
            <table:table-row>
              <table:table-cell office:value-type="float" office:value="98.03125">
                <text:p>98.03125</text:p>
              </table:table-cell>
              <table:table-cell office:value-type="float" office:value="252.498963647155">
                <text:p>252.498963647155</text:p>
              </table:table-cell>
              <table:table-cell office:value-type="float" office:value="-95.3957135312849">
                <text:p>-95.3957135312849</text:p>
              </table:table-cell>
              <table:table-cell office:value-type="float" office:value="-157.10325011587">
                <text:p>-157.10325011587</text:p>
              </table:table-cell>
            </table:table-row>
            <table:table-row>
              <table:table-cell office:value-type="float" office:value="99.4375">
                <text:p>99.4375</text:p>
              </table:table-cell>
              <table:table-cell office:value-type="float" office:value="251.548588697121">
                <text:p>251.548588697121</text:p>
              </table:table-cell>
              <table:table-cell office:value-type="float" office:value="-89.5633755067926">
                <text:p>-89.5633755067926</text:p>
              </table:table-cell>
              <table:table-cell office:value-type="float" office:value="-161.985213190328">
                <text:p>-161.985213190328</text:p>
              </table:table-cell>
            </table:table-row>
            <table:table-row>
              <table:table-cell office:value-type="float" office:value="100.84375">
                <text:p>100.84375</text:p>
              </table:table-cell>
              <table:table-cell office:value-type="float" office:value="250.446690283263">
                <text:p>250.446690283263</text:p>
              </table:table-cell>
              <table:table-cell office:value-type="float" office:value="-83.6770878538854">
                <text:p>-83.6770878538854</text:p>
              </table:table-cell>
              <table:table-cell office:value-type="float" office:value="-166.769602429377">
                <text:p>-166.769602429377</text:p>
              </table:table-cell>
            </table:table-row>
            <table:table-row>
              <table:table-cell office:value-type="float" office:value="102.25">
                <text:p>102.25</text:p>
              </table:table-cell>
              <table:table-cell office:value-type="float" office:value="249.193932147983">
                <text:p>249.193932147983</text:p>
              </table:table-cell>
              <table:table-cell office:value-type="float" office:value="-77.7403962521427">
                <text:p>-77.7403962521427</text:p>
              </table:table-cell>
              <table:table-cell office:value-type="float" office:value="-171.45353589584">
                <text:p>-171.45353589584</text:p>
              </table:table-cell>
            </table:table-row>
            <table:table-row>
              <table:table-cell office:value-type="float" office:value="103.65625">
                <text:p>103.65625</text:p>
              </table:table-cell>
              <table:table-cell office:value-type="float" office:value="247.791068905939">
                <text:p>247.791068905939</text:p>
              </table:table-cell>
              <table:table-cell office:value-type="float" office:value="-71.7568767425985">
                <text:p>-71.7568767425985</text:p>
              </table:table-cell>
              <table:table-cell office:value-type="float" office:value="-176.03419216334">
                <text:p>-176.03419216334</text:p>
              </table:table-cell>
            </table:table-row>
            <table:table-row>
              <table:table-cell office:value-type="float" office:value="105.0625">
                <text:p>105.0625</text:p>
              </table:table-cell>
              <table:table-cell office:value-type="float" office:value="246.23894558949">
                <text:p>246.23894558949</text:p>
              </table:table-cell>
              <table:table-cell office:value-type="float" office:value="-65.730133573667">
                <text:p>-65.730133573667</text:p>
              </table:table-cell>
              <table:table-cell office:value-type="float" office:value="-180.508812015823">
                <text:p>-180.508812015823</text:p>
              </table:table-cell>
            </table:table-row>
            <table:table-row>
              <table:table-cell office:value-type="float" office:value="106.46875">
                <text:p>106.46875</text:p>
              </table:table-cell>
              <table:table-cell office:value-type="float" office:value="244.538497139686">
                <text:p>244.538497139686</text:p>
              </table:table-cell>
              <table:table-cell office:value-type="float" office:value="-59.6637970300787">
                <text:p>-59.6637970300787</text:p>
              </table:table-cell>
              <table:table-cell office:value-type="float" office:value="-184.874700109607">
                <text:p>-184.874700109607</text:p>
              </table:table-cell>
            </table:table-row>
            <table:table-row>
              <table:table-cell office:value-type="float" office:value="107.875">
                <text:p>107.875</text:p>
              </table:table-cell>
              <table:table-cell office:value-type="float" office:value="242.690747843088">
                <text:p>242.690747843088</text:p>
              </table:table-cell>
              <table:table-cell office:value-type="float" office:value="-53.5615212461325">
                <text:p>-53.5615212461325</text:p>
              </table:table-cell>
              <table:table-cell office:value-type="float" office:value="-189.129226596956">
                <text:p>-189.129226596956</text:p>
              </table:table-cell>
            </table:table-row>
            <table:table-row>
              <table:table-cell office:value-type="float" office:value="109.28125">
                <text:p>109.28125</text:p>
              </table:table-cell>
              <table:table-cell office:value-type="float" office:value="240.696810714781">
                <text:p>240.696810714781</text:p>
              </table:table-cell>
              <table:table-cell office:value-type="float" office:value="-47.426982004582">
                <text:p>-47.426982004582</text:p>
              </table:table-cell>
              <table:table-cell office:value-type="float" office:value="-193.269828710199">
                <text:p>-193.269828710199</text:p>
              </table:table-cell>
            </table:table-row>
            <table:table-row>
              <table:table-cell office:value-type="float" office:value="110.6875">
                <text:p>110.6875</text:p>
              </table:table-cell>
              <table:table-cell office:value-type="float" office:value="238.557886827933">
                <text:p>238.557886827933</text:p>
              </table:table-cell>
              <table:table-cell office:value-type="float" office:value="-41.263874522481">
                <text:p>-41.263874522481</text:p>
              </table:table-cell>
              <table:table-cell office:value-type="float" office:value="-197.294012305452">
                <text:p>-197.294012305452</text:p>
              </table:table-cell>
            </table:table-row>
            <table:table-row>
              <table:table-cell office:value-type="float" office:value="112.09375">
                <text:p>112.09375</text:p>
              </table:table-cell>
              <table:table-cell office:value-type="float" office:value="236.275264590314">
                <text:p>236.275264590314</text:p>
              </table:table-cell>
              <table:table-cell office:value-type="float" office:value="-35.0759112253233">
                <text:p>-35.0759112253233</text:p>
              </table:table-cell>
              <table:table-cell office:value-type="float" office:value="-201.199353364991">
                <text:p>-201.199353364991</text:p>
              </table:table-cell>
            </table:table-row>
            <table:table-row>
              <table:table-cell office:value-type="float" office:value="113.5">
                <text:p>113.5</text:p>
              </table:table-cell>
              <table:table-cell office:value-type="float" office:value="233.850318968207">
                <text:p>233.850318968207</text:p>
              </table:table-cell>
              <table:table-cell office:value-type="float" office:value="-28.8668195108162">
                <text:p>-28.8668195108162</text:p>
              </table:table-cell>
              <table:table-cell office:value-type="float" office:value="-204.98349945739">
                <text:p>-204.98349945739</text:p>
              </table:table-cell>
            </table:table-row>
            <table:table-row>
              <table:table-cell office:value-type="float" office:value="114.90625">
                <text:p>114.90625</text:p>
              </table:table-cell>
              <table:table-cell office:value-type="float" office:value="231.28451065818">
                <text:p>231.28451065818</text:p>
              </table:table-cell>
              <table:table-cell office:value-type="float" office:value="-22.6403395036358">
                <text:p>-22.6403395036358</text:p>
              </table:table-cell>
              <table:table-cell office:value-type="float" office:value="-208.644171154544">
                <text:p>-208.644171154544</text:p>
              </table:table-cell>
            </table:table-row>
            <table:table-row>
              <table:table-cell office:value-type="float" office:value="116.3125">
                <text:p>116.3125</text:p>
              </table:table-cell>
              <table:table-cell office:value-type="float" office:value="228.579385207217">
                <text:p>228.579385207217</text:p>
              </table:table-cell>
              <table:table-cell office:value-type="float" office:value="-16.4002218025151">
                <text:p>-16.4002218025151</text:p>
              </table:table-cell>
              <table:table-cell office:value-type="float" office:value="-212.179163404702">
                <text:p>-212.179163404702</text:p>
              </table:table-cell>
            </table:table-row>
            <table:table-row>
              <table:table-cell office:value-type="float" office:value="117.71875">
                <text:p>117.71875</text:p>
              </table:table-cell>
              <table:table-cell office:value-type="float" office:value="225.736572081739">
                <text:p>225.736572081739</text:p>
              </table:table-cell>
              <table:table-cell office:value-type="float" office:value="-10.1502252210245">
                <text:p>-10.1502252210245</text:p>
              </table:table-cell>
              <table:table-cell office:value-type="float" office:value="-215.586346860715">
                <text:p>-215.586346860715</text:p>
              </table:table-cell>
            </table:table-row>
            <table:table-row>
              <table:table-cell office:value-type="float" office:value="119.125">
                <text:p>119.125</text:p>
              </table:table-cell>
              <table:table-cell office:value-type="float" office:value="222.757783686073">
                <text:p>222.757783686073</text:p>
              </table:table-cell>
              <table:table-cell office:value-type="float" office:value="-3.894114523402">
                <text:p>-3.894114523402</text:p>
              </table:table-cell>
              <table:table-cell office:value-type="float" office:value="-218.863669162671">
                <text:p>-218.863669162671</text:p>
              </table:table-cell>
            </table:table-row>
            <table:table-row>
              <table:table-cell office:value-type="float" office:value="120.53125">
                <text:p>120.53125</text:p>
              </table:table-cell>
              <table:table-cell office:value-type="float" office:value="219.644814330965">
                <text:p>219.644814330965</text:p>
              </table:table-cell>
              <table:table-cell office:value-type="float" office:value="2.36434184319903">
                <text:p>2.36434184319903</text:p>
              </table:table-cell>
              <table:table-cell office:value-type="float" office:value="-222.009156174164">
                <text:p>-222.009156174164</text:p>
              </table:table-cell>
            </table:table-row>
            <table:table-row>
              <table:table-cell office:value-type="float" office:value="121.9375">
                <text:p>121.9375</text:p>
              </table:table-cell>
              <table:table-cell office:value-type="float" office:value="216.399539152752">
                <text:p>216.399539152752</text:p>
              </table:table-cell>
              <table:table-cell office:value-type="float" office:value="8.62137401868215">
                <text:p>8.62137401868215</text:p>
              </table:table-cell>
              <table:table-cell office:value-type="float" office:value="-225.020913171435">
                <text:p>-225.020913171435</text:p>
              </table:table-cell>
            </table:table-row>
            <table:table-row>
              <table:table-cell office:value-type="float" office:value="123.34375">
                <text:p>123.34375</text:p>
              </table:table-cell>
              <table:table-cell office:value-type="float" office:value="213.023912983854">
                <text:p>213.023912983854</text:p>
              </table:table-cell>
              <table:table-cell office:value-type="float" office:value="14.8732130008304">
                <text:p>14.8732130008304</text:p>
              </table:table-cell>
              <table:table-cell office:value-type="float" office:value="-227.897125984685">
                <text:p>-227.897125984685</text:p>
              </table:table-cell>
            </table:table-row>
            <table:table-row>
              <table:table-cell office:value-type="float" office:value="124.75">
                <text:p>124.75</text:p>
              </table:table-cell>
              <table:table-cell office:value-type="float" office:value="209.519969175252">
                <text:p>209.519969175252</text:p>
              </table:table-cell>
              <table:table-cell office:value-type="float" office:value="21.1160929156121">
                <text:p>21.1160929156121</text:p>
              </table:table-cell>
              <table:table-cell office:value-type="float" office:value="-230.636062090864">
                <text:p>-230.636062090864</text:p>
              </table:table-cell>
            </table:table-row>
            <table:table-row>
              <table:table-cell office:value-type="float" office:value="126.15625">
                <text:p>126.15625</text:p>
              </table:table-cell>
              <table:table-cell office:value-type="float" office:value="205.889818371674">
                <text:p>205.889818371674</text:p>
              </table:table-cell>
              <table:table-cell office:value-type="float" office:value="27.3462532856031">
                <text:p>27.3462532856031</text:p>
              </table:table-cell>
              <table:table-cell office:value-type="float" office:value="-233.236071657277">
                <text:p>-233.236071657277</text:p>
              </table:table-cell>
            </table:table-row>
            <table:table-row>
              <table:table-cell office:value-type="float" office:value="127.5625">
                <text:p>127.5625</text:p>
              </table:table-cell>
              <table:table-cell office:value-type="float" office:value="202.135647240226">
                <text:p>202.135647240226</text:p>
              </table:table-cell>
              <table:table-cell office:value-type="float" office:value="33.5599412951571">
                <text:p>33.5599412951571</text:p>
              </table:table-cell>
              <table:table-cell office:value-type="float" office:value="-235.695588535383">
                <text:p>-235.695588535383</text:p>
              </table:table-cell>
            </table:table-row>
            <table:table-row>
              <table:table-cell office:value-type="float" office:value="128.96875">
                <text:p>128.96875</text:p>
              </table:table-cell>
              <table:table-cell office:value-type="float" office:value="198.259717153219">
                <text:p>198.259717153219</text:p>
              </table:table-cell>
              <table:table-cell office:value-type="float" office:value="39.7534140509619">
                <text:p>39.7534140509619</text:p>
              </table:table-cell>
              <table:table-cell office:value-type="float" office:value="-238.013131204181">
                <text:p>-238.013131204181</text:p>
              </table:table-cell>
            </table:table-row>
            <table:table-row>
              <table:table-cell office:value-type="float" office:value="130.375">
                <text:p>130.375</text:p>
              </table:table-cell>
              <table:table-cell office:value-type="float" office:value="194.264362826007">
                <text:p>194.264362826007</text:p>
              </table:table-cell>
              <table:table-cell office:value-type="float" office:value="45.9229408366183">
                <text:p>45.9229408366183</text:p>
              </table:table-cell>
              <table:table-cell office:value-type="float" office:value="-240.187303662625">
                <text:p>-240.187303662625</text:p>
              </table:table-cell>
            </table:table-row>
            <table:table-row>
              <table:table-cell office:value-type="float" office:value="131.78125">
                <text:p>131.78125</text:p>
              </table:table-cell>
              <table:table-cell office:value-type="float" office:value="190.151990910641">
                <text:p>190.151990910641</text:p>
              </table:table-cell>
              <table:table-cell office:value-type="float" office:value="52.0648053598841">
                <text:p>52.0648053598841</text:p>
              </table:table-cell>
              <table:table-cell office:value-type="float" office:value="-242.216796270525">
                <text:p>-242.216796270525</text:p>
              </table:table-cell>
            </table:table-row>
            <table:table-row>
              <table:table-cell office:value-type="float" office:value="133.1875">
                <text:p>133.1875</text:p>
              </table:table-cell>
              <table:table-cell office:value-type="float" office:value="185.925078546191">
                <text:p>185.925078546191</text:p>
              </table:table-cell>
              <table:table-cell office:value-type="float" office:value="58.1753079912296">
                <text:p>58.1753079912296</text:p>
              </table:table-cell>
              <table:table-cell office:value-type="float" office:value="-244.100386537421">
                <text:p>-244.100386537421</text:p>
              </table:table-cell>
            </table:table-row>
            <table:table-row>
              <table:table-cell office:value-type="float" office:value="134.59375">
                <text:p>134.59375</text:p>
              </table:table-cell>
              <table:table-cell office:value-type="float" office:value="181.586171866612">
                <text:p>181.586171866612</text:p>
              </table:table-cell>
              <table:table-cell office:value-type="float" office:value="64.250767992356">
                <text:p>64.250767992356</text:p>
              </table:table-cell>
              <table:table-cell office:value-type="float" office:value="-245.836939858968">
                <text:p>-245.836939858968</text:p>
              </table:table-cell>
            </table:table-row>
            <table:table-row>
              <table:table-cell office:value-type="float" office:value="136">
                <text:p>136</text:p>
              </table:table-cell>
              <table:table-cell office:value-type="float" office:value="177.137884467044">
                <text:p>177.137884467044</text:p>
              </table:table-cell>
              <table:table-cell office:value-type="float" office:value="70.2875257333348">
                <text:p>70.2875257333348</text:p>
              </table:table-cell>
              <table:table-cell office:value-type="float" office:value="-247.425410200379">
                <text:p>-247.425410200379</text:p>
              </table:table-cell>
            </table:table-row>
            <table:table-row>
              <table:table-cell office:value-type="float" office:value="137.40625">
                <text:p>137.40625</text:p>
              </table:table-cell>
              <table:table-cell office:value-type="float" office:value="172.582895829486">
                <text:p>172.582895829486</text:p>
              </table:table-cell>
              <table:table-cell office:value-type="float" office:value="76.2819448970317">
                <text:p>76.2819448970317</text:p>
              </table:table-cell>
              <table:table-cell office:value-type="float" office:value="-248.864840726518">
                <text:p>-248.864840726518</text:p>
              </table:table-cell>
            </table:table-row>
            <table:table-row>
              <table:table-cell office:value-type="float" office:value="138.8125">
                <text:p>138.8125</text:p>
              </table:table-cell>
              <table:table-cell office:value-type="float" office:value="167.92394970877">
                <text:p>167.92394970877</text:p>
              </table:table-cell>
              <table:table-cell office:value-type="float" office:value="82.2304146694883">
                <text:p>82.2304146694883</text:p>
              </table:table-cell>
              <table:table-cell office:value-type="float" office:value="-250.154364378258">
                <text:p>-250.154364378258</text:p>
              </table:table-cell>
            </table:table-row>
            <table:table-row>
              <table:table-cell office:value-type="float" office:value="140.21875">
                <text:p>140.21875</text:p>
              </table:table-cell>
              <table:table-cell office:value-type="float" office:value="163.163852479831">
                <text:p>163.163852479831</text:p>
              </table:table-cell>
              <table:table-cell office:value-type="float" office:value="88.1293519149412">
                <text:p>88.1293519149412</text:p>
              </table:table-cell>
              <table:table-cell office:value-type="float" office:value="-251.293204394772">
                <text:p>-251.293204394772</text:p>
              </table:table-cell>
            </table:table-row>
            <table:table-row>
              <table:table-cell office:value-type="float" office:value="141.625">
                <text:p>141.625</text:p>
              </table:table-cell>
              <table:table-cell office:value-type="float" office:value="158.305471447247">
                <text:p>158.305471447247</text:p>
              </table:table-cell>
              <table:table-cell office:value-type="float" office:value="93.9752033341693">
                <text:p>93.9752033341693</text:p>
              </table:table-cell>
              <table:table-cell office:value-type="float" office:value="-252.280674781416">
                <text:p>-252.280674781416</text:p>
              </table:table-cell>
            </table:table-row>
            <table:table-row>
              <table:table-cell office:value-type="float" office:value="143.03125">
                <text:p>143.03125</text:p>
              </table:table-cell>
              <table:table-cell office:value-type="float" office:value="153.351733118086">
                <text:p>153.351733118086</text:p>
              </table:table-cell>
              <table:table-cell office:value-type="float" office:value="99.7644476048681">
                <text:p>99.7644476048681</text:p>
              </table:table-cell>
              <table:table-cell office:value-type="float" office:value="-253.116180722954">
                <text:p>-253.116180722954</text:p>
              </table:table-cell>
            </table:table-row>
            <table:table-row>
              <table:table-cell office:value-type="float" office:value="144.4375">
                <text:p>144.4375</text:p>
              </table:table-cell>
              <table:table-cell office:value-type="float" office:value="148.305621439085">
                <text:p>148.305621439085</text:p>
              </table:table-cell>
              <table:table-cell office:value-type="float" office:value="105.493597502763">
                <text:p>105.493597502763</text:p>
              </table:table-cell>
              <table:table-cell office:value-type="float" office:value="-253.799218941848">
                <text:p>-253.799218941848</text:p>
              </table:table-cell>
            </table:table-row>
            <table:table-row>
              <table:table-cell office:value-type="float" office:value="145.84375">
                <text:p>145.84375</text:p>
              </table:table-cell>
              <table:table-cell office:value-type="float" office:value="143.170175999234">
                <text:p>143.170175999234</text:p>
              </table:table-cell>
              <table:table-cell office:value-type="float" office:value="111.159202002181">
                <text:p>111.159202002181</text:p>
              </table:table-cell>
              <table:table-cell office:value-type="float" office:value="-254.329378001415">
                <text:p>-254.329378001415</text:p>
              </table:table-cell>
            </table:table-row>
            <table:table-row>
              <table:table-cell office:value-type="float" office:value="147.25">
                <text:p>147.25</text:p>
              </table:table-cell>
              <table:table-cell office:value-type="float" office:value="137.948490198838">
                <text:p>137.948490198838</text:p>
              </table:table-cell>
              <table:table-cell office:value-type="float" office:value="116.757848354824">
                <text:p>116.757848354824</text:p>
              </table:table-cell>
              <table:table-cell office:value-type="float" office:value="-254.706338553662">
                <text:p>-254.706338553662</text:p>
              </table:table-cell>
            </table:table-row>
            <table:table-row>
              <table:table-cell office:value-type="float" office:value="148.65625">
                <text:p>148.65625</text:p>
              </table:table-cell>
              <table:table-cell office:value-type="float" office:value="132.643709386174">
                <text:p>132.643709386174</text:p>
              </table:table-cell>
              <table:table-cell office:value-type="float" office:value="122.286164145475">
                <text:p>122.286164145475</text:p>
              </table:table-cell>
              <table:table-cell office:value-type="float" office:value="-254.929873531648">
                <text:p>-254.929873531648</text:p>
              </table:table-cell>
            </table:table-row>
            <table:table-row>
              <table:table-cell office:value-type="float" office:value="150.0625">
                <text:p>150.0625</text:p>
              </table:table-cell>
              <table:table-cell office:value-type="float" office:value="127.259028962842">
                <text:p>127.259028962842</text:p>
              </table:table-cell>
              <table:table-cell office:value-type="float" office:value="127.740819323419">
                <text:p>127.740819323419</text:p>
              </table:table-cell>
              <table:table-cell office:value-type="float" office:value="-254.999848286261">
                <text:p>-254.999848286261</text:p>
              </table:table-cell>
            </table:table-row>
            <table:table-row>
              <table:table-cell office:value-type="float" office:value="151.46875">
                <text:p>151.46875</text:p>
              </table:table-cell>
              <table:table-cell office:value-type="float" office:value="121.797692458985">
                <text:p>121.797692458985</text:p>
              </table:table-cell>
              <table:table-cell office:value-type="float" office:value="133.118528208339">
                <text:p>133.118528208339</text:p>
              </table:table-cell>
              <table:table-cell office:value-type="float" office:value="-254.916220667324">
                <text:p>-254.916220667324</text:p>
              </table:table-cell>
            </table:table-row>
            <table:table-row>
              <table:table-cell office:value-type="float" office:value="152.875">
                <text:p>152.875</text:p>
              </table:table-cell>
              <table:table-cell office:value-type="float" office:value="116.2629895795">
                <text:p>116.2629895795</text:p>
              </table:table-cell>
              <table:table-cell office:value-type="float" office:value="138.416051469489">
                <text:p>138.416051469489</text:p>
              </table:table-cell>
              <table:table-cell office:value-type="float" office:value="-254.679041048989">
                <text:p>-254.679041048989</text:p>
              </table:table-cell>
            </table:table-row>
            <table:table-row>
              <table:table-cell office:value-type="float" office:value="154.28125">
                <text:p>154.28125</text:p>
              </table:table-cell>
              <table:table-cell office:value-type="float" office:value="110.658254222445">
                <text:p>110.658254222445</text:p>
              </table:table-cell>
              <table:table-cell office:value-type="float" office:value="143.630198076944">
                <text:p>143.630198076944</text:p>
              </table:table-cell>
              <table:table-cell office:value-type="float" office:value="-254.288452299389">
                <text:p>-254.288452299389</text:p>
              </table:table-cell>
            </table:table-row>
            <table:table-row>
              <table:table-cell office:value-type="float" office:value="155.6875">
                <text:p>155.6875</text:p>
              </table:table-cell>
              <table:table-cell office:value-type="float" office:value="104.986862470826">
                <text:p>104.986862470826</text:p>
              </table:table-cell>
              <table:table-cell office:value-type="float" office:value="148.757827223756">
                <text:p>148.757827223756</text:p>
              </table:table-cell>
              <table:table-cell office:value-type="float" office:value="-253.744689694581">
                <text:p>-253.744689694581</text:p>
              </table:table-cell>
            </table:table-row>
            <table:table-row>
              <table:table-cell office:value-type="float" office:value="157.09375">
                <text:p>157.09375</text:p>
              </table:table-cell>
              <table:table-cell office:value-type="float" office:value="99.2522305589651">
                <text:p>99.2522305589651</text:p>
              </table:table-cell>
              <table:table-cell office:value-type="float" office:value="153.795850217861">
                <text:p>153.795850217861</text:p>
              </table:table-cell>
              <table:table-cell office:value-type="float" office:value="-253.048080776826">
                <text:p>-253.048080776826</text:p>
              </table:table-cell>
            </table:table-row>
            <table:table-row>
              <table:table-cell office:value-type="float" office:value="158.5">
                <text:p>158.5</text:p>
              </table:table-cell>
              <table:table-cell office:value-type="float" office:value="93.4578128146958">
                <text:p>93.4578128146958</text:p>
              </table:table-cell>
              <table:table-cell office:value-type="float" office:value="158.741232342593">
                <text:p>158.741232342593</text:p>
              </table:table-cell>
              <table:table-cell office:value-type="float" office:value="-252.199045157289">
                <text:p>-252.199045157289</text:p>
              </table:table-cell>
            </table:table-row>
            <table:table-row>
              <table:table-cell office:value-type="float" office:value="159.90625">
                <text:p>159.90625</text:p>
              </table:table-cell>
              <table:table-cell office:value-type="float" office:value="87.6070995785997">
                <text:p>87.6070995785997</text:p>
              </table:table-cell>
              <table:table-cell office:value-type="float" office:value="163.590994684678">
                <text:p>163.590994684678</text:p>
              </table:table-cell>
              <table:table-cell office:value-type="float" office:value="-251.198094263278">
                <text:p>-251.198094263278</text:p>
              </table:table-cell>
            </table:table-row>
            <table:table-row>
              <table:table-cell office:value-type="float" office:value="161.3125">
                <text:p>161.3125</text:p>
              </table:table-cell>
              <table:table-cell office:value-type="float" office:value="81.7036151015579">
                <text:p>81.7036151015579</text:p>
              </table:table-cell>
              <table:table-cell office:value-type="float" office:value="168.342215928627">
                <text:p>168.342215928627</text:p>
              </table:table-cell>
              <table:table-cell office:value-type="float" office:value="-250.045831030185">
                <text:p>-250.045831030185</text:p>
              </table:table-cell>
            </table:table-row>
            <table:table-row>
              <table:table-cell office:value-type="float" office:value="162.71875">
                <text:p>162.71875</text:p>
              </table:table-cell>
              <table:table-cell office:value-type="float" office:value="75.7509154218739">
                <text:p>75.7509154218739</text:p>
              </table:table-cell>
              <table:table-cell office:value-type="float" office:value="172.992034116422">
                <text:p>172.992034116422</text:p>
              </table:table-cell>
              <table:table-cell office:value-type="float" office:value="-248.742949538295">
                <text:p>-248.742949538295</text:p>
              </table:table-cell>
            </table:table-row>
            <table:table-row>
              <table:table-cell office:value-type="float" office:value="164.125">
                <text:p>164.125</text:p>
              </table:table-cell>
              <table:table-cell office:value-type="float" office:value="69.7525862232489">
                <text:p>69.7525862232489</text:p>
              </table:table-cell>
              <table:table-cell office:value-type="float" office:value="177.537648371453">
                <text:p>177.537648371453</text:p>
              </table:table-cell>
              <table:table-cell office:value-type="float" office:value="-247.290234594702">
                <text:p>-247.290234594702</text:p>
              </table:table-cell>
            </table:table-row>
            <table:table-row>
              <table:table-cell office:value-type="float" office:value="165.53125">
                <text:p>165.53125</text:p>
              </table:table-cell>
              <table:table-cell office:value-type="float" office:value="63.7122406749001">
                <text:p>63.7122406749001</text:p>
              </table:table-cell>
              <table:table-cell office:value-type="float" office:value="181.976320585665">
                <text:p>181.976320585665</text:p>
              </table:table-cell>
              <table:table-cell office:value-type="float" office:value="-245.688561260566">
                <text:p>-245.688561260566</text:p>
              </table:table-cell>
            </table:table-row>
            <table:table-row>
              <table:table-cell office:value-type="float" office:value="166.9375">
                <text:p>166.9375</text:p>
              </table:table-cell>
              <table:table-cell office:value-type="float" office:value="57.633517255123">
                <text:p>57.633517255123</text:p>
              </table:table-cell>
              <table:table-cell office:value-type="float" office:value="186.30537706889">
                <text:p>186.30537706889</text:p>
              </table:table-cell>
              <table:table-cell office:value-type="float" office:value="-243.938894324013">
                <text:p>-243.938894324013</text:p>
              </table:table-cell>
            </table:table-row>
            <table:table-row>
              <table:table-cell office:value-type="float" office:value="168.34375">
                <text:p>168.34375</text:p>
              </table:table-cell>
              <table:table-cell office:value-type="float" office:value="51.5200775596074">
                <text:p>51.5200775596074</text:p>
              </table:table-cell>
              <table:table-cell office:value-type="float" office:value="190.522210159375">
                <text:p>190.522210159375</text:p>
              </table:table-cell>
              <table:table-cell office:value-type="float" office:value="-242.042287718983">
                <text:p>-242.042287718983</text:p>
              </table:table-cell>
            </table:table-row>
            <table:table-row>
              <table:table-cell office:value-type="float" office:value="169.75">
                <text:p>169.75</text:p>
              </table:table-cell>
              <table:table-cell office:value-type="float" office:value="45.3756040958297">
                <text:p>45.3756040958297</text:p>
              </table:table-cell>
              <table:table-cell office:value-type="float" office:value="194.624279794545">
                <text:p>194.624279794545</text:p>
              </table:table-cell>
              <table:table-cell office:value-type="float" office:value="-239.999883890375">
                <text:p>-239.999883890375</text:p>
              </table:table-cell>
            </table:table-row>
            <table:table-row>
              <table:table-cell office:value-type="float" office:value="171.15625">
                <text:p>171.15625</text:p>
              </table:table-cell>
              <table:table-cell office:value-type="float" office:value="39.2037980648478">
                <text:p>39.2037980648478</text:p>
              </table:table-cell>
              <table:table-cell office:value-type="float" office:value="198.609115041037">
                <text:p>198.609115041037</text:p>
              </table:table-cell>
              <table:table-cell office:value-type="float" office:value="-237.812913105884">
                <text:p>-237.812913105884</text:p>
              </table:table-cell>
            </table:table-row>
            <table:table-row>
              <table:table-cell office:value-type="float" office:value="172.5625">
                <text:p>172.5625</text:p>
              </table:table-cell>
              <table:table-cell office:value-type="float" office:value="33.008377131836">
                <text:p>33.008377131836</text:p>
              </table:table-cell>
              <table:table-cell office:value-type="float" office:value="202.474315583101">
                <text:p>202.474315583101</text:p>
              </table:table-cell>
              <table:table-cell office:value-type="float" office:value="-235.482692714937">
                <text:p>-235.482692714937</text:p>
              </table:table-cell>
            </table:table-row>
            <table:table-row>
              <table:table-cell office:value-type="float" office:value="173.96875">
                <text:p>173.96875</text:p>
              </table:table-cell>
              <table:table-cell office:value-type="float" office:value="26.7930731867026">
                <text:p>26.7930731867026</text:p>
              </table:table-cell>
              <table:table-cell office:value-type="float" office:value="206.21755316846">
                <text:p>206.21755316846</text:p>
              </table:table-cell>
              <table:table-cell office:value-type="float" office:value="-233.010626355163">
                <text:p>-233.010626355163</text:p>
              </table:table-cell>
            </table:table-row>
            <table:table-row>
              <table:table-cell office:value-type="float" office:value="175.375">
                <text:p>175.375</text:p>
              </table:table-cell>
              <table:table-cell office:value-type="float" office:value="20.5616300961393">
                <text:p>20.5616300961393</text:p>
              </table:table-cell>
              <table:table-cell office:value-type="float" office:value="209.836573010762">
                <text:p>209.836573010762</text:p>
              </table:table-cell>
              <table:table-cell office:value-type="float" office:value="-230.398203106901">
                <text:p>-230.398203106901</text:p>
              </table:table-cell>
            </table:table-row>
            <table:table-row>
              <table:table-cell office:value-type="float" office:value="176.78125">
                <text:p>176.78125</text:p>
              </table:table-cell>
              <table:table-cell office:value-type="float" office:value="14.3178014484548">
                <text:p>14.3178014484548</text:p>
              </table:table-cell>
              <table:table-cell office:value-type="float" office:value="213.329195147776">
                <text:p>213.329195147776</text:p>
              </table:table-cell>
              <table:table-cell office:value-type="float" office:value="-227.646996596231">
                <text:p>-227.646996596231</text:p>
              </table:table-cell>
            </table:table-row>
            <table:table-row>
              <table:table-cell office:value-type="float" office:value="178.1875">
                <text:p>178.1875</text:p>
              </table:table-cell>
              <table:table-cell office:value-type="float" office:value="8.06534829255495">
                <text:p>8.06534829255495</text:p>
              </table:table-cell>
              <table:table-cell office:value-type="float" office:value="216.693315754527">
                <text:p>216.693315754527</text:p>
              </table:table-cell>
              <table:table-cell office:value-type="float" office:value="-224.758664047081">
                <text:p>-224.758664047081</text:p>
              </table:table-cell>
            </table:table-row>
            <table:table-row>
              <table:table-cell office:value-type="float" office:value="179.59375">
                <text:p>179.59375</text:p>
              </table:table-cell>
              <table:table-cell office:value-type="float" office:value="1.80803687242641">
                <text:p>1.80803687242641</text:p>
              </table:table-cell>
              <table:table-cell office:value-type="float" office:value="219.926908410551">
                <text:p>219.926908410551</text:p>
              </table:table-cell>
              <table:table-cell office:value-type="float" office:value="-221.734945282977">
                <text:p>-221.734945282977</text:p>
              </table:table-cell>
            </table:table-row>
            <table:table-row>
              <table:table-cell office:value-type="float" office:value="181">
                <text:p>181</text:p>
              </table:table-cell>
              <table:table-cell office:value-type="float" office:value="-4.45036364150733">
                <text:p>-4.45036364150733</text:p>
              </table:table-cell>
              <table:table-cell office:value-type="float" office:value="223.028025320546">
                <text:p>223.028025320546</text:p>
              </table:table-cell>
              <table:table-cell office:value-type="float" office:value="-218.577661679039">
                <text:p>-218.577661679039</text:p>
              </table:table-cell>
            </table:table-row>
            <table:table-row>
              <table:table-cell office:value-type="float" office:value="182.40625">
                <text:p>182.40625</text:p>
              </table:table-cell>
              <table:table-cell office:value-type="float" office:value="-10.7060834227931">
                <text:p>-10.7060834227931</text:p>
              </table:table-cell>
              <table:table-cell office:value-type="float" office:value="225.994798487643">
                <text:p>225.994798487643</text:p>
              </table:table-cell>
              <table:table-cell office:value-type="float" office:value="-215.28871506485">
                <text:p>-215.28871506485</text:p>
              </table:table-cell>
            </table:table-row>
            <table:table-row>
              <table:table-cell office:value-type="float" office:value="183.8125">
                <text:p>183.8125</text:p>
              </table:table-cell>
              <table:table-cell office:value-type="float" office:value="-16.9553542597513">
                <text:p>-16.9553542597513</text:p>
              </table:table-cell>
              <table:table-cell office:value-type="float" office:value="228.82544083862">
                <text:p>228.82544083862</text:p>
              </table:table-cell>
              <table:table-cell office:value-type="float" office:value="-211.870086578869">
                <text:p>-211.870086578869</text:p>
              </table:table-cell>
            </table:table-row>
            <table:table-row>
              <table:table-cell office:value-type="float" office:value="185.21875">
                <text:p>185.21875</text:p>
              </table:table-cell>
              <table:table-cell office:value-type="float" office:value="-23.1944118253049">
                <text:p>-23.1944118253049</text:p>
              </table:table-cell>
              <table:table-cell office:value-type="float" office:value="231.518247300371">
                <text:p>231.518247300371</text:p>
              </table:table-cell>
              <table:table-cell office:value-type="float" office:value="-208.323835475066">
                <text:p>-208.323835475066</text:p>
              </table:table-cell>
            </table:table-row>
            <table:table-row>
              <table:table-cell office:value-type="float" office:value="186.625">
                <text:p>186.625</text:p>
              </table:table-cell>
              <table:table-cell office:value-type="float" office:value="-29.4194979444699">
                <text:p>-29.4194979444699</text:p>
              </table:table-cell>
              <table:table-cell office:value-type="float" office:value="234.071595826973">
                <text:p>234.071595826973</text:p>
              </table:table-cell>
              <table:table-cell office:value-type="float" office:value="-204.652097882503">
                <text:p>-204.652097882503</text:p>
              </table:table-cell>
            </table:table-row>
            <table:table-row>
              <table:table-cell office:value-type="float" office:value="188.03125">
                <text:p>188.03125</text:p>
              </table:table-cell>
              <table:table-cell office:value-type="float" office:value="-35.6268628581391">
                <text:p>-35.6268628581391</text:p>
              </table:table-cell>
              <table:table-cell office:value-type="float" office:value="236.483948376749">
                <text:p>236.483948376749</text:p>
              </table:table-cell>
              <table:table-cell office:value-type="float" office:value="-200.85708551861">
                <text:p>-200.85708551861</text:p>
              </table:table-cell>
            </table:table-row>
            <table:table-row>
              <table:table-cell office:value-type="float" office:value="189.4375">
                <text:p>189.4375</text:p>
              </table:table-cell>
              <table:table-cell office:value-type="float" office:value="-41.8127674817966">
                <text:p>-41.8127674817966</text:p>
              </table:table-cell>
              <table:table-cell office:value-type="float" office:value="238.753851838728">
                <text:p>238.753851838728</text:p>
              </table:table-cell>
              <table:table-cell office:value-type="float" office:value="-196.941084356931">
                <text:p>-196.941084356931</text:p>
              </table:table-cell>
            </table:table-row>
            <table:table-row>
              <table:table-cell office:value-type="float" office:value="190.84375">
                <text:p>190.84375</text:p>
              </table:table-cell>
              <table:table-cell office:value-type="float" office:value="-47.9734856578033">
                <text:p>-47.9734856578033</text:p>
              </table:table-cell>
              <table:table-cell office:value-type="float" office:value="240.879938907941">
                <text:p>240.879938907941</text:p>
              </table:table-cell>
              <table:table-cell office:value-type="float" office:value="-192.906453250137">
                <text:p>-192.906453250137</text:p>
              </table:table-cell>
            </table:table-row>
            <table:table-row>
              <table:table-cell office:value-type="float" office:value="192.25">
                <text:p>192.25</text:p>
              </table:table-cell>
              <table:table-cell office:value-type="float" office:value="-54.1053063998938">
                <text:p>-54.1053063998938</text:p>
              </table:table-cell>
              <table:table-cell office:value-type="float" office:value="242.860928909036">
                <text:p>242.860928909036</text:p>
              </table:table-cell>
              <table:table-cell office:value-type="float" office:value="-188.755622509142">
                <text:p>-188.755622509142</text:p>
              </table:table-cell>
            </table:table-row>
            <table:table-row>
              <table:table-cell office:value-type="float" office:value="193.65625">
                <text:p>193.65625</text:p>
              </table:table-cell>
              <table:table-cell office:value-type="float" office:value="-60.2045361285367">
                <text:p>-60.2045361285367</text:p>
              </table:table-cell>
              <table:table-cell office:value-type="float" office:value="244.695628567712">
                <text:p>244.695628567712</text:p>
              </table:table-cell>
              <table:table-cell office:value-type="float" office:value="-184.491092439175">
                <text:p>-184.491092439175</text:p>
              </table:table-cell>
            </table:table-row>
            <table:table-row>
              <table:table-cell office:value-type="float" office:value="195.0625">
                <text:p>195.0625</text:p>
              </table:table-cell>
              <table:table-cell office:value-type="float" office:value="-66.2675008958084">
                <text:p>-66.2675008958084</text:p>
              </table:table-cell>
              <table:table-cell office:value-type="float" office:value="246.382932729497">
                <text:p>246.382932729497</text:p>
              </table:table-cell>
              <table:table-cell office:value-type="float" office:value="-180.115431833689">
                <text:p>-180.115431833689</text:p>
              </table:table-cell>
            </table:table-row>
            <table:table-row>
              <table:table-cell office:value-type="float" office:value="196.46875">
                <text:p>196.46875</text:p>
              </table:table-cell>
              <table:table-cell office:value-type="float" office:value="-72.2905485984421">
                <text:p>-72.2905485984421</text:p>
              </table:table-cell>
              <table:table-cell office:value-type="float" office:value="247.921825025458">
                <text:p>247.921825025458</text:p>
              </table:table-cell>
              <table:table-cell office:value-type="float" office:value="-175.631276427015">
                <text:p>-175.631276427015</text:p>
              </table:table-cell>
            </table:table-row>
            <table:table-row>
              <table:table-cell office:value-type="float" office:value="197.875">
                <text:p>197.875</text:p>
              </table:table-cell>
              <table:table-cell office:value-type="float" office:value="-78.2700511777176">
                <text:p>-78.2700511777176</text:p>
              </table:table-cell>
              <table:table-cell office:value-type="float" office:value="249.311378484417">
                <text:p>249.311378484417</text:p>
              </table:table-cell>
              <table:table-cell office:value-type="float" office:value="-171.041327306699">
                <text:p>-171.041327306699</text:p>
              </table:table-cell>
            </table:table-row>
            <table:table-row>
              <table:table-cell office:value-type="float" office:value="199.28125">
                <text:p>199.28125</text:p>
              </table:table-cell>
              <table:table-cell office:value-type="float" office:value="-84.2024068048695">
                <text:p>-84.2024068048695</text:p>
              </table:table-cell>
              <table:table-cell office:value-type="float" office:value="250.55075609133">
                <text:p>250.55075609133</text:p>
              </table:table-cell>
              <table:table-cell office:value-type="float" office:value="-166.34834928646">
                <text:p>-166.34834928646</text:p>
              </table:table-cell>
            </table:table-row>
            <table:table-row>
              <table:table-cell office:value-type="float" office:value="200.6875">
                <text:p>200.6875</text:p>
              </table:table-cell>
              <table:table-cell office:value-type="float" office:value="-90.0840420506928">
                <text:p>-90.0840420506928</text:p>
              </table:table-cell>
              <table:table-cell office:value-type="float" office:value="251.63921129147">
                <text:p>251.63921129147</text:p>
              </table:table-cell>
              <table:table-cell office:value-type="float" office:value="-161.555169240777">
                <text:p>-161.555169240777</text:p>
              </table:table-cell>
            </table:table-row>
            <table:table-row>
              <table:table-cell office:value-type="float" office:value="202.09375">
                <text:p>202.09375</text:p>
              </table:table-cell>
              <table:table-cell office:value-type="float" office:value="-95.9114140380441">
                <text:p>-95.9114140380441</text:p>
              </table:table-cell>
              <table:table-cell office:value-type="float" office:value="252.576088440124">
                <text:p>252.576088440124</text:p>
              </table:table-cell>
              <table:table-cell office:value-type="float" office:value="-156.66467440208">
                <text:p>-156.66467440208</text:p>
              </table:table-cell>
            </table:table-row>
            <table:table-row>
              <table:table-cell office:value-type="float" office:value="203.5">
                <text:p>203.5</text:p>
              </table:table-cell>
              <table:table-cell office:value-type="float" office:value="-101.681012575938">
                <text:p>-101.681012575938</text:p>
              </table:table-cell>
              <table:table-cell office:value-type="float" office:value="253.36082319753">
                <text:p>253.36082319753</text:p>
              </table:table-cell>
              <table:table-cell office:value-type="float" office:value="-151.679810621592">
                <text:p>-151.679810621592</text:p>
              </table:table-cell>
            </table:table-row>
            <table:table-row>
              <table:table-cell office:value-type="float" office:value="204.90625">
                <text:p>204.90625</text:p>
              </table:table-cell>
              <table:table-cell office:value-type="float" office:value="-107.389362273954">
                <text:p>-107.389362273954</text:p>
              </table:table-cell>
              <table:table-cell office:value-type="float" office:value="253.992942868813">
                <text:p>253.992942868813</text:p>
              </table:table-cell>
              <table:table-cell office:value-type="float" office:value="-146.603580594859">
                <text:p>-146.603580594859</text:p>
              </table:table-cell>
            </table:table-row>
            <table:table-row>
              <table:table-cell office:value-type="float" office:value="206.3125">
                <text:p>206.3125</text:p>
              </table:table-cell>
              <table:table-cell office:value-type="float" office:value="-113.033024635682">
                <text:p>-113.033024635682</text:p>
              </table:table-cell>
              <table:table-cell office:value-type="float" office:value="254.47206668872">
                <text:p>254.47206668872</text:p>
              </table:table-cell>
              <table:table-cell office:value-type="float" office:value="-141.439042053037">
                <text:p>-141.439042053037</text:p>
              </table:table-cell>
            </table:table-row>
            <table:table-row>
              <table:table-cell office:value-type="float" office:value="207.71875">
                <text:p>207.71875</text:p>
              </table:table-cell>
              <table:table-cell office:value-type="float" office:value="-118.608600129948">
                <text:p>-118.608600129948</text:p>
              </table:table-cell>
              <table:table-cell office:value-type="float" office:value="254.797906050977">
                <text:p>254.797906050977</text:p>
              </table:table-cell>
              <table:table-cell office:value-type="float" office:value="-136.189305921029">
                <text:p>-136.189305921029</text:p>
              </table:table-cell>
            </table:table-row>
            <table:table-row>
              <table:table-cell office:value-type="float" office:value="209.125">
                <text:p>209.125</text:p>
              </table:table-cell>
              <table:table-cell office:value-type="float" office:value="-124.112730238556">
                <text:p>-124.112730238556</text:p>
              </table:table-cell>
              <table:table-cell office:value-type="float" office:value="254.970264682136">
                <text:p>254.970264682136</text:p>
              </table:table-cell>
              <table:table-cell office:value-type="float" office:value="-130.85753444358">
                <text:p>-130.85753444358</text:p>
              </table:table-cell>
            </table:table-row>
            <table:table-row>
              <table:table-cell office:value-type="float" office:value="210.53125">
                <text:p>210.53125</text:p>
              </table:table-cell>
              <table:table-cell office:value-type="float" office:value="-129.542099479343">
                <text:p>-129.542099479343</text:p>
              </table:table-cell>
              <table:table-cell office:value-type="float" office:value="254.989038759803">
                <text:p>254.989038759803</text:p>
              </table:table-cell>
              <table:table-cell office:value-type="float" office:value="-125.446939280461">
                <text:p>-125.446939280461</text:p>
              </table:table-cell>
            </table:table-row>
            <table:table-row>
              <table:table-cell office:value-type="float" office:value="211.9375">
                <text:p>211.9375</text:p>
              </table:table-cell>
              <table:table-cell office:value-type="float" office:value="-134.893437403294">
                <text:p>-134.893437403294</text:p>
              </table:table-cell>
              <table:table-cell office:value-type="float" office:value="254.854216975176">
                <text:p>254.854216975176</text:p>
              </table:table-cell>
              <table:table-cell office:value-type="float" office:value="-119.960779571882">
                <text:p>-119.960779571882</text:p>
              </table:table-cell>
            </table:table-row>
            <table:table-row>
              <table:table-cell office:value-type="float" office:value="213.34375">
                <text:p>213.34375</text:p>
              </table:table-cell>
              <table:table-cell office:value-type="float" office:value="-140.163520564544">
                <text:p>-140.163520564544</text:p>
              </table:table-cell>
              <table:table-cell office:value-type="float" office:value="254.565880539855">
                <text:p>254.565880539855</text:p>
              </table:table-cell>
              <table:table-cell office:value-type="float" office:value="-114.402359975312">
                <text:p>-114.402359975312</text:p>
              </table:table-cell>
            </table:table-row>
            <table:table-row>
              <table:table-cell office:value-type="float" office:value="214.75">
                <text:p>214.75</text:p>
              </table:table-cell>
              <table:table-cell office:value-type="float" office:value="-145.349174462057">
                <text:p>-145.349174462057</text:p>
              </table:table-cell>
              <table:table-cell office:value-type="float" office:value="254.124203136929">
                <text:p>254.124203136929</text:p>
              </table:table-cell>
              <table:table-cell office:value-type="float" office:value="-108.775028674872">
                <text:p>-108.775028674872</text:p>
              </table:table-cell>
            </table:table-row>
            <table:table-row>
              <table:table-cell office:value-type="float" office:value="216.15625">
                <text:p>216.15625</text:p>
              </table:table-cell>
              <table:table-cell office:value-type="float" office:value="-150.447275451831">
                <text:p>-150.447275451831</text:p>
              </table:table-cell>
              <table:table-cell office:value-type="float" office:value="253.529450816349">
                <text:p>253.529450816349</text:p>
              </table:table-cell>
              <table:table-cell office:value-type="float" office:value="-103.082175364519">
                <text:p>-103.082175364519</text:p>
              </table:table-cell>
            </table:table-row>
            <table:table-row>
              <table:table-cell office:value-type="float" office:value="217.5625">
                <text:p>217.5625</text:p>
              </table:table-cell>
              <table:table-cell office:value-type="float" office:value="-155.454752628458">
                <text:p>-155.454752628458</text:p>
              </table:table-cell>
              <table:table-cell office:value-type="float" office:value="252.781981834674">
                <text:p>252.781981834674</text:p>
              </table:table-cell>
              <table:table-cell office:value-type="float" office:value="-97.3272292062168">
                <text:p>-97.3272292062168</text:p>
              </table:table-cell>
            </table:table-row>
            <table:table-row>
              <table:table-cell office:value-type="float" office:value="218.96875">
                <text:p>218.96875</text:p>
              </table:table-cell>
              <table:table-cell office:value-type="float" office:value="-160.368589674929">
                <text:p>-160.368589674929</text:p>
              </table:table-cell>
              <table:table-cell office:value-type="float" office:value="251.882246439269">
                <text:p>251.882246439269</text:p>
              </table:table-cell>
              <table:table-cell office:value-type="float" office:value="-91.5136567643403">
                <text:p>-91.5136567643403</text:p>
              </table:table-cell>
            </table:table-row>
            <table:table-row>
              <table:table-cell office:value-type="float" office:value="220.375">
                <text:p>220.375</text:p>
              </table:table-cell>
              <table:table-cell office:value-type="float" office:value="-165.185826679548">
                <text:p>-165.185826679548</text:p>
              </table:table-cell>
              <table:table-cell office:value-type="float" office:value="250.830786597093">
                <text:p>250.830786597093</text:p>
              </table:table-cell>
              <table:table-cell office:value-type="float" office:value="-85.6449599175453">
                <text:p>-85.6449599175453</text:p>
              </table:table-cell>
            </table:table-row>
            <table:table-row>
              <table:table-cell office:value-type="float" office:value="221.78125">
                <text:p>221.78125</text:p>
              </table:table-cell>
              <table:table-cell office:value-type="float" office:value="-169.903561918871">
                <text:p>-169.903561918871</text:p>
              </table:table-cell>
              <table:table-cell office:value-type="float" office:value="249.628235668238">
                <text:p>249.628235668238</text:p>
              </table:table-cell>
              <table:table-cell office:value-type="float" office:value="-79.7246737493672">
                <text:p>-79.7246737493672</text:p>
              </table:table-cell>
            </table:table-row>
            <table:table-row>
              <table:table-cell office:value-type="float" office:value="223.1875">
                <text:p>223.1875</text:p>
              </table:table-cell>
              <table:table-cell office:value-type="float" office:value="-174.518953605597">
                <text:p>-174.518953605597</text:p>
              </table:table-cell>
              <table:table-cell office:value-type="float" office:value="248.275318024417">
                <text:p>248.275318024417</text:p>
              </table:table-cell>
              <table:table-cell office:value-type="float" office:value="-73.75636441882">
                <text:p>-73.75636441882</text:p>
              </table:table-cell>
            </table:table-row>
            <table:table-row>
              <table:table-cell office:value-type="float" office:value="224.59375">
                <text:p>224.59375</text:p>
              </table:table-cell>
              <table:table-cell office:value-type="float" office:value="-179.029221600356">
                <text:p>-179.029221600356</text:p>
              </table:table-cell>
              <table:table-cell office:value-type="float" office:value="246.772848612631">
                <text:p>246.772848612631</text:p>
              </table:table-cell>
              <table:table-cell office:value-type="float" office:value="-67.7436270122751">
                <text:p>-67.7436270122751</text:p>
              </table:table-cell>
            </table:table-row>
            <table:table-row>
              <table:table-cell office:value-type="float" office:value="226">
                <text:p>226</text:p>
              </table:table-cell>
              <table:table-cell office:value-type="float" office:value="-183.431649086356">
                <text:p>-183.431649086356</text:p>
              </table:table-cell>
              <table:table-cell office:value-type="float" office:value="245.121732464271">
                <text:p>245.121732464271</text:p>
              </table:table-cell>
              <table:table-cell office:value-type="float" office:value="-61.6900833779153">
                <text:p>-61.6900833779153</text:p>
              </table:table-cell>
            </table:table-row>
            <table:table-row>
              <table:table-cell office:value-type="float" office:value="227.40625">
                <text:p>227.40625</text:p>
              </table:table-cell>
              <table:table-cell office:value-type="float" office:value="-187.723584205898">
                <text:p>-187.723584205898</text:p>
              </table:table-cell>
              <table:table-cell office:value-type="float" office:value="243.322964149967">
                <text:p>243.322964149967</text:p>
              </table:table-cell>
              <table:table-cell office:value-type="float" office:value="-55.5993799440695">
                <text:p>-55.5993799440695</text:p>
              </table:table-cell>
            </table:table-row>
            <table:table-row>
              <table:table-cell office:value-type="float" office:value="228.8125">
                <text:p>228.8125</text:p>
              </table:table-cell>
              <table:table-cell office:value-type="float" office:value="-191.902441657751">
                <text:p>-191.902441657751</text:p>
              </table:table-cell>
              <table:table-cell office:value-type="float" office:value="241.377627180491">
                <text:p>241.377627180491</text:p>
              </table:table-cell>
              <table:table-cell office:value-type="float" office:value="-49.4751855227401">
                <text:p>-49.4751855227401</text:p>
              </table:table-cell>
            </table:table-row>
            <table:table-row>
              <table:table-cell office:value-type="float" office:value="230.21875">
                <text:p>230.21875</text:p>
              </table:table-cell>
              <table:table-cell office:value-type="float" office:value="-195.965704254444">
                <text:p>-195.965704254444</text:p>
              </table:table-cell>
              <table:table-cell office:value-type="float" office:value="239.286893354092">
                <text:p>239.286893354092</text:p>
              </table:table-cell>
              <table:table-cell office:value-type="float" office:value="-43.3211890996481">
                <text:p>-43.3211890996481</text:p>
              </table:table-cell>
            </table:table-row>
            <table:table-row>
              <table:table-cell office:value-type="float" office:value="231.625">
                <text:p>231.625</text:p>
              </table:table-cell>
              <table:table-cell office:value-type="float" office:value="-199.910924438523">
                <text:p>-199.910924438523</text:p>
              </table:table-cell>
              <table:table-cell office:value-type="float" office:value="237.052022050649">
                <text:p>237.052022050649</text:p>
              </table:table-cell>
              <table:table-cell office:value-type="float" office:value="-37.1410976121261">
                <text:p>-37.1410976121261</text:p>
              </table:table-cell>
            </table:table-row>
            <table:table-row>
              <table:table-cell office:value-type="float" office:value="233.03125">
                <text:p>233.03125</text:p>
              </table:table-cell>
              <table:table-cell office:value-type="float" office:value="-203.735725756872">
                <text:p>-203.735725756872</text:p>
              </table:table-cell>
              <table:table-cell office:value-type="float" office:value="234.67435947307">
                <text:p>234.67435947307</text:p>
              </table:table-cell>
              <table:table-cell office:value-type="float" office:value="-30.9386337161974">
                <text:p>-30.9386337161974</text:p>
              </table:table-cell>
            </table:table-row>
            <table:table-row>
              <table:table-cell office:value-type="float" office:value="234.4375">
                <text:p>234.4375</text:p>
              </table:table-cell>
              <table:table-cell office:value-type="float" office:value="-207.437804292195">
                <text:p>-207.437804292195</text:p>
              </table:table-cell>
              <table:table-cell office:value-type="float" office:value="232.155337836383">
                <text:p>232.155337836383</text:p>
              </table:table-cell>
              <table:table-cell office:value-type="float" office:value="-24.7175335441884">
                <text:p>-24.7175335441884</text:p>
              </table:table-cell>
            </table:table-row>
            <table:table-row>
              <table:table-cell office:value-type="float" office:value="235.84375">
                <text:p>235.84375</text:p>
              </table:table-cell>
              <table:table-cell office:value-type="float" office:value="-211.01493005081">
                <text:p>-211.01493005081</text:p>
              </table:table-cell>
              <table:table-cell office:value-type="float" office:value="229.496474505031">
                <text:p>229.496474505031</text:p>
              </table:table-cell>
              <table:table-cell office:value-type="float" office:value="-18.4815444542204">
                <text:p>-18.4815444542204</text:p>
              </table:table-cell>
            </table:table-row>
            <table:table-row>
              <table:table-cell office:value-type="float" office:value="237.25">
                <text:p>237.25</text:p>
              </table:table-cell>
              <table:table-cell office:value-type="float" office:value="-214.46494830592">
                <text:p>-214.46494830592</text:p>
              </table:table-cell>
              <table:table-cell office:value-type="float" office:value="226.699371078863">
                <text:p>226.699371078863</text:p>
              </table:table-cell>
              <table:table-cell office:value-type="float" office:value="-12.2344227729427">
                <text:p>-12.2344227729427</text:p>
              </table:table-cell>
            </table:table-row>
            <table:table-row>
              <table:table-cell office:value-type="float" office:value="238.65625">
                <text:p>238.65625</text:p>
              </table:table-cell>
              <table:table-cell office:value-type="float" office:value="-217.785780895531">
                <text:p>-217.785780895531</text:p>
              </table:table-cell>
              <table:table-cell office:value-type="float" office:value="223.765712428392">
                <text:p>223.765712428392</text:p>
              </table:table-cell>
              <table:table-cell office:value-type="float" office:value="-5.97993153286107">
                <text:p>-5.97993153286107</text:p>
              </table:table-cell>
            </table:table-row>
            <table:table-row>
              <table:table-cell office:value-type="float" office:value="240.0625">
                <text:p>240.0625</text:p>
              </table:table-cell>
              <table:table-cell office:value-type="float" office:value="-220.975427474266">
                <text:p>-220.975427474266</text:p>
              </table:table-cell>
              <table:table-cell office:value-type="float" office:value="220.697265679894">
                <text:p>220.697265679894</text:p>
              </table:table-cell>
              <table:table-cell office:value-type="float" office:value="0.278161794371899">
                <text:p>0.278161794371899</text:p>
              </table:table-cell>
            </table:table-row>
            <table:table-row>
              <table:table-cell office:value-type="float" office:value="241.46875">
                <text:p>241.46875</text:p>
              </table:table-cell>
              <table:table-cell office:value-type="float" office:value="-224.031966718293">
                <text:p>-224.031966718293</text:p>
              </table:table-cell>
              <table:table-cell office:value-type="float" office:value="217.495879150952">
                <text:p>217.495879150952</text:p>
              </table:table-cell>
              <table:table-cell office:value-type="float" office:value="6.53608756734108">
                <text:p>6.53608756734108</text:p>
              </table:table-cell>
            </table:table-row>
            <table:table-row>
              <table:table-cell office:value-type="float" office:value="242.875">
                <text:p>242.875</text:p>
              </table:table-cell>
              <table:table-cell office:value-type="float" office:value="-226.953557482664">
                <text:p>-226.953557482664</text:p>
              </table:table-cell>
              <table:table-cell office:value-type="float" office:value="214.163481237105">
                <text:p>214.163481237105</text:p>
              </table:table-cell>
              <table:table-cell office:value-type="float" office:value="12.7900762455597">
                <text:p>12.7900762455597</text:p>
              </table:table-cell>
            </table:table-row>
            <table:table-row>
              <table:table-cell office:value-type="float" office:value="244.28125">
                <text:p>244.28125</text:p>
              </table:table-cell>
              <table:table-cell office:value-type="float" office:value="-229.738439910348">
                <text:p>-229.738439910348</text:p>
              </table:table-cell>
              <table:table-cell office:value-type="float" office:value="210.702079250248">
                <text:p>210.702079250248</text:p>
              </table:table-cell>
              <table:table-cell office:value-type="float" office:value="19.0363606600998">
                <text:p>19.0363606600998</text:p>
              </table:table-cell>
            </table:table-row>
            <table:table-row>
              <table:table-cell office:value-type="float" office:value="245.6875">
                <text:p>245.6875</text:p>
              </table:table-cell>
              <table:table-cell office:value-type="float" office:value="-232.384936492304">
                <text:p>-232.384936492304</text:p>
              </table:table-cell>
              <table:table-cell office:value-type="float" office:value="207.11375820951">
                <text:p>207.11375820951</text:p>
              </table:table-cell>
              <table:table-cell office:value-type="float" office:value="25.2711782827937">
                <text:p>25.2711782827937</text:p>
              </table:table-cell>
            </table:table-row>
            <table:table-row>
              <table:table-cell office:value-type="float" office:value="247.09375">
                <text:p>247.09375</text:p>
              </table:table-cell>
              <table:table-cell office:value-type="float" office:value="-234.891453077948">
                <text:p>-234.891453077948</text:p>
              </table:table-cell>
              <table:table-cell office:value-type="float" office:value="203.400679585308">
                <text:p>203.400679585308</text:p>
              </table:table-cell>
              <table:table-cell office:value-type="float" office:value="31.4907734926402">
                <text:p>31.4907734926402</text:p>
              </table:table-cell>
            </table:table-row>
            <table:table-row>
              <table:table-cell office:value-type="float" office:value="248.5">
                <text:p>248.5</text:p>
              </table:table-cell>
              <table:table-cell office:value-type="float" office:value="-237.256479835416">
                <text:p>-237.256479835416</text:p>
              </table:table-cell>
              <table:table-cell office:value-type="float" office:value="199.565079997366">
                <text:p>199.565079997366</text:p>
              </table:table-cell>
              <table:table-cell office:value-type="float" office:value="37.6913998380508">
                <text:p>37.6913998380508</text:p>
              </table:table-cell>
            </table:table-row>
            <table:table-row>
              <table:table-cell office:value-type="float" office:value="249.90625">
                <text:p>249.90625</text:p>
              </table:table-cell>
              <table:table-cell office:value-type="float" office:value="-239.478592161022">
                <text:p>-239.478592161022</text:p>
              </table:table-cell>
              <table:table-cell office:value-type="float" office:value="195.609269867452">
                <text:p>195.609269867452</text:p>
              </table:table-cell>
              <table:table-cell office:value-type="float" office:value="43.869322293571">
                <text:p>43.869322293571</text:p>
              </table:table-cell>
            </table:table-row>
            <table:table-row>
              <table:table-cell office:value-type="float" office:value="251.3125">
                <text:p>251.3125</text:p>
              </table:table-cell>
              <table:table-cell office:value-type="float" office:value="-241.556451537392">
                <text:p>-241.556451537392</text:p>
              </table:table-cell>
              <table:table-cell office:value-type="float" office:value="191.535632027671">
                <text:p>191.535632027671</text:p>
              </table:table-cell>
              <table:table-cell office:value-type="float" office:value="50.0208195097211">
                <text:p>50.0208195097211</text:p>
              </table:table-cell>
            </table:table-row>
            <table:table-row>
              <table:table-cell office:value-type="float" office:value="252.71875">
                <text:p>252.71875</text:p>
              </table:table-cell>
              <table:table-cell office:value-type="float" office:value="-243.488806339733">
                <text:p>-243.488806339733</text:p>
              </table:table-cell>
              <table:table-cell office:value-type="float" office:value="187.346620285136">
                <text:p>187.346620285136</text:p>
              </table:table-cell>
              <table:table-cell office:value-type="float" office:value="56.1421860545975">
                <text:p>56.1421860545975</text:p>
              </table:table-cell>
            </table:table-row>
            <table:table-row>
              <table:table-cell office:value-type="float" office:value="254.125">
                <text:p>254.125</text:p>
              </table:table-cell>
              <table:table-cell office:value-type="float" office:value="-245.274492589768">
                <text:p>-245.274492589768</text:p>
              </table:table-cell>
              <table:table-cell office:value-type="float" office:value="183.044757943882">
                <text:p>183.044757943882</text:p>
              </table:table-cell>
              <table:table-cell office:value-type="float" office:value="62.2297346458861">
                <text:p>62.2297346458861</text:p>
              </table:table-cell>
            </table:table-row>
            <table:table-row>
              <table:table-cell office:value-type="float" office:value="255.53125">
                <text:p>255.53125</text:p>
              </table:table-cell>
              <table:table-cell office:value-type="float" office:value="-246.912434656871">
                <text:p>-246.912434656871</text:p>
              </table:table-cell>
              <table:table-cell office:value-type="float" office:value="178.632636284927">
                <text:p>178.632636284927</text:p>
              </table:table-cell>
              <table:table-cell office:value-type="float" office:value="68.2797983719438">
                <text:p>68.2797983719438</text:p>
              </table:table-cell>
            </table:table-row>
            <table:table-row>
              <table:table-cell office:value-type="float" office:value="256.9375">
                <text:p>256.9375</text:p>
              </table:table-cell>
              <table:table-cell office:value-type="float" office:value="-248.401645905987">
                <text:p>-248.401645905987</text:p>
              </table:table-cell>
              <table:table-cell office:value-type="float" office:value="174.112913005379">
                <text:p>174.112913005379</text:p>
              </table:table-cell>
              <table:table-cell office:value-type="float" office:value="74.2887329006082">
                <text:p>74.2887329006082</text:p>
              </table:table-cell>
            </table:table-row>
            <table:table-row>
              <table:table-cell office:value-type="float" office:value="258.34375">
                <text:p>258.34375</text:p>
              </table:table-cell>
              <table:table-cell office:value-type="float" office:value="-249.741229291945">
                <text:p>-249.741229291945</text:p>
              </table:table-cell>
              <table:table-cell office:value-type="float" office:value="169.488310617537">
                <text:p>169.488310617537</text:p>
              </table:table-cell>
              <table:table-cell office:value-type="float" office:value="80.2529186744081">
                <text:p>80.2529186744081</text:p>
              </table:table-cell>
            </table:table-row>
            <table:table-row>
              <table:table-cell office:value-type="float" office:value="259.75">
                <text:p>259.75</text:p>
              </table:table-cell>
              <table:table-cell office:value-type="float" office:value="-250.930377899804">
                <text:p>-250.930377899804</text:p>
              </table:table-cell>
              <table:table-cell office:value-type="float" office:value="164.761614808956">
                <text:p>164.761614808956</text:p>
              </table:table-cell>
              <table:table-cell office:value-type="float" office:value="86.1687630908483">
                <text:p>86.1687630908483</text:p>
              </table:table-cell>
            </table:table-row>
            <table:table-row>
              <table:table-cell office:value-type="float" office:value="261.15625">
                <text:p>261.15625</text:p>
              </table:table-cell>
              <table:table-cell office:value-type="float" office:value="-251.968375430907">
                <text:p>-251.968375430907</text:p>
              </table:table-cell>
              <table:table-cell office:value-type="float" office:value="159.935672764447">
                <text:p>159.935672764447</text:p>
              </table:table-cell>
              <table:table-cell office:value-type="float" office:value="92.0327026664602">
                <text:p>92.0327026664602</text:p>
              </table:table-cell>
            </table:table-row>
            <table:table-row>
              <table:table-cell office:value-type="float" office:value="262.5625">
                <text:p>262.5625</text:p>
              </table:table-cell>
              <table:table-cell office:value-type="float" office:value="-252.854596634355">
                <text:p>-252.854596634355</text:p>
              </table:table-cell>
              <table:table-cell office:value-type="float" office:value="155.013391451045">
                <text:p>155.013391451045</text:p>
              </table:table-cell>
              <table:table-cell office:value-type="float" office:value="97.8412051833102">
                <text:p>97.8412051833102</text:p>
              </table:table-cell>
            </table:table-row>
            <table:table-row>
              <table:table-cell office:value-type="float" office:value="263.96875">
                <text:p>263.96875</text:p>
              </table:table-cell>
              <table:table-cell office:value-type="float" office:value="-253.588507683633">
                <text:p>-253.588507683633</text:p>
              </table:table-cell>
              <table:table-cell office:value-type="float" office:value="149.997735866957">
                <text:p>149.997735866957</text:p>
              </table:table-cell>
              <table:table-cell office:value-type="float" office:value="103.590771816676">
                <text:p>103.590771816676</text:p>
              </table:table-cell>
            </table:table-row>
            <table:table-row>
              <table:table-cell office:value-type="float" office:value="265.375">
                <text:p>265.375</text:p>
              </table:table-cell>
              <table:table-cell office:value-type="float" office:value="-254.169666498167">
                <text:p>-254.169666498167</text:p>
              </table:table-cell>
              <table:table-cell office:value-type="float" office:value="144.891727255559">
                <text:p>144.891727255559</text:p>
              </table:table-cell>
              <table:table-cell office:value-type="float" office:value="109.277939242608">
                <text:p>109.277939242608</text:p>
              </table:table-cell>
            </table:table-row>
            <table:table-row>
              <table:table-cell office:value-type="float" office:value="266.78125">
                <text:p>266.78125</text:p>
              </table:table-cell>
              <table:table-cell office:value-type="float" office:value="-254.597723009619">
                <text:p>-254.597723009619</text:p>
              </table:table-cell>
              <table:table-cell office:value-type="float" office:value="139.698441285513">
                <text:p>139.698441285513</text:p>
              </table:table-cell>
              <table:table-cell office:value-type="float" office:value="114.899281724106">
                <text:p>114.899281724106</text:p>
              </table:table-cell>
            </table:table-row>
            <table:table-row>
              <table:table-cell office:value-type="float" office:value="268.1875">
                <text:p>268.1875</text:p>
              </table:table-cell>
              <table:table-cell office:value-type="float" office:value="-254.872419372752">
                <text:p>-254.872419372752</text:p>
              </table:table-cell>
              <table:table-cell office:value-type="float" office:value="134.421006198098">
                <text:p>134.421006198098</text:p>
              </table:table-cell>
              <table:table-cell office:value-type="float" office:value="120.451413174654">
                <text:p>120.451413174654</text:p>
              </table:table-cell>
            </table:table-row>
            <table:table-row>
              <table:table-cell office:value-type="float" office:value="269.59375">
                <text:p>269.59375</text:p>
              </table:table-cell>
              <table:table-cell office:value-type="float" office:value="-254.993590120748">
                <text:p>-254.993590120748</text:p>
              </table:table-cell>
              <table:table-cell office:value-type="float" office:value="129.062600922874">
                <text:p>129.062600922874</text:p>
              </table:table-cell>
              <table:table-cell office:value-type="float" office:value="125.930989197874">
                <text:p>125.930989197874</text:p>
              </table:table-cell>
            </table:table-row>
            <table:table-row>
              <table:table-cell office:value-type="float" office:value="271">
                <text:p>271</text:p>
              </table:table-cell>
              <table:table-cell office:value-type="float" office:value="-254.96116226488">
                <text:p>-254.96116226488</text:p>
              </table:table-cell>
              <table:table-cell office:value-type="float" office:value="123.626453162816">
                <text:p>123.626453162816</text:p>
              </table:table-cell>
              <table:table-cell office:value-type="float" office:value="131.334709102064">
                <text:p>131.334709102064</text:p>
              </table:table-cell>
            </table:table-row>
            <table:table-row>
              <table:table-cell office:value-type="float" office:value="272.40625">
                <text:p>272.40625</text:p>
              </table:table-cell>
              <table:table-cell office:value-type="float" office:value="-254.775155338475">
                <text:p>-254.775155338475</text:p>
              </table:table-cell>
              <table:table-cell office:value-type="float" office:value="118.115837450063">
                <text:p>118.115837450063</text:p>
              </table:table-cell>
              <table:table-cell office:value-type="float" office:value="136.659317888412">
                <text:p>136.659317888412</text:p>
              </table:table-cell>
            </table:table-row>
            <table:table-row>
              <table:table-cell office:value-type="float" office:value="273.8125">
                <text:p>273.8125</text:p>
              </table:table-cell>
              <table:table-cell office:value-type="float" office:value="-254.435681385152">
                <text:p>-254.435681385152</text:p>
              </table:table-cell>
              <table:table-cell office:value-type="float" office:value="112.534073173466">
                <text:p>112.534073173466</text:p>
              </table:table-cell>
              <table:table-cell office:value-type="float" office:value="141.901608211685">
                <text:p>141.901608211685</text:p>
              </table:table-cell>
            </table:table-row>
            <table:table-row>
              <table:table-cell office:value-type="float" office:value="275.21875">
                <text:p>275.21875</text:p>
              </table:table-cell>
              <table:table-cell office:value-type="float" office:value="-253.942944891324">
                <text:p>-253.942944891324</text:p>
              </table:table-cell>
              <table:table-cell office:value-type="float" office:value="106.88452257911">
                <text:p>106.88452257911</text:p>
              </table:table-cell>
              <table:table-cell office:value-type="float" office:value="147.058422312214">
                <text:p>147.058422312214</text:p>
              </table:table-cell>
            </table:table-row>
            <table:table-row>
              <table:table-cell office:value-type="float" office:value="276.625">
                <text:p>276.625</text:p>
              </table:table-cell>
              <table:table-cell office:value-type="float" office:value="-253.297242663033">
                <text:p>-253.297242663033</text:p>
              </table:table-cell>
              <table:table-cell office:value-type="float" office:value="101.170588745021">
                <text:p>101.170588745021</text:p>
              </table:table-cell>
              <table:table-cell office:value-type="float" office:value="152.126653918011">
                <text:p>152.126653918011</text:p>
              </table:table-cell>
            </table:table-row>
            <table:table-row>
              <table:table-cell office:value-type="float" office:value="278.03125">
                <text:p>278.03125</text:p>
              </table:table-cell>
              <table:table-cell office:value-type="float" office:value="-252.498963647155">
                <text:p>-252.498963647155</text:p>
              </table:table-cell>
              <table:table-cell office:value-type="float" office:value="95.3957135312849">
                <text:p>95.3957135312849</text:p>
              </table:table-cell>
              <table:table-cell office:value-type="float" office:value="157.10325011587">
                <text:p>157.10325011587</text:p>
              </table:table-cell>
            </table:table-row>
            <table:table-row>
              <table:table-cell office:value-type="float" office:value="279.4375">
                <text:p>279.4375</text:p>
              </table:table-cell>
              <table:table-cell office:value-type="float" office:value="-251.548588697121">
                <text:p>-251.548588697121</text:p>
              </table:table-cell>
              <table:table-cell office:value-type="float" office:value="89.5633755067926">
                <text:p>89.5633755067926</text:p>
              </table:table-cell>
              <table:table-cell office:value-type="float" office:value="161.985213190328">
                <text:p>161.985213190328</text:p>
              </table:table-cell>
            </table:table-row>
            <table:table-row>
              <table:table-cell office:value-type="float" office:value="280.84375">
                <text:p>280.84375</text:p>
              </table:table-cell>
              <table:table-cell office:value-type="float" office:value="-250.446690283263">
                <text:p>-250.446690283263</text:p>
              </table:table-cell>
              <table:table-cell office:value-type="float" office:value="83.6770878538853">
                <text:p>83.6770878538853</text:p>
              </table:table-cell>
              <table:table-cell office:value-type="float" office:value="166.769602429377">
                <text:p>166.769602429377</text:p>
              </table:table-cell>
            </table:table-row>
            <table:table-row>
              <table:table-cell office:value-type="float" office:value="282.25">
                <text:p>282.25</text:p>
              </table:table-cell>
              <table:table-cell office:value-type="float" office:value="-249.193932147983">
                <text:p>-249.193932147983</text:p>
              </table:table-cell>
              <table:table-cell office:value-type="float" office:value="77.7403962521427">
                <text:p>77.7403962521427</text:p>
              </table:table-cell>
              <table:table-cell office:value-type="float" office:value="171.45353589584">
                <text:p>171.45353589584</text:p>
              </table:table-cell>
            </table:table-row>
            <table:table-row>
              <table:table-cell office:value-type="float" office:value="283.65625">
                <text:p>283.65625</text:p>
              </table:table-cell>
              <table:table-cell office:value-type="float" office:value="-247.791068905939">
                <text:p>-247.791068905939</text:p>
              </table:table-cell>
              <table:table-cell office:value-type="float" office:value="71.7568767425985">
                <text:p>71.7568767425985</text:p>
              </table:table-cell>
              <table:table-cell office:value-type="float" office:value="176.03419216334">
                <text:p>176.03419216334</text:p>
              </table:table-cell>
            </table:table-row>
            <table:table-row>
              <table:table-cell office:value-type="float" office:value="285.0625">
                <text:p>285.0625</text:p>
              </table:table-cell>
              <table:table-cell office:value-type="float" office:value="-246.23894558949">
                <text:p>-246.23894558949</text:p>
              </table:table-cell>
              <table:table-cell office:value-type="float" office:value="65.730133573667">
                <text:p>65.730133573667</text:p>
              </table:table-cell>
              <table:table-cell office:value-type="float" office:value="180.508812015823">
                <text:p>180.508812015823</text:p>
              </table:table-cell>
            </table:table-row>
            <table:table-row>
              <table:table-cell office:value-type="float" office:value="286.46875">
                <text:p>286.46875</text:p>
              </table:table-cell>
              <table:table-cell office:value-type="float" office:value="-244.538497139686">
                <text:p>-244.538497139686</text:p>
              </table:table-cell>
              <table:table-cell office:value-type="float" office:value="59.6637970300788">
                <text:p>59.6637970300788</text:p>
              </table:table-cell>
              <table:table-cell office:value-type="float" office:value="184.874700109607">
                <text:p>184.874700109607</text:p>
              </table:table-cell>
            </table:table-row>
            <table:table-row>
              <table:table-cell office:value-type="float" office:value="287.875">
                <text:p>287.875</text:p>
              </table:table-cell>
              <table:table-cell office:value-type="float" office:value="-242.690747843088">
                <text:p>-242.690747843088</text:p>
              </table:table-cell>
              <table:table-cell office:value-type="float" office:value="53.5615212461325">
                <text:p>53.5615212461325</text:p>
              </table:table-cell>
              <table:table-cell office:value-type="float" office:value="189.129226596956">
                <text:p>189.129226596956</text:p>
              </table:table-cell>
            </table:table-row>
            <table:table-row>
              <table:table-cell office:value-type="float" office:value="289.28125">
                <text:p>289.28125</text:p>
              </table:table-cell>
              <table:table-cell office:value-type="float" office:value="-240.696810714781">
                <text:p>-240.696810714781</text:p>
              </table:table-cell>
              <table:table-cell office:value-type="float" office:value="47.426982004582">
                <text:p>47.426982004582</text:p>
              </table:table-cell>
              <table:table-cell office:value-type="float" office:value="193.269828710199">
                <text:p>193.269828710199</text:p>
              </table:table-cell>
            </table:table-row>
            <table:table-row>
              <table:table-cell office:value-type="float" office:value="290.6875">
                <text:p>290.6875</text:p>
              </table:table-cell>
              <table:table-cell office:value-type="float" office:value="-238.557886827933">
                <text:p>-238.557886827933</text:p>
              </table:table-cell>
              <table:table-cell office:value-type="float" office:value="41.263874522481">
                <text:p>41.263874522481</text:p>
              </table:table-cell>
              <table:table-cell office:value-type="float" office:value="197.294012305452">
                <text:p>197.294012305452</text:p>
              </table:table-cell>
            </table:table-row>
            <table:table-row>
              <table:table-cell office:value-type="float" office:value="292.09375">
                <text:p>292.09375</text:p>
              </table:table-cell>
              <table:table-cell office:value-type="float" office:value="-236.275264590314">
                <text:p>-236.275264590314</text:p>
              </table:table-cell>
              <table:table-cell office:value-type="float" office:value="35.0759112253233">
                <text:p>35.0759112253233</text:p>
              </table:table-cell>
              <table:table-cell office:value-type="float" office:value="201.199353364991">
                <text:p>201.199353364991</text:p>
              </table:table-cell>
            </table:table-row>
            <table:table-row>
              <table:table-cell office:value-type="float" office:value="293.5">
                <text:p>293.5</text:p>
              </table:table-cell>
              <table:table-cell office:value-type="float" office:value="-233.850318968207">
                <text:p>-233.850318968207</text:p>
              </table:table-cell>
              <table:table-cell office:value-type="float" office:value="28.8668195108163">
                <text:p>28.8668195108163</text:p>
              </table:table-cell>
              <table:table-cell office:value-type="float" office:value="204.98349945739">
                <text:p>204.98349945739</text:p>
              </table:table-cell>
            </table:table-row>
            <table:table-row>
              <table:table-cell office:value-type="float" office:value="294.90625">
                <text:p>294.90625</text:p>
              </table:table-cell>
              <table:table-cell office:value-type="float" office:value="-231.28451065818">
                <text:p>-231.28451065818</text:p>
              </table:table-cell>
              <table:table-cell office:value-type="float" office:value="22.6403395036358">
                <text:p>22.6403395036358</text:p>
              </table:table-cell>
              <table:table-cell office:value-type="float" office:value="208.644171154544">
                <text:p>208.644171154544</text:p>
              </table:table-cell>
            </table:table-row>
            <table:table-row>
              <table:table-cell office:value-type="float" office:value="296.3125">
                <text:p>296.3125</text:p>
              </table:table-cell>
              <table:table-cell office:value-type="float" office:value="-228.579385207217">
                <text:p>-228.579385207217</text:p>
              </table:table-cell>
              <table:table-cell office:value-type="float" office:value="16.4002218025151">
                <text:p>16.4002218025151</text:p>
              </table:table-cell>
              <table:table-cell office:value-type="float" office:value="212.179163404702">
                <text:p>212.179163404702</text:p>
              </table:table-cell>
            </table:table-row>
            <table:table-row>
              <table:table-cell office:value-type="float" office:value="297.71875">
                <text:p>297.71875</text:p>
              </table:table-cell>
              <table:table-cell office:value-type="float" office:value="-225.736572081739">
                <text:p>-225.736572081739</text:p>
              </table:table-cell>
              <table:table-cell office:value-type="float" office:value="10.1502252210244">
                <text:p>10.1502252210244</text:p>
              </table:table-cell>
              <table:table-cell office:value-type="float" office:value="215.586346860715">
                <text:p>215.586346860715</text:p>
              </table:table-cell>
            </table:table-row>
            <table:table-row>
              <table:table-cell office:value-type="float" office:value="299.125">
                <text:p>299.125</text:p>
              </table:table-cell>
              <table:table-cell office:value-type="float" office:value="-222.757783686073">
                <text:p>-222.757783686073</text:p>
              </table:table-cell>
              <table:table-cell office:value-type="float" office:value="3.89411452340202">
                <text:p>3.89411452340202</text:p>
              </table:table-cell>
              <table:table-cell office:value-type="float" office:value="218.863669162671">
                <text:p>218.863669162671</text:p>
              </table:table-cell>
            </table:table-row>
            <table:table-row>
              <table:table-cell office:value-type="float" office:value="300.53125">
                <text:p>300.53125</text:p>
              </table:table-cell>
              <table:table-cell office:value-type="float" office:value="-219.644814330965">
                <text:p>-219.644814330965</text:p>
              </table:table-cell>
              <table:table-cell office:value-type="float" office:value="-2.36434184319899">
                <text:p>-2.36434184319899</text:p>
              </table:table-cell>
              <table:table-cell office:value-type="float" office:value="222.009156174164">
                <text:p>222.009156174164</text:p>
              </table:table-cell>
            </table:table-row>
            <table:table-row>
              <table:table-cell office:value-type="float" office:value="301.9375">
                <text:p>301.9375</text:p>
              </table:table-cell>
              <table:table-cell office:value-type="float" office:value="-216.399539152753">
                <text:p>-216.399539152753</text:p>
              </table:table-cell>
              <table:table-cell office:value-type="float" office:value="-8.62137401868209">
                <text:p>-8.62137401868209</text:p>
              </table:table-cell>
              <table:table-cell office:value-type="float" office:value="225.020913171435">
                <text:p>225.020913171435</text:p>
              </table:table-cell>
            </table:table-row>
            <table:table-row>
              <table:table-cell office:value-type="float" office:value="303.34375">
                <text:p>303.34375</text:p>
              </table:table-cell>
              <table:table-cell office:value-type="float" office:value="-213.023912983854">
                <text:p>-213.023912983854</text:p>
              </table:table-cell>
              <table:table-cell office:value-type="float" office:value="-14.8732130008304">
                <text:p>-14.8732130008304</text:p>
              </table:table-cell>
              <table:table-cell office:value-type="float" office:value="227.897125984685">
                <text:p>227.897125984685</text:p>
              </table:table-cell>
            </table:table-row>
            <table:table-row>
              <table:table-cell office:value-type="float" office:value="304.75">
                <text:p>304.75</text:p>
              </table:table-cell>
              <table:table-cell office:value-type="float" office:value="-209.519969175252">
                <text:p>-209.519969175252</text:p>
              </table:table-cell>
              <table:table-cell office:value-type="float" office:value="-21.1160929156121">
                <text:p>-21.1160929156121</text:p>
              </table:table-cell>
              <table:table-cell office:value-type="float" office:value="230.636062090864">
                <text:p>230.636062090864</text:p>
              </table:table-cell>
            </table:table-row>
            <table:table-row>
              <table:table-cell office:value-type="float" office:value="306.15625">
                <text:p>306.15625</text:p>
              </table:table-cell>
              <table:table-cell office:value-type="float" office:value="-205.889818371674">
                <text:p>-205.889818371674</text:p>
              </table:table-cell>
              <table:table-cell office:value-type="float" office:value="-27.3462532856031">
                <text:p>-27.3462532856031</text:p>
              </table:table-cell>
              <table:table-cell office:value-type="float" office:value="233.236071657277">
                <text:p>233.236071657277</text:p>
              </table:table-cell>
            </table:table-row>
            <table:table-row>
              <table:table-cell office:value-type="float" office:value="307.5625">
                <text:p>307.5625</text:p>
              </table:table-cell>
              <table:table-cell office:value-type="float" office:value="-202.135647240226">
                <text:p>-202.135647240226</text:p>
              </table:table-cell>
              <table:table-cell office:value-type="float" office:value="-33.559941295157">
                <text:p>-33.559941295157</text:p>
              </table:table-cell>
              <table:table-cell office:value-type="float" office:value="235.695588535383">
                <text:p>235.695588535383</text:p>
              </table:table-cell>
            </table:table-row>
            <table:table-row>
              <table:table-cell office:value-type="float" office:value="308.96875">
                <text:p>308.96875</text:p>
              </table:table-cell>
              <table:table-cell office:value-type="float" office:value="-198.259717153219">
                <text:p>-198.259717153219</text:p>
              </table:table-cell>
              <table:table-cell office:value-type="float" office:value="-39.7534140509618">
                <text:p>-39.7534140509618</text:p>
              </table:table-cell>
              <table:table-cell office:value-type="float" office:value="238.013131204181">
                <text:p>238.013131204181</text:p>
              </table:table-cell>
            </table:table-row>
            <table:table-row>
              <table:table-cell office:value-type="float" office:value="310.375">
                <text:p>310.375</text:p>
              </table:table-cell>
              <table:table-cell office:value-type="float" office:value="-194.264362826007">
                <text:p>-194.264362826007</text:p>
              </table:table-cell>
              <table:table-cell office:value-type="float" office:value="-45.9229408366183">
                <text:p>-45.9229408366183</text:p>
              </table:table-cell>
              <table:table-cell office:value-type="float" office:value="240.187303662625">
                <text:p>240.187303662625</text:p>
              </table:table-cell>
            </table:table-row>
            <table:table-row>
              <table:table-cell office:value-type="float" office:value="311.78125">
                <text:p>311.78125</text:p>
              </table:table-cell>
              <table:table-cell office:value-type="float" office:value="-190.151990910641">
                <text:p>-190.151990910641</text:p>
              </table:table-cell>
              <table:table-cell office:value-type="float" office:value="-52.0648053598841">
                <text:p>-52.0648053598841</text:p>
              </table:table-cell>
              <table:table-cell office:value-type="float" office:value="242.216796270525">
                <text:p>242.216796270525</text:p>
              </table:table-cell>
            </table:table-row>
            <table:table-row>
              <table:table-cell office:value-type="float" office:value="313.1875">
                <text:p>313.1875</text:p>
              </table:table-cell>
              <table:table-cell office:value-type="float" office:value="-185.925078546191">
                <text:p>-185.925078546191</text:p>
              </table:table-cell>
              <table:table-cell office:value-type="float" office:value="-58.1753079912296">
                <text:p>-58.1753079912296</text:p>
              </table:table-cell>
              <table:table-cell office:value-type="float" office:value="244.100386537421">
                <text:p>244.100386537421</text:p>
              </table:table-cell>
            </table:table-row>
            <table:table-row>
              <table:table-cell office:value-type="float" office:value="314.59375">
                <text:p>314.59375</text:p>
              </table:table-cell>
              <table:table-cell office:value-type="float" office:value="-181.586171866612">
                <text:p>-181.586171866612</text:p>
              </table:table-cell>
              <table:table-cell office:value-type="float" office:value="-64.250767992356">
                <text:p>-64.250767992356</text:p>
              </table:table-cell>
              <table:table-cell office:value-type="float" office:value="245.836939858968">
                <text:p>245.836939858968</text:p>
              </table:table-cell>
            </table:table-row>
            <table:table-row>
              <table:table-cell office:value-type="float" office:value="316">
                <text:p>316</text:p>
              </table:table-cell>
              <table:table-cell office:value-type="float" office:value="-177.137884467044">
                <text:p>-177.137884467044</text:p>
              </table:table-cell>
              <table:table-cell office:value-type="float" office:value="-70.2875257333348">
                <text:p>-70.2875257333348</text:p>
              </table:table-cell>
              <table:table-cell office:value-type="float" office:value="247.425410200379">
                <text:p>247.425410200379</text:p>
              </table:table-cell>
            </table:table-row>
            <table:table-row>
              <table:table-cell office:value-type="float" office:value="317.40625">
                <text:p>317.40625</text:p>
              </table:table-cell>
              <table:table-cell office:value-type="float" office:value="-172.582895829486">
                <text:p>-172.582895829486</text:p>
              </table:table-cell>
              <table:table-cell office:value-type="float" office:value="-76.2819448970316">
                <text:p>-76.2819448970316</text:p>
              </table:table-cell>
              <table:table-cell office:value-type="float" office:value="248.864840726518">
                <text:p>248.864840726518</text:p>
              </table:table-cell>
            </table:table-row>
            <table:table-row>
              <table:table-cell office:value-type="float" office:value="318.8125">
                <text:p>318.8125</text:p>
              </table:table-cell>
              <table:table-cell office:value-type="float" office:value="-167.92394970877">
                <text:p>-167.92394970877</text:p>
              </table:table-cell>
              <table:table-cell office:value-type="float" office:value="-82.2304146694883">
                <text:p>-82.2304146694883</text:p>
              </table:table-cell>
              <table:table-cell office:value-type="float" office:value="250.154364378258">
                <text:p>250.154364378258</text:p>
              </table:table-cell>
            </table:table-row>
            <table:table-row>
              <table:table-cell office:value-type="float" office:value="320.21875">
                <text:p>320.21875</text:p>
              </table:table-cell>
              <table:table-cell office:value-type="float" office:value="-163.163852479831">
                <text:p>-163.163852479831</text:p>
              </table:table-cell>
              <table:table-cell office:value-type="float" office:value="-88.1293519149412">
                <text:p>-88.1293519149412</text:p>
              </table:table-cell>
              <table:table-cell office:value-type="float" office:value="251.293204394772">
                <text:p>251.293204394772</text:p>
              </table:table-cell>
            </table:table-row>
            <table:table-row>
              <table:table-cell office:value-type="float" office:value="321.625">
                <text:p>321.625</text:p>
              </table:table-cell>
              <table:table-cell office:value-type="float" office:value="-158.305471447247">
                <text:p>-158.305471447247</text:p>
              </table:table-cell>
              <table:table-cell office:value-type="float" office:value="-93.9752033341693">
                <text:p>-93.9752033341693</text:p>
              </table:table-cell>
              <table:table-cell office:value-type="float" office:value="252.280674781416">
                <text:p>252.280674781416</text:p>
              </table:table-cell>
            </table:table-row>
            <table:table-row>
              <table:table-cell office:value-type="float" office:value="323.03125">
                <text:p>323.03125</text:p>
              </table:table-cell>
              <table:table-cell office:value-type="float" office:value="-153.351733118086">
                <text:p>-153.351733118086</text:p>
              </table:table-cell>
              <table:table-cell office:value-type="float" office:value="-99.764447604868">
                <text:p>-99.764447604868</text:p>
              </table:table-cell>
              <table:table-cell office:value-type="float" office:value="253.116180722954">
                <text:p>253.116180722954</text:p>
              </table:table-cell>
            </table:table-row>
            <table:table-row>
              <table:table-cell office:value-type="float" office:value="324.4375">
                <text:p>324.4375</text:p>
              </table:table-cell>
              <table:table-cell office:value-type="float" office:value="-148.305621439085">
                <text:p>-148.305621439085</text:p>
              </table:table-cell>
              <table:table-cell office:value-type="float" office:value="-105.493597502763">
                <text:p>-105.493597502763</text:p>
              </table:table-cell>
              <table:table-cell office:value-type="float" office:value="253.799218941848">
                <text:p>253.799218941848</text:p>
              </table:table-cell>
            </table:table-row>
            <table:table-row>
              <table:table-cell office:value-type="float" office:value="325.84375">
                <text:p>325.84375</text:p>
              </table:table-cell>
              <table:table-cell office:value-type="float" office:value="-143.170175999234">
                <text:p>-143.170175999234</text:p>
              </table:table-cell>
              <table:table-cell office:value-type="float" office:value="-111.159202002181">
                <text:p>-111.159202002181</text:p>
              </table:table-cell>
              <table:table-cell office:value-type="float" office:value="254.329378001415">
                <text:p>254.329378001415</text:p>
              </table:table-cell>
            </table:table-row>
            <table:table-row>
              <table:table-cell office:value-type="float" office:value="327.25">
                <text:p>327.25</text:p>
              </table:table-cell>
              <table:table-cell office:value-type="float" office:value="-137.948490198838">
                <text:p>-137.948490198838</text:p>
              </table:table-cell>
              <table:table-cell office:value-type="float" office:value="-116.757848354824">
                <text:p>-116.757848354824</text:p>
              </table:table-cell>
              <table:table-cell office:value-type="float" office:value="254.706338553662">
                <text:p>254.706338553662</text:p>
              </table:table-cell>
            </table:table-row>
            <table:table-row>
              <table:table-cell office:value-type="float" office:value="328.65625">
                <text:p>328.65625</text:p>
              </table:table-cell>
              <table:table-cell office:value-type="float" office:value="-132.643709386174">
                <text:p>-132.643709386174</text:p>
              </table:table-cell>
              <table:table-cell office:value-type="float" office:value="-122.286164145475">
                <text:p>-122.286164145475</text:p>
              </table:table-cell>
              <table:table-cell office:value-type="float" office:value="254.929873531648">
                <text:p>254.929873531648</text:p>
              </table:table-cell>
            </table:table-row>
            <table:table-row>
              <table:table-cell office:value-type="float" office:value="330.0625">
                <text:p>330.0625</text:p>
              </table:table-cell>
              <table:table-cell office:value-type="float" office:value="-127.259028962842">
                <text:p>-127.259028962842</text:p>
              </table:table-cell>
              <table:table-cell office:value-type="float" office:value="-127.740819323419">
                <text:p>-127.740819323419</text:p>
              </table:table-cell>
              <table:table-cell office:value-type="float" office:value="254.999848286261">
                <text:p>254.999848286261</text:p>
              </table:table-cell>
            </table:table-row>
            <table:table-row>
              <table:table-cell office:value-type="float" office:value="331.46875">
                <text:p>331.46875</text:p>
              </table:table-cell>
              <table:table-cell office:value-type="float" office:value="-121.797692458985">
                <text:p>-121.797692458985</text:p>
              </table:table-cell>
              <table:table-cell office:value-type="float" office:value="-133.118528208339">
                <text:p>-133.118528208339</text:p>
              </table:table-cell>
              <table:table-cell office:value-type="float" office:value="254.916220667324">
                <text:p>254.916220667324</text:p>
              </table:table-cell>
            </table:table-row>
            <table:table-row>
              <table:table-cell office:value-type="float" office:value="332.875">
                <text:p>332.875</text:p>
              </table:table-cell>
              <table:table-cell office:value-type="float" office:value="-116.2629895795">
                <text:p>-116.2629895795</text:p>
              </table:table-cell>
              <table:table-cell office:value-type="float" office:value="-138.416051469489">
                <text:p>-138.416051469489</text:p>
              </table:table-cell>
              <table:table-cell office:value-type="float" office:value="254.679041048989">
                <text:p>254.679041048989</text:p>
              </table:table-cell>
            </table:table-row>
            <table:table-row>
              <table:table-cell office:value-type="float" office:value="334.28125">
                <text:p>334.28125</text:p>
              </table:table-cell>
              <table:table-cell office:value-type="float" office:value="-110.658254222445">
                <text:p>-110.658254222445</text:p>
              </table:table-cell>
              <table:table-cell office:value-type="float" office:value="-143.630198076944">
                <text:p>-143.630198076944</text:p>
              </table:table-cell>
              <table:table-cell office:value-type="float" office:value="254.288452299389">
                <text:p>254.288452299389</text:p>
              </table:table-cell>
            </table:table-row>
            <table:table-row>
              <table:table-cell office:value-type="float" office:value="335.6875">
                <text:p>335.6875</text:p>
              </table:table-cell>
              <table:table-cell office:value-type="float" office:value="-104.986862470826">
                <text:p>-104.986862470826</text:p>
              </table:table-cell>
              <table:table-cell office:value-type="float" office:value="-148.757827223756">
                <text:p>-148.757827223756</text:p>
              </table:table-cell>
              <table:table-cell office:value-type="float" office:value="253.744689694581">
                <text:p>253.744689694581</text:p>
              </table:table-cell>
            </table:table-row>
            <table:table-row>
              <table:table-cell office:value-type="float" office:value="337.09375">
                <text:p>337.09375</text:p>
              </table:table-cell>
              <table:table-cell office:value-type="float" office:value="-99.252230558965">
                <text:p>-99.252230558965</text:p>
              </table:table-cell>
              <table:table-cell office:value-type="float" office:value="-153.795850217861">
                <text:p>-153.795850217861</text:p>
              </table:table-cell>
              <table:table-cell office:value-type="float" office:value="253.048080776826">
                <text:p>253.048080776826</text:p>
              </table:table-cell>
            </table:table-row>
            <table:table-row>
              <table:table-cell office:value-type="float" office:value="338.5">
                <text:p>338.5</text:p>
              </table:table-cell>
              <table:table-cell office:value-type="float" office:value="-93.4578128146958">
                <text:p>-93.4578128146958</text:p>
              </table:table-cell>
              <table:table-cell office:value-type="float" office:value="-158.741232342593">
                <text:p>-158.741232342593</text:p>
              </table:table-cell>
              <table:table-cell office:value-type="float" office:value="252.199045157289">
                <text:p>252.199045157289</text:p>
              </table:table-cell>
            </table:table-row>
            <table:table-row>
              <table:table-cell office:value-type="float" office:value="339.90625">
                <text:p>339.90625</text:p>
              </table:table-cell>
              <table:table-cell office:value-type="float" office:value="-87.6070995785997">
                <text:p>-87.6070995785997</text:p>
              </table:table-cell>
              <table:table-cell office:value-type="float" office:value="-163.590994684678">
                <text:p>-163.590994684678</text:p>
              </table:table-cell>
              <table:table-cell office:value-type="float" office:value="251.198094263278">
                <text:p>251.198094263278</text:p>
              </table:table-cell>
            </table:table-row>
            <table:table-row>
              <table:table-cell office:value-type="float" office:value="341.3125">
                <text:p>341.3125</text:p>
              </table:table-cell>
              <table:table-cell office:value-type="float" office:value="-81.7036151015579">
                <text:p>-81.7036151015579</text:p>
              </table:table-cell>
              <table:table-cell office:value-type="float" office:value="-168.342215928627">
                <text:p>-168.342215928627</text:p>
              </table:table-cell>
              <table:table-cell office:value-type="float" office:value="250.045831030185">
                <text:p>250.045831030185</text:p>
              </table:table-cell>
            </table:table-row>
            <table:table-row>
              <table:table-cell office:value-type="float" office:value="342.71875">
                <text:p>342.71875</text:p>
              </table:table-cell>
              <table:table-cell office:value-type="float" office:value="-75.7509154218739">
                <text:p>-75.7509154218739</text:p>
              </table:table-cell>
              <table:table-cell office:value-type="float" office:value="-172.992034116422">
                <text:p>-172.992034116422</text:p>
              </table:table-cell>
              <table:table-cell office:value-type="float" office:value="248.742949538295">
                <text:p>248.742949538295</text:p>
              </table:table-cell>
            </table:table-row>
            <table:table-row>
              <table:table-cell office:value-type="float" office:value="344.125">
                <text:p>344.125</text:p>
              </table:table-cell>
              <table:table-cell office:value-type="float" office:value="-69.7525862232489">
                <text:p>-69.7525862232489</text:p>
              </table:table-cell>
              <table:table-cell office:value-type="float" office:value="-177.537648371453">
                <text:p>-177.537648371453</text:p>
              </table:table-cell>
              <table:table-cell office:value-type="float" office:value="247.290234594702">
                <text:p>247.290234594702</text:p>
              </table:table-cell>
            </table:table-row>
            <table:table-row>
              <table:table-cell office:value-type="float" office:value="345.53125">
                <text:p>345.53125</text:p>
              </table:table-cell>
              <table:table-cell office:value-type="float" office:value="-63.7122406749002">
                <text:p>-63.7122406749002</text:p>
              </table:table-cell>
              <table:table-cell office:value-type="float" office:value="-181.976320585665">
                <text:p>-181.976320585665</text:p>
              </table:table-cell>
              <table:table-cell office:value-type="float" office:value="245.688561260566">
                <text:p>245.688561260566</text:p>
              </table:table-cell>
            </table:table-row>
            <table:table-row>
              <table:table-cell office:value-type="float" office:value="346.9375">
                <text:p>346.9375</text:p>
              </table:table-cell>
              <table:table-cell office:value-type="float" office:value="-57.6335172551231">
                <text:p>-57.6335172551231</text:p>
              </table:table-cell>
              <table:table-cell office:value-type="float" office:value="-186.30537706889">
                <text:p>-186.30537706889</text:p>
              </table:table-cell>
              <table:table-cell office:value-type="float" office:value="243.938894324013">
                <text:p>243.938894324013</text:p>
              </table:table-cell>
            </table:table-row>
            <table:table-row>
              <table:table-cell office:value-type="float" office:value="348.34375">
                <text:p>348.34375</text:p>
              </table:table-cell>
              <table:table-cell office:value-type="float" office:value="-51.5200775596073">
                <text:p>-51.5200775596073</text:p>
              </table:table-cell>
              <table:table-cell office:value-type="float" office:value="-190.522210159375">
                <text:p>-190.522210159375</text:p>
              </table:table-cell>
              <table:table-cell office:value-type="float" office:value="242.042287718983">
                <text:p>242.042287718983</text:p>
              </table:table-cell>
            </table:table-row>
            <table:table-row>
              <table:table-cell office:value-type="float" office:value="349.75">
                <text:p>349.75</text:p>
              </table:table-cell>
              <table:table-cell office:value-type="float" office:value="-45.3756040958296">
                <text:p>-45.3756040958296</text:p>
              </table:table-cell>
              <table:table-cell office:value-type="float" office:value="-194.624279794545">
                <text:p>-194.624279794545</text:p>
              </table:table-cell>
              <table:table-cell office:value-type="float" office:value="239.999883890374">
                <text:p>239.999883890374</text:p>
              </table:table-cell>
            </table:table-row>
            <table:table-row>
              <table:table-cell office:value-type="float" office:value="351.15625">
                <text:p>351.15625</text:p>
              </table:table-cell>
              <table:table-cell office:value-type="float" office:value="-39.2037980648477">
                <text:p>-39.2037980648477</text:p>
              </table:table-cell>
              <table:table-cell office:value-type="float" office:value="-198.609115041037">
                <text:p>-198.609115041037</text:p>
              </table:table-cell>
              <table:table-cell office:value-type="float" office:value="237.812913105884">
                <text:p>237.812913105884</text:p>
              </table:table-cell>
            </table:table-row>
            <table:table-row>
              <table:table-cell office:value-type="float" office:value="352.5625">
                <text:p>352.5625</text:p>
              </table:table-cell>
              <table:table-cell office:value-type="float" office:value="-33.0083771318359">
                <text:p>-33.0083771318359</text:p>
              </table:table-cell>
              <table:table-cell office:value-type="float" office:value="-202.474315583101">
                <text:p>-202.474315583101</text:p>
              </table:table-cell>
              <table:table-cell office:value-type="float" office:value="235.482692714937">
                <text:p>235.482692714937</text:p>
              </table:table-cell>
            </table:table-row>
            <table:table-row>
              <table:table-cell office:value-type="float" office:value="353.96875">
                <text:p>353.96875</text:p>
              </table:table-cell>
              <table:table-cell office:value-type="float" office:value="-26.7930731867027">
                <text:p>-26.7930731867027</text:p>
              </table:table-cell>
              <table:table-cell office:value-type="float" office:value="-206.21755316846">
                <text:p>-206.21755316846</text:p>
              </table:table-cell>
              <table:table-cell office:value-type="float" office:value="233.010626355163">
                <text:p>233.010626355163</text:p>
              </table:table-cell>
            </table:table-row>
            <table:table-row>
              <table:table-cell office:value-type="float" office:value="355.375">
                <text:p>355.375</text:p>
              </table:table-cell>
              <table:table-cell office:value-type="float" office:value="-20.5616300961393">
                <text:p>-20.5616300961393</text:p>
              </table:table-cell>
              <table:table-cell office:value-type="float" office:value="-209.836573010762">
                <text:p>-209.836573010762</text:p>
              </table:table-cell>
              <table:table-cell office:value-type="float" office:value="230.398203106901">
                <text:p>230.398203106901</text:p>
              </table:table-cell>
            </table:table-row>
            <table:table-row>
              <table:table-cell office:value-type="float" office:value="356.78125">
                <text:p>356.78125</text:p>
              </table:table-cell>
              <table:table-cell office:value-type="float" office:value="-14.3178014484549">
                <text:p>-14.3178014484549</text:p>
              </table:table-cell>
              <table:table-cell office:value-type="float" office:value="-213.329195147776">
                <text:p>-213.329195147776</text:p>
              </table:table-cell>
              <table:table-cell office:value-type="float" office:value="227.646996596231">
                <text:p>227.646996596231</text:p>
              </table:table-cell>
            </table:table-row>
            <table:table-row>
              <table:table-cell office:value-type="float" office:value="358.1875">
                <text:p>358.1875</text:p>
              </table:table-cell>
              <table:table-cell office:value-type="float" office:value="-8.06534829255498">
                <text:p>-8.06534829255498</text:p>
              </table:table-cell>
              <table:table-cell office:value-type="float" office:value="-216.693315754526">
                <text:p>-216.693315754526</text:p>
              </table:table-cell>
              <table:table-cell office:value-type="float" office:value="224.758664047081">
                <text:p>224.758664047081</text:p>
              </table:table-cell>
            </table:table-row>
            <table:table-row>
              <table:table-cell office:value-type="float" office:value="359.59375">
                <text:p>359.59375</text:p>
              </table:table-cell>
              <table:table-cell office:value-type="float" office:value="-1.80803687242645">
                <text:p>-1.80803687242645</text:p>
              </table:table-cell>
              <table:table-cell office:value-type="float" office:value="-219.926908410551">
                <text:p>-219.926908410551</text:p>
              </table:table-cell>
              <table:table-cell office:value-type="float" office:value="221.734945282977">
                <text:p>221.7349452829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21cm" fo:min-width="7.538cm"/>
    </style:style>
    <style:style style:name="P1" style:family="paragraph">
      <style:text-properties fo:font-family="Albany" style:font-family-generic="roman" style:font-pitch="variable" fo:font-size="10pt" style:font-size-asian="10pt" style:font-size-complex="10pt"/>
    </style:style>
    <style:style style:name="P2" style:family="paragraph">
      <loext:graphic-properties draw:fill="none" draw:fill-color="#ffffff"/>
      <style:text-properties fo:font-family="Albany" style:font-family-generic="roman" style:font-pitch="variable" fo:font-size="10pt" style:font-size-asian="10pt" style:font-size-complex="10pt"/>
    </style:style>
  </office:automatic-styles>
  <office:body>
    <office:chart>
      <chart:chart svg:width="29.727cm" svg:height="15.417cm" xlink:href=".." xlink:type="simple" chart:class="chart:line" chart:style-name="ch1">
        <chart:legend chart:legend-position="end" svg:x="26.875cm" svg:y="6.911cm" style:legend-expansion="high" chart:style-name="ch2"/>
        <chart:plot-area chart:style-name="ch3" table:cell-range-address="Sheet1.H2:Sheet1.H258 Sheet1.J2:Sheet1.K258" svg:x="0.594cm" svg:y="0.308cm" svg:width="25.687cm" svg:height="14.801cm">
          <chartooo:coordinate-region svg:x="1.692cm" svg:y="0.429cm" svg:width="24.589cm" svg:height="13.678cm"/>
          <chart:axis chart:dimension="x" chart:name="primary-x" chart:style-name="ch4"/>
          <chart:axis chart:dimension="y" chart:name="primary-y" chart:style-name="ch5">
            <chart:grid chart:style-name="ch6" chart:class="major"/>
          </chart:axis>
          <chart:series chart:style-name="ch7" chart:values-cell-range-address="Sheet1.H2:Sheet1.H258" chart:class="chart:line">
            <chart:data-point chart:repeated="257"/>
          </chart:series>
          <chart:series chart:style-name="ch8" chart:values-cell-range-address="Sheet1.J2:Sheet1.J258" chart:class="chart:line">
            <chart:data-point chart:repeated="257"/>
          </chart:series>
          <chart:series chart:style-name="ch9" chart:values-cell-range-address="Sheet1.K2:Sheet1.K258" chart:class="chart:line">
            <chart:data-point chart:repeated="257"/>
          </chart:series>
          <chart:wall chart:style-name="ch10"/>
          <chart:floor chart:style-name="ch11"/>
        </chart:plot-area>
        <draw:frame draw:style-name="gr1" draw:text-style-name="P2" svg:width="9.342cm" svg:height="0.398cm" svg:x="-0.902cm" svg:y="-0.038cm">
          <draw:text-box>
            <text:p text:style-name="P1">hall_sensors_read_and_action (); // needed to start the motor</text:p>
          </draw:text-box>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H</text:p>
              </table:table-cell>
              <table:table-cell office:value-type="string">
                <text:p>Column J</text:p>
              </table:table-cell>
              <table:table-cell office:value-type="string">
                <text:p>Column K</text:p>
              </table:table-cell>
            </table:table-row>
          </table:table-header-rows>
          <table:table-rows>
            <table:table-row>
              <table:table-cell office:value-type="string">
                <text:p>1</text:p>
              </table:table-cell>
              <table:table-cell office:value-type="float" office:value="NaN">
                <text:p>NaN</text:p>
                <draw:g>
                  <svg:desc>Sheet1.H2:Sheet1.H258</svg:desc>
                </draw:g>
              </table:table-cell>
              <table:table-cell office:value-type="float" office:value="NaN">
                <text:p>NaN</text:p>
                <draw:g>
                  <svg:desc>Sheet1.J2:Sheet1.J258</svg:desc>
                </draw:g>
              </table:table-cell>
              <table:table-cell office:value-type="float" office:value="NaN">
                <text:p>NaN</text:p>
                <draw:g>
                  <svg:desc>Sheet1.K2:Sheet1.K258</svg:desc>
                </draw:g>
              </table:table-cell>
            </table:table-row>
            <table:table-row>
              <table:table-cell office:value-type="string">
                <text:p>2</text:p>
              </table:table-cell>
              <table:table-cell office:value-type="float" office:value="130.83777273113">
                <text:p>130.83777273113</text:p>
              </table:table-cell>
              <table:table-cell office:value-type="float" office:value="17.0985782501039">
                <text:p>17.0985782501039</text:p>
              </table:table-cell>
              <table:table-cell office:value-type="float" office:value="237.901421749896">
                <text:p>237.901421749896</text:p>
              </table:table-cell>
            </table:table-row>
            <table:table-row>
              <table:table-cell office:value-type="string">
                <text:p>3</text:p>
              </table:table-cell>
              <table:table-cell office:value-type="float" office:value="135.529562567095">
                <text:p>135.529562567095</text:p>
              </table:table-cell>
              <table:table-cell office:value-type="float" office:value="17.179121611877">
                <text:p>17.179121611877</text:p>
              </table:table-cell>
              <table:table-cell office:value-type="float" office:value="237.820878388123">
                <text:p>237.820878388123</text:p>
              </table:table-cell>
            </table:table-row>
            <table:table-row>
              <table:table-cell office:value-type="string">
                <text:p>4</text:p>
              </table:table-cell>
              <table:table-cell office:value-type="float" office:value="140.216515694813">
                <text:p>140.216515694813</text:p>
              </table:table-cell>
              <table:table-cell office:value-type="float" office:value="17.3261181456277">
                <text:p>17.3261181456277</text:p>
              </table:table-cell>
              <table:table-cell office:value-type="float" office:value="237.673881854372">
                <text:p>237.673881854372</text:p>
              </table:table-cell>
            </table:table-row>
            <table:table-row>
              <table:table-cell office:value-type="string">
                <text:p>5</text:p>
              </table:table-cell>
              <table:table-cell office:value-type="float" office:value="144.895808868979">
                <text:p>144.895808868979</text:p>
              </table:table-cell>
              <table:table-cell office:value-type="float" office:value="17.5394793061407">
                <text:p>17.5394793061407</text:p>
              </table:table-cell>
              <table:table-cell office:value-type="float" office:value="237.460520693859">
                <text:p>237.460520693859</text:p>
              </table:table-cell>
            </table:table-row>
            <table:table-row>
              <table:table-cell office:value-type="string">
                <text:p>6</text:p>
              </table:table-cell>
              <table:table-cell office:value-type="float" office:value="149.564623458352">
                <text:p>149.564623458352</text:p>
              </table:table-cell>
              <table:table-cell office:value-type="float" office:value="17.819076572631">
                <text:p>17.819076572631</text:p>
              </table:table-cell>
              <table:table-cell office:value-type="float" office:value="237.180923427369">
                <text:p>237.180923427369</text:p>
              </table:table-cell>
            </table:table-row>
            <table:table-row>
              <table:table-cell office:value-type="string">
                <text:p>7</text:p>
              </table:table-cell>
              <table:table-cell office:value-type="float" office:value="154.220147143604">
                <text:p>154.220147143604</text:p>
              </table:table-cell>
              <table:table-cell office:value-type="float" office:value="18.1647415261601">
                <text:p>18.1647415261601</text:p>
              </table:table-cell>
              <table:table-cell office:value-type="float" office:value="236.83525847384">
                <text:p>236.83525847384</text:p>
              </table:table-cell>
            </table:table-row>
            <table:table-row>
              <table:table-cell office:value-type="string">
                <text:p>8</text:p>
              </table:table-cell>
              <table:table-cell office:value-type="float" office:value="158.859575611347">
                <text:p>158.859575611347</text:p>
              </table:table-cell>
              <table:table-cell office:value-type="float" office:value="18.5762659510852">
                <text:p>18.5762659510852</text:p>
              </table:table-cell>
              <table:table-cell office:value-type="float" office:value="236.423734048915">
                <text:p>236.423734048915</text:p>
              </table:table-cell>
            </table:table-row>
            <table:table-row>
              <table:table-cell office:value-type="string">
                <text:p>9</text:p>
              </table:table-cell>
              <table:table-cell office:value-type="float" office:value="163.480114243352">
                <text:p>163.480114243352</text:p>
              </table:table-cell>
              <table:table-cell office:value-type="float" office:value="19.0534019604806">
                <text:p>19.0534019604806</text:p>
              </table:table-cell>
              <table:table-cell office:value-type="float" office:value="235.946598039519">
                <text:p>235.946598039519</text:p>
              </table:table-cell>
            </table:table-row>
            <table:table-row>
              <table:table-cell office:value-type="string">
                <text:p>10</text:p>
              </table:table-cell>
              <table:table-cell office:value-type="float" office:value="168.07897979992">
                <text:p>168.07897979992</text:p>
              </table:table-cell>
              <table:table-cell office:value-type="float" office:value="19.5958621454554">
                <text:p>19.5958621454554</text:p>
              </table:table-cell>
              <table:table-cell office:value-type="float" office:value="235.404137854545">
                <text:p>235.404137854545</text:p>
              </table:table-cell>
            </table:table-row>
            <table:table-row>
              <table:table-cell office:value-type="string">
                <text:p>11</text:p>
              </table:table-cell>
              <table:table-cell office:value-type="float" office:value="172.653402096403">
                <text:p>172.653402096403</text:p>
              </table:table-cell>
              <table:table-cell office:value-type="float" office:value="20.2033197482783">
                <text:p>20.2033197482783</text:p>
              </table:table-cell>
              <table:table-cell office:value-type="float" office:value="234.796680251722">
                <text:p>234.796680251722</text:p>
              </table:table-cell>
            </table:table-row>
            <table:table-row>
              <table:table-cell office:value-type="string">
                <text:p>12</text:p>
              </table:table-cell>
              <table:table-cell office:value-type="float" office:value="177.200625671856">
                <text:p>177.200625671856</text:p>
              </table:table-cell>
              <table:table-cell office:value-type="float" office:value="20.8754088592036">
                <text:p>20.8754088592036</text:p>
              </table:table-cell>
              <table:table-cell office:value-type="float" office:value="234.124591140796">
                <text:p>234.124591140796</text:p>
              </table:table-cell>
            </table:table-row>
            <table:table-row>
              <table:table-cell office:value-type="string">
                <text:p>13</text:p>
              </table:table-cell>
              <table:table-cell office:value-type="float" office:value="181.717911448832">
                <text:p>181.717911448832</text:p>
              </table:table-cell>
              <table:table-cell office:value-type="float" office:value="21.6117246368818">
                <text:p>21.6117246368818</text:p>
              </table:table-cell>
              <table:table-cell office:value-type="float" office:value="233.388275363118">
                <text:p>233.388275363118</text:p>
              </table:table-cell>
            </table:table-row>
            <table:table-row>
              <table:table-cell office:value-type="string">
                <text:p>14</text:p>
              </table:table-cell>
              <table:table-cell office:value-type="float" office:value="186.202538383288">
                <text:p>186.202538383288</text:p>
              </table:table-cell>
              <table:table-cell office:value-type="float" office:value="22.411823552221">
                <text:p>22.411823552221</text:p>
              </table:table-cell>
              <table:table-cell office:value-type="float" office:value="232.588176447779">
                <text:p>232.588176447779</text:p>
              </table:table-cell>
            </table:table-row>
            <table:table-row>
              <table:table-cell office:value-type="string">
                <text:p>15</text:p>
              </table:table-cell>
              <table:table-cell office:value-type="float" office:value="190.651805103652">
                <text:p>190.651805103652</text:p>
              </table:table-cell>
              <table:table-cell office:value-type="float" office:value="23.2752236555525">
                <text:p>23.2752236555525</text:p>
              </table:table-cell>
              <table:table-cell office:value-type="float" office:value="231.724776344448">
                <text:p>231.724776344448</text:p>
              </table:table-cell>
            </table:table-row>
            <table:table-row>
              <table:table-cell office:value-type="string">
                <text:p>16</text:p>
              </table:table-cell>
              <table:table-cell office:value-type="float" office:value="195.06303153802">
                <text:p>195.06303153802</text:p>
              </table:table-cell>
              <table:table-cell office:value-type="float" office:value="24.2014048669384">
                <text:p>24.2014048669384</text:p>
              </table:table-cell>
              <table:table-cell office:value-type="float" office:value="230.798595133062">
                <text:p>230.798595133062</text:p>
              </table:table-cell>
            </table:table-row>
            <table:table-row>
              <table:table-cell office:value-type="string">
                <text:p>17</text:p>
              </table:table-cell>
              <table:table-cell office:value-type="float" office:value="199.433560528533">
                <text:p>199.433560528533</text:p>
              </table:table-cell>
              <table:table-cell office:value-type="float" office:value="25.1898092894492">
                <text:p>25.1898092894492</text:p>
              </table:table-cell>
              <table:table-cell office:value-type="float" office:value="229.810190710551">
                <text:p>229.810190710551</text:p>
              </table:table-cell>
            </table:table-row>
            <table:table-row>
              <table:table-cell office:value-type="string">
                <text:p>18</text:p>
              </table:table-cell>
              <table:table-cell office:value-type="float" office:value="203.760759431953">
                <text:p>203.760759431953</text:p>
              </table:table-cell>
              <table:table-cell office:value-type="float" office:value="26.2398415452195">
                <text:p>26.2398415452195</text:p>
              </table:table-cell>
              <table:table-cell office:value-type="float" office:value="228.76015845478">
                <text:p>228.76015845478</text:p>
              </table:table-cell>
            </table:table-row>
            <table:table-row>
              <table:table-cell office:value-type="string">
                <text:p>19</text:p>
              </table:table-cell>
              <table:table-cell office:value-type="float" office:value="208.042021705465">
                <text:p>208.042021705465</text:p>
              </table:table-cell>
              <table:table-cell office:value-type="float" office:value="27.3508691340819">
                <text:p>27.3508691340819</text:p>
              </table:table-cell>
              <table:table-cell office:value-type="float" office:value="227.649130865918">
                <text:p>227.649130865918</text:p>
              </table:table-cell>
            </table:table-row>
            <table:table-row>
              <table:table-cell office:value-type="string">
                <text:p>20</text:p>
              </table:table-cell>
              <table:table-cell office:value-type="float" office:value="212.274768476762">
                <text:p>212.274768476762</text:p>
              </table:table-cell>
              <table:table-cell office:value-type="float" office:value="28.5222228145606">
                <text:p>28.5222228145606</text:p>
              </table:table-cell>
              <table:table-cell office:value-type="float" office:value="226.477777185439">
                <text:p>226.477777185439</text:p>
              </table:table-cell>
            </table:table-row>
            <table:table-row>
              <table:table-cell office:value-type="string">
                <text:p>21</text:p>
              </table:table-cell>
              <table:table-cell office:value-type="float" office:value="216.456450097461">
                <text:p>216.456450097461</text:p>
              </table:table-cell>
              <table:table-cell office:value-type="float" office:value="29.7531970069984">
                <text:p>29.7531970069984</text:p>
              </table:table-cell>
              <table:table-cell office:value-type="float" office:value="225.246802993002">
                <text:p>225.246802993002</text:p>
              </table:table-cell>
            </table:table-row>
            <table:table-row>
              <table:table-cell office:value-type="string">
                <text:p>22</text:p>
              </table:table-cell>
              <table:table-cell office:value-type="float" office:value="220.584547678917">
                <text:p>220.584547678917</text:p>
              </table:table-cell>
              <table:table-cell office:value-type="float" office:value="31.0430502185709">
                <text:p>31.0430502185709</text:p>
              </table:table-cell>
              <table:table-cell office:value-type="float" office:value="223.956949781429">
                <text:p>223.956949781429</text:p>
              </table:table-cell>
            </table:table-row>
            <table:table-row>
              <table:table-cell office:value-type="string">
                <text:p>23</text:p>
              </table:table-cell>
              <table:table-cell office:value-type="float" office:value="223.632784559786">
                <text:p>223.632784559786</text:p>
              </table:table-cell>
              <table:table-cell office:value-type="float" office:value="31.3672154402135">
                <text:p>31.3672154402135</text:p>
              </table:table-cell>
              <table:table-cell office:value-type="float" office:value="221.585204460346">
                <text:p>221.585204460346</text:p>
              </table:table-cell>
            </table:table-row>
            <table:table-row>
              <table:table-cell office:value-type="string">
                <text:p>24</text:p>
              </table:table-cell>
              <table:table-cell office:value-type="float" office:value="224.936913594617">
                <text:p>224.936913594617</text:p>
              </table:table-cell>
              <table:table-cell office:value-type="float" office:value="30.0630864053826">
                <text:p>30.0630864053826</text:p>
              </table:table-cell>
              <table:table-cell office:value-type="float" office:value="217.470584678912">
                <text:p>217.470584678912</text:p>
              </table:table-cell>
            </table:table-row>
            <table:table-row>
              <table:table-cell office:value-type="string">
                <text:p>25</text:p>
              </table:table-cell>
              <table:table-cell office:value-type="float" office:value="226.1823502761">
                <text:p>226.1823502761</text:p>
              </table:table-cell>
              <table:table-cell office:value-type="float" office:value="28.8176497239002">
                <text:p>28.8176497239002</text:p>
              </table:table-cell>
              <table:table-cell office:value-type="float" office:value="213.301769981484">
                <text:p>213.301769981484</text:p>
              </table:table-cell>
            </table:table-row>
            <table:table-row>
              <table:table-cell office:value-type="string">
                <text:p>26</text:p>
              </table:table-cell>
              <table:table-cell office:value-type="float" office:value="227.368344399747">
                <text:p>227.368344399747</text:p>
              </table:table-cell>
              <table:table-cell office:value-type="float" office:value="27.6316556002534">
                <text:p>27.6316556002534</text:p>
              </table:table-cell>
              <table:table-cell office:value-type="float" office:value="209.081271506154">
                <text:p>209.081271506154</text:p>
              </table:table-cell>
            </table:table-row>
            <table:table-row>
              <table:table-cell office:value-type="string">
                <text:p>27</text:p>
              </table:table-cell>
              <table:table-cell office:value-type="float" office:value="228.494181567045">
                <text:p>228.494181567045</text:p>
              </table:table-cell>
              <table:table-cell office:value-type="float" office:value="26.505818432955">
                <text:p>26.505818432955</text:p>
              </table:table-cell>
              <table:table-cell office:value-type="float" office:value="204.811631523389">
                <text:p>204.811631523389</text:p>
              </table:table-cell>
            </table:table-row>
            <table:table-row>
              <table:table-cell office:value-type="string">
                <text:p>28</text:p>
              </table:table-cell>
              <table:table-cell office:value-type="float" office:value="229.559183615783">
                <text:p>229.559183615783</text:p>
              </table:table-cell>
              <table:table-cell office:value-type="float" office:value="25.440816384217">
                <text:p>25.440816384217</text:p>
              </table:table-cell>
              <table:table-cell office:value-type="float" office:value="200.495421904663">
                <text:p>200.495421904663</text:p>
              </table:table-cell>
            </table:table-row>
            <table:table-row>
              <table:table-cell office:value-type="string">
                <text:p>29</text:p>
              </table:table-cell>
              <table:table-cell office:value-type="float" office:value="230.56270902855">
                <text:p>230.56270902855</text:p>
              </table:table-cell>
              <table:table-cell office:value-type="float" office:value="24.4372909714505">
                <text:p>24.4372909714505</text:p>
              </table:table-cell>
              <table:table-cell office:value-type="float" office:value="196.135242573255">
                <text:p>196.135242573255</text:p>
              </table:table-cell>
            </table:table-row>
            <table:table-row>
              <table:table-cell office:value-type="string">
                <text:p>30</text:p>
              </table:table-cell>
              <table:table-cell office:value-type="float" office:value="231.50415331916">
                <text:p>231.50415331916</text:p>
              </table:table-cell>
              <table:table-cell office:value-type="float" office:value="23.4958466808398">
                <text:p>23.4958466808398</text:p>
              </table:table-cell>
              <table:table-cell office:value-type="float" office:value="191.733719938159">
                <text:p>191.733719938159</text:p>
              </table:table-cell>
            </table:table-row>
            <table:table-row>
              <table:table-cell office:value-type="string">
                <text:p>31</text:p>
              </table:table-cell>
              <table:table-cell office:value-type="float" office:value="232.382949396777">
                <text:p>232.382949396777</text:p>
              </table:table-cell>
              <table:table-cell office:value-type="float" office:value="22.6170506032228">
                <text:p>22.6170506032228</text:p>
              </table:table-cell>
              <table:table-cell office:value-type="float" office:value="187.293505312025">
                <text:p>187.293505312025</text:p>
              </table:table-cell>
            </table:table-row>
            <table:table-row>
              <table:table-cell office:value-type="string">
                <text:p>32</text:p>
              </table:table-cell>
              <table:table-cell office:value-type="float" office:value="233.198567907504">
                <text:p>233.198567907504</text:p>
              </table:table-cell>
              <table:table-cell office:value-type="float" office:value="21.8014320924963">
                <text:p>21.8014320924963</text:p>
              </table:table-cell>
              <table:table-cell office:value-type="float" office:value="182.817273314115">
                <text:p>182.817273314115</text:p>
              </table:table-cell>
            </table:table-row>
            <table:table-row>
              <table:table-cell office:value-type="string">
                <text:p>33</text:p>
              </table:table-cell>
              <table:table-cell office:value-type="float" office:value="233.950517553247">
                <text:p>233.950517553247</text:p>
              </table:table-cell>
              <table:table-cell office:value-type="float" office:value="21.0494824467533">
                <text:p>21.0494824467533</text:p>
              </table:table-cell>
              <table:table-cell office:value-type="float" office:value="178.307720259206">
                <text:p>178.307720259206</text:p>
              </table:table-cell>
            </table:table-row>
            <table:table-row>
              <table:table-cell office:value-type="string">
                <text:p>34</text:p>
              </table:table-cell>
              <table:table-cell office:value-type="float" office:value="234.638345387657">
                <text:p>234.638345387657</text:p>
              </table:table-cell>
              <table:table-cell office:value-type="float" office:value="20.3616546123432">
                <text:p>20.3616546123432</text:p>
              </table:table-cell>
              <table:table-cell office:value-type="float" office:value="173.767562533436">
                <text:p>173.767562533436</text:p>
              </table:table-cell>
            </table:table-row>
            <table:table-row>
              <table:table-cell office:value-type="string">
                <text:p>35</text:p>
              </table:table-cell>
              <table:table-cell office:value-type="float" office:value="235.261637088966">
                <text:p>235.261637088966</text:p>
              </table:table-cell>
              <table:table-cell office:value-type="float" office:value="19.7383629110338">
                <text:p>19.7383629110338</text:p>
              </table:table-cell>
              <table:table-cell office:value-type="float" office:value="169.199534958052">
                <text:p>169.199534958052</text:p>
              </table:table-cell>
            </table:table-row>
            <table:table-row>
              <table:table-cell office:value-type="string">
                <text:p>36</text:p>
              </table:table-cell>
              <table:table-cell office:value-type="float" office:value="235.82001720956">
                <text:p>235.82001720956</text:p>
              </table:table-cell>
              <table:table-cell office:value-type="float" office:value="19.1799827904396">
                <text:p>19.1799827904396</text:p>
              </table:table-cell>
              <table:table-cell office:value-type="float" office:value="164.606389142055">
                <text:p>164.606389142055</text:p>
              </table:table-cell>
            </table:table-row>
            <table:table-row>
              <table:table-cell office:value-type="string">
                <text:p>37</text:p>
              </table:table-cell>
              <table:table-cell office:value-type="float" office:value="236.313149402134">
                <text:p>236.313149402134</text:p>
              </table:table-cell>
              <table:table-cell office:value-type="float" office:value="18.6868505978662">
                <text:p>18.6868505978662</text:p>
              </table:table-cell>
              <table:table-cell office:value-type="float" office:value="159.990891824736">
                <text:p>159.990891824736</text:p>
              </table:table-cell>
            </table:table-row>
            <table:table-row>
              <table:table-cell office:value-type="string">
                <text:p>38</text:p>
              </table:table-cell>
              <table:table-cell office:value-type="float" office:value="236.740736622293">
                <text:p>236.740736622293</text:p>
              </table:table-cell>
              <table:table-cell office:value-type="float" office:value="18.2592633777068">
                <text:p>18.2592633777068</text:p>
              </table:table-cell>
              <table:table-cell office:value-type="float" office:value="155.355823209094">
                <text:p>155.355823209094</text:p>
              </table:table-cell>
            </table:table-row>
            <table:table-row>
              <table:table-cell office:value-type="string">
                <text:p>39</text:p>
              </table:table-cell>
              <table:table-cell office:value-type="float" office:value="237.102521307485">
                <text:p>237.102521307485</text:p>
              </table:table-cell>
              <table:table-cell office:value-type="float" office:value="17.8974786925145">
                <text:p>17.8974786925145</text:p>
              </table:table-cell>
              <table:table-cell office:value-type="float" office:value="150.703975287148">
                <text:p>150.703975287148</text:p>
              </table:table-cell>
            </table:table-row>
            <table:table-row>
              <table:table-cell office:value-type="string">
                <text:p>40</text:p>
              </table:table-cell>
              <table:table-cell office:value-type="float" office:value="237.398285532144">
                <text:p>237.398285532144</text:p>
              </table:table-cell>
              <table:table-cell office:value-type="float" office:value="17.6017144678556">
                <text:p>17.6017144678556</text:p>
              </table:table-cell>
              <table:table-cell office:value-type="float" office:value="146.038150158141">
                <text:p>146.038150158141</text:p>
              </table:table-cell>
            </table:table-row>
            <table:table-row>
              <table:table-cell office:value-type="string">
                <text:p>41</text:p>
              </table:table-cell>
              <table:table-cell office:value-type="float" office:value="237.62785113896">
                <text:p>237.62785113896</text:p>
              </table:table-cell>
              <table:table-cell office:value-type="float" office:value="17.3721488610397">
                <text:p>17.3721488610397</text:p>
              </table:table-cell>
              <table:table-cell office:value-type="float" office:value="141.361158340665">
                <text:p>141.361158340665</text:p>
              </table:table-cell>
            </table:table-row>
            <table:table-row>
              <table:table-cell office:value-type="string">
                <text:p>42</text:p>
              </table:table-cell>
              <table:table-cell office:value-type="float" office:value="237.791079846196">
                <text:p>237.791079846196</text:p>
              </table:table-cell>
              <table:table-cell office:value-type="float" office:value="17.2089201538043">
                <text:p>17.2089201538043</text:p>
              </table:table-cell>
              <table:table-cell office:value-type="float" office:value="136.675817079707">
                <text:p>136.675817079707</text:p>
              </table:table-cell>
            </table:table-row>
            <table:table-row>
              <table:table-cell office:value-type="string">
                <text:p>43</text:p>
              </table:table-cell>
              <table:table-cell office:value-type="float" office:value="237.887873330981">
                <text:p>237.887873330981</text:p>
              </table:table-cell>
              <table:table-cell office:value-type="float" office:value="17.1121266690191">
                <text:p>17.1121266690191</text:p>
              </table:table-cell>
              <table:table-cell office:value-type="float" office:value="131.984948649646">
                <text:p>131.984948649646</text:p>
              </table:table-cell>
            </table:table-row>
            <table:table-row>
              <table:table-cell office:value-type="string">
                <text:p>44</text:p>
              </table:table-cell>
              <table:table-cell office:value-type="float" office:value="237.91817328854">
                <text:p>237.91817328854</text:p>
              </table:table-cell>
              <table:table-cell office:value-type="float" office:value="17.0818267114601">
                <text:p>17.0818267114601</text:p>
              </table:table-cell>
              <table:table-cell office:value-type="float" office:value="127.291378654221">
                <text:p>127.291378654221</text:p>
              </table:table-cell>
            </table:table-row>
            <table:table-row>
              <table:table-cell office:value-type="string">
                <text:p>45</text:p>
              </table:table-cell>
              <table:table-cell office:value-type="float" office:value="237.881961467311">
                <text:p>237.881961467311</text:p>
              </table:table-cell>
              <table:table-cell office:value-type="float" office:value="17.1180385326886">
                <text:p>17.1180385326886</text:p>
              </table:table-cell>
              <table:table-cell office:value-type="float" office:value="122.597934324494">
                <text:p>122.597934324494</text:p>
              </table:table-cell>
            </table:table-row>
            <table:table-row>
              <table:table-cell office:value-type="string">
                <text:p>46</text:p>
              </table:table-cell>
              <table:table-cell office:value-type="float" office:value="237.779259679942">
                <text:p>237.779259679942</text:p>
              </table:table-cell>
              <table:table-cell office:value-type="float" office:value="17.2207403200577">
                <text:p>17.2207403200577</text:p>
              </table:table-cell>
              <table:table-cell office:value-type="float" office:value="117.90744281583">
                <text:p>117.90744281583</text:p>
              </table:table-cell>
            </table:table-row>
            <table:table-row>
              <table:table-cell office:value-type="string">
                <text:p>47</text:p>
              </table:table-cell>
              <table:table-cell office:value-type="float" office:value="237.610129790149">
                <text:p>237.610129790149</text:p>
              </table:table-cell>
              <table:table-cell office:value-type="float" office:value="17.3898702098509">
                <text:p>17.3898702098509</text:p>
              </table:table-cell>
              <table:table-cell office:value-type="float" office:value="113.222729504925">
                <text:p>113.222729504925</text:p>
              </table:table-cell>
            </table:table-row>
            <table:table-row>
              <table:table-cell office:value-type="string">
                <text:p>48</text:p>
              </table:table-cell>
              <table:table-cell office:value-type="float" office:value="237.374673675453">
                <text:p>237.374673675453</text:p>
              </table:table-cell>
              <table:table-cell office:value-type="float" office:value="17.6253263245467">
                <text:p>17.6253263245467</text:p>
              </table:table-cell>
              <table:table-cell office:value-type="float" office:value="108.546616287905">
                <text:p>108.546616287905</text:p>
              </table:table-cell>
            </table:table-row>
            <table:table-row>
              <table:table-cell office:value-type="string">
                <text:p>49</text:p>
              </table:table-cell>
              <table:table-cell office:value-type="float" office:value="237.073033165814">
                <text:p>237.073033165814</text:p>
              </table:table-cell>
              <table:table-cell office:value-type="float" office:value="17.9269668341859">
                <text:p>17.9269668341859</text:p>
              </table:table-cell>
              <table:table-cell office:value-type="float" office:value="103.88191988052">
                <text:p>103.88191988052</text:p>
              </table:table-cell>
            </table:table-row>
            <table:table-row>
              <table:table-cell office:value-type="string">
                <text:p>50</text:p>
              </table:table-cell>
              <table:table-cell office:value-type="float" office:value="236.705389958195">
                <text:p>236.705389958195</text:p>
              </table:table-cell>
              <table:table-cell office:value-type="float" office:value="18.2946100418045">
                <text:p>18.2946100418045</text:p>
              </table:table-cell>
              <table:table-cell office:value-type="float" office:value="99.231450121462">
                <text:p>99.231450121462</text:p>
              </table:table-cell>
            </table:table-row>
            <table:table-row>
              <table:table-cell office:value-type="string">
                <text:p>51</text:p>
              </table:table-cell>
              <table:table-cell office:value-type="float" office:value="236.271965507118">
                <text:p>236.271965507118</text:p>
              </table:table-cell>
              <table:table-cell office:value-type="float" office:value="18.7280344928815">
                <text:p>18.7280344928815</text:p>
              </table:table-cell>
              <table:table-cell office:value-type="float" office:value="94.5980082798218">
                <text:p>94.5980082798218</text:p>
              </table:table-cell>
            </table:table-row>
            <table:table-row>
              <table:table-cell office:value-type="string">
                <text:p>52</text:p>
              </table:table-cell>
              <table:table-cell office:value-type="float" office:value="235.773020891266">
                <text:p>235.773020891266</text:p>
              </table:table-cell>
              <table:table-cell office:value-type="float" office:value="19.2269791087342">
                <text:p>19.2269791087342</text:p>
              </table:table-cell>
              <table:table-cell office:value-type="float" office:value="89.9843853677092">
                <text:p>89.9843853677092</text:p>
              </table:table-cell>
            </table:table-row>
            <table:table-row>
              <table:table-cell office:value-type="string">
                <text:p>53</text:p>
              </table:table-cell>
              <table:table-cell office:value-type="float" office:value="235.208856656217">
                <text:p>235.208856656217</text:p>
              </table:table-cell>
              <table:table-cell office:value-type="float" office:value="19.7911433437827">
                <text:p>19.7911433437827</text:p>
              </table:table-cell>
              <table:table-cell office:value-type="float" office:value="85.3933604590519">
                <text:p>85.3933604590519</text:p>
              </table:table-cell>
            </table:table-row>
            <table:table-row>
              <table:table-cell office:value-type="string">
                <text:p>54</text:p>
              </table:table-cell>
              <table:table-cell office:value-type="float" office:value="234.579812633413">
                <text:p>234.579812633413</text:p>
              </table:table-cell>
              <table:table-cell office:value-type="float" office:value="20.4201873665874">
                <text:p>20.4201873665874</text:p>
              </table:table-cell>
              <table:table-cell office:value-type="float" office:value="80.8276990155854">
                <text:p>80.8276990155854</text:p>
              </table:table-cell>
            </table:table-row>
            <table:table-row>
              <table:table-cell office:value-type="string">
                <text:p>55</text:p>
              </table:table-cell>
              <table:table-cell office:value-type="float" office:value="233.88626773545">
                <text:p>233.88626773545</text:p>
              </table:table-cell>
              <table:table-cell office:value-type="float" office:value="21.1137322645504">
                <text:p>21.1137322645504</text:p>
              </table:table-cell>
              <table:table-cell office:value-type="float" office:value="76.2901512210422">
                <text:p>76.2901512210422</text:p>
              </table:table-cell>
            </table:table-row>
            <table:table-row>
              <table:table-cell office:value-type="string">
                <text:p>56</text:p>
              </table:table-cell>
              <table:table-cell office:value-type="float" office:value="233.128639727841">
                <text:p>233.128639727841</text:p>
              </table:table-cell>
              <table:table-cell office:value-type="float" office:value="21.8713602721585">
                <text:p>21.8713602721585</text:p>
              </table:table-cell>
              <table:table-cell office:value-type="float" office:value="71.7834503245438">
                <text:p>71.7834503245438</text:p>
              </table:table-cell>
            </table:table-row>
            <table:table-row>
              <table:table-cell office:value-type="string">
                <text:p>57</text:p>
              </table:table-cell>
              <table:table-cell office:value-type="float" office:value="232.307384977371">
                <text:p>232.307384977371</text:p>
              </table:table-cell>
              <table:table-cell office:value-type="float" office:value="22.6926150226293">
                <text:p>22.6926150226293</text:p>
              </table:table-cell>
              <table:table-cell office:value-type="float" office:value="67.3103109941939">
                <text:p>67.3103109941939</text:p>
              </table:table-cell>
            </table:table-row>
            <table:table-row>
              <table:table-cell office:value-type="string">
                <text:p>58</text:p>
              </table:table-cell>
              <table:table-cell office:value-type="float" office:value="231.42299817719">
                <text:p>231.42299817719</text:p>
              </table:table-cell>
              <table:table-cell office:value-type="float" office:value="23.57700182281">
                <text:p>23.57700182281</text:p>
              </table:table-cell>
              <table:table-cell office:value-type="float" office:value="62.8734276818638">
                <text:p>62.8734276818638</text:p>
              </table:table-cell>
            </table:table-row>
            <table:table-row>
              <table:table-cell office:value-type="string">
                <text:p>59</text:p>
              </table:table-cell>
              <table:table-cell office:value-type="float" office:value="230.476012048839">
                <text:p>230.476012048839</text:p>
              </table:table-cell>
              <table:table-cell office:value-type="float" office:value="24.5239879511614">
                <text:p>24.5239879511614</text:p>
              </table:table-cell>
              <table:table-cell office:value-type="float" office:value="58.4754730001548">
                <text:p>58.4754730001548</text:p>
              </table:table-cell>
            </table:table-row>
            <table:table-row>
              <table:table-cell office:value-type="string">
                <text:p>60</text:p>
              </table:table-cell>
              <table:table-cell office:value-type="float" office:value="229.46699702135">
                <text:p>229.46699702135</text:p>
              </table:table-cell>
              <table:table-cell office:value-type="float" office:value="25.53300297865">
                <text:p>25.53300297865</text:p>
              </table:table-cell>
              <table:table-cell office:value-type="float" office:value="54.1190961125172">
                <text:p>54.1190961125172</text:p>
              </table:table-cell>
            </table:table-row>
            <table:table-row>
              <table:table-cell office:value-type="string">
                <text:p>61</text:p>
              </table:table-cell>
              <table:table-cell office:value-type="float" office:value="228.396560887647">
                <text:p>228.396560887647</text:p>
              </table:table-cell>
              <table:table-cell office:value-type="float" office:value="26.6034391123526">
                <text:p>26.6034391123526</text:p>
              </table:table-cell>
              <table:table-cell office:value-type="float" office:value="49.8069211374928">
                <text:p>49.8069211374928</text:p>
              </table:table-cell>
            </table:table-row>
            <table:table-row>
              <table:table-cell office:value-type="string">
                <text:p>62</text:p>
              </table:table-cell>
              <table:table-cell office:value-type="float" office:value="227.265348438432">
                <text:p>227.265348438432</text:p>
              </table:table-cell>
              <table:table-cell office:value-type="float" office:value="27.7346515615685">
                <text:p>27.7346515615685</text:p>
              </table:table-cell>
              <table:table-cell office:value-type="float" office:value="45.5415455680438">
                <text:p>45.5415455680438</text:p>
              </table:table-cell>
            </table:table-row>
            <table:table-row>
              <table:table-cell office:value-type="string">
                <text:p>63</text:p>
              </table:table-cell>
              <table:table-cell office:value-type="float" office:value="226.074041073783">
                <text:p>226.074041073783</text:p>
              </table:table-cell>
              <table:table-cell office:value-type="float" office:value="28.925958926217">
                <text:p>28.925958926217</text:p>
              </table:table-cell>
              <table:table-cell office:value-type="float" office:value="41.3255387069206">
                <text:p>41.3255387069206</text:p>
              </table:table-cell>
            </table:table-row>
            <table:table-row>
              <table:table-cell office:value-type="string">
                <text:p>64</text:p>
              </table:table-cell>
              <table:table-cell office:value-type="float" office:value="224.823356392712">
                <text:p>224.823356392712</text:p>
              </table:table-cell>
              <table:table-cell office:value-type="float" office:value="30.1766436072876">
                <text:p>30.1766436072876</text:p>
              </table:table-cell>
              <table:table-cell office:value-type="float" office:value="37.1614401190096">
                <text:p>37.1614401190096</text:p>
              </table:table-cell>
            </table:table-row>
            <table:table-row>
              <table:table-cell office:value-type="string">
                <text:p>65</text:p>
              </table:table-cell>
              <table:table-cell office:value-type="float" office:value="223.514047760905">
                <text:p>223.514047760905</text:p>
              </table:table-cell>
              <table:table-cell office:value-type="float" office:value="31.4859522390945">
                <text:p>31.4859522390945</text:p>
              </table:table-cell>
              <table:table-cell office:value-type="float" office:value="33.0517581015947">
                <text:p>33.0517581015947</text:p>
              </table:table-cell>
            </table:table-row>
            <table:table-row>
              <table:table-cell office:value-type="string">
                <text:p>66</text:p>
              </table:table-cell>
              <table:table-cell office:value-type="float" office:value="224.073967841736">
                <text:p>224.073967841736</text:p>
              </table:table-cell>
              <table:table-cell office:value-type="float" office:value="34.780160127888">
                <text:p>34.780160127888</text:p>
              </table:table-cell>
              <table:table-cell office:value-type="float" office:value="30.9260321582641">
                <text:p>30.9260321582641</text:p>
              </table:table-cell>
            </table:table-row>
            <table:table-row>
              <table:table-cell office:value-type="string">
                <text:p>67</text:p>
              </table:table-cell>
              <table:table-cell office:value-type="float" office:value="225.358618306722">
                <text:p>225.358618306722</text:p>
              </table:table-cell>
              <table:table-cell office:value-type="float" office:value="38.9131219124525">
                <text:p>38.9131219124525</text:p>
              </table:table-cell>
              <table:table-cell office:value-type="float" office:value="29.6413816932782">
                <text:p>29.6413816932782</text:p>
              </table:table-cell>
            </table:table-row>
            <table:table-row>
              <table:table-cell office:value-type="string">
                <text:p>68</text:p>
              </table:table-cell>
              <table:table-cell office:value-type="float" office:value="226.584322399209">
                <text:p>226.584322399209</text:p>
              </table:table-cell>
              <table:table-cell office:value-type="float" office:value="43.0994451199002">
                <text:p>43.0994451199002</text:p>
              </table:table-cell>
              <table:table-cell office:value-type="float" office:value="28.4156776007909">
                <text:p>28.4156776007909</text:p>
              </table:table-cell>
            </table:table-row>
            <table:table-row>
              <table:table-cell office:value-type="string">
                <text:p>69</text:p>
              </table:table-cell>
              <table:table-cell office:value-type="float" office:value="227.750341800885">
                <text:p>227.750341800885</text:p>
              </table:table-cell>
              <table:table-cell office:value-type="float" office:value="47.3366080656676">
                <text:p>47.3366080656676</text:p>
              </table:table-cell>
              <table:table-cell office:value-type="float" office:value="27.2496581991153">
                <text:p>27.2496581991153</text:p>
              </table:table-cell>
            </table:table-row>
            <table:table-row>
              <table:table-cell office:value-type="string">
                <text:p>70</text:p>
              </table:table-cell>
              <table:table-cell office:value-type="float" office:value="228.855974145261">
                <text:p>228.855974145261</text:p>
              </table:table-cell>
              <table:table-cell office:value-type="float" office:value="51.622058441234">
                <text:p>51.622058441234</text:p>
              </table:table-cell>
              <table:table-cell office:value-type="float" office:value="26.1440258547389">
                <text:p>26.1440258547389</text:p>
              </table:table-cell>
            </table:table-row>
            <table:table-row>
              <table:table-cell office:value-type="string">
                <text:p>71</text:p>
              </table:table-cell>
              <table:table-cell office:value-type="float" office:value="229.900553440756">
                <text:p>229.900553440756</text:p>
              </table:table-cell>
              <table:table-cell office:value-type="float" office:value="55.9532148515364">
                <text:p>55.9532148515364</text:p>
              </table:table-cell>
              <table:table-cell office:value-type="float" office:value="25.0994465592437">
                <text:p>25.0994465592437</text:p>
              </table:table-cell>
            </table:table-row>
            <table:table-row>
              <table:table-cell office:value-type="string">
                <text:p>72</text:p>
              </table:table-cell>
              <table:table-cell office:value-type="float" office:value="230.883450471862">
                <text:p>230.883450471862</text:p>
              </table:table-cell>
              <table:table-cell office:value-type="float" office:value="60.3274683699055">
                <text:p>60.3274683699055</text:p>
              </table:table-cell>
              <table:table-cell office:value-type="float" office:value="24.1165495281378">
                <text:p>24.1165495281378</text:p>
              </table:table-cell>
            </table:table-row>
            <table:table-row>
              <table:table-cell office:value-type="string">
                <text:p>73</text:p>
              </table:table-cell>
              <table:table-cell office:value-type="float" office:value="231.80407317816">
                <text:p>231.80407317816</text:p>
              </table:table-cell>
              <table:table-cell office:value-type="float" office:value="64.742184109586">
                <text:p>64.742184109586</text:p>
              </table:table-cell>
              <table:table-cell office:value-type="float" office:value="23.19592682184">
                <text:p>23.19592682184</text:p>
              </table:table-cell>
            </table:table-row>
            <table:table-row>
              <table:table-cell office:value-type="string">
                <text:p>74</text:p>
              </table:table-cell>
              <table:table-cell office:value-type="float" office:value="232.661867010956">
                <text:p>232.661867010956</text:p>
              </table:table-cell>
              <table:table-cell office:value-type="float" office:value="69.1947028108929">
                <text:p>69.1947028108929</text:p>
              </table:table-cell>
              <table:table-cell office:value-type="float" office:value="22.3381329890441">
                <text:p>22.3381329890441</text:p>
              </table:table-cell>
            </table:table-row>
            <table:table-row>
              <table:table-cell office:value-type="string">
                <text:p>75</text:p>
              </table:table-cell>
              <table:table-cell office:value-type="float" office:value="233.45631526732">
                <text:p>233.45631526732</text:p>
              </table:table-cell>
              <table:table-cell office:value-type="float" office:value="73.6823424430511">
                <text:p>73.6823424430511</text:p>
              </table:table-cell>
              <table:table-cell office:value-type="float" office:value="21.5436847326802">
                <text:p>21.5436847326802</text:p>
              </table:table-cell>
            </table:table-row>
            <table:table-row>
              <table:table-cell office:value-type="string">
                <text:p>76</text:p>
              </table:table-cell>
              <table:table-cell office:value-type="float" office:value="234.186939401328">
                <text:p>234.186939401328</text:p>
              </table:table-cell>
              <table:table-cell office:value-type="float" office:value="78.2023998197498">
                <text:p>78.2023998197498</text:p>
              </table:table-cell>
              <table:table-cell office:value-type="float" office:value="20.8130605986715">
                <text:p>20.8130605986715</text:p>
              </table:table-cell>
            </table:table-row>
            <table:table-row>
              <table:table-cell office:value-type="string">
                <text:p>77</text:p>
              </table:table-cell>
              <table:table-cell office:value-type="float" office:value="234.853299312323">
                <text:p>234.853299312323</text:p>
              </table:table-cell>
              <table:table-cell office:value-type="float" office:value="82.752152227441">
                <text:p>82.752152227441</text:p>
              </table:table-cell>
              <table:table-cell office:value-type="float" office:value="20.1467006876766">
                <text:p>20.1467006876766</text:p>
              </table:table-cell>
            </table:table-row>
            <table:table-row>
              <table:table-cell office:value-type="string">
                <text:p>78</text:p>
              </table:table-cell>
              <table:table-cell office:value-type="float" office:value="235.454993610011">
                <text:p>235.454993610011</text:p>
              </table:table-cell>
              <table:table-cell office:value-type="float" office:value="87.3288590654006">
                <text:p>87.3288590654006</text:p>
              </table:table-cell>
              <table:table-cell office:value-type="float" office:value="19.545006389989">
                <text:p>19.545006389989</text:p>
              </table:table-cell>
            </table:table-row>
            <table:table-row>
              <table:table-cell office:value-type="string">
                <text:p>79</text:p>
              </table:table-cell>
              <table:table-cell office:value-type="float" office:value="235.991659856245">
                <text:p>235.991659856245</text:p>
              </table:table-cell>
              <table:table-cell office:value-type="float" office:value="91.9297634965635">
                <text:p>91.9297634965635</text:p>
              </table:table-cell>
              <table:table-cell office:value-type="float" office:value="19.0083401437548">
                <text:p>19.0083401437548</text:p>
              </table:table-cell>
            </table:table-row>
            <table:table-row>
              <table:table-cell office:value-type="string">
                <text:p>80</text:p>
              </table:table-cell>
              <table:table-cell office:value-type="float" office:value="236.462974783346">
                <text:p>236.462974783346</text:p>
              </table:table-cell>
              <table:table-cell office:value-type="float" office:value="96.5520941081393">
                <text:p>96.5520941081393</text:p>
              </table:table-cell>
              <table:table-cell office:value-type="float" office:value="18.5370252166536">
                <text:p>18.5370252166536</text:p>
              </table:table-cell>
            </table:table-row>
            <table:table-row>
              <table:table-cell office:value-type="string">
                <text:p>81</text:p>
              </table:table-cell>
              <table:table-cell office:value-type="float" office:value="236.868654488826">
                <text:p>236.868654488826</text:p>
              </table:table-cell>
              <table:table-cell office:value-type="float" office:value="101.193066581008">
                <text:p>101.193066581008</text:p>
              </table:table-cell>
              <table:table-cell office:value-type="float" office:value="18.1313455111739">
                <text:p>18.1313455111739</text:p>
              </table:table-cell>
            </table:table-row>
            <table:table-row>
              <table:table-cell office:value-type="string">
                <text:p>82</text:p>
              </table:table-cell>
              <table:table-cell office:value-type="float" office:value="237.208454606399">
                <text:p>237.208454606399</text:p>
              </table:table-cell>
              <table:table-cell office:value-type="float" office:value="105.849885366888">
                <text:p>105.849885366888</text:p>
              </table:table-cell>
              <table:table-cell office:value-type="float" office:value="17.7915453936008">
                <text:p>17.7915453936008</text:p>
              </table:table-cell>
            </table:table-row>
            <table:table-row>
              <table:table-cell office:value-type="string">
                <text:p>83</text:p>
              </table:table-cell>
              <table:table-cell office:value-type="float" office:value="237.482170453181">
                <text:p>237.482170453181</text:p>
              </table:table-cell>
              <table:table-cell office:value-type="float" office:value="110.519745372273">
                <text:p>110.519745372273</text:p>
              </table:table-cell>
              <table:table-cell office:value-type="float" office:value="17.5178295468192">
                <text:p>17.5178295468192</text:p>
              </table:table-cell>
            </table:table-row>
            <table:table-row>
              <table:table-cell office:value-type="string">
                <text:p>84</text:p>
              </table:table-cell>
              <table:table-cell office:value-type="float" office:value="237.68963715298">
                <text:p>237.68963715298</text:p>
              </table:table-cell>
              <table:table-cell office:value-type="float" office:value="115.199833648114">
                <text:p>115.199833648114</text:p>
              </table:table-cell>
              <table:table-cell office:value-type="float" office:value="17.3103628470204">
                <text:p>17.3103628470204</text:p>
              </table:table-cell>
            </table:table-row>
            <table:table-row>
              <table:table-cell office:value-type="string">
                <text:p>85</text:p>
              </table:table-cell>
              <table:table-cell office:value-type="float" office:value="237.830729735613">
                <text:p>237.830729735613</text:p>
              </table:table-cell>
              <table:table-cell office:value-type="float" office:value="119.887331084232">
                <text:p>119.887331084232</text:p>
              </table:table-cell>
              <table:table-cell office:value-type="float" office:value="17.1692702643866">
                <text:p>17.1692702643866</text:p>
              </table:table-cell>
            </table:table-row>
            <table:table-row>
              <table:table-cell office:value-type="string">
                <text:p>86</text:p>
              </table:table-cell>
              <table:table-cell office:value-type="float" office:value="237.905363212186">
                <text:p>237.905363212186</text:p>
              </table:table-cell>
              <table:table-cell office:value-type="float" office:value="124.579414107449">
                <text:p>124.579414107449</text:p>
              </table:table-cell>
              <table:table-cell office:value-type="float" office:value="17.0946367878139">
                <text:p>17.0946367878139</text:p>
              </table:table-cell>
            </table:table-row>
            <table:table-row>
              <table:table-cell office:value-type="string">
                <text:p>87</text:p>
              </table:table-cell>
              <table:table-cell office:value-type="float" office:value="237.913492626282">
                <text:p>237.913492626282</text:p>
              </table:table-cell>
              <table:table-cell office:value-type="float" office:value="129.273256382399">
                <text:p>129.273256382399</text:p>
              </table:table-cell>
              <table:table-cell office:value-type="float" office:value="17.0865073737177">
                <text:p>17.0865073737177</text:p>
              </table:table-cell>
            </table:table-row>
            <table:table-row>
              <table:table-cell office:value-type="string">
                <text:p>88</text:p>
              </table:table-cell>
              <table:table-cell office:value-type="float" office:value="237.855113081047">
                <text:p>237.855113081047</text:p>
              </table:table-cell>
              <table:table-cell office:value-type="float" office:value="133.966030514012">
                <text:p>133.966030514012</text:p>
              </table:table-cell>
              <table:table-cell office:value-type="float" office:value="17.1448869189532">
                <text:p>17.1448869189532</text:p>
              </table:table-cell>
            </table:table-row>
            <table:table-row>
              <table:table-cell office:value-type="string">
                <text:p>89</text:p>
              </table:table-cell>
              <table:table-cell office:value-type="float" office:value="237.730259742135">
                <text:p>237.730259742135</text:p>
              </table:table-cell>
              <table:table-cell office:value-type="float" office:value="138.654909750623">
                <text:p>138.654909750623</text:p>
              </table:table-cell>
              <table:table-cell office:value-type="float" office:value="17.2697402578653">
                <text:p>17.2697402578653</text:p>
              </table:table-cell>
            </table:table-row>
            <table:table-row>
              <table:table-cell office:value-type="string">
                <text:p>90</text:p>
              </table:table-cell>
              <table:table-cell office:value-type="float" office:value="237.539007816529">
                <text:p>237.539007816529</text:p>
              </table:table-cell>
              <table:table-cell office:value-type="float" office:value="143.337069686709">
                <text:p>143.337069686709</text:p>
              </table:table-cell>
              <table:table-cell office:value-type="float" office:value="17.4609921834711">
                <text:p>17.4609921834711</text:p>
              </table:table-cell>
            </table:table-row>
            <table:table-row>
              <table:table-cell office:value-type="string">
                <text:p>91</text:p>
              </table:table-cell>
              <table:table-cell office:value-type="float" office:value="237.281472507238">
                <text:p>237.281472507238</text:p>
              </table:table-cell>
              <table:table-cell office:value-type="float" office:value="148.009689964202">
                <text:p>148.009689964202</text:p>
              </table:table-cell>
              <table:table-cell office:value-type="float" office:value="17.7185274927621">
                <text:p>17.7185274927621</text:p>
              </table:table-cell>
            </table:table-row>
            <table:table-row>
              <table:table-cell office:value-type="string">
                <text:p>92</text:p>
              </table:table-cell>
              <table:table-cell office:value-type="float" office:value="236.957808943902">
                <text:p>236.957808943902</text:p>
              </table:table-cell>
              <table:table-cell office:value-type="float" office:value="152.669955971368">
                <text:p>152.669955971368</text:p>
              </table:table-cell>
              <table:table-cell office:value-type="float" office:value="18.0421910560978">
                <text:p>18.0421910560978</text:p>
              </table:table-cell>
            </table:table-row>
            <table:table-row>
              <table:table-cell office:value-type="string">
                <text:p>93</text:p>
              </table:table-cell>
              <table:table-cell office:value-type="float" office:value="236.56821208935">
                <text:p>236.56821208935</text:p>
              </table:table-cell>
              <table:table-cell office:value-type="float" office:value="157.315060538221">
                <text:p>157.315060538221</text:p>
              </table:table-cell>
              <table:table-cell office:value-type="float" office:value="18.4317879106502">
                <text:p>18.4317879106502</text:p>
              </table:table-cell>
            </table:table-row>
            <table:table-row>
              <table:table-cell office:value-type="string">
                <text:p>94</text:p>
              </table:table-cell>
              <table:table-cell office:value-type="float" office:value="236.112916622158">
                <text:p>236.112916622158</text:p>
              </table:table-cell>
              <table:table-cell office:value-type="float" office:value="161.942205627464">
                <text:p>161.942205627464</text:p>
              </table:table-cell>
              <table:table-cell office:value-type="float" office:value="18.887083377842">
                <text:p>18.887083377842</text:p>
              </table:table-cell>
            </table:table-row>
            <table:table-row>
              <table:table-cell office:value-type="string">
                <text:p>95</text:p>
              </table:table-cell>
              <table:table-cell office:value-type="float" office:value="235.592196795291">
                <text:p>235.592196795291</text:p>
              </table:table-cell>
              <table:table-cell office:value-type="float" office:value="166.548604019913">
                <text:p>166.548604019913</text:p>
              </table:table-cell>
              <table:table-cell office:value-type="float" office:value="19.4078032047086">
                <text:p>19.4078032047086</text:p>
              </table:table-cell>
            </table:table-row>
            <table:table-row>
              <table:table-cell office:value-type="string">
                <text:p>96</text:p>
              </table:table-cell>
              <table:table-cell office:value-type="float" office:value="235.006366270903">
                <text:p>235.006366270903</text:p>
              </table:table-cell>
              <table:table-cell office:value-type="float" office:value="171.131480993422">
                <text:p>171.131480993422</text:p>
              </table:table-cell>
              <table:table-cell office:value-type="float" office:value="19.993633729097">
                <text:p>19.993633729097</text:p>
              </table:table-cell>
            </table:table-row>
            <table:table-row>
              <table:table-cell office:value-type="string">
                <text:p>97</text:p>
              </table:table-cell>
              <table:table-cell office:value-type="float" office:value="234.355777931395">
                <text:p>234.355777931395</text:p>
              </table:table-cell>
              <table:table-cell office:value-type="float" office:value="175.688075994267">
                <text:p>175.688075994267</text:p>
              </table:table-cell>
              <table:table-cell office:value-type="float" office:value="20.6442220686051">
                <text:p>20.6442220686051</text:p>
              </table:table-cell>
            </table:table-row>
            <table:table-row>
              <table:table-cell office:value-type="string">
                <text:p>98</text:p>
              </table:table-cell>
              <table:table-cell office:value-type="float" office:value="233.640823666856">
                <text:p>233.640823666856</text:p>
              </table:table-cell>
              <table:table-cell office:value-type="float" office:value="180.215644300001">
                <text:p>180.215644300001</text:p>
              </table:table-cell>
              <table:table-cell office:value-type="float" office:value="21.3591763331441">
                <text:p>21.3591763331441</text:p>
              </table:table-cell>
            </table:table-row>
            <table:table-row>
              <table:table-cell office:value-type="string">
                <text:p>99</text:p>
              </table:table-cell>
              <table:table-cell office:value-type="float" office:value="232.861934139001">
                <text:p>232.861934139001</text:p>
              </table:table-cell>
              <table:table-cell office:value-type="float" office:value="184.711458672774">
                <text:p>184.711458672774</text:p>
              </table:table-cell>
              <table:table-cell office:value-type="float" office:value="22.1380658609991">
                <text:p>22.1380658609991</text:p>
              </table:table-cell>
            </table:table-row>
            <table:table-row>
              <table:table-cell office:value-type="string">
                <text:p>100</text:p>
              </table:table-cell>
              <table:table-cell office:value-type="float" office:value="232.019578521757">
                <text:p>232.019578521757</text:p>
              </table:table-cell>
              <table:table-cell office:value-type="float" office:value="189.172811002116">
                <text:p>189.172811002116</text:p>
              </table:table-cell>
              <table:table-cell office:value-type="float" office:value="22.9804214782429">
                <text:p>22.9804214782429</text:p>
              </table:table-cell>
            </table:table-row>
            <table:table-row>
              <table:table-cell office:value-type="string">
                <text:p>101</text:p>
              </table:table-cell>
              <table:table-cell office:value-type="float" office:value="231.114264218651">
                <text:p>231.114264218651</text:p>
              </table:table-cell>
              <table:table-cell office:value-type="float" office:value="193.597013936206">
                <text:p>193.597013936206</text:p>
              </table:table-cell>
              <table:table-cell office:value-type="float" office:value="23.8857357813494">
                <text:p>23.8857357813494</text:p>
              </table:table-cell>
            </table:table-row>
            <table:table-row>
              <table:table-cell office:value-type="string">
                <text:p>102</text:p>
              </table:table-cell>
              <table:table-cell office:value-type="float" office:value="230.146536557166">
                <text:p>230.146536557166</text:p>
              </table:table-cell>
              <table:table-cell office:value-type="float" office:value="197.981402500627">
                <text:p>197.981402500627</text:p>
              </table:table-cell>
              <table:table-cell office:value-type="float" office:value="24.8534634428344">
                <text:p>24.8534634428344</text:p>
              </table:table-cell>
            </table:table-row>
            <table:table-row>
              <table:table-cell office:value-type="string">
                <text:p>103</text:p>
              </table:table-cell>
              <table:table-cell office:value-type="float" office:value="229.11697846026">
                <text:p>229.11697846026</text:p>
              </table:table-cell>
              <table:table-cell office:value-type="float" office:value="202.323335703651">
                <text:p>202.323335703651</text:p>
              </table:table-cell>
              <table:table-cell office:value-type="float" office:value="25.8830215397402">
                <text:p>25.8830215397402</text:p>
              </table:table-cell>
            </table:table-row>
            <table:table-row>
              <table:table-cell office:value-type="string">
                <text:p>104</text:p>
              </table:table-cell>
              <table:table-cell office:value-type="float" office:value="228.026210095233">
                <text:p>228.026210095233</text:p>
              </table:table-cell>
              <table:table-cell office:value-type="float" office:value="206.620198127072">
                <text:p>206.620198127072</text:p>
              </table:table-cell>
              <table:table-cell office:value-type="float" office:value="26.9737899047668">
                <text:p>26.9737899047668</text:p>
              </table:table-cell>
            </table:table-row>
            <table:table-row>
              <table:table-cell office:value-type="string">
                <text:p>105</text:p>
              </table:table-cell>
              <table:table-cell office:value-type="float" office:value="226.874888500162">
                <text:p>226.874888500162</text:p>
              </table:table-cell>
              <table:table-cell office:value-type="float" office:value="210.869401501636">
                <text:p>210.869401501636</text:p>
              </table:table-cell>
              <table:table-cell office:value-type="float" office:value="28.1251114998378">
                <text:p>28.1251114998378</text:p>
              </table:table-cell>
            </table:table-row>
            <table:table-row>
              <table:table-cell office:value-type="string">
                <text:p>106</text:p>
              </table:table-cell>
              <table:table-cell office:value-type="float" office:value="225.663707188125">
                <text:p>225.663707188125</text:p>
              </table:table-cell>
              <table:table-cell office:value-type="float" office:value="215.068386266118">
                <text:p>215.068386266118</text:p>
              </table:table-cell>
              <table:table-cell office:value-type="float" office:value="29.3362928118748">
                <text:p>29.3362928118748</text:p>
              </table:table-cell>
            </table:table-row>
            <table:table-row>
              <table:table-cell office:value-type="string">
                <text:p>107</text:p>
              </table:table-cell>
              <table:table-cell office:value-type="float" office:value="224.393395729455">
                <text:p>224.393395729455</text:p>
              </table:table-cell>
              <table:table-cell office:value-type="float" office:value="219.214623109106">
                <text:p>219.214623109106</text:p>
              </table:table-cell>
              <table:table-cell office:value-type="float" office:value="30.6066042705445">
                <text:p>30.6066042705445</text:p>
              </table:table-cell>
            </table:table-row>
            <table:table-row>
              <table:table-cell office:value-type="string">
                <text:p>108</text:p>
              </table:table-cell>
              <table:table-cell office:value-type="float" office:value="222.944271722132">
                <text:p>222.944271722132</text:p>
              </table:table-cell>
              <table:table-cell office:value-type="float" office:value="223.18516690242">
                <text:p>223.18516690242</text:p>
              </table:table-cell>
              <table:table-cell office:value-type="float" office:value="31.81483309758">
                <text:p>31.81483309758</text:p>
              </table:table-cell>
            </table:table-row>
            <table:table-row>
              <table:table-cell office:value-type="string">
                <text:p>109</text:p>
              </table:table-cell>
              <table:table-cell office:value-type="float" office:value="218.848269344239">
                <text:p>218.848269344239</text:p>
              </table:table-cell>
              <table:table-cell office:value-type="float" office:value="224.508687218916">
                <text:p>224.508687218916</text:p>
              </table:table-cell>
              <table:table-cell office:value-type="float" office:value="30.4913127810841">
                <text:p>30.4913127810841</text:p>
              </table:table-cell>
            </table:table-row>
            <table:table-row>
              <table:table-cell office:value-type="string">
                <text:p>110</text:p>
              </table:table-cell>
              <table:table-cell office:value-type="float" office:value="214.697242184625">
                <text:p>214.697242184625</text:p>
              </table:table-cell>
              <table:table-cell office:value-type="float" office:value="225.77377312962">
                <text:p>225.77377312962</text:p>
              </table:table-cell>
              <table:table-cell office:value-type="float" office:value="29.2262268703803">
                <text:p>29.2262268703803</text:p>
              </table:table-cell>
            </table:table-row>
            <table:table-row>
              <table:table-cell office:value-type="string">
                <text:p>111</text:p>
              </table:table-cell>
              <table:table-cell office:value-type="float" office:value="210.493690666834">
                <text:p>210.493690666834</text:p>
              </table:table-cell>
              <table:table-cell office:value-type="float" office:value="226.979662594083">
                <text:p>226.979662594083</text:p>
              </table:table-cell>
              <table:table-cell office:value-type="float" office:value="28.0203374059168">
                <text:p>28.0203374059168</text:p>
              </table:table-cell>
            </table:table-row>
            <table:table-row>
              <table:table-cell office:value-type="string">
                <text:p>112</text:p>
              </table:table-cell>
              <table:table-cell office:value-type="float" office:value="206.240146853119">
                <text:p>206.240146853119</text:p>
              </table:table-cell>
              <table:table-cell office:value-type="float" office:value="228.125629229584">
                <text:p>228.125629229584</text:p>
              </table:table-cell>
              <table:table-cell office:value-type="float" office:value="26.8743707704158">
                <text:p>26.8743707704158</text:p>
              </table:table-cell>
            </table:table-row>
            <table:table-row>
              <table:table-cell office:value-type="string">
                <text:p>113</text:p>
              </table:table-cell>
              <table:table-cell office:value-type="float" office:value="201.939172919224">
                <text:p>201.939172919224</text:p>
              </table:table-cell>
              <table:table-cell office:value-type="float" office:value="229.210982748672">
                <text:p>229.210982748672</text:p>
              </table:table-cell>
              <table:table-cell office:value-type="float" office:value="25.7890172513281">
                <text:p>25.7890172513281</text:p>
              </table:table-cell>
            </table:table-row>
            <table:table-row>
              <table:table-cell office:value-type="string">
                <text:p>114</text:p>
              </table:table-cell>
              <table:table-cell office:value-type="float" office:value="197.593359611022">
                <text:p>197.593359611022</text:p>
              </table:table-cell>
              <table:table-cell office:value-type="float" office:value="230.23506937497">
                <text:p>230.23506937497</text:p>
              </table:table-cell>
              <table:table-cell office:value-type="float" office:value="24.7649306250296">
                <text:p>24.7649306250296</text:p>
              </table:table-cell>
            </table:table-row>
            <table:table-row>
              <table:table-cell office:value-type="string">
                <text:p>115</text:p>
              </table:table-cell>
              <table:table-cell office:value-type="float" office:value="193.20532468395">
                <text:p>193.20532468395</text:p>
              </table:table-cell>
              <table:table-cell office:value-type="float" office:value="231.197272236989">
                <text:p>231.197272236989</text:p>
              </table:table-cell>
              <table:table-cell office:value-type="float" office:value="23.8027277630108">
                <text:p>23.8027277630108</text:p>
              </table:table-cell>
            </table:table-row>
            <table:table-row>
              <table:table-cell office:value-type="string">
                <text:p>116</text:p>
              </table:table-cell>
              <table:table-cell office:value-type="float" office:value="188.777711326168">
                <text:p>188.777711326168</text:p>
              </table:table-cell>
              <table:table-cell office:value-type="float" office:value="232.097011739703">
                <text:p>232.097011739703</text:p>
              </table:table-cell>
              <table:table-cell office:value-type="float" office:value="22.9029882602969">
                <text:p>22.9029882602969</text:p>
              </table:table-cell>
            </table:table-row>
            <table:table-row>
              <table:table-cell office:value-type="string">
                <text:p>117</text:p>
              </table:table-cell>
              <table:table-cell office:value-type="float" office:value="184.313186566405">
                <text:p>184.313186566405</text:p>
              </table:table-cell>
              <table:table-cell office:value-type="float" office:value="232.933745913679">
                <text:p>232.933745913679</text:p>
              </table:table-cell>
              <table:table-cell office:value-type="float" office:value="22.0662540863208">
                <text:p>22.0662540863208</text:p>
              </table:table-cell>
            </table:table-row>
            <table:table-row>
              <table:table-cell office:value-type="string">
                <text:p>118</text:p>
              </table:table-cell>
              <table:table-cell office:value-type="float" office:value="179.814439667437">
                <text:p>179.814439667437</text:p>
              </table:table-cell>
              <table:table-cell office:value-type="float" office:value="233.706970741539">
                <text:p>233.706970741539</text:p>
              </table:table-cell>
              <table:table-cell office:value-type="float" office:value="21.2930292584614">
                <text:p>21.2930292584614</text:p>
              </table:table-cell>
            </table:table-row>
            <table:table-row>
              <table:table-cell office:value-type="string">
                <text:p>119</text:p>
              </table:table-cell>
              <table:table-cell office:value-type="float" office:value="175.284180506175">
                <text:p>175.284180506175</text:p>
              </table:table-cell>
              <table:table-cell office:value-type="float" office:value="234.416220461558">
                <text:p>234.416220461558</text:p>
              </table:table-cell>
              <table:table-cell office:value-type="float" office:value="20.5837795384422">
                <text:p>20.5837795384422</text:p>
              </table:table-cell>
            </table:table-row>
            <table:table-row>
              <table:table-cell office:value-type="string">
                <text:p>120</text:p>
              </table:table-cell>
              <table:table-cell office:value-type="float" office:value="170.725137941342">
                <text:p>170.725137941342</text:p>
              </table:table-cell>
              <table:table-cell office:value-type="float" office:value="235.061067848226">
                <text:p>235.061067848226</text:p>
              </table:table-cell>
              <table:table-cell office:value-type="float" office:value="19.9389321517741">
                <text:p>19.9389321517741</text:p>
              </table:table-cell>
            </table:table-row>
            <table:table-row>
              <table:table-cell office:value-type="string">
                <text:p>121</text:p>
              </table:table-cell>
              <table:table-cell office:value-type="float" office:value="166.140058169706">
                <text:p>166.140058169706</text:p>
              </table:table-cell>
              <table:table-cell office:value-type="float" office:value="235.64112446959">
                <text:p>235.64112446959</text:p>
              </table:table-cell>
              <table:table-cell office:value-type="float" office:value="19.3588755304105">
                <text:p>19.3588755304105</text:p>
              </table:table-cell>
            </table:table-row>
            <table:table-row>
              <table:table-cell office:value-type="string">
                <text:p>122</text:p>
              </table:table-cell>
              <table:table-cell office:value-type="float" office:value="161.531703071872">
                <text:p>161.531703071872</text:p>
              </table:table-cell>
              <table:table-cell office:value-type="float" office:value="236.15604092123">
                <text:p>236.15604092123</text:p>
              </table:table-cell>
              <table:table-cell office:value-type="float" office:value="18.8439590787702">
                <text:p>18.8439590787702</text:p>
              </table:table-cell>
            </table:table-row>
            <table:table-row>
              <table:table-cell office:value-type="string">
                <text:p>123</text:p>
              </table:table-cell>
              <table:table-cell office:value-type="float" office:value="156.902848548636">
                <text:p>156.902848548636</text:p>
              </table:table-cell>
              <table:table-cell office:value-type="float" office:value="236.60550703673">
                <text:p>236.60550703673</text:p>
              </table:table-cell>
              <table:table-cell office:value-type="float" office:value="18.3944929632697">
                <text:p>18.3944929632697</text:p>
              </table:table-cell>
            </table:table-row>
            <table:table-row>
              <table:table-cell office:value-type="string">
                <text:p>124</text:p>
              </table:table-cell>
              <table:table-cell office:value-type="float" office:value="152.256282848877">
                <text:p>152.256282848877</text:p>
              </table:table-cell>
              <table:table-cell office:value-type="float" office:value="236.989252074509">
                <text:p>236.989252074509</text:p>
              </table:table-cell>
              <table:table-cell office:value-type="float" office:value="18.0107479254906">
                <text:p>18.0107479254906</text:p>
              </table:table-cell>
            </table:table-row>
            <table:table-row>
              <table:table-cell office:value-type="string">
                <text:p>125</text:p>
              </table:table-cell>
              <table:table-cell office:value-type="float" office:value="147.594804890027">
                <text:p>147.594804890027</text:p>
              </table:table-cell>
              <table:table-cell office:value-type="float" office:value="237.307044880906">
                <text:p>237.307044880906</text:p>
              </table:table-cell>
              <table:table-cell office:value-type="float" office:value="17.6929551190943">
                <text:p>17.6929551190943</text:p>
              </table:table-cell>
            </table:table-row>
            <table:table-row>
              <table:table-cell office:value-type="string">
                <text:p>126</text:p>
              </table:table-cell>
              <table:table-cell office:value-type="float" office:value="142.921222572104">
                <text:p>142.921222572104</text:p>
              </table:table-cell>
              <table:table-cell office:value-type="float" office:value="237.558694029416">
                <text:p>237.558694029416</text:p>
              </table:table-cell>
              <table:table-cell office:value-type="float" office:value="17.4413059705843">
                <text:p>17.4413059705843</text:p>
              </table:table-cell>
            </table:table-row>
            <table:table-row>
              <table:table-cell office:value-type="string">
                <text:p>127</text:p>
              </table:table-cell>
              <table:table-cell office:value-type="float" office:value="138.238351086341">
                <text:p>138.238351086341</text:p>
              </table:table-cell>
              <table:table-cell office:value-type="float" office:value="237.744047936002">
                <text:p>237.744047936002</text:p>
              </table:table-cell>
              <table:table-cell office:value-type="float" office:value="17.2559520639981">
                <text:p>17.2559520639981</text:p>
              </table:table-cell>
            </table:table-row>
            <table:table-row>
              <table:table-cell office:value-type="string">
                <text:p>128</text:p>
              </table:table-cell>
              <table:table-cell office:value-type="float" office:value="133.549011219416">
                <text:p>133.549011219416</text:p>
              </table:table-cell>
              <table:table-cell office:value-type="float" office:value="237.862994950402">
                <text:p>237.862994950402</text:p>
              </table:table-cell>
              <table:table-cell office:value-type="float" office:value="17.137005049598">
                <text:p>17.137005049598</text:p>
              </table:table-cell>
            </table:table-row>
            <table:table-row>
              <table:table-cell office:value-type="string">
                <text:p>129</text:p>
              </table:table-cell>
              <table:table-cell office:value-type="float" office:value="128.85602765432">
                <text:p>128.85602765432</text:p>
              </table:table-cell>
              <table:table-cell office:value-type="float" office:value="237.915463423382">
                <text:p>237.915463423382</text:p>
              </table:table-cell>
              <table:table-cell office:value-type="float" office:value="17.0845365766179">
                <text:p>17.0845365766179</text:p>
              </table:table-cell>
            </table:table-row>
            <table:table-row>
              <table:table-cell office:value-type="string">
                <text:p>130</text:p>
              </table:table-cell>
              <table:table-cell office:value-type="float" office:value="124.16222726887">
                <text:p>124.16222726887</text:p>
              </table:table-cell>
              <table:table-cell office:value-type="float" office:value="237.901421749896">
                <text:p>237.901421749896</text:p>
              </table:table-cell>
              <table:table-cell office:value-type="float" office:value="17.0985782501039">
                <text:p>17.0985782501039</text:p>
              </table:table-cell>
            </table:table-row>
            <table:table-row>
              <table:table-cell office:value-type="string">
                <text:p>131</text:p>
              </table:table-cell>
              <table:table-cell office:value-type="float" office:value="119.470437432905">
                <text:p>119.470437432905</text:p>
              </table:table-cell>
              <table:table-cell office:value-type="float" office:value="237.820878388123">
                <text:p>237.820878388123</text:p>
              </table:table-cell>
              <table:table-cell office:value-type="float" office:value="17.1791216118769">
                <text:p>17.1791216118769</text:p>
              </table:table-cell>
            </table:table-row>
            <table:table-row>
              <table:table-cell office:value-type="string">
                <text:p>132</text:p>
              </table:table-cell>
              <table:table-cell office:value-type="float" office:value="114.783484305187">
                <text:p>114.783484305187</text:p>
              </table:table-cell>
              <table:table-cell office:value-type="float" office:value="237.673881854372">
                <text:p>237.673881854372</text:p>
              </table:table-cell>
              <table:table-cell office:value-type="float" office:value="17.3261181456277">
                <text:p>17.3261181456277</text:p>
              </table:table-cell>
            </table:table-row>
            <table:table-row>
              <table:table-cell office:value-type="string">
                <text:p>133</text:p>
              </table:table-cell>
              <table:table-cell office:value-type="float" office:value="110.104191131021">
                <text:p>110.104191131021</text:p>
              </table:table-cell>
              <table:table-cell office:value-type="float" office:value="237.460520693859">
                <text:p>237.460520693859</text:p>
              </table:table-cell>
              <table:table-cell office:value-type="float" office:value="17.5394793061407">
                <text:p>17.5394793061407</text:p>
              </table:table-cell>
            </table:table-row>
            <table:table-row>
              <table:table-cell office:value-type="string">
                <text:p>134</text:p>
              </table:table-cell>
              <table:table-cell office:value-type="float" office:value="105.435376541648">
                <text:p>105.435376541648</text:p>
              </table:table-cell>
              <table:table-cell office:value-type="float" office:value="237.180923427369">
                <text:p>237.180923427369</text:p>
              </table:table-cell>
              <table:table-cell office:value-type="float" office:value="17.819076572631">
                <text:p>17.819076572631</text:p>
              </table:table-cell>
            </table:table-row>
            <table:table-row>
              <table:table-cell office:value-type="string">
                <text:p>135</text:p>
              </table:table-cell>
              <table:table-cell office:value-type="float" office:value="100.779852856396">
                <text:p>100.779852856396</text:p>
              </table:table-cell>
              <table:table-cell office:value-type="float" office:value="236.83525847384">
                <text:p>236.83525847384</text:p>
              </table:table-cell>
              <table:table-cell office:value-type="float" office:value="18.1647415261601">
                <text:p>18.1647415261601</text:p>
              </table:table-cell>
            </table:table-row>
            <table:table-row>
              <table:table-cell office:value-type="string">
                <text:p>136</text:p>
              </table:table-cell>
              <table:table-cell office:value-type="float" office:value="96.1404243886525">
                <text:p>96.1404243886525</text:p>
              </table:table-cell>
              <table:table-cell office:value-type="float" office:value="236.423734048915">
                <text:p>236.423734048915</text:p>
              </table:table-cell>
              <table:table-cell office:value-type="float" office:value="18.5762659510852">
                <text:p>18.5762659510852</text:p>
              </table:table-cell>
            </table:table-row>
            <table:table-row>
              <table:table-cell office:value-type="string">
                <text:p>137</text:p>
              </table:table-cell>
              <table:table-cell office:value-type="float" office:value="91.5198857566476">
                <text:p>91.5198857566476</text:p>
              </table:table-cell>
              <table:table-cell office:value-type="float" office:value="235.946598039519">
                <text:p>235.946598039519</text:p>
              </table:table-cell>
              <table:table-cell office:value-type="float" office:value="19.0534019604806">
                <text:p>19.0534019604806</text:p>
              </table:table-cell>
            </table:table-row>
            <table:table-row>
              <table:table-cell office:value-type="string">
                <text:p>138</text:p>
              </table:table-cell>
              <table:table-cell office:value-type="float" office:value="86.9210202000797">
                <text:p>86.9210202000797</text:p>
              </table:table-cell>
              <table:table-cell office:value-type="float" office:value="235.404137854545">
                <text:p>235.404137854545</text:p>
              </table:table-cell>
              <table:table-cell office:value-type="float" office:value="19.5958621454555">
                <text:p>19.5958621454555</text:p>
              </table:table-cell>
            </table:table-row>
            <table:table-row>
              <table:table-cell office:value-type="string">
                <text:p>139</text:p>
              </table:table-cell>
              <table:table-cell office:value-type="float" office:value="82.3465979035975">
                <text:p>82.3465979035975</text:p>
              </table:table-cell>
              <table:table-cell office:value-type="float" office:value="234.796680251722">
                <text:p>234.796680251722</text:p>
              </table:table-cell>
              <table:table-cell office:value-type="float" office:value="20.2033197482783">
                <text:p>20.2033197482783</text:p>
              </table:table-cell>
            </table:table-row>
            <table:table-row>
              <table:table-cell office:value-type="string">
                <text:p>140</text:p>
              </table:table-cell>
              <table:table-cell office:value-type="float" office:value="77.7993743281437">
                <text:p>77.7993743281437</text:p>
              </table:table-cell>
              <table:table-cell office:value-type="float" office:value="234.124591140796">
                <text:p>234.124591140796</text:p>
              </table:table-cell>
              <table:table-cell office:value-type="float" office:value="20.8754088592036">
                <text:p>20.8754088592036</text:p>
              </table:table-cell>
            </table:table-row>
            <table:table-row>
              <table:table-cell office:value-type="string">
                <text:p>141</text:p>
              </table:table-cell>
              <table:table-cell office:value-type="float" office:value="73.2820885511685">
                <text:p>73.2820885511685</text:p>
              </table:table-cell>
              <table:table-cell office:value-type="float" office:value="233.388275363118">
                <text:p>233.388275363118</text:p>
              </table:table-cell>
              <table:table-cell office:value-type="float" office:value="21.6117246368817">
                <text:p>21.6117246368817</text:p>
              </table:table-cell>
            </table:table-row>
            <table:table-row>
              <table:table-cell office:value-type="string">
                <text:p>142</text:p>
              </table:table-cell>
              <table:table-cell office:value-type="float" office:value="68.7974616167118">
                <text:p>68.7974616167118</text:p>
              </table:table-cell>
              <table:table-cell office:value-type="float" office:value="232.588176447779">
                <text:p>232.588176447779</text:p>
              </table:table-cell>
              <table:table-cell office:value-type="float" office:value="22.411823552221">
                <text:p>22.411823552221</text:p>
              </table:table-cell>
            </table:table-row>
            <table:table-row>
              <table:table-cell office:value-type="string">
                <text:p>143</text:p>
              </table:table-cell>
              <table:table-cell office:value-type="float" office:value="64.3481948963479">
                <text:p>64.3481948963479</text:p>
              </table:table-cell>
              <table:table-cell office:value-type="float" office:value="231.724776344448">
                <text:p>231.724776344448</text:p>
              </table:table-cell>
              <table:table-cell office:value-type="float" office:value="23.2752236555525">
                <text:p>23.2752236555525</text:p>
              </table:table-cell>
            </table:table-row>
            <table:table-row>
              <table:table-cell office:value-type="string">
                <text:p>144</text:p>
              </table:table-cell>
              <table:table-cell office:value-type="float" office:value="59.9369684619804">
                <text:p>59.9369684619804</text:p>
              </table:table-cell>
              <table:table-cell office:value-type="float" office:value="230.798595133062">
                <text:p>230.798595133062</text:p>
              </table:table-cell>
              <table:table-cell office:value-type="float" office:value="24.2014048669383">
                <text:p>24.2014048669383</text:p>
              </table:table-cell>
            </table:table-row>
            <table:table-row>
              <table:table-cell office:value-type="string">
                <text:p>145</text:p>
              </table:table-cell>
              <table:table-cell office:value-type="float" office:value="55.5664394714669">
                <text:p>55.5664394714669</text:p>
              </table:table-cell>
              <table:table-cell office:value-type="float" office:value="229.810190710551">
                <text:p>229.810190710551</text:p>
              </table:table-cell>
              <table:table-cell office:value-type="float" office:value="25.1898092894491">
                <text:p>25.1898092894491</text:p>
              </table:table-cell>
            </table:table-row>
            <table:table-row>
              <table:table-cell office:value-type="string">
                <text:p>146</text:p>
              </table:table-cell>
              <table:table-cell office:value-type="float" office:value="51.2392405680466">
                <text:p>51.2392405680466</text:p>
              </table:table-cell>
              <table:table-cell office:value-type="float" office:value="228.76015845478">
                <text:p>228.76015845478</text:p>
              </table:table-cell>
              <table:table-cell office:value-type="float" office:value="26.2398415452195">
                <text:p>26.2398415452195</text:p>
              </table:table-cell>
            </table:table-row>
            <table:table-row>
              <table:table-cell office:value-type="string">
                <text:p>147</text:p>
              </table:table-cell>
              <table:table-cell office:value-type="float" office:value="46.9579782945348">
                <text:p>46.9579782945348</text:p>
              </table:table-cell>
              <table:table-cell office:value-type="float" office:value="227.649130865918">
                <text:p>227.649130865918</text:p>
              </table:table-cell>
              <table:table-cell office:value-type="float" office:value="27.3508691340819">
                <text:p>27.3508691340819</text:p>
              </table:table-cell>
            </table:table-row>
            <table:table-row>
              <table:table-cell office:value-type="string">
                <text:p>148</text:p>
              </table:table-cell>
              <table:table-cell office:value-type="float" office:value="42.7252315232382">
                <text:p>42.7252315232382</text:p>
              </table:table-cell>
              <table:table-cell office:value-type="float" office:value="226.477777185439">
                <text:p>226.477777185439</text:p>
              </table:table-cell>
              <table:table-cell office:value-type="float" office:value="28.5222228145607">
                <text:p>28.5222228145607</text:p>
              </table:table-cell>
            </table:table-row>
            <table:table-row>
              <table:table-cell office:value-type="string">
                <text:p>149</text:p>
              </table:table-cell>
              <table:table-cell office:value-type="float" office:value="38.5435499025392">
                <text:p>38.5435499025392</text:p>
              </table:table-cell>
              <table:table-cell office:value-type="float" office:value="225.246802993002">
                <text:p>225.246802993002</text:p>
              </table:table-cell>
              <table:table-cell office:value-type="float" office:value="29.7531970069985">
                <text:p>29.7531970069985</text:p>
              </table:table-cell>
            </table:table-row>
            <table:table-row>
              <table:table-cell office:value-type="string">
                <text:p>150</text:p>
              </table:table-cell>
              <table:table-cell office:value-type="float" office:value="34.415452321083">
                <text:p>34.415452321083</text:p>
              </table:table-cell>
              <table:table-cell office:value-type="float" office:value="223.956949781429">
                <text:p>223.956949781429</text:p>
              </table:table-cell>
              <table:table-cell office:value-type="float" office:value="31.0430502185709">
                <text:p>31.0430502185709</text:p>
              </table:table-cell>
            </table:table-row>
            <table:table-row>
              <table:table-cell office:value-type="string">
                <text:p>151</text:p>
              </table:table-cell>
              <table:table-cell office:value-type="float" office:value="31.3672154402135">
                <text:p>31.3672154402135</text:p>
              </table:table-cell>
              <table:table-cell office:value-type="float" office:value="223.632784559786">
                <text:p>223.632784559786</text:p>
              </table:table-cell>
              <table:table-cell office:value-type="float" office:value="33.4147955396544">
                <text:p>33.4147955396544</text:p>
              </table:table-cell>
            </table:table-row>
            <table:table-row>
              <table:table-cell office:value-type="string">
                <text:p>152</text:p>
              </table:table-cell>
              <table:table-cell office:value-type="float" office:value="30.0630864053826">
                <text:p>30.0630864053826</text:p>
              </table:table-cell>
              <table:table-cell office:value-type="float" office:value="224.936913594617">
                <text:p>224.936913594617</text:p>
              </table:table-cell>
              <table:table-cell office:value-type="float" office:value="37.5294153210885">
                <text:p>37.5294153210885</text:p>
              </table:table-cell>
            </table:table-row>
            <table:table-row>
              <table:table-cell office:value-type="string">
                <text:p>153</text:p>
              </table:table-cell>
              <table:table-cell office:value-type="float" office:value="28.8176497239002">
                <text:p>28.8176497239002</text:p>
              </table:table-cell>
              <table:table-cell office:value-type="float" office:value="226.1823502761">
                <text:p>226.1823502761</text:p>
              </table:table-cell>
              <table:table-cell office:value-type="float" office:value="41.6982300185162">
                <text:p>41.6982300185162</text:p>
              </table:table-cell>
            </table:table-row>
            <table:table-row>
              <table:table-cell office:value-type="string">
                <text:p>154</text:p>
              </table:table-cell>
              <table:table-cell office:value-type="float" office:value="27.6316556002534">
                <text:p>27.6316556002534</text:p>
              </table:table-cell>
              <table:table-cell office:value-type="float" office:value="227.368344399747">
                <text:p>227.368344399747</text:p>
              </table:table-cell>
              <table:table-cell office:value-type="float" office:value="45.918728493846">
                <text:p>45.918728493846</text:p>
              </table:table-cell>
            </table:table-row>
            <table:table-row>
              <table:table-cell office:value-type="string">
                <text:p>155</text:p>
              </table:table-cell>
              <table:table-cell office:value-type="float" office:value="26.5058184329551">
                <text:p>26.5058184329551</text:p>
              </table:table-cell>
              <table:table-cell office:value-type="float" office:value="228.494181567045">
                <text:p>228.494181567045</text:p>
              </table:table-cell>
              <table:table-cell office:value-type="float" office:value="50.1883684766109">
                <text:p>50.1883684766109</text:p>
              </table:table-cell>
            </table:table-row>
            <table:table-row>
              <table:table-cell office:value-type="string">
                <text:p>156</text:p>
              </table:table-cell>
              <table:table-cell office:value-type="float" office:value="25.440816384217">
                <text:p>25.440816384217</text:p>
              </table:table-cell>
              <table:table-cell office:value-type="float" office:value="229.559183615783">
                <text:p>229.559183615783</text:p>
              </table:table-cell>
              <table:table-cell office:value-type="float" office:value="54.5045780953374">
                <text:p>54.5045780953374</text:p>
              </table:table-cell>
            </table:table-row>
            <table:table-row>
              <table:table-cell office:value-type="string">
                <text:p>157</text:p>
              </table:table-cell>
              <table:table-cell office:value-type="float" office:value="24.4372909714505">
                <text:p>24.4372909714505</text:p>
              </table:table-cell>
              <table:table-cell office:value-type="float" office:value="230.56270902855">
                <text:p>230.56270902855</text:p>
              </table:table-cell>
              <table:table-cell office:value-type="float" office:value="58.8647574267448">
                <text:p>58.8647574267448</text:p>
              </table:table-cell>
            </table:table-row>
            <table:table-row>
              <table:table-cell office:value-type="string">
                <text:p>158</text:p>
              </table:table-cell>
              <table:table-cell office:value-type="float" office:value="23.4958466808398">
                <text:p>23.4958466808398</text:p>
              </table:table-cell>
              <table:table-cell office:value-type="float" office:value="231.50415331916">
                <text:p>231.50415331916</text:p>
              </table:table-cell>
              <table:table-cell office:value-type="float" office:value="63.2662800618411">
                <text:p>63.2662800618411</text:p>
              </table:table-cell>
            </table:table-row>
            <table:table-row>
              <table:table-cell office:value-type="string">
                <text:p>159</text:p>
              </table:table-cell>
              <table:table-cell office:value-type="float" office:value="22.6170506032228">
                <text:p>22.6170506032228</text:p>
              </table:table-cell>
              <table:table-cell office:value-type="float" office:value="232.382949396777">
                <text:p>232.382949396777</text:p>
              </table:table-cell>
              <table:table-cell office:value-type="float" office:value="67.7064946879746">
                <text:p>67.7064946879746</text:p>
              </table:table-cell>
            </table:table-row>
            <table:table-row>
              <table:table-cell office:value-type="string">
                <text:p>160</text:p>
              </table:table-cell>
              <table:table-cell office:value-type="float" office:value="21.8014320924963">
                <text:p>21.8014320924963</text:p>
              </table:table-cell>
              <table:table-cell office:value-type="float" office:value="233.198567907504">
                <text:p>233.198567907504</text:p>
              </table:table-cell>
              <table:table-cell office:value-type="float" office:value="72.182726685885">
                <text:p>72.182726685885</text:p>
              </table:table-cell>
            </table:table-row>
            <table:table-row>
              <table:table-cell office:value-type="string">
                <text:p>161</text:p>
              </table:table-cell>
              <table:table-cell office:value-type="float" office:value="21.0494824467533">
                <text:p>21.0494824467533</text:p>
              </table:table-cell>
              <table:table-cell office:value-type="float" office:value="233.950517553247">
                <text:p>233.950517553247</text:p>
              </table:table-cell>
              <table:table-cell office:value-type="float" office:value="76.6922797407937">
                <text:p>76.6922797407937</text:p>
              </table:table-cell>
            </table:table-row>
            <table:table-row>
              <table:table-cell office:value-type="string">
                <text:p>162</text:p>
              </table:table-cell>
              <table:table-cell office:value-type="float" office:value="20.3616546123432">
                <text:p>20.3616546123432</text:p>
              </table:table-cell>
              <table:table-cell office:value-type="float" office:value="234.638345387657">
                <text:p>234.638345387657</text:p>
              </table:table-cell>
              <table:table-cell office:value-type="float" office:value="81.2324374665635">
                <text:p>81.2324374665635</text:p>
              </table:table-cell>
            </table:table-row>
            <table:table-row>
              <table:table-cell office:value-type="string">
                <text:p>163</text:p>
              </table:table-cell>
              <table:table-cell office:value-type="float" office:value="19.7383629110338">
                <text:p>19.7383629110338</text:p>
              </table:table-cell>
              <table:table-cell office:value-type="float" office:value="235.261637088966">
                <text:p>235.261637088966</text:p>
              </table:table-cell>
              <table:table-cell office:value-type="float" office:value="85.8004650419479">
                <text:p>85.8004650419479</text:p>
              </table:table-cell>
            </table:table-row>
            <table:table-row>
              <table:table-cell office:value-type="string">
                <text:p>164</text:p>
              </table:table-cell>
              <table:table-cell office:value-type="float" office:value="19.1799827904396">
                <text:p>19.1799827904396</text:p>
              </table:table-cell>
              <table:table-cell office:value-type="float" office:value="235.82001720956">
                <text:p>235.82001720956</text:p>
              </table:table-cell>
              <table:table-cell office:value-type="float" office:value="90.393610857945">
                <text:p>90.393610857945</text:p>
              </table:table-cell>
            </table:table-row>
            <table:table-row>
              <table:table-cell office:value-type="string">
                <text:p>165</text:p>
              </table:table-cell>
              <table:table-cell office:value-type="float" office:value="18.6868505978661">
                <text:p>18.6868505978661</text:p>
              </table:table-cell>
              <table:table-cell office:value-type="float" office:value="236.313149402134">
                <text:p>236.313149402134</text:p>
              </table:table-cell>
              <table:table-cell office:value-type="float" office:value="95.009108175264">
                <text:p>95.009108175264</text:p>
              </table:table-cell>
            </table:table-row>
            <table:table-row>
              <table:table-cell office:value-type="string">
                <text:p>166</text:p>
              </table:table-cell>
              <table:table-cell office:value-type="float" office:value="18.2592633777068">
                <text:p>18.2592633777068</text:p>
              </table:table-cell>
              <table:table-cell office:value-type="float" office:value="236.740736622293">
                <text:p>236.740736622293</text:p>
              </table:table-cell>
              <table:table-cell office:value-type="float" office:value="99.6441767909055">
                <text:p>99.6441767909055</text:p>
              </table:table-cell>
            </table:table-row>
            <table:table-row>
              <table:table-cell office:value-type="string">
                <text:p>167</text:p>
              </table:table-cell>
              <table:table-cell office:value-type="float" office:value="17.8974786925145">
                <text:p>17.8974786925145</text:p>
              </table:table-cell>
              <table:table-cell office:value-type="float" office:value="237.102521307485">
                <text:p>237.102521307485</text:p>
              </table:table-cell>
              <table:table-cell office:value-type="float" office:value="104.296024712852">
                <text:p>104.296024712852</text:p>
              </table:table-cell>
            </table:table-row>
            <table:table-row>
              <table:table-cell office:value-type="string">
                <text:p>168</text:p>
              </table:table-cell>
              <table:table-cell office:value-type="float" office:value="17.6017144678556">
                <text:p>17.6017144678556</text:p>
              </table:table-cell>
              <table:table-cell office:value-type="float" office:value="237.398285532144">
                <text:p>237.398285532144</text:p>
              </table:table-cell>
              <table:table-cell office:value-type="float" office:value="108.961849841859">
                <text:p>108.961849841859</text:p>
              </table:table-cell>
            </table:table-row>
            <table:table-row>
              <table:table-cell office:value-type="string">
                <text:p>169</text:p>
              </table:table-cell>
              <table:table-cell office:value-type="float" office:value="17.3721488610397">
                <text:p>17.3721488610397</text:p>
              </table:table-cell>
              <table:table-cell office:value-type="float" office:value="237.62785113896">
                <text:p>237.62785113896</text:p>
              </table:table-cell>
              <table:table-cell office:value-type="float" office:value="113.638841659335">
                <text:p>113.638841659335</text:p>
              </table:table-cell>
            </table:table-row>
            <table:table-row>
              <table:table-cell office:value-type="string">
                <text:p>170</text:p>
              </table:table-cell>
              <table:table-cell office:value-type="float" office:value="17.2089201538043">
                <text:p>17.2089201538043</text:p>
              </table:table-cell>
              <table:table-cell office:value-type="float" office:value="237.791079846196">
                <text:p>237.791079846196</text:p>
              </table:table-cell>
              <table:table-cell office:value-type="float" office:value="118.324182920293">
                <text:p>118.324182920293</text:p>
              </table:table-cell>
            </table:table-row>
            <table:table-row>
              <table:table-cell office:value-type="string">
                <text:p>171</text:p>
              </table:table-cell>
              <table:table-cell office:value-type="float" office:value="17.1121266690191">
                <text:p>17.1121266690191</text:p>
              </table:table-cell>
              <table:table-cell office:value-type="float" office:value="237.887873330981">
                <text:p>237.887873330981</text:p>
              </table:table-cell>
              <table:table-cell office:value-type="float" office:value="123.015051350354">
                <text:p>123.015051350354</text:p>
              </table:table-cell>
            </table:table-row>
            <table:table-row>
              <table:table-cell office:value-type="string">
                <text:p>172</text:p>
              </table:table-cell>
              <table:table-cell office:value-type="float" office:value="17.0818267114601">
                <text:p>17.0818267114601</text:p>
              </table:table-cell>
              <table:table-cell office:value-type="float" office:value="237.91817328854">
                <text:p>237.91817328854</text:p>
              </table:table-cell>
              <table:table-cell office:value-type="float" office:value="127.708621345779">
                <text:p>127.708621345779</text:p>
              </table:table-cell>
            </table:table-row>
            <table:table-row>
              <table:table-cell office:value-type="string">
                <text:p>173</text:p>
              </table:table-cell>
              <table:table-cell office:value-type="float" office:value="17.1180385326886">
                <text:p>17.1180385326886</text:p>
              </table:table-cell>
              <table:table-cell office:value-type="float" office:value="237.881961467311">
                <text:p>237.881961467311</text:p>
              </table:table-cell>
              <table:table-cell office:value-type="float" office:value="132.402065675506">
                <text:p>132.402065675506</text:p>
              </table:table-cell>
            </table:table-row>
            <table:table-row>
              <table:table-cell office:value-type="string">
                <text:p>174</text:p>
              </table:table-cell>
              <table:table-cell office:value-type="float" office:value="17.2207403200577">
                <text:p>17.2207403200577</text:p>
              </table:table-cell>
              <table:table-cell office:value-type="float" office:value="237.779259679942">
                <text:p>237.779259679942</text:p>
              </table:table-cell>
              <table:table-cell office:value-type="float" office:value="137.09255718417">
                <text:p>137.09255718417</text:p>
              </table:table-cell>
            </table:table-row>
            <table:table-row>
              <table:table-cell office:value-type="string">
                <text:p>175</text:p>
              </table:table-cell>
              <table:table-cell office:value-type="float" office:value="17.3898702098509">
                <text:p>17.3898702098509</text:p>
              </table:table-cell>
              <table:table-cell office:value-type="float" office:value="237.610129790149">
                <text:p>237.610129790149</text:p>
              </table:table-cell>
              <table:table-cell office:value-type="float" office:value="141.777270495075">
                <text:p>141.777270495075</text:p>
              </table:table-cell>
            </table:table-row>
            <table:table-row>
              <table:table-cell office:value-type="string">
                <text:p>176</text:p>
              </table:table-cell>
              <table:table-cell office:value-type="float" office:value="17.6253263245467">
                <text:p>17.6253263245467</text:p>
              </table:table-cell>
              <table:table-cell office:value-type="float" office:value="237.374673675453">
                <text:p>237.374673675453</text:p>
              </table:table-cell>
              <table:table-cell office:value-type="float" office:value="146.453383712095">
                <text:p>146.453383712095</text:p>
              </table:table-cell>
            </table:table-row>
            <table:table-row>
              <table:table-cell office:value-type="string">
                <text:p>177</text:p>
              </table:table-cell>
              <table:table-cell office:value-type="float" office:value="17.9269668341859">
                <text:p>17.9269668341859</text:p>
              </table:table-cell>
              <table:table-cell office:value-type="float" office:value="237.073033165814">
                <text:p>237.073033165814</text:p>
              </table:table-cell>
              <table:table-cell office:value-type="float" office:value="151.11808011948">
                <text:p>151.11808011948</text:p>
              </table:table-cell>
            </table:table-row>
            <table:table-row>
              <table:table-cell office:value-type="string">
                <text:p>178</text:p>
              </table:table-cell>
              <table:table-cell office:value-type="float" office:value="18.2946100418045">
                <text:p>18.2946100418045</text:p>
              </table:table-cell>
              <table:table-cell office:value-type="float" office:value="236.705389958195">
                <text:p>236.705389958195</text:p>
              </table:table-cell>
              <table:table-cell office:value-type="float" office:value="155.768549878538">
                <text:p>155.768549878538</text:p>
              </table:table-cell>
            </table:table-row>
            <table:table-row>
              <table:table-cell office:value-type="string">
                <text:p>179</text:p>
              </table:table-cell>
              <table:table-cell office:value-type="float" office:value="18.7280344928815">
                <text:p>18.7280344928815</text:p>
              </table:table-cell>
              <table:table-cell office:value-type="float" office:value="236.271965507118">
                <text:p>236.271965507118</text:p>
              </table:table-cell>
              <table:table-cell office:value-type="float" office:value="160.401991720178">
                <text:p>160.401991720178</text:p>
              </table:table-cell>
            </table:table-row>
            <table:table-row>
              <table:table-cell office:value-type="string">
                <text:p>180</text:p>
              </table:table-cell>
              <table:table-cell office:value-type="float" office:value="19.2269791087342">
                <text:p>19.2269791087342</text:p>
              </table:table-cell>
              <table:table-cell office:value-type="float" office:value="235.773020891266">
                <text:p>235.773020891266</text:p>
              </table:table-cell>
              <table:table-cell office:value-type="float" office:value="165.015614632291">
                <text:p>165.015614632291</text:p>
              </table:table-cell>
            </table:table-row>
            <table:table-row>
              <table:table-cell office:value-type="string">
                <text:p>181</text:p>
              </table:table-cell>
              <table:table-cell office:value-type="float" office:value="19.7911433437827">
                <text:p>19.7911433437827</text:p>
              </table:table-cell>
              <table:table-cell office:value-type="float" office:value="235.208856656217">
                <text:p>235.208856656217</text:p>
              </table:table-cell>
              <table:table-cell office:value-type="float" office:value="169.606639540948">
                <text:p>169.606639540948</text:p>
              </table:table-cell>
            </table:table-row>
            <table:table-row>
              <table:table-cell office:value-type="string">
                <text:p>182</text:p>
              </table:table-cell>
              <table:table-cell office:value-type="float" office:value="20.4201873665875">
                <text:p>20.4201873665875</text:p>
              </table:table-cell>
              <table:table-cell office:value-type="float" office:value="234.579812633413">
                <text:p>234.579812633413</text:p>
              </table:table-cell>
              <table:table-cell office:value-type="float" office:value="174.172300984415">
                <text:p>174.172300984415</text:p>
              </table:table-cell>
            </table:table-row>
            <table:table-row>
              <table:table-cell office:value-type="string">
                <text:p>183</text:p>
              </table:table-cell>
              <table:table-cell office:value-type="float" office:value="21.1137322645504">
                <text:p>21.1137322645504</text:p>
              </table:table-cell>
              <table:table-cell office:value-type="float" office:value="233.88626773545">
                <text:p>233.88626773545</text:p>
              </table:table-cell>
              <table:table-cell office:value-type="float" office:value="178.709848778958">
                <text:p>178.709848778958</text:p>
              </table:table-cell>
            </table:table-row>
            <table:table-row>
              <table:table-cell office:value-type="string">
                <text:p>184</text:p>
              </table:table-cell>
              <table:table-cell office:value-type="float" office:value="21.8713602721585">
                <text:p>21.8713602721585</text:p>
              </table:table-cell>
              <table:table-cell office:value-type="float" office:value="233.128639727841">
                <text:p>233.128639727841</text:p>
              </table:table-cell>
              <table:table-cell office:value-type="float" office:value="183.216549675456">
                <text:p>183.216549675456</text:p>
              </table:table-cell>
            </table:table-row>
            <table:table-row>
              <table:table-cell office:value-type="string">
                <text:p>185</text:p>
              </table:table-cell>
              <table:table-cell office:value-type="float" office:value="22.6926150226294">
                <text:p>22.6926150226294</text:p>
              </table:table-cell>
              <table:table-cell office:value-type="float" office:value="232.307384977371">
                <text:p>232.307384977371</text:p>
              </table:table-cell>
              <table:table-cell office:value-type="float" office:value="187.689689005806">
                <text:p>187.689689005806</text:p>
              </table:table-cell>
            </table:table-row>
            <table:table-row>
              <table:table-cell office:value-type="string">
                <text:p>186</text:p>
              </table:table-cell>
              <table:table-cell office:value-type="float" office:value="23.57700182281">
                <text:p>23.57700182281</text:p>
              </table:table-cell>
              <table:table-cell office:value-type="float" office:value="231.42299817719">
                <text:p>231.42299817719</text:p>
              </table:table-cell>
              <table:table-cell office:value-type="float" office:value="192.126572318136">
                <text:p>192.126572318136</text:p>
              </table:table-cell>
            </table:table-row>
            <table:table-row>
              <table:table-cell office:value-type="string">
                <text:p>187</text:p>
              </table:table-cell>
              <table:table-cell office:value-type="float" office:value="24.5239879511614">
                <text:p>24.5239879511614</text:p>
              </table:table-cell>
              <table:table-cell office:value-type="float" office:value="230.476012048839">
                <text:p>230.476012048839</text:p>
              </table:table-cell>
              <table:table-cell office:value-type="float" office:value="196.524526999845">
                <text:p>196.524526999845</text:p>
              </table:table-cell>
            </table:table-row>
            <table:table-row>
              <table:table-cell office:value-type="string">
                <text:p>188</text:p>
              </table:table-cell>
              <table:table-cell office:value-type="float" office:value="25.53300297865">
                <text:p>25.53300297865</text:p>
              </table:table-cell>
              <table:table-cell office:value-type="float" office:value="229.46699702135">
                <text:p>229.46699702135</text:p>
              </table:table-cell>
              <table:table-cell office:value-type="float" office:value="200.880903887483">
                <text:p>200.880903887483</text:p>
              </table:table-cell>
            </table:table-row>
            <table:table-row>
              <table:table-cell office:value-type="string">
                <text:p>189</text:p>
              </table:table-cell>
              <table:table-cell office:value-type="float" office:value="26.6034391123526">
                <text:p>26.6034391123526</text:p>
              </table:table-cell>
              <table:table-cell office:value-type="float" office:value="228.396560887647">
                <text:p>228.396560887647</text:p>
              </table:table-cell>
              <table:table-cell office:value-type="float" office:value="205.193078862507">
                <text:p>205.193078862507</text:p>
              </table:table-cell>
            </table:table-row>
            <table:table-row>
              <table:table-cell office:value-type="string">
                <text:p>190</text:p>
              </table:table-cell>
              <table:table-cell office:value-type="float" office:value="27.7346515615685">
                <text:p>27.7346515615685</text:p>
              </table:table-cell>
              <table:table-cell office:value-type="float" office:value="227.265348438432">
                <text:p>227.265348438432</text:p>
              </table:table-cell>
              <table:table-cell office:value-type="float" office:value="209.458454431956">
                <text:p>209.458454431956</text:p>
              </table:table-cell>
            </table:table-row>
            <table:table-row>
              <table:table-cell office:value-type="string">
                <text:p>191</text:p>
              </table:table-cell>
              <table:table-cell office:value-type="float" office:value="28.925958926217">
                <text:p>28.925958926217</text:p>
              </table:table-cell>
              <table:table-cell office:value-type="float" office:value="226.074041073783">
                <text:p>226.074041073783</text:p>
              </table:table-cell>
              <table:table-cell office:value-type="float" office:value="213.674461293079">
                <text:p>213.674461293079</text:p>
              </table:table-cell>
            </table:table-row>
            <table:table-row>
              <table:table-cell office:value-type="string">
                <text:p>192</text:p>
              </table:table-cell>
              <table:table-cell office:value-type="float" office:value="30.1766436072876">
                <text:p>30.1766436072876</text:p>
              </table:table-cell>
              <table:table-cell office:value-type="float" office:value="224.823356392712">
                <text:p>224.823356392712</text:p>
              </table:table-cell>
              <table:table-cell office:value-type="float" office:value="217.83855988099">
                <text:p>217.83855988099</text:p>
              </table:table-cell>
            </table:table-row>
            <table:table-row>
              <table:table-cell office:value-type="string">
                <text:p>193</text:p>
              </table:table-cell>
              <table:table-cell office:value-type="float" office:value="31.4859522390945">
                <text:p>31.4859522390945</text:p>
              </table:table-cell>
              <table:table-cell office:value-type="float" office:value="223.514047760905">
                <text:p>223.514047760905</text:p>
              </table:table-cell>
              <table:table-cell office:value-type="float" office:value="221.948241898405">
                <text:p>221.948241898405</text:p>
              </table:table-cell>
            </table:table-row>
            <table:table-row>
              <table:table-cell office:value-type="string">
                <text:p>194</text:p>
              </table:table-cell>
              <table:table-cell office:value-type="float" office:value="30.9260321582641">
                <text:p>30.9260321582641</text:p>
              </table:table-cell>
              <table:table-cell office:value-type="float" office:value="220.219839872112">
                <text:p>220.219839872112</text:p>
              </table:table-cell>
              <table:table-cell office:value-type="float" office:value="224.073967841736">
                <text:p>224.073967841736</text:p>
              </table:table-cell>
            </table:table-row>
            <table:table-row>
              <table:table-cell office:value-type="string">
                <text:p>195</text:p>
              </table:table-cell>
              <table:table-cell office:value-type="float" office:value="29.6413816932782">
                <text:p>29.6413816932782</text:p>
              </table:table-cell>
              <table:table-cell office:value-type="float" office:value="216.086878087548">
                <text:p>216.086878087548</text:p>
              </table:table-cell>
              <table:table-cell office:value-type="float" office:value="225.358618306722">
                <text:p>225.358618306722</text:p>
              </table:table-cell>
            </table:table-row>
            <table:table-row>
              <table:table-cell office:value-type="string">
                <text:p>196</text:p>
              </table:table-cell>
              <table:table-cell office:value-type="float" office:value="28.4156776007909">
                <text:p>28.4156776007909</text:p>
              </table:table-cell>
              <table:table-cell office:value-type="float" office:value="211.9005548801">
                <text:p>211.9005548801</text:p>
              </table:table-cell>
              <table:table-cell office:value-type="float" office:value="226.584322399209">
                <text:p>226.584322399209</text:p>
              </table:table-cell>
            </table:table-row>
            <table:table-row>
              <table:table-cell office:value-type="string">
                <text:p>197</text:p>
              </table:table-cell>
              <table:table-cell office:value-type="float" office:value="27.2496581991154">
                <text:p>27.2496581991154</text:p>
              </table:table-cell>
              <table:table-cell office:value-type="float" office:value="207.663391934332">
                <text:p>207.663391934332</text:p>
              </table:table-cell>
              <table:table-cell office:value-type="float" office:value="227.750341800885">
                <text:p>227.750341800885</text:p>
              </table:table-cell>
            </table:table-row>
            <table:table-row>
              <table:table-cell office:value-type="string">
                <text:p>198</text:p>
              </table:table-cell>
              <table:table-cell office:value-type="float" office:value="26.144025854739">
                <text:p>26.144025854739</text:p>
              </table:table-cell>
              <table:table-cell office:value-type="float" office:value="203.377941558766">
                <text:p>203.377941558766</text:p>
              </table:table-cell>
              <table:table-cell office:value-type="float" office:value="228.855974145261">
                <text:p>228.855974145261</text:p>
              </table:table-cell>
            </table:table-row>
            <table:table-row>
              <table:table-cell office:value-type="string">
                <text:p>199</text:p>
              </table:table-cell>
              <table:table-cell office:value-type="float" office:value="25.0994465592437">
                <text:p>25.0994465592437</text:p>
              </table:table-cell>
              <table:table-cell office:value-type="float" office:value="199.046785148464">
                <text:p>199.046785148464</text:p>
              </table:table-cell>
              <table:table-cell office:value-type="float" office:value="229.900553440756">
                <text:p>229.900553440756</text:p>
              </table:table-cell>
            </table:table-row>
            <table:table-row>
              <table:table-cell office:value-type="string">
                <text:p>200</text:p>
              </table:table-cell>
              <table:table-cell office:value-type="float" office:value="24.1165495281378">
                <text:p>24.1165495281378</text:p>
              </table:table-cell>
              <table:table-cell office:value-type="float" office:value="194.672531630094">
                <text:p>194.672531630094</text:p>
              </table:table-cell>
              <table:table-cell office:value-type="float" office:value="230.883450471862">
                <text:p>230.883450471862</text:p>
              </table:table-cell>
            </table:table-row>
            <table:table-row>
              <table:table-cell office:value-type="string">
                <text:p>201</text:p>
              </table:table-cell>
              <table:table-cell office:value-type="float" office:value="23.1959268218399">
                <text:p>23.1959268218399</text:p>
              </table:table-cell>
              <table:table-cell office:value-type="float" office:value="190.257815890414">
                <text:p>190.257815890414</text:p>
              </table:table-cell>
              <table:table-cell office:value-type="float" office:value="231.80407317816">
                <text:p>231.80407317816</text:p>
              </table:table-cell>
            </table:table-row>
            <table:table-row>
              <table:table-cell office:value-type="string">
                <text:p>202</text:p>
              </table:table-cell>
              <table:table-cell office:value-type="float" office:value="22.3381329890441">
                <text:p>22.3381329890441</text:p>
              </table:table-cell>
              <table:table-cell office:value-type="float" office:value="185.805297189107">
                <text:p>185.805297189107</text:p>
              </table:table-cell>
              <table:table-cell office:value-type="float" office:value="232.661867010956">
                <text:p>232.661867010956</text:p>
              </table:table-cell>
            </table:table-row>
            <table:table-row>
              <table:table-cell office:value-type="string">
                <text:p>203</text:p>
              </table:table-cell>
              <table:table-cell office:value-type="float" office:value="21.5436847326802">
                <text:p>21.5436847326802</text:p>
              </table:table-cell>
              <table:table-cell office:value-type="float" office:value="181.317657556949">
                <text:p>181.317657556949</text:p>
              </table:table-cell>
              <table:table-cell office:value-type="float" office:value="233.45631526732">
                <text:p>233.45631526732</text:p>
              </table:table-cell>
            </table:table-row>
            <table:table-row>
              <table:table-cell office:value-type="string">
                <text:p>204</text:p>
              </table:table-cell>
              <table:table-cell office:value-type="float" office:value="20.8130605986715">
                <text:p>20.8130605986715</text:p>
              </table:table-cell>
              <table:table-cell office:value-type="float" office:value="176.79760018025">
                <text:p>176.79760018025</text:p>
              </table:table-cell>
              <table:table-cell office:value-type="float" office:value="234.186939401328">
                <text:p>234.186939401328</text:p>
              </table:table-cell>
            </table:table-row>
            <table:table-row>
              <table:table-cell office:value-type="string">
                <text:p>205</text:p>
              </table:table-cell>
              <table:table-cell office:value-type="float" office:value="20.1467006876766">
                <text:p>20.1467006876766</text:p>
              </table:table-cell>
              <table:table-cell office:value-type="float" office:value="172.247847772559">
                <text:p>172.247847772559</text:p>
              </table:table-cell>
              <table:table-cell office:value-type="float" office:value="234.853299312323">
                <text:p>234.853299312323</text:p>
              </table:table-cell>
            </table:table-row>
            <table:table-row>
              <table:table-cell office:value-type="string">
                <text:p>206</text:p>
              </table:table-cell>
              <table:table-cell office:value-type="float" office:value="19.545006389989">
                <text:p>19.545006389989</text:p>
              </table:table-cell>
              <table:table-cell office:value-type="float" office:value="167.671140934599">
                <text:p>167.671140934599</text:p>
              </table:table-cell>
              <table:table-cell office:value-type="float" office:value="235.454993610011">
                <text:p>235.454993610011</text:p>
              </table:table-cell>
            </table:table-row>
            <table:table-row>
              <table:table-cell office:value-type="string">
                <text:p>207</text:p>
              </table:table-cell>
              <table:table-cell office:value-type="float" office:value="19.0083401437548">
                <text:p>19.0083401437548</text:p>
              </table:table-cell>
              <table:table-cell office:value-type="float" office:value="163.070236503436">
                <text:p>163.070236503436</text:p>
              </table:table-cell>
              <table:table-cell office:value-type="float" office:value="235.991659856245">
                <text:p>235.991659856245</text:p>
              </table:table-cell>
            </table:table-row>
            <table:table-row>
              <table:table-cell office:value-type="string">
                <text:p>208</text:p>
              </table:table-cell>
              <table:table-cell office:value-type="float" office:value="18.5370252166537">
                <text:p>18.5370252166537</text:p>
              </table:table-cell>
              <table:table-cell office:value-type="float" office:value="158.447905891861">
                <text:p>158.447905891861</text:p>
              </table:table-cell>
              <table:table-cell office:value-type="float" office:value="236.462974783346">
                <text:p>236.462974783346</text:p>
              </table:table-cell>
            </table:table-row>
            <table:table-row>
              <table:table-cell office:value-type="string">
                <text:p>209</text:p>
              </table:table-cell>
              <table:table-cell office:value-type="float" office:value="18.1313455111739">
                <text:p>18.1313455111739</text:p>
              </table:table-cell>
              <table:table-cell office:value-type="float" office:value="153.806933418992">
                <text:p>153.806933418992</text:p>
              </table:table-cell>
              <table:table-cell office:value-type="float" office:value="236.868654488826">
                <text:p>236.868654488826</text:p>
              </table:table-cell>
            </table:table-row>
            <table:table-row>
              <table:table-cell office:value-type="string">
                <text:p>210</text:p>
              </table:table-cell>
              <table:table-cell office:value-type="float" office:value="17.7915453936007">
                <text:p>17.7915453936007</text:p>
              </table:table-cell>
              <table:table-cell office:value-type="float" office:value="149.150114633112">
                <text:p>149.150114633112</text:p>
              </table:table-cell>
              <table:table-cell office:value-type="float" office:value="237.208454606399">
                <text:p>237.208454606399</text:p>
              </table:table-cell>
            </table:table-row>
            <table:table-row>
              <table:table-cell office:value-type="string">
                <text:p>211</text:p>
              </table:table-cell>
              <table:table-cell office:value-type="float" office:value="17.5178295468192">
                <text:p>17.5178295468192</text:p>
              </table:table-cell>
              <table:table-cell office:value-type="float" office:value="144.480254627727">
                <text:p>144.480254627727</text:p>
              </table:table-cell>
              <table:table-cell office:value-type="float" office:value="237.482170453181">
                <text:p>237.482170453181</text:p>
              </table:table-cell>
            </table:table-row>
            <table:table-row>
              <table:table-cell office:value-type="string">
                <text:p>212</text:p>
              </table:table-cell>
              <table:table-cell office:value-type="float" office:value="17.3103628470204">
                <text:p>17.3103628470204</text:p>
              </table:table-cell>
              <table:table-cell office:value-type="float" office:value="139.800166351886">
                <text:p>139.800166351886</text:p>
              </table:table-cell>
              <table:table-cell office:value-type="float" office:value="237.68963715298">
                <text:p>237.68963715298</text:p>
              </table:table-cell>
            </table:table-row>
            <table:table-row>
              <table:table-cell office:value-type="string">
                <text:p>213</text:p>
              </table:table-cell>
              <table:table-cell office:value-type="float" office:value="17.1692702643866">
                <text:p>17.1692702643866</text:p>
              </table:table-cell>
              <table:table-cell office:value-type="float" office:value="135.112668915768">
                <text:p>135.112668915768</text:p>
              </table:table-cell>
              <table:table-cell office:value-type="float" office:value="237.830729735613">
                <text:p>237.830729735613</text:p>
              </table:table-cell>
            </table:table-row>
            <table:table-row>
              <table:table-cell office:value-type="string">
                <text:p>214</text:p>
              </table:table-cell>
              <table:table-cell office:value-type="float" office:value="17.0946367878139">
                <text:p>17.0946367878139</text:p>
              </table:table-cell>
              <table:table-cell office:value-type="float" office:value="130.420585892552">
                <text:p>130.420585892552</text:p>
              </table:table-cell>
              <table:table-cell office:value-type="float" office:value="237.905363212186">
                <text:p>237.905363212186</text:p>
              </table:table-cell>
            </table:table-row>
            <table:table-row>
              <table:table-cell office:value-type="string">
                <text:p>215</text:p>
              </table:table-cell>
              <table:table-cell office:value-type="float" office:value="17.0865073737177">
                <text:p>17.0865073737177</text:p>
              </table:table-cell>
              <table:table-cell office:value-type="float" office:value="125.726743617601">
                <text:p>125.726743617601</text:p>
              </table:table-cell>
              <table:table-cell office:value-type="float" office:value="237.913492626282">
                <text:p>237.913492626282</text:p>
              </table:table-cell>
            </table:table-row>
            <table:table-row>
              <table:table-cell office:value-type="string">
                <text:p>216</text:p>
              </table:table-cell>
              <table:table-cell office:value-type="float" office:value="17.1448869189532">
                <text:p>17.1448869189532</text:p>
              </table:table-cell>
              <table:table-cell office:value-type="float" office:value="121.033969485988">
                <text:p>121.033969485988</text:p>
              </table:table-cell>
              <table:table-cell office:value-type="float" office:value="237.855113081047">
                <text:p>237.855113081047</text:p>
              </table:table-cell>
            </table:table-row>
            <table:table-row>
              <table:table-cell office:value-type="string">
                <text:p>217</text:p>
              </table:table-cell>
              <table:table-cell office:value-type="float" office:value="17.2697402578653">
                <text:p>17.2697402578653</text:p>
              </table:table-cell>
              <table:table-cell office:value-type="float" office:value="116.345090249377">
                <text:p>116.345090249377</text:p>
              </table:table-cell>
              <table:table-cell office:value-type="float" office:value="237.730259742135">
                <text:p>237.730259742135</text:p>
              </table:table-cell>
            </table:table-row>
            <table:table-row>
              <table:table-cell office:value-type="string">
                <text:p>218</text:p>
              </table:table-cell>
              <table:table-cell office:value-type="float" office:value="17.4609921834711">
                <text:p>17.4609921834711</text:p>
              </table:table-cell>
              <table:table-cell office:value-type="float" office:value="111.662930313291">
                <text:p>111.662930313291</text:p>
              </table:table-cell>
              <table:table-cell office:value-type="float" office:value="237.539007816529">
                <text:p>237.539007816529</text:p>
              </table:table-cell>
            </table:table-row>
            <table:table-row>
              <table:table-cell office:value-type="string">
                <text:p>219</text:p>
              </table:table-cell>
              <table:table-cell office:value-type="float" office:value="17.7185274927621">
                <text:p>17.7185274927621</text:p>
              </table:table-cell>
              <table:table-cell office:value-type="float" office:value="106.990310035798">
                <text:p>106.990310035798</text:p>
              </table:table-cell>
              <table:table-cell office:value-type="float" office:value="237.281472507238">
                <text:p>237.281472507238</text:p>
              </table:table-cell>
            </table:table-row>
            <table:table-row>
              <table:table-cell office:value-type="string">
                <text:p>220</text:p>
              </table:table-cell>
              <table:table-cell office:value-type="float" office:value="18.0421910560978">
                <text:p>18.0421910560978</text:p>
              </table:table-cell>
              <table:table-cell office:value-type="float" office:value="102.330044028632">
                <text:p>102.330044028632</text:p>
              </table:table-cell>
              <table:table-cell office:value-type="float" office:value="236.957808943902">
                <text:p>236.957808943902</text:p>
              </table:table-cell>
            </table:table-row>
            <table:table-row>
              <table:table-cell office:value-type="string">
                <text:p>221</text:p>
              </table:table-cell>
              <table:table-cell office:value-type="float" office:value="18.4317879106502">
                <text:p>18.4317879106502</text:p>
              </table:table-cell>
              <table:table-cell office:value-type="float" office:value="97.6849394617786">
                <text:p>97.6849394617786</text:p>
              </table:table-cell>
              <table:table-cell office:value-type="float" office:value="236.56821208935">
                <text:p>236.56821208935</text:p>
              </table:table-cell>
            </table:table-row>
            <table:table-row>
              <table:table-cell office:value-type="string">
                <text:p>222</text:p>
              </table:table-cell>
              <table:table-cell office:value-type="float" office:value="18.887083377842">
                <text:p>18.887083377842</text:p>
              </table:table-cell>
              <table:table-cell office:value-type="float" office:value="93.0577943725363">
                <text:p>93.0577943725363</text:p>
              </table:table-cell>
              <table:table-cell office:value-type="float" office:value="236.112916622158">
                <text:p>236.112916622158</text:p>
              </table:table-cell>
            </table:table-row>
            <table:table-row>
              <table:table-cell office:value-type="string">
                <text:p>223</text:p>
              </table:table-cell>
              <table:table-cell office:value-type="float" office:value="19.4078032047086">
                <text:p>19.4078032047086</text:p>
              </table:table-cell>
              <table:table-cell office:value-type="float" office:value="88.4513959800869">
                <text:p>88.4513959800869</text:p>
              </table:table-cell>
              <table:table-cell office:value-type="float" office:value="235.592196795291">
                <text:p>235.592196795291</text:p>
              </table:table-cell>
            </table:table-row>
            <table:table-row>
              <table:table-cell office:value-type="string">
                <text:p>224</text:p>
              </table:table-cell>
              <table:table-cell office:value-type="float" office:value="19.993633729097">
                <text:p>19.993633729097</text:p>
              </table:table-cell>
              <table:table-cell office:value-type="float" office:value="83.8685190065779">
                <text:p>83.8685190065779</text:p>
              </table:table-cell>
              <table:table-cell office:value-type="float" office:value="235.006366270903">
                <text:p>235.006366270903</text:p>
              </table:table-cell>
            </table:table-row>
            <table:table-row>
              <table:table-cell office:value-type="string">
                <text:p>225</text:p>
              </table:table-cell>
              <table:table-cell office:value-type="float" office:value="20.6442220686051">
                <text:p>20.6442220686051</text:p>
              </table:table-cell>
              <table:table-cell office:value-type="float" office:value="79.311924005733">
                <text:p>79.311924005733</text:p>
              </table:table-cell>
              <table:table-cell office:value-type="float" office:value="234.355777931395">
                <text:p>234.355777931395</text:p>
              </table:table-cell>
            </table:table-row>
            <table:table-row>
              <table:table-cell office:value-type="string">
                <text:p>226</text:p>
              </table:table-cell>
              <table:table-cell office:value-type="float" office:value="21.3591763331441">
                <text:p>21.3591763331441</text:p>
              </table:table-cell>
              <table:table-cell office:value-type="float" office:value="74.7843556999989">
                <text:p>74.7843556999989</text:p>
              </table:table-cell>
              <table:table-cell office:value-type="float" office:value="233.640823666856">
                <text:p>233.640823666856</text:p>
              </table:table-cell>
            </table:table-row>
            <table:table-row>
              <table:table-cell office:value-type="string">
                <text:p>227</text:p>
              </table:table-cell>
              <table:table-cell office:value-type="float" office:value="22.1380658609991">
                <text:p>22.1380658609991</text:p>
              </table:table-cell>
              <table:table-cell office:value-type="float" office:value="70.2885413272263">
                <text:p>70.2885413272263</text:p>
              </table:table-cell>
              <table:table-cell office:value-type="float" office:value="232.861934139001">
                <text:p>232.861934139001</text:p>
              </table:table-cell>
            </table:table-row>
            <table:table-row>
              <table:table-cell office:value-type="string">
                <text:p>228</text:p>
              </table:table-cell>
              <table:table-cell office:value-type="float" office:value="22.9804214782429">
                <text:p>22.9804214782429</text:p>
              </table:table-cell>
              <table:table-cell office:value-type="float" office:value="65.8271889978838">
                <text:p>65.8271889978838</text:p>
              </table:table-cell>
              <table:table-cell office:value-type="float" office:value="232.019578521757">
                <text:p>232.019578521757</text:p>
              </table:table-cell>
            </table:table-row>
            <table:table-row>
              <table:table-cell office:value-type="string">
                <text:p>229</text:p>
              </table:table-cell>
              <table:table-cell office:value-type="float" office:value="23.8857357813494">
                <text:p>23.8857357813494</text:p>
              </table:table-cell>
              <table:table-cell office:value-type="float" office:value="61.4029860637941">
                <text:p>61.4029860637941</text:p>
              </table:table-cell>
              <table:table-cell office:value-type="float" office:value="231.114264218651">
                <text:p>231.114264218651</text:p>
              </table:table-cell>
            </table:table-row>
            <table:table-row>
              <table:table-cell office:value-type="string">
                <text:p>230</text:p>
              </table:table-cell>
              <table:table-cell office:value-type="float" office:value="24.8534634428344">
                <text:p>24.8534634428344</text:p>
              </table:table-cell>
              <table:table-cell office:value-type="float" office:value="57.018597499373">
                <text:p>57.018597499373</text:p>
              </table:table-cell>
              <table:table-cell office:value-type="float" office:value="230.146536557166">
                <text:p>230.146536557166</text:p>
              </table:table-cell>
            </table:table-row>
            <table:table-row>
              <table:table-cell office:value-type="string">
                <text:p>231</text:p>
              </table:table-cell>
              <table:table-cell office:value-type="float" office:value="25.8830215397402">
                <text:p>25.8830215397402</text:p>
              </table:table-cell>
              <table:table-cell office:value-type="float" office:value="52.676664296349">
                <text:p>52.676664296349</text:p>
              </table:table-cell>
              <table:table-cell office:value-type="float" office:value="229.11697846026">
                <text:p>229.11697846026</text:p>
              </table:table-cell>
            </table:table-row>
            <table:table-row>
              <table:table-cell office:value-type="string">
                <text:p>232</text:p>
              </table:table-cell>
              <table:table-cell office:value-type="float" office:value="26.9737899047668">
                <text:p>26.9737899047668</text:p>
              </table:table-cell>
              <table:table-cell office:value-type="float" office:value="48.3798018729281">
                <text:p>48.3798018729281</text:p>
              </table:table-cell>
              <table:table-cell office:value-type="float" office:value="228.026210095233">
                <text:p>228.026210095233</text:p>
              </table:table-cell>
            </table:table-row>
            <table:table-row>
              <table:table-cell office:value-type="string">
                <text:p>233</text:p>
              </table:table-cell>
              <table:table-cell office:value-type="float" office:value="28.1251114998378">
                <text:p>28.1251114998378</text:p>
              </table:table-cell>
              <table:table-cell office:value-type="float" office:value="44.1305984983641">
                <text:p>44.1305984983641</text:p>
              </table:table-cell>
              <table:table-cell office:value-type="float" office:value="226.874888500162">
                <text:p>226.874888500162</text:p>
              </table:table-cell>
            </table:table-row>
            <table:table-row>
              <table:table-cell office:value-type="string">
                <text:p>234</text:p>
              </table:table-cell>
              <table:table-cell office:value-type="float" office:value="29.3362928118748">
                <text:p>29.3362928118748</text:p>
              </table:table-cell>
              <table:table-cell office:value-type="float" office:value="39.931613733882">
                <text:p>39.931613733882</text:p>
              </table:table-cell>
              <table:table-cell office:value-type="float" office:value="225.663707188125">
                <text:p>225.663707188125</text:p>
              </table:table-cell>
            </table:table-row>
            <table:table-row>
              <table:table-cell office:value-type="string">
                <text:p>235</text:p>
              </table:table-cell>
              <table:table-cell office:value-type="float" office:value="30.6066042705445">
                <text:p>30.6066042705445</text:p>
              </table:table-cell>
              <table:table-cell office:value-type="float" office:value="35.7853768908938">
                <text:p>35.7853768908938</text:p>
              </table:table-cell>
              <table:table-cell office:value-type="float" office:value="224.393395729456">
                <text:p>224.393395729456</text:p>
              </table:table-cell>
            </table:table-row>
            <table:table-row>
              <table:table-cell office:value-type="string">
                <text:p>236</text:p>
              </table:table-cell>
              <table:table-cell office:value-type="float" office:value="32.0557282778683">
                <text:p>32.0557282778683</text:p>
              </table:table-cell>
              <table:table-cell office:value-type="float" office:value="31.81483309758">
                <text:p>31.81483309758</text:p>
              </table:table-cell>
              <table:table-cell office:value-type="float" office:value="223.18516690242">
                <text:p>223.18516690242</text:p>
              </table:table-cell>
            </table:table-row>
            <table:table-row>
              <table:table-cell office:value-type="string">
                <text:p>237</text:p>
              </table:table-cell>
              <table:table-cell office:value-type="float" office:value="36.151730655761">
                <text:p>36.151730655761</text:p>
              </table:table-cell>
              <table:table-cell office:value-type="float" office:value="30.4913127810841">
                <text:p>30.4913127810841</text:p>
              </table:table-cell>
              <table:table-cell office:value-type="float" office:value="224.508687218916">
                <text:p>224.508687218916</text:p>
              </table:table-cell>
            </table:table-row>
            <table:table-row>
              <table:table-cell office:value-type="string">
                <text:p>238</text:p>
              </table:table-cell>
              <table:table-cell office:value-type="float" office:value="40.302757815375">
                <text:p>40.302757815375</text:p>
              </table:table-cell>
              <table:table-cell office:value-type="float" office:value="29.2262268703803">
                <text:p>29.2262268703803</text:p>
              </table:table-cell>
              <table:table-cell office:value-type="float" office:value="225.77377312962">
                <text:p>225.77377312962</text:p>
              </table:table-cell>
            </table:table-row>
            <table:table-row>
              <table:table-cell office:value-type="string">
                <text:p>239</text:p>
              </table:table-cell>
              <table:table-cell office:value-type="float" office:value="44.5063093331661">
                <text:p>44.5063093331661</text:p>
              </table:table-cell>
              <table:table-cell office:value-type="float" office:value="28.0203374059168">
                <text:p>28.0203374059168</text:p>
              </table:table-cell>
              <table:table-cell office:value-type="float" office:value="226.979662594083">
                <text:p>226.979662594083</text:p>
              </table:table-cell>
            </table:table-row>
            <table:table-row>
              <table:table-cell office:value-type="string">
                <text:p>240</text:p>
              </table:table-cell>
              <table:table-cell office:value-type="float" office:value="48.7598531468809">
                <text:p>48.7598531468809</text:p>
              </table:table-cell>
              <table:table-cell office:value-type="float" office:value="26.8743707704158">
                <text:p>26.8743707704158</text:p>
              </table:table-cell>
              <table:table-cell office:value-type="float" office:value="228.125629229584">
                <text:p>228.125629229584</text:p>
              </table:table-cell>
            </table:table-row>
            <table:table-row>
              <table:table-cell office:value-type="string">
                <text:p>241</text:p>
              </table:table-cell>
              <table:table-cell office:value-type="float" office:value="53.0608270807762">
                <text:p>53.0608270807762</text:p>
              </table:table-cell>
              <table:table-cell office:value-type="float" office:value="25.7890172513281">
                <text:p>25.7890172513281</text:p>
              </table:table-cell>
              <table:table-cell office:value-type="float" office:value="229.210982748672">
                <text:p>229.210982748672</text:p>
              </table:table-cell>
            </table:table-row>
            <table:table-row>
              <table:table-cell office:value-type="string">
                <text:p>242</text:p>
              </table:table-cell>
              <table:table-cell office:value-type="float" office:value="57.4066403889781">
                <text:p>57.4066403889781</text:p>
              </table:table-cell>
              <table:table-cell office:value-type="float" office:value="24.7649306250296">
                <text:p>24.7649306250296</text:p>
              </table:table-cell>
              <table:table-cell office:value-type="float" office:value="230.23506937497">
                <text:p>230.23506937497</text:p>
              </table:table-cell>
            </table:table-row>
            <table:table-row>
              <table:table-cell office:value-type="string">
                <text:p>243</text:p>
              </table:table-cell>
              <table:table-cell office:value-type="float" office:value="61.7946753160502">
                <text:p>61.7946753160502</text:p>
              </table:table-cell>
              <table:table-cell office:value-type="float" office:value="23.8027277630108">
                <text:p>23.8027277630108</text:p>
              </table:table-cell>
              <table:table-cell office:value-type="float" office:value="231.197272236989">
                <text:p>231.197272236989</text:p>
              </table:table-cell>
            </table:table-row>
            <table:table-row>
              <table:table-cell office:value-type="string">
                <text:p>244</text:p>
              </table:table-cell>
              <table:table-cell office:value-type="float" office:value="66.2222886738316">
                <text:p>66.2222886738316</text:p>
              </table:table-cell>
              <table:table-cell office:value-type="float" office:value="22.9029882602969">
                <text:p>22.9029882602969</text:p>
              </table:table-cell>
              <table:table-cell office:value-type="float" office:value="232.097011739703">
                <text:p>232.097011739703</text:p>
              </table:table-cell>
            </table:table-row>
            <table:table-row>
              <table:table-cell office:value-type="string">
                <text:p>245</text:p>
              </table:table-cell>
              <table:table-cell office:value-type="float" office:value="70.6868134335946">
                <text:p>70.6868134335946</text:p>
              </table:table-cell>
              <table:table-cell office:value-type="float" office:value="22.0662540863208">
                <text:p>22.0662540863208</text:p>
              </table:table-cell>
              <table:table-cell office:value-type="float" office:value="232.933745913679">
                <text:p>232.933745913679</text:p>
              </table:table-cell>
            </table:table-row>
            <table:table-row>
              <table:table-cell office:value-type="string">
                <text:p>246</text:p>
              </table:table-cell>
              <table:table-cell office:value-type="float" office:value="75.1855603325633">
                <text:p>75.1855603325633</text:p>
              </table:table-cell>
              <table:table-cell office:value-type="float" office:value="21.2930292584613">
                <text:p>21.2930292584613</text:p>
              </table:table-cell>
              <table:table-cell office:value-type="float" office:value="233.706970741539">
                <text:p>233.706970741539</text:p>
              </table:table-cell>
            </table:table-row>
            <table:table-row>
              <table:table-cell office:value-type="string">
                <text:p>247</text:p>
              </table:table-cell>
              <table:table-cell office:value-type="float" office:value="79.7158194938249">
                <text:p>79.7158194938249</text:p>
              </table:table-cell>
              <table:table-cell office:value-type="float" office:value="20.5837795384422">
                <text:p>20.5837795384422</text:p>
              </table:table-cell>
              <table:table-cell office:value-type="float" office:value="234.416220461558">
                <text:p>234.416220461558</text:p>
              </table:table-cell>
            </table:table-row>
            <table:table-row>
              <table:table-cell office:value-type="string">
                <text:p>248</text:p>
              </table:table-cell>
              <table:table-cell office:value-type="float" office:value="84.2748620586577">
                <text:p>84.2748620586577</text:p>
              </table:table-cell>
              <table:table-cell office:value-type="float" office:value="19.9389321517742">
                <text:p>19.9389321517742</text:p>
              </table:table-cell>
              <table:table-cell office:value-type="float" office:value="235.061067848226">
                <text:p>235.061067848226</text:p>
              </table:table-cell>
            </table:table-row>
            <table:table-row>
              <table:table-cell office:value-type="string">
                <text:p>249</text:p>
              </table:table-cell>
              <table:table-cell office:value-type="float" office:value="88.8599418302945">
                <text:p>88.8599418302945</text:p>
              </table:table-cell>
              <table:table-cell office:value-type="float" office:value="19.3588755304104">
                <text:p>19.3588755304104</text:p>
              </table:table-cell>
              <table:table-cell office:value-type="float" office:value="235.64112446959">
                <text:p>235.64112446959</text:p>
              </table:table-cell>
            </table:table-row>
            <table:table-row>
              <table:table-cell office:value-type="string">
                <text:p>250</text:p>
              </table:table-cell>
              <table:table-cell office:value-type="float" office:value="93.4682969281278">
                <text:p>93.4682969281278</text:p>
              </table:table-cell>
              <table:table-cell office:value-type="float" office:value="18.8439590787702">
                <text:p>18.8439590787702</text:p>
              </table:table-cell>
              <table:table-cell office:value-type="float" office:value="236.15604092123">
                <text:p>236.15604092123</text:p>
              </table:table-cell>
            </table:table-row>
            <table:table-row>
              <table:table-cell office:value-type="string">
                <text:p>251</text:p>
              </table:table-cell>
              <table:table-cell office:value-type="float" office:value="98.0971514513642">
                <text:p>98.0971514513642</text:p>
              </table:table-cell>
              <table:table-cell office:value-type="float" office:value="18.3944929632697">
                <text:p>18.3944929632697</text:p>
              </table:table-cell>
              <table:table-cell office:value-type="float" office:value="236.60550703673">
                <text:p>236.60550703673</text:p>
              </table:table-cell>
            </table:table-row>
            <table:table-row>
              <table:table-cell office:value-type="string">
                <text:p>252</text:p>
              </table:table-cell>
              <table:table-cell office:value-type="float" office:value="102.743717151123">
                <text:p>102.743717151123</text:p>
              </table:table-cell>
              <table:table-cell office:value-type="float" office:value="18.0107479254906">
                <text:p>18.0107479254906</text:p>
              </table:table-cell>
              <table:table-cell office:value-type="float" office:value="236.989252074509">
                <text:p>236.989252074509</text:p>
              </table:table-cell>
            </table:table-row>
            <table:table-row>
              <table:table-cell office:value-type="string">
                <text:p>253</text:p>
              </table:table-cell>
              <table:table-cell office:value-type="float" office:value="107.405195109973">
                <text:p>107.405195109973</text:p>
              </table:table-cell>
              <table:table-cell office:value-type="float" office:value="17.6929551190943">
                <text:p>17.6929551190943</text:p>
              </table:table-cell>
              <table:table-cell office:value-type="float" office:value="237.307044880906">
                <text:p>237.307044880906</text:p>
              </table:table-cell>
            </table:table-row>
            <table:table-row>
              <table:table-cell office:value-type="string">
                <text:p>254</text:p>
              </table:table-cell>
              <table:table-cell office:value-type="float" office:value="112.078777427896">
                <text:p>112.078777427896</text:p>
              </table:table-cell>
              <table:table-cell office:value-type="float" office:value="17.4413059705843">
                <text:p>17.4413059705843</text:p>
              </table:table-cell>
              <table:table-cell office:value-type="float" office:value="237.558694029416">
                <text:p>237.558694029416</text:p>
              </table:table-cell>
            </table:table-row>
            <table:table-row>
              <table:table-cell office:value-type="string">
                <text:p>255</text:p>
              </table:table-cell>
              <table:table-cell office:value-type="float" office:value="116.761648913659">
                <text:p>116.761648913659</text:p>
              </table:table-cell>
              <table:table-cell office:value-type="float" office:value="17.2559520639981">
                <text:p>17.2559520639981</text:p>
              </table:table-cell>
              <table:table-cell office:value-type="float" office:value="237.744047936002">
                <text:p>237.744047936002</text:p>
              </table:table-cell>
            </table:table-row>
            <table:table-row>
              <table:table-cell office:value-type="string">
                <text:p>256</text:p>
              </table:table-cell>
              <table:table-cell office:value-type="float" office:value="121.450988780584">
                <text:p>121.450988780584</text:p>
              </table:table-cell>
              <table:table-cell office:value-type="float" office:value="17.137005049598">
                <text:p>17.137005049598</text:p>
              </table:table-cell>
              <table:table-cell office:value-type="float" office:value="237.862994950402">
                <text:p>237.862994950402</text:p>
              </table:table-cell>
            </table:table-row>
            <table:table-row>
              <table:table-cell office:value-type="string">
                <text:p>257</text:p>
              </table:table-cell>
              <table:table-cell office:value-type="float" office:value="126.14397234568">
                <text:p>126.14397234568</text:p>
              </table:table-cell>
              <table:table-cell office:value-type="float" office:value="17.0845365766179">
                <text:p>17.0845365766179</text:p>
              </table:table-cell>
              <table:table-cell office:value-type="float" office:value="237.915463423382">
                <text:p>237.91546342338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9.002cm" xlink:href=".." xlink:type="simple" chart:class="chart:line" chart:style-name="ch1">
        <chart:legend chart:legend-position="end" svg:x="11.055cm" svg:y="-11.181cm" style:legend-expansion="high" chart:style-name="ch2"/>
        <chart:plot-area chart:style-name="ch3" table:cell-range-address="Sheet1_2.B3:Sheet1_2.D362 Sheet1_2.C2:Sheet1_2.E2" chart:data-source-has-labels="both" svg:x="0.32cm" svg:y="0.18cm" svg:width="10.415cm" svg:height="8.642cm">
          <chartooo:coordinate-region svg:x="1.232cm" svg:y="0.379cm" svg:width="9.503cm" svg:height="8.244cm"/>
          <chart:axis chart:dimension="x" chart:name="primary-x" chart:style-name="ch4"/>
          <chart:axis chart:dimension="y" chart:name="primary-y" chart:style-name="ch5">
            <chart:grid chart:style-name="ch6" chart:class="major"/>
          </chart:axis>
          <chart:series chart:style-name="ch7" chart:values-cell-range-address="Sheet1_2.C2:Sheet1_2.C2" chart:label-cell-address="Sheet1_2.B3:Sheet1_2.B362" chart:class="chart:line">
            <chart:data-point/>
          </chart:series>
          <chart:series chart:style-name="ch8" chart:values-cell-range-address="Sheet1_2.D2:Sheet1_2.D2" chart:label-cell-address="Sheet1_2.C3:Sheet1_2.C362" chart:class="chart:line">
            <chart:data-point/>
          </chart:series>
          <chart:series chart:style-name="ch9" chart:values-cell-range-address="Sheet1_2.E2:Sheet1_2.E2" chart:label-cell-address="Sheet1_2.D3:Sheet1_2.D362" chart:class="chart:line">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 201 202 203 204 205 206 207 208 20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300 301 302 303 304 305 306 307 308 309 310 311 312 313 314 315 316 317 318 319 320 321 322 323 324 325 326 327 328 329 330 331 332 333 334 335 336 337 338 339 340 341 342 343 344 345 346 347 348 349 350 351 352 353 354 355 356 357 358 359 360</text:p>
                <text:list>
                  <text:list-item>
                    <text:p>1</text:p>
                  </text:list-item>
                  <text:list-item>
                    <text:p>2</text:p>
                  </text:list-item>
                  <text:list-item>
                    <text:p>3</text:p>
                  </text:list-item>
                  <text:list-item>
                    <text:p>4</text:p>
                  </text:list-item>
                  <text:list-item>
                    <text:p>5</text:p>
                  </text:list-item>
                  <text:list-item>
                    <text:p>6</text:p>
                  </text:list-item>
                  <text:list-item>
                    <text:p>7</text:p>
                  </text:list-item>
                  <text:list-item>
                    <text:p>8</text:p>
                  </text:list-item>
                  <text:list-item>
                    <text:p>9</text:p>
                  </text:list-item>
                  <text:list-item>
                    <text:p>10</text:p>
                  </text:list-item>
                  <text:list-item>
                    <text:p>11</text:p>
                  </text:list-item>
                  <text:list-item>
                    <text:p>12</text:p>
                  </text:list-item>
                  <text:list-item>
                    <text:p>13</text:p>
                  </text:list-item>
                  <text:list-item>
                    <text:p>14</text:p>
                  </text:list-item>
                  <text:list-item>
                    <text:p>15</text:p>
                  </text:list-item>
                  <text:list-item>
                    <text:p>16</text:p>
                  </text:list-item>
                  <text:list-item>
                    <text:p>17</text:p>
                  </text:list-item>
                  <text:list-item>
                    <text:p>18</text:p>
                  </text:list-item>
                  <text:list-item>
                    <text:p>19</text:p>
                  </text:list-item>
                  <text:list-item>
                    <text:p>20</text:p>
                  </text:list-item>
                  <text:list-item>
                    <text:p>21</text:p>
                  </text:list-item>
                  <text:list-item>
                    <text:p>22</text:p>
                  </text:list-item>
                  <text:list-item>
                    <text:p>23</text:p>
                  </text:list-item>
                  <text:list-item>
                    <text:p>24</text:p>
                  </text:list-item>
                  <text:list-item>
                    <text:p>25</text:p>
                  </text:list-item>
                  <text:list-item>
                    <text:p>26</text:p>
                  </text:list-item>
                  <text:list-item>
                    <text:p>27</text:p>
                  </text:list-item>
                  <text:list-item>
                    <text:p>28</text:p>
                  </text:list-item>
                  <text:list-item>
                    <text:p>29</text:p>
                  </text:list-item>
                  <text:list-item>
                    <text:p>30</text:p>
                  </text:list-item>
                  <text:list-item>
                    <text:p>31</text:p>
                  </text:list-item>
                  <text:list-item>
                    <text:p>32</text:p>
                  </text:list-item>
                  <text:list-item>
                    <text:p>33</text:p>
                  </text:list-item>
                  <text:list-item>
                    <text:p>34</text:p>
                  </text:list-item>
                  <text:list-item>
                    <text:p>35</text:p>
                  </text:list-item>
                  <text:list-item>
                    <text:p>36</text:p>
                  </text:list-item>
                  <text:list-item>
                    <text:p>37</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7</text:p>
                  </text:list-item>
                  <text:list-item>
                    <text:p>48</text:p>
                  </text:list-item>
                  <text:list-item>
                    <text:p>49</text:p>
                  </text:list-item>
                  <text:list-item>
                    <text:p>50</text:p>
                  </text:list-item>
                  <text:list-item>
                    <text:p>51</text:p>
                  </text:list-item>
                  <text:list-item>
                    <text:p>52</text:p>
                  </text:list-item>
                  <text:list-item>
                    <text:p>53</text:p>
                  </text:list-item>
                  <text:list-item>
                    <text:p>54</text:p>
                  </text:list-item>
                  <text:list-item>
                    <text:p>55</text:p>
                  </text:list-item>
                  <text:list-item>
                    <text:p>56</text:p>
                  </text:list-item>
                  <text:list-item>
                    <text:p>57</text:p>
                  </text:list-item>
                  <text:list-item>
                    <text:p>58</text:p>
                  </text:list-item>
                  <text:list-item>
                    <text:p>59</text:p>
                  </text:list-item>
                  <text:list-item>
                    <text:p>60</text:p>
                  </text:list-item>
                  <text:list-item>
                    <text:p>61</text:p>
                  </text:list-item>
                  <text:list-item>
                    <text:p>62</text:p>
                  </text:list-item>
                  <text:list-item>
                    <text:p>63</text:p>
                  </text:list-item>
                  <text:list-item>
                    <text:p>64</text:p>
                  </text:list-item>
                  <text:list-item>
                    <text:p>65</text:p>
                  </text:list-item>
                  <text:list-item>
                    <text:p>66</text:p>
                  </text:list-item>
                  <text:list-item>
                    <text:p>67</text:p>
                  </text:list-item>
                  <text:list-item>
                    <text:p>68</text:p>
                  </text:list-item>
                  <text:list-item>
                    <text:p>69</text:p>
                  </text:list-item>
                  <text:list-item>
                    <text:p>70</text:p>
                  </text:list-item>
                  <text:list-item>
                    <text:p>71</text:p>
                  </text:list-item>
                  <text:list-item>
                    <text:p>72</text:p>
                  </text:list-item>
                  <text:list-item>
                    <text:p>73</text:p>
                  </text:list-item>
                  <text:list-item>
                    <text:p>74</text:p>
                  </text:list-item>
                  <text:list-item>
                    <text:p>75</text:p>
                  </text:list-item>
                  <text:list-item>
                    <text:p>76</text:p>
                  </text:list-item>
                  <text:list-item>
                    <text:p>77</text:p>
                  </text:list-item>
                  <text:list-item>
                    <text:p>78</text:p>
                  </text:list-item>
                  <text:list-item>
                    <text:p>79</text:p>
                  </text:list-item>
                  <text:list-item>
                    <text:p>80</text:p>
                  </text:list-item>
                  <text:list-item>
                    <text:p>81</text:p>
                  </text:list-item>
                  <text:list-item>
                    <text:p>82</text:p>
                  </text:list-item>
                  <text:list-item>
                    <text:p>83</text:p>
                  </text:list-item>
                  <text:list-item>
                    <text:p>84</text:p>
                  </text:list-item>
                  <text:list-item>
                    <text:p>85</text:p>
                  </text:list-item>
                  <text:list-item>
                    <text:p>86</text:p>
                  </text:list-item>
                  <text:list-item>
                    <text:p>87</text:p>
                  </text:list-item>
                  <text:list-item>
                    <text:p>88</text:p>
                  </text:list-item>
                  <text:list-item>
                    <text:p>89</text:p>
                  </text:list-item>
                  <text:list-item>
                    <text:p>90</text:p>
                  </text:list-item>
                  <text:list-item>
                    <text:p>91</text:p>
                  </text:list-item>
                  <text:list-item>
                    <text:p>92</text:p>
                  </text:list-item>
                  <text:list-item>
                    <text:p>93</text:p>
                  </text:list-item>
                  <text:list-item>
                    <text:p>94</text:p>
                  </text:list-item>
                  <text:list-item>
                    <text:p>95</text:p>
                  </text:list-item>
                  <text:list-item>
                    <text:p>96</text:p>
                  </text:list-item>
                  <text:list-item>
                    <text:p>97</text:p>
                  </text:list-item>
                  <text:list-item>
                    <text:p>98</text:p>
                  </text:list-item>
                  <text:list-item>
                    <text:p>99</text:p>
                  </text:list-item>
                  <text:list-item>
                    <text:p>100</text:p>
                  </text:list-item>
                  <text:list-item>
                    <text:p>101</text:p>
                  </text:list-item>
                  <text:list-item>
                    <text:p>102</text:p>
                  </text:list-item>
                  <text:list-item>
                    <text:p>103</text:p>
                  </text:list-item>
                  <text:list-item>
                    <text:p>104</text:p>
                  </text:list-item>
                  <text:list-item>
                    <text:p>105</text:p>
                  </text:list-item>
                  <text:list-item>
                    <text:p>106</text:p>
                  </text:list-item>
                  <text:list-item>
                    <text:p>107</text:p>
                  </text:list-item>
                  <text:list-item>
                    <text:p>108</text:p>
                  </text:list-item>
                  <text:list-item>
                    <text:p>109</text:p>
                  </text:list-item>
                  <text:list-item>
                    <text:p>110</text:p>
                  </text:list-item>
                  <text:list-item>
                    <text:p>111</text:p>
                  </text:list-item>
                  <text:list-item>
                    <text:p>112</text:p>
                  </text:list-item>
                  <text:list-item>
                    <text:p>113</text:p>
                  </text:list-item>
                  <text:list-item>
                    <text:p>114</text:p>
                  </text:list-item>
                  <text:list-item>
                    <text:p>115</text:p>
                  </text:list-item>
                  <text:list-item>
                    <text:p>116</text:p>
                  </text:list-item>
                  <text:list-item>
                    <text:p>117</text:p>
                  </text:list-item>
                  <text:list-item>
                    <text:p>118</text:p>
                  </text:list-item>
                  <text:list-item>
                    <text:p>119</text:p>
                  </text:list-item>
                  <text:list-item>
                    <text:p>120</text:p>
                  </text:list-item>
                  <text:list-item>
                    <text:p>121</text:p>
                  </text:list-item>
                  <text:list-item>
                    <text:p>122</text:p>
                  </text:list-item>
                  <text:list-item>
                    <text:p>123</text:p>
                  </text:list-item>
                  <text:list-item>
                    <text:p>124</text:p>
                  </text:list-item>
                  <text:list-item>
                    <text:p>125</text:p>
                  </text:list-item>
                  <text:list-item>
                    <text:p>126</text:p>
                  </text:list-item>
                  <text:list-item>
                    <text:p>127</text:p>
                  </text:list-item>
                  <text:list-item>
                    <text:p>128</text:p>
                  </text:list-item>
                  <text:list-item>
                    <text:p>129</text:p>
                  </text:list-item>
                  <text:list-item>
                    <text:p>130</text:p>
                  </text:list-item>
                  <text:list-item>
                    <text:p>131</text:p>
                  </text:list-item>
                  <text:list-item>
                    <text:p>132</text:p>
                  </text:list-item>
                  <text:list-item>
                    <text:p>133</text:p>
                  </text:list-item>
                  <text:list-item>
                    <text:p>134</text:p>
                  </text:list-item>
                  <text:list-item>
                    <text:p>135</text:p>
                  </text:list-item>
                  <text:list-item>
                    <text:p>136</text:p>
                  </text:list-item>
                  <text:list-item>
                    <text:p>137</text:p>
                  </text:list-item>
                  <text:list-item>
                    <text:p>138</text:p>
                  </text:list-item>
                  <text:list-item>
                    <text:p>139</text:p>
                  </text:list-item>
                  <text:list-item>
                    <text:p>140</text:p>
                  </text:list-item>
                  <text:list-item>
                    <text:p>141</text:p>
                  </text:list-item>
                  <text:list-item>
                    <text:p>142</text:p>
                  </text:list-item>
                  <text:list-item>
                    <text:p>143</text:p>
                  </text:list-item>
                  <text:list-item>
                    <text:p>144</text:p>
                  </text:list-item>
                  <text:list-item>
                    <text:p>145</text:p>
                  </text:list-item>
                  <text:list-item>
                    <text:p>146</text:p>
                  </text:list-item>
                  <text:list-item>
                    <text:p>147</text:p>
                  </text:list-item>
                  <text:list-item>
                    <text:p>148</text:p>
                  </text:list-item>
                  <text:list-item>
                    <text:p>149</text:p>
                  </text:list-item>
                  <text:list-item>
                    <text:p>150</text:p>
                  </text:list-item>
                  <text:list-item>
                    <text:p>151</text:p>
                  </text:list-item>
                  <text:list-item>
                    <text:p>152</text:p>
                  </text:list-item>
                  <text:list-item>
                    <text:p>153</text:p>
                  </text:list-item>
                  <text:list-item>
                    <text:p>154</text:p>
                  </text:list-item>
                  <text:list-item>
                    <text:p>155</text:p>
                  </text:list-item>
                  <text:list-item>
                    <text:p>156</text:p>
                  </text:list-item>
                  <text:list-item>
                    <text:p>157</text:p>
                  </text:list-item>
                  <text:list-item>
                    <text:p>158</text:p>
                  </text:list-item>
                  <text:list-item>
                    <text:p>159</text:p>
                  </text:list-item>
                  <text:list-item>
                    <text:p>160</text:p>
                  </text:list-item>
                  <text:list-item>
                    <text:p>161</text:p>
                  </text:list-item>
                  <text:list-item>
                    <text:p>162</text:p>
                  </text:list-item>
                  <text:list-item>
                    <text:p>163</text:p>
                  </text:list-item>
                  <text:list-item>
                    <text:p>164</text:p>
                  </text:list-item>
                  <text:list-item>
                    <text:p>165</text:p>
                  </text:list-item>
                  <text:list-item>
                    <text:p>166</text:p>
                  </text:list-item>
                  <text:list-item>
                    <text:p>167</text:p>
                  </text:list-item>
                  <text:list-item>
                    <text:p>168</text:p>
                  </text:list-item>
                  <text:list-item>
                    <text:p>169</text:p>
                  </text:list-item>
                  <text:list-item>
                    <text:p>170</text:p>
                  </text:list-item>
                  <text:list-item>
                    <text:p>171</text:p>
                  </text:list-item>
                  <text:list-item>
                    <text:p>172</text:p>
                  </text:list-item>
                  <text:list-item>
                    <text:p>173</text:p>
                  </text:list-item>
                  <text:list-item>
                    <text:p>174</text:p>
                  </text:list-item>
                  <text:list-item>
                    <text:p>175</text:p>
                  </text:list-item>
                  <text:list-item>
                    <text:p>176</text:p>
                  </text:list-item>
                  <text:list-item>
                    <text:p>177</text:p>
                  </text:list-item>
                  <text:list-item>
                    <text:p>178</text:p>
                  </text:list-item>
                  <text:list-item>
                    <text:p>179</text:p>
                  </text:list-item>
                  <text:list-item>
                    <text:p>180</text:p>
                  </text:list-item>
                  <text:list-item>
                    <text:p>181</text:p>
                  </text:list-item>
                  <text:list-item>
                    <text:p>182</text:p>
                  </text:list-item>
                  <text:list-item>
                    <text:p>183</text:p>
                  </text:list-item>
                  <text:list-item>
                    <text:p>184</text:p>
                  </text:list-item>
                  <text:list-item>
                    <text:p>185</text:p>
                  </text:list-item>
                  <text:list-item>
                    <text:p>186</text:p>
                  </text:list-item>
                  <text:list-item>
                    <text:p>187</text:p>
                  </text:list-item>
                  <text:list-item>
                    <text:p>188</text:p>
                  </text:list-item>
                  <text:list-item>
                    <text:p>189</text:p>
                  </text:list-item>
                  <text:list-item>
                    <text:p>190</text:p>
                  </text:list-item>
                  <text:list-item>
                    <text:p>191</text:p>
                  </text:list-item>
                  <text:list-item>
                    <text:p>192</text:p>
                  </text:list-item>
                  <text:list-item>
                    <text:p>193</text:p>
                  </text:list-item>
                  <text:list-item>
                    <text:p>194</text:p>
                  </text:list-item>
                  <text:list-item>
                    <text:p>195</text:p>
                  </text:list-item>
                  <text:list-item>
                    <text:p>196</text:p>
                  </text:list-item>
                  <text:list-item>
                    <text:p>197</text:p>
                  </text:list-item>
                  <text:list-item>
                    <text:p>198</text:p>
                  </text:list-item>
                  <text:list-item>
                    <text:p>199</text:p>
                  </text:list-item>
                  <text:list-item>
                    <text:p>200</text:p>
                  </text:list-item>
                  <text:list-item>
                    <text:p>201</text:p>
                  </text:list-item>
                  <text:list-item>
                    <text:p>202</text:p>
                  </text:list-item>
                  <text:list-item>
                    <text:p>203</text:p>
                  </text:list-item>
                  <text:list-item>
                    <text:p>204</text:p>
                  </text:list-item>
                  <text:list-item>
                    <text:p>205</text:p>
                  </text:list-item>
                  <text:list-item>
                    <text:p>206</text:p>
                  </text:list-item>
                  <text:list-item>
                    <text:p>207</text:p>
                  </text:list-item>
                  <text:list-item>
                    <text:p>208</text:p>
                  </text:list-item>
                  <text:list-item>
                    <text:p>209</text:p>
                  </text:list-item>
                  <text:list-item>
                    <text:p>210</text:p>
                  </text:list-item>
                  <text:list-item>
                    <text:p>211</text:p>
                  </text:list-item>
                  <text:list-item>
                    <text:p>212</text:p>
                  </text:list-item>
                  <text:list-item>
                    <text:p>213</text:p>
                  </text:list-item>
                  <text:list-item>
                    <text:p>214</text:p>
                  </text:list-item>
                  <text:list-item>
                    <text:p>215</text:p>
                  </text:list-item>
                  <text:list-item>
                    <text:p>216</text:p>
                  </text:list-item>
                  <text:list-item>
                    <text:p>217</text:p>
                  </text:list-item>
                  <text:list-item>
                    <text:p>218</text:p>
                  </text:list-item>
                  <text:list-item>
                    <text:p>219</text:p>
                  </text:list-item>
                  <text:list-item>
                    <text:p>220</text:p>
                  </text:list-item>
                  <text:list-item>
                    <text:p>221</text:p>
                  </text:list-item>
                  <text:list-item>
                    <text:p>222</text:p>
                  </text:list-item>
                  <text:list-item>
                    <text:p>223</text:p>
                  </text:list-item>
                  <text:list-item>
                    <text:p>224</text:p>
                  </text:list-item>
                  <text:list-item>
                    <text:p>225</text:p>
                  </text:list-item>
                  <text:list-item>
                    <text:p>226</text:p>
                  </text:list-item>
                  <text:list-item>
                    <text:p>227</text:p>
                  </text:list-item>
                  <text:list-item>
                    <text:p>228</text:p>
                  </text:list-item>
                  <text:list-item>
                    <text:p>229</text:p>
                  </text:list-item>
                  <text:list-item>
                    <text:p>230</text:p>
                  </text:list-item>
                  <text:list-item>
                    <text:p>231</text:p>
                  </text:list-item>
                  <text:list-item>
                    <text:p>232</text:p>
                  </text:list-item>
                  <text:list-item>
                    <text:p>233</text:p>
                  </text:list-item>
                  <text:list-item>
                    <text:p>234</text:p>
                  </text:list-item>
                  <text:list-item>
                    <text:p>235</text:p>
                  </text:list-item>
                  <text:list-item>
                    <text:p>236</text:p>
                  </text:list-item>
                  <text:list-item>
                    <text:p>237</text:p>
                  </text:list-item>
                  <text:list-item>
                    <text:p>238</text:p>
                  </text:list-item>
                  <text:list-item>
                    <text:p>239</text:p>
                  </text:list-item>
                  <text:list-item>
                    <text:p>240</text:p>
                  </text:list-item>
                  <text:list-item>
                    <text:p>241</text:p>
                  </text:list-item>
                  <text:list-item>
                    <text:p>242</text:p>
                  </text:list-item>
                  <text:list-item>
                    <text:p>243</text:p>
                  </text:list-item>
                  <text:list-item>
                    <text:p>244</text:p>
                  </text:list-item>
                  <text:list-item>
                    <text:p>245</text:p>
                  </text:list-item>
                  <text:list-item>
                    <text:p>246</text:p>
                  </text:list-item>
                  <text:list-item>
                    <text:p>247</text:p>
                  </text:list-item>
                  <text:list-item>
                    <text:p>248</text:p>
                  </text:list-item>
                  <text:list-item>
                    <text:p>249</text:p>
                  </text:list-item>
                  <text:list-item>
                    <text:p>250</text:p>
                  </text:list-item>
                  <text:list-item>
                    <text:p>251</text:p>
                  </text:list-item>
                  <text:list-item>
                    <text:p>252</text:p>
                  </text:list-item>
                  <text:list-item>
                    <text:p>253</text:p>
                  </text:list-item>
                  <text:list-item>
                    <text:p>254</text:p>
                  </text:list-item>
                  <text:list-item>
                    <text:p>255</text:p>
                  </text:list-item>
                  <text:list-item>
                    <text:p>256</text:p>
                  </text:list-item>
                  <text:list-item>
                    <text:p>257</text:p>
                  </text:list-item>
                  <text:list-item>
                    <text:p>258</text:p>
                  </text:list-item>
                  <text:list-item>
                    <text:p>259</text:p>
                  </text:list-item>
                  <text:list-item>
                    <text:p>260</text:p>
                  </text:list-item>
                  <text:list-item>
                    <text:p>261</text:p>
                  </text:list-item>
                  <text:list-item>
                    <text:p>262</text:p>
                  </text:list-item>
                  <text:list-item>
                    <text:p>263</text:p>
                  </text:list-item>
                  <text:list-item>
                    <text:p>264</text:p>
                  </text:list-item>
                  <text:list-item>
                    <text:p>265</text:p>
                  </text:list-item>
                  <text:list-item>
                    <text:p>266</text:p>
                  </text:list-item>
                  <text:list-item>
                    <text:p>267</text:p>
                  </text:list-item>
                  <text:list-item>
                    <text:p>268</text:p>
                  </text:list-item>
                  <text:list-item>
                    <text:p>269</text:p>
                  </text:list-item>
                  <text:list-item>
                    <text:p>270</text:p>
                  </text:list-item>
                  <text:list-item>
                    <text:p>271</text:p>
                  </text:list-item>
                  <text:list-item>
                    <text:p>272</text:p>
                  </text:list-item>
                  <text:list-item>
                    <text:p>273</text:p>
                  </text:list-item>
                  <text:list-item>
                    <text:p>274</text:p>
                  </text:list-item>
                  <text:list-item>
                    <text:p>275</text:p>
                  </text:list-item>
                  <text:list-item>
                    <text:p>276</text:p>
                  </text:list-item>
                  <text:list-item>
                    <text:p>277</text:p>
                  </text:list-item>
                  <text:list-item>
                    <text:p>278</text:p>
                  </text:list-item>
                  <text:list-item>
                    <text:p>279</text:p>
                  </text:list-item>
                  <text:list-item>
                    <text:p>280</text:p>
                  </text:list-item>
                  <text:list-item>
                    <text:p>281</text:p>
                  </text:list-item>
                  <text:list-item>
                    <text:p>282</text:p>
                  </text:list-item>
                  <text:list-item>
                    <text:p>283</text:p>
                  </text:list-item>
                  <text:list-item>
                    <text:p>284</text:p>
                  </text:list-item>
                  <text:list-item>
                    <text:p>285</text:p>
                  </text:list-item>
                  <text:list-item>
                    <text:p>286</text:p>
                  </text:list-item>
                  <text:list-item>
                    <text:p>287</text:p>
                  </text:list-item>
                  <text:list-item>
                    <text:p>288</text:p>
                  </text:list-item>
                  <text:list-item>
                    <text:p>289</text:p>
                  </text:list-item>
                  <text:list-item>
                    <text:p>290</text:p>
                  </text:list-item>
                  <text:list-item>
                    <text:p>291</text:p>
                  </text:list-item>
                  <text:list-item>
                    <text:p>292</text:p>
                  </text:list-item>
                  <text:list-item>
                    <text:p>293</text:p>
                  </text:list-item>
                  <text:list-item>
                    <text:p>294</text:p>
                  </text:list-item>
                  <text:list-item>
                    <text:p>295</text:p>
                  </text:list-item>
                  <text:list-item>
                    <text:p>296</text:p>
                  </text:list-item>
                  <text:list-item>
                    <text:p>297</text:p>
                  </text:list-item>
                  <text:list-item>
                    <text:p>298</text:p>
                  </text:list-item>
                  <text:list-item>
                    <text:p>299</text:p>
                  </text:list-item>
                  <text:list-item>
                    <text:p>300</text:p>
                  </text:list-item>
                  <text:list-item>
                    <text:p>301</text:p>
                  </text:list-item>
                  <text:list-item>
                    <text:p>302</text:p>
                  </text:list-item>
                  <text:list-item>
                    <text:p>303</text:p>
                  </text:list-item>
                  <text:list-item>
                    <text:p>304</text:p>
                  </text:list-item>
                  <text:list-item>
                    <text:p>305</text:p>
                  </text:list-item>
                  <text:list-item>
                    <text:p>306</text:p>
                  </text:list-item>
                  <text:list-item>
                    <text:p>307</text:p>
                  </text:list-item>
                  <text:list-item>
                    <text:p>308</text:p>
                  </text:list-item>
                  <text:list-item>
                    <text:p>309</text:p>
                  </text:list-item>
                  <text:list-item>
                    <text:p>310</text:p>
                  </text:list-item>
                  <text:list-item>
                    <text:p>311</text:p>
                  </text:list-item>
                  <text:list-item>
                    <text:p>312</text:p>
                  </text:list-item>
                  <text:list-item>
                    <text:p>313</text:p>
                  </text:list-item>
                  <text:list-item>
                    <text:p>314</text:p>
                  </text:list-item>
                  <text:list-item>
                    <text:p>315</text:p>
                  </text:list-item>
                  <text:list-item>
                    <text:p>316</text:p>
                  </text:list-item>
                  <text:list-item>
                    <text:p>317</text:p>
                  </text:list-item>
                  <text:list-item>
                    <text:p>318</text:p>
                  </text:list-item>
                  <text:list-item>
                    <text:p>319</text:p>
                  </text:list-item>
                  <text:list-item>
                    <text:p>320</text:p>
                  </text:list-item>
                  <text:list-item>
                    <text:p>321</text:p>
                  </text:list-item>
                  <text:list-item>
                    <text:p>322</text:p>
                  </text:list-item>
                  <text:list-item>
                    <text:p>323</text:p>
                  </text:list-item>
                  <text:list-item>
                    <text:p>324</text:p>
                  </text:list-item>
                  <text:list-item>
                    <text:p>325</text:p>
                  </text:list-item>
                  <text:list-item>
                    <text:p>326</text:p>
                  </text:list-item>
                  <text:list-item>
                    <text:p>327</text:p>
                  </text:list-item>
                  <text:list-item>
                    <text:p>328</text:p>
                  </text:list-item>
                  <text:list-item>
                    <text:p>329</text:p>
                  </text:list-item>
                  <text:list-item>
                    <text:p>330</text:p>
                  </text:list-item>
                  <text:list-item>
                    <text:p>331</text:p>
                  </text:list-item>
                  <text:list-item>
                    <text:p>332</text:p>
                  </text:list-item>
                  <text:list-item>
                    <text:p>333</text:p>
                  </text:list-item>
                  <text:list-item>
                    <text:p>334</text:p>
                  </text:list-item>
                  <text:list-item>
                    <text:p>335</text:p>
                  </text:list-item>
                  <text:list-item>
                    <text:p>336</text:p>
                  </text:list-item>
                  <text:list-item>
                    <text:p>337</text:p>
                  </text:list-item>
                  <text:list-item>
                    <text:p>338</text:p>
                  </text:list-item>
                  <text:list-item>
                    <text:p>339</text:p>
                  </text:list-item>
                  <text:list-item>
                    <text:p>340</text:p>
                  </text:list-item>
                  <text:list-item>
                    <text:p>341</text:p>
                  </text:list-item>
                  <text:list-item>
                    <text:p>342</text:p>
                  </text:list-item>
                  <text:list-item>
                    <text:p>343</text:p>
                  </text:list-item>
                  <text:list-item>
                    <text:p>344</text:p>
                  </text:list-item>
                  <text:list-item>
                    <text:p>345</text:p>
                  </text:list-item>
                  <text:list-item>
                    <text:p>346</text:p>
                  </text:list-item>
                  <text:list-item>
                    <text:p>347</text:p>
                  </text:list-item>
                  <text:list-item>
                    <text:p>348</text:p>
                  </text:list-item>
                  <text:list-item>
                    <text:p>349</text:p>
                  </text:list-item>
                  <text:list-item>
                    <text:p>350</text:p>
                  </text:list-item>
                  <text:list-item>
                    <text:p>351</text:p>
                  </text:list-item>
                  <text:list-item>
                    <text:p>352</text:p>
                  </text:list-item>
                  <text:list-item>
                    <text:p>353</text:p>
                  </text:list-item>
                  <text:list-item>
                    <text:p>354</text:p>
                  </text:list-item>
                  <text:list-item>
                    <text:p>355</text:p>
                  </text:list-item>
                  <text:list-item>
                    <text:p>356</text:p>
                  </text:list-item>
                  <text:list-item>
                    <text:p>357</text:p>
                  </text:list-item>
                  <text:list-item>
                    <text:p>358</text:p>
                  </text:list-item>
                  <text:list-item>
                    <text:p>359</text:p>
                  </text:list-item>
                  <text:list-item>
                    <text:p>360</text:p>
                  </text:list-item>
                </text:list>
                <draw:g>
                  <svg:desc>Sheet1_2.B3:Sheet1_2.B362</svg:desc>
                </draw:g>
              </table:table-cell>
              <table:table-cell office:value-type="string">
                <text:p>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text:p>
                <text:list>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
                <draw:g>
                  <svg:desc>Sheet1_2.C3:Sheet1_2.C362</svg:desc>
                </draw:g>
              </table:table-cell>
              <table:table-cell office:value-type="string">
                <text:p>-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text:p>
                <text:list>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
                <draw:g>
                  <svg:desc>Sheet1_2.D3:Sheet1_2.D362</svg:desc>
                </draw:g>
              </table:table-cell>
            </table:table-row>
          </table:table-header-rows>
          <table:table-rows>
            <table:table-row>
              <table:table-cell office:value-type="string"/>
              <table:table-cell office:value-type="float" office:value="NaN">
                <text:p>NaN</text:p>
                <draw:g>
                  <svg:desc>Sheet1_2.C2:Sheet1_2.C2</svg:desc>
                </draw:g>
              </table:table-cell>
              <table:table-cell office:value-type="float" office:value="NaN">
                <text:p>NaN</text:p>
                <draw:g>
                  <svg:desc>Sheet1_2.D2:Sheet1_2.D2</svg:desc>
                </draw:g>
              </table:table-cell>
              <table:table-cell office:value-type="float" office:value="NaN">
                <text:p>NaN</text:p>
                <draw:g>
                  <svg:desc>Sheet1_2.E2:Sheet1_2.E2</svg:desc>
                </draw:g>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9.002cm" xlink:href=".." xlink:type="simple" chart:class="chart:line" chart:style-name="ch1">
        <chart:legend chart:legend-position="end" svg:x="11.134cm" svg:y="-4.631cm" style:legend-expansion="high" chart:style-name="ch2"/>
        <chart:plot-area chart:style-name="ch3" table:cell-range-address="Sheet1_2.J2:Sheet1_2.K362 Sheet1_2.H2:Sheet1_2.H362" chart:data-source-has-labels="both" svg:x="0.32cm" svg:y="0.18cm" svg:width="10.494cm" svg:height="8.642cm">
          <chartooo:coordinate-region svg:x="1.232cm" svg:y="0.379cm" svg:width="9.582cm" svg:height="8.244cm"/>
          <chart:axis chart:dimension="x" chart:name="primary-x" chart:style-name="ch4"/>
          <chart:axis chart:dimension="y" chart:name="primary-y" chart:style-name="ch5">
            <chart:grid chart:style-name="ch6" chart:class="major"/>
          </chart:axis>
          <chart:series chart:style-name="ch7" chart:values-cell-range-address="Sheet1_2.H2:Sheet1_2.H2" chart:label-cell-address="Sheet1_2.K3:Sheet1_2.K362" chart:class="chart:line">
            <chart:data-point/>
          </chart:series>
          <chart:series chart:style-name="ch8" chart:values-cell-range-address="Sheet1_2.J2:Sheet1_2.J2" chart:label-cell-address="Sheet1_2.H3:Sheet1_2.H362" chart:class="chart:line">
            <chart:data-point/>
          </chart:series>
          <chart:series chart:style-name="ch9" chart:values-cell-range-address="Sheet1_2.K2:Sheet1_2.K2" chart:label-cell-address="Sheet1_2.J3:Sheet1_2.J362" chart:class="chart:line">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 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 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text:p>
                <text:list>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
                <draw:g>
                  <svg:desc>Sheet1_2.K3:Sheet1_2.K362</svg:desc>
                </draw:g>
              </table:table-cell>
              <table:table-cell office:value-type="string">
                <text:p>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 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 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text:p>
                <text:list>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
                <draw:g>
                  <svg:desc>Sheet1_2.H3:Sheet1_2.H362</svg:desc>
                </draw:g>
              </table:table-cell>
              <table:table-cell office:value-type="string">
                <text:p>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 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 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text:p>
                <text:list>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
                <draw:g>
                  <svg:desc>Sheet1_2.J3:Sheet1_2.J362</svg:desc>
                </draw:g>
              </table:table-cell>
            </table:table-row>
          </table:table-header-rows>
          <table:table-rows>
            <table:table-row>
              <table:table-cell office:value-type="string"/>
              <table:table-cell office:value-type="float" office:value="NaN">
                <text:p>NaN</text:p>
                <draw:g>
                  <svg:desc>Sheet1_2.H2:Sheet1_2.H2</svg:desc>
                </draw:g>
              </table:table-cell>
              <table:table-cell office:value-type="float" office:value="NaN">
                <text:p>NaN</text:p>
                <draw:g>
                  <svg:desc>Sheet1_2.J2:Sheet1_2.J2</svg:desc>
                </draw:g>
              </table:table-cell>
              <table:table-cell office:value-type="float" office:value="NaN">
                <text:p>NaN</text:p>
                <draw:g>
                  <svg:desc>Sheet1_2.K2:Sheet1_2.K2</svg:desc>
                </draw:g>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274cm" fo:min-width="6.43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5.366cm" svg:height="13.155cm" xlink:href=".." xlink:type="simple" chart:class="chart:line" chart:style-name="ch1">
        <chart:legend chart:legend-position="end" svg:x="22.461cm" svg:y="6.278cm" style:legend-expansion="high" chart:style-name="ch2"/>
        <chart:plot-area chart:style-name="ch3" table:cell-range-address="Sheet1.M2:Sheet1.M258" svg:x="0.507cm" svg:y="0.263cm" svg:width="21.447cm" svg:height="12.629cm">
          <chartooo:coordinate-region svg:x="1.314cm" svg:y="0.384cm" svg:width="20.64cm" svg:height="11.505cm"/>
          <chart:axis chart:dimension="x" chart:name="primary-x" chart:style-name="ch4"/>
          <chart:axis chart:dimension="y" chart:name="primary-y" chart:style-name="ch4">
            <chart:grid chart:style-name="ch5" chart:class="major"/>
          </chart:axis>
          <chart:series chart:style-name="ch6" chart:values-cell-range-address="Sheet1.M2:Sheet1.M258" chart:class="chart:line">
            <chart:data-point chart:repeated="257"/>
          </chart:series>
          <chart:wall chart:style-name="ch7"/>
          <chart:floor chart:style-name="ch8"/>
        </chart:plot-area>
        <draw:frame draw:style-name="gr1" draw:text-style-name="P1" svg:width="9.342cm" svg:height="0.398cm" svg:x="-1.455cm" svg:y="-0.062cm">
          <draw:text-box>
            <text:p><text:span text:style-name="T1">hall_sensors_read_and_action (); // needed to start the motor</text:span></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NaN">
                <text:p>NaN</text:p>
                <draw:g>
                  <svg:desc>Sheet1.M2:Sheet1.M258</svg:desc>
                </draw:g>
              </table:table-cell>
            </table:table-row>
            <table:table-row>
              <table:table-cell office:value-type="string">
                <text:p>2</text:p>
              </table:table-cell>
              <table:table-cell office:value-type="float" office:value="129.725181820754">
                <text:p>129.725181820754</text:p>
              </table:table-cell>
            </table:table-row>
            <table:table-row>
              <table:table-cell office:value-type="string">
                <text:p>3</text:p>
              </table:table-cell>
              <table:table-cell office:value-type="float" office:value="132.853041711397">
                <text:p>132.853041711397</text:p>
              </table:table-cell>
            </table:table-row>
            <table:table-row>
              <table:table-cell office:value-type="string">
                <text:p>4</text:p>
              </table:table-cell>
              <table:table-cell office:value-type="float" office:value="135.977677129876">
                <text:p>135.977677129876</text:p>
              </table:table-cell>
            </table:table-row>
            <table:table-row>
              <table:table-cell office:value-type="string">
                <text:p>5</text:p>
              </table:table-cell>
              <table:table-cell office:value-type="float" office:value="139.097205912652">
                <text:p>139.097205912652</text:p>
              </table:table-cell>
            </table:table-row>
            <table:table-row>
              <table:table-cell office:value-type="string">
                <text:p>6</text:p>
              </table:table-cell>
              <table:table-cell office:value-type="float" office:value="142.209748972235">
                <text:p>142.209748972235</text:p>
              </table:table-cell>
            </table:table-row>
            <table:table-row>
              <table:table-cell office:value-type="string">
                <text:p>7</text:p>
              </table:table-cell>
              <table:table-cell office:value-type="float" office:value="145.31343142907">
                <text:p>145.31343142907</text:p>
              </table:table-cell>
            </table:table-row>
            <table:table-row>
              <table:table-cell office:value-type="string">
                <text:p>8</text:p>
              </table:table-cell>
              <table:table-cell office:value-type="float" office:value="148.406383740898">
                <text:p>148.406383740898</text:p>
              </table:table-cell>
            </table:table-row>
            <table:table-row>
              <table:table-cell office:value-type="string">
                <text:p>9</text:p>
              </table:table-cell>
              <table:table-cell office:value-type="float" office:value="151.486742828902">
                <text:p>151.486742828902</text:p>
              </table:table-cell>
            </table:table-row>
            <table:table-row>
              <table:table-cell office:value-type="string">
                <text:p>10</text:p>
              </table:table-cell>
              <table:table-cell office:value-type="float" office:value="154.552653199947">
                <text:p>154.552653199947</text:p>
              </table:table-cell>
            </table:table-row>
            <table:table-row>
              <table:table-cell office:value-type="string">
                <text:p>11</text:p>
              </table:table-cell>
              <table:table-cell office:value-type="float" office:value="157.602268064268">
                <text:p>157.602268064268</text:p>
              </table:table-cell>
            </table:table-row>
            <table:table-row>
              <table:table-cell office:value-type="string">
                <text:p>12</text:p>
              </table:table-cell>
              <table:table-cell office:value-type="float" office:value="160.633750447904">
                <text:p>160.633750447904</text:p>
              </table:table-cell>
            </table:table-row>
            <table:table-row>
              <table:table-cell office:value-type="string">
                <text:p>13</text:p>
              </table:table-cell>
              <table:table-cell office:value-type="float" office:value="163.645274299221">
                <text:p>163.645274299221</text:p>
              </table:table-cell>
            </table:table-row>
            <table:table-row>
              <table:table-cell office:value-type="string">
                <text:p>14</text:p>
              </table:table-cell>
              <table:table-cell office:value-type="float" office:value="166.635025588859">
                <text:p>166.635025588859</text:p>
              </table:table-cell>
            </table:table-row>
            <table:table-row>
              <table:table-cell office:value-type="string">
                <text:p>15</text:p>
              </table:table-cell>
              <table:table-cell office:value-type="float" office:value="169.601203402435">
                <text:p>169.601203402435</text:p>
              </table:table-cell>
            </table:table-row>
            <table:table-row>
              <table:table-cell office:value-type="string">
                <text:p>16</text:p>
              </table:table-cell>
              <table:table-cell office:value-type="float" office:value="172.542021025346">
                <text:p>172.542021025346</text:p>
              </table:table-cell>
            </table:table-row>
            <table:table-row>
              <table:table-cell office:value-type="string">
                <text:p>17</text:p>
              </table:table-cell>
              <table:table-cell office:value-type="float" office:value="175.455707019022">
                <text:p>175.455707019022</text:p>
              </table:table-cell>
            </table:table-row>
            <table:table-row>
              <table:table-cell office:value-type="string">
                <text:p>18</text:p>
              </table:table-cell>
              <table:table-cell office:value-type="float" office:value="178.340506287969">
                <text:p>178.340506287969</text:p>
              </table:table-cell>
            </table:table-row>
            <table:table-row>
              <table:table-cell office:value-type="string">
                <text:p>19</text:p>
              </table:table-cell>
              <table:table-cell office:value-type="float" office:value="181.194681136977">
                <text:p>181.194681136977</text:p>
              </table:table-cell>
            </table:table-row>
            <table:table-row>
              <table:table-cell office:value-type="string">
                <text:p>20</text:p>
              </table:table-cell>
              <table:table-cell office:value-type="float" office:value="184.016512317841">
                <text:p>184.016512317841</text:p>
              </table:table-cell>
            </table:table-row>
            <table:table-row>
              <table:table-cell office:value-type="string">
                <text:p>21</text:p>
              </table:table-cell>
              <table:table-cell office:value-type="float" office:value="186.804300064974">
                <text:p>186.804300064974</text:p>
              </table:table-cell>
            </table:table-row>
            <table:table-row>
              <table:table-cell office:value-type="string">
                <text:p>22</text:p>
              </table:table-cell>
              <table:table-cell office:value-type="float" office:value="189.556365119278">
                <text:p>189.556365119278</text:p>
              </table:table-cell>
            </table:table-row>
            <table:table-row>
              <table:table-cell office:value-type="string">
                <text:p>23</text:p>
              </table:table-cell>
              <table:table-cell office:value-type="float" office:value="192.271049739671">
                <text:p>192.271049739671</text:p>
              </table:table-cell>
            </table:table-row>
            <table:table-row>
              <table:table-cell office:value-type="string">
                <text:p>24</text:p>
              </table:table-cell>
              <table:table-cell office:value-type="float" office:value="194.946718701647">
                <text:p>194.946718701647</text:p>
              </table:table-cell>
            </table:table-row>
            <table:table-row>
              <table:table-cell office:value-type="string">
                <text:p>25</text:p>
              </table:table-cell>
              <table:table-cell office:value-type="float" office:value="197.581760282272">
                <text:p>197.581760282272</text:p>
              </table:table-cell>
            </table:table-row>
            <table:table-row>
              <table:table-cell office:value-type="string">
                <text:p>26</text:p>
              </table:table-cell>
              <table:table-cell office:value-type="float" office:value="200.174587231029">
                <text:p>200.174587231029</text:p>
              </table:table-cell>
            </table:table-row>
            <table:table-row>
              <table:table-cell office:value-type="string">
                <text:p>27</text:p>
              </table:table-cell>
              <table:table-cell office:value-type="float" office:value="202.723637725915">
                <text:p>202.723637725915</text:p>
              </table:table-cell>
            </table:table-row>
            <table:table-row>
              <table:table-cell office:value-type="string">
                <text:p>28</text:p>
              </table:table-cell>
              <table:table-cell office:value-type="float" office:value="205.227376314229">
                <text:p>205.227376314229</text:p>
              </table:table-cell>
            </table:table-row>
            <table:table-row>
              <table:table-cell office:value-type="string">
                <text:p>29</text:p>
              </table:table-cell>
              <table:table-cell office:value-type="float" office:value="207.684294837464">
                <text:p>207.684294837464</text:p>
              </table:table-cell>
            </table:table-row>
            <table:table-row>
              <table:table-cell office:value-type="string">
                <text:p>30</text:p>
              </table:table-cell>
              <table:table-cell office:value-type="float" office:value="210.092913339774">
                <text:p>210.092913339774</text:p>
              </table:table-cell>
            </table:table-row>
            <table:table-row>
              <table:table-cell office:value-type="string">
                <text:p>31</text:p>
              </table:table-cell>
              <table:table-cell office:value-type="float" office:value="212.451780959435">
                <text:p>212.451780959435</text:p>
              </table:table-cell>
            </table:table-row>
            <table:table-row>
              <table:table-cell office:value-type="string">
                <text:p>32</text:p>
              </table:table-cell>
              <table:table-cell office:value-type="float" office:value="214.759476802799">
                <text:p>214.759476802799</text:p>
              </table:table-cell>
            </table:table-row>
            <table:table-row>
              <table:table-cell office:value-type="string">
                <text:p>33</text:p>
              </table:table-cell>
              <table:table-cell office:value-type="float" office:value="217.014610800178">
                <text:p>217.014610800178</text:p>
              </table:table-cell>
            </table:table-row>
            <table:table-row>
              <table:table-cell office:value-type="string">
                <text:p>34</text:p>
              </table:table-cell>
              <table:table-cell office:value-type="float" office:value="219.215824543178">
                <text:p>219.215824543178</text:p>
              </table:table-cell>
            </table:table-row>
            <table:table-row>
              <table:table-cell office:value-type="string">
                <text:p>35</text:p>
              </table:table-cell>
              <table:table-cell office:value-type="float" office:value="221.361792102949">
                <text:p>221.361792102949</text:p>
              </table:table-cell>
            </table:table-row>
            <table:table-row>
              <table:table-cell office:value-type="string">
                <text:p>36</text:p>
              </table:table-cell>
              <table:table-cell office:value-type="float" office:value="223.451220828875">
                <text:p>223.451220828875</text:p>
              </table:table-cell>
            </table:table-row>
            <table:table-row>
              <table:table-cell office:value-type="string">
                <text:p>37</text:p>
              </table:table-cell>
              <table:table-cell office:value-type="float" office:value="225.482852127222">
                <text:p>225.482852127222</text:p>
              </table:table-cell>
            </table:table-row>
            <table:table-row>
              <table:table-cell office:value-type="string">
                <text:p>38</text:p>
              </table:table-cell>
              <table:table-cell office:value-type="float" office:value="227.455462219262">
                <text:p>227.455462219262</text:p>
              </table:table-cell>
            </table:table-row>
            <table:table-row>
              <table:table-cell office:value-type="string">
                <text:p>39</text:p>
              </table:table-cell>
              <table:table-cell office:value-type="float" office:value="229.367862878436">
                <text:p>229.367862878436</text:p>
              </table:table-cell>
            </table:table-row>
            <table:table-row>
              <table:table-cell office:value-type="string">
                <text:p>40</text:p>
              </table:table-cell>
              <table:table-cell office:value-type="float" office:value="231.218902146097">
                <text:p>231.218902146097</text:p>
              </table:table-cell>
            </table:table-row>
            <table:table-row>
              <table:table-cell office:value-type="string">
                <text:p>41</text:p>
              </table:table-cell>
              <table:table-cell office:value-type="float" office:value="233.007465025405">
                <text:p>233.007465025405</text:p>
              </table:table-cell>
            </table:table-row>
            <table:table-row>
              <table:table-cell office:value-type="string">
                <text:p>42</text:p>
              </table:table-cell>
              <table:table-cell office:value-type="float" office:value="234.73247415296">
                <text:p>234.73247415296</text:p>
              </table:table-cell>
            </table:table-row>
            <table:table-row>
              <table:table-cell office:value-type="string">
                <text:p>43</text:p>
              </table:table-cell>
              <table:table-cell office:value-type="float" office:value="236.392890447766">
                <text:p>236.392890447766</text:p>
              </table:table-cell>
            </table:table-row>
            <table:table-row>
              <table:table-cell office:value-type="string">
                <text:p>44</text:p>
              </table:table-cell>
              <table:table-cell office:value-type="float" office:value="237.987713737133">
                <text:p>237.987713737133</text:p>
              </table:table-cell>
            </table:table-row>
            <table:table-row>
              <table:table-cell office:value-type="string">
                <text:p>45</text:p>
              </table:table-cell>
              <table:table-cell office:value-type="float" office:value="239.515983359147">
                <text:p>239.515983359147</text:p>
              </table:table-cell>
            </table:table-row>
            <table:table-row>
              <table:table-cell office:value-type="string">
                <text:p>46</text:p>
              </table:table-cell>
              <table:table-cell office:value-type="float" office:value="240.976778741332">
                <text:p>240.976778741332</text:p>
              </table:table-cell>
            </table:table-row>
            <table:table-row>
              <table:table-cell office:value-type="string">
                <text:p>47</text:p>
              </table:table-cell>
              <table:table-cell office:value-type="float" office:value="242.369219955174">
                <text:p>242.369219955174</text:p>
              </table:table-cell>
            </table:table-row>
            <table:table-row>
              <table:table-cell office:value-type="string">
                <text:p>48</text:p>
              </table:table-cell>
              <table:table-cell office:value-type="float" office:value="243.692468246152">
                <text:p>243.692468246152</text:p>
              </table:table-cell>
            </table:table-row>
            <table:table-row>
              <table:table-cell office:value-type="string">
                <text:p>49</text:p>
              </table:table-cell>
              <table:table-cell office:value-type="float" office:value="244.945726538974">
                <text:p>244.945726538974</text:p>
              </table:table-cell>
            </table:table-row>
            <table:table-row>
              <table:table-cell office:value-type="string">
                <text:p>50</text:p>
              </table:table-cell>
              <table:table-cell office:value-type="float" office:value="246.128239917708">
                <text:p>246.128239917708</text:p>
              </table:table-cell>
            </table:table-row>
            <table:table-row>
              <table:table-cell office:value-type="string">
                <text:p>51</text:p>
              </table:table-cell>
              <table:table-cell office:value-type="float" office:value="247.239296080511">
                <text:p>247.239296080511</text:p>
              </table:table-cell>
            </table:table-row>
            <table:table-row>
              <table:table-cell office:value-type="string">
                <text:p>52</text:p>
              </table:table-cell>
              <table:table-cell office:value-type="float" office:value="248.278225768696">
                <text:p>248.278225768696</text:p>
              </table:table-cell>
            </table:table-row>
            <table:table-row>
              <table:table-cell office:value-type="string">
                <text:p>53</text:p>
              </table:table-cell>
              <table:table-cell office:value-type="float" office:value="249.244403169867">
                <text:p>249.244403169867</text:p>
              </table:table-cell>
            </table:table-row>
            <table:table-row>
              <table:table-cell office:value-type="string">
                <text:p>54</text:p>
              </table:table-cell>
              <table:table-cell office:value-type="float" office:value="250.137246294884">
                <text:p>250.137246294884</text:p>
              </table:table-cell>
            </table:table-row>
            <table:table-row>
              <table:table-cell office:value-type="string">
                <text:p>55</text:p>
              </table:table-cell>
              <table:table-cell office:value-type="float" office:value="250.956217328436">
                <text:p>250.956217328436</text:p>
              </table:table-cell>
            </table:table-row>
            <table:table-row>
              <table:table-cell office:value-type="string">
                <text:p>56</text:p>
              </table:table-cell>
              <table:table-cell office:value-type="float" office:value="251.700822952994">
                <text:p>251.700822952994</text:p>
              </table:table-cell>
            </table:table-row>
            <table:table-row>
              <table:table-cell office:value-type="string">
                <text:p>57</text:p>
              </table:table-cell>
              <table:table-cell office:value-type="float" office:value="252.370614645973">
                <text:p>252.370614645973</text:p>
              </table:table-cell>
            </table:table-row>
            <table:table-row>
              <table:table-cell office:value-type="string">
                <text:p>58</text:p>
              </table:table-cell>
              <table:table-cell office:value-type="float" office:value="252.965188949902">
                <text:p>252.965188949902</text:p>
              </table:table-cell>
            </table:table-row>
            <table:table-row>
              <table:table-cell office:value-type="string">
                <text:p>59</text:p>
              </table:table-cell>
              <table:table-cell office:value-type="float" office:value="253.484187715454">
                <text:p>253.484187715454</text:p>
              </table:table-cell>
            </table:table-row>
            <table:table-row>
              <table:table-cell office:value-type="string">
                <text:p>60</text:p>
              </table:table-cell>
              <table:table-cell office:value-type="float" office:value="253.927298317178">
                <text:p>253.927298317178</text:p>
              </table:table-cell>
            </table:table-row>
            <table:table-row>
              <table:table-cell office:value-type="string">
                <text:p>61</text:p>
              </table:table-cell>
              <table:table-cell office:value-type="float" office:value="254.294253841817">
                <text:p>254.294253841817</text:p>
              </table:table-cell>
            </table:table-row>
            <table:table-row>
              <table:table-cell office:value-type="string">
                <text:p>62</text:p>
              </table:table-cell>
              <table:table-cell office:value-type="float" office:value="254.584833249084">
                <text:p>254.584833249084</text:p>
              </table:table-cell>
            </table:table-row>
            <table:table-row>
              <table:table-cell office:value-type="string">
                <text:p>63</text:p>
              </table:table-cell>
              <table:table-cell office:value-type="float" office:value="254.798861504809">
                <text:p>254.798861504809</text:p>
              </table:table-cell>
            </table:table-row>
            <table:table-row>
              <table:table-cell office:value-type="string">
                <text:p>64</text:p>
              </table:table-cell>
              <table:table-cell office:value-type="float" office:value="254.936209686376">
                <text:p>254.936209686376</text:p>
              </table:table-cell>
            </table:table-row>
            <table:table-row>
              <table:table-cell office:value-type="string">
                <text:p>65</text:p>
              </table:table-cell>
              <table:table-cell office:value-type="float" office:value="254.996795060374">
                <text:p>254.996795060374</text:p>
              </table:table-cell>
            </table:table-row>
            <table:table-row>
              <table:table-cell office:value-type="string">
                <text:p>66</text:p>
              </table:table-cell>
              <table:table-cell office:value-type="float" office:value="254.98058113244">
                <text:p>254.98058113244</text:p>
              </table:table-cell>
            </table:table-row>
            <table:table-row>
              <table:table-cell office:value-type="string">
                <text:p>67</text:p>
              </table:table-cell>
              <table:table-cell office:value-type="float" office:value="254.887577669238">
                <text:p>254.887577669238</text:p>
              </table:table-cell>
            </table:table-row>
            <table:table-row>
              <table:table-cell office:value-type="string">
                <text:p>68</text:p>
              </table:table-cell>
              <table:table-cell office:value-type="float" office:value="254.717840692576">
                <text:p>254.717840692576</text:p>
              </table:table-cell>
            </table:table-row>
            <table:table-row>
              <table:table-cell office:value-type="string">
                <text:p>69</text:p>
              </table:table-cell>
              <table:table-cell office:value-type="float" office:value="254.471472445662">
                <text:p>254.471472445662</text:p>
              </table:table-cell>
            </table:table-row>
            <table:table-row>
              <table:table-cell office:value-type="string">
                <text:p>70</text:p>
              </table:table-cell>
              <table:table-cell office:value-type="float" office:value="254.148621331516">
                <text:p>254.148621331516</text:p>
              </table:table-cell>
            </table:table-row>
            <table:table-row>
              <table:table-cell office:value-type="string">
                <text:p>71</text:p>
              </table:table-cell>
              <table:table-cell office:value-type="float" office:value="253.749481823578">
                <text:p>253.749481823578</text:p>
              </table:table-cell>
            </table:table-row>
            <table:table-row>
              <table:table-cell office:value-type="string">
                <text:p>72</text:p>
              </table:table-cell>
              <table:table-cell office:value-type="float" office:value="253.27429434856">
                <text:p>253.27429434856</text:p>
              </table:table-cell>
            </table:table-row>
            <table:table-row>
              <table:table-cell office:value-type="string">
                <text:p>73</text:p>
              </table:table-cell>
              <table:table-cell office:value-type="float" office:value="252.723345141631">
                <text:p>252.723345141631</text:p>
              </table:table-cell>
            </table:table-row>
            <table:table-row>
              <table:table-cell office:value-type="string">
                <text:p>74</text:p>
              </table:table-cell>
              <table:table-cell office:value-type="float" office:value="252.096966073992">
                <text:p>252.096966073992</text:p>
              </table:table-cell>
            </table:table-row>
            <table:table-row>
              <table:table-cell office:value-type="string">
                <text:p>75</text:p>
              </table:table-cell>
              <table:table-cell office:value-type="float" office:value="251.395534452969">
                <text:p>251.395534452969</text:p>
              </table:table-cell>
            </table:table-row>
            <table:table-row>
              <table:table-cell office:value-type="string">
                <text:p>76</text:p>
              </table:table-cell>
              <table:table-cell office:value-type="float" office:value="250.619472794745">
                <text:p>250.619472794745</text:p>
              </table:table-cell>
            </table:table-row>
            <table:table-row>
              <table:table-cell office:value-type="string">
                <text:p>77</text:p>
              </table:table-cell>
              <table:table-cell office:value-type="float" office:value="249.769248569843">
                <text:p>249.769248569843</text:p>
              </table:table-cell>
            </table:table-row>
            <table:table-row>
              <table:table-cell office:value-type="string">
                <text:p>78</text:p>
              </table:table-cell>
              <table:table-cell office:value-type="float" office:value="248.845373921544">
                <text:p>248.845373921544</text:p>
              </table:table-cell>
            </table:table-row>
            <table:table-row>
              <table:table-cell office:value-type="string">
                <text:p>79</text:p>
              </table:table-cell>
              <table:table-cell office:value-type="float" office:value="247.848405357391">
                <text:p>247.848405357391</text:p>
              </table:table-cell>
            </table:table-row>
            <table:table-row>
              <table:table-cell office:value-type="string">
                <text:p>80</text:p>
              </table:table-cell>
              <table:table-cell office:value-type="float" office:value="246.778943413967">
                <text:p>246.778943413967</text:p>
              </table:table-cell>
            </table:table-row>
            <table:table-row>
              <table:table-cell office:value-type="string">
                <text:p>81</text:p>
              </table:table-cell>
              <table:table-cell office:value-type="float" office:value="245.637632295157">
                <text:p>245.637632295157</text:p>
              </table:table-cell>
            </table:table-row>
            <table:table-row>
              <table:table-cell office:value-type="string">
                <text:p>82</text:p>
              </table:table-cell>
              <table:table-cell office:value-type="float" office:value="244.425159484103">
                <text:p>244.425159484103</text:p>
              </table:table-cell>
            </table:table-row>
            <table:table-row>
              <table:table-cell office:value-type="string">
                <text:p>83</text:p>
              </table:table-cell>
              <table:table-cell office:value-type="float" office:value="243.14225532909">
                <text:p>243.14225532909</text:p>
              </table:table-cell>
            </table:table-row>
            <table:table-row>
              <table:table-cell office:value-type="string">
                <text:p>84</text:p>
              </table:table-cell>
              <table:table-cell office:value-type="float" office:value="241.789692603608">
                <text:p>241.789692603608</text:p>
              </table:table-cell>
            </table:table-row>
            <table:table-row>
              <table:table-cell office:value-type="string">
                <text:p>85</text:p>
              </table:table-cell>
              <table:table-cell office:value-type="float" office:value="240.36828604087">
                <text:p>240.36828604087</text:p>
              </table:table-cell>
            </table:table-row>
            <table:table-row>
              <table:table-cell office:value-type="string">
                <text:p>86</text:p>
              </table:table-cell>
              <table:table-cell office:value-type="float" office:value="238.878891843037">
                <text:p>238.878891843037</text:p>
              </table:table-cell>
            </table:table-row>
            <table:table-row>
              <table:table-cell office:value-type="string">
                <text:p>87</text:p>
              </table:table-cell>
              <table:table-cell office:value-type="float" office:value="237.322407165483">
                <text:p>237.322407165483</text:p>
              </table:table-cell>
            </table:table-row>
            <table:table-row>
              <table:table-cell office:value-type="string">
                <text:p>88</text:p>
              </table:table-cell>
              <table:table-cell office:value-type="float" office:value="235.699769576376">
                <text:p>235.699769576376</text:p>
              </table:table-cell>
            </table:table-row>
            <table:table-row>
              <table:table-cell office:value-type="string">
                <text:p>89</text:p>
              </table:table-cell>
              <table:table-cell office:value-type="float" office:value="234.011956491927">
                <text:p>234.011956491927</text:p>
              </table:table-cell>
            </table:table-row>
            <table:table-row>
              <table:table-cell office:value-type="string">
                <text:p>90</text:p>
              </table:table-cell>
              <table:table-cell office:value-type="float" office:value="232.259984587626">
                <text:p>232.259984587626</text:p>
              </table:table-cell>
            </table:table-row>
            <table:table-row>
              <table:table-cell office:value-type="string">
                <text:p>91</text:p>
              </table:table-cell>
              <table:table-cell office:value-type="float" office:value="230.444909185837">
                <text:p>230.444909185837</text:p>
              </table:table-cell>
            </table:table-row>
            <table:table-row>
              <table:table-cell office:value-type="string">
                <text:p>92</text:p>
              </table:table-cell>
              <table:table-cell office:value-type="float" office:value="228.567823620113">
                <text:p>228.567823620113</text:p>
              </table:table-cell>
            </table:table-row>
            <table:table-row>
              <table:table-cell office:value-type="string">
                <text:p>93</text:p>
              </table:table-cell>
              <table:table-cell office:value-type="float" office:value="226.629858576609">
                <text:p>226.629858576609</text:p>
              </table:table-cell>
            </table:table-row>
            <table:table-row>
              <table:table-cell office:value-type="string">
                <text:p>94</text:p>
              </table:table-cell>
              <table:table-cell office:value-type="float" office:value="224.632181413003">
                <text:p>224.632181413003</text:p>
              </table:table-cell>
            </table:table-row>
            <table:table-row>
              <table:table-cell office:value-type="string">
                <text:p>95</text:p>
              </table:table-cell>
              <table:table-cell office:value-type="float" office:value="222.57599545532">
                <text:p>222.57599545532</text:p>
              </table:table-cell>
            </table:table-row>
            <table:table-row>
              <table:table-cell office:value-type="string">
                <text:p>96</text:p>
              </table:table-cell>
              <table:table-cell office:value-type="float" office:value="220.462539273096">
                <text:p>220.462539273096</text:p>
              </table:table-cell>
            </table:table-row>
            <table:table-row>
              <table:table-cell office:value-type="string">
                <text:p>97</text:p>
              </table:table-cell>
              <table:table-cell office:value-type="float" office:value="218.293085933306">
                <text:p>218.293085933306</text:p>
              </table:table-cell>
            </table:table-row>
            <table:table-row>
              <table:table-cell office:value-type="string">
                <text:p>98</text:p>
              </table:table-cell>
              <table:table-cell office:value-type="float" office:value="216.068942233522">
                <text:p>216.068942233522</text:p>
              </table:table-cell>
            </table:table-row>
            <table:table-row>
              <table:table-cell office:value-type="string">
                <text:p>99</text:p>
              </table:table-cell>
              <table:table-cell office:value-type="float" office:value="213.791447914743">
                <text:p>213.791447914743</text:p>
              </table:table-cell>
            </table:table-row>
            <table:table-row>
              <table:table-cell office:value-type="string">
                <text:p>100</text:p>
              </table:table-cell>
              <table:table-cell office:value-type="float" office:value="211.461974854385">
                <text:p>211.461974854385</text:p>
              </table:table-cell>
            </table:table-row>
            <table:table-row>
              <table:table-cell office:value-type="string">
                <text:p>101</text:p>
              </table:table-cell>
              <table:table-cell office:value-type="float" office:value="209.081926239915">
                <text:p>209.081926239915</text:p>
              </table:table-cell>
            </table:table-row>
            <table:table-row>
              <table:table-cell office:value-type="string">
                <text:p>102</text:p>
              </table:table-cell>
              <table:table-cell office:value-type="float" office:value="206.652735723623">
                <text:p>206.652735723623</text:p>
              </table:table-cell>
            </table:table-row>
            <table:table-row>
              <table:table-cell office:value-type="string">
                <text:p>103</text:p>
              </table:table-cell>
              <table:table-cell office:value-type="float" office:value="204.175866559043">
                <text:p>204.175866559043</text:p>
              </table:table-cell>
            </table:table-row>
            <table:table-row>
              <table:table-cell office:value-type="string">
                <text:p>104</text:p>
              </table:table-cell>
              <table:table-cell office:value-type="float" office:value="201.652810719542">
                <text:p>201.652810719542</text:p>
              </table:table-cell>
            </table:table-row>
            <table:table-row>
              <table:table-cell office:value-type="string">
                <text:p>105</text:p>
              </table:table-cell>
              <table:table-cell office:value-type="float" office:value="199.085087999617">
                <text:p>199.085087999617</text:p>
              </table:table-cell>
            </table:table-row>
            <table:table-row>
              <table:table-cell office:value-type="string">
                <text:p>106</text:p>
              </table:table-cell>
              <table:table-cell office:value-type="float" office:value="196.474245099419">
                <text:p>196.474245099419</text:p>
              </table:table-cell>
            </table:table-row>
            <table:table-row>
              <table:table-cell office:value-type="string">
                <text:p>107</text:p>
              </table:table-cell>
              <table:table-cell office:value-type="float" office:value="193.821854693087">
                <text:p>193.821854693087</text:p>
              </table:table-cell>
            </table:table-row>
            <table:table-row>
              <table:table-cell office:value-type="string">
                <text:p>108</text:p>
              </table:table-cell>
              <table:table-cell office:value-type="float" office:value="191.129514481421">
                <text:p>191.129514481421</text:p>
              </table:table-cell>
            </table:table-row>
            <table:table-row>
              <table:table-cell office:value-type="string">
                <text:p>109</text:p>
              </table:table-cell>
              <table:table-cell office:value-type="float" office:value="188.398846229493">
                <text:p>188.398846229493</text:p>
              </table:table-cell>
            </table:table-row>
            <table:table-row>
              <table:table-cell office:value-type="string">
                <text:p>110</text:p>
              </table:table-cell>
              <table:table-cell office:value-type="float" office:value="185.63149478975">
                <text:p>185.63149478975</text:p>
              </table:table-cell>
            </table:table-row>
            <table:table-row>
              <table:table-cell office:value-type="string">
                <text:p>111</text:p>
              </table:table-cell>
              <table:table-cell office:value-type="float" office:value="182.829127111223">
                <text:p>182.829127111223</text:p>
              </table:table-cell>
            </table:table-row>
            <table:table-row>
              <table:table-cell office:value-type="string">
                <text:p>112</text:p>
              </table:table-cell>
              <table:table-cell office:value-type="float" office:value="179.993431235413">
                <text:p>179.993431235413</text:p>
              </table:table-cell>
            </table:table-row>
            <table:table-row>
              <table:table-cell office:value-type="string">
                <text:p>113</text:p>
              </table:table-cell>
              <table:table-cell office:value-type="float" office:value="177.126115279483">
                <text:p>177.126115279483</text:p>
              </table:table-cell>
            </table:table-row>
            <table:table-row>
              <table:table-cell office:value-type="string">
                <text:p>114</text:p>
              </table:table-cell>
              <table:table-cell office:value-type="float" office:value="174.228906407348">
                <text:p>174.228906407348</text:p>
              </table:table-cell>
            </table:table-row>
            <table:table-row>
              <table:table-cell office:value-type="string">
                <text:p>115</text:p>
              </table:table-cell>
              <table:table-cell office:value-type="float" office:value="171.3035497893">
                <text:p>171.3035497893</text:p>
              </table:table-cell>
            </table:table-row>
            <table:table-row>
              <table:table-cell office:value-type="string">
                <text:p>116</text:p>
              </table:table-cell>
              <table:table-cell office:value-type="float" office:value="168.351807550779">
                <text:p>168.351807550779</text:p>
              </table:table-cell>
            </table:table-row>
            <table:table-row>
              <table:table-cell office:value-type="string">
                <text:p>117</text:p>
              </table:table-cell>
              <table:table-cell office:value-type="float" office:value="165.375457710937">
                <text:p>165.375457710937</text:p>
              </table:table-cell>
            </table:table-row>
            <table:table-row>
              <table:table-cell office:value-type="string">
                <text:p>118</text:p>
              </table:table-cell>
              <table:table-cell office:value-type="float" office:value="162.376293111624">
                <text:p>162.376293111624</text:p>
              </table:table-cell>
            </table:table-row>
            <table:table-row>
              <table:table-cell office:value-type="string">
                <text:p>119</text:p>
              </table:table-cell>
              <table:table-cell office:value-type="float" office:value="159.35612033745">
                <text:p>159.35612033745</text:p>
              </table:table-cell>
            </table:table-row>
            <table:table-row>
              <table:table-cell office:value-type="string">
                <text:p>120</text:p>
              </table:table-cell>
              <table:table-cell office:value-type="float" office:value="156.316758627562">
                <text:p>156.316758627562</text:p>
              </table:table-cell>
            </table:table-row>
            <table:table-row>
              <table:table-cell office:value-type="string">
                <text:p>121</text:p>
              </table:table-cell>
              <table:table-cell office:value-type="float" office:value="153.260038779804">
                <text:p>153.260038779804</text:p>
              </table:table-cell>
            </table:table-row>
            <table:table-row>
              <table:table-cell office:value-type="string">
                <text:p>122</text:p>
              </table:table-cell>
              <table:table-cell office:value-type="float" office:value="150.187802047915">
                <text:p>150.187802047915</text:p>
              </table:table-cell>
            </table:table-row>
            <table:table-row>
              <table:table-cell office:value-type="string">
                <text:p>123</text:p>
              </table:table-cell>
              <table:table-cell office:value-type="float" office:value="147.101899032424">
                <text:p>147.101899032424</text:p>
              </table:table-cell>
            </table:table-row>
            <table:table-row>
              <table:table-cell office:value-type="string">
                <text:p>124</text:p>
              </table:table-cell>
              <table:table-cell office:value-type="float" office:value="144.004188565918">
                <text:p>144.004188565918</text:p>
              </table:table-cell>
            </table:table-row>
            <table:table-row>
              <table:table-cell office:value-type="string">
                <text:p>125</text:p>
              </table:table-cell>
              <table:table-cell office:value-type="float" office:value="140.896536593351">
                <text:p>140.896536593351</text:p>
              </table:table-cell>
            </table:table-row>
            <table:table-row>
              <table:table-cell office:value-type="string">
                <text:p>126</text:p>
              </table:table-cell>
              <table:table-cell office:value-type="float" office:value="137.78081504807">
                <text:p>137.78081504807</text:p>
              </table:table-cell>
            </table:table-row>
            <table:table-row>
              <table:table-cell office:value-type="string">
                <text:p>127</text:p>
              </table:table-cell>
              <table:table-cell office:value-type="float" office:value="134.658900724227">
                <text:p>134.658900724227</text:p>
              </table:table-cell>
            </table:table-row>
            <table:table-row>
              <table:table-cell office:value-type="string">
                <text:p>128</text:p>
              </table:table-cell>
              <table:table-cell office:value-type="float" office:value="131.532674146278">
                <text:p>131.532674146278</text:p>
              </table:table-cell>
            </table:table-row>
            <table:table-row>
              <table:table-cell office:value-type="string">
                <text:p>129</text:p>
              </table:table-cell>
              <table:table-cell office:value-type="float" office:value="128.404018436213">
                <text:p>128.404018436213</text:p>
              </table:table-cell>
            </table:table-row>
            <table:table-row>
              <table:table-cell office:value-type="string">
                <text:p>130</text:p>
              </table:table-cell>
              <table:table-cell office:value-type="float" office:value="125.274818179246">
                <text:p>125.274818179246</text:p>
              </table:table-cell>
            </table:table-row>
            <table:table-row>
              <table:table-cell office:value-type="string">
                <text:p>131</text:p>
              </table:table-cell>
              <table:table-cell office:value-type="float" office:value="122.146958288603">
                <text:p>122.146958288603</text:p>
              </table:table-cell>
            </table:table-row>
            <table:table-row>
              <table:table-cell office:value-type="string">
                <text:p>132</text:p>
              </table:table-cell>
              <table:table-cell office:value-type="float" office:value="119.022322870124">
                <text:p>119.022322870124</text:p>
              </table:table-cell>
            </table:table-row>
            <table:table-row>
              <table:table-cell office:value-type="string">
                <text:p>133</text:p>
              </table:table-cell>
              <table:table-cell office:value-type="float" office:value="115.902794087348">
                <text:p>115.902794087348</text:p>
              </table:table-cell>
            </table:table-row>
            <table:table-row>
              <table:table-cell office:value-type="string">
                <text:p>134</text:p>
              </table:table-cell>
              <table:table-cell office:value-type="float" office:value="112.790251027765">
                <text:p>112.790251027765</text:p>
              </table:table-cell>
            </table:table-row>
            <table:table-row>
              <table:table-cell office:value-type="string">
                <text:p>135</text:p>
              </table:table-cell>
              <table:table-cell office:value-type="float" office:value="109.68656857093">
                <text:p>109.68656857093</text:p>
              </table:table-cell>
            </table:table-row>
            <table:table-row>
              <table:table-cell office:value-type="string">
                <text:p>136</text:p>
              </table:table-cell>
              <table:table-cell office:value-type="float" office:value="106.593616259102">
                <text:p>106.593616259102</text:p>
              </table:table-cell>
            </table:table-row>
            <table:table-row>
              <table:table-cell office:value-type="string">
                <text:p>137</text:p>
              </table:table-cell>
              <table:table-cell office:value-type="float" office:value="103.513257171098">
                <text:p>103.513257171098</text:p>
              </table:table-cell>
            </table:table-row>
            <table:table-row>
              <table:table-cell office:value-type="string">
                <text:p>138</text:p>
              </table:table-cell>
              <table:table-cell office:value-type="float" office:value="100.447346800053">
                <text:p>100.447346800053</text:p>
              </table:table-cell>
            </table:table-row>
            <table:table-row>
              <table:table-cell office:value-type="string">
                <text:p>139</text:p>
              </table:table-cell>
              <table:table-cell office:value-type="float" office:value="97.3977319357316">
                <text:p>97.3977319357316</text:p>
              </table:table-cell>
            </table:table-row>
            <table:table-row>
              <table:table-cell office:value-type="string">
                <text:p>140</text:p>
              </table:table-cell>
              <table:table-cell office:value-type="float" office:value="94.3662495520958">
                <text:p>94.3662495520958</text:p>
              </table:table-cell>
            </table:table-row>
            <table:table-row>
              <table:table-cell office:value-type="string">
                <text:p>141</text:p>
              </table:table-cell>
              <table:table-cell office:value-type="float" office:value="91.354725700779">
                <text:p>91.354725700779</text:p>
              </table:table-cell>
            </table:table-row>
            <table:table-row>
              <table:table-cell office:value-type="string">
                <text:p>142</text:p>
              </table:table-cell>
              <table:table-cell office:value-type="float" office:value="88.3649744111412">
                <text:p>88.3649744111412</text:p>
              </table:table-cell>
            </table:table-row>
            <table:table-row>
              <table:table-cell office:value-type="string">
                <text:p>143</text:p>
              </table:table-cell>
              <table:table-cell office:value-type="float" office:value="85.3987965975653">
                <text:p>85.3987965975653</text:p>
              </table:table-cell>
            </table:table-row>
            <table:table-row>
              <table:table-cell office:value-type="string">
                <text:p>144</text:p>
              </table:table-cell>
              <table:table-cell office:value-type="float" office:value="82.4579789746536">
                <text:p>82.4579789746536</text:p>
              </table:table-cell>
            </table:table-row>
            <table:table-row>
              <table:table-cell office:value-type="string">
                <text:p>145</text:p>
              </table:table-cell>
              <table:table-cell office:value-type="float" office:value="79.5442929809779">
                <text:p>79.5442929809779</text:p>
              </table:table-cell>
            </table:table-row>
            <table:table-row>
              <table:table-cell office:value-type="string">
                <text:p>146</text:p>
              </table:table-cell>
              <table:table-cell office:value-type="float" office:value="76.6594937120311">
                <text:p>76.6594937120311</text:p>
              </table:table-cell>
            </table:table-row>
            <table:table-row>
              <table:table-cell office:value-type="string">
                <text:p>147</text:p>
              </table:table-cell>
              <table:table-cell office:value-type="float" office:value="73.8053188630232">
                <text:p>73.8053188630232</text:p>
              </table:table-cell>
            </table:table-row>
            <table:table-row>
              <table:table-cell office:value-type="string">
                <text:p>148</text:p>
              </table:table-cell>
              <table:table-cell office:value-type="float" office:value="70.9834876821588">
                <text:p>70.9834876821588</text:p>
              </table:table-cell>
            </table:table-row>
            <table:table-row>
              <table:table-cell office:value-type="string">
                <text:p>149</text:p>
              </table:table-cell>
              <table:table-cell office:value-type="float" office:value="68.1956999350261">
                <text:p>68.1956999350261</text:p>
              </table:table-cell>
            </table:table-row>
            <table:table-row>
              <table:table-cell office:value-type="string">
                <text:p>150</text:p>
              </table:table-cell>
              <table:table-cell office:value-type="float" office:value="65.443634880722">
                <text:p>65.443634880722</text:p>
              </table:table-cell>
            </table:table-row>
            <table:table-row>
              <table:table-cell office:value-type="string">
                <text:p>151</text:p>
              </table:table-cell>
              <table:table-cell office:value-type="float" office:value="62.7289502603287">
                <text:p>62.7289502603287</text:p>
              </table:table-cell>
            </table:table-row>
            <table:table-row>
              <table:table-cell office:value-type="string">
                <text:p>152</text:p>
              </table:table-cell>
              <table:table-cell office:value-type="float" office:value="60.0532812983531">
                <text:p>60.0532812983531</text:p>
              </table:table-cell>
            </table:table-row>
            <table:table-row>
              <table:table-cell office:value-type="string">
                <text:p>153</text:p>
              </table:table-cell>
              <table:table-cell office:value-type="float" office:value="57.4182397177281">
                <text:p>57.4182397177281</text:p>
              </table:table-cell>
            </table:table-row>
            <table:table-row>
              <table:table-cell office:value-type="string">
                <text:p>154</text:p>
              </table:table-cell>
              <table:table-cell office:value-type="float" office:value="54.8254127689714">
                <text:p>54.8254127689714</text:p>
              </table:table-cell>
            </table:table-row>
            <table:table-row>
              <table:table-cell office:value-type="string">
                <text:p>155</text:p>
              </table:table-cell>
              <table:table-cell office:value-type="float" office:value="52.2763622740847">
                <text:p>52.2763622740847</text:p>
              </table:table-cell>
            </table:table-row>
            <table:table-row>
              <table:table-cell office:value-type="string">
                <text:p>156</text:p>
              </table:table-cell>
              <table:table-cell office:value-type="float" office:value="49.7726236857712">
                <text:p>49.7726236857712</text:p>
              </table:table-cell>
            </table:table-row>
            <table:table-row>
              <table:table-cell office:value-type="string">
                <text:p>157</text:p>
              </table:table-cell>
              <table:table-cell office:value-type="float" office:value="47.3157051625356">
                <text:p>47.3157051625356</text:p>
              </table:table-cell>
            </table:table-row>
            <table:table-row>
              <table:table-cell office:value-type="string">
                <text:p>158</text:p>
              </table:table-cell>
              <table:table-cell office:value-type="float" office:value="44.9070866602261">
                <text:p>44.9070866602261</text:p>
              </table:table-cell>
            </table:table-row>
            <table:table-row>
              <table:table-cell office:value-type="string">
                <text:p>159</text:p>
              </table:table-cell>
              <table:table-cell office:value-type="float" office:value="42.5482190405646">
                <text:p>42.5482190405646</text:p>
              </table:table-cell>
            </table:table-row>
            <table:table-row>
              <table:table-cell office:value-type="string">
                <text:p>160</text:p>
              </table:table-cell>
              <table:table-cell office:value-type="float" office:value="40.2405231972013">
                <text:p>40.2405231972013</text:p>
              </table:table-cell>
            </table:table-row>
            <table:table-row>
              <table:table-cell office:value-type="string">
                <text:p>161</text:p>
              </table:table-cell>
              <table:table-cell office:value-type="float" office:value="37.9853891998221">
                <text:p>37.9853891998221</text:p>
              </table:table-cell>
            </table:table-row>
            <table:table-row>
              <table:table-cell office:value-type="string">
                <text:p>162</text:p>
              </table:table-cell>
              <table:table-cell office:value-type="float" office:value="35.784175456822">
                <text:p>35.784175456822</text:p>
              </table:table-cell>
            </table:table-row>
            <table:table-row>
              <table:table-cell office:value-type="string">
                <text:p>163</text:p>
              </table:table-cell>
              <table:table-cell office:value-type="float" office:value="33.6382078970511">
                <text:p>33.6382078970511</text:p>
              </table:table-cell>
            </table:table-row>
            <table:table-row>
              <table:table-cell office:value-type="string">
                <text:p>164</text:p>
              </table:table-cell>
              <table:table-cell office:value-type="float" office:value="31.5487791711246">
                <text:p>31.5487791711246</text:p>
              </table:table-cell>
            </table:table-row>
            <table:table-row>
              <table:table-cell office:value-type="string">
                <text:p>165</text:p>
              </table:table-cell>
              <table:table-cell office:value-type="float" office:value="29.5171478727781">
                <text:p>29.5171478727781</text:p>
              </table:table-cell>
            </table:table-row>
            <table:table-row>
              <table:table-cell office:value-type="string">
                <text:p>166</text:p>
              </table:table-cell>
              <table:table-cell office:value-type="float" office:value="27.5445377807383">
                <text:p>27.5445377807383</text:p>
              </table:table-cell>
            </table:table-row>
            <table:table-row>
              <table:table-cell office:value-type="string">
                <text:p>167</text:p>
              </table:table-cell>
              <table:table-cell office:value-type="float" office:value="25.6321371215639">
                <text:p>25.6321371215639</text:p>
              </table:table-cell>
            </table:table-row>
            <table:table-row>
              <table:table-cell office:value-type="string">
                <text:p>168</text:p>
              </table:table-cell>
              <table:table-cell office:value-type="float" office:value="23.7810978539027">
                <text:p>23.7810978539027</text:p>
              </table:table-cell>
            </table:table-row>
            <table:table-row>
              <table:table-cell office:value-type="string">
                <text:p>169</text:p>
              </table:table-cell>
              <table:table-cell office:value-type="float" office:value="21.9925349745948">
                <text:p>21.9925349745948</text:p>
              </table:table-cell>
            </table:table-row>
            <table:table-row>
              <table:table-cell office:value-type="string">
                <text:p>170</text:p>
              </table:table-cell>
              <table:table-cell office:value-type="float" office:value="20.26752584704">
                <text:p>20.26752584704</text:p>
              </table:table-cell>
            </table:table-row>
            <table:table-row>
              <table:table-cell office:value-type="string">
                <text:p>171</text:p>
              </table:table-cell>
              <table:table-cell office:value-type="float" office:value="18.6071095522344">
                <text:p>18.6071095522344</text:p>
              </table:table-cell>
            </table:table-row>
            <table:table-row>
              <table:table-cell office:value-type="string">
                <text:p>172</text:p>
              </table:table-cell>
              <table:table-cell office:value-type="float" office:value="17.0122862628671">
                <text:p>17.0122862628671</text:p>
              </table:table-cell>
            </table:table-row>
            <table:table-row>
              <table:table-cell office:value-type="string">
                <text:p>173</text:p>
              </table:table-cell>
              <table:table-cell office:value-type="float" office:value="15.4840166408534">
                <text:p>15.4840166408534</text:p>
              </table:table-cell>
            </table:table-row>
            <table:table-row>
              <table:table-cell office:value-type="string">
                <text:p>174</text:p>
              </table:table-cell>
              <table:table-cell office:value-type="float" office:value="14.0232212586678">
                <text:p>14.0232212586678</text:p>
              </table:table-cell>
            </table:table-row>
            <table:table-row>
              <table:table-cell office:value-type="string">
                <text:p>175</text:p>
              </table:table-cell>
              <table:table-cell office:value-type="float" office:value="12.6307800448259">
                <text:p>12.6307800448259</text:p>
              </table:table-cell>
            </table:table-row>
            <table:table-row>
              <table:table-cell office:value-type="string">
                <text:p>176</text:p>
              </table:table-cell>
              <table:table-cell office:value-type="float" office:value="11.3075317538482">
                <text:p>11.3075317538482</text:p>
              </table:table-cell>
            </table:table-row>
            <table:table-row>
              <table:table-cell office:value-type="string">
                <text:p>177</text:p>
              </table:table-cell>
              <table:table-cell office:value-type="float" office:value="10.0542734610258">
                <text:p>10.0542734610258</text:p>
              </table:table-cell>
            </table:table-row>
            <table:table-row>
              <table:table-cell office:value-type="string">
                <text:p>178</text:p>
              </table:table-cell>
              <table:table-cell office:value-type="float" office:value="8.87176008229187">
                <text:p>8.87176008229187</text:p>
              </table:table-cell>
            </table:table-row>
            <table:table-row>
              <table:table-cell office:value-type="string">
                <text:p>179</text:p>
              </table:table-cell>
              <table:table-cell office:value-type="float" office:value="7.76070391948878">
                <text:p>7.76070391948878</text:p>
              </table:table-cell>
            </table:table-row>
            <table:table-row>
              <table:table-cell office:value-type="string">
                <text:p>180</text:p>
              </table:table-cell>
              <table:table-cell office:value-type="float" office:value="6.72177423130393">
                <text:p>6.72177423130393</text:p>
              </table:table-cell>
            </table:table-row>
            <table:table-row>
              <table:table-cell office:value-type="string">
                <text:p>181</text:p>
              </table:table-cell>
              <table:table-cell office:value-type="float" office:value="5.7555968301334">
                <text:p>5.7555968301334</text:p>
              </table:table-cell>
            </table:table-row>
            <table:table-row>
              <table:table-cell office:value-type="string">
                <text:p>182</text:p>
              </table:table-cell>
              <table:table-cell office:value-type="float" office:value="4.86275370511592">
                <text:p>4.86275370511592</text:p>
              </table:table-cell>
            </table:table-row>
            <table:table-row>
              <table:table-cell office:value-type="string">
                <text:p>183</text:p>
              </table:table-cell>
              <table:table-cell office:value-type="float" office:value="4.0437826715645">
                <text:p>4.0437826715645</text:p>
              </table:table-cell>
            </table:table-row>
            <table:table-row>
              <table:table-cell office:value-type="string">
                <text:p>184</text:p>
              </table:table-cell>
              <table:table-cell office:value-type="float" office:value="3.29917704700642">
                <text:p>3.29917704700642</text:p>
              </table:table-cell>
            </table:table-row>
            <table:table-row>
              <table:table-cell office:value-type="string">
                <text:p>185</text:p>
              </table:table-cell>
              <table:table-cell office:value-type="float" office:value="2.62938535402732">
                <text:p>2.62938535402732</text:p>
              </table:table-cell>
            </table:table-row>
            <table:table-row>
              <table:table-cell office:value-type="string">
                <text:p>186</text:p>
              </table:table-cell>
              <table:table-cell office:value-type="float" office:value="2.03481105009791">
                <text:p>2.03481105009791</text:p>
              </table:table-cell>
            </table:table-row>
            <table:table-row>
              <table:table-cell office:value-type="string">
                <text:p>187</text:p>
              </table:table-cell>
              <table:table-cell office:value-type="float" office:value="1.51581228454636">
                <text:p>1.51581228454636</text:p>
              </table:table-cell>
            </table:table-row>
            <table:table-row>
              <table:table-cell office:value-type="string">
                <text:p>188</text:p>
              </table:table-cell>
              <table:table-cell office:value-type="float" office:value="1.07270168282238">
                <text:p>1.07270168282238</text:p>
              </table:table-cell>
            </table:table-row>
            <table:table-row>
              <table:table-cell office:value-type="string">
                <text:p>189</text:p>
              </table:table-cell>
              <table:table-cell office:value-type="float" office:value="0.705746158183487">
                <text:p>0.705746158183487</text:p>
              </table:table-cell>
            </table:table-row>
            <table:table-row>
              <table:table-cell office:value-type="string">
                <text:p>190</text:p>
              </table:table-cell>
              <table:table-cell office:value-type="float" office:value="0.415166750916399">
                <text:p>0.415166750916399</text:p>
              </table:table-cell>
            </table:table-row>
            <table:table-row>
              <table:table-cell office:value-type="string">
                <text:p>191</text:p>
              </table:table-cell>
              <table:table-cell office:value-type="float" office:value="0.201138495190548">
                <text:p>0.201138495190548</text:p>
              </table:table-cell>
            </table:table-row>
            <table:table-row>
              <table:table-cell office:value-type="string">
                <text:p>192</text:p>
              </table:table-cell>
              <table:table-cell office:value-type="float" office:value="0.0637903136241818">
                <text:p>0.0637903136241818</text:p>
              </table:table-cell>
            </table:table-row>
            <table:table-row>
              <table:table-cell office:value-type="string">
                <text:p>193</text:p>
              </table:table-cell>
              <table:table-cell office:value-type="float" office:value="0.00320493962608737">
                <text:p>0.00320493962608737</text:p>
              </table:table-cell>
            </table:table-row>
            <table:table-row>
              <table:table-cell office:value-type="string">
                <text:p>194</text:p>
              </table:table-cell>
              <table:table-cell office:value-type="float" office:value="0.0194188675601197">
                <text:p>0.0194188675601197</text:p>
              </table:table-cell>
            </table:table-row>
            <table:table-row>
              <table:table-cell office:value-type="string">
                <text:p>195</text:p>
              </table:table-cell>
              <table:table-cell office:value-type="float" office:value="0.112422330762371">
                <text:p>0.112422330762371</text:p>
              </table:table-cell>
            </table:table-row>
            <table:table-row>
              <table:table-cell office:value-type="string">
                <text:p>196</text:p>
              </table:table-cell>
              <table:table-cell office:value-type="float" office:value="0.282159307424251">
                <text:p>0.282159307424251</text:p>
              </table:table-cell>
            </table:table-row>
            <table:table-row>
              <table:table-cell office:value-type="string">
                <text:p>197</text:p>
              </table:table-cell>
              <table:table-cell office:value-type="float" office:value="0.52852755433787">
                <text:p>0.52852755433787</text:p>
              </table:table-cell>
            </table:table-row>
            <table:table-row>
              <table:table-cell office:value-type="string">
                <text:p>198</text:p>
              </table:table-cell>
              <table:table-cell office:value-type="float" office:value="0.851378668483591">
                <text:p>0.851378668483591</text:p>
              </table:table-cell>
            </table:table-row>
            <table:table-row>
              <table:table-cell office:value-type="string">
                <text:p>199</text:p>
              </table:table-cell>
              <table:table-cell office:value-type="float" office:value="1.25051817642246">
                <text:p>1.25051817642246</text:p>
              </table:table-cell>
            </table:table-row>
            <table:table-row>
              <table:table-cell office:value-type="string">
                <text:p>200</text:p>
              </table:table-cell>
              <table:table-cell office:value-type="float" office:value="1.72570565143964">
                <text:p>1.72570565143964</text:p>
              </table:table-cell>
            </table:table-row>
            <table:table-row>
              <table:table-cell office:value-type="string">
                <text:p>201</text:p>
              </table:table-cell>
              <table:table-cell office:value-type="float" office:value="2.27665485836862">
                <text:p>2.27665485836862</text:p>
              </table:table-cell>
            </table:table-row>
            <table:table-row>
              <table:table-cell office:value-type="string">
                <text:p>202</text:p>
              </table:table-cell>
              <table:table-cell office:value-type="float" office:value="2.90303392600845">
                <text:p>2.90303392600845</text:p>
              </table:table-cell>
            </table:table-row>
            <table:table-row>
              <table:table-cell office:value-type="string">
                <text:p>203</text:p>
              </table:table-cell>
              <table:table-cell office:value-type="float" office:value="3.60446554703059">
                <text:p>3.60446554703059</text:p>
              </table:table-cell>
            </table:table-row>
            <table:table-row>
              <table:table-cell office:value-type="string">
                <text:p>204</text:p>
              </table:table-cell>
              <table:table-cell office:value-type="float" office:value="4.38052720525478">
                <text:p>4.38052720525478</text:p>
              </table:table-cell>
            </table:table-row>
            <table:table-row>
              <table:table-cell office:value-type="string">
                <text:p>205</text:p>
              </table:table-cell>
              <table:table-cell office:value-type="float" office:value="5.23075143015691">
                <text:p>5.23075143015691</text:p>
              </table:table-cell>
            </table:table-row>
            <table:table-row>
              <table:table-cell office:value-type="string">
                <text:p>206</text:p>
              </table:table-cell>
              <table:table-cell office:value-type="float" office:value="6.15462607845583">
                <text:p>6.15462607845583</text:p>
              </table:table-cell>
            </table:table-row>
            <table:table-row>
              <table:table-cell office:value-type="string">
                <text:p>207</text:p>
              </table:table-cell>
              <table:table-cell office:value-type="float" office:value="7.15159464260935">
                <text:p>7.15159464260935</text:p>
              </table:table-cell>
            </table:table-row>
            <table:table-row>
              <table:table-cell office:value-type="string">
                <text:p>208</text:p>
              </table:table-cell>
              <table:table-cell office:value-type="float" office:value="8.2210565860334">
                <text:p>8.2210565860334</text:p>
              </table:table-cell>
            </table:table-row>
            <table:table-row>
              <table:table-cell office:value-type="string">
                <text:p>209</text:p>
              </table:table-cell>
              <table:table-cell office:value-type="float" office:value="9.36236770484304">
                <text:p>9.36236770484304</text:p>
              </table:table-cell>
            </table:table-row>
            <table:table-row>
              <table:table-cell office:value-type="string">
                <text:p>210</text:p>
              </table:table-cell>
              <table:table-cell office:value-type="float" office:value="10.5748405158967">
                <text:p>10.5748405158967</text:p>
              </table:table-cell>
            </table:table-row>
            <table:table-row>
              <table:table-cell office:value-type="string">
                <text:p>211</text:p>
              </table:table-cell>
              <table:table-cell office:value-type="float" office:value="11.8577446709102">
                <text:p>11.8577446709102</text:p>
              </table:table-cell>
            </table:table-row>
            <table:table-row>
              <table:table-cell office:value-type="string">
                <text:p>212</text:p>
              </table:table-cell>
              <table:table-cell office:value-type="float" office:value="13.2103073963916">
                <text:p>13.2103073963916</text:p>
              </table:table-cell>
            </table:table-row>
            <table:table-row>
              <table:table-cell office:value-type="string">
                <text:p>213</text:p>
              </table:table-cell>
              <table:table-cell office:value-type="float" office:value="14.6317139591305">
                <text:p>14.6317139591305</text:p>
              </table:table-cell>
            </table:table-row>
            <table:table-row>
              <table:table-cell office:value-type="string">
                <text:p>214</text:p>
              </table:table-cell>
              <table:table-cell office:value-type="float" office:value="16.1211081569633">
                <text:p>16.1211081569633</text:p>
              </table:table-cell>
            </table:table-row>
            <table:table-row>
              <table:table-cell office:value-type="string">
                <text:p>215</text:p>
              </table:table-cell>
              <table:table-cell office:value-type="float" office:value="17.6775928345174">
                <text:p>17.6775928345174</text:p>
              </table:table-cell>
            </table:table-row>
            <table:table-row>
              <table:table-cell office:value-type="string">
                <text:p>216</text:p>
              </table:table-cell>
              <table:table-cell office:value-type="float" office:value="19.3002304236237">
                <text:p>19.3002304236237</text:p>
              </table:table-cell>
            </table:table-row>
            <table:table-row>
              <table:table-cell office:value-type="string">
                <text:p>217</text:p>
              </table:table-cell>
              <table:table-cell office:value-type="float" office:value="20.9880435080729">
                <text:p>20.9880435080729</text:p>
              </table:table-cell>
            </table:table-row>
            <table:table-row>
              <table:table-cell office:value-type="string">
                <text:p>218</text:p>
              </table:table-cell>
              <table:table-cell office:value-type="float" office:value="22.7400154123742">
                <text:p>22.7400154123742</text:p>
              </table:table-cell>
            </table:table-row>
            <table:table-row>
              <table:table-cell office:value-type="string">
                <text:p>219</text:p>
              </table:table-cell>
              <table:table-cell office:value-type="float" office:value="24.5550908141629">
                <text:p>24.5550908141629</text:p>
              </table:table-cell>
            </table:table-row>
            <table:table-row>
              <table:table-cell office:value-type="string">
                <text:p>220</text:p>
              </table:table-cell>
              <table:table-cell office:value-type="float" office:value="26.432176379887">
                <text:p>26.432176379887</text:p>
              </table:table-cell>
            </table:table-row>
            <table:table-row>
              <table:table-cell office:value-type="string">
                <text:p>221</text:p>
              </table:table-cell>
              <table:table-cell office:value-type="float" office:value="28.3701414233906">
                <text:p>28.3701414233906</text:p>
              </table:table-cell>
            </table:table-row>
            <table:table-row>
              <table:table-cell office:value-type="string">
                <text:p>222</text:p>
              </table:table-cell>
              <table:table-cell office:value-type="float" office:value="30.3678185869966">
                <text:p>30.3678185869966</text:p>
              </table:table-cell>
            </table:table-row>
            <table:table-row>
              <table:table-cell office:value-type="string">
                <text:p>223</text:p>
              </table:table-cell>
              <table:table-cell office:value-type="float" office:value="32.4240045446796">
                <text:p>32.4240045446796</text:p>
              </table:table-cell>
            </table:table-row>
            <table:table-row>
              <table:table-cell office:value-type="string">
                <text:p>224</text:p>
              </table:table-cell>
              <table:table-cell office:value-type="float" office:value="34.5374607269044">
                <text:p>34.5374607269044</text:p>
              </table:table-cell>
            </table:table-row>
            <table:table-row>
              <table:table-cell office:value-type="string">
                <text:p>225</text:p>
              </table:table-cell>
              <table:table-cell office:value-type="float" office:value="36.7069140666941">
                <text:p>36.7069140666941</text:p>
              </table:table-cell>
            </table:table-row>
            <table:table-row>
              <table:table-cell office:value-type="string">
                <text:p>226</text:p>
              </table:table-cell>
              <table:table-cell office:value-type="float" office:value="38.9310577664778">
                <text:p>38.9310577664778</text:p>
              </table:table-cell>
            </table:table-row>
            <table:table-row>
              <table:table-cell office:value-type="string">
                <text:p>227</text:p>
              </table:table-cell>
              <table:table-cell office:value-type="float" office:value="41.208552085257">
                <text:p>41.208552085257</text:p>
              </table:table-cell>
            </table:table-row>
            <table:table-row>
              <table:table-cell office:value-type="string">
                <text:p>228</text:p>
              </table:table-cell>
              <table:table-cell office:value-type="float" office:value="43.538025145615">
                <text:p>43.538025145615</text:p>
              </table:table-cell>
            </table:table-row>
            <table:table-row>
              <table:table-cell office:value-type="string">
                <text:p>229</text:p>
              </table:table-cell>
              <table:table-cell office:value-type="float" office:value="45.9180737600847">
                <text:p>45.9180737600847</text:p>
              </table:table-cell>
            </table:table-row>
            <table:table-row>
              <table:table-cell office:value-type="string">
                <text:p>230</text:p>
              </table:table-cell>
              <table:table-cell office:value-type="float" office:value="48.3472642763767">
                <text:p>48.3472642763767</text:p>
              </table:table-cell>
            </table:table-row>
            <table:table-row>
              <table:table-cell office:value-type="string">
                <text:p>231</text:p>
              </table:table-cell>
              <table:table-cell office:value-type="float" office:value="50.8241334409572">
                <text:p>50.8241334409572</text:p>
              </table:table-cell>
            </table:table-row>
            <table:table-row>
              <table:table-cell office:value-type="string">
                <text:p>232</text:p>
              </table:table-cell>
              <table:table-cell office:value-type="float" office:value="53.3471892804575">
                <text:p>53.3471892804575</text:p>
              </table:table-cell>
            </table:table-row>
            <table:table-row>
              <table:table-cell office:value-type="string">
                <text:p>233</text:p>
              </table:table-cell>
              <table:table-cell office:value-type="float" office:value="55.9149120003831">
                <text:p>55.9149120003831</text:p>
              </table:table-cell>
            </table:table-row>
            <table:table-row>
              <table:table-cell office:value-type="string">
                <text:p>234</text:p>
              </table:table-cell>
              <table:table-cell office:value-type="float" office:value="58.5257549005808">
                <text:p>58.5257549005808</text:p>
              </table:table-cell>
            </table:table-row>
            <table:table-row>
              <table:table-cell office:value-type="string">
                <text:p>235</text:p>
              </table:table-cell>
              <table:table-cell office:value-type="float" office:value="61.1781453069132">
                <text:p>61.1781453069132</text:p>
              </table:table-cell>
            </table:table-row>
            <table:table-row>
              <table:table-cell office:value-type="string">
                <text:p>236</text:p>
              </table:table-cell>
              <table:table-cell office:value-type="float" office:value="63.8704855185789">
                <text:p>63.8704855185789</text:p>
              </table:table-cell>
            </table:table-row>
            <table:table-row>
              <table:table-cell office:value-type="string">
                <text:p>237</text:p>
              </table:table-cell>
              <table:table-cell office:value-type="float" office:value="66.6011537705074">
                <text:p>66.6011537705074</text:p>
              </table:table-cell>
            </table:table-row>
            <table:table-row>
              <table:table-cell office:value-type="string">
                <text:p>238</text:p>
              </table:table-cell>
              <table:table-cell office:value-type="float" office:value="69.36850521025">
                <text:p>69.36850521025</text:p>
              </table:table-cell>
            </table:table-row>
            <table:table-row>
              <table:table-cell office:value-type="string">
                <text:p>239</text:p>
              </table:table-cell>
              <table:table-cell office:value-type="float" office:value="72.1708728887774">
                <text:p>72.1708728887774</text:p>
              </table:table-cell>
            </table:table-row>
            <table:table-row>
              <table:table-cell office:value-type="string">
                <text:p>240</text:p>
              </table:table-cell>
              <table:table-cell office:value-type="float" office:value="75.0065687645873">
                <text:p>75.0065687645873</text:p>
              </table:table-cell>
            </table:table-row>
            <table:table-row>
              <table:table-cell office:value-type="string">
                <text:p>241</text:p>
              </table:table-cell>
              <table:table-cell office:value-type="float" office:value="77.8738847205175">
                <text:p>77.8738847205175</text:p>
              </table:table-cell>
            </table:table-row>
            <table:table-row>
              <table:table-cell office:value-type="string">
                <text:p>242</text:p>
              </table:table-cell>
              <table:table-cell office:value-type="float" office:value="80.7710935926521">
                <text:p>80.7710935926521</text:p>
              </table:table-cell>
            </table:table-row>
            <table:table-row>
              <table:table-cell office:value-type="string">
                <text:p>243</text:p>
              </table:table-cell>
              <table:table-cell office:value-type="float" office:value="83.6964502107002">
                <text:p>83.6964502107002</text:p>
              </table:table-cell>
            </table:table-row>
            <table:table-row>
              <table:table-cell office:value-type="string">
                <text:p>244</text:p>
              </table:table-cell>
              <table:table-cell office:value-type="float" office:value="86.648192449221">
                <text:p>86.648192449221</text:p>
              </table:table-cell>
            </table:table-row>
            <table:table-row>
              <table:table-cell office:value-type="string">
                <text:p>245</text:p>
              </table:table-cell>
              <table:table-cell office:value-type="float" office:value="89.6245422890631">
                <text:p>89.6245422890631</text:p>
              </table:table-cell>
            </table:table-row>
            <table:table-row>
              <table:table-cell office:value-type="string">
                <text:p>246</text:p>
              </table:table-cell>
              <table:table-cell office:value-type="float" office:value="92.6237068883756">
                <text:p>92.6237068883756</text:p>
              </table:table-cell>
            </table:table-row>
            <table:table-row>
              <table:table-cell office:value-type="string">
                <text:p>247</text:p>
              </table:table-cell>
              <table:table-cell office:value-type="float" office:value="95.6438796625499">
                <text:p>95.6438796625499</text:p>
              </table:table-cell>
            </table:table-row>
            <table:table-row>
              <table:table-cell office:value-type="string">
                <text:p>248</text:p>
              </table:table-cell>
              <table:table-cell office:value-type="float" office:value="98.6832413724384">
                <text:p>98.6832413724384</text:p>
              </table:table-cell>
            </table:table-row>
            <table:table-row>
              <table:table-cell office:value-type="string">
                <text:p>249</text:p>
              </table:table-cell>
              <table:table-cell office:value-type="float" office:value="101.739961220196">
                <text:p>101.739961220196</text:p>
              </table:table-cell>
            </table:table-row>
            <table:table-row>
              <table:table-cell office:value-type="string">
                <text:p>250</text:p>
              </table:table-cell>
              <table:table-cell office:value-type="float" office:value="104.812197952085">
                <text:p>104.812197952085</text:p>
              </table:table-cell>
            </table:table-row>
            <table:table-row>
              <table:table-cell office:value-type="string">
                <text:p>251</text:p>
              </table:table-cell>
              <table:table-cell office:value-type="float" office:value="107.898100967576">
                <text:p>107.898100967576</text:p>
              </table:table-cell>
            </table:table-row>
            <table:table-row>
              <table:table-cell office:value-type="string">
                <text:p>252</text:p>
              </table:table-cell>
              <table:table-cell office:value-type="float" office:value="110.995811434082">
                <text:p>110.995811434082</text:p>
              </table:table-cell>
            </table:table-row>
            <table:table-row>
              <table:table-cell office:value-type="string">
                <text:p>253</text:p>
              </table:table-cell>
              <table:table-cell office:value-type="float" office:value="114.103463406649">
                <text:p>114.103463406649</text:p>
              </table:table-cell>
            </table:table-row>
            <table:table-row>
              <table:table-cell office:value-type="string">
                <text:p>254</text:p>
              </table:table-cell>
              <table:table-cell office:value-type="float" office:value="117.21918495193">
                <text:p>117.21918495193</text:p>
              </table:table-cell>
            </table:table-row>
            <table:table-row>
              <table:table-cell office:value-type="string">
                <text:p>255</text:p>
              </table:table-cell>
              <table:table-cell office:value-type="float" office:value="120.341099275773">
                <text:p>120.341099275773</text:p>
              </table:table-cell>
            </table:table-row>
            <table:table-row>
              <table:table-cell office:value-type="string">
                <text:p>256</text:p>
              </table:table-cell>
              <table:table-cell office:value-type="float" office:value="123.467325853723">
                <text:p>123.467325853723</text:p>
              </table:table-cell>
            </table:table-row>
            <table:table-row>
              <table:table-cell office:value-type="string">
                <text:p>257</text:p>
              </table:table-cell>
              <table:table-cell office:value-type="float" office:value="126.595981563787">
                <text:p>126.59598156378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5.366cm" svg:height="13.155cm" xlink:href=".." xlink:type="simple" chart:class="chart:line" chart:style-name="ch1">
        <chart:legend chart:legend-position="end" svg:x="22.514cm" svg:y="6.278cm" style:legend-expansion="high" chart:style-name="ch2"/>
        <chart:plot-area chart:style-name="ch3" table:cell-range-address="Sheet1.P2:Sheet1.P258" svg:x="0.507cm" svg:y="0.263cm" svg:width="21.5cm" svg:height="12.629cm">
          <chartooo:coordinate-region svg:x="1.314cm" svg:y="0.384cm" svg:width="20.693cm" svg:height="11.505cm"/>
          <chart:axis chart:dimension="x" chart:name="primary-x" chart:style-name="ch4"/>
          <chart:axis chart:dimension="y" chart:name="primary-y" chart:style-name="ch4">
            <chart:grid chart:style-name="ch5" chart:class="major"/>
          </chart:axis>
          <chart:series chart:style-name="ch6" chart:values-cell-range-address="Sheet1.P2:Sheet1.P258" chart:class="chart:line">
            <chart:data-point chart:repeated="257"/>
          </chart:series>
          <chart:wall chart:style-name="ch7"/>
          <chart:floor chart:style-name="ch8"/>
        </chart:plot-area>
        <draw:frame draw:style-name="gr1" draw:text-style-name="P1" svg:width="9.342cm" svg:height="0.398cm" svg:x="-1.455cm" svg:y="-0.062cm">
          <draw:text-box>
            <text:p><text:span text:style-name="T1">hall_sensors_read_and_action (); // needed to start the motor</text:span></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string">
                <text:p>1</text:p>
              </table:table-cell>
              <table:table-cell office:value-type="float" office:value="NaN">
                <text:p>NaN</text:p>
                <draw:g>
                  <svg:desc>Sheet1.P2:Sheet1.P258</svg:desc>
                </draw:g>
              </table:table-cell>
            </table:table-row>
            <table:table-row>
              <table:table-cell office:value-type="string">
                <text:p>2</text:p>
              </table:table-cell>
              <table:table-cell office:value-type="float" office:value="127">
                <text:p>127</text:p>
              </table:table-cell>
            </table:table-row>
            <table:table-row>
              <table:table-cell office:value-type="string">
                <text:p>3</text:p>
              </table:table-cell>
              <table:table-cell office:value-type="float" office:value="127">
                <text:p>127</text:p>
              </table:table-cell>
            </table:table-row>
            <table:table-row>
              <table:table-cell office:value-type="string">
                <text:p>4</text:p>
              </table:table-cell>
              <table:table-cell office:value-type="float" office:value="127">
                <text:p>127</text:p>
              </table:table-cell>
            </table:table-row>
            <table:table-row>
              <table:table-cell office:value-type="string">
                <text:p>5</text:p>
              </table:table-cell>
              <table:table-cell office:value-type="float" office:value="127">
                <text:p>127</text:p>
              </table:table-cell>
            </table:table-row>
            <table:table-row>
              <table:table-cell office:value-type="string">
                <text:p>6</text:p>
              </table:table-cell>
              <table:table-cell office:value-type="float" office:value="127">
                <text:p>127</text:p>
              </table:table-cell>
            </table:table-row>
            <table:table-row>
              <table:table-cell office:value-type="string">
                <text:p>7</text:p>
              </table:table-cell>
              <table:table-cell office:value-type="float" office:value="127">
                <text:p>127</text:p>
              </table:table-cell>
            </table:table-row>
            <table:table-row>
              <table:table-cell office:value-type="string">
                <text:p>8</text:p>
              </table:table-cell>
              <table:table-cell office:value-type="float" office:value="127">
                <text:p>127</text:p>
              </table:table-cell>
            </table:table-row>
            <table:table-row>
              <table:table-cell office:value-type="string">
                <text:p>9</text:p>
              </table:table-cell>
              <table:table-cell office:value-type="float" office:value="127">
                <text:p>127</text:p>
              </table:table-cell>
            </table:table-row>
            <table:table-row>
              <table:table-cell office:value-type="string">
                <text:p>10</text:p>
              </table:table-cell>
              <table:table-cell office:value-type="float" office:value="127">
                <text:p>127</text:p>
              </table:table-cell>
            </table:table-row>
            <table:table-row>
              <table:table-cell office:value-type="string">
                <text:p>11</text:p>
              </table:table-cell>
              <table:table-cell office:value-type="float" office:value="127">
                <text:p>127</text:p>
              </table:table-cell>
            </table:table-row>
            <table:table-row>
              <table:table-cell office:value-type="string">
                <text:p>12</text:p>
              </table:table-cell>
              <table:table-cell office:value-type="float" office:value="127">
                <text:p>127</text:p>
              </table:table-cell>
            </table:table-row>
            <table:table-row>
              <table:table-cell office:value-type="string">
                <text:p>13</text:p>
              </table:table-cell>
              <table:table-cell office:value-type="float" office:value="127">
                <text:p>127</text:p>
              </table:table-cell>
            </table:table-row>
            <table:table-row>
              <table:table-cell office:value-type="string">
                <text:p>14</text:p>
              </table:table-cell>
              <table:table-cell office:value-type="float" office:value="127">
                <text:p>127</text:p>
              </table:table-cell>
            </table:table-row>
            <table:table-row>
              <table:table-cell office:value-type="string">
                <text:p>15</text:p>
              </table:table-cell>
              <table:table-cell office:value-type="float" office:value="127">
                <text:p>127</text:p>
              </table:table-cell>
            </table:table-row>
            <table:table-row>
              <table:table-cell office:value-type="string">
                <text:p>16</text:p>
              </table:table-cell>
              <table:table-cell office:value-type="float" office:value="127">
                <text:p>127</text:p>
              </table:table-cell>
            </table:table-row>
            <table:table-row>
              <table:table-cell office:value-type="string">
                <text:p>17</text:p>
              </table:table-cell>
              <table:table-cell office:value-type="float" office:value="127">
                <text:p>127</text:p>
              </table:table-cell>
            </table:table-row>
            <table:table-row>
              <table:table-cell office:value-type="string">
                <text:p>18</text:p>
              </table:table-cell>
              <table:table-cell office:value-type="float" office:value="127">
                <text:p>127</text:p>
              </table:table-cell>
            </table:table-row>
            <table:table-row>
              <table:table-cell office:value-type="string">
                <text:p>19</text:p>
              </table:table-cell>
              <table:table-cell office:value-type="float" office:value="127">
                <text:p>127</text:p>
              </table:table-cell>
            </table:table-row>
            <table:table-row>
              <table:table-cell office:value-type="string">
                <text:p>20</text:p>
              </table:table-cell>
              <table:table-cell office:value-type="float" office:value="127">
                <text:p>127</text:p>
              </table:table-cell>
            </table:table-row>
            <table:table-row>
              <table:table-cell office:value-type="string">
                <text:p>21</text:p>
              </table:table-cell>
              <table:table-cell office:value-type="float" office:value="127">
                <text:p>127</text:p>
              </table:table-cell>
            </table:table-row>
            <table:table-row>
              <table:table-cell office:value-type="string">
                <text:p>22</text:p>
              </table:table-cell>
              <table:table-cell office:value-type="float" office:value="127">
                <text:p>127</text:p>
              </table:table-cell>
            </table:table-row>
            <table:table-row>
              <table:table-cell office:value-type="string">
                <text:p>23</text:p>
              </table:table-cell>
              <table:table-cell office:value-type="float" office:value="250">
                <text:p>250</text:p>
              </table:table-cell>
            </table:table-row>
            <table:table-row>
              <table:table-cell office:value-type="string">
                <text:p>24</text:p>
              </table:table-cell>
              <table:table-cell office:value-type="float" office:value="250">
                <text:p>250</text:p>
              </table:table-cell>
            </table:table-row>
            <table:table-row>
              <table:table-cell office:value-type="string">
                <text:p>25</text:p>
              </table:table-cell>
              <table:table-cell office:value-type="float" office:value="250">
                <text:p>250</text:p>
              </table:table-cell>
            </table:table-row>
            <table:table-row>
              <table:table-cell office:value-type="string">
                <text:p>26</text:p>
              </table:table-cell>
              <table:table-cell office:value-type="float" office:value="250">
                <text:p>250</text:p>
              </table:table-cell>
            </table:table-row>
            <table:table-row>
              <table:table-cell office:value-type="string">
                <text:p>27</text:p>
              </table:table-cell>
              <table:table-cell office:value-type="float" office:value="250">
                <text:p>250</text:p>
              </table:table-cell>
            </table:table-row>
            <table:table-row>
              <table:table-cell office:value-type="string">
                <text:p>28</text:p>
              </table:table-cell>
              <table:table-cell office:value-type="float" office:value="250">
                <text:p>250</text:p>
              </table:table-cell>
            </table:table-row>
            <table:table-row>
              <table:table-cell office:value-type="string">
                <text:p>29</text:p>
              </table:table-cell>
              <table:table-cell office:value-type="float" office:value="250">
                <text:p>250</text:p>
              </table:table-cell>
            </table:table-row>
            <table:table-row>
              <table:table-cell office:value-type="string">
                <text:p>30</text:p>
              </table:table-cell>
              <table:table-cell office:value-type="float" office:value="250">
                <text:p>250</text:p>
              </table:table-cell>
            </table:table-row>
            <table:table-row>
              <table:table-cell office:value-type="string">
                <text:p>31</text:p>
              </table:table-cell>
              <table:table-cell office:value-type="float" office:value="250">
                <text:p>250</text:p>
              </table:table-cell>
            </table:table-row>
            <table:table-row>
              <table:table-cell office:value-type="string">
                <text:p>32</text:p>
              </table:table-cell>
              <table:table-cell office:value-type="float" office:value="250">
                <text:p>250</text:p>
              </table:table-cell>
            </table:table-row>
            <table:table-row>
              <table:table-cell office:value-type="string">
                <text:p>33</text:p>
              </table:table-cell>
              <table:table-cell office:value-type="float" office:value="250">
                <text:p>250</text:p>
              </table:table-cell>
            </table:table-row>
            <table:table-row>
              <table:table-cell office:value-type="string">
                <text:p>34</text:p>
              </table:table-cell>
              <table:table-cell office:value-type="float" office:value="250">
                <text:p>250</text:p>
              </table:table-cell>
            </table:table-row>
            <table:table-row>
              <table:table-cell office:value-type="string">
                <text:p>35</text:p>
              </table:table-cell>
              <table:table-cell office:value-type="float" office:value="250">
                <text:p>250</text:p>
              </table:table-cell>
            </table:table-row>
            <table:table-row>
              <table:table-cell office:value-type="string">
                <text:p>36</text:p>
              </table:table-cell>
              <table:table-cell office:value-type="float" office:value="250">
                <text:p>250</text:p>
              </table:table-cell>
            </table:table-row>
            <table:table-row>
              <table:table-cell office:value-type="string">
                <text:p>37</text:p>
              </table:table-cell>
              <table:table-cell office:value-type="float" office:value="250">
                <text:p>250</text:p>
              </table:table-cell>
            </table:table-row>
            <table:table-row>
              <table:table-cell office:value-type="string">
                <text:p>38</text:p>
              </table:table-cell>
              <table:table-cell office:value-type="float" office:value="250">
                <text:p>250</text:p>
              </table:table-cell>
            </table:table-row>
            <table:table-row>
              <table:table-cell office:value-type="string">
                <text:p>39</text:p>
              </table:table-cell>
              <table:table-cell office:value-type="float" office:value="250">
                <text:p>250</text:p>
              </table:table-cell>
            </table:table-row>
            <table:table-row>
              <table:table-cell office:value-type="string">
                <text:p>40</text:p>
              </table:table-cell>
              <table:table-cell office:value-type="float" office:value="250">
                <text:p>250</text:p>
              </table:table-cell>
            </table:table-row>
            <table:table-row>
              <table:table-cell office:value-type="string">
                <text:p>41</text:p>
              </table:table-cell>
              <table:table-cell office:value-type="float" office:value="250">
                <text:p>250</text:p>
              </table:table-cell>
            </table:table-row>
            <table:table-row>
              <table:table-cell office:value-type="string">
                <text:p>42</text:p>
              </table:table-cell>
              <table:table-cell office:value-type="float" office:value="250">
                <text:p>250</text:p>
              </table:table-cell>
            </table:table-row>
            <table:table-row>
              <table:table-cell office:value-type="string">
                <text:p>43</text:p>
              </table:table-cell>
              <table:table-cell office:value-type="float" office:value="250">
                <text:p>250</text:p>
              </table:table-cell>
            </table:table-row>
            <table:table-row>
              <table:table-cell office:value-type="string">
                <text:p>44</text:p>
              </table:table-cell>
              <table:table-cell office:value-type="float" office:value="250">
                <text:p>250</text:p>
              </table:table-cell>
            </table:table-row>
            <table:table-row>
              <table:table-cell office:value-type="string">
                <text:p>45</text:p>
              </table:table-cell>
              <table:table-cell office:value-type="float" office:value="250">
                <text:p>250</text:p>
              </table:table-cell>
            </table:table-row>
            <table:table-row>
              <table:table-cell office:value-type="string">
                <text:p>46</text:p>
              </table:table-cell>
              <table:table-cell office:value-type="float" office:value="250">
                <text:p>250</text:p>
              </table:table-cell>
            </table:table-row>
            <table:table-row>
              <table:table-cell office:value-type="string">
                <text:p>47</text:p>
              </table:table-cell>
              <table:table-cell office:value-type="float" office:value="250">
                <text:p>250</text:p>
              </table:table-cell>
            </table:table-row>
            <table:table-row>
              <table:table-cell office:value-type="string">
                <text:p>48</text:p>
              </table:table-cell>
              <table:table-cell office:value-type="float" office:value="250">
                <text:p>250</text:p>
              </table:table-cell>
            </table:table-row>
            <table:table-row>
              <table:table-cell office:value-type="string">
                <text:p>49</text:p>
              </table:table-cell>
              <table:table-cell office:value-type="float" office:value="250">
                <text:p>250</text:p>
              </table:table-cell>
            </table:table-row>
            <table:table-row>
              <table:table-cell office:value-type="string">
                <text:p>50</text:p>
              </table:table-cell>
              <table:table-cell office:value-type="float" office:value="250">
                <text:p>250</text:p>
              </table:table-cell>
            </table:table-row>
            <table:table-row>
              <table:table-cell office:value-type="string">
                <text:p>51</text:p>
              </table:table-cell>
              <table:table-cell office:value-type="float" office:value="250">
                <text:p>250</text:p>
              </table:table-cell>
            </table:table-row>
            <table:table-row>
              <table:table-cell office:value-type="string">
                <text:p>52</text:p>
              </table:table-cell>
              <table:table-cell office:value-type="float" office:value="250">
                <text:p>250</text:p>
              </table:table-cell>
            </table:table-row>
            <table:table-row>
              <table:table-cell office:value-type="string">
                <text:p>53</text:p>
              </table:table-cell>
              <table:table-cell office:value-type="float" office:value="250">
                <text:p>250</text:p>
              </table:table-cell>
            </table:table-row>
            <table:table-row>
              <table:table-cell office:value-type="string">
                <text:p>54</text:p>
              </table:table-cell>
              <table:table-cell office:value-type="float" office:value="250">
                <text:p>250</text:p>
              </table:table-cell>
            </table:table-row>
            <table:table-row>
              <table:table-cell office:value-type="string">
                <text:p>55</text:p>
              </table:table-cell>
              <table:table-cell office:value-type="float" office:value="250">
                <text:p>250</text:p>
              </table:table-cell>
            </table:table-row>
            <table:table-row>
              <table:table-cell office:value-type="string">
                <text:p>56</text:p>
              </table:table-cell>
              <table:table-cell office:value-type="float" office:value="250">
                <text:p>250</text:p>
              </table:table-cell>
            </table:table-row>
            <table:table-row>
              <table:table-cell office:value-type="string">
                <text:p>57</text:p>
              </table:table-cell>
              <table:table-cell office:value-type="float" office:value="250">
                <text:p>250</text:p>
              </table:table-cell>
            </table:table-row>
            <table:table-row>
              <table:table-cell office:value-type="string">
                <text:p>58</text:p>
              </table:table-cell>
              <table:table-cell office:value-type="float" office:value="250">
                <text:p>250</text:p>
              </table:table-cell>
            </table:table-row>
            <table:table-row>
              <table:table-cell office:value-type="string">
                <text:p>59</text:p>
              </table:table-cell>
              <table:table-cell office:value-type="float" office:value="250">
                <text:p>250</text:p>
              </table:table-cell>
            </table:table-row>
            <table:table-row>
              <table:table-cell office:value-type="string">
                <text:p>60</text:p>
              </table:table-cell>
              <table:table-cell office:value-type="float" office:value="250">
                <text:p>250</text:p>
              </table:table-cell>
            </table:table-row>
            <table:table-row>
              <table:table-cell office:value-type="string">
                <text:p>61</text:p>
              </table:table-cell>
              <table:table-cell office:value-type="float" office:value="250">
                <text:p>250</text:p>
              </table:table-cell>
            </table:table-row>
            <table:table-row>
              <table:table-cell office:value-type="string">
                <text:p>62</text:p>
              </table:table-cell>
              <table:table-cell office:value-type="float" office:value="250">
                <text:p>250</text:p>
              </table:table-cell>
            </table:table-row>
            <table:table-row>
              <table:table-cell office:value-type="string">
                <text:p>63</text:p>
              </table:table-cell>
              <table:table-cell office:value-type="float" office:value="250">
                <text:p>250</text:p>
              </table:table-cell>
            </table:table-row>
            <table:table-row>
              <table:table-cell office:value-type="string">
                <text:p>64</text:p>
              </table:table-cell>
              <table:table-cell office:value-type="float" office:value="250">
                <text:p>250</text:p>
              </table:table-cell>
            </table:table-row>
            <table:table-row>
              <table:table-cell office:value-type="string">
                <text:p>65</text:p>
              </table:table-cell>
              <table:table-cell office:value-type="float" office:value="250">
                <text:p>250</text:p>
              </table:table-cell>
            </table:table-row>
            <table:table-row>
              <table:table-cell office:value-type="string">
                <text:p>66</text:p>
              </table:table-cell>
              <table:table-cell office:value-type="float" office:value="250">
                <text:p>250</text:p>
              </table:table-cell>
            </table:table-row>
            <table:table-row>
              <table:table-cell office:value-type="string">
                <text:p>67</text:p>
              </table:table-cell>
              <table:table-cell office:value-type="float" office:value="250">
                <text:p>250</text:p>
              </table:table-cell>
            </table:table-row>
            <table:table-row>
              <table:table-cell office:value-type="string">
                <text:p>68</text:p>
              </table:table-cell>
              <table:table-cell office:value-type="float" office:value="250">
                <text:p>250</text:p>
              </table:table-cell>
            </table:table-row>
            <table:table-row>
              <table:table-cell office:value-type="string">
                <text:p>69</text:p>
              </table:table-cell>
              <table:table-cell office:value-type="float" office:value="250">
                <text:p>250</text:p>
              </table:table-cell>
            </table:table-row>
            <table:table-row>
              <table:table-cell office:value-type="string">
                <text:p>70</text:p>
              </table:table-cell>
              <table:table-cell office:value-type="float" office:value="250">
                <text:p>250</text:p>
              </table:table-cell>
            </table:table-row>
            <table:table-row>
              <table:table-cell office:value-type="string">
                <text:p>71</text:p>
              </table:table-cell>
              <table:table-cell office:value-type="float" office:value="250">
                <text:p>250</text:p>
              </table:table-cell>
            </table:table-row>
            <table:table-row>
              <table:table-cell office:value-type="string">
                <text:p>72</text:p>
              </table:table-cell>
              <table:table-cell office:value-type="float" office:value="250">
                <text:p>250</text:p>
              </table:table-cell>
            </table:table-row>
            <table:table-row>
              <table:table-cell office:value-type="string">
                <text:p>73</text:p>
              </table:table-cell>
              <table:table-cell office:value-type="float" office:value="250">
                <text:p>250</text:p>
              </table:table-cell>
            </table:table-row>
            <table:table-row>
              <table:table-cell office:value-type="string">
                <text:p>74</text:p>
              </table:table-cell>
              <table:table-cell office:value-type="float" office:value="250">
                <text:p>250</text:p>
              </table:table-cell>
            </table:table-row>
            <table:table-row>
              <table:table-cell office:value-type="string">
                <text:p>75</text:p>
              </table:table-cell>
              <table:table-cell office:value-type="float" office:value="250">
                <text:p>250</text:p>
              </table:table-cell>
            </table:table-row>
            <table:table-row>
              <table:table-cell office:value-type="string">
                <text:p>76</text:p>
              </table:table-cell>
              <table:table-cell office:value-type="float" office:value="250">
                <text:p>250</text:p>
              </table:table-cell>
            </table:table-row>
            <table:table-row>
              <table:table-cell office:value-type="string">
                <text:p>77</text:p>
              </table:table-cell>
              <table:table-cell office:value-type="float" office:value="250">
                <text:p>250</text:p>
              </table:table-cell>
            </table:table-row>
            <table:table-row>
              <table:table-cell office:value-type="string">
                <text:p>78</text:p>
              </table:table-cell>
              <table:table-cell office:value-type="float" office:value="250">
                <text:p>250</text:p>
              </table:table-cell>
            </table:table-row>
            <table:table-row>
              <table:table-cell office:value-type="string">
                <text:p>79</text:p>
              </table:table-cell>
              <table:table-cell office:value-type="float" office:value="250">
                <text:p>250</text:p>
              </table:table-cell>
            </table:table-row>
            <table:table-row>
              <table:table-cell office:value-type="string">
                <text:p>80</text:p>
              </table:table-cell>
              <table:table-cell office:value-type="float" office:value="250">
                <text:p>250</text:p>
              </table:table-cell>
            </table:table-row>
            <table:table-row>
              <table:table-cell office:value-type="string">
                <text:p>81</text:p>
              </table:table-cell>
              <table:table-cell office:value-type="float" office:value="250">
                <text:p>250</text:p>
              </table:table-cell>
            </table:table-row>
            <table:table-row>
              <table:table-cell office:value-type="string">
                <text:p>82</text:p>
              </table:table-cell>
              <table:table-cell office:value-type="float" office:value="250">
                <text:p>250</text:p>
              </table:table-cell>
            </table:table-row>
            <table:table-row>
              <table:table-cell office:value-type="string">
                <text:p>83</text:p>
              </table:table-cell>
              <table:table-cell office:value-type="float" office:value="250">
                <text:p>250</text:p>
              </table:table-cell>
            </table:table-row>
            <table:table-row>
              <table:table-cell office:value-type="string">
                <text:p>84</text:p>
              </table:table-cell>
              <table:table-cell office:value-type="float" office:value="250">
                <text:p>250</text:p>
              </table:table-cell>
            </table:table-row>
            <table:table-row>
              <table:table-cell office:value-type="string">
                <text:p>85</text:p>
              </table:table-cell>
              <table:table-cell office:value-type="float" office:value="250">
                <text:p>250</text:p>
              </table:table-cell>
            </table:table-row>
            <table:table-row>
              <table:table-cell office:value-type="string">
                <text:p>86</text:p>
              </table:table-cell>
              <table:table-cell office:value-type="float" office:value="250">
                <text:p>250</text:p>
              </table:table-cell>
            </table:table-row>
            <table:table-row>
              <table:table-cell office:value-type="string">
                <text:p>87</text:p>
              </table:table-cell>
              <table:table-cell office:value-type="float" office:value="250">
                <text:p>250</text:p>
              </table:table-cell>
            </table:table-row>
            <table:table-row>
              <table:table-cell office:value-type="string">
                <text:p>88</text:p>
              </table:table-cell>
              <table:table-cell office:value-type="float" office:value="250">
                <text:p>250</text:p>
              </table:table-cell>
            </table:table-row>
            <table:table-row>
              <table:table-cell office:value-type="string">
                <text:p>89</text:p>
              </table:table-cell>
              <table:table-cell office:value-type="float" office:value="250">
                <text:p>250</text:p>
              </table:table-cell>
            </table:table-row>
            <table:table-row>
              <table:table-cell office:value-type="string">
                <text:p>90</text:p>
              </table:table-cell>
              <table:table-cell office:value-type="float" office:value="250">
                <text:p>250</text:p>
              </table:table-cell>
            </table:table-row>
            <table:table-row>
              <table:table-cell office:value-type="string">
                <text:p>91</text:p>
              </table:table-cell>
              <table:table-cell office:value-type="float" office:value="250">
                <text:p>250</text:p>
              </table:table-cell>
            </table:table-row>
            <table:table-row>
              <table:table-cell office:value-type="string">
                <text:p>92</text:p>
              </table:table-cell>
              <table:table-cell office:value-type="float" office:value="250">
                <text:p>250</text:p>
              </table:table-cell>
            </table:table-row>
            <table:table-row>
              <table:table-cell office:value-type="string">
                <text:p>93</text:p>
              </table:table-cell>
              <table:table-cell office:value-type="float" office:value="250">
                <text:p>250</text:p>
              </table:table-cell>
            </table:table-row>
            <table:table-row>
              <table:table-cell office:value-type="string">
                <text:p>94</text:p>
              </table:table-cell>
              <table:table-cell office:value-type="float" office:value="250">
                <text:p>250</text:p>
              </table:table-cell>
            </table:table-row>
            <table:table-row>
              <table:table-cell office:value-type="string">
                <text:p>95</text:p>
              </table:table-cell>
              <table:table-cell office:value-type="float" office:value="250">
                <text:p>250</text:p>
              </table:table-cell>
            </table:table-row>
            <table:table-row>
              <table:table-cell office:value-type="string">
                <text:p>96</text:p>
              </table:table-cell>
              <table:table-cell office:value-type="float" office:value="250">
                <text:p>250</text:p>
              </table:table-cell>
            </table:table-row>
            <table:table-row>
              <table:table-cell office:value-type="string">
                <text:p>97</text:p>
              </table:table-cell>
              <table:table-cell office:value-type="float" office:value="250">
                <text:p>250</text:p>
              </table:table-cell>
            </table:table-row>
            <table:table-row>
              <table:table-cell office:value-type="string">
                <text:p>98</text:p>
              </table:table-cell>
              <table:table-cell office:value-type="float" office:value="250">
                <text:p>250</text:p>
              </table:table-cell>
            </table:table-row>
            <table:table-row>
              <table:table-cell office:value-type="string">
                <text:p>99</text:p>
              </table:table-cell>
              <table:table-cell office:value-type="float" office:value="250">
                <text:p>250</text:p>
              </table:table-cell>
            </table:table-row>
            <table:table-row>
              <table:table-cell office:value-type="string">
                <text:p>100</text:p>
              </table:table-cell>
              <table:table-cell office:value-type="float" office:value="250">
                <text:p>250</text:p>
              </table:table-cell>
            </table:table-row>
            <table:table-row>
              <table:table-cell office:value-type="string">
                <text:p>101</text:p>
              </table:table-cell>
              <table:table-cell office:value-type="float" office:value="250">
                <text:p>250</text:p>
              </table:table-cell>
            </table:table-row>
            <table:table-row>
              <table:table-cell office:value-type="string">
                <text:p>102</text:p>
              </table:table-cell>
              <table:table-cell office:value-type="float" office:value="250">
                <text:p>250</text:p>
              </table:table-cell>
            </table:table-row>
            <table:table-row>
              <table:table-cell office:value-type="string">
                <text:p>103</text:p>
              </table:table-cell>
              <table:table-cell office:value-type="float" office:value="250">
                <text:p>250</text:p>
              </table:table-cell>
            </table:table-row>
            <table:table-row>
              <table:table-cell office:value-type="string">
                <text:p>104</text:p>
              </table:table-cell>
              <table:table-cell office:value-type="float" office:value="250">
                <text:p>250</text:p>
              </table:table-cell>
            </table:table-row>
            <table:table-row>
              <table:table-cell office:value-type="string">
                <text:p>105</text:p>
              </table:table-cell>
              <table:table-cell office:value-type="float" office:value="250">
                <text:p>250</text:p>
              </table:table-cell>
            </table:table-row>
            <table:table-row>
              <table:table-cell office:value-type="string">
                <text:p>106</text:p>
              </table:table-cell>
              <table:table-cell office:value-type="float" office:value="250">
                <text:p>250</text:p>
              </table:table-cell>
            </table:table-row>
            <table:table-row>
              <table:table-cell office:value-type="string">
                <text:p>107</text:p>
              </table:table-cell>
              <table:table-cell office:value-type="float" office:value="250">
                <text:p>250</text:p>
              </table:table-cell>
            </table:table-row>
            <table:table-row>
              <table:table-cell office:value-type="string">
                <text:p>108</text:p>
              </table:table-cell>
              <table:table-cell office:value-type="float" office:value="250">
                <text:p>250</text:p>
              </table:table-cell>
            </table:table-row>
            <table:table-row>
              <table:table-cell office:value-type="string">
                <text:p>109</text:p>
              </table:table-cell>
              <table:table-cell office:value-type="float" office:value="127">
                <text:p>127</text:p>
              </table:table-cell>
            </table:table-row>
            <table:table-row>
              <table:table-cell office:value-type="string">
                <text:p>110</text:p>
              </table:table-cell>
              <table:table-cell office:value-type="float" office:value="127">
                <text:p>127</text:p>
              </table:table-cell>
            </table:table-row>
            <table:table-row>
              <table:table-cell office:value-type="string">
                <text:p>111</text:p>
              </table:table-cell>
              <table:table-cell office:value-type="float" office:value="127">
                <text:p>127</text:p>
              </table:table-cell>
            </table:table-row>
            <table:table-row>
              <table:table-cell office:value-type="string">
                <text:p>112</text:p>
              </table:table-cell>
              <table:table-cell office:value-type="float" office:value="127">
                <text:p>127</text:p>
              </table:table-cell>
            </table:table-row>
            <table:table-row>
              <table:table-cell office:value-type="string">
                <text:p>113</text:p>
              </table:table-cell>
              <table:table-cell office:value-type="float" office:value="127">
                <text:p>127</text:p>
              </table:table-cell>
            </table:table-row>
            <table:table-row>
              <table:table-cell office:value-type="string">
                <text:p>114</text:p>
              </table:table-cell>
              <table:table-cell office:value-type="float" office:value="127">
                <text:p>127</text:p>
              </table:table-cell>
            </table:table-row>
            <table:table-row>
              <table:table-cell office:value-type="string">
                <text:p>115</text:p>
              </table:table-cell>
              <table:table-cell office:value-type="float" office:value="127">
                <text:p>127</text:p>
              </table:table-cell>
            </table:table-row>
            <table:table-row>
              <table:table-cell office:value-type="string">
                <text:p>116</text:p>
              </table:table-cell>
              <table:table-cell office:value-type="float" office:value="127">
                <text:p>127</text:p>
              </table:table-cell>
            </table:table-row>
            <table:table-row>
              <table:table-cell office:value-type="string">
                <text:p>117</text:p>
              </table:table-cell>
              <table:table-cell office:value-type="float" office:value="127">
                <text:p>127</text:p>
              </table:table-cell>
            </table:table-row>
            <table:table-row>
              <table:table-cell office:value-type="string">
                <text:p>118</text:p>
              </table:table-cell>
              <table:table-cell office:value-type="float" office:value="127">
                <text:p>127</text:p>
              </table:table-cell>
            </table:table-row>
            <table:table-row>
              <table:table-cell office:value-type="string">
                <text:p>119</text:p>
              </table:table-cell>
              <table:table-cell office:value-type="float" office:value="127">
                <text:p>127</text:p>
              </table:table-cell>
            </table:table-row>
            <table:table-row>
              <table:table-cell office:value-type="string">
                <text:p>120</text:p>
              </table:table-cell>
              <table:table-cell office:value-type="float" office:value="127">
                <text:p>127</text:p>
              </table:table-cell>
            </table:table-row>
            <table:table-row>
              <table:table-cell office:value-type="string">
                <text:p>121</text:p>
              </table:table-cell>
              <table:table-cell office:value-type="float" office:value="127">
                <text:p>127</text:p>
              </table:table-cell>
            </table:table-row>
            <table:table-row>
              <table:table-cell office:value-type="string">
                <text:p>122</text:p>
              </table:table-cell>
              <table:table-cell office:value-type="float" office:value="127">
                <text:p>127</text:p>
              </table:table-cell>
            </table:table-row>
            <table:table-row>
              <table:table-cell office:value-type="string">
                <text:p>123</text:p>
              </table:table-cell>
              <table:table-cell office:value-type="float" office:value="127">
                <text:p>127</text:p>
              </table:table-cell>
            </table:table-row>
            <table:table-row>
              <table:table-cell office:value-type="string">
                <text:p>124</text:p>
              </table:table-cell>
              <table:table-cell office:value-type="float" office:value="127">
                <text:p>127</text:p>
              </table:table-cell>
            </table:table-row>
            <table:table-row>
              <table:table-cell office:value-type="string">
                <text:p>125</text:p>
              </table:table-cell>
              <table:table-cell office:value-type="float" office:value="127">
                <text:p>127</text:p>
              </table:table-cell>
            </table:table-row>
            <table:table-row>
              <table:table-cell office:value-type="string">
                <text:p>126</text:p>
              </table:table-cell>
              <table:table-cell office:value-type="float" office:value="127">
                <text:p>127</text:p>
              </table:table-cell>
            </table:table-row>
            <table:table-row>
              <table:table-cell office:value-type="string">
                <text:p>127</text:p>
              </table:table-cell>
              <table:table-cell office:value-type="float" office:value="127">
                <text:p>127</text:p>
              </table:table-cell>
            </table:table-row>
            <table:table-row>
              <table:table-cell office:value-type="string">
                <text:p>128</text:p>
              </table:table-cell>
              <table:table-cell office:value-type="float" office:value="127">
                <text:p>127</text:p>
              </table:table-cell>
            </table:table-row>
            <table:table-row>
              <table:table-cell office:value-type="string">
                <text:p>129</text:p>
              </table:table-cell>
              <table:table-cell office:value-type="float" office:value="127">
                <text:p>127</text:p>
              </table:table-cell>
            </table:table-row>
            <table:table-row>
              <table:table-cell office:value-type="string">
                <text:p>130</text:p>
              </table:table-cell>
              <table:table-cell office:value-type="float" office:value="127">
                <text:p>127</text:p>
              </table:table-cell>
            </table:table-row>
            <table:table-row>
              <table:table-cell office:value-type="string">
                <text:p>131</text:p>
              </table:table-cell>
              <table:table-cell office:value-type="float" office:value="127">
                <text:p>127</text:p>
              </table:table-cell>
            </table:table-row>
            <table:table-row>
              <table:table-cell office:value-type="string">
                <text:p>132</text:p>
              </table:table-cell>
              <table:table-cell office:value-type="float" office:value="127">
                <text:p>127</text:p>
              </table:table-cell>
            </table:table-row>
            <table:table-row>
              <table:table-cell office:value-type="string">
                <text:p>133</text:p>
              </table:table-cell>
              <table:table-cell office:value-type="float" office:value="127">
                <text:p>127</text:p>
              </table:table-cell>
            </table:table-row>
            <table:table-row>
              <table:table-cell office:value-type="string">
                <text:p>134</text:p>
              </table:table-cell>
              <table:table-cell office:value-type="float" office:value="127">
                <text:p>127</text:p>
              </table:table-cell>
            </table:table-row>
            <table:table-row>
              <table:table-cell office:value-type="string">
                <text:p>135</text:p>
              </table:table-cell>
              <table:table-cell office:value-type="float" office:value="127">
                <text:p>127</text:p>
              </table:table-cell>
            </table:table-row>
            <table:table-row>
              <table:table-cell office:value-type="string">
                <text:p>136</text:p>
              </table:table-cell>
              <table:table-cell office:value-type="float" office:value="127">
                <text:p>127</text:p>
              </table:table-cell>
            </table:table-row>
            <table:table-row>
              <table:table-cell office:value-type="string">
                <text:p>137</text:p>
              </table:table-cell>
              <table:table-cell office:value-type="float" office:value="127">
                <text:p>127</text:p>
              </table:table-cell>
            </table:table-row>
            <table:table-row>
              <table:table-cell office:value-type="string">
                <text:p>138</text:p>
              </table:table-cell>
              <table:table-cell office:value-type="float" office:value="127">
                <text:p>127</text:p>
              </table:table-cell>
            </table:table-row>
            <table:table-row>
              <table:table-cell office:value-type="string">
                <text:p>139</text:p>
              </table:table-cell>
              <table:table-cell office:value-type="float" office:value="127">
                <text:p>127</text:p>
              </table:table-cell>
            </table:table-row>
            <table:table-row>
              <table:table-cell office:value-type="string">
                <text:p>140</text:p>
              </table:table-cell>
              <table:table-cell office:value-type="float" office:value="127">
                <text:p>127</text:p>
              </table:table-cell>
            </table:table-row>
            <table:table-row>
              <table:table-cell office:value-type="string">
                <text:p>141</text:p>
              </table:table-cell>
              <table:table-cell office:value-type="float" office:value="127">
                <text:p>127</text:p>
              </table:table-cell>
            </table:table-row>
            <table:table-row>
              <table:table-cell office:value-type="string">
                <text:p>142</text:p>
              </table:table-cell>
              <table:table-cell office:value-type="float" office:value="127">
                <text:p>127</text:p>
              </table:table-cell>
            </table:table-row>
            <table:table-row>
              <table:table-cell office:value-type="string">
                <text:p>143</text:p>
              </table:table-cell>
              <table:table-cell office:value-type="float" office:value="127">
                <text:p>127</text:p>
              </table:table-cell>
            </table:table-row>
            <table:table-row>
              <table:table-cell office:value-type="string">
                <text:p>144</text:p>
              </table:table-cell>
              <table:table-cell office:value-type="float" office:value="127">
                <text:p>127</text:p>
              </table:table-cell>
            </table:table-row>
            <table:table-row>
              <table:table-cell office:value-type="string">
                <text:p>145</text:p>
              </table:table-cell>
              <table:table-cell office:value-type="float" office:value="127">
                <text:p>127</text:p>
              </table:table-cell>
            </table:table-row>
            <table:table-row>
              <table:table-cell office:value-type="string">
                <text:p>146</text:p>
              </table:table-cell>
              <table:table-cell office:value-type="float" office:value="127">
                <text:p>127</text:p>
              </table:table-cell>
            </table:table-row>
            <table:table-row>
              <table:table-cell office:value-type="string">
                <text:p>147</text:p>
              </table:table-cell>
              <table:table-cell office:value-type="float" office:value="127">
                <text:p>127</text:p>
              </table:table-cell>
            </table:table-row>
            <table:table-row>
              <table:table-cell office:value-type="string">
                <text:p>148</text:p>
              </table:table-cell>
              <table:table-cell office:value-type="float" office:value="127">
                <text:p>127</text:p>
              </table:table-cell>
            </table:table-row>
            <table:table-row>
              <table:table-cell office:value-type="string">
                <text:p>149</text:p>
              </table:table-cell>
              <table:table-cell office:value-type="float" office:value="127">
                <text:p>127</text:p>
              </table:table-cell>
            </table:table-row>
            <table:table-row>
              <table:table-cell office:value-type="string">
                <text:p>150</text:p>
              </table:table-cell>
              <table:table-cell office:value-type="float" office:value="127">
                <text:p>127</text:p>
              </table:table-cell>
            </table:table-row>
            <table:table-row>
              <table:table-cell office:value-type="string">
                <text:p>151</text:p>
              </table:table-cell>
              <table:table-cell office:value-type="float" office:value="127">
                <text:p>127</text:p>
              </table:table-cell>
            </table:table-row>
            <table:table-row>
              <table:table-cell office:value-type="string">
                <text:p>152</text:p>
              </table:table-cell>
              <table:table-cell office:value-type="float" office:value="55">
                <text:p>55</text:p>
              </table:table-cell>
            </table:table-row>
            <table:table-row>
              <table:table-cell office:value-type="string">
                <text:p>153</text:p>
              </table:table-cell>
              <table:table-cell office:value-type="float" office:value="55">
                <text:p>55</text:p>
              </table:table-cell>
            </table:table-row>
            <table:table-row>
              <table:table-cell office:value-type="string">
                <text:p>154</text:p>
              </table:table-cell>
              <table:table-cell office:value-type="float" office:value="55">
                <text:p>55</text:p>
              </table:table-cell>
            </table:table-row>
            <table:table-row>
              <table:table-cell office:value-type="string">
                <text:p>155</text:p>
              </table:table-cell>
              <table:table-cell office:value-type="float" office:value="55">
                <text:p>55</text:p>
              </table:table-cell>
            </table:table-row>
            <table:table-row>
              <table:table-cell office:value-type="string">
                <text:p>156</text:p>
              </table:table-cell>
              <table:table-cell office:value-type="float" office:value="55">
                <text:p>55</text:p>
              </table:table-cell>
            </table:table-row>
            <table:table-row>
              <table:table-cell office:value-type="string">
                <text:p>157</text:p>
              </table:table-cell>
              <table:table-cell office:value-type="float" office:value="55">
                <text:p>55</text:p>
              </table:table-cell>
            </table:table-row>
            <table:table-row>
              <table:table-cell office:value-type="string">
                <text:p>158</text:p>
              </table:table-cell>
              <table:table-cell office:value-type="float" office:value="55">
                <text:p>55</text:p>
              </table:table-cell>
            </table:table-row>
            <table:table-row>
              <table:table-cell office:value-type="string">
                <text:p>159</text:p>
              </table:table-cell>
              <table:table-cell office:value-type="float" office:value="55">
                <text:p>55</text:p>
              </table:table-cell>
            </table:table-row>
            <table:table-row>
              <table:table-cell office:value-type="string">
                <text:p>160</text:p>
              </table:table-cell>
              <table:table-cell office:value-type="float" office:value="55">
                <text:p>55</text:p>
              </table:table-cell>
            </table:table-row>
            <table:table-row>
              <table:table-cell office:value-type="string">
                <text:p>161</text:p>
              </table:table-cell>
              <table:table-cell office:value-type="float" office:value="55">
                <text:p>55</text:p>
              </table:table-cell>
            </table:table-row>
            <table:table-row>
              <table:table-cell office:value-type="string">
                <text:p>162</text:p>
              </table:table-cell>
              <table:table-cell office:value-type="float" office:value="55">
                <text:p>55</text:p>
              </table:table-cell>
            </table:table-row>
            <table:table-row>
              <table:table-cell office:value-type="string">
                <text:p>163</text:p>
              </table:table-cell>
              <table:table-cell office:value-type="float" office:value="55">
                <text:p>55</text:p>
              </table:table-cell>
            </table:table-row>
            <table:table-row>
              <table:table-cell office:value-type="string">
                <text:p>164</text:p>
              </table:table-cell>
              <table:table-cell office:value-type="float" office:value="55">
                <text:p>55</text:p>
              </table:table-cell>
            </table:table-row>
            <table:table-row>
              <table:table-cell office:value-type="string">
                <text:p>165</text:p>
              </table:table-cell>
              <table:table-cell office:value-type="float" office:value="55">
                <text:p>55</text:p>
              </table:table-cell>
            </table:table-row>
            <table:table-row>
              <table:table-cell office:value-type="string">
                <text:p>166</text:p>
              </table:table-cell>
              <table:table-cell office:value-type="float" office:value="55">
                <text:p>55</text:p>
              </table:table-cell>
            </table:table-row>
            <table:table-row>
              <table:table-cell office:value-type="string">
                <text:p>167</text:p>
              </table:table-cell>
              <table:table-cell office:value-type="float" office:value="55">
                <text:p>55</text:p>
              </table:table-cell>
            </table:table-row>
            <table:table-row>
              <table:table-cell office:value-type="string">
                <text:p>168</text:p>
              </table:table-cell>
              <table:table-cell office:value-type="float" office:value="55">
                <text:p>55</text:p>
              </table:table-cell>
            </table:table-row>
            <table:table-row>
              <table:table-cell office:value-type="string">
                <text:p>169</text:p>
              </table:table-cell>
              <table:table-cell office:value-type="float" office:value="55">
                <text:p>55</text:p>
              </table:table-cell>
            </table:table-row>
            <table:table-row>
              <table:table-cell office:value-type="string">
                <text:p>170</text:p>
              </table:table-cell>
              <table:table-cell office:value-type="float" office:value="55">
                <text:p>55</text:p>
              </table:table-cell>
            </table:table-row>
            <table:table-row>
              <table:table-cell office:value-type="string">
                <text:p>171</text:p>
              </table:table-cell>
              <table:table-cell office:value-type="float" office:value="55">
                <text:p>55</text:p>
              </table:table-cell>
            </table:table-row>
            <table:table-row>
              <table:table-cell office:value-type="string">
                <text:p>172</text:p>
              </table:table-cell>
              <table:table-cell office:value-type="float" office:value="55">
                <text:p>55</text:p>
              </table:table-cell>
            </table:table-row>
            <table:table-row>
              <table:table-cell office:value-type="string">
                <text:p>173</text:p>
              </table:table-cell>
              <table:table-cell office:value-type="float" office:value="55">
                <text:p>55</text:p>
              </table:table-cell>
            </table:table-row>
            <table:table-row>
              <table:table-cell office:value-type="string">
                <text:p>174</text:p>
              </table:table-cell>
              <table:table-cell office:value-type="float" office:value="55">
                <text:p>55</text:p>
              </table:table-cell>
            </table:table-row>
            <table:table-row>
              <table:table-cell office:value-type="string">
                <text:p>175</text:p>
              </table:table-cell>
              <table:table-cell office:value-type="float" office:value="55">
                <text:p>55</text:p>
              </table:table-cell>
            </table:table-row>
            <table:table-row>
              <table:table-cell office:value-type="string">
                <text:p>176</text:p>
              </table:table-cell>
              <table:table-cell office:value-type="float" office:value="55">
                <text:p>55</text:p>
              </table:table-cell>
            </table:table-row>
            <table:table-row>
              <table:table-cell office:value-type="string">
                <text:p>177</text:p>
              </table:table-cell>
              <table:table-cell office:value-type="float" office:value="55">
                <text:p>55</text:p>
              </table:table-cell>
            </table:table-row>
            <table:table-row>
              <table:table-cell office:value-type="string">
                <text:p>178</text:p>
              </table:table-cell>
              <table:table-cell office:value-type="float" office:value="55">
                <text:p>55</text:p>
              </table:table-cell>
            </table:table-row>
            <table:table-row>
              <table:table-cell office:value-type="string">
                <text:p>179</text:p>
              </table:table-cell>
              <table:table-cell office:value-type="float" office:value="55">
                <text:p>55</text:p>
              </table:table-cell>
            </table:table-row>
            <table:table-row>
              <table:table-cell office:value-type="string">
                <text:p>180</text:p>
              </table:table-cell>
              <table:table-cell office:value-type="float" office:value="55">
                <text:p>55</text:p>
              </table:table-cell>
            </table:table-row>
            <table:table-row>
              <table:table-cell office:value-type="string">
                <text:p>181</text:p>
              </table:table-cell>
              <table:table-cell office:value-type="float" office:value="55">
                <text:p>55</text:p>
              </table:table-cell>
            </table:table-row>
            <table:table-row>
              <table:table-cell office:value-type="string">
                <text:p>182</text:p>
              </table:table-cell>
              <table:table-cell office:value-type="float" office:value="55">
                <text:p>55</text:p>
              </table:table-cell>
            </table:table-row>
            <table:table-row>
              <table:table-cell office:value-type="string">
                <text:p>183</text:p>
              </table:table-cell>
              <table:table-cell office:value-type="float" office:value="55">
                <text:p>55</text:p>
              </table:table-cell>
            </table:table-row>
            <table:table-row>
              <table:table-cell office:value-type="string">
                <text:p>184</text:p>
              </table:table-cell>
              <table:table-cell office:value-type="float" office:value="55">
                <text:p>55</text:p>
              </table:table-cell>
            </table:table-row>
            <table:table-row>
              <table:table-cell office:value-type="string">
                <text:p>185</text:p>
              </table:table-cell>
              <table:table-cell office:value-type="float" office:value="55">
                <text:p>55</text:p>
              </table:table-cell>
            </table:table-row>
            <table:table-row>
              <table:table-cell office:value-type="string">
                <text:p>186</text:p>
              </table:table-cell>
              <table:table-cell office:value-type="float" office:value="55">
                <text:p>55</text:p>
              </table:table-cell>
            </table:table-row>
            <table:table-row>
              <table:table-cell office:value-type="string">
                <text:p>187</text:p>
              </table:table-cell>
              <table:table-cell office:value-type="float" office:value="55">
                <text:p>55</text:p>
              </table:table-cell>
            </table:table-row>
            <table:table-row>
              <table:table-cell office:value-type="string">
                <text:p>188</text:p>
              </table:table-cell>
              <table:table-cell office:value-type="float" office:value="55">
                <text:p>55</text:p>
              </table:table-cell>
            </table:table-row>
            <table:table-row>
              <table:table-cell office:value-type="string">
                <text:p>189</text:p>
              </table:table-cell>
              <table:table-cell office:value-type="float" office:value="55">
                <text:p>55</text:p>
              </table:table-cell>
            </table:table-row>
            <table:table-row>
              <table:table-cell office:value-type="string">
                <text:p>190</text:p>
              </table:table-cell>
              <table:table-cell office:value-type="float" office:value="55">
                <text:p>55</text:p>
              </table:table-cell>
            </table:table-row>
            <table:table-row>
              <table:table-cell office:value-type="string">
                <text:p>191</text:p>
              </table:table-cell>
              <table:table-cell office:value-type="float" office:value="55">
                <text:p>55</text:p>
              </table:table-cell>
            </table:table-row>
            <table:table-row>
              <table:table-cell office:value-type="string">
                <text:p>192</text:p>
              </table:table-cell>
              <table:table-cell office:value-type="float" office:value="55">
                <text:p>55</text:p>
              </table:table-cell>
            </table:table-row>
            <table:table-row>
              <table:table-cell office:value-type="string">
                <text:p>193</text:p>
              </table:table-cell>
              <table:table-cell office:value-type="float" office:value="55">
                <text:p>55</text:p>
              </table:table-cell>
            </table:table-row>
            <table:table-row>
              <table:table-cell office:value-type="string">
                <text:p>194</text:p>
              </table:table-cell>
              <table:table-cell office:value-type="float" office:value="55">
                <text:p>55</text:p>
              </table:table-cell>
            </table:table-row>
            <table:table-row>
              <table:table-cell office:value-type="string">
                <text:p>195</text:p>
              </table:table-cell>
              <table:table-cell office:value-type="float" office:value="55">
                <text:p>55</text:p>
              </table:table-cell>
            </table:table-row>
            <table:table-row>
              <table:table-cell office:value-type="string">
                <text:p>196</text:p>
              </table:table-cell>
              <table:table-cell office:value-type="float" office:value="55">
                <text:p>55</text:p>
              </table:table-cell>
            </table:table-row>
            <table:table-row>
              <table:table-cell office:value-type="string">
                <text:p>197</text:p>
              </table:table-cell>
              <table:table-cell office:value-type="float" office:value="55">
                <text:p>55</text:p>
              </table:table-cell>
            </table:table-row>
            <table:table-row>
              <table:table-cell office:value-type="string">
                <text:p>198</text:p>
              </table:table-cell>
              <table:table-cell office:value-type="float" office:value="55">
                <text:p>55</text:p>
              </table:table-cell>
            </table:table-row>
            <table:table-row>
              <table:table-cell office:value-type="string">
                <text:p>199</text:p>
              </table:table-cell>
              <table:table-cell office:value-type="float" office:value="55">
                <text:p>55</text:p>
              </table:table-cell>
            </table:table-row>
            <table:table-row>
              <table:table-cell office:value-type="string">
                <text:p>200</text:p>
              </table:table-cell>
              <table:table-cell office:value-type="float" office:value="55">
                <text:p>55</text:p>
              </table:table-cell>
            </table:table-row>
            <table:table-row>
              <table:table-cell office:value-type="string">
                <text:p>201</text:p>
              </table:table-cell>
              <table:table-cell office:value-type="float" office:value="55">
                <text:p>55</text:p>
              </table:table-cell>
            </table:table-row>
            <table:table-row>
              <table:table-cell office:value-type="string">
                <text:p>202</text:p>
              </table:table-cell>
              <table:table-cell office:value-type="float" office:value="55">
                <text:p>55</text:p>
              </table:table-cell>
            </table:table-row>
            <table:table-row>
              <table:table-cell office:value-type="string">
                <text:p>203</text:p>
              </table:table-cell>
              <table:table-cell office:value-type="float" office:value="55">
                <text:p>55</text:p>
              </table:table-cell>
            </table:table-row>
            <table:table-row>
              <table:table-cell office:value-type="string">
                <text:p>204</text:p>
              </table:table-cell>
              <table:table-cell office:value-type="float" office:value="55">
                <text:p>55</text:p>
              </table:table-cell>
            </table:table-row>
            <table:table-row>
              <table:table-cell office:value-type="string">
                <text:p>205</text:p>
              </table:table-cell>
              <table:table-cell office:value-type="float" office:value="55">
                <text:p>55</text:p>
              </table:table-cell>
            </table:table-row>
            <table:table-row>
              <table:table-cell office:value-type="string">
                <text:p>206</text:p>
              </table:table-cell>
              <table:table-cell office:value-type="float" office:value="55">
                <text:p>55</text:p>
              </table:table-cell>
            </table:table-row>
            <table:table-row>
              <table:table-cell office:value-type="string">
                <text:p>207</text:p>
              </table:table-cell>
              <table:table-cell office:value-type="float" office:value="55">
                <text:p>55</text:p>
              </table:table-cell>
            </table:table-row>
            <table:table-row>
              <table:table-cell office:value-type="string">
                <text:p>208</text:p>
              </table:table-cell>
              <table:table-cell office:value-type="float" office:value="55">
                <text:p>55</text:p>
              </table:table-cell>
            </table:table-row>
            <table:table-row>
              <table:table-cell office:value-type="string">
                <text:p>209</text:p>
              </table:table-cell>
              <table:table-cell office:value-type="float" office:value="55">
                <text:p>55</text:p>
              </table:table-cell>
            </table:table-row>
            <table:table-row>
              <table:table-cell office:value-type="string">
                <text:p>210</text:p>
              </table:table-cell>
              <table:table-cell office:value-type="float" office:value="55">
                <text:p>55</text:p>
              </table:table-cell>
            </table:table-row>
            <table:table-row>
              <table:table-cell office:value-type="string">
                <text:p>211</text:p>
              </table:table-cell>
              <table:table-cell office:value-type="float" office:value="55">
                <text:p>55</text:p>
              </table:table-cell>
            </table:table-row>
            <table:table-row>
              <table:table-cell office:value-type="string">
                <text:p>212</text:p>
              </table:table-cell>
              <table:table-cell office:value-type="float" office:value="55">
                <text:p>55</text:p>
              </table:table-cell>
            </table:table-row>
            <table:table-row>
              <table:table-cell office:value-type="string">
                <text:p>213</text:p>
              </table:table-cell>
              <table:table-cell office:value-type="float" office:value="55">
                <text:p>55</text:p>
              </table:table-cell>
            </table:table-row>
            <table:table-row>
              <table:table-cell office:value-type="string">
                <text:p>214</text:p>
              </table:table-cell>
              <table:table-cell office:value-type="float" office:value="55">
                <text:p>55</text:p>
              </table:table-cell>
            </table:table-row>
            <table:table-row>
              <table:table-cell office:value-type="string">
                <text:p>215</text:p>
              </table:table-cell>
              <table:table-cell office:value-type="float" office:value="55">
                <text:p>55</text:p>
              </table:table-cell>
            </table:table-row>
            <table:table-row>
              <table:table-cell office:value-type="string">
                <text:p>216</text:p>
              </table:table-cell>
              <table:table-cell office:value-type="float" office:value="55">
                <text:p>55</text:p>
              </table:table-cell>
            </table:table-row>
            <table:table-row>
              <table:table-cell office:value-type="string">
                <text:p>217</text:p>
              </table:table-cell>
              <table:table-cell office:value-type="float" office:value="55">
                <text:p>55</text:p>
              </table:table-cell>
            </table:table-row>
            <table:table-row>
              <table:table-cell office:value-type="string">
                <text:p>218</text:p>
              </table:table-cell>
              <table:table-cell office:value-type="float" office:value="55">
                <text:p>55</text:p>
              </table:table-cell>
            </table:table-row>
            <table:table-row>
              <table:table-cell office:value-type="string">
                <text:p>219</text:p>
              </table:table-cell>
              <table:table-cell office:value-type="float" office:value="55">
                <text:p>55</text:p>
              </table:table-cell>
            </table:table-row>
            <table:table-row>
              <table:table-cell office:value-type="string">
                <text:p>220</text:p>
              </table:table-cell>
              <table:table-cell office:value-type="float" office:value="55">
                <text:p>55</text:p>
              </table:table-cell>
            </table:table-row>
            <table:table-row>
              <table:table-cell office:value-type="string">
                <text:p>221</text:p>
              </table:table-cell>
              <table:table-cell office:value-type="float" office:value="55">
                <text:p>55</text:p>
              </table:table-cell>
            </table:table-row>
            <table:table-row>
              <table:table-cell office:value-type="string">
                <text:p>222</text:p>
              </table:table-cell>
              <table:table-cell office:value-type="float" office:value="55">
                <text:p>55</text:p>
              </table:table-cell>
            </table:table-row>
            <table:table-row>
              <table:table-cell office:value-type="string">
                <text:p>223</text:p>
              </table:table-cell>
              <table:table-cell office:value-type="float" office:value="55">
                <text:p>55</text:p>
              </table:table-cell>
            </table:table-row>
            <table:table-row>
              <table:table-cell office:value-type="string">
                <text:p>224</text:p>
              </table:table-cell>
              <table:table-cell office:value-type="float" office:value="55">
                <text:p>55</text:p>
              </table:table-cell>
            </table:table-row>
            <table:table-row>
              <table:table-cell office:value-type="string">
                <text:p>225</text:p>
              </table:table-cell>
              <table:table-cell office:value-type="float" office:value="55">
                <text:p>55</text:p>
              </table:table-cell>
            </table:table-row>
            <table:table-row>
              <table:table-cell office:value-type="string">
                <text:p>226</text:p>
              </table:table-cell>
              <table:table-cell office:value-type="float" office:value="55">
                <text:p>55</text:p>
              </table:table-cell>
            </table:table-row>
            <table:table-row>
              <table:table-cell office:value-type="string">
                <text:p>227</text:p>
              </table:table-cell>
              <table:table-cell office:value-type="float" office:value="55">
                <text:p>55</text:p>
              </table:table-cell>
            </table:table-row>
            <table:table-row>
              <table:table-cell office:value-type="string">
                <text:p>228</text:p>
              </table:table-cell>
              <table:table-cell office:value-type="float" office:value="55">
                <text:p>55</text:p>
              </table:table-cell>
            </table:table-row>
            <table:table-row>
              <table:table-cell office:value-type="string">
                <text:p>229</text:p>
              </table:table-cell>
              <table:table-cell office:value-type="float" office:value="55">
                <text:p>55</text:p>
              </table:table-cell>
            </table:table-row>
            <table:table-row>
              <table:table-cell office:value-type="string">
                <text:p>230</text:p>
              </table:table-cell>
              <table:table-cell office:value-type="float" office:value="55">
                <text:p>55</text:p>
              </table:table-cell>
            </table:table-row>
            <table:table-row>
              <table:table-cell office:value-type="string">
                <text:p>231</text:p>
              </table:table-cell>
              <table:table-cell office:value-type="float" office:value="55">
                <text:p>55</text:p>
              </table:table-cell>
            </table:table-row>
            <table:table-row>
              <table:table-cell office:value-type="string">
                <text:p>232</text:p>
              </table:table-cell>
              <table:table-cell office:value-type="float" office:value="55">
                <text:p>55</text:p>
              </table:table-cell>
            </table:table-row>
            <table:table-row>
              <table:table-cell office:value-type="string">
                <text:p>233</text:p>
              </table:table-cell>
              <table:table-cell office:value-type="float" office:value="55">
                <text:p>55</text:p>
              </table:table-cell>
            </table:table-row>
            <table:table-row>
              <table:table-cell office:value-type="string">
                <text:p>234</text:p>
              </table:table-cell>
              <table:table-cell office:value-type="float" office:value="55">
                <text:p>55</text:p>
              </table:table-cell>
            </table:table-row>
            <table:table-row>
              <table:table-cell office:value-type="string">
                <text:p>235</text:p>
              </table:table-cell>
              <table:table-cell office:value-type="float" office:value="55">
                <text:p>55</text:p>
              </table:table-cell>
            </table:table-row>
            <table:table-row>
              <table:table-cell office:value-type="string">
                <text:p>236</text:p>
              </table:table-cell>
              <table:table-cell office:value-type="float" office:value="127">
                <text:p>127</text:p>
              </table:table-cell>
            </table:table-row>
            <table:table-row>
              <table:table-cell office:value-type="string">
                <text:p>237</text:p>
              </table:table-cell>
              <table:table-cell office:value-type="float" office:value="127">
                <text:p>127</text:p>
              </table:table-cell>
            </table:table-row>
            <table:table-row>
              <table:table-cell office:value-type="string">
                <text:p>238</text:p>
              </table:table-cell>
              <table:table-cell office:value-type="float" office:value="127">
                <text:p>127</text:p>
              </table:table-cell>
            </table:table-row>
            <table:table-row>
              <table:table-cell office:value-type="string">
                <text:p>239</text:p>
              </table:table-cell>
              <table:table-cell office:value-type="float" office:value="127">
                <text:p>127</text:p>
              </table:table-cell>
            </table:table-row>
            <table:table-row>
              <table:table-cell office:value-type="string">
                <text:p>240</text:p>
              </table:table-cell>
              <table:table-cell office:value-type="float" office:value="127">
                <text:p>127</text:p>
              </table:table-cell>
            </table:table-row>
            <table:table-row>
              <table:table-cell office:value-type="string">
                <text:p>241</text:p>
              </table:table-cell>
              <table:table-cell office:value-type="float" office:value="127">
                <text:p>127</text:p>
              </table:table-cell>
            </table:table-row>
            <table:table-row>
              <table:table-cell office:value-type="string">
                <text:p>242</text:p>
              </table:table-cell>
              <table:table-cell office:value-type="float" office:value="127">
                <text:p>127</text:p>
              </table:table-cell>
            </table:table-row>
            <table:table-row>
              <table:table-cell office:value-type="string">
                <text:p>243</text:p>
              </table:table-cell>
              <table:table-cell office:value-type="float" office:value="127">
                <text:p>127</text:p>
              </table:table-cell>
            </table:table-row>
            <table:table-row>
              <table:table-cell office:value-type="string">
                <text:p>244</text:p>
              </table:table-cell>
              <table:table-cell office:value-type="float" office:value="127">
                <text:p>127</text:p>
              </table:table-cell>
            </table:table-row>
            <table:table-row>
              <table:table-cell office:value-type="string">
                <text:p>245</text:p>
              </table:table-cell>
              <table:table-cell office:value-type="float" office:value="127">
                <text:p>127</text:p>
              </table:table-cell>
            </table:table-row>
            <table:table-row>
              <table:table-cell office:value-type="string">
                <text:p>246</text:p>
              </table:table-cell>
              <table:table-cell office:value-type="float" office:value="127">
                <text:p>127</text:p>
              </table:table-cell>
            </table:table-row>
            <table:table-row>
              <table:table-cell office:value-type="string">
                <text:p>247</text:p>
              </table:table-cell>
              <table:table-cell office:value-type="float" office:value="127">
                <text:p>127</text:p>
              </table:table-cell>
            </table:table-row>
            <table:table-row>
              <table:table-cell office:value-type="string">
                <text:p>248</text:p>
              </table:table-cell>
              <table:table-cell office:value-type="float" office:value="127">
                <text:p>127</text:p>
              </table:table-cell>
            </table:table-row>
            <table:table-row>
              <table:table-cell office:value-type="string">
                <text:p>249</text:p>
              </table:table-cell>
              <table:table-cell office:value-type="float" office:value="127">
                <text:p>127</text:p>
              </table:table-cell>
            </table:table-row>
            <table:table-row>
              <table:table-cell office:value-type="string">
                <text:p>250</text:p>
              </table:table-cell>
              <table:table-cell office:value-type="float" office:value="127">
                <text:p>127</text:p>
              </table:table-cell>
            </table:table-row>
            <table:table-row>
              <table:table-cell office:value-type="string">
                <text:p>251</text:p>
              </table:table-cell>
              <table:table-cell office:value-type="float" office:value="127">
                <text:p>127</text:p>
              </table:table-cell>
            </table:table-row>
            <table:table-row>
              <table:table-cell office:value-type="string">
                <text:p>252</text:p>
              </table:table-cell>
              <table:table-cell office:value-type="float" office:value="127">
                <text:p>127</text:p>
              </table:table-cell>
            </table:table-row>
            <table:table-row>
              <table:table-cell office:value-type="string">
                <text:p>253</text:p>
              </table:table-cell>
              <table:table-cell office:value-type="float" office:value="127">
                <text:p>127</text:p>
              </table:table-cell>
            </table:table-row>
            <table:table-row>
              <table:table-cell office:value-type="string">
                <text:p>254</text:p>
              </table:table-cell>
              <table:table-cell office:value-type="float" office:value="127">
                <text:p>127</text:p>
              </table:table-cell>
            </table:table-row>
            <table:table-row>
              <table:table-cell office:value-type="string">
                <text:p>255</text:p>
              </table:table-cell>
              <table:table-cell office:value-type="float" office:value="127">
                <text:p>127</text:p>
              </table:table-cell>
            </table:table-row>
            <table:table-row>
              <table:table-cell office:value-type="string">
                <text:p>256</text:p>
              </table:table-cell>
              <table:table-cell office:value-type="float" office:value="127">
                <text:p>127</text:p>
              </table:table-cell>
            </table:table-row>
            <table:table-row>
              <table:table-cell office:value-type="string">
                <text:p>257</text:p>
              </table:table-cell>
              <table:table-cell office:value-type="float" office:value="127">
                <text:p>1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